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YAAM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2354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6319in"/>
    </style:style>
    <style:style style:name="co22" style:family="table-column">
      <style:table-column-properties fo:break-before="auto" style:column-width="1.6075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8146in"/>
    </style:style>
    <style:style style:name="co27" style:family="table-column">
      <style:table-column-properties fo:break-before="auto" style:column-width="1.1256in"/>
    </style:style>
    <style:style style:name="co28" style:family="table-column">
      <style:table-column-properties fo:break-before="auto" style:column-width="0.7929in"/>
    </style:style>
    <style:style style:name="co29" style:family="table-column">
      <style:table-column-properties fo:break-before="auto" style:column-width="0.3752in"/>
    </style:style>
    <style:style style:name="co30" style:family="table-column">
      <style:table-column-properties fo:break-before="auto" style:column-width="1.6618in"/>
    </style:style>
    <style:style style:name="co31" style:family="table-column">
      <style:table-column-properties fo:break-before="auto" style:column-width="1.1575in"/>
    </style:style>
    <style:style style:name="co32" style:family="table-column">
      <style:table-column-properties fo:break-before="auto" style:column-width="0.3429in"/>
    </style:style>
    <style:style style:name="co33" style:family="table-column">
      <style:table-column-properties fo:break-before="auto" style:column-width="0.5465in"/>
    </style:style>
    <style:style style:name="co34" style:family="table-column">
      <style:table-column-properties fo:break-before="auto" style:column-width="0.5783in"/>
    </style:style>
    <style:style style:name="co35" style:family="table-column">
      <style:table-column-properties fo:break-before="auto" style:column-width="0.1173in"/>
    </style:style>
    <style:style style:name="co36" style:family="table-column">
      <style:table-column-properties fo:break-before="auto" style:column-width="0.2138in"/>
    </style:style>
    <style:style style:name="co37" style:family="table-column">
      <style:table-column-properties fo:break-before="auto" style:column-width="0.289in"/>
    </style:style>
    <style:style style:name="co38" style:family="table-column">
      <style:table-column-properties fo:break-before="auto" style:column-width="0.3217in"/>
    </style:style>
    <style:style style:name="co39" style:family="table-column">
      <style:table-column-properties fo:break-before="auto" style:column-width="0.4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4972in" fo:break-before="auto" style:use-optimal-row-height="false"/>
    </style:style>
    <style:style style:name="ro4" style:family="table-row">
      <style:table-row-properties style:row-height="0.4661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padding="0.028in"/>
      <style:paragraph-properties fo:text-align="end" fo:margin-left="0in"/>
    </style:style>
    <style:style style:name="ce3" style:family="table-cell" style:parent-style-name="Default">
      <style:table-cell-properties fo:padding="0.028in"/>
    </style:style>
    <style:style style:name="ce12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ext-properties fo:color="#cccccc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="0.028in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padding="0.028in"/>
    </style:style>
    <style:style style:name="ce17" style:family="table-cell" style:parent-style-name="Default" style:data-style-name="N0"/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ext-properties fo:color="#cccccc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>
      <style:text-properties fo:color="#808080"/>
    </style:style>
    <style:style style:name="ce30" style:family="table-cell" style:parent-style-name="Default" style:data-style-name="N155"/>
    <style:style style:name="ce41" style:family="table-cell" style:parent-style-name="Default" style:data-style-name="N10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nilla dama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1"/>
          <table:table-cell table:style-name="ce24" office:value-type="string" calcext:value-type="string" table:number-columns-spanned="16" table:number-rows-spanned="1">
            <text:p>NORMAL DAMAGE</text:p>
          </table:table-cell>
          <table:covered-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Unarm</text:p>
          </table:table-cell>
          <table:table-cell office:value-type="string" calcext:value-type="string">
            <text:p>L Jacket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mb Jkt</text:p>
          </table:table-cell>
          <table:table-cell office:value-type="string" calcext:value-type="string">
            <text:p>Leathr 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 2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t 2</text:p>
          </table:table-cell>
          <table:table-cell office:value-type="string" calcext:value-type="string">
            <text:p>Brothr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rd Pwr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A 2</text:p>
          </table:table-cell>
          <table:table-cell office:value-type="string" calcext:value-type="string">
            <text:p>Horrigan</text:p>
          </table:table-cell>
        </table:table-row>
        <table:table-row table:style-name="ro2">
          <table:table-cell table:number-columns-repeated="9"/>
          <table:table-cell table:style-name="ce21" office:value-type="string" calcext:value-type="string" table:number-columns-spanned="2" table:number-rows-spanned="1">
            <text:p>DT Level</text:p>
          </table:table-cell>
          <table:covered-table-cell table:style-name="ce23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9"/>
          <table:table-cell table:style-name="ce21" office:value-type="string" calcext:value-type="string" table:number-columns-spanned="2" table:number-rows-spanned="1">
            <text:p>DR Level</text:p>
          </table:table-cell>
          <table:covered-table-cell table:style-name="ce2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5" calcext:value-type="float">
            <text:p>35</text:p>
          </table:table-cell>
          <table:table-cell table:number-columns-repeated="4" table:style-name="ce25" office:value-type="float" office:value="40" calcext:value-type="float">
            <text:p>4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H7]" office:value-type="float" office:value="1" calcext:value-type="float">
            <text:p>1</text:p>
          </table:table-cell>
          <table:table-cell table:formula="of:=ROUND(AVERAGE([.C7];[.D7]))" office:value-type="float" office:value="25" calcext:value-type="float">
            <text:p>25</text:p>
          </table:table-cell>
          <table:table-cell/>
          <table:table-cell table:formula="of:=ROUNDUP(MAX((100-MAX([.L$5]+[.$F7];0))*(INT([.$I7]*[.$J7])-[.L$4])/100;0);0)" office:value-type="float" office:value="25" calcext:value-type="float">
            <text:p>25</text:p>
          </table:table-cell>
          <table:table-cell table:formula="of:=ROUNDUP(MAX((100-MAX([.M$5]+[.$F7];0))*(INT([.$I7]*[.$J7])-[.M$4])/100;0);0)" office:value-type="float" office:value="25" calcext:value-type="float">
            <text:p>25</text:p>
          </table:table-cell>
          <table:table-cell table:formula="of:=ROUNDUP(MAX((100-MAX([.N$5]+[.$F7];0))*(INT([.$I7]*[.$J7])-[.N$4])/100;0);0)" office:value-type="float" office:value="22" calcext:value-type="float">
            <text:p>22</text:p>
          </table:table-cell>
          <table:table-cell table:formula="of:=ROUNDUP(MAX((100-MAX([.O$5]+[.$F7];0))*(INT([.$I7]*[.$J7])-[.O$4])/100;0);0)" office:value-type="float" office:value="21" calcext:value-type="float">
            <text:p>21</text:p>
          </table:table-cell>
          <table:table-cell table:formula="of:=ROUNDUP(MAX((100-MAX([.P$5]+[.$F7];0))*(INT([.$I7]*[.$J7])-[.P$4])/100;0);0)" office:value-type="float" office:value="21" calcext:value-type="float">
            <text:p>21</text:p>
          </table:table-cell>
          <table:table-cell table:formula="of:=ROUNDUP(MAX((100-MAX([.Q$5]+[.$F7];0))*(INT([.$I7]*[.$J7])-[.Q$4])/100;0);0)" office:value-type="float" office:value="21" calcext:value-type="float">
            <text:p>21</text:p>
          </table:table-cell>
          <table:table-cell table:formula="of:=ROUNDUP(MAX((100-MAX([.R$5]+[.$F7];0))*(INT([.$I7]*[.$J7])-[.R$4])/100;0);0)" office:value-type="float" office:value="19" calcext:value-type="float">
            <text:p>19</text:p>
          </table:table-cell>
          <table:table-cell table:formula="of:=ROUNDUP(MAX((100-MAX([.S$5]+[.$F7];0))*(INT([.$I7]*[.$J7])-[.S$4])/100;0);0)" office:value-type="float" office:value="18" calcext:value-type="float">
            <text:p>18</text:p>
          </table:table-cell>
          <table:table-cell table:formula="of:=ROUNDUP(MAX((100-MAX([.T$5]+[.$F7];0))*(INT([.$I7]*[.$J7])-[.T$4])/100;0);0)" office:value-type="float" office:value="16" calcext:value-type="float">
            <text:p>16</text:p>
          </table:table-cell>
          <table:table-cell table:formula="of:=ROUNDUP(MAX((100-MAX([.U$5]+[.$F7];0))*(INT([.$I7]*[.$J7])-[.U$4])/100;0);0)" office:value-type="float" office:value="16" calcext:value-type="float">
            <text:p>16</text:p>
          </table:table-cell>
          <table:table-cell table:formula="of:=ROUNDUP(MAX((100-MAX([.V$5]+[.$F7];0))*(INT([.$I7]*[.$J7])-[.V$4])/100;0);0)" office:value-type="float" office:value="14" calcext:value-type="float">
            <text:p>14</text:p>
          </table:table-cell>
          <table:table-cell table:formula="of:=ROUNDUP(MAX((100-MAX([.W$5]+[.$F7];0))*(INT([.$I7]*[.$J7])-[.W$4])/100;0);0)" office:value-type="float" office:value="11" calcext:value-type="float">
            <text:p>11</text:p>
          </table:table-cell>
          <table:table-cell table:formula="of:=ROUNDUP(MAX((100-MAX([.X$5]+[.$F7];0))*(INT([.$I7]*[.$J7])-[.X$4])/100;0);0)" office:value-type="float" office:value="9" calcext:value-type="float">
            <text:p>9</text:p>
          </table:table-cell>
          <table:table-cell table:formula="of:=ROUNDUP(MAX((100-MAX([.Y$5]+[.$F7];0))*(INT([.$I7]*[.$J7])-[.Y$4])/100;0);0)" office:value-type="float" office:value="7" calcext:value-type="float">
            <text:p>7</text:p>
          </table:table-cell>
          <table:table-cell table:formula="of:=ROUNDUP(MAX((100-MAX([.Z$5]+[.$F7];0))*(INT([.$I7]*[.$J7])-[.Z$4])/100;0);0)" office:value-type="float" office:value="5" calcext:value-type="float">
            <text:p>5</text:p>
          </table:table-cell>
          <table:table-cell table:formula="of:=ROUNDUP(MAX((100-MAX([.AA$5]+[.$F7];0))*(INT([.$I7]*[.$J7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zar</text:p>
          </table:table-cell>
          <table:table-cell office:value-type="string" calcext:value-type="string">
            <text:p>.223 FMJ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H8]" office:value-type="float" office:value="1" calcext:value-type="float">
            <text:p>1</text:p>
          </table:table-cell>
          <table:table-cell table:formula="of:=ROUND(AVERAGE([.C8];[.D8]))" office:value-type="float" office:value="30" calcext:value-type="float">
            <text:p>30</text:p>
          </table:table-cell>
          <table:table-cell/>
          <table:table-cell table:formula="of:=ROUNDUP(MAX((100-MAX([.L$5]+[.$F8];0))*(INT([.$I8]*[.$J8])-[.L$4])/100;0);0)" office:value-type="float" office:value="30" calcext:value-type="float">
            <text:p>30</text:p>
          </table:table-cell>
          <table:table-cell table:formula="of:=ROUNDUP(MAX((100-MAX([.M$5]+[.$F8];0))*(INT([.$I8]*[.$J8])-[.M$4])/100;0);0)" office:value-type="float" office:value="30" calcext:value-type="float">
            <text:p>30</text:p>
          </table:table-cell>
          <table:table-cell table:formula="of:=ROUNDUP(MAX((100-MAX([.N$5]+[.$F8];0))*(INT([.$I8]*[.$J8])-[.N$4])/100;0);0)" office:value-type="float" office:value="27" calcext:value-type="float">
            <text:p>27</text:p>
          </table:table-cell>
          <table:table-cell table:formula="of:=ROUNDUP(MAX((100-MAX([.O$5]+[.$F8];0))*(INT([.$I8]*[.$J8])-[.O$4])/100;0);0)" office:value-type="float" office:value="26" calcext:value-type="float">
            <text:p>26</text:p>
          </table:table-cell>
          <table:table-cell table:formula="of:=ROUNDUP(MAX((100-MAX([.P$5]+[.$F8];0))*(INT([.$I8]*[.$J8])-[.P$4])/100;0);0)" office:value-type="float" office:value="26" calcext:value-type="float">
            <text:p>26</text:p>
          </table:table-cell>
          <table:table-cell table:formula="of:=ROUNDUP(MAX((100-MAX([.Q$5]+[.$F8];0))*(INT([.$I8]*[.$J8])-[.Q$4])/100;0);0)" office:value-type="float" office:value="26" calcext:value-type="float">
            <text:p>26</text:p>
          </table:table-cell>
          <table:table-cell table:formula="of:=ROUNDUP(MAX((100-MAX([.R$5]+[.$F8];0))*(INT([.$I8]*[.$J8])-[.R$4])/100;0);0)" office:value-type="float" office:value="24" calcext:value-type="float">
            <text:p>24</text:p>
          </table:table-cell>
          <table:table-cell table:formula="of:=ROUNDUP(MAX((100-MAX([.S$5]+[.$F8];0))*(INT([.$I8]*[.$J8])-[.S$4])/100;0);0)" office:value-type="float" office:value="23" calcext:value-type="float">
            <text:p>23</text:p>
          </table:table-cell>
          <table:table-cell table:formula="of:=ROUNDUP(MAX((100-MAX([.T$5]+[.$F8];0))*(INT([.$I8]*[.$J8])-[.T$4])/100;0);0)" office:value-type="float" office:value="20" calcext:value-type="float">
            <text:p>20</text:p>
          </table:table-cell>
          <table:table-cell table:formula="of:=ROUNDUP(MAX((100-MAX([.U$5]+[.$F8];0))*(INT([.$I8]*[.$J8])-[.U$4])/100;0);0)" office:value-type="float" office:value="20" calcext:value-type="float">
            <text:p>20</text:p>
          </table:table-cell>
          <table:table-cell table:formula="of:=ROUNDUP(MAX((100-MAX([.V$5]+[.$F8];0))*(INT([.$I8]*[.$J8])-[.V$4])/100;0);0)" office:value-type="float" office:value="18" calcext:value-type="float">
            <text:p>18</text:p>
          </table:table-cell>
          <table:table-cell table:formula="of:=ROUNDUP(MAX((100-MAX([.W$5]+[.$F8];0))*(INT([.$I8]*[.$J8])-[.W$4])/100;0);0)" office:value-type="float" office:value="15" calcext:value-type="float">
            <text:p>15</text:p>
          </table:table-cell>
          <table:table-cell table:formula="of:=ROUNDUP(MAX((100-MAX([.X$5]+[.$F8];0))*(INT([.$I8]*[.$J8])-[.X$4])/100;0);0)" office:value-type="float" office:value="12" calcext:value-type="float">
            <text:p>12</text:p>
          </table:table-cell>
          <table:table-cell table:formula="of:=ROUNDUP(MAX((100-MAX([.Y$5]+[.$F8];0))*(INT([.$I8]*[.$J8])-[.Y$4])/100;0);0)" office:value-type="float" office:value="10" calcext:value-type="float">
            <text:p>10</text:p>
          </table:table-cell>
          <table:table-cell table:formula="of:=ROUNDUP(MAX((100-MAX([.Z$5]+[.$F8];0))*(INT([.$I8]*[.$J8])-[.Z$4])/100;0);0)" office:value-type="float" office:value="8" calcext:value-type="float">
            <text:p>8</text:p>
          </table:table-cell>
          <table:table-cell table:formula="of:=ROUNDUP(MAX((100-MAX([.AA$5]+[.$F8];0))*(INT([.$I8]*[.$J8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H9]" office:value-type="float" office:value="1" calcext:value-type="float">
            <text:p>1</text:p>
          </table:table-cell>
          <table:table-cell table:formula="of:=ROUND(AVERAGE([.C9];[.D9]))" office:value-type="float" office:value="20" calcext:value-type="float">
            <text:p>20</text:p>
          </table:table-cell>
          <table:table-cell/>
          <table:table-cell table:formula="of:=ROUNDUP(MAX((100-MAX([.L$5]+[.$F9];0))*(INT([.$I9]*[.$J9])-[.L$4])/100;0);0)" office:value-type="float" office:value="20" calcext:value-type="float">
            <text:p>20</text:p>
          </table:table-cell>
          <table:table-cell table:formula="of:=ROUNDUP(MAX((100-MAX([.M$5]+[.$F9];0))*(INT([.$I9]*[.$J9])-[.M$4])/100;0);0)" office:value-type="float" office:value="20" calcext:value-type="float">
            <text:p>20</text:p>
          </table:table-cell>
          <table:table-cell table:formula="of:=ROUNDUP(MAX((100-MAX([.N$5]+[.$F9];0))*(INT([.$I9]*[.$J9])-[.N$4])/100;0);0)" office:value-type="float" office:value="18" calcext:value-type="float">
            <text:p>18</text:p>
          </table:table-cell>
          <table:table-cell table:formula="of:=ROUNDUP(MAX((100-MAX([.O$5]+[.$F9];0))*(INT([.$I9]*[.$J9])-[.O$4])/100;0);0)" office:value-type="float" office:value="17" calcext:value-type="float">
            <text:p>17</text:p>
          </table:table-cell>
          <table:table-cell table:formula="of:=ROUNDUP(MAX((100-MAX([.P$5]+[.$F9];0))*(INT([.$I9]*[.$J9])-[.P$4])/100;0);0)" office:value-type="float" office:value="17" calcext:value-type="float">
            <text:p>17</text:p>
          </table:table-cell>
          <table:table-cell table:formula="of:=ROUNDUP(MAX((100-MAX([.Q$5]+[.$F9];0))*(INT([.$I9]*[.$J9])-[.Q$4])/100;0);0)" office:value-type="float" office:value="16" calcext:value-type="float">
            <text:p>16</text:p>
          </table:table-cell>
          <table:table-cell table:formula="of:=ROUNDUP(MAX((100-MAX([.R$5]+[.$F9];0))*(INT([.$I9]*[.$J9])-[.R$4])/100;0);0)" office:value-type="float" office:value="15" calcext:value-type="float">
            <text:p>15</text:p>
          </table:table-cell>
          <table:table-cell table:formula="of:=ROUNDUP(MAX((100-MAX([.S$5]+[.$F9];0))*(INT([.$I9]*[.$J9])-[.S$4])/100;0);0)" office:value-type="float" office:value="14" calcext:value-type="float">
            <text:p>14</text:p>
          </table:table-cell>
          <table:table-cell table:formula="of:=ROUNDUP(MAX((100-MAX([.T$5]+[.$F9];0))*(INT([.$I9]*[.$J9])-[.T$4])/100;0);0)" office:value-type="float" office:value="12" calcext:value-type="float">
            <text:p>12</text:p>
          </table:table-cell>
          <table:table-cell table:formula="of:=ROUNDUP(MAX((100-MAX([.U$5]+[.$F9];0))*(INT([.$I9]*[.$J9])-[.U$4])/100;0);0)" office:value-type="float" office:value="12" calcext:value-type="float">
            <text:p>12</text:p>
          </table:table-cell>
          <table:table-cell table:formula="of:=ROUNDUP(MAX((100-MAX([.V$5]+[.$F9];0))*(INT([.$I9]*[.$J9])-[.V$4])/100;0);0)" office:value-type="float" office:value="10" calcext:value-type="float">
            <text:p>10</text:p>
          </table:table-cell>
          <table:table-cell table:formula="of:=ROUNDUP(MAX((100-MAX([.W$5]+[.$F9];0))*(INT([.$I9]*[.$J9])-[.W$4])/100;0);0)" office:value-type="float" office:value="7" calcext:value-type="float">
            <text:p>7</text:p>
          </table:table-cell>
          <table:table-cell table:formula="of:=ROUNDUP(MAX((100-MAX([.X$5]+[.$F9];0))*(INT([.$I9]*[.$J9])-[.X$4])/100;0);0)" office:value-type="float" office:value="5" calcext:value-type="float">
            <text:p>5</text:p>
          </table:table-cell>
          <table:table-cell table:formula="of:=ROUNDUP(MAX((100-MAX([.Y$5]+[.$F9];0))*(INT([.$I9]*[.$J9])-[.Y$4])/100;0);0)" office:value-type="float" office:value="4" calcext:value-type="float">
            <text:p>4</text:p>
          </table:table-cell>
          <table:table-cell table:formula="of:=ROUNDUP(MAX((100-MAX([.Z$5]+[.$F9];0))*(INT([.$I9]*[.$J9])-[.Z$4])/100;0);0)" office:value-type="float" office:value="2" calcext:value-type="float">
            <text:p>2</text:p>
          </table:table-cell>
          <table:table-cell table:formula="of:=ROUNDUP(MAX((100-MAX([.AA$5]+[.$F9];0))*(INT([.$I9]*[.$J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H10]" office:value-type="float" office:value="1" calcext:value-type="float">
            <text:p>1</text:p>
          </table:table-cell>
          <table:table-cell table:formula="of:=ROUND(AVERAGE([.C10];[.D10]))" office:value-type="float" office:value="14" calcext:value-type="float">
            <text:p>14</text:p>
          </table:table-cell>
          <table:table-cell/>
          <table:table-cell table:formula="of:=ROUNDUP(MAX((100-MAX([.L$5]+[.$F10];0))*(INT([.$I10]*[.$J10])-[.L$4])/100;0);0)" office:value-type="float" office:value="14" calcext:value-type="float">
            <text:p>14</text:p>
          </table:table-cell>
          <table:table-cell table:formula="of:=ROUNDUP(MAX((100-MAX([.M$5]+[.$F10];0))*(INT([.$I10]*[.$J10])-[.M$4])/100;0);0)" office:value-type="float" office:value="14" calcext:value-type="float">
            <text:p>14</text:p>
          </table:table-cell>
          <table:table-cell table:formula="of:=ROUNDUP(MAX((100-MAX([.N$5]+[.$F10];0))*(INT([.$I10]*[.$J10])-[.N$4])/100;0);0)" office:value-type="float" office:value="12" calcext:value-type="float">
            <text:p>12</text:p>
          </table:table-cell>
          <table:table-cell table:formula="of:=ROUNDUP(MAX((100-MAX([.O$5]+[.$F10];0))*(INT([.$I10]*[.$J10])-[.O$4])/100;0);0)" office:value-type="float" office:value="11" calcext:value-type="float">
            <text:p>11</text:p>
          </table:table-cell>
          <table:table-cell table:formula="of:=ROUNDUP(MAX((100-MAX([.P$5]+[.$F10];0))*(INT([.$I10]*[.$J10])-[.P$4])/100;0);0)" office:value-type="float" office:value="11" calcext:value-type="float">
            <text:p>11</text:p>
          </table:table-cell>
          <table:table-cell table:formula="of:=ROUNDUP(MAX((100-MAX([.Q$5]+[.$F10];0))*(INT([.$I10]*[.$J10])-[.Q$4])/100;0);0)" office:value-type="float" office:value="10" calcext:value-type="float">
            <text:p>10</text:p>
          </table:table-cell>
          <table:table-cell table:formula="of:=ROUNDUP(MAX((100-MAX([.R$5]+[.$F10];0))*(INT([.$I10]*[.$J10])-[.R$4])/100;0);0)" office:value-type="float" office:value="9" calcext:value-type="float">
            <text:p>9</text:p>
          </table:table-cell>
          <table:table-cell table:formula="of:=ROUNDUP(MAX((100-MAX([.S$5]+[.$F10];0))*(INT([.$I10]*[.$J10])-[.S$4])/100;0);0)" office:value-type="float" office:value="9" calcext:value-type="float">
            <text:p>9</text:p>
          </table:table-cell>
          <table:table-cell table:formula="of:=ROUNDUP(MAX((100-MAX([.T$5]+[.$F10];0))*(INT([.$I10]*[.$J10])-[.T$4])/100;0);0)" office:value-type="float" office:value="8" calcext:value-type="float">
            <text:p>8</text:p>
          </table:table-cell>
          <table:table-cell table:formula="of:=ROUNDUP(MAX((100-MAX([.U$5]+[.$F10];0))*(INT([.$I10]*[.$J10])-[.U$4])/100;0);0)" office:value-type="float" office:value="7" calcext:value-type="float">
            <text:p>7</text:p>
          </table:table-cell>
          <table:table-cell table:formula="of:=ROUNDUP(MAX((100-MAX([.V$5]+[.$F10];0))*(INT([.$I10]*[.$J10])-[.V$4])/100;0);0)" office:value-type="float" office:value="5" calcext:value-type="float">
            <text:p>5</text:p>
          </table:table-cell>
          <table:table-cell table:formula="of:=ROUNDUP(MAX((100-MAX([.W$5]+[.$F10];0))*(INT([.$I10]*[.$J10])-[.W$4])/100;0);0)" office:value-type="float" office:value="2" calcext:value-type="float">
            <text:p>2</text:p>
          </table:table-cell>
          <table:table-cell table:formula="of:=ROUNDUP(MAX((100-MAX([.X$5]+[.$F10];0))*(INT([.$I10]*[.$J10])-[.X$4])/100;0);0)" office:value-type="float" office:value="1" calcext:value-type="float">
            <text:p>1</text:p>
          </table:table-cell>
          <table:table-cell table:formula="of:=ROUNDUP(MAX((100-MAX([.Y$5]+[.$F10];0))*(INT([.$I10]*[.$J10])-[.Y$4])/100;0);0)" office:value-type="float" office:value="0" calcext:value-type="float">
            <text:p>0</text:p>
          </table:table-cell>
          <table:table-cell table:formula="of:=ROUNDUP(MAX((100-MAX([.Z$5]+[.$F10];0))*(INT([.$I10]*[.$J10])-[.Z$4])/100;0);0)" office:value-type="float" office:value="0" calcext:value-type="float">
            <text:p>0</text:p>
          </table:table-cell>
          <table:table-cell table:formula="of:=ROUNDUP(MAX((100-MAX([.AA$5]+[.$F10];0))*(INT([.$I10]*[.$J1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H11]" office:value-type="float" office:value="1" calcext:value-type="float">
            <text:p>1</text:p>
          </table:table-cell>
          <table:table-cell table:formula="of:=ROUND(AVERAGE([.C11];[.D11]))" office:value-type="float" office:value="25" calcext:value-type="float">
            <text:p>25</text:p>
          </table:table-cell>
          <table:table-cell/>
          <table:table-cell table:formula="of:=ROUNDUP(MAX((100-MAX([.L$5]+[.$F11];0))*(INT([.$I11]*[.$J11])-[.L$4])/100;0);0)" office:value-type="float" office:value="25" calcext:value-type="float">
            <text:p>25</text:p>
          </table:table-cell>
          <table:table-cell table:formula="of:=ROUNDUP(MAX((100-MAX([.M$5]+[.$F11];0))*(INT([.$I11]*[.$J11])-[.M$4])/100;0);0)" office:value-type="float" office:value="25" calcext:value-type="float">
            <text:p>25</text:p>
          </table:table-cell>
          <table:table-cell table:formula="of:=ROUNDUP(MAX((100-MAX([.N$5]+[.$F11];0))*(INT([.$I11]*[.$J11])-[.N$4])/100;0);0)" office:value-type="float" office:value="22" calcext:value-type="float">
            <text:p>22</text:p>
          </table:table-cell>
          <table:table-cell table:formula="of:=ROUNDUP(MAX((100-MAX([.O$5]+[.$F11];0))*(INT([.$I11]*[.$J11])-[.O$4])/100;0);0)" office:value-type="float" office:value="21" calcext:value-type="float">
            <text:p>21</text:p>
          </table:table-cell>
          <table:table-cell table:formula="of:=ROUNDUP(MAX((100-MAX([.P$5]+[.$F11];0))*(INT([.$I11]*[.$J11])-[.P$4])/100;0);0)" office:value-type="float" office:value="21" calcext:value-type="float">
            <text:p>21</text:p>
          </table:table-cell>
          <table:table-cell table:formula="of:=ROUNDUP(MAX((100-MAX([.Q$5]+[.$F11];0))*(INT([.$I11]*[.$J11])-[.Q$4])/100;0);0)" office:value-type="float" office:value="21" calcext:value-type="float">
            <text:p>21</text:p>
          </table:table-cell>
          <table:table-cell table:formula="of:=ROUNDUP(MAX((100-MAX([.R$5]+[.$F11];0))*(INT([.$I11]*[.$J11])-[.R$4])/100;0);0)" office:value-type="float" office:value="19" calcext:value-type="float">
            <text:p>19</text:p>
          </table:table-cell>
          <table:table-cell table:formula="of:=ROUNDUP(MAX((100-MAX([.S$5]+[.$F11];0))*(INT([.$I11]*[.$J11])-[.S$4])/100;0);0)" office:value-type="float" office:value="18" calcext:value-type="float">
            <text:p>18</text:p>
          </table:table-cell>
          <table:table-cell table:formula="of:=ROUNDUP(MAX((100-MAX([.T$5]+[.$F11];0))*(INT([.$I11]*[.$J11])-[.T$4])/100;0);0)" office:value-type="float" office:value="16" calcext:value-type="float">
            <text:p>16</text:p>
          </table:table-cell>
          <table:table-cell table:formula="of:=ROUNDUP(MAX((100-MAX([.U$5]+[.$F11];0))*(INT([.$I11]*[.$J11])-[.U$4])/100;0);0)" office:value-type="float" office:value="16" calcext:value-type="float">
            <text:p>16</text:p>
          </table:table-cell>
          <table:table-cell table:formula="of:=ROUNDUP(MAX((100-MAX([.V$5]+[.$F11];0))*(INT([.$I11]*[.$J11])-[.V$4])/100;0);0)" office:value-type="float" office:value="14" calcext:value-type="float">
            <text:p>14</text:p>
          </table:table-cell>
          <table:table-cell table:formula="of:=ROUNDUP(MAX((100-MAX([.W$5]+[.$F11];0))*(INT([.$I11]*[.$J11])-[.W$4])/100;0);0)" office:value-type="float" office:value="11" calcext:value-type="float">
            <text:p>11</text:p>
          </table:table-cell>
          <table:table-cell table:formula="of:=ROUNDUP(MAX((100-MAX([.X$5]+[.$F11];0))*(INT([.$I11]*[.$J11])-[.X$4])/100;0);0)" office:value-type="float" office:value="9" calcext:value-type="float">
            <text:p>9</text:p>
          </table:table-cell>
          <table:table-cell table:formula="of:=ROUNDUP(MAX((100-MAX([.Y$5]+[.$F11];0))*(INT([.$I11]*[.$J11])-[.Y$4])/100;0);0)" office:value-type="float" office:value="7" calcext:value-type="float">
            <text:p>7</text:p>
          </table:table-cell>
          <table:table-cell table:formula="of:=ROUNDUP(MAX((100-MAX([.Z$5]+[.$F11];0))*(INT([.$I11]*[.$J11])-[.Z$4])/100;0);0)" office:value-type="float" office:value="5" calcext:value-type="float">
            <text:p>5</text:p>
          </table:table-cell>
          <table:table-cell table:formula="of:=ROUNDUP(MAX((100-MAX([.AA$5]+[.$F11];0))*(INT([.$I11]*[.$J11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H12]" office:value-type="float" office:value="1" calcext:value-type="float">
            <text:p>1</text:p>
          </table:table-cell>
          <table:table-cell table:formula="of:=ROUND(AVERAGE([.C12];[.D12]))" office:value-type="float" office:value="14" calcext:value-type="float">
            <text:p>14</text:p>
          </table:table-cell>
          <table:table-cell/>
          <table:table-cell table:formula="of:=ROUNDUP(MAX((100-MAX([.L$5]+[.$F12];0))*(INT([.$I12]*[.$J12])-[.L$4])/100;0);0)" office:value-type="float" office:value="14" calcext:value-type="float">
            <text:p>14</text:p>
          </table:table-cell>
          <table:table-cell table:formula="of:=ROUNDUP(MAX((100-MAX([.M$5]+[.$F12];0))*(INT([.$I12]*[.$J12])-[.M$4])/100;0);0)" office:value-type="float" office:value="14" calcext:value-type="float">
            <text:p>14</text:p>
          </table:table-cell>
          <table:table-cell table:formula="of:=ROUNDUP(MAX((100-MAX([.N$5]+[.$F12];0))*(INT([.$I12]*[.$J12])-[.N$4])/100;0);0)" office:value-type="float" office:value="12" calcext:value-type="float">
            <text:p>12</text:p>
          </table:table-cell>
          <table:table-cell table:formula="of:=ROUNDUP(MAX((100-MAX([.O$5]+[.$F12];0))*(INT([.$I12]*[.$J12])-[.O$4])/100;0);0)" office:value-type="float" office:value="11" calcext:value-type="float">
            <text:p>11</text:p>
          </table:table-cell>
          <table:table-cell table:formula="of:=ROUNDUP(MAX((100-MAX([.P$5]+[.$F12];0))*(INT([.$I12]*[.$J12])-[.P$4])/100;0);0)" office:value-type="float" office:value="11" calcext:value-type="float">
            <text:p>11</text:p>
          </table:table-cell>
          <table:table-cell table:formula="of:=ROUNDUP(MAX((100-MAX([.Q$5]+[.$F12];0))*(INT([.$I12]*[.$J12])-[.Q$4])/100;0);0)" office:value-type="float" office:value="10" calcext:value-type="float">
            <text:p>10</text:p>
          </table:table-cell>
          <table:table-cell table:formula="of:=ROUNDUP(MAX((100-MAX([.R$5]+[.$F12];0))*(INT([.$I12]*[.$J12])-[.R$4])/100;0);0)" office:value-type="float" office:value="9" calcext:value-type="float">
            <text:p>9</text:p>
          </table:table-cell>
          <table:table-cell table:formula="of:=ROUNDUP(MAX((100-MAX([.S$5]+[.$F12];0))*(INT([.$I12]*[.$J12])-[.S$4])/100;0);0)" office:value-type="float" office:value="9" calcext:value-type="float">
            <text:p>9</text:p>
          </table:table-cell>
          <table:table-cell table:formula="of:=ROUNDUP(MAX((100-MAX([.T$5]+[.$F12];0))*(INT([.$I12]*[.$J12])-[.T$4])/100;0);0)" office:value-type="float" office:value="8" calcext:value-type="float">
            <text:p>8</text:p>
          </table:table-cell>
          <table:table-cell table:formula="of:=ROUNDUP(MAX((100-MAX([.U$5]+[.$F12];0))*(INT([.$I12]*[.$J12])-[.U$4])/100;0);0)" office:value-type="float" office:value="7" calcext:value-type="float">
            <text:p>7</text:p>
          </table:table-cell>
          <table:table-cell table:formula="of:=ROUNDUP(MAX((100-MAX([.V$5]+[.$F12];0))*(INT([.$I12]*[.$J12])-[.V$4])/100;0);0)" office:value-type="float" office:value="5" calcext:value-type="float">
            <text:p>5</text:p>
          </table:table-cell>
          <table:table-cell table:formula="of:=ROUNDUP(MAX((100-MAX([.W$5]+[.$F12];0))*(INT([.$I12]*[.$J12])-[.W$4])/100;0);0)" office:value-type="float" office:value="2" calcext:value-type="float">
            <text:p>2</text:p>
          </table:table-cell>
          <table:table-cell table:formula="of:=ROUNDUP(MAX((100-MAX([.X$5]+[.$F12];0))*(INT([.$I12]*[.$J12])-[.X$4])/100;0);0)" office:value-type="float" office:value="1" calcext:value-type="float">
            <text:p>1</text:p>
          </table:table-cell>
          <table:table-cell table:formula="of:=ROUNDUP(MAX((100-MAX([.Y$5]+[.$F12];0))*(INT([.$I12]*[.$J12])-[.Y$4])/100;0);0)" office:value-type="float" office:value="0" calcext:value-type="float">
            <text:p>0</text:p>
          </table:table-cell>
          <table:table-cell table:formula="of:=ROUNDUP(MAX((100-MAX([.Z$5]+[.$F12];0))*(INT([.$I12]*[.$J12])-[.Z$4])/100;0);0)" office:value-type="float" office:value="0" calcext:value-type="float">
            <text:p>0</text:p>
          </table:table-cell>
          <table:table-cell table:formula="of:=ROUNDUP(MAX((100-MAX([.AA$5]+[.$F12];0))*(INT([.$I12]*[.$J1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.223 FMJ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H13]" office:value-type="float" office:value="1" calcext:value-type="float">
            <text:p>1</text:p>
          </table:table-cell>
          <table:table-cell table:formula="of:=ROUND(AVERAGE([.C13];[.D13]))" office:value-type="float" office:value="24" calcext:value-type="float">
            <text:p>24</text:p>
          </table:table-cell>
          <table:table-cell/>
          <table:table-cell table:formula="of:=ROUNDUP(MAX((100-MAX([.L$5]+[.$F13];0))*(INT([.$I13]*[.$J13])-[.L$4])/100;0);0)" office:value-type="float" office:value="24" calcext:value-type="float">
            <text:p>24</text:p>
          </table:table-cell>
          <table:table-cell table:formula="of:=ROUNDUP(MAX((100-MAX([.M$5]+[.$F13];0))*(INT([.$I13]*[.$J13])-[.M$4])/100;0);0)" office:value-type="float" office:value="24" calcext:value-type="float">
            <text:p>24</text:p>
          </table:table-cell>
          <table:table-cell table:formula="of:=ROUNDUP(MAX((100-MAX([.N$5]+[.$F13];0))*(INT([.$I13]*[.$J13])-[.N$4])/100;0);0)" office:value-type="float" office:value="21" calcext:value-type="float">
            <text:p>21</text:p>
          </table:table-cell>
          <table:table-cell table:formula="of:=ROUNDUP(MAX((100-MAX([.O$5]+[.$F13];0))*(INT([.$I13]*[.$J13])-[.O$4])/100;0);0)" office:value-type="float" office:value="20" calcext:value-type="float">
            <text:p>20</text:p>
          </table:table-cell>
          <table:table-cell table:formula="of:=ROUNDUP(MAX((100-MAX([.P$5]+[.$F13];0))*(INT([.$I13]*[.$J13])-[.P$4])/100;0);0)" office:value-type="float" office:value="20" calcext:value-type="float">
            <text:p>20</text:p>
          </table:table-cell>
          <table:table-cell table:formula="of:=ROUNDUP(MAX((100-MAX([.Q$5]+[.$F13];0))*(INT([.$I13]*[.$J13])-[.Q$4])/100;0);0)" office:value-type="float" office:value="20" calcext:value-type="float">
            <text:p>20</text:p>
          </table:table-cell>
          <table:table-cell table:formula="of:=ROUNDUP(MAX((100-MAX([.R$5]+[.$F13];0))*(INT([.$I13]*[.$J13])-[.R$4])/100;0);0)" office:value-type="float" office:value="18" calcext:value-type="float">
            <text:p>18</text:p>
          </table:table-cell>
          <table:table-cell table:formula="of:=ROUNDUP(MAX((100-MAX([.S$5]+[.$F13];0))*(INT([.$I13]*[.$J13])-[.S$4])/100;0);0)" office:value-type="float" office:value="17" calcext:value-type="float">
            <text:p>17</text:p>
          </table:table-cell>
          <table:table-cell table:formula="of:=ROUNDUP(MAX((100-MAX([.T$5]+[.$F13];0))*(INT([.$I13]*[.$J13])-[.T$4])/100;0);0)" office:value-type="float" office:value="16" calcext:value-type="float">
            <text:p>16</text:p>
          </table:table-cell>
          <table:table-cell table:formula="of:=ROUNDUP(MAX((100-MAX([.U$5]+[.$F13];0))*(INT([.$I13]*[.$J13])-[.U$4])/100;0);0)" office:value-type="float" office:value="15" calcext:value-type="float">
            <text:p>15</text:p>
          </table:table-cell>
          <table:table-cell table:formula="of:=ROUNDUP(MAX((100-MAX([.V$5]+[.$F13];0))*(INT([.$I13]*[.$J13])-[.V$4])/100;0);0)" office:value-type="float" office:value="13" calcext:value-type="float">
            <text:p>13</text:p>
          </table:table-cell>
          <table:table-cell table:formula="of:=ROUNDUP(MAX((100-MAX([.W$5]+[.$F13];0))*(INT([.$I13]*[.$J13])-[.W$4])/100;0);0)" office:value-type="float" office:value="10" calcext:value-type="float">
            <text:p>10</text:p>
          </table:table-cell>
          <table:table-cell table:formula="of:=ROUNDUP(MAX((100-MAX([.X$5]+[.$F13];0))*(INT([.$I13]*[.$J13])-[.X$4])/100;0);0)" office:value-type="float" office:value="8" calcext:value-type="float">
            <text:p>8</text:p>
          </table:table-cell>
          <table:table-cell table:formula="of:=ROUNDUP(MAX((100-MAX([.Y$5]+[.$F13];0))*(INT([.$I13]*[.$J13])-[.Y$4])/100;0);0)" office:value-type="float" office:value="6" calcext:value-type="float">
            <text:p>6</text:p>
          </table:table-cell>
          <table:table-cell table:formula="of:=ROUNDUP(MAX((100-MAX([.Z$5]+[.$F13];0))*(INT([.$I13]*[.$J13])-[.Z$4])/100;0);0)" office:value-type="float" office:value="4" calcext:value-type="float">
            <text:p>4</text:p>
          </table:table-cell>
          <table:table-cell table:formula="of:=ROUNDUP(MAX((100-MAX([.AA$5]+[.$F13];0))*(INT([.$I13]*[.$J13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]/[.H14]" office:value-type="float" office:value="2" calcext:value-type="float">
            <text:p>2</text:p>
          </table:table-cell>
          <table:table-cell table:formula="of:=ROUND(AVERAGE([.C14];[.D14]))" office:value-type="float" office:value="15" calcext:value-type="float">
            <text:p>15</text:p>
          </table:table-cell>
          <table:table-cell/>
          <table:table-cell table:formula="of:=ROUNDUP(MAX((100-MAX([.L$5]+[.$F14];0))*(INT([.$I14]*[.$J14])-[.L$4])/100;0);0)" office:value-type="float" office:value="24" calcext:value-type="float">
            <text:p>24</text:p>
          </table:table-cell>
          <table:table-cell table:formula="of:=ROUNDUP(MAX((100-MAX([.M$5]+[.$F14];0))*(INT([.$I14]*[.$J14])-[.M$4])/100;0);0)" office:value-type="float" office:value="18" calcext:value-type="float">
            <text:p>18</text:p>
          </table:table-cell>
          <table:table-cell table:formula="of:=ROUNDUP(MAX((100-MAX([.N$5]+[.$F14];0))*(INT([.$I14]*[.$J14])-[.N$4])/100;0);0)" office:value-type="float" office:value="16" calcext:value-type="float">
            <text:p>16</text:p>
          </table:table-cell>
          <table:table-cell table:formula="of:=ROUNDUP(MAX((100-MAX([.O$5]+[.$F14];0))*(INT([.$I14]*[.$J14])-[.O$4])/100;0);0)" office:value-type="float" office:value="14" calcext:value-type="float">
            <text:p>14</text:p>
          </table:table-cell>
          <table:table-cell table:formula="of:=ROUNDUP(MAX((100-MAX([.P$5]+[.$F14];0))*(INT([.$I14]*[.$J14])-[.P$4])/100;0);0)" office:value-type="float" office:value="15" calcext:value-type="float">
            <text:p>15</text:p>
          </table:table-cell>
          <table:table-cell table:formula="of:=ROUNDUP(MAX((100-MAX([.Q$5]+[.$F14];0))*(INT([.$I14]*[.$J14])-[.Q$4])/100;0);0)" office:value-type="float" office:value="16" calcext:value-type="float">
            <text:p>16</text:p>
          </table:table-cell>
          <table:table-cell table:formula="of:=ROUNDUP(MAX((100-MAX([.R$5]+[.$F14];0))*(INT([.$I14]*[.$J14])-[.R$4])/100;0);0)" office:value-type="float" office:value="13" calcext:value-type="float">
            <text:p>13</text:p>
          </table:table-cell>
          <table:table-cell table:formula="of:=ROUNDUP(MAX((100-MAX([.S$5]+[.$F14];0))*(INT([.$I14]*[.$J14])-[.S$4])/100;0);0)" office:value-type="float" office:value="12" calcext:value-type="float">
            <text:p>12</text:p>
          </table:table-cell>
          <table:table-cell table:formula="of:=ROUNDUP(MAX((100-MAX([.T$5]+[.$F14];0))*(INT([.$I14]*[.$J14])-[.T$4])/100;0);0)" office:value-type="float" office:value="10" calcext:value-type="float">
            <text:p>10</text:p>
          </table:table-cell>
          <table:table-cell table:formula="of:=ROUNDUP(MAX((100-MAX([.U$5]+[.$F14];0))*(INT([.$I14]*[.$J14])-[.U$4])/100;0);0)" office:value-type="float" office:value="10" calcext:value-type="float">
            <text:p>10</text:p>
          </table:table-cell>
          <table:table-cell table:formula="of:=ROUNDUP(MAX((100-MAX([.V$5]+[.$F14];0))*(INT([.$I14]*[.$J14])-[.V$4])/100;0);0)" office:value-type="float" office:value="9" calcext:value-type="float">
            <text:p>9</text:p>
          </table:table-cell>
          <table:table-cell table:formula="of:=ROUNDUP(MAX((100-MAX([.W$5]+[.$F14];0))*(INT([.$I14]*[.$J14])-[.W$4])/100;0);0)" office:value-type="float" office:value="8" calcext:value-type="float">
            <text:p>8</text:p>
          </table:table-cell>
          <table:table-cell table:formula="of:=ROUNDUP(MAX((100-MAX([.X$5]+[.$F14];0))*(INT([.$I14]*[.$J14])-[.X$4])/100;0);0)" office:value-type="float" office:value="6" calcext:value-type="float">
            <text:p>6</text:p>
          </table:table-cell>
          <table:table-cell table:formula="of:=ROUNDUP(MAX((100-MAX([.Y$5]+[.$F14];0))*(INT([.$I14]*[.$J14])-[.Y$4])/100;0);0)" office:value-type="float" office:value="4" calcext:value-type="float">
            <text:p>4</text:p>
          </table:table-cell>
          <table:table-cell table:formula="of:=ROUNDUP(MAX((100-MAX([.Z$5]+[.$F14];0))*(INT([.$I14]*[.$J14])-[.Z$4])/100;0);0)" office:value-type="float" office:value="3" calcext:value-type="float">
            <text:p>3</text:p>
          </table:table-cell>
          <table:table-cell table:formula="of:=ROUNDUP(MAX((100-MAX([.AA$5]+[.$F14];0))*(INT([.$I14]*[.$J14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H15]" office:value-type="float" office:value="1" calcext:value-type="float">
            <text:p>1</text:p>
          </table:table-cell>
          <table:table-cell table:formula="of:=ROUND(AVERAGE([.C15];[.D15]))" office:value-type="float" office:value="15" calcext:value-type="float">
            <text:p>15</text:p>
          </table:table-cell>
          <table:table-cell/>
          <table:table-cell table:formula="of:=ROUNDUP(MAX((100-MAX([.L$5]+[.$F15];0))*(INT([.$I15]*[.$J15])-[.L$4])/100;0);0)" office:value-type="float" office:value="15" calcext:value-type="float">
            <text:p>15</text:p>
          </table:table-cell>
          <table:table-cell table:formula="of:=ROUNDUP(MAX((100-MAX([.M$5]+[.$F15];0))*(INT([.$I15]*[.$J15])-[.M$4])/100;0);0)" office:value-type="float" office:value="15" calcext:value-type="float">
            <text:p>15</text:p>
          </table:table-cell>
          <table:table-cell table:formula="of:=ROUNDUP(MAX((100-MAX([.N$5]+[.$F15];0))*(INT([.$I15]*[.$J15])-[.N$4])/100;0);0)" office:value-type="float" office:value="13" calcext:value-type="float">
            <text:p>13</text:p>
          </table:table-cell>
          <table:table-cell table:formula="of:=ROUNDUP(MAX((100-MAX([.O$5]+[.$F15];0))*(INT([.$I15]*[.$J15])-[.O$4])/100;0);0)" office:value-type="float" office:value="12" calcext:value-type="float">
            <text:p>12</text:p>
          </table:table-cell>
          <table:table-cell table:formula="of:=ROUNDUP(MAX((100-MAX([.P$5]+[.$F15];0))*(INT([.$I15]*[.$J15])-[.P$4])/100;0);0)" office:value-type="float" office:value="12" calcext:value-type="float">
            <text:p>12</text:p>
          </table:table-cell>
          <table:table-cell table:formula="of:=ROUNDUP(MAX((100-MAX([.Q$5]+[.$F15];0))*(INT([.$I15]*[.$J15])-[.Q$4])/100;0);0)" office:value-type="float" office:value="11" calcext:value-type="float">
            <text:p>11</text:p>
          </table:table-cell>
          <table:table-cell table:formula="of:=ROUNDUP(MAX((100-MAX([.R$5]+[.$F15];0))*(INT([.$I15]*[.$J15])-[.R$4])/100;0);0)" office:value-type="float" office:value="10" calcext:value-type="float">
            <text:p>10</text:p>
          </table:table-cell>
          <table:table-cell table:formula="of:=ROUNDUP(MAX((100-MAX([.S$5]+[.$F15];0))*(INT([.$I15]*[.$J15])-[.S$4])/100;0);0)" office:value-type="float" office:value="10" calcext:value-type="float">
            <text:p>10</text:p>
          </table:table-cell>
          <table:table-cell table:formula="of:=ROUNDUP(MAX((100-MAX([.T$5]+[.$F15];0))*(INT([.$I15]*[.$J15])-[.T$4])/100;0);0)" office:value-type="float" office:value="8" calcext:value-type="float">
            <text:p>8</text:p>
          </table:table-cell>
          <table:table-cell table:formula="of:=ROUNDUP(MAX((100-MAX([.U$5]+[.$F15];0))*(INT([.$I15]*[.$J15])-[.U$4])/100;0);0)" office:value-type="float" office:value="8" calcext:value-type="float">
            <text:p>8</text:p>
          </table:table-cell>
          <table:table-cell table:formula="of:=ROUNDUP(MAX((100-MAX([.V$5]+[.$F15];0))*(INT([.$I15]*[.$J15])-[.V$4])/100;0);0)" office:value-type="float" office:value="6" calcext:value-type="float">
            <text:p>6</text:p>
          </table:table-cell>
          <table:table-cell table:formula="of:=ROUNDUP(MAX((100-MAX([.W$5]+[.$F15];0))*(INT([.$I15]*[.$J15])-[.W$4])/100;0);0)" office:value-type="float" office:value="3" calcext:value-type="float">
            <text:p>3</text:p>
          </table:table-cell>
          <table:table-cell table:formula="of:=ROUNDUP(MAX((100-MAX([.X$5]+[.$F15];0))*(INT([.$I15]*[.$J15])-[.X$4])/100;0);0)" office:value-type="float" office:value="2" calcext:value-type="float">
            <text:p>2</text:p>
          </table:table-cell>
          <table:table-cell table:formula="of:=ROUNDUP(MAX((100-MAX([.Y$5]+[.$F15];0))*(INT([.$I15]*[.$J15])-[.Y$4])/100;0);0)" office:value-type="float" office:value="0" calcext:value-type="float">
            <text:p>0</text:p>
          </table:table-cell>
          <table:table-cell table:formula="of:=ROUNDUP(MAX((100-MAX([.Z$5]+[.$F15];0))*(INT([.$I15]*[.$J15])-[.Z$4])/100;0);0)" office:value-type="float" office:value="0" calcext:value-type="float">
            <text:p>0</text:p>
          </table:table-cell>
          <table:table-cell table:formula="of:=ROUNDUP(MAX((100-MAX([.AA$5]+[.$F15];0))*(INT([.$I15]*[.$J1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[.H16]" office:value-type="float" office:value="2" calcext:value-type="float">
            <text:p>2</text:p>
          </table:table-cell>
          <table:table-cell table:formula="of:=ROUND(AVERAGE([.C16];[.D16]))" office:value-type="float" office:value="15" calcext:value-type="float">
            <text:p>15</text:p>
          </table:table-cell>
          <table:table-cell/>
          <table:table-cell table:formula="of:=ROUNDUP(MAX((100-MAX([.L$5]+[.$F16];0))*(INT([.$I16]*[.$J16])-[.L$4])/100;0);0)" office:value-type="float" office:value="24" calcext:value-type="float">
            <text:p>24</text:p>
          </table:table-cell>
          <table:table-cell table:formula="of:=ROUNDUP(MAX((100-MAX([.M$5]+[.$F16];0))*(INT([.$I16]*[.$J16])-[.M$4])/100;0);0)" office:value-type="float" office:value="18" calcext:value-type="float">
            <text:p>18</text:p>
          </table:table-cell>
          <table:table-cell table:formula="of:=ROUNDUP(MAX((100-MAX([.N$5]+[.$F16];0))*(INT([.$I16]*[.$J16])-[.N$4])/100;0);0)" office:value-type="float" office:value="16" calcext:value-type="float">
            <text:p>16</text:p>
          </table:table-cell>
          <table:table-cell table:formula="of:=ROUNDUP(MAX((100-MAX([.O$5]+[.$F16];0))*(INT([.$I16]*[.$J16])-[.O$4])/100;0);0)" office:value-type="float" office:value="14" calcext:value-type="float">
            <text:p>14</text:p>
          </table:table-cell>
          <table:table-cell table:formula="of:=ROUNDUP(MAX((100-MAX([.P$5]+[.$F16];0))*(INT([.$I16]*[.$J16])-[.P$4])/100;0);0)" office:value-type="float" office:value="15" calcext:value-type="float">
            <text:p>15</text:p>
          </table:table-cell>
          <table:table-cell table:formula="of:=ROUNDUP(MAX((100-MAX([.Q$5]+[.$F16];0))*(INT([.$I16]*[.$J16])-[.Q$4])/100;0);0)" office:value-type="float" office:value="16" calcext:value-type="float">
            <text:p>16</text:p>
          </table:table-cell>
          <table:table-cell table:formula="of:=ROUNDUP(MAX((100-MAX([.R$5]+[.$F16];0))*(INT([.$I16]*[.$J16])-[.R$4])/100;0);0)" office:value-type="float" office:value="13" calcext:value-type="float">
            <text:p>13</text:p>
          </table:table-cell>
          <table:table-cell table:formula="of:=ROUNDUP(MAX((100-MAX([.S$5]+[.$F16];0))*(INT([.$I16]*[.$J16])-[.S$4])/100;0);0)" office:value-type="float" office:value="12" calcext:value-type="float">
            <text:p>12</text:p>
          </table:table-cell>
          <table:table-cell table:formula="of:=ROUNDUP(MAX((100-MAX([.T$5]+[.$F16];0))*(INT([.$I16]*[.$J16])-[.T$4])/100;0);0)" office:value-type="float" office:value="10" calcext:value-type="float">
            <text:p>10</text:p>
          </table:table-cell>
          <table:table-cell table:formula="of:=ROUNDUP(MAX((100-MAX([.U$5]+[.$F16];0))*(INT([.$I16]*[.$J16])-[.U$4])/100;0);0)" office:value-type="float" office:value="10" calcext:value-type="float">
            <text:p>10</text:p>
          </table:table-cell>
          <table:table-cell table:formula="of:=ROUNDUP(MAX((100-MAX([.V$5]+[.$F16];0))*(INT([.$I16]*[.$J16])-[.V$4])/100;0);0)" office:value-type="float" office:value="9" calcext:value-type="float">
            <text:p>9</text:p>
          </table:table-cell>
          <table:table-cell table:formula="of:=ROUNDUP(MAX((100-MAX([.W$5]+[.$F16];0))*(INT([.$I16]*[.$J16])-[.W$4])/100;0);0)" office:value-type="float" office:value="8" calcext:value-type="float">
            <text:p>8</text:p>
          </table:table-cell>
          <table:table-cell table:formula="of:=ROUNDUP(MAX((100-MAX([.X$5]+[.$F16];0))*(INT([.$I16]*[.$J16])-[.X$4])/100;0);0)" office:value-type="float" office:value="6" calcext:value-type="float">
            <text:p>6</text:p>
          </table:table-cell>
          <table:table-cell table:formula="of:=ROUNDUP(MAX((100-MAX([.Y$5]+[.$F16];0))*(INT([.$I16]*[.$J16])-[.Y$4])/100;0);0)" office:value-type="float" office:value="4" calcext:value-type="float">
            <text:p>4</text:p>
          </table:table-cell>
          <table:table-cell table:formula="of:=ROUNDUP(MAX((100-MAX([.Z$5]+[.$F16];0))*(INT([.$I16]*[.$J16])-[.Z$4])/100;0);0)" office:value-type="float" office:value="3" calcext:value-type="float">
            <text:p>3</text:p>
          </table:table-cell>
          <table:table-cell table:formula="of:=ROUNDUP(MAX((100-MAX([.AA$5]+[.$F16];0))*(INT([.$I16]*[.$J16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H17]" office:value-type="float" office:value="1" calcext:value-type="float">
            <text:p>1</text:p>
          </table:table-cell>
          <table:table-cell table:formula="of:=ROUND(AVERAGE([.C17];[.D17]))" office:value-type="float" office:value="15" calcext:value-type="float">
            <text:p>15</text:p>
          </table:table-cell>
          <table:table-cell/>
          <table:table-cell table:formula="of:=ROUNDUP(MAX((100-MAX([.L$5]+[.$F17];0))*(INT([.$I17]*[.$J17])-[.L$4])/100;0);0)" office:value-type="float" office:value="15" calcext:value-type="float">
            <text:p>15</text:p>
          </table:table-cell>
          <table:table-cell table:formula="of:=ROUNDUP(MAX((100-MAX([.M$5]+[.$F17];0))*(INT([.$I17]*[.$J17])-[.M$4])/100;0);0)" office:value-type="float" office:value="15" calcext:value-type="float">
            <text:p>15</text:p>
          </table:table-cell>
          <table:table-cell table:formula="of:=ROUNDUP(MAX((100-MAX([.N$5]+[.$F17];0))*(INT([.$I17]*[.$J17])-[.N$4])/100;0);0)" office:value-type="float" office:value="13" calcext:value-type="float">
            <text:p>13</text:p>
          </table:table-cell>
          <table:table-cell table:formula="of:=ROUNDUP(MAX((100-MAX([.O$5]+[.$F17];0))*(INT([.$I17]*[.$J17])-[.O$4])/100;0);0)" office:value-type="float" office:value="12" calcext:value-type="float">
            <text:p>12</text:p>
          </table:table-cell>
          <table:table-cell table:formula="of:=ROUNDUP(MAX((100-MAX([.P$5]+[.$F17];0))*(INT([.$I17]*[.$J17])-[.P$4])/100;0);0)" office:value-type="float" office:value="12" calcext:value-type="float">
            <text:p>12</text:p>
          </table:table-cell>
          <table:table-cell table:formula="of:=ROUNDUP(MAX((100-MAX([.Q$5]+[.$F17];0))*(INT([.$I17]*[.$J17])-[.Q$4])/100;0);0)" office:value-type="float" office:value="11" calcext:value-type="float">
            <text:p>11</text:p>
          </table:table-cell>
          <table:table-cell table:formula="of:=ROUNDUP(MAX((100-MAX([.R$5]+[.$F17];0))*(INT([.$I17]*[.$J17])-[.R$4])/100;0);0)" office:value-type="float" office:value="10" calcext:value-type="float">
            <text:p>10</text:p>
          </table:table-cell>
          <table:table-cell table:formula="of:=ROUNDUP(MAX((100-MAX([.S$5]+[.$F17];0))*(INT([.$I17]*[.$J17])-[.S$4])/100;0);0)" office:value-type="float" office:value="10" calcext:value-type="float">
            <text:p>10</text:p>
          </table:table-cell>
          <table:table-cell table:formula="of:=ROUNDUP(MAX((100-MAX([.T$5]+[.$F17];0))*(INT([.$I17]*[.$J17])-[.T$4])/100;0);0)" office:value-type="float" office:value="8" calcext:value-type="float">
            <text:p>8</text:p>
          </table:table-cell>
          <table:table-cell table:formula="of:=ROUNDUP(MAX((100-MAX([.U$5]+[.$F17];0))*(INT([.$I17]*[.$J17])-[.U$4])/100;0);0)" office:value-type="float" office:value="8" calcext:value-type="float">
            <text:p>8</text:p>
          </table:table-cell>
          <table:table-cell table:formula="of:=ROUNDUP(MAX((100-MAX([.V$5]+[.$F17];0))*(INT([.$I17]*[.$J17])-[.V$4])/100;0);0)" office:value-type="float" office:value="6" calcext:value-type="float">
            <text:p>6</text:p>
          </table:table-cell>
          <table:table-cell table:formula="of:=ROUNDUP(MAX((100-MAX([.W$5]+[.$F17];0))*(INT([.$I17]*[.$J17])-[.W$4])/100;0);0)" office:value-type="float" office:value="3" calcext:value-type="float">
            <text:p>3</text:p>
          </table:table-cell>
          <table:table-cell table:formula="of:=ROUNDUP(MAX((100-MAX([.X$5]+[.$F17];0))*(INT([.$I17]*[.$J17])-[.X$4])/100;0);0)" office:value-type="float" office:value="2" calcext:value-type="float">
            <text:p>2</text:p>
          </table:table-cell>
          <table:table-cell table:formula="of:=ROUNDUP(MAX((100-MAX([.Y$5]+[.$F17];0))*(INT([.$I17]*[.$J17])-[.Y$4])/100;0);0)" office:value-type="float" office:value="0" calcext:value-type="float">
            <text:p>0</text:p>
          </table:table-cell>
          <table:table-cell table:formula="of:=ROUNDUP(MAX((100-MAX([.Z$5]+[.$F17];0))*(INT([.$I17]*[.$J17])-[.Z$4])/100;0);0)" office:value-type="float" office:value="0" calcext:value-type="float">
            <text:p>0</text:p>
          </table:table-cell>
          <table:table-cell table:formula="of:=ROUNDUP(MAX((100-MAX([.AA$5]+[.$F17];0))*(INT([.$I17]*[.$J1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]/[.H18]" office:value-type="float" office:value="2" calcext:value-type="float">
            <text:p>2</text:p>
          </table:table-cell>
          <table:table-cell table:formula="of:=ROUND(AVERAGE([.C18];[.D18]))" office:value-type="float" office:value="13" calcext:value-type="float">
            <text:p>13</text:p>
          </table:table-cell>
          <table:table-cell/>
          <table:table-cell table:formula="of:=ROUNDUP(MAX((100-MAX([.L$5]+[.$F18];0))*(INT([.$I18]*[.$J18])-[.L$4])/100;0);0)" office:value-type="float" office:value="21" calcext:value-type="float">
            <text:p>21</text:p>
          </table:table-cell>
          <table:table-cell table:formula="of:=ROUNDUP(MAX((100-MAX([.M$5]+[.$F18];0))*(INT([.$I18]*[.$J18])-[.M$4])/100;0);0)" office:value-type="float" office:value="16" calcext:value-type="float">
            <text:p>16</text:p>
          </table:table-cell>
          <table:table-cell table:formula="of:=ROUNDUP(MAX((100-MAX([.N$5]+[.$F18];0))*(INT([.$I18]*[.$J18])-[.N$4])/100;0);0)" office:value-type="float" office:value="14" calcext:value-type="float">
            <text:p>14</text:p>
          </table:table-cell>
          <table:table-cell table:formula="of:=ROUNDUP(MAX((100-MAX([.O$5]+[.$F18];0))*(INT([.$I18]*[.$J18])-[.O$4])/100;0);0)" office:value-type="float" office:value="12" calcext:value-type="float">
            <text:p>12</text:p>
          </table:table-cell>
          <table:table-cell table:formula="of:=ROUNDUP(MAX((100-MAX([.P$5]+[.$F18];0))*(INT([.$I18]*[.$J18])-[.P$4])/100;0);0)" office:value-type="float" office:value="13" calcext:value-type="float">
            <text:p>13</text:p>
          </table:table-cell>
          <table:table-cell table:formula="of:=ROUNDUP(MAX((100-MAX([.Q$5]+[.$F18];0))*(INT([.$I18]*[.$J18])-[.Q$4])/100;0);0)" office:value-type="float" office:value="14" calcext:value-type="float">
            <text:p>14</text:p>
          </table:table-cell>
          <table:table-cell table:formula="of:=ROUNDUP(MAX((100-MAX([.R$5]+[.$F18];0))*(INT([.$I18]*[.$J18])-[.R$4])/100;0);0)" office:value-type="float" office:value="11" calcext:value-type="float">
            <text:p>11</text:p>
          </table:table-cell>
          <table:table-cell table:formula="of:=ROUNDUP(MAX((100-MAX([.S$5]+[.$F18];0))*(INT([.$I18]*[.$J18])-[.S$4])/100;0);0)" office:value-type="float" office:value="10" calcext:value-type="float">
            <text:p>10</text:p>
          </table:table-cell>
          <table:table-cell table:formula="of:=ROUNDUP(MAX((100-MAX([.T$5]+[.$F18];0))*(INT([.$I18]*[.$J18])-[.T$4])/100;0);0)" office:value-type="float" office:value="9" calcext:value-type="float">
            <text:p>9</text:p>
          </table:table-cell>
          <table:table-cell table:formula="of:=ROUNDUP(MAX((100-MAX([.U$5]+[.$F18];0))*(INT([.$I18]*[.$J18])-[.U$4])/100;0);0)" office:value-type="float" office:value="8" calcext:value-type="float">
            <text:p>8</text:p>
          </table:table-cell>
          <table:table-cell table:formula="of:=ROUNDUP(MAX((100-MAX([.V$5]+[.$F18];0))*(INT([.$I18]*[.$J18])-[.V$4])/100;0);0)" office:value-type="float" office:value="8" calcext:value-type="float">
            <text:p>8</text:p>
          </table:table-cell>
          <table:table-cell table:formula="of:=ROUNDUP(MAX((100-MAX([.W$5]+[.$F18];0))*(INT([.$I18]*[.$J18])-[.W$4])/100;0);0)" office:value-type="float" office:value="6" calcext:value-type="float">
            <text:p>6</text:p>
          </table:table-cell>
          <table:table-cell table:formula="of:=ROUNDUP(MAX((100-MAX([.X$5]+[.$F18];0))*(INT([.$I18]*[.$J18])-[.X$4])/100;0);0)" office:value-type="float" office:value="4" calcext:value-type="float">
            <text:p>4</text:p>
          </table:table-cell>
          <table:table-cell table:formula="of:=ROUNDUP(MAX((100-MAX([.Y$5]+[.$F18];0))*(INT([.$I18]*[.$J18])-[.Y$4])/100;0);0)" office:value-type="float" office:value="3" calcext:value-type="float">
            <text:p>3</text:p>
          </table:table-cell>
          <table:table-cell table:formula="of:=ROUNDUP(MAX((100-MAX([.Z$5]+[.$F18];0))*(INT([.$I18]*[.$J18])-[.Z$4])/100;0);0)" office:value-type="float" office:value="2" calcext:value-type="float">
            <text:p>2</text:p>
          </table:table-cell>
          <table:table-cell table:formula="of:=ROUNDUP(MAX((100-MAX([.AA$5]+[.$F18];0))*(INT([.$I18]*[.$J18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H19]" office:value-type="float" office:value="1" calcext:value-type="float">
            <text:p>1</text:p>
          </table:table-cell>
          <table:table-cell table:formula="of:=ROUND(AVERAGE([.C19];[.D19]))" office:value-type="float" office:value="13" calcext:value-type="float">
            <text:p>13</text:p>
          </table:table-cell>
          <table:table-cell/>
          <table:table-cell table:formula="of:=ROUNDUP(MAX((100-MAX([.L$5]+[.$F19];0))*(INT([.$I19]*[.$J19])-[.L$4])/100;0);0)" office:value-type="float" office:value="13" calcext:value-type="float">
            <text:p>13</text:p>
          </table:table-cell>
          <table:table-cell table:formula="of:=ROUNDUP(MAX((100-MAX([.M$5]+[.$F19];0))*(INT([.$I19]*[.$J19])-[.M$4])/100;0);0)" office:value-type="float" office:value="13" calcext:value-type="float">
            <text:p>13</text:p>
          </table:table-cell>
          <table:table-cell table:formula="of:=ROUNDUP(MAX((100-MAX([.N$5]+[.$F19];0))*(INT([.$I19]*[.$J19])-[.N$4])/100;0);0)" office:value-type="float" office:value="11" calcext:value-type="float">
            <text:p>11</text:p>
          </table:table-cell>
          <table:table-cell table:formula="of:=ROUNDUP(MAX((100-MAX([.O$5]+[.$F19];0))*(INT([.$I19]*[.$J19])-[.O$4])/100;0);0)" office:value-type="float" office:value="10" calcext:value-type="float">
            <text:p>10</text:p>
          </table:table-cell>
          <table:table-cell table:formula="of:=ROUNDUP(MAX((100-MAX([.P$5]+[.$F19];0))*(INT([.$I19]*[.$J19])-[.P$4])/100;0);0)" office:value-type="float" office:value="10" calcext:value-type="float">
            <text:p>10</text:p>
          </table:table-cell>
          <table:table-cell table:formula="of:=ROUNDUP(MAX((100-MAX([.Q$5]+[.$F19];0))*(INT([.$I19]*[.$J19])-[.Q$4])/100;0);0)" office:value-type="float" office:value="9" calcext:value-type="float">
            <text:p>9</text:p>
          </table:table-cell>
          <table:table-cell table:formula="of:=ROUNDUP(MAX((100-MAX([.R$5]+[.$F19];0))*(INT([.$I19]*[.$J19])-[.R$4])/100;0);0)" office:value-type="float" office:value="9" calcext:value-type="float">
            <text:p>9</text:p>
          </table:table-cell>
          <table:table-cell table:formula="of:=ROUNDUP(MAX((100-MAX([.S$5]+[.$F19];0))*(INT([.$I19]*[.$J19])-[.S$4])/100;0);0)" office:value-type="float" office:value="8" calcext:value-type="float">
            <text:p>8</text:p>
          </table:table-cell>
          <table:table-cell table:formula="of:=ROUNDUP(MAX((100-MAX([.T$5]+[.$F19];0))*(INT([.$I19]*[.$J19])-[.T$4])/100;0);0)" office:value-type="float" office:value="7" calcext:value-type="float">
            <text:p>7</text:p>
          </table:table-cell>
          <table:table-cell table:formula="of:=ROUNDUP(MAX((100-MAX([.U$5]+[.$F19];0))*(INT([.$I19]*[.$J19])-[.U$4])/100;0);0)" office:value-type="float" office:value="6" calcext:value-type="float">
            <text:p>6</text:p>
          </table:table-cell>
          <table:table-cell table:formula="of:=ROUNDUP(MAX((100-MAX([.V$5]+[.$F19];0))*(INT([.$I19]*[.$J19])-[.V$4])/100;0);0)" office:value-type="float" office:value="4" calcext:value-type="float">
            <text:p>4</text:p>
          </table:table-cell>
          <table:table-cell table:formula="of:=ROUNDUP(MAX((100-MAX([.W$5]+[.$F19];0))*(INT([.$I19]*[.$J19])-[.W$4])/100;0);0)" office:value-type="float" office:value="1" calcext:value-type="float">
            <text:p>1</text:p>
          </table:table-cell>
          <table:table-cell table:formula="of:=ROUNDUP(MAX((100-MAX([.X$5]+[.$F19];0))*(INT([.$I19]*[.$J19])-[.X$4])/100;0);0)" office:value-type="float" office:value="0" calcext:value-type="float">
            <text:p>0</text:p>
          </table:table-cell>
          <table:table-cell table:formula="of:=ROUNDUP(MAX((100-MAX([.Y$5]+[.$F19];0))*(INT([.$I19]*[.$J19])-[.Y$4])/100;0);0)" office:value-type="float" office:value="0" calcext:value-type="float">
            <text:p>0</text:p>
          </table:table-cell>
          <table:table-cell table:formula="of:=ROUNDUP(MAX((100-MAX([.Z$5]+[.$F19];0))*(INT([.$I19]*[.$J19])-[.Z$4])/100;0);0)" office:value-type="float" office:value="0" calcext:value-type="float">
            <text:p>0</text:p>
          </table:table-cell>
          <table:table-cell table:formula="of:=ROUNDUP(MAX((100-MAX([.AA$5]+[.$F19];0))*(INT([.$I19]*[.$J1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]/[.H20]" office:value-type="float" office:value="2" calcext:value-type="float">
            <text:p>2</text:p>
          </table:table-cell>
          <table:table-cell table:formula="of:=ROUND(AVERAGE([.C20];[.D20]))" office:value-type="float" office:value="13" calcext:value-type="float">
            <text:p>13</text:p>
          </table:table-cell>
          <table:table-cell/>
          <table:table-cell table:formula="of:=ROUNDUP(MAX((100-MAX([.L$5]+[.$F20];0))*(INT([.$I20]*[.$J20])-[.L$4])/100;0);0)" office:value-type="float" office:value="21" calcext:value-type="float">
            <text:p>21</text:p>
          </table:table-cell>
          <table:table-cell table:formula="of:=ROUNDUP(MAX((100-MAX([.M$5]+[.$F20];0))*(INT([.$I20]*[.$J20])-[.M$4])/100;0);0)" office:value-type="float" office:value="16" calcext:value-type="float">
            <text:p>16</text:p>
          </table:table-cell>
          <table:table-cell table:formula="of:=ROUNDUP(MAX((100-MAX([.N$5]+[.$F20];0))*(INT([.$I20]*[.$J20])-[.N$4])/100;0);0)" office:value-type="float" office:value="14" calcext:value-type="float">
            <text:p>14</text:p>
          </table:table-cell>
          <table:table-cell table:formula="of:=ROUNDUP(MAX((100-MAX([.O$5]+[.$F20];0))*(INT([.$I20]*[.$J20])-[.O$4])/100;0);0)" office:value-type="float" office:value="12" calcext:value-type="float">
            <text:p>12</text:p>
          </table:table-cell>
          <table:table-cell table:formula="of:=ROUNDUP(MAX((100-MAX([.P$5]+[.$F20];0))*(INT([.$I20]*[.$J20])-[.P$4])/100;0);0)" office:value-type="float" office:value="13" calcext:value-type="float">
            <text:p>13</text:p>
          </table:table-cell>
          <table:table-cell table:formula="of:=ROUNDUP(MAX((100-MAX([.Q$5]+[.$F20];0))*(INT([.$I20]*[.$J20])-[.Q$4])/100;0);0)" office:value-type="float" office:value="14" calcext:value-type="float">
            <text:p>14</text:p>
          </table:table-cell>
          <table:table-cell table:formula="of:=ROUNDUP(MAX((100-MAX([.R$5]+[.$F20];0))*(INT([.$I20]*[.$J20])-[.R$4])/100;0);0)" office:value-type="float" office:value="11" calcext:value-type="float">
            <text:p>11</text:p>
          </table:table-cell>
          <table:table-cell table:formula="of:=ROUNDUP(MAX((100-MAX([.S$5]+[.$F20];0))*(INT([.$I20]*[.$J20])-[.S$4])/100;0);0)" office:value-type="float" office:value="10" calcext:value-type="float">
            <text:p>10</text:p>
          </table:table-cell>
          <table:table-cell table:formula="of:=ROUNDUP(MAX((100-MAX([.T$5]+[.$F20];0))*(INT([.$I20]*[.$J20])-[.T$4])/100;0);0)" office:value-type="float" office:value="9" calcext:value-type="float">
            <text:p>9</text:p>
          </table:table-cell>
          <table:table-cell table:formula="of:=ROUNDUP(MAX((100-MAX([.U$5]+[.$F20];0))*(INT([.$I20]*[.$J20])-[.U$4])/100;0);0)" office:value-type="float" office:value="8" calcext:value-type="float">
            <text:p>8</text:p>
          </table:table-cell>
          <table:table-cell table:formula="of:=ROUNDUP(MAX((100-MAX([.V$5]+[.$F20];0))*(INT([.$I20]*[.$J20])-[.V$4])/100;0);0)" office:value-type="float" office:value="8" calcext:value-type="float">
            <text:p>8</text:p>
          </table:table-cell>
          <table:table-cell table:formula="of:=ROUNDUP(MAX((100-MAX([.W$5]+[.$F20];0))*(INT([.$I20]*[.$J20])-[.W$4])/100;0);0)" office:value-type="float" office:value="6" calcext:value-type="float">
            <text:p>6</text:p>
          </table:table-cell>
          <table:table-cell table:formula="of:=ROUNDUP(MAX((100-MAX([.X$5]+[.$F20];0))*(INT([.$I20]*[.$J20])-[.X$4])/100;0);0)" office:value-type="float" office:value="4" calcext:value-type="float">
            <text:p>4</text:p>
          </table:table-cell>
          <table:table-cell table:formula="of:=ROUNDUP(MAX((100-MAX([.Y$5]+[.$F20];0))*(INT([.$I20]*[.$J20])-[.Y$4])/100;0);0)" office:value-type="float" office:value="3" calcext:value-type="float">
            <text:p>3</text:p>
          </table:table-cell>
          <table:table-cell table:formula="of:=ROUNDUP(MAX((100-MAX([.Z$5]+[.$F20];0))*(INT([.$I20]*[.$J20])-[.Z$4])/100;0);0)" office:value-type="float" office:value="2" calcext:value-type="float">
            <text:p>2</text:p>
          </table:table-cell>
          <table:table-cell table:formula="of:=ROUNDUP(MAX((100-MAX([.AA$5]+[.$F20];0))*(INT([.$I20]*[.$J20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H21]" office:value-type="float" office:value="1" calcext:value-type="float">
            <text:p>1</text:p>
          </table:table-cell>
          <table:table-cell table:formula="of:=ROUND(AVERAGE([.C21];[.D21]))" office:value-type="float" office:value="13" calcext:value-type="float">
            <text:p>13</text:p>
          </table:table-cell>
          <table:table-cell/>
          <table:table-cell table:formula="of:=ROUNDUP(MAX((100-MAX([.L$5]+[.$F21];0))*(INT([.$I21]*[.$J21])-[.L$4])/100;0);0)" office:value-type="float" office:value="13" calcext:value-type="float">
            <text:p>13</text:p>
          </table:table-cell>
          <table:table-cell table:formula="of:=ROUNDUP(MAX((100-MAX([.M$5]+[.$F21];0))*(INT([.$I21]*[.$J21])-[.M$4])/100;0);0)" office:value-type="float" office:value="13" calcext:value-type="float">
            <text:p>13</text:p>
          </table:table-cell>
          <table:table-cell table:formula="of:=ROUNDUP(MAX((100-MAX([.N$5]+[.$F21];0))*(INT([.$I21]*[.$J21])-[.N$4])/100;0);0)" office:value-type="float" office:value="11" calcext:value-type="float">
            <text:p>11</text:p>
          </table:table-cell>
          <table:table-cell table:formula="of:=ROUNDUP(MAX((100-MAX([.O$5]+[.$F21];0))*(INT([.$I21]*[.$J21])-[.O$4])/100;0);0)" office:value-type="float" office:value="10" calcext:value-type="float">
            <text:p>10</text:p>
          </table:table-cell>
          <table:table-cell table:formula="of:=ROUNDUP(MAX((100-MAX([.P$5]+[.$F21];0))*(INT([.$I21]*[.$J21])-[.P$4])/100;0);0)" office:value-type="float" office:value="10" calcext:value-type="float">
            <text:p>10</text:p>
          </table:table-cell>
          <table:table-cell table:formula="of:=ROUNDUP(MAX((100-MAX([.Q$5]+[.$F21];0))*(INT([.$I21]*[.$J21])-[.Q$4])/100;0);0)" office:value-type="float" office:value="9" calcext:value-type="float">
            <text:p>9</text:p>
          </table:table-cell>
          <table:table-cell table:formula="of:=ROUNDUP(MAX((100-MAX([.R$5]+[.$F21];0))*(INT([.$I21]*[.$J21])-[.R$4])/100;0);0)" office:value-type="float" office:value="9" calcext:value-type="float">
            <text:p>9</text:p>
          </table:table-cell>
          <table:table-cell table:formula="of:=ROUNDUP(MAX((100-MAX([.S$5]+[.$F21];0))*(INT([.$I21]*[.$J21])-[.S$4])/100;0);0)" office:value-type="float" office:value="8" calcext:value-type="float">
            <text:p>8</text:p>
          </table:table-cell>
          <table:table-cell table:formula="of:=ROUNDUP(MAX((100-MAX([.T$5]+[.$F21];0))*(INT([.$I21]*[.$J21])-[.T$4])/100;0);0)" office:value-type="float" office:value="7" calcext:value-type="float">
            <text:p>7</text:p>
          </table:table-cell>
          <table:table-cell table:formula="of:=ROUNDUP(MAX((100-MAX([.U$5]+[.$F21];0))*(INT([.$I21]*[.$J21])-[.U$4])/100;0);0)" office:value-type="float" office:value="6" calcext:value-type="float">
            <text:p>6</text:p>
          </table:table-cell>
          <table:table-cell table:formula="of:=ROUNDUP(MAX((100-MAX([.V$5]+[.$F21];0))*(INT([.$I21]*[.$J21])-[.V$4])/100;0);0)" office:value-type="float" office:value="4" calcext:value-type="float">
            <text:p>4</text:p>
          </table:table-cell>
          <table:table-cell table:formula="of:=ROUNDUP(MAX((100-MAX([.W$5]+[.$F21];0))*(INT([.$I21]*[.$J21])-[.W$4])/100;0);0)" office:value-type="float" office:value="1" calcext:value-type="float">
            <text:p>1</text:p>
          </table:table-cell>
          <table:table-cell table:formula="of:=ROUNDUP(MAX((100-MAX([.X$5]+[.$F21];0))*(INT([.$I21]*[.$J21])-[.X$4])/100;0);0)" office:value-type="float" office:value="0" calcext:value-type="float">
            <text:p>0</text:p>
          </table:table-cell>
          <table:table-cell table:formula="of:=ROUNDUP(MAX((100-MAX([.Y$5]+[.$F21];0))*(INT([.$I21]*[.$J21])-[.Y$4])/100;0);0)" office:value-type="float" office:value="0" calcext:value-type="float">
            <text:p>0</text:p>
          </table:table-cell>
          <table:table-cell table:formula="of:=ROUNDUP(MAX((100-MAX([.Z$5]+[.$F21];0))*(INT([.$I21]*[.$J21])-[.Z$4])/100;0);0)" office:value-type="float" office:value="0" calcext:value-type="float">
            <text:p>0</text:p>
          </table:table-cell>
          <table:table-cell table:formula="of:=ROUNDUP(MAX((100-MAX([.AA$5]+[.$F21];0))*(INT([.$I21]*[.$J2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H22]" office:value-type="float" office:value="1" calcext:value-type="float">
            <text:p>1</text:p>
          </table:table-cell>
          <table:table-cell table:formula="of:=ROUND(AVERAGE([.C22];[.D22]))" office:value-type="float" office:value="15" calcext:value-type="float">
            <text:p>15</text:p>
          </table:table-cell>
          <table:table-cell/>
          <table:table-cell table:formula="of:=ROUNDUP(MAX((100-MAX([.L$5]+[.$F22];0))*(INT([.$I22]*[.$J22])-[.L$4])/100;0);0)" office:value-type="float" office:value="15" calcext:value-type="float">
            <text:p>15</text:p>
          </table:table-cell>
          <table:table-cell table:formula="of:=ROUNDUP(MAX((100-MAX([.M$5]+[.$F22];0))*(INT([.$I22]*[.$J22])-[.M$4])/100;0);0)" office:value-type="float" office:value="12" calcext:value-type="float">
            <text:p>12</text:p>
          </table:table-cell>
          <table:table-cell table:formula="of:=ROUNDUP(MAX((100-MAX([.N$5]+[.$F22];0))*(INT([.$I22]*[.$J22])-[.N$4])/100;0);0)" office:value-type="float" office:value="10" calcext:value-type="float">
            <text:p>10</text:p>
          </table:table-cell>
          <table:table-cell table:formula="of:=ROUNDUP(MAX((100-MAX([.O$5]+[.$F22];0))*(INT([.$I22]*[.$J22])-[.O$4])/100;0);0)" office:value-type="float" office:value="10" calcext:value-type="float">
            <text:p>10</text:p>
          </table:table-cell>
          <table:table-cell table:formula="of:=ROUNDUP(MAX((100-MAX([.P$5]+[.$F22];0))*(INT([.$I22]*[.$J22])-[.P$4])/100;0);0)" office:value-type="float" office:value="9" calcext:value-type="float">
            <text:p>9</text:p>
          </table:table-cell>
          <table:table-cell table:formula="of:=ROUNDUP(MAX((100-MAX([.Q$5]+[.$F22];0))*(INT([.$I22]*[.$J22])-[.Q$4])/100;0);0)" office:value-type="float" office:value="9" calcext:value-type="float">
            <text:p>9</text:p>
          </table:table-cell>
          <table:table-cell table:formula="of:=ROUNDUP(MAX((100-MAX([.R$5]+[.$F22];0))*(INT([.$I22]*[.$J22])-[.R$4])/100;0);0)" office:value-type="float" office:value="8" calcext:value-type="float">
            <text:p>8</text:p>
          </table:table-cell>
          <table:table-cell table:formula="of:=ROUNDUP(MAX((100-MAX([.S$5]+[.$F22];0))*(INT([.$I22]*[.$J22])-[.S$4])/100;0);0)" office:value-type="float" office:value="8" calcext:value-type="float">
            <text:p>8</text:p>
          </table:table-cell>
          <table:table-cell table:formula="of:=ROUNDUP(MAX((100-MAX([.T$5]+[.$F22];0))*(INT([.$I22]*[.$J22])-[.T$4])/100;0);0)" office:value-type="float" office:value="6" calcext:value-type="float">
            <text:p>6</text:p>
          </table:table-cell>
          <table:table-cell table:formula="of:=ROUNDUP(MAX((100-MAX([.U$5]+[.$F22];0))*(INT([.$I22]*[.$J22])-[.U$4])/100;0);0)" office:value-type="float" office:value="6" calcext:value-type="float">
            <text:p>6</text:p>
          </table:table-cell>
          <table:table-cell table:formula="of:=ROUNDUP(MAX((100-MAX([.V$5]+[.$F22];0))*(INT([.$I22]*[.$J22])-[.V$4])/100;0);0)" office:value-type="float" office:value="5" calcext:value-type="float">
            <text:p>5</text:p>
          </table:table-cell>
          <table:table-cell table:formula="of:=ROUNDUP(MAX((100-MAX([.W$5]+[.$F22];0))*(INT([.$I22]*[.$J22])-[.W$4])/100;0);0)" office:value-type="float" office:value="2" calcext:value-type="float">
            <text:p>2</text:p>
          </table:table-cell>
          <table:table-cell table:formula="of:=ROUNDUP(MAX((100-MAX([.X$5]+[.$F22];0))*(INT([.$I22]*[.$J22])-[.X$4])/100;0);0)" office:value-type="float" office:value="1" calcext:value-type="float">
            <text:p>1</text:p>
          </table:table-cell>
          <table:table-cell table:formula="of:=ROUNDUP(MAX((100-MAX([.Y$5]+[.$F22];0))*(INT([.$I22]*[.$J22])-[.Y$4])/100;0);0)" office:value-type="float" office:value="0" calcext:value-type="float">
            <text:p>0</text:p>
          </table:table-cell>
          <table:table-cell table:formula="of:=ROUNDUP(MAX((100-MAX([.Z$5]+[.$F22];0))*(INT([.$I22]*[.$J22])-[.Z$4])/100;0);0)" office:value-type="float" office:value="0" calcext:value-type="float">
            <text:p>0</text:p>
          </table:table-cell>
          <table:table-cell table:formula="of:=ROUNDUP(MAX((100-MAX([.AA$5]+[.$F22];0))*(INT([.$I22]*[.$J2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H23]" office:value-type="float" office:value="1" calcext:value-type="float">
            <text:p>1</text:p>
          </table:table-cell>
          <table:table-cell table:formula="of:=ROUND(AVERAGE([.C23];[.D23]))" office:value-type="float" office:value="12" calcext:value-type="float">
            <text:p>12</text:p>
          </table:table-cell>
          <table:table-cell/>
          <table:table-cell table:formula="of:=ROUNDUP(MAX((100-MAX([.L$5]+[.$F23];0))*(INT([.$I23]*[.$J23])-[.L$4])/100;0);0)" office:value-type="float" office:value="12" calcext:value-type="float">
            <text:p>12</text:p>
          </table:table-cell>
          <table:table-cell table:formula="of:=ROUNDUP(MAX((100-MAX([.M$5]+[.$F23];0))*(INT([.$I23]*[.$J23])-[.M$4])/100;0);0)" office:value-type="float" office:value="10" calcext:value-type="float">
            <text:p>10</text:p>
          </table:table-cell>
          <table:table-cell table:formula="of:=ROUNDUP(MAX((100-MAX([.N$5]+[.$F23];0))*(INT([.$I23]*[.$J23])-[.N$4])/100;0);0)" office:value-type="float" office:value="8" calcext:value-type="float">
            <text:p>8</text:p>
          </table:table-cell>
          <table:table-cell table:formula="of:=ROUNDUP(MAX((100-MAX([.O$5]+[.$F23];0))*(INT([.$I23]*[.$J23])-[.O$4])/100;0);0)" office:value-type="float" office:value="7" calcext:value-type="float">
            <text:p>7</text:p>
          </table:table-cell>
          <table:table-cell table:formula="of:=ROUNDUP(MAX((100-MAX([.P$5]+[.$F23];0))*(INT([.$I23]*[.$J23])-[.P$4])/100;0);0)" office:value-type="float" office:value="7" calcext:value-type="float">
            <text:p>7</text:p>
          </table:table-cell>
          <table:table-cell table:formula="of:=ROUNDUP(MAX((100-MAX([.Q$5]+[.$F23];0))*(INT([.$I23]*[.$J23])-[.Q$4])/100;0);0)" office:value-type="float" office:value="7" calcext:value-type="float">
            <text:p>7</text:p>
          </table:table-cell>
          <table:table-cell table:formula="of:=ROUNDUP(MAX((100-MAX([.R$5]+[.$F23];0))*(INT([.$I23]*[.$J23])-[.R$4])/100;0);0)" office:value-type="float" office:value="6" calcext:value-type="float">
            <text:p>6</text:p>
          </table:table-cell>
          <table:table-cell table:formula="of:=ROUNDUP(MAX((100-MAX([.S$5]+[.$F23];0))*(INT([.$I23]*[.$J23])-[.S$4])/100;0);0)" office:value-type="float" office:value="6" calcext:value-type="float">
            <text:p>6</text:p>
          </table:table-cell>
          <table:table-cell table:formula="of:=ROUNDUP(MAX((100-MAX([.T$5]+[.$F23];0))*(INT([.$I23]*[.$J23])-[.T$4])/100;0);0)" office:value-type="float" office:value="5" calcext:value-type="float">
            <text:p>5</text:p>
          </table:table-cell>
          <table:table-cell table:formula="of:=ROUNDUP(MAX((100-MAX([.U$5]+[.$F23];0))*(INT([.$I23]*[.$J23])-[.U$4])/100;0);0)" office:value-type="float" office:value="4" calcext:value-type="float">
            <text:p>4</text:p>
          </table:table-cell>
          <table:table-cell table:formula="of:=ROUNDUP(MAX((100-MAX([.V$5]+[.$F23];0))*(INT([.$I23]*[.$J23])-[.V$4])/100;0);0)" office:value-type="float" office:value="3" calcext:value-type="float">
            <text:p>3</text:p>
          </table:table-cell>
          <table:table-cell table:formula="of:=ROUNDUP(MAX((100-MAX([.W$5]+[.$F23];0))*(INT([.$I23]*[.$J23])-[.W$4])/100;0);0)" office:value-type="float" office:value="0" calcext:value-type="float">
            <text:p>0</text:p>
          </table:table-cell>
          <table:table-cell table:formula="of:=ROUNDUP(MAX((100-MAX([.X$5]+[.$F23];0))*(INT([.$I23]*[.$J23])-[.X$4])/100;0);0)" office:value-type="float" office:value="0" calcext:value-type="float">
            <text:p>0</text:p>
          </table:table-cell>
          <table:table-cell table:formula="of:=ROUNDUP(MAX((100-MAX([.Y$5]+[.$F23];0))*(INT([.$I23]*[.$J23])-[.Y$4])/100;0);0)" office:value-type="float" office:value="0" calcext:value-type="float">
            <text:p>0</text:p>
          </table:table-cell>
          <table:table-cell table:formula="of:=ROUNDUP(MAX((100-MAX([.Z$5]+[.$F23];0))*(INT([.$I23]*[.$J23])-[.Z$4])/100;0);0)" office:value-type="float" office:value="0" calcext:value-type="float">
            <text:p>0</text:p>
          </table:table-cell>
          <table:table-cell table:formula="of:=ROUNDUP(MAX((100-MAX([.AA$5]+[.$F23];0))*(INT([.$I23]*[.$J23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4]/[.H24]" office:value-type="float" office:value="2" calcext:value-type="float">
            <text:p>2</text:p>
          </table:table-cell>
          <table:table-cell table:formula="of:=ROUND(AVERAGE([.C24];[.D24]))" office:value-type="float" office:value="9" calcext:value-type="float">
            <text:p>9</text:p>
          </table:table-cell>
          <table:table-cell/>
          <table:table-cell table:formula="of:=ROUNDUP(MAX((100-MAX([.L$5]+[.$F24];0))*(INT([.$I24]*[.$J24])-[.L$4])/100;0);0)" office:value-type="float" office:value="14" calcext:value-type="float">
            <text:p>14</text:p>
          </table:table-cell>
          <table:table-cell table:formula="of:=ROUNDUP(MAX((100-MAX([.M$5]+[.$F24];0))*(INT([.$I24]*[.$J24])-[.M$4])/100;0);0)" office:value-type="float" office:value="10" calcext:value-type="float">
            <text:p>10</text:p>
          </table:table-cell>
          <table:table-cell table:formula="of:=ROUNDUP(MAX((100-MAX([.N$5]+[.$F24];0))*(INT([.$I24]*[.$J24])-[.N$4])/100;0);0)" office:value-type="float" office:value="8" calcext:value-type="float">
            <text:p>8</text:p>
          </table:table-cell>
          <table:table-cell table:formula="of:=ROUNDUP(MAX((100-MAX([.O$5]+[.$F24];0))*(INT([.$I24]*[.$J24])-[.O$4])/100;0);0)" office:value-type="float" office:value="8" calcext:value-type="float">
            <text:p>8</text:p>
          </table:table-cell>
          <table:table-cell table:formula="of:=ROUNDUP(MAX((100-MAX([.P$5]+[.$F24];0))*(INT([.$I24]*[.$J24])-[.P$4])/100;0);0)" office:value-type="float" office:value="8" calcext:value-type="float">
            <text:p>8</text:p>
          </table:table-cell>
          <table:table-cell table:formula="of:=ROUNDUP(MAX((100-MAX([.Q$5]+[.$F24];0))*(INT([.$I24]*[.$J24])-[.Q$4])/100;0);0)" office:value-type="float" office:value="8" calcext:value-type="float">
            <text:p>8</text:p>
          </table:table-cell>
          <table:table-cell table:formula="of:=ROUNDUP(MAX((100-MAX([.R$5]+[.$F24];0))*(INT([.$I24]*[.$J24])-[.R$4])/100;0);0)" office:value-type="float" office:value="7" calcext:value-type="float">
            <text:p>7</text:p>
          </table:table-cell>
          <table:table-cell table:formula="of:=ROUNDUP(MAX((100-MAX([.S$5]+[.$F24];0))*(INT([.$I24]*[.$J24])-[.S$4])/100;0);0)" office:value-type="float" office:value="6" calcext:value-type="float">
            <text:p>6</text:p>
          </table:table-cell>
          <table:table-cell table:formula="of:=ROUNDUP(MAX((100-MAX([.T$5]+[.$F24];0))*(INT([.$I24]*[.$J24])-[.T$4])/100;0);0)" office:value-type="float" office:value="5" calcext:value-type="float">
            <text:p>5</text:p>
          </table:table-cell>
          <table:table-cell table:formula="of:=ROUNDUP(MAX((100-MAX([.U$5]+[.$F24];0))*(INT([.$I24]*[.$J24])-[.U$4])/100;0);0)" office:value-type="float" office:value="5" calcext:value-type="float">
            <text:p>5</text:p>
          </table:table-cell>
          <table:table-cell table:formula="of:=ROUNDUP(MAX((100-MAX([.V$5]+[.$F24];0))*(INT([.$I24]*[.$J24])-[.V$4])/100;0);0)" office:value-type="float" office:value="4" calcext:value-type="float">
            <text:p>4</text:p>
          </table:table-cell>
          <table:table-cell table:formula="of:=ROUNDUP(MAX((100-MAX([.W$5]+[.$F24];0))*(INT([.$I24]*[.$J24])-[.W$4])/100;0);0)" office:value-type="float" office:value="3" calcext:value-type="float">
            <text:p>3</text:p>
          </table:table-cell>
          <table:table-cell table:formula="of:=ROUNDUP(MAX((100-MAX([.X$5]+[.$F24];0))*(INT([.$I24]*[.$J24])-[.X$4])/100;0);0)" office:value-type="float" office:value="2" calcext:value-type="float">
            <text:p>2</text:p>
          </table:table-cell>
          <table:table-cell table:formula="of:=ROUNDUP(MAX((100-MAX([.Y$5]+[.$F24];0))*(INT([.$I24]*[.$J24])-[.Y$4])/100;0);0)" office:value-type="float" office:value="1" calcext:value-type="float">
            <text:p>1</text:p>
          </table:table-cell>
          <table:table-cell table:formula="of:=ROUNDUP(MAX((100-MAX([.Z$5]+[.$F24];0))*(INT([.$I24]*[.$J24])-[.Z$4])/100;0);0)" office:value-type="float" office:value="0" calcext:value-type="float">
            <text:p>0</text:p>
          </table:table-cell>
          <table:table-cell table:formula="of:=ROUNDUP(MAX((100-MAX([.AA$5]+[.$F24];0))*(INT([.$I24]*[.$J2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5]/[.H25]" office:value-type="float" office:value="0.5" calcext:value-type="float">
            <text:p>0.5</text:p>
          </table:table-cell>
          <table:table-cell table:formula="of:=ROUND(AVERAGE([.C25];[.D25]))" office:value-type="float" office:value="9" calcext:value-type="float">
            <text:p>9</text:p>
          </table:table-cell>
          <table:table-cell/>
          <table:table-cell table:formula="of:=ROUNDUP(MAX((100-MAX([.L$5]+[.$F25];0))*(INT([.$I25]*[.$J25])-[.L$4])/100;0);0)" office:value-type="float" office:value="4" calcext:value-type="float">
            <text:p>4</text:p>
          </table:table-cell>
          <table:table-cell table:formula="of:=ROUNDUP(MAX((100-MAX([.M$5]+[.$F25];0))*(INT([.$I25]*[.$J25])-[.M$4])/100;0);0)" office:value-type="float" office:value="4" calcext:value-type="float">
            <text:p>4</text:p>
          </table:table-cell>
          <table:table-cell table:formula="of:=ROUNDUP(MAX((100-MAX([.N$5]+[.$F25];0))*(INT([.$I25]*[.$J25])-[.N$4])/100;0);0)" office:value-type="float" office:value="2" calcext:value-type="float">
            <text:p>2</text:p>
          </table:table-cell>
          <table:table-cell table:formula="of:=ROUNDUP(MAX((100-MAX([.O$5]+[.$F25];0))*(INT([.$I25]*[.$J25])-[.O$4])/100;0);0)" office:value-type="float" office:value="2" calcext:value-type="float">
            <text:p>2</text:p>
          </table:table-cell>
          <table:table-cell table:formula="of:=ROUNDUP(MAX((100-MAX([.P$5]+[.$F25];0))*(INT([.$I25]*[.$J25])-[.P$4])/100;0);0)" office:value-type="float" office:value="1" calcext:value-type="float">
            <text:p>1</text:p>
          </table:table-cell>
          <table:table-cell table:formula="of:=ROUNDUP(MAX((100-MAX([.Q$5]+[.$F25];0))*(INT([.$I25]*[.$J25])-[.Q$4])/100;0);0)" office:value-type="float" office:value="0" calcext:value-type="float">
            <text:p>0</text:p>
          </table:table-cell>
          <table:table-cell table:formula="of:=ROUNDUP(MAX((100-MAX([.R$5]+[.$F25];0))*(INT([.$I25]*[.$J25])-[.R$4])/100;0);0)" office:value-type="float" office:value="0" calcext:value-type="float">
            <text:p>0</text:p>
          </table:table-cell>
          <table:table-cell table:formula="of:=ROUNDUP(MAX((100-MAX([.S$5]+[.$F25];0))*(INT([.$I25]*[.$J25])-[.S$4])/100;0);0)" office:value-type="float" office:value="0" calcext:value-type="float">
            <text:p>0</text:p>
          </table:table-cell>
          <table:table-cell table:formula="of:=ROUNDUP(MAX((100-MAX([.T$5]+[.$F25];0))*(INT([.$I25]*[.$J25])-[.T$4])/100;0);0)" office:value-type="float" office:value="0" calcext:value-type="float">
            <text:p>0</text:p>
          </table:table-cell>
          <table:table-cell table:formula="of:=ROUNDUP(MAX((100-MAX([.U$5]+[.$F25];0))*(INT([.$I25]*[.$J25])-[.U$4])/100;0);0)" office:value-type="float" office:value="0" calcext:value-type="float">
            <text:p>0</text:p>
          </table:table-cell>
          <table:table-cell table:formula="of:=ROUNDUP(MAX((100-MAX([.V$5]+[.$F25];0))*(INT([.$I25]*[.$J25])-[.V$4])/100;0);0)" office:value-type="float" office:value="0" calcext:value-type="float">
            <text:p>0</text:p>
          </table:table-cell>
          <table:table-cell table:formula="of:=ROUNDUP(MAX((100-MAX([.W$5]+[.$F25];0))*(INT([.$I25]*[.$J25])-[.W$4])/100;0);0)" office:value-type="float" office:value="0" calcext:value-type="float">
            <text:p>0</text:p>
          </table:table-cell>
          <table:table-cell table:formula="of:=ROUNDUP(MAX((100-MAX([.X$5]+[.$F25];0))*(INT([.$I25]*[.$J25])-[.X$4])/100;0);0)" office:value-type="float" office:value="0" calcext:value-type="float">
            <text:p>0</text:p>
          </table:table-cell>
          <table:table-cell table:formula="of:=ROUNDUP(MAX((100-MAX([.Y$5]+[.$F25];0))*(INT([.$I25]*[.$J25])-[.Y$4])/100;0);0)" office:value-type="float" office:value="0" calcext:value-type="float">
            <text:p>0</text:p>
          </table:table-cell>
          <table:table-cell table:formula="of:=ROUNDUP(MAX((100-MAX([.Z$5]+[.$F25];0))*(INT([.$I25]*[.$J25])-[.Z$4])/100;0);0)" office:value-type="float" office:value="0" calcext:value-type="float">
            <text:p>0</text:p>
          </table:table-cell>
          <table:table-cell table:formula="of:=ROUNDUP(MAX((100-MAX([.AA$5]+[.$F25];0))*(INT([.$I25]*[.$J2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6]/[.H26]" office:value-type="float" office:value="2" calcext:value-type="float">
            <text:p>2</text:p>
          </table:table-cell>
          <table:table-cell table:formula="of:=ROUND(AVERAGE([.C26];[.D26]))" office:value-type="float" office:value="9" calcext:value-type="float">
            <text:p>9</text:p>
          </table:table-cell>
          <table:table-cell/>
          <table:table-cell table:formula="of:=ROUNDUP(MAX((100-MAX([.L$5]+[.$F26];0))*(INT([.$I26]*[.$J26])-[.L$4])/100;0);0)" office:value-type="float" office:value="14" calcext:value-type="float">
            <text:p>14</text:p>
          </table:table-cell>
          <table:table-cell table:formula="of:=ROUNDUP(MAX((100-MAX([.M$5]+[.$F26];0))*(INT([.$I26]*[.$J26])-[.M$4])/100;0);0)" office:value-type="float" office:value="10" calcext:value-type="float">
            <text:p>10</text:p>
          </table:table-cell>
          <table:table-cell table:formula="of:=ROUNDUP(MAX((100-MAX([.N$5]+[.$F26];0))*(INT([.$I26]*[.$J26])-[.N$4])/100;0);0)" office:value-type="float" office:value="8" calcext:value-type="float">
            <text:p>8</text:p>
          </table:table-cell>
          <table:table-cell table:formula="of:=ROUNDUP(MAX((100-MAX([.O$5]+[.$F26];0))*(INT([.$I26]*[.$J26])-[.O$4])/100;0);0)" office:value-type="float" office:value="8" calcext:value-type="float">
            <text:p>8</text:p>
          </table:table-cell>
          <table:table-cell table:formula="of:=ROUNDUP(MAX((100-MAX([.P$5]+[.$F26];0))*(INT([.$I26]*[.$J26])-[.P$4])/100;0);0)" office:value-type="float" office:value="8" calcext:value-type="float">
            <text:p>8</text:p>
          </table:table-cell>
          <table:table-cell table:formula="of:=ROUNDUP(MAX((100-MAX([.Q$5]+[.$F26];0))*(INT([.$I26]*[.$J26])-[.Q$4])/100;0);0)" office:value-type="float" office:value="8" calcext:value-type="float">
            <text:p>8</text:p>
          </table:table-cell>
          <table:table-cell table:formula="of:=ROUNDUP(MAX((100-MAX([.R$5]+[.$F26];0))*(INT([.$I26]*[.$J26])-[.R$4])/100;0);0)" office:value-type="float" office:value="7" calcext:value-type="float">
            <text:p>7</text:p>
          </table:table-cell>
          <table:table-cell table:formula="of:=ROUNDUP(MAX((100-MAX([.S$5]+[.$F26];0))*(INT([.$I26]*[.$J26])-[.S$4])/100;0);0)" office:value-type="float" office:value="6" calcext:value-type="float">
            <text:p>6</text:p>
          </table:table-cell>
          <table:table-cell table:formula="of:=ROUNDUP(MAX((100-MAX([.T$5]+[.$F26];0))*(INT([.$I26]*[.$J26])-[.T$4])/100;0);0)" office:value-type="float" office:value="5" calcext:value-type="float">
            <text:p>5</text:p>
          </table:table-cell>
          <table:table-cell table:formula="of:=ROUNDUP(MAX((100-MAX([.U$5]+[.$F26];0))*(INT([.$I26]*[.$J26])-[.U$4])/100;0);0)" office:value-type="float" office:value="5" calcext:value-type="float">
            <text:p>5</text:p>
          </table:table-cell>
          <table:table-cell table:formula="of:=ROUNDUP(MAX((100-MAX([.V$5]+[.$F26];0))*(INT([.$I26]*[.$J26])-[.V$4])/100;0);0)" office:value-type="float" office:value="4" calcext:value-type="float">
            <text:p>4</text:p>
          </table:table-cell>
          <table:table-cell table:formula="of:=ROUNDUP(MAX((100-MAX([.W$5]+[.$F26];0))*(INT([.$I26]*[.$J26])-[.W$4])/100;0);0)" office:value-type="float" office:value="3" calcext:value-type="float">
            <text:p>3</text:p>
          </table:table-cell>
          <table:table-cell table:formula="of:=ROUNDUP(MAX((100-MAX([.X$5]+[.$F26];0))*(INT([.$I26]*[.$J26])-[.X$4])/100;0);0)" office:value-type="float" office:value="2" calcext:value-type="float">
            <text:p>2</text:p>
          </table:table-cell>
          <table:table-cell table:formula="of:=ROUNDUP(MAX((100-MAX([.Y$5]+[.$F26];0))*(INT([.$I26]*[.$J26])-[.Y$4])/100;0);0)" office:value-type="float" office:value="1" calcext:value-type="float">
            <text:p>1</text:p>
          </table:table-cell>
          <table:table-cell table:formula="of:=ROUNDUP(MAX((100-MAX([.Z$5]+[.$F26];0))*(INT([.$I26]*[.$J26])-[.Z$4])/100;0);0)" office:value-type="float" office:value="0" calcext:value-type="float">
            <text:p>0</text:p>
          </table:table-cell>
          <table:table-cell table:formula="of:=ROUNDUP(MAX((100-MAX([.AA$5]+[.$F26];0))*(INT([.$I26]*[.$J2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7]/[.H27]" office:value-type="float" office:value="0.5" calcext:value-type="float">
            <text:p>0.5</text:p>
          </table:table-cell>
          <table:table-cell table:formula="of:=ROUND(AVERAGE([.C27];[.D27]))" office:value-type="float" office:value="9" calcext:value-type="float">
            <text:p>9</text:p>
          </table:table-cell>
          <table:table-cell/>
          <table:table-cell table:formula="of:=ROUNDUP(MAX((100-MAX([.L$5]+[.$F27];0))*(INT([.$I27]*[.$J27])-[.L$4])/100;0);0)" office:value-type="float" office:value="4" calcext:value-type="float">
            <text:p>4</text:p>
          </table:table-cell>
          <table:table-cell table:formula="of:=ROUNDUP(MAX((100-MAX([.M$5]+[.$F27];0))*(INT([.$I27]*[.$J27])-[.M$4])/100;0);0)" office:value-type="float" office:value="4" calcext:value-type="float">
            <text:p>4</text:p>
          </table:table-cell>
          <table:table-cell table:formula="of:=ROUNDUP(MAX((100-MAX([.N$5]+[.$F27];0))*(INT([.$I27]*[.$J27])-[.N$4])/100;0);0)" office:value-type="float" office:value="2" calcext:value-type="float">
            <text:p>2</text:p>
          </table:table-cell>
          <table:table-cell table:formula="of:=ROUNDUP(MAX((100-MAX([.O$5]+[.$F27];0))*(INT([.$I27]*[.$J27])-[.O$4])/100;0);0)" office:value-type="float" office:value="2" calcext:value-type="float">
            <text:p>2</text:p>
          </table:table-cell>
          <table:table-cell table:formula="of:=ROUNDUP(MAX((100-MAX([.P$5]+[.$F27];0))*(INT([.$I27]*[.$J27])-[.P$4])/100;0);0)" office:value-type="float" office:value="1" calcext:value-type="float">
            <text:p>1</text:p>
          </table:table-cell>
          <table:table-cell table:formula="of:=ROUNDUP(MAX((100-MAX([.Q$5]+[.$F27];0))*(INT([.$I27]*[.$J27])-[.Q$4])/100;0);0)" office:value-type="float" office:value="0" calcext:value-type="float">
            <text:p>0</text:p>
          </table:table-cell>
          <table:table-cell table:formula="of:=ROUNDUP(MAX((100-MAX([.R$5]+[.$F27];0))*(INT([.$I27]*[.$J27])-[.R$4])/100;0);0)" office:value-type="float" office:value="0" calcext:value-type="float">
            <text:p>0</text:p>
          </table:table-cell>
          <table:table-cell table:formula="of:=ROUNDUP(MAX((100-MAX([.S$5]+[.$F27];0))*(INT([.$I27]*[.$J27])-[.S$4])/100;0);0)" office:value-type="float" office:value="0" calcext:value-type="float">
            <text:p>0</text:p>
          </table:table-cell>
          <table:table-cell table:formula="of:=ROUNDUP(MAX((100-MAX([.T$5]+[.$F27];0))*(INT([.$I27]*[.$J27])-[.T$4])/100;0);0)" office:value-type="float" office:value="0" calcext:value-type="float">
            <text:p>0</text:p>
          </table:table-cell>
          <table:table-cell table:formula="of:=ROUNDUP(MAX((100-MAX([.U$5]+[.$F27];0))*(INT([.$I27]*[.$J27])-[.U$4])/100;0);0)" office:value-type="float" office:value="0" calcext:value-type="float">
            <text:p>0</text:p>
          </table:table-cell>
          <table:table-cell table:formula="of:=ROUNDUP(MAX((100-MAX([.V$5]+[.$F27];0))*(INT([.$I27]*[.$J27])-[.V$4])/100;0);0)" office:value-type="float" office:value="0" calcext:value-type="float">
            <text:p>0</text:p>
          </table:table-cell>
          <table:table-cell table:formula="of:=ROUNDUP(MAX((100-MAX([.W$5]+[.$F27];0))*(INT([.$I27]*[.$J27])-[.W$4])/100;0);0)" office:value-type="float" office:value="0" calcext:value-type="float">
            <text:p>0</text:p>
          </table:table-cell>
          <table:table-cell table:formula="of:=ROUNDUP(MAX((100-MAX([.X$5]+[.$F27];0))*(INT([.$I27]*[.$J27])-[.X$4])/100;0);0)" office:value-type="float" office:value="0" calcext:value-type="float">
            <text:p>0</text:p>
          </table:table-cell>
          <table:table-cell table:formula="of:=ROUNDUP(MAX((100-MAX([.Y$5]+[.$F27];0))*(INT([.$I27]*[.$J27])-[.Y$4])/100;0);0)" office:value-type="float" office:value="0" calcext:value-type="float">
            <text:p>0</text:p>
          </table:table-cell>
          <table:table-cell table:formula="of:=ROUNDUP(MAX((100-MAX([.Z$5]+[.$F27];0))*(INT([.$I27]*[.$J27])-[.Z$4])/100;0);0)" office:value-type="float" office:value="0" calcext:value-type="float">
            <text:p>0</text:p>
          </table:table-cell>
          <table:table-cell table:formula="of:=ROUNDUP(MAX((100-MAX([.AA$5]+[.$F27];0))*(INT([.$I27]*[.$J2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[.H28]" office:value-type="float" office:value="2" calcext:value-type="float">
            <text:p>2</text:p>
          </table:table-cell>
          <table:table-cell table:formula="of:=ROUND(AVERAGE([.C28];[.D28]))" office:value-type="float" office:value="14" calcext:value-type="float">
            <text:p>14</text:p>
          </table:table-cell>
          <table:table-cell/>
          <table:table-cell table:formula="of:=ROUNDUP(MAX((100-MAX([.L$5]+[.$F28];0))*(INT([.$I28]*[.$J28])-[.L$4])/100;0);0)" office:value-type="float" office:value="21" calcext:value-type="float">
            <text:p>21</text:p>
          </table:table-cell>
          <table:table-cell table:formula="of:=ROUNDUP(MAX((100-MAX([.M$5]+[.$F28];0))*(INT([.$I28]*[.$J28])-[.M$4])/100;0);0)" office:value-type="float" office:value="16" calcext:value-type="float">
            <text:p>16</text:p>
          </table:table-cell>
          <table:table-cell table:formula="of:=ROUNDUP(MAX((100-MAX([.N$5]+[.$F28];0))*(INT([.$I28]*[.$J28])-[.N$4])/100;0);0)" office:value-type="float" office:value="13" calcext:value-type="float">
            <text:p>13</text:p>
          </table:table-cell>
          <table:table-cell table:formula="of:=ROUNDUP(MAX((100-MAX([.O$5]+[.$F28];0))*(INT([.$I28]*[.$J28])-[.O$4])/100;0);0)" office:value-type="float" office:value="12" calcext:value-type="float">
            <text:p>12</text:p>
          </table:table-cell>
          <table:table-cell table:formula="of:=ROUNDUP(MAX((100-MAX([.P$5]+[.$F28];0))*(INT([.$I28]*[.$J28])-[.P$4])/100;0);0)" office:value-type="float" office:value="13" calcext:value-type="float">
            <text:p>13</text:p>
          </table:table-cell>
          <table:table-cell table:formula="of:=ROUNDUP(MAX((100-MAX([.Q$5]+[.$F28];0))*(INT([.$I28]*[.$J28])-[.Q$4])/100;0);0)" office:value-type="float" office:value="14" calcext:value-type="float">
            <text:p>14</text:p>
          </table:table-cell>
          <table:table-cell table:formula="of:=ROUNDUP(MAX((100-MAX([.R$5]+[.$F28];0))*(INT([.$I28]*[.$J28])-[.R$4])/100;0);0)" office:value-type="float" office:value="11" calcext:value-type="float">
            <text:p>11</text:p>
          </table:table-cell>
          <table:table-cell table:formula="of:=ROUNDUP(MAX((100-MAX([.S$5]+[.$F28];0))*(INT([.$I28]*[.$J28])-[.S$4])/100;0);0)" office:value-type="float" office:value="10" calcext:value-type="float">
            <text:p>10</text:p>
          </table:table-cell>
          <table:table-cell table:formula="of:=ROUNDUP(MAX((100-MAX([.T$5]+[.$F28];0))*(INT([.$I28]*[.$J28])-[.T$4])/100;0);0)" office:value-type="float" office:value="9" calcext:value-type="float">
            <text:p>9</text:p>
          </table:table-cell>
          <table:table-cell table:formula="of:=ROUNDUP(MAX((100-MAX([.U$5]+[.$F28];0))*(INT([.$I28]*[.$J28])-[.U$4])/100;0);0)" office:value-type="float" office:value="8" calcext:value-type="float">
            <text:p>8</text:p>
          </table:table-cell>
          <table:table-cell table:formula="of:=ROUNDUP(MAX((100-MAX([.V$5]+[.$F28];0))*(INT([.$I28]*[.$J28])-[.V$4])/100;0);0)" office:value-type="float" office:value="7" calcext:value-type="float">
            <text:p>7</text:p>
          </table:table-cell>
          <table:table-cell table:formula="of:=ROUNDUP(MAX((100-MAX([.W$5]+[.$F28];0))*(INT([.$I28]*[.$J28])-[.W$4])/100;0);0)" office:value-type="float" office:value="6" calcext:value-type="float">
            <text:p>6</text:p>
          </table:table-cell>
          <table:table-cell table:formula="of:=ROUNDUP(MAX((100-MAX([.X$5]+[.$F28];0))*(INT([.$I28]*[.$J28])-[.X$4])/100;0);0)" office:value-type="float" office:value="4" calcext:value-type="float">
            <text:p>4</text:p>
          </table:table-cell>
          <table:table-cell table:formula="of:=ROUNDUP(MAX((100-MAX([.Y$5]+[.$F28];0))*(INT([.$I28]*[.$J28])-[.Y$4])/100;0);0)" office:value-type="float" office:value="3" calcext:value-type="float">
            <text:p>3</text:p>
          </table:table-cell>
          <table:table-cell table:formula="of:=ROUNDUP(MAX((100-MAX([.Z$5]+[.$F28];0))*(INT([.$I28]*[.$J28])-[.Z$4])/100;0);0)" office:value-type="float" office:value="2" calcext:value-type="float">
            <text:p>2</text:p>
          </table:table-cell>
          <table:table-cell table:formula="of:=ROUNDUP(MAX((100-MAX([.AA$5]+[.$F28];0))*(INT([.$I28]*[.$J28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9]/[.H29]" office:value-type="float" office:value="0.5" calcext:value-type="float">
            <text:p>0.5</text:p>
          </table:table-cell>
          <table:table-cell table:formula="of:=ROUND(AVERAGE([.C29];[.D29]))" office:value-type="float" office:value="14" calcext:value-type="float">
            <text:p>14</text:p>
          </table:table-cell>
          <table:table-cell/>
          <table:table-cell table:formula="of:=ROUNDUP(MAX((100-MAX([.L$5]+[.$F29];0))*(INT([.$I29]*[.$J29])-[.L$4])/100;0);0)" office:value-type="float" office:value="7" calcext:value-type="float">
            <text:p>7</text:p>
          </table:table-cell>
          <table:table-cell table:formula="of:=ROUNDUP(MAX((100-MAX([.M$5]+[.$F29];0))*(INT([.$I29]*[.$J29])-[.M$4])/100;0);0)" office:value-type="float" office:value="7" calcext:value-type="float">
            <text:p>7</text:p>
          </table:table-cell>
          <table:table-cell table:formula="of:=ROUNDUP(MAX((100-MAX([.N$5]+[.$F29];0))*(INT([.$I29]*[.$J29])-[.N$4])/100;0);0)" office:value-type="float" office:value="5" calcext:value-type="float">
            <text:p>5</text:p>
          </table:table-cell>
          <table:table-cell table:formula="of:=ROUNDUP(MAX((100-MAX([.O$5]+[.$F29];0))*(INT([.$I29]*[.$J29])-[.O$4])/100;0);0)" office:value-type="float" office:value="5" calcext:value-type="float">
            <text:p>5</text:p>
          </table:table-cell>
          <table:table-cell table:formula="of:=ROUNDUP(MAX((100-MAX([.P$5]+[.$F29];0))*(INT([.$I29]*[.$J29])-[.P$4])/100;0);0)" office:value-type="float" office:value="4" calcext:value-type="float">
            <text:p>4</text:p>
          </table:table-cell>
          <table:table-cell table:formula="of:=ROUNDUP(MAX((100-MAX([.Q$5]+[.$F29];0))*(INT([.$I29]*[.$J29])-[.Q$4])/100;0);0)" office:value-type="float" office:value="3" calcext:value-type="float">
            <text:p>3</text:p>
          </table:table-cell>
          <table:table-cell table:formula="of:=ROUNDUP(MAX((100-MAX([.R$5]+[.$F29];0))*(INT([.$I29]*[.$J29])-[.R$4])/100;0);0)" office:value-type="float" office:value="3" calcext:value-type="float">
            <text:p>3</text:p>
          </table:table-cell>
          <table:table-cell table:formula="of:=ROUNDUP(MAX((100-MAX([.S$5]+[.$F29];0))*(INT([.$I29]*[.$J29])-[.S$4])/100;0);0)" office:value-type="float" office:value="3" calcext:value-type="float">
            <text:p>3</text:p>
          </table:table-cell>
          <table:table-cell table:formula="of:=ROUNDUP(MAX((100-MAX([.T$5]+[.$F29];0))*(INT([.$I29]*[.$J29])-[.T$4])/100;0);0)" office:value-type="float" office:value="2" calcext:value-type="float">
            <text:p>2</text:p>
          </table:table-cell>
          <table:table-cell table:formula="of:=ROUNDUP(MAX((100-MAX([.U$5]+[.$F29];0))*(INT([.$I29]*[.$J29])-[.U$4])/100;0);0)" office:value-type="float" office:value="1" calcext:value-type="float">
            <text:p>1</text:p>
          </table:table-cell>
          <table:table-cell table:formula="of:=ROUNDUP(MAX((100-MAX([.V$5]+[.$F29];0))*(INT([.$I29]*[.$J29])-[.V$4])/100;0);0)" office:value-type="float" office:value="0" calcext:value-type="float">
            <text:p>0</text:p>
          </table:table-cell>
          <table:table-cell table:formula="of:=ROUNDUP(MAX((100-MAX([.W$5]+[.$F29];0))*(INT([.$I29]*[.$J29])-[.W$4])/100;0);0)" office:value-type="float" office:value="0" calcext:value-type="float">
            <text:p>0</text:p>
          </table:table-cell>
          <table:table-cell table:formula="of:=ROUNDUP(MAX((100-MAX([.X$5]+[.$F29];0))*(INT([.$I29]*[.$J29])-[.X$4])/100;0);0)" office:value-type="float" office:value="0" calcext:value-type="float">
            <text:p>0</text:p>
          </table:table-cell>
          <table:table-cell table:formula="of:=ROUNDUP(MAX((100-MAX([.Y$5]+[.$F29];0))*(INT([.$I29]*[.$J29])-[.Y$4])/100;0);0)" office:value-type="float" office:value="0" calcext:value-type="float">
            <text:p>0</text:p>
          </table:table-cell>
          <table:table-cell table:formula="of:=ROUNDUP(MAX((100-MAX([.Z$5]+[.$F29];0))*(INT([.$I29]*[.$J29])-[.Z$4])/100;0);0)" office:value-type="float" office:value="0" calcext:value-type="float">
            <text:p>0</text:p>
          </table:table-cell>
          <table:table-cell table:formula="of:=ROUNDUP(MAX((100-MAX([.AA$5]+[.$F29];0))*(INT([.$I29]*[.$J2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0]/[.H30]" office:value-type="float" office:value="2" calcext:value-type="float">
            <text:p>2</text:p>
          </table:table-cell>
          <table:table-cell table:formula="of:=ROUND(AVERAGE([.C30];[.D30]))" office:value-type="float" office:value="9" calcext:value-type="float">
            <text:p>9</text:p>
          </table:table-cell>
          <table:table-cell/>
          <table:table-cell table:formula="of:=ROUNDUP(MAX((100-MAX([.L$5]+[.$F30];0))*(INT([.$I30]*[.$J30])-[.L$4])/100;0);0)" office:value-type="float" office:value="14" calcext:value-type="float">
            <text:p>14</text:p>
          </table:table-cell>
          <table:table-cell table:formula="of:=ROUNDUP(MAX((100-MAX([.M$5]+[.$F30];0))*(INT([.$I30]*[.$J30])-[.M$4])/100;0);0)" office:value-type="float" office:value="10" calcext:value-type="float">
            <text:p>10</text:p>
          </table:table-cell>
          <table:table-cell table:formula="of:=ROUNDUP(MAX((100-MAX([.N$5]+[.$F30];0))*(INT([.$I30]*[.$J30])-[.N$4])/100;0);0)" office:value-type="float" office:value="8" calcext:value-type="float">
            <text:p>8</text:p>
          </table:table-cell>
          <table:table-cell table:formula="of:=ROUNDUP(MAX((100-MAX([.O$5]+[.$F30];0))*(INT([.$I30]*[.$J30])-[.O$4])/100;0);0)" office:value-type="float" office:value="8" calcext:value-type="float">
            <text:p>8</text:p>
          </table:table-cell>
          <table:table-cell table:formula="of:=ROUNDUP(MAX((100-MAX([.P$5]+[.$F30];0))*(INT([.$I30]*[.$J30])-[.P$4])/100;0);0)" office:value-type="float" office:value="8" calcext:value-type="float">
            <text:p>8</text:p>
          </table:table-cell>
          <table:table-cell table:formula="of:=ROUNDUP(MAX((100-MAX([.Q$5]+[.$F30];0))*(INT([.$I30]*[.$J30])-[.Q$4])/100;0);0)" office:value-type="float" office:value="8" calcext:value-type="float">
            <text:p>8</text:p>
          </table:table-cell>
          <table:table-cell table:formula="of:=ROUNDUP(MAX((100-MAX([.R$5]+[.$F30];0))*(INT([.$I30]*[.$J30])-[.R$4])/100;0);0)" office:value-type="float" office:value="7" calcext:value-type="float">
            <text:p>7</text:p>
          </table:table-cell>
          <table:table-cell table:formula="of:=ROUNDUP(MAX((100-MAX([.S$5]+[.$F30];0))*(INT([.$I30]*[.$J30])-[.S$4])/100;0);0)" office:value-type="float" office:value="6" calcext:value-type="float">
            <text:p>6</text:p>
          </table:table-cell>
          <table:table-cell table:formula="of:=ROUNDUP(MAX((100-MAX([.T$5]+[.$F30];0))*(INT([.$I30]*[.$J30])-[.T$4])/100;0);0)" office:value-type="float" office:value="5" calcext:value-type="float">
            <text:p>5</text:p>
          </table:table-cell>
          <table:table-cell table:formula="of:=ROUNDUP(MAX((100-MAX([.U$5]+[.$F30];0))*(INT([.$I30]*[.$J30])-[.U$4])/100;0);0)" office:value-type="float" office:value="5" calcext:value-type="float">
            <text:p>5</text:p>
          </table:table-cell>
          <table:table-cell table:formula="of:=ROUNDUP(MAX((100-MAX([.V$5]+[.$F30];0))*(INT([.$I30]*[.$J30])-[.V$4])/100;0);0)" office:value-type="float" office:value="4" calcext:value-type="float">
            <text:p>4</text:p>
          </table:table-cell>
          <table:table-cell table:formula="of:=ROUNDUP(MAX((100-MAX([.W$5]+[.$F30];0))*(INT([.$I30]*[.$J30])-[.W$4])/100;0);0)" office:value-type="float" office:value="3" calcext:value-type="float">
            <text:p>3</text:p>
          </table:table-cell>
          <table:table-cell table:formula="of:=ROUNDUP(MAX((100-MAX([.X$5]+[.$F30];0))*(INT([.$I30]*[.$J30])-[.X$4])/100;0);0)" office:value-type="float" office:value="2" calcext:value-type="float">
            <text:p>2</text:p>
          </table:table-cell>
          <table:table-cell table:formula="of:=ROUNDUP(MAX((100-MAX([.Y$5]+[.$F30];0))*(INT([.$I30]*[.$J30])-[.Y$4])/100;0);0)" office:value-type="float" office:value="1" calcext:value-type="float">
            <text:p>1</text:p>
          </table:table-cell>
          <table:table-cell table:formula="of:=ROUNDUP(MAX((100-MAX([.Z$5]+[.$F30];0))*(INT([.$I30]*[.$J30])-[.Z$4])/100;0);0)" office:value-type="float" office:value="0" calcext:value-type="float">
            <text:p>0</text:p>
          </table:table-cell>
          <table:table-cell table:formula="of:=ROUNDUP(MAX((100-MAX([.AA$5]+[.$F30];0))*(INT([.$I30]*[.$J3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1]/[.H31]" office:value-type="float" office:value="0.5" calcext:value-type="float">
            <text:p>0.5</text:p>
          </table:table-cell>
          <table:table-cell table:formula="of:=ROUND(AVERAGE([.C31];[.D31]))" office:value-type="float" office:value="9" calcext:value-type="float">
            <text:p>9</text:p>
          </table:table-cell>
          <table:table-cell/>
          <table:table-cell table:formula="of:=ROUNDUP(MAX((100-MAX([.L$5]+[.$F31];0))*(INT([.$I31]*[.$J31])-[.L$4])/100;0);0)" office:value-type="float" office:value="4" calcext:value-type="float">
            <text:p>4</text:p>
          </table:table-cell>
          <table:table-cell table:formula="of:=ROUNDUP(MAX((100-MAX([.M$5]+[.$F31];0))*(INT([.$I31]*[.$J31])-[.M$4])/100;0);0)" office:value-type="float" office:value="4" calcext:value-type="float">
            <text:p>4</text:p>
          </table:table-cell>
          <table:table-cell table:formula="of:=ROUNDUP(MAX((100-MAX([.N$5]+[.$F31];0))*(INT([.$I31]*[.$J31])-[.N$4])/100;0);0)" office:value-type="float" office:value="2" calcext:value-type="float">
            <text:p>2</text:p>
          </table:table-cell>
          <table:table-cell table:formula="of:=ROUNDUP(MAX((100-MAX([.O$5]+[.$F31];0))*(INT([.$I31]*[.$J31])-[.O$4])/100;0);0)" office:value-type="float" office:value="2" calcext:value-type="float">
            <text:p>2</text:p>
          </table:table-cell>
          <table:table-cell table:formula="of:=ROUNDUP(MAX((100-MAX([.P$5]+[.$F31];0))*(INT([.$I31]*[.$J31])-[.P$4])/100;0);0)" office:value-type="float" office:value="1" calcext:value-type="float">
            <text:p>1</text:p>
          </table:table-cell>
          <table:table-cell table:formula="of:=ROUNDUP(MAX((100-MAX([.Q$5]+[.$F31];0))*(INT([.$I31]*[.$J31])-[.Q$4])/100;0);0)" office:value-type="float" office:value="0" calcext:value-type="float">
            <text:p>0</text:p>
          </table:table-cell>
          <table:table-cell table:formula="of:=ROUNDUP(MAX((100-MAX([.R$5]+[.$F31];0))*(INT([.$I31]*[.$J31])-[.R$4])/100;0);0)" office:value-type="float" office:value="0" calcext:value-type="float">
            <text:p>0</text:p>
          </table:table-cell>
          <table:table-cell table:formula="of:=ROUNDUP(MAX((100-MAX([.S$5]+[.$F31];0))*(INT([.$I31]*[.$J31])-[.S$4])/100;0);0)" office:value-type="float" office:value="0" calcext:value-type="float">
            <text:p>0</text:p>
          </table:table-cell>
          <table:table-cell table:formula="of:=ROUNDUP(MAX((100-MAX([.T$5]+[.$F31];0))*(INT([.$I31]*[.$J31])-[.T$4])/100;0);0)" office:value-type="float" office:value="0" calcext:value-type="float">
            <text:p>0</text:p>
          </table:table-cell>
          <table:table-cell table:formula="of:=ROUNDUP(MAX((100-MAX([.U$5]+[.$F31];0))*(INT([.$I31]*[.$J31])-[.U$4])/100;0);0)" office:value-type="float" office:value="0" calcext:value-type="float">
            <text:p>0</text:p>
          </table:table-cell>
          <table:table-cell table:formula="of:=ROUNDUP(MAX((100-MAX([.V$5]+[.$F31];0))*(INT([.$I31]*[.$J31])-[.V$4])/100;0);0)" office:value-type="float" office:value="0" calcext:value-type="float">
            <text:p>0</text:p>
          </table:table-cell>
          <table:table-cell table:formula="of:=ROUNDUP(MAX((100-MAX([.W$5]+[.$F31];0))*(INT([.$I31]*[.$J31])-[.W$4])/100;0);0)" office:value-type="float" office:value="0" calcext:value-type="float">
            <text:p>0</text:p>
          </table:table-cell>
          <table:table-cell table:formula="of:=ROUNDUP(MAX((100-MAX([.X$5]+[.$F31];0))*(INT([.$I31]*[.$J31])-[.X$4])/100;0);0)" office:value-type="float" office:value="0" calcext:value-type="float">
            <text:p>0</text:p>
          </table:table-cell>
          <table:table-cell table:formula="of:=ROUNDUP(MAX((100-MAX([.Y$5]+[.$F31];0))*(INT([.$I31]*[.$J31])-[.Y$4])/100;0);0)" office:value-type="float" office:value="0" calcext:value-type="float">
            <text:p>0</text:p>
          </table:table-cell>
          <table:table-cell table:formula="of:=ROUNDUP(MAX((100-MAX([.Z$5]+[.$F31];0))*(INT([.$I31]*[.$J31])-[.Z$4])/100;0);0)" office:value-type="float" office:value="0" calcext:value-type="float">
            <text:p>0</text:p>
          </table:table-cell>
          <table:table-cell table:formula="of:=ROUNDUP(MAX((100-MAX([.AA$5]+[.$F31];0))*(INT([.$I31]*[.$J3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2]/[.H32]" office:value-type="float" office:value="2" calcext:value-type="float">
            <text:p>2</text:p>
          </table:table-cell>
          <table:table-cell table:formula="of:=ROUND(AVERAGE([.C32];[.D32]))" office:value-type="float" office:value="9" calcext:value-type="float">
            <text:p>9</text:p>
          </table:table-cell>
          <table:table-cell/>
          <table:table-cell table:formula="of:=ROUNDUP(MAX((100-MAX([.L$5]+[.$F32];0))*(INT([.$I32]*[.$J32])-[.L$4])/100;0);0)" office:value-type="float" office:value="14" calcext:value-type="float">
            <text:p>14</text:p>
          </table:table-cell>
          <table:table-cell table:formula="of:=ROUNDUP(MAX((100-MAX([.M$5]+[.$F32];0))*(INT([.$I32]*[.$J32])-[.M$4])/100;0);0)" office:value-type="float" office:value="10" calcext:value-type="float">
            <text:p>10</text:p>
          </table:table-cell>
          <table:table-cell table:formula="of:=ROUNDUP(MAX((100-MAX([.N$5]+[.$F32];0))*(INT([.$I32]*[.$J32])-[.N$4])/100;0);0)" office:value-type="float" office:value="8" calcext:value-type="float">
            <text:p>8</text:p>
          </table:table-cell>
          <table:table-cell table:formula="of:=ROUNDUP(MAX((100-MAX([.O$5]+[.$F32];0))*(INT([.$I32]*[.$J32])-[.O$4])/100;0);0)" office:value-type="float" office:value="8" calcext:value-type="float">
            <text:p>8</text:p>
          </table:table-cell>
          <table:table-cell table:formula="of:=ROUNDUP(MAX((100-MAX([.P$5]+[.$F32];0))*(INT([.$I32]*[.$J32])-[.P$4])/100;0);0)" office:value-type="float" office:value="8" calcext:value-type="float">
            <text:p>8</text:p>
          </table:table-cell>
          <table:table-cell table:formula="of:=ROUNDUP(MAX((100-MAX([.Q$5]+[.$F32];0))*(INT([.$I32]*[.$J32])-[.Q$4])/100;0);0)" office:value-type="float" office:value="8" calcext:value-type="float">
            <text:p>8</text:p>
          </table:table-cell>
          <table:table-cell table:formula="of:=ROUNDUP(MAX((100-MAX([.R$5]+[.$F32];0))*(INT([.$I32]*[.$J32])-[.R$4])/100;0);0)" office:value-type="float" office:value="7" calcext:value-type="float">
            <text:p>7</text:p>
          </table:table-cell>
          <table:table-cell table:formula="of:=ROUNDUP(MAX((100-MAX([.S$5]+[.$F32];0))*(INT([.$I32]*[.$J32])-[.S$4])/100;0);0)" office:value-type="float" office:value="6" calcext:value-type="float">
            <text:p>6</text:p>
          </table:table-cell>
          <table:table-cell table:formula="of:=ROUNDUP(MAX((100-MAX([.T$5]+[.$F32];0))*(INT([.$I32]*[.$J32])-[.T$4])/100;0);0)" office:value-type="float" office:value="5" calcext:value-type="float">
            <text:p>5</text:p>
          </table:table-cell>
          <table:table-cell table:formula="of:=ROUNDUP(MAX((100-MAX([.U$5]+[.$F32];0))*(INT([.$I32]*[.$J32])-[.U$4])/100;0);0)" office:value-type="float" office:value="5" calcext:value-type="float">
            <text:p>5</text:p>
          </table:table-cell>
          <table:table-cell table:formula="of:=ROUNDUP(MAX((100-MAX([.V$5]+[.$F32];0))*(INT([.$I32]*[.$J32])-[.V$4])/100;0);0)" office:value-type="float" office:value="4" calcext:value-type="float">
            <text:p>4</text:p>
          </table:table-cell>
          <table:table-cell table:formula="of:=ROUNDUP(MAX((100-MAX([.W$5]+[.$F32];0))*(INT([.$I32]*[.$J32])-[.W$4])/100;0);0)" office:value-type="float" office:value="3" calcext:value-type="float">
            <text:p>3</text:p>
          </table:table-cell>
          <table:table-cell table:formula="of:=ROUNDUP(MAX((100-MAX([.X$5]+[.$F32];0))*(INT([.$I32]*[.$J32])-[.X$4])/100;0);0)" office:value-type="float" office:value="2" calcext:value-type="float">
            <text:p>2</text:p>
          </table:table-cell>
          <table:table-cell table:formula="of:=ROUNDUP(MAX((100-MAX([.Y$5]+[.$F32];0))*(INT([.$I32]*[.$J32])-[.Y$4])/100;0);0)" office:value-type="float" office:value="1" calcext:value-type="float">
            <text:p>1</text:p>
          </table:table-cell>
          <table:table-cell table:formula="of:=ROUNDUP(MAX((100-MAX([.Z$5]+[.$F32];0))*(INT([.$I32]*[.$J32])-[.Z$4])/100;0);0)" office:value-type="float" office:value="0" calcext:value-type="float">
            <text:p>0</text:p>
          </table:table-cell>
          <table:table-cell table:formula="of:=ROUNDUP(MAX((100-MAX([.AA$5]+[.$F32];0))*(INT([.$I32]*[.$J3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3]/[.H33]" office:value-type="float" office:value="0.5" calcext:value-type="float">
            <text:p>0.5</text:p>
          </table:table-cell>
          <table:table-cell table:formula="of:=ROUND(AVERAGE([.C33];[.D33]))" office:value-type="float" office:value="9" calcext:value-type="float">
            <text:p>9</text:p>
          </table:table-cell>
          <table:table-cell/>
          <table:table-cell table:formula="of:=ROUNDUP(MAX((100-MAX([.L$5]+[.$F33];0))*(INT([.$I33]*[.$J33])-[.L$4])/100;0);0)" office:value-type="float" office:value="4" calcext:value-type="float">
            <text:p>4</text:p>
          </table:table-cell>
          <table:table-cell table:formula="of:=ROUNDUP(MAX((100-MAX([.M$5]+[.$F33];0))*(INT([.$I33]*[.$J33])-[.M$4])/100;0);0)" office:value-type="float" office:value="4" calcext:value-type="float">
            <text:p>4</text:p>
          </table:table-cell>
          <table:table-cell table:formula="of:=ROUNDUP(MAX((100-MAX([.N$5]+[.$F33];0))*(INT([.$I33]*[.$J33])-[.N$4])/100;0);0)" office:value-type="float" office:value="2" calcext:value-type="float">
            <text:p>2</text:p>
          </table:table-cell>
          <table:table-cell table:formula="of:=ROUNDUP(MAX((100-MAX([.O$5]+[.$F33];0))*(INT([.$I33]*[.$J33])-[.O$4])/100;0);0)" office:value-type="float" office:value="2" calcext:value-type="float">
            <text:p>2</text:p>
          </table:table-cell>
          <table:table-cell table:formula="of:=ROUNDUP(MAX((100-MAX([.P$5]+[.$F33];0))*(INT([.$I33]*[.$J33])-[.P$4])/100;0);0)" office:value-type="float" office:value="1" calcext:value-type="float">
            <text:p>1</text:p>
          </table:table-cell>
          <table:table-cell table:formula="of:=ROUNDUP(MAX((100-MAX([.Q$5]+[.$F33];0))*(INT([.$I33]*[.$J33])-[.Q$4])/100;0);0)" office:value-type="float" office:value="0" calcext:value-type="float">
            <text:p>0</text:p>
          </table:table-cell>
          <table:table-cell table:formula="of:=ROUNDUP(MAX((100-MAX([.R$5]+[.$F33];0))*(INT([.$I33]*[.$J33])-[.R$4])/100;0);0)" office:value-type="float" office:value="0" calcext:value-type="float">
            <text:p>0</text:p>
          </table:table-cell>
          <table:table-cell table:formula="of:=ROUNDUP(MAX((100-MAX([.S$5]+[.$F33];0))*(INT([.$I33]*[.$J33])-[.S$4])/100;0);0)" office:value-type="float" office:value="0" calcext:value-type="float">
            <text:p>0</text:p>
          </table:table-cell>
          <table:table-cell table:formula="of:=ROUNDUP(MAX((100-MAX([.T$5]+[.$F33];0))*(INT([.$I33]*[.$J33])-[.T$4])/100;0);0)" office:value-type="float" office:value="0" calcext:value-type="float">
            <text:p>0</text:p>
          </table:table-cell>
          <table:table-cell table:formula="of:=ROUNDUP(MAX((100-MAX([.U$5]+[.$F33];0))*(INT([.$I33]*[.$J33])-[.U$4])/100;0);0)" office:value-type="float" office:value="0" calcext:value-type="float">
            <text:p>0</text:p>
          </table:table-cell>
          <table:table-cell table:formula="of:=ROUNDUP(MAX((100-MAX([.V$5]+[.$F33];0))*(INT([.$I33]*[.$J33])-[.V$4])/100;0);0)" office:value-type="float" office:value="0" calcext:value-type="float">
            <text:p>0</text:p>
          </table:table-cell>
          <table:table-cell table:formula="of:=ROUNDUP(MAX((100-MAX([.W$5]+[.$F33];0))*(INT([.$I33]*[.$J33])-[.W$4])/100;0);0)" office:value-type="float" office:value="0" calcext:value-type="float">
            <text:p>0</text:p>
          </table:table-cell>
          <table:table-cell table:formula="of:=ROUNDUP(MAX((100-MAX([.X$5]+[.$F33];0))*(INT([.$I33]*[.$J33])-[.X$4])/100;0);0)" office:value-type="float" office:value="0" calcext:value-type="float">
            <text:p>0</text:p>
          </table:table-cell>
          <table:table-cell table:formula="of:=ROUNDUP(MAX((100-MAX([.Y$5]+[.$F33];0))*(INT([.$I33]*[.$J33])-[.Y$4])/100;0);0)" office:value-type="float" office:value="0" calcext:value-type="float">
            <text:p>0</text:p>
          </table:table-cell>
          <table:table-cell table:formula="of:=ROUNDUP(MAX((100-MAX([.Z$5]+[.$F33];0))*(INT([.$I33]*[.$J33])-[.Z$4])/100;0);0)" office:value-type="float" office:value="0" calcext:value-type="float">
            <text:p>0</text:p>
          </table:table-cell>
          <table:table-cell table:formula="of:=ROUNDUP(MAX((100-MAX([.AA$5]+[.$F33];0))*(INT([.$I33]*[.$J33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4]/[.H34]" office:value-type="float" office:value="1" calcext:value-type="float">
            <text:p>1</text:p>
          </table:table-cell>
          <table:table-cell table:formula="of:=ROUND(AVERAGE([.C34];[.D34]))" office:value-type="float" office:value="20" calcext:value-type="float">
            <text:p>20</text:p>
          </table:table-cell>
          <table:table-cell/>
          <table:table-cell table:formula="of:=ROUNDUP(MAX((100-MAX([.L$5]+[.$F34];0))*(INT([.$I34]*[.$J34])-[.L$4])/100;0);0)" office:value-type="float" office:value="20" calcext:value-type="float">
            <text:p>20</text:p>
          </table:table-cell>
          <table:table-cell table:formula="of:=ROUNDUP(MAX((100-MAX([.M$5]+[.$F34];0))*(INT([.$I34]*[.$J34])-[.M$4])/100;0);0)" office:value-type="float" office:value="16" calcext:value-type="float">
            <text:p>16</text:p>
          </table:table-cell>
          <table:table-cell table:formula="of:=ROUNDUP(MAX((100-MAX([.N$5]+[.$F34];0))*(INT([.$I34]*[.$J34])-[.N$4])/100;0);0)" office:value-type="float" office:value="14" calcext:value-type="float">
            <text:p>14</text:p>
          </table:table-cell>
          <table:table-cell table:formula="of:=ROUNDUP(MAX((100-MAX([.O$5]+[.$F34];0))*(INT([.$I34]*[.$J34])-[.O$4])/100;0);0)" office:value-type="float" office:value="13" calcext:value-type="float">
            <text:p>13</text:p>
          </table:table-cell>
          <table:table-cell table:formula="of:=ROUNDUP(MAX((100-MAX([.P$5]+[.$F34];0))*(INT([.$I34]*[.$J34])-[.P$4])/100;0);0)" office:value-type="float" office:value="13" calcext:value-type="float">
            <text:p>13</text:p>
          </table:table-cell>
          <table:table-cell table:formula="of:=ROUNDUP(MAX((100-MAX([.Q$5]+[.$F34];0))*(INT([.$I34]*[.$J34])-[.Q$4])/100;0);0)" office:value-type="float" office:value="13" calcext:value-type="float">
            <text:p>13</text:p>
          </table:table-cell>
          <table:table-cell table:formula="of:=ROUNDUP(MAX((100-MAX([.R$5]+[.$F34];0))*(INT([.$I34]*[.$J34])-[.R$4])/100;0);0)" office:value-type="float" office:value="12" calcext:value-type="float">
            <text:p>12</text:p>
          </table:table-cell>
          <table:table-cell table:formula="of:=ROUNDUP(MAX((100-MAX([.S$5]+[.$F34];0))*(INT([.$I34]*[.$J34])-[.S$4])/100;0);0)" office:value-type="float" office:value="11" calcext:value-type="float">
            <text:p>11</text:p>
          </table:table-cell>
          <table:table-cell table:formula="of:=ROUNDUP(MAX((100-MAX([.T$5]+[.$F34];0))*(INT([.$I34]*[.$J34])-[.T$4])/100;0);0)" office:value-type="float" office:value="9" calcext:value-type="float">
            <text:p>9</text:p>
          </table:table-cell>
          <table:table-cell table:formula="of:=ROUNDUP(MAX((100-MAX([.U$5]+[.$F34];0))*(INT([.$I34]*[.$J34])-[.U$4])/100;0);0)" office:value-type="float" office:value="9" calcext:value-type="float">
            <text:p>9</text:p>
          </table:table-cell>
          <table:table-cell table:formula="of:=ROUNDUP(MAX((100-MAX([.V$5]+[.$F34];0))*(INT([.$I34]*[.$J34])-[.V$4])/100;0);0)" office:value-type="float" office:value="8" calcext:value-type="float">
            <text:p>8</text:p>
          </table:table-cell>
          <table:table-cell table:formula="of:=ROUNDUP(MAX((100-MAX([.W$5]+[.$F34];0))*(INT([.$I34]*[.$J34])-[.W$4])/100;0);0)" office:value-type="float" office:value="5" calcext:value-type="float">
            <text:p>5</text:p>
          </table:table-cell>
          <table:table-cell table:formula="of:=ROUNDUP(MAX((100-MAX([.X$5]+[.$F34];0))*(INT([.$I34]*[.$J34])-[.X$4])/100;0);0)" office:value-type="float" office:value="4" calcext:value-type="float">
            <text:p>4</text:p>
          </table:table-cell>
          <table:table-cell table:formula="of:=ROUNDUP(MAX((100-MAX([.Y$5]+[.$F34];0))*(INT([.$I34]*[.$J34])-[.Y$4])/100;0);0)" office:value-type="float" office:value="3" calcext:value-type="float">
            <text:p>3</text:p>
          </table:table-cell>
          <table:table-cell table:formula="of:=ROUNDUP(MAX((100-MAX([.Z$5]+[.$F34];0))*(INT([.$I34]*[.$J34])-[.Z$4])/100;0);0)" office:value-type="float" office:value="1" calcext:value-type="float">
            <text:p>1</text:p>
          </table:table-cell>
          <table:table-cell table:formula="of:=ROUNDUP(MAX((100-MAX([.AA$5]+[.$F34];0))*(INT([.$I34]*[.$J3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5]/[.H35]" office:value-type="float" office:value="1" calcext:value-type="float">
            <text:p>1</text:p>
          </table:table-cell>
          <table:table-cell table:formula="of:=ROUND(AVERAGE([.C35];[.D35]))" office:value-type="float" office:value="20" calcext:value-type="float">
            <text:p>20</text:p>
          </table:table-cell>
          <table:table-cell/>
          <table:table-cell table:formula="of:=ROUNDUP(MAX((100-MAX([.L$5]+[.$F35];0))*(INT([.$I35]*[.$J35])-[.L$4])/100;0);0)" office:value-type="float" office:value="20" calcext:value-type="float">
            <text:p>20</text:p>
          </table:table-cell>
          <table:table-cell table:formula="of:=ROUNDUP(MAX((100-MAX([.M$5]+[.$F35];0))*(INT([.$I35]*[.$J35])-[.M$4])/100;0);0)" office:value-type="float" office:value="16" calcext:value-type="float">
            <text:p>16</text:p>
          </table:table-cell>
          <table:table-cell table:formula="of:=ROUNDUP(MAX((100-MAX([.N$5]+[.$F35];0))*(INT([.$I35]*[.$J35])-[.N$4])/100;0);0)" office:value-type="float" office:value="14" calcext:value-type="float">
            <text:p>14</text:p>
          </table:table-cell>
          <table:table-cell table:formula="of:=ROUNDUP(MAX((100-MAX([.O$5]+[.$F35];0))*(INT([.$I35]*[.$J35])-[.O$4])/100;0);0)" office:value-type="float" office:value="13" calcext:value-type="float">
            <text:p>13</text:p>
          </table:table-cell>
          <table:table-cell table:formula="of:=ROUNDUP(MAX((100-MAX([.P$5]+[.$F35];0))*(INT([.$I35]*[.$J35])-[.P$4])/100;0);0)" office:value-type="float" office:value="13" calcext:value-type="float">
            <text:p>13</text:p>
          </table:table-cell>
          <table:table-cell table:formula="of:=ROUNDUP(MAX((100-MAX([.Q$5]+[.$F35];0))*(INT([.$I35]*[.$J35])-[.Q$4])/100;0);0)" office:value-type="float" office:value="13" calcext:value-type="float">
            <text:p>13</text:p>
          </table:table-cell>
          <table:table-cell table:formula="of:=ROUNDUP(MAX((100-MAX([.R$5]+[.$F35];0))*(INT([.$I35]*[.$J35])-[.R$4])/100;0);0)" office:value-type="float" office:value="12" calcext:value-type="float">
            <text:p>12</text:p>
          </table:table-cell>
          <table:table-cell table:formula="of:=ROUNDUP(MAX((100-MAX([.S$5]+[.$F35];0))*(INT([.$I35]*[.$J35])-[.S$4])/100;0);0)" office:value-type="float" office:value="11" calcext:value-type="float">
            <text:p>11</text:p>
          </table:table-cell>
          <table:table-cell table:formula="of:=ROUNDUP(MAX((100-MAX([.T$5]+[.$F35];0))*(INT([.$I35]*[.$J35])-[.T$4])/100;0);0)" office:value-type="float" office:value="9" calcext:value-type="float">
            <text:p>9</text:p>
          </table:table-cell>
          <table:table-cell table:formula="of:=ROUNDUP(MAX((100-MAX([.U$5]+[.$F35];0))*(INT([.$I35]*[.$J35])-[.U$4])/100;0);0)" office:value-type="float" office:value="9" calcext:value-type="float">
            <text:p>9</text:p>
          </table:table-cell>
          <table:table-cell table:formula="of:=ROUNDUP(MAX((100-MAX([.V$5]+[.$F35];0))*(INT([.$I35]*[.$J35])-[.V$4])/100;0);0)" office:value-type="float" office:value="8" calcext:value-type="float">
            <text:p>8</text:p>
          </table:table-cell>
          <table:table-cell table:formula="of:=ROUNDUP(MAX((100-MAX([.W$5]+[.$F35];0))*(INT([.$I35]*[.$J35])-[.W$4])/100;0);0)" office:value-type="float" office:value="5" calcext:value-type="float">
            <text:p>5</text:p>
          </table:table-cell>
          <table:table-cell table:formula="of:=ROUNDUP(MAX((100-MAX([.X$5]+[.$F35];0))*(INT([.$I35]*[.$J35])-[.X$4])/100;0);0)" office:value-type="float" office:value="4" calcext:value-type="float">
            <text:p>4</text:p>
          </table:table-cell>
          <table:table-cell table:formula="of:=ROUNDUP(MAX((100-MAX([.Y$5]+[.$F35];0))*(INT([.$I35]*[.$J35])-[.Y$4])/100;0);0)" office:value-type="float" office:value="3" calcext:value-type="float">
            <text:p>3</text:p>
          </table:table-cell>
          <table:table-cell table:formula="of:=ROUNDUP(MAX((100-MAX([.Z$5]+[.$F35];0))*(INT([.$I35]*[.$J35])-[.Z$4])/100;0);0)" office:value-type="float" office:value="1" calcext:value-type="float">
            <text:p>1</text:p>
          </table:table-cell>
          <table:table-cell table:formula="of:=ROUNDUP(MAX((100-MAX([.AA$5]+[.$F35];0))*(INT([.$I35]*[.$J3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hells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6]/[.H36]" office:value-type="float" office:value="1" calcext:value-type="float">
            <text:p>1</text:p>
          </table:table-cell>
          <table:table-cell table:formula="of:=ROUND(AVERAGE([.C36];[.D36]))" office:value-type="float" office:value="24" calcext:value-type="float">
            <text:p>24</text:p>
          </table:table-cell>
          <table:table-cell/>
          <table:table-cell table:formula="of:=ROUNDUP(MAX((100-MAX([.L$5]+[.$F36];0))*(INT([.$I36]*[.$J36])-[.L$4])/100;0);0)" office:value-type="float" office:value="24" calcext:value-type="float">
            <text:p>24</text:p>
          </table:table-cell>
          <table:table-cell table:formula="of:=ROUNDUP(MAX((100-MAX([.M$5]+[.$F36];0))*(INT([.$I36]*[.$J36])-[.M$4])/100;0);0)" office:value-type="float" office:value="20" calcext:value-type="float">
            <text:p>20</text:p>
          </table:table-cell>
          <table:table-cell table:formula="of:=ROUNDUP(MAX((100-MAX([.N$5]+[.$F36];0))*(INT([.$I36]*[.$J36])-[.N$4])/100;0);0)" office:value-type="float" office:value="17" calcext:value-type="float">
            <text:p>17</text:p>
          </table:table-cell>
          <table:table-cell table:formula="of:=ROUNDUP(MAX((100-MAX([.O$5]+[.$F36];0))*(INT([.$I36]*[.$J36])-[.O$4])/100;0);0)" office:value-type="float" office:value="16" calcext:value-type="float">
            <text:p>16</text:p>
          </table:table-cell>
          <table:table-cell table:formula="of:=ROUNDUP(MAX((100-MAX([.P$5]+[.$F36];0))*(INT([.$I36]*[.$J36])-[.P$4])/100;0);0)" office:value-type="float" office:value="16" calcext:value-type="float">
            <text:p>16</text:p>
          </table:table-cell>
          <table:table-cell table:formula="of:=ROUNDUP(MAX((100-MAX([.Q$5]+[.$F36];0))*(INT([.$I36]*[.$J36])-[.Q$4])/100;0);0)" office:value-type="float" office:value="16" calcext:value-type="float">
            <text:p>16</text:p>
          </table:table-cell>
          <table:table-cell table:formula="of:=ROUNDUP(MAX((100-MAX([.R$5]+[.$F36];0))*(INT([.$I36]*[.$J36])-[.R$4])/100;0);0)" office:value-type="float" office:value="14" calcext:value-type="float">
            <text:p>14</text:p>
          </table:table-cell>
          <table:table-cell table:formula="of:=ROUNDUP(MAX((100-MAX([.S$5]+[.$F36];0))*(INT([.$I36]*[.$J36])-[.S$4])/100;0);0)" office:value-type="float" office:value="13" calcext:value-type="float">
            <text:p>13</text:p>
          </table:table-cell>
          <table:table-cell table:formula="of:=ROUNDUP(MAX((100-MAX([.T$5]+[.$F36];0))*(INT([.$I36]*[.$J36])-[.T$4])/100;0);0)" office:value-type="float" office:value="12" calcext:value-type="float">
            <text:p>12</text:p>
          </table:table-cell>
          <table:table-cell table:formula="of:=ROUNDUP(MAX((100-MAX([.U$5]+[.$F36];0))*(INT([.$I36]*[.$J36])-[.U$4])/100;0);0)" office:value-type="float" office:value="11" calcext:value-type="float">
            <text:p>11</text:p>
          </table:table-cell>
          <table:table-cell table:formula="of:=ROUNDUP(MAX((100-MAX([.V$5]+[.$F36];0))*(INT([.$I36]*[.$J36])-[.V$4])/100;0);0)" office:value-type="float" office:value="10" calcext:value-type="float">
            <text:p>10</text:p>
          </table:table-cell>
          <table:table-cell table:formula="of:=ROUNDUP(MAX((100-MAX([.W$5]+[.$F36];0))*(INT([.$I36]*[.$J36])-[.W$4])/100;0);0)" office:value-type="float" office:value="8" calcext:value-type="float">
            <text:p>8</text:p>
          </table:table-cell>
          <table:table-cell table:formula="of:=ROUNDUP(MAX((100-MAX([.X$5]+[.$F36];0))*(INT([.$I36]*[.$J36])-[.X$4])/100;0);0)" office:value-type="float" office:value="6" calcext:value-type="float">
            <text:p>6</text:p>
          </table:table-cell>
          <table:table-cell table:formula="of:=ROUNDUP(MAX((100-MAX([.Y$5]+[.$F36];0))*(INT([.$I36]*[.$J36])-[.Y$4])/100;0);0)" office:value-type="float" office:value="5" calcext:value-type="float">
            <text:p>5</text:p>
          </table:table-cell>
          <table:table-cell table:formula="of:=ROUNDUP(MAX((100-MAX([.Z$5]+[.$F36];0))*(INT([.$I36]*[.$J36])-[.Z$4])/100;0);0)" office:value-type="float" office:value="3" calcext:value-type="float">
            <text:p>3</text:p>
          </table:table-cell>
          <table:table-cell table:formula="of:=ROUNDUP(MAX((100-MAX([.AA$5]+[.$F36];0))*(INT([.$I36]*[.$J36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7]/[.H37]" office:value-type="float" office:value="1" calcext:value-type="float">
            <text:p>1</text:p>
          </table:table-cell>
          <table:table-cell table:formula="of:=ROUND(AVERAGE([.C37];[.D37]))" office:value-type="float" office:value="18" calcext:value-type="float">
            <text:p>18</text:p>
          </table:table-cell>
          <table:table-cell/>
          <table:table-cell table:formula="of:=ROUNDUP(MAX((100-MAX([.L$5]+[.$F37];0))*(INT([.$I37]*[.$J37])-[.L$4])/100;0);0)" office:value-type="float" office:value="18" calcext:value-type="float">
            <text:p>18</text:p>
          </table:table-cell>
          <table:table-cell table:formula="of:=ROUNDUP(MAX((100-MAX([.M$5]+[.$F37];0))*(INT([.$I37]*[.$J37])-[.M$4])/100;0);0)" office:value-type="float" office:value="15" calcext:value-type="float">
            <text:p>15</text:p>
          </table:table-cell>
          <table:table-cell table:formula="of:=ROUNDUP(MAX((100-MAX([.N$5]+[.$F37];0))*(INT([.$I37]*[.$J37])-[.N$4])/100;0);0)" office:value-type="float" office:value="12" calcext:value-type="float">
            <text:p>12</text:p>
          </table:table-cell>
          <table:table-cell table:formula="of:=ROUNDUP(MAX((100-MAX([.O$5]+[.$F37];0))*(INT([.$I37]*[.$J37])-[.O$4])/100;0);0)" office:value-type="float" office:value="12" calcext:value-type="float">
            <text:p>12</text:p>
          </table:table-cell>
          <table:table-cell table:formula="of:=ROUNDUP(MAX((100-MAX([.P$5]+[.$F37];0))*(INT([.$I37]*[.$J37])-[.P$4])/100;0);0)" office:value-type="float" office:value="12" calcext:value-type="float">
            <text:p>12</text:p>
          </table:table-cell>
          <table:table-cell table:formula="of:=ROUNDUP(MAX((100-MAX([.Q$5]+[.$F37];0))*(INT([.$I37]*[.$J37])-[.Q$4])/100;0);0)" office:value-type="float" office:value="12" calcext:value-type="float">
            <text:p>12</text:p>
          </table:table-cell>
          <table:table-cell table:formula="of:=ROUNDUP(MAX((100-MAX([.R$5]+[.$F37];0))*(INT([.$I37]*[.$J37])-[.R$4])/100;0);0)" office:value-type="float" office:value="10" calcext:value-type="float">
            <text:p>10</text:p>
          </table:table-cell>
          <table:table-cell table:formula="of:=ROUNDUP(MAX((100-MAX([.S$5]+[.$F37];0))*(INT([.$I37]*[.$J37])-[.S$4])/100;0);0)" office:value-type="float" office:value="10" calcext:value-type="float">
            <text:p>10</text:p>
          </table:table-cell>
          <table:table-cell table:formula="of:=ROUNDUP(MAX((100-MAX([.T$5]+[.$F37];0))*(INT([.$I37]*[.$J37])-[.T$4])/100;0);0)" office:value-type="float" office:value="8" calcext:value-type="float">
            <text:p>8</text:p>
          </table:table-cell>
          <table:table-cell table:formula="of:=ROUNDUP(MAX((100-MAX([.U$5]+[.$F37];0))*(INT([.$I37]*[.$J37])-[.U$4])/100;0);0)" office:value-type="float" office:value="8" calcext:value-type="float">
            <text:p>8</text:p>
          </table:table-cell>
          <table:table-cell table:formula="of:=ROUNDUP(MAX((100-MAX([.V$5]+[.$F37];0))*(INT([.$I37]*[.$J37])-[.V$4])/100;0);0)" office:value-type="float" office:value="6" calcext:value-type="float">
            <text:p>6</text:p>
          </table:table-cell>
          <table:table-cell table:formula="of:=ROUNDUP(MAX((100-MAX([.W$5]+[.$F37];0))*(INT([.$I37]*[.$J37])-[.W$4])/100;0);0)" office:value-type="float" office:value="4" calcext:value-type="float">
            <text:p>4</text:p>
          </table:table-cell>
          <table:table-cell table:formula="of:=ROUNDUP(MAX((100-MAX([.X$5]+[.$F37];0))*(INT([.$I37]*[.$J37])-[.X$4])/100;0);0)" office:value-type="float" office:value="3" calcext:value-type="float">
            <text:p>3</text:p>
          </table:table-cell>
          <table:table-cell table:formula="of:=ROUNDUP(MAX((100-MAX([.Y$5]+[.$F37];0))*(INT([.$I37]*[.$J37])-[.Y$4])/100;0);0)" office:value-type="float" office:value="2" calcext:value-type="float">
            <text:p>2</text:p>
          </table:table-cell>
          <table:table-cell table:formula="of:=ROUNDUP(MAX((100-MAX([.Z$5]+[.$F37];0))*(INT([.$I37]*[.$J37])-[.Z$4])/100;0);0)" office:value-type="float" office:value="0" calcext:value-type="float">
            <text:p>0</text:p>
          </table:table-cell>
          <table:table-cell table:formula="of:=ROUNDUP(MAX((100-MAX([.AA$5]+[.$F37];0))*(INT([.$I37]*[.$J3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8]/[.H38]" office:value-type="float" office:value="1" calcext:value-type="float">
            <text:p>1</text:p>
          </table:table-cell>
          <table:table-cell table:formula="of:=ROUND(AVERAGE([.C38];[.D38]))" office:value-type="float" office:value="17" calcext:value-type="float">
            <text:p>17</text:p>
          </table:table-cell>
          <table:table-cell/>
          <table:table-cell table:formula="of:=ROUNDUP(MAX((100-MAX([.L$5]+[.$F38];0))*(INT([.$I38]*[.$J38])-[.L$4])/100;0);0)" office:value-type="float" office:value="17" calcext:value-type="float">
            <text:p>17</text:p>
          </table:table-cell>
          <table:table-cell table:formula="of:=ROUNDUP(MAX((100-MAX([.M$5]+[.$F38];0))*(INT([.$I38]*[.$J38])-[.M$4])/100;0);0)" office:value-type="float" office:value="14" calcext:value-type="float">
            <text:p>14</text:p>
          </table:table-cell>
          <table:table-cell table:formula="of:=ROUNDUP(MAX((100-MAX([.N$5]+[.$F38];0))*(INT([.$I38]*[.$J38])-[.N$4])/100;0);0)" office:value-type="float" office:value="12" calcext:value-type="float">
            <text:p>12</text:p>
          </table:table-cell>
          <table:table-cell table:formula="of:=ROUNDUP(MAX((100-MAX([.O$5]+[.$F38];0))*(INT([.$I38]*[.$J38])-[.O$4])/100;0);0)" office:value-type="float" office:value="11" calcext:value-type="float">
            <text:p>11</text:p>
          </table:table-cell>
          <table:table-cell table:formula="of:=ROUNDUP(MAX((100-MAX([.P$5]+[.$F38];0))*(INT([.$I38]*[.$J38])-[.P$4])/100;0);0)" office:value-type="float" office:value="11" calcext:value-type="float">
            <text:p>11</text:p>
          </table:table-cell>
          <table:table-cell table:formula="of:=ROUNDUP(MAX((100-MAX([.Q$5]+[.$F38];0))*(INT([.$I38]*[.$J38])-[.Q$4])/100;0);0)" office:value-type="float" office:value="11" calcext:value-type="float">
            <text:p>11</text:p>
          </table:table-cell>
          <table:table-cell table:formula="of:=ROUNDUP(MAX((100-MAX([.R$5]+[.$F38];0))*(INT([.$I38]*[.$J38])-[.R$4])/100;0);0)" office:value-type="float" office:value="10" calcext:value-type="float">
            <text:p>10</text:p>
          </table:table-cell>
          <table:table-cell table:formula="of:=ROUNDUP(MAX((100-MAX([.S$5]+[.$F38];0))*(INT([.$I38]*[.$J38])-[.S$4])/100;0);0)" office:value-type="float" office:value="9" calcext:value-type="float">
            <text:p>9</text:p>
          </table:table-cell>
          <table:table-cell table:formula="of:=ROUNDUP(MAX((100-MAX([.T$5]+[.$F38];0))*(INT([.$I38]*[.$J38])-[.T$4])/100;0);0)" office:value-type="float" office:value="8" calcext:value-type="float">
            <text:p>8</text:p>
          </table:table-cell>
          <table:table-cell table:formula="of:=ROUNDUP(MAX((100-MAX([.U$5]+[.$F38];0))*(INT([.$I38]*[.$J38])-[.U$4])/100;0);0)" office:value-type="float" office:value="7" calcext:value-type="float">
            <text:p>7</text:p>
          </table:table-cell>
          <table:table-cell table:formula="of:=ROUNDUP(MAX((100-MAX([.V$5]+[.$F38];0))*(INT([.$I38]*[.$J38])-[.V$4])/100;0);0)" office:value-type="float" office:value="6" calcext:value-type="float">
            <text:p>6</text:p>
          </table:table-cell>
          <table:table-cell table:formula="of:=ROUNDUP(MAX((100-MAX([.W$5]+[.$F38];0))*(INT([.$I38]*[.$J38])-[.W$4])/100;0);0)" office:value-type="float" office:value="3" calcext:value-type="float">
            <text:p>3</text:p>
          </table:table-cell>
          <table:table-cell table:formula="of:=ROUNDUP(MAX((100-MAX([.X$5]+[.$F38];0))*(INT([.$I38]*[.$J38])-[.X$4])/100;0);0)" office:value-type="float" office:value="2" calcext:value-type="float">
            <text:p>2</text:p>
          </table:table-cell>
          <table:table-cell table:formula="of:=ROUNDUP(MAX((100-MAX([.Y$5]+[.$F38];0))*(INT([.$I38]*[.$J38])-[.Y$4])/100;0);0)" office:value-type="float" office:value="1" calcext:value-type="float">
            <text:p>1</text:p>
          </table:table-cell>
          <table:table-cell table:formula="of:=ROUNDUP(MAX((100-MAX([.Z$5]+[.$F38];0))*(INT([.$I38]*[.$J38])-[.Z$4])/100;0);0)" office:value-type="float" office:value="0" calcext:value-type="float">
            <text:p>0</text:p>
          </table:table-cell>
          <table:table-cell table:formula="of:=ROUNDUP(MAX((100-MAX([.AA$5]+[.$F38];0))*(INT([.$I38]*[.$J3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9]/[.H39]" office:value-type="float" office:value="0.5" calcext:value-type="float">
            <text:p>0.5</text:p>
          </table:table-cell>
          <table:table-cell table:formula="of:=ROUND(AVERAGE([.C39];[.D39]))" office:value-type="float" office:value="17" calcext:value-type="float">
            <text:p>17</text:p>
          </table:table-cell>
          <table:table-cell/>
          <table:table-cell table:formula="of:=ROUNDUP(MAX((100-MAX([.L$5]+[.$F39];0))*(INT([.$I39]*[.$J39])-[.L$4])/100;0);0)" office:value-type="float" office:value="8" calcext:value-type="float">
            <text:p>8</text:p>
          </table:table-cell>
          <table:table-cell table:formula="of:=ROUNDUP(MAX((100-MAX([.M$5]+[.$F39];0))*(INT([.$I39]*[.$J39])-[.M$4])/100;0);0)" office:value-type="float" office:value="8" calcext:value-type="float">
            <text:p>8</text:p>
          </table:table-cell>
          <table:table-cell table:formula="of:=ROUNDUP(MAX((100-MAX([.N$5]+[.$F39];0))*(INT([.$I39]*[.$J39])-[.N$4])/100;0);0)" office:value-type="float" office:value="6" calcext:value-type="float">
            <text:p>6</text:p>
          </table:table-cell>
          <table:table-cell table:formula="of:=ROUNDUP(MAX((100-MAX([.O$5]+[.$F39];0))*(INT([.$I39]*[.$J39])-[.O$4])/100;0);0)" office:value-type="float" office:value="6" calcext:value-type="float">
            <text:p>6</text:p>
          </table:table-cell>
          <table:table-cell table:formula="of:=ROUNDUP(MAX((100-MAX([.P$5]+[.$F39];0))*(INT([.$I39]*[.$J39])-[.P$4])/100;0);0)" office:value-type="float" office:value="5" calcext:value-type="float">
            <text:p>5</text:p>
          </table:table-cell>
          <table:table-cell table:formula="of:=ROUNDUP(MAX((100-MAX([.Q$5]+[.$F39];0))*(INT([.$I39]*[.$J39])-[.Q$4])/100;0);0)" office:value-type="float" office:value="4" calcext:value-type="float">
            <text:p>4</text:p>
          </table:table-cell>
          <table:table-cell table:formula="of:=ROUNDUP(MAX((100-MAX([.R$5]+[.$F39];0))*(INT([.$I39]*[.$J39])-[.R$4])/100;0);0)" office:value-type="float" office:value="4" calcext:value-type="float">
            <text:p>4</text:p>
          </table:table-cell>
          <table:table-cell table:formula="of:=ROUNDUP(MAX((100-MAX([.S$5]+[.$F39];0))*(INT([.$I39]*[.$J39])-[.S$4])/100;0);0)" office:value-type="float" office:value="4" calcext:value-type="float">
            <text:p>4</text:p>
          </table:table-cell>
          <table:table-cell table:formula="of:=ROUNDUP(MAX((100-MAX([.T$5]+[.$F39];0))*(INT([.$I39]*[.$J39])-[.T$4])/100;0);0)" office:value-type="float" office:value="3" calcext:value-type="float">
            <text:p>3</text:p>
          </table:table-cell>
          <table:table-cell table:formula="of:=ROUNDUP(MAX((100-MAX([.U$5]+[.$F39];0))*(INT([.$I39]*[.$J39])-[.U$4])/100;0);0)" office:value-type="float" office:value="2" calcext:value-type="float">
            <text:p>2</text:p>
          </table:table-cell>
          <table:table-cell table:formula="of:=ROUNDUP(MAX((100-MAX([.V$5]+[.$F39];0))*(INT([.$I39]*[.$J39])-[.V$4])/100;0);0)" office:value-type="float" office:value="0" calcext:value-type="float">
            <text:p>0</text:p>
          </table:table-cell>
          <table:table-cell table:formula="of:=ROUNDUP(MAX((100-MAX([.W$5]+[.$F39];0))*(INT([.$I39]*[.$J39])-[.W$4])/100;0);0)" office:value-type="float" office:value="0" calcext:value-type="float">
            <text:p>0</text:p>
          </table:table-cell>
          <table:table-cell table:formula="of:=ROUNDUP(MAX((100-MAX([.X$5]+[.$F39];0))*(INT([.$I39]*[.$J39])-[.X$4])/100;0);0)" office:value-type="float" office:value="0" calcext:value-type="float">
            <text:p>0</text:p>
          </table:table-cell>
          <table:table-cell table:formula="of:=ROUNDUP(MAX((100-MAX([.Y$5]+[.$F39];0))*(INT([.$I39]*[.$J39])-[.Y$4])/100;0);0)" office:value-type="float" office:value="0" calcext:value-type="float">
            <text:p>0</text:p>
          </table:table-cell>
          <table:table-cell table:formula="of:=ROUNDUP(MAX((100-MAX([.Z$5]+[.$F39];0))*(INT([.$I39]*[.$J39])-[.Z$4])/100;0);0)" office:value-type="float" office:value="0" calcext:value-type="float">
            <text:p>0</text:p>
          </table:table-cell>
          <table:table-cell table:formula="of:=ROUNDUP(MAX((100-MAX([.AA$5]+[.$F39];0))*(INT([.$I39]*[.$J3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0]/[.H40]" office:value-type="float" office:value="1.5" calcext:value-type="float">
            <text:p>1.5</text:p>
          </table:table-cell>
          <table:table-cell table:formula="of:=ROUND(AVERAGE([.C40];[.D40]))" office:value-type="float" office:value="38" calcext:value-type="float">
            <text:p>38</text:p>
          </table:table-cell>
          <table:table-cell/>
          <table:table-cell table:formula="of:=ROUNDUP(MAX((100-MAX([.L$5]+[.$F40];0))*(INT([.$I40]*[.$J40])-[.L$4])/100;0);0)" office:value-type="float" office:value="57" calcext:value-type="float">
            <text:p>57</text:p>
          </table:table-cell>
          <table:table-cell table:formula="of:=ROUNDUP(MAX((100-MAX([.M$5]+[.$F40];0))*(INT([.$I40]*[.$J40])-[.M$4])/100;0);0)" office:value-type="float" office:value="57" calcext:value-type="float">
            <text:p>57</text:p>
          </table:table-cell>
          <table:table-cell table:formula="of:=ROUNDUP(MAX((100-MAX([.N$5]+[.$F40];0))*(INT([.$I40]*[.$J40])-[.N$4])/100;0);0)" office:value-type="float" office:value="53" calcext:value-type="float">
            <text:p>53</text:p>
          </table:table-cell>
          <table:table-cell table:formula="of:=ROUNDUP(MAX((100-MAX([.O$5]+[.$F40];0))*(INT([.$I40]*[.$J40])-[.O$4])/100;0);0)" office:value-type="float" office:value="50" calcext:value-type="float">
            <text:p>50</text:p>
          </table:table-cell>
          <table:table-cell table:formula="of:=ROUNDUP(MAX((100-MAX([.P$5]+[.$F40];0))*(INT([.$I40]*[.$J40])-[.P$4])/100;0);0)" office:value-type="float" office:value="52" calcext:value-type="float">
            <text:p>52</text:p>
          </table:table-cell>
          <table:table-cell table:formula="of:=ROUNDUP(MAX((100-MAX([.Q$5]+[.$F40];0))*(INT([.$I40]*[.$J40])-[.Q$4])/100;0);0)" office:value-type="float" office:value="53" calcext:value-type="float">
            <text:p>53</text:p>
          </table:table-cell>
          <table:table-cell table:formula="of:=ROUNDUP(MAX((100-MAX([.R$5]+[.$F40];0))*(INT([.$I40]*[.$J40])-[.R$4])/100;0);0)" office:value-type="float" office:value="48" calcext:value-type="float">
            <text:p>48</text:p>
          </table:table-cell>
          <table:table-cell table:formula="of:=ROUNDUP(MAX((100-MAX([.S$5]+[.$F40];0))*(INT([.$I40]*[.$J40])-[.S$4])/100;0);0)" office:value-type="float" office:value="46" calcext:value-type="float">
            <text:p>46</text:p>
          </table:table-cell>
          <table:table-cell table:formula="of:=ROUNDUP(MAX((100-MAX([.T$5]+[.$F40];0))*(INT([.$I40]*[.$J40])-[.T$4])/100;0);0)" office:value-type="float" office:value="42" calcext:value-type="float">
            <text:p>42</text:p>
          </table:table-cell>
          <table:table-cell table:formula="of:=ROUNDUP(MAX((100-MAX([.U$5]+[.$F40];0))*(INT([.$I40]*[.$J40])-[.U$4])/100;0);0)" office:value-type="float" office:value="41" calcext:value-type="float">
            <text:p>41</text:p>
          </table:table-cell>
          <table:table-cell table:formula="of:=ROUNDUP(MAX((100-MAX([.V$5]+[.$F40];0))*(INT([.$I40]*[.$J40])-[.V$4])/100;0);0)" office:value-type="float" office:value="40" calcext:value-type="float">
            <text:p>40</text:p>
          </table:table-cell>
          <table:table-cell table:formula="of:=ROUNDUP(MAX((100-MAX([.W$5]+[.$F40];0))*(INT([.$I40]*[.$J40])-[.W$4])/100;0);0)" office:value-type="float" office:value="36" calcext:value-type="float">
            <text:p>36</text:p>
          </table:table-cell>
          <table:table-cell table:formula="of:=ROUNDUP(MAX((100-MAX([.X$5]+[.$F40];0))*(INT([.$I40]*[.$J40])-[.X$4])/100;0);0)" office:value-type="float" office:value="31" calcext:value-type="float">
            <text:p>31</text:p>
          </table:table-cell>
          <table:table-cell table:formula="of:=ROUNDUP(MAX((100-MAX([.Y$5]+[.$F40];0))*(INT([.$I40]*[.$J40])-[.Y$4])/100;0);0)" office:value-type="float" office:value="28" calcext:value-type="float">
            <text:p>28</text:p>
          </table:table-cell>
          <table:table-cell table:formula="of:=ROUNDUP(MAX((100-MAX([.Z$5]+[.$F40];0))*(INT([.$I40]*[.$J40])-[.Z$4])/100;0);0)" office:value-type="float" office:value="24" calcext:value-type="float">
            <text:p>24</text:p>
          </table:table-cell>
          <table:table-cell table:formula="of:=ROUNDUP(MAX((100-MAX([.AA$5]+[.$F40];0))*(INT([.$I40]*[.$J40])-[.AA$4])/100;0)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1]/[.H41]" office:value-type="float" office:value="1.5" calcext:value-type="float">
            <text:p>1.5</text:p>
          </table:table-cell>
          <table:table-cell table:formula="of:=ROUND(AVERAGE([.C41];[.D41]))" office:value-type="float" office:value="27" calcext:value-type="float">
            <text:p>27</text:p>
          </table:table-cell>
          <table:table-cell/>
          <table:table-cell table:formula="of:=ROUNDUP(MAX((100-MAX([.L$5]+[.$F41];0))*(INT([.$I41]*[.$J41])-[.L$4])/100;0);0)" office:value-type="float" office:value="40" calcext:value-type="float">
            <text:p>40</text:p>
          </table:table-cell>
          <table:table-cell table:formula="of:=ROUNDUP(MAX((100-MAX([.M$5]+[.$F41];0))*(INT([.$I41]*[.$J41])-[.M$4])/100;0);0)" office:value-type="float" office:value="40" calcext:value-type="float">
            <text:p>40</text:p>
          </table:table-cell>
          <table:table-cell table:formula="of:=ROUNDUP(MAX((100-MAX([.N$5]+[.$F41];0))*(INT([.$I41]*[.$J41])-[.N$4])/100;0);0)" office:value-type="float" office:value="37" calcext:value-type="float">
            <text:p>37</text:p>
          </table:table-cell>
          <table:table-cell table:formula="of:=ROUNDUP(MAX((100-MAX([.O$5]+[.$F41];0))*(INT([.$I41]*[.$J41])-[.O$4])/100;0);0)" office:value-type="float" office:value="35" calcext:value-type="float">
            <text:p>35</text:p>
          </table:table-cell>
          <table:table-cell table:formula="of:=ROUNDUP(MAX((100-MAX([.P$5]+[.$F41];0))*(INT([.$I41]*[.$J41])-[.P$4])/100;0);0)" office:value-type="float" office:value="36" calcext:value-type="float">
            <text:p>36</text:p>
          </table:table-cell>
          <table:table-cell table:formula="of:=ROUNDUP(MAX((100-MAX([.Q$5]+[.$F41];0))*(INT([.$I41]*[.$J41])-[.Q$4])/100;0);0)" office:value-type="float" office:value="36" calcext:value-type="float">
            <text:p>36</text:p>
          </table:table-cell>
          <table:table-cell table:formula="of:=ROUNDUP(MAX((100-MAX([.R$5]+[.$F41];0))*(INT([.$I41]*[.$J41])-[.R$4])/100;0);0)" office:value-type="float" office:value="33" calcext:value-type="float">
            <text:p>33</text:p>
          </table:table-cell>
          <table:table-cell table:formula="of:=ROUNDUP(MAX((100-MAX([.S$5]+[.$F41];0))*(INT([.$I41]*[.$J41])-[.S$4])/100;0);0)" office:value-type="float" office:value="31" calcext:value-type="float">
            <text:p>31</text:p>
          </table:table-cell>
          <table:table-cell table:formula="of:=ROUNDUP(MAX((100-MAX([.T$5]+[.$F41];0))*(INT([.$I41]*[.$J41])-[.T$4])/100;0);0)" office:value-type="float" office:value="28" calcext:value-type="float">
            <text:p>28</text:p>
          </table:table-cell>
          <table:table-cell table:formula="of:=ROUNDUP(MAX((100-MAX([.U$5]+[.$F41];0))*(INT([.$I41]*[.$J41])-[.U$4])/100;0);0)" office:value-type="float" office:value="28" calcext:value-type="float">
            <text:p>28</text:p>
          </table:table-cell>
          <table:table-cell table:formula="of:=ROUNDUP(MAX((100-MAX([.V$5]+[.$F41];0))*(INT([.$I41]*[.$J41])-[.V$4])/100;0);0)" office:value-type="float" office:value="26" calcext:value-type="float">
            <text:p>26</text:p>
          </table:table-cell>
          <table:table-cell table:formula="of:=ROUNDUP(MAX((100-MAX([.W$5]+[.$F41];0))*(INT([.$I41]*[.$J41])-[.W$4])/100;0);0)" office:value-type="float" office:value="23" calcext:value-type="float">
            <text:p>23</text:p>
          </table:table-cell>
          <table:table-cell table:formula="of:=ROUNDUP(MAX((100-MAX([.X$5]+[.$F41];0))*(INT([.$I41]*[.$J41])-[.X$4])/100;0);0)" office:value-type="float" office:value="19" calcext:value-type="float">
            <text:p>19</text:p>
          </table:table-cell>
          <table:table-cell table:formula="of:=ROUNDUP(MAX((100-MAX([.Y$5]+[.$F41];0))*(INT([.$I41]*[.$J41])-[.Y$4])/100;0);0)" office:value-type="float" office:value="17" calcext:value-type="float">
            <text:p>17</text:p>
          </table:table-cell>
          <table:table-cell table:formula="of:=ROUNDUP(MAX((100-MAX([.Z$5]+[.$F41];0))*(INT([.$I41]*[.$J41])-[.Z$4])/100;0);0)" office:value-type="float" office:value="14" calcext:value-type="float">
            <text:p>14</text:p>
          </table:table-cell>
          <table:table-cell table:formula="of:=ROUNDUP(MAX((100-MAX([.AA$5]+[.$F41];0))*(INT([.$I41]*[.$J41])-[.AA$4])/100;0)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2]/[.H42]" office:value-type="float" office:value="1.5" calcext:value-type="float">
            <text:p>1.5</text:p>
          </table:table-cell>
          <table:table-cell table:formula="of:=ROUND(AVERAGE([.C42];[.D42]))" office:value-type="float" office:value="15" calcext:value-type="float">
            <text:p>15</text:p>
          </table:table-cell>
          <table:table-cell/>
          <table:table-cell table:formula="of:=ROUNDUP(MAX((100-MAX([.L$5]+[.$F42];0))*(INT([.$I42]*[.$J42])-[.L$4])/100;0);0)" office:value-type="float" office:value="22" calcext:value-type="float">
            <text:p>22</text:p>
          </table:table-cell>
          <table:table-cell table:formula="of:=ROUNDUP(MAX((100-MAX([.M$5]+[.$F42];0))*(INT([.$I42]*[.$J42])-[.M$4])/100;0);0)" office:value-type="float" office:value="20" calcext:value-type="float">
            <text:p>20</text:p>
          </table:table-cell>
          <table:table-cell table:formula="of:=ROUNDUP(MAX((100-MAX([.N$5]+[.$F42];0))*(INT([.$I42]*[.$J42])-[.N$4])/100;0);0)" office:value-type="float" office:value="17" calcext:value-type="float">
            <text:p>17</text:p>
          </table:table-cell>
          <table:table-cell table:formula="of:=ROUNDUP(MAX((100-MAX([.O$5]+[.$F42];0))*(INT([.$I42]*[.$J42])-[.O$4])/100;0);0)" office:value-type="float" office:value="16" calcext:value-type="float">
            <text:p>16</text:p>
          </table:table-cell>
          <table:table-cell table:formula="of:=ROUNDUP(MAX((100-MAX([.P$5]+[.$F42];0))*(INT([.$I42]*[.$J42])-[.P$4])/100;0);0)" office:value-type="float" office:value="17" calcext:value-type="float">
            <text:p>17</text:p>
          </table:table-cell>
          <table:table-cell table:formula="of:=ROUNDUP(MAX((100-MAX([.Q$5]+[.$F42];0))*(INT([.$I42]*[.$J42])-[.Q$4])/100;0);0)" office:value-type="float" office:value="17" calcext:value-type="float">
            <text:p>17</text:p>
          </table:table-cell>
          <table:table-cell table:formula="of:=ROUNDUP(MAX((100-MAX([.R$5]+[.$F42];0))*(INT([.$I42]*[.$J42])-[.R$4])/100;0);0)" office:value-type="float" office:value="15" calcext:value-type="float">
            <text:p>15</text:p>
          </table:table-cell>
          <table:table-cell table:formula="of:=ROUNDUP(MAX((100-MAX([.S$5]+[.$F42];0))*(INT([.$I42]*[.$J42])-[.S$4])/100;0);0)" office:value-type="float" office:value="14" calcext:value-type="float">
            <text:p>14</text:p>
          </table:table-cell>
          <table:table-cell table:formula="of:=ROUNDUP(MAX((100-MAX([.T$5]+[.$F42];0))*(INT([.$I42]*[.$J42])-[.T$4])/100;0);0)" office:value-type="float" office:value="12" calcext:value-type="float">
            <text:p>12</text:p>
          </table:table-cell>
          <table:table-cell table:formula="of:=ROUNDUP(MAX((100-MAX([.U$5]+[.$F42];0))*(INT([.$I42]*[.$J42])-[.U$4])/100;0);0)" office:value-type="float" office:value="12" calcext:value-type="float">
            <text:p>12</text:p>
          </table:table-cell>
          <table:table-cell table:formula="of:=ROUNDUP(MAX((100-MAX([.V$5]+[.$F42];0))*(INT([.$I42]*[.$J42])-[.V$4])/100;0);0)" office:value-type="float" office:value="10" calcext:value-type="float">
            <text:p>10</text:p>
          </table:table-cell>
          <table:table-cell table:formula="of:=ROUNDUP(MAX((100-MAX([.W$5]+[.$F42];0))*(INT([.$I42]*[.$J42])-[.W$4])/100;0);0)" office:value-type="float" office:value="7" calcext:value-type="float">
            <text:p>7</text:p>
          </table:table-cell>
          <table:table-cell table:formula="of:=ROUNDUP(MAX((100-MAX([.X$5]+[.$F42];0))*(INT([.$I42]*[.$J42])-[.X$4])/100;0);0)" office:value-type="float" office:value="6" calcext:value-type="float">
            <text:p>6</text:p>
          </table:table-cell>
          <table:table-cell table:formula="of:=ROUNDUP(MAX((100-MAX([.Y$5]+[.$F42];0))*(INT([.$I42]*[.$J42])-[.Y$4])/100;0);0)" office:value-type="float" office:value="4" calcext:value-type="float">
            <text:p>4</text:p>
          </table:table-cell>
          <table:table-cell table:formula="of:=ROUNDUP(MAX((100-MAX([.Z$5]+[.$F42];0))*(INT([.$I42]*[.$J42])-[.Z$4])/100;0);0)" office:value-type="float" office:value="2" calcext:value-type="float">
            <text:p>2</text:p>
          </table:table-cell>
          <table:table-cell table:formula="of:=ROUNDUP(MAX((100-MAX([.AA$5]+[.$F42];0))*(INT([.$I42]*[.$J42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3]/[.H43]" office:value-type="float" office:value="1.5" calcext:value-type="float">
            <text:p>1.5</text:p>
          </table:table-cell>
          <table:table-cell table:formula="of:=ROUND(AVERAGE([.C43];[.D43]))" office:value-type="float" office:value="18" calcext:value-type="float">
            <text:p>18</text:p>
          </table:table-cell>
          <table:table-cell/>
          <table:table-cell table:formula="of:=ROUNDUP(MAX((100-MAX([.L$5]+[.$F43];0))*(INT([.$I43]*[.$J43])-[.L$4])/100;0);0)" office:value-type="float" office:value="27" calcext:value-type="float">
            <text:p>27</text:p>
          </table:table-cell>
          <table:table-cell table:formula="of:=ROUNDUP(MAX((100-MAX([.M$5]+[.$F43];0))*(INT([.$I43]*[.$J43])-[.M$4])/100;0);0)" office:value-type="float" office:value="25" calcext:value-type="float">
            <text:p>25</text:p>
          </table:table-cell>
          <table:table-cell table:formula="of:=ROUNDUP(MAX((100-MAX([.N$5]+[.$F43];0))*(INT([.$I43]*[.$J43])-[.N$4])/100;0);0)" office:value-type="float" office:value="22" calcext:value-type="float">
            <text:p>22</text:p>
          </table:table-cell>
          <table:table-cell table:formula="of:=ROUNDUP(MAX((100-MAX([.O$5]+[.$F43];0))*(INT([.$I43]*[.$J43])-[.O$4])/100;0);0)" office:value-type="float" office:value="20" calcext:value-type="float">
            <text:p>20</text:p>
          </table:table-cell>
          <table:table-cell table:formula="of:=ROUNDUP(MAX((100-MAX([.P$5]+[.$F43];0))*(INT([.$I43]*[.$J43])-[.P$4])/100;0);0)" office:value-type="float" office:value="21" calcext:value-type="float">
            <text:p>21</text:p>
          </table:table-cell>
          <table:table-cell table:formula="of:=ROUNDUP(MAX((100-MAX([.Q$5]+[.$F43];0))*(INT([.$I43]*[.$J43])-[.Q$4])/100;0);0)" office:value-type="float" office:value="21" calcext:value-type="float">
            <text:p>21</text:p>
          </table:table-cell>
          <table:table-cell table:formula="of:=ROUNDUP(MAX((100-MAX([.R$5]+[.$F43];0))*(INT([.$I43]*[.$J43])-[.R$4])/100;0);0)" office:value-type="float" office:value="19" calcext:value-type="float">
            <text:p>19</text:p>
          </table:table-cell>
          <table:table-cell table:formula="of:=ROUNDUP(MAX((100-MAX([.S$5]+[.$F43];0))*(INT([.$I43]*[.$J43])-[.S$4])/100;0);0)" office:value-type="float" office:value="18" calcext:value-type="float">
            <text:p>18</text:p>
          </table:table-cell>
          <table:table-cell table:formula="of:=ROUNDUP(MAX((100-MAX([.T$5]+[.$F43];0))*(INT([.$I43]*[.$J43])-[.T$4])/100;0);0)" office:value-type="float" office:value="16" calcext:value-type="float">
            <text:p>16</text:p>
          </table:table-cell>
          <table:table-cell table:formula="of:=ROUNDUP(MAX((100-MAX([.U$5]+[.$F43];0))*(INT([.$I43]*[.$J43])-[.U$4])/100;0);0)" office:value-type="float" office:value="15" calcext:value-type="float">
            <text:p>15</text:p>
          </table:table-cell>
          <table:table-cell table:formula="of:=ROUNDUP(MAX((100-MAX([.V$5]+[.$F43];0))*(INT([.$I43]*[.$J43])-[.V$4])/100;0);0)" office:value-type="float" office:value="14" calcext:value-type="float">
            <text:p>14</text:p>
          </table:table-cell>
          <table:table-cell table:formula="of:=ROUNDUP(MAX((100-MAX([.W$5]+[.$F43];0))*(INT([.$I43]*[.$J43])-[.W$4])/100;0);0)" office:value-type="float" office:value="11" calcext:value-type="float">
            <text:p>11</text:p>
          </table:table-cell>
          <table:table-cell table:formula="of:=ROUNDUP(MAX((100-MAX([.X$5]+[.$F43];0))*(INT([.$I43]*[.$J43])-[.X$4])/100;0);0)" office:value-type="float" office:value="9" calcext:value-type="float">
            <text:p>9</text:p>
          </table:table-cell>
          <table:table-cell table:formula="of:=ROUNDUP(MAX((100-MAX([.Y$5]+[.$F43];0))*(INT([.$I43]*[.$J43])-[.Y$4])/100;0);0)" office:value-type="float" office:value="7" calcext:value-type="float">
            <text:p>7</text:p>
          </table:table-cell>
          <table:table-cell table:formula="of:=ROUNDUP(MAX((100-MAX([.Z$5]+[.$F43];0))*(INT([.$I43]*[.$J43])-[.Z$4])/100;0);0)" office:value-type="float" office:value="5" calcext:value-type="float">
            <text:p>5</text:p>
          </table:table-cell>
          <table:table-cell table:formula="of:=ROUNDUP(MAX((100-MAX([.AA$5]+[.$F43];0))*(INT([.$I43]*[.$J43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4]/[.H44]" office:value-type="float" office:value="1.5" calcext:value-type="float">
            <text:p>1.5</text:p>
          </table:table-cell>
          <table:table-cell table:formula="of:=ROUND(AVERAGE([.C44];[.D44]))" office:value-type="float" office:value="17" calcext:value-type="float">
            <text:p>17</text:p>
          </table:table-cell>
          <table:table-cell/>
          <table:table-cell table:formula="of:=ROUNDUP(MAX((100-MAX([.L$5]+[.$F44];0))*(INT([.$I44]*[.$J44])-[.L$4])/100;0);0)" office:value-type="float" office:value="25" calcext:value-type="float">
            <text:p>25</text:p>
          </table:table-cell>
          <table:table-cell table:formula="of:=ROUNDUP(MAX((100-MAX([.M$5]+[.$F44];0))*(INT([.$I44]*[.$J44])-[.M$4])/100;0);0)" office:value-type="float" office:value="23" calcext:value-type="float">
            <text:p>23</text:p>
          </table:table-cell>
          <table:table-cell table:formula="of:=ROUNDUP(MAX((100-MAX([.N$5]+[.$F44];0))*(INT([.$I44]*[.$J44])-[.N$4])/100;0);0)" office:value-type="float" office:value="20" calcext:value-type="float">
            <text:p>20</text:p>
          </table:table-cell>
          <table:table-cell table:formula="of:=ROUNDUP(MAX((100-MAX([.O$5]+[.$F44];0))*(INT([.$I44]*[.$J44])-[.O$4])/100;0);0)" office:value-type="float" office:value="19" calcext:value-type="float">
            <text:p>19</text:p>
          </table:table-cell>
          <table:table-cell table:formula="of:=ROUNDUP(MAX((100-MAX([.P$5]+[.$F44];0))*(INT([.$I44]*[.$J44])-[.P$4])/100;0);0)" office:value-type="float" office:value="19" calcext:value-type="float">
            <text:p>19</text:p>
          </table:table-cell>
          <table:table-cell table:formula="of:=ROUNDUP(MAX((100-MAX([.Q$5]+[.$F44];0))*(INT([.$I44]*[.$J44])-[.Q$4])/100;0);0)" office:value-type="float" office:value="19" calcext:value-type="float">
            <text:p>19</text:p>
          </table:table-cell>
          <table:table-cell table:formula="of:=ROUNDUP(MAX((100-MAX([.R$5]+[.$F44];0))*(INT([.$I44]*[.$J44])-[.R$4])/100;0);0)" office:value-type="float" office:value="17" calcext:value-type="float">
            <text:p>17</text:p>
          </table:table-cell>
          <table:table-cell table:formula="of:=ROUNDUP(MAX((100-MAX([.S$5]+[.$F44];0))*(INT([.$I44]*[.$J44])-[.S$4])/100;0);0)" office:value-type="float" office:value="16" calcext:value-type="float">
            <text:p>16</text:p>
          </table:table-cell>
          <table:table-cell table:formula="of:=ROUNDUP(MAX((100-MAX([.T$5]+[.$F44];0))*(INT([.$I44]*[.$J44])-[.T$4])/100;0);0)" office:value-type="float" office:value="14" calcext:value-type="float">
            <text:p>14</text:p>
          </table:table-cell>
          <table:table-cell table:formula="of:=ROUNDUP(MAX((100-MAX([.U$5]+[.$F44];0))*(INT([.$I44]*[.$J44])-[.U$4])/100;0);0)" office:value-type="float" office:value="14" calcext:value-type="float">
            <text:p>14</text:p>
          </table:table-cell>
          <table:table-cell table:formula="of:=ROUNDUP(MAX((100-MAX([.V$5]+[.$F44];0))*(INT([.$I44]*[.$J44])-[.V$4])/100;0);0)" office:value-type="float" office:value="12" calcext:value-type="float">
            <text:p>12</text:p>
          </table:table-cell>
          <table:table-cell table:formula="of:=ROUNDUP(MAX((100-MAX([.W$5]+[.$F44];0))*(INT([.$I44]*[.$J44])-[.W$4])/100;0);0)" office:value-type="float" office:value="10" calcext:value-type="float">
            <text:p>10</text:p>
          </table:table-cell>
          <table:table-cell table:formula="of:=ROUNDUP(MAX((100-MAX([.X$5]+[.$F44];0))*(INT([.$I44]*[.$J44])-[.X$4])/100;0);0)" office:value-type="float" office:value="8" calcext:value-type="float">
            <text:p>8</text:p>
          </table:table-cell>
          <table:table-cell table:formula="of:=ROUNDUP(MAX((100-MAX([.Y$5]+[.$F44];0))*(INT([.$I44]*[.$J44])-[.Y$4])/100;0);0)" office:value-type="float" office:value="6" calcext:value-type="float">
            <text:p>6</text:p>
          </table:table-cell>
          <table:table-cell table:formula="of:=ROUNDUP(MAX((100-MAX([.Z$5]+[.$F44];0))*(INT([.$I44]*[.$J44])-[.Z$4])/100;0);0)" office:value-type="float" office:value="4" calcext:value-type="float">
            <text:p>4</text:p>
          </table:table-cell>
          <table:table-cell table:formula="of:=ROUNDUP(MAX((100-MAX([.AA$5]+[.$F44];0))*(INT([.$I44]*[.$J44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5]/[.H45]" office:value-type="float" office:value="2" calcext:value-type="float">
            <text:p>2</text:p>
          </table:table-cell>
          <table:table-cell table:formula="of:=ROUND(AVERAGE([.C45];[.D45]))" office:value-type="float" office:value="12" calcext:value-type="float">
            <text:p>12</text:p>
          </table:table-cell>
          <table:table-cell/>
          <table:table-cell table:formula="of:=ROUNDUP(MAX((100-MAX([.L$5]+[.$F45];0))*(INT([.$I45]*[.$J45])-[.L$4])/100;0);0)" office:value-type="float" office:value="16" calcext:value-type="float">
            <text:p>16</text:p>
          </table:table-cell>
          <table:table-cell table:formula="of:=ROUNDUP(MAX((100-MAX([.M$5]+[.$F45];0))*(INT([.$I45]*[.$J45])-[.M$4])/100;0);0)" office:value-type="float" office:value="11" calcext:value-type="float">
            <text:p>11</text:p>
          </table:table-cell>
          <table:table-cell table:formula="of:=ROUNDUP(MAX((100-MAX([.N$5]+[.$F45];0))*(INT([.$I45]*[.$J45])-[.N$4])/100;0);0)" office:value-type="float" office:value="9" calcext:value-type="float">
            <text:p>9</text:p>
          </table:table-cell>
          <table:table-cell table:formula="of:=ROUNDUP(MAX((100-MAX([.O$5]+[.$F45];0))*(INT([.$I45]*[.$J45])-[.O$4])/100;0);0)" office:value-type="float" office:value="8" calcext:value-type="float">
            <text:p>8</text:p>
          </table:table-cell>
          <table:table-cell table:formula="of:=ROUNDUP(MAX((100-MAX([.P$5]+[.$F45];0))*(INT([.$I45]*[.$J45])-[.P$4])/100;0);0)" office:value-type="float" office:value="9" calcext:value-type="float">
            <text:p>9</text:p>
          </table:table-cell>
          <table:table-cell table:formula="of:=ROUNDUP(MAX((100-MAX([.Q$5]+[.$F45];0))*(INT([.$I45]*[.$J45])-[.Q$4])/100;0);0)" office:value-type="float" office:value="9" calcext:value-type="float">
            <text:p>9</text:p>
          </table:table-cell>
          <table:table-cell table:formula="of:=ROUNDUP(MAX((100-MAX([.R$5]+[.$F45];0))*(INT([.$I45]*[.$J45])-[.R$4])/100;0);0)" office:value-type="float" office:value="7" calcext:value-type="float">
            <text:p>7</text:p>
          </table:table-cell>
          <table:table-cell table:formula="of:=ROUNDUP(MAX((100-MAX([.S$5]+[.$F45];0))*(INT([.$I45]*[.$J45])-[.S$4])/100;0);0)" office:value-type="float" office:value="6" calcext:value-type="float">
            <text:p>6</text:p>
          </table:table-cell>
          <table:table-cell table:formula="of:=ROUNDUP(MAX((100-MAX([.T$5]+[.$F45];0))*(INT([.$I45]*[.$J45])-[.T$4])/100;0);0)" office:value-type="float" office:value="5" calcext:value-type="float">
            <text:p>5</text:p>
          </table:table-cell>
          <table:table-cell table:formula="of:=ROUNDUP(MAX((100-MAX([.U$5]+[.$F45];0))*(INT([.$I45]*[.$J45])-[.U$4])/100;0);0)" office:value-type="float" office:value="5" calcext:value-type="float">
            <text:p>5</text:p>
          </table:table-cell>
          <table:table-cell table:formula="of:=ROUNDUP(MAX((100-MAX([.V$5]+[.$F45];0))*(INT([.$I45]*[.$J45])-[.V$4])/100;0);0)" office:value-type="float" office:value="4" calcext:value-type="float">
            <text:p>4</text:p>
          </table:table-cell>
          <table:table-cell table:formula="of:=ROUNDUP(MAX((100-MAX([.W$5]+[.$F45];0))*(INT([.$I45]*[.$J45])-[.W$4])/100;0);0)" office:value-type="float" office:value="3" calcext:value-type="float">
            <text:p>3</text:p>
          </table:table-cell>
          <table:table-cell table:formula="of:=ROUNDUP(MAX((100-MAX([.X$5]+[.$F45];0))*(INT([.$I45]*[.$J45])-[.X$4])/100;0);0)" office:value-type="float" office:value="2" calcext:value-type="float">
            <text:p>2</text:p>
          </table:table-cell>
          <table:table-cell table:formula="of:=ROUNDUP(MAX((100-MAX([.Y$5]+[.$F45];0))*(INT([.$I45]*[.$J45])-[.Y$4])/100;0);0)" office:value-type="float" office:value="1" calcext:value-type="float">
            <text:p>1</text:p>
          </table:table-cell>
          <table:table-cell table:formula="of:=ROUNDUP(MAX((100-MAX([.Z$5]+[.$F45];0))*(INT([.$I45]*[.$J45])-[.Z$4])/100;0);0)" office:value-type="float" office:value="1" calcext:value-type="float">
            <text:p>1</text:p>
          </table:table-cell>
          <table:table-cell table:formula="of:=ROUNDUP(MAX((100-MAX([.AA$5]+[.$F45];0))*(INT([.$I45]*[.$J4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[.H46]" office:value-type="float" office:value="0.5" calcext:value-type="float">
            <text:p>0.5</text:p>
          </table:table-cell>
          <table:table-cell table:formula="of:=ROUND(AVERAGE([.C46];[.D46]))" office:value-type="float" office:value="12" calcext:value-type="float">
            <text:p>12</text:p>
          </table:table-cell>
          <table:table-cell/>
          <table:table-cell table:formula="of:=ROUNDUP(MAX((100-MAX([.L$5]+[.$F46];0))*(INT([.$I46]*[.$J46])-[.L$4])/100;0);0)" office:value-type="float" office:value="6" calcext:value-type="float">
            <text:p>6</text:p>
          </table:table-cell>
          <table:table-cell table:formula="of:=ROUNDUP(MAX((100-MAX([.M$5]+[.$F46];0))*(INT([.$I46]*[.$J46])-[.M$4])/100;0);0)" office:value-type="float" office:value="6" calcext:value-type="float">
            <text:p>6</text:p>
          </table:table-cell>
          <table:table-cell table:formula="of:=ROUNDUP(MAX((100-MAX([.N$5]+[.$F46];0))*(INT([.$I46]*[.$J46])-[.N$4])/100;0);0)" office:value-type="float" office:value="4" calcext:value-type="float">
            <text:p>4</text:p>
          </table:table-cell>
          <table:table-cell table:formula="of:=ROUNDUP(MAX((100-MAX([.O$5]+[.$F46];0))*(INT([.$I46]*[.$J46])-[.O$4])/100;0);0)" office:value-type="float" office:value="4" calcext:value-type="float">
            <text:p>4</text:p>
          </table:table-cell>
          <table:table-cell table:formula="of:=ROUNDUP(MAX((100-MAX([.P$5]+[.$F46];0))*(INT([.$I46]*[.$J46])-[.P$4])/100;0);0)" office:value-type="float" office:value="3" calcext:value-type="float">
            <text:p>3</text:p>
          </table:table-cell>
          <table:table-cell table:formula="of:=ROUNDUP(MAX((100-MAX([.Q$5]+[.$F46];0))*(INT([.$I46]*[.$J46])-[.Q$4])/100;0);0)" office:value-type="float" office:value="2" calcext:value-type="float">
            <text:p>2</text:p>
          </table:table-cell>
          <table:table-cell table:formula="of:=ROUNDUP(MAX((100-MAX([.R$5]+[.$F46];0))*(INT([.$I46]*[.$J46])-[.R$4])/100;0);0)" office:value-type="float" office:value="2" calcext:value-type="float">
            <text:p>2</text:p>
          </table:table-cell>
          <table:table-cell table:formula="of:=ROUNDUP(MAX((100-MAX([.S$5]+[.$F46];0))*(INT([.$I46]*[.$J46])-[.S$4])/100;0);0)" office:value-type="float" office:value="2" calcext:value-type="float">
            <text:p>2</text:p>
          </table:table-cell>
          <table:table-cell table:formula="of:=ROUNDUP(MAX((100-MAX([.T$5]+[.$F46];0))*(INT([.$I46]*[.$J46])-[.T$4])/100;0);0)" office:value-type="float" office:value="1" calcext:value-type="float">
            <text:p>1</text:p>
          </table:table-cell>
          <table:table-cell table:formula="of:=ROUNDUP(MAX((100-MAX([.U$5]+[.$F46];0))*(INT([.$I46]*[.$J46])-[.U$4])/100;0);0)" office:value-type="float" office:value="0" calcext:value-type="float">
            <text:p>0</text:p>
          </table:table-cell>
          <table:table-cell table:formula="of:=ROUNDUP(MAX((100-MAX([.V$5]+[.$F46];0))*(INT([.$I46]*[.$J46])-[.V$4])/100;0);0)" office:value-type="float" office:value="0" calcext:value-type="float">
            <text:p>0</text:p>
          </table:table-cell>
          <table:table-cell table:formula="of:=ROUNDUP(MAX((100-MAX([.W$5]+[.$F46];0))*(INT([.$I46]*[.$J46])-[.W$4])/100;0);0)" office:value-type="float" office:value="0" calcext:value-type="float">
            <text:p>0</text:p>
          </table:table-cell>
          <table:table-cell table:formula="of:=ROUNDUP(MAX((100-MAX([.X$5]+[.$F46];0))*(INT([.$I46]*[.$J46])-[.X$4])/100;0);0)" office:value-type="float" office:value="0" calcext:value-type="float">
            <text:p>0</text:p>
          </table:table-cell>
          <table:table-cell table:formula="of:=ROUNDUP(MAX((100-MAX([.Y$5]+[.$F46];0))*(INT([.$I46]*[.$J46])-[.Y$4])/100;0);0)" office:value-type="float" office:value="0" calcext:value-type="float">
            <text:p>0</text:p>
          </table:table-cell>
          <table:table-cell table:formula="of:=ROUNDUP(MAX((100-MAX([.Z$5]+[.$F46];0))*(INT([.$I46]*[.$J46])-[.Z$4])/100;0);0)" office:value-type="float" office:value="0" calcext:value-type="float">
            <text:p>0</text:p>
          </table:table-cell>
          <table:table-cell table:formula="of:=ROUNDUP(MAX((100-MAX([.AA$5]+[.$F46];0))*(INT([.$I46]*[.$J4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[.H47]" office:value-type="float" office:value="2" calcext:value-type="float">
            <text:p>2</text:p>
          </table:table-cell>
          <table:table-cell table:formula="of:=ROUND(AVERAGE([.C47];[.D47]))" office:value-type="float" office:value="12" calcext:value-type="float">
            <text:p>12</text:p>
          </table:table-cell>
          <table:table-cell/>
          <table:table-cell table:formula="of:=ROUNDUP(MAX((100-MAX([.L$5]+[.$F47];0))*(INT([.$I47]*[.$J47])-[.L$4])/100;0);0)" office:value-type="float" office:value="16" calcext:value-type="float">
            <text:p>16</text:p>
          </table:table-cell>
          <table:table-cell table:formula="of:=ROUNDUP(MAX((100-MAX([.M$5]+[.$F47];0))*(INT([.$I47]*[.$J47])-[.M$4])/100;0);0)" office:value-type="float" office:value="11" calcext:value-type="float">
            <text:p>11</text:p>
          </table:table-cell>
          <table:table-cell table:formula="of:=ROUNDUP(MAX((100-MAX([.N$5]+[.$F47];0))*(INT([.$I47]*[.$J47])-[.N$4])/100;0);0)" office:value-type="float" office:value="9" calcext:value-type="float">
            <text:p>9</text:p>
          </table:table-cell>
          <table:table-cell table:formula="of:=ROUNDUP(MAX((100-MAX([.O$5]+[.$F47];0))*(INT([.$I47]*[.$J47])-[.O$4])/100;0);0)" office:value-type="float" office:value="8" calcext:value-type="float">
            <text:p>8</text:p>
          </table:table-cell>
          <table:table-cell table:formula="of:=ROUNDUP(MAX((100-MAX([.P$5]+[.$F47];0))*(INT([.$I47]*[.$J47])-[.P$4])/100;0);0)" office:value-type="float" office:value="9" calcext:value-type="float">
            <text:p>9</text:p>
          </table:table-cell>
          <table:table-cell table:formula="of:=ROUNDUP(MAX((100-MAX([.Q$5]+[.$F47];0))*(INT([.$I47]*[.$J47])-[.Q$4])/100;0);0)" office:value-type="float" office:value="9" calcext:value-type="float">
            <text:p>9</text:p>
          </table:table-cell>
          <table:table-cell table:formula="of:=ROUNDUP(MAX((100-MAX([.R$5]+[.$F47];0))*(INT([.$I47]*[.$J47])-[.R$4])/100;0);0)" office:value-type="float" office:value="7" calcext:value-type="float">
            <text:p>7</text:p>
          </table:table-cell>
          <table:table-cell table:formula="of:=ROUNDUP(MAX((100-MAX([.S$5]+[.$F47];0))*(INT([.$I47]*[.$J47])-[.S$4])/100;0);0)" office:value-type="float" office:value="6" calcext:value-type="float">
            <text:p>6</text:p>
          </table:table-cell>
          <table:table-cell table:formula="of:=ROUNDUP(MAX((100-MAX([.T$5]+[.$F47];0))*(INT([.$I47]*[.$J47])-[.T$4])/100;0);0)" office:value-type="float" office:value="5" calcext:value-type="float">
            <text:p>5</text:p>
          </table:table-cell>
          <table:table-cell table:formula="of:=ROUNDUP(MAX((100-MAX([.U$5]+[.$F47];0))*(INT([.$I47]*[.$J47])-[.U$4])/100;0);0)" office:value-type="float" office:value="5" calcext:value-type="float">
            <text:p>5</text:p>
          </table:table-cell>
          <table:table-cell table:formula="of:=ROUNDUP(MAX((100-MAX([.V$5]+[.$F47];0))*(INT([.$I47]*[.$J47])-[.V$4])/100;0);0)" office:value-type="float" office:value="4" calcext:value-type="float">
            <text:p>4</text:p>
          </table:table-cell>
          <table:table-cell table:formula="of:=ROUNDUP(MAX((100-MAX([.W$5]+[.$F47];0))*(INT([.$I47]*[.$J47])-[.W$4])/100;0);0)" office:value-type="float" office:value="3" calcext:value-type="float">
            <text:p>3</text:p>
          </table:table-cell>
          <table:table-cell table:formula="of:=ROUNDUP(MAX((100-MAX([.X$5]+[.$F47];0))*(INT([.$I47]*[.$J47])-[.X$4])/100;0);0)" office:value-type="float" office:value="2" calcext:value-type="float">
            <text:p>2</text:p>
          </table:table-cell>
          <table:table-cell table:formula="of:=ROUNDUP(MAX((100-MAX([.Y$5]+[.$F47];0))*(INT([.$I47]*[.$J47])-[.Y$4])/100;0);0)" office:value-type="float" office:value="1" calcext:value-type="float">
            <text:p>1</text:p>
          </table:table-cell>
          <table:table-cell table:formula="of:=ROUNDUP(MAX((100-MAX([.Z$5]+[.$F47];0))*(INT([.$I47]*[.$J47])-[.Z$4])/100;0);0)" office:value-type="float" office:value="1" calcext:value-type="float">
            <text:p>1</text:p>
          </table:table-cell>
          <table:table-cell table:formula="of:=ROUNDUP(MAX((100-MAX([.AA$5]+[.$F47];0))*(INT([.$I47]*[.$J4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8]/[.H48]" office:value-type="float" office:value="0.5" calcext:value-type="float">
            <text:p>0.5</text:p>
          </table:table-cell>
          <table:table-cell table:formula="of:=ROUND(AVERAGE([.C48];[.D48]))" office:value-type="float" office:value="12" calcext:value-type="float">
            <text:p>12</text:p>
          </table:table-cell>
          <table:table-cell/>
          <table:table-cell table:formula="of:=ROUNDUP(MAX((100-MAX([.L$5]+[.$F48];0))*(INT([.$I48]*[.$J48])-[.L$4])/100;0);0)" office:value-type="float" office:value="6" calcext:value-type="float">
            <text:p>6</text:p>
          </table:table-cell>
          <table:table-cell table:formula="of:=ROUNDUP(MAX((100-MAX([.M$5]+[.$F48];0))*(INT([.$I48]*[.$J48])-[.M$4])/100;0);0)" office:value-type="float" office:value="6" calcext:value-type="float">
            <text:p>6</text:p>
          </table:table-cell>
          <table:table-cell table:formula="of:=ROUNDUP(MAX((100-MAX([.N$5]+[.$F48];0))*(INT([.$I48]*[.$J48])-[.N$4])/100;0);0)" office:value-type="float" office:value="4" calcext:value-type="float">
            <text:p>4</text:p>
          </table:table-cell>
          <table:table-cell table:formula="of:=ROUNDUP(MAX((100-MAX([.O$5]+[.$F48];0))*(INT([.$I48]*[.$J48])-[.O$4])/100;0);0)" office:value-type="float" office:value="4" calcext:value-type="float">
            <text:p>4</text:p>
          </table:table-cell>
          <table:table-cell table:formula="of:=ROUNDUP(MAX((100-MAX([.P$5]+[.$F48];0))*(INT([.$I48]*[.$J48])-[.P$4])/100;0);0)" office:value-type="float" office:value="3" calcext:value-type="float">
            <text:p>3</text:p>
          </table:table-cell>
          <table:table-cell table:formula="of:=ROUNDUP(MAX((100-MAX([.Q$5]+[.$F48];0))*(INT([.$I48]*[.$J48])-[.Q$4])/100;0);0)" office:value-type="float" office:value="2" calcext:value-type="float">
            <text:p>2</text:p>
          </table:table-cell>
          <table:table-cell table:formula="of:=ROUNDUP(MAX((100-MAX([.R$5]+[.$F48];0))*(INT([.$I48]*[.$J48])-[.R$4])/100;0);0)" office:value-type="float" office:value="2" calcext:value-type="float">
            <text:p>2</text:p>
          </table:table-cell>
          <table:table-cell table:formula="of:=ROUNDUP(MAX((100-MAX([.S$5]+[.$F48];0))*(INT([.$I48]*[.$J48])-[.S$4])/100;0);0)" office:value-type="float" office:value="2" calcext:value-type="float">
            <text:p>2</text:p>
          </table:table-cell>
          <table:table-cell table:formula="of:=ROUNDUP(MAX((100-MAX([.T$5]+[.$F48];0))*(INT([.$I48]*[.$J48])-[.T$4])/100;0);0)" office:value-type="float" office:value="1" calcext:value-type="float">
            <text:p>1</text:p>
          </table:table-cell>
          <table:table-cell table:formula="of:=ROUNDUP(MAX((100-MAX([.U$5]+[.$F48];0))*(INT([.$I48]*[.$J48])-[.U$4])/100;0);0)" office:value-type="float" office:value="0" calcext:value-type="float">
            <text:p>0</text:p>
          </table:table-cell>
          <table:table-cell table:formula="of:=ROUNDUP(MAX((100-MAX([.V$5]+[.$F48];0))*(INT([.$I48]*[.$J48])-[.V$4])/100;0);0)" office:value-type="float" office:value="0" calcext:value-type="float">
            <text:p>0</text:p>
          </table:table-cell>
          <table:table-cell table:formula="of:=ROUNDUP(MAX((100-MAX([.W$5]+[.$F48];0))*(INT([.$I48]*[.$J48])-[.W$4])/100;0);0)" office:value-type="float" office:value="0" calcext:value-type="float">
            <text:p>0</text:p>
          </table:table-cell>
          <table:table-cell table:formula="of:=ROUNDUP(MAX((100-MAX([.X$5]+[.$F48];0))*(INT([.$I48]*[.$J48])-[.X$4])/100;0);0)" office:value-type="float" office:value="0" calcext:value-type="float">
            <text:p>0</text:p>
          </table:table-cell>
          <table:table-cell table:formula="of:=ROUNDUP(MAX((100-MAX([.Y$5]+[.$F48];0))*(INT([.$I48]*[.$J48])-[.Y$4])/100;0);0)" office:value-type="float" office:value="0" calcext:value-type="float">
            <text:p>0</text:p>
          </table:table-cell>
          <table:table-cell table:formula="of:=ROUNDUP(MAX((100-MAX([.Z$5]+[.$F48];0))*(INT([.$I48]*[.$J48])-[.Z$4])/100;0);0)" office:value-type="float" office:value="0" calcext:value-type="float">
            <text:p>0</text:p>
          </table:table-cell>
          <table:table-cell table:formula="of:=ROUNDUP(MAX((100-MAX([.AA$5]+[.$F48];0))*(INT([.$I48]*[.$J4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9]/[.H49]" office:value-type="float" office:value="2" calcext:value-type="float">
            <text:p>2</text:p>
          </table:table-cell>
          <table:table-cell table:formula="of:=ROUND(AVERAGE([.C49];[.D49]))" office:value-type="float" office:value="12" calcext:value-type="float">
            <text:p>12</text:p>
          </table:table-cell>
          <table:table-cell/>
          <table:table-cell table:formula="of:=ROUNDUP(MAX((100-MAX([.L$5]+[.$F49];0))*(INT([.$I49]*[.$J49])-[.L$4])/100;0);0)" office:value-type="float" office:value="16" calcext:value-type="float">
            <text:p>16</text:p>
          </table:table-cell>
          <table:table-cell table:formula="of:=ROUNDUP(MAX((100-MAX([.M$5]+[.$F49];0))*(INT([.$I49]*[.$J49])-[.M$4])/100;0);0)" office:value-type="float" office:value="11" calcext:value-type="float">
            <text:p>11</text:p>
          </table:table-cell>
          <table:table-cell table:formula="of:=ROUNDUP(MAX((100-MAX([.N$5]+[.$F49];0))*(INT([.$I49]*[.$J49])-[.N$4])/100;0);0)" office:value-type="float" office:value="9" calcext:value-type="float">
            <text:p>9</text:p>
          </table:table-cell>
          <table:table-cell table:formula="of:=ROUNDUP(MAX((100-MAX([.O$5]+[.$F49];0))*(INT([.$I49]*[.$J49])-[.O$4])/100;0);0)" office:value-type="float" office:value="8" calcext:value-type="float">
            <text:p>8</text:p>
          </table:table-cell>
          <table:table-cell table:formula="of:=ROUNDUP(MAX((100-MAX([.P$5]+[.$F49];0))*(INT([.$I49]*[.$J49])-[.P$4])/100;0);0)" office:value-type="float" office:value="9" calcext:value-type="float">
            <text:p>9</text:p>
          </table:table-cell>
          <table:table-cell table:formula="of:=ROUNDUP(MAX((100-MAX([.Q$5]+[.$F49];0))*(INT([.$I49]*[.$J49])-[.Q$4])/100;0);0)" office:value-type="float" office:value="9" calcext:value-type="float">
            <text:p>9</text:p>
          </table:table-cell>
          <table:table-cell table:formula="of:=ROUNDUP(MAX((100-MAX([.R$5]+[.$F49];0))*(INT([.$I49]*[.$J49])-[.R$4])/100;0);0)" office:value-type="float" office:value="7" calcext:value-type="float">
            <text:p>7</text:p>
          </table:table-cell>
          <table:table-cell table:formula="of:=ROUNDUP(MAX((100-MAX([.S$5]+[.$F49];0))*(INT([.$I49]*[.$J49])-[.S$4])/100;0);0)" office:value-type="float" office:value="6" calcext:value-type="float">
            <text:p>6</text:p>
          </table:table-cell>
          <table:table-cell table:formula="of:=ROUNDUP(MAX((100-MAX([.T$5]+[.$F49];0))*(INT([.$I49]*[.$J49])-[.T$4])/100;0);0)" office:value-type="float" office:value="5" calcext:value-type="float">
            <text:p>5</text:p>
          </table:table-cell>
          <table:table-cell table:formula="of:=ROUNDUP(MAX((100-MAX([.U$5]+[.$F49];0))*(INT([.$I49]*[.$J49])-[.U$4])/100;0);0)" office:value-type="float" office:value="5" calcext:value-type="float">
            <text:p>5</text:p>
          </table:table-cell>
          <table:table-cell table:formula="of:=ROUNDUP(MAX((100-MAX([.V$5]+[.$F49];0))*(INT([.$I49]*[.$J49])-[.V$4])/100;0);0)" office:value-type="float" office:value="4" calcext:value-type="float">
            <text:p>4</text:p>
          </table:table-cell>
          <table:table-cell table:formula="of:=ROUNDUP(MAX((100-MAX([.W$5]+[.$F49];0))*(INT([.$I49]*[.$J49])-[.W$4])/100;0);0)" office:value-type="float" office:value="3" calcext:value-type="float">
            <text:p>3</text:p>
          </table:table-cell>
          <table:table-cell table:formula="of:=ROUNDUP(MAX((100-MAX([.X$5]+[.$F49];0))*(INT([.$I49]*[.$J49])-[.X$4])/100;0);0)" office:value-type="float" office:value="2" calcext:value-type="float">
            <text:p>2</text:p>
          </table:table-cell>
          <table:table-cell table:formula="of:=ROUNDUP(MAX((100-MAX([.Y$5]+[.$F49];0))*(INT([.$I49]*[.$J49])-[.Y$4])/100;0);0)" office:value-type="float" office:value="1" calcext:value-type="float">
            <text:p>1</text:p>
          </table:table-cell>
          <table:table-cell table:formula="of:=ROUNDUP(MAX((100-MAX([.Z$5]+[.$F49];0))*(INT([.$I49]*[.$J49])-[.Z$4])/100;0);0)" office:value-type="float" office:value="1" calcext:value-type="float">
            <text:p>1</text:p>
          </table:table-cell>
          <table:table-cell table:formula="of:=ROUNDUP(MAX((100-MAX([.AA$5]+[.$F49];0))*(INT([.$I49]*[.$J4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0]/[.H50]" office:value-type="float" office:value="0.5" calcext:value-type="float">
            <text:p>0.5</text:p>
          </table:table-cell>
          <table:table-cell table:formula="of:=ROUND(AVERAGE([.C50];[.D50]))" office:value-type="float" office:value="12" calcext:value-type="float">
            <text:p>12</text:p>
          </table:table-cell>
          <table:table-cell/>
          <table:table-cell table:formula="of:=ROUNDUP(MAX((100-MAX([.L$5]+[.$F50];0))*(INT([.$I50]*[.$J50])-[.L$4])/100;0);0)" office:value-type="float" office:value="6" calcext:value-type="float">
            <text:p>6</text:p>
          </table:table-cell>
          <table:table-cell table:formula="of:=ROUNDUP(MAX((100-MAX([.M$5]+[.$F50];0))*(INT([.$I50]*[.$J50])-[.M$4])/100;0);0)" office:value-type="float" office:value="6" calcext:value-type="float">
            <text:p>6</text:p>
          </table:table-cell>
          <table:table-cell table:formula="of:=ROUNDUP(MAX((100-MAX([.N$5]+[.$F50];0))*(INT([.$I50]*[.$J50])-[.N$4])/100;0);0)" office:value-type="float" office:value="4" calcext:value-type="float">
            <text:p>4</text:p>
          </table:table-cell>
          <table:table-cell table:formula="of:=ROUNDUP(MAX((100-MAX([.O$5]+[.$F50];0))*(INT([.$I50]*[.$J50])-[.O$4])/100;0);0)" office:value-type="float" office:value="4" calcext:value-type="float">
            <text:p>4</text:p>
          </table:table-cell>
          <table:table-cell table:formula="of:=ROUNDUP(MAX((100-MAX([.P$5]+[.$F50];0))*(INT([.$I50]*[.$J50])-[.P$4])/100;0);0)" office:value-type="float" office:value="3" calcext:value-type="float">
            <text:p>3</text:p>
          </table:table-cell>
          <table:table-cell table:formula="of:=ROUNDUP(MAX((100-MAX([.Q$5]+[.$F50];0))*(INT([.$I50]*[.$J50])-[.Q$4])/100;0);0)" office:value-type="float" office:value="2" calcext:value-type="float">
            <text:p>2</text:p>
          </table:table-cell>
          <table:table-cell table:formula="of:=ROUNDUP(MAX((100-MAX([.R$5]+[.$F50];0))*(INT([.$I50]*[.$J50])-[.R$4])/100;0);0)" office:value-type="float" office:value="2" calcext:value-type="float">
            <text:p>2</text:p>
          </table:table-cell>
          <table:table-cell table:formula="of:=ROUNDUP(MAX((100-MAX([.S$5]+[.$F50];0))*(INT([.$I50]*[.$J50])-[.S$4])/100;0);0)" office:value-type="float" office:value="2" calcext:value-type="float">
            <text:p>2</text:p>
          </table:table-cell>
          <table:table-cell table:formula="of:=ROUNDUP(MAX((100-MAX([.T$5]+[.$F50];0))*(INT([.$I50]*[.$J50])-[.T$4])/100;0);0)" office:value-type="float" office:value="1" calcext:value-type="float">
            <text:p>1</text:p>
          </table:table-cell>
          <table:table-cell table:formula="of:=ROUNDUP(MAX((100-MAX([.U$5]+[.$F50];0))*(INT([.$I50]*[.$J50])-[.U$4])/100;0);0)" office:value-type="float" office:value="0" calcext:value-type="float">
            <text:p>0</text:p>
          </table:table-cell>
          <table:table-cell table:formula="of:=ROUNDUP(MAX((100-MAX([.V$5]+[.$F50];0))*(INT([.$I50]*[.$J50])-[.V$4])/100;0);0)" office:value-type="float" office:value="0" calcext:value-type="float">
            <text:p>0</text:p>
          </table:table-cell>
          <table:table-cell table:formula="of:=ROUNDUP(MAX((100-MAX([.W$5]+[.$F50];0))*(INT([.$I50]*[.$J50])-[.W$4])/100;0);0)" office:value-type="float" office:value="0" calcext:value-type="float">
            <text:p>0</text:p>
          </table:table-cell>
          <table:table-cell table:formula="of:=ROUNDUP(MAX((100-MAX([.X$5]+[.$F50];0))*(INT([.$I50]*[.$J50])-[.X$4])/100;0);0)" office:value-type="float" office:value="0" calcext:value-type="float">
            <text:p>0</text:p>
          </table:table-cell>
          <table:table-cell table:formula="of:=ROUNDUP(MAX((100-MAX([.Y$5]+[.$F50];0))*(INT([.$I50]*[.$J50])-[.Y$4])/100;0);0)" office:value-type="float" office:value="0" calcext:value-type="float">
            <text:p>0</text:p>
          </table:table-cell>
          <table:table-cell table:formula="of:=ROUNDUP(MAX((100-MAX([.Z$5]+[.$F50];0))*(INT([.$I50]*[.$J50])-[.Z$4])/100;0);0)" office:value-type="float" office:value="0" calcext:value-type="float">
            <text:p>0</text:p>
          </table:table-cell>
          <table:table-cell table:formula="of:=ROUNDUP(MAX((100-MAX([.AA$5]+[.$F50];0))*(INT([.$I50]*[.$J5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1]/[.H51]" office:value-type="float" office:value="2" calcext:value-type="float">
            <text:p>2</text:p>
          </table:table-cell>
          <table:table-cell table:formula="of:=ROUND(AVERAGE([.C51];[.D51]))" office:value-type="float" office:value="12" calcext:value-type="float">
            <text:p>12</text:p>
          </table:table-cell>
          <table:table-cell/>
          <table:table-cell table:formula="of:=ROUNDUP(MAX((100-MAX([.L$5]+[.$F51];0))*(INT([.$I51]*[.$J51])-[.L$4])/100;0);0)" office:value-type="float" office:value="16" calcext:value-type="float">
            <text:p>16</text:p>
          </table:table-cell>
          <table:table-cell table:formula="of:=ROUNDUP(MAX((100-MAX([.M$5]+[.$F51];0))*(INT([.$I51]*[.$J51])-[.M$4])/100;0);0)" office:value-type="float" office:value="11" calcext:value-type="float">
            <text:p>11</text:p>
          </table:table-cell>
          <table:table-cell table:formula="of:=ROUNDUP(MAX((100-MAX([.N$5]+[.$F51];0))*(INT([.$I51]*[.$J51])-[.N$4])/100;0);0)" office:value-type="float" office:value="9" calcext:value-type="float">
            <text:p>9</text:p>
          </table:table-cell>
          <table:table-cell table:formula="of:=ROUNDUP(MAX((100-MAX([.O$5]+[.$F51];0))*(INT([.$I51]*[.$J51])-[.O$4])/100;0);0)" office:value-type="float" office:value="8" calcext:value-type="float">
            <text:p>8</text:p>
          </table:table-cell>
          <table:table-cell table:formula="of:=ROUNDUP(MAX((100-MAX([.P$5]+[.$F51];0))*(INT([.$I51]*[.$J51])-[.P$4])/100;0);0)" office:value-type="float" office:value="9" calcext:value-type="float">
            <text:p>9</text:p>
          </table:table-cell>
          <table:table-cell table:formula="of:=ROUNDUP(MAX((100-MAX([.Q$5]+[.$F51];0))*(INT([.$I51]*[.$J51])-[.Q$4])/100;0);0)" office:value-type="float" office:value="9" calcext:value-type="float">
            <text:p>9</text:p>
          </table:table-cell>
          <table:table-cell table:formula="of:=ROUNDUP(MAX((100-MAX([.R$5]+[.$F51];0))*(INT([.$I51]*[.$J51])-[.R$4])/100;0);0)" office:value-type="float" office:value="7" calcext:value-type="float">
            <text:p>7</text:p>
          </table:table-cell>
          <table:table-cell table:formula="of:=ROUNDUP(MAX((100-MAX([.S$5]+[.$F51];0))*(INT([.$I51]*[.$J51])-[.S$4])/100;0);0)" office:value-type="float" office:value="6" calcext:value-type="float">
            <text:p>6</text:p>
          </table:table-cell>
          <table:table-cell table:formula="of:=ROUNDUP(MAX((100-MAX([.T$5]+[.$F51];0))*(INT([.$I51]*[.$J51])-[.T$4])/100;0);0)" office:value-type="float" office:value="5" calcext:value-type="float">
            <text:p>5</text:p>
          </table:table-cell>
          <table:table-cell table:formula="of:=ROUNDUP(MAX((100-MAX([.U$5]+[.$F51];0))*(INT([.$I51]*[.$J51])-[.U$4])/100;0);0)" office:value-type="float" office:value="5" calcext:value-type="float">
            <text:p>5</text:p>
          </table:table-cell>
          <table:table-cell table:formula="of:=ROUNDUP(MAX((100-MAX([.V$5]+[.$F51];0))*(INT([.$I51]*[.$J51])-[.V$4])/100;0);0)" office:value-type="float" office:value="4" calcext:value-type="float">
            <text:p>4</text:p>
          </table:table-cell>
          <table:table-cell table:formula="of:=ROUNDUP(MAX((100-MAX([.W$5]+[.$F51];0))*(INT([.$I51]*[.$J51])-[.W$4])/100;0);0)" office:value-type="float" office:value="3" calcext:value-type="float">
            <text:p>3</text:p>
          </table:table-cell>
          <table:table-cell table:formula="of:=ROUNDUP(MAX((100-MAX([.X$5]+[.$F51];0))*(INT([.$I51]*[.$J51])-[.X$4])/100;0);0)" office:value-type="float" office:value="2" calcext:value-type="float">
            <text:p>2</text:p>
          </table:table-cell>
          <table:table-cell table:formula="of:=ROUNDUP(MAX((100-MAX([.Y$5]+[.$F51];0))*(INT([.$I51]*[.$J51])-[.Y$4])/100;0);0)" office:value-type="float" office:value="1" calcext:value-type="float">
            <text:p>1</text:p>
          </table:table-cell>
          <table:table-cell table:formula="of:=ROUNDUP(MAX((100-MAX([.Z$5]+[.$F51];0))*(INT([.$I51]*[.$J51])-[.Z$4])/100;0);0)" office:value-type="float" office:value="1" calcext:value-type="float">
            <text:p>1</text:p>
          </table:table-cell>
          <table:table-cell table:formula="of:=ROUNDUP(MAX((100-MAX([.AA$5]+[.$F51];0))*(INT([.$I51]*[.$J5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2]/[.H52]" office:value-type="float" office:value="0.5" calcext:value-type="float">
            <text:p>0.5</text:p>
          </table:table-cell>
          <table:table-cell table:formula="of:=ROUND(AVERAGE([.C52];[.D52]))" office:value-type="float" office:value="12" calcext:value-type="float">
            <text:p>12</text:p>
          </table:table-cell>
          <table:table-cell/>
          <table:table-cell table:formula="of:=ROUNDUP(MAX((100-MAX([.L$5]+[.$F52];0))*(INT([.$I52]*[.$J52])-[.L$4])/100;0);0)" office:value-type="float" office:value="6" calcext:value-type="float">
            <text:p>6</text:p>
          </table:table-cell>
          <table:table-cell table:formula="of:=ROUNDUP(MAX((100-MAX([.M$5]+[.$F52];0))*(INT([.$I52]*[.$J52])-[.M$4])/100;0);0)" office:value-type="float" office:value="6" calcext:value-type="float">
            <text:p>6</text:p>
          </table:table-cell>
          <table:table-cell table:formula="of:=ROUNDUP(MAX((100-MAX([.N$5]+[.$F52];0))*(INT([.$I52]*[.$J52])-[.N$4])/100;0);0)" office:value-type="float" office:value="4" calcext:value-type="float">
            <text:p>4</text:p>
          </table:table-cell>
          <table:table-cell table:formula="of:=ROUNDUP(MAX((100-MAX([.O$5]+[.$F52];0))*(INT([.$I52]*[.$J52])-[.O$4])/100;0);0)" office:value-type="float" office:value="4" calcext:value-type="float">
            <text:p>4</text:p>
          </table:table-cell>
          <table:table-cell table:formula="of:=ROUNDUP(MAX((100-MAX([.P$5]+[.$F52];0))*(INT([.$I52]*[.$J52])-[.P$4])/100;0);0)" office:value-type="float" office:value="3" calcext:value-type="float">
            <text:p>3</text:p>
          </table:table-cell>
          <table:table-cell table:formula="of:=ROUNDUP(MAX((100-MAX([.Q$5]+[.$F52];0))*(INT([.$I52]*[.$J52])-[.Q$4])/100;0);0)" office:value-type="float" office:value="2" calcext:value-type="float">
            <text:p>2</text:p>
          </table:table-cell>
          <table:table-cell table:formula="of:=ROUNDUP(MAX((100-MAX([.R$5]+[.$F52];0))*(INT([.$I52]*[.$J52])-[.R$4])/100;0);0)" office:value-type="float" office:value="2" calcext:value-type="float">
            <text:p>2</text:p>
          </table:table-cell>
          <table:table-cell table:formula="of:=ROUNDUP(MAX((100-MAX([.S$5]+[.$F52];0))*(INT([.$I52]*[.$J52])-[.S$4])/100;0);0)" office:value-type="float" office:value="2" calcext:value-type="float">
            <text:p>2</text:p>
          </table:table-cell>
          <table:table-cell table:formula="of:=ROUNDUP(MAX((100-MAX([.T$5]+[.$F52];0))*(INT([.$I52]*[.$J52])-[.T$4])/100;0);0)" office:value-type="float" office:value="1" calcext:value-type="float">
            <text:p>1</text:p>
          </table:table-cell>
          <table:table-cell table:formula="of:=ROUNDUP(MAX((100-MAX([.U$5]+[.$F52];0))*(INT([.$I52]*[.$J52])-[.U$4])/100;0);0)" office:value-type="float" office:value="0" calcext:value-type="float">
            <text:p>0</text:p>
          </table:table-cell>
          <table:table-cell table:formula="of:=ROUNDUP(MAX((100-MAX([.V$5]+[.$F52];0))*(INT([.$I52]*[.$J52])-[.V$4])/100;0);0)" office:value-type="float" office:value="0" calcext:value-type="float">
            <text:p>0</text:p>
          </table:table-cell>
          <table:table-cell table:formula="of:=ROUNDUP(MAX((100-MAX([.W$5]+[.$F52];0))*(INT([.$I52]*[.$J52])-[.W$4])/100;0);0)" office:value-type="float" office:value="0" calcext:value-type="float">
            <text:p>0</text:p>
          </table:table-cell>
          <table:table-cell table:formula="of:=ROUNDUP(MAX((100-MAX([.X$5]+[.$F52];0))*(INT([.$I52]*[.$J52])-[.X$4])/100;0);0)" office:value-type="float" office:value="0" calcext:value-type="float">
            <text:p>0</text:p>
          </table:table-cell>
          <table:table-cell table:formula="of:=ROUNDUP(MAX((100-MAX([.Y$5]+[.$F52];0))*(INT([.$I52]*[.$J52])-[.Y$4])/100;0);0)" office:value-type="float" office:value="0" calcext:value-type="float">
            <text:p>0</text:p>
          </table:table-cell>
          <table:table-cell table:formula="of:=ROUNDUP(MAX((100-MAX([.Z$5]+[.$F52];0))*(INT([.$I52]*[.$J52])-[.Z$4])/100;0);0)" office:value-type="float" office:value="0" calcext:value-type="float">
            <text:p>0</text:p>
          </table:table-cell>
          <table:table-cell table:formula="of:=ROUNDUP(MAX((100-MAX([.AA$5]+[.$F52];0))*(INT([.$I52]*[.$J5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3]/[.H53]" office:value-type="float" office:value="2" calcext:value-type="float">
            <text:p>2</text:p>
          </table:table-cell>
          <table:table-cell table:formula="of:=ROUND(AVERAGE([.C53];[.D53]))" office:value-type="float" office:value="9" calcext:value-type="float">
            <text:p>9</text:p>
          </table:table-cell>
          <table:table-cell/>
          <table:table-cell table:formula="of:=ROUNDUP(MAX((100-MAX([.L$5]+[.$F53];0))*(INT([.$I53]*[.$J53])-[.L$4])/100;0);0)" office:value-type="float" office:value="12" calcext:value-type="float">
            <text:p>12</text:p>
          </table:table-cell>
          <table:table-cell table:formula="of:=ROUNDUP(MAX((100-MAX([.M$5]+[.$F53];0))*(INT([.$I53]*[.$J53])-[.M$4])/100;0);0)" office:value-type="float" office:value="9" calcext:value-type="float">
            <text:p>9</text:p>
          </table:table-cell>
          <table:table-cell table:formula="of:=ROUNDUP(MAX((100-MAX([.N$5]+[.$F53];0))*(INT([.$I53]*[.$J53])-[.N$4])/100;0);0)" office:value-type="float" office:value="7" calcext:value-type="float">
            <text:p>7</text:p>
          </table:table-cell>
          <table:table-cell table:formula="of:=ROUNDUP(MAX((100-MAX([.O$5]+[.$F53];0))*(INT([.$I53]*[.$J53])-[.O$4])/100;0);0)" office:value-type="float" office:value="6" calcext:value-type="float">
            <text:p>6</text:p>
          </table:table-cell>
          <table:table-cell table:formula="of:=ROUNDUP(MAX((100-MAX([.P$5]+[.$F53];0))*(INT([.$I53]*[.$J53])-[.P$4])/100;0);0)" office:value-type="float" office:value="6" calcext:value-type="float">
            <text:p>6</text:p>
          </table:table-cell>
          <table:table-cell table:formula="of:=ROUNDUP(MAX((100-MAX([.Q$5]+[.$F53];0))*(INT([.$I53]*[.$J53])-[.Q$4])/100;0);0)" office:value-type="float" office:value="7" calcext:value-type="float">
            <text:p>7</text:p>
          </table:table-cell>
          <table:table-cell table:formula="of:=ROUNDUP(MAX((100-MAX([.R$5]+[.$F53];0))*(INT([.$I53]*[.$J53])-[.R$4])/100;0);0)" office:value-type="float" office:value="5" calcext:value-type="float">
            <text:p>5</text:p>
          </table:table-cell>
          <table:table-cell table:formula="of:=ROUNDUP(MAX((100-MAX([.S$5]+[.$F53];0))*(INT([.$I53]*[.$J53])-[.S$4])/100;0);0)" office:value-type="float" office:value="5" calcext:value-type="float">
            <text:p>5</text:p>
          </table:table-cell>
          <table:table-cell table:formula="of:=ROUNDUP(MAX((100-MAX([.T$5]+[.$F53];0))*(INT([.$I53]*[.$J53])-[.T$4])/100;0);0)" office:value-type="float" office:value="4" calcext:value-type="float">
            <text:p>4</text:p>
          </table:table-cell>
          <table:table-cell table:formula="of:=ROUNDUP(MAX((100-MAX([.U$5]+[.$F53];0))*(INT([.$I53]*[.$J53])-[.U$4])/100;0);0)" office:value-type="float" office:value="3" calcext:value-type="float">
            <text:p>3</text:p>
          </table:table-cell>
          <table:table-cell table:formula="of:=ROUNDUP(MAX((100-MAX([.V$5]+[.$F53];0))*(INT([.$I53]*[.$J53])-[.V$4])/100;0);0)" office:value-type="float" office:value="3" calcext:value-type="float">
            <text:p>3</text:p>
          </table:table-cell>
          <table:table-cell table:formula="of:=ROUNDUP(MAX((100-MAX([.W$5]+[.$F53];0))*(INT([.$I53]*[.$J53])-[.W$4])/100;0);0)" office:value-type="float" office:value="2" calcext:value-type="float">
            <text:p>2</text:p>
          </table:table-cell>
          <table:table-cell table:formula="of:=ROUNDUP(MAX((100-MAX([.X$5]+[.$F53];0))*(INT([.$I53]*[.$J53])-[.X$4])/100;0);0)" office:value-type="float" office:value="1" calcext:value-type="float">
            <text:p>1</text:p>
          </table:table-cell>
          <table:table-cell table:formula="of:=ROUNDUP(MAX((100-MAX([.Y$5]+[.$F53];0))*(INT([.$I53]*[.$J53])-[.Y$4])/100;0);0)" office:value-type="float" office:value="1" calcext:value-type="float">
            <text:p>1</text:p>
          </table:table-cell>
          <table:table-cell table:formula="of:=ROUNDUP(MAX((100-MAX([.Z$5]+[.$F53];0))*(INT([.$I53]*[.$J53])-[.Z$4])/100;0);0)" office:value-type="float" office:value="0" calcext:value-type="float">
            <text:p>0</text:p>
          </table:table-cell>
          <table:table-cell table:formula="of:=ROUNDUP(MAX((100-MAX([.AA$5]+[.$F53];0))*(INT([.$I53]*[.$J53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4]/[.H54]" office:value-type="float" office:value="0.5" calcext:value-type="float">
            <text:p>0.5</text:p>
          </table:table-cell>
          <table:table-cell table:formula="of:=ROUND(AVERAGE([.C54];[.D54]))" office:value-type="float" office:value="9" calcext:value-type="float">
            <text:p>9</text:p>
          </table:table-cell>
          <table:table-cell/>
          <table:table-cell table:formula="of:=ROUNDUP(MAX((100-MAX([.L$5]+[.$F54];0))*(INT([.$I54]*[.$J54])-[.L$4])/100;0);0)" office:value-type="float" office:value="4" calcext:value-type="float">
            <text:p>4</text:p>
          </table:table-cell>
          <table:table-cell table:formula="of:=ROUNDUP(MAX((100-MAX([.M$5]+[.$F54];0))*(INT([.$I54]*[.$J54])-[.M$4])/100;0);0)" office:value-type="float" office:value="4" calcext:value-type="float">
            <text:p>4</text:p>
          </table:table-cell>
          <table:table-cell table:formula="of:=ROUNDUP(MAX((100-MAX([.N$5]+[.$F54];0))*(INT([.$I54]*[.$J54])-[.N$4])/100;0);0)" office:value-type="float" office:value="2" calcext:value-type="float">
            <text:p>2</text:p>
          </table:table-cell>
          <table:table-cell table:formula="of:=ROUNDUP(MAX((100-MAX([.O$5]+[.$F54];0))*(INT([.$I54]*[.$J54])-[.O$4])/100;0);0)" office:value-type="float" office:value="2" calcext:value-type="float">
            <text:p>2</text:p>
          </table:table-cell>
          <table:table-cell table:formula="of:=ROUNDUP(MAX((100-MAX([.P$5]+[.$F54];0))*(INT([.$I54]*[.$J54])-[.P$4])/100;0);0)" office:value-type="float" office:value="1" calcext:value-type="float">
            <text:p>1</text:p>
          </table:table-cell>
          <table:table-cell table:formula="of:=ROUNDUP(MAX((100-MAX([.Q$5]+[.$F54];0))*(INT([.$I54]*[.$J54])-[.Q$4])/100;0);0)" office:value-type="float" office:value="0" calcext:value-type="float">
            <text:p>0</text:p>
          </table:table-cell>
          <table:table-cell table:formula="of:=ROUNDUP(MAX((100-MAX([.R$5]+[.$F54];0))*(INT([.$I54]*[.$J54])-[.R$4])/100;0);0)" office:value-type="float" office:value="0" calcext:value-type="float">
            <text:p>0</text:p>
          </table:table-cell>
          <table:table-cell table:formula="of:=ROUNDUP(MAX((100-MAX([.S$5]+[.$F54];0))*(INT([.$I54]*[.$J54])-[.S$4])/100;0);0)" office:value-type="float" office:value="0" calcext:value-type="float">
            <text:p>0</text:p>
          </table:table-cell>
          <table:table-cell table:formula="of:=ROUNDUP(MAX((100-MAX([.T$5]+[.$F54];0))*(INT([.$I54]*[.$J54])-[.T$4])/100;0);0)" office:value-type="float" office:value="0" calcext:value-type="float">
            <text:p>0</text:p>
          </table:table-cell>
          <table:table-cell table:formula="of:=ROUNDUP(MAX((100-MAX([.U$5]+[.$F54];0))*(INT([.$I54]*[.$J54])-[.U$4])/100;0);0)" office:value-type="float" office:value="0" calcext:value-type="float">
            <text:p>0</text:p>
          </table:table-cell>
          <table:table-cell table:formula="of:=ROUNDUP(MAX((100-MAX([.V$5]+[.$F54];0))*(INT([.$I54]*[.$J54])-[.V$4])/100;0);0)" office:value-type="float" office:value="0" calcext:value-type="float">
            <text:p>0</text:p>
          </table:table-cell>
          <table:table-cell table:formula="of:=ROUNDUP(MAX((100-MAX([.W$5]+[.$F54];0))*(INT([.$I54]*[.$J54])-[.W$4])/100;0);0)" office:value-type="float" office:value="0" calcext:value-type="float">
            <text:p>0</text:p>
          </table:table-cell>
          <table:table-cell table:formula="of:=ROUNDUP(MAX((100-MAX([.X$5]+[.$F54];0))*(INT([.$I54]*[.$J54])-[.X$4])/100;0);0)" office:value-type="float" office:value="0" calcext:value-type="float">
            <text:p>0</text:p>
          </table:table-cell>
          <table:table-cell table:formula="of:=ROUNDUP(MAX((100-MAX([.Y$5]+[.$F54];0))*(INT([.$I54]*[.$J54])-[.Y$4])/100;0);0)" office:value-type="float" office:value="0" calcext:value-type="float">
            <text:p>0</text:p>
          </table:table-cell>
          <table:table-cell table:formula="of:=ROUNDUP(MAX((100-MAX([.Z$5]+[.$F54];0))*(INT([.$I54]*[.$J54])-[.Z$4])/100;0);0)" office:value-type="float" office:value="0" calcext:value-type="float">
            <text:p>0</text:p>
          </table:table-cell>
          <table:table-cell table:formula="of:=ROUNDUP(MAX((100-MAX([.AA$5]+[.$F54];0))*(INT([.$I54]*[.$J5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5]/[.H55]" office:value-type="float" office:value="2" calcext:value-type="float">
            <text:p>2</text:p>
          </table:table-cell>
          <table:table-cell table:formula="of:=ROUND(AVERAGE([.C55];[.D55]))" office:value-type="float" office:value="16" calcext:value-type="float">
            <text:p>16</text:p>
          </table:table-cell>
          <table:table-cell/>
          <table:table-cell table:formula="of:=ROUNDUP(MAX((100-MAX([.L$5]+[.$F55];0))*(INT([.$I55]*[.$J55])-[.L$4])/100;0);0)" office:value-type="float" office:value="21" calcext:value-type="float">
            <text:p>21</text:p>
          </table:table-cell>
          <table:table-cell table:formula="of:=ROUNDUP(MAX((100-MAX([.M$5]+[.$F55];0))*(INT([.$I55]*[.$J55])-[.M$4])/100;0);0)" office:value-type="float" office:value="15" calcext:value-type="float">
            <text:p>15</text:p>
          </table:table-cell>
          <table:table-cell table:formula="of:=ROUNDUP(MAX((100-MAX([.N$5]+[.$F55];0))*(INT([.$I55]*[.$J55])-[.N$4])/100;0);0)" office:value-type="float" office:value="12" calcext:value-type="float">
            <text:p>12</text:p>
          </table:table-cell>
          <table:table-cell table:formula="of:=ROUNDUP(MAX((100-MAX([.O$5]+[.$F55];0))*(INT([.$I55]*[.$J55])-[.O$4])/100;0);0)" office:value-type="float" office:value="11" calcext:value-type="float">
            <text:p>11</text:p>
          </table:table-cell>
          <table:table-cell table:formula="of:=ROUNDUP(MAX((100-MAX([.P$5]+[.$F55];0))*(INT([.$I55]*[.$J55])-[.P$4])/100;0);0)" office:value-type="float" office:value="12" calcext:value-type="float">
            <text:p>12</text:p>
          </table:table-cell>
          <table:table-cell table:formula="of:=ROUNDUP(MAX((100-MAX([.Q$5]+[.$F55];0))*(INT([.$I55]*[.$J55])-[.Q$4])/100;0);0)" office:value-type="float" office:value="13" calcext:value-type="float">
            <text:p>13</text:p>
          </table:table-cell>
          <table:table-cell table:formula="of:=ROUNDUP(MAX((100-MAX([.R$5]+[.$F55];0))*(INT([.$I55]*[.$J55])-[.R$4])/100;0);0)" office:value-type="float" office:value="10" calcext:value-type="float">
            <text:p>10</text:p>
          </table:table-cell>
          <table:table-cell table:formula="of:=ROUNDUP(MAX((100-MAX([.S$5]+[.$F55];0))*(INT([.$I55]*[.$J55])-[.S$4])/100;0);0)" office:value-type="float" office:value="9" calcext:value-type="float">
            <text:p>9</text:p>
          </table:table-cell>
          <table:table-cell table:formula="of:=ROUNDUP(MAX((100-MAX([.T$5]+[.$F55];0))*(INT([.$I55]*[.$J55])-[.T$4])/100;0);0)" office:value-type="float" office:value="7" calcext:value-type="float">
            <text:p>7</text:p>
          </table:table-cell>
          <table:table-cell table:formula="of:=ROUNDUP(MAX((100-MAX([.U$5]+[.$F55];0))*(INT([.$I55]*[.$J55])-[.U$4])/100;0);0)" office:value-type="float" office:value="7" calcext:value-type="float">
            <text:p>7</text:p>
          </table:table-cell>
          <table:table-cell table:formula="of:=ROUNDUP(MAX((100-MAX([.V$5]+[.$F55];0))*(INT([.$I55]*[.$J55])-[.V$4])/100;0);0)" office:value-type="float" office:value="6" calcext:value-type="float">
            <text:p>6</text:p>
          </table:table-cell>
          <table:table-cell table:formula="of:=ROUNDUP(MAX((100-MAX([.W$5]+[.$F55];0))*(INT([.$I55]*[.$J55])-[.W$4])/100;0);0)" office:value-type="float" office:value="5" calcext:value-type="float">
            <text:p>5</text:p>
          </table:table-cell>
          <table:table-cell table:formula="of:=ROUNDUP(MAX((100-MAX([.X$5]+[.$F55];0))*(INT([.$I55]*[.$J55])-[.X$4])/100;0);0)" office:value-type="float" office:value="3" calcext:value-type="float">
            <text:p>3</text:p>
          </table:table-cell>
          <table:table-cell table:formula="of:=ROUNDUP(MAX((100-MAX([.Y$5]+[.$F55];0))*(INT([.$I55]*[.$J55])-[.Y$4])/100;0);0)" office:value-type="float" office:value="2" calcext:value-type="float">
            <text:p>2</text:p>
          </table:table-cell>
          <table:table-cell table:formula="of:=ROUNDUP(MAX((100-MAX([.Z$5]+[.$F55];0))*(INT([.$I55]*[.$J55])-[.Z$4])/100;0);0)" office:value-type="float" office:value="1" calcext:value-type="float">
            <text:p>1</text:p>
          </table:table-cell>
          <table:table-cell table:formula="of:=ROUNDUP(MAX((100-MAX([.AA$5]+[.$F55];0))*(INT([.$I55]*[.$J5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[.H56]" office:value-type="float" office:value="0.5" calcext:value-type="float">
            <text:p>0.5</text:p>
          </table:table-cell>
          <table:table-cell table:formula="of:=ROUND(AVERAGE([.C56];[.D56]))" office:value-type="float" office:value="16" calcext:value-type="float">
            <text:p>16</text:p>
          </table:table-cell>
          <table:table-cell/>
          <table:table-cell table:formula="of:=ROUNDUP(MAX((100-MAX([.L$5]+[.$F56];0))*(INT([.$I56]*[.$J56])-[.L$4])/100;0);0)" office:value-type="float" office:value="8" calcext:value-type="float">
            <text:p>8</text:p>
          </table:table-cell>
          <table:table-cell table:formula="of:=ROUNDUP(MAX((100-MAX([.M$5]+[.$F56];0))*(INT([.$I56]*[.$J56])-[.M$4])/100;0);0)" office:value-type="float" office:value="8" calcext:value-type="float">
            <text:p>8</text:p>
          </table:table-cell>
          <table:table-cell table:formula="of:=ROUNDUP(MAX((100-MAX([.N$5]+[.$F56];0))*(INT([.$I56]*[.$J56])-[.N$4])/100;0);0)" office:value-type="float" office:value="6" calcext:value-type="float">
            <text:p>6</text:p>
          </table:table-cell>
          <table:table-cell table:formula="of:=ROUNDUP(MAX((100-MAX([.O$5]+[.$F56];0))*(INT([.$I56]*[.$J56])-[.O$4])/100;0);0)" office:value-type="float" office:value="6" calcext:value-type="float">
            <text:p>6</text:p>
          </table:table-cell>
          <table:table-cell table:formula="of:=ROUNDUP(MAX((100-MAX([.P$5]+[.$F56];0))*(INT([.$I56]*[.$J56])-[.P$4])/100;0);0)" office:value-type="float" office:value="5" calcext:value-type="float">
            <text:p>5</text:p>
          </table:table-cell>
          <table:table-cell table:formula="of:=ROUNDUP(MAX((100-MAX([.Q$5]+[.$F56];0))*(INT([.$I56]*[.$J56])-[.Q$4])/100;0);0)" office:value-type="float" office:value="4" calcext:value-type="float">
            <text:p>4</text:p>
          </table:table-cell>
          <table:table-cell table:formula="of:=ROUNDUP(MAX((100-MAX([.R$5]+[.$F56];0))*(INT([.$I56]*[.$J56])-[.R$4])/100;0);0)" office:value-type="float" office:value="4" calcext:value-type="float">
            <text:p>4</text:p>
          </table:table-cell>
          <table:table-cell table:formula="of:=ROUNDUP(MAX((100-MAX([.S$5]+[.$F56];0))*(INT([.$I56]*[.$J56])-[.S$4])/100;0);0)" office:value-type="float" office:value="4" calcext:value-type="float">
            <text:p>4</text:p>
          </table:table-cell>
          <table:table-cell table:formula="of:=ROUNDUP(MAX((100-MAX([.T$5]+[.$F56];0))*(INT([.$I56]*[.$J56])-[.T$4])/100;0);0)" office:value-type="float" office:value="3" calcext:value-type="float">
            <text:p>3</text:p>
          </table:table-cell>
          <table:table-cell table:formula="of:=ROUNDUP(MAX((100-MAX([.U$5]+[.$F56];0))*(INT([.$I56]*[.$J56])-[.U$4])/100;0);0)" office:value-type="float" office:value="2" calcext:value-type="float">
            <text:p>2</text:p>
          </table:table-cell>
          <table:table-cell table:formula="of:=ROUNDUP(MAX((100-MAX([.V$5]+[.$F56];0))*(INT([.$I56]*[.$J56])-[.V$4])/100;0);0)" office:value-type="float" office:value="0" calcext:value-type="float">
            <text:p>0</text:p>
          </table:table-cell>
          <table:table-cell table:formula="of:=ROUNDUP(MAX((100-MAX([.W$5]+[.$F56];0))*(INT([.$I56]*[.$J56])-[.W$4])/100;0);0)" office:value-type="float" office:value="0" calcext:value-type="float">
            <text:p>0</text:p>
          </table:table-cell>
          <table:table-cell table:formula="of:=ROUNDUP(MAX((100-MAX([.X$5]+[.$F56];0))*(INT([.$I56]*[.$J56])-[.X$4])/100;0);0)" office:value-type="float" office:value="0" calcext:value-type="float">
            <text:p>0</text:p>
          </table:table-cell>
          <table:table-cell table:formula="of:=ROUNDUP(MAX((100-MAX([.Y$5]+[.$F56];0))*(INT([.$I56]*[.$J56])-[.Y$4])/100;0);0)" office:value-type="float" office:value="0" calcext:value-type="float">
            <text:p>0</text:p>
          </table:table-cell>
          <table:table-cell table:formula="of:=ROUNDUP(MAX((100-MAX([.Z$5]+[.$F56];0))*(INT([.$I56]*[.$J56])-[.Z$4])/100;0);0)" office:value-type="float" office:value="0" calcext:value-type="float">
            <text:p>0</text:p>
          </table:table-cell>
          <table:table-cell table:formula="of:=ROUNDUP(MAX((100-MAX([.AA$5]+[.$F56];0))*(INT([.$I56]*[.$J5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7]/[.H57]" office:value-type="float" office:value="1" calcext:value-type="float">
            <text:p>1</text:p>
          </table:table-cell>
          <table:table-cell table:formula="of:=ROUND(AVERAGE([.C57];[.D57]))" office:value-type="float" office:value="14" calcext:value-type="float">
            <text:p>14</text:p>
          </table:table-cell>
          <table:table-cell/>
          <table:table-cell table:formula="of:=ROUNDUP(MAX((100-MAX([.L$5]+[.$F57];0))*(INT([.$I57]*[.$J57])-[.L$4])/100;0);0)" office:value-type="float" office:value="14" calcext:value-type="float">
            <text:p>14</text:p>
          </table:table-cell>
          <table:table-cell table:formula="of:=ROUNDUP(MAX((100-MAX([.M$5]+[.$F57];0))*(INT([.$I57]*[.$J57])-[.M$4])/100;0);0)" office:value-type="float" office:value="13" calcext:value-type="float">
            <text:p>13</text:p>
          </table:table-cell>
          <table:table-cell table:formula="of:=ROUNDUP(MAX((100-MAX([.N$5]+[.$F57];0))*(INT([.$I57]*[.$J57])-[.N$4])/100;0);0)" office:value-type="float" office:value="11" calcext:value-type="float">
            <text:p>11</text:p>
          </table:table-cell>
          <table:table-cell table:formula="of:=ROUNDUP(MAX((100-MAX([.O$5]+[.$F57];0))*(INT([.$I57]*[.$J57])-[.O$4])/100;0);0)" office:value-type="float" office:value="10" calcext:value-type="float">
            <text:p>10</text:p>
          </table:table-cell>
          <table:table-cell table:formula="of:=ROUNDUP(MAX((100-MAX([.P$5]+[.$F57];0))*(INT([.$I57]*[.$J57])-[.P$4])/100;0);0)" office:value-type="float" office:value="10" calcext:value-type="float">
            <text:p>10</text:p>
          </table:table-cell>
          <table:table-cell table:formula="of:=ROUNDUP(MAX((100-MAX([.Q$5]+[.$F57];0))*(INT([.$I57]*[.$J57])-[.Q$4])/100;0);0)" office:value-type="float" office:value="9" calcext:value-type="float">
            <text:p>9</text:p>
          </table:table-cell>
          <table:table-cell table:formula="of:=ROUNDUP(MAX((100-MAX([.R$5]+[.$F57];0))*(INT([.$I57]*[.$J57])-[.R$4])/100;0);0)" office:value-type="float" office:value="8" calcext:value-type="float">
            <text:p>8</text:p>
          </table:table-cell>
          <table:table-cell table:formula="of:=ROUNDUP(MAX((100-MAX([.S$5]+[.$F57];0))*(INT([.$I57]*[.$J57])-[.S$4])/100;0);0)" office:value-type="float" office:value="8" calcext:value-type="float">
            <text:p>8</text:p>
          </table:table-cell>
          <table:table-cell table:formula="of:=ROUNDUP(MAX((100-MAX([.T$5]+[.$F57];0))*(INT([.$I57]*[.$J57])-[.T$4])/100;0);0)" office:value-type="float" office:value="7" calcext:value-type="float">
            <text:p>7</text:p>
          </table:table-cell>
          <table:table-cell table:formula="of:=ROUNDUP(MAX((100-MAX([.U$5]+[.$F57];0))*(INT([.$I57]*[.$J57])-[.U$4])/100;0);0)" office:value-type="float" office:value="6" calcext:value-type="float">
            <text:p>6</text:p>
          </table:table-cell>
          <table:table-cell table:formula="of:=ROUNDUP(MAX((100-MAX([.V$5]+[.$F57];0))*(INT([.$I57]*[.$J57])-[.V$4])/100;0);0)" office:value-type="float" office:value="5" calcext:value-type="float">
            <text:p>5</text:p>
          </table:table-cell>
          <table:table-cell table:formula="of:=ROUNDUP(MAX((100-MAX([.W$5]+[.$F57];0))*(INT([.$I57]*[.$J57])-[.W$4])/100;0);0)" office:value-type="float" office:value="2" calcext:value-type="float">
            <text:p>2</text:p>
          </table:table-cell>
          <table:table-cell table:formula="of:=ROUNDUP(MAX((100-MAX([.X$5]+[.$F57];0))*(INT([.$I57]*[.$J57])-[.X$4])/100;0);0)" office:value-type="float" office:value="1" calcext:value-type="float">
            <text:p>1</text:p>
          </table:table-cell>
          <table:table-cell table:formula="of:=ROUNDUP(MAX((100-MAX([.Y$5]+[.$F57];0))*(INT([.$I57]*[.$J57])-[.Y$4])/100;0);0)" office:value-type="float" office:value="0" calcext:value-type="float">
            <text:p>0</text:p>
          </table:table-cell>
          <table:table-cell table:formula="of:=ROUNDUP(MAX((100-MAX([.Z$5]+[.$F57];0))*(INT([.$I57]*[.$J57])-[.Z$4])/100;0);0)" office:value-type="float" office:value="0" calcext:value-type="float">
            <text:p>0</text:p>
          </table:table-cell>
          <table:table-cell table:formula="of:=ROUNDUP(MAX((100-MAX([.AA$5]+[.$F57];0))*(INT([.$I57]*[.$J5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8]/[.H58]" office:value-type="float" office:value="1" calcext:value-type="float">
            <text:p>1</text:p>
          </table:table-cell>
          <table:table-cell table:formula="of:=ROUND(AVERAGE([.C58];[.D58]))" office:value-type="float" office:value="14" calcext:value-type="float">
            <text:p>14</text:p>
          </table:table-cell>
          <table:table-cell/>
          <table:table-cell table:formula="of:=ROUNDUP(MAX((100-MAX([.L$5]+[.$F58];0))*(INT([.$I58]*[.$J58])-[.L$4])/100;0);0)" office:value-type="float" office:value="14" calcext:value-type="float">
            <text:p>14</text:p>
          </table:table-cell>
          <table:table-cell table:formula="of:=ROUNDUP(MAX((100-MAX([.M$5]+[.$F58];0))*(INT([.$I58]*[.$J58])-[.M$4])/100;0);0)" office:value-type="float" office:value="13" calcext:value-type="float">
            <text:p>13</text:p>
          </table:table-cell>
          <table:table-cell table:formula="of:=ROUNDUP(MAX((100-MAX([.N$5]+[.$F58];0))*(INT([.$I58]*[.$J58])-[.N$4])/100;0);0)" office:value-type="float" office:value="11" calcext:value-type="float">
            <text:p>11</text:p>
          </table:table-cell>
          <table:table-cell table:formula="of:=ROUNDUP(MAX((100-MAX([.O$5]+[.$F58];0))*(INT([.$I58]*[.$J58])-[.O$4])/100;0);0)" office:value-type="float" office:value="10" calcext:value-type="float">
            <text:p>10</text:p>
          </table:table-cell>
          <table:table-cell table:formula="of:=ROUNDUP(MAX((100-MAX([.P$5]+[.$F58];0))*(INT([.$I58]*[.$J58])-[.P$4])/100;0);0)" office:value-type="float" office:value="10" calcext:value-type="float">
            <text:p>10</text:p>
          </table:table-cell>
          <table:table-cell table:formula="of:=ROUNDUP(MAX((100-MAX([.Q$5]+[.$F58];0))*(INT([.$I58]*[.$J58])-[.Q$4])/100;0);0)" office:value-type="float" office:value="9" calcext:value-type="float">
            <text:p>9</text:p>
          </table:table-cell>
          <table:table-cell table:formula="of:=ROUNDUP(MAX((100-MAX([.R$5]+[.$F58];0))*(INT([.$I58]*[.$J58])-[.R$4])/100;0);0)" office:value-type="float" office:value="8" calcext:value-type="float">
            <text:p>8</text:p>
          </table:table-cell>
          <table:table-cell table:formula="of:=ROUNDUP(MAX((100-MAX([.S$5]+[.$F58];0))*(INT([.$I58]*[.$J58])-[.S$4])/100;0);0)" office:value-type="float" office:value="8" calcext:value-type="float">
            <text:p>8</text:p>
          </table:table-cell>
          <table:table-cell table:formula="of:=ROUNDUP(MAX((100-MAX([.T$5]+[.$F58];0))*(INT([.$I58]*[.$J58])-[.T$4])/100;0);0)" office:value-type="float" office:value="7" calcext:value-type="float">
            <text:p>7</text:p>
          </table:table-cell>
          <table:table-cell table:formula="of:=ROUNDUP(MAX((100-MAX([.U$5]+[.$F58];0))*(INT([.$I58]*[.$J58])-[.U$4])/100;0);0)" office:value-type="float" office:value="6" calcext:value-type="float">
            <text:p>6</text:p>
          </table:table-cell>
          <table:table-cell table:formula="of:=ROUNDUP(MAX((100-MAX([.V$5]+[.$F58];0))*(INT([.$I58]*[.$J58])-[.V$4])/100;0);0)" office:value-type="float" office:value="5" calcext:value-type="float">
            <text:p>5</text:p>
          </table:table-cell>
          <table:table-cell table:formula="of:=ROUNDUP(MAX((100-MAX([.W$5]+[.$F58];0))*(INT([.$I58]*[.$J58])-[.W$4])/100;0);0)" office:value-type="float" office:value="2" calcext:value-type="float">
            <text:p>2</text:p>
          </table:table-cell>
          <table:table-cell table:formula="of:=ROUNDUP(MAX((100-MAX([.X$5]+[.$F58];0))*(INT([.$I58]*[.$J58])-[.X$4])/100;0);0)" office:value-type="float" office:value="1" calcext:value-type="float">
            <text:p>1</text:p>
          </table:table-cell>
          <table:table-cell table:formula="of:=ROUNDUP(MAX((100-MAX([.Y$5]+[.$F58];0))*(INT([.$I58]*[.$J58])-[.Y$4])/100;0);0)" office:value-type="float" office:value="0" calcext:value-type="float">
            <text:p>0</text:p>
          </table:table-cell>
          <table:table-cell table:formula="of:=ROUNDUP(MAX((100-MAX([.Z$5]+[.$F58];0))*(INT([.$I58]*[.$J58])-[.Z$4])/100;0);0)" office:value-type="float" office:value="0" calcext:value-type="float">
            <text:p>0</text:p>
          </table:table-cell>
          <table:table-cell table:formula="of:=ROUNDUP(MAX((100-MAX([.AA$5]+[.$F58];0))*(INT([.$I58]*[.$J5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9]/[.H59]" office:value-type="float" office:value="1" calcext:value-type="float">
            <text:p>1</text:p>
          </table:table-cell>
          <table:table-cell table:formula="of:=ROUND(AVERAGE([.C59];[.D59]))" office:value-type="float" office:value="17" calcext:value-type="float">
            <text:p>17</text:p>
          </table:table-cell>
          <table:table-cell/>
          <table:table-cell table:formula="of:=ROUNDUP(MAX((100-MAX([.L$5]+[.$F59];0))*(INT([.$I59]*[.$J59])-[.L$4])/100;0);0)" office:value-type="float" office:value="17" calcext:value-type="float">
            <text:p>17</text:p>
          </table:table-cell>
          <table:table-cell table:formula="of:=ROUNDUP(MAX((100-MAX([.M$5]+[.$F59];0))*(INT([.$I59]*[.$J59])-[.M$4])/100;0);0)" office:value-type="float" office:value="16" calcext:value-type="float">
            <text:p>16</text:p>
          </table:table-cell>
          <table:table-cell table:formula="of:=ROUNDUP(MAX((100-MAX([.N$5]+[.$F59];0))*(INT([.$I59]*[.$J59])-[.N$4])/100;0);0)" office:value-type="float" office:value="13" calcext:value-type="float">
            <text:p>13</text:p>
          </table:table-cell>
          <table:table-cell table:formula="of:=ROUNDUP(MAX((100-MAX([.O$5]+[.$F59];0))*(INT([.$I59]*[.$J59])-[.O$4])/100;0);0)" office:value-type="float" office:value="12" calcext:value-type="float">
            <text:p>12</text:p>
          </table:table-cell>
          <table:table-cell table:formula="of:=ROUNDUP(MAX((100-MAX([.P$5]+[.$F59];0))*(INT([.$I59]*[.$J59])-[.P$4])/100;0);0)" office:value-type="float" office:value="12" calcext:value-type="float">
            <text:p>12</text:p>
          </table:table-cell>
          <table:table-cell table:formula="of:=ROUNDUP(MAX((100-MAX([.Q$5]+[.$F59];0))*(INT([.$I59]*[.$J59])-[.Q$4])/100;0);0)" office:value-type="float" office:value="12" calcext:value-type="float">
            <text:p>12</text:p>
          </table:table-cell>
          <table:table-cell table:formula="of:=ROUNDUP(MAX((100-MAX([.R$5]+[.$F59];0))*(INT([.$I59]*[.$J59])-[.R$4])/100;0);0)" office:value-type="float" office:value="11" calcext:value-type="float">
            <text:p>11</text:p>
          </table:table-cell>
          <table:table-cell table:formula="of:=ROUNDUP(MAX((100-MAX([.S$5]+[.$F59];0))*(INT([.$I59]*[.$J59])-[.S$4])/100;0);0)" office:value-type="float" office:value="10" calcext:value-type="float">
            <text:p>10</text:p>
          </table:table-cell>
          <table:table-cell table:formula="of:=ROUNDUP(MAX((100-MAX([.T$5]+[.$F59];0))*(INT([.$I59]*[.$J59])-[.T$4])/100;0);0)" office:value-type="float" office:value="9" calcext:value-type="float">
            <text:p>9</text:p>
          </table:table-cell>
          <table:table-cell table:formula="of:=ROUNDUP(MAX((100-MAX([.U$5]+[.$F59];0))*(INT([.$I59]*[.$J59])-[.U$4])/100;0);0)" office:value-type="float" office:value="8" calcext:value-type="float">
            <text:p>8</text:p>
          </table:table-cell>
          <table:table-cell table:formula="of:=ROUNDUP(MAX((100-MAX([.V$5]+[.$F59];0))*(INT([.$I59]*[.$J59])-[.V$4])/100;0);0)" office:value-type="float" office:value="7" calcext:value-type="float">
            <text:p>7</text:p>
          </table:table-cell>
          <table:table-cell table:formula="of:=ROUNDUP(MAX((100-MAX([.W$5]+[.$F59];0))*(INT([.$I59]*[.$J59])-[.W$4])/100;0);0)" office:value-type="float" office:value="4" calcext:value-type="float">
            <text:p>4</text:p>
          </table:table-cell>
          <table:table-cell table:formula="of:=ROUNDUP(MAX((100-MAX([.X$5]+[.$F59];0))*(INT([.$I59]*[.$J59])-[.X$4])/100;0);0)" office:value-type="float" office:value="3" calcext:value-type="float">
            <text:p>3</text:p>
          </table:table-cell>
          <table:table-cell table:formula="of:=ROUNDUP(MAX((100-MAX([.Y$5]+[.$F59];0))*(INT([.$I59]*[.$J59])-[.Y$4])/100;0);0)" office:value-type="float" office:value="2" calcext:value-type="float">
            <text:p>2</text:p>
          </table:table-cell>
          <table:table-cell table:formula="of:=ROUNDUP(MAX((100-MAX([.Z$5]+[.$F59];0))*(INT([.$I59]*[.$J59])-[.Z$4])/100;0);0)" office:value-type="float" office:value="0" calcext:value-type="float">
            <text:p>0</text:p>
          </table:table-cell>
          <table:table-cell table:formula="of:=ROUNDUP(MAX((100-MAX([.AA$5]+[.$F59];0))*(INT([.$I59]*[.$J5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[.H60]" office:value-type="float" office:value="1" calcext:value-type="float">
            <text:p>1</text:p>
          </table:table-cell>
          <table:table-cell table:formula="of:=ROUND(AVERAGE([.C60];[.D60]))" office:value-type="float" office:value="22" calcext:value-type="float">
            <text:p>22</text:p>
          </table:table-cell>
          <table:table-cell/>
          <table:table-cell table:formula="of:=ROUNDUP(MAX((100-MAX([.L$5]+[.$F60];0))*(INT([.$I60]*[.$J60])-[.L$4])/100;0);0)" office:value-type="float" office:value="22" calcext:value-type="float">
            <text:p>22</text:p>
          </table:table-cell>
          <table:table-cell table:formula="of:=ROUNDUP(MAX((100-MAX([.M$5]+[.$F60];0))*(INT([.$I60]*[.$J60])-[.M$4])/100;0);0)" office:value-type="float" office:value="20" calcext:value-type="float">
            <text:p>20</text:p>
          </table:table-cell>
          <table:table-cell table:formula="of:=ROUNDUP(MAX((100-MAX([.N$5]+[.$F60];0))*(INT([.$I60]*[.$J60])-[.N$4])/100;0);0)" office:value-type="float" office:value="17" calcext:value-type="float">
            <text:p>17</text:p>
          </table:table-cell>
          <table:table-cell table:formula="of:=ROUNDUP(MAX((100-MAX([.O$5]+[.$F60];0))*(INT([.$I60]*[.$J60])-[.O$4])/100;0);0)" office:value-type="float" office:value="16" calcext:value-type="float">
            <text:p>16</text:p>
          </table:table-cell>
          <table:table-cell table:formula="of:=ROUNDUP(MAX((100-MAX([.P$5]+[.$F60];0))*(INT([.$I60]*[.$J60])-[.P$4])/100;0);0)" office:value-type="float" office:value="17" calcext:value-type="float">
            <text:p>17</text:p>
          </table:table-cell>
          <table:table-cell table:formula="of:=ROUNDUP(MAX((100-MAX([.Q$5]+[.$F60];0))*(INT([.$I60]*[.$J60])-[.Q$4])/100;0);0)" office:value-type="float" office:value="17" calcext:value-type="float">
            <text:p>17</text:p>
          </table:table-cell>
          <table:table-cell table:formula="of:=ROUNDUP(MAX((100-MAX([.R$5]+[.$F60];0))*(INT([.$I60]*[.$J60])-[.R$4])/100;0);0)" office:value-type="float" office:value="15" calcext:value-type="float">
            <text:p>15</text:p>
          </table:table-cell>
          <table:table-cell table:formula="of:=ROUNDUP(MAX((100-MAX([.S$5]+[.$F60];0))*(INT([.$I60]*[.$J60])-[.S$4])/100;0);0)" office:value-type="float" office:value="14" calcext:value-type="float">
            <text:p>14</text:p>
          </table:table-cell>
          <table:table-cell table:formula="of:=ROUNDUP(MAX((100-MAX([.T$5]+[.$F60];0))*(INT([.$I60]*[.$J60])-[.T$4])/100;0);0)" office:value-type="float" office:value="12" calcext:value-type="float">
            <text:p>12</text:p>
          </table:table-cell>
          <table:table-cell table:formula="of:=ROUNDUP(MAX((100-MAX([.U$5]+[.$F60];0))*(INT([.$I60]*[.$J60])-[.U$4])/100;0);0)" office:value-type="float" office:value="12" calcext:value-type="float">
            <text:p>12</text:p>
          </table:table-cell>
          <table:table-cell table:formula="of:=ROUNDUP(MAX((100-MAX([.V$5]+[.$F60];0))*(INT([.$I60]*[.$J60])-[.V$4])/100;0);0)" office:value-type="float" office:value="10" calcext:value-type="float">
            <text:p>10</text:p>
          </table:table-cell>
          <table:table-cell table:formula="of:=ROUNDUP(MAX((100-MAX([.W$5]+[.$F60];0))*(INT([.$I60]*[.$J60])-[.W$4])/100;0);0)" office:value-type="float" office:value="7" calcext:value-type="float">
            <text:p>7</text:p>
          </table:table-cell>
          <table:table-cell table:formula="of:=ROUNDUP(MAX((100-MAX([.X$5]+[.$F60];0))*(INT([.$I60]*[.$J60])-[.X$4])/100;0);0)" office:value-type="float" office:value="6" calcext:value-type="float">
            <text:p>6</text:p>
          </table:table-cell>
          <table:table-cell table:formula="of:=ROUNDUP(MAX((100-MAX([.Y$5]+[.$F60];0))*(INT([.$I60]*[.$J60])-[.Y$4])/100;0);0)" office:value-type="float" office:value="4" calcext:value-type="float">
            <text:p>4</text:p>
          </table:table-cell>
          <table:table-cell table:formula="of:=ROUNDUP(MAX((100-MAX([.Z$5]+[.$F60];0))*(INT([.$I60]*[.$J60])-[.Z$4])/100;0);0)" office:value-type="float" office:value="2" calcext:value-type="float">
            <text:p>2</text:p>
          </table:table-cell>
          <table:table-cell table:formula="of:=ROUNDUP(MAX((100-MAX([.AA$5]+[.$F60];0))*(INT([.$I60]*[.$J60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1]/[.H61]" office:value-type="float" office:value="1" calcext:value-type="float">
            <text:p>1</text:p>
          </table:table-cell>
          <table:table-cell table:formula="of:=ROUND(AVERAGE([.C61];[.D61]))" office:value-type="float" office:value="8" calcext:value-type="float">
            <text:p>8</text:p>
          </table:table-cell>
          <table:table-cell/>
          <table:table-cell table:formula="of:=ROUNDUP(MAX((100-MAX([.L$5]+[.$F61];0))*(INT([.$I61]*[.$J61])-[.L$4])/100;0);0)" office:value-type="float" office:value="8" calcext:value-type="float">
            <text:p>8</text:p>
          </table:table-cell>
          <table:table-cell table:formula="of:=ROUNDUP(MAX((100-MAX([.M$5]+[.$F61];0))*(INT([.$I61]*[.$J61])-[.M$4])/100;0);0)" office:value-type="float" office:value="7" calcext:value-type="float">
            <text:p>7</text:p>
          </table:table-cell>
          <table:table-cell table:formula="of:=ROUNDUP(MAX((100-MAX([.N$5]+[.$F61];0))*(INT([.$I61]*[.$J61])-[.N$4])/100;0);0)" office:value-type="float" office:value="5" calcext:value-type="float">
            <text:p>5</text:p>
          </table:table-cell>
          <table:table-cell table:formula="of:=ROUNDUP(MAX((100-MAX([.O$5]+[.$F61];0))*(INT([.$I61]*[.$J61])-[.O$4])/100;0);0)" office:value-type="float" office:value="5" calcext:value-type="float">
            <text:p>5</text:p>
          </table:table-cell>
          <table:table-cell table:formula="of:=ROUNDUP(MAX((100-MAX([.P$5]+[.$F61];0))*(INT([.$I61]*[.$J61])-[.P$4])/100;0);0)" office:value-type="float" office:value="4" calcext:value-type="float">
            <text:p>4</text:p>
          </table:table-cell>
          <table:table-cell table:formula="of:=ROUNDUP(MAX((100-MAX([.Q$5]+[.$F61];0))*(INT([.$I61]*[.$J61])-[.Q$4])/100;0);0)" office:value-type="float" office:value="4" calcext:value-type="float">
            <text:p>4</text:p>
          </table:table-cell>
          <table:table-cell table:formula="of:=ROUNDUP(MAX((100-MAX([.R$5]+[.$F61];0))*(INT([.$I61]*[.$J61])-[.R$4])/100;0);0)" office:value-type="float" office:value="3" calcext:value-type="float">
            <text:p>3</text:p>
          </table:table-cell>
          <table:table-cell table:formula="of:=ROUNDUP(MAX((100-MAX([.S$5]+[.$F61];0))*(INT([.$I61]*[.$J61])-[.S$4])/100;0);0)" office:value-type="float" office:value="3" calcext:value-type="float">
            <text:p>3</text:p>
          </table:table-cell>
          <table:table-cell table:formula="of:=ROUNDUP(MAX((100-MAX([.T$5]+[.$F61];0))*(INT([.$I61]*[.$J61])-[.T$4])/100;0);0)" office:value-type="float" office:value="2" calcext:value-type="float">
            <text:p>2</text:p>
          </table:table-cell>
          <table:table-cell table:formula="of:=ROUNDUP(MAX((100-MAX([.U$5]+[.$F61];0))*(INT([.$I61]*[.$J61])-[.U$4])/100;0);0)" office:value-type="float" office:value="2" calcext:value-type="float">
            <text:p>2</text:p>
          </table:table-cell>
          <table:table-cell table:formula="of:=ROUNDUP(MAX((100-MAX([.V$5]+[.$F61];0))*(INT([.$I61]*[.$J61])-[.V$4])/100;0);0)" office:value-type="float" office:value="0" calcext:value-type="float">
            <text:p>0</text:p>
          </table:table-cell>
          <table:table-cell table:formula="of:=ROUNDUP(MAX((100-MAX([.W$5]+[.$F61];0))*(INT([.$I61]*[.$J61])-[.W$4])/100;0);0)" office:value-type="float" office:value="0" calcext:value-type="float">
            <text:p>0</text:p>
          </table:table-cell>
          <table:table-cell table:formula="of:=ROUNDUP(MAX((100-MAX([.X$5]+[.$F61];0))*(INT([.$I61]*[.$J61])-[.X$4])/100;0);0)" office:value-type="float" office:value="0" calcext:value-type="float">
            <text:p>0</text:p>
          </table:table-cell>
          <table:table-cell table:formula="of:=ROUNDUP(MAX((100-MAX([.Y$5]+[.$F61];0))*(INT([.$I61]*[.$J61])-[.Y$4])/100;0);0)" office:value-type="float" office:value="0" calcext:value-type="float">
            <text:p>0</text:p>
          </table:table-cell>
          <table:table-cell table:formula="of:=ROUNDUP(MAX((100-MAX([.Z$5]+[.$F61];0))*(INT([.$I61]*[.$J61])-[.Z$4])/100;0);0)" office:value-type="float" office:value="0" calcext:value-type="float">
            <text:p>0</text:p>
          </table:table-cell>
          <table:table-cell table:formula="of:=ROUNDUP(MAX((100-MAX([.AA$5]+[.$F61];0))*(INT([.$I61]*[.$J6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2]/[.H62]" office:value-type="float" office:value="0.5" calcext:value-type="float">
            <text:p>0.5</text:p>
          </table:table-cell>
          <table:table-cell table:formula="of:=ROUND(AVERAGE([.C62];[.D62]))" office:value-type="float" office:value="8" calcext:value-type="float">
            <text:p>8</text:p>
          </table:table-cell>
          <table:table-cell/>
          <table:table-cell table:formula="of:=ROUNDUP(MAX((100-MAX([.L$5]+[.$F62];0))*(INT([.$I62]*[.$J62])-[.L$4])/100;0);0)" office:value-type="float" office:value="4" calcext:value-type="float">
            <text:p>4</text:p>
          </table:table-cell>
          <table:table-cell table:formula="of:=ROUNDUP(MAX((100-MAX([.M$5]+[.$F62];0))*(INT([.$I62]*[.$J62])-[.M$4])/100;0);0)" office:value-type="float" office:value="3" calcext:value-type="float">
            <text:p>3</text:p>
          </table:table-cell>
          <table:table-cell table:formula="of:=ROUNDUP(MAX((100-MAX([.N$5]+[.$F62];0))*(INT([.$I62]*[.$J62])-[.N$4])/100;0);0)" office:value-type="float" office:value="2" calcext:value-type="float">
            <text:p>2</text:p>
          </table:table-cell>
          <table:table-cell table:formula="of:=ROUNDUP(MAX((100-MAX([.O$5]+[.$F62];0))*(INT([.$I62]*[.$J62])-[.O$4])/100;0);0)" office:value-type="float" office:value="2" calcext:value-type="float">
            <text:p>2</text:p>
          </table:table-cell>
          <table:table-cell table:formula="of:=ROUNDUP(MAX((100-MAX([.P$5]+[.$F62];0))*(INT([.$I62]*[.$J62])-[.P$4])/100;0);0)" office:value-type="float" office:value="1" calcext:value-type="float">
            <text:p>1</text:p>
          </table:table-cell>
          <table:table-cell table:formula="of:=ROUNDUP(MAX((100-MAX([.Q$5]+[.$F62];0))*(INT([.$I62]*[.$J62])-[.Q$4])/100;0);0)" office:value-type="float" office:value="0" calcext:value-type="float">
            <text:p>0</text:p>
          </table:table-cell>
          <table:table-cell table:formula="of:=ROUNDUP(MAX((100-MAX([.R$5]+[.$F62];0))*(INT([.$I62]*[.$J62])-[.R$4])/100;0);0)" office:value-type="float" office:value="0" calcext:value-type="float">
            <text:p>0</text:p>
          </table:table-cell>
          <table:table-cell table:formula="of:=ROUNDUP(MAX((100-MAX([.S$5]+[.$F62];0))*(INT([.$I62]*[.$J62])-[.S$4])/100;0);0)" office:value-type="float" office:value="0" calcext:value-type="float">
            <text:p>0</text:p>
          </table:table-cell>
          <table:table-cell table:formula="of:=ROUNDUP(MAX((100-MAX([.T$5]+[.$F62];0))*(INT([.$I62]*[.$J62])-[.T$4])/100;0);0)" office:value-type="float" office:value="0" calcext:value-type="float">
            <text:p>0</text:p>
          </table:table-cell>
          <table:table-cell table:formula="of:=ROUNDUP(MAX((100-MAX([.U$5]+[.$F62];0))*(INT([.$I62]*[.$J62])-[.U$4])/100;0);0)" office:value-type="float" office:value="0" calcext:value-type="float">
            <text:p>0</text:p>
          </table:table-cell>
          <table:table-cell table:formula="of:=ROUNDUP(MAX((100-MAX([.V$5]+[.$F62];0))*(INT([.$I62]*[.$J62])-[.V$4])/100;0);0)" office:value-type="float" office:value="0" calcext:value-type="float">
            <text:p>0</text:p>
          </table:table-cell>
          <table:table-cell table:formula="of:=ROUNDUP(MAX((100-MAX([.W$5]+[.$F62];0))*(INT([.$I62]*[.$J62])-[.W$4])/100;0);0)" office:value-type="float" office:value="0" calcext:value-type="float">
            <text:p>0</text:p>
          </table:table-cell>
          <table:table-cell table:formula="of:=ROUNDUP(MAX((100-MAX([.X$5]+[.$F62];0))*(INT([.$I62]*[.$J62])-[.X$4])/100;0);0)" office:value-type="float" office:value="0" calcext:value-type="float">
            <text:p>0</text:p>
          </table:table-cell>
          <table:table-cell table:formula="of:=ROUNDUP(MAX((100-MAX([.Y$5]+[.$F62];0))*(INT([.$I62]*[.$J62])-[.Y$4])/100;0);0)" office:value-type="float" office:value="0" calcext:value-type="float">
            <text:p>0</text:p>
          </table:table-cell>
          <table:table-cell table:formula="of:=ROUNDUP(MAX((100-MAX([.Z$5]+[.$F62];0))*(INT([.$I62]*[.$J62])-[.Z$4])/100;0);0)" office:value-type="float" office:value="0" calcext:value-type="float">
            <text:p>0</text:p>
          </table:table-cell>
          <table:table-cell table:formula="of:=ROUNDUP(MAX((100-MAX([.AA$5]+[.$F62];0))*(INT([.$I62]*[.$J6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3]/[.H63]" office:value-type="float" office:value="1" calcext:value-type="float">
            <text:p>1</text:p>
          </table:table-cell>
          <table:table-cell table:formula="of:=ROUND(AVERAGE([.C63];[.D63]))" office:value-type="float" office:value="60" calcext:value-type="float">
            <text:p>60</text:p>
          </table:table-cell>
          <table:table-cell/>
          <table:table-cell table:formula="of:=ROUNDUP(MAX((100-MAX([.L$5]+[.$F63];0))*(INT([.$I63]*[.$J63])-[.L$4])/100;0);0)" office:value-type="float" office:value="60" calcext:value-type="float">
            <text:p>60</text:p>
          </table:table-cell>
          <table:table-cell table:formula="of:=ROUNDUP(MAX((100-MAX([.M$5]+[.$F63];0))*(INT([.$I63]*[.$J63])-[.M$4])/100;0);0)" office:value-type="float" office:value="48" calcext:value-type="float">
            <text:p>48</text:p>
          </table:table-cell>
          <table:table-cell table:formula="of:=ROUNDUP(MAX((100-MAX([.N$5]+[.$F63];0))*(INT([.$I63]*[.$J63])-[.N$4])/100;0);0)" office:value-type="float" office:value="44" calcext:value-type="float">
            <text:p>44</text:p>
          </table:table-cell>
          <table:table-cell table:formula="of:=ROUNDUP(MAX((100-MAX([.O$5]+[.$F63];0))*(INT([.$I63]*[.$J63])-[.O$4])/100;0);0)" office:value-type="float" office:value="41" calcext:value-type="float">
            <text:p>41</text:p>
          </table:table-cell>
          <table:table-cell table:formula="of:=ROUNDUP(MAX((100-MAX([.P$5]+[.$F63];0))*(INT([.$I63]*[.$J63])-[.P$4])/100;0);0)" office:value-type="float" office:value="43" calcext:value-type="float">
            <text:p>43</text:p>
          </table:table-cell>
          <table:table-cell table:formula="of:=ROUNDUP(MAX((100-MAX([.Q$5]+[.$F63];0))*(INT([.$I63]*[.$J63])-[.Q$4])/100;0);0)" office:value-type="float" office:value="45" calcext:value-type="float">
            <text:p>45</text:p>
          </table:table-cell>
          <table:table-cell table:formula="of:=ROUNDUP(MAX((100-MAX([.R$5]+[.$F63];0))*(INT([.$I63]*[.$J63])-[.R$4])/100;0);0)" office:value-type="float" office:value="40" calcext:value-type="float">
            <text:p>40</text:p>
          </table:table-cell>
          <table:table-cell table:formula="of:=ROUNDUP(MAX((100-MAX([.S$5]+[.$F63];0))*(INT([.$I63]*[.$J63])-[.S$4])/100;0);0)" office:value-type="float" office:value="37" calcext:value-type="float">
            <text:p>37</text:p>
          </table:table-cell>
          <table:table-cell table:formula="of:=ROUNDUP(MAX((100-MAX([.T$5]+[.$F63];0))*(INT([.$I63]*[.$J63])-[.T$4])/100;0);0)" office:value-type="float" office:value="33" calcext:value-type="float">
            <text:p>33</text:p>
          </table:table-cell>
          <table:table-cell table:formula="of:=ROUNDUP(MAX((100-MAX([.U$5]+[.$F63];0))*(INT([.$I63]*[.$J63])-[.U$4])/100;0);0)" office:value-type="float" office:value="33" calcext:value-type="float">
            <text:p>33</text:p>
          </table:table-cell>
          <table:table-cell table:formula="of:=ROUNDUP(MAX((100-MAX([.V$5]+[.$F63];0))*(INT([.$I63]*[.$J63])-[.V$4])/100;0);0)" office:value-type="float" office:value="32" calcext:value-type="float">
            <text:p>32</text:p>
          </table:table-cell>
          <table:table-cell table:formula="of:=ROUNDUP(MAX((100-MAX([.W$5]+[.$F63];0))*(INT([.$I63]*[.$J63])-[.W$4])/100;0);0)" office:value-type="float" office:value="29" calcext:value-type="float">
            <text:p>29</text:p>
          </table:table-cell>
          <table:table-cell table:formula="of:=ROUNDUP(MAX((100-MAX([.X$5]+[.$F63];0))*(INT([.$I63]*[.$J63])-[.X$4])/100;0);0)" office:value-type="float" office:value="24" calcext:value-type="float">
            <text:p>24</text:p>
          </table:table-cell>
          <table:table-cell table:formula="of:=ROUNDUP(MAX((100-MAX([.Y$5]+[.$F63];0))*(INT([.$I63]*[.$J63])-[.Y$4])/100;0);0)" office:value-type="float" office:value="21" calcext:value-type="float">
            <text:p>21</text:p>
          </table:table-cell>
          <table:table-cell table:formula="of:=ROUNDUP(MAX((100-MAX([.Z$5]+[.$F63];0))*(INT([.$I63]*[.$J63])-[.Z$4])/100;0);0)" office:value-type="float" office:value="17" calcext:value-type="float">
            <text:p>17</text:p>
          </table:table-cell>
          <table:table-cell table:formula="of:=ROUNDUP(MAX((100-MAX([.AA$5]+[.$F63];0))*(INT([.$I63]*[.$J63])-[.AA$4])/100;0)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4]/[.H64]" office:value-type="float" office:value="1" calcext:value-type="float">
            <text:p>1</text:p>
          </table:table-cell>
          <table:table-cell table:formula="of:=ROUND(AVERAGE([.C64];[.D64]))" office:value-type="float" office:value="35" calcext:value-type="float">
            <text:p>35</text:p>
          </table:table-cell>
          <table:table-cell/>
          <table:table-cell table:formula="of:=ROUNDUP(MAX((100-MAX([.L$5]+[.$F64];0))*(INT([.$I64]*[.$J64])-[.L$4])/100;0);0)" office:value-type="float" office:value="35" calcext:value-type="float">
            <text:p>35</text:p>
          </table:table-cell>
          <table:table-cell table:formula="of:=ROUNDUP(MAX((100-MAX([.M$5]+[.$F64];0))*(INT([.$I64]*[.$J64])-[.M$4])/100;0);0)" office:value-type="float" office:value="28" calcext:value-type="float">
            <text:p>28</text:p>
          </table:table-cell>
          <table:table-cell table:formula="of:=ROUNDUP(MAX((100-MAX([.N$5]+[.$F64];0))*(INT([.$I64]*[.$J64])-[.N$4])/100;0);0)" office:value-type="float" office:value="25" calcext:value-type="float">
            <text:p>25</text:p>
          </table:table-cell>
          <table:table-cell table:formula="of:=ROUNDUP(MAX((100-MAX([.O$5]+[.$F64];0))*(INT([.$I64]*[.$J64])-[.O$4])/100;0);0)" office:value-type="float" office:value="24" calcext:value-type="float">
            <text:p>24</text:p>
          </table:table-cell>
          <table:table-cell table:formula="of:=ROUNDUP(MAX((100-MAX([.P$5]+[.$F64];0))*(INT([.$I64]*[.$J64])-[.P$4])/100;0);0)" office:value-type="float" office:value="24" calcext:value-type="float">
            <text:p>24</text:p>
          </table:table-cell>
          <table:table-cell table:formula="of:=ROUNDUP(MAX((100-MAX([.Q$5]+[.$F64];0))*(INT([.$I64]*[.$J64])-[.Q$4])/100;0);0)" office:value-type="float" office:value="25" calcext:value-type="float">
            <text:p>25</text:p>
          </table:table-cell>
          <table:table-cell table:formula="of:=ROUNDUP(MAX((100-MAX([.R$5]+[.$F64];0))*(INT([.$I64]*[.$J64])-[.R$4])/100;0);0)" office:value-type="float" office:value="22" calcext:value-type="float">
            <text:p>22</text:p>
          </table:table-cell>
          <table:table-cell table:formula="of:=ROUNDUP(MAX((100-MAX([.S$5]+[.$F64];0))*(INT([.$I64]*[.$J64])-[.S$4])/100;0);0)" office:value-type="float" office:value="21" calcext:value-type="float">
            <text:p>21</text:p>
          </table:table-cell>
          <table:table-cell table:formula="of:=ROUNDUP(MAX((100-MAX([.T$5]+[.$F64];0))*(INT([.$I64]*[.$J64])-[.T$4])/100;0);0)" office:value-type="float" office:value="18" calcext:value-type="float">
            <text:p>18</text:p>
          </table:table-cell>
          <table:table-cell table:formula="of:=ROUNDUP(MAX((100-MAX([.U$5]+[.$F64];0))*(INT([.$I64]*[.$J64])-[.U$4])/100;0);0)" office:value-type="float" office:value="18" calcext:value-type="float">
            <text:p>18</text:p>
          </table:table-cell>
          <table:table-cell table:formula="of:=ROUNDUP(MAX((100-MAX([.V$5]+[.$F64];0))*(INT([.$I64]*[.$J64])-[.V$4])/100;0);0)" office:value-type="float" office:value="17" calcext:value-type="float">
            <text:p>17</text:p>
          </table:table-cell>
          <table:table-cell table:formula="of:=ROUNDUP(MAX((100-MAX([.W$5]+[.$F64];0))*(INT([.$I64]*[.$J64])-[.W$4])/100;0);0)" office:value-type="float" office:value="14" calcext:value-type="float">
            <text:p>14</text:p>
          </table:table-cell>
          <table:table-cell table:formula="of:=ROUNDUP(MAX((100-MAX([.X$5]+[.$F64];0))*(INT([.$I64]*[.$J64])-[.X$4])/100;0);0)" office:value-type="float" office:value="11" calcext:value-type="float">
            <text:p>11</text:p>
          </table:table-cell>
          <table:table-cell table:formula="of:=ROUNDUP(MAX((100-MAX([.Y$5]+[.$F64];0))*(INT([.$I64]*[.$J64])-[.Y$4])/100;0);0)" office:value-type="float" office:value="9" calcext:value-type="float">
            <text:p>9</text:p>
          </table:table-cell>
          <table:table-cell table:formula="of:=ROUNDUP(MAX((100-MAX([.Z$5]+[.$F64];0))*(INT([.$I64]*[.$J64])-[.Z$4])/100;0);0)" office:value-type="float" office:value="7" calcext:value-type="float">
            <text:p>7</text:p>
          </table:table-cell>
          <table:table-cell table:formula="of:=ROUNDUP(MAX((100-MAX([.AA$5]+[.$F64];0))*(INT([.$I64]*[.$J64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5]/[.H65]" office:value-type="float" office:value="1" calcext:value-type="float">
            <text:p>1</text:p>
          </table:table-cell>
          <table:table-cell table:formula="of:=ROUND(AVERAGE([.C65];[.D65]))" office:value-type="float" office:value="16" calcext:value-type="float">
            <text:p>16</text:p>
          </table:table-cell>
          <table:table-cell/>
          <table:table-cell table:formula="of:=ROUNDUP(MAX((100-MAX([.L$5]+[.$F65];0))*(INT([.$I65]*[.$J65])-[.L$4])/100;0);0)" office:value-type="float" office:value="16" calcext:value-type="float">
            <text:p>16</text:p>
          </table:table-cell>
          <table:table-cell table:formula="of:=ROUNDUP(MAX((100-MAX([.M$5]+[.$F65];0))*(INT([.$I65]*[.$J65])-[.M$4])/100;0);0)" office:value-type="float" office:value="13" calcext:value-type="float">
            <text:p>13</text:p>
          </table:table-cell>
          <table:table-cell table:formula="of:=ROUNDUP(MAX((100-MAX([.N$5]+[.$F65];0))*(INT([.$I65]*[.$J65])-[.N$4])/100;0);0)" office:value-type="float" office:value="11" calcext:value-type="float">
            <text:p>11</text:p>
          </table:table-cell>
          <table:table-cell table:formula="of:=ROUNDUP(MAX((100-MAX([.O$5]+[.$F65];0))*(INT([.$I65]*[.$J65])-[.O$4])/100;0);0)" office:value-type="float" office:value="10" calcext:value-type="float">
            <text:p>10</text:p>
          </table:table-cell>
          <table:table-cell table:formula="of:=ROUNDUP(MAX((100-MAX([.P$5]+[.$F65];0))*(INT([.$I65]*[.$J65])-[.P$4])/100;0);0)" office:value-type="float" office:value="10" calcext:value-type="float">
            <text:p>10</text:p>
          </table:table-cell>
          <table:table-cell table:formula="of:=ROUNDUP(MAX((100-MAX([.Q$5]+[.$F65];0))*(INT([.$I65]*[.$J65])-[.Q$4])/100;0);0)" office:value-type="float" office:value="10" calcext:value-type="float">
            <text:p>10</text:p>
          </table:table-cell>
          <table:table-cell table:formula="of:=ROUNDUP(MAX((100-MAX([.R$5]+[.$F65];0))*(INT([.$I65]*[.$J65])-[.R$4])/100;0);0)" office:value-type="float" office:value="9" calcext:value-type="float">
            <text:p>9</text:p>
          </table:table-cell>
          <table:table-cell table:formula="of:=ROUNDUP(MAX((100-MAX([.S$5]+[.$F65];0))*(INT([.$I65]*[.$J65])-[.S$4])/100;0);0)" office:value-type="float" office:value="8" calcext:value-type="float">
            <text:p>8</text:p>
          </table:table-cell>
          <table:table-cell table:formula="of:=ROUNDUP(MAX((100-MAX([.T$5]+[.$F65];0))*(INT([.$I65]*[.$J65])-[.T$4])/100;0);0)" office:value-type="float" office:value="7" calcext:value-type="float">
            <text:p>7</text:p>
          </table:table-cell>
          <table:table-cell table:formula="of:=ROUNDUP(MAX((100-MAX([.U$5]+[.$F65];0))*(INT([.$I65]*[.$J65])-[.U$4])/100;0);0)" office:value-type="float" office:value="6" calcext:value-type="float">
            <text:p>6</text:p>
          </table:table-cell>
          <table:table-cell table:formula="of:=ROUNDUP(MAX((100-MAX([.V$5]+[.$F65];0))*(INT([.$I65]*[.$J65])-[.V$4])/100;0);0)" office:value-type="float" office:value="5" calcext:value-type="float">
            <text:p>5</text:p>
          </table:table-cell>
          <table:table-cell table:formula="of:=ROUNDUP(MAX((100-MAX([.W$5]+[.$F65];0))*(INT([.$I65]*[.$J65])-[.W$4])/100;0);0)" office:value-type="float" office:value="3" calcext:value-type="float">
            <text:p>3</text:p>
          </table:table-cell>
          <table:table-cell table:formula="of:=ROUNDUP(MAX((100-MAX([.X$5]+[.$F65];0))*(INT([.$I65]*[.$J65])-[.X$4])/100;0);0)" office:value-type="float" office:value="2" calcext:value-type="float">
            <text:p>2</text:p>
          </table:table-cell>
          <table:table-cell table:formula="of:=ROUNDUP(MAX((100-MAX([.Y$5]+[.$F65];0))*(INT([.$I65]*[.$J65])-[.Y$4])/100;0);0)" office:value-type="float" office:value="1" calcext:value-type="float">
            <text:p>1</text:p>
          </table:table-cell>
          <table:table-cell table:formula="of:=ROUNDUP(MAX((100-MAX([.Z$5]+[.$F65];0))*(INT([.$I65]*[.$J65])-[.Z$4])/100;0);0)" office:value-type="float" office:value="0" calcext:value-type="float">
            <text:p>0</text:p>
          </table:table-cell>
          <table:table-cell table:formula="of:=ROUNDUP(MAX((100-MAX([.AA$5]+[.$F65];0))*(INT([.$I65]*[.$J6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6]/[.H66]" office:value-type="float" office:value="1" calcext:value-type="float">
            <text:p>1</text:p>
          </table:table-cell>
          <table:table-cell table:formula="of:=ROUND(AVERAGE([.C66];[.D66]))" office:value-type="float" office:value="16" calcext:value-type="float">
            <text:p>16</text:p>
          </table:table-cell>
          <table:table-cell/>
          <table:table-cell table:formula="of:=ROUNDUP(MAX((100-MAX([.L$5]+[.$F66];0))*(INT([.$I66]*[.$J66])-[.L$4])/100;0);0)" office:value-type="float" office:value="16" calcext:value-type="float">
            <text:p>16</text:p>
          </table:table-cell>
          <table:table-cell table:formula="of:=ROUNDUP(MAX((100-MAX([.M$5]+[.$F66];0))*(INT([.$I66]*[.$J66])-[.M$4])/100;0);0)" office:value-type="float" office:value="13" calcext:value-type="float">
            <text:p>13</text:p>
          </table:table-cell>
          <table:table-cell table:formula="of:=ROUNDUP(MAX((100-MAX([.N$5]+[.$F66];0))*(INT([.$I66]*[.$J66])-[.N$4])/100;0);0)" office:value-type="float" office:value="11" calcext:value-type="float">
            <text:p>11</text:p>
          </table:table-cell>
          <table:table-cell table:formula="of:=ROUNDUP(MAX((100-MAX([.O$5]+[.$F66];0))*(INT([.$I66]*[.$J66])-[.O$4])/100;0);0)" office:value-type="float" office:value="10" calcext:value-type="float">
            <text:p>10</text:p>
          </table:table-cell>
          <table:table-cell table:formula="of:=ROUNDUP(MAX((100-MAX([.P$5]+[.$F66];0))*(INT([.$I66]*[.$J66])-[.P$4])/100;0);0)" office:value-type="float" office:value="10" calcext:value-type="float">
            <text:p>10</text:p>
          </table:table-cell>
          <table:table-cell table:formula="of:=ROUNDUP(MAX((100-MAX([.Q$5]+[.$F66];0))*(INT([.$I66]*[.$J66])-[.Q$4])/100;0);0)" office:value-type="float" office:value="10" calcext:value-type="float">
            <text:p>10</text:p>
          </table:table-cell>
          <table:table-cell table:formula="of:=ROUNDUP(MAX((100-MAX([.R$5]+[.$F66];0))*(INT([.$I66]*[.$J66])-[.R$4])/100;0);0)" office:value-type="float" office:value="9" calcext:value-type="float">
            <text:p>9</text:p>
          </table:table-cell>
          <table:table-cell table:formula="of:=ROUNDUP(MAX((100-MAX([.S$5]+[.$F66];0))*(INT([.$I66]*[.$J66])-[.S$4])/100;0);0)" office:value-type="float" office:value="8" calcext:value-type="float">
            <text:p>8</text:p>
          </table:table-cell>
          <table:table-cell table:formula="of:=ROUNDUP(MAX((100-MAX([.T$5]+[.$F66];0))*(INT([.$I66]*[.$J66])-[.T$4])/100;0);0)" office:value-type="float" office:value="7" calcext:value-type="float">
            <text:p>7</text:p>
          </table:table-cell>
          <table:table-cell table:formula="of:=ROUNDUP(MAX((100-MAX([.U$5]+[.$F66];0))*(INT([.$I66]*[.$J66])-[.U$4])/100;0);0)" office:value-type="float" office:value="6" calcext:value-type="float">
            <text:p>6</text:p>
          </table:table-cell>
          <table:table-cell table:formula="of:=ROUNDUP(MAX((100-MAX([.V$5]+[.$F66];0))*(INT([.$I66]*[.$J66])-[.V$4])/100;0);0)" office:value-type="float" office:value="5" calcext:value-type="float">
            <text:p>5</text:p>
          </table:table-cell>
          <table:table-cell table:formula="of:=ROUNDUP(MAX((100-MAX([.W$5]+[.$F66];0))*(INT([.$I66]*[.$J66])-[.W$4])/100;0);0)" office:value-type="float" office:value="3" calcext:value-type="float">
            <text:p>3</text:p>
          </table:table-cell>
          <table:table-cell table:formula="of:=ROUNDUP(MAX((100-MAX([.X$5]+[.$F66];0))*(INT([.$I66]*[.$J66])-[.X$4])/100;0);0)" office:value-type="float" office:value="2" calcext:value-type="float">
            <text:p>2</text:p>
          </table:table-cell>
          <table:table-cell table:formula="of:=ROUNDUP(MAX((100-MAX([.Y$5]+[.$F66];0))*(INT([.$I66]*[.$J66])-[.Y$4])/100;0);0)" office:value-type="float" office:value="1" calcext:value-type="float">
            <text:p>1</text:p>
          </table:table-cell>
          <table:table-cell table:formula="of:=ROUNDUP(MAX((100-MAX([.Z$5]+[.$F66];0))*(INT([.$I66]*[.$J66])-[.Z$4])/100;0);0)" office:value-type="float" office:value="0" calcext:value-type="float">
            <text:p>0</text:p>
          </table:table-cell>
          <table:table-cell table:formula="of:=ROUNDUP(MAX((100-MAX([.AA$5]+[.$F66];0))*(INT([.$I66]*[.$J6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7]/[.H67]" office:value-type="float" office:value="1" calcext:value-type="float">
            <text:p>1</text:p>
          </table:table-cell>
          <table:table-cell table:formula="of:=ROUND(AVERAGE([.C67];[.D67]))" office:value-type="float" office:value="16" calcext:value-type="float">
            <text:p>16</text:p>
          </table:table-cell>
          <table:table-cell/>
          <table:table-cell table:formula="of:=ROUNDUP(MAX((100-MAX([.L$5]+[.$F67];0))*(INT([.$I67]*[.$J67])-[.L$4])/100;0);0)" office:value-type="float" office:value="16" calcext:value-type="float">
            <text:p>16</text:p>
          </table:table-cell>
          <table:table-cell table:formula="of:=ROUNDUP(MAX((100-MAX([.M$5]+[.$F67];0))*(INT([.$I67]*[.$J67])-[.M$4])/100;0);0)" office:value-type="float" office:value="13" calcext:value-type="float">
            <text:p>13</text:p>
          </table:table-cell>
          <table:table-cell table:formula="of:=ROUNDUP(MAX((100-MAX([.N$5]+[.$F67];0))*(INT([.$I67]*[.$J67])-[.N$4])/100;0);0)" office:value-type="float" office:value="11" calcext:value-type="float">
            <text:p>11</text:p>
          </table:table-cell>
          <table:table-cell table:formula="of:=ROUNDUP(MAX((100-MAX([.O$5]+[.$F67];0))*(INT([.$I67]*[.$J67])-[.O$4])/100;0);0)" office:value-type="float" office:value="10" calcext:value-type="float">
            <text:p>10</text:p>
          </table:table-cell>
          <table:table-cell table:formula="of:=ROUNDUP(MAX((100-MAX([.P$5]+[.$F67];0))*(INT([.$I67]*[.$J67])-[.P$4])/100;0);0)" office:value-type="float" office:value="10" calcext:value-type="float">
            <text:p>10</text:p>
          </table:table-cell>
          <table:table-cell table:formula="of:=ROUNDUP(MAX((100-MAX([.Q$5]+[.$F67];0))*(INT([.$I67]*[.$J67])-[.Q$4])/100;0);0)" office:value-type="float" office:value="10" calcext:value-type="float">
            <text:p>10</text:p>
          </table:table-cell>
          <table:table-cell table:formula="of:=ROUNDUP(MAX((100-MAX([.R$5]+[.$F67];0))*(INT([.$I67]*[.$J67])-[.R$4])/100;0);0)" office:value-type="float" office:value="9" calcext:value-type="float">
            <text:p>9</text:p>
          </table:table-cell>
          <table:table-cell table:formula="of:=ROUNDUP(MAX((100-MAX([.S$5]+[.$F67];0))*(INT([.$I67]*[.$J67])-[.S$4])/100;0);0)" office:value-type="float" office:value="8" calcext:value-type="float">
            <text:p>8</text:p>
          </table:table-cell>
          <table:table-cell table:formula="of:=ROUNDUP(MAX((100-MAX([.T$5]+[.$F67];0))*(INT([.$I67]*[.$J67])-[.T$4])/100;0);0)" office:value-type="float" office:value="7" calcext:value-type="float">
            <text:p>7</text:p>
          </table:table-cell>
          <table:table-cell table:formula="of:=ROUNDUP(MAX((100-MAX([.U$5]+[.$F67];0))*(INT([.$I67]*[.$J67])-[.U$4])/100;0);0)" office:value-type="float" office:value="6" calcext:value-type="float">
            <text:p>6</text:p>
          </table:table-cell>
          <table:table-cell table:formula="of:=ROUNDUP(MAX((100-MAX([.V$5]+[.$F67];0))*(INT([.$I67]*[.$J67])-[.V$4])/100;0);0)" office:value-type="float" office:value="5" calcext:value-type="float">
            <text:p>5</text:p>
          </table:table-cell>
          <table:table-cell table:formula="of:=ROUNDUP(MAX((100-MAX([.W$5]+[.$F67];0))*(INT([.$I67]*[.$J67])-[.W$4])/100;0);0)" office:value-type="float" office:value="3" calcext:value-type="float">
            <text:p>3</text:p>
          </table:table-cell>
          <table:table-cell table:formula="of:=ROUNDUP(MAX((100-MAX([.X$5]+[.$F67];0))*(INT([.$I67]*[.$J67])-[.X$4])/100;0);0)" office:value-type="float" office:value="2" calcext:value-type="float">
            <text:p>2</text:p>
          </table:table-cell>
          <table:table-cell table:formula="of:=ROUNDUP(MAX((100-MAX([.Y$5]+[.$F67];0))*(INT([.$I67]*[.$J67])-[.Y$4])/100;0);0)" office:value-type="float" office:value="1" calcext:value-type="float">
            <text:p>1</text:p>
          </table:table-cell>
          <table:table-cell table:formula="of:=ROUNDUP(MAX((100-MAX([.Z$5]+[.$F67];0))*(INT([.$I67]*[.$J67])-[.Z$4])/100;0);0)" office:value-type="float" office:value="0" calcext:value-type="float">
            <text:p>0</text:p>
          </table:table-cell>
          <table:table-cell table:formula="of:=ROUNDUP(MAX((100-MAX([.AA$5]+[.$F67];0))*(INT([.$I67]*[.$J6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8]/[.H68]" office:value-type="float" office:value="1" calcext:value-type="float">
            <text:p>1</text:p>
          </table:table-cell>
          <table:table-cell table:formula="of:=ROUND(AVERAGE([.C68];[.D68]))" office:value-type="float" office:value="30" calcext:value-type="float">
            <text:p>30</text:p>
          </table:table-cell>
          <table:table-cell/>
          <table:table-cell table:formula="of:=ROUNDUP(MAX((100-MAX([.L$5]+[.$F68];0))*(INT([.$I68]*[.$J68])-[.L$4])/100;0);0)" office:value-type="float" office:value="30" calcext:value-type="float">
            <text:p>30</text:p>
          </table:table-cell>
          <table:table-cell table:formula="of:=ROUNDUP(MAX((100-MAX([.M$5]+[.$F68];0))*(INT([.$I68]*[.$J68])-[.M$4])/100;0);0)" office:value-type="float" office:value="24" calcext:value-type="float">
            <text:p>24</text:p>
          </table:table-cell>
          <table:table-cell table:formula="of:=ROUNDUP(MAX((100-MAX([.N$5]+[.$F68];0))*(INT([.$I68]*[.$J68])-[.N$4])/100;0);0)" office:value-type="float" office:value="21" calcext:value-type="float">
            <text:p>21</text:p>
          </table:table-cell>
          <table:table-cell table:formula="of:=ROUNDUP(MAX((100-MAX([.O$5]+[.$F68];0))*(INT([.$I68]*[.$J68])-[.O$4])/100;0);0)" office:value-type="float" office:value="20" calcext:value-type="float">
            <text:p>20</text:p>
          </table:table-cell>
          <table:table-cell table:formula="of:=ROUNDUP(MAX((100-MAX([.P$5]+[.$F68];0))*(INT([.$I68]*[.$J68])-[.P$4])/100;0);0)" office:value-type="float" office:value="21" calcext:value-type="float">
            <text:p>21</text:p>
          </table:table-cell>
          <table:table-cell table:formula="of:=ROUNDUP(MAX((100-MAX([.Q$5]+[.$F68];0))*(INT([.$I68]*[.$J68])-[.Q$4])/100;0);0)" office:value-type="float" office:value="21" calcext:value-type="float">
            <text:p>21</text:p>
          </table:table-cell>
          <table:table-cell table:formula="of:=ROUNDUP(MAX((100-MAX([.R$5]+[.$F68];0))*(INT([.$I68]*[.$J68])-[.R$4])/100;0);0)" office:value-type="float" office:value="19" calcext:value-type="float">
            <text:p>19</text:p>
          </table:table-cell>
          <table:table-cell table:formula="of:=ROUNDUP(MAX((100-MAX([.S$5]+[.$F68];0))*(INT([.$I68]*[.$J68])-[.S$4])/100;0);0)" office:value-type="float" office:value="17" calcext:value-type="float">
            <text:p>17</text:p>
          </table:table-cell>
          <table:table-cell table:formula="of:=ROUNDUP(MAX((100-MAX([.T$5]+[.$F68];0))*(INT([.$I68]*[.$J68])-[.T$4])/100;0);0)" office:value-type="float" office:value="15" calcext:value-type="float">
            <text:p>15</text:p>
          </table:table-cell>
          <table:table-cell table:formula="of:=ROUNDUP(MAX((100-MAX([.U$5]+[.$F68];0))*(INT([.$I68]*[.$J68])-[.U$4])/100;0);0)" office:value-type="float" office:value="15" calcext:value-type="float">
            <text:p>15</text:p>
          </table:table-cell>
          <table:table-cell table:formula="of:=ROUNDUP(MAX((100-MAX([.V$5]+[.$F68];0))*(INT([.$I68]*[.$J68])-[.V$4])/100;0);0)" office:value-type="float" office:value="14" calcext:value-type="float">
            <text:p>14</text:p>
          </table:table-cell>
          <table:table-cell table:formula="of:=ROUNDUP(MAX((100-MAX([.W$5]+[.$F68];0))*(INT([.$I68]*[.$J68])-[.W$4])/100;0);0)" office:value-type="float" office:value="11" calcext:value-type="float">
            <text:p>11</text:p>
          </table:table-cell>
          <table:table-cell table:formula="of:=ROUNDUP(MAX((100-MAX([.X$5]+[.$F68];0))*(INT([.$I68]*[.$J68])-[.X$4])/100;0);0)" office:value-type="float" office:value="9" calcext:value-type="float">
            <text:p>9</text:p>
          </table:table-cell>
          <table:table-cell table:formula="of:=ROUNDUP(MAX((100-MAX([.Y$5]+[.$F68];0))*(INT([.$I68]*[.$J68])-[.Y$4])/100;0);0)" office:value-type="float" office:value="7" calcext:value-type="float">
            <text:p>7</text:p>
          </table:table-cell>
          <table:table-cell table:formula="of:=ROUNDUP(MAX((100-MAX([.Z$5]+[.$F68];0))*(INT([.$I68]*[.$J68])-[.Z$4])/100;0);0)" office:value-type="float" office:value="5" calcext:value-type="float">
            <text:p>5</text:p>
          </table:table-cell>
          <table:table-cell table:formula="of:=ROUNDUP(MAX((100-MAX([.AA$5]+[.$F68];0))*(INT([.$I68]*[.$J68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9]/[.H69]" office:value-type="float" office:value="1" calcext:value-type="float">
            <text:p>1</text:p>
          </table:table-cell>
          <table:table-cell table:formula="of:=ROUND(AVERAGE([.C69];[.D69]))" office:value-type="float" office:value="25" calcext:value-type="float">
            <text:p>25</text:p>
          </table:table-cell>
          <table:table-cell/>
          <table:table-cell table:formula="of:=ROUNDUP(MAX((100-MAX([.L$5]+[.$F69];0))*(INT([.$I69]*[.$J69])-[.L$4])/100;0);0)" office:value-type="float" office:value="25" calcext:value-type="float">
            <text:p>25</text:p>
          </table:table-cell>
          <table:table-cell table:formula="of:=ROUNDUP(MAX((100-MAX([.M$5]+[.$F69];0))*(INT([.$I69]*[.$J69])-[.M$4])/100;0);0)" office:value-type="float" office:value="20" calcext:value-type="float">
            <text:p>20</text:p>
          </table:table-cell>
          <table:table-cell table:formula="of:=ROUNDUP(MAX((100-MAX([.N$5]+[.$F69];0))*(INT([.$I69]*[.$J69])-[.N$4])/100;0);0)" office:value-type="float" office:value="18" calcext:value-type="float">
            <text:p>18</text:p>
          </table:table-cell>
          <table:table-cell table:formula="of:=ROUNDUP(MAX((100-MAX([.O$5]+[.$F69];0))*(INT([.$I69]*[.$J69])-[.O$4])/100;0);0)" office:value-type="float" office:value="17" calcext:value-type="float">
            <text:p>17</text:p>
          </table:table-cell>
          <table:table-cell table:formula="of:=ROUNDUP(MAX((100-MAX([.P$5]+[.$F69];0))*(INT([.$I69]*[.$J69])-[.P$4])/100;0);0)" office:value-type="float" office:value="17" calcext:value-type="float">
            <text:p>17</text:p>
          </table:table-cell>
          <table:table-cell table:formula="of:=ROUNDUP(MAX((100-MAX([.Q$5]+[.$F69];0))*(INT([.$I69]*[.$J69])-[.Q$4])/100;0);0)" office:value-type="float" office:value="17" calcext:value-type="float">
            <text:p>17</text:p>
          </table:table-cell>
          <table:table-cell table:formula="of:=ROUNDUP(MAX((100-MAX([.R$5]+[.$F69];0))*(INT([.$I69]*[.$J69])-[.R$4])/100;0);0)" office:value-type="float" office:value="15" calcext:value-type="float">
            <text:p>15</text:p>
          </table:table-cell>
          <table:table-cell table:formula="of:=ROUNDUP(MAX((100-MAX([.S$5]+[.$F69];0))*(INT([.$I69]*[.$J69])-[.S$4])/100;0);0)" office:value-type="float" office:value="14" calcext:value-type="float">
            <text:p>14</text:p>
          </table:table-cell>
          <table:table-cell table:formula="of:=ROUNDUP(MAX((100-MAX([.T$5]+[.$F69];0))*(INT([.$I69]*[.$J69])-[.T$4])/100;0);0)" office:value-type="float" office:value="12" calcext:value-type="float">
            <text:p>12</text:p>
          </table:table-cell>
          <table:table-cell table:formula="of:=ROUNDUP(MAX((100-MAX([.U$5]+[.$F69];0))*(INT([.$I69]*[.$J69])-[.U$4])/100;0);0)" office:value-type="float" office:value="12" calcext:value-type="float">
            <text:p>12</text:p>
          </table:table-cell>
          <table:table-cell table:formula="of:=ROUNDUP(MAX((100-MAX([.V$5]+[.$F69];0))*(INT([.$I69]*[.$J69])-[.V$4])/100;0);0)" office:value-type="float" office:value="11" calcext:value-type="float">
            <text:p>11</text:p>
          </table:table-cell>
          <table:table-cell table:formula="of:=ROUNDUP(MAX((100-MAX([.W$5]+[.$F69];0))*(INT([.$I69]*[.$J69])-[.W$4])/100;0);0)" office:value-type="float" office:value="8" calcext:value-type="float">
            <text:p>8</text:p>
          </table:table-cell>
          <table:table-cell table:formula="of:=ROUNDUP(MAX((100-MAX([.X$5]+[.$F69];0))*(INT([.$I69]*[.$J69])-[.X$4])/100;0);0)" office:value-type="float" office:value="6" calcext:value-type="float">
            <text:p>6</text:p>
          </table:table-cell>
          <table:table-cell table:formula="of:=ROUNDUP(MAX((100-MAX([.Y$5]+[.$F69];0))*(INT([.$I69]*[.$J69])-[.Y$4])/100;0);0)" office:value-type="float" office:value="5" calcext:value-type="float">
            <text:p>5</text:p>
          </table:table-cell>
          <table:table-cell table:formula="of:=ROUNDUP(MAX((100-MAX([.Z$5]+[.$F69];0))*(INT([.$I69]*[.$J69])-[.Z$4])/100;0);0)" office:value-type="float" office:value="3" calcext:value-type="float">
            <text:p>3</text:p>
          </table:table-cell>
          <table:table-cell table:formula="of:=ROUNDUP(MAX((100-MAX([.AA$5]+[.$F69];0))*(INT([.$I69]*[.$J69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[.H70]" office:value-type="float" office:value="1" calcext:value-type="float">
            <text:p>1</text:p>
          </table:table-cell>
          <table:table-cell table:formula="of:=ROUND(AVERAGE([.C70];[.D70]))" office:value-type="float" office:value="25" calcext:value-type="float">
            <text:p>25</text:p>
          </table:table-cell>
          <table:table-cell/>
          <table:table-cell table:formula="of:=ROUNDUP(MAX((100-MAX([.L$5]+[.$F70];0))*(INT([.$I70]*[.$J70])-[.L$4])/100;0);0)" office:value-type="float" office:value="25" calcext:value-type="float">
            <text:p>25</text:p>
          </table:table-cell>
          <table:table-cell table:formula="of:=ROUNDUP(MAX((100-MAX([.M$5]+[.$F70];0))*(INT([.$I70]*[.$J70])-[.M$4])/100;0);0)" office:value-type="float" office:value="20" calcext:value-type="float">
            <text:p>20</text:p>
          </table:table-cell>
          <table:table-cell table:formula="of:=ROUNDUP(MAX((100-MAX([.N$5]+[.$F70];0))*(INT([.$I70]*[.$J70])-[.N$4])/100;0);0)" office:value-type="float" office:value="18" calcext:value-type="float">
            <text:p>18</text:p>
          </table:table-cell>
          <table:table-cell table:formula="of:=ROUNDUP(MAX((100-MAX([.O$5]+[.$F70];0))*(INT([.$I70]*[.$J70])-[.O$4])/100;0);0)" office:value-type="float" office:value="17" calcext:value-type="float">
            <text:p>17</text:p>
          </table:table-cell>
          <table:table-cell table:formula="of:=ROUNDUP(MAX((100-MAX([.P$5]+[.$F70];0))*(INT([.$I70]*[.$J70])-[.P$4])/100;0);0)" office:value-type="float" office:value="17" calcext:value-type="float">
            <text:p>17</text:p>
          </table:table-cell>
          <table:table-cell table:formula="of:=ROUNDUP(MAX((100-MAX([.Q$5]+[.$F70];0))*(INT([.$I70]*[.$J70])-[.Q$4])/100;0);0)" office:value-type="float" office:value="17" calcext:value-type="float">
            <text:p>17</text:p>
          </table:table-cell>
          <table:table-cell table:formula="of:=ROUNDUP(MAX((100-MAX([.R$5]+[.$F70];0))*(INT([.$I70]*[.$J70])-[.R$4])/100;0);0)" office:value-type="float" office:value="15" calcext:value-type="float">
            <text:p>15</text:p>
          </table:table-cell>
          <table:table-cell table:formula="of:=ROUNDUP(MAX((100-MAX([.S$5]+[.$F70];0))*(INT([.$I70]*[.$J70])-[.S$4])/100;0);0)" office:value-type="float" office:value="14" calcext:value-type="float">
            <text:p>14</text:p>
          </table:table-cell>
          <table:table-cell table:formula="of:=ROUNDUP(MAX((100-MAX([.T$5]+[.$F70];0))*(INT([.$I70]*[.$J70])-[.T$4])/100;0);0)" office:value-type="float" office:value="12" calcext:value-type="float">
            <text:p>12</text:p>
          </table:table-cell>
          <table:table-cell table:formula="of:=ROUNDUP(MAX((100-MAX([.U$5]+[.$F70];0))*(INT([.$I70]*[.$J70])-[.U$4])/100;0);0)" office:value-type="float" office:value="12" calcext:value-type="float">
            <text:p>12</text:p>
          </table:table-cell>
          <table:table-cell table:formula="of:=ROUNDUP(MAX((100-MAX([.V$5]+[.$F70];0))*(INT([.$I70]*[.$J70])-[.V$4])/100;0);0)" office:value-type="float" office:value="11" calcext:value-type="float">
            <text:p>11</text:p>
          </table:table-cell>
          <table:table-cell table:formula="of:=ROUNDUP(MAX((100-MAX([.W$5]+[.$F70];0))*(INT([.$I70]*[.$J70])-[.W$4])/100;0);0)" office:value-type="float" office:value="8" calcext:value-type="float">
            <text:p>8</text:p>
          </table:table-cell>
          <table:table-cell table:formula="of:=ROUNDUP(MAX((100-MAX([.X$5]+[.$F70];0))*(INT([.$I70]*[.$J70])-[.X$4])/100;0);0)" office:value-type="float" office:value="6" calcext:value-type="float">
            <text:p>6</text:p>
          </table:table-cell>
          <table:table-cell table:formula="of:=ROUNDUP(MAX((100-MAX([.Y$5]+[.$F70];0))*(INT([.$I70]*[.$J70])-[.Y$4])/100;0);0)" office:value-type="float" office:value="5" calcext:value-type="float">
            <text:p>5</text:p>
          </table:table-cell>
          <table:table-cell table:formula="of:=ROUNDUP(MAX((100-MAX([.Z$5]+[.$F70];0))*(INT([.$I70]*[.$J70])-[.Z$4])/100;0);0)" office:value-type="float" office:value="3" calcext:value-type="float">
            <text:p>3</text:p>
          </table:table-cell>
          <table:table-cell table:formula="of:=ROUNDUP(MAX((100-MAX([.AA$5]+[.$F70];0))*(INT([.$I70]*[.$J70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1]/[.H71]" office:value-type="float" office:value="1" calcext:value-type="float">
            <text:p>1</text:p>
          </table:table-cell>
          <table:table-cell table:formula="of:=ROUND(AVERAGE([.C71];[.D71]))" office:value-type="float" office:value="25" calcext:value-type="float">
            <text:p>25</text:p>
          </table:table-cell>
          <table:table-cell/>
          <table:table-cell table:formula="of:=ROUNDUP(MAX((100-MAX([.L$5]+[.$F71];0))*(INT([.$I71]*[.$J71])-[.L$4])/100;0);0)" office:value-type="float" office:value="25" calcext:value-type="float">
            <text:p>25</text:p>
          </table:table-cell>
          <table:table-cell table:formula="of:=ROUNDUP(MAX((100-MAX([.M$5]+[.$F71];0))*(INT([.$I71]*[.$J71])-[.M$4])/100;0);0)" office:value-type="float" office:value="20" calcext:value-type="float">
            <text:p>20</text:p>
          </table:table-cell>
          <table:table-cell table:formula="of:=ROUNDUP(MAX((100-MAX([.N$5]+[.$F71];0))*(INT([.$I71]*[.$J71])-[.N$4])/100;0);0)" office:value-type="float" office:value="18" calcext:value-type="float">
            <text:p>18</text:p>
          </table:table-cell>
          <table:table-cell table:formula="of:=ROUNDUP(MAX((100-MAX([.O$5]+[.$F71];0))*(INT([.$I71]*[.$J71])-[.O$4])/100;0);0)" office:value-type="float" office:value="17" calcext:value-type="float">
            <text:p>17</text:p>
          </table:table-cell>
          <table:table-cell table:formula="of:=ROUNDUP(MAX((100-MAX([.P$5]+[.$F71];0))*(INT([.$I71]*[.$J71])-[.P$4])/100;0);0)" office:value-type="float" office:value="17" calcext:value-type="float">
            <text:p>17</text:p>
          </table:table-cell>
          <table:table-cell table:formula="of:=ROUNDUP(MAX((100-MAX([.Q$5]+[.$F71];0))*(INT([.$I71]*[.$J71])-[.Q$4])/100;0);0)" office:value-type="float" office:value="17" calcext:value-type="float">
            <text:p>17</text:p>
          </table:table-cell>
          <table:table-cell table:formula="of:=ROUNDUP(MAX((100-MAX([.R$5]+[.$F71];0))*(INT([.$I71]*[.$J71])-[.R$4])/100;0);0)" office:value-type="float" office:value="15" calcext:value-type="float">
            <text:p>15</text:p>
          </table:table-cell>
          <table:table-cell table:formula="of:=ROUNDUP(MAX((100-MAX([.S$5]+[.$F71];0))*(INT([.$I71]*[.$J71])-[.S$4])/100;0);0)" office:value-type="float" office:value="14" calcext:value-type="float">
            <text:p>14</text:p>
          </table:table-cell>
          <table:table-cell table:formula="of:=ROUNDUP(MAX((100-MAX([.T$5]+[.$F71];0))*(INT([.$I71]*[.$J71])-[.T$4])/100;0);0)" office:value-type="float" office:value="12" calcext:value-type="float">
            <text:p>12</text:p>
          </table:table-cell>
          <table:table-cell table:formula="of:=ROUNDUP(MAX((100-MAX([.U$5]+[.$F71];0))*(INT([.$I71]*[.$J71])-[.U$4])/100;0);0)" office:value-type="float" office:value="12" calcext:value-type="float">
            <text:p>12</text:p>
          </table:table-cell>
          <table:table-cell table:formula="of:=ROUNDUP(MAX((100-MAX([.V$5]+[.$F71];0))*(INT([.$I71]*[.$J71])-[.V$4])/100;0);0)" office:value-type="float" office:value="11" calcext:value-type="float">
            <text:p>11</text:p>
          </table:table-cell>
          <table:table-cell table:formula="of:=ROUNDUP(MAX((100-MAX([.W$5]+[.$F71];0))*(INT([.$I71]*[.$J71])-[.W$4])/100;0);0)" office:value-type="float" office:value="8" calcext:value-type="float">
            <text:p>8</text:p>
          </table:table-cell>
          <table:table-cell table:formula="of:=ROUNDUP(MAX((100-MAX([.X$5]+[.$F71];0))*(INT([.$I71]*[.$J71])-[.X$4])/100;0);0)" office:value-type="float" office:value="6" calcext:value-type="float">
            <text:p>6</text:p>
          </table:table-cell>
          <table:table-cell table:formula="of:=ROUNDUP(MAX((100-MAX([.Y$5]+[.$F71];0))*(INT([.$I71]*[.$J71])-[.Y$4])/100;0);0)" office:value-type="float" office:value="5" calcext:value-type="float">
            <text:p>5</text:p>
          </table:table-cell>
          <table:table-cell table:formula="of:=ROUNDUP(MAX((100-MAX([.Z$5]+[.$F71];0))*(INT([.$I71]*[.$J71])-[.Z$4])/100;0);0)" office:value-type="float" office:value="3" calcext:value-type="float">
            <text:p>3</text:p>
          </table:table-cell>
          <table:table-cell table:formula="of:=ROUNDUP(MAX((100-MAX([.AA$5]+[.$F71];0))*(INT([.$I71]*[.$J71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2]/[.H72]" office:value-type="float" office:value="1" calcext:value-type="float">
            <text:p>1</text:p>
          </table:table-cell>
          <table:table-cell table:formula="of:=ROUND(AVERAGE([.C72];[.D72]))" office:value-type="float" office:value="18" calcext:value-type="float">
            <text:p>18</text:p>
          </table:table-cell>
          <table:table-cell/>
          <table:table-cell table:formula="of:=ROUNDUP(MAX((100-MAX([.L$5]+[.$F72];0))*(INT([.$I72]*[.$J72])-[.L$4])/100;0);0)" office:value-type="float" office:value="18" calcext:value-type="float">
            <text:p>18</text:p>
          </table:table-cell>
          <table:table-cell table:formula="of:=ROUNDUP(MAX((100-MAX([.M$5]+[.$F72];0))*(INT([.$I72]*[.$J72])-[.M$4])/100;0);0)" office:value-type="float" office:value="15" calcext:value-type="float">
            <text:p>15</text:p>
          </table:table-cell>
          <table:table-cell table:formula="of:=ROUNDUP(MAX((100-MAX([.N$5]+[.$F72];0))*(INT([.$I72]*[.$J72])-[.N$4])/100;0);0)" office:value-type="float" office:value="12" calcext:value-type="float">
            <text:p>12</text:p>
          </table:table-cell>
          <table:table-cell table:formula="of:=ROUNDUP(MAX((100-MAX([.O$5]+[.$F72];0))*(INT([.$I72]*[.$J72])-[.O$4])/100;0);0)" office:value-type="float" office:value="12" calcext:value-type="float">
            <text:p>12</text:p>
          </table:table-cell>
          <table:table-cell table:formula="of:=ROUNDUP(MAX((100-MAX([.P$5]+[.$F72];0))*(INT([.$I72]*[.$J72])-[.P$4])/100;0);0)" office:value-type="float" office:value="12" calcext:value-type="float">
            <text:p>12</text:p>
          </table:table-cell>
          <table:table-cell table:formula="of:=ROUNDUP(MAX((100-MAX([.Q$5]+[.$F72];0))*(INT([.$I72]*[.$J72])-[.Q$4])/100;0);0)" office:value-type="float" office:value="12" calcext:value-type="float">
            <text:p>12</text:p>
          </table:table-cell>
          <table:table-cell table:formula="of:=ROUNDUP(MAX((100-MAX([.R$5]+[.$F72];0))*(INT([.$I72]*[.$J72])-[.R$4])/100;0);0)" office:value-type="float" office:value="10" calcext:value-type="float">
            <text:p>10</text:p>
          </table:table-cell>
          <table:table-cell table:formula="of:=ROUNDUP(MAX((100-MAX([.S$5]+[.$F72];0))*(INT([.$I72]*[.$J72])-[.S$4])/100;0);0)" office:value-type="float" office:value="10" calcext:value-type="float">
            <text:p>10</text:p>
          </table:table-cell>
          <table:table-cell table:formula="of:=ROUNDUP(MAX((100-MAX([.T$5]+[.$F72];0))*(INT([.$I72]*[.$J72])-[.T$4])/100;0);0)" office:value-type="float" office:value="8" calcext:value-type="float">
            <text:p>8</text:p>
          </table:table-cell>
          <table:table-cell table:formula="of:=ROUNDUP(MAX((100-MAX([.U$5]+[.$F72];0))*(INT([.$I72]*[.$J72])-[.U$4])/100;0);0)" office:value-type="float" office:value="8" calcext:value-type="float">
            <text:p>8</text:p>
          </table:table-cell>
          <table:table-cell table:formula="of:=ROUNDUP(MAX((100-MAX([.V$5]+[.$F72];0))*(INT([.$I72]*[.$J72])-[.V$4])/100;0);0)" office:value-type="float" office:value="6" calcext:value-type="float">
            <text:p>6</text:p>
          </table:table-cell>
          <table:table-cell table:formula="of:=ROUNDUP(MAX((100-MAX([.W$5]+[.$F72];0))*(INT([.$I72]*[.$J72])-[.W$4])/100;0);0)" office:value-type="float" office:value="4" calcext:value-type="float">
            <text:p>4</text:p>
          </table:table-cell>
          <table:table-cell table:formula="of:=ROUNDUP(MAX((100-MAX([.X$5]+[.$F72];0))*(INT([.$I72]*[.$J72])-[.X$4])/100;0);0)" office:value-type="float" office:value="3" calcext:value-type="float">
            <text:p>3</text:p>
          </table:table-cell>
          <table:table-cell table:formula="of:=ROUNDUP(MAX((100-MAX([.Y$5]+[.$F72];0))*(INT([.$I72]*[.$J72])-[.Y$4])/100;0);0)" office:value-type="float" office:value="2" calcext:value-type="float">
            <text:p>2</text:p>
          </table:table-cell>
          <table:table-cell table:formula="of:=ROUNDUP(MAX((100-MAX([.Z$5]+[.$F72];0))*(INT([.$I72]*[.$J72])-[.Z$4])/100;0);0)" office:value-type="float" office:value="0" calcext:value-type="float">
            <text:p>0</text:p>
          </table:table-cell>
          <table:table-cell table:formula="of:=ROUNDUP(MAX((100-MAX([.AA$5]+[.$F72];0))*(INT([.$I72]*[.$J7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3]/[.H73]" office:value-type="float" office:value="1" calcext:value-type="float">
            <text:p>1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formula="of:=ROUNDUP(MAX((100-MAX([.L$5]+[.$F73];0))*(INT([.$I73]*[.$J73])-[.L$4])/100;0);0)" office:value-type="float" office:value="24" calcext:value-type="float">
            <text:p>24</text:p>
          </table:table-cell>
          <table:table-cell table:formula="of:=ROUNDUP(MAX((100-MAX([.M$5]+[.$F73];0))*(INT([.$I73]*[.$J73])-[.M$4])/100;0);0)" office:value-type="float" office:value="20" calcext:value-type="float">
            <text:p>20</text:p>
          </table:table-cell>
          <table:table-cell table:formula="of:=ROUNDUP(MAX((100-MAX([.N$5]+[.$F73];0))*(INT([.$I73]*[.$J73])-[.N$4])/100;0);0)" office:value-type="float" office:value="17" calcext:value-type="float">
            <text:p>17</text:p>
          </table:table-cell>
          <table:table-cell table:formula="of:=ROUNDUP(MAX((100-MAX([.O$5]+[.$F73];0))*(INT([.$I73]*[.$J73])-[.O$4])/100;0);0)" office:value-type="float" office:value="16" calcext:value-type="float">
            <text:p>16</text:p>
          </table:table-cell>
          <table:table-cell table:formula="of:=ROUNDUP(MAX((100-MAX([.P$5]+[.$F73];0))*(INT([.$I73]*[.$J73])-[.P$4])/100;0);0)" office:value-type="float" office:value="16" calcext:value-type="float">
            <text:p>16</text:p>
          </table:table-cell>
          <table:table-cell table:formula="of:=ROUNDUP(MAX((100-MAX([.Q$5]+[.$F73];0))*(INT([.$I73]*[.$J73])-[.Q$4])/100;0);0)" office:value-type="float" office:value="16" calcext:value-type="float">
            <text:p>16</text:p>
          </table:table-cell>
          <table:table-cell table:formula="of:=ROUNDUP(MAX((100-MAX([.R$5]+[.$F73];0))*(INT([.$I73]*[.$J73])-[.R$4])/100;0);0)" office:value-type="float" office:value="14" calcext:value-type="float">
            <text:p>14</text:p>
          </table:table-cell>
          <table:table-cell table:formula="of:=ROUNDUP(MAX((100-MAX([.S$5]+[.$F73];0))*(INT([.$I73]*[.$J73])-[.S$4])/100;0);0)" office:value-type="float" office:value="13" calcext:value-type="float">
            <text:p>13</text:p>
          </table:table-cell>
          <table:table-cell table:formula="of:=ROUNDUP(MAX((100-MAX([.T$5]+[.$F73];0))*(INT([.$I73]*[.$J73])-[.T$4])/100;0);0)" office:value-type="float" office:value="12" calcext:value-type="float">
            <text:p>12</text:p>
          </table:table-cell>
          <table:table-cell table:formula="of:=ROUNDUP(MAX((100-MAX([.U$5]+[.$F73];0))*(INT([.$I73]*[.$J73])-[.U$4])/100;0);0)" office:value-type="float" office:value="11" calcext:value-type="float">
            <text:p>11</text:p>
          </table:table-cell>
          <table:table-cell table:formula="of:=ROUNDUP(MAX((100-MAX([.V$5]+[.$F73];0))*(INT([.$I73]*[.$J73])-[.V$4])/100;0);0)" office:value-type="float" office:value="10" calcext:value-type="float">
            <text:p>10</text:p>
          </table:table-cell>
          <table:table-cell table:formula="of:=ROUNDUP(MAX((100-MAX([.W$5]+[.$F73];0))*(INT([.$I73]*[.$J73])-[.W$4])/100;0);0)" office:value-type="float" office:value="8" calcext:value-type="float">
            <text:p>8</text:p>
          </table:table-cell>
          <table:table-cell table:formula="of:=ROUNDUP(MAX((100-MAX([.X$5]+[.$F73];0))*(INT([.$I73]*[.$J73])-[.X$4])/100;0);0)" office:value-type="float" office:value="6" calcext:value-type="float">
            <text:p>6</text:p>
          </table:table-cell>
          <table:table-cell table:formula="of:=ROUNDUP(MAX((100-MAX([.Y$5]+[.$F73];0))*(INT([.$I73]*[.$J73])-[.Y$4])/100;0);0)" office:value-type="float" office:value="5" calcext:value-type="float">
            <text:p>5</text:p>
          </table:table-cell>
          <table:table-cell table:formula="of:=ROUNDUP(MAX((100-MAX([.Z$5]+[.$F73];0))*(INT([.$I73]*[.$J73])-[.Z$4])/100;0);0)" office:value-type="float" office:value="3" calcext:value-type="float">
            <text:p>3</text:p>
          </table:table-cell>
          <table:table-cell table:formula="of:=ROUNDUP(MAX((100-MAX([.AA$5]+[.$F73];0))*(INT([.$I73]*[.$J73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4]/[.H74]" office:value-type="float" office:value="1" calcext:value-type="float">
            <text:p>1</text:p>
          </table:table-cell>
          <table:table-cell table:formula="of:=ROUND(AVERAGE([.C74];[.D74]))" office:value-type="float" office:value="26" calcext:value-type="float">
            <text:p>26</text:p>
          </table:table-cell>
          <table:table-cell/>
          <table:table-cell table:formula="of:=ROUNDUP(MAX((100-MAX([.L$5]+[.$F74];0))*(INT([.$I74]*[.$J74])-[.L$4])/100;0);0)" office:value-type="float" office:value="26" calcext:value-type="float">
            <text:p>26</text:p>
          </table:table-cell>
          <table:table-cell table:formula="of:=ROUNDUP(MAX((100-MAX([.M$5]+[.$F74];0))*(INT([.$I74]*[.$J74])-[.M$4])/100;0);0)" office:value-type="float" office:value="21" calcext:value-type="float">
            <text:p>21</text:p>
          </table:table-cell>
          <table:table-cell table:formula="of:=ROUNDUP(MAX((100-MAX([.N$5]+[.$F74];0))*(INT([.$I74]*[.$J74])-[.N$4])/100;0);0)" office:value-type="float" office:value="18" calcext:value-type="float">
            <text:p>18</text:p>
          </table:table-cell>
          <table:table-cell table:formula="of:=ROUNDUP(MAX((100-MAX([.O$5]+[.$F74];0))*(INT([.$I74]*[.$J74])-[.O$4])/100;0);0)" office:value-type="float" office:value="17" calcext:value-type="float">
            <text:p>17</text:p>
          </table:table-cell>
          <table:table-cell table:formula="of:=ROUNDUP(MAX((100-MAX([.P$5]+[.$F74];0))*(INT([.$I74]*[.$J74])-[.P$4])/100;0);0)" office:value-type="float" office:value="18" calcext:value-type="float">
            <text:p>18</text:p>
          </table:table-cell>
          <table:table-cell table:formula="of:=ROUNDUP(MAX((100-MAX([.Q$5]+[.$F74];0))*(INT([.$I74]*[.$J74])-[.Q$4])/100;0);0)" office:value-type="float" office:value="18" calcext:value-type="float">
            <text:p>18</text:p>
          </table:table-cell>
          <table:table-cell table:formula="of:=ROUNDUP(MAX((100-MAX([.R$5]+[.$F74];0))*(INT([.$I74]*[.$J74])-[.R$4])/100;0);0)" office:value-type="float" office:value="16" calcext:value-type="float">
            <text:p>16</text:p>
          </table:table-cell>
          <table:table-cell table:formula="of:=ROUNDUP(MAX((100-MAX([.S$5]+[.$F74];0))*(INT([.$I74]*[.$J74])-[.S$4])/100;0);0)" office:value-type="float" office:value="15" calcext:value-type="float">
            <text:p>15</text:p>
          </table:table-cell>
          <table:table-cell table:formula="of:=ROUNDUP(MAX((100-MAX([.T$5]+[.$F74];0))*(INT([.$I74]*[.$J74])-[.T$4])/100;0);0)" office:value-type="float" office:value="13" calcext:value-type="float">
            <text:p>13</text:p>
          </table:table-cell>
          <table:table-cell table:formula="of:=ROUNDUP(MAX((100-MAX([.U$5]+[.$F74];0))*(INT([.$I74]*[.$J74])-[.U$4])/100;0);0)" office:value-type="float" office:value="12" calcext:value-type="float">
            <text:p>12</text:p>
          </table:table-cell>
          <table:table-cell table:formula="of:=ROUNDUP(MAX((100-MAX([.V$5]+[.$F74];0))*(INT([.$I74]*[.$J74])-[.V$4])/100;0);0)" office:value-type="float" office:value="11" calcext:value-type="float">
            <text:p>11</text:p>
          </table:table-cell>
          <table:table-cell table:formula="of:=ROUNDUP(MAX((100-MAX([.W$5]+[.$F74];0))*(INT([.$I74]*[.$J74])-[.W$4])/100;0);0)" office:value-type="float" office:value="9" calcext:value-type="float">
            <text:p>9</text:p>
          </table:table-cell>
          <table:table-cell table:formula="of:=ROUNDUP(MAX((100-MAX([.X$5]+[.$F74];0))*(INT([.$I74]*[.$J74])-[.X$4])/100;0);0)" office:value-type="float" office:value="7" calcext:value-type="float">
            <text:p>7</text:p>
          </table:table-cell>
          <table:table-cell table:formula="of:=ROUNDUP(MAX((100-MAX([.Y$5]+[.$F74];0))*(INT([.$I74]*[.$J74])-[.Y$4])/100;0);0)" office:value-type="float" office:value="5" calcext:value-type="float">
            <text:p>5</text:p>
          </table:table-cell>
          <table:table-cell table:formula="of:=ROUNDUP(MAX((100-MAX([.Z$5]+[.$F74];0))*(INT([.$I74]*[.$J74])-[.Z$4])/100;0);0)" office:value-type="float" office:value="4" calcext:value-type="float">
            <text:p>4</text:p>
          </table:table-cell>
          <table:table-cell table:formula="of:=ROUNDUP(MAX((100-MAX([.AA$5]+[.$F74];0))*(INT([.$I74]*[.$J74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5]/[.H75]" office:value-type="float" office:value="1" calcext:value-type="float">
            <text:p>1</text:p>
          </table:table-cell>
          <table:table-cell table:formula="of:=ROUND(AVERAGE([.C75];[.D75]))" office:value-type="float" office:value="39" calcext:value-type="float">
            <text:p>39</text:p>
          </table:table-cell>
          <table:table-cell/>
          <table:table-cell table:formula="of:=ROUNDUP(MAX((100-MAX([.L$5]+[.$F75];0))*(INT([.$I75]*[.$J75])-[.L$4])/100;0);0)" office:value-type="float" office:value="39" calcext:value-type="float">
            <text:p>39</text:p>
          </table:table-cell>
          <table:table-cell table:formula="of:=ROUNDUP(MAX((100-MAX([.M$5]+[.$F75];0))*(INT([.$I75]*[.$J75])-[.M$4])/100;0);0)" office:value-type="float" office:value="32" calcext:value-type="float">
            <text:p>32</text:p>
          </table:table-cell>
          <table:table-cell table:formula="of:=ROUNDUP(MAX((100-MAX([.N$5]+[.$F75];0))*(INT([.$I75]*[.$J75])-[.N$4])/100;0);0)" office:value-type="float" office:value="28" calcext:value-type="float">
            <text:p>28</text:p>
          </table:table-cell>
          <table:table-cell table:formula="of:=ROUNDUP(MAX((100-MAX([.O$5]+[.$F75];0))*(INT([.$I75]*[.$J75])-[.O$4])/100;0);0)" office:value-type="float" office:value="26" calcext:value-type="float">
            <text:p>26</text:p>
          </table:table-cell>
          <table:table-cell table:formula="of:=ROUNDUP(MAX((100-MAX([.P$5]+[.$F75];0))*(INT([.$I75]*[.$J75])-[.P$4])/100;0);0)" office:value-type="float" office:value="27" calcext:value-type="float">
            <text:p>27</text:p>
          </table:table-cell>
          <table:table-cell table:formula="of:=ROUNDUP(MAX((100-MAX([.Q$5]+[.$F75];0))*(INT([.$I75]*[.$J75])-[.Q$4])/100;0);0)" office:value-type="float" office:value="28" calcext:value-type="float">
            <text:p>28</text:p>
          </table:table-cell>
          <table:table-cell table:formula="of:=ROUNDUP(MAX((100-MAX([.R$5]+[.$F75];0))*(INT([.$I75]*[.$J75])-[.R$4])/100;0);0)" office:value-type="float" office:value="25" calcext:value-type="float">
            <text:p>25</text:p>
          </table:table-cell>
          <table:table-cell table:formula="of:=ROUNDUP(MAX((100-MAX([.S$5]+[.$F75];0))*(INT([.$I75]*[.$J75])-[.S$4])/100;0);0)" office:value-type="float" office:value="23" calcext:value-type="float">
            <text:p>23</text:p>
          </table:table-cell>
          <table:table-cell table:formula="of:=ROUNDUP(MAX((100-MAX([.T$5]+[.$F75];0))*(INT([.$I75]*[.$J75])-[.T$4])/100;0);0)" office:value-type="float" office:value="21" calcext:value-type="float">
            <text:p>21</text:p>
          </table:table-cell>
          <table:table-cell table:formula="of:=ROUNDUP(MAX((100-MAX([.U$5]+[.$F75];0))*(INT([.$I75]*[.$J75])-[.U$4])/100;0);0)" office:value-type="float" office:value="20" calcext:value-type="float">
            <text:p>20</text:p>
          </table:table-cell>
          <table:table-cell table:formula="of:=ROUNDUP(MAX((100-MAX([.V$5]+[.$F75];0))*(INT([.$I75]*[.$J75])-[.V$4])/100;0);0)" office:value-type="float" office:value="19" calcext:value-type="float">
            <text:p>19</text:p>
          </table:table-cell>
          <table:table-cell table:formula="of:=ROUNDUP(MAX((100-MAX([.W$5]+[.$F75];0))*(INT([.$I75]*[.$J75])-[.W$4])/100;0);0)" office:value-type="float" office:value="17" calcext:value-type="float">
            <text:p>17</text:p>
          </table:table-cell>
          <table:table-cell table:formula="of:=ROUNDUP(MAX((100-MAX([.X$5]+[.$F75];0))*(INT([.$I75]*[.$J75])-[.X$4])/100;0);0)" office:value-type="float" office:value="13" calcext:value-type="float">
            <text:p>13</text:p>
          </table:table-cell>
          <table:table-cell table:formula="of:=ROUNDUP(MAX((100-MAX([.Y$5]+[.$F75];0))*(INT([.$I75]*[.$J75])-[.Y$4])/100;0);0)" office:value-type="float" office:value="11" calcext:value-type="float">
            <text:p>11</text:p>
          </table:table-cell>
          <table:table-cell table:formula="of:=ROUNDUP(MAX((100-MAX([.Z$5]+[.$F75];0))*(INT([.$I75]*[.$J75])-[.Z$4])/100;0);0)" office:value-type="float" office:value="9" calcext:value-type="float">
            <text:p>9</text:p>
          </table:table-cell>
          <table:table-cell table:formula="of:=ROUNDUP(MAX((100-MAX([.AA$5]+[.$F75];0))*(INT([.$I75]*[.$J75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6]/[.H76]" office:value-type="float" office:value="1" calcext:value-type="float">
            <text:p>1</text:p>
          </table:table-cell>
          <table:table-cell table:formula="of:=ROUND(AVERAGE([.C76];[.D76]))" office:value-type="float" office:value="50" calcext:value-type="float">
            <text:p>50</text:p>
          </table:table-cell>
          <table:table-cell/>
          <table:table-cell table:formula="of:=ROUNDUP(MAX((100-MAX([.L$5]+[.$F76];0))*(INT([.$I76]*[.$J76])-[.L$4])/100;0);0)" office:value-type="float" office:value="50" calcext:value-type="float">
            <text:p>50</text:p>
          </table:table-cell>
          <table:table-cell table:formula="of:=ROUNDUP(MAX((100-MAX([.M$5]+[.$F76];0))*(INT([.$I76]*[.$J76])-[.M$4])/100;0);0)" office:value-type="float" office:value="40" calcext:value-type="float">
            <text:p>40</text:p>
          </table:table-cell>
          <table:table-cell table:formula="of:=ROUNDUP(MAX((100-MAX([.N$5]+[.$F76];0))*(INT([.$I76]*[.$J76])-[.N$4])/100;0);0)" office:value-type="float" office:value="36" calcext:value-type="float">
            <text:p>36</text:p>
          </table:table-cell>
          <table:table-cell table:formula="of:=ROUNDUP(MAX((100-MAX([.O$5]+[.$F76];0))*(INT([.$I76]*[.$J76])-[.O$4])/100;0);0)" office:value-type="float" office:value="34" calcext:value-type="float">
            <text:p>34</text:p>
          </table:table-cell>
          <table:table-cell table:formula="of:=ROUNDUP(MAX((100-MAX([.P$5]+[.$F76];0))*(INT([.$I76]*[.$J76])-[.P$4])/100;0);0)" office:value-type="float" office:value="36" calcext:value-type="float">
            <text:p>36</text:p>
          </table:table-cell>
          <table:table-cell table:formula="of:=ROUNDUP(MAX((100-MAX([.Q$5]+[.$F76];0))*(INT([.$I76]*[.$J76])-[.Q$4])/100;0);0)" office:value-type="float" office:value="37" calcext:value-type="float">
            <text:p>37</text:p>
          </table:table-cell>
          <table:table-cell table:formula="of:=ROUNDUP(MAX((100-MAX([.R$5]+[.$F76];0))*(INT([.$I76]*[.$J76])-[.R$4])/100;0);0)" office:value-type="float" office:value="33" calcext:value-type="float">
            <text:p>33</text:p>
          </table:table-cell>
          <table:table-cell table:formula="of:=ROUNDUP(MAX((100-MAX([.S$5]+[.$F76];0))*(INT([.$I76]*[.$J76])-[.S$4])/100;0);0)" office:value-type="float" office:value="30" calcext:value-type="float">
            <text:p>30</text:p>
          </table:table-cell>
          <table:table-cell table:formula="of:=ROUNDUP(MAX((100-MAX([.T$5]+[.$F76];0))*(INT([.$I76]*[.$J76])-[.T$4])/100;0);0)" office:value-type="float" office:value="27" calcext:value-type="float">
            <text:p>27</text:p>
          </table:table-cell>
          <table:table-cell table:formula="of:=ROUNDUP(MAX((100-MAX([.U$5]+[.$F76];0))*(INT([.$I76]*[.$J76])-[.U$4])/100;0);0)" office:value-type="float" office:value="27" calcext:value-type="float">
            <text:p>27</text:p>
          </table:table-cell>
          <table:table-cell table:formula="of:=ROUNDUP(MAX((100-MAX([.V$5]+[.$F76];0))*(INT([.$I76]*[.$J76])-[.V$4])/100;0);0)" office:value-type="float" office:value="26" calcext:value-type="float">
            <text:p>26</text:p>
          </table:table-cell>
          <table:table-cell table:formula="of:=ROUNDUP(MAX((100-MAX([.W$5]+[.$F76];0))*(INT([.$I76]*[.$J76])-[.W$4])/100;0);0)" office:value-type="float" office:value="23" calcext:value-type="float">
            <text:p>23</text:p>
          </table:table-cell>
          <table:table-cell table:formula="of:=ROUNDUP(MAX((100-MAX([.X$5]+[.$F76];0))*(INT([.$I76]*[.$J76])-[.X$4])/100;0);0)" office:value-type="float" office:value="19" calcext:value-type="float">
            <text:p>19</text:p>
          </table:table-cell>
          <table:table-cell table:formula="of:=ROUNDUP(MAX((100-MAX([.Y$5]+[.$F76];0))*(INT([.$I76]*[.$J76])-[.Y$4])/100;0);0)" office:value-type="float" office:value="16" calcext:value-type="float">
            <text:p>16</text:p>
          </table:table-cell>
          <table:table-cell table:formula="of:=ROUNDUP(MAX((100-MAX([.Z$5]+[.$F76];0))*(INT([.$I76]*[.$J76])-[.Z$4])/100;0);0)" office:value-type="float" office:value="13" calcext:value-type="float">
            <text:p>13</text:p>
          </table:table-cell>
          <table:table-cell table:formula="of:=ROUNDUP(MAX((100-MAX([.AA$5]+[.$F76];0))*(INT([.$I76]*[.$J76])-[.AA$4])/100;0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7]/[.H77]" office:value-type="float" office:value="1" calcext:value-type="float">
            <text:p>1</text:p>
          </table:table-cell>
          <table:table-cell table:formula="of:=ROUND(AVERAGE([.C77];[.D77]))" office:value-type="float" office:value="30" calcext:value-type="float">
            <text:p>30</text:p>
          </table:table-cell>
          <table:table-cell/>
          <table:table-cell table:formula="of:=ROUNDUP(MAX((100-MAX([.L$5]+[.$F77];0))*(INT([.$I77]*[.$J77])-[.L$4])/100;0);0)" office:value-type="float" office:value="30" calcext:value-type="float">
            <text:p>30</text:p>
          </table:table-cell>
          <table:table-cell table:formula="of:=ROUNDUP(MAX((100-MAX([.M$5]+[.$F77];0))*(INT([.$I77]*[.$J77])-[.M$4])/100;0);0)" office:value-type="float" office:value="24" calcext:value-type="float">
            <text:p>24</text:p>
          </table:table-cell>
          <table:table-cell table:formula="of:=ROUNDUP(MAX((100-MAX([.N$5]+[.$F77];0))*(INT([.$I77]*[.$J77])-[.N$4])/100;0);0)" office:value-type="float" office:value="21" calcext:value-type="float">
            <text:p>21</text:p>
          </table:table-cell>
          <table:table-cell table:formula="of:=ROUNDUP(MAX((100-MAX([.O$5]+[.$F77];0))*(INT([.$I77]*[.$J77])-[.O$4])/100;0);0)" office:value-type="float" office:value="20" calcext:value-type="float">
            <text:p>20</text:p>
          </table:table-cell>
          <table:table-cell table:formula="of:=ROUNDUP(MAX((100-MAX([.P$5]+[.$F77];0))*(INT([.$I77]*[.$J77])-[.P$4])/100;0);0)" office:value-type="float" office:value="21" calcext:value-type="float">
            <text:p>21</text:p>
          </table:table-cell>
          <table:table-cell table:formula="of:=ROUNDUP(MAX((100-MAX([.Q$5]+[.$F77];0))*(INT([.$I77]*[.$J77])-[.Q$4])/100;0);0)" office:value-type="float" office:value="21" calcext:value-type="float">
            <text:p>21</text:p>
          </table:table-cell>
          <table:table-cell table:formula="of:=ROUNDUP(MAX((100-MAX([.R$5]+[.$F77];0))*(INT([.$I77]*[.$J77])-[.R$4])/100;0);0)" office:value-type="float" office:value="19" calcext:value-type="float">
            <text:p>19</text:p>
          </table:table-cell>
          <table:table-cell table:formula="of:=ROUNDUP(MAX((100-MAX([.S$5]+[.$F77];0))*(INT([.$I77]*[.$J77])-[.S$4])/100;0);0)" office:value-type="float" office:value="17" calcext:value-type="float">
            <text:p>17</text:p>
          </table:table-cell>
          <table:table-cell table:formula="of:=ROUNDUP(MAX((100-MAX([.T$5]+[.$F77];0))*(INT([.$I77]*[.$J77])-[.T$4])/100;0);0)" office:value-type="float" office:value="15" calcext:value-type="float">
            <text:p>15</text:p>
          </table:table-cell>
          <table:table-cell table:formula="of:=ROUNDUP(MAX((100-MAX([.U$5]+[.$F77];0))*(INT([.$I77]*[.$J77])-[.U$4])/100;0);0)" office:value-type="float" office:value="15" calcext:value-type="float">
            <text:p>15</text:p>
          </table:table-cell>
          <table:table-cell table:formula="of:=ROUNDUP(MAX((100-MAX([.V$5]+[.$F77];0))*(INT([.$I77]*[.$J77])-[.V$4])/100;0);0)" office:value-type="float" office:value="14" calcext:value-type="float">
            <text:p>14</text:p>
          </table:table-cell>
          <table:table-cell table:formula="of:=ROUNDUP(MAX((100-MAX([.W$5]+[.$F77];0))*(INT([.$I77]*[.$J77])-[.W$4])/100;0);0)" office:value-type="float" office:value="11" calcext:value-type="float">
            <text:p>11</text:p>
          </table:table-cell>
          <table:table-cell table:formula="of:=ROUNDUP(MAX((100-MAX([.X$5]+[.$F77];0))*(INT([.$I77]*[.$J77])-[.X$4])/100;0);0)" office:value-type="float" office:value="9" calcext:value-type="float">
            <text:p>9</text:p>
          </table:table-cell>
          <table:table-cell table:formula="of:=ROUNDUP(MAX((100-MAX([.Y$5]+[.$F77];0))*(INT([.$I77]*[.$J77])-[.Y$4])/100;0);0)" office:value-type="float" office:value="7" calcext:value-type="float">
            <text:p>7</text:p>
          </table:table-cell>
          <table:table-cell table:formula="of:=ROUNDUP(MAX((100-MAX([.Z$5]+[.$F77];0))*(INT([.$I77]*[.$J77])-[.Z$4])/100;0);0)" office:value-type="float" office:value="5" calcext:value-type="float">
            <text:p>5</text:p>
          </table:table-cell>
          <table:table-cell table:formula="of:=ROUNDUP(MAX((100-MAX([.AA$5]+[.$F77];0))*(INT([.$I77]*[.$J77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8]/[.H78]" office:value-type="float" office:value="1" calcext:value-type="float">
            <text:p>1</text:p>
          </table:table-cell>
          <table:table-cell table:formula="of:=ROUND(AVERAGE([.C78];[.D78]))" office:value-type="float" office:value="38" calcext:value-type="float">
            <text:p>38</text:p>
          </table:table-cell>
          <table:table-cell/>
          <table:table-cell table:formula="of:=ROUNDUP(MAX((100-MAX([.L$5]+[.$F78];0))*(INT([.$I78]*[.$J78])-[.L$4])/100;0);0)" office:value-type="float" office:value="38" calcext:value-type="float">
            <text:p>38</text:p>
          </table:table-cell>
          <table:table-cell table:formula="of:=ROUNDUP(MAX((100-MAX([.M$5]+[.$F78];0))*(INT([.$I78]*[.$J78])-[.M$4])/100;0);0)" office:value-type="float" office:value="31" calcext:value-type="float">
            <text:p>31</text:p>
          </table:table-cell>
          <table:table-cell table:formula="of:=ROUNDUP(MAX((100-MAX([.N$5]+[.$F78];0))*(INT([.$I78]*[.$J78])-[.N$4])/100;0);0)" office:value-type="float" office:value="27" calcext:value-type="float">
            <text:p>27</text:p>
          </table:table-cell>
          <table:table-cell table:formula="of:=ROUNDUP(MAX((100-MAX([.O$5]+[.$F78];0))*(INT([.$I78]*[.$J78])-[.O$4])/100;0);0)" office:value-type="float" office:value="26" calcext:value-type="float">
            <text:p>26</text:p>
          </table:table-cell>
          <table:table-cell table:formula="of:=ROUNDUP(MAX((100-MAX([.P$5]+[.$F78];0))*(INT([.$I78]*[.$J78])-[.P$4])/100;0);0)" office:value-type="float" office:value="27" calcext:value-type="float">
            <text:p>27</text:p>
          </table:table-cell>
          <table:table-cell table:formula="of:=ROUNDUP(MAX((100-MAX([.Q$5]+[.$F78];0))*(INT([.$I78]*[.$J78])-[.Q$4])/100;0);0)" office:value-type="float" office:value="28" calcext:value-type="float">
            <text:p>28</text:p>
          </table:table-cell>
          <table:table-cell table:formula="of:=ROUNDUP(MAX((100-MAX([.R$5]+[.$F78];0))*(INT([.$I78]*[.$J78])-[.R$4])/100;0);0)" office:value-type="float" office:value="24" calcext:value-type="float">
            <text:p>24</text:p>
          </table:table-cell>
          <table:table-cell table:formula="of:=ROUNDUP(MAX((100-MAX([.S$5]+[.$F78];0))*(INT([.$I78]*[.$J78])-[.S$4])/100;0);0)" office:value-type="float" office:value="23" calcext:value-type="float">
            <text:p>23</text:p>
          </table:table-cell>
          <table:table-cell table:formula="of:=ROUNDUP(MAX((100-MAX([.T$5]+[.$F78];0))*(INT([.$I78]*[.$J78])-[.T$4])/100;0);0)" office:value-type="float" office:value="20" calcext:value-type="float">
            <text:p>20</text:p>
          </table:table-cell>
          <table:table-cell table:formula="of:=ROUNDUP(MAX((100-MAX([.U$5]+[.$F78];0))*(INT([.$I78]*[.$J78])-[.U$4])/100;0);0)" office:value-type="float" office:value="20" calcext:value-type="float">
            <text:p>20</text:p>
          </table:table-cell>
          <table:table-cell table:formula="of:=ROUNDUP(MAX((100-MAX([.V$5]+[.$F78];0))*(INT([.$I78]*[.$J78])-[.V$4])/100;0);0)" office:value-type="float" office:value="18" calcext:value-type="float">
            <text:p>18</text:p>
          </table:table-cell>
          <table:table-cell table:formula="of:=ROUNDUP(MAX((100-MAX([.W$5]+[.$F78];0))*(INT([.$I78]*[.$J78])-[.W$4])/100;0);0)" office:value-type="float" office:value="16" calcext:value-type="float">
            <text:p>16</text:p>
          </table:table-cell>
          <table:table-cell table:formula="of:=ROUNDUP(MAX((100-MAX([.X$5]+[.$F78];0))*(INT([.$I78]*[.$J78])-[.X$4])/100;0);0)" office:value-type="float" office:value="13" calcext:value-type="float">
            <text:p>13</text:p>
          </table:table-cell>
          <table:table-cell table:formula="of:=ROUNDUP(MAX((100-MAX([.Y$5]+[.$F78];0))*(INT([.$I78]*[.$J78])-[.Y$4])/100;0);0)" office:value-type="float" office:value="11" calcext:value-type="float">
            <text:p>11</text:p>
          </table:table-cell>
          <table:table-cell table:formula="of:=ROUNDUP(MAX((100-MAX([.Z$5]+[.$F78];0))*(INT([.$I78]*[.$J78])-[.Z$4])/100;0);0)" office:value-type="float" office:value="8" calcext:value-type="float">
            <text:p>8</text:p>
          </table:table-cell>
          <table:table-cell table:formula="of:=ROUNDUP(MAX((100-MAX([.AA$5]+[.$F78];0))*(INT([.$I78]*[.$J78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er Rifle (Ext. Cap.)</text:p>
          </table:table-cell>
          <table:table-cell office:value-type="string" calcext:value-type="string">
            <text:p>Micro Fusion Cel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9]/[.H79]" office:value-type="float" office:value="1" calcext:value-type="float">
            <text:p>1</text:p>
          </table:table-cell>
          <table:table-cell table:formula="of:=ROUND(AVERAGE([.C79];[.D79]))" office:value-type="float" office:value="38" calcext:value-type="float">
            <text:p>38</text:p>
          </table:table-cell>
          <table:table-cell/>
          <table:table-cell table:formula="of:=ROUNDUP(MAX((100-MAX([.L$5]+[.$F79];0))*(INT([.$I79]*[.$J79])-[.L$4])/100;0);0)" office:value-type="float" office:value="38" calcext:value-type="float">
            <text:p>38</text:p>
          </table:table-cell>
          <table:table-cell table:formula="of:=ROUNDUP(MAX((100-MAX([.M$5]+[.$F79];0))*(INT([.$I79]*[.$J79])-[.M$4])/100;0);0)" office:value-type="float" office:value="31" calcext:value-type="float">
            <text:p>31</text:p>
          </table:table-cell>
          <table:table-cell table:formula="of:=ROUNDUP(MAX((100-MAX([.N$5]+[.$F79];0))*(INT([.$I79]*[.$J79])-[.N$4])/100;0);0)" office:value-type="float" office:value="27" calcext:value-type="float">
            <text:p>27</text:p>
          </table:table-cell>
          <table:table-cell table:formula="of:=ROUNDUP(MAX((100-MAX([.O$5]+[.$F79];0))*(INT([.$I79]*[.$J79])-[.O$4])/100;0);0)" office:value-type="float" office:value="26" calcext:value-type="float">
            <text:p>26</text:p>
          </table:table-cell>
          <table:table-cell table:formula="of:=ROUNDUP(MAX((100-MAX([.P$5]+[.$F79];0))*(INT([.$I79]*[.$J79])-[.P$4])/100;0);0)" office:value-type="float" office:value="27" calcext:value-type="float">
            <text:p>27</text:p>
          </table:table-cell>
          <table:table-cell table:formula="of:=ROUNDUP(MAX((100-MAX([.Q$5]+[.$F79];0))*(INT([.$I79]*[.$J79])-[.Q$4])/100;0);0)" office:value-type="float" office:value="28" calcext:value-type="float">
            <text:p>28</text:p>
          </table:table-cell>
          <table:table-cell table:formula="of:=ROUNDUP(MAX((100-MAX([.R$5]+[.$F79];0))*(INT([.$I79]*[.$J79])-[.R$4])/100;0);0)" office:value-type="float" office:value="24" calcext:value-type="float">
            <text:p>24</text:p>
          </table:table-cell>
          <table:table-cell table:formula="of:=ROUNDUP(MAX((100-MAX([.S$5]+[.$F79];0))*(INT([.$I79]*[.$J79])-[.S$4])/100;0);0)" office:value-type="float" office:value="23" calcext:value-type="float">
            <text:p>23</text:p>
          </table:table-cell>
          <table:table-cell table:formula="of:=ROUNDUP(MAX((100-MAX([.T$5]+[.$F79];0))*(INT([.$I79]*[.$J79])-[.T$4])/100;0);0)" office:value-type="float" office:value="20" calcext:value-type="float">
            <text:p>20</text:p>
          </table:table-cell>
          <table:table-cell table:formula="of:=ROUNDUP(MAX((100-MAX([.U$5]+[.$F79];0))*(INT([.$I79]*[.$J79])-[.U$4])/100;0);0)" office:value-type="float" office:value="20" calcext:value-type="float">
            <text:p>20</text:p>
          </table:table-cell>
          <table:table-cell table:formula="of:=ROUNDUP(MAX((100-MAX([.V$5]+[.$F79];0))*(INT([.$I79]*[.$J79])-[.V$4])/100;0);0)" office:value-type="float" office:value="18" calcext:value-type="float">
            <text:p>18</text:p>
          </table:table-cell>
          <table:table-cell table:formula="of:=ROUNDUP(MAX((100-MAX([.W$5]+[.$F79];0))*(INT([.$I79]*[.$J79])-[.W$4])/100;0);0)" office:value-type="float" office:value="16" calcext:value-type="float">
            <text:p>16</text:p>
          </table:table-cell>
          <table:table-cell table:formula="of:=ROUNDUP(MAX((100-MAX([.X$5]+[.$F79];0))*(INT([.$I79]*[.$J79])-[.X$4])/100;0);0)" office:value-type="float" office:value="13" calcext:value-type="float">
            <text:p>13</text:p>
          </table:table-cell>
          <table:table-cell table:formula="of:=ROUNDUP(MAX((100-MAX([.Y$5]+[.$F79];0))*(INT([.$I79]*[.$J79])-[.Y$4])/100;0);0)" office:value-type="float" office:value="11" calcext:value-type="float">
            <text:p>11</text:p>
          </table:table-cell>
          <table:table-cell table:formula="of:=ROUNDUP(MAX((100-MAX([.Z$5]+[.$F79];0))*(INT([.$I79]*[.$J79])-[.Z$4])/100;0);0)" office:value-type="float" office:value="8" calcext:value-type="float">
            <text:p>8</text:p>
          </table:table-cell>
          <table:table-cell table:formula="of:=ROUNDUP(MAX((100-MAX([.AA$5]+[.$F79];0))*(INT([.$I79]*[.$J79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[.H80]" office:value-type="float" office:value="1" calcext:value-type="float">
            <text:p>1</text:p>
          </table:table-cell>
          <table:table-cell table:formula="of:=ROUND(AVERAGE([.C80];[.D80]))" office:value-type="float" office:value="48" calcext:value-type="float">
            <text:p>48</text:p>
          </table:table-cell>
          <table:table-cell/>
          <table:table-cell table:formula="of:=ROUNDUP(MAX((100-MAX([.L$5]+[.$F80];0))*(INT([.$I80]*[.$J80])-[.L$4])/100;0);0)" office:value-type="float" office:value="48" calcext:value-type="float">
            <text:p>48</text:p>
          </table:table-cell>
          <table:table-cell table:formula="of:=ROUNDUP(MAX((100-MAX([.M$5]+[.$F80];0))*(INT([.$I80]*[.$J80])-[.M$4])/100;0);0)" office:value-type="float" office:value="39" calcext:value-type="float">
            <text:p>39</text:p>
          </table:table-cell>
          <table:table-cell table:formula="of:=ROUNDUP(MAX((100-MAX([.N$5]+[.$F80];0))*(INT([.$I80]*[.$J80])-[.N$4])/100;0);0)" office:value-type="float" office:value="35" calcext:value-type="float">
            <text:p>35</text:p>
          </table:table-cell>
          <table:table-cell table:formula="of:=ROUNDUP(MAX((100-MAX([.O$5]+[.$F80];0))*(INT([.$I80]*[.$J80])-[.O$4])/100;0);0)" office:value-type="float" office:value="33" calcext:value-type="float">
            <text:p>33</text:p>
          </table:table-cell>
          <table:table-cell table:formula="of:=ROUNDUP(MAX((100-MAX([.P$5]+[.$F80];0))*(INT([.$I80]*[.$J80])-[.P$4])/100;0);0)" office:value-type="float" office:value="34" calcext:value-type="float">
            <text:p>34</text:p>
          </table:table-cell>
          <table:table-cell table:formula="of:=ROUNDUP(MAX((100-MAX([.Q$5]+[.$F80];0))*(INT([.$I80]*[.$J80])-[.Q$4])/100;0);0)" office:value-type="float" office:value="36" calcext:value-type="float">
            <text:p>36</text:p>
          </table:table-cell>
          <table:table-cell table:formula="of:=ROUNDUP(MAX((100-MAX([.R$5]+[.$F80];0))*(INT([.$I80]*[.$J80])-[.R$4])/100;0);0)" office:value-type="float" office:value="31" calcext:value-type="float">
            <text:p>31</text:p>
          </table:table-cell>
          <table:table-cell table:formula="of:=ROUNDUP(MAX((100-MAX([.S$5]+[.$F80];0))*(INT([.$I80]*[.$J80])-[.S$4])/100;0);0)" office:value-type="float" office:value="29" calcext:value-type="float">
            <text:p>29</text:p>
          </table:table-cell>
          <table:table-cell table:formula="of:=ROUNDUP(MAX((100-MAX([.T$5]+[.$F80];0))*(INT([.$I80]*[.$J80])-[.T$4])/100;0);0)" office:value-type="float" office:value="26" calcext:value-type="float">
            <text:p>26</text:p>
          </table:table-cell>
          <table:table-cell table:formula="of:=ROUNDUP(MAX((100-MAX([.U$5]+[.$F80];0))*(INT([.$I80]*[.$J80])-[.U$4])/100;0);0)" office:value-type="float" office:value="26" calcext:value-type="float">
            <text:p>26</text:p>
          </table:table-cell>
          <table:table-cell table:formula="of:=ROUNDUP(MAX((100-MAX([.V$5]+[.$F80];0))*(INT([.$I80]*[.$J80])-[.V$4])/100;0);0)" office:value-type="float" office:value="24" calcext:value-type="float">
            <text:p>24</text:p>
          </table:table-cell>
          <table:table-cell table:formula="of:=ROUNDUP(MAX((100-MAX([.W$5]+[.$F80];0))*(INT([.$I80]*[.$J80])-[.W$4])/100;0);0)" office:value-type="float" office:value="22" calcext:value-type="float">
            <text:p>22</text:p>
          </table:table-cell>
          <table:table-cell table:formula="of:=ROUNDUP(MAX((100-MAX([.X$5]+[.$F80];0))*(INT([.$I80]*[.$J80])-[.X$4])/100;0);0)" office:value-type="float" office:value="18" calcext:value-type="float">
            <text:p>18</text:p>
          </table:table-cell>
          <table:table-cell table:formula="of:=ROUNDUP(MAX((100-MAX([.Y$5]+[.$F80];0))*(INT([.$I80]*[.$J80])-[.Y$4])/100;0);0)" office:value-type="float" office:value="15" calcext:value-type="float">
            <text:p>15</text:p>
          </table:table-cell>
          <table:table-cell table:formula="of:=ROUNDUP(MAX((100-MAX([.Z$5]+[.$F80];0))*(INT([.$I80]*[.$J80])-[.Z$4])/100;0);0)" office:value-type="float" office:value="12" calcext:value-type="float">
            <text:p>12</text:p>
          </table:table-cell>
          <table:table-cell table:formula="of:=ROUNDUP(MAX((100-MAX([.AA$5]+[.$F80];0))*(INT([.$I80]*[.$J80])-[.AA$4])/100;0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1]/[.H81]" office:value-type="float" office:value="1" calcext:value-type="float">
            <text:p>1</text:p>
          </table:table-cell>
          <table:table-cell table:formula="of:=ROUND(AVERAGE([.C81];[.D81]))" office:value-type="float" office:value="53" calcext:value-type="float">
            <text:p>53</text:p>
          </table:table-cell>
          <table:table-cell/>
          <table:table-cell table:formula="of:=ROUNDUP(MAX((100-MAX([.L$5]+[.$F81];0))*(INT([.$I81]*[.$J81])-[.L$4])/100;0);0)" office:value-type="float" office:value="53" calcext:value-type="float">
            <text:p>53</text:p>
          </table:table-cell>
          <table:table-cell table:formula="of:=ROUNDUP(MAX((100-MAX([.M$5]+[.$F81];0))*(INT([.$I81]*[.$J81])-[.M$4])/100;0);0)" office:value-type="float" office:value="43" calcext:value-type="float">
            <text:p>43</text:p>
          </table:table-cell>
          <table:table-cell table:formula="of:=ROUNDUP(MAX((100-MAX([.N$5]+[.$F81];0))*(INT([.$I81]*[.$J81])-[.N$4])/100;0);0)" office:value-type="float" office:value="39" calcext:value-type="float">
            <text:p>39</text:p>
          </table:table-cell>
          <table:table-cell table:formula="of:=ROUNDUP(MAX((100-MAX([.O$5]+[.$F81];0))*(INT([.$I81]*[.$J81])-[.O$4])/100;0);0)" office:value-type="float" office:value="36" calcext:value-type="float">
            <text:p>36</text:p>
          </table:table-cell>
          <table:table-cell table:formula="of:=ROUNDUP(MAX((100-MAX([.P$5]+[.$F81];0))*(INT([.$I81]*[.$J81])-[.P$4])/100;0);0)" office:value-type="float" office:value="38" calcext:value-type="float">
            <text:p>38</text:p>
          </table:table-cell>
          <table:table-cell table:formula="of:=ROUNDUP(MAX((100-MAX([.Q$5]+[.$F81];0))*(INT([.$I81]*[.$J81])-[.Q$4])/100;0);0)" office:value-type="float" office:value="40" calcext:value-type="float">
            <text:p>40</text:p>
          </table:table-cell>
          <table:table-cell table:formula="of:=ROUNDUP(MAX((100-MAX([.R$5]+[.$F81];0))*(INT([.$I81]*[.$J81])-[.R$4])/100;0);0)" office:value-type="float" office:value="35" calcext:value-type="float">
            <text:p>35</text:p>
          </table:table-cell>
          <table:table-cell table:formula="of:=ROUNDUP(MAX((100-MAX([.S$5]+[.$F81];0))*(INT([.$I81]*[.$J81])-[.S$4])/100;0);0)" office:value-type="float" office:value="32" calcext:value-type="float">
            <text:p>32</text:p>
          </table:table-cell>
          <table:table-cell table:formula="of:=ROUNDUP(MAX((100-MAX([.T$5]+[.$F81];0))*(INT([.$I81]*[.$J81])-[.T$4])/100;0);0)" office:value-type="float" office:value="29" calcext:value-type="float">
            <text:p>29</text:p>
          </table:table-cell>
          <table:table-cell table:formula="of:=ROUNDUP(MAX((100-MAX([.U$5]+[.$F81];0))*(INT([.$I81]*[.$J81])-[.U$4])/100;0);0)" office:value-type="float" office:value="29" calcext:value-type="float">
            <text:p>29</text:p>
          </table:table-cell>
          <table:table-cell table:formula="of:=ROUNDUP(MAX((100-MAX([.V$5]+[.$F81];0))*(INT([.$I81]*[.$J81])-[.V$4])/100;0);0)" office:value-type="float" office:value="27" calcext:value-type="float">
            <text:p>27</text:p>
          </table:table-cell>
          <table:table-cell table:formula="of:=ROUNDUP(MAX((100-MAX([.W$5]+[.$F81];0))*(INT([.$I81]*[.$J81])-[.W$4])/100;0);0)" office:value-type="float" office:value="25" calcext:value-type="float">
            <text:p>25</text:p>
          </table:table-cell>
          <table:table-cell table:formula="of:=ROUNDUP(MAX((100-MAX([.X$5]+[.$F81];0))*(INT([.$I81]*[.$J81])-[.X$4])/100;0);0)" office:value-type="float" office:value="20" calcext:value-type="float">
            <text:p>20</text:p>
          </table:table-cell>
          <table:table-cell table:formula="of:=ROUNDUP(MAX((100-MAX([.Y$5]+[.$F81];0))*(INT([.$I81]*[.$J81])-[.Y$4])/100;0);0)" office:value-type="float" office:value="18" calcext:value-type="float">
            <text:p>18</text:p>
          </table:table-cell>
          <table:table-cell table:formula="of:=ROUNDUP(MAX((100-MAX([.Z$5]+[.$F81];0))*(INT([.$I81]*[.$J81])-[.Z$4])/100;0);0)" office:value-type="float" office:value="14" calcext:value-type="float">
            <text:p>14</text:p>
          </table:table-cell>
          <table:table-cell table:formula="of:=ROUNDUP(MAX((100-MAX([.AA$5]+[.$F81];0))*(INT([.$I81]*[.$J81])-[.AA$4])/100;0)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2]/[.H82]" office:value-type="float" office:value="1" calcext:value-type="float">
            <text:p>1</text:p>
          </table:table-cell>
          <table:table-cell table:formula="of:=ROUND(AVERAGE([.C82];[.D82]))" office:value-type="float" office:value="66" calcext:value-type="float">
            <text:p>66</text:p>
          </table:table-cell>
          <table:table-cell/>
          <table:table-cell table:formula="of:=ROUNDUP(MAX((100-MAX([.L$5]+[.$F82];0))*(INT([.$I82]*[.$J82])-[.L$4])/100;0);0)" office:value-type="float" office:value="66" calcext:value-type="float">
            <text:p>66</text:p>
          </table:table-cell>
          <table:table-cell table:formula="of:=ROUNDUP(MAX((100-MAX([.M$5]+[.$F82];0))*(INT([.$I82]*[.$J82])-[.M$4])/100;0);0)" office:value-type="float" office:value="53" calcext:value-type="float">
            <text:p>53</text:p>
          </table:table-cell>
          <table:table-cell table:formula="of:=ROUNDUP(MAX((100-MAX([.N$5]+[.$F82];0))*(INT([.$I82]*[.$J82])-[.N$4])/100;0);0)" office:value-type="float" office:value="48" calcext:value-type="float">
            <text:p>48</text:p>
          </table:table-cell>
          <table:table-cell table:formula="of:=ROUNDUP(MAX((100-MAX([.O$5]+[.$F82];0))*(INT([.$I82]*[.$J82])-[.O$4])/100;0);0)" office:value-type="float" office:value="45" calcext:value-type="float">
            <text:p>45</text:p>
          </table:table-cell>
          <table:table-cell table:formula="of:=ROUNDUP(MAX((100-MAX([.P$5]+[.$F82];0))*(INT([.$I82]*[.$J82])-[.P$4])/100;0);0)" office:value-type="float" office:value="48" calcext:value-type="float">
            <text:p>48</text:p>
          </table:table-cell>
          <table:table-cell table:formula="of:=ROUNDUP(MAX((100-MAX([.Q$5]+[.$F82];0))*(INT([.$I82]*[.$J82])-[.Q$4])/100;0);0)" office:value-type="float" office:value="50" calcext:value-type="float">
            <text:p>50</text:p>
          </table:table-cell>
          <table:table-cell table:formula="of:=ROUNDUP(MAX((100-MAX([.R$5]+[.$F82];0))*(INT([.$I82]*[.$J82])-[.R$4])/100;0);0)" office:value-type="float" office:value="44" calcext:value-type="float">
            <text:p>44</text:p>
          </table:table-cell>
          <table:table-cell table:formula="of:=ROUNDUP(MAX((100-MAX([.S$5]+[.$F82];0))*(INT([.$I82]*[.$J82])-[.S$4])/100;0);0)" office:value-type="float" office:value="41" calcext:value-type="float">
            <text:p>41</text:p>
          </table:table-cell>
          <table:table-cell table:formula="of:=ROUNDUP(MAX((100-MAX([.T$5]+[.$F82];0))*(INT([.$I82]*[.$J82])-[.T$4])/100;0);0)" office:value-type="float" office:value="37" calcext:value-type="float">
            <text:p>37</text:p>
          </table:table-cell>
          <table:table-cell table:formula="of:=ROUNDUP(MAX((100-MAX([.U$5]+[.$F82];0))*(INT([.$I82]*[.$J82])-[.U$4])/100;0);0)" office:value-type="float" office:value="36" calcext:value-type="float">
            <text:p>36</text:p>
          </table:table-cell>
          <table:table-cell table:formula="of:=ROUNDUP(MAX((100-MAX([.V$5]+[.$F82];0))*(INT([.$I82]*[.$J82])-[.V$4])/100;0);0)" office:value-type="float" office:value="35" calcext:value-type="float">
            <text:p>35</text:p>
          </table:table-cell>
          <table:table-cell table:formula="of:=ROUNDUP(MAX((100-MAX([.W$5]+[.$F82];0))*(INT([.$I82]*[.$J82])-[.W$4])/100;0);0)" office:value-type="float" office:value="33" calcext:value-type="float">
            <text:p>33</text:p>
          </table:table-cell>
          <table:table-cell table:formula="of:=ROUNDUP(MAX((100-MAX([.X$5]+[.$F82];0))*(INT([.$I82]*[.$J82])-[.X$4])/100;0);0)" office:value-type="float" office:value="27" calcext:value-type="float">
            <text:p>27</text:p>
          </table:table-cell>
          <table:table-cell table:formula="of:=ROUNDUP(MAX((100-MAX([.Y$5]+[.$F82];0))*(INT([.$I82]*[.$J82])-[.Y$4])/100;0);0)" office:value-type="float" office:value="23" calcext:value-type="float">
            <text:p>23</text:p>
          </table:table-cell>
          <table:table-cell table:formula="of:=ROUNDUP(MAX((100-MAX([.Z$5]+[.$F82];0))*(INT([.$I82]*[.$J82])-[.Z$4])/100;0);0)" office:value-type="float" office:value="20" calcext:value-type="float">
            <text:p>20</text:p>
          </table:table-cell>
          <table:table-cell table:formula="of:=ROUNDUP(MAX((100-MAX([.AA$5]+[.$F82];0))*(INT([.$I82]*[.$J82])-[.AA$4])/100;0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lamer</text:p>
          </table:table-cell>
          <table:table-cell office:value-type="string" calcext:value-type="string">
            <text:p>Flamethrower Fuel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3]/[.H83]" office:value-type="float" office:value="1" calcext:value-type="float">
            <text:p>1</text:p>
          </table:table-cell>
          <table:table-cell table:formula="of:=ROUND(AVERAGE([.C83];[.D83]))" office:value-type="float" office:value="68" calcext:value-type="float">
            <text:p>68</text:p>
          </table:table-cell>
          <table:table-cell/>
          <table:table-cell table:formula="of:=ROUNDUP(MAX((100-MAX([.L$5]+[.$F83];0))*(INT([.$I83]*[.$J83])-[.L$4])/100;0);0)" office:value-type="float" office:value="51" calcext:value-type="float">
            <text:p>51</text:p>
          </table:table-cell>
          <table:table-cell table:formula="of:=ROUNDUP(MAX((100-MAX([.M$5]+[.$F83];0))*(INT([.$I83]*[.$J83])-[.M$4])/100;0);0)" office:value-type="float" office:value="38" calcext:value-type="float">
            <text:p>38</text:p>
          </table:table-cell>
          <table:table-cell table:formula="of:=ROUNDUP(MAX((100-MAX([.N$5]+[.$F83];0))*(INT([.$I83]*[.$J83])-[.N$4])/100;0);0)" office:value-type="float" office:value="33" calcext:value-type="float">
            <text:p>33</text:p>
          </table:table-cell>
          <table:table-cell table:formula="of:=ROUNDUP(MAX((100-MAX([.O$5]+[.$F83];0))*(INT([.$I83]*[.$J83])-[.O$4])/100;0);0)" office:value-type="float" office:value="30" calcext:value-type="float">
            <text:p>30</text:p>
          </table:table-cell>
          <table:table-cell table:formula="of:=ROUNDUP(MAX((100-MAX([.P$5]+[.$F83];0))*(INT([.$I83]*[.$J83])-[.P$4])/100;0);0)" office:value-type="float" office:value="33" calcext:value-type="float">
            <text:p>33</text:p>
          </table:table-cell>
          <table:table-cell table:formula="of:=ROUNDUP(MAX((100-MAX([.Q$5]+[.$F83];0))*(INT([.$I83]*[.$J83])-[.Q$4])/100;0);0)" office:value-type="float" office:value="36" calcext:value-type="float">
            <text:p>36</text:p>
          </table:table-cell>
          <table:table-cell table:formula="of:=ROUNDUP(MAX((100-MAX([.R$5]+[.$F83];0))*(INT([.$I83]*[.$J83])-[.R$4])/100;0);0)" office:value-type="float" office:value="29" calcext:value-type="float">
            <text:p>29</text:p>
          </table:table-cell>
          <table:table-cell table:formula="of:=ROUNDUP(MAX((100-MAX([.S$5]+[.$F83];0))*(INT([.$I83]*[.$J83])-[.S$4])/100;0);0)" office:value-type="float" office:value="26" calcext:value-type="float">
            <text:p>26</text:p>
          </table:table-cell>
          <table:table-cell table:formula="of:=ROUNDUP(MAX((100-MAX([.T$5]+[.$F83];0))*(INT([.$I83]*[.$J83])-[.T$4])/100;0);0)" office:value-type="float" office:value="23" calcext:value-type="float">
            <text:p>23</text:p>
          </table:table-cell>
          <table:table-cell table:formula="of:=ROUNDUP(MAX((100-MAX([.U$5]+[.$F83];0))*(INT([.$I83]*[.$J83])-[.U$4])/100;0);0)" office:value-type="float" office:value="22" calcext:value-type="float">
            <text:p>22</text:p>
          </table:table-cell>
          <table:table-cell table:formula="of:=ROUNDUP(MAX((100-MAX([.V$5]+[.$F83];0))*(INT([.$I83]*[.$J83])-[.V$4])/100;0);0)" office:value-type="float" office:value="21" calcext:value-type="float">
            <text:p>21</text:p>
          </table:table-cell>
          <table:table-cell table:formula="of:=ROUNDUP(MAX((100-MAX([.W$5]+[.$F83];0))*(INT([.$I83]*[.$J83])-[.W$4])/100;0);0)" office:value-type="float" office:value="20" calcext:value-type="float">
            <text:p>20</text:p>
          </table:table-cell>
          <table:table-cell table:formula="of:=ROUNDUP(MAX((100-MAX([.X$5]+[.$F83];0))*(INT([.$I83]*[.$J83])-[.X$4])/100;0);0)" office:value-type="float" office:value="14" calcext:value-type="float">
            <text:p>14</text:p>
          </table:table-cell>
          <table:table-cell table:formula="of:=ROUNDUP(MAX((100-MAX([.Y$5]+[.$F83];0))*(INT([.$I83]*[.$J83])-[.Y$4])/100;0);0)" office:value-type="float" office:value="11" calcext:value-type="float">
            <text:p>11</text:p>
          </table:table-cell>
          <table:table-cell table:formula="of:=ROUNDUP(MAX((100-MAX([.Z$5]+[.$F83];0))*(INT([.$I83]*[.$J83])-[.Z$4])/100;0);0)" office:value-type="float" office:value="8" calcext:value-type="float">
            <text:p>8</text:p>
          </table:table-cell>
          <table:table-cell table:formula="of:=ROUNDUP(MAX((100-MAX([.AA$5]+[.$F83];0))*(INT([.$I83]*[.$J83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amer</text:p>
          </table:table-cell>
          <table:table-cell office:value-type="string" calcext:value-type="string">
            <text:p>Flamethrower Fuel MKII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4]/[.H84]" office:value-type="float" office:value="1" calcext:value-type="float">
            <text:p>1</text:p>
          </table:table-cell>
          <table:table-cell table:formula="of:=ROUND(AVERAGE([.C84];[.D84]))" office:value-type="float" office:value="68" calcext:value-type="float">
            <text:p>68</text:p>
          </table:table-cell>
          <table:table-cell/>
          <table:table-cell table:formula="of:=ROUNDUP(MAX((100-MAX([.L$5]+[.$F84];0))*(INT([.$I84]*[.$J84])-[.L$4])/100;0);0)" office:value-type="float" office:value="68" calcext:value-type="float">
            <text:p>68</text:p>
          </table:table-cell>
          <table:table-cell table:formula="of:=ROUNDUP(MAX((100-MAX([.M$5]+[.$F84];0))*(INT([.$I84]*[.$J84])-[.M$4])/100;0);0)" office:value-type="float" office:value="55" calcext:value-type="float">
            <text:p>55</text:p>
          </table:table-cell>
          <table:table-cell table:formula="of:=ROUNDUP(MAX((100-MAX([.N$5]+[.$F84];0))*(INT([.$I84]*[.$J84])-[.N$4])/100;0);0)" office:value-type="float" office:value="50" calcext:value-type="float">
            <text:p>50</text:p>
          </table:table-cell>
          <table:table-cell table:formula="of:=ROUNDUP(MAX((100-MAX([.O$5]+[.$F84];0))*(INT([.$I84]*[.$J84])-[.O$4])/100;0);0)" office:value-type="float" office:value="47" calcext:value-type="float">
            <text:p>47</text:p>
          </table:table-cell>
          <table:table-cell table:formula="of:=ROUNDUP(MAX((100-MAX([.P$5]+[.$F84];0))*(INT([.$I84]*[.$J84])-[.P$4])/100;0);0)" office:value-type="float" office:value="49" calcext:value-type="float">
            <text:p>49</text:p>
          </table:table-cell>
          <table:table-cell table:formula="of:=ROUNDUP(MAX((100-MAX([.Q$5]+[.$F84];0))*(INT([.$I84]*[.$J84])-[.Q$4])/100;0);0)" office:value-type="float" office:value="52" calcext:value-type="float">
            <text:p>52</text:p>
          </table:table-cell>
          <table:table-cell table:formula="of:=ROUNDUP(MAX((100-MAX([.R$5]+[.$F84];0))*(INT([.$I84]*[.$J84])-[.R$4])/100;0);0)" office:value-type="float" office:value="45" calcext:value-type="float">
            <text:p>45</text:p>
          </table:table-cell>
          <table:table-cell table:formula="of:=ROUNDUP(MAX((100-MAX([.S$5]+[.$F84];0))*(INT([.$I84]*[.$J84])-[.S$4])/100;0);0)" office:value-type="float" office:value="42" calcext:value-type="float">
            <text:p>42</text:p>
          </table:table-cell>
          <table:table-cell table:formula="of:=ROUNDUP(MAX((100-MAX([.T$5]+[.$F84];0))*(INT([.$I84]*[.$J84])-[.T$4])/100;0);0)" office:value-type="float" office:value="38" calcext:value-type="float">
            <text:p>38</text:p>
          </table:table-cell>
          <table:table-cell table:formula="of:=ROUNDUP(MAX((100-MAX([.U$5]+[.$F84];0))*(INT([.$I84]*[.$J84])-[.U$4])/100;0);0)" office:value-type="float" office:value="38" calcext:value-type="float">
            <text:p>38</text:p>
          </table:table-cell>
          <table:table-cell table:formula="of:=ROUNDUP(MAX((100-MAX([.V$5]+[.$F84];0))*(INT([.$I84]*[.$J84])-[.V$4])/100;0);0)" office:value-type="float" office:value="36" calcext:value-type="float">
            <text:p>36</text:p>
          </table:table-cell>
          <table:table-cell table:formula="of:=ROUNDUP(MAX((100-MAX([.W$5]+[.$F84];0))*(INT([.$I84]*[.$J84])-[.W$4])/100;0);0)" office:value-type="float" office:value="34" calcext:value-type="float">
            <text:p>34</text:p>
          </table:table-cell>
          <table:table-cell table:formula="of:=ROUNDUP(MAX((100-MAX([.X$5]+[.$F84];0))*(INT([.$I84]*[.$J84])-[.X$4])/100;0);0)" office:value-type="float" office:value="28" calcext:value-type="float">
            <text:p>28</text:p>
          </table:table-cell>
          <table:table-cell table:formula="of:=ROUNDUP(MAX((100-MAX([.Y$5]+[.$F84];0))*(INT([.$I84]*[.$J84])-[.Y$4])/100;0);0)" office:value-type="float" office:value="24" calcext:value-type="float">
            <text:p>24</text:p>
          </table:table-cell>
          <table:table-cell table:formula="of:=ROUNDUP(MAX((100-MAX([.Z$5]+[.$F84];0))*(INT([.$I84]*[.$J84])-[.Z$4])/100;0);0)" office:value-type="float" office:value="20" calcext:value-type="float">
            <text:p>20</text:p>
          </table:table-cell>
          <table:table-cell table:formula="of:=ROUNDUP(MAX((100-MAX([.AA$5]+[.$F84];0))*(INT([.$I84]*[.$J84])-[.AA$4])/100;0)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mproved Flamer</text:p>
          </table:table-cell>
          <table:table-cell office:value-type="string" calcext:value-type="string">
            <text:p>Flamethrower Fuel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5]/[.H85]" office:value-type="float" office:value="1" calcext:value-type="float">
            <text:p>1</text:p>
          </table:table-cell>
          <table:table-cell table:formula="of:=ROUND(AVERAGE([.C85];[.D85]))" office:value-type="float" office:value="68" calcext:value-type="float">
            <text:p>68</text:p>
          </table:table-cell>
          <table:table-cell/>
          <table:table-cell table:formula="of:=ROUNDUP(MAX((100-MAX([.L$5]+[.$F85];0))*(INT([.$I85]*[.$J85])-[.L$4])/100;0);0)" office:value-type="float" office:value="51" calcext:value-type="float">
            <text:p>51</text:p>
          </table:table-cell>
          <table:table-cell table:formula="of:=ROUNDUP(MAX((100-MAX([.M$5]+[.$F85];0))*(INT([.$I85]*[.$J85])-[.M$4])/100;0);0)" office:value-type="float" office:value="38" calcext:value-type="float">
            <text:p>38</text:p>
          </table:table-cell>
          <table:table-cell table:formula="of:=ROUNDUP(MAX((100-MAX([.N$5]+[.$F85];0))*(INT([.$I85]*[.$J85])-[.N$4])/100;0);0)" office:value-type="float" office:value="33" calcext:value-type="float">
            <text:p>33</text:p>
          </table:table-cell>
          <table:table-cell table:formula="of:=ROUNDUP(MAX((100-MAX([.O$5]+[.$F85];0))*(INT([.$I85]*[.$J85])-[.O$4])/100;0);0)" office:value-type="float" office:value="30" calcext:value-type="float">
            <text:p>30</text:p>
          </table:table-cell>
          <table:table-cell table:formula="of:=ROUNDUP(MAX((100-MAX([.P$5]+[.$F85];0))*(INT([.$I85]*[.$J85])-[.P$4])/100;0);0)" office:value-type="float" office:value="33" calcext:value-type="float">
            <text:p>33</text:p>
          </table:table-cell>
          <table:table-cell table:formula="of:=ROUNDUP(MAX((100-MAX([.Q$5]+[.$F85];0))*(INT([.$I85]*[.$J85])-[.Q$4])/100;0);0)" office:value-type="float" office:value="36" calcext:value-type="float">
            <text:p>36</text:p>
          </table:table-cell>
          <table:table-cell table:formula="of:=ROUNDUP(MAX((100-MAX([.R$5]+[.$F85];0))*(INT([.$I85]*[.$J85])-[.R$4])/100;0);0)" office:value-type="float" office:value="29" calcext:value-type="float">
            <text:p>29</text:p>
          </table:table-cell>
          <table:table-cell table:formula="of:=ROUNDUP(MAX((100-MAX([.S$5]+[.$F85];0))*(INT([.$I85]*[.$J85])-[.S$4])/100;0);0)" office:value-type="float" office:value="26" calcext:value-type="float">
            <text:p>26</text:p>
          </table:table-cell>
          <table:table-cell table:formula="of:=ROUNDUP(MAX((100-MAX([.T$5]+[.$F85];0))*(INT([.$I85]*[.$J85])-[.T$4])/100;0);0)" office:value-type="float" office:value="23" calcext:value-type="float">
            <text:p>23</text:p>
          </table:table-cell>
          <table:table-cell table:formula="of:=ROUNDUP(MAX((100-MAX([.U$5]+[.$F85];0))*(INT([.$I85]*[.$J85])-[.U$4])/100;0);0)" office:value-type="float" office:value="22" calcext:value-type="float">
            <text:p>22</text:p>
          </table:table-cell>
          <table:table-cell table:formula="of:=ROUNDUP(MAX((100-MAX([.V$5]+[.$F85];0))*(INT([.$I85]*[.$J85])-[.V$4])/100;0);0)" office:value-type="float" office:value="21" calcext:value-type="float">
            <text:p>21</text:p>
          </table:table-cell>
          <table:table-cell table:formula="of:=ROUNDUP(MAX((100-MAX([.W$5]+[.$F85];0))*(INT([.$I85]*[.$J85])-[.W$4])/100;0);0)" office:value-type="float" office:value="20" calcext:value-type="float">
            <text:p>20</text:p>
          </table:table-cell>
          <table:table-cell table:formula="of:=ROUNDUP(MAX((100-MAX([.X$5]+[.$F85];0))*(INT([.$I85]*[.$J85])-[.X$4])/100;0);0)" office:value-type="float" office:value="14" calcext:value-type="float">
            <text:p>14</text:p>
          </table:table-cell>
          <table:table-cell table:formula="of:=ROUNDUP(MAX((100-MAX([.Y$5]+[.$F85];0))*(INT([.$I85]*[.$J85])-[.Y$4])/100;0);0)" office:value-type="float" office:value="11" calcext:value-type="float">
            <text:p>11</text:p>
          </table:table-cell>
          <table:table-cell table:formula="of:=ROUNDUP(MAX((100-MAX([.Z$5]+[.$F85];0))*(INT([.$I85]*[.$J85])-[.Z$4])/100;0);0)" office:value-type="float" office:value="8" calcext:value-type="float">
            <text:p>8</text:p>
          </table:table-cell>
          <table:table-cell table:formula="of:=ROUNDUP(MAX((100-MAX([.AA$5]+[.$F85];0))*(INT([.$I85]*[.$J85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roved Flamer</text:p>
          </table:table-cell>
          <table:table-cell office:value-type="string" calcext:value-type="string">
            <text:p>Flamethrower Fuel MKII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6]/[.H86]" office:value-type="float" office:value="1" calcext:value-type="float">
            <text:p>1</text:p>
          </table:table-cell>
          <table:table-cell table:formula="of:=ROUND(AVERAGE([.C86];[.D86]))" office:value-type="float" office:value="68" calcext:value-type="float">
            <text:p>68</text:p>
          </table:table-cell>
          <table:table-cell/>
          <table:table-cell table:formula="of:=ROUNDUP(MAX((100-MAX([.L$5]+[.$F86];0))*(INT([.$I86]*[.$J86])-[.L$4])/100;0);0)" office:value-type="float" office:value="68" calcext:value-type="float">
            <text:p>68</text:p>
          </table:table-cell>
          <table:table-cell table:formula="of:=ROUNDUP(MAX((100-MAX([.M$5]+[.$F86];0))*(INT([.$I86]*[.$J86])-[.M$4])/100;0);0)" office:value-type="float" office:value="55" calcext:value-type="float">
            <text:p>55</text:p>
          </table:table-cell>
          <table:table-cell table:formula="of:=ROUNDUP(MAX((100-MAX([.N$5]+[.$F86];0))*(INT([.$I86]*[.$J86])-[.N$4])/100;0);0)" office:value-type="float" office:value="50" calcext:value-type="float">
            <text:p>50</text:p>
          </table:table-cell>
          <table:table-cell table:formula="of:=ROUNDUP(MAX((100-MAX([.O$5]+[.$F86];0))*(INT([.$I86]*[.$J86])-[.O$4])/100;0);0)" office:value-type="float" office:value="47" calcext:value-type="float">
            <text:p>47</text:p>
          </table:table-cell>
          <table:table-cell table:formula="of:=ROUNDUP(MAX((100-MAX([.P$5]+[.$F86];0))*(INT([.$I86]*[.$J86])-[.P$4])/100;0);0)" office:value-type="float" office:value="49" calcext:value-type="float">
            <text:p>49</text:p>
          </table:table-cell>
          <table:table-cell table:formula="of:=ROUNDUP(MAX((100-MAX([.Q$5]+[.$F86];0))*(INT([.$I86]*[.$J86])-[.Q$4])/100;0);0)" office:value-type="float" office:value="52" calcext:value-type="float">
            <text:p>52</text:p>
          </table:table-cell>
          <table:table-cell table:formula="of:=ROUNDUP(MAX((100-MAX([.R$5]+[.$F86];0))*(INT([.$I86]*[.$J86])-[.R$4])/100;0);0)" office:value-type="float" office:value="45" calcext:value-type="float">
            <text:p>45</text:p>
          </table:table-cell>
          <table:table-cell table:formula="of:=ROUNDUP(MAX((100-MAX([.S$5]+[.$F86];0))*(INT([.$I86]*[.$J86])-[.S$4])/100;0);0)" office:value-type="float" office:value="42" calcext:value-type="float">
            <text:p>42</text:p>
          </table:table-cell>
          <table:table-cell table:formula="of:=ROUNDUP(MAX((100-MAX([.T$5]+[.$F86];0))*(INT([.$I86]*[.$J86])-[.T$4])/100;0);0)" office:value-type="float" office:value="38" calcext:value-type="float">
            <text:p>38</text:p>
          </table:table-cell>
          <table:table-cell table:formula="of:=ROUNDUP(MAX((100-MAX([.U$5]+[.$F86];0))*(INT([.$I86]*[.$J86])-[.U$4])/100;0);0)" office:value-type="float" office:value="38" calcext:value-type="float">
            <text:p>38</text:p>
          </table:table-cell>
          <table:table-cell table:formula="of:=ROUNDUP(MAX((100-MAX([.V$5]+[.$F86];0))*(INT([.$I86]*[.$J86])-[.V$4])/100;0);0)" office:value-type="float" office:value="36" calcext:value-type="float">
            <text:p>36</text:p>
          </table:table-cell>
          <table:table-cell table:formula="of:=ROUNDUP(MAX((100-MAX([.W$5]+[.$F86];0))*(INT([.$I86]*[.$J86])-[.W$4])/100;0);0)" office:value-type="float" office:value="34" calcext:value-type="float">
            <text:p>34</text:p>
          </table:table-cell>
          <table:table-cell table:formula="of:=ROUNDUP(MAX((100-MAX([.X$5]+[.$F86];0))*(INT([.$I86]*[.$J86])-[.X$4])/100;0);0)" office:value-type="float" office:value="28" calcext:value-type="float">
            <text:p>28</text:p>
          </table:table-cell>
          <table:table-cell table:formula="of:=ROUNDUP(MAX((100-MAX([.Y$5]+[.$F86];0))*(INT([.$I86]*[.$J86])-[.Y$4])/100;0);0)" office:value-type="float" office:value="24" calcext:value-type="float">
            <text:p>24</text:p>
          </table:table-cell>
          <table:table-cell table:formula="of:=ROUNDUP(MAX((100-MAX([.Z$5]+[.$F86];0))*(INT([.$I86]*[.$J86])-[.Z$4])/100;0);0)" office:value-type="float" office:value="20" calcext:value-type="float">
            <text:p>20</text:p>
          </table:table-cell>
          <table:table-cell table:formula="of:=ROUNDUP(MAX((100-MAX([.AA$5]+[.$F86];0))*(INT([.$I86]*[.$J86])-[.AA$4])/100;0)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7]/[.H87]" office:value-type="float" office:value="1" calcext:value-type="float">
            <text:p>1</text:p>
          </table:table-cell>
          <table:table-cell table:formula="of:=ROUND(AVERAGE([.C87];[.D87]))" office:value-type="float" office:value="18" calcext:value-type="float">
            <text:p>18</text:p>
          </table:table-cell>
          <table:table-cell/>
          <table:table-cell table:formula="of:=ROUNDUP(MAX((100-MAX([.L$5]+[.$F87];0))*(INT([.$I87]*[.$J87])-[.L$4])/100;0);0)" office:value-type="float" office:value="18" calcext:value-type="float">
            <text:p>18</text:p>
          </table:table-cell>
          <table:table-cell table:formula="of:=ROUNDUP(MAX((100-MAX([.M$5]+[.$F87];0))*(INT([.$I87]*[.$J87])-[.M$4])/100;0);0)" office:value-type="float" office:value="15" calcext:value-type="float">
            <text:p>15</text:p>
          </table:table-cell>
          <table:table-cell table:formula="of:=ROUNDUP(MAX((100-MAX([.N$5]+[.$F87];0))*(INT([.$I87]*[.$J87])-[.N$4])/100;0);0)" office:value-type="float" office:value="12" calcext:value-type="float">
            <text:p>12</text:p>
          </table:table-cell>
          <table:table-cell table:formula="of:=ROUNDUP(MAX((100-MAX([.O$5]+[.$F87];0))*(INT([.$I87]*[.$J87])-[.O$4])/100;0);0)" office:value-type="float" office:value="12" calcext:value-type="float">
            <text:p>12</text:p>
          </table:table-cell>
          <table:table-cell table:formula="of:=ROUNDUP(MAX((100-MAX([.P$5]+[.$F87];0))*(INT([.$I87]*[.$J87])-[.P$4])/100;0);0)" office:value-type="float" office:value="12" calcext:value-type="float">
            <text:p>12</text:p>
          </table:table-cell>
          <table:table-cell table:formula="of:=ROUNDUP(MAX((100-MAX([.Q$5]+[.$F87];0))*(INT([.$I87]*[.$J87])-[.Q$4])/100;0);0)" office:value-type="float" office:value="12" calcext:value-type="float">
            <text:p>12</text:p>
          </table:table-cell>
          <table:table-cell table:formula="of:=ROUNDUP(MAX((100-MAX([.R$5]+[.$F87];0))*(INT([.$I87]*[.$J87])-[.R$4])/100;0);0)" office:value-type="float" office:value="10" calcext:value-type="float">
            <text:p>10</text:p>
          </table:table-cell>
          <table:table-cell table:formula="of:=ROUNDUP(MAX((100-MAX([.S$5]+[.$F87];0))*(INT([.$I87]*[.$J87])-[.S$4])/100;0);0)" office:value-type="float" office:value="10" calcext:value-type="float">
            <text:p>10</text:p>
          </table:table-cell>
          <table:table-cell table:formula="of:=ROUNDUP(MAX((100-MAX([.T$5]+[.$F87];0))*(INT([.$I87]*[.$J87])-[.T$4])/100;0);0)" office:value-type="float" office:value="8" calcext:value-type="float">
            <text:p>8</text:p>
          </table:table-cell>
          <table:table-cell table:formula="of:=ROUNDUP(MAX((100-MAX([.U$5]+[.$F87];0))*(INT([.$I87]*[.$J87])-[.U$4])/100;0);0)" office:value-type="float" office:value="8" calcext:value-type="float">
            <text:p>8</text:p>
          </table:table-cell>
          <table:table-cell table:formula="of:=ROUNDUP(MAX((100-MAX([.V$5]+[.$F87];0))*(INT([.$I87]*[.$J87])-[.V$4])/100;0);0)" office:value-type="float" office:value="6" calcext:value-type="float">
            <text:p>6</text:p>
          </table:table-cell>
          <table:table-cell table:formula="of:=ROUNDUP(MAX((100-MAX([.W$5]+[.$F87];0))*(INT([.$I87]*[.$J87])-[.W$4])/100;0);0)" office:value-type="float" office:value="4" calcext:value-type="float">
            <text:p>4</text:p>
          </table:table-cell>
          <table:table-cell table:formula="of:=ROUNDUP(MAX((100-MAX([.X$5]+[.$F87];0))*(INT([.$I87]*[.$J87])-[.X$4])/100;0);0)" office:value-type="float" office:value="3" calcext:value-type="float">
            <text:p>3</text:p>
          </table:table-cell>
          <table:table-cell table:formula="of:=ROUNDUP(MAX((100-MAX([.Y$5]+[.$F87];0))*(INT([.$I87]*[.$J87])-[.Y$4])/100;0);0)" office:value-type="float" office:value="2" calcext:value-type="float">
            <text:p>2</text:p>
          </table:table-cell>
          <table:table-cell table:formula="of:=ROUNDUP(MAX((100-MAX([.Z$5]+[.$F87];0))*(INT([.$I87]*[.$J87])-[.Z$4])/100;0);0)" office:value-type="float" office:value="0" calcext:value-type="float">
            <text:p>0</text:p>
          </table:table-cell>
          <table:table-cell table:formula="of:=ROUNDUP(MAX((100-MAX([.AA$5]+[.$F87];0))*(INT([.$I87]*[.$J8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8]/[.H88]" office:value-type="float" office:value="2" calcext:value-type="float">
            <text:p>2</text:p>
          </table:table-cell>
          <table:table-cell table:formula="of:=ROUND(AVERAGE([.C88];[.D88]))" office:value-type="float" office:value="18" calcext:value-type="float">
            <text:p>18</text:p>
          </table:table-cell>
          <table:table-cell/>
          <table:table-cell table:formula="of:=ROUNDUP(MAX((100-MAX([.L$5]+[.$F88];0))*(INT([.$I88]*[.$J88])-[.L$4])/100;0);0)" office:value-type="float" office:value="36" calcext:value-type="float">
            <text:p>36</text:p>
          </table:table-cell>
          <table:table-cell table:formula="of:=ROUNDUP(MAX((100-MAX([.M$5]+[.$F88];0))*(INT([.$I88]*[.$J88])-[.M$4])/100;0);0)" office:value-type="float" office:value="29" calcext:value-type="float">
            <text:p>29</text:p>
          </table:table-cell>
          <table:table-cell table:formula="of:=ROUNDUP(MAX((100-MAX([.N$5]+[.$F88];0))*(INT([.$I88]*[.$J88])-[.N$4])/100;0);0)" office:value-type="float" office:value="26" calcext:value-type="float">
            <text:p>26</text:p>
          </table:table-cell>
          <table:table-cell table:formula="of:=ROUNDUP(MAX((100-MAX([.O$5]+[.$F88];0))*(INT([.$I88]*[.$J88])-[.O$4])/100;0);0)" office:value-type="float" office:value="24" calcext:value-type="float">
            <text:p>24</text:p>
          </table:table-cell>
          <table:table-cell table:formula="of:=ROUNDUP(MAX((100-MAX([.P$5]+[.$F88];0))*(INT([.$I88]*[.$J88])-[.P$4])/100;0);0)" office:value-type="float" office:value="25" calcext:value-type="float">
            <text:p>25</text:p>
          </table:table-cell>
          <table:table-cell table:formula="of:=ROUNDUP(MAX((100-MAX([.Q$5]+[.$F88];0))*(INT([.$I88]*[.$J88])-[.Q$4])/100;0);0)" office:value-type="float" office:value="26" calcext:value-type="float">
            <text:p>26</text:p>
          </table:table-cell>
          <table:table-cell table:formula="of:=ROUNDUP(MAX((100-MAX([.R$5]+[.$F88];0))*(INT([.$I88]*[.$J88])-[.R$4])/100;0);0)" office:value-type="float" office:value="23" calcext:value-type="float">
            <text:p>23</text:p>
          </table:table-cell>
          <table:table-cell table:formula="of:=ROUNDUP(MAX((100-MAX([.S$5]+[.$F88];0))*(INT([.$I88]*[.$J88])-[.S$4])/100;0);0)" office:value-type="float" office:value="21" calcext:value-type="float">
            <text:p>21</text:p>
          </table:table-cell>
          <table:table-cell table:formula="of:=ROUNDUP(MAX((100-MAX([.T$5]+[.$F88];0))*(INT([.$I88]*[.$J88])-[.T$4])/100;0);0)" office:value-type="float" office:value="19" calcext:value-type="float">
            <text:p>19</text:p>
          </table:table-cell>
          <table:table-cell table:formula="of:=ROUNDUP(MAX((100-MAX([.U$5]+[.$F88];0))*(INT([.$I88]*[.$J88])-[.U$4])/100;0);0)" office:value-type="float" office:value="18" calcext:value-type="float">
            <text:p>18</text:p>
          </table:table-cell>
          <table:table-cell table:formula="of:=ROUNDUP(MAX((100-MAX([.V$5]+[.$F88];0))*(INT([.$I88]*[.$J88])-[.V$4])/100;0);0)" office:value-type="float" office:value="17" calcext:value-type="float">
            <text:p>17</text:p>
          </table:table-cell>
          <table:table-cell table:formula="of:=ROUNDUP(MAX((100-MAX([.W$5]+[.$F88];0))*(INT([.$I88]*[.$J88])-[.W$4])/100;0);0)" office:value-type="float" office:value="15" calcext:value-type="float">
            <text:p>15</text:p>
          </table:table-cell>
          <table:table-cell table:formula="of:=ROUNDUP(MAX((100-MAX([.X$5]+[.$F88];0))*(INT([.$I88]*[.$J88])-[.X$4])/100;0);0)" office:value-type="float" office:value="12" calcext:value-type="float">
            <text:p>12</text:p>
          </table:table-cell>
          <table:table-cell table:formula="of:=ROUNDUP(MAX((100-MAX([.Y$5]+[.$F88];0))*(INT([.$I88]*[.$J88])-[.Y$4])/100;0);0)" office:value-type="float" office:value="10" calcext:value-type="float">
            <text:p>10</text:p>
          </table:table-cell>
          <table:table-cell table:formula="of:=ROUNDUP(MAX((100-MAX([.Z$5]+[.$F88];0))*(INT([.$I88]*[.$J88])-[.Z$4])/100;0);0)" office:value-type="float" office:value="8" calcext:value-type="float">
            <text:p>8</text:p>
          </table:table-cell>
          <table:table-cell table:formula="of:=ROUNDUP(MAX((100-MAX([.AA$5]+[.$F88];0))*(INT([.$I88]*[.$J88])-[.AA$4])/100;0);0)"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1"/>
          <table:table-cell table:style-name="ce24" office:value-type="string" calcext:value-type="string" table:number-columns-spanned="16" table:number-rows-spanned="1">
            <text:p>EXPLOSIVE</text:p>
          </table:table-cell>
          <table:covered-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Unarm</text:p>
          </table:table-cell>
          <table:table-cell office:value-type="string" calcext:value-type="string">
            <text:p>L Jacket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mb Jkt</text:p>
          </table:table-cell>
          <table:table-cell office:value-type="string" calcext:value-type="string">
            <text:p>Leathr 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 2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t 2</text:p>
          </table:table-cell>
          <table:table-cell office:value-type="string" calcext:value-type="string">
            <text:p>Brothr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rd Pwr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A 2</text:p>
          </table:table-cell>
          <table:table-cell office:value-type="string" calcext:value-type="string">
            <text:p>Horrigan</text:p>
          </table:table-cell>
        </table:table-row>
        <table:table-row table:style-name="ro2">
          <table:table-cell table:number-columns-repeated="9"/>
          <table:table-cell table:style-name="ce21" office:value-type="string" calcext:value-type="string" table:number-columns-spanned="2" table:number-rows-spanned="1">
            <text:p>DT Level</text:p>
          </table:table-cell>
          <table:covered-table-cell table:style-name="ce23"/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4" table:style-name="ce25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9"/>
          <table:table-cell table:style-name="ce21" office:value-type="string" calcext:value-type="string" table:number-columns-spanned="2" table:number-rows-spanned="1">
            <text:p>DR Level</text:p>
          </table:table-cell>
          <table:covered-table-cell table:style-name="ce23"/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20" calcext:value-type="float">
            <text:p>2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7]/[.H97]" office:value-type="float" office:value="1" calcext:value-type="float">
            <text:p>1</text:p>
          </table:table-cell>
          <table:table-cell table:formula="of:=ROUND(AVERAGE([.C97];[.D97]))" office:value-type="float" office:value="20" calcext:value-type="float">
            <text:p>20</text:p>
          </table:table-cell>
          <table:table-cell/>
          <table:table-cell table:formula="of:=ROUNDUP(MAX((100-MAX([.L$95]+[.$F97];0))*(INT([.$I97]*[.$J97])-[.L$94])/100;0);0)" office:value-type="float" office:value="20" calcext:value-type="float">
            <text:p>20</text:p>
          </table:table-cell>
          <table:table-cell table:formula="of:=ROUNDUP(MAX((100-MAX([.M$95]+[.$F97];0))*(INT([.$I97]*[.$J97])-[.M$94])/100;0);0)" office:value-type="float" office:value="20" calcext:value-type="float">
            <text:p>20</text:p>
          </table:table-cell>
          <table:table-cell table:formula="of:=ROUNDUP(MAX((100-MAX([.N$95]+[.$F97];0))*(INT([.$I97]*[.$J97])-[.N$94])/100;0);0)" office:value-type="float" office:value="20" calcext:value-type="float">
            <text:p>20</text:p>
          </table:table-cell>
          <table:table-cell table:formula="of:=ROUNDUP(MAX((100-MAX([.O$95]+[.$F97];0))*(INT([.$I97]*[.$J97])-[.O$94])/100;0);0)" office:value-type="float" office:value="20" calcext:value-type="float">
            <text:p>20</text:p>
          </table:table-cell>
          <table:table-cell table:formula="of:=ROUNDUP(MAX((100-MAX([.P$95]+[.$F97];0))*(INT([.$I97]*[.$J97])-[.P$94])/100;0);0)" office:value-type="float" office:value="19" calcext:value-type="float">
            <text:p>19</text:p>
          </table:table-cell>
          <table:table-cell table:formula="of:=ROUNDUP(MAX((100-MAX([.Q$95]+[.$F97];0))*(INT([.$I97]*[.$J97])-[.Q$94])/100;0);0)" office:value-type="float" office:value="16" calcext:value-type="float">
            <text:p>16</text:p>
          </table:table-cell>
          <table:table-cell table:formula="of:=ROUNDUP(MAX((100-MAX([.R$95]+[.$F97];0))*(INT([.$I97]*[.$J97])-[.R$94])/100;0);0)" office:value-type="float" office:value="16" calcext:value-type="float">
            <text:p>16</text:p>
          </table:table-cell>
          <table:table-cell table:formula="of:=ROUNDUP(MAX((100-MAX([.S$95]+[.$F97];0))*(INT([.$I97]*[.$J97])-[.S$94])/100;0);0)" office:value-type="float" office:value="16" calcext:value-type="float">
            <text:p>16</text:p>
          </table:table-cell>
          <table:table-cell table:formula="of:=ROUNDUP(MAX((100-MAX([.T$95]+[.$F97];0))*(INT([.$I97]*[.$J97])-[.T$94])/100;0);0)" office:value-type="float" office:value="12" calcext:value-type="float">
            <text:p>12</text:p>
          </table:table-cell>
          <table:table-cell table:formula="of:=ROUNDUP(MAX((100-MAX([.U$95]+[.$F97];0))*(INT([.$I97]*[.$J97])-[.U$94])/100;0);0)" office:value-type="float" office:value="9" calcext:value-type="float">
            <text:p>9</text:p>
          </table:table-cell>
          <table:table-cell table:formula="of:=ROUNDUP(MAX((100-MAX([.V$95]+[.$F97];0))*(INT([.$I97]*[.$J97])-[.V$94])/100;0);0)" office:value-type="float" office:value="11" calcext:value-type="float">
            <text:p>11</text:p>
          </table:table-cell>
          <table:table-cell table:formula="of:=ROUNDUP(MAX((100-MAX([.W$95]+[.$F97];0))*(INT([.$I97]*[.$J97])-[.W$94])/100;0);0)" office:value-type="float" office:value="0" calcext:value-type="float">
            <text:p>0</text:p>
          </table:table-cell>
          <table:table-cell table:formula="of:=ROUNDUP(MAX((100-MAX([.X$95]+[.$F97];0))*(INT([.$I97]*[.$J97])-[.X$94])/100;0);0)" office:value-type="float" office:value="0" calcext:value-type="float">
            <text:p>0</text:p>
          </table:table-cell>
          <table:table-cell table:formula="of:=ROUNDUP(MAX((100-MAX([.Y$95]+[.$F97];0))*(INT([.$I97]*[.$J97])-[.Y$94])/100;0);0)" office:value-type="float" office:value="0" calcext:value-type="float">
            <text:p>0</text:p>
          </table:table-cell>
          <table:table-cell table:formula="of:=ROUNDUP(MAX((100-MAX([.Z$95]+[.$F97];0))*(INT([.$I97]*[.$J97])-[.Z$94])/100;0);0)" office:value-type="float" office:value="0" calcext:value-type="float">
            <text:p>0</text:p>
          </table:table-cell>
          <table:table-cell table:formula="of:=ROUNDUP(MAX((100-MAX([.AA$95]+[.$F97];0))*(INT([.$I97]*[.$J97])-[.AA$9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8]/[.H98]" office:value-type="float" office:value="1" calcext:value-type="float">
            <text:p>1</text:p>
          </table:table-cell>
          <table:table-cell table:formula="of:=ROUND(AVERAGE([.C98];[.D98]))" office:value-type="float" office:value="20" calcext:value-type="float">
            <text:p>20</text:p>
          </table:table-cell>
          <table:table-cell/>
          <table:table-cell table:formula="of:=ROUNDUP(MAX((100-MAX([.L$95]+[.$F98];0))*(INT([.$I98]*[.$J98])-[.L$94])/100;0);0)" office:value-type="float" office:value="20" calcext:value-type="float">
            <text:p>20</text:p>
          </table:table-cell>
          <table:table-cell table:formula="of:=ROUNDUP(MAX((100-MAX([.M$95]+[.$F98];0))*(INT([.$I98]*[.$J98])-[.M$94])/100;0);0)" office:value-type="float" office:value="20" calcext:value-type="float">
            <text:p>20</text:p>
          </table:table-cell>
          <table:table-cell table:formula="of:=ROUNDUP(MAX((100-MAX([.N$95]+[.$F98];0))*(INT([.$I98]*[.$J98])-[.N$94])/100;0);0)" office:value-type="float" office:value="20" calcext:value-type="float">
            <text:p>20</text:p>
          </table:table-cell>
          <table:table-cell table:formula="of:=ROUNDUP(MAX((100-MAX([.O$95]+[.$F98];0))*(INT([.$I98]*[.$J98])-[.O$94])/100;0);0)" office:value-type="float" office:value="20" calcext:value-type="float">
            <text:p>20</text:p>
          </table:table-cell>
          <table:table-cell table:formula="of:=ROUNDUP(MAX((100-MAX([.P$95]+[.$F98];0))*(INT([.$I98]*[.$J98])-[.P$94])/100;0);0)" office:value-type="float" office:value="19" calcext:value-type="float">
            <text:p>19</text:p>
          </table:table-cell>
          <table:table-cell table:formula="of:=ROUNDUP(MAX((100-MAX([.Q$95]+[.$F98];0))*(INT([.$I98]*[.$J98])-[.Q$94])/100;0);0)" office:value-type="float" office:value="16" calcext:value-type="float">
            <text:p>16</text:p>
          </table:table-cell>
          <table:table-cell table:formula="of:=ROUNDUP(MAX((100-MAX([.R$95]+[.$F98];0))*(INT([.$I98]*[.$J98])-[.R$94])/100;0);0)" office:value-type="float" office:value="16" calcext:value-type="float">
            <text:p>16</text:p>
          </table:table-cell>
          <table:table-cell table:formula="of:=ROUNDUP(MAX((100-MAX([.S$95]+[.$F98];0))*(INT([.$I98]*[.$J98])-[.S$94])/100;0);0)" office:value-type="float" office:value="16" calcext:value-type="float">
            <text:p>16</text:p>
          </table:table-cell>
          <table:table-cell table:formula="of:=ROUNDUP(MAX((100-MAX([.T$95]+[.$F98];0))*(INT([.$I98]*[.$J98])-[.T$94])/100;0);0)" office:value-type="float" office:value="14" calcext:value-type="float">
            <text:p>14</text:p>
          </table:table-cell>
          <table:table-cell table:formula="of:=ROUNDUP(MAX((100-MAX([.U$95]+[.$F98];0))*(INT([.$I98]*[.$J98])-[.U$94])/100;0);0)" office:value-type="float" office:value="11" calcext:value-type="float">
            <text:p>11</text:p>
          </table:table-cell>
          <table:table-cell table:formula="of:=ROUNDUP(MAX((100-MAX([.V$95]+[.$F98];0))*(INT([.$I98]*[.$J98])-[.V$94])/100;0);0)" office:value-type="float" office:value="12" calcext:value-type="float">
            <text:p>12</text:p>
          </table:table-cell>
          <table:table-cell table:formula="of:=ROUNDUP(MAX((100-MAX([.W$95]+[.$F98];0))*(INT([.$I98]*[.$J98])-[.W$94])/100;0);0)" office:value-type="float" office:value="0" calcext:value-type="float">
            <text:p>0</text:p>
          </table:table-cell>
          <table:table-cell table:formula="of:=ROUNDUP(MAX((100-MAX([.X$95]+[.$F98];0))*(INT([.$I98]*[.$J98])-[.X$94])/100;0);0)" office:value-type="float" office:value="0" calcext:value-type="float">
            <text:p>0</text:p>
          </table:table-cell>
          <table:table-cell table:formula="of:=ROUNDUP(MAX((100-MAX([.Y$95]+[.$F98];0))*(INT([.$I98]*[.$J98])-[.Y$94])/100;0);0)" office:value-type="float" office:value="0" calcext:value-type="float">
            <text:p>0</text:p>
          </table:table-cell>
          <table:table-cell table:formula="of:=ROUNDUP(MAX((100-MAX([.Z$95]+[.$F98];0))*(INT([.$I98]*[.$J98])-[.Z$94])/100;0);0)" office:value-type="float" office:value="0" calcext:value-type="float">
            <text:p>0</text:p>
          </table:table-cell>
          <table:table-cell table:formula="of:=ROUNDUP(MAX((100-MAX([.AA$95]+[.$F98];0))*(INT([.$I98]*[.$J98])-[.AA$9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9]/[.H99]" office:value-type="float" office:value="1" calcext:value-type="float">
            <text:p>1</text:p>
          </table:table-cell>
          <table:table-cell table:formula="of:=ROUND(AVERAGE([.C99];[.D99]))" office:value-type="float" office:value="20" calcext:value-type="float">
            <text:p>20</text:p>
          </table:table-cell>
          <table:table-cell/>
          <table:table-cell table:formula="of:=ROUNDUP(MAX((100-MAX([.L$95]+[.$F99];0))*(INT([.$I99]*[.$J99])-[.L$94])/100;0);0)" office:value-type="float" office:value="20" calcext:value-type="float">
            <text:p>20</text:p>
          </table:table-cell>
          <table:table-cell table:formula="of:=ROUNDUP(MAX((100-MAX([.M$95]+[.$F99];0))*(INT([.$I99]*[.$J99])-[.M$94])/100;0);0)" office:value-type="float" office:value="20" calcext:value-type="float">
            <text:p>20</text:p>
          </table:table-cell>
          <table:table-cell table:formula="of:=ROUNDUP(MAX((100-MAX([.N$95]+[.$F99];0))*(INT([.$I99]*[.$J99])-[.N$94])/100;0);0)" office:value-type="float" office:value="20" calcext:value-type="float">
            <text:p>20</text:p>
          </table:table-cell>
          <table:table-cell table:formula="of:=ROUNDUP(MAX((100-MAX([.O$95]+[.$F99];0))*(INT([.$I99]*[.$J99])-[.O$94])/100;0);0)" office:value-type="float" office:value="20" calcext:value-type="float">
            <text:p>20</text:p>
          </table:table-cell>
          <table:table-cell table:formula="of:=ROUNDUP(MAX((100-MAX([.P$95]+[.$F99];0))*(INT([.$I99]*[.$J99])-[.P$94])/100;0);0)" office:value-type="float" office:value="19" calcext:value-type="float">
            <text:p>19</text:p>
          </table:table-cell>
          <table:table-cell table:formula="of:=ROUNDUP(MAX((100-MAX([.Q$95]+[.$F99];0))*(INT([.$I99]*[.$J99])-[.Q$94])/100;0);0)" office:value-type="float" office:value="16" calcext:value-type="float">
            <text:p>16</text:p>
          </table:table-cell>
          <table:table-cell table:formula="of:=ROUNDUP(MAX((100-MAX([.R$95]+[.$F99];0))*(INT([.$I99]*[.$J99])-[.R$94])/100;0);0)" office:value-type="float" office:value="16" calcext:value-type="float">
            <text:p>16</text:p>
          </table:table-cell>
          <table:table-cell table:formula="of:=ROUNDUP(MAX((100-MAX([.S$95]+[.$F99];0))*(INT([.$I99]*[.$J99])-[.S$94])/100;0);0)" office:value-type="float" office:value="16" calcext:value-type="float">
            <text:p>16</text:p>
          </table:table-cell>
          <table:table-cell table:formula="of:=ROUNDUP(MAX((100-MAX([.T$95]+[.$F99];0))*(INT([.$I99]*[.$J99])-[.T$94])/100;0);0)" office:value-type="float" office:value="12" calcext:value-type="float">
            <text:p>12</text:p>
          </table:table-cell>
          <table:table-cell table:formula="of:=ROUNDUP(MAX((100-MAX([.U$95]+[.$F99];0))*(INT([.$I99]*[.$J99])-[.U$94])/100;0);0)" office:value-type="float" office:value="9" calcext:value-type="float">
            <text:p>9</text:p>
          </table:table-cell>
          <table:table-cell table:formula="of:=ROUNDUP(MAX((100-MAX([.V$95]+[.$F99];0))*(INT([.$I99]*[.$J99])-[.V$94])/100;0);0)" office:value-type="float" office:value="11" calcext:value-type="float">
            <text:p>11</text:p>
          </table:table-cell>
          <table:table-cell table:formula="of:=ROUNDUP(MAX((100-MAX([.W$95]+[.$F99];0))*(INT([.$I99]*[.$J99])-[.W$94])/100;0);0)" office:value-type="float" office:value="0" calcext:value-type="float">
            <text:p>0</text:p>
          </table:table-cell>
          <table:table-cell table:formula="of:=ROUNDUP(MAX((100-MAX([.X$95]+[.$F99];0))*(INT([.$I99]*[.$J99])-[.X$94])/100;0);0)" office:value-type="float" office:value="0" calcext:value-type="float">
            <text:p>0</text:p>
          </table:table-cell>
          <table:table-cell table:formula="of:=ROUNDUP(MAX((100-MAX([.Y$95]+[.$F99];0))*(INT([.$I99]*[.$J99])-[.Y$94])/100;0);0)" office:value-type="float" office:value="0" calcext:value-type="float">
            <text:p>0</text:p>
          </table:table-cell>
          <table:table-cell table:formula="of:=ROUNDUP(MAX((100-MAX([.Z$95]+[.$F99];0))*(INT([.$I99]*[.$J99])-[.Z$94])/100;0);0)" office:value-type="float" office:value="0" calcext:value-type="float">
            <text:p>0</text:p>
          </table:table-cell>
          <table:table-cell table:formula="of:=ROUNDUP(MAX((100-MAX([.AA$95]+[.$F99];0))*(INT([.$I99]*[.$J99])-[.AA$9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0]/[.H100]" office:value-type="float" office:value="1" calcext:value-type="float">
            <text:p>1</text:p>
          </table:table-cell>
          <table:table-cell table:formula="of:=ROUND(AVERAGE([.C100];[.D100]))" office:value-type="float" office:value="68" calcext:value-type="float">
            <text:p>68</text:p>
          </table:table-cell>
          <table:table-cell/>
          <table:table-cell table:formula="of:=ROUNDUP(MAX((100-MAX([.L$95]+[.$F100];0))*(INT([.$I100]*[.$J100])-[.L$94])/100;0);0)" office:value-type="float" office:value="68" calcext:value-type="float">
            <text:p>68</text:p>
          </table:table-cell>
          <table:table-cell table:formula="of:=ROUNDUP(MAX((100-MAX([.M$95]+[.$F100];0))*(INT([.$I100]*[.$J100])-[.M$94])/100;0);0)" office:value-type="float" office:value="68" calcext:value-type="float">
            <text:p>68</text:p>
          </table:table-cell>
          <table:table-cell table:formula="of:=ROUNDUP(MAX((100-MAX([.N$95]+[.$F100];0))*(INT([.$I100]*[.$J100])-[.N$94])/100;0);0)" office:value-type="float" office:value="68" calcext:value-type="float">
            <text:p>68</text:p>
          </table:table-cell>
          <table:table-cell table:formula="of:=ROUNDUP(MAX((100-MAX([.O$95]+[.$F100];0))*(INT([.$I100]*[.$J100])-[.O$94])/100;0);0)" office:value-type="float" office:value="68" calcext:value-type="float">
            <text:p>68</text:p>
          </table:table-cell>
          <table:table-cell table:formula="of:=ROUNDUP(MAX((100-MAX([.P$95]+[.$F100];0))*(INT([.$I100]*[.$J100])-[.P$94])/100;0);0)" office:value-type="float" office:value="67" calcext:value-type="float">
            <text:p>67</text:p>
          </table:table-cell>
          <table:table-cell table:formula="of:=ROUNDUP(MAX((100-MAX([.Q$95]+[.$F100];0))*(INT([.$I100]*[.$J100])-[.Q$94])/100;0);0)" office:value-type="float" office:value="64" calcext:value-type="float">
            <text:p>64</text:p>
          </table:table-cell>
          <table:table-cell table:formula="of:=ROUNDUP(MAX((100-MAX([.R$95]+[.$F100];0))*(INT([.$I100]*[.$J100])-[.R$94])/100;0);0)" office:value-type="float" office:value="64" calcext:value-type="float">
            <text:p>64</text:p>
          </table:table-cell>
          <table:table-cell table:formula="of:=ROUNDUP(MAX((100-MAX([.S$95]+[.$F100];0))*(INT([.$I100]*[.$J100])-[.S$94])/100;0);0)" office:value-type="float" office:value="61" calcext:value-type="float">
            <text:p>61</text:p>
          </table:table-cell>
          <table:table-cell table:formula="of:=ROUNDUP(MAX((100-MAX([.T$95]+[.$F100];0))*(INT([.$I100]*[.$J100])-[.T$94])/100;0);0)" office:value-type="float" office:value="53" calcext:value-type="float">
            <text:p>53</text:p>
          </table:table-cell>
          <table:table-cell table:formula="of:=ROUNDUP(MAX((100-MAX([.U$95]+[.$F100];0))*(INT([.$I100]*[.$J100])-[.U$94])/100;0);0)" office:value-type="float" office:value="48" calcext:value-type="float">
            <text:p>48</text:p>
          </table:table-cell>
          <table:table-cell table:formula="of:=ROUNDUP(MAX((100-MAX([.V$95]+[.$F100];0))*(INT([.$I100]*[.$J100])-[.V$94])/100;0);0)" office:value-type="float" office:value="51" calcext:value-type="float">
            <text:p>51</text:p>
          </table:table-cell>
          <table:table-cell table:formula="of:=ROUNDUP(MAX((100-MAX([.W$95]+[.$F100];0))*(INT([.$I100]*[.$J100])-[.W$94])/100;0);0)" office:value-type="float" office:value="36" calcext:value-type="float">
            <text:p>36</text:p>
          </table:table-cell>
          <table:table-cell table:formula="of:=ROUNDUP(MAX((100-MAX([.X$95]+[.$F100];0))*(INT([.$I100]*[.$J100])-[.X$94])/100;0);0)" office:value-type="float" office:value="32" calcext:value-type="float">
            <text:p>32</text:p>
          </table:table-cell>
          <table:table-cell table:formula="of:=ROUNDUP(MAX((100-MAX([.Y$95]+[.$F100];0))*(INT([.$I100]*[.$J100])-[.Y$94])/100;0);0)" office:value-type="float" office:value="29" calcext:value-type="float">
            <text:p>29</text:p>
          </table:table-cell>
          <table:table-cell table:formula="of:=ROUNDUP(MAX((100-MAX([.Z$95]+[.$F100];0))*(INT([.$I100]*[.$J100])-[.Z$94])/100;0);0)" office:value-type="float" office:value="27" calcext:value-type="float">
            <text:p>27</text:p>
          </table:table-cell>
          <table:table-cell table:formula="of:=ROUNDUP(MAX((100-MAX([.AA$95]+[.$F100];0))*(INT([.$I100]*[.$J100])-[.AA$94])/100;0)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1]/[.H101]" office:value-type="float" office:value="1" calcext:value-type="float">
            <text:p>1</text:p>
          </table:table-cell>
          <table:table-cell table:formula="of:=ROUND(AVERAGE([.C101];[.D101]))" office:value-type="float" office:value="68" calcext:value-type="float">
            <text:p>68</text:p>
          </table:table-cell>
          <table:table-cell/>
          <table:table-cell table:formula="of:=ROUNDUP(MAX((100-MAX([.L$95]+[.$F101];0))*(INT([.$I101]*[.$J101])-[.L$94])/100;0);0)" office:value-type="float" office:value="68" calcext:value-type="float">
            <text:p>68</text:p>
          </table:table-cell>
          <table:table-cell table:formula="of:=ROUNDUP(MAX((100-MAX([.M$95]+[.$F101];0))*(INT([.$I101]*[.$J101])-[.M$94])/100;0);0)" office:value-type="float" office:value="68" calcext:value-type="float">
            <text:p>68</text:p>
          </table:table-cell>
          <table:table-cell table:formula="of:=ROUNDUP(MAX((100-MAX([.N$95]+[.$F101];0))*(INT([.$I101]*[.$J101])-[.N$94])/100;0);0)" office:value-type="float" office:value="68" calcext:value-type="float">
            <text:p>68</text:p>
          </table:table-cell>
          <table:table-cell table:formula="of:=ROUNDUP(MAX((100-MAX([.O$95]+[.$F101];0))*(INT([.$I101]*[.$J101])-[.O$94])/100;0);0)" office:value-type="float" office:value="68" calcext:value-type="float">
            <text:p>68</text:p>
          </table:table-cell>
          <table:table-cell table:formula="of:=ROUNDUP(MAX((100-MAX([.P$95]+[.$F101];0))*(INT([.$I101]*[.$J101])-[.P$94])/100;0);0)" office:value-type="float" office:value="67" calcext:value-type="float">
            <text:p>67</text:p>
          </table:table-cell>
          <table:table-cell table:formula="of:=ROUNDUP(MAX((100-MAX([.Q$95]+[.$F101];0))*(INT([.$I101]*[.$J101])-[.Q$94])/100;0);0)" office:value-type="float" office:value="64" calcext:value-type="float">
            <text:p>64</text:p>
          </table:table-cell>
          <table:table-cell table:formula="of:=ROUNDUP(MAX((100-MAX([.R$95]+[.$F101];0))*(INT([.$I101]*[.$J101])-[.R$94])/100;0);0)" office:value-type="float" office:value="64" calcext:value-type="float">
            <text:p>64</text:p>
          </table:table-cell>
          <table:table-cell table:formula="of:=ROUNDUP(MAX((100-MAX([.S$95]+[.$F101];0))*(INT([.$I101]*[.$J101])-[.S$94])/100;0);0)" office:value-type="float" office:value="64" calcext:value-type="float">
            <text:p>64</text:p>
          </table:table-cell>
          <table:table-cell table:formula="of:=ROUNDUP(MAX((100-MAX([.T$95]+[.$F101];0))*(INT([.$I101]*[.$J101])-[.T$94])/100;0);0)" office:value-type="float" office:value="62" calcext:value-type="float">
            <text:p>62</text:p>
          </table:table-cell>
          <table:table-cell table:formula="of:=ROUNDUP(MAX((100-MAX([.U$95]+[.$F101];0))*(INT([.$I101]*[.$J101])-[.U$94])/100;0);0)" office:value-type="float" office:value="59" calcext:value-type="float">
            <text:p>59</text:p>
          </table:table-cell>
          <table:table-cell table:formula="of:=ROUNDUP(MAX((100-MAX([.V$95]+[.$F101];0))*(INT([.$I101]*[.$J101])-[.V$94])/100;0);0)" office:value-type="float" office:value="60" calcext:value-type="float">
            <text:p>60</text:p>
          </table:table-cell>
          <table:table-cell table:formula="of:=ROUNDUP(MAX((100-MAX([.W$95]+[.$F101];0))*(INT([.$I101]*[.$J101])-[.W$94])/100;0);0)" office:value-type="float" office:value="48" calcext:value-type="float">
            <text:p>48</text:p>
          </table:table-cell>
          <table:table-cell table:formula="of:=ROUNDUP(MAX((100-MAX([.X$95]+[.$F101];0))*(INT([.$I101]*[.$J101])-[.X$94])/100;0);0)" office:value-type="float" office:value="44" calcext:value-type="float">
            <text:p>44</text:p>
          </table:table-cell>
          <table:table-cell table:formula="of:=ROUNDUP(MAX((100-MAX([.Y$95]+[.$F101];0))*(INT([.$I101]*[.$J101])-[.Y$94])/100;0);0)" office:value-type="float" office:value="41" calcext:value-type="float">
            <text:p>41</text:p>
          </table:table-cell>
          <table:table-cell table:formula="of:=ROUNDUP(MAX((100-MAX([.Z$95]+[.$F101];0))*(INT([.$I101]*[.$J101])-[.Z$94])/100;0);0)" office:value-type="float" office:value="39" calcext:value-type="float">
            <text:p>39</text:p>
          </table:table-cell>
          <table:table-cell table:formula="of:=ROUNDUP(MAX((100-MAX([.AA$95]+[.$F101];0))*(INT([.$I101]*[.$J101])-[.AA$94])/100;0)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2]/[.H102]" office:value-type="float" office:value="1" calcext:value-type="float">
            <text:p>1</text:p>
          </table:table-cell>
          <table:table-cell table:formula="of:=ROUND(AVERAGE([.C102];[.D102]))" office:value-type="float" office:value="68" calcext:value-type="float">
            <text:p>68</text:p>
          </table:table-cell>
          <table:table-cell/>
          <table:table-cell table:formula="of:=ROUNDUP(MAX((100-MAX([.L$95]+[.$F102];0))*(INT([.$I102]*[.$J102])-[.L$94])/100;0);0)" office:value-type="float" office:value="68" calcext:value-type="float">
            <text:p>68</text:p>
          </table:table-cell>
          <table:table-cell table:formula="of:=ROUNDUP(MAX((100-MAX([.M$95]+[.$F102];0))*(INT([.$I102]*[.$J102])-[.M$94])/100;0);0)" office:value-type="float" office:value="68" calcext:value-type="float">
            <text:p>68</text:p>
          </table:table-cell>
          <table:table-cell table:formula="of:=ROUNDUP(MAX((100-MAX([.N$95]+[.$F102];0))*(INT([.$I102]*[.$J102])-[.N$94])/100;0);0)" office:value-type="float" office:value="68" calcext:value-type="float">
            <text:p>68</text:p>
          </table:table-cell>
          <table:table-cell table:formula="of:=ROUNDUP(MAX((100-MAX([.O$95]+[.$F102];0))*(INT([.$I102]*[.$J102])-[.O$94])/100;0);0)" office:value-type="float" office:value="68" calcext:value-type="float">
            <text:p>68</text:p>
          </table:table-cell>
          <table:table-cell table:formula="of:=ROUNDUP(MAX((100-MAX([.P$95]+[.$F102];0))*(INT([.$I102]*[.$J102])-[.P$94])/100;0);0)" office:value-type="float" office:value="67" calcext:value-type="float">
            <text:p>67</text:p>
          </table:table-cell>
          <table:table-cell table:formula="of:=ROUNDUP(MAX((100-MAX([.Q$95]+[.$F102];0))*(INT([.$I102]*[.$J102])-[.Q$94])/100;0);0)" office:value-type="float" office:value="64" calcext:value-type="float">
            <text:p>64</text:p>
          </table:table-cell>
          <table:table-cell table:formula="of:=ROUNDUP(MAX((100-MAX([.R$95]+[.$F102];0))*(INT([.$I102]*[.$J102])-[.R$94])/100;0);0)" office:value-type="float" office:value="64" calcext:value-type="float">
            <text:p>64</text:p>
          </table:table-cell>
          <table:table-cell table:formula="of:=ROUNDUP(MAX((100-MAX([.S$95]+[.$F102];0))*(INT([.$I102]*[.$J102])-[.S$94])/100;0);0)" office:value-type="float" office:value="61" calcext:value-type="float">
            <text:p>61</text:p>
          </table:table-cell>
          <table:table-cell table:formula="of:=ROUNDUP(MAX((100-MAX([.T$95]+[.$F102];0))*(INT([.$I102]*[.$J102])-[.T$94])/100;0);0)" office:value-type="float" office:value="53" calcext:value-type="float">
            <text:p>53</text:p>
          </table:table-cell>
          <table:table-cell table:formula="of:=ROUNDUP(MAX((100-MAX([.U$95]+[.$F102];0))*(INT([.$I102]*[.$J102])-[.U$94])/100;0);0)" office:value-type="float" office:value="48" calcext:value-type="float">
            <text:p>48</text:p>
          </table:table-cell>
          <table:table-cell table:formula="of:=ROUNDUP(MAX((100-MAX([.V$95]+[.$F102];0))*(INT([.$I102]*[.$J102])-[.V$94])/100;0);0)" office:value-type="float" office:value="51" calcext:value-type="float">
            <text:p>51</text:p>
          </table:table-cell>
          <table:table-cell table:formula="of:=ROUNDUP(MAX((100-MAX([.W$95]+[.$F102];0))*(INT([.$I102]*[.$J102])-[.W$94])/100;0);0)" office:value-type="float" office:value="36" calcext:value-type="float">
            <text:p>36</text:p>
          </table:table-cell>
          <table:table-cell table:formula="of:=ROUNDUP(MAX((100-MAX([.X$95]+[.$F102];0))*(INT([.$I102]*[.$J102])-[.X$94])/100;0);0)" office:value-type="float" office:value="32" calcext:value-type="float">
            <text:p>32</text:p>
          </table:table-cell>
          <table:table-cell table:formula="of:=ROUNDUP(MAX((100-MAX([.Y$95]+[.$F102];0))*(INT([.$I102]*[.$J102])-[.Y$94])/100;0);0)" office:value-type="float" office:value="29" calcext:value-type="float">
            <text:p>29</text:p>
          </table:table-cell>
          <table:table-cell table:formula="of:=ROUNDUP(MAX((100-MAX([.Z$95]+[.$F102];0))*(INT([.$I102]*[.$J102])-[.Z$94])/100;0);0)" office:value-type="float" office:value="27" calcext:value-type="float">
            <text:p>27</text:p>
          </table:table-cell>
          <table:table-cell table:formula="of:=ROUNDUP(MAX((100-MAX([.AA$95]+[.$F102];0))*(INT([.$I102]*[.$J102])-[.AA$94])/100;0);0)" office:value-type="float" office:value="27" calcext:value-type="float">
            <text:p>27</text:p>
          </table:table-cell>
        </table:table-row>
      </table:table>
      <table:table table:name="EcCo (YAAM) damage" table:style-name="ta1">
        <table:table-column table:style-name="co1" table:default-cell-style-name="Default"/>
        <table:table-column table:style-name="co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ce17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33" table:number-columns-repeated="17" table:default-cell-style-name="Default"/>
        <table:table-column table:style-name="co34" table:number-columns-repeated="2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17" table:default-cell-style-name="Default"/>
        <table:table-column table:style-name="co39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NORMAL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/>
          <table:table-cell table:number-columns-repeated="3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3"/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3" table:formula="of:=OFFSET([$'EcCo Armor'.$A$2];[.M$2];0)" office:value-type="string" office:string-value="None" calcext:value-type="string">
            <text:p>None</text:p>
          </table:table-cell>
          <table:table-cell table:style-name="ce33" table:formula="of:=OFFSET([$'EcCo Armor'.$A$2];[.N$2];0)" office:value-type="string" office:string-value="Robes" calcext:value-type="string">
            <text:p>Robes</text:p>
          </table:table-cell>
          <table:table-cell table:style-name="ce33" table:formula="of:=OFFSET([$'EcCo Armor'.$A$2];[.O$2];0)" office:value-type="string" office:string-value="Leather Jacket" calcext:value-type="string">
            <text:p>Leather Jacket</text:p>
          </table:table-cell>
          <table:table-cell table:style-name="ce33" table:formula="of:=OFFSET([$'EcCo Armor'.$A$2];[.P$2];0)" office:value-type="string" office:string-value="Leather Armor" calcext:value-type="string">
            <text:p>Leather Armor</text:p>
          </table:table-cell>
          <table:table-cell table:style-name="ce33" table:formula="of:=OFFSET([$'EcCo Armor'.$A$2];[.Q$2];0)" office:value-type="string" office:string-value="Comb Lth. Jack" calcext:value-type="string">
            <text:p>Comb Lth. Jack</text:p>
          </table:table-cell>
          <table:table-cell table:style-name="ce33" table:formula="of:=OFFSET([$'EcCo Armor'.$A$2];[.R$2];0)" office:value-type="string" office:string-value="Leather MkII" calcext:value-type="string">
            <text:p>Leather MkII</text:p>
          </table:table-cell>
          <table:table-cell table:style-name="ce33" table:formula="of:=OFFSET([$'EcCo Armor'.$A$2];[.S$2];0)" office:value-type="string" office:string-value="Metal Armor" calcext:value-type="string">
            <text:p>Metal Armor</text:p>
          </table:table-cell>
          <table:table-cell table:style-name="ce33" table:formula="of:=OFFSET([$'EcCo Armor'.$A$2];[.T$2];0)" office:value-type="string" office:string-value="Tesla Armor" calcext:value-type="string">
            <text:p>Tesla Armor</text:p>
          </table:table-cell>
          <table:table-cell table:style-name="ce33" table:formula="of:=OFFSET([$'EcCo Armor'.$A$2];[.U$2];0)" office:value-type="string" office:string-value="Metal MkII" calcext:value-type="string">
            <text:p>Metal MkII</text:p>
          </table:table-cell>
          <table:table-cell table:style-name="ce33" table:formula="of:=OFFSET([$'EcCo Armor'.$A$2];[.V$2];0)" office:value-type="string" office:string-value="Combat Armor" calcext:value-type="string">
            <text:p>Combat Armor</text:p>
          </table:table-cell>
          <table:table-cell table:style-name="ce33" table:formula="of:=OFFSET([$'EcCo Armor'.$A$2];[.W$2];0)" office:value-type="string" office:string-value="Combat MkII" calcext:value-type="string">
            <text:p>Combat MkII</text:p>
          </table:table-cell>
          <table:table-cell table:style-name="ce33" table:formula="of:=OFFSET([$'EcCo Armor'.$A$2];[.X$2];0)" office:value-type="string" office:string-value="Brotherhood" calcext:value-type="string">
            <text:p>Brotherhood</text:p>
          </table:table-cell>
          <table:table-cell table:style-name="ce33" table:formula="of:=OFFSET([$'EcCo Armor'.$A$2];[.Y$2];0)" office:value-type="string" office:string-value="Power Armor" calcext:value-type="string">
            <text:p>Power Armor</text:p>
          </table:table-cell>
          <table:table-cell table:style-name="ce33" table:formula="of:=OFFSET([$'EcCo Armor'.$A$2];[.Z$2];0)" office:value-type="string" office:string-value="Hard. Power" calcext:value-type="string">
            <text:p>Hard. Power</text:p>
          </table:table-cell>
          <table:table-cell table:style-name="ce33" table:formula="of:=OFFSET([$'EcCo Armor'.$A$2];[.AA$2];0)" office:value-type="string" office:string-value="Adv. Power" calcext:value-type="string">
            <text:p>Adv. Power</text:p>
          </table:table-cell>
          <table:table-cell table:style-name="ce33" table:formula="of:=OFFSET([$'EcCo Armor'.$A$2];[.AB$2];0)" office:value-type="string" office:string-value="Adv. Power MKII" calcext:value-type="string">
            <text:p>Adv. Power MKII</text:p>
          </table:table-cell>
          <table:table-cell table:style-name="ce33" table:formula="of:=OFFSET([$'EcCo Armor'.$A$2];[.AC$2];0)" office:value-type="string" office:string-value="Frank Horrigan" calcext:value-type="string">
            <text:p>Frank Horrigan</text:p>
          </table:table-cell>
          <table:table-cell table:style-name="ce33" table:number-columns-repeated="3"/>
          <table:table-cell table:number-columns-repeated="3"/>
          <table:table-cell table:style-name="ce26" office:value-type="string" calcext:value-type="string" table:number-columns-spanned="5" table:number-rows-spanned="1">
            <text:p>Effective DT</text:p>
          </table:table-cell>
          <table:covered-table-cell table:number-columns-repeated="4" table:style-name="ce33"/>
          <table:table-cell table:style-name="ce33" table:number-columns-repeated="12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21" office:value-type="string" calcext:value-type="string" table:number-columns-spanned="2" table:number-rows-spanned="1">
            <text:p>DT Level</text:p>
          </table:table-cell>
          <table:covered-table-cell table:style-name="ce23"/>
          <table:table-cell table:style-name="ce25" table:formula="of:=OFFSET([$'EcCo Armor'.$E$2];[.M$2];0)" office:value-type="float" office:value="0" calcext:value-type="float">
            <text:p>0</text:p>
          </table:table-cell>
          <table:table-cell table:style-name="ce25" table:formula="of:=OFFSET([$'EcCo Armor'.$E$2];[.N$2];0)" office:value-type="float" office:value="0" calcext:value-type="float">
            <text:p>0</text:p>
          </table:table-cell>
          <table:table-cell table:style-name="ce25" table:formula="of:=OFFSET([$'EcCo Armor'.$E$2];[.O$2];0)" office:value-type="float" office:value="0" calcext:value-type="float">
            <text:p>0</text:p>
          </table:table-cell>
          <table:table-cell table:style-name="ce25" table:formula="of:=OFFSET([$'EcCo Armor'.$E$2];[.P$2];0)" office:value-type="float" office:value="2" calcext:value-type="float">
            <text:p>2</text:p>
          </table:table-cell>
          <table:table-cell table:style-name="ce25" table:formula="of:=OFFSET([$'EcCo Armor'.$E$2];[.Q$2];0)" office:value-type="float" office:value="2" calcext:value-type="float">
            <text:p>2</text:p>
          </table:table-cell>
          <table:table-cell table:style-name="ce25" table:formula="of:=OFFSET([$'EcCo Armor'.$E$2];[.R$2];0)" office:value-type="float" office:value="2" calcext:value-type="float">
            <text:p>2</text:p>
          </table:table-cell>
          <table:table-cell table:style-name="ce25" table:formula="of:=OFFSET([$'EcCo Armor'.$E$2];[.S$2];0)" office:value-type="float" office:value="4" calcext:value-type="float">
            <text:p>4</text:p>
          </table:table-cell>
          <table:table-cell table:style-name="ce25" table:formula="of:=OFFSET([$'EcCo Armor'.$E$2];[.T$2];0)" office:value-type="float" office:value="4" calcext:value-type="float">
            <text:p>4</text:p>
          </table:table-cell>
          <table:table-cell table:style-name="ce25" table:formula="of:=OFFSET([$'EcCo Armor'.$E$2];[.U$2];0)" office:value-type="float" office:value="4" calcext:value-type="float">
            <text:p>4</text:p>
          </table:table-cell>
          <table:table-cell table:style-name="ce25" table:formula="of:=OFFSET([$'EcCo Armor'.$E$2];[.V$2];0)" office:value-type="float" office:value="6" calcext:value-type="float">
            <text:p>6</text:p>
          </table:table-cell>
          <table:table-cell table:style-name="ce25" table:formula="of:=OFFSET([$'EcCo Armor'.$E$2];[.W$2];0)" office:value-type="float" office:value="6" calcext:value-type="float">
            <text:p>6</text:p>
          </table:table-cell>
          <table:table-cell table:style-name="ce25" table:formula="of:=OFFSET([$'EcCo Armor'.$E$2];[.X$2];0)" office:value-type="float" office:value="8" calcext:value-type="float">
            <text:p>8</text:p>
          </table:table-cell>
          <table:table-cell table:style-name="ce25" table:formula="of:=OFFSET([$'EcCo Armor'.$E$2];[.Y$2];0)" office:value-type="float" office:value="10" calcext:value-type="float">
            <text:p>10</text:p>
          </table:table-cell>
          <table:table-cell table:style-name="ce25" table:formula="of:=OFFSET([$'EcCo Armor'.$E$2];[.Z$2];0)" office:value-type="float" office:value="12" calcext:value-type="float">
            <text:p>12</text:p>
          </table:table-cell>
          <table:table-cell table:style-name="ce25" table:formula="of:=OFFSET([$'EcCo Armor'.$E$2];[.AA$2];0)" office:value-type="float" office:value="14" calcext:value-type="float">
            <text:p>14</text:p>
          </table:table-cell>
          <table:table-cell table:style-name="ce25" table:formula="of:=OFFSET([$'EcCo Armor'.$E$2];[.AB$2];0)" office:value-type="float" office:value="14" calcext:value-type="float">
            <text:p>14</text:p>
          </table:table-cell>
          <table:table-cell table:style-name="ce25" table:formula="of:=OFFSET([$'EcCo Armor'.$E$2];[.AC$2];0)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4"/>
          <table:table-cell table:style-name="ce25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21" office:value-type="string" calcext:value-type="string" table:number-columns-spanned="2" table:number-rows-spanned="1">
            <text:p>DR Level</text:p>
          </table:table-cell>
          <table:covered-table-cell table:style-name="ce23"/>
          <table:table-cell table:style-name="ce25" table:formula="of:=OFFSET([$'EcCo Armor'.$F$2];[.M$2];0)" office:value-type="float" office:value="0" calcext:value-type="float">
            <text:p>0</text:p>
          </table:table-cell>
          <table:table-cell table:style-name="ce25" table:formula="of:=OFFSET([$'EcCo Armor'.$F$2];[.N$2];0)" office:value-type="float" office:value="10" calcext:value-type="float">
            <text:p>10</text:p>
          </table:table-cell>
          <table:table-cell table:style-name="ce25" table:formula="of:=OFFSET([$'EcCo Armor'.$F$2];[.O$2];0)" office:value-type="float" office:value="20" calcext:value-type="float">
            <text:p>20</text:p>
          </table:table-cell>
          <table:table-cell table:style-name="ce25" table:formula="of:=OFFSET([$'EcCo Armor'.$F$2];[.P$2];0)" office:value-type="float" office:value="25" calcext:value-type="float">
            <text:p>25</text:p>
          </table:table-cell>
          <table:table-cell table:style-name="ce25" table:formula="of:=OFFSET([$'EcCo Armor'.$F$2];[.Q$2];0)" office:value-type="float" office:value="30" calcext:value-type="float">
            <text:p>30</text:p>
          </table:table-cell>
          <table:table-cell table:style-name="ce25" table:formula="of:=OFFSET([$'EcCo Armor'.$F$2];[.R$2];0)" office:value-type="float" office:value="30" calcext:value-type="float">
            <text:p>30</text:p>
          </table:table-cell>
          <table:table-cell table:style-name="ce25" table:formula="of:=OFFSET([$'EcCo Armor'.$F$2];[.S$2];0)" office:value-type="float" office:value="30" calcext:value-type="float">
            <text:p>30</text:p>
          </table:table-cell>
          <table:table-cell table:style-name="ce25" table:formula="of:=OFFSET([$'EcCo Armor'.$F$2];[.T$2];0)" office:value-type="float" office:value="35" calcext:value-type="float">
            <text:p>35</text:p>
          </table:table-cell>
          <table:table-cell table:style-name="ce25" table:formula="of:=OFFSET([$'EcCo Armor'.$F$2];[.U$2];0)" office:value-type="float" office:value="35" calcext:value-type="float">
            <text:p>35</text:p>
          </table:table-cell>
          <table:table-cell table:style-name="ce25" table:formula="of:=OFFSET([$'EcCo Armor'.$F$2];[.V$2];0)" office:value-type="float" office:value="40" calcext:value-type="float">
            <text:p>40</text:p>
          </table:table-cell>
          <table:table-cell table:style-name="ce25" table:formula="of:=OFFSET([$'EcCo Armor'.$F$2];[.W$2];0)" office:value-type="float" office:value="45" calcext:value-type="float">
            <text:p>45</text:p>
          </table:table-cell>
          <table:table-cell table:style-name="ce25" table:formula="of:=OFFSET([$'EcCo Armor'.$F$2];[.X$2];0)" office:value-type="float" office:value="45" calcext:value-type="float">
            <text:p>45</text:p>
          </table:table-cell>
          <table:table-cell table:style-name="ce25" table:formula="of:=OFFSET([$'EcCo Armor'.$F$2];[.Y$2];0)" office:value-type="float" office:value="50" calcext:value-type="float">
            <text:p>50</text:p>
          </table:table-cell>
          <table:table-cell table:style-name="ce25" table:formula="of:=OFFSET([$'EcCo Armor'.$F$2];[.Z$2];0)" office:value-type="float" office:value="50" calcext:value-type="float">
            <text:p>50</text:p>
          </table:table-cell>
          <table:table-cell table:style-name="ce25" table:formula="of:=OFFSET([$'EcCo Armor'.$F$2];[.AA$2];0)" office:value-type="float" office:value="65" calcext:value-type="float">
            <text:p>65</text:p>
          </table:table-cell>
          <table:table-cell table:style-name="ce25" table:formula="of:=OFFSET([$'EcCo Armor'.$F$2];[.AB$2];0)" office:value-type="float" office:value="70" calcext:value-type="float">
            <text:p>70</text:p>
          </table:table-cell>
          <table:table-cell table:style-name="ce25" table:formula="of:=OFFSET([$'EcCo Armor'.$F$2];[.AC$2];0)" office:value-type="float" office:value="70" calcext:value-type="float">
            <text:p>70</text:p>
          </table:table-cell>
          <table:table-cell table:style-name="ce25" table:number-columns-repeated="2"/>
          <table:table-cell table:number-columns-repeated="4"/>
          <table:table-cell table:style-name="ce25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T Mod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7];[$'EcCo ammo'.$A$6:$'EcCo ammo'.$A$37];[$'EcCo ammo'.F$6:$'EcCo ammo'.F$37])" office:value-type="float" office:value="0" calcext:value-type="float">
            <text:p>0</text:p>
          </table:table-cell>
          <table:table-cell table:formula="of:=FLOOR(LOOKUP([.$B7];[$'EcCo ammo'.$A$6:$'EcCo ammo'.$A$37];[$'EcCo ammo'.H$6:$'EcCo ammo'.H$37]))" office:value-type="float" office:value="4" calcext:value-type="float">
            <text:p>4</text:p>
          </table:table-cell>
          <table:table-cell table:formula="of:=LOOKUP([.$B7];[$'EcCo ammo'.$A$6:$'EcCo ammo'.$A$37];[$'EcCo ammo'.I$6:$'EcCo ammo'.I$37])" office:value-type="float" office:value="1" calcext:value-type="float">
            <text:p>1</text:p>
          </table:table-cell>
          <table:table-cell table:formula="of:=LOOKUP([.$B7];[$'EcCo ammo'.$A$6:$'EcCo ammo'.$A$37];[$'EcCo ammo'.J$6:$'EcCo ammo'.J$37])" office:value-type="float" office:value="1" calcext:value-type="float">
            <text:p>1</text:p>
          </table:table-cell>
          <table:table-cell table:formula="of:=[.H7]/[.I7]" office:value-type="float" office:value="1" calcext:value-type="float">
            <text:p>1.00</text:p>
          </table:table-cell>
          <table:table-cell table:formula="of:=ROUND(AVERAGE([.C7];[.D7]))" office:value-type="float" office:value="16" calcext:value-type="float">
            <text:p>16</text:p>
          </table:table-cell>
          <table:table-cell/>
          <table:table-cell table:formula="of:=ROUNDUP(MAX((100-MAX([.M$5]+10*MIN([.AJ7];0);0))*INT(([.$K7]-MAX([.AJ7];0))*[.$J7])/100;0);0)" office:value-type="float" office:value="16" calcext:value-type="float">
            <text:p>16</text:p>
          </table:table-cell>
          <table:table-cell table:formula="of:=ROUNDUP(MAX((100-MAX([.N$5]+10*MIN([.AK7];0);0))*INT(([.$K7]-MAX([.AK7];0))*[.$J7])/100;0);0)" office:value-type="float" office:value="16" calcext:value-type="float">
            <text:p>16</text:p>
          </table:table-cell>
          <table:table-cell table:formula="of:=ROUNDUP(MAX((100-MAX([.O$5]+10*MIN([.AL7];0);0))*INT(([.$K7]-MAX([.AL7];0))*[.$J7])/100;0);0)" office:value-type="float" office:value="16" calcext:value-type="float">
            <text:p>16</text:p>
          </table:table-cell>
          <table:table-cell table:formula="of:=ROUNDUP(MAX((100-MAX([.P$5]+10*MIN([.AM7];0);0))*INT(([.$K7]-MAX([.AM7];0))*[.$J7])/100;0);0)" office:value-type="float" office:value="16" calcext:value-type="float">
            <text:p>16</text:p>
          </table:table-cell>
          <table:table-cell table:formula="of:=ROUNDUP(MAX((100-MAX([.Q$5]+10*MIN([.AN7];0);0))*INT(([.$K7]-MAX([.AN7];0))*[.$J7])/100;0);0)" office:value-type="float" office:value="15" calcext:value-type="float">
            <text:p>15</text:p>
          </table:table-cell>
          <table:table-cell table:formula="of:=ROUNDUP(MAX((100-MAX([.R$5]+10*MIN([.AO7];0);0))*INT(([.$K7]-MAX([.AO7];0))*[.$J7])/100;0);0)" office:value-type="float" office:value="15" calcext:value-type="float">
            <text:p>15</text:p>
          </table:table-cell>
          <table:table-cell table:formula="of:=ROUNDUP(MAX((100-MAX([.S$5]+10*MIN([.AP7];0);0))*INT(([.$K7]-MAX([.AP7];0))*[.$J7])/100;0);0)" office:value-type="float" office:value="12" calcext:value-type="float">
            <text:p>12</text:p>
          </table:table-cell>
          <table:table-cell table:formula="of:=ROUNDUP(MAX((100-MAX([.T$5]+10*MIN([.AQ7];0);0))*INT(([.$K7]-MAX([.AQ7];0))*[.$J7])/100;0);0)" office:value-type="float" office:value="11" calcext:value-type="float">
            <text:p>11</text:p>
          </table:table-cell>
          <table:table-cell table:formula="of:=ROUNDUP(MAX((100-MAX([.U$5]+10*MIN([.AR7];0);0))*INT(([.$K7]-MAX([.AR7];0))*[.$J7])/100;0);0)" office:value-type="float" office:value="11" calcext:value-type="float">
            <text:p>11</text:p>
          </table:table-cell>
          <table:table-cell table:formula="of:=ROUNDUP(MAX((100-MAX([.V$5]+10*MIN([.AS7];0);0))*INT(([.$K7]-MAX([.AS7];0))*[.$J7])/100;0);0)" office:value-type="float" office:value="9" calcext:value-type="float">
            <text:p>9</text:p>
          </table:table-cell>
          <table:table-cell table:formula="of:=ROUNDUP(MAX((100-MAX([.W$5]+10*MIN([.AT7];0);0))*INT(([.$K7]-MAX([.AT7];0))*[.$J7])/100;0);0)" office:value-type="float" office:value="8" calcext:value-type="float">
            <text:p>8</text:p>
          </table:table-cell>
          <table:table-cell table:formula="of:=ROUNDUP(MAX((100-MAX([.X$5]+10*MIN([.AU7];0);0))*INT(([.$K7]-MAX([.AU7];0))*[.$J7])/100;0);0)" office:value-type="float" office:value="7" calcext:value-type="float">
            <text:p>7</text:p>
          </table:table-cell>
          <table:table-cell table:formula="of:=ROUNDUP(MAX((100-MAX([.Y$5]+10*MIN([.AV7];0);0))*INT(([.$K7]-MAX([.AV7];0))*[.$J7])/100;0);0)" office:value-type="float" office:value="5" calcext:value-type="float">
            <text:p>5</text:p>
          </table:table-cell>
          <table:table-cell table:formula="of:=ROUNDUP(MAX((100-MAX([.Z$5]+10*MIN([.AW7];0);0))*INT(([.$K7]-MAX([.AW7];0))*[.$J7])/100;0);0)" office:value-type="float" office:value="4" calcext:value-type="float">
            <text:p>4</text:p>
          </table:table-cell>
          <table:table-cell table:formula="of:=ROUNDUP(MAX((100-MAX([.AA$5]+10*MIN([.AX7];0);0))*INT(([.$K7]-MAX([.AX7];0))*[.$J7])/100;0);0)" office:value-type="float" office:value="3" calcext:value-type="float">
            <text:p>3</text:p>
          </table:table-cell>
          <table:table-cell table:formula="of:=ROUNDUP(MAX((100-MAX([.AB$5]+10*MIN([.AY7];0);0))*INT(([.$K7]-MAX([.AY7];0))*[.$J7])/100;0);0)" office:value-type="float" office:value="2" calcext:value-type="float">
            <text:p>2</text:p>
          </table:table-cell>
          <table:table-cell table:formula="of:=ROUNDUP(MAX((100-MAX([.AC$5]+10*MIN([.AZ7];0);0))*INT(([.$K7]-MAX([.AZ7];0))*[.$J7])/100;0);0)" office:value-type="float" office:value="0" calcext:value-type="float">
            <text:p>0</text:p>
          </table:table-cell>
          <table:table-cell table:number-columns-repeated="6"/>
          <table:table-cell table:formula="of:=FLOOR([.M$4]*IF([.$E7];0.2;1))-[.$G7]" office:value-type="float" office:value="-4" calcext:value-type="float">
            <text:p>-4</text:p>
          </table:table-cell>
          <table:table-cell table:formula="of:=FLOOR([.N$4]*IF([.$E7];0.2;1))-[.$G7]" office:value-type="float" office:value="-4" calcext:value-type="float">
            <text:p>-4</text:p>
          </table:table-cell>
          <table:table-cell table:formula="of:=FLOOR([.O$4]*IF([.$E7];0.2;1))-[.$G7]" office:value-type="float" office:value="-4" calcext:value-type="float">
            <text:p>-4</text:p>
          </table:table-cell>
          <table:table-cell table:formula="of:=FLOOR([.P$4]*IF([.$E7];0.2;1))-[.$G7]" office:value-type="float" office:value="-2" calcext:value-type="float">
            <text:p>-2</text:p>
          </table:table-cell>
          <table:table-cell table:formula="of:=FLOOR([.Q$4]*IF([.$E7];0.2;1))-[.$G7]" office:value-type="float" office:value="-2" calcext:value-type="float">
            <text:p>-2</text:p>
          </table:table-cell>
          <table:table-cell table:formula="of:=FLOOR([.R$4]*IF([.$E7];0.2;1))-[.$G7]" office:value-type="float" office:value="-2" calcext:value-type="float">
            <text:p>-2</text:p>
          </table:table-cell>
          <table:table-cell table:formula="of:=FLOOR([.S$4]*IF([.$E7];0.2;1))-[.$G7]" office:value-type="float" office:value="0" calcext:value-type="float">
            <text:p>0</text:p>
          </table:table-cell>
          <table:table-cell table:formula="of:=FLOOR([.T$4]*IF([.$E7];0.2;1))-[.$G7]" office:value-type="float" office:value="0" calcext:value-type="float">
            <text:p>0</text:p>
          </table:table-cell>
          <table:table-cell table:formula="of:=FLOOR([.U$4]*IF([.$E7];0.2;1))-[.$G7]" office:value-type="float" office:value="0" calcext:value-type="float">
            <text:p>0</text:p>
          </table:table-cell>
          <table:table-cell table:formula="of:=FLOOR([.V$4]*IF([.$E7];0.2;1))-[.$G7]" office:value-type="float" office:value="2" calcext:value-type="float">
            <text:p>2</text:p>
          </table:table-cell>
          <table:table-cell table:formula="of:=FLOOR([.W$4]*IF([.$E7];0.2;1))-[.$G7]" office:value-type="float" office:value="2" calcext:value-type="float">
            <text:p>2</text:p>
          </table:table-cell>
          <table:table-cell table:formula="of:=FLOOR([.X$4]*IF([.$E7];0.2;1))-[.$G7]" office:value-type="float" office:value="4" calcext:value-type="float">
            <text:p>4</text:p>
          </table:table-cell>
          <table:table-cell table:formula="of:=FLOOR([.Y$4]*IF([.$E7];0.2;1))-[.$G7]" office:value-type="float" office:value="6" calcext:value-type="float">
            <text:p>6</text:p>
          </table:table-cell>
          <table:table-cell table:formula="of:=FLOOR([.Z$4]*IF([.$E7];0.2;1))-[.$G7]" office:value-type="float" office:value="8" calcext:value-type="float">
            <text:p>8</text:p>
          </table:table-cell>
          <table:table-cell table:formula="of:=FLOOR([.AA$4]*IF([.$E7];0.2;1))-[.$G7]" office:value-type="float" office:value="10" calcext:value-type="float">
            <text:p>10</text:p>
          </table:table-cell>
          <table:table-cell table:formula="of:=FLOOR([.AB$4]*IF([.$E7];0.2;1))-[.$G7]" office:value-type="float" office:value="10" calcext:value-type="float">
            <text:p>10</text:p>
          </table:table-cell>
          <table:table-cell table:formula="of:=FLOOR([.AC$4]*IF([.$E7];0.2;1))-[.$G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8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];[$'EcCo ammo'.$A$6:$'EcCo ammo'.$A$37];[$'EcCo ammo'.H$6:$'EcCo ammo'.H$37]))" office:value-type="float" office:value="8" calcext:value-type="float">
            <text:p>8</text:p>
          </table:table-cell>
          <table:table-cell table:formula="of:=LOOKUP([.$B8];[$'EcCo ammo'.$A$6:$'EcCo ammo'.$A$37];[$'EcCo ammo'.I$6:$'EcCo ammo'.I$37])" office:value-type="float" office:value="1" calcext:value-type="float">
            <text:p>1</text:p>
          </table:table-cell>
          <table:table-cell table:formula="of:=LOOKUP([.$B8];[$'EcCo ammo'.$A$6:$'EcCo ammo'.$A$37];[$'EcCo ammo'.J$6:$'EcCo ammo'.J$37])" office:value-type="float" office:value="1" calcext:value-type="float">
            <text:p>1</text:p>
          </table:table-cell>
          <table:table-cell table:formula="of:=[.H8]/[.I8]" office:value-type="float" office:value="1" calcext:value-type="float">
            <text:p>1.00</text:p>
          </table:table-cell>
          <table:table-cell table:formula="of:=ROUND(AVERAGE([.C8];[.D8]))" office:value-type="float" office:value="16" calcext:value-type="float">
            <text:p>16</text:p>
          </table:table-cell>
          <table:table-cell/>
          <table:table-cell table:formula="of:=ROUNDUP(MAX((100-MAX([.M$5]+10*MIN([.AJ8];0);0))*INT(([.$K8]-MAX([.AJ8];0))*[.$J8])/100;0);0)" office:value-type="float" office:value="16" calcext:value-type="float">
            <text:p>16</text:p>
          </table:table-cell>
          <table:table-cell table:formula="of:=ROUNDUP(MAX((100-MAX([.N$5]+10*MIN([.AK8];0);0))*INT(([.$K8]-MAX([.AK8];0))*[.$J8])/100;0);0)" office:value-type="float" office:value="16" calcext:value-type="float">
            <text:p>16</text:p>
          </table:table-cell>
          <table:table-cell table:formula="of:=ROUNDUP(MAX((100-MAX([.O$5]+10*MIN([.AL8];0);0))*INT(([.$K8]-MAX([.AL8];0))*[.$J8])/100;0);0)" office:value-type="float" office:value="16" calcext:value-type="float">
            <text:p>16</text:p>
          </table:table-cell>
          <table:table-cell table:formula="of:=ROUNDUP(MAX((100-MAX([.P$5]+10*MIN([.AM8];0);0))*INT(([.$K8]-MAX([.AM8];0))*[.$J8])/100;0);0)" office:value-type="float" office:value="16" calcext:value-type="float">
            <text:p>16</text:p>
          </table:table-cell>
          <table:table-cell table:formula="of:=ROUNDUP(MAX((100-MAX([.Q$5]+10*MIN([.AN8];0);0))*INT(([.$K8]-MAX([.AN8];0))*[.$J8])/100;0);0)" office:value-type="float" office:value="16" calcext:value-type="float">
            <text:p>16</text:p>
          </table:table-cell>
          <table:table-cell table:formula="of:=ROUNDUP(MAX((100-MAX([.R$5]+10*MIN([.AO8];0);0))*INT(([.$K8]-MAX([.AO8];0))*[.$J8])/100;0);0)" office:value-type="float" office:value="16" calcext:value-type="float">
            <text:p>16</text:p>
          </table:table-cell>
          <table:table-cell table:formula="of:=ROUNDUP(MAX((100-MAX([.S$5]+10*MIN([.AP8];0);0))*INT(([.$K8]-MAX([.AP8];0))*[.$J8])/100;0);0)" office:value-type="float" office:value="16" calcext:value-type="float">
            <text:p>16</text:p>
          </table:table-cell>
          <table:table-cell table:formula="of:=ROUNDUP(MAX((100-MAX([.T$5]+10*MIN([.AQ8];0);0))*INT(([.$K8]-MAX([.AQ8];0))*[.$J8])/100;0);0)" office:value-type="float" office:value="16" calcext:value-type="float">
            <text:p>16</text:p>
          </table:table-cell>
          <table:table-cell table:formula="of:=ROUNDUP(MAX((100-MAX([.U$5]+10*MIN([.AR8];0);0))*INT(([.$K8]-MAX([.AR8];0))*[.$J8])/100;0);0)" office:value-type="float" office:value="16" calcext:value-type="float">
            <text:p>16</text:p>
          </table:table-cell>
          <table:table-cell table:formula="of:=ROUNDUP(MAX((100-MAX([.V$5]+10*MIN([.AS8];0);0))*INT(([.$K8]-MAX([.AS8];0))*[.$J8])/100;0);0)" office:value-type="float" office:value="13" calcext:value-type="float">
            <text:p>13</text:p>
          </table:table-cell>
          <table:table-cell table:formula="of:=ROUNDUP(MAX((100-MAX([.W$5]+10*MIN([.AT8];0);0))*INT(([.$K8]-MAX([.AT8];0))*[.$J8])/100;0);0)" office:value-type="float" office:value="12" calcext:value-type="float">
            <text:p>12</text:p>
          </table:table-cell>
          <table:table-cell table:formula="of:=ROUNDUP(MAX((100-MAX([.X$5]+10*MIN([.AU8];0);0))*INT(([.$K8]-MAX([.AU8];0))*[.$J8])/100;0);0)" office:value-type="float" office:value="9" calcext:value-type="float">
            <text:p>9</text:p>
          </table:table-cell>
          <table:table-cell table:formula="of:=ROUNDUP(MAX((100-MAX([.Y$5]+10*MIN([.AV8];0);0))*INT(([.$K8]-MAX([.AV8];0))*[.$J8])/100;0);0)" office:value-type="float" office:value="7" calcext:value-type="float">
            <text:p>7</text:p>
          </table:table-cell>
          <table:table-cell table:formula="of:=ROUNDUP(MAX((100-MAX([.Z$5]+10*MIN([.AW8];0);0))*INT(([.$K8]-MAX([.AW8];0))*[.$J8])/100;0);0)" office:value-type="float" office:value="6" calcext:value-type="float">
            <text:p>6</text:p>
          </table:table-cell>
          <table:table-cell table:formula="of:=ROUNDUP(MAX((100-MAX([.AA$5]+10*MIN([.AX8];0);0))*INT(([.$K8]-MAX([.AX8];0))*[.$J8])/100;0);0)" office:value-type="float" office:value="4" calcext:value-type="float">
            <text:p>4</text:p>
          </table:table-cell>
          <table:table-cell table:formula="of:=ROUNDUP(MAX((100-MAX([.AB$5]+10*MIN([.AY8];0);0))*INT(([.$K8]-MAX([.AY8];0))*[.$J8])/100;0);0)" office:value-type="float" office:value="3" calcext:value-type="float">
            <text:p>3</text:p>
          </table:table-cell>
          <table:table-cell table:formula="of:=ROUNDUP(MAX((100-MAX([.AC$5]+10*MIN([.AZ8];0);0))*INT(([.$K8]-MAX([.AZ8];0))*[.$J8])/100;0);0)" office:value-type="float" office:value="2" calcext:value-type="float">
            <text:p>2</text:p>
          </table:table-cell>
          <table:table-cell table:number-columns-repeated="6"/>
          <table:table-cell table:formula="of:=FLOOR([.M$4]*IF([.$E8];0.2;1))-[.$G8]" office:value-type="float" office:value="-8" calcext:value-type="float">
            <text:p>-8</text:p>
          </table:table-cell>
          <table:table-cell table:formula="of:=FLOOR([.N$4]*IF([.$E8];0.2;1))-[.$G8]" office:value-type="float" office:value="-8" calcext:value-type="float">
            <text:p>-8</text:p>
          </table:table-cell>
          <table:table-cell table:formula="of:=FLOOR([.O$4]*IF([.$E8];0.2;1))-[.$G8]" office:value-type="float" office:value="-8" calcext:value-type="float">
            <text:p>-8</text:p>
          </table:table-cell>
          <table:table-cell table:formula="of:=FLOOR([.P$4]*IF([.$E8];0.2;1))-[.$G8]" office:value-type="float" office:value="-6" calcext:value-type="float">
            <text:p>-6</text:p>
          </table:table-cell>
          <table:table-cell table:formula="of:=FLOOR([.Q$4]*IF([.$E8];0.2;1))-[.$G8]" office:value-type="float" office:value="-6" calcext:value-type="float">
            <text:p>-6</text:p>
          </table:table-cell>
          <table:table-cell table:formula="of:=FLOOR([.R$4]*IF([.$E8];0.2;1))-[.$G8]" office:value-type="float" office:value="-6" calcext:value-type="float">
            <text:p>-6</text:p>
          </table:table-cell>
          <table:table-cell table:formula="of:=FLOOR([.S$4]*IF([.$E8];0.2;1))-[.$G8]" office:value-type="float" office:value="-4" calcext:value-type="float">
            <text:p>-4</text:p>
          </table:table-cell>
          <table:table-cell table:formula="of:=FLOOR([.T$4]*IF([.$E8];0.2;1))-[.$G8]" office:value-type="float" office:value="-4" calcext:value-type="float">
            <text:p>-4</text:p>
          </table:table-cell>
          <table:table-cell table:formula="of:=FLOOR([.U$4]*IF([.$E8];0.2;1))-[.$G8]" office:value-type="float" office:value="-4" calcext:value-type="float">
            <text:p>-4</text:p>
          </table:table-cell>
          <table:table-cell table:formula="of:=FLOOR([.V$4]*IF([.$E8];0.2;1))-[.$G8]" office:value-type="float" office:value="-2" calcext:value-type="float">
            <text:p>-2</text:p>
          </table:table-cell>
          <table:table-cell table:formula="of:=FLOOR([.W$4]*IF([.$E8];0.2;1))-[.$G8]" office:value-type="float" office:value="-2" calcext:value-type="float">
            <text:p>-2</text:p>
          </table:table-cell>
          <table:table-cell table:formula="of:=FLOOR([.X$4]*IF([.$E8];0.2;1))-[.$G8]" office:value-type="float" office:value="0" calcext:value-type="float">
            <text:p>0</text:p>
          </table:table-cell>
          <table:table-cell table:formula="of:=FLOOR([.Y$4]*IF([.$E8];0.2;1))-[.$G8]" office:value-type="float" office:value="2" calcext:value-type="float">
            <text:p>2</text:p>
          </table:table-cell>
          <table:table-cell table:formula="of:=FLOOR([.Z$4]*IF([.$E8];0.2;1))-[.$G8]" office:value-type="float" office:value="4" calcext:value-type="float">
            <text:p>4</text:p>
          </table:table-cell>
          <table:table-cell table:formula="of:=FLOOR([.AA$4]*IF([.$E8];0.2;1))-[.$G8]" office:value-type="float" office:value="6" calcext:value-type="float">
            <text:p>6</text:p>
          </table:table-cell>
          <table:table-cell table:formula="of:=FLOOR([.AB$4]*IF([.$E8];0.2;1))-[.$G8]" office:value-type="float" office:value="6" calcext:value-type="float">
            <text:p>6</text:p>
          </table:table-cell>
          <table:table-cell table:formula="of:=FLOOR([.AC$4]*IF([.$E8];0.2;1))-[.$G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9];[$'EcCo ammo'.$A$6:$'EcCo ammo'.$A$37];[$'EcCo ammo'.F$6:$'EcCo ammo'.F$37])" office:value-type="float" office:value="0" calcext:value-type="float">
            <text:p>0</text:p>
          </table:table-cell>
          <table:table-cell table:formula="of:=FLOOR(LOOKUP([.$B9];[$'EcCo ammo'.$A$6:$'EcCo ammo'.$A$37];[$'EcCo ammo'.H$6:$'EcCo ammo'.H$37]))" office:value-type="float" office:value="4" calcext:value-type="float">
            <text:p>4</text:p>
          </table:table-cell>
          <table:table-cell table:formula="of:=LOOKUP([.$B9];[$'EcCo ammo'.$A$6:$'EcCo ammo'.$A$37];[$'EcCo ammo'.I$6:$'EcCo ammo'.I$37])" office:value-type="float" office:value="1" calcext:value-type="float">
            <text:p>1</text:p>
          </table:table-cell>
          <table:table-cell table:formula="of:=LOOKUP([.$B9];[$'EcCo ammo'.$A$6:$'EcCo ammo'.$A$37];[$'EcCo ammo'.J$6:$'EcCo ammo'.J$37])" office:value-type="float" office:value="1" calcext:value-type="float">
            <text:p>1</text:p>
          </table:table-cell>
          <table:table-cell table:formula="of:=[.H9]/[.I9]" office:value-type="float" office:value="1" calcext:value-type="float">
            <text:p>1.00</text:p>
          </table:table-cell>
          <table:table-cell table:formula="of:=ROUND(AVERAGE([.C9];[.D9]))" office:value-type="float" office:value="16" calcext:value-type="float">
            <text:p>16</text:p>
          </table:table-cell>
          <table:table-cell/>
          <table:table-cell table:formula="of:=ROUNDUP(MAX((100-MAX([.M$5]+10*MIN([.AJ9];0);0))*INT(([.$K9]-MAX([.AJ9];0))*[.$J9])/100;0);0)" office:value-type="float" office:value="16" calcext:value-type="float">
            <text:p>16</text:p>
          </table:table-cell>
          <table:table-cell table:formula="of:=ROUNDUP(MAX((100-MAX([.N$5]+10*MIN([.AK9];0);0))*INT(([.$K9]-MAX([.AK9];0))*[.$J9])/100;0);0)" office:value-type="float" office:value="16" calcext:value-type="float">
            <text:p>16</text:p>
          </table:table-cell>
          <table:table-cell table:formula="of:=ROUNDUP(MAX((100-MAX([.O$5]+10*MIN([.AL9];0);0))*INT(([.$K9]-MAX([.AL9];0))*[.$J9])/100;0);0)" office:value-type="float" office:value="16" calcext:value-type="float">
            <text:p>16</text:p>
          </table:table-cell>
          <table:table-cell table:formula="of:=ROUNDUP(MAX((100-MAX([.P$5]+10*MIN([.AM9];0);0))*INT(([.$K9]-MAX([.AM9];0))*[.$J9])/100;0);0)" office:value-type="float" office:value="16" calcext:value-type="float">
            <text:p>16</text:p>
          </table:table-cell>
          <table:table-cell table:formula="of:=ROUNDUP(MAX((100-MAX([.Q$5]+10*MIN([.AN9];0);0))*INT(([.$K9]-MAX([.AN9];0))*[.$J9])/100;0);0)" office:value-type="float" office:value="15" calcext:value-type="float">
            <text:p>15</text:p>
          </table:table-cell>
          <table:table-cell table:formula="of:=ROUNDUP(MAX((100-MAX([.R$5]+10*MIN([.AO9];0);0))*INT(([.$K9]-MAX([.AO9];0))*[.$J9])/100;0);0)" office:value-type="float" office:value="15" calcext:value-type="float">
            <text:p>15</text:p>
          </table:table-cell>
          <table:table-cell table:formula="of:=ROUNDUP(MAX((100-MAX([.S$5]+10*MIN([.AP9];0);0))*INT(([.$K9]-MAX([.AP9];0))*[.$J9])/100;0);0)" office:value-type="float" office:value="12" calcext:value-type="float">
            <text:p>12</text:p>
          </table:table-cell>
          <table:table-cell table:formula="of:=ROUNDUP(MAX((100-MAX([.T$5]+10*MIN([.AQ9];0);0))*INT(([.$K9]-MAX([.AQ9];0))*[.$J9])/100;0);0)" office:value-type="float" office:value="11" calcext:value-type="float">
            <text:p>11</text:p>
          </table:table-cell>
          <table:table-cell table:formula="of:=ROUNDUP(MAX((100-MAX([.U$5]+10*MIN([.AR9];0);0))*INT(([.$K9]-MAX([.AR9];0))*[.$J9])/100;0);0)" office:value-type="float" office:value="11" calcext:value-type="float">
            <text:p>11</text:p>
          </table:table-cell>
          <table:table-cell table:formula="of:=ROUNDUP(MAX((100-MAX([.V$5]+10*MIN([.AS9];0);0))*INT(([.$K9]-MAX([.AS9];0))*[.$J9])/100;0);0)" office:value-type="float" office:value="9" calcext:value-type="float">
            <text:p>9</text:p>
          </table:table-cell>
          <table:table-cell table:formula="of:=ROUNDUP(MAX((100-MAX([.W$5]+10*MIN([.AT9];0);0))*INT(([.$K9]-MAX([.AT9];0))*[.$J9])/100;0);0)" office:value-type="float" office:value="8" calcext:value-type="float">
            <text:p>8</text:p>
          </table:table-cell>
          <table:table-cell table:formula="of:=ROUNDUP(MAX((100-MAX([.X$5]+10*MIN([.AU9];0);0))*INT(([.$K9]-MAX([.AU9];0))*[.$J9])/100;0);0)" office:value-type="float" office:value="7" calcext:value-type="float">
            <text:p>7</text:p>
          </table:table-cell>
          <table:table-cell table:formula="of:=ROUNDUP(MAX((100-MAX([.Y$5]+10*MIN([.AV9];0);0))*INT(([.$K9]-MAX([.AV9];0))*[.$J9])/100;0);0)" office:value-type="float" office:value="5" calcext:value-type="float">
            <text:p>5</text:p>
          </table:table-cell>
          <table:table-cell table:formula="of:=ROUNDUP(MAX((100-MAX([.Z$5]+10*MIN([.AW9];0);0))*INT(([.$K9]-MAX([.AW9];0))*[.$J9])/100;0);0)" office:value-type="float" office:value="4" calcext:value-type="float">
            <text:p>4</text:p>
          </table:table-cell>
          <table:table-cell table:formula="of:=ROUNDUP(MAX((100-MAX([.AA$5]+10*MIN([.AX9];0);0))*INT(([.$K9]-MAX([.AX9];0))*[.$J9])/100;0);0)" office:value-type="float" office:value="3" calcext:value-type="float">
            <text:p>3</text:p>
          </table:table-cell>
          <table:table-cell table:formula="of:=ROUNDUP(MAX((100-MAX([.AB$5]+10*MIN([.AY9];0);0))*INT(([.$K9]-MAX([.AY9];0))*[.$J9])/100;0);0)" office:value-type="float" office:value="2" calcext:value-type="float">
            <text:p>2</text:p>
          </table:table-cell>
          <table:table-cell table:formula="of:=ROUNDUP(MAX((100-MAX([.AC$5]+10*MIN([.AZ9];0);0))*INT(([.$K9]-MAX([.AZ9];0))*[.$J9])/100;0);0)" office:value-type="float" office:value="0" calcext:value-type="float">
            <text:p>0</text:p>
          </table:table-cell>
          <table:table-cell table:number-columns-repeated="6"/>
          <table:table-cell table:formula="of:=FLOOR([.M$4]*IF([.$E9];0.2;1))-[.$G9]" office:value-type="float" office:value="-4" calcext:value-type="float">
            <text:p>-4</text:p>
          </table:table-cell>
          <table:table-cell table:formula="of:=FLOOR([.N$4]*IF([.$E9];0.2;1))-[.$G9]" office:value-type="float" office:value="-4" calcext:value-type="float">
            <text:p>-4</text:p>
          </table:table-cell>
          <table:table-cell table:formula="of:=FLOOR([.O$4]*IF([.$E9];0.2;1))-[.$G9]" office:value-type="float" office:value="-4" calcext:value-type="float">
            <text:p>-4</text:p>
          </table:table-cell>
          <table:table-cell table:formula="of:=FLOOR([.P$4]*IF([.$E9];0.2;1))-[.$G9]" office:value-type="float" office:value="-2" calcext:value-type="float">
            <text:p>-2</text:p>
          </table:table-cell>
          <table:table-cell table:formula="of:=FLOOR([.Q$4]*IF([.$E9];0.2;1))-[.$G9]" office:value-type="float" office:value="-2" calcext:value-type="float">
            <text:p>-2</text:p>
          </table:table-cell>
          <table:table-cell table:formula="of:=FLOOR([.R$4]*IF([.$E9];0.2;1))-[.$G9]" office:value-type="float" office:value="-2" calcext:value-type="float">
            <text:p>-2</text:p>
          </table:table-cell>
          <table:table-cell table:formula="of:=FLOOR([.S$4]*IF([.$E9];0.2;1))-[.$G9]" office:value-type="float" office:value="0" calcext:value-type="float">
            <text:p>0</text:p>
          </table:table-cell>
          <table:table-cell table:formula="of:=FLOOR([.T$4]*IF([.$E9];0.2;1))-[.$G9]" office:value-type="float" office:value="0" calcext:value-type="float">
            <text:p>0</text:p>
          </table:table-cell>
          <table:table-cell table:formula="of:=FLOOR([.U$4]*IF([.$E9];0.2;1))-[.$G9]" office:value-type="float" office:value="0" calcext:value-type="float">
            <text:p>0</text:p>
          </table:table-cell>
          <table:table-cell table:formula="of:=FLOOR([.V$4]*IF([.$E9];0.2;1))-[.$G9]" office:value-type="float" office:value="2" calcext:value-type="float">
            <text:p>2</text:p>
          </table:table-cell>
          <table:table-cell table:formula="of:=FLOOR([.W$4]*IF([.$E9];0.2;1))-[.$G9]" office:value-type="float" office:value="2" calcext:value-type="float">
            <text:p>2</text:p>
          </table:table-cell>
          <table:table-cell table:formula="of:=FLOOR([.X$4]*IF([.$E9];0.2;1))-[.$G9]" office:value-type="float" office:value="4" calcext:value-type="float">
            <text:p>4</text:p>
          </table:table-cell>
          <table:table-cell table:formula="of:=FLOOR([.Y$4]*IF([.$E9];0.2;1))-[.$G9]" office:value-type="float" office:value="6" calcext:value-type="float">
            <text:p>6</text:p>
          </table:table-cell>
          <table:table-cell table:formula="of:=FLOOR([.Z$4]*IF([.$E9];0.2;1))-[.$G9]" office:value-type="float" office:value="8" calcext:value-type="float">
            <text:p>8</text:p>
          </table:table-cell>
          <table:table-cell table:formula="of:=FLOOR([.AA$4]*IF([.$E9];0.2;1))-[.$G9]" office:value-type="float" office:value="10" calcext:value-type="float">
            <text:p>10</text:p>
          </table:table-cell>
          <table:table-cell table:formula="of:=FLOOR([.AB$4]*IF([.$E9];0.2;1))-[.$G9]" office:value-type="float" office:value="10" calcext:value-type="float">
            <text:p>10</text:p>
          </table:table-cell>
          <table:table-cell table:formula="of:=FLOOR([.AC$4]*IF([.$E9];0.2;1))-[.$G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10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0];[$'EcCo ammo'.$A$6:$'EcCo ammo'.$A$37];[$'EcCo ammo'.H$6:$'EcCo ammo'.H$37]))" office:value-type="float" office:value="8" calcext:value-type="float">
            <text:p>8</text:p>
          </table:table-cell>
          <table:table-cell table:formula="of:=LOOKUP([.$B10];[$'EcCo ammo'.$A$6:$'EcCo ammo'.$A$37];[$'EcCo ammo'.I$6:$'EcCo ammo'.I$37])" office:value-type="float" office:value="1" calcext:value-type="float">
            <text:p>1</text:p>
          </table:table-cell>
          <table:table-cell table:formula="of:=LOOKUP([.$B10];[$'EcCo ammo'.$A$6:$'EcCo ammo'.$A$37];[$'EcCo ammo'.J$6:$'EcCo ammo'.J$37])" office:value-type="float" office:value="1" calcext:value-type="float">
            <text:p>1</text:p>
          </table:table-cell>
          <table:table-cell table:formula="of:=[.H10]/[.I10]" office:value-type="float" office:value="1" calcext:value-type="float">
            <text:p>1.00</text:p>
          </table:table-cell>
          <table:table-cell table:formula="of:=ROUND(AVERAGE([.C10];[.D10]))" office:value-type="float" office:value="16" calcext:value-type="float">
            <text:p>16</text:p>
          </table:table-cell>
          <table:table-cell/>
          <table:table-cell table:formula="of:=ROUNDUP(MAX((100-MAX([.M$5]+10*MIN([.AJ10];0);0))*INT(([.$K10]-MAX([.AJ10];0))*[.$J10])/100;0);0)" office:value-type="float" office:value="16" calcext:value-type="float">
            <text:p>16</text:p>
          </table:table-cell>
          <table:table-cell table:formula="of:=ROUNDUP(MAX((100-MAX([.N$5]+10*MIN([.AK10];0);0))*INT(([.$K10]-MAX([.AK10];0))*[.$J10])/100;0);0)" office:value-type="float" office:value="16" calcext:value-type="float">
            <text:p>16</text:p>
          </table:table-cell>
          <table:table-cell table:formula="of:=ROUNDUP(MAX((100-MAX([.O$5]+10*MIN([.AL10];0);0))*INT(([.$K10]-MAX([.AL10];0))*[.$J10])/100;0);0)" office:value-type="float" office:value="16" calcext:value-type="float">
            <text:p>16</text:p>
          </table:table-cell>
          <table:table-cell table:formula="of:=ROUNDUP(MAX((100-MAX([.P$5]+10*MIN([.AM10];0);0))*INT(([.$K10]-MAX([.AM10];0))*[.$J10])/100;0);0)" office:value-type="float" office:value="16" calcext:value-type="float">
            <text:p>16</text:p>
          </table:table-cell>
          <table:table-cell table:formula="of:=ROUNDUP(MAX((100-MAX([.Q$5]+10*MIN([.AN10];0);0))*INT(([.$K10]-MAX([.AN10];0))*[.$J10])/100;0);0)" office:value-type="float" office:value="16" calcext:value-type="float">
            <text:p>16</text:p>
          </table:table-cell>
          <table:table-cell table:formula="of:=ROUNDUP(MAX((100-MAX([.R$5]+10*MIN([.AO10];0);0))*INT(([.$K10]-MAX([.AO10];0))*[.$J10])/100;0);0)" office:value-type="float" office:value="16" calcext:value-type="float">
            <text:p>16</text:p>
          </table:table-cell>
          <table:table-cell table:formula="of:=ROUNDUP(MAX((100-MAX([.S$5]+10*MIN([.AP10];0);0))*INT(([.$K10]-MAX([.AP10];0))*[.$J10])/100;0);0)" office:value-type="float" office:value="16" calcext:value-type="float">
            <text:p>16</text:p>
          </table:table-cell>
          <table:table-cell table:formula="of:=ROUNDUP(MAX((100-MAX([.T$5]+10*MIN([.AQ10];0);0))*INT(([.$K10]-MAX([.AQ10];0))*[.$J10])/100;0);0)" office:value-type="float" office:value="16" calcext:value-type="float">
            <text:p>16</text:p>
          </table:table-cell>
          <table:table-cell table:formula="of:=ROUNDUP(MAX((100-MAX([.U$5]+10*MIN([.AR10];0);0))*INT(([.$K10]-MAX([.AR10];0))*[.$J10])/100;0);0)" office:value-type="float" office:value="16" calcext:value-type="float">
            <text:p>16</text:p>
          </table:table-cell>
          <table:table-cell table:formula="of:=ROUNDUP(MAX((100-MAX([.V$5]+10*MIN([.AS10];0);0))*INT(([.$K10]-MAX([.AS10];0))*[.$J10])/100;0);0)" office:value-type="float" office:value="13" calcext:value-type="float">
            <text:p>13</text:p>
          </table:table-cell>
          <table:table-cell table:formula="of:=ROUNDUP(MAX((100-MAX([.W$5]+10*MIN([.AT10];0);0))*INT(([.$K10]-MAX([.AT10];0))*[.$J10])/100;0);0)" office:value-type="float" office:value="12" calcext:value-type="float">
            <text:p>12</text:p>
          </table:table-cell>
          <table:table-cell table:formula="of:=ROUNDUP(MAX((100-MAX([.X$5]+10*MIN([.AU10];0);0))*INT(([.$K10]-MAX([.AU10];0))*[.$J10])/100;0);0)" office:value-type="float" office:value="9" calcext:value-type="float">
            <text:p>9</text:p>
          </table:table-cell>
          <table:table-cell table:formula="of:=ROUNDUP(MAX((100-MAX([.Y$5]+10*MIN([.AV10];0);0))*INT(([.$K10]-MAX([.AV10];0))*[.$J10])/100;0);0)" office:value-type="float" office:value="7" calcext:value-type="float">
            <text:p>7</text:p>
          </table:table-cell>
          <table:table-cell table:formula="of:=ROUNDUP(MAX((100-MAX([.Z$5]+10*MIN([.AW10];0);0))*INT(([.$K10]-MAX([.AW10];0))*[.$J10])/100;0);0)" office:value-type="float" office:value="6" calcext:value-type="float">
            <text:p>6</text:p>
          </table:table-cell>
          <table:table-cell table:formula="of:=ROUNDUP(MAX((100-MAX([.AA$5]+10*MIN([.AX10];0);0))*INT(([.$K10]-MAX([.AX10];0))*[.$J10])/100;0);0)" office:value-type="float" office:value="4" calcext:value-type="float">
            <text:p>4</text:p>
          </table:table-cell>
          <table:table-cell table:formula="of:=ROUNDUP(MAX((100-MAX([.AB$5]+10*MIN([.AY10];0);0))*INT(([.$K10]-MAX([.AY10];0))*[.$J10])/100;0);0)" office:value-type="float" office:value="3" calcext:value-type="float">
            <text:p>3</text:p>
          </table:table-cell>
          <table:table-cell table:formula="of:=ROUNDUP(MAX((100-MAX([.AC$5]+10*MIN([.AZ10];0);0))*INT(([.$K10]-MAX([.AZ10];0))*[.$J10])/100;0);0)" office:value-type="float" office:value="2" calcext:value-type="float">
            <text:p>2</text:p>
          </table:table-cell>
          <table:table-cell table:number-columns-repeated="6"/>
          <table:table-cell table:formula="of:=FLOOR([.M$4]*IF([.$E10];0.2;1))-[.$G10]" office:value-type="float" office:value="-8" calcext:value-type="float">
            <text:p>-8</text:p>
          </table:table-cell>
          <table:table-cell table:formula="of:=FLOOR([.N$4]*IF([.$E10];0.2;1))-[.$G10]" office:value-type="float" office:value="-8" calcext:value-type="float">
            <text:p>-8</text:p>
          </table:table-cell>
          <table:table-cell table:formula="of:=FLOOR([.O$4]*IF([.$E10];0.2;1))-[.$G10]" office:value-type="float" office:value="-8" calcext:value-type="float">
            <text:p>-8</text:p>
          </table:table-cell>
          <table:table-cell table:formula="of:=FLOOR([.P$4]*IF([.$E10];0.2;1))-[.$G10]" office:value-type="float" office:value="-6" calcext:value-type="float">
            <text:p>-6</text:p>
          </table:table-cell>
          <table:table-cell table:formula="of:=FLOOR([.Q$4]*IF([.$E10];0.2;1))-[.$G10]" office:value-type="float" office:value="-6" calcext:value-type="float">
            <text:p>-6</text:p>
          </table:table-cell>
          <table:table-cell table:formula="of:=FLOOR([.R$4]*IF([.$E10];0.2;1))-[.$G10]" office:value-type="float" office:value="-6" calcext:value-type="float">
            <text:p>-6</text:p>
          </table:table-cell>
          <table:table-cell table:formula="of:=FLOOR([.S$4]*IF([.$E10];0.2;1))-[.$G10]" office:value-type="float" office:value="-4" calcext:value-type="float">
            <text:p>-4</text:p>
          </table:table-cell>
          <table:table-cell table:formula="of:=FLOOR([.T$4]*IF([.$E10];0.2;1))-[.$G10]" office:value-type="float" office:value="-4" calcext:value-type="float">
            <text:p>-4</text:p>
          </table:table-cell>
          <table:table-cell table:formula="of:=FLOOR([.U$4]*IF([.$E10];0.2;1))-[.$G10]" office:value-type="float" office:value="-4" calcext:value-type="float">
            <text:p>-4</text:p>
          </table:table-cell>
          <table:table-cell table:formula="of:=FLOOR([.V$4]*IF([.$E10];0.2;1))-[.$G10]" office:value-type="float" office:value="-2" calcext:value-type="float">
            <text:p>-2</text:p>
          </table:table-cell>
          <table:table-cell table:formula="of:=FLOOR([.W$4]*IF([.$E10];0.2;1))-[.$G10]" office:value-type="float" office:value="-2" calcext:value-type="float">
            <text:p>-2</text:p>
          </table:table-cell>
          <table:table-cell table:formula="of:=FLOOR([.X$4]*IF([.$E10];0.2;1))-[.$G10]" office:value-type="float" office:value="0" calcext:value-type="float">
            <text:p>0</text:p>
          </table:table-cell>
          <table:table-cell table:formula="of:=FLOOR([.Y$4]*IF([.$E10];0.2;1))-[.$G10]" office:value-type="float" office:value="2" calcext:value-type="float">
            <text:p>2</text:p>
          </table:table-cell>
          <table:table-cell table:formula="of:=FLOOR([.Z$4]*IF([.$E10];0.2;1))-[.$G10]" office:value-type="float" office:value="4" calcext:value-type="float">
            <text:p>4</text:p>
          </table:table-cell>
          <table:table-cell table:formula="of:=FLOOR([.AA$4]*IF([.$E10];0.2;1))-[.$G10]" office:value-type="float" office:value="6" calcext:value-type="float">
            <text:p>6</text:p>
          </table:table-cell>
          <table:table-cell table:formula="of:=FLOOR([.AB$4]*IF([.$E10];0.2;1))-[.$G10]" office:value-type="float" office:value="6" calcext:value-type="float">
            <text:p>6</text:p>
          </table:table-cell>
          <table:table-cell table:formula="of:=FLOOR([.AC$4]*IF([.$E10];0.2;1))-[.$G1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LOOKUP([.$B11];[$'EcCo ammo'.$A$6:$'EcCo ammo'.$A$37];[$'EcCo ammo'.F$6:$'EcCo ammo'.F$37])" office:value-type="float" office:value="0" calcext:value-type="float">
            <text:p>0</text:p>
          </table:table-cell>
          <table:table-cell table:formula="of:=FLOOR(LOOKUP([.$B11];[$'EcCo ammo'.$A$6:$'EcCo ammo'.$A$37];[$'EcCo ammo'.H$6:$'EcCo ammo'.H$37]))" office:value-type="float" office:value="4" calcext:value-type="float">
            <text:p>4</text:p>
          </table:table-cell>
          <table:table-cell table:formula="of:=LOOKUP([.$B11];[$'EcCo ammo'.$A$6:$'EcCo ammo'.$A$37];[$'EcCo ammo'.I$6:$'EcCo ammo'.I$37])" office:value-type="float" office:value="1" calcext:value-type="float">
            <text:p>1</text:p>
          </table:table-cell>
          <table:table-cell table:formula="of:=LOOKUP([.$B11];[$'EcCo ammo'.$A$6:$'EcCo ammo'.$A$37];[$'EcCo ammo'.J$6:$'EcCo ammo'.J$37])" office:value-type="float" office:value="1" calcext:value-type="float">
            <text:p>1</text:p>
          </table:table-cell>
          <table:table-cell table:formula="of:=[.H11]/[.I11]" office:value-type="float" office:value="1" calcext:value-type="float">
            <text:p>1.00</text:p>
          </table:table-cell>
          <table:table-cell table:formula="of:=ROUND(AVERAGE([.C11];[.D11]))" office:value-type="float" office:value="19" calcext:value-type="float">
            <text:p>19</text:p>
          </table:table-cell>
          <table:table-cell/>
          <table:table-cell table:formula="of:=ROUNDUP(MAX((100-MAX([.M$5]+10*MIN([.AJ11];0);0))*INT(([.$K11]-MAX([.AJ11];0))*[.$J11])/100;0);0)" office:value-type="float" office:value="19" calcext:value-type="float">
            <text:p>19</text:p>
          </table:table-cell>
          <table:table-cell table:formula="of:=ROUNDUP(MAX((100-MAX([.N$5]+10*MIN([.AK11];0);0))*INT(([.$K11]-MAX([.AK11];0))*[.$J11])/100;0);0)" office:value-type="float" office:value="19" calcext:value-type="float">
            <text:p>19</text:p>
          </table:table-cell>
          <table:table-cell table:formula="of:=ROUNDUP(MAX((100-MAX([.O$5]+10*MIN([.AL11];0);0))*INT(([.$K11]-MAX([.AL11];0))*[.$J11])/100;0);0)" office:value-type="float" office:value="19" calcext:value-type="float">
            <text:p>19</text:p>
          </table:table-cell>
          <table:table-cell table:formula="of:=ROUNDUP(MAX((100-MAX([.P$5]+10*MIN([.AM11];0);0))*INT(([.$K11]-MAX([.AM11];0))*[.$J11])/100;0);0)" office:value-type="float" office:value="19" calcext:value-type="float">
            <text:p>19</text:p>
          </table:table-cell>
          <table:table-cell table:formula="of:=ROUNDUP(MAX((100-MAX([.Q$5]+10*MIN([.AN11];0);0))*INT(([.$K11]-MAX([.AN11];0))*[.$J11])/100;0);0)" office:value-type="float" office:value="19" calcext:value-type="float">
            <text:p>19</text:p>
          </table:table-cell>
          <table:table-cell table:formula="of:=ROUNDUP(MAX((100-MAX([.R$5]+10*MIN([.AO11];0);0))*INT(([.$K11]-MAX([.AO11];0))*[.$J11])/100;0);0)" office:value-type="float" office:value="19" calcext:value-type="float">
            <text:p>19</text:p>
          </table:table-cell>
          <table:table-cell table:formula="of:=ROUNDUP(MAX((100-MAX([.S$5]+10*MIN([.AP11];0);0))*INT(([.$K11]-MAX([.AP11];0))*[.$J11])/100;0);0)" office:value-type="float" office:value="19" calcext:value-type="float">
            <text:p>19</text:p>
          </table:table-cell>
          <table:table-cell table:formula="of:=ROUNDUP(MAX((100-MAX([.T$5]+10*MIN([.AQ11];0);0))*INT(([.$K11]-MAX([.AQ11];0))*[.$J11])/100;0);0)" office:value-type="float" office:value="19" calcext:value-type="float">
            <text:p>19</text:p>
          </table:table-cell>
          <table:table-cell table:formula="of:=ROUNDUP(MAX((100-MAX([.U$5]+10*MIN([.AR11];0);0))*INT(([.$K11]-MAX([.AR11];0))*[.$J11])/100;0);0)" office:value-type="float" office:value="19" calcext:value-type="float">
            <text:p>19</text:p>
          </table:table-cell>
          <table:table-cell table:formula="of:=ROUNDUP(MAX((100-MAX([.V$5]+10*MIN([.AS11];0);0))*INT(([.$K11]-MAX([.AS11];0))*[.$J11])/100;0);0)" office:value-type="float" office:value="18" calcext:value-type="float">
            <text:p>18</text:p>
          </table:table-cell>
          <table:table-cell table:formula="of:=ROUNDUP(MAX((100-MAX([.W$5]+10*MIN([.AT11];0);0))*INT(([.$K11]-MAX([.AT11];0))*[.$J11])/100;0);0)" office:value-type="float" office:value="17" calcext:value-type="float">
            <text:p>17</text:p>
          </table:table-cell>
          <table:table-cell table:formula="of:=ROUNDUP(MAX((100-MAX([.X$5]+10*MIN([.AU11];0);0))*INT(([.$K11]-MAX([.AU11];0))*[.$J11])/100;0);0)" office:value-type="float" office:value="17" calcext:value-type="float">
            <text:p>17</text:p>
          </table:table-cell>
          <table:table-cell table:formula="of:=ROUNDUP(MAX((100-MAX([.Y$5]+10*MIN([.AV11];0);0))*INT(([.$K11]-MAX([.AV11];0))*[.$J11])/100;0);0)" office:value-type="float" office:value="14" calcext:value-type="float">
            <text:p>14</text:p>
          </table:table-cell>
          <table:table-cell table:formula="of:=ROUNDUP(MAX((100-MAX([.Z$5]+10*MIN([.AW11];0);0))*INT(([.$K11]-MAX([.AW11];0))*[.$J11])/100;0);0)" office:value-type="float" office:value="14" calcext:value-type="float">
            <text:p>14</text:p>
          </table:table-cell>
          <table:table-cell table:formula="of:=ROUNDUP(MAX((100-MAX([.AA$5]+10*MIN([.AX11];0);0))*INT(([.$K11]-MAX([.AX11];0))*[.$J11])/100;0);0)" office:value-type="float" office:value="11" calcext:value-type="float">
            <text:p>11</text:p>
          </table:table-cell>
          <table:table-cell table:formula="of:=ROUNDUP(MAX((100-MAX([.AB$5]+10*MIN([.AY11];0);0))*INT(([.$K11]-MAX([.AY11];0))*[.$J11])/100;0);0)" office:value-type="float" office:value="10" calcext:value-type="float">
            <text:p>10</text:p>
          </table:table-cell>
          <table:table-cell table:formula="of:=ROUNDUP(MAX((100-MAX([.AC$5]+10*MIN([.AZ11];0);0))*INT(([.$K11]-MAX([.AZ11];0))*[.$J11])/100;0);0)" office:value-type="float" office:value="6" calcext:value-type="float">
            <text:p>6</text:p>
          </table:table-cell>
          <table:table-cell table:number-columns-repeated="6"/>
          <table:table-cell table:formula="of:=FLOOR([.M$4]*IF([.$E11];0.2;1))-[.$G11]" office:value-type="float" office:value="-4" calcext:value-type="float">
            <text:p>-4</text:p>
          </table:table-cell>
          <table:table-cell table:formula="of:=FLOOR([.N$4]*IF([.$E11];0.2;1))-[.$G11]" office:value-type="float" office:value="-4" calcext:value-type="float">
            <text:p>-4</text:p>
          </table:table-cell>
          <table:table-cell table:formula="of:=FLOOR([.O$4]*IF([.$E11];0.2;1))-[.$G11]" office:value-type="float" office:value="-4" calcext:value-type="float">
            <text:p>-4</text:p>
          </table:table-cell>
          <table:table-cell table:formula="of:=FLOOR([.P$4]*IF([.$E11];0.2;1))-[.$G11]" office:value-type="float" office:value="-4" calcext:value-type="float">
            <text:p>-4</text:p>
          </table:table-cell>
          <table:table-cell table:formula="of:=FLOOR([.Q$4]*IF([.$E11];0.2;1))-[.$G11]" office:value-type="float" office:value="-4" calcext:value-type="float">
            <text:p>-4</text:p>
          </table:table-cell>
          <table:table-cell table:formula="of:=FLOOR([.R$4]*IF([.$E11];0.2;1))-[.$G11]" office:value-type="float" office:value="-4" calcext:value-type="float">
            <text:p>-4</text:p>
          </table:table-cell>
          <table:table-cell table:formula="of:=FLOOR([.S$4]*IF([.$E11];0.2;1))-[.$G11]" office:value-type="float" office:value="-4" calcext:value-type="float">
            <text:p>-4</text:p>
          </table:table-cell>
          <table:table-cell table:formula="of:=FLOOR([.T$4]*IF([.$E11];0.2;1))-[.$G11]" office:value-type="float" office:value="-4" calcext:value-type="float">
            <text:p>-4</text:p>
          </table:table-cell>
          <table:table-cell table:formula="of:=FLOOR([.U$4]*IF([.$E11];0.2;1))-[.$G11]" office:value-type="float" office:value="-4" calcext:value-type="float">
            <text:p>-4</text:p>
          </table:table-cell>
          <table:table-cell table:formula="of:=FLOOR([.V$4]*IF([.$E11];0.2;1))-[.$G11]" office:value-type="float" office:value="-3" calcext:value-type="float">
            <text:p>-3</text:p>
          </table:table-cell>
          <table:table-cell table:formula="of:=FLOOR([.W$4]*IF([.$E11];0.2;1))-[.$G11]" office:value-type="float" office:value="-3" calcext:value-type="float">
            <text:p>-3</text:p>
          </table:table-cell>
          <table:table-cell table:formula="of:=FLOOR([.X$4]*IF([.$E11];0.2;1))-[.$G11]" office:value-type="float" office:value="-3" calcext:value-type="float">
            <text:p>-3</text:p>
          </table:table-cell>
          <table:table-cell table:formula="of:=FLOOR([.Y$4]*IF([.$E11];0.2;1))-[.$G11]" office:value-type="float" office:value="-2" calcext:value-type="float">
            <text:p>-2</text:p>
          </table:table-cell>
          <table:table-cell table:formula="of:=FLOOR([.Z$4]*IF([.$E11];0.2;1))-[.$G11]" office:value-type="float" office:value="-2" calcext:value-type="float">
            <text:p>-2</text:p>
          </table:table-cell>
          <table:table-cell table:formula="of:=FLOOR([.AA$4]*IF([.$E11];0.2;1))-[.$G11]" office:value-type="float" office:value="-2" calcext:value-type="float">
            <text:p>-2</text:p>
          </table:table-cell>
          <table:table-cell table:formula="of:=FLOOR([.AB$4]*IF([.$E11];0.2;1))-[.$G11]" office:value-type="float" office:value="-2" calcext:value-type="float">
            <text:p>-2</text:p>
          </table:table-cell>
          <table:table-cell table:formula="of:=FLOOR([.AC$4]*IF([.$E11];0.2;1))-[.$G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LOOKUP([.$B1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2];[$'EcCo ammo'.$A$6:$'EcCo ammo'.$A$37];[$'EcCo ammo'.H$6:$'EcCo ammo'.H$37]))" office:value-type="float" office:value="8" calcext:value-type="float">
            <text:p>8</text:p>
          </table:table-cell>
          <table:table-cell table:formula="of:=LOOKUP([.$B12];[$'EcCo ammo'.$A$6:$'EcCo ammo'.$A$37];[$'EcCo ammo'.I$6:$'EcCo ammo'.I$37])" office:value-type="float" office:value="1" calcext:value-type="float">
            <text:p>1</text:p>
          </table:table-cell>
          <table:table-cell table:formula="of:=LOOKUP([.$B12];[$'EcCo ammo'.$A$6:$'EcCo ammo'.$A$37];[$'EcCo ammo'.J$6:$'EcCo ammo'.J$37])" office:value-type="float" office:value="1" calcext:value-type="float">
            <text:p>1</text:p>
          </table:table-cell>
          <table:table-cell table:formula="of:=[.H12]/[.I12]" office:value-type="float" office:value="1" calcext:value-type="float">
            <text:p>1.00</text:p>
          </table:table-cell>
          <table:table-cell table:formula="of:=ROUND(AVERAGE([.C12];[.D12]))" office:value-type="float" office:value="19" calcext:value-type="float">
            <text:p>19</text:p>
          </table:table-cell>
          <table:table-cell/>
          <table:table-cell table:formula="of:=ROUNDUP(MAX((100-MAX([.M$5]+10*MIN([.AJ12];0);0))*INT(([.$K12]-MAX([.AJ12];0))*[.$J12])/100;0);0)" office:value-type="float" office:value="19" calcext:value-type="float">
            <text:p>19</text:p>
          </table:table-cell>
          <table:table-cell table:formula="of:=ROUNDUP(MAX((100-MAX([.N$5]+10*MIN([.AK12];0);0))*INT(([.$K12]-MAX([.AK12];0))*[.$J12])/100;0);0)" office:value-type="float" office:value="19" calcext:value-type="float">
            <text:p>19</text:p>
          </table:table-cell>
          <table:table-cell table:formula="of:=ROUNDUP(MAX((100-MAX([.O$5]+10*MIN([.AL12];0);0))*INT(([.$K12]-MAX([.AL12];0))*[.$J12])/100;0);0)" office:value-type="float" office:value="19" calcext:value-type="float">
            <text:p>19</text:p>
          </table:table-cell>
          <table:table-cell table:formula="of:=ROUNDUP(MAX((100-MAX([.P$5]+10*MIN([.AM12];0);0))*INT(([.$K12]-MAX([.AM12];0))*[.$J12])/100;0);0)" office:value-type="float" office:value="19" calcext:value-type="float">
            <text:p>19</text:p>
          </table:table-cell>
          <table:table-cell table:formula="of:=ROUNDUP(MAX((100-MAX([.Q$5]+10*MIN([.AN12];0);0))*INT(([.$K12]-MAX([.AN12];0))*[.$J12])/100;0);0)" office:value-type="float" office:value="19" calcext:value-type="float">
            <text:p>19</text:p>
          </table:table-cell>
          <table:table-cell table:formula="of:=ROUNDUP(MAX((100-MAX([.R$5]+10*MIN([.AO12];0);0))*INT(([.$K12]-MAX([.AO12];0))*[.$J12])/100;0);0)" office:value-type="float" office:value="19" calcext:value-type="float">
            <text:p>19</text:p>
          </table:table-cell>
          <table:table-cell table:formula="of:=ROUNDUP(MAX((100-MAX([.S$5]+10*MIN([.AP12];0);0))*INT(([.$K12]-MAX([.AP12];0))*[.$J12])/100;0);0)" office:value-type="float" office:value="19" calcext:value-type="float">
            <text:p>19</text:p>
          </table:table-cell>
          <table:table-cell table:formula="of:=ROUNDUP(MAX((100-MAX([.T$5]+10*MIN([.AQ12];0);0))*INT(([.$K12]-MAX([.AQ12];0))*[.$J12])/100;0);0)" office:value-type="float" office:value="19" calcext:value-type="float">
            <text:p>19</text:p>
          </table:table-cell>
          <table:table-cell table:formula="of:=ROUNDUP(MAX((100-MAX([.U$5]+10*MIN([.AR12];0);0))*INT(([.$K12]-MAX([.AR12];0))*[.$J12])/100;0);0)" office:value-type="float" office:value="19" calcext:value-type="float">
            <text:p>19</text:p>
          </table:table-cell>
          <table:table-cell table:formula="of:=ROUNDUP(MAX((100-MAX([.V$5]+10*MIN([.AS12];0);0))*INT(([.$K12]-MAX([.AS12];0))*[.$J12])/100;0);0)" office:value-type="float" office:value="19" calcext:value-type="float">
            <text:p>19</text:p>
          </table:table-cell>
          <table:table-cell table:formula="of:=ROUNDUP(MAX((100-MAX([.W$5]+10*MIN([.AT12];0);0))*INT(([.$K12]-MAX([.AT12];0))*[.$J12])/100;0);0)" office:value-type="float" office:value="19" calcext:value-type="float">
            <text:p>19</text:p>
          </table:table-cell>
          <table:table-cell table:formula="of:=ROUNDUP(MAX((100-MAX([.X$5]+10*MIN([.AU12];0);0))*INT(([.$K12]-MAX([.AU12];0))*[.$J12])/100;0);0)" office:value-type="float" office:value="19" calcext:value-type="float">
            <text:p>19</text:p>
          </table:table-cell>
          <table:table-cell table:formula="of:=ROUNDUP(MAX((100-MAX([.Y$5]+10*MIN([.AV12];0);0))*INT(([.$K12]-MAX([.AV12];0))*[.$J12])/100;0);0)" office:value-type="float" office:value="19" calcext:value-type="float">
            <text:p>19</text:p>
          </table:table-cell>
          <table:table-cell table:formula="of:=ROUNDUP(MAX((100-MAX([.Z$5]+10*MIN([.AW12];0);0))*INT(([.$K12]-MAX([.AW12];0))*[.$J12])/100;0);0)" office:value-type="float" office:value="19" calcext:value-type="float">
            <text:p>19</text:p>
          </table:table-cell>
          <table:table-cell table:formula="of:=ROUNDUP(MAX((100-MAX([.AA$5]+10*MIN([.AX12];0);0))*INT(([.$K12]-MAX([.AX12];0))*[.$J12])/100;0);0)" office:value-type="float" office:value="19" calcext:value-type="float">
            <text:p>19</text:p>
          </table:table-cell>
          <table:table-cell table:formula="of:=ROUNDUP(MAX((100-MAX([.AB$5]+10*MIN([.AY12];0);0))*INT(([.$K12]-MAX([.AY12];0))*[.$J12])/100;0);0)" office:value-type="float" office:value="18" calcext:value-type="float">
            <text:p>18</text:p>
          </table:table-cell>
          <table:table-cell table:formula="of:=ROUNDUP(MAX((100-MAX([.AC$5]+10*MIN([.AZ12];0);0))*INT(([.$K12]-MAX([.AZ12];0))*[.$J12])/100;0);0)" office:value-type="float" office:value="14" calcext:value-type="float">
            <text:p>14</text:p>
          </table:table-cell>
          <table:table-cell table:number-columns-repeated="6"/>
          <table:table-cell table:formula="of:=FLOOR([.M$4]*IF([.$E12];0.2;1))-[.$G12]" office:value-type="float" office:value="-8" calcext:value-type="float">
            <text:p>-8</text:p>
          </table:table-cell>
          <table:table-cell table:formula="of:=FLOOR([.N$4]*IF([.$E12];0.2;1))-[.$G12]" office:value-type="float" office:value="-8" calcext:value-type="float">
            <text:p>-8</text:p>
          </table:table-cell>
          <table:table-cell table:formula="of:=FLOOR([.O$4]*IF([.$E12];0.2;1))-[.$G12]" office:value-type="float" office:value="-8" calcext:value-type="float">
            <text:p>-8</text:p>
          </table:table-cell>
          <table:table-cell table:formula="of:=FLOOR([.P$4]*IF([.$E12];0.2;1))-[.$G12]" office:value-type="float" office:value="-8" calcext:value-type="float">
            <text:p>-8</text:p>
          </table:table-cell>
          <table:table-cell table:formula="of:=FLOOR([.Q$4]*IF([.$E12];0.2;1))-[.$G12]" office:value-type="float" office:value="-8" calcext:value-type="float">
            <text:p>-8</text:p>
          </table:table-cell>
          <table:table-cell table:formula="of:=FLOOR([.R$4]*IF([.$E12];0.2;1))-[.$G12]" office:value-type="float" office:value="-8" calcext:value-type="float">
            <text:p>-8</text:p>
          </table:table-cell>
          <table:table-cell table:formula="of:=FLOOR([.S$4]*IF([.$E12];0.2;1))-[.$G12]" office:value-type="float" office:value="-8" calcext:value-type="float">
            <text:p>-8</text:p>
          </table:table-cell>
          <table:table-cell table:formula="of:=FLOOR([.T$4]*IF([.$E12];0.2;1))-[.$G12]" office:value-type="float" office:value="-8" calcext:value-type="float">
            <text:p>-8</text:p>
          </table:table-cell>
          <table:table-cell table:formula="of:=FLOOR([.U$4]*IF([.$E12];0.2;1))-[.$G12]" office:value-type="float" office:value="-8" calcext:value-type="float">
            <text:p>-8</text:p>
          </table:table-cell>
          <table:table-cell table:formula="of:=FLOOR([.V$4]*IF([.$E12];0.2;1))-[.$G12]" office:value-type="float" office:value="-7" calcext:value-type="float">
            <text:p>-7</text:p>
          </table:table-cell>
          <table:table-cell table:formula="of:=FLOOR([.W$4]*IF([.$E12];0.2;1))-[.$G12]" office:value-type="float" office:value="-7" calcext:value-type="float">
            <text:p>-7</text:p>
          </table:table-cell>
          <table:table-cell table:formula="of:=FLOOR([.X$4]*IF([.$E12];0.2;1))-[.$G12]" office:value-type="float" office:value="-7" calcext:value-type="float">
            <text:p>-7</text:p>
          </table:table-cell>
          <table:table-cell table:formula="of:=FLOOR([.Y$4]*IF([.$E12];0.2;1))-[.$G12]" office:value-type="float" office:value="-6" calcext:value-type="float">
            <text:p>-6</text:p>
          </table:table-cell>
          <table:table-cell table:formula="of:=FLOOR([.Z$4]*IF([.$E12];0.2;1))-[.$G12]" office:value-type="float" office:value="-6" calcext:value-type="float">
            <text:p>-6</text:p>
          </table:table-cell>
          <table:table-cell table:formula="of:=FLOOR([.AA$4]*IF([.$E12];0.2;1))-[.$G12]" office:value-type="float" office:value="-6" calcext:value-type="float">
            <text:p>-6</text:p>
          </table:table-cell>
          <table:table-cell table:formula="of:=FLOOR([.AB$4]*IF([.$E12];0.2;1))-[.$G12]" office:value-type="float" office:value="-6" calcext:value-type="float">
            <text:p>-6</text:p>
          </table:table-cell>
          <table:table-cell table:formula="of:=FLOOR([.AC$4]*IF([.$E12];0.2;1))-[.$G12]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3];[$'EcCo ammo'.$A$6:$'EcCo ammo'.$A$37];[$'EcCo ammo'.F$6:$'EcCo ammo'.F$37])" office:value-type="float" office:value="0" calcext:value-type="float">
            <text:p>0</text:p>
          </table:table-cell>
          <table:table-cell table:formula="of:=FLOOR(LOOKUP([.$B13];[$'EcCo ammo'.$A$6:$'EcCo ammo'.$A$37];[$'EcCo ammo'.H$6:$'EcCo ammo'.H$37]))" office:value-type="float" office:value="4" calcext:value-type="float">
            <text:p>4</text:p>
          </table:table-cell>
          <table:table-cell table:formula="of:=LOOKUP([.$B13];[$'EcCo ammo'.$A$6:$'EcCo ammo'.$A$37];[$'EcCo ammo'.I$6:$'EcCo ammo'.I$37])" office:value-type="float" office:value="1" calcext:value-type="float">
            <text:p>1</text:p>
          </table:table-cell>
          <table:table-cell table:formula="of:=LOOKUP([.$B13];[$'EcCo ammo'.$A$6:$'EcCo ammo'.$A$37];[$'EcCo ammo'.J$6:$'EcCo ammo'.J$37])" office:value-type="float" office:value="1" calcext:value-type="float">
            <text:p>1</text:p>
          </table:table-cell>
          <table:table-cell table:formula="of:=[.H13]/[.I13]" office:value-type="float" office:value="1" calcext:value-type="float">
            <text:p>1.00</text:p>
          </table:table-cell>
          <table:table-cell table:formula="of:=ROUND(AVERAGE([.C13];[.D13]))" office:value-type="float" office:value="20" calcext:value-type="float">
            <text:p>20</text:p>
          </table:table-cell>
          <table:table-cell/>
          <table:table-cell table:formula="of:=ROUNDUP(MAX((100-MAX([.M$5]+10*MIN([.AJ13];0);0))*INT(([.$K13]-MAX([.AJ13];0))*[.$J13])/100;0);0)" office:value-type="float" office:value="20" calcext:value-type="float">
            <text:p>20</text:p>
          </table:table-cell>
          <table:table-cell table:formula="of:=ROUNDUP(MAX((100-MAX([.N$5]+10*MIN([.AK13];0);0))*INT(([.$K13]-MAX([.AK13];0))*[.$J13])/100;0);0)" office:value-type="float" office:value="20" calcext:value-type="float">
            <text:p>20</text:p>
          </table:table-cell>
          <table:table-cell table:formula="of:=ROUNDUP(MAX((100-MAX([.O$5]+10*MIN([.AL13];0);0))*INT(([.$K13]-MAX([.AL13];0))*[.$J13])/100;0);0)" office:value-type="float" office:value="20" calcext:value-type="float">
            <text:p>20</text:p>
          </table:table-cell>
          <table:table-cell table:formula="of:=ROUNDUP(MAX((100-MAX([.P$5]+10*MIN([.AM13];0);0))*INT(([.$K13]-MAX([.AM13];0))*[.$J13])/100;0);0)" office:value-type="float" office:value="19" calcext:value-type="float">
            <text:p>19</text:p>
          </table:table-cell>
          <table:table-cell table:formula="of:=ROUNDUP(MAX((100-MAX([.Q$5]+10*MIN([.AN13];0);0))*INT(([.$K13]-MAX([.AN13];0))*[.$J13])/100;0);0)" office:value-type="float" office:value="18" calcext:value-type="float">
            <text:p>18</text:p>
          </table:table-cell>
          <table:table-cell table:formula="of:=ROUNDUP(MAX((100-MAX([.R$5]+10*MIN([.AO13];0);0))*INT(([.$K13]-MAX([.AO13];0))*[.$J13])/100;0);0)" office:value-type="float" office:value="18" calcext:value-type="float">
            <text:p>18</text:p>
          </table:table-cell>
          <table:table-cell table:formula="of:=ROUNDUP(MAX((100-MAX([.S$5]+10*MIN([.AP13];0);0))*INT(([.$K13]-MAX([.AP13];0))*[.$J13])/100;0);0)" office:value-type="float" office:value="14" calcext:value-type="float">
            <text:p>14</text:p>
          </table:table-cell>
          <table:table-cell table:formula="of:=ROUNDUP(MAX((100-MAX([.T$5]+10*MIN([.AQ13];0);0))*INT(([.$K13]-MAX([.AQ13];0))*[.$J13])/100;0);0)" office:value-type="float" office:value="13" calcext:value-type="float">
            <text:p>13</text:p>
          </table:table-cell>
          <table:table-cell table:formula="of:=ROUNDUP(MAX((100-MAX([.U$5]+10*MIN([.AR13];0);0))*INT(([.$K13]-MAX([.AR13];0))*[.$J13])/100;0);0)" office:value-type="float" office:value="13" calcext:value-type="float">
            <text:p>13</text:p>
          </table:table-cell>
          <table:table-cell table:formula="of:=ROUNDUP(MAX((100-MAX([.V$5]+10*MIN([.AS13];0);0))*INT(([.$K13]-MAX([.AS13];0))*[.$J13])/100;0);0)" office:value-type="float" office:value="11" calcext:value-type="float">
            <text:p>11</text:p>
          </table:table-cell>
          <table:table-cell table:formula="of:=ROUNDUP(MAX((100-MAX([.W$5]+10*MIN([.AT13];0);0))*INT(([.$K13]-MAX([.AT13];0))*[.$J13])/100;0);0)" office:value-type="float" office:value="10" calcext:value-type="float">
            <text:p>10</text:p>
          </table:table-cell>
          <table:table-cell table:formula="of:=ROUNDUP(MAX((100-MAX([.X$5]+10*MIN([.AU13];0);0))*INT(([.$K13]-MAX([.AU13];0))*[.$J13])/100;0);0)" office:value-type="float" office:value="9" calcext:value-type="float">
            <text:p>9</text:p>
          </table:table-cell>
          <table:table-cell table:formula="of:=ROUNDUP(MAX((100-MAX([.Y$5]+10*MIN([.AV13];0);0))*INT(([.$K13]-MAX([.AV13];0))*[.$J13])/100;0);0)" office:value-type="float" office:value="7" calcext:value-type="float">
            <text:p>7</text:p>
          </table:table-cell>
          <table:table-cell table:formula="of:=ROUNDUP(MAX((100-MAX([.Z$5]+10*MIN([.AW13];0);0))*INT(([.$K13]-MAX([.AW13];0))*[.$J13])/100;0);0)" office:value-type="float" office:value="6" calcext:value-type="float">
            <text:p>6</text:p>
          </table:table-cell>
          <table:table-cell table:formula="of:=ROUNDUP(MAX((100-MAX([.AA$5]+10*MIN([.AX13];0);0))*INT(([.$K13]-MAX([.AX13];0))*[.$J13])/100;0);0)" office:value-type="float" office:value="4" calcext:value-type="float">
            <text:p>4</text:p>
          </table:table-cell>
          <table:table-cell table:formula="of:=ROUNDUP(MAX((100-MAX([.AB$5]+10*MIN([.AY13];0);0))*INT(([.$K13]-MAX([.AY13];0))*[.$J13])/100;0);0)" office:value-type="float" office:value="3" calcext:value-type="float">
            <text:p>3</text:p>
          </table:table-cell>
          <table:table-cell table:formula="of:=ROUNDUP(MAX((100-MAX([.AC$5]+10*MIN([.AZ13];0);0))*INT(([.$K13]-MAX([.AZ13];0))*[.$J13])/100;0);0)" office:value-type="float" office:value="2" calcext:value-type="float">
            <text:p>2</text:p>
          </table:table-cell>
          <table:table-cell table:number-columns-repeated="6"/>
          <table:table-cell table:formula="of:=FLOOR([.M$4]*IF([.$E13];0.2;1))-[.$G13]" office:value-type="float" office:value="-4" calcext:value-type="float">
            <text:p>-4</text:p>
          </table:table-cell>
          <table:table-cell table:formula="of:=FLOOR([.N$4]*IF([.$E13];0.2;1))-[.$G13]" office:value-type="float" office:value="-4" calcext:value-type="float">
            <text:p>-4</text:p>
          </table:table-cell>
          <table:table-cell table:formula="of:=FLOOR([.O$4]*IF([.$E13];0.2;1))-[.$G13]" office:value-type="float" office:value="-4" calcext:value-type="float">
            <text:p>-4</text:p>
          </table:table-cell>
          <table:table-cell table:formula="of:=FLOOR([.P$4]*IF([.$E13];0.2;1))-[.$G13]" office:value-type="float" office:value="-2" calcext:value-type="float">
            <text:p>-2</text:p>
          </table:table-cell>
          <table:table-cell table:formula="of:=FLOOR([.Q$4]*IF([.$E13];0.2;1))-[.$G13]" office:value-type="float" office:value="-2" calcext:value-type="float">
            <text:p>-2</text:p>
          </table:table-cell>
          <table:table-cell table:formula="of:=FLOOR([.R$4]*IF([.$E13];0.2;1))-[.$G13]" office:value-type="float" office:value="-2" calcext:value-type="float">
            <text:p>-2</text:p>
          </table:table-cell>
          <table:table-cell table:formula="of:=FLOOR([.S$4]*IF([.$E13];0.2;1))-[.$G13]" office:value-type="float" office:value="0" calcext:value-type="float">
            <text:p>0</text:p>
          </table:table-cell>
          <table:table-cell table:formula="of:=FLOOR([.T$4]*IF([.$E13];0.2;1))-[.$G13]" office:value-type="float" office:value="0" calcext:value-type="float">
            <text:p>0</text:p>
          </table:table-cell>
          <table:table-cell table:formula="of:=FLOOR([.U$4]*IF([.$E13];0.2;1))-[.$G13]" office:value-type="float" office:value="0" calcext:value-type="float">
            <text:p>0</text:p>
          </table:table-cell>
          <table:table-cell table:formula="of:=FLOOR([.V$4]*IF([.$E13];0.2;1))-[.$G13]" office:value-type="float" office:value="2" calcext:value-type="float">
            <text:p>2</text:p>
          </table:table-cell>
          <table:table-cell table:formula="of:=FLOOR([.W$4]*IF([.$E13];0.2;1))-[.$G13]" office:value-type="float" office:value="2" calcext:value-type="float">
            <text:p>2</text:p>
          </table:table-cell>
          <table:table-cell table:formula="of:=FLOOR([.X$4]*IF([.$E13];0.2;1))-[.$G13]" office:value-type="float" office:value="4" calcext:value-type="float">
            <text:p>4</text:p>
          </table:table-cell>
          <table:table-cell table:formula="of:=FLOOR([.Y$4]*IF([.$E13];0.2;1))-[.$G13]" office:value-type="float" office:value="6" calcext:value-type="float">
            <text:p>6</text:p>
          </table:table-cell>
          <table:table-cell table:formula="of:=FLOOR([.Z$4]*IF([.$E13];0.2;1))-[.$G13]" office:value-type="float" office:value="8" calcext:value-type="float">
            <text:p>8</text:p>
          </table:table-cell>
          <table:table-cell table:formula="of:=FLOOR([.AA$4]*IF([.$E13];0.2;1))-[.$G13]" office:value-type="float" office:value="10" calcext:value-type="float">
            <text:p>10</text:p>
          </table:table-cell>
          <table:table-cell table:formula="of:=FLOOR([.AB$4]*IF([.$E13];0.2;1))-[.$G13]" office:value-type="float" office:value="10" calcext:value-type="float">
            <text:p>10</text:p>
          </table:table-cell>
          <table:table-cell table:formula="of:=FLOOR([.AC$4]*IF([.$E13];0.2;1))-[.$G13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4];[$'EcCo ammo'.$A$6:$'EcCo ammo'.$A$37];[$'EcCo ammo'.H$6:$'EcCo ammo'.H$37]))" office:value-type="float" office:value="8" calcext:value-type="float">
            <text:p>8</text:p>
          </table:table-cell>
          <table:table-cell table:formula="of:=LOOKUP([.$B14];[$'EcCo ammo'.$A$6:$'EcCo ammo'.$A$37];[$'EcCo ammo'.I$6:$'EcCo ammo'.I$37])" office:value-type="float" office:value="1" calcext:value-type="float">
            <text:p>1</text:p>
          </table:table-cell>
          <table:table-cell table:formula="of:=LOOKUP([.$B14];[$'EcCo ammo'.$A$6:$'EcCo ammo'.$A$37];[$'EcCo ammo'.J$6:$'EcCo ammo'.J$37])" office:value-type="float" office:value="1" calcext:value-type="float">
            <text:p>1</text:p>
          </table:table-cell>
          <table:table-cell table:formula="of:=[.H14]/[.I14]" office:value-type="float" office:value="1" calcext:value-type="float">
            <text:p>1.00</text:p>
          </table:table-cell>
          <table:table-cell table:formula="of:=ROUND(AVERAGE([.C14];[.D14]))" office:value-type="float" office:value="20" calcext:value-type="float">
            <text:p>20</text:p>
          </table:table-cell>
          <table:table-cell/>
          <table:table-cell table:formula="of:=ROUNDUP(MAX((100-MAX([.M$5]+10*MIN([.AJ14];0);0))*INT(([.$K14]-MAX([.AJ14];0))*[.$J14])/100;0);0)" office:value-type="float" office:value="20" calcext:value-type="float">
            <text:p>20</text:p>
          </table:table-cell>
          <table:table-cell table:formula="of:=ROUNDUP(MAX((100-MAX([.N$5]+10*MIN([.AK14];0);0))*INT(([.$K14]-MAX([.AK14];0))*[.$J14])/100;0);0)" office:value-type="float" office:value="20" calcext:value-type="float">
            <text:p>20</text:p>
          </table:table-cell>
          <table:table-cell table:formula="of:=ROUNDUP(MAX((100-MAX([.O$5]+10*MIN([.AL14];0);0))*INT(([.$K14]-MAX([.AL14];0))*[.$J14])/100;0);0)" office:value-type="float" office:value="20" calcext:value-type="float">
            <text:p>20</text:p>
          </table:table-cell>
          <table:table-cell table:formula="of:=ROUNDUP(MAX((100-MAX([.P$5]+10*MIN([.AM14];0);0))*INT(([.$K14]-MAX([.AM14];0))*[.$J14])/100;0);0)" office:value-type="float" office:value="20" calcext:value-type="float">
            <text:p>20</text:p>
          </table:table-cell>
          <table:table-cell table:formula="of:=ROUNDUP(MAX((100-MAX([.Q$5]+10*MIN([.AN14];0);0))*INT(([.$K14]-MAX([.AN14];0))*[.$J14])/100;0);0)" office:value-type="float" office:value="20" calcext:value-type="float">
            <text:p>20</text:p>
          </table:table-cell>
          <table:table-cell table:formula="of:=ROUNDUP(MAX((100-MAX([.R$5]+10*MIN([.AO14];0);0))*INT(([.$K14]-MAX([.AO14];0))*[.$J14])/100;0);0)" office:value-type="float" office:value="20" calcext:value-type="float">
            <text:p>20</text:p>
          </table:table-cell>
          <table:table-cell table:formula="of:=ROUNDUP(MAX((100-MAX([.S$5]+10*MIN([.AP14];0);0))*INT(([.$K14]-MAX([.AP14];0))*[.$J14])/100;0);0)" office:value-type="float" office:value="20" calcext:value-type="float">
            <text:p>20</text:p>
          </table:table-cell>
          <table:table-cell table:formula="of:=ROUNDUP(MAX((100-MAX([.T$5]+10*MIN([.AQ14];0);0))*INT(([.$K14]-MAX([.AQ14];0))*[.$J14])/100;0);0)" office:value-type="float" office:value="20" calcext:value-type="float">
            <text:p>20</text:p>
          </table:table-cell>
          <table:table-cell table:formula="of:=ROUNDUP(MAX((100-MAX([.U$5]+10*MIN([.AR14];0);0))*INT(([.$K14]-MAX([.AR14];0))*[.$J14])/100;0);0)" office:value-type="float" office:value="20" calcext:value-type="float">
            <text:p>20</text:p>
          </table:table-cell>
          <table:table-cell table:formula="of:=ROUNDUP(MAX((100-MAX([.V$5]+10*MIN([.AS14];0);0))*INT(([.$K14]-MAX([.AS14];0))*[.$J14])/100;0);0)" office:value-type="float" office:value="16" calcext:value-type="float">
            <text:p>16</text:p>
          </table:table-cell>
          <table:table-cell table:formula="of:=ROUNDUP(MAX((100-MAX([.W$5]+10*MIN([.AT14];0);0))*INT(([.$K14]-MAX([.AT14];0))*[.$J14])/100;0);0)" office:value-type="float" office:value="15" calcext:value-type="float">
            <text:p>15</text:p>
          </table:table-cell>
          <table:table-cell table:formula="of:=ROUNDUP(MAX((100-MAX([.X$5]+10*MIN([.AU14];0);0))*INT(([.$K14]-MAX([.AU14];0))*[.$J14])/100;0);0)" office:value-type="float" office:value="11" calcext:value-type="float">
            <text:p>11</text:p>
          </table:table-cell>
          <table:table-cell table:formula="of:=ROUNDUP(MAX((100-MAX([.Y$5]+10*MIN([.AV14];0);0))*INT(([.$K14]-MAX([.AV14];0))*[.$J14])/100;0);0)" office:value-type="float" office:value="9" calcext:value-type="float">
            <text:p>9</text:p>
          </table:table-cell>
          <table:table-cell table:formula="of:=ROUNDUP(MAX((100-MAX([.Z$5]+10*MIN([.AW14];0);0))*INT(([.$K14]-MAX([.AW14];0))*[.$J14])/100;0);0)" office:value-type="float" office:value="8" calcext:value-type="float">
            <text:p>8</text:p>
          </table:table-cell>
          <table:table-cell table:formula="of:=ROUNDUP(MAX((100-MAX([.AA$5]+10*MIN([.AX14];0);0))*INT(([.$K14]-MAX([.AX14];0))*[.$J14])/100;0);0)" office:value-type="float" office:value="5" calcext:value-type="float">
            <text:p>5</text:p>
          </table:table-cell>
          <table:table-cell table:formula="of:=ROUNDUP(MAX((100-MAX([.AB$5]+10*MIN([.AY14];0);0))*INT(([.$K14]-MAX([.AY14];0))*[.$J14])/100;0);0)" office:value-type="float" office:value="5" calcext:value-type="float">
            <text:p>5</text:p>
          </table:table-cell>
          <table:table-cell table:formula="of:=ROUNDUP(MAX((100-MAX([.AC$5]+10*MIN([.AZ14];0);0))*INT(([.$K14]-MAX([.AZ14];0))*[.$J14])/100;0);0)" office:value-type="float" office:value="3" calcext:value-type="float">
            <text:p>3</text:p>
          </table:table-cell>
          <table:table-cell table:number-columns-repeated="6"/>
          <table:table-cell table:formula="of:=FLOOR([.M$4]*IF([.$E14];0.2;1))-[.$G14]" office:value-type="float" office:value="-8" calcext:value-type="float">
            <text:p>-8</text:p>
          </table:table-cell>
          <table:table-cell table:formula="of:=FLOOR([.N$4]*IF([.$E14];0.2;1))-[.$G14]" office:value-type="float" office:value="-8" calcext:value-type="float">
            <text:p>-8</text:p>
          </table:table-cell>
          <table:table-cell table:formula="of:=FLOOR([.O$4]*IF([.$E14];0.2;1))-[.$G14]" office:value-type="float" office:value="-8" calcext:value-type="float">
            <text:p>-8</text:p>
          </table:table-cell>
          <table:table-cell table:formula="of:=FLOOR([.P$4]*IF([.$E14];0.2;1))-[.$G14]" office:value-type="float" office:value="-6" calcext:value-type="float">
            <text:p>-6</text:p>
          </table:table-cell>
          <table:table-cell table:formula="of:=FLOOR([.Q$4]*IF([.$E14];0.2;1))-[.$G14]" office:value-type="float" office:value="-6" calcext:value-type="float">
            <text:p>-6</text:p>
          </table:table-cell>
          <table:table-cell table:formula="of:=FLOOR([.R$4]*IF([.$E14];0.2;1))-[.$G14]" office:value-type="float" office:value="-6" calcext:value-type="float">
            <text:p>-6</text:p>
          </table:table-cell>
          <table:table-cell table:formula="of:=FLOOR([.S$4]*IF([.$E14];0.2;1))-[.$G14]" office:value-type="float" office:value="-4" calcext:value-type="float">
            <text:p>-4</text:p>
          </table:table-cell>
          <table:table-cell table:formula="of:=FLOOR([.T$4]*IF([.$E14];0.2;1))-[.$G14]" office:value-type="float" office:value="-4" calcext:value-type="float">
            <text:p>-4</text:p>
          </table:table-cell>
          <table:table-cell table:formula="of:=FLOOR([.U$4]*IF([.$E14];0.2;1))-[.$G14]" office:value-type="float" office:value="-4" calcext:value-type="float">
            <text:p>-4</text:p>
          </table:table-cell>
          <table:table-cell table:formula="of:=FLOOR([.V$4]*IF([.$E14];0.2;1))-[.$G14]" office:value-type="float" office:value="-2" calcext:value-type="float">
            <text:p>-2</text:p>
          </table:table-cell>
          <table:table-cell table:formula="of:=FLOOR([.W$4]*IF([.$E14];0.2;1))-[.$G14]" office:value-type="float" office:value="-2" calcext:value-type="float">
            <text:p>-2</text:p>
          </table:table-cell>
          <table:table-cell table:formula="of:=FLOOR([.X$4]*IF([.$E14];0.2;1))-[.$G14]" office:value-type="float" office:value="0" calcext:value-type="float">
            <text:p>0</text:p>
          </table:table-cell>
          <table:table-cell table:formula="of:=FLOOR([.Y$4]*IF([.$E14];0.2;1))-[.$G14]" office:value-type="float" office:value="2" calcext:value-type="float">
            <text:p>2</text:p>
          </table:table-cell>
          <table:table-cell table:formula="of:=FLOOR([.Z$4]*IF([.$E14];0.2;1))-[.$G14]" office:value-type="float" office:value="4" calcext:value-type="float">
            <text:p>4</text:p>
          </table:table-cell>
          <table:table-cell table:formula="of:=FLOOR([.AA$4]*IF([.$E14];0.2;1))-[.$G14]" office:value-type="float" office:value="6" calcext:value-type="float">
            <text:p>6</text:p>
          </table:table-cell>
          <table:table-cell table:formula="of:=FLOOR([.AB$4]*IF([.$E14];0.2;1))-[.$G14]" office:value-type="float" office:value="6" calcext:value-type="float">
            <text:p>6</text:p>
          </table:table-cell>
          <table:table-cell table:formula="of:=FLOOR([.AC$4]*IF([.$E14];0.2;1))-[.$G14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5];[$'EcCo ammo'.$A$6:$'EcCo ammo'.$A$37];[$'EcCo ammo'.F$6:$'EcCo ammo'.F$37])" office:value-type="float" office:value="0" calcext:value-type="float">
            <text:p>0</text:p>
          </table:table-cell>
          <table:table-cell table:formula="of:=FLOOR(LOOKUP([.$B15];[$'EcCo ammo'.$A$6:$'EcCo ammo'.$A$37];[$'EcCo ammo'.H$6:$'EcCo ammo'.H$37]))" office:value-type="float" office:value="4" calcext:value-type="float">
            <text:p>4</text:p>
          </table:table-cell>
          <table:table-cell table:formula="of:=LOOKUP([.$B15];[$'EcCo ammo'.$A$6:$'EcCo ammo'.$A$37];[$'EcCo ammo'.I$6:$'EcCo ammo'.I$37])" office:value-type="float" office:value="1" calcext:value-type="float">
            <text:p>1</text:p>
          </table:table-cell>
          <table:table-cell table:formula="of:=LOOKUP([.$B15];[$'EcCo ammo'.$A$6:$'EcCo ammo'.$A$37];[$'EcCo ammo'.J$6:$'EcCo ammo'.J$37])" office:value-type="float" office:value="1" calcext:value-type="float">
            <text:p>1</text:p>
          </table:table-cell>
          <table:table-cell table:formula="of:=[.H15]/[.I15]" office:value-type="float" office:value="1" calcext:value-type="float">
            <text:p>1.00</text:p>
          </table:table-cell>
          <table:table-cell table:formula="of:=ROUND(AVERAGE([.C15];[.D15]))" office:value-type="float" office:value="21" calcext:value-type="float">
            <text:p>21</text:p>
          </table:table-cell>
          <table:table-cell/>
          <table:table-cell table:formula="of:=ROUNDUP(MAX((100-MAX([.M$5]+10*MIN([.AJ15];0);0))*INT(([.$K15]-MAX([.AJ15];0))*[.$J15])/100;0);0)" office:value-type="float" office:value="21" calcext:value-type="float">
            <text:p>21</text:p>
          </table:table-cell>
          <table:table-cell table:formula="of:=ROUNDUP(MAX((100-MAX([.N$5]+10*MIN([.AK15];0);0))*INT(([.$K15]-MAX([.AK15];0))*[.$J15])/100;0);0)" office:value-type="float" office:value="21" calcext:value-type="float">
            <text:p>21</text:p>
          </table:table-cell>
          <table:table-cell table:formula="of:=ROUNDUP(MAX((100-MAX([.O$5]+10*MIN([.AL15];0);0))*INT(([.$K15]-MAX([.AL15];0))*[.$J15])/100;0);0)" office:value-type="float" office:value="21" calcext:value-type="float">
            <text:p>21</text:p>
          </table:table-cell>
          <table:table-cell table:formula="of:=ROUNDUP(MAX((100-MAX([.P$5]+10*MIN([.AM15];0);0))*INT(([.$K15]-MAX([.AM15];0))*[.$J15])/100;0);0)" office:value-type="float" office:value="20" calcext:value-type="float">
            <text:p>20</text:p>
          </table:table-cell>
          <table:table-cell table:formula="of:=ROUNDUP(MAX((100-MAX([.Q$5]+10*MIN([.AN15];0);0))*INT(([.$K15]-MAX([.AN15];0))*[.$J15])/100;0);0)" office:value-type="float" office:value="19" calcext:value-type="float">
            <text:p>19</text:p>
          </table:table-cell>
          <table:table-cell table:formula="of:=ROUNDUP(MAX((100-MAX([.R$5]+10*MIN([.AO15];0);0))*INT(([.$K15]-MAX([.AO15];0))*[.$J15])/100;0);0)" office:value-type="float" office:value="19" calcext:value-type="float">
            <text:p>19</text:p>
          </table:table-cell>
          <table:table-cell table:formula="of:=ROUNDUP(MAX((100-MAX([.S$5]+10*MIN([.AP15];0);0))*INT(([.$K15]-MAX([.AP15];0))*[.$J15])/100;0);0)" office:value-type="float" office:value="15" calcext:value-type="float">
            <text:p>15</text:p>
          </table:table-cell>
          <table:table-cell table:formula="of:=ROUNDUP(MAX((100-MAX([.T$5]+10*MIN([.AQ15];0);0))*INT(([.$K15]-MAX([.AQ15];0))*[.$J15])/100;0);0)" office:value-type="float" office:value="14" calcext:value-type="float">
            <text:p>14</text:p>
          </table:table-cell>
          <table:table-cell table:formula="of:=ROUNDUP(MAX((100-MAX([.U$5]+10*MIN([.AR15];0);0))*INT(([.$K15]-MAX([.AR15];0))*[.$J15])/100;0);0)" office:value-type="float" office:value="14" calcext:value-type="float">
            <text:p>14</text:p>
          </table:table-cell>
          <table:table-cell table:formula="of:=ROUNDUP(MAX((100-MAX([.V$5]+10*MIN([.AS15];0);0))*INT(([.$K15]-MAX([.AS15];0))*[.$J15])/100;0);0)" office:value-type="float" office:value="12" calcext:value-type="float">
            <text:p>12</text:p>
          </table:table-cell>
          <table:table-cell table:formula="of:=ROUNDUP(MAX((100-MAX([.W$5]+10*MIN([.AT15];0);0))*INT(([.$K15]-MAX([.AT15];0))*[.$J15])/100;0);0)" office:value-type="float" office:value="11" calcext:value-type="float">
            <text:p>11</text:p>
          </table:table-cell>
          <table:table-cell table:formula="of:=ROUNDUP(MAX((100-MAX([.X$5]+10*MIN([.AU15];0);0))*INT(([.$K15]-MAX([.AU15];0))*[.$J15])/100;0);0)" office:value-type="float" office:value="10" calcext:value-type="float">
            <text:p>10</text:p>
          </table:table-cell>
          <table:table-cell table:formula="of:=ROUNDUP(MAX((100-MAX([.Y$5]+10*MIN([.AV15];0);0))*INT(([.$K15]-MAX([.AV15];0))*[.$J15])/100;0);0)" office:value-type="float" office:value="8" calcext:value-type="float">
            <text:p>8</text:p>
          </table:table-cell>
          <table:table-cell table:formula="of:=ROUNDUP(MAX((100-MAX([.Z$5]+10*MIN([.AW15];0);0))*INT(([.$K15]-MAX([.AW15];0))*[.$J15])/100;0);0)" office:value-type="float" office:value="7" calcext:value-type="float">
            <text:p>7</text:p>
          </table:table-cell>
          <table:table-cell table:formula="of:=ROUNDUP(MAX((100-MAX([.AA$5]+10*MIN([.AX15];0);0))*INT(([.$K15]-MAX([.AX15];0))*[.$J15])/100;0);0)" office:value-type="float" office:value="4" calcext:value-type="float">
            <text:p>4</text:p>
          </table:table-cell>
          <table:table-cell table:formula="of:=ROUNDUP(MAX((100-MAX([.AB$5]+10*MIN([.AY15];0);0))*INT(([.$K15]-MAX([.AY15];0))*[.$J15])/100;0);0)" office:value-type="float" office:value="4" calcext:value-type="float">
            <text:p>4</text:p>
          </table:table-cell>
          <table:table-cell table:formula="of:=ROUNDUP(MAX((100-MAX([.AC$5]+10*MIN([.AZ15];0);0))*INT(([.$K15]-MAX([.AZ15];0))*[.$J15])/100;0);0)" office:value-type="float" office:value="2" calcext:value-type="float">
            <text:p>2</text:p>
          </table:table-cell>
          <table:table-cell table:number-columns-repeated="6"/>
          <table:table-cell table:formula="of:=FLOOR([.M$4]*IF([.$E15];0.2;1))-[.$G15]" office:value-type="float" office:value="-4" calcext:value-type="float">
            <text:p>-4</text:p>
          </table:table-cell>
          <table:table-cell table:formula="of:=FLOOR([.N$4]*IF([.$E15];0.2;1))-[.$G15]" office:value-type="float" office:value="-4" calcext:value-type="float">
            <text:p>-4</text:p>
          </table:table-cell>
          <table:table-cell table:formula="of:=FLOOR([.O$4]*IF([.$E15];0.2;1))-[.$G15]" office:value-type="float" office:value="-4" calcext:value-type="float">
            <text:p>-4</text:p>
          </table:table-cell>
          <table:table-cell table:formula="of:=FLOOR([.P$4]*IF([.$E15];0.2;1))-[.$G15]" office:value-type="float" office:value="-2" calcext:value-type="float">
            <text:p>-2</text:p>
          </table:table-cell>
          <table:table-cell table:formula="of:=FLOOR([.Q$4]*IF([.$E15];0.2;1))-[.$G15]" office:value-type="float" office:value="-2" calcext:value-type="float">
            <text:p>-2</text:p>
          </table:table-cell>
          <table:table-cell table:formula="of:=FLOOR([.R$4]*IF([.$E15];0.2;1))-[.$G15]" office:value-type="float" office:value="-2" calcext:value-type="float">
            <text:p>-2</text:p>
          </table:table-cell>
          <table:table-cell table:formula="of:=FLOOR([.S$4]*IF([.$E15];0.2;1))-[.$G15]" office:value-type="float" office:value="0" calcext:value-type="float">
            <text:p>0</text:p>
          </table:table-cell>
          <table:table-cell table:formula="of:=FLOOR([.T$4]*IF([.$E15];0.2;1))-[.$G15]" office:value-type="float" office:value="0" calcext:value-type="float">
            <text:p>0</text:p>
          </table:table-cell>
          <table:table-cell table:formula="of:=FLOOR([.U$4]*IF([.$E15];0.2;1))-[.$G15]" office:value-type="float" office:value="0" calcext:value-type="float">
            <text:p>0</text:p>
          </table:table-cell>
          <table:table-cell table:formula="of:=FLOOR([.V$4]*IF([.$E15];0.2;1))-[.$G15]" office:value-type="float" office:value="2" calcext:value-type="float">
            <text:p>2</text:p>
          </table:table-cell>
          <table:table-cell table:formula="of:=FLOOR([.W$4]*IF([.$E15];0.2;1))-[.$G15]" office:value-type="float" office:value="2" calcext:value-type="float">
            <text:p>2</text:p>
          </table:table-cell>
          <table:table-cell table:formula="of:=FLOOR([.X$4]*IF([.$E15];0.2;1))-[.$G15]" office:value-type="float" office:value="4" calcext:value-type="float">
            <text:p>4</text:p>
          </table:table-cell>
          <table:table-cell table:formula="of:=FLOOR([.Y$4]*IF([.$E15];0.2;1))-[.$G15]" office:value-type="float" office:value="6" calcext:value-type="float">
            <text:p>6</text:p>
          </table:table-cell>
          <table:table-cell table:formula="of:=FLOOR([.Z$4]*IF([.$E15];0.2;1))-[.$G15]" office:value-type="float" office:value="8" calcext:value-type="float">
            <text:p>8</text:p>
          </table:table-cell>
          <table:table-cell table:formula="of:=FLOOR([.AA$4]*IF([.$E15];0.2;1))-[.$G15]" office:value-type="float" office:value="10" calcext:value-type="float">
            <text:p>10</text:p>
          </table:table-cell>
          <table:table-cell table:formula="of:=FLOOR([.AB$4]*IF([.$E15];0.2;1))-[.$G15]" office:value-type="float" office:value="10" calcext:value-type="float">
            <text:p>10</text:p>
          </table:table-cell>
          <table:table-cell table:formula="of:=FLOOR([.AC$4]*IF([.$E15];0.2;1))-[.$G15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6];[$'EcCo ammo'.$A$6:$'EcCo ammo'.$A$37];[$'EcCo ammo'.H$6:$'EcCo ammo'.H$37]))" office:value-type="float" office:value="8" calcext:value-type="float">
            <text:p>8</text:p>
          </table:table-cell>
          <table:table-cell table:formula="of:=LOOKUP([.$B16];[$'EcCo ammo'.$A$6:$'EcCo ammo'.$A$37];[$'EcCo ammo'.I$6:$'EcCo ammo'.I$37])" office:value-type="float" office:value="1" calcext:value-type="float">
            <text:p>1</text:p>
          </table:table-cell>
          <table:table-cell table:formula="of:=LOOKUP([.$B16];[$'EcCo ammo'.$A$6:$'EcCo ammo'.$A$37];[$'EcCo ammo'.J$6:$'EcCo ammo'.J$37])" office:value-type="float" office:value="1" calcext:value-type="float">
            <text:p>1</text:p>
          </table:table-cell>
          <table:table-cell table:formula="of:=[.H16]/[.I16]" office:value-type="float" office:value="1" calcext:value-type="float">
            <text:p>1.00</text:p>
          </table:table-cell>
          <table:table-cell table:formula="of:=ROUND(AVERAGE([.C16];[.D16]))" office:value-type="float" office:value="21" calcext:value-type="float">
            <text:p>21</text:p>
          </table:table-cell>
          <table:table-cell/>
          <table:table-cell table:formula="of:=ROUNDUP(MAX((100-MAX([.M$5]+10*MIN([.AJ16];0);0))*INT(([.$K16]-MAX([.AJ16];0))*[.$J16])/100;0);0)" office:value-type="float" office:value="21" calcext:value-type="float">
            <text:p>21</text:p>
          </table:table-cell>
          <table:table-cell table:formula="of:=ROUNDUP(MAX((100-MAX([.N$5]+10*MIN([.AK16];0);0))*INT(([.$K16]-MAX([.AK16];0))*[.$J16])/100;0);0)" office:value-type="float" office:value="21" calcext:value-type="float">
            <text:p>21</text:p>
          </table:table-cell>
          <table:table-cell table:formula="of:=ROUNDUP(MAX((100-MAX([.O$5]+10*MIN([.AL16];0);0))*INT(([.$K16]-MAX([.AL16];0))*[.$J16])/100;0);0)" office:value-type="float" office:value="21" calcext:value-type="float">
            <text:p>21</text:p>
          </table:table-cell>
          <table:table-cell table:formula="of:=ROUNDUP(MAX((100-MAX([.P$5]+10*MIN([.AM16];0);0))*INT(([.$K16]-MAX([.AM16];0))*[.$J16])/100;0);0)" office:value-type="float" office:value="21" calcext:value-type="float">
            <text:p>21</text:p>
          </table:table-cell>
          <table:table-cell table:formula="of:=ROUNDUP(MAX((100-MAX([.Q$5]+10*MIN([.AN16];0);0))*INT(([.$K16]-MAX([.AN16];0))*[.$J16])/100;0);0)" office:value-type="float" office:value="21" calcext:value-type="float">
            <text:p>21</text:p>
          </table:table-cell>
          <table:table-cell table:formula="of:=ROUNDUP(MAX((100-MAX([.R$5]+10*MIN([.AO16];0);0))*INT(([.$K16]-MAX([.AO16];0))*[.$J16])/100;0);0)" office:value-type="float" office:value="21" calcext:value-type="float">
            <text:p>21</text:p>
          </table:table-cell>
          <table:table-cell table:formula="of:=ROUNDUP(MAX((100-MAX([.S$5]+10*MIN([.AP16];0);0))*INT(([.$K16]-MAX([.AP16];0))*[.$J16])/100;0);0)" office:value-type="float" office:value="21" calcext:value-type="float">
            <text:p>21</text:p>
          </table:table-cell>
          <table:table-cell table:formula="of:=ROUNDUP(MAX((100-MAX([.T$5]+10*MIN([.AQ16];0);0))*INT(([.$K16]-MAX([.AQ16];0))*[.$J16])/100;0);0)" office:value-type="float" office:value="21" calcext:value-type="float">
            <text:p>21</text:p>
          </table:table-cell>
          <table:table-cell table:formula="of:=ROUNDUP(MAX((100-MAX([.U$5]+10*MIN([.AR16];0);0))*INT(([.$K16]-MAX([.AR16];0))*[.$J16])/100;0);0)" office:value-type="float" office:value="21" calcext:value-type="float">
            <text:p>21</text:p>
          </table:table-cell>
          <table:table-cell table:formula="of:=ROUNDUP(MAX((100-MAX([.V$5]+10*MIN([.AS16];0);0))*INT(([.$K16]-MAX([.AS16];0))*[.$J16])/100;0);0)" office:value-type="float" office:value="17" calcext:value-type="float">
            <text:p>17</text:p>
          </table:table-cell>
          <table:table-cell table:formula="of:=ROUNDUP(MAX((100-MAX([.W$5]+10*MIN([.AT16];0);0))*INT(([.$K16]-MAX([.AT16];0))*[.$J16])/100;0);0)" office:value-type="float" office:value="16" calcext:value-type="float">
            <text:p>16</text:p>
          </table:table-cell>
          <table:table-cell table:formula="of:=ROUNDUP(MAX((100-MAX([.X$5]+10*MIN([.AU16];0);0))*INT(([.$K16]-MAX([.AU16];0))*[.$J16])/100;0);0)" office:value-type="float" office:value="12" calcext:value-type="float">
            <text:p>12</text:p>
          </table:table-cell>
          <table:table-cell table:formula="of:=ROUNDUP(MAX((100-MAX([.Y$5]+10*MIN([.AV16];0);0))*INT(([.$K16]-MAX([.AV16];0))*[.$J16])/100;0);0)" office:value-type="float" office:value="10" calcext:value-type="float">
            <text:p>10</text:p>
          </table:table-cell>
          <table:table-cell table:formula="of:=ROUNDUP(MAX((100-MAX([.Z$5]+10*MIN([.AW16];0);0))*INT(([.$K16]-MAX([.AW16];0))*[.$J16])/100;0);0)" office:value-type="float" office:value="9" calcext:value-type="float">
            <text:p>9</text:p>
          </table:table-cell>
          <table:table-cell table:formula="of:=ROUNDUP(MAX((100-MAX([.AA$5]+10*MIN([.AX16];0);0))*INT(([.$K16]-MAX([.AX16];0))*[.$J16])/100;0);0)" office:value-type="float" office:value="6" calcext:value-type="float">
            <text:p>6</text:p>
          </table:table-cell>
          <table:table-cell table:formula="of:=ROUNDUP(MAX((100-MAX([.AB$5]+10*MIN([.AY16];0);0))*INT(([.$K16]-MAX([.AY16];0))*[.$J16])/100;0);0)" office:value-type="float" office:value="5" calcext:value-type="float">
            <text:p>5</text:p>
          </table:table-cell>
          <table:table-cell table:formula="of:=ROUNDUP(MAX((100-MAX([.AC$5]+10*MIN([.AZ16];0);0))*INT(([.$K16]-MAX([.AZ16];0))*[.$J16])/100;0);0)" office:value-type="float" office:value="3" calcext:value-type="float">
            <text:p>3</text:p>
          </table:table-cell>
          <table:table-cell table:number-columns-repeated="6"/>
          <table:table-cell table:formula="of:=FLOOR([.M$4]*IF([.$E16];0.2;1))-[.$G16]" office:value-type="float" office:value="-8" calcext:value-type="float">
            <text:p>-8</text:p>
          </table:table-cell>
          <table:table-cell table:formula="of:=FLOOR([.N$4]*IF([.$E16];0.2;1))-[.$G16]" office:value-type="float" office:value="-8" calcext:value-type="float">
            <text:p>-8</text:p>
          </table:table-cell>
          <table:table-cell table:formula="of:=FLOOR([.O$4]*IF([.$E16];0.2;1))-[.$G16]" office:value-type="float" office:value="-8" calcext:value-type="float">
            <text:p>-8</text:p>
          </table:table-cell>
          <table:table-cell table:formula="of:=FLOOR([.P$4]*IF([.$E16];0.2;1))-[.$G16]" office:value-type="float" office:value="-6" calcext:value-type="float">
            <text:p>-6</text:p>
          </table:table-cell>
          <table:table-cell table:formula="of:=FLOOR([.Q$4]*IF([.$E16];0.2;1))-[.$G16]" office:value-type="float" office:value="-6" calcext:value-type="float">
            <text:p>-6</text:p>
          </table:table-cell>
          <table:table-cell table:formula="of:=FLOOR([.R$4]*IF([.$E16];0.2;1))-[.$G16]" office:value-type="float" office:value="-6" calcext:value-type="float">
            <text:p>-6</text:p>
          </table:table-cell>
          <table:table-cell table:formula="of:=FLOOR([.S$4]*IF([.$E16];0.2;1))-[.$G16]" office:value-type="float" office:value="-4" calcext:value-type="float">
            <text:p>-4</text:p>
          </table:table-cell>
          <table:table-cell table:formula="of:=FLOOR([.T$4]*IF([.$E16];0.2;1))-[.$G16]" office:value-type="float" office:value="-4" calcext:value-type="float">
            <text:p>-4</text:p>
          </table:table-cell>
          <table:table-cell table:formula="of:=FLOOR([.U$4]*IF([.$E16];0.2;1))-[.$G16]" office:value-type="float" office:value="-4" calcext:value-type="float">
            <text:p>-4</text:p>
          </table:table-cell>
          <table:table-cell table:formula="of:=FLOOR([.V$4]*IF([.$E16];0.2;1))-[.$G16]" office:value-type="float" office:value="-2" calcext:value-type="float">
            <text:p>-2</text:p>
          </table:table-cell>
          <table:table-cell table:formula="of:=FLOOR([.W$4]*IF([.$E16];0.2;1))-[.$G16]" office:value-type="float" office:value="-2" calcext:value-type="float">
            <text:p>-2</text:p>
          </table:table-cell>
          <table:table-cell table:formula="of:=FLOOR([.X$4]*IF([.$E16];0.2;1))-[.$G16]" office:value-type="float" office:value="0" calcext:value-type="float">
            <text:p>0</text:p>
          </table:table-cell>
          <table:table-cell table:formula="of:=FLOOR([.Y$4]*IF([.$E16];0.2;1))-[.$G16]" office:value-type="float" office:value="2" calcext:value-type="float">
            <text:p>2</text:p>
          </table:table-cell>
          <table:table-cell table:formula="of:=FLOOR([.Z$4]*IF([.$E16];0.2;1))-[.$G16]" office:value-type="float" office:value="4" calcext:value-type="float">
            <text:p>4</text:p>
          </table:table-cell>
          <table:table-cell table:formula="of:=FLOOR([.AA$4]*IF([.$E16];0.2;1))-[.$G16]" office:value-type="float" office:value="6" calcext:value-type="float">
            <text:p>6</text:p>
          </table:table-cell>
          <table:table-cell table:formula="of:=FLOOR([.AB$4]*IF([.$E16];0.2;1))-[.$G16]" office:value-type="float" office:value="6" calcext:value-type="float">
            <text:p>6</text:p>
          </table:table-cell>
          <table:table-cell table:formula="of:=FLOOR([.AC$4]*IF([.$E16];0.2;1))-[.$G16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17];[$'EcCo ammo'.$A$6:$'EcCo ammo'.$A$37];[$'EcCo ammo'.F$6:$'EcCo ammo'.F$37])" office:value-type="float" office:value="0" calcext:value-type="float">
            <text:p>0</text:p>
          </table:table-cell>
          <table:table-cell table:formula="of:=FLOOR(LOOKUP([.$B17];[$'EcCo ammo'.$A$6:$'EcCo ammo'.$A$37];[$'EcCo ammo'.H$6:$'EcCo ammo'.H$37]))" office:value-type="float" office:value="4" calcext:value-type="float">
            <text:p>4</text:p>
          </table:table-cell>
          <table:table-cell table:formula="of:=LOOKUP([.$B17];[$'EcCo ammo'.$A$6:$'EcCo ammo'.$A$37];[$'EcCo ammo'.I$6:$'EcCo ammo'.I$37])" office:value-type="float" office:value="1" calcext:value-type="float">
            <text:p>1</text:p>
          </table:table-cell>
          <table:table-cell table:formula="of:=LOOKUP([.$B17];[$'EcCo ammo'.$A$6:$'EcCo ammo'.$A$37];[$'EcCo ammo'.J$6:$'EcCo ammo'.J$37])" office:value-type="float" office:value="1" calcext:value-type="float">
            <text:p>1</text:p>
          </table:table-cell>
          <table:table-cell table:formula="of:=[.H17]/[.I17]" office:value-type="float" office:value="1" calcext:value-type="float">
            <text:p>1.00</text:p>
          </table:table-cell>
          <table:table-cell table:formula="of:=ROUND(AVERAGE([.C17];[.D17]))" office:value-type="float" office:value="22" calcext:value-type="float">
            <text:p>22</text:p>
          </table:table-cell>
          <table:table-cell/>
          <table:table-cell table:formula="of:=ROUNDUP(MAX((100-MAX([.M$5]+10*MIN([.AJ17];0);0))*INT(([.$K17]-MAX([.AJ17];0))*[.$J17])/100;0);0)" office:value-type="float" office:value="22" calcext:value-type="float">
            <text:p>22</text:p>
          </table:table-cell>
          <table:table-cell table:formula="of:=ROUNDUP(MAX((100-MAX([.N$5]+10*MIN([.AK17];0);0))*INT(([.$K17]-MAX([.AK17];0))*[.$J17])/100;0);0)" office:value-type="float" office:value="22" calcext:value-type="float">
            <text:p>22</text:p>
          </table:table-cell>
          <table:table-cell table:formula="of:=ROUNDUP(MAX((100-MAX([.O$5]+10*MIN([.AL17];0);0))*INT(([.$K17]-MAX([.AL17];0))*[.$J17])/100;0);0)" office:value-type="float" office:value="22" calcext:value-type="float">
            <text:p>22</text:p>
          </table:table-cell>
          <table:table-cell table:formula="of:=ROUNDUP(MAX((100-MAX([.P$5]+10*MIN([.AM17];0);0))*INT(([.$K17]-MAX([.AM17];0))*[.$J17])/100;0);0)" office:value-type="float" office:value="21" calcext:value-type="float">
            <text:p>21</text:p>
          </table:table-cell>
          <table:table-cell table:formula="of:=ROUNDUP(MAX((100-MAX([.Q$5]+10*MIN([.AN17];0);0))*INT(([.$K17]-MAX([.AN17];0))*[.$J17])/100;0);0)" office:value-type="float" office:value="20" calcext:value-type="float">
            <text:p>20</text:p>
          </table:table-cell>
          <table:table-cell table:formula="of:=ROUNDUP(MAX((100-MAX([.R$5]+10*MIN([.AO17];0);0))*INT(([.$K17]-MAX([.AO17];0))*[.$J17])/100;0);0)" office:value-type="float" office:value="20" calcext:value-type="float">
            <text:p>20</text:p>
          </table:table-cell>
          <table:table-cell table:formula="of:=ROUNDUP(MAX((100-MAX([.S$5]+10*MIN([.AP17];0);0))*INT(([.$K17]-MAX([.AP17];0))*[.$J17])/100;0);0)" office:value-type="float" office:value="16" calcext:value-type="float">
            <text:p>16</text:p>
          </table:table-cell>
          <table:table-cell table:formula="of:=ROUNDUP(MAX((100-MAX([.T$5]+10*MIN([.AQ17];0);0))*INT(([.$K17]-MAX([.AQ17];0))*[.$J17])/100;0);0)" office:value-type="float" office:value="15" calcext:value-type="float">
            <text:p>15</text:p>
          </table:table-cell>
          <table:table-cell table:formula="of:=ROUNDUP(MAX((100-MAX([.U$5]+10*MIN([.AR17];0);0))*INT(([.$K17]-MAX([.AR17];0))*[.$J17])/100;0);0)" office:value-type="float" office:value="15" calcext:value-type="float">
            <text:p>15</text:p>
          </table:table-cell>
          <table:table-cell table:formula="of:=ROUNDUP(MAX((100-MAX([.V$5]+10*MIN([.AS17];0);0))*INT(([.$K17]-MAX([.AS17];0))*[.$J17])/100;0);0)" office:value-type="float" office:value="12" calcext:value-type="float">
            <text:p>12</text:p>
          </table:table-cell>
          <table:table-cell table:formula="of:=ROUNDUP(MAX((100-MAX([.W$5]+10*MIN([.AT17];0);0))*INT(([.$K17]-MAX([.AT17];0))*[.$J17])/100;0);0)" office:value-type="float" office:value="11" calcext:value-type="float">
            <text:p>11</text:p>
          </table:table-cell>
          <table:table-cell table:formula="of:=ROUNDUP(MAX((100-MAX([.X$5]+10*MIN([.AU17];0);0))*INT(([.$K17]-MAX([.AU17];0))*[.$J17])/100;0);0)" office:value-type="float" office:value="10" calcext:value-type="float">
            <text:p>10</text:p>
          </table:table-cell>
          <table:table-cell table:formula="of:=ROUNDUP(MAX((100-MAX([.Y$5]+10*MIN([.AV17];0);0))*INT(([.$K17]-MAX([.AV17];0))*[.$J17])/100;0);0)" office:value-type="float" office:value="8" calcext:value-type="float">
            <text:p>8</text:p>
          </table:table-cell>
          <table:table-cell table:formula="of:=ROUNDUP(MAX((100-MAX([.Z$5]+10*MIN([.AW17];0);0))*INT(([.$K17]-MAX([.AW17];0))*[.$J17])/100;0);0)" office:value-type="float" office:value="7" calcext:value-type="float">
            <text:p>7</text:p>
          </table:table-cell>
          <table:table-cell table:formula="of:=ROUNDUP(MAX((100-MAX([.AA$5]+10*MIN([.AX17];0);0))*INT(([.$K17]-MAX([.AX17];0))*[.$J17])/100;0);0)" office:value-type="float" office:value="5" calcext:value-type="float">
            <text:p>5</text:p>
          </table:table-cell>
          <table:table-cell table:formula="of:=ROUNDUP(MAX((100-MAX([.AB$5]+10*MIN([.AY17];0);0))*INT(([.$K17]-MAX([.AY17];0))*[.$J17])/100;0);0)" office:value-type="float" office:value="4" calcext:value-type="float">
            <text:p>4</text:p>
          </table:table-cell>
          <table:table-cell table:formula="of:=ROUNDUP(MAX((100-MAX([.AC$5]+10*MIN([.AZ17];0);0))*INT(([.$K17]-MAX([.AZ17];0))*[.$J17])/100;0);0)" office:value-type="float" office:value="2" calcext:value-type="float">
            <text:p>2</text:p>
          </table:table-cell>
          <table:table-cell table:number-columns-repeated="6"/>
          <table:table-cell table:formula="of:=FLOOR([.M$4]*IF([.$E17];0.2;1))-[.$G17]" office:value-type="float" office:value="-4" calcext:value-type="float">
            <text:p>-4</text:p>
          </table:table-cell>
          <table:table-cell table:formula="of:=FLOOR([.N$4]*IF([.$E17];0.2;1))-[.$G17]" office:value-type="float" office:value="-4" calcext:value-type="float">
            <text:p>-4</text:p>
          </table:table-cell>
          <table:table-cell table:formula="of:=FLOOR([.O$4]*IF([.$E17];0.2;1))-[.$G17]" office:value-type="float" office:value="-4" calcext:value-type="float">
            <text:p>-4</text:p>
          </table:table-cell>
          <table:table-cell table:formula="of:=FLOOR([.P$4]*IF([.$E17];0.2;1))-[.$G17]" office:value-type="float" office:value="-2" calcext:value-type="float">
            <text:p>-2</text:p>
          </table:table-cell>
          <table:table-cell table:formula="of:=FLOOR([.Q$4]*IF([.$E17];0.2;1))-[.$G17]" office:value-type="float" office:value="-2" calcext:value-type="float">
            <text:p>-2</text:p>
          </table:table-cell>
          <table:table-cell table:formula="of:=FLOOR([.R$4]*IF([.$E17];0.2;1))-[.$G17]" office:value-type="float" office:value="-2" calcext:value-type="float">
            <text:p>-2</text:p>
          </table:table-cell>
          <table:table-cell table:formula="of:=FLOOR([.S$4]*IF([.$E17];0.2;1))-[.$G17]" office:value-type="float" office:value="0" calcext:value-type="float">
            <text:p>0</text:p>
          </table:table-cell>
          <table:table-cell table:formula="of:=FLOOR([.T$4]*IF([.$E17];0.2;1))-[.$G17]" office:value-type="float" office:value="0" calcext:value-type="float">
            <text:p>0</text:p>
          </table:table-cell>
          <table:table-cell table:formula="of:=FLOOR([.U$4]*IF([.$E17];0.2;1))-[.$G17]" office:value-type="float" office:value="0" calcext:value-type="float">
            <text:p>0</text:p>
          </table:table-cell>
          <table:table-cell table:formula="of:=FLOOR([.V$4]*IF([.$E17];0.2;1))-[.$G17]" office:value-type="float" office:value="2" calcext:value-type="float">
            <text:p>2</text:p>
          </table:table-cell>
          <table:table-cell table:formula="of:=FLOOR([.W$4]*IF([.$E17];0.2;1))-[.$G17]" office:value-type="float" office:value="2" calcext:value-type="float">
            <text:p>2</text:p>
          </table:table-cell>
          <table:table-cell table:formula="of:=FLOOR([.X$4]*IF([.$E17];0.2;1))-[.$G17]" office:value-type="float" office:value="4" calcext:value-type="float">
            <text:p>4</text:p>
          </table:table-cell>
          <table:table-cell table:formula="of:=FLOOR([.Y$4]*IF([.$E17];0.2;1))-[.$G17]" office:value-type="float" office:value="6" calcext:value-type="float">
            <text:p>6</text:p>
          </table:table-cell>
          <table:table-cell table:formula="of:=FLOOR([.Z$4]*IF([.$E17];0.2;1))-[.$G17]" office:value-type="float" office:value="8" calcext:value-type="float">
            <text:p>8</text:p>
          </table:table-cell>
          <table:table-cell table:formula="of:=FLOOR([.AA$4]*IF([.$E17];0.2;1))-[.$G17]" office:value-type="float" office:value="10" calcext:value-type="float">
            <text:p>10</text:p>
          </table:table-cell>
          <table:table-cell table:formula="of:=FLOOR([.AB$4]*IF([.$E17];0.2;1))-[.$G17]" office:value-type="float" office:value="10" calcext:value-type="float">
            <text:p>10</text:p>
          </table:table-cell>
          <table:table-cell table:formula="of:=FLOOR([.AC$4]*IF([.$E17];0.2;1))-[.$G1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18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8];[$'EcCo ammo'.$A$6:$'EcCo ammo'.$A$37];[$'EcCo ammo'.H$6:$'EcCo ammo'.H$37]))" office:value-type="float" office:value="8" calcext:value-type="float">
            <text:p>8</text:p>
          </table:table-cell>
          <table:table-cell table:formula="of:=LOOKUP([.$B18];[$'EcCo ammo'.$A$6:$'EcCo ammo'.$A$37];[$'EcCo ammo'.I$6:$'EcCo ammo'.I$37])" office:value-type="float" office:value="1" calcext:value-type="float">
            <text:p>1</text:p>
          </table:table-cell>
          <table:table-cell table:formula="of:=LOOKUP([.$B18];[$'EcCo ammo'.$A$6:$'EcCo ammo'.$A$37];[$'EcCo ammo'.J$6:$'EcCo ammo'.J$37])" office:value-type="float" office:value="1" calcext:value-type="float">
            <text:p>1</text:p>
          </table:table-cell>
          <table:table-cell table:formula="of:=[.H18]/[.I18]" office:value-type="float" office:value="1" calcext:value-type="float">
            <text:p>1.00</text:p>
          </table:table-cell>
          <table:table-cell table:formula="of:=ROUND(AVERAGE([.C18];[.D18]))" office:value-type="float" office:value="22" calcext:value-type="float">
            <text:p>22</text:p>
          </table:table-cell>
          <table:table-cell/>
          <table:table-cell table:formula="of:=ROUNDUP(MAX((100-MAX([.M$5]+10*MIN([.AJ18];0);0))*INT(([.$K18]-MAX([.AJ18];0))*[.$J18])/100;0);0)" office:value-type="float" office:value="22" calcext:value-type="float">
            <text:p>22</text:p>
          </table:table-cell>
          <table:table-cell table:formula="of:=ROUNDUP(MAX((100-MAX([.N$5]+10*MIN([.AK18];0);0))*INT(([.$K18]-MAX([.AK18];0))*[.$J18])/100;0);0)" office:value-type="float" office:value="22" calcext:value-type="float">
            <text:p>22</text:p>
          </table:table-cell>
          <table:table-cell table:formula="of:=ROUNDUP(MAX((100-MAX([.O$5]+10*MIN([.AL18];0);0))*INT(([.$K18]-MAX([.AL18];0))*[.$J18])/100;0);0)" office:value-type="float" office:value="22" calcext:value-type="float">
            <text:p>22</text:p>
          </table:table-cell>
          <table:table-cell table:formula="of:=ROUNDUP(MAX((100-MAX([.P$5]+10*MIN([.AM18];0);0))*INT(([.$K18]-MAX([.AM18];0))*[.$J18])/100;0);0)" office:value-type="float" office:value="22" calcext:value-type="float">
            <text:p>22</text:p>
          </table:table-cell>
          <table:table-cell table:formula="of:=ROUNDUP(MAX((100-MAX([.Q$5]+10*MIN([.AN18];0);0))*INT(([.$K18]-MAX([.AN18];0))*[.$J18])/100;0);0)" office:value-type="float" office:value="22" calcext:value-type="float">
            <text:p>22</text:p>
          </table:table-cell>
          <table:table-cell table:formula="of:=ROUNDUP(MAX((100-MAX([.R$5]+10*MIN([.AO18];0);0))*INT(([.$K18]-MAX([.AO18];0))*[.$J18])/100;0);0)" office:value-type="float" office:value="22" calcext:value-type="float">
            <text:p>22</text:p>
          </table:table-cell>
          <table:table-cell table:formula="of:=ROUNDUP(MAX((100-MAX([.S$5]+10*MIN([.AP18];0);0))*INT(([.$K18]-MAX([.AP18];0))*[.$J18])/100;0);0)" office:value-type="float" office:value="22" calcext:value-type="float">
            <text:p>22</text:p>
          </table:table-cell>
          <table:table-cell table:formula="of:=ROUNDUP(MAX((100-MAX([.T$5]+10*MIN([.AQ18];0);0))*INT(([.$K18]-MAX([.AQ18];0))*[.$J18])/100;0);0)" office:value-type="float" office:value="22" calcext:value-type="float">
            <text:p>22</text:p>
          </table:table-cell>
          <table:table-cell table:formula="of:=ROUNDUP(MAX((100-MAX([.U$5]+10*MIN([.AR18];0);0))*INT(([.$K18]-MAX([.AR18];0))*[.$J18])/100;0);0)" office:value-type="float" office:value="22" calcext:value-type="float">
            <text:p>22</text:p>
          </table:table-cell>
          <table:table-cell table:formula="of:=ROUNDUP(MAX((100-MAX([.V$5]+10*MIN([.AS18];0);0))*INT(([.$K18]-MAX([.AS18];0))*[.$J18])/100;0);0)" office:value-type="float" office:value="18" calcext:value-type="float">
            <text:p>18</text:p>
          </table:table-cell>
          <table:table-cell table:formula="of:=ROUNDUP(MAX((100-MAX([.W$5]+10*MIN([.AT18];0);0))*INT(([.$K18]-MAX([.AT18];0))*[.$J18])/100;0);0)" office:value-type="float" office:value="17" calcext:value-type="float">
            <text:p>17</text:p>
          </table:table-cell>
          <table:table-cell table:formula="of:=ROUNDUP(MAX((100-MAX([.X$5]+10*MIN([.AU18];0);0))*INT(([.$K18]-MAX([.AU18];0))*[.$J18])/100;0);0)" office:value-type="float" office:value="13" calcext:value-type="float">
            <text:p>13</text:p>
          </table:table-cell>
          <table:table-cell table:formula="of:=ROUNDUP(MAX((100-MAX([.Y$5]+10*MIN([.AV18];0);0))*INT(([.$K18]-MAX([.AV18];0))*[.$J18])/100;0);0)" office:value-type="float" office:value="10" calcext:value-type="float">
            <text:p>10</text:p>
          </table:table-cell>
          <table:table-cell table:formula="of:=ROUNDUP(MAX((100-MAX([.Z$5]+10*MIN([.AW18];0);0))*INT(([.$K18]-MAX([.AW18];0))*[.$J18])/100;0);0)" office:value-type="float" office:value="9" calcext:value-type="float">
            <text:p>9</text:p>
          </table:table-cell>
          <table:table-cell table:formula="of:=ROUNDUP(MAX((100-MAX([.AA$5]+10*MIN([.AX18];0);0))*INT(([.$K18]-MAX([.AX18];0))*[.$J18])/100;0);0)" office:value-type="float" office:value="6" calcext:value-type="float">
            <text:p>6</text:p>
          </table:table-cell>
          <table:table-cell table:formula="of:=ROUNDUP(MAX((100-MAX([.AB$5]+10*MIN([.AY18];0);0))*INT(([.$K18]-MAX([.AY18];0))*[.$J18])/100;0);0)" office:value-type="float" office:value="5" calcext:value-type="float">
            <text:p>5</text:p>
          </table:table-cell>
          <table:table-cell table:formula="of:=ROUNDUP(MAX((100-MAX([.AC$5]+10*MIN([.AZ18];0);0))*INT(([.$K18]-MAX([.AZ18];0))*[.$J18])/100;0);0)" office:value-type="float" office:value="3" calcext:value-type="float">
            <text:p>3</text:p>
          </table:table-cell>
          <table:table-cell table:number-columns-repeated="6"/>
          <table:table-cell table:formula="of:=FLOOR([.M$4]*IF([.$E18];0.2;1))-[.$G18]" office:value-type="float" office:value="-8" calcext:value-type="float">
            <text:p>-8</text:p>
          </table:table-cell>
          <table:table-cell table:formula="of:=FLOOR([.N$4]*IF([.$E18];0.2;1))-[.$G18]" office:value-type="float" office:value="-8" calcext:value-type="float">
            <text:p>-8</text:p>
          </table:table-cell>
          <table:table-cell table:formula="of:=FLOOR([.O$4]*IF([.$E18];0.2;1))-[.$G18]" office:value-type="float" office:value="-8" calcext:value-type="float">
            <text:p>-8</text:p>
          </table:table-cell>
          <table:table-cell table:formula="of:=FLOOR([.P$4]*IF([.$E18];0.2;1))-[.$G18]" office:value-type="float" office:value="-6" calcext:value-type="float">
            <text:p>-6</text:p>
          </table:table-cell>
          <table:table-cell table:formula="of:=FLOOR([.Q$4]*IF([.$E18];0.2;1))-[.$G18]" office:value-type="float" office:value="-6" calcext:value-type="float">
            <text:p>-6</text:p>
          </table:table-cell>
          <table:table-cell table:formula="of:=FLOOR([.R$4]*IF([.$E18];0.2;1))-[.$G18]" office:value-type="float" office:value="-6" calcext:value-type="float">
            <text:p>-6</text:p>
          </table:table-cell>
          <table:table-cell table:formula="of:=FLOOR([.S$4]*IF([.$E18];0.2;1))-[.$G18]" office:value-type="float" office:value="-4" calcext:value-type="float">
            <text:p>-4</text:p>
          </table:table-cell>
          <table:table-cell table:formula="of:=FLOOR([.T$4]*IF([.$E18];0.2;1))-[.$G18]" office:value-type="float" office:value="-4" calcext:value-type="float">
            <text:p>-4</text:p>
          </table:table-cell>
          <table:table-cell table:formula="of:=FLOOR([.U$4]*IF([.$E18];0.2;1))-[.$G18]" office:value-type="float" office:value="-4" calcext:value-type="float">
            <text:p>-4</text:p>
          </table:table-cell>
          <table:table-cell table:formula="of:=FLOOR([.V$4]*IF([.$E18];0.2;1))-[.$G18]" office:value-type="float" office:value="-2" calcext:value-type="float">
            <text:p>-2</text:p>
          </table:table-cell>
          <table:table-cell table:formula="of:=FLOOR([.W$4]*IF([.$E18];0.2;1))-[.$G18]" office:value-type="float" office:value="-2" calcext:value-type="float">
            <text:p>-2</text:p>
          </table:table-cell>
          <table:table-cell table:formula="of:=FLOOR([.X$4]*IF([.$E18];0.2;1))-[.$G18]" office:value-type="float" office:value="0" calcext:value-type="float">
            <text:p>0</text:p>
          </table:table-cell>
          <table:table-cell table:formula="of:=FLOOR([.Y$4]*IF([.$E18];0.2;1))-[.$G18]" office:value-type="float" office:value="2" calcext:value-type="float">
            <text:p>2</text:p>
          </table:table-cell>
          <table:table-cell table:formula="of:=FLOOR([.Z$4]*IF([.$E18];0.2;1))-[.$G18]" office:value-type="float" office:value="4" calcext:value-type="float">
            <text:p>4</text:p>
          </table:table-cell>
          <table:table-cell table:formula="of:=FLOOR([.AA$4]*IF([.$E18];0.2;1))-[.$G18]" office:value-type="float" office:value="6" calcext:value-type="float">
            <text:p>6</text:p>
          </table:table-cell>
          <table:table-cell table:formula="of:=FLOOR([.AB$4]*IF([.$E18];0.2;1))-[.$G18]" office:value-type="float" office:value="6" calcext:value-type="float">
            <text:p>6</text:p>
          </table:table-cell>
          <table:table-cell table:formula="of:=FLOOR([.AC$4]*IF([.$E18];0.2;1))-[.$G1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19];[$'EcCo ammo'.$A$6:$'EcCo ammo'.$A$37];[$'EcCo ammo'.F$6:$'EcCo ammo'.F$37])" office:value-type="float" office:value="10" calcext:value-type="float">
            <text:p>10</text:p>
          </table:table-cell>
          <table:table-cell table:formula="of:=FLOOR(LOOKUP([.$B19];[$'EcCo ammo'.$A$6:$'EcCo ammo'.$A$37];[$'EcCo ammo'.H$6:$'EcCo ammo'.H$37]))" office:value-type="float" office:value="0" calcext:value-type="float">
            <text:p>0</text:p>
          </table:table-cell>
          <table:table-cell table:formula="of:=LOOKUP([.$B19];[$'EcCo ammo'.$A$6:$'EcCo ammo'.$A$37];[$'EcCo ammo'.I$6:$'EcCo ammo'.I$37])" office:value-type="float" office:value="4" calcext:value-type="float">
            <text:p>4</text:p>
          </table:table-cell>
          <table:table-cell table:formula="of:=LOOKUP([.$B19];[$'EcCo ammo'.$A$6:$'EcCo ammo'.$A$37];[$'EcCo ammo'.J$6:$'EcCo ammo'.J$37])" office:value-type="float" office:value="3" calcext:value-type="float">
            <text:p>3</text:p>
          </table:table-cell>
          <table:table-cell table:formula="of:=[.H19]/[.I19]" office:value-type="float" office:value="1.33333333333333" calcext:value-type="float">
            <text:p>1.33</text:p>
          </table:table-cell>
          <table:table-cell table:formula="of:=ROUND(AVERAGE([.C19];[.D19]))" office:value-type="float" office:value="13" calcext:value-type="float">
            <text:p>13</text:p>
          </table:table-cell>
          <table:table-cell/>
          <table:table-cell table:formula="of:=ROUNDUP(MAX((100-MAX([.M$5]+10*MIN([.AJ19];0);0))*INT(([.$K19]-MAX([.AJ19];0))*[.$J19])/100;0);0)" office:value-type="float" office:value="17" calcext:value-type="float">
            <text:p>17</text:p>
          </table:table-cell>
          <table:table-cell table:formula="of:=ROUNDUP(MAX((100-MAX([.N$5]+10*MIN([.AK19];0);0))*INT(([.$K19]-MAX([.AK19];0))*[.$J19])/100;0);0)" office:value-type="float" office:value="16" calcext:value-type="float">
            <text:p>16</text:p>
          </table:table-cell>
          <table:table-cell table:formula="of:=ROUNDUP(MAX((100-MAX([.O$5]+10*MIN([.AL19];0);0))*INT(([.$K19]-MAX([.AL19];0))*[.$J19])/100;0);0)" office:value-type="float" office:value="14" calcext:value-type="float">
            <text:p>14</text:p>
          </table:table-cell>
          <table:table-cell table:formula="of:=ROUNDUP(MAX((100-MAX([.P$5]+10*MIN([.AM19];0);0))*INT(([.$K19]-MAX([.AM19];0))*[.$J19])/100;0);0)" office:value-type="float" office:value="11" calcext:value-type="float">
            <text:p>11</text:p>
          </table:table-cell>
          <table:table-cell table:formula="of:=ROUNDUP(MAX((100-MAX([.Q$5]+10*MIN([.AN19];0);0))*INT(([.$K19]-MAX([.AN19];0))*[.$J19])/100;0);0)" office:value-type="float" office:value="10" calcext:value-type="float">
            <text:p>10</text:p>
          </table:table-cell>
          <table:table-cell table:formula="of:=ROUNDUP(MAX((100-MAX([.R$5]+10*MIN([.AO19];0);0))*INT(([.$K19]-MAX([.AO19];0))*[.$J19])/100;0);0)" office:value-type="float" office:value="10" calcext:value-type="float">
            <text:p>10</text:p>
          </table:table-cell>
          <table:table-cell table:formula="of:=ROUNDUP(MAX((100-MAX([.S$5]+10*MIN([.AP19];0);0))*INT(([.$K19]-MAX([.AP19];0))*[.$J19])/100;0);0)" office:value-type="float" office:value="9" calcext:value-type="float">
            <text:p>9</text:p>
          </table:table-cell>
          <table:table-cell table:formula="of:=ROUNDUP(MAX((100-MAX([.T$5]+10*MIN([.AQ19];0);0))*INT(([.$K19]-MAX([.AQ19];0))*[.$J19])/100;0);0)" office:value-type="float" office:value="8" calcext:value-type="float">
            <text:p>8</text:p>
          </table:table-cell>
          <table:table-cell table:formula="of:=ROUNDUP(MAX((100-MAX([.U$5]+10*MIN([.AR19];0);0))*INT(([.$K19]-MAX([.AR19];0))*[.$J19])/100;0);0)" office:value-type="float" office:value="8" calcext:value-type="float">
            <text:p>8</text:p>
          </table:table-cell>
          <table:table-cell table:formula="of:=ROUNDUP(MAX((100-MAX([.V$5]+10*MIN([.AS19];0);0))*INT(([.$K19]-MAX([.AS19];0))*[.$J19])/100;0);0)" office:value-type="float" office:value="6" calcext:value-type="float">
            <text:p>6</text:p>
          </table:table-cell>
          <table:table-cell table:formula="of:=ROUNDUP(MAX((100-MAX([.W$5]+10*MIN([.AT19];0);0))*INT(([.$K19]-MAX([.AT19];0))*[.$J19])/100;0);0)" office:value-type="float" office:value="5" calcext:value-type="float">
            <text:p>5</text:p>
          </table:table-cell>
          <table:table-cell table:formula="of:=ROUNDUP(MAX((100-MAX([.X$5]+10*MIN([.AU19];0);0))*INT(([.$K19]-MAX([.AU19];0))*[.$J19])/100;0);0)" office:value-type="float" office:value="4" calcext:value-type="float">
            <text:p>4</text:p>
          </table:table-cell>
          <table:table-cell table:formula="of:=ROUNDUP(MAX((100-MAX([.Y$5]+10*MIN([.AV19];0);0))*INT(([.$K19]-MAX([.AV19];0))*[.$J19])/100;0);0)" office:value-type="float" office:value="2" calcext:value-type="float">
            <text:p>2</text:p>
          </table:table-cell>
          <table:table-cell table:formula="of:=ROUNDUP(MAX((100-MAX([.Z$5]+10*MIN([.AW19];0);0))*INT(([.$K19]-MAX([.AW19];0))*[.$J19])/100;0);0)" office:value-type="float" office:value="1" calcext:value-type="float">
            <text:p>1</text:p>
          </table:table-cell>
          <table:table-cell table:formula="of:=ROUNDUP(MAX((100-MAX([.AA$5]+10*MIN([.AX19];0);0))*INT(([.$K19]-MAX([.AX19];0))*[.$J19])/100;0);0)" office:value-type="float" office:value="0" calcext:value-type="float">
            <text:p>0</text:p>
          </table:table-cell>
          <table:table-cell table:formula="of:=ROUNDUP(MAX((100-MAX([.AB$5]+10*MIN([.AY19];0);0))*INT(([.$K19]-MAX([.AY19];0))*[.$J19])/100;0);0)" office:value-type="float" office:value="0" calcext:value-type="float">
            <text:p>0</text:p>
          </table:table-cell>
          <table:table-cell table:formula="of:=ROUNDUP(MAX((100-MAX([.AC$5]+10*MIN([.AZ19];0);0))*INT(([.$K19]-MAX([.AZ19];0))*[.$J19])/100;0);0)" office:value-type="float" office:value="0" calcext:value-type="float">
            <text:p>0</text:p>
          </table:table-cell>
          <table:table-cell table:number-columns-repeated="6"/>
          <table:table-cell table:formula="of:=FLOOR([.M$4]*IF([.$E19];0.2;1))-[.$G19]" office:value-type="float" office:value="0" calcext:value-type="float">
            <text:p>0</text:p>
          </table:table-cell>
          <table:table-cell table:formula="of:=FLOOR([.N$4]*IF([.$E19];0.2;1))-[.$G19]" office:value-type="float" office:value="0" calcext:value-type="float">
            <text:p>0</text:p>
          </table:table-cell>
          <table:table-cell table:formula="of:=FLOOR([.O$4]*IF([.$E19];0.2;1))-[.$G19]" office:value-type="float" office:value="0" calcext:value-type="float">
            <text:p>0</text:p>
          </table:table-cell>
          <table:table-cell table:formula="of:=FLOOR([.P$4]*IF([.$E19];0.2;1))-[.$G19]" office:value-type="float" office:value="2" calcext:value-type="float">
            <text:p>2</text:p>
          </table:table-cell>
          <table:table-cell table:formula="of:=FLOOR([.Q$4]*IF([.$E19];0.2;1))-[.$G19]" office:value-type="float" office:value="2" calcext:value-type="float">
            <text:p>2</text:p>
          </table:table-cell>
          <table:table-cell table:formula="of:=FLOOR([.R$4]*IF([.$E19];0.2;1))-[.$G19]" office:value-type="float" office:value="2" calcext:value-type="float">
            <text:p>2</text:p>
          </table:table-cell>
          <table:table-cell table:formula="of:=FLOOR([.S$4]*IF([.$E19];0.2;1))-[.$G19]" office:value-type="float" office:value="4" calcext:value-type="float">
            <text:p>4</text:p>
          </table:table-cell>
          <table:table-cell table:formula="of:=FLOOR([.T$4]*IF([.$E19];0.2;1))-[.$G19]" office:value-type="float" office:value="4" calcext:value-type="float">
            <text:p>4</text:p>
          </table:table-cell>
          <table:table-cell table:formula="of:=FLOOR([.U$4]*IF([.$E19];0.2;1))-[.$G19]" office:value-type="float" office:value="4" calcext:value-type="float">
            <text:p>4</text:p>
          </table:table-cell>
          <table:table-cell table:formula="of:=FLOOR([.V$4]*IF([.$E19];0.2;1))-[.$G19]" office:value-type="float" office:value="6" calcext:value-type="float">
            <text:p>6</text:p>
          </table:table-cell>
          <table:table-cell table:formula="of:=FLOOR([.W$4]*IF([.$E19];0.2;1))-[.$G19]" office:value-type="float" office:value="6" calcext:value-type="float">
            <text:p>6</text:p>
          </table:table-cell>
          <table:table-cell table:formula="of:=FLOOR([.X$4]*IF([.$E19];0.2;1))-[.$G19]" office:value-type="float" office:value="8" calcext:value-type="float">
            <text:p>8</text:p>
          </table:table-cell>
          <table:table-cell table:formula="of:=FLOOR([.Y$4]*IF([.$E19];0.2;1))-[.$G19]" office:value-type="float" office:value="10" calcext:value-type="float">
            <text:p>10</text:p>
          </table:table-cell>
          <table:table-cell table:formula="of:=FLOOR([.Z$4]*IF([.$E19];0.2;1))-[.$G19]" office:value-type="float" office:value="12" calcext:value-type="float">
            <text:p>12</text:p>
          </table:table-cell>
          <table:table-cell table:formula="of:=FLOOR([.AA$4]*IF([.$E19];0.2;1))-[.$G19]" office:value-type="float" office:value="14" calcext:value-type="float">
            <text:p>14</text:p>
          </table:table-cell>
          <table:table-cell table:formula="of:=FLOOR([.AB$4]*IF([.$E19];0.2;1))-[.$G19]" office:value-type="float" office:value="14" calcext:value-type="float">
            <text:p>14</text:p>
          </table:table-cell>
          <table:table-cell table:formula="of:=FLOOR([.AC$4]*IF([.$E19];0.2;1))-[.$G1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0];[$'EcCo ammo'.$A$6:$'EcCo ammo'.$A$37];[$'EcCo ammo'.F$6:$'EcCo ammo'.F$37])" office:value-type="float" office:value="0" calcext:value-type="float">
            <text:p>0</text:p>
          </table:table-cell>
          <table:table-cell table:formula="of:=FLOOR(LOOKUP([.$B20];[$'EcCo ammo'.$A$6:$'EcCo ammo'.$A$37];[$'EcCo ammo'.H$6:$'EcCo ammo'.H$37]))" office:value-type="float" office:value="5" calcext:value-type="float">
            <text:p>5</text:p>
          </table:table-cell>
          <table:table-cell table:formula="of:=LOOKUP([.$B20];[$'EcCo ammo'.$A$6:$'EcCo ammo'.$A$37];[$'EcCo ammo'.I$6:$'EcCo ammo'.I$37])" office:value-type="float" office:value="1" calcext:value-type="float">
            <text:p>1</text:p>
          </table:table-cell>
          <table:table-cell table:formula="of:=LOOKUP([.$B20];[$'EcCo ammo'.$A$6:$'EcCo ammo'.$A$37];[$'EcCo ammo'.J$6:$'EcCo ammo'.J$37])" office:value-type="float" office:value="1" calcext:value-type="float">
            <text:p>1</text:p>
          </table:table-cell>
          <table:table-cell table:formula="of:=[.H20]/[.I20]" office:value-type="float" office:value="1" calcext:value-type="float">
            <text:p>1.00</text:p>
          </table:table-cell>
          <table:table-cell table:formula="of:=ROUND(AVERAGE([.C20];[.D20]))" office:value-type="float" office:value="13" calcext:value-type="float">
            <text:p>13</text:p>
          </table:table-cell>
          <table:table-cell/>
          <table:table-cell table:formula="of:=ROUNDUP(MAX((100-MAX([.M$5]+10*MIN([.AJ20];0);0))*INT(([.$K20]-MAX([.AJ20];0))*[.$J20])/100;0);0)" office:value-type="float" office:value="13" calcext:value-type="float">
            <text:p>13</text:p>
          </table:table-cell>
          <table:table-cell table:formula="of:=ROUNDUP(MAX((100-MAX([.N$5]+10*MIN([.AK20];0);0))*INT(([.$K20]-MAX([.AK20];0))*[.$J20])/100;0);0)" office:value-type="float" office:value="13" calcext:value-type="float">
            <text:p>13</text:p>
          </table:table-cell>
          <table:table-cell table:formula="of:=ROUNDUP(MAX((100-MAX([.O$5]+10*MIN([.AL20];0);0))*INT(([.$K20]-MAX([.AL20];0))*[.$J20])/100;0);0)" office:value-type="float" office:value="13" calcext:value-type="float">
            <text:p>13</text:p>
          </table:table-cell>
          <table:table-cell table:formula="of:=ROUNDUP(MAX((100-MAX([.P$5]+10*MIN([.AM20];0);0))*INT(([.$K20]-MAX([.AM20];0))*[.$J20])/100;0);0)" office:value-type="float" office:value="13" calcext:value-type="float">
            <text:p>13</text:p>
          </table:table-cell>
          <table:table-cell table:formula="of:=ROUNDUP(MAX((100-MAX([.Q$5]+10*MIN([.AN20];0);0))*INT(([.$K20]-MAX([.AN20];0))*[.$J20])/100;0);0)" office:value-type="float" office:value="13" calcext:value-type="float">
            <text:p>13</text:p>
          </table:table-cell>
          <table:table-cell table:formula="of:=ROUNDUP(MAX((100-MAX([.R$5]+10*MIN([.AO20];0);0))*INT(([.$K20]-MAX([.AO20];0))*[.$J20])/100;0);0)" office:value-type="float" office:value="13" calcext:value-type="float">
            <text:p>13</text:p>
          </table:table-cell>
          <table:table-cell table:formula="of:=ROUNDUP(MAX((100-MAX([.S$5]+10*MIN([.AP20];0);0))*INT(([.$K20]-MAX([.AP20];0))*[.$J20])/100;0);0)" office:value-type="float" office:value="11" calcext:value-type="float">
            <text:p>11</text:p>
          </table:table-cell>
          <table:table-cell table:formula="of:=ROUNDUP(MAX((100-MAX([.T$5]+10*MIN([.AQ20];0);0))*INT(([.$K20]-MAX([.AQ20];0))*[.$J20])/100;0);0)" office:value-type="float" office:value="10" calcext:value-type="float">
            <text:p>10</text:p>
          </table:table-cell>
          <table:table-cell table:formula="of:=ROUNDUP(MAX((100-MAX([.U$5]+10*MIN([.AR20];0);0))*INT(([.$K20]-MAX([.AR20];0))*[.$J20])/100;0);0)" office:value-type="float" office:value="10" calcext:value-type="float">
            <text:p>10</text:p>
          </table:table-cell>
          <table:table-cell table:formula="of:=ROUNDUP(MAX((100-MAX([.V$5]+10*MIN([.AS20];0);0))*INT(([.$K20]-MAX([.AS20];0))*[.$J20])/100;0);0)" office:value-type="float" office:value="8" calcext:value-type="float">
            <text:p>8</text:p>
          </table:table-cell>
          <table:table-cell table:formula="of:=ROUNDUP(MAX((100-MAX([.W$5]+10*MIN([.AT20];0);0))*INT(([.$K20]-MAX([.AT20];0))*[.$J20])/100;0);0)" office:value-type="float" office:value="7" calcext:value-type="float">
            <text:p>7</text:p>
          </table:table-cell>
          <table:table-cell table:formula="of:=ROUNDUP(MAX((100-MAX([.X$5]+10*MIN([.AU20];0);0))*INT(([.$K20]-MAX([.AU20];0))*[.$J20])/100;0);0)" office:value-type="float" office:value="6" calcext:value-type="float">
            <text:p>6</text:p>
          </table:table-cell>
          <table:table-cell table:formula="of:=ROUNDUP(MAX((100-MAX([.Y$5]+10*MIN([.AV20];0);0))*INT(([.$K20]-MAX([.AV20];0))*[.$J20])/100;0);0)" office:value-type="float" office:value="4" calcext:value-type="float">
            <text:p>4</text:p>
          </table:table-cell>
          <table:table-cell table:formula="of:=ROUNDUP(MAX((100-MAX([.Z$5]+10*MIN([.AW20];0);0))*INT(([.$K20]-MAX([.AW20];0))*[.$J20])/100;0);0)" office:value-type="float" office:value="3" calcext:value-type="float">
            <text:p>3</text:p>
          </table:table-cell>
          <table:table-cell table:formula="of:=ROUNDUP(MAX((100-MAX([.AA$5]+10*MIN([.AX20];0);0))*INT(([.$K20]-MAX([.AX20];0))*[.$J20])/100;0);0)" office:value-type="float" office:value="2" calcext:value-type="float">
            <text:p>2</text:p>
          </table:table-cell>
          <table:table-cell table:formula="of:=ROUNDUP(MAX((100-MAX([.AB$5]+10*MIN([.AY20];0);0))*INT(([.$K20]-MAX([.AY20];0))*[.$J20])/100;0);0)" office:value-type="float" office:value="2" calcext:value-type="float">
            <text:p>2</text:p>
          </table:table-cell>
          <table:table-cell table:formula="of:=ROUNDUP(MAX((100-MAX([.AC$5]+10*MIN([.AZ20];0);0))*INT(([.$K20]-MAX([.AZ20];0))*[.$J20])/100;0);0)" office:value-type="float" office:value="0" calcext:value-type="float">
            <text:p>0</text:p>
          </table:table-cell>
          <table:table-cell table:number-columns-repeated="6"/>
          <table:table-cell table:formula="of:=FLOOR([.M$4]*IF([.$E20];0.2;1))-[.$G20]" office:value-type="float" office:value="-5" calcext:value-type="float">
            <text:p>-5</text:p>
          </table:table-cell>
          <table:table-cell table:formula="of:=FLOOR([.N$4]*IF([.$E20];0.2;1))-[.$G20]" office:value-type="float" office:value="-5" calcext:value-type="float">
            <text:p>-5</text:p>
          </table:table-cell>
          <table:table-cell table:formula="of:=FLOOR([.O$4]*IF([.$E20];0.2;1))-[.$G20]" office:value-type="float" office:value="-5" calcext:value-type="float">
            <text:p>-5</text:p>
          </table:table-cell>
          <table:table-cell table:formula="of:=FLOOR([.P$4]*IF([.$E20];0.2;1))-[.$G20]" office:value-type="float" office:value="-3" calcext:value-type="float">
            <text:p>-3</text:p>
          </table:table-cell>
          <table:table-cell table:formula="of:=FLOOR([.Q$4]*IF([.$E20];0.2;1))-[.$G20]" office:value-type="float" office:value="-3" calcext:value-type="float">
            <text:p>-3</text:p>
          </table:table-cell>
          <table:table-cell table:formula="of:=FLOOR([.R$4]*IF([.$E20];0.2;1))-[.$G20]" office:value-type="float" office:value="-3" calcext:value-type="float">
            <text:p>-3</text:p>
          </table:table-cell>
          <table:table-cell table:formula="of:=FLOOR([.S$4]*IF([.$E20];0.2;1))-[.$G20]" office:value-type="float" office:value="-1" calcext:value-type="float">
            <text:p>-1</text:p>
          </table:table-cell>
          <table:table-cell table:formula="of:=FLOOR([.T$4]*IF([.$E20];0.2;1))-[.$G20]" office:value-type="float" office:value="-1" calcext:value-type="float">
            <text:p>-1</text:p>
          </table:table-cell>
          <table:table-cell table:formula="of:=FLOOR([.U$4]*IF([.$E20];0.2;1))-[.$G20]" office:value-type="float" office:value="-1" calcext:value-type="float">
            <text:p>-1</text:p>
          </table:table-cell>
          <table:table-cell table:formula="of:=FLOOR([.V$4]*IF([.$E20];0.2;1))-[.$G20]" office:value-type="float" office:value="1" calcext:value-type="float">
            <text:p>1</text:p>
          </table:table-cell>
          <table:table-cell table:formula="of:=FLOOR([.W$4]*IF([.$E20];0.2;1))-[.$G20]" office:value-type="float" office:value="1" calcext:value-type="float">
            <text:p>1</text:p>
          </table:table-cell>
          <table:table-cell table:formula="of:=FLOOR([.X$4]*IF([.$E20];0.2;1))-[.$G20]" office:value-type="float" office:value="3" calcext:value-type="float">
            <text:p>3</text:p>
          </table:table-cell>
          <table:table-cell table:formula="of:=FLOOR([.Y$4]*IF([.$E20];0.2;1))-[.$G20]" office:value-type="float" office:value="5" calcext:value-type="float">
            <text:p>5</text:p>
          </table:table-cell>
          <table:table-cell table:formula="of:=FLOOR([.Z$4]*IF([.$E20];0.2;1))-[.$G20]" office:value-type="float" office:value="7" calcext:value-type="float">
            <text:p>7</text:p>
          </table:table-cell>
          <table:table-cell table:formula="of:=FLOOR([.AA$4]*IF([.$E20];0.2;1))-[.$G20]" office:value-type="float" office:value="9" calcext:value-type="float">
            <text:p>9</text:p>
          </table:table-cell>
          <table:table-cell table:formula="of:=FLOOR([.AB$4]*IF([.$E20];0.2;1))-[.$G20]" office:value-type="float" office:value="9" calcext:value-type="float">
            <text:p>9</text:p>
          </table:table-cell>
          <table:table-cell table:formula="of:=FLOOR([.AC$4]*IF([.$E20];0.2;1))-[.$G2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1];[$'EcCo ammo'.$A$6:$'EcCo ammo'.$A$37];[$'EcCo ammo'.F$6:$'EcCo ammo'.F$37])" office:value-type="float" office:value="10" calcext:value-type="float">
            <text:p>10</text:p>
          </table:table-cell>
          <table:table-cell table:formula="of:=FLOOR(LOOKUP([.$B21];[$'EcCo ammo'.$A$6:$'EcCo ammo'.$A$37];[$'EcCo ammo'.H$6:$'EcCo ammo'.H$37]))" office:value-type="float" office:value="0" calcext:value-type="float">
            <text:p>0</text:p>
          </table:table-cell>
          <table:table-cell table:formula="of:=LOOKUP([.$B21];[$'EcCo ammo'.$A$6:$'EcCo ammo'.$A$37];[$'EcCo ammo'.I$6:$'EcCo ammo'.I$37])" office:value-type="float" office:value="4" calcext:value-type="float">
            <text:p>4</text:p>
          </table:table-cell>
          <table:table-cell table:formula="of:=LOOKUP([.$B21];[$'EcCo ammo'.$A$6:$'EcCo ammo'.$A$37];[$'EcCo ammo'.J$6:$'EcCo ammo'.J$37])" office:value-type="float" office:value="3" calcext:value-type="float">
            <text:p>3</text:p>
          </table:table-cell>
          <table:table-cell table:formula="of:=[.H21]/[.I21]" office:value-type="float" office:value="1.33333333333333" calcext:value-type="float">
            <text:p>1.33</text:p>
          </table:table-cell>
          <table:table-cell table:formula="of:=ROUND(AVERAGE([.C21];[.D21]))" office:value-type="float" office:value="13" calcext:value-type="float">
            <text:p>13</text:p>
          </table:table-cell>
          <table:table-cell/>
          <table:table-cell table:formula="of:=ROUNDUP(MAX((100-MAX([.M$5]+10*MIN([.AJ21];0);0))*INT(([.$K21]-MAX([.AJ21];0))*[.$J21])/100;0);0)" office:value-type="float" office:value="17" calcext:value-type="float">
            <text:p>17</text:p>
          </table:table-cell>
          <table:table-cell table:formula="of:=ROUNDUP(MAX((100-MAX([.N$5]+10*MIN([.AK21];0);0))*INT(([.$K21]-MAX([.AK21];0))*[.$J21])/100;0);0)" office:value-type="float" office:value="16" calcext:value-type="float">
            <text:p>16</text:p>
          </table:table-cell>
          <table:table-cell table:formula="of:=ROUNDUP(MAX((100-MAX([.O$5]+10*MIN([.AL21];0);0))*INT(([.$K21]-MAX([.AL21];0))*[.$J21])/100;0);0)" office:value-type="float" office:value="14" calcext:value-type="float">
            <text:p>14</text:p>
          </table:table-cell>
          <table:table-cell table:formula="of:=ROUNDUP(MAX((100-MAX([.P$5]+10*MIN([.AM21];0);0))*INT(([.$K21]-MAX([.AM21];0))*[.$J21])/100;0);0)" office:value-type="float" office:value="11" calcext:value-type="float">
            <text:p>11</text:p>
          </table:table-cell>
          <table:table-cell table:formula="of:=ROUNDUP(MAX((100-MAX([.Q$5]+10*MIN([.AN21];0);0))*INT(([.$K21]-MAX([.AN21];0))*[.$J21])/100;0);0)" office:value-type="float" office:value="10" calcext:value-type="float">
            <text:p>10</text:p>
          </table:table-cell>
          <table:table-cell table:formula="of:=ROUNDUP(MAX((100-MAX([.R$5]+10*MIN([.AO21];0);0))*INT(([.$K21]-MAX([.AO21];0))*[.$J21])/100;0);0)" office:value-type="float" office:value="10" calcext:value-type="float">
            <text:p>10</text:p>
          </table:table-cell>
          <table:table-cell table:formula="of:=ROUNDUP(MAX((100-MAX([.S$5]+10*MIN([.AP21];0);0))*INT(([.$K21]-MAX([.AP21];0))*[.$J21])/100;0);0)" office:value-type="float" office:value="9" calcext:value-type="float">
            <text:p>9</text:p>
          </table:table-cell>
          <table:table-cell table:formula="of:=ROUNDUP(MAX((100-MAX([.T$5]+10*MIN([.AQ21];0);0))*INT(([.$K21]-MAX([.AQ21];0))*[.$J21])/100;0);0)" office:value-type="float" office:value="8" calcext:value-type="float">
            <text:p>8</text:p>
          </table:table-cell>
          <table:table-cell table:formula="of:=ROUNDUP(MAX((100-MAX([.U$5]+10*MIN([.AR21];0);0))*INT(([.$K21]-MAX([.AR21];0))*[.$J21])/100;0);0)" office:value-type="float" office:value="8" calcext:value-type="float">
            <text:p>8</text:p>
          </table:table-cell>
          <table:table-cell table:formula="of:=ROUNDUP(MAX((100-MAX([.V$5]+10*MIN([.AS21];0);0))*INT(([.$K21]-MAX([.AS21];0))*[.$J21])/100;0);0)" office:value-type="float" office:value="6" calcext:value-type="float">
            <text:p>6</text:p>
          </table:table-cell>
          <table:table-cell table:formula="of:=ROUNDUP(MAX((100-MAX([.W$5]+10*MIN([.AT21];0);0))*INT(([.$K21]-MAX([.AT21];0))*[.$J21])/100;0);0)" office:value-type="float" office:value="5" calcext:value-type="float">
            <text:p>5</text:p>
          </table:table-cell>
          <table:table-cell table:formula="of:=ROUNDUP(MAX((100-MAX([.X$5]+10*MIN([.AU21];0);0))*INT(([.$K21]-MAX([.AU21];0))*[.$J21])/100;0);0)" office:value-type="float" office:value="4" calcext:value-type="float">
            <text:p>4</text:p>
          </table:table-cell>
          <table:table-cell table:formula="of:=ROUNDUP(MAX((100-MAX([.Y$5]+10*MIN([.AV21];0);0))*INT(([.$K21]-MAX([.AV21];0))*[.$J21])/100;0);0)" office:value-type="float" office:value="2" calcext:value-type="float">
            <text:p>2</text:p>
          </table:table-cell>
          <table:table-cell table:formula="of:=ROUNDUP(MAX((100-MAX([.Z$5]+10*MIN([.AW21];0);0))*INT(([.$K21]-MAX([.AW21];0))*[.$J21])/100;0);0)" office:value-type="float" office:value="1" calcext:value-type="float">
            <text:p>1</text:p>
          </table:table-cell>
          <table:table-cell table:formula="of:=ROUNDUP(MAX((100-MAX([.AA$5]+10*MIN([.AX21];0);0))*INT(([.$K21]-MAX([.AX21];0))*[.$J21])/100;0);0)" office:value-type="float" office:value="0" calcext:value-type="float">
            <text:p>0</text:p>
          </table:table-cell>
          <table:table-cell table:formula="of:=ROUNDUP(MAX((100-MAX([.AB$5]+10*MIN([.AY21];0);0))*INT(([.$K21]-MAX([.AY21];0))*[.$J21])/100;0);0)" office:value-type="float" office:value="0" calcext:value-type="float">
            <text:p>0</text:p>
          </table:table-cell>
          <table:table-cell table:formula="of:=ROUNDUP(MAX((100-MAX([.AC$5]+10*MIN([.AZ21];0);0))*INT(([.$K21]-MAX([.AZ21];0))*[.$J21])/100;0);0)" office:value-type="float" office:value="0" calcext:value-type="float">
            <text:p>0</text:p>
          </table:table-cell>
          <table:table-cell table:number-columns-repeated="6"/>
          <table:table-cell table:formula="of:=FLOOR([.M$4]*IF([.$E21];0.2;1))-[.$G21]" office:value-type="float" office:value="0" calcext:value-type="float">
            <text:p>0</text:p>
          </table:table-cell>
          <table:table-cell table:formula="of:=FLOOR([.N$4]*IF([.$E21];0.2;1))-[.$G21]" office:value-type="float" office:value="0" calcext:value-type="float">
            <text:p>0</text:p>
          </table:table-cell>
          <table:table-cell table:formula="of:=FLOOR([.O$4]*IF([.$E21];0.2;1))-[.$G21]" office:value-type="float" office:value="0" calcext:value-type="float">
            <text:p>0</text:p>
          </table:table-cell>
          <table:table-cell table:formula="of:=FLOOR([.P$4]*IF([.$E21];0.2;1))-[.$G21]" office:value-type="float" office:value="2" calcext:value-type="float">
            <text:p>2</text:p>
          </table:table-cell>
          <table:table-cell table:formula="of:=FLOOR([.Q$4]*IF([.$E21];0.2;1))-[.$G21]" office:value-type="float" office:value="2" calcext:value-type="float">
            <text:p>2</text:p>
          </table:table-cell>
          <table:table-cell table:formula="of:=FLOOR([.R$4]*IF([.$E21];0.2;1))-[.$G21]" office:value-type="float" office:value="2" calcext:value-type="float">
            <text:p>2</text:p>
          </table:table-cell>
          <table:table-cell table:formula="of:=FLOOR([.S$4]*IF([.$E21];0.2;1))-[.$G21]" office:value-type="float" office:value="4" calcext:value-type="float">
            <text:p>4</text:p>
          </table:table-cell>
          <table:table-cell table:formula="of:=FLOOR([.T$4]*IF([.$E21];0.2;1))-[.$G21]" office:value-type="float" office:value="4" calcext:value-type="float">
            <text:p>4</text:p>
          </table:table-cell>
          <table:table-cell table:formula="of:=FLOOR([.U$4]*IF([.$E21];0.2;1))-[.$G21]" office:value-type="float" office:value="4" calcext:value-type="float">
            <text:p>4</text:p>
          </table:table-cell>
          <table:table-cell table:formula="of:=FLOOR([.V$4]*IF([.$E21];0.2;1))-[.$G21]" office:value-type="float" office:value="6" calcext:value-type="float">
            <text:p>6</text:p>
          </table:table-cell>
          <table:table-cell table:formula="of:=FLOOR([.W$4]*IF([.$E21];0.2;1))-[.$G21]" office:value-type="float" office:value="6" calcext:value-type="float">
            <text:p>6</text:p>
          </table:table-cell>
          <table:table-cell table:formula="of:=FLOOR([.X$4]*IF([.$E21];0.2;1))-[.$G21]" office:value-type="float" office:value="8" calcext:value-type="float">
            <text:p>8</text:p>
          </table:table-cell>
          <table:table-cell table:formula="of:=FLOOR([.Y$4]*IF([.$E21];0.2;1))-[.$G21]" office:value-type="float" office:value="10" calcext:value-type="float">
            <text:p>10</text:p>
          </table:table-cell>
          <table:table-cell table:formula="of:=FLOOR([.Z$4]*IF([.$E21];0.2;1))-[.$G21]" office:value-type="float" office:value="12" calcext:value-type="float">
            <text:p>12</text:p>
          </table:table-cell>
          <table:table-cell table:formula="of:=FLOOR([.AA$4]*IF([.$E21];0.2;1))-[.$G21]" office:value-type="float" office:value="14" calcext:value-type="float">
            <text:p>14</text:p>
          </table:table-cell>
          <table:table-cell table:formula="of:=FLOOR([.AB$4]*IF([.$E21];0.2;1))-[.$G21]" office:value-type="float" office:value="14" calcext:value-type="float">
            <text:p>14</text:p>
          </table:table-cell>
          <table:table-cell table:formula="of:=FLOOR([.AC$4]*IF([.$E21];0.2;1))-[.$G2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2];[$'EcCo ammo'.$A$6:$'EcCo ammo'.$A$37];[$'EcCo ammo'.F$6:$'EcCo ammo'.F$37])" office:value-type="float" office:value="0" calcext:value-type="float">
            <text:p>0</text:p>
          </table:table-cell>
          <table:table-cell table:formula="of:=FLOOR(LOOKUP([.$B22];[$'EcCo ammo'.$A$6:$'EcCo ammo'.$A$37];[$'EcCo ammo'.H$6:$'EcCo ammo'.H$37]))" office:value-type="float" office:value="5" calcext:value-type="float">
            <text:p>5</text:p>
          </table:table-cell>
          <table:table-cell table:formula="of:=LOOKUP([.$B22];[$'EcCo ammo'.$A$6:$'EcCo ammo'.$A$37];[$'EcCo ammo'.I$6:$'EcCo ammo'.I$37])" office:value-type="float" office:value="1" calcext:value-type="float">
            <text:p>1</text:p>
          </table:table-cell>
          <table:table-cell table:formula="of:=LOOKUP([.$B22];[$'EcCo ammo'.$A$6:$'EcCo ammo'.$A$37];[$'EcCo ammo'.J$6:$'EcCo ammo'.J$37])" office:value-type="float" office:value="1" calcext:value-type="float">
            <text:p>1</text:p>
          </table:table-cell>
          <table:table-cell table:formula="of:=[.H22]/[.I22]" office:value-type="float" office:value="1" calcext:value-type="float">
            <text:p>1.00</text:p>
          </table:table-cell>
          <table:table-cell table:formula="of:=ROUND(AVERAGE([.C22];[.D22]))" office:value-type="float" office:value="13" calcext:value-type="float">
            <text:p>13</text:p>
          </table:table-cell>
          <table:table-cell/>
          <table:table-cell table:formula="of:=ROUNDUP(MAX((100-MAX([.M$5]+10*MIN([.AJ22];0);0))*INT(([.$K22]-MAX([.AJ22];0))*[.$J22])/100;0);0)" office:value-type="float" office:value="13" calcext:value-type="float">
            <text:p>13</text:p>
          </table:table-cell>
          <table:table-cell table:formula="of:=ROUNDUP(MAX((100-MAX([.N$5]+10*MIN([.AK22];0);0))*INT(([.$K22]-MAX([.AK22];0))*[.$J22])/100;0);0)" office:value-type="float" office:value="13" calcext:value-type="float">
            <text:p>13</text:p>
          </table:table-cell>
          <table:table-cell table:formula="of:=ROUNDUP(MAX((100-MAX([.O$5]+10*MIN([.AL22];0);0))*INT(([.$K22]-MAX([.AL22];0))*[.$J22])/100;0);0)" office:value-type="float" office:value="13" calcext:value-type="float">
            <text:p>13</text:p>
          </table:table-cell>
          <table:table-cell table:formula="of:=ROUNDUP(MAX((100-MAX([.P$5]+10*MIN([.AM22];0);0))*INT(([.$K22]-MAX([.AM22];0))*[.$J22])/100;0);0)" office:value-type="float" office:value="13" calcext:value-type="float">
            <text:p>13</text:p>
          </table:table-cell>
          <table:table-cell table:formula="of:=ROUNDUP(MAX((100-MAX([.Q$5]+10*MIN([.AN22];0);0))*INT(([.$K22]-MAX([.AN22];0))*[.$J22])/100;0);0)" office:value-type="float" office:value="13" calcext:value-type="float">
            <text:p>13</text:p>
          </table:table-cell>
          <table:table-cell table:formula="of:=ROUNDUP(MAX((100-MAX([.R$5]+10*MIN([.AO22];0);0))*INT(([.$K22]-MAX([.AO22];0))*[.$J22])/100;0);0)" office:value-type="float" office:value="13" calcext:value-type="float">
            <text:p>13</text:p>
          </table:table-cell>
          <table:table-cell table:formula="of:=ROUNDUP(MAX((100-MAX([.S$5]+10*MIN([.AP22];0);0))*INT(([.$K22]-MAX([.AP22];0))*[.$J22])/100;0);0)" office:value-type="float" office:value="11" calcext:value-type="float">
            <text:p>11</text:p>
          </table:table-cell>
          <table:table-cell table:formula="of:=ROUNDUP(MAX((100-MAX([.T$5]+10*MIN([.AQ22];0);0))*INT(([.$K22]-MAX([.AQ22];0))*[.$J22])/100;0);0)" office:value-type="float" office:value="10" calcext:value-type="float">
            <text:p>10</text:p>
          </table:table-cell>
          <table:table-cell table:formula="of:=ROUNDUP(MAX((100-MAX([.U$5]+10*MIN([.AR22];0);0))*INT(([.$K22]-MAX([.AR22];0))*[.$J22])/100;0);0)" office:value-type="float" office:value="10" calcext:value-type="float">
            <text:p>10</text:p>
          </table:table-cell>
          <table:table-cell table:formula="of:=ROUNDUP(MAX((100-MAX([.V$5]+10*MIN([.AS22];0);0))*INT(([.$K22]-MAX([.AS22];0))*[.$J22])/100;0);0)" office:value-type="float" office:value="8" calcext:value-type="float">
            <text:p>8</text:p>
          </table:table-cell>
          <table:table-cell table:formula="of:=ROUNDUP(MAX((100-MAX([.W$5]+10*MIN([.AT22];0);0))*INT(([.$K22]-MAX([.AT22];0))*[.$J22])/100;0);0)" office:value-type="float" office:value="7" calcext:value-type="float">
            <text:p>7</text:p>
          </table:table-cell>
          <table:table-cell table:formula="of:=ROUNDUP(MAX((100-MAX([.X$5]+10*MIN([.AU22];0);0))*INT(([.$K22]-MAX([.AU22];0))*[.$J22])/100;0);0)" office:value-type="float" office:value="6" calcext:value-type="float">
            <text:p>6</text:p>
          </table:table-cell>
          <table:table-cell table:formula="of:=ROUNDUP(MAX((100-MAX([.Y$5]+10*MIN([.AV22];0);0))*INT(([.$K22]-MAX([.AV22];0))*[.$J22])/100;0);0)" office:value-type="float" office:value="4" calcext:value-type="float">
            <text:p>4</text:p>
          </table:table-cell>
          <table:table-cell table:formula="of:=ROUNDUP(MAX((100-MAX([.Z$5]+10*MIN([.AW22];0);0))*INT(([.$K22]-MAX([.AW22];0))*[.$J22])/100;0);0)" office:value-type="float" office:value="3" calcext:value-type="float">
            <text:p>3</text:p>
          </table:table-cell>
          <table:table-cell table:formula="of:=ROUNDUP(MAX((100-MAX([.AA$5]+10*MIN([.AX22];0);0))*INT(([.$K22]-MAX([.AX22];0))*[.$J22])/100;0);0)" office:value-type="float" office:value="2" calcext:value-type="float">
            <text:p>2</text:p>
          </table:table-cell>
          <table:table-cell table:formula="of:=ROUNDUP(MAX((100-MAX([.AB$5]+10*MIN([.AY22];0);0))*INT(([.$K22]-MAX([.AY22];0))*[.$J22])/100;0);0)" office:value-type="float" office:value="2" calcext:value-type="float">
            <text:p>2</text:p>
          </table:table-cell>
          <table:table-cell table:formula="of:=ROUNDUP(MAX((100-MAX([.AC$5]+10*MIN([.AZ22];0);0))*INT(([.$K22]-MAX([.AZ22];0))*[.$J22])/100;0);0)" office:value-type="float" office:value="0" calcext:value-type="float">
            <text:p>0</text:p>
          </table:table-cell>
          <table:table-cell table:number-columns-repeated="6"/>
          <table:table-cell table:formula="of:=FLOOR([.M$4]*IF([.$E22];0.2;1))-[.$G22]" office:value-type="float" office:value="-5" calcext:value-type="float">
            <text:p>-5</text:p>
          </table:table-cell>
          <table:table-cell table:formula="of:=FLOOR([.N$4]*IF([.$E22];0.2;1))-[.$G22]" office:value-type="float" office:value="-5" calcext:value-type="float">
            <text:p>-5</text:p>
          </table:table-cell>
          <table:table-cell table:formula="of:=FLOOR([.O$4]*IF([.$E22];0.2;1))-[.$G22]" office:value-type="float" office:value="-5" calcext:value-type="float">
            <text:p>-5</text:p>
          </table:table-cell>
          <table:table-cell table:formula="of:=FLOOR([.P$4]*IF([.$E22];0.2;1))-[.$G22]" office:value-type="float" office:value="-3" calcext:value-type="float">
            <text:p>-3</text:p>
          </table:table-cell>
          <table:table-cell table:formula="of:=FLOOR([.Q$4]*IF([.$E22];0.2;1))-[.$G22]" office:value-type="float" office:value="-3" calcext:value-type="float">
            <text:p>-3</text:p>
          </table:table-cell>
          <table:table-cell table:formula="of:=FLOOR([.R$4]*IF([.$E22];0.2;1))-[.$G22]" office:value-type="float" office:value="-3" calcext:value-type="float">
            <text:p>-3</text:p>
          </table:table-cell>
          <table:table-cell table:formula="of:=FLOOR([.S$4]*IF([.$E22];0.2;1))-[.$G22]" office:value-type="float" office:value="-1" calcext:value-type="float">
            <text:p>-1</text:p>
          </table:table-cell>
          <table:table-cell table:formula="of:=FLOOR([.T$4]*IF([.$E22];0.2;1))-[.$G22]" office:value-type="float" office:value="-1" calcext:value-type="float">
            <text:p>-1</text:p>
          </table:table-cell>
          <table:table-cell table:formula="of:=FLOOR([.U$4]*IF([.$E22];0.2;1))-[.$G22]" office:value-type="float" office:value="-1" calcext:value-type="float">
            <text:p>-1</text:p>
          </table:table-cell>
          <table:table-cell table:formula="of:=FLOOR([.V$4]*IF([.$E22];0.2;1))-[.$G22]" office:value-type="float" office:value="1" calcext:value-type="float">
            <text:p>1</text:p>
          </table:table-cell>
          <table:table-cell table:formula="of:=FLOOR([.W$4]*IF([.$E22];0.2;1))-[.$G22]" office:value-type="float" office:value="1" calcext:value-type="float">
            <text:p>1</text:p>
          </table:table-cell>
          <table:table-cell table:formula="of:=FLOOR([.X$4]*IF([.$E22];0.2;1))-[.$G22]" office:value-type="float" office:value="3" calcext:value-type="float">
            <text:p>3</text:p>
          </table:table-cell>
          <table:table-cell table:formula="of:=FLOOR([.Y$4]*IF([.$E22];0.2;1))-[.$G22]" office:value-type="float" office:value="5" calcext:value-type="float">
            <text:p>5</text:p>
          </table:table-cell>
          <table:table-cell table:formula="of:=FLOOR([.Z$4]*IF([.$E22];0.2;1))-[.$G22]" office:value-type="float" office:value="7" calcext:value-type="float">
            <text:p>7</text:p>
          </table:table-cell>
          <table:table-cell table:formula="of:=FLOOR([.AA$4]*IF([.$E22];0.2;1))-[.$G22]" office:value-type="float" office:value="9" calcext:value-type="float">
            <text:p>9</text:p>
          </table:table-cell>
          <table:table-cell table:formula="of:=FLOOR([.AB$4]*IF([.$E22];0.2;1))-[.$G22]" office:value-type="float" office:value="9" calcext:value-type="float">
            <text:p>9</text:p>
          </table:table-cell>
          <table:table-cell table:formula="of:=FLOOR([.AC$4]*IF([.$E22];0.2;1))-[.$G2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3];[$'EcCo ammo'.$A$6:$'EcCo ammo'.$A$37];[$'EcCo ammo'.F$6:$'EcCo ammo'.F$37])" office:value-type="float" office:value="10" calcext:value-type="float">
            <text:p>10</text:p>
          </table:table-cell>
          <table:table-cell table:formula="of:=FLOOR(LOOKUP([.$B23];[$'EcCo ammo'.$A$6:$'EcCo ammo'.$A$37];[$'EcCo ammo'.H$6:$'EcCo ammo'.H$37]))" office:value-type="float" office:value="0" calcext:value-type="float">
            <text:p>0</text:p>
          </table:table-cell>
          <table:table-cell table:formula="of:=LOOKUP([.$B23];[$'EcCo ammo'.$A$6:$'EcCo ammo'.$A$37];[$'EcCo ammo'.I$6:$'EcCo ammo'.I$37])" office:value-type="float" office:value="4" calcext:value-type="float">
            <text:p>4</text:p>
          </table:table-cell>
          <table:table-cell table:formula="of:=LOOKUP([.$B23];[$'EcCo ammo'.$A$6:$'EcCo ammo'.$A$37];[$'EcCo ammo'.J$6:$'EcCo ammo'.J$37])" office:value-type="float" office:value="3" calcext:value-type="float">
            <text:p>3</text:p>
          </table:table-cell>
          <table:table-cell table:formula="of:=[.H23]/[.I23]" office:value-type="float" office:value="1.33333333333333" calcext:value-type="float">
            <text:p>1.33</text:p>
          </table:table-cell>
          <table:table-cell table:formula="of:=ROUND(AVERAGE([.C23];[.D23]))" office:value-type="float" office:value="17" calcext:value-type="float">
            <text:p>17</text:p>
          </table:table-cell>
          <table:table-cell/>
          <table:table-cell table:formula="of:=ROUNDUP(MAX((100-MAX([.M$5]+10*MIN([.AJ23];0);0))*INT(([.$K23]-MAX([.AJ23];0))*[.$J23])/100;0);0)" office:value-type="float" office:value="22" calcext:value-type="float">
            <text:p>22</text:p>
          </table:table-cell>
          <table:table-cell table:formula="of:=ROUNDUP(MAX((100-MAX([.N$5]+10*MIN([.AK23];0);0))*INT(([.$K23]-MAX([.AK23];0))*[.$J23])/100;0);0)" office:value-type="float" office:value="20" calcext:value-type="float">
            <text:p>20</text:p>
          </table:table-cell>
          <table:table-cell table:formula="of:=ROUNDUP(MAX((100-MAX([.O$5]+10*MIN([.AL23];0);0))*INT(([.$K23]-MAX([.AL23];0))*[.$J23])/100;0);0)" office:value-type="float" office:value="18" calcext:value-type="float">
            <text:p>18</text:p>
          </table:table-cell>
          <table:table-cell table:formula="of:=ROUNDUP(MAX((100-MAX([.P$5]+10*MIN([.AM23];0);0))*INT(([.$K23]-MAX([.AM23];0))*[.$J23])/100;0);0)" office:value-type="float" office:value="15" calcext:value-type="float">
            <text:p>15</text:p>
          </table:table-cell>
          <table:table-cell table:formula="of:=ROUNDUP(MAX((100-MAX([.Q$5]+10*MIN([.AN23];0);0))*INT(([.$K23]-MAX([.AN23];0))*[.$J23])/100;0);0)" office:value-type="float" office:value="14" calcext:value-type="float">
            <text:p>14</text:p>
          </table:table-cell>
          <table:table-cell table:formula="of:=ROUNDUP(MAX((100-MAX([.R$5]+10*MIN([.AO23];0);0))*INT(([.$K23]-MAX([.AO23];0))*[.$J23])/100;0);0)" office:value-type="float" office:value="14" calcext:value-type="float">
            <text:p>14</text:p>
          </table:table-cell>
          <table:table-cell table:formula="of:=ROUNDUP(MAX((100-MAX([.S$5]+10*MIN([.AP23];0);0))*INT(([.$K23]-MAX([.AP23];0))*[.$J23])/100;0);0)" office:value-type="float" office:value="12" calcext:value-type="float">
            <text:p>12</text:p>
          </table:table-cell>
          <table:table-cell table:formula="of:=ROUNDUP(MAX((100-MAX([.T$5]+10*MIN([.AQ23];0);0))*INT(([.$K23]-MAX([.AQ23];0))*[.$J23])/100;0);0)" office:value-type="float" office:value="12" calcext:value-type="float">
            <text:p>12</text:p>
          </table:table-cell>
          <table:table-cell table:formula="of:=ROUNDUP(MAX((100-MAX([.U$5]+10*MIN([.AR23];0);0))*INT(([.$K23]-MAX([.AR23];0))*[.$J23])/100;0);0)" office:value-type="float" office:value="12" calcext:value-type="float">
            <text:p>12</text:p>
          </table:table-cell>
          <table:table-cell table:formula="of:=ROUNDUP(MAX((100-MAX([.V$5]+10*MIN([.AS23];0);0))*INT(([.$K23]-MAX([.AS23];0))*[.$J23])/100;0);0)" office:value-type="float" office:value="9" calcext:value-type="float">
            <text:p>9</text:p>
          </table:table-cell>
          <table:table-cell table:formula="of:=ROUNDUP(MAX((100-MAX([.W$5]+10*MIN([.AT23];0);0))*INT(([.$K23]-MAX([.AT23];0))*[.$J23])/100;0);0)" office:value-type="float" office:value="8" calcext:value-type="float">
            <text:p>8</text:p>
          </table:table-cell>
          <table:table-cell table:formula="of:=ROUNDUP(MAX((100-MAX([.X$5]+10*MIN([.AU23];0);0))*INT(([.$K23]-MAX([.AU23];0))*[.$J23])/100;0);0)" office:value-type="float" office:value="7" calcext:value-type="float">
            <text:p>7</text:p>
          </table:table-cell>
          <table:table-cell table:formula="of:=ROUNDUP(MAX((100-MAX([.Y$5]+10*MIN([.AV23];0);0))*INT(([.$K23]-MAX([.AV23];0))*[.$J23])/100;0);0)" office:value-type="float" office:value="5" calcext:value-type="float">
            <text:p>5</text:p>
          </table:table-cell>
          <table:table-cell table:formula="of:=ROUNDUP(MAX((100-MAX([.Z$5]+10*MIN([.AW23];0);0))*INT(([.$K23]-MAX([.AW23];0))*[.$J23])/100;0);0)" office:value-type="float" office:value="3" calcext:value-type="float">
            <text:p>3</text:p>
          </table:table-cell>
          <table:table-cell table:formula="of:=ROUNDUP(MAX((100-MAX([.AA$5]+10*MIN([.AX23];0);0))*INT(([.$K23]-MAX([.AX23];0))*[.$J23])/100;0);0)" office:value-type="float" office:value="2" calcext:value-type="float">
            <text:p>2</text:p>
          </table:table-cell>
          <table:table-cell table:formula="of:=ROUNDUP(MAX((100-MAX([.AB$5]+10*MIN([.AY23];0);0))*INT(([.$K23]-MAX([.AY23];0))*[.$J23])/100;0);0)" office:value-type="float" office:value="1" calcext:value-type="float">
            <text:p>1</text:p>
          </table:table-cell>
          <table:table-cell table:formula="of:=ROUNDUP(MAX((100-MAX([.AC$5]+10*MIN([.AZ23];0);0))*INT(([.$K23]-MAX([.AZ23];0))*[.$J23])/100;0);0)" office:value-type="float" office:value="0" calcext:value-type="float">
            <text:p>0</text:p>
          </table:table-cell>
          <table:table-cell table:number-columns-repeated="6"/>
          <table:table-cell table:formula="of:=FLOOR([.M$4]*IF([.$E23];0.2;1))-[.$G23]" office:value-type="float" office:value="0" calcext:value-type="float">
            <text:p>0</text:p>
          </table:table-cell>
          <table:table-cell table:formula="of:=FLOOR([.N$4]*IF([.$E23];0.2;1))-[.$G23]" office:value-type="float" office:value="0" calcext:value-type="float">
            <text:p>0</text:p>
          </table:table-cell>
          <table:table-cell table:formula="of:=FLOOR([.O$4]*IF([.$E23];0.2;1))-[.$G23]" office:value-type="float" office:value="0" calcext:value-type="float">
            <text:p>0</text:p>
          </table:table-cell>
          <table:table-cell table:formula="of:=FLOOR([.P$4]*IF([.$E23];0.2;1))-[.$G23]" office:value-type="float" office:value="2" calcext:value-type="float">
            <text:p>2</text:p>
          </table:table-cell>
          <table:table-cell table:formula="of:=FLOOR([.Q$4]*IF([.$E23];0.2;1))-[.$G23]" office:value-type="float" office:value="2" calcext:value-type="float">
            <text:p>2</text:p>
          </table:table-cell>
          <table:table-cell table:formula="of:=FLOOR([.R$4]*IF([.$E23];0.2;1))-[.$G23]" office:value-type="float" office:value="2" calcext:value-type="float">
            <text:p>2</text:p>
          </table:table-cell>
          <table:table-cell table:formula="of:=FLOOR([.S$4]*IF([.$E23];0.2;1))-[.$G23]" office:value-type="float" office:value="4" calcext:value-type="float">
            <text:p>4</text:p>
          </table:table-cell>
          <table:table-cell table:formula="of:=FLOOR([.T$4]*IF([.$E23];0.2;1))-[.$G23]" office:value-type="float" office:value="4" calcext:value-type="float">
            <text:p>4</text:p>
          </table:table-cell>
          <table:table-cell table:formula="of:=FLOOR([.U$4]*IF([.$E23];0.2;1))-[.$G23]" office:value-type="float" office:value="4" calcext:value-type="float">
            <text:p>4</text:p>
          </table:table-cell>
          <table:table-cell table:formula="of:=FLOOR([.V$4]*IF([.$E23];0.2;1))-[.$G23]" office:value-type="float" office:value="6" calcext:value-type="float">
            <text:p>6</text:p>
          </table:table-cell>
          <table:table-cell table:formula="of:=FLOOR([.W$4]*IF([.$E23];0.2;1))-[.$G23]" office:value-type="float" office:value="6" calcext:value-type="float">
            <text:p>6</text:p>
          </table:table-cell>
          <table:table-cell table:formula="of:=FLOOR([.X$4]*IF([.$E23];0.2;1))-[.$G23]" office:value-type="float" office:value="8" calcext:value-type="float">
            <text:p>8</text:p>
          </table:table-cell>
          <table:table-cell table:formula="of:=FLOOR([.Y$4]*IF([.$E23];0.2;1))-[.$G23]" office:value-type="float" office:value="10" calcext:value-type="float">
            <text:p>10</text:p>
          </table:table-cell>
          <table:table-cell table:formula="of:=FLOOR([.Z$4]*IF([.$E23];0.2;1))-[.$G23]" office:value-type="float" office:value="12" calcext:value-type="float">
            <text:p>12</text:p>
          </table:table-cell>
          <table:table-cell table:formula="of:=FLOOR([.AA$4]*IF([.$E23];0.2;1))-[.$G23]" office:value-type="float" office:value="14" calcext:value-type="float">
            <text:p>14</text:p>
          </table:table-cell>
          <table:table-cell table:formula="of:=FLOOR([.AB$4]*IF([.$E23];0.2;1))-[.$G23]" office:value-type="float" office:value="14" calcext:value-type="float">
            <text:p>14</text:p>
          </table:table-cell>
          <table:table-cell table:formula="of:=FLOOR([.AC$4]*IF([.$E23];0.2;1))-[.$G2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4];[$'EcCo ammo'.$A$6:$'EcCo ammo'.$A$37];[$'EcCo ammo'.F$6:$'EcCo ammo'.F$37])" office:value-type="float" office:value="0" calcext:value-type="float">
            <text:p>0</text:p>
          </table:table-cell>
          <table:table-cell table:formula="of:=FLOOR(LOOKUP([.$B24];[$'EcCo ammo'.$A$6:$'EcCo ammo'.$A$37];[$'EcCo ammo'.H$6:$'EcCo ammo'.H$37]))" office:value-type="float" office:value="5" calcext:value-type="float">
            <text:p>5</text:p>
          </table:table-cell>
          <table:table-cell table:formula="of:=LOOKUP([.$B24];[$'EcCo ammo'.$A$6:$'EcCo ammo'.$A$37];[$'EcCo ammo'.I$6:$'EcCo ammo'.I$37])" office:value-type="float" office:value="1" calcext:value-type="float">
            <text:p>1</text:p>
          </table:table-cell>
          <table:table-cell table:formula="of:=LOOKUP([.$B24];[$'EcCo ammo'.$A$6:$'EcCo ammo'.$A$37];[$'EcCo ammo'.J$6:$'EcCo ammo'.J$37])" office:value-type="float" office:value="1" calcext:value-type="float">
            <text:p>1</text:p>
          </table:table-cell>
          <table:table-cell table:formula="of:=[.H24]/[.I24]" office:value-type="float" office:value="1" calcext:value-type="float">
            <text:p>1.00</text:p>
          </table:table-cell>
          <table:table-cell table:formula="of:=ROUND(AVERAGE([.C24];[.D24]))" office:value-type="float" office:value="17" calcext:value-type="float">
            <text:p>17</text:p>
          </table:table-cell>
          <table:table-cell/>
          <table:table-cell table:formula="of:=ROUNDUP(MAX((100-MAX([.M$5]+10*MIN([.AJ24];0);0))*INT(([.$K24]-MAX([.AJ24];0))*[.$J24])/100;0);0)" office:value-type="float" office:value="17" calcext:value-type="float">
            <text:p>17</text:p>
          </table:table-cell>
          <table:table-cell table:formula="of:=ROUNDUP(MAX((100-MAX([.N$5]+10*MIN([.AK24];0);0))*INT(([.$K24]-MAX([.AK24];0))*[.$J24])/100;0);0)" office:value-type="float" office:value="17" calcext:value-type="float">
            <text:p>17</text:p>
          </table:table-cell>
          <table:table-cell table:formula="of:=ROUNDUP(MAX((100-MAX([.O$5]+10*MIN([.AL24];0);0))*INT(([.$K24]-MAX([.AL24];0))*[.$J24])/100;0);0)" office:value-type="float" office:value="17" calcext:value-type="float">
            <text:p>17</text:p>
          </table:table-cell>
          <table:table-cell table:formula="of:=ROUNDUP(MAX((100-MAX([.P$5]+10*MIN([.AM24];0);0))*INT(([.$K24]-MAX([.AM24];0))*[.$J24])/100;0);0)" office:value-type="float" office:value="17" calcext:value-type="float">
            <text:p>17</text:p>
          </table:table-cell>
          <table:table-cell table:formula="of:=ROUNDUP(MAX((100-MAX([.Q$5]+10*MIN([.AN24];0);0))*INT(([.$K24]-MAX([.AN24];0))*[.$J24])/100;0);0)" office:value-type="float" office:value="17" calcext:value-type="float">
            <text:p>17</text:p>
          </table:table-cell>
          <table:table-cell table:formula="of:=ROUNDUP(MAX((100-MAX([.R$5]+10*MIN([.AO24];0);0))*INT(([.$K24]-MAX([.AO24];0))*[.$J24])/100;0);0)" office:value-type="float" office:value="17" calcext:value-type="float">
            <text:p>17</text:p>
          </table:table-cell>
          <table:table-cell table:formula="of:=ROUNDUP(MAX((100-MAX([.S$5]+10*MIN([.AP24];0);0))*INT(([.$K24]-MAX([.AP24];0))*[.$J24])/100;0);0)" office:value-type="float" office:value="14" calcext:value-type="float">
            <text:p>14</text:p>
          </table:table-cell>
          <table:table-cell table:formula="of:=ROUNDUP(MAX((100-MAX([.T$5]+10*MIN([.AQ24];0);0))*INT(([.$K24]-MAX([.AQ24];0))*[.$J24])/100;0);0)" office:value-type="float" office:value="13" calcext:value-type="float">
            <text:p>13</text:p>
          </table:table-cell>
          <table:table-cell table:formula="of:=ROUNDUP(MAX((100-MAX([.U$5]+10*MIN([.AR24];0);0))*INT(([.$K24]-MAX([.AR24];0))*[.$J24])/100;0);0)" office:value-type="float" office:value="13" calcext:value-type="float">
            <text:p>13</text:p>
          </table:table-cell>
          <table:table-cell table:formula="of:=ROUNDUP(MAX((100-MAX([.V$5]+10*MIN([.AS24];0);0))*INT(([.$K24]-MAX([.AS24];0))*[.$J24])/100;0);0)" office:value-type="float" office:value="10" calcext:value-type="float">
            <text:p>10</text:p>
          </table:table-cell>
          <table:table-cell table:formula="of:=ROUNDUP(MAX((100-MAX([.W$5]+10*MIN([.AT24];0);0))*INT(([.$K24]-MAX([.AT24];0))*[.$J24])/100;0);0)" office:value-type="float" office:value="9" calcext:value-type="float">
            <text:p>9</text:p>
          </table:table-cell>
          <table:table-cell table:formula="of:=ROUNDUP(MAX((100-MAX([.X$5]+10*MIN([.AU24];0);0))*INT(([.$K24]-MAX([.AU24];0))*[.$J24])/100;0);0)" office:value-type="float" office:value="8" calcext:value-type="float">
            <text:p>8</text:p>
          </table:table-cell>
          <table:table-cell table:formula="of:=ROUNDUP(MAX((100-MAX([.Y$5]+10*MIN([.AV24];0);0))*INT(([.$K24]-MAX([.AV24];0))*[.$J24])/100;0);0)" office:value-type="float" office:value="6" calcext:value-type="float">
            <text:p>6</text:p>
          </table:table-cell>
          <table:table-cell table:formula="of:=ROUNDUP(MAX((100-MAX([.Z$5]+10*MIN([.AW24];0);0))*INT(([.$K24]-MAX([.AW24];0))*[.$J24])/100;0);0)" office:value-type="float" office:value="5" calcext:value-type="float">
            <text:p>5</text:p>
          </table:table-cell>
          <table:table-cell table:formula="of:=ROUNDUP(MAX((100-MAX([.AA$5]+10*MIN([.AX24];0);0))*INT(([.$K24]-MAX([.AX24];0))*[.$J24])/100;0);0)" office:value-type="float" office:value="3" calcext:value-type="float">
            <text:p>3</text:p>
          </table:table-cell>
          <table:table-cell table:formula="of:=ROUNDUP(MAX((100-MAX([.AB$5]+10*MIN([.AY24];0);0))*INT(([.$K24]-MAX([.AY24];0))*[.$J24])/100;0);0)" office:value-type="float" office:value="3" calcext:value-type="float">
            <text:p>3</text:p>
          </table:table-cell>
          <table:table-cell table:formula="of:=ROUNDUP(MAX((100-MAX([.AC$5]+10*MIN([.AZ24];0);0))*INT(([.$K24]-MAX([.AZ24];0))*[.$J24])/100;0);0)" office:value-type="float" office:value="1" calcext:value-type="float">
            <text:p>1</text:p>
          </table:table-cell>
          <table:table-cell table:number-columns-repeated="6"/>
          <table:table-cell table:formula="of:=FLOOR([.M$4]*IF([.$E24];0.2;1))-[.$G24]" office:value-type="float" office:value="-5" calcext:value-type="float">
            <text:p>-5</text:p>
          </table:table-cell>
          <table:table-cell table:formula="of:=FLOOR([.N$4]*IF([.$E24];0.2;1))-[.$G24]" office:value-type="float" office:value="-5" calcext:value-type="float">
            <text:p>-5</text:p>
          </table:table-cell>
          <table:table-cell table:formula="of:=FLOOR([.O$4]*IF([.$E24];0.2;1))-[.$G24]" office:value-type="float" office:value="-5" calcext:value-type="float">
            <text:p>-5</text:p>
          </table:table-cell>
          <table:table-cell table:formula="of:=FLOOR([.P$4]*IF([.$E24];0.2;1))-[.$G24]" office:value-type="float" office:value="-3" calcext:value-type="float">
            <text:p>-3</text:p>
          </table:table-cell>
          <table:table-cell table:formula="of:=FLOOR([.Q$4]*IF([.$E24];0.2;1))-[.$G24]" office:value-type="float" office:value="-3" calcext:value-type="float">
            <text:p>-3</text:p>
          </table:table-cell>
          <table:table-cell table:formula="of:=FLOOR([.R$4]*IF([.$E24];0.2;1))-[.$G24]" office:value-type="float" office:value="-3" calcext:value-type="float">
            <text:p>-3</text:p>
          </table:table-cell>
          <table:table-cell table:formula="of:=FLOOR([.S$4]*IF([.$E24];0.2;1))-[.$G24]" office:value-type="float" office:value="-1" calcext:value-type="float">
            <text:p>-1</text:p>
          </table:table-cell>
          <table:table-cell table:formula="of:=FLOOR([.T$4]*IF([.$E24];0.2;1))-[.$G24]" office:value-type="float" office:value="-1" calcext:value-type="float">
            <text:p>-1</text:p>
          </table:table-cell>
          <table:table-cell table:formula="of:=FLOOR([.U$4]*IF([.$E24];0.2;1))-[.$G24]" office:value-type="float" office:value="-1" calcext:value-type="float">
            <text:p>-1</text:p>
          </table:table-cell>
          <table:table-cell table:formula="of:=FLOOR([.V$4]*IF([.$E24];0.2;1))-[.$G24]" office:value-type="float" office:value="1" calcext:value-type="float">
            <text:p>1</text:p>
          </table:table-cell>
          <table:table-cell table:formula="of:=FLOOR([.W$4]*IF([.$E24];0.2;1))-[.$G24]" office:value-type="float" office:value="1" calcext:value-type="float">
            <text:p>1</text:p>
          </table:table-cell>
          <table:table-cell table:formula="of:=FLOOR([.X$4]*IF([.$E24];0.2;1))-[.$G24]" office:value-type="float" office:value="3" calcext:value-type="float">
            <text:p>3</text:p>
          </table:table-cell>
          <table:table-cell table:formula="of:=FLOOR([.Y$4]*IF([.$E24];0.2;1))-[.$G24]" office:value-type="float" office:value="5" calcext:value-type="float">
            <text:p>5</text:p>
          </table:table-cell>
          <table:table-cell table:formula="of:=FLOOR([.Z$4]*IF([.$E24];0.2;1))-[.$G24]" office:value-type="float" office:value="7" calcext:value-type="float">
            <text:p>7</text:p>
          </table:table-cell>
          <table:table-cell table:formula="of:=FLOOR([.AA$4]*IF([.$E24];0.2;1))-[.$G24]" office:value-type="float" office:value="9" calcext:value-type="float">
            <text:p>9</text:p>
          </table:table-cell>
          <table:table-cell table:formula="of:=FLOOR([.AB$4]*IF([.$E24];0.2;1))-[.$G24]" office:value-type="float" office:value="9" calcext:value-type="float">
            <text:p>9</text:p>
          </table:table-cell>
          <table:table-cell table:formula="of:=FLOOR([.AC$4]*IF([.$E24];0.2;1))-[.$G2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5];[$'EcCo ammo'.$A$6:$'EcCo ammo'.$A$37];[$'EcCo ammo'.F$6:$'EcCo ammo'.F$37])" office:value-type="float" office:value="10" calcext:value-type="float">
            <text:p>10</text:p>
          </table:table-cell>
          <table:table-cell table:formula="of:=FLOOR(LOOKUP([.$B25];[$'EcCo ammo'.$A$6:$'EcCo ammo'.$A$37];[$'EcCo ammo'.H$6:$'EcCo ammo'.H$37]))" office:value-type="float" office:value="0" calcext:value-type="float">
            <text:p>0</text:p>
          </table:table-cell>
          <table:table-cell table:formula="of:=LOOKUP([.$B25];[$'EcCo ammo'.$A$6:$'EcCo ammo'.$A$37];[$'EcCo ammo'.I$6:$'EcCo ammo'.I$37])" office:value-type="float" office:value="4" calcext:value-type="float">
            <text:p>4</text:p>
          </table:table-cell>
          <table:table-cell table:formula="of:=LOOKUP([.$B25];[$'EcCo ammo'.$A$6:$'EcCo ammo'.$A$37];[$'EcCo ammo'.J$6:$'EcCo ammo'.J$37])" office:value-type="float" office:value="3" calcext:value-type="float">
            <text:p>3</text:p>
          </table:table-cell>
          <table:table-cell table:formula="of:=[.H25]/[.I25]" office:value-type="float" office:value="1.33333333333333" calcext:value-type="float">
            <text:p>1.33</text:p>
          </table:table-cell>
          <table:table-cell table:formula="of:=ROUND(AVERAGE([.C25];[.D25]))" office:value-type="float" office:value="17" calcext:value-type="float">
            <text:p>17</text:p>
          </table:table-cell>
          <table:table-cell/>
          <table:table-cell table:formula="of:=ROUNDUP(MAX((100-MAX([.M$5]+10*MIN([.AJ25];0);0))*INT(([.$K25]-MAX([.AJ25];0))*[.$J25])/100;0);0)" office:value-type="float" office:value="22" calcext:value-type="float">
            <text:p>22</text:p>
          </table:table-cell>
          <table:table-cell table:formula="of:=ROUNDUP(MAX((100-MAX([.N$5]+10*MIN([.AK25];0);0))*INT(([.$K25]-MAX([.AK25];0))*[.$J25])/100;0);0)" office:value-type="float" office:value="20" calcext:value-type="float">
            <text:p>20</text:p>
          </table:table-cell>
          <table:table-cell table:formula="of:=ROUNDUP(MAX((100-MAX([.O$5]+10*MIN([.AL25];0);0))*INT(([.$K25]-MAX([.AL25];0))*[.$J25])/100;0);0)" office:value-type="float" office:value="18" calcext:value-type="float">
            <text:p>18</text:p>
          </table:table-cell>
          <table:table-cell table:formula="of:=ROUNDUP(MAX((100-MAX([.P$5]+10*MIN([.AM25];0);0))*INT(([.$K25]-MAX([.AM25];0))*[.$J25])/100;0);0)" office:value-type="float" office:value="15" calcext:value-type="float">
            <text:p>15</text:p>
          </table:table-cell>
          <table:table-cell table:formula="of:=ROUNDUP(MAX((100-MAX([.Q$5]+10*MIN([.AN25];0);0))*INT(([.$K25]-MAX([.AN25];0))*[.$J25])/100;0);0)" office:value-type="float" office:value="14" calcext:value-type="float">
            <text:p>14</text:p>
          </table:table-cell>
          <table:table-cell table:formula="of:=ROUNDUP(MAX((100-MAX([.R$5]+10*MIN([.AO25];0);0))*INT(([.$K25]-MAX([.AO25];0))*[.$J25])/100;0);0)" office:value-type="float" office:value="14" calcext:value-type="float">
            <text:p>14</text:p>
          </table:table-cell>
          <table:table-cell table:formula="of:=ROUNDUP(MAX((100-MAX([.S$5]+10*MIN([.AP25];0);0))*INT(([.$K25]-MAX([.AP25];0))*[.$J25])/100;0);0)" office:value-type="float" office:value="12" calcext:value-type="float">
            <text:p>12</text:p>
          </table:table-cell>
          <table:table-cell table:formula="of:=ROUNDUP(MAX((100-MAX([.T$5]+10*MIN([.AQ25];0);0))*INT(([.$K25]-MAX([.AQ25];0))*[.$J25])/100;0);0)" office:value-type="float" office:value="12" calcext:value-type="float">
            <text:p>12</text:p>
          </table:table-cell>
          <table:table-cell table:formula="of:=ROUNDUP(MAX((100-MAX([.U$5]+10*MIN([.AR25];0);0))*INT(([.$K25]-MAX([.AR25];0))*[.$J25])/100;0);0)" office:value-type="float" office:value="12" calcext:value-type="float">
            <text:p>12</text:p>
          </table:table-cell>
          <table:table-cell table:formula="of:=ROUNDUP(MAX((100-MAX([.V$5]+10*MIN([.AS25];0);0))*INT(([.$K25]-MAX([.AS25];0))*[.$J25])/100;0);0)" office:value-type="float" office:value="9" calcext:value-type="float">
            <text:p>9</text:p>
          </table:table-cell>
          <table:table-cell table:formula="of:=ROUNDUP(MAX((100-MAX([.W$5]+10*MIN([.AT25];0);0))*INT(([.$K25]-MAX([.AT25];0))*[.$J25])/100;0);0)" office:value-type="float" office:value="8" calcext:value-type="float">
            <text:p>8</text:p>
          </table:table-cell>
          <table:table-cell table:formula="of:=ROUNDUP(MAX((100-MAX([.X$5]+10*MIN([.AU25];0);0))*INT(([.$K25]-MAX([.AU25];0))*[.$J25])/100;0);0)" office:value-type="float" office:value="7" calcext:value-type="float">
            <text:p>7</text:p>
          </table:table-cell>
          <table:table-cell table:formula="of:=ROUNDUP(MAX((100-MAX([.Y$5]+10*MIN([.AV25];0);0))*INT(([.$K25]-MAX([.AV25];0))*[.$J25])/100;0);0)" office:value-type="float" office:value="5" calcext:value-type="float">
            <text:p>5</text:p>
          </table:table-cell>
          <table:table-cell table:formula="of:=ROUNDUP(MAX((100-MAX([.Z$5]+10*MIN([.AW25];0);0))*INT(([.$K25]-MAX([.AW25];0))*[.$J25])/100;0);0)" office:value-type="float" office:value="3" calcext:value-type="float">
            <text:p>3</text:p>
          </table:table-cell>
          <table:table-cell table:formula="of:=ROUNDUP(MAX((100-MAX([.AA$5]+10*MIN([.AX25];0);0))*INT(([.$K25]-MAX([.AX25];0))*[.$J25])/100;0);0)" office:value-type="float" office:value="2" calcext:value-type="float">
            <text:p>2</text:p>
          </table:table-cell>
          <table:table-cell table:formula="of:=ROUNDUP(MAX((100-MAX([.AB$5]+10*MIN([.AY25];0);0))*INT(([.$K25]-MAX([.AY25];0))*[.$J25])/100;0);0)" office:value-type="float" office:value="1" calcext:value-type="float">
            <text:p>1</text:p>
          </table:table-cell>
          <table:table-cell table:formula="of:=ROUNDUP(MAX((100-MAX([.AC$5]+10*MIN([.AZ25];0);0))*INT(([.$K25]-MAX([.AZ25];0))*[.$J25])/100;0);0)" office:value-type="float" office:value="0" calcext:value-type="float">
            <text:p>0</text:p>
          </table:table-cell>
          <table:table-cell table:number-columns-repeated="6"/>
          <table:table-cell table:formula="of:=FLOOR([.M$4]*IF([.$E25];0.2;1))-[.$G25]" office:value-type="float" office:value="0" calcext:value-type="float">
            <text:p>0</text:p>
          </table:table-cell>
          <table:table-cell table:formula="of:=FLOOR([.N$4]*IF([.$E25];0.2;1))-[.$G25]" office:value-type="float" office:value="0" calcext:value-type="float">
            <text:p>0</text:p>
          </table:table-cell>
          <table:table-cell table:formula="of:=FLOOR([.O$4]*IF([.$E25];0.2;1))-[.$G25]" office:value-type="float" office:value="0" calcext:value-type="float">
            <text:p>0</text:p>
          </table:table-cell>
          <table:table-cell table:formula="of:=FLOOR([.P$4]*IF([.$E25];0.2;1))-[.$G25]" office:value-type="float" office:value="2" calcext:value-type="float">
            <text:p>2</text:p>
          </table:table-cell>
          <table:table-cell table:formula="of:=FLOOR([.Q$4]*IF([.$E25];0.2;1))-[.$G25]" office:value-type="float" office:value="2" calcext:value-type="float">
            <text:p>2</text:p>
          </table:table-cell>
          <table:table-cell table:formula="of:=FLOOR([.R$4]*IF([.$E25];0.2;1))-[.$G25]" office:value-type="float" office:value="2" calcext:value-type="float">
            <text:p>2</text:p>
          </table:table-cell>
          <table:table-cell table:formula="of:=FLOOR([.S$4]*IF([.$E25];0.2;1))-[.$G25]" office:value-type="float" office:value="4" calcext:value-type="float">
            <text:p>4</text:p>
          </table:table-cell>
          <table:table-cell table:formula="of:=FLOOR([.T$4]*IF([.$E25];0.2;1))-[.$G25]" office:value-type="float" office:value="4" calcext:value-type="float">
            <text:p>4</text:p>
          </table:table-cell>
          <table:table-cell table:formula="of:=FLOOR([.U$4]*IF([.$E25];0.2;1))-[.$G25]" office:value-type="float" office:value="4" calcext:value-type="float">
            <text:p>4</text:p>
          </table:table-cell>
          <table:table-cell table:formula="of:=FLOOR([.V$4]*IF([.$E25];0.2;1))-[.$G25]" office:value-type="float" office:value="6" calcext:value-type="float">
            <text:p>6</text:p>
          </table:table-cell>
          <table:table-cell table:formula="of:=FLOOR([.W$4]*IF([.$E25];0.2;1))-[.$G25]" office:value-type="float" office:value="6" calcext:value-type="float">
            <text:p>6</text:p>
          </table:table-cell>
          <table:table-cell table:formula="of:=FLOOR([.X$4]*IF([.$E25];0.2;1))-[.$G25]" office:value-type="float" office:value="8" calcext:value-type="float">
            <text:p>8</text:p>
          </table:table-cell>
          <table:table-cell table:formula="of:=FLOOR([.Y$4]*IF([.$E25];0.2;1))-[.$G25]" office:value-type="float" office:value="10" calcext:value-type="float">
            <text:p>10</text:p>
          </table:table-cell>
          <table:table-cell table:formula="of:=FLOOR([.Z$4]*IF([.$E25];0.2;1))-[.$G25]" office:value-type="float" office:value="12" calcext:value-type="float">
            <text:p>12</text:p>
          </table:table-cell>
          <table:table-cell table:formula="of:=FLOOR([.AA$4]*IF([.$E25];0.2;1))-[.$G25]" office:value-type="float" office:value="14" calcext:value-type="float">
            <text:p>14</text:p>
          </table:table-cell>
          <table:table-cell table:formula="of:=FLOOR([.AB$4]*IF([.$E25];0.2;1))-[.$G25]" office:value-type="float" office:value="14" calcext:value-type="float">
            <text:p>14</text:p>
          </table:table-cell>
          <table:table-cell table:formula="of:=FLOOR([.AC$4]*IF([.$E25];0.2;1))-[.$G2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6];[$'EcCo ammo'.$A$6:$'EcCo ammo'.$A$37];[$'EcCo ammo'.F$6:$'EcCo ammo'.F$37])" office:value-type="float" office:value="0" calcext:value-type="float">
            <text:p>0</text:p>
          </table:table-cell>
          <table:table-cell table:formula="of:=FLOOR(LOOKUP([.$B26];[$'EcCo ammo'.$A$6:$'EcCo ammo'.$A$37];[$'EcCo ammo'.H$6:$'EcCo ammo'.H$37]))" office:value-type="float" office:value="5" calcext:value-type="float">
            <text:p>5</text:p>
          </table:table-cell>
          <table:table-cell table:formula="of:=LOOKUP([.$B26];[$'EcCo ammo'.$A$6:$'EcCo ammo'.$A$37];[$'EcCo ammo'.I$6:$'EcCo ammo'.I$37])" office:value-type="float" office:value="1" calcext:value-type="float">
            <text:p>1</text:p>
          </table:table-cell>
          <table:table-cell table:formula="of:=LOOKUP([.$B26];[$'EcCo ammo'.$A$6:$'EcCo ammo'.$A$37];[$'EcCo ammo'.J$6:$'EcCo ammo'.J$37])" office:value-type="float" office:value="1" calcext:value-type="float">
            <text:p>1</text:p>
          </table:table-cell>
          <table:table-cell table:formula="of:=[.H26]/[.I26]" office:value-type="float" office:value="1" calcext:value-type="float">
            <text:p>1.00</text:p>
          </table:table-cell>
          <table:table-cell table:formula="of:=ROUND(AVERAGE([.C26];[.D26]))" office:value-type="float" office:value="17" calcext:value-type="float">
            <text:p>17</text:p>
          </table:table-cell>
          <table:table-cell/>
          <table:table-cell table:formula="of:=ROUNDUP(MAX((100-MAX([.M$5]+10*MIN([.AJ26];0);0))*INT(([.$K26]-MAX([.AJ26];0))*[.$J26])/100;0);0)" office:value-type="float" office:value="17" calcext:value-type="float">
            <text:p>17</text:p>
          </table:table-cell>
          <table:table-cell table:formula="of:=ROUNDUP(MAX((100-MAX([.N$5]+10*MIN([.AK26];0);0))*INT(([.$K26]-MAX([.AK26];0))*[.$J26])/100;0);0)" office:value-type="float" office:value="17" calcext:value-type="float">
            <text:p>17</text:p>
          </table:table-cell>
          <table:table-cell table:formula="of:=ROUNDUP(MAX((100-MAX([.O$5]+10*MIN([.AL26];0);0))*INT(([.$K26]-MAX([.AL26];0))*[.$J26])/100;0);0)" office:value-type="float" office:value="17" calcext:value-type="float">
            <text:p>17</text:p>
          </table:table-cell>
          <table:table-cell table:formula="of:=ROUNDUP(MAX((100-MAX([.P$5]+10*MIN([.AM26];0);0))*INT(([.$K26]-MAX([.AM26];0))*[.$J26])/100;0);0)" office:value-type="float" office:value="17" calcext:value-type="float">
            <text:p>17</text:p>
          </table:table-cell>
          <table:table-cell table:formula="of:=ROUNDUP(MAX((100-MAX([.Q$5]+10*MIN([.AN26];0);0))*INT(([.$K26]-MAX([.AN26];0))*[.$J26])/100;0);0)" office:value-type="float" office:value="17" calcext:value-type="float">
            <text:p>17</text:p>
          </table:table-cell>
          <table:table-cell table:formula="of:=ROUNDUP(MAX((100-MAX([.R$5]+10*MIN([.AO26];0);0))*INT(([.$K26]-MAX([.AO26];0))*[.$J26])/100;0);0)" office:value-type="float" office:value="17" calcext:value-type="float">
            <text:p>17</text:p>
          </table:table-cell>
          <table:table-cell table:formula="of:=ROUNDUP(MAX((100-MAX([.S$5]+10*MIN([.AP26];0);0))*INT(([.$K26]-MAX([.AP26];0))*[.$J26])/100;0);0)" office:value-type="float" office:value="14" calcext:value-type="float">
            <text:p>14</text:p>
          </table:table-cell>
          <table:table-cell table:formula="of:=ROUNDUP(MAX((100-MAX([.T$5]+10*MIN([.AQ26];0);0))*INT(([.$K26]-MAX([.AQ26];0))*[.$J26])/100;0);0)" office:value-type="float" office:value="13" calcext:value-type="float">
            <text:p>13</text:p>
          </table:table-cell>
          <table:table-cell table:formula="of:=ROUNDUP(MAX((100-MAX([.U$5]+10*MIN([.AR26];0);0))*INT(([.$K26]-MAX([.AR26];0))*[.$J26])/100;0);0)" office:value-type="float" office:value="13" calcext:value-type="float">
            <text:p>13</text:p>
          </table:table-cell>
          <table:table-cell table:formula="of:=ROUNDUP(MAX((100-MAX([.V$5]+10*MIN([.AS26];0);0))*INT(([.$K26]-MAX([.AS26];0))*[.$J26])/100;0);0)" office:value-type="float" office:value="10" calcext:value-type="float">
            <text:p>10</text:p>
          </table:table-cell>
          <table:table-cell table:formula="of:=ROUNDUP(MAX((100-MAX([.W$5]+10*MIN([.AT26];0);0))*INT(([.$K26]-MAX([.AT26];0))*[.$J26])/100;0);0)" office:value-type="float" office:value="9" calcext:value-type="float">
            <text:p>9</text:p>
          </table:table-cell>
          <table:table-cell table:formula="of:=ROUNDUP(MAX((100-MAX([.X$5]+10*MIN([.AU26];0);0))*INT(([.$K26]-MAX([.AU26];0))*[.$J26])/100;0);0)" office:value-type="float" office:value="8" calcext:value-type="float">
            <text:p>8</text:p>
          </table:table-cell>
          <table:table-cell table:formula="of:=ROUNDUP(MAX((100-MAX([.Y$5]+10*MIN([.AV26];0);0))*INT(([.$K26]-MAX([.AV26];0))*[.$J26])/100;0);0)" office:value-type="float" office:value="6" calcext:value-type="float">
            <text:p>6</text:p>
          </table:table-cell>
          <table:table-cell table:formula="of:=ROUNDUP(MAX((100-MAX([.Z$5]+10*MIN([.AW26];0);0))*INT(([.$K26]-MAX([.AW26];0))*[.$J26])/100;0);0)" office:value-type="float" office:value="5" calcext:value-type="float">
            <text:p>5</text:p>
          </table:table-cell>
          <table:table-cell table:formula="of:=ROUNDUP(MAX((100-MAX([.AA$5]+10*MIN([.AX26];0);0))*INT(([.$K26]-MAX([.AX26];0))*[.$J26])/100;0);0)" office:value-type="float" office:value="3" calcext:value-type="float">
            <text:p>3</text:p>
          </table:table-cell>
          <table:table-cell table:formula="of:=ROUNDUP(MAX((100-MAX([.AB$5]+10*MIN([.AY26];0);0))*INT(([.$K26]-MAX([.AY26];0))*[.$J26])/100;0);0)" office:value-type="float" office:value="3" calcext:value-type="float">
            <text:p>3</text:p>
          </table:table-cell>
          <table:table-cell table:formula="of:=ROUNDUP(MAX((100-MAX([.AC$5]+10*MIN([.AZ26];0);0))*INT(([.$K26]-MAX([.AZ26];0))*[.$J26])/100;0);0)" office:value-type="float" office:value="1" calcext:value-type="float">
            <text:p>1</text:p>
          </table:table-cell>
          <table:table-cell table:number-columns-repeated="6"/>
          <table:table-cell table:formula="of:=FLOOR([.M$4]*IF([.$E26];0.2;1))-[.$G26]" office:value-type="float" office:value="-5" calcext:value-type="float">
            <text:p>-5</text:p>
          </table:table-cell>
          <table:table-cell table:formula="of:=FLOOR([.N$4]*IF([.$E26];0.2;1))-[.$G26]" office:value-type="float" office:value="-5" calcext:value-type="float">
            <text:p>-5</text:p>
          </table:table-cell>
          <table:table-cell table:formula="of:=FLOOR([.O$4]*IF([.$E26];0.2;1))-[.$G26]" office:value-type="float" office:value="-5" calcext:value-type="float">
            <text:p>-5</text:p>
          </table:table-cell>
          <table:table-cell table:formula="of:=FLOOR([.P$4]*IF([.$E26];0.2;1))-[.$G26]" office:value-type="float" office:value="-3" calcext:value-type="float">
            <text:p>-3</text:p>
          </table:table-cell>
          <table:table-cell table:formula="of:=FLOOR([.Q$4]*IF([.$E26];0.2;1))-[.$G26]" office:value-type="float" office:value="-3" calcext:value-type="float">
            <text:p>-3</text:p>
          </table:table-cell>
          <table:table-cell table:formula="of:=FLOOR([.R$4]*IF([.$E26];0.2;1))-[.$G26]" office:value-type="float" office:value="-3" calcext:value-type="float">
            <text:p>-3</text:p>
          </table:table-cell>
          <table:table-cell table:formula="of:=FLOOR([.S$4]*IF([.$E26];0.2;1))-[.$G26]" office:value-type="float" office:value="-1" calcext:value-type="float">
            <text:p>-1</text:p>
          </table:table-cell>
          <table:table-cell table:formula="of:=FLOOR([.T$4]*IF([.$E26];0.2;1))-[.$G26]" office:value-type="float" office:value="-1" calcext:value-type="float">
            <text:p>-1</text:p>
          </table:table-cell>
          <table:table-cell table:formula="of:=FLOOR([.U$4]*IF([.$E26];0.2;1))-[.$G26]" office:value-type="float" office:value="-1" calcext:value-type="float">
            <text:p>-1</text:p>
          </table:table-cell>
          <table:table-cell table:formula="of:=FLOOR([.V$4]*IF([.$E26];0.2;1))-[.$G26]" office:value-type="float" office:value="1" calcext:value-type="float">
            <text:p>1</text:p>
          </table:table-cell>
          <table:table-cell table:formula="of:=FLOOR([.W$4]*IF([.$E26];0.2;1))-[.$G26]" office:value-type="float" office:value="1" calcext:value-type="float">
            <text:p>1</text:p>
          </table:table-cell>
          <table:table-cell table:formula="of:=FLOOR([.X$4]*IF([.$E26];0.2;1))-[.$G26]" office:value-type="float" office:value="3" calcext:value-type="float">
            <text:p>3</text:p>
          </table:table-cell>
          <table:table-cell table:formula="of:=FLOOR([.Y$4]*IF([.$E26];0.2;1))-[.$G26]" office:value-type="float" office:value="5" calcext:value-type="float">
            <text:p>5</text:p>
          </table:table-cell>
          <table:table-cell table:formula="of:=FLOOR([.Z$4]*IF([.$E26];0.2;1))-[.$G26]" office:value-type="float" office:value="7" calcext:value-type="float">
            <text:p>7</text:p>
          </table:table-cell>
          <table:table-cell table:formula="of:=FLOOR([.AA$4]*IF([.$E26];0.2;1))-[.$G26]" office:value-type="float" office:value="9" calcext:value-type="float">
            <text:p>9</text:p>
          </table:table-cell>
          <table:table-cell table:formula="of:=FLOOR([.AB$4]*IF([.$E26];0.2;1))-[.$G26]" office:value-type="float" office:value="9" calcext:value-type="float">
            <text:p>9</text:p>
          </table:table-cell>
          <table:table-cell table:formula="of:=FLOOR([.AC$4]*IF([.$E26];0.2;1))-[.$G2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7];[$'EcCo ammo'.$A$6:$'EcCo ammo'.$A$37];[$'EcCo ammo'.F$6:$'EcCo ammo'.F$37])" office:value-type="float" office:value="0" calcext:value-type="float">
            <text:p>0</text:p>
          </table:table-cell>
          <table:table-cell table:formula="of:=FLOOR(LOOKUP([.$B27];[$'EcCo ammo'.$A$6:$'EcCo ammo'.$A$37];[$'EcCo ammo'.H$6:$'EcCo ammo'.H$37]))" office:value-type="float" office:value="3" calcext:value-type="float">
            <text:p>3</text:p>
          </table:table-cell>
          <table:table-cell table:formula="of:=LOOKUP([.$B27];[$'EcCo ammo'.$A$6:$'EcCo ammo'.$A$37];[$'EcCo ammo'.I$6:$'EcCo ammo'.I$37])" office:value-type="float" office:value="1" calcext:value-type="float">
            <text:p>1</text:p>
          </table:table-cell>
          <table:table-cell table:formula="of:=LOOKUP([.$B27];[$'EcCo ammo'.$A$6:$'EcCo ammo'.$A$37];[$'EcCo ammo'.J$6:$'EcCo ammo'.J$37])" office:value-type="float" office:value="1" calcext:value-type="float">
            <text:p>1</text:p>
          </table:table-cell>
          <table:table-cell table:formula="of:=[.H27]/[.I27]" office:value-type="float" office:value="1" calcext:value-type="float">
            <text:p>1.00</text:p>
          </table:table-cell>
          <table:table-cell table:formula="of:=ROUND(AVERAGE([.C27];[.D27]))" office:value-type="float" office:value="15" calcext:value-type="float">
            <text:p>15</text:p>
          </table:table-cell>
          <table:table-cell/>
          <table:table-cell table:formula="of:=ROUNDUP(MAX((100-MAX([.M$5]+10*MIN([.AJ27];0);0))*INT(([.$K27]-MAX([.AJ27];0))*[.$J27])/100;0);0)" office:value-type="float" office:value="15" calcext:value-type="float">
            <text:p>15</text:p>
          </table:table-cell>
          <table:table-cell table:formula="of:=ROUNDUP(MAX((100-MAX([.N$5]+10*MIN([.AK27];0);0))*INT(([.$K27]-MAX([.AK27];0))*[.$J27])/100;0);0)" office:value-type="float" office:value="15" calcext:value-type="float">
            <text:p>15</text:p>
          </table:table-cell>
          <table:table-cell table:formula="of:=ROUNDUP(MAX((100-MAX([.O$5]+10*MIN([.AL27];0);0))*INT(([.$K27]-MAX([.AL27];0))*[.$J27])/100;0);0)" office:value-type="float" office:value="15" calcext:value-type="float">
            <text:p>15</text:p>
          </table:table-cell>
          <table:table-cell table:formula="of:=ROUNDUP(MAX((100-MAX([.P$5]+10*MIN([.AM27];0);0))*INT(([.$K27]-MAX([.AM27];0))*[.$J27])/100;0);0)" office:value-type="float" office:value="13" calcext:value-type="float">
            <text:p>13</text:p>
          </table:table-cell>
          <table:table-cell table:formula="of:=ROUNDUP(MAX((100-MAX([.Q$5]+10*MIN([.AN27];0);0))*INT(([.$K27]-MAX([.AN27];0))*[.$J27])/100;0);0)" office:value-type="float" office:value="12" calcext:value-type="float">
            <text:p>12</text:p>
          </table:table-cell>
          <table:table-cell table:formula="of:=ROUNDUP(MAX((100-MAX([.R$5]+10*MIN([.AO27];0);0))*INT(([.$K27]-MAX([.AO27];0))*[.$J27])/100;0);0)" office:value-type="float" office:value="12" calcext:value-type="float">
            <text:p>12</text:p>
          </table:table-cell>
          <table:table-cell table:formula="of:=ROUNDUP(MAX((100-MAX([.S$5]+10*MIN([.AP27];0);0))*INT(([.$K27]-MAX([.AP27];0))*[.$J27])/100;0);0)" office:value-type="float" office:value="10" calcext:value-type="float">
            <text:p>10</text:p>
          </table:table-cell>
          <table:table-cell table:formula="of:=ROUNDUP(MAX((100-MAX([.T$5]+10*MIN([.AQ27];0);0))*INT(([.$K27]-MAX([.AQ27];0))*[.$J27])/100;0);0)" office:value-type="float" office:value="10" calcext:value-type="float">
            <text:p>10</text:p>
          </table:table-cell>
          <table:table-cell table:formula="of:=ROUNDUP(MAX((100-MAX([.U$5]+10*MIN([.AR27];0);0))*INT(([.$K27]-MAX([.AR27];0))*[.$J27])/100;0);0)" office:value-type="float" office:value="10" calcext:value-type="float">
            <text:p>10</text:p>
          </table:table-cell>
          <table:table-cell table:formula="of:=ROUNDUP(MAX((100-MAX([.V$5]+10*MIN([.AS27];0);0))*INT(([.$K27]-MAX([.AS27];0))*[.$J27])/100;0);0)" office:value-type="float" office:value="8" calcext:value-type="float">
            <text:p>8</text:p>
          </table:table-cell>
          <table:table-cell table:formula="of:=ROUNDUP(MAX((100-MAX([.W$5]+10*MIN([.AT27];0);0))*INT(([.$K27]-MAX([.AT27];0))*[.$J27])/100;0);0)" office:value-type="float" office:value="7" calcext:value-type="float">
            <text:p>7</text:p>
          </table:table-cell>
          <table:table-cell table:formula="of:=ROUNDUP(MAX((100-MAX([.X$5]+10*MIN([.AU27];0);0))*INT(([.$K27]-MAX([.AU27];0))*[.$J27])/100;0);0)" office:value-type="float" office:value="6" calcext:value-type="float">
            <text:p>6</text:p>
          </table:table-cell>
          <table:table-cell table:formula="of:=ROUNDUP(MAX((100-MAX([.Y$5]+10*MIN([.AV27];0);0))*INT(([.$K27]-MAX([.AV27];0))*[.$J27])/100;0);0)" office:value-type="float" office:value="4" calcext:value-type="float">
            <text:p>4</text:p>
          </table:table-cell>
          <table:table-cell table:formula="of:=ROUNDUP(MAX((100-MAX([.Z$5]+10*MIN([.AW27];0);0))*INT(([.$K27]-MAX([.AW27];0))*[.$J27])/100;0);0)" office:value-type="float" office:value="3" calcext:value-type="float">
            <text:p>3</text:p>
          </table:table-cell>
          <table:table-cell table:formula="of:=ROUNDUP(MAX((100-MAX([.AA$5]+10*MIN([.AX27];0);0))*INT(([.$K27]-MAX([.AX27];0))*[.$J27])/100;0);0)" office:value-type="float" office:value="2" calcext:value-type="float">
            <text:p>2</text:p>
          </table:table-cell>
          <table:table-cell table:formula="of:=ROUNDUP(MAX((100-MAX([.AB$5]+10*MIN([.AY27];0);0))*INT(([.$K27]-MAX([.AY27];0))*[.$J27])/100;0);0)" office:value-type="float" office:value="2" calcext:value-type="float">
            <text:p>2</text:p>
          </table:table-cell>
          <table:table-cell table:formula="of:=ROUNDUP(MAX((100-MAX([.AC$5]+10*MIN([.AZ27];0);0))*INT(([.$K27]-MAX([.AZ27];0))*[.$J27])/100;0);0)" office:value-type="float" office:value="0" calcext:value-type="float">
            <text:p>0</text:p>
          </table:table-cell>
          <table:table-cell table:number-columns-repeated="6"/>
          <table:table-cell table:formula="of:=FLOOR([.M$4]*IF([.$E27];0.2;1))-[.$G27]" office:value-type="float" office:value="-3" calcext:value-type="float">
            <text:p>-3</text:p>
          </table:table-cell>
          <table:table-cell table:formula="of:=FLOOR([.N$4]*IF([.$E27];0.2;1))-[.$G27]" office:value-type="float" office:value="-3" calcext:value-type="float">
            <text:p>-3</text:p>
          </table:table-cell>
          <table:table-cell table:formula="of:=FLOOR([.O$4]*IF([.$E27];0.2;1))-[.$G27]" office:value-type="float" office:value="-3" calcext:value-type="float">
            <text:p>-3</text:p>
          </table:table-cell>
          <table:table-cell table:formula="of:=FLOOR([.P$4]*IF([.$E27];0.2;1))-[.$G27]" office:value-type="float" office:value="-1" calcext:value-type="float">
            <text:p>-1</text:p>
          </table:table-cell>
          <table:table-cell table:formula="of:=FLOOR([.Q$4]*IF([.$E27];0.2;1))-[.$G27]" office:value-type="float" office:value="-1" calcext:value-type="float">
            <text:p>-1</text:p>
          </table:table-cell>
          <table:table-cell table:formula="of:=FLOOR([.R$4]*IF([.$E27];0.2;1))-[.$G27]" office:value-type="float" office:value="-1" calcext:value-type="float">
            <text:p>-1</text:p>
          </table:table-cell>
          <table:table-cell table:formula="of:=FLOOR([.S$4]*IF([.$E27];0.2;1))-[.$G27]" office:value-type="float" office:value="1" calcext:value-type="float">
            <text:p>1</text:p>
          </table:table-cell>
          <table:table-cell table:formula="of:=FLOOR([.T$4]*IF([.$E27];0.2;1))-[.$G27]" office:value-type="float" office:value="1" calcext:value-type="float">
            <text:p>1</text:p>
          </table:table-cell>
          <table:table-cell table:formula="of:=FLOOR([.U$4]*IF([.$E27];0.2;1))-[.$G27]" office:value-type="float" office:value="1" calcext:value-type="float">
            <text:p>1</text:p>
          </table:table-cell>
          <table:table-cell table:formula="of:=FLOOR([.V$4]*IF([.$E27];0.2;1))-[.$G27]" office:value-type="float" office:value="3" calcext:value-type="float">
            <text:p>3</text:p>
          </table:table-cell>
          <table:table-cell table:formula="of:=FLOOR([.W$4]*IF([.$E27];0.2;1))-[.$G27]" office:value-type="float" office:value="3" calcext:value-type="float">
            <text:p>3</text:p>
          </table:table-cell>
          <table:table-cell table:formula="of:=FLOOR([.X$4]*IF([.$E27];0.2;1))-[.$G27]" office:value-type="float" office:value="5" calcext:value-type="float">
            <text:p>5</text:p>
          </table:table-cell>
          <table:table-cell table:formula="of:=FLOOR([.Y$4]*IF([.$E27];0.2;1))-[.$G27]" office:value-type="float" office:value="7" calcext:value-type="float">
            <text:p>7</text:p>
          </table:table-cell>
          <table:table-cell table:formula="of:=FLOOR([.Z$4]*IF([.$E27];0.2;1))-[.$G27]" office:value-type="float" office:value="9" calcext:value-type="float">
            <text:p>9</text:p>
          </table:table-cell>
          <table:table-cell table:formula="of:=FLOOR([.AA$4]*IF([.$E27];0.2;1))-[.$G27]" office:value-type="float" office:value="11" calcext:value-type="float">
            <text:p>11</text:p>
          </table:table-cell>
          <table:table-cell table:formula="of:=FLOOR([.AB$4]*IF([.$E27];0.2;1))-[.$G27]" office:value-type="float" office:value="11" calcext:value-type="float">
            <text:p>11</text:p>
          </table:table-cell>
          <table:table-cell table:formula="of:=FLOOR([.AC$4]*IF([.$E27];0.2;1))-[.$G2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LOOKUP([.$B28];[$'EcCo ammo'.$A$6:$'EcCo ammo'.$A$37];[$'EcCo ammo'.F$6:$'EcCo ammo'.F$37])" office:value-type="float" office:value="0" calcext:value-type="float">
            <text:p>0</text:p>
          </table:table-cell>
          <table:table-cell table:formula="of:=FLOOR(LOOKUP([.$B28];[$'EcCo ammo'.$A$6:$'EcCo ammo'.$A$37];[$'EcCo ammo'.H$6:$'EcCo ammo'.H$37]))" office:value-type="float" office:value="3" calcext:value-type="float">
            <text:p>3</text:p>
          </table:table-cell>
          <table:table-cell table:formula="of:=LOOKUP([.$B28];[$'EcCo ammo'.$A$6:$'EcCo ammo'.$A$37];[$'EcCo ammo'.I$6:$'EcCo ammo'.I$37])" office:value-type="float" office:value="1" calcext:value-type="float">
            <text:p>1</text:p>
          </table:table-cell>
          <table:table-cell table:formula="of:=LOOKUP([.$B28];[$'EcCo ammo'.$A$6:$'EcCo ammo'.$A$37];[$'EcCo ammo'.J$6:$'EcCo ammo'.J$37])" office:value-type="float" office:value="1" calcext:value-type="float">
            <text:p>1</text:p>
          </table:table-cell>
          <table:table-cell table:formula="of:=[.H28]/[.I28]" office:value-type="float" office:value="1" calcext:value-type="float">
            <text:p>1.00</text:p>
          </table:table-cell>
          <table:table-cell table:formula="of:=ROUND(AVERAGE([.C28];[.D28]))" office:value-type="float" office:value="18" calcext:value-type="float">
            <text:p>18</text:p>
          </table:table-cell>
          <table:table-cell/>
          <table:table-cell table:formula="of:=ROUNDUP(MAX((100-MAX([.M$5]+10*MIN([.AJ28];0);0))*INT(([.$K28]-MAX([.AJ28];0))*[.$J28])/100;0);0)" office:value-type="float" office:value="18" calcext:value-type="float">
            <text:p>18</text:p>
          </table:table-cell>
          <table:table-cell table:formula="of:=ROUNDUP(MAX((100-MAX([.N$5]+10*MIN([.AK28];0);0))*INT(([.$K28]-MAX([.AK28];0))*[.$J28])/100;0);0)" office:value-type="float" office:value="18" calcext:value-type="float">
            <text:p>18</text:p>
          </table:table-cell>
          <table:table-cell table:formula="of:=ROUNDUP(MAX((100-MAX([.O$5]+10*MIN([.AL28];0);0))*INT(([.$K28]-MAX([.AL28];0))*[.$J28])/100;0);0)" office:value-type="float" office:value="18" calcext:value-type="float">
            <text:p>18</text:p>
          </table:table-cell>
          <table:table-cell table:formula="of:=ROUNDUP(MAX((100-MAX([.P$5]+10*MIN([.AM28];0);0))*INT(([.$K28]-MAX([.AM28];0))*[.$J28])/100;0);0)" office:value-type="float" office:value="16" calcext:value-type="float">
            <text:p>16</text:p>
          </table:table-cell>
          <table:table-cell table:formula="of:=ROUNDUP(MAX((100-MAX([.Q$5]+10*MIN([.AN28];0);0))*INT(([.$K28]-MAX([.AN28];0))*[.$J28])/100;0);0)" office:value-type="float" office:value="15" calcext:value-type="float">
            <text:p>15</text:p>
          </table:table-cell>
          <table:table-cell table:formula="of:=ROUNDUP(MAX((100-MAX([.R$5]+10*MIN([.AO28];0);0))*INT(([.$K28]-MAX([.AO28];0))*[.$J28])/100;0);0)" office:value-type="float" office:value="15" calcext:value-type="float">
            <text:p>15</text:p>
          </table:table-cell>
          <table:table-cell table:formula="of:=ROUNDUP(MAX((100-MAX([.S$5]+10*MIN([.AP28];0);0))*INT(([.$K28]-MAX([.AP28];0))*[.$J28])/100;0);0)" office:value-type="float" office:value="12" calcext:value-type="float">
            <text:p>12</text:p>
          </table:table-cell>
          <table:table-cell table:formula="of:=ROUNDUP(MAX((100-MAX([.T$5]+10*MIN([.AQ28];0);0))*INT(([.$K28]-MAX([.AQ28];0))*[.$J28])/100;0);0)" office:value-type="float" office:value="12" calcext:value-type="float">
            <text:p>12</text:p>
          </table:table-cell>
          <table:table-cell table:formula="of:=ROUNDUP(MAX((100-MAX([.U$5]+10*MIN([.AR28];0);0))*INT(([.$K28]-MAX([.AR28];0))*[.$J28])/100;0);0)" office:value-type="float" office:value="12" calcext:value-type="float">
            <text:p>12</text:p>
          </table:table-cell>
          <table:table-cell table:formula="of:=ROUNDUP(MAX((100-MAX([.V$5]+10*MIN([.AS28];0);0))*INT(([.$K28]-MAX([.AS28];0))*[.$J28])/100;0);0)" office:value-type="float" office:value="9" calcext:value-type="float">
            <text:p>9</text:p>
          </table:table-cell>
          <table:table-cell table:formula="of:=ROUNDUP(MAX((100-MAX([.W$5]+10*MIN([.AT28];0);0))*INT(([.$K28]-MAX([.AT28];0))*[.$J28])/100;0);0)" office:value-type="float" office:value="9" calcext:value-type="float">
            <text:p>9</text:p>
          </table:table-cell>
          <table:table-cell table:formula="of:=ROUNDUP(MAX((100-MAX([.X$5]+10*MIN([.AU28];0);0))*INT(([.$K28]-MAX([.AU28];0))*[.$J28])/100;0);0)" office:value-type="float" office:value="8" calcext:value-type="float">
            <text:p>8</text:p>
          </table:table-cell>
          <table:table-cell table:formula="of:=ROUNDUP(MAX((100-MAX([.Y$5]+10*MIN([.AV28];0);0))*INT(([.$K28]-MAX([.AV28];0))*[.$J28])/100;0);0)" office:value-type="float" office:value="6" calcext:value-type="float">
            <text:p>6</text:p>
          </table:table-cell>
          <table:table-cell table:formula="of:=ROUNDUP(MAX((100-MAX([.Z$5]+10*MIN([.AW28];0);0))*INT(([.$K28]-MAX([.AW28];0))*[.$J28])/100;0);0)" office:value-type="float" office:value="5" calcext:value-type="float">
            <text:p>5</text:p>
          </table:table-cell>
          <table:table-cell table:formula="of:=ROUNDUP(MAX((100-MAX([.AA$5]+10*MIN([.AX28];0);0))*INT(([.$K28]-MAX([.AX28];0))*[.$J28])/100;0);0)" office:value-type="float" office:value="3" calcext:value-type="float">
            <text:p>3</text:p>
          </table:table-cell>
          <table:table-cell table:formula="of:=ROUNDUP(MAX((100-MAX([.AB$5]+10*MIN([.AY28];0);0))*INT(([.$K28]-MAX([.AY28];0))*[.$J28])/100;0);0)" office:value-type="float" office:value="3" calcext:value-type="float">
            <text:p>3</text:p>
          </table:table-cell>
          <table:table-cell table:formula="of:=ROUNDUP(MAX((100-MAX([.AC$5]+10*MIN([.AZ28];0);0))*INT(([.$K28]-MAX([.AZ28];0))*[.$J28])/100;0);0)" office:value-type="float" office:value="1" calcext:value-type="float">
            <text:p>1</text:p>
          </table:table-cell>
          <table:table-cell table:number-columns-repeated="6"/>
          <table:table-cell table:formula="of:=FLOOR([.M$4]*IF([.$E28];0.2;1))-[.$G28]" office:value-type="float" office:value="-3" calcext:value-type="float">
            <text:p>-3</text:p>
          </table:table-cell>
          <table:table-cell table:formula="of:=FLOOR([.N$4]*IF([.$E28];0.2;1))-[.$G28]" office:value-type="float" office:value="-3" calcext:value-type="float">
            <text:p>-3</text:p>
          </table:table-cell>
          <table:table-cell table:formula="of:=FLOOR([.O$4]*IF([.$E28];0.2;1))-[.$G28]" office:value-type="float" office:value="-3" calcext:value-type="float">
            <text:p>-3</text:p>
          </table:table-cell>
          <table:table-cell table:formula="of:=FLOOR([.P$4]*IF([.$E28];0.2;1))-[.$G28]" office:value-type="float" office:value="-1" calcext:value-type="float">
            <text:p>-1</text:p>
          </table:table-cell>
          <table:table-cell table:formula="of:=FLOOR([.Q$4]*IF([.$E28];0.2;1))-[.$G28]" office:value-type="float" office:value="-1" calcext:value-type="float">
            <text:p>-1</text:p>
          </table:table-cell>
          <table:table-cell table:formula="of:=FLOOR([.R$4]*IF([.$E28];0.2;1))-[.$G28]" office:value-type="float" office:value="-1" calcext:value-type="float">
            <text:p>-1</text:p>
          </table:table-cell>
          <table:table-cell table:formula="of:=FLOOR([.S$4]*IF([.$E28];0.2;1))-[.$G28]" office:value-type="float" office:value="1" calcext:value-type="float">
            <text:p>1</text:p>
          </table:table-cell>
          <table:table-cell table:formula="of:=FLOOR([.T$4]*IF([.$E28];0.2;1))-[.$G28]" office:value-type="float" office:value="1" calcext:value-type="float">
            <text:p>1</text:p>
          </table:table-cell>
          <table:table-cell table:formula="of:=FLOOR([.U$4]*IF([.$E28];0.2;1))-[.$G28]" office:value-type="float" office:value="1" calcext:value-type="float">
            <text:p>1</text:p>
          </table:table-cell>
          <table:table-cell table:formula="of:=FLOOR([.V$4]*IF([.$E28];0.2;1))-[.$G28]" office:value-type="float" office:value="3" calcext:value-type="float">
            <text:p>3</text:p>
          </table:table-cell>
          <table:table-cell table:formula="of:=FLOOR([.W$4]*IF([.$E28];0.2;1))-[.$G28]" office:value-type="float" office:value="3" calcext:value-type="float">
            <text:p>3</text:p>
          </table:table-cell>
          <table:table-cell table:formula="of:=FLOOR([.X$4]*IF([.$E28];0.2;1))-[.$G28]" office:value-type="float" office:value="5" calcext:value-type="float">
            <text:p>5</text:p>
          </table:table-cell>
          <table:table-cell table:formula="of:=FLOOR([.Y$4]*IF([.$E28];0.2;1))-[.$G28]" office:value-type="float" office:value="7" calcext:value-type="float">
            <text:p>7</text:p>
          </table:table-cell>
          <table:table-cell table:formula="of:=FLOOR([.Z$4]*IF([.$E28];0.2;1))-[.$G28]" office:value-type="float" office:value="9" calcext:value-type="float">
            <text:p>9</text:p>
          </table:table-cell>
          <table:table-cell table:formula="of:=FLOOR([.AA$4]*IF([.$E28];0.2;1))-[.$G28]" office:value-type="float" office:value="11" calcext:value-type="float">
            <text:p>11</text:p>
          </table:table-cell>
          <table:table-cell table:formula="of:=FLOOR([.AB$4]*IF([.$E28];0.2;1))-[.$G28]" office:value-type="float" office:value="11" calcext:value-type="float">
            <text:p>11</text:p>
          </table:table-cell>
          <table:table-cell table:formula="of:=FLOOR([.AC$4]*IF([.$E28];0.2;1))-[.$G28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zar AMR</text:p>
          </table:table-cell>
          <table:table-cell office:value-type="string" calcext:value-type="string">
            <text:p>.50 BMG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LOOKUP([.$B2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9];[$'EcCo ammo'.$A$6:$'EcCo ammo'.$A$37];[$'EcCo ammo'.H$6:$'EcCo ammo'.H$37]))" office:value-type="float" office:value="18" calcext:value-type="float">
            <text:p>18</text:p>
          </table:table-cell>
          <table:table-cell table:formula="of:=LOOKUP([.$B29];[$'EcCo ammo'.$A$6:$'EcCo ammo'.$A$37];[$'EcCo ammo'.I$6:$'EcCo ammo'.I$37])" office:value-type="float" office:value="1" calcext:value-type="float">
            <text:p>1</text:p>
          </table:table-cell>
          <table:table-cell table:formula="of:=LOOKUP([.$B29];[$'EcCo ammo'.$A$6:$'EcCo ammo'.$A$37];[$'EcCo ammo'.J$6:$'EcCo ammo'.J$37])" office:value-type="float" office:value="1" calcext:value-type="float">
            <text:p>1</text:p>
          </table:table-cell>
          <table:table-cell table:formula="of:=[.H29]/[.I29]" office:value-type="float" office:value="1" calcext:value-type="float">
            <text:p>1.00</text:p>
          </table:table-cell>
          <table:table-cell table:formula="of:=ROUND(AVERAGE([.C29];[.D29]))" office:value-type="float" office:value="73" calcext:value-type="float">
            <text:p>73</text:p>
          </table:table-cell>
          <table:table-cell/>
          <table:table-cell table:formula="of:=ROUNDUP(MAX((100-MAX([.M$5]+10*MIN([.AJ29];0);0))*INT(([.$K29]-MAX([.AJ29];0))*[.$J29])/100;0);0)" office:value-type="float" office:value="73" calcext:value-type="float">
            <text:p>73</text:p>
          </table:table-cell>
          <table:table-cell table:formula="of:=ROUNDUP(MAX((100-MAX([.N$5]+10*MIN([.AK29];0);0))*INT(([.$K29]-MAX([.AK29];0))*[.$J29])/100;0);0)" office:value-type="float" office:value="73" calcext:value-type="float">
            <text:p>73</text:p>
          </table:table-cell>
          <table:table-cell table:formula="of:=ROUNDUP(MAX((100-MAX([.O$5]+10*MIN([.AL29];0);0))*INT(([.$K29]-MAX([.AL29];0))*[.$J29])/100;0);0)" office:value-type="float" office:value="73" calcext:value-type="float">
            <text:p>73</text:p>
          </table:table-cell>
          <table:table-cell table:formula="of:=ROUNDUP(MAX((100-MAX([.P$5]+10*MIN([.AM29];0);0))*INT(([.$K29]-MAX([.AM29];0))*[.$J29])/100;0);0)" office:value-type="float" office:value="73" calcext:value-type="float">
            <text:p>73</text:p>
          </table:table-cell>
          <table:table-cell table:formula="of:=ROUNDUP(MAX((100-MAX([.Q$5]+10*MIN([.AN29];0);0))*INT(([.$K29]-MAX([.AN29];0))*[.$J29])/100;0);0)" office:value-type="float" office:value="73" calcext:value-type="float">
            <text:p>73</text:p>
          </table:table-cell>
          <table:table-cell table:formula="of:=ROUNDUP(MAX((100-MAX([.R$5]+10*MIN([.AO29];0);0))*INT(([.$K29]-MAX([.AO29];0))*[.$J29])/100;0);0)" office:value-type="float" office:value="73" calcext:value-type="float">
            <text:p>73</text:p>
          </table:table-cell>
          <table:table-cell table:formula="of:=ROUNDUP(MAX((100-MAX([.S$5]+10*MIN([.AP29];0);0))*INT(([.$K29]-MAX([.AP29];0))*[.$J29])/100;0);0)" office:value-type="float" office:value="73" calcext:value-type="float">
            <text:p>73</text:p>
          </table:table-cell>
          <table:table-cell table:formula="of:=ROUNDUP(MAX((100-MAX([.T$5]+10*MIN([.AQ29];0);0))*INT(([.$K29]-MAX([.AQ29];0))*[.$J29])/100;0);0)" office:value-type="float" office:value="73" calcext:value-type="float">
            <text:p>73</text:p>
          </table:table-cell>
          <table:table-cell table:formula="of:=ROUNDUP(MAX((100-MAX([.U$5]+10*MIN([.AR29];0);0))*INT(([.$K29]-MAX([.AR29];0))*[.$J29])/100;0);0)" office:value-type="float" office:value="73" calcext:value-type="float">
            <text:p>73</text:p>
          </table:table-cell>
          <table:table-cell table:formula="of:=ROUNDUP(MAX((100-MAX([.V$5]+10*MIN([.AS29];0);0))*INT(([.$K29]-MAX([.AS29];0))*[.$J29])/100;0);0)" office:value-type="float" office:value="73" calcext:value-type="float">
            <text:p>73</text:p>
          </table:table-cell>
          <table:table-cell table:formula="of:=ROUNDUP(MAX((100-MAX([.W$5]+10*MIN([.AT29];0);0))*INT(([.$K29]-MAX([.AT29];0))*[.$J29])/100;0);0)" office:value-type="float" office:value="73" calcext:value-type="float">
            <text:p>73</text:p>
          </table:table-cell>
          <table:table-cell table:formula="of:=ROUNDUP(MAX((100-MAX([.X$5]+10*MIN([.AU29];0);0))*INT(([.$K29]-MAX([.AU29];0))*[.$J29])/100;0);0)" office:value-type="float" office:value="73" calcext:value-type="float">
            <text:p>73</text:p>
          </table:table-cell>
          <table:table-cell table:formula="of:=ROUNDUP(MAX((100-MAX([.Y$5]+10*MIN([.AV29];0);0))*INT(([.$K29]-MAX([.AV29];0))*[.$J29])/100;0);0)" office:value-type="float" office:value="73" calcext:value-type="float">
            <text:p>73</text:p>
          </table:table-cell>
          <table:table-cell table:formula="of:=ROUNDUP(MAX((100-MAX([.Z$5]+10*MIN([.AW29];0);0))*INT(([.$K29]-MAX([.AW29];0))*[.$J29])/100;0);0)" office:value-type="float" office:value="73" calcext:value-type="float">
            <text:p>73</text:p>
          </table:table-cell>
          <table:table-cell table:formula="of:=ROUNDUP(MAX((100-MAX([.AA$5]+10*MIN([.AX29];0);0))*INT(([.$K29]-MAX([.AX29];0))*[.$J29])/100;0);0)" office:value-type="float" office:value="55" calcext:value-type="float">
            <text:p>55</text:p>
          </table:table-cell>
          <table:table-cell table:formula="of:=ROUNDUP(MAX((100-MAX([.AB$5]+10*MIN([.AY29];0);0))*INT(([.$K29]-MAX([.AY29];0))*[.$J29])/100;0);0)" office:value-type="float" office:value="52" calcext:value-type="float">
            <text:p>52</text:p>
          </table:table-cell>
          <table:table-cell table:formula="of:=ROUNDUP(MAX((100-MAX([.AC$5]+10*MIN([.AZ29];0);0))*INT(([.$K29]-MAX([.AZ29];0))*[.$J29])/100;0);0)" office:value-type="float" office:value="22" calcext:value-type="float">
            <text:p>22</text:p>
          </table:table-cell>
          <table:table-cell table:number-columns-repeated="6"/>
          <table:table-cell table:formula="of:=FLOOR([.M$4]*IF([.$E29];0.2;1))-[.$G29]" office:value-type="float" office:value="-18" calcext:value-type="float">
            <text:p>-18</text:p>
          </table:table-cell>
          <table:table-cell table:formula="of:=FLOOR([.N$4]*IF([.$E29];0.2;1))-[.$G29]" office:value-type="float" office:value="-18" calcext:value-type="float">
            <text:p>-18</text:p>
          </table:table-cell>
          <table:table-cell table:formula="of:=FLOOR([.O$4]*IF([.$E29];0.2;1))-[.$G29]" office:value-type="float" office:value="-18" calcext:value-type="float">
            <text:p>-18</text:p>
          </table:table-cell>
          <table:table-cell table:formula="of:=FLOOR([.P$4]*IF([.$E29];0.2;1))-[.$G29]" office:value-type="float" office:value="-16" calcext:value-type="float">
            <text:p>-16</text:p>
          </table:table-cell>
          <table:table-cell table:formula="of:=FLOOR([.Q$4]*IF([.$E29];0.2;1))-[.$G29]" office:value-type="float" office:value="-16" calcext:value-type="float">
            <text:p>-16</text:p>
          </table:table-cell>
          <table:table-cell table:formula="of:=FLOOR([.R$4]*IF([.$E29];0.2;1))-[.$G29]" office:value-type="float" office:value="-16" calcext:value-type="float">
            <text:p>-16</text:p>
          </table:table-cell>
          <table:table-cell table:formula="of:=FLOOR([.S$4]*IF([.$E29];0.2;1))-[.$G29]" office:value-type="float" office:value="-14" calcext:value-type="float">
            <text:p>-14</text:p>
          </table:table-cell>
          <table:table-cell table:formula="of:=FLOOR([.T$4]*IF([.$E29];0.2;1))-[.$G29]" office:value-type="float" office:value="-14" calcext:value-type="float">
            <text:p>-14</text:p>
          </table:table-cell>
          <table:table-cell table:formula="of:=FLOOR([.U$4]*IF([.$E29];0.2;1))-[.$G29]" office:value-type="float" office:value="-14" calcext:value-type="float">
            <text:p>-14</text:p>
          </table:table-cell>
          <table:table-cell table:formula="of:=FLOOR([.V$4]*IF([.$E29];0.2;1))-[.$G29]" office:value-type="float" office:value="-12" calcext:value-type="float">
            <text:p>-12</text:p>
          </table:table-cell>
          <table:table-cell table:formula="of:=FLOOR([.W$4]*IF([.$E29];0.2;1))-[.$G29]" office:value-type="float" office:value="-12" calcext:value-type="float">
            <text:p>-12</text:p>
          </table:table-cell>
          <table:table-cell table:formula="of:=FLOOR([.X$4]*IF([.$E29];0.2;1))-[.$G29]" office:value-type="float" office:value="-10" calcext:value-type="float">
            <text:p>-10</text:p>
          </table:table-cell>
          <table:table-cell table:formula="of:=FLOOR([.Y$4]*IF([.$E29];0.2;1))-[.$G29]" office:value-type="float" office:value="-8" calcext:value-type="float">
            <text:p>-8</text:p>
          </table:table-cell>
          <table:table-cell table:formula="of:=FLOOR([.Z$4]*IF([.$E29];0.2;1))-[.$G29]" office:value-type="float" office:value="-6" calcext:value-type="float">
            <text:p>-6</text:p>
          </table:table-cell>
          <table:table-cell table:formula="of:=FLOOR([.AA$4]*IF([.$E29];0.2;1))-[.$G29]" office:value-type="float" office:value="-4" calcext:value-type="float">
            <text:p>-4</text:p>
          </table:table-cell>
          <table:table-cell table:formula="of:=FLOOR([.AB$4]*IF([.$E29];0.2;1))-[.$G29]" office:value-type="float" office:value="-4" calcext:value-type="float">
            <text:p>-4</text:p>
          </table:table-cell>
          <table:table-cell table:formula="of:=FLOOR([.AC$4]*IF([.$E29];0.2;1))-[.$G2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LOOKUP([.$B30];[$'EcCo ammo'.$A$6:$'EcCo ammo'.$A$37];[$'EcCo ammo'.F$6:$'EcCo ammo'.F$37])" office:value-type="float" office:value="10" calcext:value-type="float">
            <text:p>10</text:p>
          </table:table-cell>
          <table:table-cell table:formula="of:=FLOOR(LOOKUP([.$B30];[$'EcCo ammo'.$A$6:$'EcCo ammo'.$A$37];[$'EcCo ammo'.H$6:$'EcCo ammo'.H$37]))" office:value-type="float" office:value="0" calcext:value-type="float">
            <text:p>0</text:p>
          </table:table-cell>
          <table:table-cell table:formula="of:=LOOKUP([.$B30];[$'EcCo ammo'.$A$6:$'EcCo ammo'.$A$37];[$'EcCo ammo'.I$6:$'EcCo ammo'.I$37])" office:value-type="float" office:value="4" calcext:value-type="float">
            <text:p>4</text:p>
          </table:table-cell>
          <table:table-cell table:formula="of:=LOOKUP([.$B30];[$'EcCo ammo'.$A$6:$'EcCo ammo'.$A$37];[$'EcCo ammo'.J$6:$'EcCo ammo'.J$37])" office:value-type="float" office:value="3" calcext:value-type="float">
            <text:p>3</text:p>
          </table:table-cell>
          <table:table-cell table:formula="of:=[.H30]/[.I30]" office:value-type="float" office:value="1.33333333333333" calcext:value-type="float">
            <text:p>1.33</text:p>
          </table:table-cell>
          <table:table-cell table:formula="of:=ROUND(AVERAGE([.C30];[.D30]))" office:value-type="float" office:value="7" calcext:value-type="float">
            <text:p>7</text:p>
          </table:table-cell>
          <table:table-cell/>
          <table:table-cell table:formula="of:=ROUNDUP(MAX((100-MAX([.M$5]+10*MIN([.AJ30];0);0))*INT(([.$K30]-MAX([.AJ30];0))*[.$J30])/100;0);0)" office:value-type="float" office:value="9" calcext:value-type="float">
            <text:p>9</text:p>
          </table:table-cell>
          <table:table-cell table:formula="of:=ROUNDUP(MAX((100-MAX([.N$5]+10*MIN([.AK30];0);0))*INT(([.$K30]-MAX([.AK30];0))*[.$J30])/100;0);0)" office:value-type="float" office:value="9" calcext:value-type="float">
            <text:p>9</text:p>
          </table:table-cell>
          <table:table-cell table:formula="of:=ROUNDUP(MAX((100-MAX([.O$5]+10*MIN([.AL30];0);0))*INT(([.$K30]-MAX([.AL30];0))*[.$J30])/100;0);0)" office:value-type="float" office:value="8" calcext:value-type="float">
            <text:p>8</text:p>
          </table:table-cell>
          <table:table-cell table:formula="of:=ROUNDUP(MAX((100-MAX([.P$5]+10*MIN([.AM30];0);0))*INT(([.$K30]-MAX([.AM30];0))*[.$J30])/100;0);0)" office:value-type="float" office:value="5" calcext:value-type="float">
            <text:p>5</text:p>
          </table:table-cell>
          <table:table-cell table:formula="of:=ROUNDUP(MAX((100-MAX([.Q$5]+10*MIN([.AN30];0);0))*INT(([.$K30]-MAX([.AN30];0))*[.$J30])/100;0);0)" office:value-type="float" office:value="5" calcext:value-type="float">
            <text:p>5</text:p>
          </table:table-cell>
          <table:table-cell table:formula="of:=ROUNDUP(MAX((100-MAX([.R$5]+10*MIN([.AO30];0);0))*INT(([.$K30]-MAX([.AO30];0))*[.$J30])/100;0);0)" office:value-type="float" office:value="5" calcext:value-type="float">
            <text:p>5</text:p>
          </table:table-cell>
          <table:table-cell table:formula="of:=ROUNDUP(MAX((100-MAX([.S$5]+10*MIN([.AP30];0);0))*INT(([.$K30]-MAX([.AP30];0))*[.$J30])/100;0);0)" office:value-type="float" office:value="3" calcext:value-type="float">
            <text:p>3</text:p>
          </table:table-cell>
          <table:table-cell table:formula="of:=ROUNDUP(MAX((100-MAX([.T$5]+10*MIN([.AQ30];0);0))*INT(([.$K30]-MAX([.AQ30];0))*[.$J30])/100;0);0)" office:value-type="float" office:value="2" calcext:value-type="float">
            <text:p>2</text:p>
          </table:table-cell>
          <table:table-cell table:formula="of:=ROUNDUP(MAX((100-MAX([.U$5]+10*MIN([.AR30];0);0))*INT(([.$K30]-MAX([.AR30];0))*[.$J30])/100;0);0)" office:value-type="float" office:value="2" calcext:value-type="float">
            <text:p>2</text:p>
          </table:table-cell>
          <table:table-cell table:formula="of:=ROUNDUP(MAX((100-MAX([.V$5]+10*MIN([.AS30];0);0))*INT(([.$K30]-MAX([.AS30];0))*[.$J30])/100;0);0)" office:value-type="float" office:value="1" calcext:value-type="float">
            <text:p>1</text:p>
          </table:table-cell>
          <table:table-cell table:formula="of:=ROUNDUP(MAX((100-MAX([.W$5]+10*MIN([.AT30];0);0))*INT(([.$K30]-MAX([.AT30];0))*[.$J30])/100;0);0)" office:value-type="float" office:value="1" calcext:value-type="float">
            <text:p>1</text:p>
          </table:table-cell>
          <table:table-cell table:formula="of:=ROUNDUP(MAX((100-MAX([.X$5]+10*MIN([.AU30];0);0))*INT(([.$K30]-MAX([.AU30];0))*[.$J30])/100;0);0)" office:value-type="float" office:value="0" calcext:value-type="float">
            <text:p>0</text:p>
          </table:table-cell>
          <table:table-cell table:formula="of:=ROUNDUP(MAX((100-MAX([.Y$5]+10*MIN([.AV30];0);0))*INT(([.$K30]-MAX([.AV30];0))*[.$J30])/100;0);0)" office:value-type="float" office:value="0" calcext:value-type="float">
            <text:p>0</text:p>
          </table:table-cell>
          <table:table-cell table:formula="of:=ROUNDUP(MAX((100-MAX([.Z$5]+10*MIN([.AW30];0);0))*INT(([.$K30]-MAX([.AW30];0))*[.$J30])/100;0);0)" office:value-type="float" office:value="0" calcext:value-type="float">
            <text:p>0</text:p>
          </table:table-cell>
          <table:table-cell table:formula="of:=ROUNDUP(MAX((100-MAX([.AA$5]+10*MIN([.AX30];0);0))*INT(([.$K30]-MAX([.AX30];0))*[.$J30])/100;0);0)" office:value-type="float" office:value="0" calcext:value-type="float">
            <text:p>0</text:p>
          </table:table-cell>
          <table:table-cell table:formula="of:=ROUNDUP(MAX((100-MAX([.AB$5]+10*MIN([.AY30];0);0))*INT(([.$K30]-MAX([.AY30];0))*[.$J30])/100;0);0)" office:value-type="float" office:value="0" calcext:value-type="float">
            <text:p>0</text:p>
          </table:table-cell>
          <table:table-cell table:formula="of:=ROUNDUP(MAX((100-MAX([.AC$5]+10*MIN([.AZ30];0);0))*INT(([.$K30]-MAX([.AZ30];0))*[.$J30])/100;0);0)" office:value-type="float" office:value="0" calcext:value-type="float">
            <text:p>0</text:p>
          </table:table-cell>
          <table:table-cell table:number-columns-repeated="6"/>
          <table:table-cell table:formula="of:=FLOOR([.M$4]*IF([.$E30];0.2;1))-[.$G30]" office:value-type="float" office:value="0" calcext:value-type="float">
            <text:p>0</text:p>
          </table:table-cell>
          <table:table-cell table:formula="of:=FLOOR([.N$4]*IF([.$E30];0.2;1))-[.$G30]" office:value-type="float" office:value="0" calcext:value-type="float">
            <text:p>0</text:p>
          </table:table-cell>
          <table:table-cell table:formula="of:=FLOOR([.O$4]*IF([.$E30];0.2;1))-[.$G30]" office:value-type="float" office:value="0" calcext:value-type="float">
            <text:p>0</text:p>
          </table:table-cell>
          <table:table-cell table:formula="of:=FLOOR([.P$4]*IF([.$E30];0.2;1))-[.$G30]" office:value-type="float" office:value="2" calcext:value-type="float">
            <text:p>2</text:p>
          </table:table-cell>
          <table:table-cell table:formula="of:=FLOOR([.Q$4]*IF([.$E30];0.2;1))-[.$G30]" office:value-type="float" office:value="2" calcext:value-type="float">
            <text:p>2</text:p>
          </table:table-cell>
          <table:table-cell table:formula="of:=FLOOR([.R$4]*IF([.$E30];0.2;1))-[.$G30]" office:value-type="float" office:value="2" calcext:value-type="float">
            <text:p>2</text:p>
          </table:table-cell>
          <table:table-cell table:formula="of:=FLOOR([.S$4]*IF([.$E30];0.2;1))-[.$G30]" office:value-type="float" office:value="4" calcext:value-type="float">
            <text:p>4</text:p>
          </table:table-cell>
          <table:table-cell table:formula="of:=FLOOR([.T$4]*IF([.$E30];0.2;1))-[.$G30]" office:value-type="float" office:value="4" calcext:value-type="float">
            <text:p>4</text:p>
          </table:table-cell>
          <table:table-cell table:formula="of:=FLOOR([.U$4]*IF([.$E30];0.2;1))-[.$G30]" office:value-type="float" office:value="4" calcext:value-type="float">
            <text:p>4</text:p>
          </table:table-cell>
          <table:table-cell table:formula="of:=FLOOR([.V$4]*IF([.$E30];0.2;1))-[.$G30]" office:value-type="float" office:value="6" calcext:value-type="float">
            <text:p>6</text:p>
          </table:table-cell>
          <table:table-cell table:formula="of:=FLOOR([.W$4]*IF([.$E30];0.2;1))-[.$G30]" office:value-type="float" office:value="6" calcext:value-type="float">
            <text:p>6</text:p>
          </table:table-cell>
          <table:table-cell table:formula="of:=FLOOR([.X$4]*IF([.$E30];0.2;1))-[.$G30]" office:value-type="float" office:value="8" calcext:value-type="float">
            <text:p>8</text:p>
          </table:table-cell>
          <table:table-cell table:formula="of:=FLOOR([.Y$4]*IF([.$E30];0.2;1))-[.$G30]" office:value-type="float" office:value="10" calcext:value-type="float">
            <text:p>10</text:p>
          </table:table-cell>
          <table:table-cell table:formula="of:=FLOOR([.Z$4]*IF([.$E30];0.2;1))-[.$G30]" office:value-type="float" office:value="12" calcext:value-type="float">
            <text:p>12</text:p>
          </table:table-cell>
          <table:table-cell table:formula="of:=FLOOR([.AA$4]*IF([.$E30];0.2;1))-[.$G30]" office:value-type="float" office:value="14" calcext:value-type="float">
            <text:p>14</text:p>
          </table:table-cell>
          <table:table-cell table:formula="of:=FLOOR([.AB$4]*IF([.$E30];0.2;1))-[.$G30]" office:value-type="float" office:value="14" calcext:value-type="float">
            <text:p>14</text:p>
          </table:table-cell>
          <table:table-cell table:formula="of:=FLOOR([.AC$4]*IF([.$E30];0.2;1))-[.$G3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LOOKUP([.$B31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1];[$'EcCo ammo'.$A$6:$'EcCo ammo'.$A$37];[$'EcCo ammo'.H$6:$'EcCo ammo'.H$37]))" office:value-type="float" office:value="5" calcext:value-type="float">
            <text:p>5</text:p>
          </table:table-cell>
          <table:table-cell table:formula="of:=LOOKUP([.$B31];[$'EcCo ammo'.$A$6:$'EcCo ammo'.$A$37];[$'EcCo ammo'.I$6:$'EcCo ammo'.I$37])" office:value-type="float" office:value="1" calcext:value-type="float">
            <text:p>1</text:p>
          </table:table-cell>
          <table:table-cell table:formula="of:=LOOKUP([.$B31];[$'EcCo ammo'.$A$6:$'EcCo ammo'.$A$37];[$'EcCo ammo'.J$6:$'EcCo ammo'.J$37])" office:value-type="float" office:value="1" calcext:value-type="float">
            <text:p>1</text:p>
          </table:table-cell>
          <table:table-cell table:formula="of:=[.H31]/[.I31]" office:value-type="float" office:value="1" calcext:value-type="float">
            <text:p>1.00</text:p>
          </table:table-cell>
          <table:table-cell table:formula="of:=ROUND(AVERAGE([.C31];[.D31]))" office:value-type="float" office:value="7" calcext:value-type="float">
            <text:p>7</text:p>
          </table:table-cell>
          <table:table-cell/>
          <table:table-cell table:formula="of:=ROUNDUP(MAX((100-MAX([.M$5]+10*MIN([.AJ31];0);0))*INT(([.$K31]-MAX([.AJ31];0))*[.$J31])/100;0);0)" office:value-type="float" office:value="7" calcext:value-type="float">
            <text:p>7</text:p>
          </table:table-cell>
          <table:table-cell table:formula="of:=ROUNDUP(MAX((100-MAX([.N$5]+10*MIN([.AK31];0);0))*INT(([.$K31]-MAX([.AK31];0))*[.$J31])/100;0);0)" office:value-type="float" office:value="7" calcext:value-type="float">
            <text:p>7</text:p>
          </table:table-cell>
          <table:table-cell table:formula="of:=ROUNDUP(MAX((100-MAX([.O$5]+10*MIN([.AL31];0);0))*INT(([.$K31]-MAX([.AL31];0))*[.$J31])/100;0);0)" office:value-type="float" office:value="7" calcext:value-type="float">
            <text:p>7</text:p>
          </table:table-cell>
          <table:table-cell table:formula="of:=ROUNDUP(MAX((100-MAX([.P$5]+10*MIN([.AM31];0);0))*INT(([.$K31]-MAX([.AM31];0))*[.$J31])/100;0);0)" office:value-type="float" office:value="7" calcext:value-type="float">
            <text:p>7</text:p>
          </table:table-cell>
          <table:table-cell table:formula="of:=ROUNDUP(MAX((100-MAX([.Q$5]+10*MIN([.AN31];0);0))*INT(([.$K31]-MAX([.AN31];0))*[.$J31])/100;0);0)" office:value-type="float" office:value="7" calcext:value-type="float">
            <text:p>7</text:p>
          </table:table-cell>
          <table:table-cell table:formula="of:=ROUNDUP(MAX((100-MAX([.R$5]+10*MIN([.AO31];0);0))*INT(([.$K31]-MAX([.AO31];0))*[.$J31])/100;0);0)" office:value-type="float" office:value="7" calcext:value-type="float">
            <text:p>7</text:p>
          </table:table-cell>
          <table:table-cell table:formula="of:=ROUNDUP(MAX((100-MAX([.S$5]+10*MIN([.AP31];0);0))*INT(([.$K31]-MAX([.AP31];0))*[.$J31])/100;0);0)" office:value-type="float" office:value="6" calcext:value-type="float">
            <text:p>6</text:p>
          </table:table-cell>
          <table:table-cell table:formula="of:=ROUNDUP(MAX((100-MAX([.T$5]+10*MIN([.AQ31];0);0))*INT(([.$K31]-MAX([.AQ31];0))*[.$J31])/100;0);0)" office:value-type="float" office:value="6" calcext:value-type="float">
            <text:p>6</text:p>
          </table:table-cell>
          <table:table-cell table:formula="of:=ROUNDUP(MAX((100-MAX([.U$5]+10*MIN([.AR31];0);0))*INT(([.$K31]-MAX([.AR31];0))*[.$J31])/100;0);0)" office:value-type="float" office:value="6" calcext:value-type="float">
            <text:p>6</text:p>
          </table:table-cell>
          <table:table-cell table:formula="of:=ROUNDUP(MAX((100-MAX([.V$5]+10*MIN([.AS31];0);0))*INT(([.$K31]-MAX([.AS31];0))*[.$J31])/100;0);0)" office:value-type="float" office:value="4" calcext:value-type="float">
            <text:p>4</text:p>
          </table:table-cell>
          <table:table-cell table:formula="of:=ROUNDUP(MAX((100-MAX([.W$5]+10*MIN([.AT31];0);0))*INT(([.$K31]-MAX([.AT31];0))*[.$J31])/100;0);0)" office:value-type="float" office:value="4" calcext:value-type="float">
            <text:p>4</text:p>
          </table:table-cell>
          <table:table-cell table:formula="of:=ROUNDUP(MAX((100-MAX([.X$5]+10*MIN([.AU31];0);0))*INT(([.$K31]-MAX([.AU31];0))*[.$J31])/100;0);0)" office:value-type="float" office:value="3" calcext:value-type="float">
            <text:p>3</text:p>
          </table:table-cell>
          <table:table-cell table:formula="of:=ROUNDUP(MAX((100-MAX([.Y$5]+10*MIN([.AV31];0);0))*INT(([.$K31]-MAX([.AV31];0))*[.$J31])/100;0);0)" office:value-type="float" office:value="1" calcext:value-type="float">
            <text:p>1</text:p>
          </table:table-cell>
          <table:table-cell table:formula="of:=ROUNDUP(MAX((100-MAX([.Z$5]+10*MIN([.AW31];0);0))*INT(([.$K31]-MAX([.AW31];0))*[.$J31])/100;0);0)" office:value-type="float" office:value="0" calcext:value-type="float">
            <text:p>0</text:p>
          </table:table-cell>
          <table:table-cell table:formula="of:=ROUNDUP(MAX((100-MAX([.AA$5]+10*MIN([.AX31];0);0))*INT(([.$K31]-MAX([.AX31];0))*[.$J31])/100;0);0)" office:value-type="float" office:value="0" calcext:value-type="float">
            <text:p>0</text:p>
          </table:table-cell>
          <table:table-cell table:formula="of:=ROUNDUP(MAX((100-MAX([.AB$5]+10*MIN([.AY31];0);0))*INT(([.$K31]-MAX([.AY31];0))*[.$J31])/100;0);0)" office:value-type="float" office:value="0" calcext:value-type="float">
            <text:p>0</text:p>
          </table:table-cell>
          <table:table-cell table:formula="of:=ROUNDUP(MAX((100-MAX([.AC$5]+10*MIN([.AZ31];0);0))*INT(([.$K31]-MAX([.AZ31];0))*[.$J31])/100;0);0)" office:value-type="float" office:value="0" calcext:value-type="float">
            <text:p>0</text:p>
          </table:table-cell>
          <table:table-cell table:number-columns-repeated="6"/>
          <table:table-cell table:formula="of:=FLOOR([.M$4]*IF([.$E31];0.2;1))-[.$G31]" office:value-type="float" office:value="-5" calcext:value-type="float">
            <text:p>-5</text:p>
          </table:table-cell>
          <table:table-cell table:formula="of:=FLOOR([.N$4]*IF([.$E31];0.2;1))-[.$G31]" office:value-type="float" office:value="-5" calcext:value-type="float">
            <text:p>-5</text:p>
          </table:table-cell>
          <table:table-cell table:formula="of:=FLOOR([.O$4]*IF([.$E31];0.2;1))-[.$G31]" office:value-type="float" office:value="-5" calcext:value-type="float">
            <text:p>-5</text:p>
          </table:table-cell>
          <table:table-cell table:formula="of:=FLOOR([.P$4]*IF([.$E31];0.2;1))-[.$G31]" office:value-type="float" office:value="-3" calcext:value-type="float">
            <text:p>-3</text:p>
          </table:table-cell>
          <table:table-cell table:formula="of:=FLOOR([.Q$4]*IF([.$E31];0.2;1))-[.$G31]" office:value-type="float" office:value="-3" calcext:value-type="float">
            <text:p>-3</text:p>
          </table:table-cell>
          <table:table-cell table:formula="of:=FLOOR([.R$4]*IF([.$E31];0.2;1))-[.$G31]" office:value-type="float" office:value="-3" calcext:value-type="float">
            <text:p>-3</text:p>
          </table:table-cell>
          <table:table-cell table:formula="of:=FLOOR([.S$4]*IF([.$E31];0.2;1))-[.$G31]" office:value-type="float" office:value="-1" calcext:value-type="float">
            <text:p>-1</text:p>
          </table:table-cell>
          <table:table-cell table:formula="of:=FLOOR([.T$4]*IF([.$E31];0.2;1))-[.$G31]" office:value-type="float" office:value="-1" calcext:value-type="float">
            <text:p>-1</text:p>
          </table:table-cell>
          <table:table-cell table:formula="of:=FLOOR([.U$4]*IF([.$E31];0.2;1))-[.$G31]" office:value-type="float" office:value="-1" calcext:value-type="float">
            <text:p>-1</text:p>
          </table:table-cell>
          <table:table-cell table:formula="of:=FLOOR([.V$4]*IF([.$E31];0.2;1))-[.$G31]" office:value-type="float" office:value="1" calcext:value-type="float">
            <text:p>1</text:p>
          </table:table-cell>
          <table:table-cell table:formula="of:=FLOOR([.W$4]*IF([.$E31];0.2;1))-[.$G31]" office:value-type="float" office:value="1" calcext:value-type="float">
            <text:p>1</text:p>
          </table:table-cell>
          <table:table-cell table:formula="of:=FLOOR([.X$4]*IF([.$E31];0.2;1))-[.$G31]" office:value-type="float" office:value="3" calcext:value-type="float">
            <text:p>3</text:p>
          </table:table-cell>
          <table:table-cell table:formula="of:=FLOOR([.Y$4]*IF([.$E31];0.2;1))-[.$G31]" office:value-type="float" office:value="5" calcext:value-type="float">
            <text:p>5</text:p>
          </table:table-cell>
          <table:table-cell table:formula="of:=FLOOR([.Z$4]*IF([.$E31];0.2;1))-[.$G31]" office:value-type="float" office:value="7" calcext:value-type="float">
            <text:p>7</text:p>
          </table:table-cell>
          <table:table-cell table:formula="of:=FLOOR([.AA$4]*IF([.$E31];0.2;1))-[.$G31]" office:value-type="float" office:value="9" calcext:value-type="float">
            <text:p>9</text:p>
          </table:table-cell>
          <table:table-cell table:formula="of:=FLOOR([.AB$4]*IF([.$E31];0.2;1))-[.$G31]" office:value-type="float" office:value="9" calcext:value-type="float">
            <text:p>9</text:p>
          </table:table-cell>
          <table:table-cell table:formula="of:=FLOOR([.AC$4]*IF([.$E31];0.2;1))-[.$G3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2];[$'EcCo ammo'.$A$6:$'EcCo ammo'.$A$37];[$'EcCo ammo'.F$6:$'EcCo ammo'.F$37])" office:value-type="float" office:value="10" calcext:value-type="float">
            <text:p>10</text:p>
          </table:table-cell>
          <table:table-cell table:formula="of:=FLOOR(LOOKUP([.$B32];[$'EcCo ammo'.$A$6:$'EcCo ammo'.$A$37];[$'EcCo ammo'.H$6:$'EcCo ammo'.H$37]))" office:value-type="float" office:value="0" calcext:value-type="float">
            <text:p>0</text:p>
          </table:table-cell>
          <table:table-cell table:formula="of:=LOOKUP([.$B32];[$'EcCo ammo'.$A$6:$'EcCo ammo'.$A$37];[$'EcCo ammo'.I$6:$'EcCo ammo'.I$37])" office:value-type="float" office:value="4" calcext:value-type="float">
            <text:p>4</text:p>
          </table:table-cell>
          <table:table-cell table:formula="of:=LOOKUP([.$B32];[$'EcCo ammo'.$A$6:$'EcCo ammo'.$A$37];[$'EcCo ammo'.J$6:$'EcCo ammo'.J$37])" office:value-type="float" office:value="3" calcext:value-type="float">
            <text:p>3</text:p>
          </table:table-cell>
          <table:table-cell table:formula="of:=[.H32]/[.I32]" office:value-type="float" office:value="1.33333333333333" calcext:value-type="float">
            <text:p>1.33</text:p>
          </table:table-cell>
          <table:table-cell table:formula="of:=ROUND(AVERAGE([.C32];[.D32]))" office:value-type="float" office:value="9" calcext:value-type="float">
            <text:p>9</text:p>
          </table:table-cell>
          <table:table-cell/>
          <table:table-cell table:formula="of:=ROUNDUP(MAX((100-MAX([.M$5]+10*MIN([.AJ32];0);0))*INT(([.$K32]-MAX([.AJ32];0))*[.$J32])/100;0);0)" office:value-type="float" office:value="12" calcext:value-type="float">
            <text:p>12</text:p>
          </table:table-cell>
          <table:table-cell table:formula="of:=ROUNDUP(MAX((100-MAX([.N$5]+10*MIN([.AK32];0);0))*INT(([.$K32]-MAX([.AK32];0))*[.$J32])/100;0);0)" office:value-type="float" office:value="11" calcext:value-type="float">
            <text:p>11</text:p>
          </table:table-cell>
          <table:table-cell table:formula="of:=ROUNDUP(MAX((100-MAX([.O$5]+10*MIN([.AL32];0);0))*INT(([.$K32]-MAX([.AL32];0))*[.$J32])/100;0);0)" office:value-type="float" office:value="10" calcext:value-type="float">
            <text:p>10</text:p>
          </table:table-cell>
          <table:table-cell table:formula="of:=ROUNDUP(MAX((100-MAX([.P$5]+10*MIN([.AM32];0);0))*INT(([.$K32]-MAX([.AM32];0))*[.$J32])/100;0);0)" office:value-type="float" office:value="7" calcext:value-type="float">
            <text:p>7</text:p>
          </table:table-cell>
          <table:table-cell table:formula="of:=ROUNDUP(MAX((100-MAX([.Q$5]+10*MIN([.AN32];0);0))*INT(([.$K32]-MAX([.AN32];0))*[.$J32])/100;0);0)" office:value-type="float" office:value="7" calcext:value-type="float">
            <text:p>7</text:p>
          </table:table-cell>
          <table:table-cell table:formula="of:=ROUNDUP(MAX((100-MAX([.R$5]+10*MIN([.AO32];0);0))*INT(([.$K32]-MAX([.AO32];0))*[.$J32])/100;0);0)" office:value-type="float" office:value="7" calcext:value-type="float">
            <text:p>7</text:p>
          </table:table-cell>
          <table:table-cell table:formula="of:=ROUNDUP(MAX((100-MAX([.S$5]+10*MIN([.AP32];0);0))*INT(([.$K32]-MAX([.AP32];0))*[.$J32])/100;0);0)" office:value-type="float" office:value="5" calcext:value-type="float">
            <text:p>5</text:p>
          </table:table-cell>
          <table:table-cell table:formula="of:=ROUNDUP(MAX((100-MAX([.T$5]+10*MIN([.AQ32];0);0))*INT(([.$K32]-MAX([.AQ32];0))*[.$J32])/100;0);0)" office:value-type="float" office:value="4" calcext:value-type="float">
            <text:p>4</text:p>
          </table:table-cell>
          <table:table-cell table:formula="of:=ROUNDUP(MAX((100-MAX([.U$5]+10*MIN([.AR32];0);0))*INT(([.$K32]-MAX([.AR32];0))*[.$J32])/100;0);0)" office:value-type="float" office:value="4" calcext:value-type="float">
            <text:p>4</text:p>
          </table:table-cell>
          <table:table-cell table:formula="of:=ROUNDUP(MAX((100-MAX([.V$5]+10*MIN([.AS32];0);0))*INT(([.$K32]-MAX([.AS32];0))*[.$J32])/100;0);0)" office:value-type="float" office:value="2" calcext:value-type="float">
            <text:p>2</text:p>
          </table:table-cell>
          <table:table-cell table:formula="of:=ROUNDUP(MAX((100-MAX([.W$5]+10*MIN([.AT32];0);0))*INT(([.$K32]-MAX([.AT32];0))*[.$J32])/100;0);0)" office:value-type="float" office:value="2" calcext:value-type="float">
            <text:p>2</text:p>
          </table:table-cell>
          <table:table-cell table:formula="of:=ROUNDUP(MAX((100-MAX([.X$5]+10*MIN([.AU32];0);0))*INT(([.$K32]-MAX([.AU32];0))*[.$J32])/100;0);0)" office:value-type="float" office:value="1" calcext:value-type="float">
            <text:p>1</text:p>
          </table:table-cell>
          <table:table-cell table:formula="of:=ROUNDUP(MAX((100-MAX([.Y$5]+10*MIN([.AV32];0);0))*INT(([.$K32]-MAX([.AV32];0))*[.$J32])/100;0);0)" office:value-type="float" office:value="0" calcext:value-type="float">
            <text:p>0</text:p>
          </table:table-cell>
          <table:table-cell table:formula="of:=ROUNDUP(MAX((100-MAX([.Z$5]+10*MIN([.AW32];0);0))*INT(([.$K32]-MAX([.AW32];0))*[.$J32])/100;0);0)" office:value-type="float" office:value="0" calcext:value-type="float">
            <text:p>0</text:p>
          </table:table-cell>
          <table:table-cell table:formula="of:=ROUNDUP(MAX((100-MAX([.AA$5]+10*MIN([.AX32];0);0))*INT(([.$K32]-MAX([.AX32];0))*[.$J32])/100;0);0)" office:value-type="float" office:value="0" calcext:value-type="float">
            <text:p>0</text:p>
          </table:table-cell>
          <table:table-cell table:formula="of:=ROUNDUP(MAX((100-MAX([.AB$5]+10*MIN([.AY32];0);0))*INT(([.$K32]-MAX([.AY32];0))*[.$J32])/100;0);0)" office:value-type="float" office:value="0" calcext:value-type="float">
            <text:p>0</text:p>
          </table:table-cell>
          <table:table-cell table:formula="of:=ROUNDUP(MAX((100-MAX([.AC$5]+10*MIN([.AZ32];0);0))*INT(([.$K32]-MAX([.AZ32];0))*[.$J32])/100;0);0)" office:value-type="float" office:value="0" calcext:value-type="float">
            <text:p>0</text:p>
          </table:table-cell>
          <table:table-cell table:number-columns-repeated="6"/>
          <table:table-cell table:formula="of:=FLOOR([.M$4]*IF([.$E32];0.2;1))-[.$G32]" office:value-type="float" office:value="0" calcext:value-type="float">
            <text:p>0</text:p>
          </table:table-cell>
          <table:table-cell table:formula="of:=FLOOR([.N$4]*IF([.$E32];0.2;1))-[.$G32]" office:value-type="float" office:value="0" calcext:value-type="float">
            <text:p>0</text:p>
          </table:table-cell>
          <table:table-cell table:formula="of:=FLOOR([.O$4]*IF([.$E32];0.2;1))-[.$G32]" office:value-type="float" office:value="0" calcext:value-type="float">
            <text:p>0</text:p>
          </table:table-cell>
          <table:table-cell table:formula="of:=FLOOR([.P$4]*IF([.$E32];0.2;1))-[.$G32]" office:value-type="float" office:value="2" calcext:value-type="float">
            <text:p>2</text:p>
          </table:table-cell>
          <table:table-cell table:formula="of:=FLOOR([.Q$4]*IF([.$E32];0.2;1))-[.$G32]" office:value-type="float" office:value="2" calcext:value-type="float">
            <text:p>2</text:p>
          </table:table-cell>
          <table:table-cell table:formula="of:=FLOOR([.R$4]*IF([.$E32];0.2;1))-[.$G32]" office:value-type="float" office:value="2" calcext:value-type="float">
            <text:p>2</text:p>
          </table:table-cell>
          <table:table-cell table:formula="of:=FLOOR([.S$4]*IF([.$E32];0.2;1))-[.$G32]" office:value-type="float" office:value="4" calcext:value-type="float">
            <text:p>4</text:p>
          </table:table-cell>
          <table:table-cell table:formula="of:=FLOOR([.T$4]*IF([.$E32];0.2;1))-[.$G32]" office:value-type="float" office:value="4" calcext:value-type="float">
            <text:p>4</text:p>
          </table:table-cell>
          <table:table-cell table:formula="of:=FLOOR([.U$4]*IF([.$E32];0.2;1))-[.$G32]" office:value-type="float" office:value="4" calcext:value-type="float">
            <text:p>4</text:p>
          </table:table-cell>
          <table:table-cell table:formula="of:=FLOOR([.V$4]*IF([.$E32];0.2;1))-[.$G32]" office:value-type="float" office:value="6" calcext:value-type="float">
            <text:p>6</text:p>
          </table:table-cell>
          <table:table-cell table:formula="of:=FLOOR([.W$4]*IF([.$E32];0.2;1))-[.$G32]" office:value-type="float" office:value="6" calcext:value-type="float">
            <text:p>6</text:p>
          </table:table-cell>
          <table:table-cell table:formula="of:=FLOOR([.X$4]*IF([.$E32];0.2;1))-[.$G32]" office:value-type="float" office:value="8" calcext:value-type="float">
            <text:p>8</text:p>
          </table:table-cell>
          <table:table-cell table:formula="of:=FLOOR([.Y$4]*IF([.$E32];0.2;1))-[.$G32]" office:value-type="float" office:value="10" calcext:value-type="float">
            <text:p>10</text:p>
          </table:table-cell>
          <table:table-cell table:formula="of:=FLOOR([.Z$4]*IF([.$E32];0.2;1))-[.$G32]" office:value-type="float" office:value="12" calcext:value-type="float">
            <text:p>12</text:p>
          </table:table-cell>
          <table:table-cell table:formula="of:=FLOOR([.AA$4]*IF([.$E32];0.2;1))-[.$G32]" office:value-type="float" office:value="14" calcext:value-type="float">
            <text:p>14</text:p>
          </table:table-cell>
          <table:table-cell table:formula="of:=FLOOR([.AB$4]*IF([.$E32];0.2;1))-[.$G32]" office:value-type="float" office:value="14" calcext:value-type="float">
            <text:p>14</text:p>
          </table:table-cell>
          <table:table-cell table:formula="of:=FLOOR([.AC$4]*IF([.$E32];0.2;1))-[.$G3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3];[$'EcCo ammo'.$A$6:$'EcCo ammo'.$A$37];[$'EcCo ammo'.H$6:$'EcCo ammo'.H$37]))" office:value-type="float" office:value="5" calcext:value-type="float">
            <text:p>5</text:p>
          </table:table-cell>
          <table:table-cell table:formula="of:=LOOKUP([.$B33];[$'EcCo ammo'.$A$6:$'EcCo ammo'.$A$37];[$'EcCo ammo'.I$6:$'EcCo ammo'.I$37])" office:value-type="float" office:value="1" calcext:value-type="float">
            <text:p>1</text:p>
          </table:table-cell>
          <table:table-cell table:formula="of:=LOOKUP([.$B33];[$'EcCo ammo'.$A$6:$'EcCo ammo'.$A$37];[$'EcCo ammo'.J$6:$'EcCo ammo'.J$37])" office:value-type="float" office:value="1" calcext:value-type="float">
            <text:p>1</text:p>
          </table:table-cell>
          <table:table-cell table:formula="of:=[.H33]/[.I33]" office:value-type="float" office:value="1" calcext:value-type="float">
            <text:p>1.00</text:p>
          </table:table-cell>
          <table:table-cell table:formula="of:=ROUND(AVERAGE([.C33];[.D33]))" office:value-type="float" office:value="9" calcext:value-type="float">
            <text:p>9</text:p>
          </table:table-cell>
          <table:table-cell/>
          <table:table-cell table:formula="of:=ROUNDUP(MAX((100-MAX([.M$5]+10*MIN([.AJ33];0);0))*INT(([.$K33]-MAX([.AJ33];0))*[.$J33])/100;0);0)" office:value-type="float" office:value="9" calcext:value-type="float">
            <text:p>9</text:p>
          </table:table-cell>
          <table:table-cell table:formula="of:=ROUNDUP(MAX((100-MAX([.N$5]+10*MIN([.AK33];0);0))*INT(([.$K33]-MAX([.AK33];0))*[.$J33])/100;0);0)" office:value-type="float" office:value="9" calcext:value-type="float">
            <text:p>9</text:p>
          </table:table-cell>
          <table:table-cell table:formula="of:=ROUNDUP(MAX((100-MAX([.O$5]+10*MIN([.AL33];0);0))*INT(([.$K33]-MAX([.AL33];0))*[.$J33])/100;0);0)" office:value-type="float" office:value="9" calcext:value-type="float">
            <text:p>9</text:p>
          </table:table-cell>
          <table:table-cell table:formula="of:=ROUNDUP(MAX((100-MAX([.P$5]+10*MIN([.AM33];0);0))*INT(([.$K33]-MAX([.AM33];0))*[.$J33])/100;0);0)" office:value-type="float" office:value="9" calcext:value-type="float">
            <text:p>9</text:p>
          </table:table-cell>
          <table:table-cell table:formula="of:=ROUNDUP(MAX((100-MAX([.Q$5]+10*MIN([.AN33];0);0))*INT(([.$K33]-MAX([.AN33];0))*[.$J33])/100;0);0)" office:value-type="float" office:value="9" calcext:value-type="float">
            <text:p>9</text:p>
          </table:table-cell>
          <table:table-cell table:formula="of:=ROUNDUP(MAX((100-MAX([.R$5]+10*MIN([.AO33];0);0))*INT(([.$K33]-MAX([.AO33];0))*[.$J33])/100;0);0)" office:value-type="float" office:value="9" calcext:value-type="float">
            <text:p>9</text:p>
          </table:table-cell>
          <table:table-cell table:formula="of:=ROUNDUP(MAX((100-MAX([.S$5]+10*MIN([.AP33];0);0))*INT(([.$K33]-MAX([.AP33];0))*[.$J33])/100;0);0)" office:value-type="float" office:value="8" calcext:value-type="float">
            <text:p>8</text:p>
          </table:table-cell>
          <table:table-cell table:formula="of:=ROUNDUP(MAX((100-MAX([.T$5]+10*MIN([.AQ33];0);0))*INT(([.$K33]-MAX([.AQ33];0))*[.$J33])/100;0);0)" office:value-type="float" office:value="7" calcext:value-type="float">
            <text:p>7</text:p>
          </table:table-cell>
          <table:table-cell table:formula="of:=ROUNDUP(MAX((100-MAX([.U$5]+10*MIN([.AR33];0);0))*INT(([.$K33]-MAX([.AR33];0))*[.$J33])/100;0);0)" office:value-type="float" office:value="7" calcext:value-type="float">
            <text:p>7</text:p>
          </table:table-cell>
          <table:table-cell table:formula="of:=ROUNDUP(MAX((100-MAX([.V$5]+10*MIN([.AS33];0);0))*INT(([.$K33]-MAX([.AS33];0))*[.$J33])/100;0);0)" office:value-type="float" office:value="5" calcext:value-type="float">
            <text:p>5</text:p>
          </table:table-cell>
          <table:table-cell table:formula="of:=ROUNDUP(MAX((100-MAX([.W$5]+10*MIN([.AT33];0);0))*INT(([.$K33]-MAX([.AT33];0))*[.$J33])/100;0);0)" office:value-type="float" office:value="5" calcext:value-type="float">
            <text:p>5</text:p>
          </table:table-cell>
          <table:table-cell table:formula="of:=ROUNDUP(MAX((100-MAX([.X$5]+10*MIN([.AU33];0);0))*INT(([.$K33]-MAX([.AU33];0))*[.$J33])/100;0);0)" office:value-type="float" office:value="4" calcext:value-type="float">
            <text:p>4</text:p>
          </table:table-cell>
          <table:table-cell table:formula="of:=ROUNDUP(MAX((100-MAX([.Y$5]+10*MIN([.AV33];0);0))*INT(([.$K33]-MAX([.AV33];0))*[.$J33])/100;0);0)" office:value-type="float" office:value="2" calcext:value-type="float">
            <text:p>2</text:p>
          </table:table-cell>
          <table:table-cell table:formula="of:=ROUNDUP(MAX((100-MAX([.Z$5]+10*MIN([.AW33];0);0))*INT(([.$K33]-MAX([.AW33];0))*[.$J33])/100;0);0)" office:value-type="float" office:value="1" calcext:value-type="float">
            <text:p>1</text:p>
          </table:table-cell>
          <table:table-cell table:formula="of:=ROUNDUP(MAX((100-MAX([.AA$5]+10*MIN([.AX33];0);0))*INT(([.$K33]-MAX([.AX33];0))*[.$J33])/100;0);0)" office:value-type="float" office:value="0" calcext:value-type="float">
            <text:p>0</text:p>
          </table:table-cell>
          <table:table-cell table:formula="of:=ROUNDUP(MAX((100-MAX([.AB$5]+10*MIN([.AY33];0);0))*INT(([.$K33]-MAX([.AY33];0))*[.$J33])/100;0);0)" office:value-type="float" office:value="0" calcext:value-type="float">
            <text:p>0</text:p>
          </table:table-cell>
          <table:table-cell table:formula="of:=ROUNDUP(MAX((100-MAX([.AC$5]+10*MIN([.AZ33];0);0))*INT(([.$K33]-MAX([.AZ33];0))*[.$J33])/100;0);0)" office:value-type="float" office:value="0" calcext:value-type="float">
            <text:p>0</text:p>
          </table:table-cell>
          <table:table-cell table:number-columns-repeated="6"/>
          <table:table-cell table:formula="of:=FLOOR([.M$4]*IF([.$E33];0.2;1))-[.$G33]" office:value-type="float" office:value="-5" calcext:value-type="float">
            <text:p>-5</text:p>
          </table:table-cell>
          <table:table-cell table:formula="of:=FLOOR([.N$4]*IF([.$E33];0.2;1))-[.$G33]" office:value-type="float" office:value="-5" calcext:value-type="float">
            <text:p>-5</text:p>
          </table:table-cell>
          <table:table-cell table:formula="of:=FLOOR([.O$4]*IF([.$E33];0.2;1))-[.$G33]" office:value-type="float" office:value="-5" calcext:value-type="float">
            <text:p>-5</text:p>
          </table:table-cell>
          <table:table-cell table:formula="of:=FLOOR([.P$4]*IF([.$E33];0.2;1))-[.$G33]" office:value-type="float" office:value="-3" calcext:value-type="float">
            <text:p>-3</text:p>
          </table:table-cell>
          <table:table-cell table:formula="of:=FLOOR([.Q$4]*IF([.$E33];0.2;1))-[.$G33]" office:value-type="float" office:value="-3" calcext:value-type="float">
            <text:p>-3</text:p>
          </table:table-cell>
          <table:table-cell table:formula="of:=FLOOR([.R$4]*IF([.$E33];0.2;1))-[.$G33]" office:value-type="float" office:value="-3" calcext:value-type="float">
            <text:p>-3</text:p>
          </table:table-cell>
          <table:table-cell table:formula="of:=FLOOR([.S$4]*IF([.$E33];0.2;1))-[.$G33]" office:value-type="float" office:value="-1" calcext:value-type="float">
            <text:p>-1</text:p>
          </table:table-cell>
          <table:table-cell table:formula="of:=FLOOR([.T$4]*IF([.$E33];0.2;1))-[.$G33]" office:value-type="float" office:value="-1" calcext:value-type="float">
            <text:p>-1</text:p>
          </table:table-cell>
          <table:table-cell table:formula="of:=FLOOR([.U$4]*IF([.$E33];0.2;1))-[.$G33]" office:value-type="float" office:value="-1" calcext:value-type="float">
            <text:p>-1</text:p>
          </table:table-cell>
          <table:table-cell table:formula="of:=FLOOR([.V$4]*IF([.$E33];0.2;1))-[.$G33]" office:value-type="float" office:value="1" calcext:value-type="float">
            <text:p>1</text:p>
          </table:table-cell>
          <table:table-cell table:formula="of:=FLOOR([.W$4]*IF([.$E33];0.2;1))-[.$G33]" office:value-type="float" office:value="1" calcext:value-type="float">
            <text:p>1</text:p>
          </table:table-cell>
          <table:table-cell table:formula="of:=FLOOR([.X$4]*IF([.$E33];0.2;1))-[.$G33]" office:value-type="float" office:value="3" calcext:value-type="float">
            <text:p>3</text:p>
          </table:table-cell>
          <table:table-cell table:formula="of:=FLOOR([.Y$4]*IF([.$E33];0.2;1))-[.$G33]" office:value-type="float" office:value="5" calcext:value-type="float">
            <text:p>5</text:p>
          </table:table-cell>
          <table:table-cell table:formula="of:=FLOOR([.Z$4]*IF([.$E33];0.2;1))-[.$G33]" office:value-type="float" office:value="7" calcext:value-type="float">
            <text:p>7</text:p>
          </table:table-cell>
          <table:table-cell table:formula="of:=FLOOR([.AA$4]*IF([.$E33];0.2;1))-[.$G33]" office:value-type="float" office:value="9" calcext:value-type="float">
            <text:p>9</text:p>
          </table:table-cell>
          <table:table-cell table:formula="of:=FLOOR([.AB$4]*IF([.$E33];0.2;1))-[.$G33]" office:value-type="float" office:value="9" calcext:value-type="float">
            <text:p>9</text:p>
          </table:table-cell>
          <table:table-cell table:formula="of:=FLOOR([.AC$4]*IF([.$E33];0.2;1))-[.$G3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4];[$'EcCo ammo'.$A$6:$'EcCo ammo'.$A$37];[$'EcCo ammo'.F$6:$'EcCo ammo'.F$37])" office:value-type="float" office:value="10" calcext:value-type="float">
            <text:p>10</text:p>
          </table:table-cell>
          <table:table-cell table:formula="of:=FLOOR(LOOKUP([.$B34];[$'EcCo ammo'.$A$6:$'EcCo ammo'.$A$37];[$'EcCo ammo'.H$6:$'EcCo ammo'.H$37]))" office:value-type="float" office:value="0" calcext:value-type="float">
            <text:p>0</text:p>
          </table:table-cell>
          <table:table-cell table:formula="of:=LOOKUP([.$B34];[$'EcCo ammo'.$A$6:$'EcCo ammo'.$A$37];[$'EcCo ammo'.I$6:$'EcCo ammo'.I$37])" office:value-type="float" office:value="4" calcext:value-type="float">
            <text:p>4</text:p>
          </table:table-cell>
          <table:table-cell table:formula="of:=LOOKUP([.$B34];[$'EcCo ammo'.$A$6:$'EcCo ammo'.$A$37];[$'EcCo ammo'.J$6:$'EcCo ammo'.J$37])" office:value-type="float" office:value="3" calcext:value-type="float">
            <text:p>3</text:p>
          </table:table-cell>
          <table:table-cell table:formula="of:=[.H34]/[.I34]" office:value-type="float" office:value="1.33333333333333" calcext:value-type="float">
            <text:p>1.33</text:p>
          </table:table-cell>
          <table:table-cell table:formula="of:=ROUND(AVERAGE([.C34];[.D34]))" office:value-type="float" office:value="10" calcext:value-type="float">
            <text:p>10</text:p>
          </table:table-cell>
          <table:table-cell/>
          <table:table-cell table:formula="of:=ROUNDUP(MAX((100-MAX([.M$5]+10*MIN([.AJ34];0);0))*INT(([.$K34]-MAX([.AJ34];0))*[.$J34])/100;0);0)" office:value-type="float" office:value="13" calcext:value-type="float">
            <text:p>13</text:p>
          </table:table-cell>
          <table:table-cell table:formula="of:=ROUNDUP(MAX((100-MAX([.N$5]+10*MIN([.AK34];0);0))*INT(([.$K34]-MAX([.AK34];0))*[.$J34])/100;0);0)" office:value-type="float" office:value="12" calcext:value-type="float">
            <text:p>12</text:p>
          </table:table-cell>
          <table:table-cell table:formula="of:=ROUNDUP(MAX((100-MAX([.O$5]+10*MIN([.AL34];0);0))*INT(([.$K34]-MAX([.AL34];0))*[.$J34])/100;0);0)" office:value-type="float" office:value="11" calcext:value-type="float">
            <text:p>11</text:p>
          </table:table-cell>
          <table:table-cell table:formula="of:=ROUNDUP(MAX((100-MAX([.P$5]+10*MIN([.AM34];0);0))*INT(([.$K34]-MAX([.AM34];0))*[.$J34])/100;0);0)" office:value-type="float" office:value="8" calcext:value-type="float">
            <text:p>8</text:p>
          </table:table-cell>
          <table:table-cell table:formula="of:=ROUNDUP(MAX((100-MAX([.Q$5]+10*MIN([.AN34];0);0))*INT(([.$K34]-MAX([.AN34];0))*[.$J34])/100;0);0)" office:value-type="float" office:value="7" calcext:value-type="float">
            <text:p>7</text:p>
          </table:table-cell>
          <table:table-cell table:formula="of:=ROUNDUP(MAX((100-MAX([.R$5]+10*MIN([.AO34];0);0))*INT(([.$K34]-MAX([.AO34];0))*[.$J34])/100;0);0)" office:value-type="float" office:value="7" calcext:value-type="float">
            <text:p>7</text:p>
          </table:table-cell>
          <table:table-cell table:formula="of:=ROUNDUP(MAX((100-MAX([.S$5]+10*MIN([.AP34];0);0))*INT(([.$K34]-MAX([.AP34];0))*[.$J34])/100;0);0)" office:value-type="float" office:value="5" calcext:value-type="float">
            <text:p>5</text:p>
          </table:table-cell>
          <table:table-cell table:formula="of:=ROUNDUP(MAX((100-MAX([.T$5]+10*MIN([.AQ34];0);0))*INT(([.$K34]-MAX([.AQ34];0))*[.$J34])/100;0);0)" office:value-type="float" office:value="5" calcext:value-type="float">
            <text:p>5</text:p>
          </table:table-cell>
          <table:table-cell table:formula="of:=ROUNDUP(MAX((100-MAX([.U$5]+10*MIN([.AR34];0);0))*INT(([.$K34]-MAX([.AR34];0))*[.$J34])/100;0);0)" office:value-type="float" office:value="5" calcext:value-type="float">
            <text:p>5</text:p>
          </table:table-cell>
          <table:table-cell table:formula="of:=ROUNDUP(MAX((100-MAX([.V$5]+10*MIN([.AS34];0);0))*INT(([.$K34]-MAX([.AS34];0))*[.$J34])/100;0);0)" office:value-type="float" office:value="3" calcext:value-type="float">
            <text:p>3</text:p>
          </table:table-cell>
          <table:table-cell table:formula="of:=ROUNDUP(MAX((100-MAX([.W$5]+10*MIN([.AT34];0);0))*INT(([.$K34]-MAX([.AT34];0))*[.$J34])/100;0);0)" office:value-type="float" office:value="3" calcext:value-type="float">
            <text:p>3</text:p>
          </table:table-cell>
          <table:table-cell table:formula="of:=ROUNDUP(MAX((100-MAX([.X$5]+10*MIN([.AU34];0);0))*INT(([.$K34]-MAX([.AU34];0))*[.$J34])/100;0);0)" office:value-type="float" office:value="2" calcext:value-type="float">
            <text:p>2</text:p>
          </table:table-cell>
          <table:table-cell table:formula="of:=ROUNDUP(MAX((100-MAX([.Y$5]+10*MIN([.AV34];0);0))*INT(([.$K34]-MAX([.AV34];0))*[.$J34])/100;0);0)" office:value-type="float" office:value="0" calcext:value-type="float">
            <text:p>0</text:p>
          </table:table-cell>
          <table:table-cell table:formula="of:=ROUNDUP(MAX((100-MAX([.Z$5]+10*MIN([.AW34];0);0))*INT(([.$K34]-MAX([.AW34];0))*[.$J34])/100;0);0)" office:value-type="float" office:value="0" calcext:value-type="float">
            <text:p>0</text:p>
          </table:table-cell>
          <table:table-cell table:formula="of:=ROUNDUP(MAX((100-MAX([.AA$5]+10*MIN([.AX34];0);0))*INT(([.$K34]-MAX([.AX34];0))*[.$J34])/100;0);0)" office:value-type="float" office:value="0" calcext:value-type="float">
            <text:p>0</text:p>
          </table:table-cell>
          <table:table-cell table:formula="of:=ROUNDUP(MAX((100-MAX([.AB$5]+10*MIN([.AY34];0);0))*INT(([.$K34]-MAX([.AY34];0))*[.$J34])/100;0);0)" office:value-type="float" office:value="0" calcext:value-type="float">
            <text:p>0</text:p>
          </table:table-cell>
          <table:table-cell table:formula="of:=ROUNDUP(MAX((100-MAX([.AC$5]+10*MIN([.AZ34];0);0))*INT(([.$K34]-MAX([.AZ34];0))*[.$J34])/100;0);0)" office:value-type="float" office:value="0" calcext:value-type="float">
            <text:p>0</text:p>
          </table:table-cell>
          <table:table-cell table:number-columns-repeated="6"/>
          <table:table-cell table:formula="of:=FLOOR([.M$4]*IF([.$E34];0.2;1))-[.$G34]" office:value-type="float" office:value="0" calcext:value-type="float">
            <text:p>0</text:p>
          </table:table-cell>
          <table:table-cell table:formula="of:=FLOOR([.N$4]*IF([.$E34];0.2;1))-[.$G34]" office:value-type="float" office:value="0" calcext:value-type="float">
            <text:p>0</text:p>
          </table:table-cell>
          <table:table-cell table:formula="of:=FLOOR([.O$4]*IF([.$E34];0.2;1))-[.$G34]" office:value-type="float" office:value="0" calcext:value-type="float">
            <text:p>0</text:p>
          </table:table-cell>
          <table:table-cell table:formula="of:=FLOOR([.P$4]*IF([.$E34];0.2;1))-[.$G34]" office:value-type="float" office:value="2" calcext:value-type="float">
            <text:p>2</text:p>
          </table:table-cell>
          <table:table-cell table:formula="of:=FLOOR([.Q$4]*IF([.$E34];0.2;1))-[.$G34]" office:value-type="float" office:value="2" calcext:value-type="float">
            <text:p>2</text:p>
          </table:table-cell>
          <table:table-cell table:formula="of:=FLOOR([.R$4]*IF([.$E34];0.2;1))-[.$G34]" office:value-type="float" office:value="2" calcext:value-type="float">
            <text:p>2</text:p>
          </table:table-cell>
          <table:table-cell table:formula="of:=FLOOR([.S$4]*IF([.$E34];0.2;1))-[.$G34]" office:value-type="float" office:value="4" calcext:value-type="float">
            <text:p>4</text:p>
          </table:table-cell>
          <table:table-cell table:formula="of:=FLOOR([.T$4]*IF([.$E34];0.2;1))-[.$G34]" office:value-type="float" office:value="4" calcext:value-type="float">
            <text:p>4</text:p>
          </table:table-cell>
          <table:table-cell table:formula="of:=FLOOR([.U$4]*IF([.$E34];0.2;1))-[.$G34]" office:value-type="float" office:value="4" calcext:value-type="float">
            <text:p>4</text:p>
          </table:table-cell>
          <table:table-cell table:formula="of:=FLOOR([.V$4]*IF([.$E34];0.2;1))-[.$G34]" office:value-type="float" office:value="6" calcext:value-type="float">
            <text:p>6</text:p>
          </table:table-cell>
          <table:table-cell table:formula="of:=FLOOR([.W$4]*IF([.$E34];0.2;1))-[.$G34]" office:value-type="float" office:value="6" calcext:value-type="float">
            <text:p>6</text:p>
          </table:table-cell>
          <table:table-cell table:formula="of:=FLOOR([.X$4]*IF([.$E34];0.2;1))-[.$G34]" office:value-type="float" office:value="8" calcext:value-type="float">
            <text:p>8</text:p>
          </table:table-cell>
          <table:table-cell table:formula="of:=FLOOR([.Y$4]*IF([.$E34];0.2;1))-[.$G34]" office:value-type="float" office:value="10" calcext:value-type="float">
            <text:p>10</text:p>
          </table:table-cell>
          <table:table-cell table:formula="of:=FLOOR([.Z$4]*IF([.$E34];0.2;1))-[.$G34]" office:value-type="float" office:value="12" calcext:value-type="float">
            <text:p>12</text:p>
          </table:table-cell>
          <table:table-cell table:formula="of:=FLOOR([.AA$4]*IF([.$E34];0.2;1))-[.$G34]" office:value-type="float" office:value="14" calcext:value-type="float">
            <text:p>14</text:p>
          </table:table-cell>
          <table:table-cell table:formula="of:=FLOOR([.AB$4]*IF([.$E34];0.2;1))-[.$G34]" office:value-type="float" office:value="14" calcext:value-type="float">
            <text:p>14</text:p>
          </table:table-cell>
          <table:table-cell table:formula="of:=FLOOR([.AC$4]*IF([.$E34];0.2;1))-[.$G3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5];[$'EcCo ammo'.$A$6:$'EcCo ammo'.$A$37];[$'EcCo ammo'.H$6:$'EcCo ammo'.H$37]))" office:value-type="float" office:value="5" calcext:value-type="float">
            <text:p>5</text:p>
          </table:table-cell>
          <table:table-cell table:formula="of:=LOOKUP([.$B35];[$'EcCo ammo'.$A$6:$'EcCo ammo'.$A$37];[$'EcCo ammo'.I$6:$'EcCo ammo'.I$37])" office:value-type="float" office:value="1" calcext:value-type="float">
            <text:p>1</text:p>
          </table:table-cell>
          <table:table-cell table:formula="of:=LOOKUP([.$B35];[$'EcCo ammo'.$A$6:$'EcCo ammo'.$A$37];[$'EcCo ammo'.J$6:$'EcCo ammo'.J$37])" office:value-type="float" office:value="1" calcext:value-type="float">
            <text:p>1</text:p>
          </table:table-cell>
          <table:table-cell table:formula="of:=[.H35]/[.I35]" office:value-type="float" office:value="1" calcext:value-type="float">
            <text:p>1.00</text:p>
          </table:table-cell>
          <table:table-cell table:formula="of:=ROUND(AVERAGE([.C35];[.D35]))" office:value-type="float" office:value="10" calcext:value-type="float">
            <text:p>10</text:p>
          </table:table-cell>
          <table:table-cell/>
          <table:table-cell table:formula="of:=ROUNDUP(MAX((100-MAX([.M$5]+10*MIN([.AJ35];0);0))*INT(([.$K35]-MAX([.AJ35];0))*[.$J35])/100;0);0)" office:value-type="float" office:value="10" calcext:value-type="float">
            <text:p>10</text:p>
          </table:table-cell>
          <table:table-cell table:formula="of:=ROUNDUP(MAX((100-MAX([.N$5]+10*MIN([.AK35];0);0))*INT(([.$K35]-MAX([.AK35];0))*[.$J35])/100;0);0)" office:value-type="float" office:value="10" calcext:value-type="float">
            <text:p>10</text:p>
          </table:table-cell>
          <table:table-cell table:formula="of:=ROUNDUP(MAX((100-MAX([.O$5]+10*MIN([.AL35];0);0))*INT(([.$K35]-MAX([.AL35];0))*[.$J35])/100;0);0)" office:value-type="float" office:value="10" calcext:value-type="float">
            <text:p>10</text:p>
          </table:table-cell>
          <table:table-cell table:formula="of:=ROUNDUP(MAX((100-MAX([.P$5]+10*MIN([.AM35];0);0))*INT(([.$K35]-MAX([.AM35];0))*[.$J35])/100;0);0)" office:value-type="float" office:value="10" calcext:value-type="float">
            <text:p>10</text:p>
          </table:table-cell>
          <table:table-cell table:formula="of:=ROUNDUP(MAX((100-MAX([.Q$5]+10*MIN([.AN35];0);0))*INT(([.$K35]-MAX([.AN35];0))*[.$J35])/100;0);0)" office:value-type="float" office:value="10" calcext:value-type="float">
            <text:p>10</text:p>
          </table:table-cell>
          <table:table-cell table:formula="of:=ROUNDUP(MAX((100-MAX([.R$5]+10*MIN([.AO35];0);0))*INT(([.$K35]-MAX([.AO35];0))*[.$J35])/100;0);0)" office:value-type="float" office:value="10" calcext:value-type="float">
            <text:p>10</text:p>
          </table:table-cell>
          <table:table-cell table:formula="of:=ROUNDUP(MAX((100-MAX([.S$5]+10*MIN([.AP35];0);0))*INT(([.$K35]-MAX([.AP35];0))*[.$J35])/100;0);0)" office:value-type="float" office:value="8" calcext:value-type="float">
            <text:p>8</text:p>
          </table:table-cell>
          <table:table-cell table:formula="of:=ROUNDUP(MAX((100-MAX([.T$5]+10*MIN([.AQ35];0);0))*INT(([.$K35]-MAX([.AQ35];0))*[.$J35])/100;0);0)" office:value-type="float" office:value="8" calcext:value-type="float">
            <text:p>8</text:p>
          </table:table-cell>
          <table:table-cell table:formula="of:=ROUNDUP(MAX((100-MAX([.U$5]+10*MIN([.AR35];0);0))*INT(([.$K35]-MAX([.AR35];0))*[.$J35])/100;0);0)" office:value-type="float" office:value="8" calcext:value-type="float">
            <text:p>8</text:p>
          </table:table-cell>
          <table:table-cell table:formula="of:=ROUNDUP(MAX((100-MAX([.V$5]+10*MIN([.AS35];0);0))*INT(([.$K35]-MAX([.AS35];0))*[.$J35])/100;0);0)" office:value-type="float" office:value="6" calcext:value-type="float">
            <text:p>6</text:p>
          </table:table-cell>
          <table:table-cell table:formula="of:=ROUNDUP(MAX((100-MAX([.W$5]+10*MIN([.AT35];0);0))*INT(([.$K35]-MAX([.AT35];0))*[.$J35])/100;0);0)" office:value-type="float" office:value="5" calcext:value-type="float">
            <text:p>5</text:p>
          </table:table-cell>
          <table:table-cell table:formula="of:=ROUNDUP(MAX((100-MAX([.X$5]+10*MIN([.AU35];0);0))*INT(([.$K35]-MAX([.AU35];0))*[.$J35])/100;0);0)" office:value-type="float" office:value="4" calcext:value-type="float">
            <text:p>4</text:p>
          </table:table-cell>
          <table:table-cell table:formula="of:=ROUNDUP(MAX((100-MAX([.Y$5]+10*MIN([.AV35];0);0))*INT(([.$K35]-MAX([.AV35];0))*[.$J35])/100;0);0)" office:value-type="float" office:value="3" calcext:value-type="float">
            <text:p>3</text:p>
          </table:table-cell>
          <table:table-cell table:formula="of:=ROUNDUP(MAX((100-MAX([.Z$5]+10*MIN([.AW35];0);0))*INT(([.$K35]-MAX([.AW35];0))*[.$J35])/100;0);0)" office:value-type="float" office:value="2" calcext:value-type="float">
            <text:p>2</text:p>
          </table:table-cell>
          <table:table-cell table:formula="of:=ROUNDUP(MAX((100-MAX([.AA$5]+10*MIN([.AX35];0);0))*INT(([.$K35]-MAX([.AX35];0))*[.$J35])/100;0);0)" office:value-type="float" office:value="1" calcext:value-type="float">
            <text:p>1</text:p>
          </table:table-cell>
          <table:table-cell table:formula="of:=ROUNDUP(MAX((100-MAX([.AB$5]+10*MIN([.AY35];0);0))*INT(([.$K35]-MAX([.AY35];0))*[.$J35])/100;0);0)" office:value-type="float" office:value="1" calcext:value-type="float">
            <text:p>1</text:p>
          </table:table-cell>
          <table:table-cell table:formula="of:=ROUNDUP(MAX((100-MAX([.AC$5]+10*MIN([.AZ35];0);0))*INT(([.$K35]-MAX([.AZ35];0))*[.$J35])/100;0);0)" office:value-type="float" office:value="0" calcext:value-type="float">
            <text:p>0</text:p>
          </table:table-cell>
          <table:table-cell table:number-columns-repeated="6"/>
          <table:table-cell table:formula="of:=FLOOR([.M$4]*IF([.$E35];0.2;1))-[.$G35]" office:value-type="float" office:value="-5" calcext:value-type="float">
            <text:p>-5</text:p>
          </table:table-cell>
          <table:table-cell table:formula="of:=FLOOR([.N$4]*IF([.$E35];0.2;1))-[.$G35]" office:value-type="float" office:value="-5" calcext:value-type="float">
            <text:p>-5</text:p>
          </table:table-cell>
          <table:table-cell table:formula="of:=FLOOR([.O$4]*IF([.$E35];0.2;1))-[.$G35]" office:value-type="float" office:value="-5" calcext:value-type="float">
            <text:p>-5</text:p>
          </table:table-cell>
          <table:table-cell table:formula="of:=FLOOR([.P$4]*IF([.$E35];0.2;1))-[.$G35]" office:value-type="float" office:value="-3" calcext:value-type="float">
            <text:p>-3</text:p>
          </table:table-cell>
          <table:table-cell table:formula="of:=FLOOR([.Q$4]*IF([.$E35];0.2;1))-[.$G35]" office:value-type="float" office:value="-3" calcext:value-type="float">
            <text:p>-3</text:p>
          </table:table-cell>
          <table:table-cell table:formula="of:=FLOOR([.R$4]*IF([.$E35];0.2;1))-[.$G35]" office:value-type="float" office:value="-3" calcext:value-type="float">
            <text:p>-3</text:p>
          </table:table-cell>
          <table:table-cell table:formula="of:=FLOOR([.S$4]*IF([.$E35];0.2;1))-[.$G35]" office:value-type="float" office:value="-1" calcext:value-type="float">
            <text:p>-1</text:p>
          </table:table-cell>
          <table:table-cell table:formula="of:=FLOOR([.T$4]*IF([.$E35];0.2;1))-[.$G35]" office:value-type="float" office:value="-1" calcext:value-type="float">
            <text:p>-1</text:p>
          </table:table-cell>
          <table:table-cell table:formula="of:=FLOOR([.U$4]*IF([.$E35];0.2;1))-[.$G35]" office:value-type="float" office:value="-1" calcext:value-type="float">
            <text:p>-1</text:p>
          </table:table-cell>
          <table:table-cell table:formula="of:=FLOOR([.V$4]*IF([.$E35];0.2;1))-[.$G35]" office:value-type="float" office:value="1" calcext:value-type="float">
            <text:p>1</text:p>
          </table:table-cell>
          <table:table-cell table:formula="of:=FLOOR([.W$4]*IF([.$E35];0.2;1))-[.$G35]" office:value-type="float" office:value="1" calcext:value-type="float">
            <text:p>1</text:p>
          </table:table-cell>
          <table:table-cell table:formula="of:=FLOOR([.X$4]*IF([.$E35];0.2;1))-[.$G35]" office:value-type="float" office:value="3" calcext:value-type="float">
            <text:p>3</text:p>
          </table:table-cell>
          <table:table-cell table:formula="of:=FLOOR([.Y$4]*IF([.$E35];0.2;1))-[.$G35]" office:value-type="float" office:value="5" calcext:value-type="float">
            <text:p>5</text:p>
          </table:table-cell>
          <table:table-cell table:formula="of:=FLOOR([.Z$4]*IF([.$E35];0.2;1))-[.$G35]" office:value-type="float" office:value="7" calcext:value-type="float">
            <text:p>7</text:p>
          </table:table-cell>
          <table:table-cell table:formula="of:=FLOOR([.AA$4]*IF([.$E35];0.2;1))-[.$G35]" office:value-type="float" office:value="9" calcext:value-type="float">
            <text:p>9</text:p>
          </table:table-cell>
          <table:table-cell table:formula="of:=FLOOR([.AB$4]*IF([.$E35];0.2;1))-[.$G35]" office:value-type="float" office:value="9" calcext:value-type="float">
            <text:p>9</text:p>
          </table:table-cell>
          <table:table-cell table:formula="of:=FLOOR([.AC$4]*IF([.$E35];0.2;1))-[.$G3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6];[$'EcCo ammo'.$A$6:$'EcCo ammo'.$A$37];[$'EcCo ammo'.F$6:$'EcCo ammo'.F$37])" office:value-type="float" office:value="10" calcext:value-type="float">
            <text:p>10</text:p>
          </table:table-cell>
          <table:table-cell table:formula="of:=FLOOR(LOOKUP([.$B36];[$'EcCo ammo'.$A$6:$'EcCo ammo'.$A$37];[$'EcCo ammo'.H$6:$'EcCo ammo'.H$37]))" office:value-type="float" office:value="0" calcext:value-type="float">
            <text:p>0</text:p>
          </table:table-cell>
          <table:table-cell table:formula="of:=LOOKUP([.$B36];[$'EcCo ammo'.$A$6:$'EcCo ammo'.$A$37];[$'EcCo ammo'.I$6:$'EcCo ammo'.I$37])" office:value-type="float" office:value="4" calcext:value-type="float">
            <text:p>4</text:p>
          </table:table-cell>
          <table:table-cell table:formula="of:=LOOKUP([.$B36];[$'EcCo ammo'.$A$6:$'EcCo ammo'.$A$37];[$'EcCo ammo'.J$6:$'EcCo ammo'.J$37])" office:value-type="float" office:value="3" calcext:value-type="float">
            <text:p>3</text:p>
          </table:table-cell>
          <table:table-cell table:formula="of:=[.H36]/[.I36]" office:value-type="float" office:value="1.33333333333333" calcext:value-type="float">
            <text:p>1.33</text:p>
          </table:table-cell>
          <table:table-cell table:formula="of:=ROUND(AVERAGE([.C36];[.D36]))" office:value-type="float" office:value="11" calcext:value-type="float">
            <text:p>11</text:p>
          </table:table-cell>
          <table:table-cell/>
          <table:table-cell table:formula="of:=ROUNDUP(MAX((100-MAX([.M$5]+10*MIN([.AJ36];0);0))*INT(([.$K36]-MAX([.AJ36];0))*[.$J36])/100;0);0)" office:value-type="float" office:value="14" calcext:value-type="float">
            <text:p>14</text:p>
          </table:table-cell>
          <table:table-cell table:formula="of:=ROUNDUP(MAX((100-MAX([.N$5]+10*MIN([.AK36];0);0))*INT(([.$K36]-MAX([.AK36];0))*[.$J36])/100;0);0)" office:value-type="float" office:value="13" calcext:value-type="float">
            <text:p>13</text:p>
          </table:table-cell>
          <table:table-cell table:formula="of:=ROUNDUP(MAX((100-MAX([.O$5]+10*MIN([.AL36];0);0))*INT(([.$K36]-MAX([.AL36];0))*[.$J36])/100;0);0)" office:value-type="float" office:value="12" calcext:value-type="float">
            <text:p>12</text:p>
          </table:table-cell>
          <table:table-cell table:formula="of:=ROUNDUP(MAX((100-MAX([.P$5]+10*MIN([.AM36];0);0))*INT(([.$K36]-MAX([.AM36];0))*[.$J36])/100;0);0)" office:value-type="float" office:value="9" calcext:value-type="float">
            <text:p>9</text:p>
          </table:table-cell>
          <table:table-cell table:formula="of:=ROUNDUP(MAX((100-MAX([.Q$5]+10*MIN([.AN36];0);0))*INT(([.$K36]-MAX([.AN36];0))*[.$J36])/100;0);0)" office:value-type="float" office:value="9" calcext:value-type="float">
            <text:p>9</text:p>
          </table:table-cell>
          <table:table-cell table:formula="of:=ROUNDUP(MAX((100-MAX([.R$5]+10*MIN([.AO36];0);0))*INT(([.$K36]-MAX([.AO36];0))*[.$J36])/100;0);0)" office:value-type="float" office:value="9" calcext:value-type="float">
            <text:p>9</text:p>
          </table:table-cell>
          <table:table-cell table:formula="of:=ROUNDUP(MAX((100-MAX([.S$5]+10*MIN([.AP36];0);0))*INT(([.$K36]-MAX([.AP36];0))*[.$J36])/100;0);0)" office:value-type="float" office:value="7" calcext:value-type="float">
            <text:p>7</text:p>
          </table:table-cell>
          <table:table-cell table:formula="of:=ROUNDUP(MAX((100-MAX([.T$5]+10*MIN([.AQ36];0);0))*INT(([.$K36]-MAX([.AQ36];0))*[.$J36])/100;0);0)" office:value-type="float" office:value="6" calcext:value-type="float">
            <text:p>6</text:p>
          </table:table-cell>
          <table:table-cell table:formula="of:=ROUNDUP(MAX((100-MAX([.U$5]+10*MIN([.AR36];0);0))*INT(([.$K36]-MAX([.AR36];0))*[.$J36])/100;0);0)" office:value-type="float" office:value="6" calcext:value-type="float">
            <text:p>6</text:p>
          </table:table-cell>
          <table:table-cell table:formula="of:=ROUNDUP(MAX((100-MAX([.V$5]+10*MIN([.AS36];0);0))*INT(([.$K36]-MAX([.AS36];0))*[.$J36])/100;0);0)" office:value-type="float" office:value="4" calcext:value-type="float">
            <text:p>4</text:p>
          </table:table-cell>
          <table:table-cell table:formula="of:=ROUNDUP(MAX((100-MAX([.W$5]+10*MIN([.AT36];0);0))*INT(([.$K36]-MAX([.AT36];0))*[.$J36])/100;0);0)" office:value-type="float" office:value="4" calcext:value-type="float">
            <text:p>4</text:p>
          </table:table-cell>
          <table:table-cell table:formula="of:=ROUNDUP(MAX((100-MAX([.X$5]+10*MIN([.AU36];0);0))*INT(([.$K36]-MAX([.AU36];0))*[.$J36])/100;0);0)" office:value-type="float" office:value="2" calcext:value-type="float">
            <text:p>2</text:p>
          </table:table-cell>
          <table:table-cell table:formula="of:=ROUNDUP(MAX((100-MAX([.Y$5]+10*MIN([.AV36];0);0))*INT(([.$K36]-MAX([.AV36];0))*[.$J36])/100;0);0)" office:value-type="float" office:value="1" calcext:value-type="float">
            <text:p>1</text:p>
          </table:table-cell>
          <table:table-cell table:formula="of:=ROUNDUP(MAX((100-MAX([.Z$5]+10*MIN([.AW36];0);0))*INT(([.$K36]-MAX([.AW36];0))*[.$J36])/100;0);0)" office:value-type="float" office:value="0" calcext:value-type="float">
            <text:p>0</text:p>
          </table:table-cell>
          <table:table-cell table:formula="of:=ROUNDUP(MAX((100-MAX([.AA$5]+10*MIN([.AX36];0);0))*INT(([.$K36]-MAX([.AX36];0))*[.$J36])/100;0);0)" office:value-type="float" office:value="0" calcext:value-type="float">
            <text:p>0</text:p>
          </table:table-cell>
          <table:table-cell table:formula="of:=ROUNDUP(MAX((100-MAX([.AB$5]+10*MIN([.AY36];0);0))*INT(([.$K36]-MAX([.AY36];0))*[.$J36])/100;0);0)" office:value-type="float" office:value="0" calcext:value-type="float">
            <text:p>0</text:p>
          </table:table-cell>
          <table:table-cell table:formula="of:=ROUNDUP(MAX((100-MAX([.AC$5]+10*MIN([.AZ36];0);0))*INT(([.$K36]-MAX([.AZ36];0))*[.$J36])/100;0);0)" office:value-type="float" office:value="0" calcext:value-type="float">
            <text:p>0</text:p>
          </table:table-cell>
          <table:table-cell table:number-columns-repeated="6"/>
          <table:table-cell table:formula="of:=FLOOR([.M$4]*IF([.$E36];0.2;1))-[.$G36]" office:value-type="float" office:value="0" calcext:value-type="float">
            <text:p>0</text:p>
          </table:table-cell>
          <table:table-cell table:formula="of:=FLOOR([.N$4]*IF([.$E36];0.2;1))-[.$G36]" office:value-type="float" office:value="0" calcext:value-type="float">
            <text:p>0</text:p>
          </table:table-cell>
          <table:table-cell table:formula="of:=FLOOR([.O$4]*IF([.$E36];0.2;1))-[.$G36]" office:value-type="float" office:value="0" calcext:value-type="float">
            <text:p>0</text:p>
          </table:table-cell>
          <table:table-cell table:formula="of:=FLOOR([.P$4]*IF([.$E36];0.2;1))-[.$G36]" office:value-type="float" office:value="2" calcext:value-type="float">
            <text:p>2</text:p>
          </table:table-cell>
          <table:table-cell table:formula="of:=FLOOR([.Q$4]*IF([.$E36];0.2;1))-[.$G36]" office:value-type="float" office:value="2" calcext:value-type="float">
            <text:p>2</text:p>
          </table:table-cell>
          <table:table-cell table:formula="of:=FLOOR([.R$4]*IF([.$E36];0.2;1))-[.$G36]" office:value-type="float" office:value="2" calcext:value-type="float">
            <text:p>2</text:p>
          </table:table-cell>
          <table:table-cell table:formula="of:=FLOOR([.S$4]*IF([.$E36];0.2;1))-[.$G36]" office:value-type="float" office:value="4" calcext:value-type="float">
            <text:p>4</text:p>
          </table:table-cell>
          <table:table-cell table:formula="of:=FLOOR([.T$4]*IF([.$E36];0.2;1))-[.$G36]" office:value-type="float" office:value="4" calcext:value-type="float">
            <text:p>4</text:p>
          </table:table-cell>
          <table:table-cell table:formula="of:=FLOOR([.U$4]*IF([.$E36];0.2;1))-[.$G36]" office:value-type="float" office:value="4" calcext:value-type="float">
            <text:p>4</text:p>
          </table:table-cell>
          <table:table-cell table:formula="of:=FLOOR([.V$4]*IF([.$E36];0.2;1))-[.$G36]" office:value-type="float" office:value="6" calcext:value-type="float">
            <text:p>6</text:p>
          </table:table-cell>
          <table:table-cell table:formula="of:=FLOOR([.W$4]*IF([.$E36];0.2;1))-[.$G36]" office:value-type="float" office:value="6" calcext:value-type="float">
            <text:p>6</text:p>
          </table:table-cell>
          <table:table-cell table:formula="of:=FLOOR([.X$4]*IF([.$E36];0.2;1))-[.$G36]" office:value-type="float" office:value="8" calcext:value-type="float">
            <text:p>8</text:p>
          </table:table-cell>
          <table:table-cell table:formula="of:=FLOOR([.Y$4]*IF([.$E36];0.2;1))-[.$G36]" office:value-type="float" office:value="10" calcext:value-type="float">
            <text:p>10</text:p>
          </table:table-cell>
          <table:table-cell table:formula="of:=FLOOR([.Z$4]*IF([.$E36];0.2;1))-[.$G36]" office:value-type="float" office:value="12" calcext:value-type="float">
            <text:p>12</text:p>
          </table:table-cell>
          <table:table-cell table:formula="of:=FLOOR([.AA$4]*IF([.$E36];0.2;1))-[.$G36]" office:value-type="float" office:value="14" calcext:value-type="float">
            <text:p>14</text:p>
          </table:table-cell>
          <table:table-cell table:formula="of:=FLOOR([.AB$4]*IF([.$E36];0.2;1))-[.$G36]" office:value-type="float" office:value="14" calcext:value-type="float">
            <text:p>14</text:p>
          </table:table-cell>
          <table:table-cell table:formula="of:=FLOOR([.AC$4]*IF([.$E36];0.2;1))-[.$G3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7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7];[$'EcCo ammo'.$A$6:$'EcCo ammo'.$A$37];[$'EcCo ammo'.H$6:$'EcCo ammo'.H$37]))" office:value-type="float" office:value="5" calcext:value-type="float">
            <text:p>5</text:p>
          </table:table-cell>
          <table:table-cell table:formula="of:=LOOKUP([.$B37];[$'EcCo ammo'.$A$6:$'EcCo ammo'.$A$37];[$'EcCo ammo'.I$6:$'EcCo ammo'.I$37])" office:value-type="float" office:value="1" calcext:value-type="float">
            <text:p>1</text:p>
          </table:table-cell>
          <table:table-cell table:formula="of:=LOOKUP([.$B37];[$'EcCo ammo'.$A$6:$'EcCo ammo'.$A$37];[$'EcCo ammo'.J$6:$'EcCo ammo'.J$37])" office:value-type="float" office:value="1" calcext:value-type="float">
            <text:p>1</text:p>
          </table:table-cell>
          <table:table-cell table:formula="of:=[.H37]/[.I37]" office:value-type="float" office:value="1" calcext:value-type="float">
            <text:p>1.00</text:p>
          </table:table-cell>
          <table:table-cell table:formula="of:=ROUND(AVERAGE([.C37];[.D37]))" office:value-type="float" office:value="11" calcext:value-type="float">
            <text:p>11</text:p>
          </table:table-cell>
          <table:table-cell/>
          <table:table-cell table:formula="of:=ROUNDUP(MAX((100-MAX([.M$5]+10*MIN([.AJ37];0);0))*INT(([.$K37]-MAX([.AJ37];0))*[.$J37])/100;0);0)" office:value-type="float" office:value="11" calcext:value-type="float">
            <text:p>11</text:p>
          </table:table-cell>
          <table:table-cell table:formula="of:=ROUNDUP(MAX((100-MAX([.N$5]+10*MIN([.AK37];0);0))*INT(([.$K37]-MAX([.AK37];0))*[.$J37])/100;0);0)" office:value-type="float" office:value="11" calcext:value-type="float">
            <text:p>11</text:p>
          </table:table-cell>
          <table:table-cell table:formula="of:=ROUNDUP(MAX((100-MAX([.O$5]+10*MIN([.AL37];0);0))*INT(([.$K37]-MAX([.AL37];0))*[.$J37])/100;0);0)" office:value-type="float" office:value="11" calcext:value-type="float">
            <text:p>11</text:p>
          </table:table-cell>
          <table:table-cell table:formula="of:=ROUNDUP(MAX((100-MAX([.P$5]+10*MIN([.AM37];0);0))*INT(([.$K37]-MAX([.AM37];0))*[.$J37])/100;0);0)" office:value-type="float" office:value="11" calcext:value-type="float">
            <text:p>11</text:p>
          </table:table-cell>
          <table:table-cell table:formula="of:=ROUNDUP(MAX((100-MAX([.Q$5]+10*MIN([.AN37];0);0))*INT(([.$K37]-MAX([.AN37];0))*[.$J37])/100;0);0)" office:value-type="float" office:value="11" calcext:value-type="float">
            <text:p>11</text:p>
          </table:table-cell>
          <table:table-cell table:formula="of:=ROUNDUP(MAX((100-MAX([.R$5]+10*MIN([.AO37];0);0))*INT(([.$K37]-MAX([.AO37];0))*[.$J37])/100;0);0)" office:value-type="float" office:value="11" calcext:value-type="float">
            <text:p>11</text:p>
          </table:table-cell>
          <table:table-cell table:formula="of:=ROUNDUP(MAX((100-MAX([.S$5]+10*MIN([.AP37];0);0))*INT(([.$K37]-MAX([.AP37];0))*[.$J37])/100;0);0)" office:value-type="float" office:value="9" calcext:value-type="float">
            <text:p>9</text:p>
          </table:table-cell>
          <table:table-cell table:formula="of:=ROUNDUP(MAX((100-MAX([.T$5]+10*MIN([.AQ37];0);0))*INT(([.$K37]-MAX([.AQ37];0))*[.$J37])/100;0);0)" office:value-type="float" office:value="9" calcext:value-type="float">
            <text:p>9</text:p>
          </table:table-cell>
          <table:table-cell table:formula="of:=ROUNDUP(MAX((100-MAX([.U$5]+10*MIN([.AR37];0);0))*INT(([.$K37]-MAX([.AR37];0))*[.$J37])/100;0);0)" office:value-type="float" office:value="9" calcext:value-type="float">
            <text:p>9</text:p>
          </table:table-cell>
          <table:table-cell table:formula="of:=ROUNDUP(MAX((100-MAX([.V$5]+10*MIN([.AS37];0);0))*INT(([.$K37]-MAX([.AS37];0))*[.$J37])/100;0);0)" office:value-type="float" office:value="6" calcext:value-type="float">
            <text:p>6</text:p>
          </table:table-cell>
          <table:table-cell table:formula="of:=ROUNDUP(MAX((100-MAX([.W$5]+10*MIN([.AT37];0);0))*INT(([.$K37]-MAX([.AT37];0))*[.$J37])/100;0);0)" office:value-type="float" office:value="6" calcext:value-type="float">
            <text:p>6</text:p>
          </table:table-cell>
          <table:table-cell table:formula="of:=ROUNDUP(MAX((100-MAX([.X$5]+10*MIN([.AU37];0);0))*INT(([.$K37]-MAX([.AU37];0))*[.$J37])/100;0);0)" office:value-type="float" office:value="5" calcext:value-type="float">
            <text:p>5</text:p>
          </table:table-cell>
          <table:table-cell table:formula="of:=ROUNDUP(MAX((100-MAX([.Y$5]+10*MIN([.AV37];0);0))*INT(([.$K37]-MAX([.AV37];0))*[.$J37])/100;0);0)" office:value-type="float" office:value="3" calcext:value-type="float">
            <text:p>3</text:p>
          </table:table-cell>
          <table:table-cell table:formula="of:=ROUNDUP(MAX((100-MAX([.Z$5]+10*MIN([.AW37];0);0))*INT(([.$K37]-MAX([.AW37];0))*[.$J37])/100;0);0)" office:value-type="float" office:value="2" calcext:value-type="float">
            <text:p>2</text:p>
          </table:table-cell>
          <table:table-cell table:formula="of:=ROUNDUP(MAX((100-MAX([.AA$5]+10*MIN([.AX37];0);0))*INT(([.$K37]-MAX([.AX37];0))*[.$J37])/100;0);0)" office:value-type="float" office:value="1" calcext:value-type="float">
            <text:p>1</text:p>
          </table:table-cell>
          <table:table-cell table:formula="of:=ROUNDUP(MAX((100-MAX([.AB$5]+10*MIN([.AY37];0);0))*INT(([.$K37]-MAX([.AY37];0))*[.$J37])/100;0);0)" office:value-type="float" office:value="1" calcext:value-type="float">
            <text:p>1</text:p>
          </table:table-cell>
          <table:table-cell table:formula="of:=ROUNDUP(MAX((100-MAX([.AC$5]+10*MIN([.AZ37];0);0))*INT(([.$K37]-MAX([.AZ37];0))*[.$J37])/100;0);0)" office:value-type="float" office:value="0" calcext:value-type="float">
            <text:p>0</text:p>
          </table:table-cell>
          <table:table-cell table:number-columns-repeated="6"/>
          <table:table-cell table:formula="of:=FLOOR([.M$4]*IF([.$E37];0.2;1))-[.$G37]" office:value-type="float" office:value="-5" calcext:value-type="float">
            <text:p>-5</text:p>
          </table:table-cell>
          <table:table-cell table:formula="of:=FLOOR([.N$4]*IF([.$E37];0.2;1))-[.$G37]" office:value-type="float" office:value="-5" calcext:value-type="float">
            <text:p>-5</text:p>
          </table:table-cell>
          <table:table-cell table:formula="of:=FLOOR([.O$4]*IF([.$E37];0.2;1))-[.$G37]" office:value-type="float" office:value="-5" calcext:value-type="float">
            <text:p>-5</text:p>
          </table:table-cell>
          <table:table-cell table:formula="of:=FLOOR([.P$4]*IF([.$E37];0.2;1))-[.$G37]" office:value-type="float" office:value="-3" calcext:value-type="float">
            <text:p>-3</text:p>
          </table:table-cell>
          <table:table-cell table:formula="of:=FLOOR([.Q$4]*IF([.$E37];0.2;1))-[.$G37]" office:value-type="float" office:value="-3" calcext:value-type="float">
            <text:p>-3</text:p>
          </table:table-cell>
          <table:table-cell table:formula="of:=FLOOR([.R$4]*IF([.$E37];0.2;1))-[.$G37]" office:value-type="float" office:value="-3" calcext:value-type="float">
            <text:p>-3</text:p>
          </table:table-cell>
          <table:table-cell table:formula="of:=FLOOR([.S$4]*IF([.$E37];0.2;1))-[.$G37]" office:value-type="float" office:value="-1" calcext:value-type="float">
            <text:p>-1</text:p>
          </table:table-cell>
          <table:table-cell table:formula="of:=FLOOR([.T$4]*IF([.$E37];0.2;1))-[.$G37]" office:value-type="float" office:value="-1" calcext:value-type="float">
            <text:p>-1</text:p>
          </table:table-cell>
          <table:table-cell table:formula="of:=FLOOR([.U$4]*IF([.$E37];0.2;1))-[.$G37]" office:value-type="float" office:value="-1" calcext:value-type="float">
            <text:p>-1</text:p>
          </table:table-cell>
          <table:table-cell table:formula="of:=FLOOR([.V$4]*IF([.$E37];0.2;1))-[.$G37]" office:value-type="float" office:value="1" calcext:value-type="float">
            <text:p>1</text:p>
          </table:table-cell>
          <table:table-cell table:formula="of:=FLOOR([.W$4]*IF([.$E37];0.2;1))-[.$G37]" office:value-type="float" office:value="1" calcext:value-type="float">
            <text:p>1</text:p>
          </table:table-cell>
          <table:table-cell table:formula="of:=FLOOR([.X$4]*IF([.$E37];0.2;1))-[.$G37]" office:value-type="float" office:value="3" calcext:value-type="float">
            <text:p>3</text:p>
          </table:table-cell>
          <table:table-cell table:formula="of:=FLOOR([.Y$4]*IF([.$E37];0.2;1))-[.$G37]" office:value-type="float" office:value="5" calcext:value-type="float">
            <text:p>5</text:p>
          </table:table-cell>
          <table:table-cell table:formula="of:=FLOOR([.Z$4]*IF([.$E37];0.2;1))-[.$G37]" office:value-type="float" office:value="7" calcext:value-type="float">
            <text:p>7</text:p>
          </table:table-cell>
          <table:table-cell table:formula="of:=FLOOR([.AA$4]*IF([.$E37];0.2;1))-[.$G37]" office:value-type="float" office:value="9" calcext:value-type="float">
            <text:p>9</text:p>
          </table:table-cell>
          <table:table-cell table:formula="of:=FLOOR([.AB$4]*IF([.$E37];0.2;1))-[.$G37]" office:value-type="float" office:value="9" calcext:value-type="float">
            <text:p>9</text:p>
          </table:table-cell>
          <table:table-cell table:formula="of:=FLOOR([.AC$4]*IF([.$E37];0.2;1))-[.$G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38];[$'EcCo ammo'.$A$6:$'EcCo ammo'.$A$37];[$'EcCo ammo'.F$6:$'EcCo ammo'.F$37])" office:value-type="float" office:value="10" calcext:value-type="float">
            <text:p>10</text:p>
          </table:table-cell>
          <table:table-cell table:formula="of:=FLOOR(LOOKUP([.$B38];[$'EcCo ammo'.$A$6:$'EcCo ammo'.$A$37];[$'EcCo ammo'.H$6:$'EcCo ammo'.H$37]))" office:value-type="float" office:value="0" calcext:value-type="float">
            <text:p>0</text:p>
          </table:table-cell>
          <table:table-cell table:formula="of:=LOOKUP([.$B38];[$'EcCo ammo'.$A$6:$'EcCo ammo'.$A$37];[$'EcCo ammo'.I$6:$'EcCo ammo'.I$37])" office:value-type="float" office:value="4" calcext:value-type="float">
            <text:p>4</text:p>
          </table:table-cell>
          <table:table-cell table:formula="of:=LOOKUP([.$B38];[$'EcCo ammo'.$A$6:$'EcCo ammo'.$A$37];[$'EcCo ammo'.J$6:$'EcCo ammo'.J$37])" office:value-type="float" office:value="3" calcext:value-type="float">
            <text:p>3</text:p>
          </table:table-cell>
          <table:table-cell table:formula="of:=[.H38]/[.I38]" office:value-type="float" office:value="1.33333333333333" calcext:value-type="float">
            <text:p>1.33</text:p>
          </table:table-cell>
          <table:table-cell table:formula="of:=ROUND(AVERAGE([.C38];[.D38]))" office:value-type="float" office:value="14" calcext:value-type="float">
            <text:p>14</text:p>
          </table:table-cell>
          <table:table-cell/>
          <table:table-cell table:formula="of:=ROUNDUP(MAX((100-MAX([.M$5]+10*MIN([.AJ38];0);0))*INT(([.$K38]-MAX([.AJ38];0))*[.$J38])/100;0);0)" office:value-type="float" office:value="18" calcext:value-type="float">
            <text:p>18</text:p>
          </table:table-cell>
          <table:table-cell table:formula="of:=ROUNDUP(MAX((100-MAX([.N$5]+10*MIN([.AK38];0);0))*INT(([.$K38]-MAX([.AK38];0))*[.$J38])/100;0);0)" office:value-type="float" office:value="17" calcext:value-type="float">
            <text:p>17</text:p>
          </table:table-cell>
          <table:table-cell table:formula="of:=ROUNDUP(MAX((100-MAX([.O$5]+10*MIN([.AL38];0);0))*INT(([.$K38]-MAX([.AL38];0))*[.$J38])/100;0);0)" office:value-type="float" office:value="15" calcext:value-type="float">
            <text:p>15</text:p>
          </table:table-cell>
          <table:table-cell table:formula="of:=ROUNDUP(MAX((100-MAX([.P$5]+10*MIN([.AM38];0);0))*INT(([.$K38]-MAX([.AM38];0))*[.$J38])/100;0);0)" office:value-type="float" office:value="12" calcext:value-type="float">
            <text:p>12</text:p>
          </table:table-cell>
          <table:table-cell table:formula="of:=ROUNDUP(MAX((100-MAX([.Q$5]+10*MIN([.AN38];0);0))*INT(([.$K38]-MAX([.AN38];0))*[.$J38])/100;0);0)" office:value-type="float" office:value="12" calcext:value-type="float">
            <text:p>12</text:p>
          </table:table-cell>
          <table:table-cell table:formula="of:=ROUNDUP(MAX((100-MAX([.R$5]+10*MIN([.AO38];0);0))*INT(([.$K38]-MAX([.AO38];0))*[.$J38])/100;0);0)" office:value-type="float" office:value="12" calcext:value-type="float">
            <text:p>12</text:p>
          </table:table-cell>
          <table:table-cell table:formula="of:=ROUNDUP(MAX((100-MAX([.S$5]+10*MIN([.AP38];0);0))*INT(([.$K38]-MAX([.AP38];0))*[.$J38])/100;0);0)" office:value-type="float" office:value="10" calcext:value-type="float">
            <text:p>10</text:p>
          </table:table-cell>
          <table:table-cell table:formula="of:=ROUNDUP(MAX((100-MAX([.T$5]+10*MIN([.AQ38];0);0))*INT(([.$K38]-MAX([.AQ38];0))*[.$J38])/100;0);0)" office:value-type="float" office:value="9" calcext:value-type="float">
            <text:p>9</text:p>
          </table:table-cell>
          <table:table-cell table:formula="of:=ROUNDUP(MAX((100-MAX([.U$5]+10*MIN([.AR38];0);0))*INT(([.$K38]-MAX([.AR38];0))*[.$J38])/100;0);0)" office:value-type="float" office:value="9" calcext:value-type="float">
            <text:p>9</text:p>
          </table:table-cell>
          <table:table-cell table:formula="of:=ROUNDUP(MAX((100-MAX([.V$5]+10*MIN([.AS38];0);0))*INT(([.$K38]-MAX([.AS38];0))*[.$J38])/100;0);0)" office:value-type="float" office:value="6" calcext:value-type="float">
            <text:p>6</text:p>
          </table:table-cell>
          <table:table-cell table:formula="of:=ROUNDUP(MAX((100-MAX([.W$5]+10*MIN([.AT38];0);0))*INT(([.$K38]-MAX([.AT38];0))*[.$J38])/100;0);0)" office:value-type="float" office:value="6" calcext:value-type="float">
            <text:p>6</text:p>
          </table:table-cell>
          <table:table-cell table:formula="of:=ROUNDUP(MAX((100-MAX([.X$5]+10*MIN([.AU38];0);0))*INT(([.$K38]-MAX([.AU38];0))*[.$J38])/100;0);0)" office:value-type="float" office:value="4" calcext:value-type="float">
            <text:p>4</text:p>
          </table:table-cell>
          <table:table-cell table:formula="of:=ROUNDUP(MAX((100-MAX([.Y$5]+10*MIN([.AV38];0);0))*INT(([.$K38]-MAX([.AV38];0))*[.$J38])/100;0);0)" office:value-type="float" office:value="3" calcext:value-type="float">
            <text:p>3</text:p>
          </table:table-cell>
          <table:table-cell table:formula="of:=ROUNDUP(MAX((100-MAX([.Z$5]+10*MIN([.AW38];0);0))*INT(([.$K38]-MAX([.AW38];0))*[.$J38])/100;0);0)" office:value-type="float" office:value="1" calcext:value-type="float">
            <text:p>1</text:p>
          </table:table-cell>
          <table:table-cell table:formula="of:=ROUNDUP(MAX((100-MAX([.AA$5]+10*MIN([.AX38];0);0))*INT(([.$K38]-MAX([.AX38];0))*[.$J38])/100;0);0)" office:value-type="float" office:value="0" calcext:value-type="float">
            <text:p>0</text:p>
          </table:table-cell>
          <table:table-cell table:formula="of:=ROUNDUP(MAX((100-MAX([.AB$5]+10*MIN([.AY38];0);0))*INT(([.$K38]-MAX([.AY38];0))*[.$J38])/100;0);0)" office:value-type="float" office:value="0" calcext:value-type="float">
            <text:p>0</text:p>
          </table:table-cell>
          <table:table-cell table:formula="of:=ROUNDUP(MAX((100-MAX([.AC$5]+10*MIN([.AZ38];0);0))*INT(([.$K38]-MAX([.AZ38];0))*[.$J38])/100;0);0)" office:value-type="float" office:value="0" calcext:value-type="float">
            <text:p>0</text:p>
          </table:table-cell>
          <table:table-cell table:number-columns-repeated="6"/>
          <table:table-cell table:formula="of:=FLOOR([.M$4]*IF([.$E38];0.2;1))-[.$G38]" office:value-type="float" office:value="0" calcext:value-type="float">
            <text:p>0</text:p>
          </table:table-cell>
          <table:table-cell table:formula="of:=FLOOR([.N$4]*IF([.$E38];0.2;1))-[.$G38]" office:value-type="float" office:value="0" calcext:value-type="float">
            <text:p>0</text:p>
          </table:table-cell>
          <table:table-cell table:formula="of:=FLOOR([.O$4]*IF([.$E38];0.2;1))-[.$G38]" office:value-type="float" office:value="0" calcext:value-type="float">
            <text:p>0</text:p>
          </table:table-cell>
          <table:table-cell table:formula="of:=FLOOR([.P$4]*IF([.$E38];0.2;1))-[.$G38]" office:value-type="float" office:value="2" calcext:value-type="float">
            <text:p>2</text:p>
          </table:table-cell>
          <table:table-cell table:formula="of:=FLOOR([.Q$4]*IF([.$E38];0.2;1))-[.$G38]" office:value-type="float" office:value="2" calcext:value-type="float">
            <text:p>2</text:p>
          </table:table-cell>
          <table:table-cell table:formula="of:=FLOOR([.R$4]*IF([.$E38];0.2;1))-[.$G38]" office:value-type="float" office:value="2" calcext:value-type="float">
            <text:p>2</text:p>
          </table:table-cell>
          <table:table-cell table:formula="of:=FLOOR([.S$4]*IF([.$E38];0.2;1))-[.$G38]" office:value-type="float" office:value="4" calcext:value-type="float">
            <text:p>4</text:p>
          </table:table-cell>
          <table:table-cell table:formula="of:=FLOOR([.T$4]*IF([.$E38];0.2;1))-[.$G38]" office:value-type="float" office:value="4" calcext:value-type="float">
            <text:p>4</text:p>
          </table:table-cell>
          <table:table-cell table:formula="of:=FLOOR([.U$4]*IF([.$E38];0.2;1))-[.$G38]" office:value-type="float" office:value="4" calcext:value-type="float">
            <text:p>4</text:p>
          </table:table-cell>
          <table:table-cell table:formula="of:=FLOOR([.V$4]*IF([.$E38];0.2;1))-[.$G38]" office:value-type="float" office:value="6" calcext:value-type="float">
            <text:p>6</text:p>
          </table:table-cell>
          <table:table-cell table:formula="of:=FLOOR([.W$4]*IF([.$E38];0.2;1))-[.$G38]" office:value-type="float" office:value="6" calcext:value-type="float">
            <text:p>6</text:p>
          </table:table-cell>
          <table:table-cell table:formula="of:=FLOOR([.X$4]*IF([.$E38];0.2;1))-[.$G38]" office:value-type="float" office:value="8" calcext:value-type="float">
            <text:p>8</text:p>
          </table:table-cell>
          <table:table-cell table:formula="of:=FLOOR([.Y$4]*IF([.$E38];0.2;1))-[.$G38]" office:value-type="float" office:value="10" calcext:value-type="float">
            <text:p>10</text:p>
          </table:table-cell>
          <table:table-cell table:formula="of:=FLOOR([.Z$4]*IF([.$E38];0.2;1))-[.$G38]" office:value-type="float" office:value="12" calcext:value-type="float">
            <text:p>12</text:p>
          </table:table-cell>
          <table:table-cell table:formula="of:=FLOOR([.AA$4]*IF([.$E38];0.2;1))-[.$G38]" office:value-type="float" office:value="14" calcext:value-type="float">
            <text:p>14</text:p>
          </table:table-cell>
          <table:table-cell table:formula="of:=FLOOR([.AB$4]*IF([.$E38];0.2;1))-[.$G38]" office:value-type="float" office:value="14" calcext:value-type="float">
            <text:p>14</text:p>
          </table:table-cell>
          <table:table-cell table:formula="of:=FLOOR([.AC$4]*IF([.$E38];0.2;1))-[.$G3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3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9];[$'EcCo ammo'.$A$6:$'EcCo ammo'.$A$37];[$'EcCo ammo'.H$6:$'EcCo ammo'.H$37]))" office:value-type="float" office:value="5" calcext:value-type="float">
            <text:p>5</text:p>
          </table:table-cell>
          <table:table-cell table:formula="of:=LOOKUP([.$B39];[$'EcCo ammo'.$A$6:$'EcCo ammo'.$A$37];[$'EcCo ammo'.I$6:$'EcCo ammo'.I$37])" office:value-type="float" office:value="1" calcext:value-type="float">
            <text:p>1</text:p>
          </table:table-cell>
          <table:table-cell table:formula="of:=LOOKUP([.$B39];[$'EcCo ammo'.$A$6:$'EcCo ammo'.$A$37];[$'EcCo ammo'.J$6:$'EcCo ammo'.J$37])" office:value-type="float" office:value="1" calcext:value-type="float">
            <text:p>1</text:p>
          </table:table-cell>
          <table:table-cell table:formula="of:=[.H39]/[.I39]" office:value-type="float" office:value="1" calcext:value-type="float">
            <text:p>1.00</text:p>
          </table:table-cell>
          <table:table-cell table:formula="of:=ROUND(AVERAGE([.C39];[.D39]))" office:value-type="float" office:value="14" calcext:value-type="float">
            <text:p>14</text:p>
          </table:table-cell>
          <table:table-cell/>
          <table:table-cell table:formula="of:=ROUNDUP(MAX((100-MAX([.M$5]+10*MIN([.AJ39];0);0))*INT(([.$K39]-MAX([.AJ39];0))*[.$J39])/100;0);0)" office:value-type="float" office:value="14" calcext:value-type="float">
            <text:p>14</text:p>
          </table:table-cell>
          <table:table-cell table:formula="of:=ROUNDUP(MAX((100-MAX([.N$5]+10*MIN([.AK39];0);0))*INT(([.$K39]-MAX([.AK39];0))*[.$J39])/100;0);0)" office:value-type="float" office:value="14" calcext:value-type="float">
            <text:p>14</text:p>
          </table:table-cell>
          <table:table-cell table:formula="of:=ROUNDUP(MAX((100-MAX([.O$5]+10*MIN([.AL39];0);0))*INT(([.$K39]-MAX([.AL39];0))*[.$J39])/100;0);0)" office:value-type="float" office:value="14" calcext:value-type="float">
            <text:p>14</text:p>
          </table:table-cell>
          <table:table-cell table:formula="of:=ROUNDUP(MAX((100-MAX([.P$5]+10*MIN([.AM39];0);0))*INT(([.$K39]-MAX([.AM39];0))*[.$J39])/100;0);0)" office:value-type="float" office:value="14" calcext:value-type="float">
            <text:p>14</text:p>
          </table:table-cell>
          <table:table-cell table:formula="of:=ROUNDUP(MAX((100-MAX([.Q$5]+10*MIN([.AN39];0);0))*INT(([.$K39]-MAX([.AN39];0))*[.$J39])/100;0);0)" office:value-type="float" office:value="14" calcext:value-type="float">
            <text:p>14</text:p>
          </table:table-cell>
          <table:table-cell table:formula="of:=ROUNDUP(MAX((100-MAX([.R$5]+10*MIN([.AO39];0);0))*INT(([.$K39]-MAX([.AO39];0))*[.$J39])/100;0);0)" office:value-type="float" office:value="14" calcext:value-type="float">
            <text:p>14</text:p>
          </table:table-cell>
          <table:table-cell table:formula="of:=ROUNDUP(MAX((100-MAX([.S$5]+10*MIN([.AP39];0);0))*INT(([.$K39]-MAX([.AP39];0))*[.$J39])/100;0);0)" office:value-type="float" office:value="12" calcext:value-type="float">
            <text:p>12</text:p>
          </table:table-cell>
          <table:table-cell table:formula="of:=ROUNDUP(MAX((100-MAX([.T$5]+10*MIN([.AQ39];0);0))*INT(([.$K39]-MAX([.AQ39];0))*[.$J39])/100;0);0)" office:value-type="float" office:value="11" calcext:value-type="float">
            <text:p>11</text:p>
          </table:table-cell>
          <table:table-cell table:formula="of:=ROUNDUP(MAX((100-MAX([.U$5]+10*MIN([.AR39];0);0))*INT(([.$K39]-MAX([.AR39];0))*[.$J39])/100;0);0)" office:value-type="float" office:value="11" calcext:value-type="float">
            <text:p>11</text:p>
          </table:table-cell>
          <table:table-cell table:formula="of:=ROUNDUP(MAX((100-MAX([.V$5]+10*MIN([.AS39];0);0))*INT(([.$K39]-MAX([.AS39];0))*[.$J39])/100;0);0)" office:value-type="float" office:value="8" calcext:value-type="float">
            <text:p>8</text:p>
          </table:table-cell>
          <table:table-cell table:formula="of:=ROUNDUP(MAX((100-MAX([.W$5]+10*MIN([.AT39];0);0))*INT(([.$K39]-MAX([.AT39];0))*[.$J39])/100;0);0)" office:value-type="float" office:value="8" calcext:value-type="float">
            <text:p>8</text:p>
          </table:table-cell>
          <table:table-cell table:formula="of:=ROUNDUP(MAX((100-MAX([.X$5]+10*MIN([.AU39];0);0))*INT(([.$K39]-MAX([.AU39];0))*[.$J39])/100;0);0)" office:value-type="float" office:value="7" calcext:value-type="float">
            <text:p>7</text:p>
          </table:table-cell>
          <table:table-cell table:formula="of:=ROUNDUP(MAX((100-MAX([.Y$5]+10*MIN([.AV39];0);0))*INT(([.$K39]-MAX([.AV39];0))*[.$J39])/100;0);0)" office:value-type="float" office:value="5" calcext:value-type="float">
            <text:p>5</text:p>
          </table:table-cell>
          <table:table-cell table:formula="of:=ROUNDUP(MAX((100-MAX([.Z$5]+10*MIN([.AW39];0);0))*INT(([.$K39]-MAX([.AW39];0))*[.$J39])/100;0);0)" office:value-type="float" office:value="4" calcext:value-type="float">
            <text:p>4</text:p>
          </table:table-cell>
          <table:table-cell table:formula="of:=ROUNDUP(MAX((100-MAX([.AA$5]+10*MIN([.AX39];0);0))*INT(([.$K39]-MAX([.AX39];0))*[.$J39])/100;0);0)" office:value-type="float" office:value="2" calcext:value-type="float">
            <text:p>2</text:p>
          </table:table-cell>
          <table:table-cell table:formula="of:=ROUNDUP(MAX((100-MAX([.AB$5]+10*MIN([.AY39];0);0))*INT(([.$K39]-MAX([.AY39];0))*[.$J39])/100;0);0)" office:value-type="float" office:value="2" calcext:value-type="float">
            <text:p>2</text:p>
          </table:table-cell>
          <table:table-cell table:formula="of:=ROUNDUP(MAX((100-MAX([.AC$5]+10*MIN([.AZ39];0);0))*INT(([.$K39]-MAX([.AZ39];0))*[.$J39])/100;0);0)" office:value-type="float" office:value="0" calcext:value-type="float">
            <text:p>0</text:p>
          </table:table-cell>
          <table:table-cell table:number-columns-repeated="6"/>
          <table:table-cell table:formula="of:=FLOOR([.M$4]*IF([.$E39];0.2;1))-[.$G39]" office:value-type="float" office:value="-5" calcext:value-type="float">
            <text:p>-5</text:p>
          </table:table-cell>
          <table:table-cell table:formula="of:=FLOOR([.N$4]*IF([.$E39];0.2;1))-[.$G39]" office:value-type="float" office:value="-5" calcext:value-type="float">
            <text:p>-5</text:p>
          </table:table-cell>
          <table:table-cell table:formula="of:=FLOOR([.O$4]*IF([.$E39];0.2;1))-[.$G39]" office:value-type="float" office:value="-5" calcext:value-type="float">
            <text:p>-5</text:p>
          </table:table-cell>
          <table:table-cell table:formula="of:=FLOOR([.P$4]*IF([.$E39];0.2;1))-[.$G39]" office:value-type="float" office:value="-3" calcext:value-type="float">
            <text:p>-3</text:p>
          </table:table-cell>
          <table:table-cell table:formula="of:=FLOOR([.Q$4]*IF([.$E39];0.2;1))-[.$G39]" office:value-type="float" office:value="-3" calcext:value-type="float">
            <text:p>-3</text:p>
          </table:table-cell>
          <table:table-cell table:formula="of:=FLOOR([.R$4]*IF([.$E39];0.2;1))-[.$G39]" office:value-type="float" office:value="-3" calcext:value-type="float">
            <text:p>-3</text:p>
          </table:table-cell>
          <table:table-cell table:formula="of:=FLOOR([.S$4]*IF([.$E39];0.2;1))-[.$G39]" office:value-type="float" office:value="-1" calcext:value-type="float">
            <text:p>-1</text:p>
          </table:table-cell>
          <table:table-cell table:formula="of:=FLOOR([.T$4]*IF([.$E39];0.2;1))-[.$G39]" office:value-type="float" office:value="-1" calcext:value-type="float">
            <text:p>-1</text:p>
          </table:table-cell>
          <table:table-cell table:formula="of:=FLOOR([.U$4]*IF([.$E39];0.2;1))-[.$G39]" office:value-type="float" office:value="-1" calcext:value-type="float">
            <text:p>-1</text:p>
          </table:table-cell>
          <table:table-cell table:formula="of:=FLOOR([.V$4]*IF([.$E39];0.2;1))-[.$G39]" office:value-type="float" office:value="1" calcext:value-type="float">
            <text:p>1</text:p>
          </table:table-cell>
          <table:table-cell table:formula="of:=FLOOR([.W$4]*IF([.$E39];0.2;1))-[.$G39]" office:value-type="float" office:value="1" calcext:value-type="float">
            <text:p>1</text:p>
          </table:table-cell>
          <table:table-cell table:formula="of:=FLOOR([.X$4]*IF([.$E39];0.2;1))-[.$G39]" office:value-type="float" office:value="3" calcext:value-type="float">
            <text:p>3</text:p>
          </table:table-cell>
          <table:table-cell table:formula="of:=FLOOR([.Y$4]*IF([.$E39];0.2;1))-[.$G39]" office:value-type="float" office:value="5" calcext:value-type="float">
            <text:p>5</text:p>
          </table:table-cell>
          <table:table-cell table:formula="of:=FLOOR([.Z$4]*IF([.$E39];0.2;1))-[.$G39]" office:value-type="float" office:value="7" calcext:value-type="float">
            <text:p>7</text:p>
          </table:table-cell>
          <table:table-cell table:formula="of:=FLOOR([.AA$4]*IF([.$E39];0.2;1))-[.$G39]" office:value-type="float" office:value="9" calcext:value-type="float">
            <text:p>9</text:p>
          </table:table-cell>
          <table:table-cell table:formula="of:=FLOOR([.AB$4]*IF([.$E39];0.2;1))-[.$G39]" office:value-type="float" office:value="9" calcext:value-type="float">
            <text:p>9</text:p>
          </table:table-cell>
          <table:table-cell table:formula="of:=FLOOR([.AC$4]*IF([.$E39];0.2;1))-[.$G3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40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0];[$'EcCo ammo'.$A$6:$'EcCo ammo'.$A$37];[$'EcCo ammo'.H$6:$'EcCo ammo'.H$37]))" office:value-type="float" office:value="2" calcext:value-type="float">
            <text:p>2</text:p>
          </table:table-cell>
          <table:table-cell table:formula="of:=LOOKUP([.$B40];[$'EcCo ammo'.$A$6:$'EcCo ammo'.$A$37];[$'EcCo ammo'.I$6:$'EcCo ammo'.I$37])" office:value-type="float" office:value="5" calcext:value-type="float">
            <text:p>5</text:p>
          </table:table-cell>
          <table:table-cell table:formula="of:=LOOKUP([.$B40];[$'EcCo ammo'.$A$6:$'EcCo ammo'.$A$37];[$'EcCo ammo'.J$6:$'EcCo ammo'.J$37])" office:value-type="float" office:value="4" calcext:value-type="float">
            <text:p>4</text:p>
          </table:table-cell>
          <table:table-cell table:formula="of:=[.H40]/[.I40]" office:value-type="float" office:value="1.25" calcext:value-type="float">
            <text:p>1.25</text:p>
          </table:table-cell>
          <table:table-cell table:formula="of:=ROUND(AVERAGE([.C40];[.D40]))" office:value-type="float" office:value="20" calcext:value-type="float">
            <text:p>20</text:p>
          </table:table-cell>
          <table:table-cell/>
          <table:table-cell table:formula="of:=ROUNDUP(MAX((100-MAX([.M$5]+10*MIN([.AJ40];0);0))*INT(([.$K40]-MAX([.AJ40];0))*[.$J40])/100;0);0)" office:value-type="float" office:value="25" calcext:value-type="float">
            <text:p>25</text:p>
          </table:table-cell>
          <table:table-cell table:formula="of:=ROUNDUP(MAX((100-MAX([.N$5]+10*MIN([.AK40];0);0))*INT(([.$K40]-MAX([.AK40];0))*[.$J40])/100;0);0)" office:value-type="float" office:value="25" calcext:value-type="float">
            <text:p>25</text:p>
          </table:table-cell>
          <table:table-cell table:formula="of:=ROUNDUP(MAX((100-MAX([.O$5]+10*MIN([.AL40];0);0))*INT(([.$K40]-MAX([.AL40];0))*[.$J40])/100;0);0)" office:value-type="float" office:value="25" calcext:value-type="float">
            <text:p>25</text:p>
          </table:table-cell>
          <table:table-cell table:formula="of:=ROUNDUP(MAX((100-MAX([.P$5]+10*MIN([.AM40];0);0))*INT(([.$K40]-MAX([.AM40];0))*[.$J40])/100;0);0)" office:value-type="float" office:value="19" calcext:value-type="float">
            <text:p>19</text:p>
          </table:table-cell>
          <table:table-cell table:formula="of:=ROUNDUP(MAX((100-MAX([.Q$5]+10*MIN([.AN40];0);0))*INT(([.$K40]-MAX([.AN40];0))*[.$J40])/100;0);0)" office:value-type="float" office:value="18" calcext:value-type="float">
            <text:p>18</text:p>
          </table:table-cell>
          <table:table-cell table:formula="of:=ROUNDUP(MAX((100-MAX([.R$5]+10*MIN([.AO40];0);0))*INT(([.$K40]-MAX([.AO40];0))*[.$J40])/100;0);0)" office:value-type="float" office:value="18" calcext:value-type="float">
            <text:p>18</text:p>
          </table:table-cell>
          <table:table-cell table:formula="of:=ROUNDUP(MAX((100-MAX([.S$5]+10*MIN([.AP40];0);0))*INT(([.$K40]-MAX([.AP40];0))*[.$J40])/100;0);0)" office:value-type="float" office:value="16" calcext:value-type="float">
            <text:p>16</text:p>
          </table:table-cell>
          <table:table-cell table:formula="of:=ROUNDUP(MAX((100-MAX([.T$5]+10*MIN([.AQ40];0);0))*INT(([.$K40]-MAX([.AQ40];0))*[.$J40])/100;0);0)" office:value-type="float" office:value="15" calcext:value-type="float">
            <text:p>15</text:p>
          </table:table-cell>
          <table:table-cell table:formula="of:=ROUNDUP(MAX((100-MAX([.U$5]+10*MIN([.AR40];0);0))*INT(([.$K40]-MAX([.AR40];0))*[.$J40])/100;0);0)" office:value-type="float" office:value="15" calcext:value-type="float">
            <text:p>15</text:p>
          </table:table-cell>
          <table:table-cell table:formula="of:=ROUNDUP(MAX((100-MAX([.V$5]+10*MIN([.AS40];0);0))*INT(([.$K40]-MAX([.AS40];0))*[.$J40])/100;0);0)" office:value-type="float" office:value="12" calcext:value-type="float">
            <text:p>12</text:p>
          </table:table-cell>
          <table:table-cell table:formula="of:=ROUNDUP(MAX((100-MAX([.W$5]+10*MIN([.AT40];0);0))*INT(([.$K40]-MAX([.AT40];0))*[.$J40])/100;0);0)" office:value-type="float" office:value="11" calcext:value-type="float">
            <text:p>11</text:p>
          </table:table-cell>
          <table:table-cell table:formula="of:=ROUNDUP(MAX((100-MAX([.X$5]+10*MIN([.AU40];0);0))*INT(([.$K40]-MAX([.AU40];0))*[.$J40])/100;0);0)" office:value-type="float" office:value="10" calcext:value-type="float">
            <text:p>10</text:p>
          </table:table-cell>
          <table:table-cell table:formula="of:=ROUNDUP(MAX((100-MAX([.Y$5]+10*MIN([.AV40];0);0))*INT(([.$K40]-MAX([.AV40];0))*[.$J40])/100;0);0)" office:value-type="float" office:value="8" calcext:value-type="float">
            <text:p>8</text:p>
          </table:table-cell>
          <table:table-cell table:formula="of:=ROUNDUP(MAX((100-MAX([.Z$5]+10*MIN([.AW40];0);0))*INT(([.$K40]-MAX([.AW40];0))*[.$J40])/100;0);0)" office:value-type="float" office:value="6" calcext:value-type="float">
            <text:p>6</text:p>
          </table:table-cell>
          <table:table-cell table:formula="of:=ROUNDUP(MAX((100-MAX([.AA$5]+10*MIN([.AX40];0);0))*INT(([.$K40]-MAX([.AX40];0))*[.$J40])/100;0);0)" office:value-type="float" office:value="4" calcext:value-type="float">
            <text:p>4</text:p>
          </table:table-cell>
          <table:table-cell table:formula="of:=ROUNDUP(MAX((100-MAX([.AB$5]+10*MIN([.AY40];0);0))*INT(([.$K40]-MAX([.AY40];0))*[.$J40])/100;0);0)" office:value-type="float" office:value="3" calcext:value-type="float">
            <text:p>3</text:p>
          </table:table-cell>
          <table:table-cell table:formula="of:=ROUNDUP(MAX((100-MAX([.AC$5]+10*MIN([.AZ40];0);0))*INT(([.$K40]-MAX([.AZ40];0))*[.$J40])/100;0);0)" office:value-type="float" office:value="1" calcext:value-type="float">
            <text:p>1</text:p>
          </table:table-cell>
          <table:table-cell table:number-columns-repeated="6"/>
          <table:table-cell table:formula="of:=FLOOR([.M$4]*IF([.$E40];0.2;1))-[.$G40]" office:value-type="float" office:value="-2" calcext:value-type="float">
            <text:p>-2</text:p>
          </table:table-cell>
          <table:table-cell table:formula="of:=FLOOR([.N$4]*IF([.$E40];0.2;1))-[.$G40]" office:value-type="float" office:value="-2" calcext:value-type="float">
            <text:p>-2</text:p>
          </table:table-cell>
          <table:table-cell table:formula="of:=FLOOR([.O$4]*IF([.$E40];0.2;1))-[.$G40]" office:value-type="float" office:value="-2" calcext:value-type="float">
            <text:p>-2</text:p>
          </table:table-cell>
          <table:table-cell table:formula="of:=FLOOR([.P$4]*IF([.$E40];0.2;1))-[.$G40]" office:value-type="float" office:value="0" calcext:value-type="float">
            <text:p>0</text:p>
          </table:table-cell>
          <table:table-cell table:formula="of:=FLOOR([.Q$4]*IF([.$E40];0.2;1))-[.$G40]" office:value-type="float" office:value="0" calcext:value-type="float">
            <text:p>0</text:p>
          </table:table-cell>
          <table:table-cell table:formula="of:=FLOOR([.R$4]*IF([.$E40];0.2;1))-[.$G40]" office:value-type="float" office:value="0" calcext:value-type="float">
            <text:p>0</text:p>
          </table:table-cell>
          <table:table-cell table:formula="of:=FLOOR([.S$4]*IF([.$E40];0.2;1))-[.$G40]" office:value-type="float" office:value="2" calcext:value-type="float">
            <text:p>2</text:p>
          </table:table-cell>
          <table:table-cell table:formula="of:=FLOOR([.T$4]*IF([.$E40];0.2;1))-[.$G40]" office:value-type="float" office:value="2" calcext:value-type="float">
            <text:p>2</text:p>
          </table:table-cell>
          <table:table-cell table:formula="of:=FLOOR([.U$4]*IF([.$E40];0.2;1))-[.$G40]" office:value-type="float" office:value="2" calcext:value-type="float">
            <text:p>2</text:p>
          </table:table-cell>
          <table:table-cell table:formula="of:=FLOOR([.V$4]*IF([.$E40];0.2;1))-[.$G40]" office:value-type="float" office:value="4" calcext:value-type="float">
            <text:p>4</text:p>
          </table:table-cell>
          <table:table-cell table:formula="of:=FLOOR([.W$4]*IF([.$E40];0.2;1))-[.$G40]" office:value-type="float" office:value="4" calcext:value-type="float">
            <text:p>4</text:p>
          </table:table-cell>
          <table:table-cell table:formula="of:=FLOOR([.X$4]*IF([.$E40];0.2;1))-[.$G40]" office:value-type="float" office:value="6" calcext:value-type="float">
            <text:p>6</text:p>
          </table:table-cell>
          <table:table-cell table:formula="of:=FLOOR([.Y$4]*IF([.$E40];0.2;1))-[.$G40]" office:value-type="float" office:value="8" calcext:value-type="float">
            <text:p>8</text:p>
          </table:table-cell>
          <table:table-cell table:formula="of:=FLOOR([.Z$4]*IF([.$E40];0.2;1))-[.$G40]" office:value-type="float" office:value="10" calcext:value-type="float">
            <text:p>10</text:p>
          </table:table-cell>
          <table:table-cell table:formula="of:=FLOOR([.AA$4]*IF([.$E40];0.2;1))-[.$G40]" office:value-type="float" office:value="12" calcext:value-type="float">
            <text:p>12</text:p>
          </table:table-cell>
          <table:table-cell table:formula="of:=FLOOR([.AB$4]*IF([.$E40];0.2;1))-[.$G40]" office:value-type="float" office:value="12" calcext:value-type="float">
            <text:p>12</text:p>
          </table:table-cell>
          <table:table-cell table:formula="of:=FLOOR([.AC$4]*IF([.$E40];0.2;1))-[.$G4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41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1];[$'EcCo ammo'.$A$6:$'EcCo ammo'.$A$37];[$'EcCo ammo'.H$6:$'EcCo ammo'.H$37]))" office:value-type="float" office:value="2" calcext:value-type="float">
            <text:p>2</text:p>
          </table:table-cell>
          <table:table-cell table:formula="of:=LOOKUP([.$B41];[$'EcCo ammo'.$A$6:$'EcCo ammo'.$A$37];[$'EcCo ammo'.I$6:$'EcCo ammo'.I$37])" office:value-type="float" office:value="5" calcext:value-type="float">
            <text:p>5</text:p>
          </table:table-cell>
          <table:table-cell table:formula="of:=LOOKUP([.$B41];[$'EcCo ammo'.$A$6:$'EcCo ammo'.$A$37];[$'EcCo ammo'.J$6:$'EcCo ammo'.J$37])" office:value-type="float" office:value="4" calcext:value-type="float">
            <text:p>4</text:p>
          </table:table-cell>
          <table:table-cell table:formula="of:=[.H41]/[.I41]" office:value-type="float" office:value="1.25" calcext:value-type="float">
            <text:p>1.25</text:p>
          </table:table-cell>
          <table:table-cell table:formula="of:=ROUND(AVERAGE([.C41];[.D41]))" office:value-type="float" office:value="20" calcext:value-type="float">
            <text:p>20</text:p>
          </table:table-cell>
          <table:table-cell/>
          <table:table-cell table:formula="of:=ROUNDUP(MAX((100-MAX([.M$5]+10*MIN([.AJ41];0);0))*INT(([.$K41]-MAX([.AJ41];0))*[.$J41])/100;0);0)" office:value-type="float" office:value="25" calcext:value-type="float">
            <text:p>25</text:p>
          </table:table-cell>
          <table:table-cell table:formula="of:=ROUNDUP(MAX((100-MAX([.N$5]+10*MIN([.AK41];0);0))*INT(([.$K41]-MAX([.AK41];0))*[.$J41])/100;0);0)" office:value-type="float" office:value="25" calcext:value-type="float">
            <text:p>25</text:p>
          </table:table-cell>
          <table:table-cell table:formula="of:=ROUNDUP(MAX((100-MAX([.O$5]+10*MIN([.AL41];0);0))*INT(([.$K41]-MAX([.AL41];0))*[.$J41])/100;0);0)" office:value-type="float" office:value="25" calcext:value-type="float">
            <text:p>25</text:p>
          </table:table-cell>
          <table:table-cell table:formula="of:=ROUNDUP(MAX((100-MAX([.P$5]+10*MIN([.AM41];0);0))*INT(([.$K41]-MAX([.AM41];0))*[.$J41])/100;0);0)" office:value-type="float" office:value="19" calcext:value-type="float">
            <text:p>19</text:p>
          </table:table-cell>
          <table:table-cell table:formula="of:=ROUNDUP(MAX((100-MAX([.Q$5]+10*MIN([.AN41];0);0))*INT(([.$K41]-MAX([.AN41];0))*[.$J41])/100;0);0)" office:value-type="float" office:value="18" calcext:value-type="float">
            <text:p>18</text:p>
          </table:table-cell>
          <table:table-cell table:formula="of:=ROUNDUP(MAX((100-MAX([.R$5]+10*MIN([.AO41];0);0))*INT(([.$K41]-MAX([.AO41];0))*[.$J41])/100;0);0)" office:value-type="float" office:value="18" calcext:value-type="float">
            <text:p>18</text:p>
          </table:table-cell>
          <table:table-cell table:formula="of:=ROUNDUP(MAX((100-MAX([.S$5]+10*MIN([.AP41];0);0))*INT(([.$K41]-MAX([.AP41];0))*[.$J41])/100;0);0)" office:value-type="float" office:value="16" calcext:value-type="float">
            <text:p>16</text:p>
          </table:table-cell>
          <table:table-cell table:formula="of:=ROUNDUP(MAX((100-MAX([.T$5]+10*MIN([.AQ41];0);0))*INT(([.$K41]-MAX([.AQ41];0))*[.$J41])/100;0);0)" office:value-type="float" office:value="15" calcext:value-type="float">
            <text:p>15</text:p>
          </table:table-cell>
          <table:table-cell table:formula="of:=ROUNDUP(MAX((100-MAX([.U$5]+10*MIN([.AR41];0);0))*INT(([.$K41]-MAX([.AR41];0))*[.$J41])/100;0);0)" office:value-type="float" office:value="15" calcext:value-type="float">
            <text:p>15</text:p>
          </table:table-cell>
          <table:table-cell table:formula="of:=ROUNDUP(MAX((100-MAX([.V$5]+10*MIN([.AS41];0);0))*INT(([.$K41]-MAX([.AS41];0))*[.$J41])/100;0);0)" office:value-type="float" office:value="12" calcext:value-type="float">
            <text:p>12</text:p>
          </table:table-cell>
          <table:table-cell table:formula="of:=ROUNDUP(MAX((100-MAX([.W$5]+10*MIN([.AT41];0);0))*INT(([.$K41]-MAX([.AT41];0))*[.$J41])/100;0);0)" office:value-type="float" office:value="11" calcext:value-type="float">
            <text:p>11</text:p>
          </table:table-cell>
          <table:table-cell table:formula="of:=ROUNDUP(MAX((100-MAX([.X$5]+10*MIN([.AU41];0);0))*INT(([.$K41]-MAX([.AU41];0))*[.$J41])/100;0);0)" office:value-type="float" office:value="10" calcext:value-type="float">
            <text:p>10</text:p>
          </table:table-cell>
          <table:table-cell table:formula="of:=ROUNDUP(MAX((100-MAX([.Y$5]+10*MIN([.AV41];0);0))*INT(([.$K41]-MAX([.AV41];0))*[.$J41])/100;0);0)" office:value-type="float" office:value="8" calcext:value-type="float">
            <text:p>8</text:p>
          </table:table-cell>
          <table:table-cell table:formula="of:=ROUNDUP(MAX((100-MAX([.Z$5]+10*MIN([.AW41];0);0))*INT(([.$K41]-MAX([.AW41];0))*[.$J41])/100;0);0)" office:value-type="float" office:value="6" calcext:value-type="float">
            <text:p>6</text:p>
          </table:table-cell>
          <table:table-cell table:formula="of:=ROUNDUP(MAX((100-MAX([.AA$5]+10*MIN([.AX41];0);0))*INT(([.$K41]-MAX([.AX41];0))*[.$J41])/100;0);0)" office:value-type="float" office:value="4" calcext:value-type="float">
            <text:p>4</text:p>
          </table:table-cell>
          <table:table-cell table:formula="of:=ROUNDUP(MAX((100-MAX([.AB$5]+10*MIN([.AY41];0);0))*INT(([.$K41]-MAX([.AY41];0))*[.$J41])/100;0);0)" office:value-type="float" office:value="3" calcext:value-type="float">
            <text:p>3</text:p>
          </table:table-cell>
          <table:table-cell table:formula="of:=ROUNDUP(MAX((100-MAX([.AC$5]+10*MIN([.AZ41];0);0))*INT(([.$K41]-MAX([.AZ41];0))*[.$J41])/100;0);0)" office:value-type="float" office:value="1" calcext:value-type="float">
            <text:p>1</text:p>
          </table:table-cell>
          <table:table-cell table:number-columns-repeated="6"/>
          <table:table-cell table:formula="of:=FLOOR([.M$4]*IF([.$E41];0.2;1))-[.$G41]" office:value-type="float" office:value="-2" calcext:value-type="float">
            <text:p>-2</text:p>
          </table:table-cell>
          <table:table-cell table:formula="of:=FLOOR([.N$4]*IF([.$E41];0.2;1))-[.$G41]" office:value-type="float" office:value="-2" calcext:value-type="float">
            <text:p>-2</text:p>
          </table:table-cell>
          <table:table-cell table:formula="of:=FLOOR([.O$4]*IF([.$E41];0.2;1))-[.$G41]" office:value-type="float" office:value="-2" calcext:value-type="float">
            <text:p>-2</text:p>
          </table:table-cell>
          <table:table-cell table:formula="of:=FLOOR([.P$4]*IF([.$E41];0.2;1))-[.$G41]" office:value-type="float" office:value="0" calcext:value-type="float">
            <text:p>0</text:p>
          </table:table-cell>
          <table:table-cell table:formula="of:=FLOOR([.Q$4]*IF([.$E41];0.2;1))-[.$G41]" office:value-type="float" office:value="0" calcext:value-type="float">
            <text:p>0</text:p>
          </table:table-cell>
          <table:table-cell table:formula="of:=FLOOR([.R$4]*IF([.$E41];0.2;1))-[.$G41]" office:value-type="float" office:value="0" calcext:value-type="float">
            <text:p>0</text:p>
          </table:table-cell>
          <table:table-cell table:formula="of:=FLOOR([.S$4]*IF([.$E41];0.2;1))-[.$G41]" office:value-type="float" office:value="2" calcext:value-type="float">
            <text:p>2</text:p>
          </table:table-cell>
          <table:table-cell table:formula="of:=FLOOR([.T$4]*IF([.$E41];0.2;1))-[.$G41]" office:value-type="float" office:value="2" calcext:value-type="float">
            <text:p>2</text:p>
          </table:table-cell>
          <table:table-cell table:formula="of:=FLOOR([.U$4]*IF([.$E41];0.2;1))-[.$G41]" office:value-type="float" office:value="2" calcext:value-type="float">
            <text:p>2</text:p>
          </table:table-cell>
          <table:table-cell table:formula="of:=FLOOR([.V$4]*IF([.$E41];0.2;1))-[.$G41]" office:value-type="float" office:value="4" calcext:value-type="float">
            <text:p>4</text:p>
          </table:table-cell>
          <table:table-cell table:formula="of:=FLOOR([.W$4]*IF([.$E41];0.2;1))-[.$G41]" office:value-type="float" office:value="4" calcext:value-type="float">
            <text:p>4</text:p>
          </table:table-cell>
          <table:table-cell table:formula="of:=FLOOR([.X$4]*IF([.$E41];0.2;1))-[.$G41]" office:value-type="float" office:value="6" calcext:value-type="float">
            <text:p>6</text:p>
          </table:table-cell>
          <table:table-cell table:formula="of:=FLOOR([.Y$4]*IF([.$E41];0.2;1))-[.$G41]" office:value-type="float" office:value="8" calcext:value-type="float">
            <text:p>8</text:p>
          </table:table-cell>
          <table:table-cell table:formula="of:=FLOOR([.Z$4]*IF([.$E41];0.2;1))-[.$G41]" office:value-type="float" office:value="10" calcext:value-type="float">
            <text:p>10</text:p>
          </table:table-cell>
          <table:table-cell table:formula="of:=FLOOR([.AA$4]*IF([.$E41];0.2;1))-[.$G41]" office:value-type="float" office:value="12" calcext:value-type="float">
            <text:p>12</text:p>
          </table:table-cell>
          <table:table-cell table:formula="of:=FLOOR([.AB$4]*IF([.$E41];0.2;1))-[.$G41]" office:value-type="float" office:value="12" calcext:value-type="float">
            <text:p>12</text:p>
          </table:table-cell>
          <table:table-cell table:formula="of:=FLOOR([.AC$4]*IF([.$E41];0.2;1))-[.$G4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42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2];[$'EcCo ammo'.$A$6:$'EcCo ammo'.$A$37];[$'EcCo ammo'.H$6:$'EcCo ammo'.H$37]))" office:value-type="float" office:value="2" calcext:value-type="float">
            <text:p>2</text:p>
          </table:table-cell>
          <table:table-cell table:formula="of:=LOOKUP([.$B42];[$'EcCo ammo'.$A$6:$'EcCo ammo'.$A$37];[$'EcCo ammo'.I$6:$'EcCo ammo'.I$37])" office:value-type="float" office:value="5" calcext:value-type="float">
            <text:p>5</text:p>
          </table:table-cell>
          <table:table-cell table:formula="of:=LOOKUP([.$B42];[$'EcCo ammo'.$A$6:$'EcCo ammo'.$A$37];[$'EcCo ammo'.J$6:$'EcCo ammo'.J$37])" office:value-type="float" office:value="4" calcext:value-type="float">
            <text:p>4</text:p>
          </table:table-cell>
          <table:table-cell table:formula="of:=[.H42]/[.I42]" office:value-type="float" office:value="1.25" calcext:value-type="float">
            <text:p>1.25</text:p>
          </table:table-cell>
          <table:table-cell table:formula="of:=ROUND(AVERAGE([.C42];[.D42]))" office:value-type="float" office:value="20" calcext:value-type="float">
            <text:p>20</text:p>
          </table:table-cell>
          <table:table-cell/>
          <table:table-cell table:formula="of:=ROUNDUP(MAX((100-MAX([.M$5]+10*MIN([.AJ42];0);0))*INT(([.$K42]-MAX([.AJ42];0))*[.$J42])/100;0);0)" office:value-type="float" office:value="25" calcext:value-type="float">
            <text:p>25</text:p>
          </table:table-cell>
          <table:table-cell table:formula="of:=ROUNDUP(MAX((100-MAX([.N$5]+10*MIN([.AK42];0);0))*INT(([.$K42]-MAX([.AK42];0))*[.$J42])/100;0);0)" office:value-type="float" office:value="25" calcext:value-type="float">
            <text:p>25</text:p>
          </table:table-cell>
          <table:table-cell table:formula="of:=ROUNDUP(MAX((100-MAX([.O$5]+10*MIN([.AL42];0);0))*INT(([.$K42]-MAX([.AL42];0))*[.$J42])/100;0);0)" office:value-type="float" office:value="25" calcext:value-type="float">
            <text:p>25</text:p>
          </table:table-cell>
          <table:table-cell table:formula="of:=ROUNDUP(MAX((100-MAX([.P$5]+10*MIN([.AM42];0);0))*INT(([.$K42]-MAX([.AM42];0))*[.$J42])/100;0);0)" office:value-type="float" office:value="19" calcext:value-type="float">
            <text:p>19</text:p>
          </table:table-cell>
          <table:table-cell table:formula="of:=ROUNDUP(MAX((100-MAX([.Q$5]+10*MIN([.AN42];0);0))*INT(([.$K42]-MAX([.AN42];0))*[.$J42])/100;0);0)" office:value-type="float" office:value="18" calcext:value-type="float">
            <text:p>18</text:p>
          </table:table-cell>
          <table:table-cell table:formula="of:=ROUNDUP(MAX((100-MAX([.R$5]+10*MIN([.AO42];0);0))*INT(([.$K42]-MAX([.AO42];0))*[.$J42])/100;0);0)" office:value-type="float" office:value="18" calcext:value-type="float">
            <text:p>18</text:p>
          </table:table-cell>
          <table:table-cell table:formula="of:=ROUNDUP(MAX((100-MAX([.S$5]+10*MIN([.AP42];0);0))*INT(([.$K42]-MAX([.AP42];0))*[.$J42])/100;0);0)" office:value-type="float" office:value="16" calcext:value-type="float">
            <text:p>16</text:p>
          </table:table-cell>
          <table:table-cell table:formula="of:=ROUNDUP(MAX((100-MAX([.T$5]+10*MIN([.AQ42];0);0))*INT(([.$K42]-MAX([.AQ42];0))*[.$J42])/100;0);0)" office:value-type="float" office:value="15" calcext:value-type="float">
            <text:p>15</text:p>
          </table:table-cell>
          <table:table-cell table:formula="of:=ROUNDUP(MAX((100-MAX([.U$5]+10*MIN([.AR42];0);0))*INT(([.$K42]-MAX([.AR42];0))*[.$J42])/100;0);0)" office:value-type="float" office:value="15" calcext:value-type="float">
            <text:p>15</text:p>
          </table:table-cell>
          <table:table-cell table:formula="of:=ROUNDUP(MAX((100-MAX([.V$5]+10*MIN([.AS42];0);0))*INT(([.$K42]-MAX([.AS42];0))*[.$J42])/100;0);0)" office:value-type="float" office:value="12" calcext:value-type="float">
            <text:p>12</text:p>
          </table:table-cell>
          <table:table-cell table:formula="of:=ROUNDUP(MAX((100-MAX([.W$5]+10*MIN([.AT42];0);0))*INT(([.$K42]-MAX([.AT42];0))*[.$J42])/100;0);0)" office:value-type="float" office:value="11" calcext:value-type="float">
            <text:p>11</text:p>
          </table:table-cell>
          <table:table-cell table:formula="of:=ROUNDUP(MAX((100-MAX([.X$5]+10*MIN([.AU42];0);0))*INT(([.$K42]-MAX([.AU42];0))*[.$J42])/100;0);0)" office:value-type="float" office:value="10" calcext:value-type="float">
            <text:p>10</text:p>
          </table:table-cell>
          <table:table-cell table:formula="of:=ROUNDUP(MAX((100-MAX([.Y$5]+10*MIN([.AV42];0);0))*INT(([.$K42]-MAX([.AV42];0))*[.$J42])/100;0);0)" office:value-type="float" office:value="8" calcext:value-type="float">
            <text:p>8</text:p>
          </table:table-cell>
          <table:table-cell table:formula="of:=ROUNDUP(MAX((100-MAX([.Z$5]+10*MIN([.AW42];0);0))*INT(([.$K42]-MAX([.AW42];0))*[.$J42])/100;0);0)" office:value-type="float" office:value="6" calcext:value-type="float">
            <text:p>6</text:p>
          </table:table-cell>
          <table:table-cell table:formula="of:=ROUNDUP(MAX((100-MAX([.AA$5]+10*MIN([.AX42];0);0))*INT(([.$K42]-MAX([.AX42];0))*[.$J42])/100;0);0)" office:value-type="float" office:value="4" calcext:value-type="float">
            <text:p>4</text:p>
          </table:table-cell>
          <table:table-cell table:formula="of:=ROUNDUP(MAX((100-MAX([.AB$5]+10*MIN([.AY42];0);0))*INT(([.$K42]-MAX([.AY42];0))*[.$J42])/100;0);0)" office:value-type="float" office:value="3" calcext:value-type="float">
            <text:p>3</text:p>
          </table:table-cell>
          <table:table-cell table:formula="of:=ROUNDUP(MAX((100-MAX([.AC$5]+10*MIN([.AZ42];0);0))*INT(([.$K42]-MAX([.AZ42];0))*[.$J42])/100;0);0)" office:value-type="float" office:value="1" calcext:value-type="float">
            <text:p>1</text:p>
          </table:table-cell>
          <table:table-cell table:number-columns-repeated="6"/>
          <table:table-cell table:formula="of:=FLOOR([.M$4]*IF([.$E42];0.2;1))-[.$G42]" office:value-type="float" office:value="-2" calcext:value-type="float">
            <text:p>-2</text:p>
          </table:table-cell>
          <table:table-cell table:formula="of:=FLOOR([.N$4]*IF([.$E42];0.2;1))-[.$G42]" office:value-type="float" office:value="-2" calcext:value-type="float">
            <text:p>-2</text:p>
          </table:table-cell>
          <table:table-cell table:formula="of:=FLOOR([.O$4]*IF([.$E42];0.2;1))-[.$G42]" office:value-type="float" office:value="-2" calcext:value-type="float">
            <text:p>-2</text:p>
          </table:table-cell>
          <table:table-cell table:formula="of:=FLOOR([.P$4]*IF([.$E42];0.2;1))-[.$G42]" office:value-type="float" office:value="0" calcext:value-type="float">
            <text:p>0</text:p>
          </table:table-cell>
          <table:table-cell table:formula="of:=FLOOR([.Q$4]*IF([.$E42];0.2;1))-[.$G42]" office:value-type="float" office:value="0" calcext:value-type="float">
            <text:p>0</text:p>
          </table:table-cell>
          <table:table-cell table:formula="of:=FLOOR([.R$4]*IF([.$E42];0.2;1))-[.$G42]" office:value-type="float" office:value="0" calcext:value-type="float">
            <text:p>0</text:p>
          </table:table-cell>
          <table:table-cell table:formula="of:=FLOOR([.S$4]*IF([.$E42];0.2;1))-[.$G42]" office:value-type="float" office:value="2" calcext:value-type="float">
            <text:p>2</text:p>
          </table:table-cell>
          <table:table-cell table:formula="of:=FLOOR([.T$4]*IF([.$E42];0.2;1))-[.$G42]" office:value-type="float" office:value="2" calcext:value-type="float">
            <text:p>2</text:p>
          </table:table-cell>
          <table:table-cell table:formula="of:=FLOOR([.U$4]*IF([.$E42];0.2;1))-[.$G42]" office:value-type="float" office:value="2" calcext:value-type="float">
            <text:p>2</text:p>
          </table:table-cell>
          <table:table-cell table:formula="of:=FLOOR([.V$4]*IF([.$E42];0.2;1))-[.$G42]" office:value-type="float" office:value="4" calcext:value-type="float">
            <text:p>4</text:p>
          </table:table-cell>
          <table:table-cell table:formula="of:=FLOOR([.W$4]*IF([.$E42];0.2;1))-[.$G42]" office:value-type="float" office:value="4" calcext:value-type="float">
            <text:p>4</text:p>
          </table:table-cell>
          <table:table-cell table:formula="of:=FLOOR([.X$4]*IF([.$E42];0.2;1))-[.$G42]" office:value-type="float" office:value="6" calcext:value-type="float">
            <text:p>6</text:p>
          </table:table-cell>
          <table:table-cell table:formula="of:=FLOOR([.Y$4]*IF([.$E42];0.2;1))-[.$G42]" office:value-type="float" office:value="8" calcext:value-type="float">
            <text:p>8</text:p>
          </table:table-cell>
          <table:table-cell table:formula="of:=FLOOR([.Z$4]*IF([.$E42];0.2;1))-[.$G42]" office:value-type="float" office:value="10" calcext:value-type="float">
            <text:p>10</text:p>
          </table:table-cell>
          <table:table-cell table:formula="of:=FLOOR([.AA$4]*IF([.$E42];0.2;1))-[.$G42]" office:value-type="float" office:value="12" calcext:value-type="float">
            <text:p>12</text:p>
          </table:table-cell>
          <table:table-cell table:formula="of:=FLOOR([.AB$4]*IF([.$E42];0.2;1))-[.$G42]" office:value-type="float" office:value="12" calcext:value-type="float">
            <text:p>12</text:p>
          </table:table-cell>
          <table:table-cell table:formula="of:=FLOOR([.AC$4]*IF([.$E42];0.2;1))-[.$G42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3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3];[$'EcCo ammo'.$A$6:$'EcCo ammo'.$A$37];[$'EcCo ammo'.H$6:$'EcCo ammo'.H$37]))" office:value-type="float" office:value="2" calcext:value-type="float">
            <text:p>2</text:p>
          </table:table-cell>
          <table:table-cell table:formula="of:=LOOKUP([.$B43];[$'EcCo ammo'.$A$6:$'EcCo ammo'.$A$37];[$'EcCo ammo'.I$6:$'EcCo ammo'.I$37])" office:value-type="float" office:value="5" calcext:value-type="float">
            <text:p>5</text:p>
          </table:table-cell>
          <table:table-cell table:formula="of:=LOOKUP([.$B43];[$'EcCo ammo'.$A$6:$'EcCo ammo'.$A$37];[$'EcCo ammo'.J$6:$'EcCo ammo'.J$37])" office:value-type="float" office:value="4" calcext:value-type="float">
            <text:p>4</text:p>
          </table:table-cell>
          <table:table-cell table:formula="of:=[.H43]/[.I43]" office:value-type="float" office:value="1.25" calcext:value-type="float">
            <text:p>1.25</text:p>
          </table:table-cell>
          <table:table-cell table:formula="of:=ROUND(AVERAGE([.C43];[.D43]))" office:value-type="float" office:value="20" calcext:value-type="float">
            <text:p>20</text:p>
          </table:table-cell>
          <table:table-cell/>
          <table:table-cell table:formula="of:=ROUNDUP(MAX((100-MAX([.M$5]+10*MIN([.AJ43];0);0))*INT(([.$K43]-MAX([.AJ43];0))*[.$J43])/100;0);0)" office:value-type="float" office:value="25" calcext:value-type="float">
            <text:p>25</text:p>
          </table:table-cell>
          <table:table-cell table:formula="of:=ROUNDUP(MAX((100-MAX([.N$5]+10*MIN([.AK43];0);0))*INT(([.$K43]-MAX([.AK43];0))*[.$J43])/100;0);0)" office:value-type="float" office:value="25" calcext:value-type="float">
            <text:p>25</text:p>
          </table:table-cell>
          <table:table-cell table:formula="of:=ROUNDUP(MAX((100-MAX([.O$5]+10*MIN([.AL43];0);0))*INT(([.$K43]-MAX([.AL43];0))*[.$J43])/100;0);0)" office:value-type="float" office:value="25" calcext:value-type="float">
            <text:p>25</text:p>
          </table:table-cell>
          <table:table-cell table:formula="of:=ROUNDUP(MAX((100-MAX([.P$5]+10*MIN([.AM43];0);0))*INT(([.$K43]-MAX([.AM43];0))*[.$J43])/100;0);0)" office:value-type="float" office:value="19" calcext:value-type="float">
            <text:p>19</text:p>
          </table:table-cell>
          <table:table-cell table:formula="of:=ROUNDUP(MAX((100-MAX([.Q$5]+10*MIN([.AN43];0);0))*INT(([.$K43]-MAX([.AN43];0))*[.$J43])/100;0);0)" office:value-type="float" office:value="18" calcext:value-type="float">
            <text:p>18</text:p>
          </table:table-cell>
          <table:table-cell table:formula="of:=ROUNDUP(MAX((100-MAX([.R$5]+10*MIN([.AO43];0);0))*INT(([.$K43]-MAX([.AO43];0))*[.$J43])/100;0);0)" office:value-type="float" office:value="18" calcext:value-type="float">
            <text:p>18</text:p>
          </table:table-cell>
          <table:table-cell table:formula="of:=ROUNDUP(MAX((100-MAX([.S$5]+10*MIN([.AP43];0);0))*INT(([.$K43]-MAX([.AP43];0))*[.$J43])/100;0);0)" office:value-type="float" office:value="16" calcext:value-type="float">
            <text:p>16</text:p>
          </table:table-cell>
          <table:table-cell table:formula="of:=ROUNDUP(MAX((100-MAX([.T$5]+10*MIN([.AQ43];0);0))*INT(([.$K43]-MAX([.AQ43];0))*[.$J43])/100;0);0)" office:value-type="float" office:value="15" calcext:value-type="float">
            <text:p>15</text:p>
          </table:table-cell>
          <table:table-cell table:formula="of:=ROUNDUP(MAX((100-MAX([.U$5]+10*MIN([.AR43];0);0))*INT(([.$K43]-MAX([.AR43];0))*[.$J43])/100;0);0)" office:value-type="float" office:value="15" calcext:value-type="float">
            <text:p>15</text:p>
          </table:table-cell>
          <table:table-cell table:formula="of:=ROUNDUP(MAX((100-MAX([.V$5]+10*MIN([.AS43];0);0))*INT(([.$K43]-MAX([.AS43];0))*[.$J43])/100;0);0)" office:value-type="float" office:value="12" calcext:value-type="float">
            <text:p>12</text:p>
          </table:table-cell>
          <table:table-cell table:formula="of:=ROUNDUP(MAX((100-MAX([.W$5]+10*MIN([.AT43];0);0))*INT(([.$K43]-MAX([.AT43];0))*[.$J43])/100;0);0)" office:value-type="float" office:value="11" calcext:value-type="float">
            <text:p>11</text:p>
          </table:table-cell>
          <table:table-cell table:formula="of:=ROUNDUP(MAX((100-MAX([.X$5]+10*MIN([.AU43];0);0))*INT(([.$K43]-MAX([.AU43];0))*[.$J43])/100;0);0)" office:value-type="float" office:value="10" calcext:value-type="float">
            <text:p>10</text:p>
          </table:table-cell>
          <table:table-cell table:formula="of:=ROUNDUP(MAX((100-MAX([.Y$5]+10*MIN([.AV43];0);0))*INT(([.$K43]-MAX([.AV43];0))*[.$J43])/100;0);0)" office:value-type="float" office:value="8" calcext:value-type="float">
            <text:p>8</text:p>
          </table:table-cell>
          <table:table-cell table:formula="of:=ROUNDUP(MAX((100-MAX([.Z$5]+10*MIN([.AW43];0);0))*INT(([.$K43]-MAX([.AW43];0))*[.$J43])/100;0);0)" office:value-type="float" office:value="6" calcext:value-type="float">
            <text:p>6</text:p>
          </table:table-cell>
          <table:table-cell table:formula="of:=ROUNDUP(MAX((100-MAX([.AA$5]+10*MIN([.AX43];0);0))*INT(([.$K43]-MAX([.AX43];0))*[.$J43])/100;0);0)" office:value-type="float" office:value="4" calcext:value-type="float">
            <text:p>4</text:p>
          </table:table-cell>
          <table:table-cell table:formula="of:=ROUNDUP(MAX((100-MAX([.AB$5]+10*MIN([.AY43];0);0))*INT(([.$K43]-MAX([.AY43];0))*[.$J43])/100;0);0)" office:value-type="float" office:value="3" calcext:value-type="float">
            <text:p>3</text:p>
          </table:table-cell>
          <table:table-cell table:formula="of:=ROUNDUP(MAX((100-MAX([.AC$5]+10*MIN([.AZ43];0);0))*INT(([.$K43]-MAX([.AZ43];0))*[.$J43])/100;0);0)" office:value-type="float" office:value="1" calcext:value-type="float">
            <text:p>1</text:p>
          </table:table-cell>
          <table:table-cell table:number-columns-repeated="6"/>
          <table:table-cell table:formula="of:=FLOOR([.M$4]*IF([.$E43];0.2;1))-[.$G43]" office:value-type="float" office:value="-2" calcext:value-type="float">
            <text:p>-2</text:p>
          </table:table-cell>
          <table:table-cell table:formula="of:=FLOOR([.N$4]*IF([.$E43];0.2;1))-[.$G43]" office:value-type="float" office:value="-2" calcext:value-type="float">
            <text:p>-2</text:p>
          </table:table-cell>
          <table:table-cell table:formula="of:=FLOOR([.O$4]*IF([.$E43];0.2;1))-[.$G43]" office:value-type="float" office:value="-2" calcext:value-type="float">
            <text:p>-2</text:p>
          </table:table-cell>
          <table:table-cell table:formula="of:=FLOOR([.P$4]*IF([.$E43];0.2;1))-[.$G43]" office:value-type="float" office:value="0" calcext:value-type="float">
            <text:p>0</text:p>
          </table:table-cell>
          <table:table-cell table:formula="of:=FLOOR([.Q$4]*IF([.$E43];0.2;1))-[.$G43]" office:value-type="float" office:value="0" calcext:value-type="float">
            <text:p>0</text:p>
          </table:table-cell>
          <table:table-cell table:formula="of:=FLOOR([.R$4]*IF([.$E43];0.2;1))-[.$G43]" office:value-type="float" office:value="0" calcext:value-type="float">
            <text:p>0</text:p>
          </table:table-cell>
          <table:table-cell table:formula="of:=FLOOR([.S$4]*IF([.$E43];0.2;1))-[.$G43]" office:value-type="float" office:value="2" calcext:value-type="float">
            <text:p>2</text:p>
          </table:table-cell>
          <table:table-cell table:formula="of:=FLOOR([.T$4]*IF([.$E43];0.2;1))-[.$G43]" office:value-type="float" office:value="2" calcext:value-type="float">
            <text:p>2</text:p>
          </table:table-cell>
          <table:table-cell table:formula="of:=FLOOR([.U$4]*IF([.$E43];0.2;1))-[.$G43]" office:value-type="float" office:value="2" calcext:value-type="float">
            <text:p>2</text:p>
          </table:table-cell>
          <table:table-cell table:formula="of:=FLOOR([.V$4]*IF([.$E43];0.2;1))-[.$G43]" office:value-type="float" office:value="4" calcext:value-type="float">
            <text:p>4</text:p>
          </table:table-cell>
          <table:table-cell table:formula="of:=FLOOR([.W$4]*IF([.$E43];0.2;1))-[.$G43]" office:value-type="float" office:value="4" calcext:value-type="float">
            <text:p>4</text:p>
          </table:table-cell>
          <table:table-cell table:formula="of:=FLOOR([.X$4]*IF([.$E43];0.2;1))-[.$G43]" office:value-type="float" office:value="6" calcext:value-type="float">
            <text:p>6</text:p>
          </table:table-cell>
          <table:table-cell table:formula="of:=FLOOR([.Y$4]*IF([.$E43];0.2;1))-[.$G43]" office:value-type="float" office:value="8" calcext:value-type="float">
            <text:p>8</text:p>
          </table:table-cell>
          <table:table-cell table:formula="of:=FLOOR([.Z$4]*IF([.$E43];0.2;1))-[.$G43]" office:value-type="float" office:value="10" calcext:value-type="float">
            <text:p>10</text:p>
          </table:table-cell>
          <table:table-cell table:formula="of:=FLOOR([.AA$4]*IF([.$E43];0.2;1))-[.$G43]" office:value-type="float" office:value="12" calcext:value-type="float">
            <text:p>12</text:p>
          </table:table-cell>
          <table:table-cell table:formula="of:=FLOOR([.AB$4]*IF([.$E43];0.2;1))-[.$G43]" office:value-type="float" office:value="12" calcext:value-type="float">
            <text:p>12</text:p>
          </table:table-cell>
          <table:table-cell table:formula="of:=FLOOR([.AC$4]*IF([.$E43];0.2;1))-[.$G4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4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4];[$'EcCo ammo'.$A$6:$'EcCo ammo'.$A$37];[$'EcCo ammo'.H$6:$'EcCo ammo'.H$37]))" office:value-type="float" office:value="2" calcext:value-type="float">
            <text:p>2</text:p>
          </table:table-cell>
          <table:table-cell table:formula="of:=LOOKUP([.$B44];[$'EcCo ammo'.$A$6:$'EcCo ammo'.$A$37];[$'EcCo ammo'.I$6:$'EcCo ammo'.I$37])" office:value-type="float" office:value="5" calcext:value-type="float">
            <text:p>5</text:p>
          </table:table-cell>
          <table:table-cell table:formula="of:=LOOKUP([.$B44];[$'EcCo ammo'.$A$6:$'EcCo ammo'.$A$37];[$'EcCo ammo'.J$6:$'EcCo ammo'.J$37])" office:value-type="float" office:value="4" calcext:value-type="float">
            <text:p>4</text:p>
          </table:table-cell>
          <table:table-cell table:formula="of:=[.H44]/[.I44]" office:value-type="float" office:value="1.25" calcext:value-type="float">
            <text:p>1.25</text:p>
          </table:table-cell>
          <table:table-cell table:formula="of:=ROUND(AVERAGE([.C44];[.D44]))" office:value-type="float" office:value="20" calcext:value-type="float">
            <text:p>20</text:p>
          </table:table-cell>
          <table:table-cell/>
          <table:table-cell table:formula="of:=ROUNDUP(MAX((100-MAX([.M$5]+10*MIN([.AJ44];0);0))*INT(([.$K44]-MAX([.AJ44];0))*[.$J44])/100;0);0)" office:value-type="float" office:value="25" calcext:value-type="float">
            <text:p>25</text:p>
          </table:table-cell>
          <table:table-cell table:formula="of:=ROUNDUP(MAX((100-MAX([.N$5]+10*MIN([.AK44];0);0))*INT(([.$K44]-MAX([.AK44];0))*[.$J44])/100;0);0)" office:value-type="float" office:value="25" calcext:value-type="float">
            <text:p>25</text:p>
          </table:table-cell>
          <table:table-cell table:formula="of:=ROUNDUP(MAX((100-MAX([.O$5]+10*MIN([.AL44];0);0))*INT(([.$K44]-MAX([.AL44];0))*[.$J44])/100;0);0)" office:value-type="float" office:value="25" calcext:value-type="float">
            <text:p>25</text:p>
          </table:table-cell>
          <table:table-cell table:formula="of:=ROUNDUP(MAX((100-MAX([.P$5]+10*MIN([.AM44];0);0))*INT(([.$K44]-MAX([.AM44];0))*[.$J44])/100;0);0)" office:value-type="float" office:value="19" calcext:value-type="float">
            <text:p>19</text:p>
          </table:table-cell>
          <table:table-cell table:formula="of:=ROUNDUP(MAX((100-MAX([.Q$5]+10*MIN([.AN44];0);0))*INT(([.$K44]-MAX([.AN44];0))*[.$J44])/100;0);0)" office:value-type="float" office:value="18" calcext:value-type="float">
            <text:p>18</text:p>
          </table:table-cell>
          <table:table-cell table:formula="of:=ROUNDUP(MAX((100-MAX([.R$5]+10*MIN([.AO44];0);0))*INT(([.$K44]-MAX([.AO44];0))*[.$J44])/100;0);0)" office:value-type="float" office:value="18" calcext:value-type="float">
            <text:p>18</text:p>
          </table:table-cell>
          <table:table-cell table:formula="of:=ROUNDUP(MAX((100-MAX([.S$5]+10*MIN([.AP44];0);0))*INT(([.$K44]-MAX([.AP44];0))*[.$J44])/100;0);0)" office:value-type="float" office:value="16" calcext:value-type="float">
            <text:p>16</text:p>
          </table:table-cell>
          <table:table-cell table:formula="of:=ROUNDUP(MAX((100-MAX([.T$5]+10*MIN([.AQ44];0);0))*INT(([.$K44]-MAX([.AQ44];0))*[.$J44])/100;0);0)" office:value-type="float" office:value="15" calcext:value-type="float">
            <text:p>15</text:p>
          </table:table-cell>
          <table:table-cell table:formula="of:=ROUNDUP(MAX((100-MAX([.U$5]+10*MIN([.AR44];0);0))*INT(([.$K44]-MAX([.AR44];0))*[.$J44])/100;0);0)" office:value-type="float" office:value="15" calcext:value-type="float">
            <text:p>15</text:p>
          </table:table-cell>
          <table:table-cell table:formula="of:=ROUNDUP(MAX((100-MAX([.V$5]+10*MIN([.AS44];0);0))*INT(([.$K44]-MAX([.AS44];0))*[.$J44])/100;0);0)" office:value-type="float" office:value="12" calcext:value-type="float">
            <text:p>12</text:p>
          </table:table-cell>
          <table:table-cell table:formula="of:=ROUNDUP(MAX((100-MAX([.W$5]+10*MIN([.AT44];0);0))*INT(([.$K44]-MAX([.AT44];0))*[.$J44])/100;0);0)" office:value-type="float" office:value="11" calcext:value-type="float">
            <text:p>11</text:p>
          </table:table-cell>
          <table:table-cell table:formula="of:=ROUNDUP(MAX((100-MAX([.X$5]+10*MIN([.AU44];0);0))*INT(([.$K44]-MAX([.AU44];0))*[.$J44])/100;0);0)" office:value-type="float" office:value="10" calcext:value-type="float">
            <text:p>10</text:p>
          </table:table-cell>
          <table:table-cell table:formula="of:=ROUNDUP(MAX((100-MAX([.Y$5]+10*MIN([.AV44];0);0))*INT(([.$K44]-MAX([.AV44];0))*[.$J44])/100;0);0)" office:value-type="float" office:value="8" calcext:value-type="float">
            <text:p>8</text:p>
          </table:table-cell>
          <table:table-cell table:formula="of:=ROUNDUP(MAX((100-MAX([.Z$5]+10*MIN([.AW44];0);0))*INT(([.$K44]-MAX([.AW44];0))*[.$J44])/100;0);0)" office:value-type="float" office:value="6" calcext:value-type="float">
            <text:p>6</text:p>
          </table:table-cell>
          <table:table-cell table:formula="of:=ROUNDUP(MAX((100-MAX([.AA$5]+10*MIN([.AX44];0);0))*INT(([.$K44]-MAX([.AX44];0))*[.$J44])/100;0);0)" office:value-type="float" office:value="4" calcext:value-type="float">
            <text:p>4</text:p>
          </table:table-cell>
          <table:table-cell table:formula="of:=ROUNDUP(MAX((100-MAX([.AB$5]+10*MIN([.AY44];0);0))*INT(([.$K44]-MAX([.AY44];0))*[.$J44])/100;0);0)" office:value-type="float" office:value="3" calcext:value-type="float">
            <text:p>3</text:p>
          </table:table-cell>
          <table:table-cell table:formula="of:=ROUNDUP(MAX((100-MAX([.AC$5]+10*MIN([.AZ44];0);0))*INT(([.$K44]-MAX([.AZ44];0))*[.$J44])/100;0);0)" office:value-type="float" office:value="1" calcext:value-type="float">
            <text:p>1</text:p>
          </table:table-cell>
          <table:table-cell table:number-columns-repeated="6"/>
          <table:table-cell table:formula="of:=FLOOR([.M$4]*IF([.$E44];0.2;1))-[.$G44]" office:value-type="float" office:value="-2" calcext:value-type="float">
            <text:p>-2</text:p>
          </table:table-cell>
          <table:table-cell table:formula="of:=FLOOR([.N$4]*IF([.$E44];0.2;1))-[.$G44]" office:value-type="float" office:value="-2" calcext:value-type="float">
            <text:p>-2</text:p>
          </table:table-cell>
          <table:table-cell table:formula="of:=FLOOR([.O$4]*IF([.$E44];0.2;1))-[.$G44]" office:value-type="float" office:value="-2" calcext:value-type="float">
            <text:p>-2</text:p>
          </table:table-cell>
          <table:table-cell table:formula="of:=FLOOR([.P$4]*IF([.$E44];0.2;1))-[.$G44]" office:value-type="float" office:value="0" calcext:value-type="float">
            <text:p>0</text:p>
          </table:table-cell>
          <table:table-cell table:formula="of:=FLOOR([.Q$4]*IF([.$E44];0.2;1))-[.$G44]" office:value-type="float" office:value="0" calcext:value-type="float">
            <text:p>0</text:p>
          </table:table-cell>
          <table:table-cell table:formula="of:=FLOOR([.R$4]*IF([.$E44];0.2;1))-[.$G44]" office:value-type="float" office:value="0" calcext:value-type="float">
            <text:p>0</text:p>
          </table:table-cell>
          <table:table-cell table:formula="of:=FLOOR([.S$4]*IF([.$E44];0.2;1))-[.$G44]" office:value-type="float" office:value="2" calcext:value-type="float">
            <text:p>2</text:p>
          </table:table-cell>
          <table:table-cell table:formula="of:=FLOOR([.T$4]*IF([.$E44];0.2;1))-[.$G44]" office:value-type="float" office:value="2" calcext:value-type="float">
            <text:p>2</text:p>
          </table:table-cell>
          <table:table-cell table:formula="of:=FLOOR([.U$4]*IF([.$E44];0.2;1))-[.$G44]" office:value-type="float" office:value="2" calcext:value-type="float">
            <text:p>2</text:p>
          </table:table-cell>
          <table:table-cell table:formula="of:=FLOOR([.V$4]*IF([.$E44];0.2;1))-[.$G44]" office:value-type="float" office:value="4" calcext:value-type="float">
            <text:p>4</text:p>
          </table:table-cell>
          <table:table-cell table:formula="of:=FLOOR([.W$4]*IF([.$E44];0.2;1))-[.$G44]" office:value-type="float" office:value="4" calcext:value-type="float">
            <text:p>4</text:p>
          </table:table-cell>
          <table:table-cell table:formula="of:=FLOOR([.X$4]*IF([.$E44];0.2;1))-[.$G44]" office:value-type="float" office:value="6" calcext:value-type="float">
            <text:p>6</text:p>
          </table:table-cell>
          <table:table-cell table:formula="of:=FLOOR([.Y$4]*IF([.$E44];0.2;1))-[.$G44]" office:value-type="float" office:value="8" calcext:value-type="float">
            <text:p>8</text:p>
          </table:table-cell>
          <table:table-cell table:formula="of:=FLOOR([.Z$4]*IF([.$E44];0.2;1))-[.$G44]" office:value-type="float" office:value="10" calcext:value-type="float">
            <text:p>10</text:p>
          </table:table-cell>
          <table:table-cell table:formula="of:=FLOOR([.AA$4]*IF([.$E44];0.2;1))-[.$G44]" office:value-type="float" office:value="12" calcext:value-type="float">
            <text:p>12</text:p>
          </table:table-cell>
          <table:table-cell table:formula="of:=FLOOR([.AB$4]*IF([.$E44];0.2;1))-[.$G44]" office:value-type="float" office:value="12" calcext:value-type="float">
            <text:p>12</text:p>
          </table:table-cell>
          <table:table-cell table:formula="of:=FLOOR([.AC$4]*IF([.$E44];0.2;1))-[.$G44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5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5];[$'EcCo ammo'.$A$6:$'EcCo ammo'.$A$37];[$'EcCo ammo'.H$6:$'EcCo ammo'.H$37]))" office:value-type="float" office:value="2" calcext:value-type="float">
            <text:p>2</text:p>
          </table:table-cell>
          <table:table-cell table:formula="of:=LOOKUP([.$B45];[$'EcCo ammo'.$A$6:$'EcCo ammo'.$A$37];[$'EcCo ammo'.I$6:$'EcCo ammo'.I$37])" office:value-type="float" office:value="5" calcext:value-type="float">
            <text:p>5</text:p>
          </table:table-cell>
          <table:table-cell table:formula="of:=LOOKUP([.$B45];[$'EcCo ammo'.$A$6:$'EcCo ammo'.$A$37];[$'EcCo ammo'.J$6:$'EcCo ammo'.J$37])" office:value-type="float" office:value="4" calcext:value-type="float">
            <text:p>4</text:p>
          </table:table-cell>
          <table:table-cell table:formula="of:=[.H45]/[.I45]" office:value-type="float" office:value="1.25" calcext:value-type="float">
            <text:p>1.25</text:p>
          </table:table-cell>
          <table:table-cell table:formula="of:=ROUND(AVERAGE([.C45];[.D45]))" office:value-type="float" office:value="20" calcext:value-type="float">
            <text:p>20</text:p>
          </table:table-cell>
          <table:table-cell/>
          <table:table-cell table:formula="of:=ROUNDUP(MAX((100-MAX([.M$5]+10*MIN([.AJ45];0);0))*INT(([.$K45]-MAX([.AJ45];0))*[.$J45])/100;0);0)" office:value-type="float" office:value="25" calcext:value-type="float">
            <text:p>25</text:p>
          </table:table-cell>
          <table:table-cell table:formula="of:=ROUNDUP(MAX((100-MAX([.N$5]+10*MIN([.AK45];0);0))*INT(([.$K45]-MAX([.AK45];0))*[.$J45])/100;0);0)" office:value-type="float" office:value="25" calcext:value-type="float">
            <text:p>25</text:p>
          </table:table-cell>
          <table:table-cell table:formula="of:=ROUNDUP(MAX((100-MAX([.O$5]+10*MIN([.AL45];0);0))*INT(([.$K45]-MAX([.AL45];0))*[.$J45])/100;0);0)" office:value-type="float" office:value="25" calcext:value-type="float">
            <text:p>25</text:p>
          </table:table-cell>
          <table:table-cell table:formula="of:=ROUNDUP(MAX((100-MAX([.P$5]+10*MIN([.AM45];0);0))*INT(([.$K45]-MAX([.AM45];0))*[.$J45])/100;0);0)" office:value-type="float" office:value="19" calcext:value-type="float">
            <text:p>19</text:p>
          </table:table-cell>
          <table:table-cell table:formula="of:=ROUNDUP(MAX((100-MAX([.Q$5]+10*MIN([.AN45];0);0))*INT(([.$K45]-MAX([.AN45];0))*[.$J45])/100;0);0)" office:value-type="float" office:value="18" calcext:value-type="float">
            <text:p>18</text:p>
          </table:table-cell>
          <table:table-cell table:formula="of:=ROUNDUP(MAX((100-MAX([.R$5]+10*MIN([.AO45];0);0))*INT(([.$K45]-MAX([.AO45];0))*[.$J45])/100;0);0)" office:value-type="float" office:value="18" calcext:value-type="float">
            <text:p>18</text:p>
          </table:table-cell>
          <table:table-cell table:formula="of:=ROUNDUP(MAX((100-MAX([.S$5]+10*MIN([.AP45];0);0))*INT(([.$K45]-MAX([.AP45];0))*[.$J45])/100;0);0)" office:value-type="float" office:value="16" calcext:value-type="float">
            <text:p>16</text:p>
          </table:table-cell>
          <table:table-cell table:formula="of:=ROUNDUP(MAX((100-MAX([.T$5]+10*MIN([.AQ45];0);0))*INT(([.$K45]-MAX([.AQ45];0))*[.$J45])/100;0);0)" office:value-type="float" office:value="15" calcext:value-type="float">
            <text:p>15</text:p>
          </table:table-cell>
          <table:table-cell table:formula="of:=ROUNDUP(MAX((100-MAX([.U$5]+10*MIN([.AR45];0);0))*INT(([.$K45]-MAX([.AR45];0))*[.$J45])/100;0);0)" office:value-type="float" office:value="15" calcext:value-type="float">
            <text:p>15</text:p>
          </table:table-cell>
          <table:table-cell table:formula="of:=ROUNDUP(MAX((100-MAX([.V$5]+10*MIN([.AS45];0);0))*INT(([.$K45]-MAX([.AS45];0))*[.$J45])/100;0);0)" office:value-type="float" office:value="12" calcext:value-type="float">
            <text:p>12</text:p>
          </table:table-cell>
          <table:table-cell table:formula="of:=ROUNDUP(MAX((100-MAX([.W$5]+10*MIN([.AT45];0);0))*INT(([.$K45]-MAX([.AT45];0))*[.$J45])/100;0);0)" office:value-type="float" office:value="11" calcext:value-type="float">
            <text:p>11</text:p>
          </table:table-cell>
          <table:table-cell table:formula="of:=ROUNDUP(MAX((100-MAX([.X$5]+10*MIN([.AU45];0);0))*INT(([.$K45]-MAX([.AU45];0))*[.$J45])/100;0);0)" office:value-type="float" office:value="10" calcext:value-type="float">
            <text:p>10</text:p>
          </table:table-cell>
          <table:table-cell table:formula="of:=ROUNDUP(MAX((100-MAX([.Y$5]+10*MIN([.AV45];0);0))*INT(([.$K45]-MAX([.AV45];0))*[.$J45])/100;0);0)" office:value-type="float" office:value="8" calcext:value-type="float">
            <text:p>8</text:p>
          </table:table-cell>
          <table:table-cell table:formula="of:=ROUNDUP(MAX((100-MAX([.Z$5]+10*MIN([.AW45];0);0))*INT(([.$K45]-MAX([.AW45];0))*[.$J45])/100;0);0)" office:value-type="float" office:value="6" calcext:value-type="float">
            <text:p>6</text:p>
          </table:table-cell>
          <table:table-cell table:formula="of:=ROUNDUP(MAX((100-MAX([.AA$5]+10*MIN([.AX45];0);0))*INT(([.$K45]-MAX([.AX45];0))*[.$J45])/100;0);0)" office:value-type="float" office:value="4" calcext:value-type="float">
            <text:p>4</text:p>
          </table:table-cell>
          <table:table-cell table:formula="of:=ROUNDUP(MAX((100-MAX([.AB$5]+10*MIN([.AY45];0);0))*INT(([.$K45]-MAX([.AY45];0))*[.$J45])/100;0);0)" office:value-type="float" office:value="3" calcext:value-type="float">
            <text:p>3</text:p>
          </table:table-cell>
          <table:table-cell table:formula="of:=ROUNDUP(MAX((100-MAX([.AC$5]+10*MIN([.AZ45];0);0))*INT(([.$K45]-MAX([.AZ45];0))*[.$J45])/100;0);0)" office:value-type="float" office:value="1" calcext:value-type="float">
            <text:p>1</text:p>
          </table:table-cell>
          <table:table-cell table:number-columns-repeated="6"/>
          <table:table-cell table:formula="of:=FLOOR([.M$4]*IF([.$E45];0.2;1))-[.$G45]" office:value-type="float" office:value="-2" calcext:value-type="float">
            <text:p>-2</text:p>
          </table:table-cell>
          <table:table-cell table:formula="of:=FLOOR([.N$4]*IF([.$E45];0.2;1))-[.$G45]" office:value-type="float" office:value="-2" calcext:value-type="float">
            <text:p>-2</text:p>
          </table:table-cell>
          <table:table-cell table:formula="of:=FLOOR([.O$4]*IF([.$E45];0.2;1))-[.$G45]" office:value-type="float" office:value="-2" calcext:value-type="float">
            <text:p>-2</text:p>
          </table:table-cell>
          <table:table-cell table:formula="of:=FLOOR([.P$4]*IF([.$E45];0.2;1))-[.$G45]" office:value-type="float" office:value="0" calcext:value-type="float">
            <text:p>0</text:p>
          </table:table-cell>
          <table:table-cell table:formula="of:=FLOOR([.Q$4]*IF([.$E45];0.2;1))-[.$G45]" office:value-type="float" office:value="0" calcext:value-type="float">
            <text:p>0</text:p>
          </table:table-cell>
          <table:table-cell table:formula="of:=FLOOR([.R$4]*IF([.$E45];0.2;1))-[.$G45]" office:value-type="float" office:value="0" calcext:value-type="float">
            <text:p>0</text:p>
          </table:table-cell>
          <table:table-cell table:formula="of:=FLOOR([.S$4]*IF([.$E45];0.2;1))-[.$G45]" office:value-type="float" office:value="2" calcext:value-type="float">
            <text:p>2</text:p>
          </table:table-cell>
          <table:table-cell table:formula="of:=FLOOR([.T$4]*IF([.$E45];0.2;1))-[.$G45]" office:value-type="float" office:value="2" calcext:value-type="float">
            <text:p>2</text:p>
          </table:table-cell>
          <table:table-cell table:formula="of:=FLOOR([.U$4]*IF([.$E45];0.2;1))-[.$G45]" office:value-type="float" office:value="2" calcext:value-type="float">
            <text:p>2</text:p>
          </table:table-cell>
          <table:table-cell table:formula="of:=FLOOR([.V$4]*IF([.$E45];0.2;1))-[.$G45]" office:value-type="float" office:value="4" calcext:value-type="float">
            <text:p>4</text:p>
          </table:table-cell>
          <table:table-cell table:formula="of:=FLOOR([.W$4]*IF([.$E45];0.2;1))-[.$G45]" office:value-type="float" office:value="4" calcext:value-type="float">
            <text:p>4</text:p>
          </table:table-cell>
          <table:table-cell table:formula="of:=FLOOR([.X$4]*IF([.$E45];0.2;1))-[.$G45]" office:value-type="float" office:value="6" calcext:value-type="float">
            <text:p>6</text:p>
          </table:table-cell>
          <table:table-cell table:formula="of:=FLOOR([.Y$4]*IF([.$E45];0.2;1))-[.$G45]" office:value-type="float" office:value="8" calcext:value-type="float">
            <text:p>8</text:p>
          </table:table-cell>
          <table:table-cell table:formula="of:=FLOOR([.Z$4]*IF([.$E45];0.2;1))-[.$G45]" office:value-type="float" office:value="10" calcext:value-type="float">
            <text:p>10</text:p>
          </table:table-cell>
          <table:table-cell table:formula="of:=FLOOR([.AA$4]*IF([.$E45];0.2;1))-[.$G45]" office:value-type="float" office:value="12" calcext:value-type="float">
            <text:p>12</text:p>
          </table:table-cell>
          <table:table-cell table:formula="of:=FLOOR([.AB$4]*IF([.$E45];0.2;1))-[.$G45]" office:value-type="float" office:value="12" calcext:value-type="float">
            <text:p>12</text:p>
          </table:table-cell>
          <table:table-cell table:formula="of:=FLOOR([.AC$4]*IF([.$E45];0.2;1))-[.$G45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6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6];[$'EcCo ammo'.$A$6:$'EcCo ammo'.$A$37];[$'EcCo ammo'.H$6:$'EcCo ammo'.H$37]))" office:value-type="float" office:value="2" calcext:value-type="float">
            <text:p>2</text:p>
          </table:table-cell>
          <table:table-cell table:formula="of:=LOOKUP([.$B46];[$'EcCo ammo'.$A$6:$'EcCo ammo'.$A$37];[$'EcCo ammo'.I$6:$'EcCo ammo'.I$37])" office:value-type="float" office:value="5" calcext:value-type="float">
            <text:p>5</text:p>
          </table:table-cell>
          <table:table-cell table:formula="of:=LOOKUP([.$B46];[$'EcCo ammo'.$A$6:$'EcCo ammo'.$A$37];[$'EcCo ammo'.J$6:$'EcCo ammo'.J$37])" office:value-type="float" office:value="4" calcext:value-type="float">
            <text:p>4</text:p>
          </table:table-cell>
          <table:table-cell table:formula="of:=[.H46]/[.I46]" office:value-type="float" office:value="1.25" calcext:value-type="float">
            <text:p>1.25</text:p>
          </table:table-cell>
          <table:table-cell table:formula="of:=ROUND(AVERAGE([.C46];[.D46]))" office:value-type="float" office:value="23" calcext:value-type="float">
            <text:p>23</text:p>
          </table:table-cell>
          <table:table-cell/>
          <table:table-cell table:formula="of:=ROUNDUP(MAX((100-MAX([.M$5]+10*MIN([.AJ46];0);0))*INT(([.$K46]-MAX([.AJ46];0))*[.$J46])/100;0);0)" office:value-type="float" office:value="28" calcext:value-type="float">
            <text:p>28</text:p>
          </table:table-cell>
          <table:table-cell table:formula="of:=ROUNDUP(MAX((100-MAX([.N$5]+10*MIN([.AK46];0);0))*INT(([.$K46]-MAX([.AK46];0))*[.$J46])/100;0);0)" office:value-type="float" office:value="28" calcext:value-type="float">
            <text:p>28</text:p>
          </table:table-cell>
          <table:table-cell table:formula="of:=ROUNDUP(MAX((100-MAX([.O$5]+10*MIN([.AL46];0);0))*INT(([.$K46]-MAX([.AL46];0))*[.$J46])/100;0);0)" office:value-type="float" office:value="28" calcext:value-type="float">
            <text:p>28</text:p>
          </table:table-cell>
          <table:table-cell table:formula="of:=ROUNDUP(MAX((100-MAX([.P$5]+10*MIN([.AM46];0);0))*INT(([.$K46]-MAX([.AM46];0))*[.$J46])/100;0);0)" office:value-type="float" office:value="21" calcext:value-type="float">
            <text:p>21</text:p>
          </table:table-cell>
          <table:table-cell table:formula="of:=ROUNDUP(MAX((100-MAX([.Q$5]+10*MIN([.AN46];0);0))*INT(([.$K46]-MAX([.AN46];0))*[.$J46])/100;0);0)" office:value-type="float" office:value="20" calcext:value-type="float">
            <text:p>20</text:p>
          </table:table-cell>
          <table:table-cell table:formula="of:=ROUNDUP(MAX((100-MAX([.R$5]+10*MIN([.AO46];0);0))*INT(([.$K46]-MAX([.AO46];0))*[.$J46])/100;0);0)" office:value-type="float" office:value="20" calcext:value-type="float">
            <text:p>20</text:p>
          </table:table-cell>
          <table:table-cell table:formula="of:=ROUNDUP(MAX((100-MAX([.S$5]+10*MIN([.AP46];0);0))*INT(([.$K46]-MAX([.AP46];0))*[.$J46])/100;0);0)" office:value-type="float" office:value="19" calcext:value-type="float">
            <text:p>19</text:p>
          </table:table-cell>
          <table:table-cell table:formula="of:=ROUNDUP(MAX((100-MAX([.T$5]+10*MIN([.AQ46];0);0))*INT(([.$K46]-MAX([.AQ46];0))*[.$J46])/100;0);0)" office:value-type="float" office:value="17" calcext:value-type="float">
            <text:p>17</text:p>
          </table:table-cell>
          <table:table-cell table:formula="of:=ROUNDUP(MAX((100-MAX([.U$5]+10*MIN([.AR46];0);0))*INT(([.$K46]-MAX([.AR46];0))*[.$J46])/100;0);0)" office:value-type="float" office:value="17" calcext:value-type="float">
            <text:p>17</text:p>
          </table:table-cell>
          <table:table-cell table:formula="of:=ROUNDUP(MAX((100-MAX([.V$5]+10*MIN([.AS46];0);0))*INT(([.$K46]-MAX([.AS46];0))*[.$J46])/100;0);0)" office:value-type="float" office:value="14" calcext:value-type="float">
            <text:p>14</text:p>
          </table:table-cell>
          <table:table-cell table:formula="of:=ROUNDUP(MAX((100-MAX([.W$5]+10*MIN([.AT46];0);0))*INT(([.$K46]-MAX([.AT46];0))*[.$J46])/100;0);0)" office:value-type="float" office:value="13" calcext:value-type="float">
            <text:p>13</text:p>
          </table:table-cell>
          <table:table-cell table:formula="of:=ROUNDUP(MAX((100-MAX([.X$5]+10*MIN([.AU46];0);0))*INT(([.$K46]-MAX([.AU46];0))*[.$J46])/100;0);0)" office:value-type="float" office:value="12" calcext:value-type="float">
            <text:p>12</text:p>
          </table:table-cell>
          <table:table-cell table:formula="of:=ROUNDUP(MAX((100-MAX([.Y$5]+10*MIN([.AV46];0);0))*INT(([.$K46]-MAX([.AV46];0))*[.$J46])/100;0);0)" office:value-type="float" office:value="9" calcext:value-type="float">
            <text:p>9</text:p>
          </table:table-cell>
          <table:table-cell table:formula="of:=ROUNDUP(MAX((100-MAX([.Z$5]+10*MIN([.AW46];0);0))*INT(([.$K46]-MAX([.AW46];0))*[.$J46])/100;0);0)" office:value-type="float" office:value="8" calcext:value-type="float">
            <text:p>8</text:p>
          </table:table-cell>
          <table:table-cell table:formula="of:=ROUNDUP(MAX((100-MAX([.AA$5]+10*MIN([.AX46];0);0))*INT(([.$K46]-MAX([.AX46];0))*[.$J46])/100;0);0)" office:value-type="float" office:value="5" calcext:value-type="float">
            <text:p>5</text:p>
          </table:table-cell>
          <table:table-cell table:formula="of:=ROUNDUP(MAX((100-MAX([.AB$5]+10*MIN([.AY46];0);0))*INT(([.$K46]-MAX([.AY46];0))*[.$J46])/100;0);0)" office:value-type="float" office:value="4" calcext:value-type="float">
            <text:p>4</text:p>
          </table:table-cell>
          <table:table-cell table:formula="of:=ROUNDUP(MAX((100-MAX([.AC$5]+10*MIN([.AZ46];0);0))*INT(([.$K46]-MAX([.AZ46];0))*[.$J46])/100;0);0)" office:value-type="float" office:value="2" calcext:value-type="float">
            <text:p>2</text:p>
          </table:table-cell>
          <table:table-cell table:number-columns-repeated="6"/>
          <table:table-cell table:formula="of:=FLOOR([.M$4]*IF([.$E46];0.2;1))-[.$G46]" office:value-type="float" office:value="-2" calcext:value-type="float">
            <text:p>-2</text:p>
          </table:table-cell>
          <table:table-cell table:formula="of:=FLOOR([.N$4]*IF([.$E46];0.2;1))-[.$G46]" office:value-type="float" office:value="-2" calcext:value-type="float">
            <text:p>-2</text:p>
          </table:table-cell>
          <table:table-cell table:formula="of:=FLOOR([.O$4]*IF([.$E46];0.2;1))-[.$G46]" office:value-type="float" office:value="-2" calcext:value-type="float">
            <text:p>-2</text:p>
          </table:table-cell>
          <table:table-cell table:formula="of:=FLOOR([.P$4]*IF([.$E46];0.2;1))-[.$G46]" office:value-type="float" office:value="0" calcext:value-type="float">
            <text:p>0</text:p>
          </table:table-cell>
          <table:table-cell table:formula="of:=FLOOR([.Q$4]*IF([.$E46];0.2;1))-[.$G46]" office:value-type="float" office:value="0" calcext:value-type="float">
            <text:p>0</text:p>
          </table:table-cell>
          <table:table-cell table:formula="of:=FLOOR([.R$4]*IF([.$E46];0.2;1))-[.$G46]" office:value-type="float" office:value="0" calcext:value-type="float">
            <text:p>0</text:p>
          </table:table-cell>
          <table:table-cell table:formula="of:=FLOOR([.S$4]*IF([.$E46];0.2;1))-[.$G46]" office:value-type="float" office:value="2" calcext:value-type="float">
            <text:p>2</text:p>
          </table:table-cell>
          <table:table-cell table:formula="of:=FLOOR([.T$4]*IF([.$E46];0.2;1))-[.$G46]" office:value-type="float" office:value="2" calcext:value-type="float">
            <text:p>2</text:p>
          </table:table-cell>
          <table:table-cell table:formula="of:=FLOOR([.U$4]*IF([.$E46];0.2;1))-[.$G46]" office:value-type="float" office:value="2" calcext:value-type="float">
            <text:p>2</text:p>
          </table:table-cell>
          <table:table-cell table:formula="of:=FLOOR([.V$4]*IF([.$E46];0.2;1))-[.$G46]" office:value-type="float" office:value="4" calcext:value-type="float">
            <text:p>4</text:p>
          </table:table-cell>
          <table:table-cell table:formula="of:=FLOOR([.W$4]*IF([.$E46];0.2;1))-[.$G46]" office:value-type="float" office:value="4" calcext:value-type="float">
            <text:p>4</text:p>
          </table:table-cell>
          <table:table-cell table:formula="of:=FLOOR([.X$4]*IF([.$E46];0.2;1))-[.$G46]" office:value-type="float" office:value="6" calcext:value-type="float">
            <text:p>6</text:p>
          </table:table-cell>
          <table:table-cell table:formula="of:=FLOOR([.Y$4]*IF([.$E46];0.2;1))-[.$G46]" office:value-type="float" office:value="8" calcext:value-type="float">
            <text:p>8</text:p>
          </table:table-cell>
          <table:table-cell table:formula="of:=FLOOR([.Z$4]*IF([.$E46];0.2;1))-[.$G46]" office:value-type="float" office:value="10" calcext:value-type="float">
            <text:p>10</text:p>
          </table:table-cell>
          <table:table-cell table:formula="of:=FLOOR([.AA$4]*IF([.$E46];0.2;1))-[.$G46]" office:value-type="float" office:value="12" calcext:value-type="float">
            <text:p>12</text:p>
          </table:table-cell>
          <table:table-cell table:formula="of:=FLOOR([.AB$4]*IF([.$E46];0.2;1))-[.$G46]" office:value-type="float" office:value="12" calcext:value-type="float">
            <text:p>12</text:p>
          </table:table-cell>
          <table:table-cell table:formula="of:=FLOOR([.AC$4]*IF([.$E46];0.2;1))-[.$G46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7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7];[$'EcCo ammo'.$A$6:$'EcCo ammo'.$A$37];[$'EcCo ammo'.H$6:$'EcCo ammo'.H$37]))" office:value-type="float" office:value="2" calcext:value-type="float">
            <text:p>2</text:p>
          </table:table-cell>
          <table:table-cell table:formula="of:=LOOKUP([.$B47];[$'EcCo ammo'.$A$6:$'EcCo ammo'.$A$37];[$'EcCo ammo'.I$6:$'EcCo ammo'.I$37])" office:value-type="float" office:value="5" calcext:value-type="float">
            <text:p>5</text:p>
          </table:table-cell>
          <table:table-cell table:formula="of:=LOOKUP([.$B47];[$'EcCo ammo'.$A$6:$'EcCo ammo'.$A$37];[$'EcCo ammo'.J$6:$'EcCo ammo'.J$37])" office:value-type="float" office:value="4" calcext:value-type="float">
            <text:p>4</text:p>
          </table:table-cell>
          <table:table-cell table:formula="of:=[.H47]/[.I47]" office:value-type="float" office:value="1.25" calcext:value-type="float">
            <text:p>1.25</text:p>
          </table:table-cell>
          <table:table-cell table:formula="of:=ROUND(AVERAGE([.C47];[.D47]))" office:value-type="float" office:value="23" calcext:value-type="float">
            <text:p>23</text:p>
          </table:table-cell>
          <table:table-cell/>
          <table:table-cell table:formula="of:=ROUNDUP(MAX((100-MAX([.M$5]+10*MIN([.AJ47];0);0))*INT(([.$K47]-MAX([.AJ47];0))*[.$J47])/100;0);0)" office:value-type="float" office:value="28" calcext:value-type="float">
            <text:p>28</text:p>
          </table:table-cell>
          <table:table-cell table:formula="of:=ROUNDUP(MAX((100-MAX([.N$5]+10*MIN([.AK47];0);0))*INT(([.$K47]-MAX([.AK47];0))*[.$J47])/100;0);0)" office:value-type="float" office:value="28" calcext:value-type="float">
            <text:p>28</text:p>
          </table:table-cell>
          <table:table-cell table:formula="of:=ROUNDUP(MAX((100-MAX([.O$5]+10*MIN([.AL47];0);0))*INT(([.$K47]-MAX([.AL47];0))*[.$J47])/100;0);0)" office:value-type="float" office:value="28" calcext:value-type="float">
            <text:p>28</text:p>
          </table:table-cell>
          <table:table-cell table:formula="of:=ROUNDUP(MAX((100-MAX([.P$5]+10*MIN([.AM47];0);0))*INT(([.$K47]-MAX([.AM47];0))*[.$J47])/100;0);0)" office:value-type="float" office:value="21" calcext:value-type="float">
            <text:p>21</text:p>
          </table:table-cell>
          <table:table-cell table:formula="of:=ROUNDUP(MAX((100-MAX([.Q$5]+10*MIN([.AN47];0);0))*INT(([.$K47]-MAX([.AN47];0))*[.$J47])/100;0);0)" office:value-type="float" office:value="20" calcext:value-type="float">
            <text:p>20</text:p>
          </table:table-cell>
          <table:table-cell table:formula="of:=ROUNDUP(MAX((100-MAX([.R$5]+10*MIN([.AO47];0);0))*INT(([.$K47]-MAX([.AO47];0))*[.$J47])/100;0);0)" office:value-type="float" office:value="20" calcext:value-type="float">
            <text:p>20</text:p>
          </table:table-cell>
          <table:table-cell table:formula="of:=ROUNDUP(MAX((100-MAX([.S$5]+10*MIN([.AP47];0);0))*INT(([.$K47]-MAX([.AP47];0))*[.$J47])/100;0);0)" office:value-type="float" office:value="19" calcext:value-type="float">
            <text:p>19</text:p>
          </table:table-cell>
          <table:table-cell table:formula="of:=ROUNDUP(MAX((100-MAX([.T$5]+10*MIN([.AQ47];0);0))*INT(([.$K47]-MAX([.AQ47];0))*[.$J47])/100;0);0)" office:value-type="float" office:value="17" calcext:value-type="float">
            <text:p>17</text:p>
          </table:table-cell>
          <table:table-cell table:formula="of:=ROUNDUP(MAX((100-MAX([.U$5]+10*MIN([.AR47];0);0))*INT(([.$K47]-MAX([.AR47];0))*[.$J47])/100;0);0)" office:value-type="float" office:value="17" calcext:value-type="float">
            <text:p>17</text:p>
          </table:table-cell>
          <table:table-cell table:formula="of:=ROUNDUP(MAX((100-MAX([.V$5]+10*MIN([.AS47];0);0))*INT(([.$K47]-MAX([.AS47];0))*[.$J47])/100;0);0)" office:value-type="float" office:value="14" calcext:value-type="float">
            <text:p>14</text:p>
          </table:table-cell>
          <table:table-cell table:formula="of:=ROUNDUP(MAX((100-MAX([.W$5]+10*MIN([.AT47];0);0))*INT(([.$K47]-MAX([.AT47];0))*[.$J47])/100;0);0)" office:value-type="float" office:value="13" calcext:value-type="float">
            <text:p>13</text:p>
          </table:table-cell>
          <table:table-cell table:formula="of:=ROUNDUP(MAX((100-MAX([.X$5]+10*MIN([.AU47];0);0))*INT(([.$K47]-MAX([.AU47];0))*[.$J47])/100;0);0)" office:value-type="float" office:value="12" calcext:value-type="float">
            <text:p>12</text:p>
          </table:table-cell>
          <table:table-cell table:formula="of:=ROUNDUP(MAX((100-MAX([.Y$5]+10*MIN([.AV47];0);0))*INT(([.$K47]-MAX([.AV47];0))*[.$J47])/100;0);0)" office:value-type="float" office:value="9" calcext:value-type="float">
            <text:p>9</text:p>
          </table:table-cell>
          <table:table-cell table:formula="of:=ROUNDUP(MAX((100-MAX([.Z$5]+10*MIN([.AW47];0);0))*INT(([.$K47]-MAX([.AW47];0))*[.$J47])/100;0);0)" office:value-type="float" office:value="8" calcext:value-type="float">
            <text:p>8</text:p>
          </table:table-cell>
          <table:table-cell table:formula="of:=ROUNDUP(MAX((100-MAX([.AA$5]+10*MIN([.AX47];0);0))*INT(([.$K47]-MAX([.AX47];0))*[.$J47])/100;0);0)" office:value-type="float" office:value="5" calcext:value-type="float">
            <text:p>5</text:p>
          </table:table-cell>
          <table:table-cell table:formula="of:=ROUNDUP(MAX((100-MAX([.AB$5]+10*MIN([.AY47];0);0))*INT(([.$K47]-MAX([.AY47];0))*[.$J47])/100;0);0)" office:value-type="float" office:value="4" calcext:value-type="float">
            <text:p>4</text:p>
          </table:table-cell>
          <table:table-cell table:formula="of:=ROUNDUP(MAX((100-MAX([.AC$5]+10*MIN([.AZ47];0);0))*INT(([.$K47]-MAX([.AZ47];0))*[.$J47])/100;0);0)" office:value-type="float" office:value="2" calcext:value-type="float">
            <text:p>2</text:p>
          </table:table-cell>
          <table:table-cell table:number-columns-repeated="6"/>
          <table:table-cell table:formula="of:=FLOOR([.M$4]*IF([.$E47];0.2;1))-[.$G47]" office:value-type="float" office:value="-2" calcext:value-type="float">
            <text:p>-2</text:p>
          </table:table-cell>
          <table:table-cell table:formula="of:=FLOOR([.N$4]*IF([.$E47];0.2;1))-[.$G47]" office:value-type="float" office:value="-2" calcext:value-type="float">
            <text:p>-2</text:p>
          </table:table-cell>
          <table:table-cell table:formula="of:=FLOOR([.O$4]*IF([.$E47];0.2;1))-[.$G47]" office:value-type="float" office:value="-2" calcext:value-type="float">
            <text:p>-2</text:p>
          </table:table-cell>
          <table:table-cell table:formula="of:=FLOOR([.P$4]*IF([.$E47];0.2;1))-[.$G47]" office:value-type="float" office:value="0" calcext:value-type="float">
            <text:p>0</text:p>
          </table:table-cell>
          <table:table-cell table:formula="of:=FLOOR([.Q$4]*IF([.$E47];0.2;1))-[.$G47]" office:value-type="float" office:value="0" calcext:value-type="float">
            <text:p>0</text:p>
          </table:table-cell>
          <table:table-cell table:formula="of:=FLOOR([.R$4]*IF([.$E47];0.2;1))-[.$G47]" office:value-type="float" office:value="0" calcext:value-type="float">
            <text:p>0</text:p>
          </table:table-cell>
          <table:table-cell table:formula="of:=FLOOR([.S$4]*IF([.$E47];0.2;1))-[.$G47]" office:value-type="float" office:value="2" calcext:value-type="float">
            <text:p>2</text:p>
          </table:table-cell>
          <table:table-cell table:formula="of:=FLOOR([.T$4]*IF([.$E47];0.2;1))-[.$G47]" office:value-type="float" office:value="2" calcext:value-type="float">
            <text:p>2</text:p>
          </table:table-cell>
          <table:table-cell table:formula="of:=FLOOR([.U$4]*IF([.$E47];0.2;1))-[.$G47]" office:value-type="float" office:value="2" calcext:value-type="float">
            <text:p>2</text:p>
          </table:table-cell>
          <table:table-cell table:formula="of:=FLOOR([.V$4]*IF([.$E47];0.2;1))-[.$G47]" office:value-type="float" office:value="4" calcext:value-type="float">
            <text:p>4</text:p>
          </table:table-cell>
          <table:table-cell table:formula="of:=FLOOR([.W$4]*IF([.$E47];0.2;1))-[.$G47]" office:value-type="float" office:value="4" calcext:value-type="float">
            <text:p>4</text:p>
          </table:table-cell>
          <table:table-cell table:formula="of:=FLOOR([.X$4]*IF([.$E47];0.2;1))-[.$G47]" office:value-type="float" office:value="6" calcext:value-type="float">
            <text:p>6</text:p>
          </table:table-cell>
          <table:table-cell table:formula="of:=FLOOR([.Y$4]*IF([.$E47];0.2;1))-[.$G47]" office:value-type="float" office:value="8" calcext:value-type="float">
            <text:p>8</text:p>
          </table:table-cell>
          <table:table-cell table:formula="of:=FLOOR([.Z$4]*IF([.$E47];0.2;1))-[.$G47]" office:value-type="float" office:value="10" calcext:value-type="float">
            <text:p>10</text:p>
          </table:table-cell>
          <table:table-cell table:formula="of:=FLOOR([.AA$4]*IF([.$E47];0.2;1))-[.$G47]" office:value-type="float" office:value="12" calcext:value-type="float">
            <text:p>12</text:p>
          </table:table-cell>
          <table:table-cell table:formula="of:=FLOOR([.AB$4]*IF([.$E47];0.2;1))-[.$G47]" office:value-type="float" office:value="12" calcext:value-type="float">
            <text:p>12</text:p>
          </table:table-cell>
          <table:table-cell table:formula="of:=FLOOR([.AC$4]*IF([.$E47];0.2;1))-[.$G47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8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8];[$'EcCo ammo'.$A$6:$'EcCo ammo'.$A$37];[$'EcCo ammo'.H$6:$'EcCo ammo'.H$37]))" office:value-type="float" office:value="2" calcext:value-type="float">
            <text:p>2</text:p>
          </table:table-cell>
          <table:table-cell table:formula="of:=LOOKUP([.$B48];[$'EcCo ammo'.$A$6:$'EcCo ammo'.$A$37];[$'EcCo ammo'.I$6:$'EcCo ammo'.I$37])" office:value-type="float" office:value="5" calcext:value-type="float">
            <text:p>5</text:p>
          </table:table-cell>
          <table:table-cell table:formula="of:=LOOKUP([.$B48];[$'EcCo ammo'.$A$6:$'EcCo ammo'.$A$37];[$'EcCo ammo'.J$6:$'EcCo ammo'.J$37])" office:value-type="float" office:value="4" calcext:value-type="float">
            <text:p>4</text:p>
          </table:table-cell>
          <table:table-cell table:formula="of:=[.H48]/[.I48]" office:value-type="float" office:value="1.25" calcext:value-type="float">
            <text:p>1.25</text:p>
          </table:table-cell>
          <table:table-cell table:formula="of:=ROUND(AVERAGE([.C48];[.D48]))" office:value-type="float" office:value="23" calcext:value-type="float">
            <text:p>23</text:p>
          </table:table-cell>
          <table:table-cell/>
          <table:table-cell table:formula="of:=ROUNDUP(MAX((100-MAX([.M$5]+10*MIN([.AJ48];0);0))*INT(([.$K48]-MAX([.AJ48];0))*[.$J48])/100;0);0)" office:value-type="float" office:value="28" calcext:value-type="float">
            <text:p>28</text:p>
          </table:table-cell>
          <table:table-cell table:formula="of:=ROUNDUP(MAX((100-MAX([.N$5]+10*MIN([.AK48];0);0))*INT(([.$K48]-MAX([.AK48];0))*[.$J48])/100;0);0)" office:value-type="float" office:value="28" calcext:value-type="float">
            <text:p>28</text:p>
          </table:table-cell>
          <table:table-cell table:formula="of:=ROUNDUP(MAX((100-MAX([.O$5]+10*MIN([.AL48];0);0))*INT(([.$K48]-MAX([.AL48];0))*[.$J48])/100;0);0)" office:value-type="float" office:value="28" calcext:value-type="float">
            <text:p>28</text:p>
          </table:table-cell>
          <table:table-cell table:formula="of:=ROUNDUP(MAX((100-MAX([.P$5]+10*MIN([.AM48];0);0))*INT(([.$K48]-MAX([.AM48];0))*[.$J48])/100;0);0)" office:value-type="float" office:value="21" calcext:value-type="float">
            <text:p>21</text:p>
          </table:table-cell>
          <table:table-cell table:formula="of:=ROUNDUP(MAX((100-MAX([.Q$5]+10*MIN([.AN48];0);0))*INT(([.$K48]-MAX([.AN48];0))*[.$J48])/100;0);0)" office:value-type="float" office:value="20" calcext:value-type="float">
            <text:p>20</text:p>
          </table:table-cell>
          <table:table-cell table:formula="of:=ROUNDUP(MAX((100-MAX([.R$5]+10*MIN([.AO48];0);0))*INT(([.$K48]-MAX([.AO48];0))*[.$J48])/100;0);0)" office:value-type="float" office:value="20" calcext:value-type="float">
            <text:p>20</text:p>
          </table:table-cell>
          <table:table-cell table:formula="of:=ROUNDUP(MAX((100-MAX([.S$5]+10*MIN([.AP48];0);0))*INT(([.$K48]-MAX([.AP48];0))*[.$J48])/100;0);0)" office:value-type="float" office:value="19" calcext:value-type="float">
            <text:p>19</text:p>
          </table:table-cell>
          <table:table-cell table:formula="of:=ROUNDUP(MAX((100-MAX([.T$5]+10*MIN([.AQ48];0);0))*INT(([.$K48]-MAX([.AQ48];0))*[.$J48])/100;0);0)" office:value-type="float" office:value="17" calcext:value-type="float">
            <text:p>17</text:p>
          </table:table-cell>
          <table:table-cell table:formula="of:=ROUNDUP(MAX((100-MAX([.U$5]+10*MIN([.AR48];0);0))*INT(([.$K48]-MAX([.AR48];0))*[.$J48])/100;0);0)" office:value-type="float" office:value="17" calcext:value-type="float">
            <text:p>17</text:p>
          </table:table-cell>
          <table:table-cell table:formula="of:=ROUNDUP(MAX((100-MAX([.V$5]+10*MIN([.AS48];0);0))*INT(([.$K48]-MAX([.AS48];0))*[.$J48])/100;0);0)" office:value-type="float" office:value="14" calcext:value-type="float">
            <text:p>14</text:p>
          </table:table-cell>
          <table:table-cell table:formula="of:=ROUNDUP(MAX((100-MAX([.W$5]+10*MIN([.AT48];0);0))*INT(([.$K48]-MAX([.AT48];0))*[.$J48])/100;0);0)" office:value-type="float" office:value="13" calcext:value-type="float">
            <text:p>13</text:p>
          </table:table-cell>
          <table:table-cell table:formula="of:=ROUNDUP(MAX((100-MAX([.X$5]+10*MIN([.AU48];0);0))*INT(([.$K48]-MAX([.AU48];0))*[.$J48])/100;0);0)" office:value-type="float" office:value="12" calcext:value-type="float">
            <text:p>12</text:p>
          </table:table-cell>
          <table:table-cell table:formula="of:=ROUNDUP(MAX((100-MAX([.Y$5]+10*MIN([.AV48];0);0))*INT(([.$K48]-MAX([.AV48];0))*[.$J48])/100;0);0)" office:value-type="float" office:value="9" calcext:value-type="float">
            <text:p>9</text:p>
          </table:table-cell>
          <table:table-cell table:formula="of:=ROUNDUP(MAX((100-MAX([.Z$5]+10*MIN([.AW48];0);0))*INT(([.$K48]-MAX([.AW48];0))*[.$J48])/100;0);0)" office:value-type="float" office:value="8" calcext:value-type="float">
            <text:p>8</text:p>
          </table:table-cell>
          <table:table-cell table:formula="of:=ROUNDUP(MAX((100-MAX([.AA$5]+10*MIN([.AX48];0);0))*INT(([.$K48]-MAX([.AX48];0))*[.$J48])/100;0);0)" office:value-type="float" office:value="5" calcext:value-type="float">
            <text:p>5</text:p>
          </table:table-cell>
          <table:table-cell table:formula="of:=ROUNDUP(MAX((100-MAX([.AB$5]+10*MIN([.AY48];0);0))*INT(([.$K48]-MAX([.AY48];0))*[.$J48])/100;0);0)" office:value-type="float" office:value="4" calcext:value-type="float">
            <text:p>4</text:p>
          </table:table-cell>
          <table:table-cell table:formula="of:=ROUNDUP(MAX((100-MAX([.AC$5]+10*MIN([.AZ48];0);0))*INT(([.$K48]-MAX([.AZ48];0))*[.$J48])/100;0);0)" office:value-type="float" office:value="2" calcext:value-type="float">
            <text:p>2</text:p>
          </table:table-cell>
          <table:table-cell table:number-columns-repeated="6"/>
          <table:table-cell table:formula="of:=FLOOR([.M$4]*IF([.$E48];0.2;1))-[.$G48]" office:value-type="float" office:value="-2" calcext:value-type="float">
            <text:p>-2</text:p>
          </table:table-cell>
          <table:table-cell table:formula="of:=FLOOR([.N$4]*IF([.$E48];0.2;1))-[.$G48]" office:value-type="float" office:value="-2" calcext:value-type="float">
            <text:p>-2</text:p>
          </table:table-cell>
          <table:table-cell table:formula="of:=FLOOR([.O$4]*IF([.$E48];0.2;1))-[.$G48]" office:value-type="float" office:value="-2" calcext:value-type="float">
            <text:p>-2</text:p>
          </table:table-cell>
          <table:table-cell table:formula="of:=FLOOR([.P$4]*IF([.$E48];0.2;1))-[.$G48]" office:value-type="float" office:value="0" calcext:value-type="float">
            <text:p>0</text:p>
          </table:table-cell>
          <table:table-cell table:formula="of:=FLOOR([.Q$4]*IF([.$E48];0.2;1))-[.$G48]" office:value-type="float" office:value="0" calcext:value-type="float">
            <text:p>0</text:p>
          </table:table-cell>
          <table:table-cell table:formula="of:=FLOOR([.R$4]*IF([.$E48];0.2;1))-[.$G48]" office:value-type="float" office:value="0" calcext:value-type="float">
            <text:p>0</text:p>
          </table:table-cell>
          <table:table-cell table:formula="of:=FLOOR([.S$4]*IF([.$E48];0.2;1))-[.$G48]" office:value-type="float" office:value="2" calcext:value-type="float">
            <text:p>2</text:p>
          </table:table-cell>
          <table:table-cell table:formula="of:=FLOOR([.T$4]*IF([.$E48];0.2;1))-[.$G48]" office:value-type="float" office:value="2" calcext:value-type="float">
            <text:p>2</text:p>
          </table:table-cell>
          <table:table-cell table:formula="of:=FLOOR([.U$4]*IF([.$E48];0.2;1))-[.$G48]" office:value-type="float" office:value="2" calcext:value-type="float">
            <text:p>2</text:p>
          </table:table-cell>
          <table:table-cell table:formula="of:=FLOOR([.V$4]*IF([.$E48];0.2;1))-[.$G48]" office:value-type="float" office:value="4" calcext:value-type="float">
            <text:p>4</text:p>
          </table:table-cell>
          <table:table-cell table:formula="of:=FLOOR([.W$4]*IF([.$E48];0.2;1))-[.$G48]" office:value-type="float" office:value="4" calcext:value-type="float">
            <text:p>4</text:p>
          </table:table-cell>
          <table:table-cell table:formula="of:=FLOOR([.X$4]*IF([.$E48];0.2;1))-[.$G48]" office:value-type="float" office:value="6" calcext:value-type="float">
            <text:p>6</text:p>
          </table:table-cell>
          <table:table-cell table:formula="of:=FLOOR([.Y$4]*IF([.$E48];0.2;1))-[.$G48]" office:value-type="float" office:value="8" calcext:value-type="float">
            <text:p>8</text:p>
          </table:table-cell>
          <table:table-cell table:formula="of:=FLOOR([.Z$4]*IF([.$E48];0.2;1))-[.$G48]" office:value-type="float" office:value="10" calcext:value-type="float">
            <text:p>10</text:p>
          </table:table-cell>
          <table:table-cell table:formula="of:=FLOOR([.AA$4]*IF([.$E48];0.2;1))-[.$G48]" office:value-type="float" office:value="12" calcext:value-type="float">
            <text:p>12</text:p>
          </table:table-cell>
          <table:table-cell table:formula="of:=FLOOR([.AB$4]*IF([.$E48];0.2;1))-[.$G48]" office:value-type="float" office:value="12" calcext:value-type="float">
            <text:p>12</text:p>
          </table:table-cell>
          <table:table-cell table:formula="of:=FLOOR([.AC$4]*IF([.$E48];0.2;1))-[.$G48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49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9];[$'EcCo ammo'.$A$6:$'EcCo ammo'.$A$37];[$'EcCo ammo'.H$6:$'EcCo ammo'.H$37]))" office:value-type="float" office:value="2" calcext:value-type="float">
            <text:p>2</text:p>
          </table:table-cell>
          <table:table-cell table:formula="of:=LOOKUP([.$B49];[$'EcCo ammo'.$A$6:$'EcCo ammo'.$A$37];[$'EcCo ammo'.I$6:$'EcCo ammo'.I$37])" office:value-type="float" office:value="5" calcext:value-type="float">
            <text:p>5</text:p>
          </table:table-cell>
          <table:table-cell table:formula="of:=LOOKUP([.$B49];[$'EcCo ammo'.$A$6:$'EcCo ammo'.$A$37];[$'EcCo ammo'.J$6:$'EcCo ammo'.J$37])" office:value-type="float" office:value="4" calcext:value-type="float">
            <text:p>4</text:p>
          </table:table-cell>
          <table:table-cell table:formula="of:=[.H49]/[.I49]" office:value-type="float" office:value="1.25" calcext:value-type="float">
            <text:p>1.25</text:p>
          </table:table-cell>
          <table:table-cell table:formula="of:=ROUND(AVERAGE([.C49];[.D49]))" office:value-type="float" office:value="29" calcext:value-type="float">
            <text:p>29</text:p>
          </table:table-cell>
          <table:table-cell/>
          <table:table-cell table:formula="of:=ROUNDUP(MAX((100-MAX([.M$5]+10*MIN([.AJ49];0);0))*INT(([.$K49]-MAX([.AJ49];0))*[.$J49])/100;0);0)" office:value-type="float" office:value="36" calcext:value-type="float">
            <text:p>36</text:p>
          </table:table-cell>
          <table:table-cell table:formula="of:=ROUNDUP(MAX((100-MAX([.N$5]+10*MIN([.AK49];0);0))*INT(([.$K49]-MAX([.AK49];0))*[.$J49])/100;0);0)" office:value-type="float" office:value="36" calcext:value-type="float">
            <text:p>36</text:p>
          </table:table-cell>
          <table:table-cell table:formula="of:=ROUNDUP(MAX((100-MAX([.O$5]+10*MIN([.AL49];0);0))*INT(([.$K49]-MAX([.AL49];0))*[.$J49])/100;0);0)" office:value-type="float" office:value="36" calcext:value-type="float">
            <text:p>36</text:p>
          </table:table-cell>
          <table:table-cell table:formula="of:=ROUNDUP(MAX((100-MAX([.P$5]+10*MIN([.AM49];0);0))*INT(([.$K49]-MAX([.AM49];0))*[.$J49])/100;0);0)" office:value-type="float" office:value="27" calcext:value-type="float">
            <text:p>27</text:p>
          </table:table-cell>
          <table:table-cell table:formula="of:=ROUNDUP(MAX((100-MAX([.Q$5]+10*MIN([.AN49];0);0))*INT(([.$K49]-MAX([.AN49];0))*[.$J49])/100;0);0)" office:value-type="float" office:value="26" calcext:value-type="float">
            <text:p>26</text:p>
          </table:table-cell>
          <table:table-cell table:formula="of:=ROUNDUP(MAX((100-MAX([.R$5]+10*MIN([.AO49];0);0))*INT(([.$K49]-MAX([.AO49];0))*[.$J49])/100;0);0)" office:value-type="float" office:value="26" calcext:value-type="float">
            <text:p>26</text:p>
          </table:table-cell>
          <table:table-cell table:formula="of:=ROUNDUP(MAX((100-MAX([.S$5]+10*MIN([.AP49];0);0))*INT(([.$K49]-MAX([.AP49];0))*[.$J49])/100;0);0)" office:value-type="float" office:value="24" calcext:value-type="float">
            <text:p>24</text:p>
          </table:table-cell>
          <table:table-cell table:formula="of:=ROUNDUP(MAX((100-MAX([.T$5]+10*MIN([.AQ49];0);0))*INT(([.$K49]-MAX([.AQ49];0))*[.$J49])/100;0);0)" office:value-type="float" office:value="22" calcext:value-type="float">
            <text:p>22</text:p>
          </table:table-cell>
          <table:table-cell table:formula="of:=ROUNDUP(MAX((100-MAX([.U$5]+10*MIN([.AR49];0);0))*INT(([.$K49]-MAX([.AR49];0))*[.$J49])/100;0);0)" office:value-type="float" office:value="22" calcext:value-type="float">
            <text:p>22</text:p>
          </table:table-cell>
          <table:table-cell table:formula="of:=ROUNDUP(MAX((100-MAX([.V$5]+10*MIN([.AS49];0);0))*INT(([.$K49]-MAX([.AS49];0))*[.$J49])/100;0);0)" office:value-type="float" office:value="19" calcext:value-type="float">
            <text:p>19</text:p>
          </table:table-cell>
          <table:table-cell table:formula="of:=ROUNDUP(MAX((100-MAX([.W$5]+10*MIN([.AT49];0);0))*INT(([.$K49]-MAX([.AT49];0))*[.$J49])/100;0);0)" office:value-type="float" office:value="18" calcext:value-type="float">
            <text:p>18</text:p>
          </table:table-cell>
          <table:table-cell table:formula="of:=ROUNDUP(MAX((100-MAX([.X$5]+10*MIN([.AU49];0);0))*INT(([.$K49]-MAX([.AU49];0))*[.$J49])/100;0);0)" office:value-type="float" office:value="16" calcext:value-type="float">
            <text:p>16</text:p>
          </table:table-cell>
          <table:table-cell table:formula="of:=ROUNDUP(MAX((100-MAX([.Y$5]+10*MIN([.AV49];0);0))*INT(([.$K49]-MAX([.AV49];0))*[.$J49])/100;0);0)" office:value-type="float" office:value="13" calcext:value-type="float">
            <text:p>13</text:p>
          </table:table-cell>
          <table:table-cell table:formula="of:=ROUNDUP(MAX((100-MAX([.Z$5]+10*MIN([.AW49];0);0))*INT(([.$K49]-MAX([.AW49];0))*[.$J49])/100;0);0)" office:value-type="float" office:value="12" calcext:value-type="float">
            <text:p>12</text:p>
          </table:table-cell>
          <table:table-cell table:formula="of:=ROUNDUP(MAX((100-MAX([.AA$5]+10*MIN([.AX49];0);0))*INT(([.$K49]-MAX([.AX49];0))*[.$J49])/100;0);0)" office:value-type="float" office:value="8" calcext:value-type="float">
            <text:p>8</text:p>
          </table:table-cell>
          <table:table-cell table:formula="of:=ROUNDUP(MAX((100-MAX([.AB$5]+10*MIN([.AY49];0);0))*INT(([.$K49]-MAX([.AY49];0))*[.$J49])/100;0);0)" office:value-type="float" office:value="7" calcext:value-type="float">
            <text:p>7</text:p>
          </table:table-cell>
          <table:table-cell table:formula="of:=ROUNDUP(MAX((100-MAX([.AC$5]+10*MIN([.AZ49];0);0))*INT(([.$K49]-MAX([.AZ49];0))*[.$J49])/100;0);0)" office:value-type="float" office:value="4" calcext:value-type="float">
            <text:p>4</text:p>
          </table:table-cell>
          <table:table-cell table:number-columns-repeated="6"/>
          <table:table-cell table:formula="of:=FLOOR([.M$4]*IF([.$E49];0.2;1))-[.$G49]" office:value-type="float" office:value="-2" calcext:value-type="float">
            <text:p>-2</text:p>
          </table:table-cell>
          <table:table-cell table:formula="of:=FLOOR([.N$4]*IF([.$E49];0.2;1))-[.$G49]" office:value-type="float" office:value="-2" calcext:value-type="float">
            <text:p>-2</text:p>
          </table:table-cell>
          <table:table-cell table:formula="of:=FLOOR([.O$4]*IF([.$E49];0.2;1))-[.$G49]" office:value-type="float" office:value="-2" calcext:value-type="float">
            <text:p>-2</text:p>
          </table:table-cell>
          <table:table-cell table:formula="of:=FLOOR([.P$4]*IF([.$E49];0.2;1))-[.$G49]" office:value-type="float" office:value="0" calcext:value-type="float">
            <text:p>0</text:p>
          </table:table-cell>
          <table:table-cell table:formula="of:=FLOOR([.Q$4]*IF([.$E49];0.2;1))-[.$G49]" office:value-type="float" office:value="0" calcext:value-type="float">
            <text:p>0</text:p>
          </table:table-cell>
          <table:table-cell table:formula="of:=FLOOR([.R$4]*IF([.$E49];0.2;1))-[.$G49]" office:value-type="float" office:value="0" calcext:value-type="float">
            <text:p>0</text:p>
          </table:table-cell>
          <table:table-cell table:formula="of:=FLOOR([.S$4]*IF([.$E49];0.2;1))-[.$G49]" office:value-type="float" office:value="2" calcext:value-type="float">
            <text:p>2</text:p>
          </table:table-cell>
          <table:table-cell table:formula="of:=FLOOR([.T$4]*IF([.$E49];0.2;1))-[.$G49]" office:value-type="float" office:value="2" calcext:value-type="float">
            <text:p>2</text:p>
          </table:table-cell>
          <table:table-cell table:formula="of:=FLOOR([.U$4]*IF([.$E49];0.2;1))-[.$G49]" office:value-type="float" office:value="2" calcext:value-type="float">
            <text:p>2</text:p>
          </table:table-cell>
          <table:table-cell table:formula="of:=FLOOR([.V$4]*IF([.$E49];0.2;1))-[.$G49]" office:value-type="float" office:value="4" calcext:value-type="float">
            <text:p>4</text:p>
          </table:table-cell>
          <table:table-cell table:formula="of:=FLOOR([.W$4]*IF([.$E49];0.2;1))-[.$G49]" office:value-type="float" office:value="4" calcext:value-type="float">
            <text:p>4</text:p>
          </table:table-cell>
          <table:table-cell table:formula="of:=FLOOR([.X$4]*IF([.$E49];0.2;1))-[.$G49]" office:value-type="float" office:value="6" calcext:value-type="float">
            <text:p>6</text:p>
          </table:table-cell>
          <table:table-cell table:formula="of:=FLOOR([.Y$4]*IF([.$E49];0.2;1))-[.$G49]" office:value-type="float" office:value="8" calcext:value-type="float">
            <text:p>8</text:p>
          </table:table-cell>
          <table:table-cell table:formula="of:=FLOOR([.Z$4]*IF([.$E49];0.2;1))-[.$G49]" office:value-type="float" office:value="10" calcext:value-type="float">
            <text:p>10</text:p>
          </table:table-cell>
          <table:table-cell table:formula="of:=FLOOR([.AA$4]*IF([.$E49];0.2;1))-[.$G49]" office:value-type="float" office:value="12" calcext:value-type="float">
            <text:p>12</text:p>
          </table:table-cell>
          <table:table-cell table:formula="of:=FLOOR([.AB$4]*IF([.$E49];0.2;1))-[.$G49]" office:value-type="float" office:value="12" calcext:value-type="float">
            <text:p>12</text:p>
          </table:table-cell>
          <table:table-cell table:formula="of:=FLOOR([.AC$4]*IF([.$E49];0.2;1))-[.$G4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lug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50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0];[$'EcCo ammo'.$A$6:$'EcCo ammo'.$A$37];[$'EcCo ammo'.H$6:$'EcCo ammo'.H$37]))" office:value-type="float" office:value="2" calcext:value-type="float">
            <text:p>2</text:p>
          </table:table-cell>
          <table:table-cell table:formula="of:=LOOKUP([.$B50];[$'EcCo ammo'.$A$6:$'EcCo ammo'.$A$37];[$'EcCo ammo'.I$6:$'EcCo ammo'.I$37])" office:value-type="float" office:value="5" calcext:value-type="float">
            <text:p>5</text:p>
          </table:table-cell>
          <table:table-cell table:formula="of:=LOOKUP([.$B50];[$'EcCo ammo'.$A$6:$'EcCo ammo'.$A$37];[$'EcCo ammo'.J$6:$'EcCo ammo'.J$37])" office:value-type="float" office:value="4" calcext:value-type="float">
            <text:p>4</text:p>
          </table:table-cell>
          <table:table-cell table:formula="of:=[.H50]/[.I50]" office:value-type="float" office:value="1.25" calcext:value-type="float">
            <text:p>1.25</text:p>
          </table:table-cell>
          <table:table-cell table:formula="of:=ROUND(AVERAGE([.C50];[.D50]))" office:value-type="float" office:value="29" calcext:value-type="float">
            <text:p>29</text:p>
          </table:table-cell>
          <table:table-cell/>
          <table:table-cell table:formula="of:=ROUNDUP(MAX((100-MAX([.M$5]+10*MIN([.AJ50];0);0))*INT(([.$K50]-MAX([.AJ50];0))*[.$J50])/100;0);0)" office:value-type="float" office:value="36" calcext:value-type="float">
            <text:p>36</text:p>
          </table:table-cell>
          <table:table-cell table:formula="of:=ROUNDUP(MAX((100-MAX([.N$5]+10*MIN([.AK50];0);0))*INT(([.$K50]-MAX([.AK50];0))*[.$J50])/100;0);0)" office:value-type="float" office:value="36" calcext:value-type="float">
            <text:p>36</text:p>
          </table:table-cell>
          <table:table-cell table:formula="of:=ROUNDUP(MAX((100-MAX([.O$5]+10*MIN([.AL50];0);0))*INT(([.$K50]-MAX([.AL50];0))*[.$J50])/100;0);0)" office:value-type="float" office:value="36" calcext:value-type="float">
            <text:p>36</text:p>
          </table:table-cell>
          <table:table-cell table:formula="of:=ROUNDUP(MAX((100-MAX([.P$5]+10*MIN([.AM50];0);0))*INT(([.$K50]-MAX([.AM50];0))*[.$J50])/100;0);0)" office:value-type="float" office:value="27" calcext:value-type="float">
            <text:p>27</text:p>
          </table:table-cell>
          <table:table-cell table:formula="of:=ROUNDUP(MAX((100-MAX([.Q$5]+10*MIN([.AN50];0);0))*INT(([.$K50]-MAX([.AN50];0))*[.$J50])/100;0);0)" office:value-type="float" office:value="26" calcext:value-type="float">
            <text:p>26</text:p>
          </table:table-cell>
          <table:table-cell table:formula="of:=ROUNDUP(MAX((100-MAX([.R$5]+10*MIN([.AO50];0);0))*INT(([.$K50]-MAX([.AO50];0))*[.$J50])/100;0);0)" office:value-type="float" office:value="26" calcext:value-type="float">
            <text:p>26</text:p>
          </table:table-cell>
          <table:table-cell table:formula="of:=ROUNDUP(MAX((100-MAX([.S$5]+10*MIN([.AP50];0);0))*INT(([.$K50]-MAX([.AP50];0))*[.$J50])/100;0);0)" office:value-type="float" office:value="24" calcext:value-type="float">
            <text:p>24</text:p>
          </table:table-cell>
          <table:table-cell table:formula="of:=ROUNDUP(MAX((100-MAX([.T$5]+10*MIN([.AQ50];0);0))*INT(([.$K50]-MAX([.AQ50];0))*[.$J50])/100;0);0)" office:value-type="float" office:value="22" calcext:value-type="float">
            <text:p>22</text:p>
          </table:table-cell>
          <table:table-cell table:formula="of:=ROUNDUP(MAX((100-MAX([.U$5]+10*MIN([.AR50];0);0))*INT(([.$K50]-MAX([.AR50];0))*[.$J50])/100;0);0)" office:value-type="float" office:value="22" calcext:value-type="float">
            <text:p>22</text:p>
          </table:table-cell>
          <table:table-cell table:formula="of:=ROUNDUP(MAX((100-MAX([.V$5]+10*MIN([.AS50];0);0))*INT(([.$K50]-MAX([.AS50];0))*[.$J50])/100;0);0)" office:value-type="float" office:value="19" calcext:value-type="float">
            <text:p>19</text:p>
          </table:table-cell>
          <table:table-cell table:formula="of:=ROUNDUP(MAX((100-MAX([.W$5]+10*MIN([.AT50];0);0))*INT(([.$K50]-MAX([.AT50];0))*[.$J50])/100;0);0)" office:value-type="float" office:value="18" calcext:value-type="float">
            <text:p>18</text:p>
          </table:table-cell>
          <table:table-cell table:formula="of:=ROUNDUP(MAX((100-MAX([.X$5]+10*MIN([.AU50];0);0))*INT(([.$K50]-MAX([.AU50];0))*[.$J50])/100;0);0)" office:value-type="float" office:value="16" calcext:value-type="float">
            <text:p>16</text:p>
          </table:table-cell>
          <table:table-cell table:formula="of:=ROUNDUP(MAX((100-MAX([.Y$5]+10*MIN([.AV50];0);0))*INT(([.$K50]-MAX([.AV50];0))*[.$J50])/100;0);0)" office:value-type="float" office:value="13" calcext:value-type="float">
            <text:p>13</text:p>
          </table:table-cell>
          <table:table-cell table:formula="of:=ROUNDUP(MAX((100-MAX([.Z$5]+10*MIN([.AW50];0);0))*INT(([.$K50]-MAX([.AW50];0))*[.$J50])/100;0);0)" office:value-type="float" office:value="12" calcext:value-type="float">
            <text:p>12</text:p>
          </table:table-cell>
          <table:table-cell table:formula="of:=ROUNDUP(MAX((100-MAX([.AA$5]+10*MIN([.AX50];0);0))*INT(([.$K50]-MAX([.AX50];0))*[.$J50])/100;0);0)" office:value-type="float" office:value="8" calcext:value-type="float">
            <text:p>8</text:p>
          </table:table-cell>
          <table:table-cell table:formula="of:=ROUNDUP(MAX((100-MAX([.AB$5]+10*MIN([.AY50];0);0))*INT(([.$K50]-MAX([.AY50];0))*[.$J50])/100;0);0)" office:value-type="float" office:value="7" calcext:value-type="float">
            <text:p>7</text:p>
          </table:table-cell>
          <table:table-cell table:formula="of:=ROUNDUP(MAX((100-MAX([.AC$5]+10*MIN([.AZ50];0);0))*INT(([.$K50]-MAX([.AZ50];0))*[.$J50])/100;0);0)" office:value-type="float" office:value="4" calcext:value-type="float">
            <text:p>4</text:p>
          </table:table-cell>
          <table:table-cell table:number-columns-repeated="6"/>
          <table:table-cell table:formula="of:=FLOOR([.M$4]*IF([.$E50];0.2;1))-[.$G50]" office:value-type="float" office:value="-2" calcext:value-type="float">
            <text:p>-2</text:p>
          </table:table-cell>
          <table:table-cell table:formula="of:=FLOOR([.N$4]*IF([.$E50];0.2;1))-[.$G50]" office:value-type="float" office:value="-2" calcext:value-type="float">
            <text:p>-2</text:p>
          </table:table-cell>
          <table:table-cell table:formula="of:=FLOOR([.O$4]*IF([.$E50];0.2;1))-[.$G50]" office:value-type="float" office:value="-2" calcext:value-type="float">
            <text:p>-2</text:p>
          </table:table-cell>
          <table:table-cell table:formula="of:=FLOOR([.P$4]*IF([.$E50];0.2;1))-[.$G50]" office:value-type="float" office:value="0" calcext:value-type="float">
            <text:p>0</text:p>
          </table:table-cell>
          <table:table-cell table:formula="of:=FLOOR([.Q$4]*IF([.$E50];0.2;1))-[.$G50]" office:value-type="float" office:value="0" calcext:value-type="float">
            <text:p>0</text:p>
          </table:table-cell>
          <table:table-cell table:formula="of:=FLOOR([.R$4]*IF([.$E50];0.2;1))-[.$G50]" office:value-type="float" office:value="0" calcext:value-type="float">
            <text:p>0</text:p>
          </table:table-cell>
          <table:table-cell table:formula="of:=FLOOR([.S$4]*IF([.$E50];0.2;1))-[.$G50]" office:value-type="float" office:value="2" calcext:value-type="float">
            <text:p>2</text:p>
          </table:table-cell>
          <table:table-cell table:formula="of:=FLOOR([.T$4]*IF([.$E50];0.2;1))-[.$G50]" office:value-type="float" office:value="2" calcext:value-type="float">
            <text:p>2</text:p>
          </table:table-cell>
          <table:table-cell table:formula="of:=FLOOR([.U$4]*IF([.$E50];0.2;1))-[.$G50]" office:value-type="float" office:value="2" calcext:value-type="float">
            <text:p>2</text:p>
          </table:table-cell>
          <table:table-cell table:formula="of:=FLOOR([.V$4]*IF([.$E50];0.2;1))-[.$G50]" office:value-type="float" office:value="4" calcext:value-type="float">
            <text:p>4</text:p>
          </table:table-cell>
          <table:table-cell table:formula="of:=FLOOR([.W$4]*IF([.$E50];0.2;1))-[.$G50]" office:value-type="float" office:value="4" calcext:value-type="float">
            <text:p>4</text:p>
          </table:table-cell>
          <table:table-cell table:formula="of:=FLOOR([.X$4]*IF([.$E50];0.2;1))-[.$G50]" office:value-type="float" office:value="6" calcext:value-type="float">
            <text:p>6</text:p>
          </table:table-cell>
          <table:table-cell table:formula="of:=FLOOR([.Y$4]*IF([.$E50];0.2;1))-[.$G50]" office:value-type="float" office:value="8" calcext:value-type="float">
            <text:p>8</text:p>
          </table:table-cell>
          <table:table-cell table:formula="of:=FLOOR([.Z$4]*IF([.$E50];0.2;1))-[.$G50]" office:value-type="float" office:value="10" calcext:value-type="float">
            <text:p>10</text:p>
          </table:table-cell>
          <table:table-cell table:formula="of:=FLOOR([.AA$4]*IF([.$E50];0.2;1))-[.$G50]" office:value-type="float" office:value="12" calcext:value-type="float">
            <text:p>12</text:p>
          </table:table-cell>
          <table:table-cell table:formula="of:=FLOOR([.AB$4]*IF([.$E50];0.2;1))-[.$G50]" office:value-type="float" office:value="12" calcext:value-type="float">
            <text:p>12</text:p>
          </table:table-cell>
          <table:table-cell table:formula="of:=FLOOR([.AC$4]*IF([.$E50];0.2;1))-[.$G5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Buckshot 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51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1];[$'EcCo ammo'.$A$6:$'EcCo ammo'.$A$37];[$'EcCo ammo'.H$6:$'EcCo ammo'.H$37]))" office:value-type="float" office:value="2" calcext:value-type="float">
            <text:p>2</text:p>
          </table:table-cell>
          <table:table-cell table:formula="of:=LOOKUP([.$B51];[$'EcCo ammo'.$A$6:$'EcCo ammo'.$A$37];[$'EcCo ammo'.I$6:$'EcCo ammo'.I$37])" office:value-type="float" office:value="5" calcext:value-type="float">
            <text:p>5</text:p>
          </table:table-cell>
          <table:table-cell table:formula="of:=LOOKUP([.$B51];[$'EcCo ammo'.$A$6:$'EcCo ammo'.$A$37];[$'EcCo ammo'.J$6:$'EcCo ammo'.J$37])" office:value-type="float" office:value="4" calcext:value-type="float">
            <text:p>4</text:p>
          </table:table-cell>
          <table:table-cell table:formula="of:=[.H51]/[.I51]" office:value-type="float" office:value="1.25" calcext:value-type="float">
            <text:p>1.25</text:p>
          </table:table-cell>
          <table:table-cell table:formula="of:=ROUND(AVERAGE([.C51];[.D51]))" office:value-type="float" office:value="29" calcext:value-type="float">
            <text:p>29</text:p>
          </table:table-cell>
          <table:table-cell/>
          <table:table-cell table:formula="of:=ROUNDUP(MAX((100-MAX([.M$5]+10*MIN([.AJ51];0);0))*INT(([.$K51]-MAX([.AJ51];0))*[.$J51])/100;0);0)" office:value-type="float" office:value="36" calcext:value-type="float">
            <text:p>36</text:p>
          </table:table-cell>
          <table:table-cell table:formula="of:=ROUNDUP(MAX((100-MAX([.N$5]+10*MIN([.AK51];0);0))*INT(([.$K51]-MAX([.AK51];0))*[.$J51])/100;0);0)" office:value-type="float" office:value="36" calcext:value-type="float">
            <text:p>36</text:p>
          </table:table-cell>
          <table:table-cell table:formula="of:=ROUNDUP(MAX((100-MAX([.O$5]+10*MIN([.AL51];0);0))*INT(([.$K51]-MAX([.AL51];0))*[.$J51])/100;0);0)" office:value-type="float" office:value="36" calcext:value-type="float">
            <text:p>36</text:p>
          </table:table-cell>
          <table:table-cell table:formula="of:=ROUNDUP(MAX((100-MAX([.P$5]+10*MIN([.AM51];0);0))*INT(([.$K51]-MAX([.AM51];0))*[.$J51])/100;0);0)" office:value-type="float" office:value="27" calcext:value-type="float">
            <text:p>27</text:p>
          </table:table-cell>
          <table:table-cell table:formula="of:=ROUNDUP(MAX((100-MAX([.Q$5]+10*MIN([.AN51];0);0))*INT(([.$K51]-MAX([.AN51];0))*[.$J51])/100;0);0)" office:value-type="float" office:value="26" calcext:value-type="float">
            <text:p>26</text:p>
          </table:table-cell>
          <table:table-cell table:formula="of:=ROUNDUP(MAX((100-MAX([.R$5]+10*MIN([.AO51];0);0))*INT(([.$K51]-MAX([.AO51];0))*[.$J51])/100;0);0)" office:value-type="float" office:value="26" calcext:value-type="float">
            <text:p>26</text:p>
          </table:table-cell>
          <table:table-cell table:formula="of:=ROUNDUP(MAX((100-MAX([.S$5]+10*MIN([.AP51];0);0))*INT(([.$K51]-MAX([.AP51];0))*[.$J51])/100;0);0)" office:value-type="float" office:value="24" calcext:value-type="float">
            <text:p>24</text:p>
          </table:table-cell>
          <table:table-cell table:formula="of:=ROUNDUP(MAX((100-MAX([.T$5]+10*MIN([.AQ51];0);0))*INT(([.$K51]-MAX([.AQ51];0))*[.$J51])/100;0);0)" office:value-type="float" office:value="22" calcext:value-type="float">
            <text:p>22</text:p>
          </table:table-cell>
          <table:table-cell table:formula="of:=ROUNDUP(MAX((100-MAX([.U$5]+10*MIN([.AR51];0);0))*INT(([.$K51]-MAX([.AR51];0))*[.$J51])/100;0);0)" office:value-type="float" office:value="22" calcext:value-type="float">
            <text:p>22</text:p>
          </table:table-cell>
          <table:table-cell table:formula="of:=ROUNDUP(MAX((100-MAX([.V$5]+10*MIN([.AS51];0);0))*INT(([.$K51]-MAX([.AS51];0))*[.$J51])/100;0);0)" office:value-type="float" office:value="19" calcext:value-type="float">
            <text:p>19</text:p>
          </table:table-cell>
          <table:table-cell table:formula="of:=ROUNDUP(MAX((100-MAX([.W$5]+10*MIN([.AT51];0);0))*INT(([.$K51]-MAX([.AT51];0))*[.$J51])/100;0);0)" office:value-type="float" office:value="18" calcext:value-type="float">
            <text:p>18</text:p>
          </table:table-cell>
          <table:table-cell table:formula="of:=ROUNDUP(MAX((100-MAX([.X$5]+10*MIN([.AU51];0);0))*INT(([.$K51]-MAX([.AU51];0))*[.$J51])/100;0);0)" office:value-type="float" office:value="16" calcext:value-type="float">
            <text:p>16</text:p>
          </table:table-cell>
          <table:table-cell table:formula="of:=ROUNDUP(MAX((100-MAX([.Y$5]+10*MIN([.AV51];0);0))*INT(([.$K51]-MAX([.AV51];0))*[.$J51])/100;0);0)" office:value-type="float" office:value="13" calcext:value-type="float">
            <text:p>13</text:p>
          </table:table-cell>
          <table:table-cell table:formula="of:=ROUNDUP(MAX((100-MAX([.Z$5]+10*MIN([.AW51];0);0))*INT(([.$K51]-MAX([.AW51];0))*[.$J51])/100;0);0)" office:value-type="float" office:value="12" calcext:value-type="float">
            <text:p>12</text:p>
          </table:table-cell>
          <table:table-cell table:formula="of:=ROUNDUP(MAX((100-MAX([.AA$5]+10*MIN([.AX51];0);0))*INT(([.$K51]-MAX([.AX51];0))*[.$J51])/100;0);0)" office:value-type="float" office:value="8" calcext:value-type="float">
            <text:p>8</text:p>
          </table:table-cell>
          <table:table-cell table:formula="of:=ROUNDUP(MAX((100-MAX([.AB$5]+10*MIN([.AY51];0);0))*INT(([.$K51]-MAX([.AY51];0))*[.$J51])/100;0);0)" office:value-type="float" office:value="7" calcext:value-type="float">
            <text:p>7</text:p>
          </table:table-cell>
          <table:table-cell table:formula="of:=ROUNDUP(MAX((100-MAX([.AC$5]+10*MIN([.AZ51];0);0))*INT(([.$K51]-MAX([.AZ51];0))*[.$J51])/100;0);0)" office:value-type="float" office:value="4" calcext:value-type="float">
            <text:p>4</text:p>
          </table:table-cell>
          <table:table-cell table:number-columns-repeated="6"/>
          <table:table-cell table:formula="of:=FLOOR([.M$4]*IF([.$E51];0.2;1))-[.$G51]" office:value-type="float" office:value="-2" calcext:value-type="float">
            <text:p>-2</text:p>
          </table:table-cell>
          <table:table-cell table:formula="of:=FLOOR([.N$4]*IF([.$E51];0.2;1))-[.$G51]" office:value-type="float" office:value="-2" calcext:value-type="float">
            <text:p>-2</text:p>
          </table:table-cell>
          <table:table-cell table:formula="of:=FLOOR([.O$4]*IF([.$E51];0.2;1))-[.$G51]" office:value-type="float" office:value="-2" calcext:value-type="float">
            <text:p>-2</text:p>
          </table:table-cell>
          <table:table-cell table:formula="of:=FLOOR([.P$4]*IF([.$E51];0.2;1))-[.$G51]" office:value-type="float" office:value="0" calcext:value-type="float">
            <text:p>0</text:p>
          </table:table-cell>
          <table:table-cell table:formula="of:=FLOOR([.Q$4]*IF([.$E51];0.2;1))-[.$G51]" office:value-type="float" office:value="0" calcext:value-type="float">
            <text:p>0</text:p>
          </table:table-cell>
          <table:table-cell table:formula="of:=FLOOR([.R$4]*IF([.$E51];0.2;1))-[.$G51]" office:value-type="float" office:value="0" calcext:value-type="float">
            <text:p>0</text:p>
          </table:table-cell>
          <table:table-cell table:formula="of:=FLOOR([.S$4]*IF([.$E51];0.2;1))-[.$G51]" office:value-type="float" office:value="2" calcext:value-type="float">
            <text:p>2</text:p>
          </table:table-cell>
          <table:table-cell table:formula="of:=FLOOR([.T$4]*IF([.$E51];0.2;1))-[.$G51]" office:value-type="float" office:value="2" calcext:value-type="float">
            <text:p>2</text:p>
          </table:table-cell>
          <table:table-cell table:formula="of:=FLOOR([.U$4]*IF([.$E51];0.2;1))-[.$G51]" office:value-type="float" office:value="2" calcext:value-type="float">
            <text:p>2</text:p>
          </table:table-cell>
          <table:table-cell table:formula="of:=FLOOR([.V$4]*IF([.$E51];0.2;1))-[.$G51]" office:value-type="float" office:value="4" calcext:value-type="float">
            <text:p>4</text:p>
          </table:table-cell>
          <table:table-cell table:formula="of:=FLOOR([.W$4]*IF([.$E51];0.2;1))-[.$G51]" office:value-type="float" office:value="4" calcext:value-type="float">
            <text:p>4</text:p>
          </table:table-cell>
          <table:table-cell table:formula="of:=FLOOR([.X$4]*IF([.$E51];0.2;1))-[.$G51]" office:value-type="float" office:value="6" calcext:value-type="float">
            <text:p>6</text:p>
          </table:table-cell>
          <table:table-cell table:formula="of:=FLOOR([.Y$4]*IF([.$E51];0.2;1))-[.$G51]" office:value-type="float" office:value="8" calcext:value-type="float">
            <text:p>8</text:p>
          </table:table-cell>
          <table:table-cell table:formula="of:=FLOOR([.Z$4]*IF([.$E51];0.2;1))-[.$G51]" office:value-type="float" office:value="10" calcext:value-type="float">
            <text:p>10</text:p>
          </table:table-cell>
          <table:table-cell table:formula="of:=FLOOR([.AA$4]*IF([.$E51];0.2;1))-[.$G51]" office:value-type="float" office:value="12" calcext:value-type="float">
            <text:p>12</text:p>
          </table:table-cell>
          <table:table-cell table:formula="of:=FLOOR([.AB$4]*IF([.$E51];0.2;1))-[.$G51]" office:value-type="float" office:value="12" calcext:value-type="float">
            <text:p>12</text:p>
          </table:table-cell>
          <table:table-cell table:formula="of:=FLOOR([.AC$4]*IF([.$E51];0.2;1))-[.$G5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2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2];[$'EcCo ammo'.$A$6:$'EcCo ammo'.$A$37];[$'EcCo ammo'.H$6:$'EcCo ammo'.H$37]))" office:value-type="float" office:value="2" calcext:value-type="float">
            <text:p>2</text:p>
          </table:table-cell>
          <table:table-cell table:formula="of:=LOOKUP([.$B52];[$'EcCo ammo'.$A$6:$'EcCo ammo'.$A$37];[$'EcCo ammo'.I$6:$'EcCo ammo'.I$37])" office:value-type="float" office:value="5" calcext:value-type="float">
            <text:p>5</text:p>
          </table:table-cell>
          <table:table-cell table:formula="of:=LOOKUP([.$B52];[$'EcCo ammo'.$A$6:$'EcCo ammo'.$A$37];[$'EcCo ammo'.J$6:$'EcCo ammo'.J$37])" office:value-type="float" office:value="4" calcext:value-type="float">
            <text:p>4</text:p>
          </table:table-cell>
          <table:table-cell table:formula="of:=[.H52]/[.I52]" office:value-type="float" office:value="1.25" calcext:value-type="float">
            <text:p>1.25</text:p>
          </table:table-cell>
          <table:table-cell table:formula="of:=ROUND(AVERAGE([.C52];[.D52]))" office:value-type="float" office:value="31" calcext:value-type="float">
            <text:p>31</text:p>
          </table:table-cell>
          <table:table-cell/>
          <table:table-cell table:formula="of:=ROUNDUP(MAX((100-MAX([.M$5]+10*MIN([.AJ52];0);0))*INT(([.$K52]-MAX([.AJ52];0))*[.$J52])/100;0);0)" office:value-type="float" office:value="38" calcext:value-type="float">
            <text:p>38</text:p>
          </table:table-cell>
          <table:table-cell table:formula="of:=ROUNDUP(MAX((100-MAX([.N$5]+10*MIN([.AK52];0);0))*INT(([.$K52]-MAX([.AK52];0))*[.$J52])/100;0);0)" office:value-type="float" office:value="38" calcext:value-type="float">
            <text:p>38</text:p>
          </table:table-cell>
          <table:table-cell table:formula="of:=ROUNDUP(MAX((100-MAX([.O$5]+10*MIN([.AL52];0);0))*INT(([.$K52]-MAX([.AL52];0))*[.$J52])/100;0);0)" office:value-type="float" office:value="38" calcext:value-type="float">
            <text:p>38</text:p>
          </table:table-cell>
          <table:table-cell table:formula="of:=ROUNDUP(MAX((100-MAX([.P$5]+10*MIN([.AM52];0);0))*INT(([.$K52]-MAX([.AM52];0))*[.$J52])/100;0);0)" office:value-type="float" office:value="29" calcext:value-type="float">
            <text:p>29</text:p>
          </table:table-cell>
          <table:table-cell table:formula="of:=ROUNDUP(MAX((100-MAX([.Q$5]+10*MIN([.AN52];0);0))*INT(([.$K52]-MAX([.AN52];0))*[.$J52])/100;0);0)" office:value-type="float" office:value="27" calcext:value-type="float">
            <text:p>27</text:p>
          </table:table-cell>
          <table:table-cell table:formula="of:=ROUNDUP(MAX((100-MAX([.R$5]+10*MIN([.AO52];0);0))*INT(([.$K52]-MAX([.AO52];0))*[.$J52])/100;0);0)" office:value-type="float" office:value="27" calcext:value-type="float">
            <text:p>27</text:p>
          </table:table-cell>
          <table:table-cell table:formula="of:=ROUNDUP(MAX((100-MAX([.S$5]+10*MIN([.AP52];0);0))*INT(([.$K52]-MAX([.AP52];0))*[.$J52])/100;0);0)" office:value-type="float" office:value="26" calcext:value-type="float">
            <text:p>26</text:p>
          </table:table-cell>
          <table:table-cell table:formula="of:=ROUNDUP(MAX((100-MAX([.T$5]+10*MIN([.AQ52];0);0))*INT(([.$K52]-MAX([.AQ52];0))*[.$J52])/100;0);0)" office:value-type="float" office:value="24" calcext:value-type="float">
            <text:p>24</text:p>
          </table:table-cell>
          <table:table-cell table:formula="of:=ROUNDUP(MAX((100-MAX([.U$5]+10*MIN([.AR52];0);0))*INT(([.$K52]-MAX([.AR52];0))*[.$J52])/100;0);0)" office:value-type="float" office:value="24" calcext:value-type="float">
            <text:p>24</text:p>
          </table:table-cell>
          <table:table-cell table:formula="of:=ROUNDUP(MAX((100-MAX([.V$5]+10*MIN([.AS52];0);0))*INT(([.$K52]-MAX([.AS52];0))*[.$J52])/100;0);0)" office:value-type="float" office:value="20" calcext:value-type="float">
            <text:p>20</text:p>
          </table:table-cell>
          <table:table-cell table:formula="of:=ROUNDUP(MAX((100-MAX([.W$5]+10*MIN([.AT52];0);0))*INT(([.$K52]-MAX([.AT52];0))*[.$J52])/100;0);0)" office:value-type="float" office:value="19" calcext:value-type="float">
            <text:p>19</text:p>
          </table:table-cell>
          <table:table-cell table:formula="of:=ROUNDUP(MAX((100-MAX([.X$5]+10*MIN([.AU52];0);0))*INT(([.$K52]-MAX([.AU52];0))*[.$J52])/100;0);0)" office:value-type="float" office:value="18" calcext:value-type="float">
            <text:p>18</text:p>
          </table:table-cell>
          <table:table-cell table:formula="of:=ROUNDUP(MAX((100-MAX([.Y$5]+10*MIN([.AV52];0);0))*INT(([.$K52]-MAX([.AV52];0))*[.$J52])/100;0);0)" office:value-type="float" office:value="14" calcext:value-type="float">
            <text:p>14</text:p>
          </table:table-cell>
          <table:table-cell table:formula="of:=ROUNDUP(MAX((100-MAX([.Z$5]+10*MIN([.AW52];0);0))*INT(([.$K52]-MAX([.AW52];0))*[.$J52])/100;0);0)" office:value-type="float" office:value="13" calcext:value-type="float">
            <text:p>13</text:p>
          </table:table-cell>
          <table:table-cell table:formula="of:=ROUNDUP(MAX((100-MAX([.AA$5]+10*MIN([.AX52];0);0))*INT(([.$K52]-MAX([.AX52];0))*[.$J52])/100;0);0)" office:value-type="float" office:value="9" calcext:value-type="float">
            <text:p>9</text:p>
          </table:table-cell>
          <table:table-cell table:formula="of:=ROUNDUP(MAX((100-MAX([.AB$5]+10*MIN([.AY52];0);0))*INT(([.$K52]-MAX([.AY52];0))*[.$J52])/100;0);0)" office:value-type="float" office:value="7" calcext:value-type="float">
            <text:p>7</text:p>
          </table:table-cell>
          <table:table-cell table:formula="of:=ROUNDUP(MAX((100-MAX([.AC$5]+10*MIN([.AZ52];0);0))*INT(([.$K52]-MAX([.AZ52];0))*[.$J52])/100;0);0)" office:value-type="float" office:value="5" calcext:value-type="float">
            <text:p>5</text:p>
          </table:table-cell>
          <table:table-cell table:number-columns-repeated="6"/>
          <table:table-cell table:formula="of:=FLOOR([.M$4]*IF([.$E52];0.2;1))-[.$G52]" office:value-type="float" office:value="-2" calcext:value-type="float">
            <text:p>-2</text:p>
          </table:table-cell>
          <table:table-cell table:formula="of:=FLOOR([.N$4]*IF([.$E52];0.2;1))-[.$G52]" office:value-type="float" office:value="-2" calcext:value-type="float">
            <text:p>-2</text:p>
          </table:table-cell>
          <table:table-cell table:formula="of:=FLOOR([.O$4]*IF([.$E52];0.2;1))-[.$G52]" office:value-type="float" office:value="-2" calcext:value-type="float">
            <text:p>-2</text:p>
          </table:table-cell>
          <table:table-cell table:formula="of:=FLOOR([.P$4]*IF([.$E52];0.2;1))-[.$G52]" office:value-type="float" office:value="0" calcext:value-type="float">
            <text:p>0</text:p>
          </table:table-cell>
          <table:table-cell table:formula="of:=FLOOR([.Q$4]*IF([.$E52];0.2;1))-[.$G52]" office:value-type="float" office:value="0" calcext:value-type="float">
            <text:p>0</text:p>
          </table:table-cell>
          <table:table-cell table:formula="of:=FLOOR([.R$4]*IF([.$E52];0.2;1))-[.$G52]" office:value-type="float" office:value="0" calcext:value-type="float">
            <text:p>0</text:p>
          </table:table-cell>
          <table:table-cell table:formula="of:=FLOOR([.S$4]*IF([.$E52];0.2;1))-[.$G52]" office:value-type="float" office:value="2" calcext:value-type="float">
            <text:p>2</text:p>
          </table:table-cell>
          <table:table-cell table:formula="of:=FLOOR([.T$4]*IF([.$E52];0.2;1))-[.$G52]" office:value-type="float" office:value="2" calcext:value-type="float">
            <text:p>2</text:p>
          </table:table-cell>
          <table:table-cell table:formula="of:=FLOOR([.U$4]*IF([.$E52];0.2;1))-[.$G52]" office:value-type="float" office:value="2" calcext:value-type="float">
            <text:p>2</text:p>
          </table:table-cell>
          <table:table-cell table:formula="of:=FLOOR([.V$4]*IF([.$E52];0.2;1))-[.$G52]" office:value-type="float" office:value="4" calcext:value-type="float">
            <text:p>4</text:p>
          </table:table-cell>
          <table:table-cell table:formula="of:=FLOOR([.W$4]*IF([.$E52];0.2;1))-[.$G52]" office:value-type="float" office:value="4" calcext:value-type="float">
            <text:p>4</text:p>
          </table:table-cell>
          <table:table-cell table:formula="of:=FLOOR([.X$4]*IF([.$E52];0.2;1))-[.$G52]" office:value-type="float" office:value="6" calcext:value-type="float">
            <text:p>6</text:p>
          </table:table-cell>
          <table:table-cell table:formula="of:=FLOOR([.Y$4]*IF([.$E52];0.2;1))-[.$G52]" office:value-type="float" office:value="8" calcext:value-type="float">
            <text:p>8</text:p>
          </table:table-cell>
          <table:table-cell table:formula="of:=FLOOR([.Z$4]*IF([.$E52];0.2;1))-[.$G52]" office:value-type="float" office:value="10" calcext:value-type="float">
            <text:p>10</text:p>
          </table:table-cell>
          <table:table-cell table:formula="of:=FLOOR([.AA$4]*IF([.$E52];0.2;1))-[.$G52]" office:value-type="float" office:value="12" calcext:value-type="float">
            <text:p>12</text:p>
          </table:table-cell>
          <table:table-cell table:formula="of:=FLOOR([.AB$4]*IF([.$E52];0.2;1))-[.$G52]" office:value-type="float" office:value="12" calcext:value-type="float">
            <text:p>12</text:p>
          </table:table-cell>
          <table:table-cell table:formula="of:=FLOOR([.AC$4]*IF([.$E52];0.2;1))-[.$G52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lug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3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3];[$'EcCo ammo'.$A$6:$'EcCo ammo'.$A$37];[$'EcCo ammo'.H$6:$'EcCo ammo'.H$37]))" office:value-type="float" office:value="2" calcext:value-type="float">
            <text:p>2</text:p>
          </table:table-cell>
          <table:table-cell table:formula="of:=LOOKUP([.$B53];[$'EcCo ammo'.$A$6:$'EcCo ammo'.$A$37];[$'EcCo ammo'.I$6:$'EcCo ammo'.I$37])" office:value-type="float" office:value="5" calcext:value-type="float">
            <text:p>5</text:p>
          </table:table-cell>
          <table:table-cell table:formula="of:=LOOKUP([.$B53];[$'EcCo ammo'.$A$6:$'EcCo ammo'.$A$37];[$'EcCo ammo'.J$6:$'EcCo ammo'.J$37])" office:value-type="float" office:value="4" calcext:value-type="float">
            <text:p>4</text:p>
          </table:table-cell>
          <table:table-cell table:formula="of:=[.H53]/[.I53]" office:value-type="float" office:value="1.25" calcext:value-type="float">
            <text:p>1.25</text:p>
          </table:table-cell>
          <table:table-cell table:formula="of:=ROUND(AVERAGE([.C53];[.D53]))" office:value-type="float" office:value="31" calcext:value-type="float">
            <text:p>31</text:p>
          </table:table-cell>
          <table:table-cell/>
          <table:table-cell table:formula="of:=ROUNDUP(MAX((100-MAX([.M$5]+10*MIN([.AJ53];0);0))*INT(([.$K53]-MAX([.AJ53];0))*[.$J53])/100;0);0)" office:value-type="float" office:value="38" calcext:value-type="float">
            <text:p>38</text:p>
          </table:table-cell>
          <table:table-cell table:formula="of:=ROUNDUP(MAX((100-MAX([.N$5]+10*MIN([.AK53];0);0))*INT(([.$K53]-MAX([.AK53];0))*[.$J53])/100;0);0)" office:value-type="float" office:value="38" calcext:value-type="float">
            <text:p>38</text:p>
          </table:table-cell>
          <table:table-cell table:formula="of:=ROUNDUP(MAX((100-MAX([.O$5]+10*MIN([.AL53];0);0))*INT(([.$K53]-MAX([.AL53];0))*[.$J53])/100;0);0)" office:value-type="float" office:value="38" calcext:value-type="float">
            <text:p>38</text:p>
          </table:table-cell>
          <table:table-cell table:formula="of:=ROUNDUP(MAX((100-MAX([.P$5]+10*MIN([.AM53];0);0))*INT(([.$K53]-MAX([.AM53];0))*[.$J53])/100;0);0)" office:value-type="float" office:value="29" calcext:value-type="float">
            <text:p>29</text:p>
          </table:table-cell>
          <table:table-cell table:formula="of:=ROUNDUP(MAX((100-MAX([.Q$5]+10*MIN([.AN53];0);0))*INT(([.$K53]-MAX([.AN53];0))*[.$J53])/100;0);0)" office:value-type="float" office:value="27" calcext:value-type="float">
            <text:p>27</text:p>
          </table:table-cell>
          <table:table-cell table:formula="of:=ROUNDUP(MAX((100-MAX([.R$5]+10*MIN([.AO53];0);0))*INT(([.$K53]-MAX([.AO53];0))*[.$J53])/100;0);0)" office:value-type="float" office:value="27" calcext:value-type="float">
            <text:p>27</text:p>
          </table:table-cell>
          <table:table-cell table:formula="of:=ROUNDUP(MAX((100-MAX([.S$5]+10*MIN([.AP53];0);0))*INT(([.$K53]-MAX([.AP53];0))*[.$J53])/100;0);0)" office:value-type="float" office:value="26" calcext:value-type="float">
            <text:p>26</text:p>
          </table:table-cell>
          <table:table-cell table:formula="of:=ROUNDUP(MAX((100-MAX([.T$5]+10*MIN([.AQ53];0);0))*INT(([.$K53]-MAX([.AQ53];0))*[.$J53])/100;0);0)" office:value-type="float" office:value="24" calcext:value-type="float">
            <text:p>24</text:p>
          </table:table-cell>
          <table:table-cell table:formula="of:=ROUNDUP(MAX((100-MAX([.U$5]+10*MIN([.AR53];0);0))*INT(([.$K53]-MAX([.AR53];0))*[.$J53])/100;0);0)" office:value-type="float" office:value="24" calcext:value-type="float">
            <text:p>24</text:p>
          </table:table-cell>
          <table:table-cell table:formula="of:=ROUNDUP(MAX((100-MAX([.V$5]+10*MIN([.AS53];0);0))*INT(([.$K53]-MAX([.AS53];0))*[.$J53])/100;0);0)" office:value-type="float" office:value="20" calcext:value-type="float">
            <text:p>20</text:p>
          </table:table-cell>
          <table:table-cell table:formula="of:=ROUNDUP(MAX((100-MAX([.W$5]+10*MIN([.AT53];0);0))*INT(([.$K53]-MAX([.AT53];0))*[.$J53])/100;0);0)" office:value-type="float" office:value="19" calcext:value-type="float">
            <text:p>19</text:p>
          </table:table-cell>
          <table:table-cell table:formula="of:=ROUNDUP(MAX((100-MAX([.X$5]+10*MIN([.AU53];0);0))*INT(([.$K53]-MAX([.AU53];0))*[.$J53])/100;0);0)" office:value-type="float" office:value="18" calcext:value-type="float">
            <text:p>18</text:p>
          </table:table-cell>
          <table:table-cell table:formula="of:=ROUNDUP(MAX((100-MAX([.Y$5]+10*MIN([.AV53];0);0))*INT(([.$K53]-MAX([.AV53];0))*[.$J53])/100;0);0)" office:value-type="float" office:value="14" calcext:value-type="float">
            <text:p>14</text:p>
          </table:table-cell>
          <table:table-cell table:formula="of:=ROUNDUP(MAX((100-MAX([.Z$5]+10*MIN([.AW53];0);0))*INT(([.$K53]-MAX([.AW53];0))*[.$J53])/100;0);0)" office:value-type="float" office:value="13" calcext:value-type="float">
            <text:p>13</text:p>
          </table:table-cell>
          <table:table-cell table:formula="of:=ROUNDUP(MAX((100-MAX([.AA$5]+10*MIN([.AX53];0);0))*INT(([.$K53]-MAX([.AX53];0))*[.$J53])/100;0);0)" office:value-type="float" office:value="9" calcext:value-type="float">
            <text:p>9</text:p>
          </table:table-cell>
          <table:table-cell table:formula="of:=ROUNDUP(MAX((100-MAX([.AB$5]+10*MIN([.AY53];0);0))*INT(([.$K53]-MAX([.AY53];0))*[.$J53])/100;0);0)" office:value-type="float" office:value="7" calcext:value-type="float">
            <text:p>7</text:p>
          </table:table-cell>
          <table:table-cell table:formula="of:=ROUNDUP(MAX((100-MAX([.AC$5]+10*MIN([.AZ53];0);0))*INT(([.$K53]-MAX([.AZ53];0))*[.$J53])/100;0);0)" office:value-type="float" office:value="5" calcext:value-type="float">
            <text:p>5</text:p>
          </table:table-cell>
          <table:table-cell table:number-columns-repeated="6"/>
          <table:table-cell table:formula="of:=FLOOR([.M$4]*IF([.$E53];0.2;1))-[.$G53]" office:value-type="float" office:value="-2" calcext:value-type="float">
            <text:p>-2</text:p>
          </table:table-cell>
          <table:table-cell table:formula="of:=FLOOR([.N$4]*IF([.$E53];0.2;1))-[.$G53]" office:value-type="float" office:value="-2" calcext:value-type="float">
            <text:p>-2</text:p>
          </table:table-cell>
          <table:table-cell table:formula="of:=FLOOR([.O$4]*IF([.$E53];0.2;1))-[.$G53]" office:value-type="float" office:value="-2" calcext:value-type="float">
            <text:p>-2</text:p>
          </table:table-cell>
          <table:table-cell table:formula="of:=FLOOR([.P$4]*IF([.$E53];0.2;1))-[.$G53]" office:value-type="float" office:value="0" calcext:value-type="float">
            <text:p>0</text:p>
          </table:table-cell>
          <table:table-cell table:formula="of:=FLOOR([.Q$4]*IF([.$E53];0.2;1))-[.$G53]" office:value-type="float" office:value="0" calcext:value-type="float">
            <text:p>0</text:p>
          </table:table-cell>
          <table:table-cell table:formula="of:=FLOOR([.R$4]*IF([.$E53];0.2;1))-[.$G53]" office:value-type="float" office:value="0" calcext:value-type="float">
            <text:p>0</text:p>
          </table:table-cell>
          <table:table-cell table:formula="of:=FLOOR([.S$4]*IF([.$E53];0.2;1))-[.$G53]" office:value-type="float" office:value="2" calcext:value-type="float">
            <text:p>2</text:p>
          </table:table-cell>
          <table:table-cell table:formula="of:=FLOOR([.T$4]*IF([.$E53];0.2;1))-[.$G53]" office:value-type="float" office:value="2" calcext:value-type="float">
            <text:p>2</text:p>
          </table:table-cell>
          <table:table-cell table:formula="of:=FLOOR([.U$4]*IF([.$E53];0.2;1))-[.$G53]" office:value-type="float" office:value="2" calcext:value-type="float">
            <text:p>2</text:p>
          </table:table-cell>
          <table:table-cell table:formula="of:=FLOOR([.V$4]*IF([.$E53];0.2;1))-[.$G53]" office:value-type="float" office:value="4" calcext:value-type="float">
            <text:p>4</text:p>
          </table:table-cell>
          <table:table-cell table:formula="of:=FLOOR([.W$4]*IF([.$E53];0.2;1))-[.$G53]" office:value-type="float" office:value="4" calcext:value-type="float">
            <text:p>4</text:p>
          </table:table-cell>
          <table:table-cell table:formula="of:=FLOOR([.X$4]*IF([.$E53];0.2;1))-[.$G53]" office:value-type="float" office:value="6" calcext:value-type="float">
            <text:p>6</text:p>
          </table:table-cell>
          <table:table-cell table:formula="of:=FLOOR([.Y$4]*IF([.$E53];0.2;1))-[.$G53]" office:value-type="float" office:value="8" calcext:value-type="float">
            <text:p>8</text:p>
          </table:table-cell>
          <table:table-cell table:formula="of:=FLOOR([.Z$4]*IF([.$E53];0.2;1))-[.$G53]" office:value-type="float" office:value="10" calcext:value-type="float">
            <text:p>10</text:p>
          </table:table-cell>
          <table:table-cell table:formula="of:=FLOOR([.AA$4]*IF([.$E53];0.2;1))-[.$G53]" office:value-type="float" office:value="12" calcext:value-type="float">
            <text:p>12</text:p>
          </table:table-cell>
          <table:table-cell table:formula="of:=FLOOR([.AB$4]*IF([.$E53];0.2;1))-[.$G53]" office:value-type="float" office:value="12" calcext:value-type="float">
            <text:p>12</text:p>
          </table:table-cell>
          <table:table-cell table:formula="of:=FLOOR([.AC$4]*IF([.$E53];0.2;1))-[.$G5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Buckshot 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4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4];[$'EcCo ammo'.$A$6:$'EcCo ammo'.$A$37];[$'EcCo ammo'.H$6:$'EcCo ammo'.H$37]))" office:value-type="float" office:value="2" calcext:value-type="float">
            <text:p>2</text:p>
          </table:table-cell>
          <table:table-cell table:formula="of:=LOOKUP([.$B54];[$'EcCo ammo'.$A$6:$'EcCo ammo'.$A$37];[$'EcCo ammo'.I$6:$'EcCo ammo'.I$37])" office:value-type="float" office:value="5" calcext:value-type="float">
            <text:p>5</text:p>
          </table:table-cell>
          <table:table-cell table:formula="of:=LOOKUP([.$B54];[$'EcCo ammo'.$A$6:$'EcCo ammo'.$A$37];[$'EcCo ammo'.J$6:$'EcCo ammo'.J$37])" office:value-type="float" office:value="4" calcext:value-type="float">
            <text:p>4</text:p>
          </table:table-cell>
          <table:table-cell table:formula="of:=[.H54]/[.I54]" office:value-type="float" office:value="1.25" calcext:value-type="float">
            <text:p>1.25</text:p>
          </table:table-cell>
          <table:table-cell table:formula="of:=ROUND(AVERAGE([.C54];[.D54]))" office:value-type="float" office:value="31" calcext:value-type="float">
            <text:p>31</text:p>
          </table:table-cell>
          <table:table-cell/>
          <table:table-cell table:formula="of:=ROUNDUP(MAX((100-MAX([.M$5]+10*MIN([.AJ54];0);0))*INT(([.$K54]-MAX([.AJ54];0))*[.$J54])/100;0);0)" office:value-type="float" office:value="38" calcext:value-type="float">
            <text:p>38</text:p>
          </table:table-cell>
          <table:table-cell table:formula="of:=ROUNDUP(MAX((100-MAX([.N$5]+10*MIN([.AK54];0);0))*INT(([.$K54]-MAX([.AK54];0))*[.$J54])/100;0);0)" office:value-type="float" office:value="38" calcext:value-type="float">
            <text:p>38</text:p>
          </table:table-cell>
          <table:table-cell table:formula="of:=ROUNDUP(MAX((100-MAX([.O$5]+10*MIN([.AL54];0);0))*INT(([.$K54]-MAX([.AL54];0))*[.$J54])/100;0);0)" office:value-type="float" office:value="38" calcext:value-type="float">
            <text:p>38</text:p>
          </table:table-cell>
          <table:table-cell table:formula="of:=ROUNDUP(MAX((100-MAX([.P$5]+10*MIN([.AM54];0);0))*INT(([.$K54]-MAX([.AM54];0))*[.$J54])/100;0);0)" office:value-type="float" office:value="29" calcext:value-type="float">
            <text:p>29</text:p>
          </table:table-cell>
          <table:table-cell table:formula="of:=ROUNDUP(MAX((100-MAX([.Q$5]+10*MIN([.AN54];0);0))*INT(([.$K54]-MAX([.AN54];0))*[.$J54])/100;0);0)" office:value-type="float" office:value="27" calcext:value-type="float">
            <text:p>27</text:p>
          </table:table-cell>
          <table:table-cell table:formula="of:=ROUNDUP(MAX((100-MAX([.R$5]+10*MIN([.AO54];0);0))*INT(([.$K54]-MAX([.AO54];0))*[.$J54])/100;0);0)" office:value-type="float" office:value="27" calcext:value-type="float">
            <text:p>27</text:p>
          </table:table-cell>
          <table:table-cell table:formula="of:=ROUNDUP(MAX((100-MAX([.S$5]+10*MIN([.AP54];0);0))*INT(([.$K54]-MAX([.AP54];0))*[.$J54])/100;0);0)" office:value-type="float" office:value="26" calcext:value-type="float">
            <text:p>26</text:p>
          </table:table-cell>
          <table:table-cell table:formula="of:=ROUNDUP(MAX((100-MAX([.T$5]+10*MIN([.AQ54];0);0))*INT(([.$K54]-MAX([.AQ54];0))*[.$J54])/100;0);0)" office:value-type="float" office:value="24" calcext:value-type="float">
            <text:p>24</text:p>
          </table:table-cell>
          <table:table-cell table:formula="of:=ROUNDUP(MAX((100-MAX([.U$5]+10*MIN([.AR54];0);0))*INT(([.$K54]-MAX([.AR54];0))*[.$J54])/100;0);0)" office:value-type="float" office:value="24" calcext:value-type="float">
            <text:p>24</text:p>
          </table:table-cell>
          <table:table-cell table:formula="of:=ROUNDUP(MAX((100-MAX([.V$5]+10*MIN([.AS54];0);0))*INT(([.$K54]-MAX([.AS54];0))*[.$J54])/100;0);0)" office:value-type="float" office:value="20" calcext:value-type="float">
            <text:p>20</text:p>
          </table:table-cell>
          <table:table-cell table:formula="of:=ROUNDUP(MAX((100-MAX([.W$5]+10*MIN([.AT54];0);0))*INT(([.$K54]-MAX([.AT54];0))*[.$J54])/100;0);0)" office:value-type="float" office:value="19" calcext:value-type="float">
            <text:p>19</text:p>
          </table:table-cell>
          <table:table-cell table:formula="of:=ROUNDUP(MAX((100-MAX([.X$5]+10*MIN([.AU54];0);0))*INT(([.$K54]-MAX([.AU54];0))*[.$J54])/100;0);0)" office:value-type="float" office:value="18" calcext:value-type="float">
            <text:p>18</text:p>
          </table:table-cell>
          <table:table-cell table:formula="of:=ROUNDUP(MAX((100-MAX([.Y$5]+10*MIN([.AV54];0);0))*INT(([.$K54]-MAX([.AV54];0))*[.$J54])/100;0);0)" office:value-type="float" office:value="14" calcext:value-type="float">
            <text:p>14</text:p>
          </table:table-cell>
          <table:table-cell table:formula="of:=ROUNDUP(MAX((100-MAX([.Z$5]+10*MIN([.AW54];0);0))*INT(([.$K54]-MAX([.AW54];0))*[.$J54])/100;0);0)" office:value-type="float" office:value="13" calcext:value-type="float">
            <text:p>13</text:p>
          </table:table-cell>
          <table:table-cell table:formula="of:=ROUNDUP(MAX((100-MAX([.AA$5]+10*MIN([.AX54];0);0))*INT(([.$K54]-MAX([.AX54];0))*[.$J54])/100;0);0)" office:value-type="float" office:value="9" calcext:value-type="float">
            <text:p>9</text:p>
          </table:table-cell>
          <table:table-cell table:formula="of:=ROUNDUP(MAX((100-MAX([.AB$5]+10*MIN([.AY54];0);0))*INT(([.$K54]-MAX([.AY54];0))*[.$J54])/100;0);0)" office:value-type="float" office:value="7" calcext:value-type="float">
            <text:p>7</text:p>
          </table:table-cell>
          <table:table-cell table:formula="of:=ROUNDUP(MAX((100-MAX([.AC$5]+10*MIN([.AZ54];0);0))*INT(([.$K54]-MAX([.AZ54];0))*[.$J54])/100;0);0)" office:value-type="float" office:value="5" calcext:value-type="float">
            <text:p>5</text:p>
          </table:table-cell>
          <table:table-cell table:number-columns-repeated="6"/>
          <table:table-cell table:formula="of:=FLOOR([.M$4]*IF([.$E54];0.2;1))-[.$G54]" office:value-type="float" office:value="-2" calcext:value-type="float">
            <text:p>-2</text:p>
          </table:table-cell>
          <table:table-cell table:formula="of:=FLOOR([.N$4]*IF([.$E54];0.2;1))-[.$G54]" office:value-type="float" office:value="-2" calcext:value-type="float">
            <text:p>-2</text:p>
          </table:table-cell>
          <table:table-cell table:formula="of:=FLOOR([.O$4]*IF([.$E54];0.2;1))-[.$G54]" office:value-type="float" office:value="-2" calcext:value-type="float">
            <text:p>-2</text:p>
          </table:table-cell>
          <table:table-cell table:formula="of:=FLOOR([.P$4]*IF([.$E54];0.2;1))-[.$G54]" office:value-type="float" office:value="0" calcext:value-type="float">
            <text:p>0</text:p>
          </table:table-cell>
          <table:table-cell table:formula="of:=FLOOR([.Q$4]*IF([.$E54];0.2;1))-[.$G54]" office:value-type="float" office:value="0" calcext:value-type="float">
            <text:p>0</text:p>
          </table:table-cell>
          <table:table-cell table:formula="of:=FLOOR([.R$4]*IF([.$E54];0.2;1))-[.$G54]" office:value-type="float" office:value="0" calcext:value-type="float">
            <text:p>0</text:p>
          </table:table-cell>
          <table:table-cell table:formula="of:=FLOOR([.S$4]*IF([.$E54];0.2;1))-[.$G54]" office:value-type="float" office:value="2" calcext:value-type="float">
            <text:p>2</text:p>
          </table:table-cell>
          <table:table-cell table:formula="of:=FLOOR([.T$4]*IF([.$E54];0.2;1))-[.$G54]" office:value-type="float" office:value="2" calcext:value-type="float">
            <text:p>2</text:p>
          </table:table-cell>
          <table:table-cell table:formula="of:=FLOOR([.U$4]*IF([.$E54];0.2;1))-[.$G54]" office:value-type="float" office:value="2" calcext:value-type="float">
            <text:p>2</text:p>
          </table:table-cell>
          <table:table-cell table:formula="of:=FLOOR([.V$4]*IF([.$E54];0.2;1))-[.$G54]" office:value-type="float" office:value="4" calcext:value-type="float">
            <text:p>4</text:p>
          </table:table-cell>
          <table:table-cell table:formula="of:=FLOOR([.W$4]*IF([.$E54];0.2;1))-[.$G54]" office:value-type="float" office:value="4" calcext:value-type="float">
            <text:p>4</text:p>
          </table:table-cell>
          <table:table-cell table:formula="of:=FLOOR([.X$4]*IF([.$E54];0.2;1))-[.$G54]" office:value-type="float" office:value="6" calcext:value-type="float">
            <text:p>6</text:p>
          </table:table-cell>
          <table:table-cell table:formula="of:=FLOOR([.Y$4]*IF([.$E54];0.2;1))-[.$G54]" office:value-type="float" office:value="8" calcext:value-type="float">
            <text:p>8</text:p>
          </table:table-cell>
          <table:table-cell table:formula="of:=FLOOR([.Z$4]*IF([.$E54];0.2;1))-[.$G54]" office:value-type="float" office:value="10" calcext:value-type="float">
            <text:p>10</text:p>
          </table:table-cell>
          <table:table-cell table:formula="of:=FLOOR([.AA$4]*IF([.$E54];0.2;1))-[.$G54]" office:value-type="float" office:value="12" calcext:value-type="float">
            <text:p>12</text:p>
          </table:table-cell>
          <table:table-cell table:formula="of:=FLOOR([.AB$4]*IF([.$E54];0.2;1))-[.$G54]" office:value-type="float" office:value="12" calcext:value-type="float">
            <text:p>12</text:p>
          </table:table-cell>
          <table:table-cell table:formula="of:=FLOOR([.AC$4]*IF([.$E54];0.2;1))-[.$G54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LOOKUP([.$B55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5];[$'EcCo ammo'.$A$6:$'EcCo ammo'.$A$37];[$'EcCo ammo'.H$6:$'EcCo ammo'.H$37]))" office:value-type="float" office:value="10" calcext:value-type="float">
            <text:p>10</text:p>
          </table:table-cell>
          <table:table-cell table:formula="of:=LOOKUP([.$B55];[$'EcCo ammo'.$A$6:$'EcCo ammo'.$A$37];[$'EcCo ammo'.I$6:$'EcCo ammo'.I$37])" office:value-type="float" office:value="1" calcext:value-type="float">
            <text:p>1</text:p>
          </table:table-cell>
          <table:table-cell table:formula="of:=LOOKUP([.$B55];[$'EcCo ammo'.$A$6:$'EcCo ammo'.$A$37];[$'EcCo ammo'.J$6:$'EcCo ammo'.J$37])" office:value-type="float" office:value="1" calcext:value-type="float">
            <text:p>1</text:p>
          </table:table-cell>
          <table:table-cell table:formula="of:=[.H55]/[.I55]" office:value-type="float" office:value="1" calcext:value-type="float">
            <text:p>1.00</text:p>
          </table:table-cell>
          <table:table-cell table:formula="of:=ROUND(AVERAGE([.C55];[.D55]))" office:value-type="float" office:value="17" calcext:value-type="float">
            <text:p>17</text:p>
          </table:table-cell>
          <table:table-cell/>
          <table:table-cell table:formula="of:=ROUNDUP(MAX((100-MAX([.M$5]+10*MIN([.AJ55];0);0))*INT(([.$K55]-MAX([.AJ55];0))*[.$J55])/100;0);0)" office:value-type="float" office:value="17" calcext:value-type="float">
            <text:p>17</text:p>
          </table:table-cell>
          <table:table-cell table:formula="of:=ROUNDUP(MAX((100-MAX([.N$5]+10*MIN([.AK55];0);0))*INT(([.$K55]-MAX([.AK55];0))*[.$J55])/100;0);0)" office:value-type="float" office:value="17" calcext:value-type="float">
            <text:p>17</text:p>
          </table:table-cell>
          <table:table-cell table:formula="of:=ROUNDUP(MAX((100-MAX([.O$5]+10*MIN([.AL55];0);0))*INT(([.$K55]-MAX([.AL55];0))*[.$J55])/100;0);0)" office:value-type="float" office:value="17" calcext:value-type="float">
            <text:p>17</text:p>
          </table:table-cell>
          <table:table-cell table:formula="of:=ROUNDUP(MAX((100-MAX([.P$5]+10*MIN([.AM55];0);0))*INT(([.$K55]-MAX([.AM55];0))*[.$J55])/100;0);0)" office:value-type="float" office:value="17" calcext:value-type="float">
            <text:p>17</text:p>
          </table:table-cell>
          <table:table-cell table:formula="of:=ROUNDUP(MAX((100-MAX([.Q$5]+10*MIN([.AN55];0);0))*INT(([.$K55]-MAX([.AN55];0))*[.$J55])/100;0);0)" office:value-type="float" office:value="17" calcext:value-type="float">
            <text:p>17</text:p>
          </table:table-cell>
          <table:table-cell table:formula="of:=ROUNDUP(MAX((100-MAX([.R$5]+10*MIN([.AO55];0);0))*INT(([.$K55]-MAX([.AO55];0))*[.$J55])/100;0);0)" office:value-type="float" office:value="17" calcext:value-type="float">
            <text:p>17</text:p>
          </table:table-cell>
          <table:table-cell table:formula="of:=ROUNDUP(MAX((100-MAX([.S$5]+10*MIN([.AP55];0);0))*INT(([.$K55]-MAX([.AP55];0))*[.$J55])/100;0);0)" office:value-type="float" office:value="17" calcext:value-type="float">
            <text:p>17</text:p>
          </table:table-cell>
          <table:table-cell table:formula="of:=ROUNDUP(MAX((100-MAX([.T$5]+10*MIN([.AQ55];0);0))*INT(([.$K55]-MAX([.AQ55];0))*[.$J55])/100;0);0)" office:value-type="float" office:value="17" calcext:value-type="float">
            <text:p>17</text:p>
          </table:table-cell>
          <table:table-cell table:formula="of:=ROUNDUP(MAX((100-MAX([.U$5]+10*MIN([.AR55];0);0))*INT(([.$K55]-MAX([.AR55];0))*[.$J55])/100;0);0)" office:value-type="float" office:value="17" calcext:value-type="float">
            <text:p>17</text:p>
          </table:table-cell>
          <table:table-cell table:formula="of:=ROUNDUP(MAX((100-MAX([.V$5]+10*MIN([.AS55];0);0))*INT(([.$K55]-MAX([.AS55];0))*[.$J55])/100;0);0)" office:value-type="float" office:value="17" calcext:value-type="float">
            <text:p>17</text:p>
          </table:table-cell>
          <table:table-cell table:formula="of:=ROUNDUP(MAX((100-MAX([.W$5]+10*MIN([.AT55];0);0))*INT(([.$K55]-MAX([.AT55];0))*[.$J55])/100;0);0)" office:value-type="float" office:value="17" calcext:value-type="float">
            <text:p>17</text:p>
          </table:table-cell>
          <table:table-cell table:formula="of:=ROUNDUP(MAX((100-MAX([.X$5]+10*MIN([.AU55];0);0))*INT(([.$K55]-MAX([.AU55];0))*[.$J55])/100;0);0)" office:value-type="float" office:value="13" calcext:value-type="float">
            <text:p>13</text:p>
          </table:table-cell>
          <table:table-cell table:formula="of:=ROUNDUP(MAX((100-MAX([.Y$5]+10*MIN([.AV55];0);0))*INT(([.$K55]-MAX([.AV55];0))*[.$J55])/100;0);0)" office:value-type="float" office:value="9" calcext:value-type="float">
            <text:p>9</text:p>
          </table:table-cell>
          <table:table-cell table:formula="of:=ROUNDUP(MAX((100-MAX([.Z$5]+10*MIN([.AW55];0);0))*INT(([.$K55]-MAX([.AW55];0))*[.$J55])/100;0);0)" office:value-type="float" office:value="8" calcext:value-type="float">
            <text:p>8</text:p>
          </table:table-cell>
          <table:table-cell table:formula="of:=ROUNDUP(MAX((100-MAX([.AA$5]+10*MIN([.AX55];0);0))*INT(([.$K55]-MAX([.AX55];0))*[.$J55])/100;0);0)" office:value-type="float" office:value="5" calcext:value-type="float">
            <text:p>5</text:p>
          </table:table-cell>
          <table:table-cell table:formula="of:=ROUNDUP(MAX((100-MAX([.AB$5]+10*MIN([.AY55];0);0))*INT(([.$K55]-MAX([.AY55];0))*[.$J55])/100;0);0)" office:value-type="float" office:value="4" calcext:value-type="float">
            <text:p>4</text:p>
          </table:table-cell>
          <table:table-cell table:formula="of:=ROUNDUP(MAX((100-MAX([.AC$5]+10*MIN([.AZ55];0);0))*INT(([.$K55]-MAX([.AZ55];0))*[.$J55])/100;0);0)" office:value-type="float" office:value="3" calcext:value-type="float">
            <text:p>3</text:p>
          </table:table-cell>
          <table:table-cell table:number-columns-repeated="6"/>
          <table:table-cell table:formula="of:=FLOOR([.M$4]*IF([.$E55];0.2;1))-[.$G55]" office:value-type="float" office:value="-10" calcext:value-type="float">
            <text:p>-10</text:p>
          </table:table-cell>
          <table:table-cell table:formula="of:=FLOOR([.N$4]*IF([.$E55];0.2;1))-[.$G55]" office:value-type="float" office:value="-10" calcext:value-type="float">
            <text:p>-10</text:p>
          </table:table-cell>
          <table:table-cell table:formula="of:=FLOOR([.O$4]*IF([.$E55];0.2;1))-[.$G55]" office:value-type="float" office:value="-10" calcext:value-type="float">
            <text:p>-10</text:p>
          </table:table-cell>
          <table:table-cell table:formula="of:=FLOOR([.P$4]*IF([.$E55];0.2;1))-[.$G55]" office:value-type="float" office:value="-8" calcext:value-type="float">
            <text:p>-8</text:p>
          </table:table-cell>
          <table:table-cell table:formula="of:=FLOOR([.Q$4]*IF([.$E55];0.2;1))-[.$G55]" office:value-type="float" office:value="-8" calcext:value-type="float">
            <text:p>-8</text:p>
          </table:table-cell>
          <table:table-cell table:formula="of:=FLOOR([.R$4]*IF([.$E55];0.2;1))-[.$G55]" office:value-type="float" office:value="-8" calcext:value-type="float">
            <text:p>-8</text:p>
          </table:table-cell>
          <table:table-cell table:formula="of:=FLOOR([.S$4]*IF([.$E55];0.2;1))-[.$G55]" office:value-type="float" office:value="-6" calcext:value-type="float">
            <text:p>-6</text:p>
          </table:table-cell>
          <table:table-cell table:formula="of:=FLOOR([.T$4]*IF([.$E55];0.2;1))-[.$G55]" office:value-type="float" office:value="-6" calcext:value-type="float">
            <text:p>-6</text:p>
          </table:table-cell>
          <table:table-cell table:formula="of:=FLOOR([.U$4]*IF([.$E55];0.2;1))-[.$G55]" office:value-type="float" office:value="-6" calcext:value-type="float">
            <text:p>-6</text:p>
          </table:table-cell>
          <table:table-cell table:formula="of:=FLOOR([.V$4]*IF([.$E55];0.2;1))-[.$G55]" office:value-type="float" office:value="-4" calcext:value-type="float">
            <text:p>-4</text:p>
          </table:table-cell>
          <table:table-cell table:formula="of:=FLOOR([.W$4]*IF([.$E55];0.2;1))-[.$G55]" office:value-type="float" office:value="-4" calcext:value-type="float">
            <text:p>-4</text:p>
          </table:table-cell>
          <table:table-cell table:formula="of:=FLOOR([.X$4]*IF([.$E55];0.2;1))-[.$G55]" office:value-type="float" office:value="-2" calcext:value-type="float">
            <text:p>-2</text:p>
          </table:table-cell>
          <table:table-cell table:formula="of:=FLOOR([.Y$4]*IF([.$E55];0.2;1))-[.$G55]" office:value-type="float" office:value="0" calcext:value-type="float">
            <text:p>0</text:p>
          </table:table-cell>
          <table:table-cell table:formula="of:=FLOOR([.Z$4]*IF([.$E55];0.2;1))-[.$G55]" office:value-type="float" office:value="2" calcext:value-type="float">
            <text:p>2</text:p>
          </table:table-cell>
          <table:table-cell table:formula="of:=FLOOR([.AA$4]*IF([.$E55];0.2;1))-[.$G55]" office:value-type="float" office:value="4" calcext:value-type="float">
            <text:p>4</text:p>
          </table:table-cell>
          <table:table-cell table:formula="of:=FLOOR([.AB$4]*IF([.$E55];0.2;1))-[.$G55]" office:value-type="float" office:value="4" calcext:value-type="float">
            <text:p>4</text:p>
          </table:table-cell>
          <table:table-cell table:formula="of:=FLOOR([.AC$4]*IF([.$E55];0.2;1))-[.$G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JH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LOOKUP([.$B56];[$'EcCo ammo'.$A$6:$'EcCo ammo'.$A$37];[$'EcCo ammo'.F$6:$'EcCo ammo'.F$37])" office:value-type="float" office:value="10" calcext:value-type="float">
            <text:p>10</text:p>
          </table:table-cell>
          <table:table-cell table:formula="of:=FLOOR(LOOKUP([.$B56];[$'EcCo ammo'.$A$6:$'EcCo ammo'.$A$37];[$'EcCo ammo'.H$6:$'EcCo ammo'.H$37]))" office:value-type="float" office:value="3" calcext:value-type="float">
            <text:p>3</text:p>
          </table:table-cell>
          <table:table-cell table:formula="of:=LOOKUP([.$B56];[$'EcCo ammo'.$A$6:$'EcCo ammo'.$A$37];[$'EcCo ammo'.I$6:$'EcCo ammo'.I$37])" office:value-type="float" office:value="4" calcext:value-type="float">
            <text:p>4</text:p>
          </table:table-cell>
          <table:table-cell table:formula="of:=LOOKUP([.$B56];[$'EcCo ammo'.$A$6:$'EcCo ammo'.$A$37];[$'EcCo ammo'.J$6:$'EcCo ammo'.J$37])" office:value-type="float" office:value="3" calcext:value-type="float">
            <text:p>3</text:p>
          </table:table-cell>
          <table:table-cell table:formula="of:=[.H56]/[.I56]" office:value-type="float" office:value="1.33333333333333" calcext:value-type="float">
            <text:p>1.33</text:p>
          </table:table-cell>
          <table:table-cell table:formula="of:=ROUND(AVERAGE([.C56];[.D56]))" office:value-type="float" office:value="17" calcext:value-type="float">
            <text:p>17</text:p>
          </table:table-cell>
          <table:table-cell/>
          <table:table-cell table:formula="of:=ROUNDUP(MAX((100-MAX([.M$5]+10*MIN([.AJ56];0);0))*INT(([.$K56]-MAX([.AJ56];0))*[.$J56])/100;0);0)" office:value-type="float" office:value="22" calcext:value-type="float">
            <text:p>22</text:p>
          </table:table-cell>
          <table:table-cell table:formula="of:=ROUNDUP(MAX((100-MAX([.N$5]+10*MIN([.AK56];0);0))*INT(([.$K56]-MAX([.AK56];0))*[.$J56])/100;0);0)" office:value-type="float" office:value="22" calcext:value-type="float">
            <text:p>22</text:p>
          </table:table-cell>
          <table:table-cell table:formula="of:=ROUNDUP(MAX((100-MAX([.O$5]+10*MIN([.AL56];0);0))*INT(([.$K56]-MAX([.AL56];0))*[.$J56])/100;0);0)" office:value-type="float" office:value="22" calcext:value-type="float">
            <text:p>22</text:p>
          </table:table-cell>
          <table:table-cell table:formula="of:=ROUNDUP(MAX((100-MAX([.P$5]+10*MIN([.AM56];0);0))*INT(([.$K56]-MAX([.AM56];0))*[.$J56])/100;0);0)" office:value-type="float" office:value="19" calcext:value-type="float">
            <text:p>19</text:p>
          </table:table-cell>
          <table:table-cell table:formula="of:=ROUNDUP(MAX((100-MAX([.Q$5]+10*MIN([.AN56];0);0))*INT(([.$K56]-MAX([.AN56];0))*[.$J56])/100;0);0)" office:value-type="float" office:value="18" calcext:value-type="float">
            <text:p>18</text:p>
          </table:table-cell>
          <table:table-cell table:formula="of:=ROUNDUP(MAX((100-MAX([.R$5]+10*MIN([.AO56];0);0))*INT(([.$K56]-MAX([.AO56];0))*[.$J56])/100;0);0)" office:value-type="float" office:value="18" calcext:value-type="float">
            <text:p>18</text:p>
          </table:table-cell>
          <table:table-cell table:formula="of:=ROUNDUP(MAX((100-MAX([.S$5]+10*MIN([.AP56];0);0))*INT(([.$K56]-MAX([.AP56];0))*[.$J56])/100;0);0)" office:value-type="float" office:value="15" calcext:value-type="float">
            <text:p>15</text:p>
          </table:table-cell>
          <table:table-cell table:formula="of:=ROUNDUP(MAX((100-MAX([.T$5]+10*MIN([.AQ56];0);0))*INT(([.$K56]-MAX([.AQ56];0))*[.$J56])/100;0);0)" office:value-type="float" office:value="14" calcext:value-type="float">
            <text:p>14</text:p>
          </table:table-cell>
          <table:table-cell table:formula="of:=ROUNDUP(MAX((100-MAX([.U$5]+10*MIN([.AR56];0);0))*INT(([.$K56]-MAX([.AR56];0))*[.$J56])/100;0);0)" office:value-type="float" office:value="14" calcext:value-type="float">
            <text:p>14</text:p>
          </table:table-cell>
          <table:table-cell table:formula="of:=ROUNDUP(MAX((100-MAX([.V$5]+10*MIN([.AS56];0);0))*INT(([.$K56]-MAX([.AS56];0))*[.$J56])/100;0);0)" office:value-type="float" office:value="11" calcext:value-type="float">
            <text:p>11</text:p>
          </table:table-cell>
          <table:table-cell table:formula="of:=ROUNDUP(MAX((100-MAX([.W$5]+10*MIN([.AT56];0);0))*INT(([.$K56]-MAX([.AT56];0))*[.$J56])/100;0);0)" office:value-type="float" office:value="10" calcext:value-type="float">
            <text:p>10</text:p>
          </table:table-cell>
          <table:table-cell table:formula="of:=ROUNDUP(MAX((100-MAX([.X$5]+10*MIN([.AU56];0);0))*INT(([.$K56]-MAX([.AU56];0))*[.$J56])/100;0);0)" office:value-type="float" office:value="9" calcext:value-type="float">
            <text:p>9</text:p>
          </table:table-cell>
          <table:table-cell table:formula="of:=ROUNDUP(MAX((100-MAX([.Y$5]+10*MIN([.AV56];0);0))*INT(([.$K56]-MAX([.AV56];0))*[.$J56])/100;0);0)" office:value-type="float" office:value="7" calcext:value-type="float">
            <text:p>7</text:p>
          </table:table-cell>
          <table:table-cell table:formula="of:=ROUNDUP(MAX((100-MAX([.Z$5]+10*MIN([.AW56];0);0))*INT(([.$K56]-MAX([.AW56];0))*[.$J56])/100;0);0)" office:value-type="float" office:value="5" calcext:value-type="float">
            <text:p>5</text:p>
          </table:table-cell>
          <table:table-cell table:formula="of:=ROUNDUP(MAX((100-MAX([.AA$5]+10*MIN([.AX56];0);0))*INT(([.$K56]-MAX([.AX56];0))*[.$J56])/100;0);0)" office:value-type="float" office:value="3" calcext:value-type="float">
            <text:p>3</text:p>
          </table:table-cell>
          <table:table-cell table:formula="of:=ROUNDUP(MAX((100-MAX([.AB$5]+10*MIN([.AY56];0);0))*INT(([.$K56]-MAX([.AY56];0))*[.$J56])/100;0);0)" office:value-type="float" office:value="3" calcext:value-type="float">
            <text:p>3</text:p>
          </table:table-cell>
          <table:table-cell table:formula="of:=ROUNDUP(MAX((100-MAX([.AC$5]+10*MIN([.AZ56];0);0))*INT(([.$K56]-MAX([.AZ56];0))*[.$J56])/100;0);0)" office:value-type="float" office:value="0" calcext:value-type="float">
            <text:p>0</text:p>
          </table:table-cell>
          <table:table-cell table:number-columns-repeated="6"/>
          <table:table-cell table:formula="of:=FLOOR([.M$4]*IF([.$E56];0.2;1))-[.$G56]" office:value-type="float" office:value="-3" calcext:value-type="float">
            <text:p>-3</text:p>
          </table:table-cell>
          <table:table-cell table:formula="of:=FLOOR([.N$4]*IF([.$E56];0.2;1))-[.$G56]" office:value-type="float" office:value="-3" calcext:value-type="float">
            <text:p>-3</text:p>
          </table:table-cell>
          <table:table-cell table:formula="of:=FLOOR([.O$4]*IF([.$E56];0.2;1))-[.$G56]" office:value-type="float" office:value="-3" calcext:value-type="float">
            <text:p>-3</text:p>
          </table:table-cell>
          <table:table-cell table:formula="of:=FLOOR([.P$4]*IF([.$E56];0.2;1))-[.$G56]" office:value-type="float" office:value="-1" calcext:value-type="float">
            <text:p>-1</text:p>
          </table:table-cell>
          <table:table-cell table:formula="of:=FLOOR([.Q$4]*IF([.$E56];0.2;1))-[.$G56]" office:value-type="float" office:value="-1" calcext:value-type="float">
            <text:p>-1</text:p>
          </table:table-cell>
          <table:table-cell table:formula="of:=FLOOR([.R$4]*IF([.$E56];0.2;1))-[.$G56]" office:value-type="float" office:value="-1" calcext:value-type="float">
            <text:p>-1</text:p>
          </table:table-cell>
          <table:table-cell table:formula="of:=FLOOR([.S$4]*IF([.$E56];0.2;1))-[.$G56]" office:value-type="float" office:value="1" calcext:value-type="float">
            <text:p>1</text:p>
          </table:table-cell>
          <table:table-cell table:formula="of:=FLOOR([.T$4]*IF([.$E56];0.2;1))-[.$G56]" office:value-type="float" office:value="1" calcext:value-type="float">
            <text:p>1</text:p>
          </table:table-cell>
          <table:table-cell table:formula="of:=FLOOR([.U$4]*IF([.$E56];0.2;1))-[.$G56]" office:value-type="float" office:value="1" calcext:value-type="float">
            <text:p>1</text:p>
          </table:table-cell>
          <table:table-cell table:formula="of:=FLOOR([.V$4]*IF([.$E56];0.2;1))-[.$G56]" office:value-type="float" office:value="3" calcext:value-type="float">
            <text:p>3</text:p>
          </table:table-cell>
          <table:table-cell table:formula="of:=FLOOR([.W$4]*IF([.$E56];0.2;1))-[.$G56]" office:value-type="float" office:value="3" calcext:value-type="float">
            <text:p>3</text:p>
          </table:table-cell>
          <table:table-cell table:formula="of:=FLOOR([.X$4]*IF([.$E56];0.2;1))-[.$G56]" office:value-type="float" office:value="5" calcext:value-type="float">
            <text:p>5</text:p>
          </table:table-cell>
          <table:table-cell table:formula="of:=FLOOR([.Y$4]*IF([.$E56];0.2;1))-[.$G56]" office:value-type="float" office:value="7" calcext:value-type="float">
            <text:p>7</text:p>
          </table:table-cell>
          <table:table-cell table:formula="of:=FLOOR([.Z$4]*IF([.$E56];0.2;1))-[.$G56]" office:value-type="float" office:value="9" calcext:value-type="float">
            <text:p>9</text:p>
          </table:table-cell>
          <table:table-cell table:formula="of:=FLOOR([.AA$4]*IF([.$E56];0.2;1))-[.$G56]" office:value-type="float" office:value="11" calcext:value-type="float">
            <text:p>11</text:p>
          </table:table-cell>
          <table:table-cell table:formula="of:=FLOOR([.AB$4]*IF([.$E56];0.2;1))-[.$G56]" office:value-type="float" office:value="11" calcext:value-type="float">
            <text:p>11</text:p>
          </table:table-cell>
          <table:table-cell table:formula="of:=FLOOR([.AC$4]*IF([.$E56];0.2;1))-[.$G56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LOOKUP([.$B57];[$'EcCo ammo'.$A$6:$'EcCo ammo'.$A$37];[$'EcCo ammo'.F$6:$'EcCo ammo'.F$37])" office:value-type="float" office:value="-30" calcext:value-type="float">
            <text:p>-30</text:p>
          </table:table-cell>
          <table:table-cell table:formula="of:=FLOOR(LOOKUP([.$B57];[$'EcCo ammo'.$A$6:$'EcCo ammo'.$A$37];[$'EcCo ammo'.H$6:$'EcCo ammo'.H$37]))" office:value-type="float" office:value="30" calcext:value-type="float">
            <text:p>30</text:p>
          </table:table-cell>
          <table:table-cell table:formula="of:=LOOKUP([.$B57];[$'EcCo ammo'.$A$6:$'EcCo ammo'.$A$37];[$'EcCo ammo'.I$6:$'EcCo ammo'.I$37])" office:value-type="float" office:value="1" calcext:value-type="float">
            <text:p>1</text:p>
          </table:table-cell>
          <table:table-cell table:formula="of:=LOOKUP([.$B57];[$'EcCo ammo'.$A$6:$'EcCo ammo'.$A$37];[$'EcCo ammo'.J$6:$'EcCo ammo'.J$37])" office:value-type="float" office:value="1" calcext:value-type="float">
            <text:p>1</text:p>
          </table:table-cell>
          <table:table-cell table:formula="of:=[.H57]/[.I57]" office:value-type="float" office:value="1" calcext:value-type="float">
            <text:p>1.00</text:p>
          </table:table-cell>
          <table:table-cell table:formula="of:=ROUND(AVERAGE([.C57];[.D57]))" office:value-type="float" office:value="27" calcext:value-type="float">
            <text:p>27</text:p>
          </table:table-cell>
          <table:table-cell/>
          <table:table-cell table:formula="of:=ROUNDUP(MAX((100-MAX([.M$5]+10*MIN([.AJ57];0);0))*INT(([.$K57]-MAX([.AJ57];0))*[.$J57])/100;0);0)" office:value-type="float" office:value="27" calcext:value-type="float">
            <text:p>27</text:p>
          </table:table-cell>
          <table:table-cell table:formula="of:=ROUNDUP(MAX((100-MAX([.N$5]+10*MIN([.AK57];0);0))*INT(([.$K57]-MAX([.AK57];0))*[.$J57])/100;0);0)" office:value-type="float" office:value="27" calcext:value-type="float">
            <text:p>27</text:p>
          </table:table-cell>
          <table:table-cell table:formula="of:=ROUNDUP(MAX((100-MAX([.O$5]+10*MIN([.AL57];0);0))*INT(([.$K57]-MAX([.AL57];0))*[.$J57])/100;0);0)" office:value-type="float" office:value="27" calcext:value-type="float">
            <text:p>27</text:p>
          </table:table-cell>
          <table:table-cell table:formula="of:=ROUNDUP(MAX((100-MAX([.P$5]+10*MIN([.AM57];0);0))*INT(([.$K57]-MAX([.AM57];0))*[.$J57])/100;0);0)" office:value-type="float" office:value="27" calcext:value-type="float">
            <text:p>27</text:p>
          </table:table-cell>
          <table:table-cell table:formula="of:=ROUNDUP(MAX((100-MAX([.Q$5]+10*MIN([.AN57];0);0))*INT(([.$K57]-MAX([.AN57];0))*[.$J57])/100;0);0)" office:value-type="float" office:value="27" calcext:value-type="float">
            <text:p>27</text:p>
          </table:table-cell>
          <table:table-cell table:formula="of:=ROUNDUP(MAX((100-MAX([.R$5]+10*MIN([.AO57];0);0))*INT(([.$K57]-MAX([.AO57];0))*[.$J57])/100;0);0)" office:value-type="float" office:value="27" calcext:value-type="float">
            <text:p>27</text:p>
          </table:table-cell>
          <table:table-cell table:formula="of:=ROUNDUP(MAX((100-MAX([.S$5]+10*MIN([.AP57];0);0))*INT(([.$K57]-MAX([.AP57];0))*[.$J57])/100;0);0)" office:value-type="float" office:value="27" calcext:value-type="float">
            <text:p>27</text:p>
          </table:table-cell>
          <table:table-cell table:formula="of:=ROUNDUP(MAX((100-MAX([.T$5]+10*MIN([.AQ57];0);0))*INT(([.$K57]-MAX([.AQ57];0))*[.$J57])/100;0);0)" office:value-type="float" office:value="27" calcext:value-type="float">
            <text:p>27</text:p>
          </table:table-cell>
          <table:table-cell table:formula="of:=ROUNDUP(MAX((100-MAX([.U$5]+10*MIN([.AR57];0);0))*INT(([.$K57]-MAX([.AR57];0))*[.$J57])/100;0);0)" office:value-type="float" office:value="27" calcext:value-type="float">
            <text:p>27</text:p>
          </table:table-cell>
          <table:table-cell table:formula="of:=ROUNDUP(MAX((100-MAX([.V$5]+10*MIN([.AS57];0);0))*INT(([.$K57]-MAX([.AS57];0))*[.$J57])/100;0);0)" office:value-type="float" office:value="27" calcext:value-type="float">
            <text:p>27</text:p>
          </table:table-cell>
          <table:table-cell table:formula="of:=ROUNDUP(MAX((100-MAX([.W$5]+10*MIN([.AT57];0);0))*INT(([.$K57]-MAX([.AT57];0))*[.$J57])/100;0);0)" office:value-type="float" office:value="27" calcext:value-type="float">
            <text:p>27</text:p>
          </table:table-cell>
          <table:table-cell table:formula="of:=ROUNDUP(MAX((100-MAX([.X$5]+10*MIN([.AU57];0);0))*INT(([.$K57]-MAX([.AU57];0))*[.$J57])/100;0);0)" office:value-type="float" office:value="27" calcext:value-type="float">
            <text:p>27</text:p>
          </table:table-cell>
          <table:table-cell table:formula="of:=ROUNDUP(MAX((100-MAX([.Y$5]+10*MIN([.AV57];0);0))*INT(([.$K57]-MAX([.AV57];0))*[.$J57])/100;0);0)" office:value-type="float" office:value="27" calcext:value-type="float">
            <text:p>27</text:p>
          </table:table-cell>
          <table:table-cell table:formula="of:=ROUNDUP(MAX((100-MAX([.Z$5]+10*MIN([.AW57];0);0))*INT(([.$K57]-MAX([.AW57];0))*[.$J57])/100;0);0)" office:value-type="float" office:value="27" calcext:value-type="float">
            <text:p>27</text:p>
          </table:table-cell>
          <table:table-cell table:formula="of:=ROUNDUP(MAX((100-MAX([.AA$5]+10*MIN([.AX57];0);0))*INT(([.$K57]-MAX([.AX57];0))*[.$J57])/100;0);0)" office:value-type="float" office:value="27" calcext:value-type="float">
            <text:p>27</text:p>
          </table:table-cell>
          <table:table-cell table:formula="of:=ROUNDUP(MAX((100-MAX([.AB$5]+10*MIN([.AY57];0);0))*INT(([.$K57]-MAX([.AY57];0))*[.$J57])/100;0);0)" office:value-type="float" office:value="27" calcext:value-type="float">
            <text:p>27</text:p>
          </table:table-cell>
          <table:table-cell table:formula="of:=ROUNDUP(MAX((100-MAX([.AC$5]+10*MIN([.AZ57];0);0))*INT(([.$K57]-MAX([.AZ57];0))*[.$J57])/100;0);0)" office:value-type="float" office:value="27" calcext:value-type="float">
            <text:p>27</text:p>
          </table:table-cell>
          <table:table-cell table:number-columns-repeated="6"/>
          <table:table-cell table:formula="of:=FLOOR([.M$4]*IF([.$E57];0.2;1))-[.$G57]" office:value-type="float" office:value="-30" calcext:value-type="float">
            <text:p>-30</text:p>
          </table:table-cell>
          <table:table-cell table:formula="of:=FLOOR([.N$4]*IF([.$E57];0.2;1))-[.$G57]" office:value-type="float" office:value="-30" calcext:value-type="float">
            <text:p>-30</text:p>
          </table:table-cell>
          <table:table-cell table:formula="of:=FLOOR([.O$4]*IF([.$E57];0.2;1))-[.$G57]" office:value-type="float" office:value="-30" calcext:value-type="float">
            <text:p>-30</text:p>
          </table:table-cell>
          <table:table-cell table:formula="of:=FLOOR([.P$4]*IF([.$E57];0.2;1))-[.$G57]" office:value-type="float" office:value="-28" calcext:value-type="float">
            <text:p>-28</text:p>
          </table:table-cell>
          <table:table-cell table:formula="of:=FLOOR([.Q$4]*IF([.$E57];0.2;1))-[.$G57]" office:value-type="float" office:value="-28" calcext:value-type="float">
            <text:p>-28</text:p>
          </table:table-cell>
          <table:table-cell table:formula="of:=FLOOR([.R$4]*IF([.$E57];0.2;1))-[.$G57]" office:value-type="float" office:value="-28" calcext:value-type="float">
            <text:p>-28</text:p>
          </table:table-cell>
          <table:table-cell table:formula="of:=FLOOR([.S$4]*IF([.$E57];0.2;1))-[.$G57]" office:value-type="float" office:value="-26" calcext:value-type="float">
            <text:p>-26</text:p>
          </table:table-cell>
          <table:table-cell table:formula="of:=FLOOR([.T$4]*IF([.$E57];0.2;1))-[.$G57]" office:value-type="float" office:value="-26" calcext:value-type="float">
            <text:p>-26</text:p>
          </table:table-cell>
          <table:table-cell table:formula="of:=FLOOR([.U$4]*IF([.$E57];0.2;1))-[.$G57]" office:value-type="float" office:value="-26" calcext:value-type="float">
            <text:p>-26</text:p>
          </table:table-cell>
          <table:table-cell table:formula="of:=FLOOR([.V$4]*IF([.$E57];0.2;1))-[.$G57]" office:value-type="float" office:value="-24" calcext:value-type="float">
            <text:p>-24</text:p>
          </table:table-cell>
          <table:table-cell table:formula="of:=FLOOR([.W$4]*IF([.$E57];0.2;1))-[.$G57]" office:value-type="float" office:value="-24" calcext:value-type="float">
            <text:p>-24</text:p>
          </table:table-cell>
          <table:table-cell table:formula="of:=FLOOR([.X$4]*IF([.$E57];0.2;1))-[.$G57]" office:value-type="float" office:value="-22" calcext:value-type="float">
            <text:p>-22</text:p>
          </table:table-cell>
          <table:table-cell table:formula="of:=FLOOR([.Y$4]*IF([.$E57];0.2;1))-[.$G57]" office:value-type="float" office:value="-20" calcext:value-type="float">
            <text:p>-20</text:p>
          </table:table-cell>
          <table:table-cell table:formula="of:=FLOOR([.Z$4]*IF([.$E57];0.2;1))-[.$G57]" office:value-type="float" office:value="-18" calcext:value-type="float">
            <text:p>-18</text:p>
          </table:table-cell>
          <table:table-cell table:formula="of:=FLOOR([.AA$4]*IF([.$E57];0.2;1))-[.$G57]" office:value-type="float" office:value="-16" calcext:value-type="float">
            <text:p>-16</text:p>
          </table:table-cell>
          <table:table-cell table:formula="of:=FLOOR([.AB$4]*IF([.$E57];0.2;1))-[.$G57]" office:value-type="float" office:value="-16" calcext:value-type="float">
            <text:p>-16</text:p>
          </table:table-cell>
          <table:table-cell table:formula="of:=FLOOR([.AC$4]*IF([.$E57];0.2;1))-[.$G57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LOOKUP([.$B58];[$'EcCo ammo'.$A$6:$'EcCo ammo'.$A$37];[$'EcCo ammo'.F$6:$'EcCo ammo'.F$37])" office:value-type="float" office:value="-30" calcext:value-type="float">
            <text:p>-30</text:p>
          </table:table-cell>
          <table:table-cell table:formula="of:=FLOOR(LOOKUP([.$B58];[$'EcCo ammo'.$A$6:$'EcCo ammo'.$A$37];[$'EcCo ammo'.H$6:$'EcCo ammo'.H$37]))" office:value-type="float" office:value="30" calcext:value-type="float">
            <text:p>30</text:p>
          </table:table-cell>
          <table:table-cell table:formula="of:=LOOKUP([.$B58];[$'EcCo ammo'.$A$6:$'EcCo ammo'.$A$37];[$'EcCo ammo'.I$6:$'EcCo ammo'.I$37])" office:value-type="float" office:value="1" calcext:value-type="float">
            <text:p>1</text:p>
          </table:table-cell>
          <table:table-cell table:formula="of:=LOOKUP([.$B58];[$'EcCo ammo'.$A$6:$'EcCo ammo'.$A$37];[$'EcCo ammo'.J$6:$'EcCo ammo'.J$37])" office:value-type="float" office:value="1" calcext:value-type="float">
            <text:p>1</text:p>
          </table:table-cell>
          <table:table-cell table:formula="of:=[.H58]/[.I58]" office:value-type="float" office:value="1" calcext:value-type="float">
            <text:p>1.00</text:p>
          </table:table-cell>
          <table:table-cell table:formula="of:=ROUND(AVERAGE([.C58];[.D58]))" office:value-type="float" office:value="40" calcext:value-type="float">
            <text:p>40</text:p>
          </table:table-cell>
          <table:table-cell/>
          <table:table-cell table:formula="of:=ROUNDUP(MAX((100-MAX([.M$5]+10*MIN([.AJ58];0);0))*INT(([.$K58]-MAX([.AJ58];0))*[.$J58])/100;0);0)" office:value-type="float" office:value="40" calcext:value-type="float">
            <text:p>40</text:p>
          </table:table-cell>
          <table:table-cell table:formula="of:=ROUNDUP(MAX((100-MAX([.N$5]+10*MIN([.AK58];0);0))*INT(([.$K58]-MAX([.AK58];0))*[.$J58])/100;0);0)" office:value-type="float" office:value="40" calcext:value-type="float">
            <text:p>40</text:p>
          </table:table-cell>
          <table:table-cell table:formula="of:=ROUNDUP(MAX((100-MAX([.O$5]+10*MIN([.AL58];0);0))*INT(([.$K58]-MAX([.AL58];0))*[.$J58])/100;0);0)" office:value-type="float" office:value="40" calcext:value-type="float">
            <text:p>40</text:p>
          </table:table-cell>
          <table:table-cell table:formula="of:=ROUNDUP(MAX((100-MAX([.P$5]+10*MIN([.AM58];0);0))*INT(([.$K58]-MAX([.AM58];0))*[.$J58])/100;0);0)" office:value-type="float" office:value="40" calcext:value-type="float">
            <text:p>40</text:p>
          </table:table-cell>
          <table:table-cell table:formula="of:=ROUNDUP(MAX((100-MAX([.Q$5]+10*MIN([.AN58];0);0))*INT(([.$K58]-MAX([.AN58];0))*[.$J58])/100;0);0)" office:value-type="float" office:value="40" calcext:value-type="float">
            <text:p>40</text:p>
          </table:table-cell>
          <table:table-cell table:formula="of:=ROUNDUP(MAX((100-MAX([.R$5]+10*MIN([.AO58];0);0))*INT(([.$K58]-MAX([.AO58];0))*[.$J58])/100;0);0)" office:value-type="float" office:value="40" calcext:value-type="float">
            <text:p>40</text:p>
          </table:table-cell>
          <table:table-cell table:formula="of:=ROUNDUP(MAX((100-MAX([.S$5]+10*MIN([.AP58];0);0))*INT(([.$K58]-MAX([.AP58];0))*[.$J58])/100;0);0)" office:value-type="float" office:value="40" calcext:value-type="float">
            <text:p>40</text:p>
          </table:table-cell>
          <table:table-cell table:formula="of:=ROUNDUP(MAX((100-MAX([.T$5]+10*MIN([.AQ58];0);0))*INT(([.$K58]-MAX([.AQ58];0))*[.$J58])/100;0);0)" office:value-type="float" office:value="40" calcext:value-type="float">
            <text:p>40</text:p>
          </table:table-cell>
          <table:table-cell table:formula="of:=ROUNDUP(MAX((100-MAX([.U$5]+10*MIN([.AR58];0);0))*INT(([.$K58]-MAX([.AR58];0))*[.$J58])/100;0);0)" office:value-type="float" office:value="40" calcext:value-type="float">
            <text:p>40</text:p>
          </table:table-cell>
          <table:table-cell table:formula="of:=ROUNDUP(MAX((100-MAX([.V$5]+10*MIN([.AS58];0);0))*INT(([.$K58]-MAX([.AS58];0))*[.$J58])/100;0);0)" office:value-type="float" office:value="40" calcext:value-type="float">
            <text:p>40</text:p>
          </table:table-cell>
          <table:table-cell table:formula="of:=ROUNDUP(MAX((100-MAX([.W$5]+10*MIN([.AT58];0);0))*INT(([.$K58]-MAX([.AT58];0))*[.$J58])/100;0);0)" office:value-type="float" office:value="40" calcext:value-type="float">
            <text:p>40</text:p>
          </table:table-cell>
          <table:table-cell table:formula="of:=ROUNDUP(MAX((100-MAX([.X$5]+10*MIN([.AU58];0);0))*INT(([.$K58]-MAX([.AU58];0))*[.$J58])/100;0);0)" office:value-type="float" office:value="40" calcext:value-type="float">
            <text:p>40</text:p>
          </table:table-cell>
          <table:table-cell table:formula="of:=ROUNDUP(MAX((100-MAX([.Y$5]+10*MIN([.AV58];0);0))*INT(([.$K58]-MAX([.AV58];0))*[.$J58])/100;0);0)" office:value-type="float" office:value="40" calcext:value-type="float">
            <text:p>40</text:p>
          </table:table-cell>
          <table:table-cell table:formula="of:=ROUNDUP(MAX((100-MAX([.Z$5]+10*MIN([.AW58];0);0))*INT(([.$K58]-MAX([.AW58];0))*[.$J58])/100;0);0)" office:value-type="float" office:value="40" calcext:value-type="float">
            <text:p>40</text:p>
          </table:table-cell>
          <table:table-cell table:formula="of:=ROUNDUP(MAX((100-MAX([.AA$5]+10*MIN([.AX58];0);0))*INT(([.$K58]-MAX([.AX58];0))*[.$J58])/100;0);0)" office:value-type="float" office:value="40" calcext:value-type="float">
            <text:p>40</text:p>
          </table:table-cell>
          <table:table-cell table:formula="of:=ROUNDUP(MAX((100-MAX([.AB$5]+10*MIN([.AY58];0);0))*INT(([.$K58]-MAX([.AY58];0))*[.$J58])/100;0);0)" office:value-type="float" office:value="40" calcext:value-type="float">
            <text:p>40</text:p>
          </table:table-cell>
          <table:table-cell table:formula="of:=ROUNDUP(MAX((100-MAX([.AC$5]+10*MIN([.AZ58];0);0))*INT(([.$K58]-MAX([.AZ58];0))*[.$J58])/100;0);0)" office:value-type="float" office:value="40" calcext:value-type="float">
            <text:p>40</text:p>
          </table:table-cell>
          <table:table-cell table:number-columns-repeated="6"/>
          <table:table-cell table:formula="of:=FLOOR([.M$4]*IF([.$E58];0.2;1))-[.$G58]" office:value-type="float" office:value="-30" calcext:value-type="float">
            <text:p>-30</text:p>
          </table:table-cell>
          <table:table-cell table:formula="of:=FLOOR([.N$4]*IF([.$E58];0.2;1))-[.$G58]" office:value-type="float" office:value="-30" calcext:value-type="float">
            <text:p>-30</text:p>
          </table:table-cell>
          <table:table-cell table:formula="of:=FLOOR([.O$4]*IF([.$E58];0.2;1))-[.$G58]" office:value-type="float" office:value="-30" calcext:value-type="float">
            <text:p>-30</text:p>
          </table:table-cell>
          <table:table-cell table:formula="of:=FLOOR([.P$4]*IF([.$E58];0.2;1))-[.$G58]" office:value-type="float" office:value="-28" calcext:value-type="float">
            <text:p>-28</text:p>
          </table:table-cell>
          <table:table-cell table:formula="of:=FLOOR([.Q$4]*IF([.$E58];0.2;1))-[.$G58]" office:value-type="float" office:value="-28" calcext:value-type="float">
            <text:p>-28</text:p>
          </table:table-cell>
          <table:table-cell table:formula="of:=FLOOR([.R$4]*IF([.$E58];0.2;1))-[.$G58]" office:value-type="float" office:value="-28" calcext:value-type="float">
            <text:p>-28</text:p>
          </table:table-cell>
          <table:table-cell table:formula="of:=FLOOR([.S$4]*IF([.$E58];0.2;1))-[.$G58]" office:value-type="float" office:value="-26" calcext:value-type="float">
            <text:p>-26</text:p>
          </table:table-cell>
          <table:table-cell table:formula="of:=FLOOR([.T$4]*IF([.$E58];0.2;1))-[.$G58]" office:value-type="float" office:value="-26" calcext:value-type="float">
            <text:p>-26</text:p>
          </table:table-cell>
          <table:table-cell table:formula="of:=FLOOR([.U$4]*IF([.$E58];0.2;1))-[.$G58]" office:value-type="float" office:value="-26" calcext:value-type="float">
            <text:p>-26</text:p>
          </table:table-cell>
          <table:table-cell table:formula="of:=FLOOR([.V$4]*IF([.$E58];0.2;1))-[.$G58]" office:value-type="float" office:value="-24" calcext:value-type="float">
            <text:p>-24</text:p>
          </table:table-cell>
          <table:table-cell table:formula="of:=FLOOR([.W$4]*IF([.$E58];0.2;1))-[.$G58]" office:value-type="float" office:value="-24" calcext:value-type="float">
            <text:p>-24</text:p>
          </table:table-cell>
          <table:table-cell table:formula="of:=FLOOR([.X$4]*IF([.$E58];0.2;1))-[.$G58]" office:value-type="float" office:value="-22" calcext:value-type="float">
            <text:p>-22</text:p>
          </table:table-cell>
          <table:table-cell table:formula="of:=FLOOR([.Y$4]*IF([.$E58];0.2;1))-[.$G58]" office:value-type="float" office:value="-20" calcext:value-type="float">
            <text:p>-20</text:p>
          </table:table-cell>
          <table:table-cell table:formula="of:=FLOOR([.Z$4]*IF([.$E58];0.2;1))-[.$G58]" office:value-type="float" office:value="-18" calcext:value-type="float">
            <text:p>-18</text:p>
          </table:table-cell>
          <table:table-cell table:formula="of:=FLOOR([.AA$4]*IF([.$E58];0.2;1))-[.$G58]" office:value-type="float" office:value="-16" calcext:value-type="float">
            <text:p>-16</text:p>
          </table:table-cell>
          <table:table-cell table:formula="of:=FLOOR([.AB$4]*IF([.$E58];0.2;1))-[.$G58]" office:value-type="float" office:value="-16" calcext:value-type="float">
            <text:p>-16</text:p>
          </table:table-cell>
          <table:table-cell table:formula="of:=FLOOR([.AC$4]*IF([.$E58];0.2;1))-[.$G58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LOOKUP([.$B59];[$'EcCo ammo'.$A$6:$'EcCo ammo'.$A$37];[$'EcCo ammo'.F$6:$'EcCo ammo'.F$37])" office:value-type="float" office:value="-5" calcext:value-type="float">
            <text:p>-5</text:p>
          </table:table-cell>
          <table:table-cell table:formula="of:=FLOOR(LOOKUP([.$B59];[$'EcCo ammo'.$A$6:$'EcCo ammo'.$A$37];[$'EcCo ammo'.H$6:$'EcCo ammo'.H$37]))" office:value-type="float" office:value="8" calcext:value-type="float">
            <text:p>8</text:p>
          </table:table-cell>
          <table:table-cell table:formula="of:=LOOKUP([.$B59];[$'EcCo ammo'.$A$6:$'EcCo ammo'.$A$37];[$'EcCo ammo'.I$6:$'EcCo ammo'.I$37])" office:value-type="float" office:value="1" calcext:value-type="float">
            <text:p>1</text:p>
          </table:table-cell>
          <table:table-cell table:formula="of:=LOOKUP([.$B59];[$'EcCo ammo'.$A$6:$'EcCo ammo'.$A$37];[$'EcCo ammo'.J$6:$'EcCo ammo'.J$37])" office:value-type="float" office:value="1" calcext:value-type="float">
            <text:p>1</text:p>
          </table:table-cell>
          <table:table-cell table:formula="of:=[.H59]/[.I59]" office:value-type="float" office:value="1" calcext:value-type="float">
            <text:p>1.00</text:p>
          </table:table-cell>
          <table:table-cell table:formula="of:=ROUND(AVERAGE([.C59];[.D59]))" office:value-type="float" office:value="15" calcext:value-type="float">
            <text:p>15</text:p>
          </table:table-cell>
          <table:table-cell/>
          <table:table-cell table:formula="of:=ROUNDUP(MAX((100-MAX([.M$5]+10*MIN([.AJ59];0);0))*INT(([.$K59]-MAX([.AJ59];0))*[.$J59])/100;0);0)" office:value-type="float" office:value="15" calcext:value-type="float">
            <text:p>15</text:p>
          </table:table-cell>
          <table:table-cell table:formula="of:=ROUNDUP(MAX((100-MAX([.N$5]+10*MIN([.AK59];0);0))*INT(([.$K59]-MAX([.AK59];0))*[.$J59])/100;0);0)" office:value-type="float" office:value="15" calcext:value-type="float">
            <text:p>15</text:p>
          </table:table-cell>
          <table:table-cell table:formula="of:=ROUNDUP(MAX((100-MAX([.O$5]+10*MIN([.AL59];0);0))*INT(([.$K59]-MAX([.AL59];0))*[.$J59])/100;0);0)" office:value-type="float" office:value="15" calcext:value-type="float">
            <text:p>15</text:p>
          </table:table-cell>
          <table:table-cell table:formula="of:=ROUNDUP(MAX((100-MAX([.P$5]+10*MIN([.AM59];0);0))*INT(([.$K59]-MAX([.AM59];0))*[.$J59])/100;0);0)" office:value-type="float" office:value="15" calcext:value-type="float">
            <text:p>15</text:p>
          </table:table-cell>
          <table:table-cell table:formula="of:=ROUNDUP(MAX((100-MAX([.Q$5]+10*MIN([.AN59];0);0))*INT(([.$K59]-MAX([.AN59];0))*[.$J59])/100;0);0)" office:value-type="float" office:value="15" calcext:value-type="float">
            <text:p>15</text:p>
          </table:table-cell>
          <table:table-cell table:formula="of:=ROUNDUP(MAX((100-MAX([.R$5]+10*MIN([.AO59];0);0))*INT(([.$K59]-MAX([.AO59];0))*[.$J59])/100;0);0)" office:value-type="float" office:value="15" calcext:value-type="float">
            <text:p>15</text:p>
          </table:table-cell>
          <table:table-cell table:formula="of:=ROUNDUP(MAX((100-MAX([.S$5]+10*MIN([.AP59];0);0))*INT(([.$K59]-MAX([.AP59];0))*[.$J59])/100;0);0)" office:value-type="float" office:value="15" calcext:value-type="float">
            <text:p>15</text:p>
          </table:table-cell>
          <table:table-cell table:formula="of:=ROUNDUP(MAX((100-MAX([.T$5]+10*MIN([.AQ59];0);0))*INT(([.$K59]-MAX([.AQ59];0))*[.$J59])/100;0);0)" office:value-type="float" office:value="15" calcext:value-type="float">
            <text:p>15</text:p>
          </table:table-cell>
          <table:table-cell table:formula="of:=ROUNDUP(MAX((100-MAX([.U$5]+10*MIN([.AR59];0);0))*INT(([.$K59]-MAX([.AR59];0))*[.$J59])/100;0);0)" office:value-type="float" office:value="15" calcext:value-type="float">
            <text:p>15</text:p>
          </table:table-cell>
          <table:table-cell table:formula="of:=ROUNDUP(MAX((100-MAX([.V$5]+10*MIN([.AS59];0);0))*INT(([.$K59]-MAX([.AS59];0))*[.$J59])/100;0);0)" office:value-type="float" office:value="12" calcext:value-type="float">
            <text:p>12</text:p>
          </table:table-cell>
          <table:table-cell table:formula="of:=ROUNDUP(MAX((100-MAX([.W$5]+10*MIN([.AT59];0);0))*INT(([.$K59]-MAX([.AT59];0))*[.$J59])/100;0);0)" office:value-type="float" office:value="12" calcext:value-type="float">
            <text:p>12</text:p>
          </table:table-cell>
          <table:table-cell table:formula="of:=ROUNDUP(MAX((100-MAX([.X$5]+10*MIN([.AU59];0);0))*INT(([.$K59]-MAX([.AU59];0))*[.$J59])/100;0);0)" office:value-type="float" office:value="9" calcext:value-type="float">
            <text:p>9</text:p>
          </table:table-cell>
          <table:table-cell table:formula="of:=ROUNDUP(MAX((100-MAX([.Y$5]+10*MIN([.AV59];0);0))*INT(([.$K59]-MAX([.AV59];0))*[.$J59])/100;0);0)" office:value-type="float" office:value="7" calcext:value-type="float">
            <text:p>7</text:p>
          </table:table-cell>
          <table:table-cell table:formula="of:=ROUNDUP(MAX((100-MAX([.Z$5]+10*MIN([.AW59];0);0))*INT(([.$K59]-MAX([.AW59];0))*[.$J59])/100;0);0)" office:value-type="float" office:value="6" calcext:value-type="float">
            <text:p>6</text:p>
          </table:table-cell>
          <table:table-cell table:formula="of:=ROUNDUP(MAX((100-MAX([.AA$5]+10*MIN([.AX59];0);0))*INT(([.$K59]-MAX([.AX59];0))*[.$J59])/100;0);0)" office:value-type="float" office:value="4" calcext:value-type="float">
            <text:p>4</text:p>
          </table:table-cell>
          <table:table-cell table:formula="of:=ROUNDUP(MAX((100-MAX([.AB$5]+10*MIN([.AY59];0);0))*INT(([.$K59]-MAX([.AY59];0))*[.$J59])/100;0);0)" office:value-type="float" office:value="3" calcext:value-type="float">
            <text:p>3</text:p>
          </table:table-cell>
          <table:table-cell table:formula="of:=ROUNDUP(MAX((100-MAX([.AC$5]+10*MIN([.AZ59];0);0))*INT(([.$K59]-MAX([.AZ59];0))*[.$J59])/100;0);0)" office:value-type="float" office:value="1" calcext:value-type="float">
            <text:p>1</text:p>
          </table:table-cell>
          <table:table-cell table:number-columns-repeated="6"/>
          <table:table-cell table:formula="of:=FLOOR([.M$4]*IF([.$E59];0.2;1))-[.$G59]" office:value-type="float" office:value="-8" calcext:value-type="float">
            <text:p>-8</text:p>
          </table:table-cell>
          <table:table-cell table:formula="of:=FLOOR([.N$4]*IF([.$E59];0.2;1))-[.$G59]" office:value-type="float" office:value="-8" calcext:value-type="float">
            <text:p>-8</text:p>
          </table:table-cell>
          <table:table-cell table:formula="of:=FLOOR([.O$4]*IF([.$E59];0.2;1))-[.$G59]" office:value-type="float" office:value="-8" calcext:value-type="float">
            <text:p>-8</text:p>
          </table:table-cell>
          <table:table-cell table:formula="of:=FLOOR([.P$4]*IF([.$E59];0.2;1))-[.$G59]" office:value-type="float" office:value="-6" calcext:value-type="float">
            <text:p>-6</text:p>
          </table:table-cell>
          <table:table-cell table:formula="of:=FLOOR([.Q$4]*IF([.$E59];0.2;1))-[.$G59]" office:value-type="float" office:value="-6" calcext:value-type="float">
            <text:p>-6</text:p>
          </table:table-cell>
          <table:table-cell table:formula="of:=FLOOR([.R$4]*IF([.$E59];0.2;1))-[.$G59]" office:value-type="float" office:value="-6" calcext:value-type="float">
            <text:p>-6</text:p>
          </table:table-cell>
          <table:table-cell table:formula="of:=FLOOR([.S$4]*IF([.$E59];0.2;1))-[.$G59]" office:value-type="float" office:value="-4" calcext:value-type="float">
            <text:p>-4</text:p>
          </table:table-cell>
          <table:table-cell table:formula="of:=FLOOR([.T$4]*IF([.$E59];0.2;1))-[.$G59]" office:value-type="float" office:value="-4" calcext:value-type="float">
            <text:p>-4</text:p>
          </table:table-cell>
          <table:table-cell table:formula="of:=FLOOR([.U$4]*IF([.$E59];0.2;1))-[.$G59]" office:value-type="float" office:value="-4" calcext:value-type="float">
            <text:p>-4</text:p>
          </table:table-cell>
          <table:table-cell table:formula="of:=FLOOR([.V$4]*IF([.$E59];0.2;1))-[.$G59]" office:value-type="float" office:value="-2" calcext:value-type="float">
            <text:p>-2</text:p>
          </table:table-cell>
          <table:table-cell table:formula="of:=FLOOR([.W$4]*IF([.$E59];0.2;1))-[.$G59]" office:value-type="float" office:value="-2" calcext:value-type="float">
            <text:p>-2</text:p>
          </table:table-cell>
          <table:table-cell table:formula="of:=FLOOR([.X$4]*IF([.$E59];0.2;1))-[.$G59]" office:value-type="float" office:value="0" calcext:value-type="float">
            <text:p>0</text:p>
          </table:table-cell>
          <table:table-cell table:formula="of:=FLOOR([.Y$4]*IF([.$E59];0.2;1))-[.$G59]" office:value-type="float" office:value="2" calcext:value-type="float">
            <text:p>2</text:p>
          </table:table-cell>
          <table:table-cell table:formula="of:=FLOOR([.Z$4]*IF([.$E59];0.2;1))-[.$G59]" office:value-type="float" office:value="4" calcext:value-type="float">
            <text:p>4</text:p>
          </table:table-cell>
          <table:table-cell table:formula="of:=FLOOR([.AA$4]*IF([.$E59];0.2;1))-[.$G59]" office:value-type="float" office:value="6" calcext:value-type="float">
            <text:p>6</text:p>
          </table:table-cell>
          <table:table-cell table:formula="of:=FLOOR([.AB$4]*IF([.$E59];0.2;1))-[.$G59]" office:value-type="float" office:value="6" calcext:value-type="float">
            <text:p>6</text:p>
          </table:table-cell>
          <table:table-cell table:formula="of:=FLOOR([.AC$4]*IF([.$E59];0.2;1))-[.$G5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LOOKUP([.$B60];[$'EcCo ammo'.$A$6:$'EcCo ammo'.$A$37];[$'EcCo ammo'.F$6:$'EcCo ammo'.F$37])" office:value-type="float" office:value="-5" calcext:value-type="float">
            <text:p>-5</text:p>
          </table:table-cell>
          <table:table-cell table:formula="of:=FLOOR(LOOKUP([.$B60];[$'EcCo ammo'.$A$6:$'EcCo ammo'.$A$37];[$'EcCo ammo'.H$6:$'EcCo ammo'.H$37]))" office:value-type="float" office:value="8" calcext:value-type="float">
            <text:p>8</text:p>
          </table:table-cell>
          <table:table-cell table:formula="of:=LOOKUP([.$B60];[$'EcCo ammo'.$A$6:$'EcCo ammo'.$A$37];[$'EcCo ammo'.I$6:$'EcCo ammo'.I$37])" office:value-type="float" office:value="1" calcext:value-type="float">
            <text:p>1</text:p>
          </table:table-cell>
          <table:table-cell table:formula="of:=LOOKUP([.$B60];[$'EcCo ammo'.$A$6:$'EcCo ammo'.$A$37];[$'EcCo ammo'.J$6:$'EcCo ammo'.J$37])" office:value-type="float" office:value="1" calcext:value-type="float">
            <text:p>1</text:p>
          </table:table-cell>
          <table:table-cell table:formula="of:=[.H60]/[.I60]" office:value-type="float" office:value="1" calcext:value-type="float">
            <text:p>1.00</text:p>
          </table:table-cell>
          <table:table-cell table:formula="of:=ROUND(AVERAGE([.C60];[.D60]))" office:value-type="float" office:value="18" calcext:value-type="float">
            <text:p>18</text:p>
          </table:table-cell>
          <table:table-cell/>
          <table:table-cell table:formula="of:=ROUNDUP(MAX((100-MAX([.M$5]+10*MIN([.AJ60];0);0))*INT(([.$K60]-MAX([.AJ60];0))*[.$J60])/100;0);0)" office:value-type="float" office:value="18" calcext:value-type="float">
            <text:p>18</text:p>
          </table:table-cell>
          <table:table-cell table:formula="of:=ROUNDUP(MAX((100-MAX([.N$5]+10*MIN([.AK60];0);0))*INT(([.$K60]-MAX([.AK60];0))*[.$J60])/100;0);0)" office:value-type="float" office:value="18" calcext:value-type="float">
            <text:p>18</text:p>
          </table:table-cell>
          <table:table-cell table:formula="of:=ROUNDUP(MAX((100-MAX([.O$5]+10*MIN([.AL60];0);0))*INT(([.$K60]-MAX([.AL60];0))*[.$J60])/100;0);0)" office:value-type="float" office:value="18" calcext:value-type="float">
            <text:p>18</text:p>
          </table:table-cell>
          <table:table-cell table:formula="of:=ROUNDUP(MAX((100-MAX([.P$5]+10*MIN([.AM60];0);0))*INT(([.$K60]-MAX([.AM60];0))*[.$J60])/100;0);0)" office:value-type="float" office:value="18" calcext:value-type="float">
            <text:p>18</text:p>
          </table:table-cell>
          <table:table-cell table:formula="of:=ROUNDUP(MAX((100-MAX([.Q$5]+10*MIN([.AN60];0);0))*INT(([.$K60]-MAX([.AN60];0))*[.$J60])/100;0);0)" office:value-type="float" office:value="18" calcext:value-type="float">
            <text:p>18</text:p>
          </table:table-cell>
          <table:table-cell table:formula="of:=ROUNDUP(MAX((100-MAX([.R$5]+10*MIN([.AO60];0);0))*INT(([.$K60]-MAX([.AO60];0))*[.$J60])/100;0);0)" office:value-type="float" office:value="18" calcext:value-type="float">
            <text:p>18</text:p>
          </table:table-cell>
          <table:table-cell table:formula="of:=ROUNDUP(MAX((100-MAX([.S$5]+10*MIN([.AP60];0);0))*INT(([.$K60]-MAX([.AP60];0))*[.$J60])/100;0);0)" office:value-type="float" office:value="18" calcext:value-type="float">
            <text:p>18</text:p>
          </table:table-cell>
          <table:table-cell table:formula="of:=ROUNDUP(MAX((100-MAX([.T$5]+10*MIN([.AQ60];0);0))*INT(([.$K60]-MAX([.AQ60];0))*[.$J60])/100;0);0)" office:value-type="float" office:value="18" calcext:value-type="float">
            <text:p>18</text:p>
          </table:table-cell>
          <table:table-cell table:formula="of:=ROUNDUP(MAX((100-MAX([.U$5]+10*MIN([.AR60];0);0))*INT(([.$K60]-MAX([.AR60];0))*[.$J60])/100;0);0)" office:value-type="float" office:value="18" calcext:value-type="float">
            <text:p>18</text:p>
          </table:table-cell>
          <table:table-cell table:formula="of:=ROUNDUP(MAX((100-MAX([.V$5]+10*MIN([.AS60];0);0))*INT(([.$K60]-MAX([.AS60];0))*[.$J60])/100;0);0)" office:value-type="float" office:value="15" calcext:value-type="float">
            <text:p>15</text:p>
          </table:table-cell>
          <table:table-cell table:formula="of:=ROUNDUP(MAX((100-MAX([.W$5]+10*MIN([.AT60];0);0))*INT(([.$K60]-MAX([.AT60];0))*[.$J60])/100;0);0)" office:value-type="float" office:value="14" calcext:value-type="float">
            <text:p>14</text:p>
          </table:table-cell>
          <table:table-cell table:formula="of:=ROUNDUP(MAX((100-MAX([.X$5]+10*MIN([.AU60];0);0))*INT(([.$K60]-MAX([.AU60];0))*[.$J60])/100;0);0)" office:value-type="float" office:value="10" calcext:value-type="float">
            <text:p>10</text:p>
          </table:table-cell>
          <table:table-cell table:formula="of:=ROUNDUP(MAX((100-MAX([.Y$5]+10*MIN([.AV60];0);0))*INT(([.$K60]-MAX([.AV60];0))*[.$J60])/100;0);0)" office:value-type="float" office:value="8" calcext:value-type="float">
            <text:p>8</text:p>
          </table:table-cell>
          <table:table-cell table:formula="of:=ROUNDUP(MAX((100-MAX([.Z$5]+10*MIN([.AW60];0);0))*INT(([.$K60]-MAX([.AW60];0))*[.$J60])/100;0);0)" office:value-type="float" office:value="7" calcext:value-type="float">
            <text:p>7</text:p>
          </table:table-cell>
          <table:table-cell table:formula="of:=ROUNDUP(MAX((100-MAX([.AA$5]+10*MIN([.AX60];0);0))*INT(([.$K60]-MAX([.AX60];0))*[.$J60])/100;0);0)" office:value-type="float" office:value="5" calcext:value-type="float">
            <text:p>5</text:p>
          </table:table-cell>
          <table:table-cell table:formula="of:=ROUNDUP(MAX((100-MAX([.AB$5]+10*MIN([.AY60];0);0))*INT(([.$K60]-MAX([.AY60];0))*[.$J60])/100;0);0)" office:value-type="float" office:value="4" calcext:value-type="float">
            <text:p>4</text:p>
          </table:table-cell>
          <table:table-cell table:formula="of:=ROUNDUP(MAX((100-MAX([.AC$5]+10*MIN([.AZ60];0);0))*INT(([.$K60]-MAX([.AZ60];0))*[.$J60])/100;0);0)" office:value-type="float" office:value="2" calcext:value-type="float">
            <text:p>2</text:p>
          </table:table-cell>
          <table:table-cell table:number-columns-repeated="6"/>
          <table:table-cell table:formula="of:=FLOOR([.M$4]*IF([.$E60];0.2;1))-[.$G60]" office:value-type="float" office:value="-8" calcext:value-type="float">
            <text:p>-8</text:p>
          </table:table-cell>
          <table:table-cell table:formula="of:=FLOOR([.N$4]*IF([.$E60];0.2;1))-[.$G60]" office:value-type="float" office:value="-8" calcext:value-type="float">
            <text:p>-8</text:p>
          </table:table-cell>
          <table:table-cell table:formula="of:=FLOOR([.O$4]*IF([.$E60];0.2;1))-[.$G60]" office:value-type="float" office:value="-8" calcext:value-type="float">
            <text:p>-8</text:p>
          </table:table-cell>
          <table:table-cell table:formula="of:=FLOOR([.P$4]*IF([.$E60];0.2;1))-[.$G60]" office:value-type="float" office:value="-6" calcext:value-type="float">
            <text:p>-6</text:p>
          </table:table-cell>
          <table:table-cell table:formula="of:=FLOOR([.Q$4]*IF([.$E60];0.2;1))-[.$G60]" office:value-type="float" office:value="-6" calcext:value-type="float">
            <text:p>-6</text:p>
          </table:table-cell>
          <table:table-cell table:formula="of:=FLOOR([.R$4]*IF([.$E60];0.2;1))-[.$G60]" office:value-type="float" office:value="-6" calcext:value-type="float">
            <text:p>-6</text:p>
          </table:table-cell>
          <table:table-cell table:formula="of:=FLOOR([.S$4]*IF([.$E60];0.2;1))-[.$G60]" office:value-type="float" office:value="-4" calcext:value-type="float">
            <text:p>-4</text:p>
          </table:table-cell>
          <table:table-cell table:formula="of:=FLOOR([.T$4]*IF([.$E60];0.2;1))-[.$G60]" office:value-type="float" office:value="-4" calcext:value-type="float">
            <text:p>-4</text:p>
          </table:table-cell>
          <table:table-cell table:formula="of:=FLOOR([.U$4]*IF([.$E60];0.2;1))-[.$G60]" office:value-type="float" office:value="-4" calcext:value-type="float">
            <text:p>-4</text:p>
          </table:table-cell>
          <table:table-cell table:formula="of:=FLOOR([.V$4]*IF([.$E60];0.2;1))-[.$G60]" office:value-type="float" office:value="-2" calcext:value-type="float">
            <text:p>-2</text:p>
          </table:table-cell>
          <table:table-cell table:formula="of:=FLOOR([.W$4]*IF([.$E60];0.2;1))-[.$G60]" office:value-type="float" office:value="-2" calcext:value-type="float">
            <text:p>-2</text:p>
          </table:table-cell>
          <table:table-cell table:formula="of:=FLOOR([.X$4]*IF([.$E60];0.2;1))-[.$G60]" office:value-type="float" office:value="0" calcext:value-type="float">
            <text:p>0</text:p>
          </table:table-cell>
          <table:table-cell table:formula="of:=FLOOR([.Y$4]*IF([.$E60];0.2;1))-[.$G60]" office:value-type="float" office:value="2" calcext:value-type="float">
            <text:p>2</text:p>
          </table:table-cell>
          <table:table-cell table:formula="of:=FLOOR([.Z$4]*IF([.$E60];0.2;1))-[.$G60]" office:value-type="float" office:value="4" calcext:value-type="float">
            <text:p>4</text:p>
          </table:table-cell>
          <table:table-cell table:formula="of:=FLOOR([.AA$4]*IF([.$E60];0.2;1))-[.$G60]" office:value-type="float" office:value="6" calcext:value-type="float">
            <text:p>6</text:p>
          </table:table-cell>
          <table:table-cell table:formula="of:=FLOOR([.AB$4]*IF([.$E60];0.2;1))-[.$G60]" office:value-type="float" office:value="6" calcext:value-type="float">
            <text:p>6</text:p>
          </table:table-cell>
          <table:table-cell table:formula="of:=FLOOR([.AC$4]*IF([.$E60];0.2;1))-[.$G6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LOOKUP([.$B61];[$'EcCo ammo'.$A$6:$'EcCo ammo'.$A$37];[$'EcCo ammo'.F$6:$'EcCo ammo'.F$37])" office:value-type="float" office:value="-5" calcext:value-type="float">
            <text:p>-5</text:p>
          </table:table-cell>
          <table:table-cell table:formula="of:=FLOOR(LOOKUP([.$B61];[$'EcCo ammo'.$A$6:$'EcCo ammo'.$A$37];[$'EcCo ammo'.H$6:$'EcCo ammo'.H$37]))" office:value-type="float" office:value="8" calcext:value-type="float">
            <text:p>8</text:p>
          </table:table-cell>
          <table:table-cell table:formula="of:=LOOKUP([.$B61];[$'EcCo ammo'.$A$6:$'EcCo ammo'.$A$37];[$'EcCo ammo'.I$6:$'EcCo ammo'.I$37])" office:value-type="float" office:value="1" calcext:value-type="float">
            <text:p>1</text:p>
          </table:table-cell>
          <table:table-cell table:formula="of:=LOOKUP([.$B61];[$'EcCo ammo'.$A$6:$'EcCo ammo'.$A$37];[$'EcCo ammo'.J$6:$'EcCo ammo'.J$37])" office:value-type="float" office:value="1" calcext:value-type="float">
            <text:p>1</text:p>
          </table:table-cell>
          <table:table-cell table:formula="of:=[.H61]/[.I61]" office:value-type="float" office:value="1" calcext:value-type="float">
            <text:p>1.00</text:p>
          </table:table-cell>
          <table:table-cell table:formula="of:=ROUND(AVERAGE([.C61];[.D61]))" office:value-type="float" office:value="17" calcext:value-type="float">
            <text:p>17</text:p>
          </table:table-cell>
          <table:table-cell/>
          <table:table-cell table:formula="of:=ROUNDUP(MAX((100-MAX([.M$5]+10*MIN([.AJ61];0);0))*INT(([.$K61]-MAX([.AJ61];0))*[.$J61])/100;0);0)" office:value-type="float" office:value="17" calcext:value-type="float">
            <text:p>17</text:p>
          </table:table-cell>
          <table:table-cell table:formula="of:=ROUNDUP(MAX((100-MAX([.N$5]+10*MIN([.AK61];0);0))*INT(([.$K61]-MAX([.AK61];0))*[.$J61])/100;0);0)" office:value-type="float" office:value="17" calcext:value-type="float">
            <text:p>17</text:p>
          </table:table-cell>
          <table:table-cell table:formula="of:=ROUNDUP(MAX((100-MAX([.O$5]+10*MIN([.AL61];0);0))*INT(([.$K61]-MAX([.AL61];0))*[.$J61])/100;0);0)" office:value-type="float" office:value="17" calcext:value-type="float">
            <text:p>17</text:p>
          </table:table-cell>
          <table:table-cell table:formula="of:=ROUNDUP(MAX((100-MAX([.P$5]+10*MIN([.AM61];0);0))*INT(([.$K61]-MAX([.AM61];0))*[.$J61])/100;0);0)" office:value-type="float" office:value="17" calcext:value-type="float">
            <text:p>17</text:p>
          </table:table-cell>
          <table:table-cell table:formula="of:=ROUNDUP(MAX((100-MAX([.Q$5]+10*MIN([.AN61];0);0))*INT(([.$K61]-MAX([.AN61];0))*[.$J61])/100;0);0)" office:value-type="float" office:value="17" calcext:value-type="float">
            <text:p>17</text:p>
          </table:table-cell>
          <table:table-cell table:formula="of:=ROUNDUP(MAX((100-MAX([.R$5]+10*MIN([.AO61];0);0))*INT(([.$K61]-MAX([.AO61];0))*[.$J61])/100;0);0)" office:value-type="float" office:value="17" calcext:value-type="float">
            <text:p>17</text:p>
          </table:table-cell>
          <table:table-cell table:formula="of:=ROUNDUP(MAX((100-MAX([.S$5]+10*MIN([.AP61];0);0))*INT(([.$K61]-MAX([.AP61];0))*[.$J61])/100;0);0)" office:value-type="float" office:value="17" calcext:value-type="float">
            <text:p>17</text:p>
          </table:table-cell>
          <table:table-cell table:formula="of:=ROUNDUP(MAX((100-MAX([.T$5]+10*MIN([.AQ61];0);0))*INT(([.$K61]-MAX([.AQ61];0))*[.$J61])/100;0);0)" office:value-type="float" office:value="17" calcext:value-type="float">
            <text:p>17</text:p>
          </table:table-cell>
          <table:table-cell table:formula="of:=ROUNDUP(MAX((100-MAX([.U$5]+10*MIN([.AR61];0);0))*INT(([.$K61]-MAX([.AR61];0))*[.$J61])/100;0);0)" office:value-type="float" office:value="17" calcext:value-type="float">
            <text:p>17</text:p>
          </table:table-cell>
          <table:table-cell table:formula="of:=ROUNDUP(MAX((100-MAX([.V$5]+10*MIN([.AS61];0);0))*INT(([.$K61]-MAX([.AS61];0))*[.$J61])/100;0);0)" office:value-type="float" office:value="17" calcext:value-type="float">
            <text:p>17</text:p>
          </table:table-cell>
          <table:table-cell table:formula="of:=ROUNDUP(MAX((100-MAX([.W$5]+10*MIN([.AT61];0);0))*INT(([.$K61]-MAX([.AT61];0))*[.$J61])/100;0);0)" office:value-type="float" office:value="17" calcext:value-type="float">
            <text:p>17</text:p>
          </table:table-cell>
          <table:table-cell table:formula="of:=ROUNDUP(MAX((100-MAX([.X$5]+10*MIN([.AU61];0);0))*INT(([.$K61]-MAX([.AU61];0))*[.$J61])/100;0);0)" office:value-type="float" office:value="17" calcext:value-type="float">
            <text:p>17</text:p>
          </table:table-cell>
          <table:table-cell table:formula="of:=ROUNDUP(MAX((100-MAX([.Y$5]+10*MIN([.AV61];0);0))*INT(([.$K61]-MAX([.AV61];0))*[.$J61])/100;0);0)" office:value-type="float" office:value="17" calcext:value-type="float">
            <text:p>17</text:p>
          </table:table-cell>
          <table:table-cell table:formula="of:=ROUNDUP(MAX((100-MAX([.Z$5]+10*MIN([.AW61];0);0))*INT(([.$K61]-MAX([.AW61];0))*[.$J61])/100;0);0)" office:value-type="float" office:value="17" calcext:value-type="float">
            <text:p>17</text:p>
          </table:table-cell>
          <table:table-cell table:formula="of:=ROUNDUP(MAX((100-MAX([.AA$5]+10*MIN([.AX61];0);0))*INT(([.$K61]-MAX([.AX61];0))*[.$J61])/100;0);0)" office:value-type="float" office:value="17" calcext:value-type="float">
            <text:p>17</text:p>
          </table:table-cell>
          <table:table-cell table:formula="of:=ROUNDUP(MAX((100-MAX([.AB$5]+10*MIN([.AY61];0);0))*INT(([.$K61]-MAX([.AY61];0))*[.$J61])/100;0);0)" office:value-type="float" office:value="16" calcext:value-type="float">
            <text:p>16</text:p>
          </table:table-cell>
          <table:table-cell table:formula="of:=ROUNDUP(MAX((100-MAX([.AC$5]+10*MIN([.AZ61];0);0))*INT(([.$K61]-MAX([.AZ61];0))*[.$J61])/100;0);0)" office:value-type="float" office:value="12" calcext:value-type="float">
            <text:p>12</text:p>
          </table:table-cell>
          <table:table-cell table:number-columns-repeated="6"/>
          <table:table-cell table:formula="of:=FLOOR([.M$4]*IF([.$E61];0.2;1))-[.$G61]" office:value-type="float" office:value="-8" calcext:value-type="float">
            <text:p>-8</text:p>
          </table:table-cell>
          <table:table-cell table:formula="of:=FLOOR([.N$4]*IF([.$E61];0.2;1))-[.$G61]" office:value-type="float" office:value="-8" calcext:value-type="float">
            <text:p>-8</text:p>
          </table:table-cell>
          <table:table-cell table:formula="of:=FLOOR([.O$4]*IF([.$E61];0.2;1))-[.$G61]" office:value-type="float" office:value="-8" calcext:value-type="float">
            <text:p>-8</text:p>
          </table:table-cell>
          <table:table-cell table:formula="of:=FLOOR([.P$4]*IF([.$E61];0.2;1))-[.$G61]" office:value-type="float" office:value="-8" calcext:value-type="float">
            <text:p>-8</text:p>
          </table:table-cell>
          <table:table-cell table:formula="of:=FLOOR([.Q$4]*IF([.$E61];0.2;1))-[.$G61]" office:value-type="float" office:value="-8" calcext:value-type="float">
            <text:p>-8</text:p>
          </table:table-cell>
          <table:table-cell table:formula="of:=FLOOR([.R$4]*IF([.$E61];0.2;1))-[.$G61]" office:value-type="float" office:value="-8" calcext:value-type="float">
            <text:p>-8</text:p>
          </table:table-cell>
          <table:table-cell table:formula="of:=FLOOR([.S$4]*IF([.$E61];0.2;1))-[.$G61]" office:value-type="float" office:value="-8" calcext:value-type="float">
            <text:p>-8</text:p>
          </table:table-cell>
          <table:table-cell table:formula="of:=FLOOR([.T$4]*IF([.$E61];0.2;1))-[.$G61]" office:value-type="float" office:value="-8" calcext:value-type="float">
            <text:p>-8</text:p>
          </table:table-cell>
          <table:table-cell table:formula="of:=FLOOR([.U$4]*IF([.$E61];0.2;1))-[.$G61]" office:value-type="float" office:value="-8" calcext:value-type="float">
            <text:p>-8</text:p>
          </table:table-cell>
          <table:table-cell table:formula="of:=FLOOR([.V$4]*IF([.$E61];0.2;1))-[.$G61]" office:value-type="float" office:value="-7" calcext:value-type="float">
            <text:p>-7</text:p>
          </table:table-cell>
          <table:table-cell table:formula="of:=FLOOR([.W$4]*IF([.$E61];0.2;1))-[.$G61]" office:value-type="float" office:value="-7" calcext:value-type="float">
            <text:p>-7</text:p>
          </table:table-cell>
          <table:table-cell table:formula="of:=FLOOR([.X$4]*IF([.$E61];0.2;1))-[.$G61]" office:value-type="float" office:value="-7" calcext:value-type="float">
            <text:p>-7</text:p>
          </table:table-cell>
          <table:table-cell table:formula="of:=FLOOR([.Y$4]*IF([.$E61];0.2;1))-[.$G61]" office:value-type="float" office:value="-6" calcext:value-type="float">
            <text:p>-6</text:p>
          </table:table-cell>
          <table:table-cell table:formula="of:=FLOOR([.Z$4]*IF([.$E61];0.2;1))-[.$G61]" office:value-type="float" office:value="-6" calcext:value-type="float">
            <text:p>-6</text:p>
          </table:table-cell>
          <table:table-cell table:formula="of:=FLOOR([.AA$4]*IF([.$E61];0.2;1))-[.$G61]" office:value-type="float" office:value="-6" calcext:value-type="float">
            <text:p>-6</text:p>
          </table:table-cell>
          <table:table-cell table:formula="of:=FLOOR([.AB$4]*IF([.$E61];0.2;1))-[.$G61]" office:value-type="float" office:value="-6" calcext:value-type="float">
            <text:p>-6</text:p>
          </table:table-cell>
          <table:table-cell table:formula="of:=FLOOR([.AC$4]*IF([.$E61];0.2;1))-[.$G61]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LOOKUP([.$B62];[$'EcCo ammo'.$A$6:$'EcCo ammo'.$A$37];[$'EcCo ammo'.F$6:$'EcCo ammo'.F$37])" office:value-type="float" office:value="10" calcext:value-type="float">
            <text:p>10</text:p>
          </table:table-cell>
          <table:table-cell table:formula="of:=FLOOR(LOOKUP([.$B62];[$'EcCo ammo'.$A$6:$'EcCo ammo'.$A$37];[$'EcCo ammo'.H$6:$'EcCo ammo'.H$37]))" office:value-type="float" office:value="0" calcext:value-type="float">
            <text:p>0</text:p>
          </table:table-cell>
          <table:table-cell table:formula="of:=LOOKUP([.$B62];[$'EcCo ammo'.$A$6:$'EcCo ammo'.$A$37];[$'EcCo ammo'.I$6:$'EcCo ammo'.I$37])" office:value-type="float" office:value="4" calcext:value-type="float">
            <text:p>4</text:p>
          </table:table-cell>
          <table:table-cell table:formula="of:=LOOKUP([.$B62];[$'EcCo ammo'.$A$6:$'EcCo ammo'.$A$37];[$'EcCo ammo'.J$6:$'EcCo ammo'.J$37])" office:value-type="float" office:value="3" calcext:value-type="float">
            <text:p>3</text:p>
          </table:table-cell>
          <table:table-cell table:formula="of:=[.H62]/[.I62]" office:value-type="float" office:value="1.33333333333333" calcext:value-type="float">
            <text:p>1.33</text:p>
          </table:table-cell>
          <table:table-cell table:formula="of:=ROUND(AVERAGE([.C62];[.D62]))" office:value-type="float" office:value="11" calcext:value-type="float">
            <text:p>11</text:p>
          </table:table-cell>
          <table:table-cell/>
          <table:table-cell table:formula="of:=ROUNDUP(MAX((100-MAX([.M$5]+10*MIN([.AJ62];0);0))*INT(([.$K62]-MAX([.AJ62];0))*[.$J62])/100;0);0)" office:value-type="float" office:value="14" calcext:value-type="float">
            <text:p>14</text:p>
          </table:table-cell>
          <table:table-cell table:formula="of:=ROUNDUP(MAX((100-MAX([.N$5]+10*MIN([.AK62];0);0))*INT(([.$K62]-MAX([.AK62];0))*[.$J62])/100;0);0)" office:value-type="float" office:value="13" calcext:value-type="float">
            <text:p>13</text:p>
          </table:table-cell>
          <table:table-cell table:formula="of:=ROUNDUP(MAX((100-MAX([.O$5]+10*MIN([.AL62];0);0))*INT(([.$K62]-MAX([.AL62];0))*[.$J62])/100;0);0)" office:value-type="float" office:value="12" calcext:value-type="float">
            <text:p>12</text:p>
          </table:table-cell>
          <table:table-cell table:formula="of:=ROUNDUP(MAX((100-MAX([.P$5]+10*MIN([.AM62];0);0))*INT(([.$K62]-MAX([.AM62];0))*[.$J62])/100;0);0)" office:value-type="float" office:value="9" calcext:value-type="float">
            <text:p>9</text:p>
          </table:table-cell>
          <table:table-cell table:formula="of:=ROUNDUP(MAX((100-MAX([.Q$5]+10*MIN([.AN62];0);0))*INT(([.$K62]-MAX([.AN62];0))*[.$J62])/100;0);0)" office:value-type="float" office:value="9" calcext:value-type="float">
            <text:p>9</text:p>
          </table:table-cell>
          <table:table-cell table:formula="of:=ROUNDUP(MAX((100-MAX([.R$5]+10*MIN([.AO62];0);0))*INT(([.$K62]-MAX([.AO62];0))*[.$J62])/100;0);0)" office:value-type="float" office:value="9" calcext:value-type="float">
            <text:p>9</text:p>
          </table:table-cell>
          <table:table-cell table:formula="of:=ROUNDUP(MAX((100-MAX([.S$5]+10*MIN([.AP62];0);0))*INT(([.$K62]-MAX([.AP62];0))*[.$J62])/100;0);0)" office:value-type="float" office:value="7" calcext:value-type="float">
            <text:p>7</text:p>
          </table:table-cell>
          <table:table-cell table:formula="of:=ROUNDUP(MAX((100-MAX([.T$5]+10*MIN([.AQ62];0);0))*INT(([.$K62]-MAX([.AQ62];0))*[.$J62])/100;0);0)" office:value-type="float" office:value="6" calcext:value-type="float">
            <text:p>6</text:p>
          </table:table-cell>
          <table:table-cell table:formula="of:=ROUNDUP(MAX((100-MAX([.U$5]+10*MIN([.AR62];0);0))*INT(([.$K62]-MAX([.AR62];0))*[.$J62])/100;0);0)" office:value-type="float" office:value="6" calcext:value-type="float">
            <text:p>6</text:p>
          </table:table-cell>
          <table:table-cell table:formula="of:=ROUNDUP(MAX((100-MAX([.V$5]+10*MIN([.AS62];0);0))*INT(([.$K62]-MAX([.AS62];0))*[.$J62])/100;0);0)" office:value-type="float" office:value="4" calcext:value-type="float">
            <text:p>4</text:p>
          </table:table-cell>
          <table:table-cell table:formula="of:=ROUNDUP(MAX((100-MAX([.W$5]+10*MIN([.AT62];0);0))*INT(([.$K62]-MAX([.AT62];0))*[.$J62])/100;0);0)" office:value-type="float" office:value="4" calcext:value-type="float">
            <text:p>4</text:p>
          </table:table-cell>
          <table:table-cell table:formula="of:=ROUNDUP(MAX((100-MAX([.X$5]+10*MIN([.AU62];0);0))*INT(([.$K62]-MAX([.AU62];0))*[.$J62])/100;0);0)" office:value-type="float" office:value="2" calcext:value-type="float">
            <text:p>2</text:p>
          </table:table-cell>
          <table:table-cell table:formula="of:=ROUNDUP(MAX((100-MAX([.Y$5]+10*MIN([.AV62];0);0))*INT(([.$K62]-MAX([.AV62];0))*[.$J62])/100;0);0)" office:value-type="float" office:value="1" calcext:value-type="float">
            <text:p>1</text:p>
          </table:table-cell>
          <table:table-cell table:formula="of:=ROUNDUP(MAX((100-MAX([.Z$5]+10*MIN([.AW62];0);0))*INT(([.$K62]-MAX([.AW62];0))*[.$J62])/100;0);0)" office:value-type="float" office:value="0" calcext:value-type="float">
            <text:p>0</text:p>
          </table:table-cell>
          <table:table-cell table:formula="of:=ROUNDUP(MAX((100-MAX([.AA$5]+10*MIN([.AX62];0);0))*INT(([.$K62]-MAX([.AX62];0))*[.$J62])/100;0);0)" office:value-type="float" office:value="0" calcext:value-type="float">
            <text:p>0</text:p>
          </table:table-cell>
          <table:table-cell table:formula="of:=ROUNDUP(MAX((100-MAX([.AB$5]+10*MIN([.AY62];0);0))*INT(([.$K62]-MAX([.AY62];0))*[.$J62])/100;0);0)" office:value-type="float" office:value="0" calcext:value-type="float">
            <text:p>0</text:p>
          </table:table-cell>
          <table:table-cell table:formula="of:=ROUNDUP(MAX((100-MAX([.AC$5]+10*MIN([.AZ62];0);0))*INT(([.$K62]-MAX([.AZ62];0))*[.$J62])/100;0);0)" office:value-type="float" office:value="0" calcext:value-type="float">
            <text:p>0</text:p>
          </table:table-cell>
          <table:table-cell table:number-columns-repeated="6"/>
          <table:table-cell table:formula="of:=FLOOR([.M$4]*IF([.$E62];0.2;1))-[.$G62]" office:value-type="float" office:value="0" calcext:value-type="float">
            <text:p>0</text:p>
          </table:table-cell>
          <table:table-cell table:formula="of:=FLOOR([.N$4]*IF([.$E62];0.2;1))-[.$G62]" office:value-type="float" office:value="0" calcext:value-type="float">
            <text:p>0</text:p>
          </table:table-cell>
          <table:table-cell table:formula="of:=FLOOR([.O$4]*IF([.$E62];0.2;1))-[.$G62]" office:value-type="float" office:value="0" calcext:value-type="float">
            <text:p>0</text:p>
          </table:table-cell>
          <table:table-cell table:formula="of:=FLOOR([.P$4]*IF([.$E62];0.2;1))-[.$G62]" office:value-type="float" office:value="2" calcext:value-type="float">
            <text:p>2</text:p>
          </table:table-cell>
          <table:table-cell table:formula="of:=FLOOR([.Q$4]*IF([.$E62];0.2;1))-[.$G62]" office:value-type="float" office:value="2" calcext:value-type="float">
            <text:p>2</text:p>
          </table:table-cell>
          <table:table-cell table:formula="of:=FLOOR([.R$4]*IF([.$E62];0.2;1))-[.$G62]" office:value-type="float" office:value="2" calcext:value-type="float">
            <text:p>2</text:p>
          </table:table-cell>
          <table:table-cell table:formula="of:=FLOOR([.S$4]*IF([.$E62];0.2;1))-[.$G62]" office:value-type="float" office:value="4" calcext:value-type="float">
            <text:p>4</text:p>
          </table:table-cell>
          <table:table-cell table:formula="of:=FLOOR([.T$4]*IF([.$E62];0.2;1))-[.$G62]" office:value-type="float" office:value="4" calcext:value-type="float">
            <text:p>4</text:p>
          </table:table-cell>
          <table:table-cell table:formula="of:=FLOOR([.U$4]*IF([.$E62];0.2;1))-[.$G62]" office:value-type="float" office:value="4" calcext:value-type="float">
            <text:p>4</text:p>
          </table:table-cell>
          <table:table-cell table:formula="of:=FLOOR([.V$4]*IF([.$E62];0.2;1))-[.$G62]" office:value-type="float" office:value="6" calcext:value-type="float">
            <text:p>6</text:p>
          </table:table-cell>
          <table:table-cell table:formula="of:=FLOOR([.W$4]*IF([.$E62];0.2;1))-[.$G62]" office:value-type="float" office:value="6" calcext:value-type="float">
            <text:p>6</text:p>
          </table:table-cell>
          <table:table-cell table:formula="of:=FLOOR([.X$4]*IF([.$E62];0.2;1))-[.$G62]" office:value-type="float" office:value="8" calcext:value-type="float">
            <text:p>8</text:p>
          </table:table-cell>
          <table:table-cell table:formula="of:=FLOOR([.Y$4]*IF([.$E62];0.2;1))-[.$G62]" office:value-type="float" office:value="10" calcext:value-type="float">
            <text:p>10</text:p>
          </table:table-cell>
          <table:table-cell table:formula="of:=FLOOR([.Z$4]*IF([.$E62];0.2;1))-[.$G62]" office:value-type="float" office:value="12" calcext:value-type="float">
            <text:p>12</text:p>
          </table:table-cell>
          <table:table-cell table:formula="of:=FLOOR([.AA$4]*IF([.$E62];0.2;1))-[.$G62]" office:value-type="float" office:value="14" calcext:value-type="float">
            <text:p>14</text:p>
          </table:table-cell>
          <table:table-cell table:formula="of:=FLOOR([.AB$4]*IF([.$E62];0.2;1))-[.$G62]" office:value-type="float" office:value="14" calcext:value-type="float">
            <text:p>14</text:p>
          </table:table-cell>
          <table:table-cell table:formula="of:=FLOOR([.AC$4]*IF([.$E62];0.2;1))-[.$G6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LOOKUP([.$B6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3];[$'EcCo ammo'.$A$6:$'EcCo ammo'.$A$37];[$'EcCo ammo'.H$6:$'EcCo ammo'.H$37]))" office:value-type="float" office:value="6" calcext:value-type="float">
            <text:p>6</text:p>
          </table:table-cell>
          <table:table-cell table:formula="of:=LOOKUP([.$B63];[$'EcCo ammo'.$A$6:$'EcCo ammo'.$A$37];[$'EcCo ammo'.I$6:$'EcCo ammo'.I$37])" office:value-type="float" office:value="1" calcext:value-type="float">
            <text:p>1</text:p>
          </table:table-cell>
          <table:table-cell table:formula="of:=LOOKUP([.$B63];[$'EcCo ammo'.$A$6:$'EcCo ammo'.$A$37];[$'EcCo ammo'.J$6:$'EcCo ammo'.J$37])" office:value-type="float" office:value="1" calcext:value-type="float">
            <text:p>1</text:p>
          </table:table-cell>
          <table:table-cell table:formula="of:=[.H63]/[.I63]" office:value-type="float" office:value="1" calcext:value-type="float">
            <text:p>1.00</text:p>
          </table:table-cell>
          <table:table-cell table:formula="of:=ROUND(AVERAGE([.C63];[.D63]))" office:value-type="float" office:value="11" calcext:value-type="float">
            <text:p>11</text:p>
          </table:table-cell>
          <table:table-cell/>
          <table:table-cell table:formula="of:=ROUNDUP(MAX((100-MAX([.M$5]+10*MIN([.AJ63];0);0))*INT(([.$K63]-MAX([.AJ63];0))*[.$J63])/100;0);0)" office:value-type="float" office:value="11" calcext:value-type="float">
            <text:p>11</text:p>
          </table:table-cell>
          <table:table-cell table:formula="of:=ROUNDUP(MAX((100-MAX([.N$5]+10*MIN([.AK63];0);0))*INT(([.$K63]-MAX([.AK63];0))*[.$J63])/100;0);0)" office:value-type="float" office:value="11" calcext:value-type="float">
            <text:p>11</text:p>
          </table:table-cell>
          <table:table-cell table:formula="of:=ROUNDUP(MAX((100-MAX([.O$5]+10*MIN([.AL63];0);0))*INT(([.$K63]-MAX([.AL63];0))*[.$J63])/100;0);0)" office:value-type="float" office:value="11" calcext:value-type="float">
            <text:p>11</text:p>
          </table:table-cell>
          <table:table-cell table:formula="of:=ROUNDUP(MAX((100-MAX([.P$5]+10*MIN([.AM63];0);0))*INT(([.$K63]-MAX([.AM63];0))*[.$J63])/100;0);0)" office:value-type="float" office:value="11" calcext:value-type="float">
            <text:p>11</text:p>
          </table:table-cell>
          <table:table-cell table:formula="of:=ROUNDUP(MAX((100-MAX([.Q$5]+10*MIN([.AN63];0);0))*INT(([.$K63]-MAX([.AN63];0))*[.$J63])/100;0);0)" office:value-type="float" office:value="11" calcext:value-type="float">
            <text:p>11</text:p>
          </table:table-cell>
          <table:table-cell table:formula="of:=ROUNDUP(MAX((100-MAX([.R$5]+10*MIN([.AO63];0);0))*INT(([.$K63]-MAX([.AO63];0))*[.$J63])/100;0);0)" office:value-type="float" office:value="11" calcext:value-type="float">
            <text:p>11</text:p>
          </table:table-cell>
          <table:table-cell table:formula="of:=ROUNDUP(MAX((100-MAX([.S$5]+10*MIN([.AP63];0);0))*INT(([.$K63]-MAX([.AP63];0))*[.$J63])/100;0);0)" office:value-type="float" office:value="10" calcext:value-type="float">
            <text:p>10</text:p>
          </table:table-cell>
          <table:table-cell table:formula="of:=ROUNDUP(MAX((100-MAX([.T$5]+10*MIN([.AQ63];0);0))*INT(([.$K63]-MAX([.AQ63];0))*[.$J63])/100;0);0)" office:value-type="float" office:value="10" calcext:value-type="float">
            <text:p>10</text:p>
          </table:table-cell>
          <table:table-cell table:formula="of:=ROUNDUP(MAX((100-MAX([.U$5]+10*MIN([.AR63];0);0))*INT(([.$K63]-MAX([.AR63];0))*[.$J63])/100;0);0)" office:value-type="float" office:value="10" calcext:value-type="float">
            <text:p>10</text:p>
          </table:table-cell>
          <table:table-cell table:formula="of:=ROUNDUP(MAX((100-MAX([.V$5]+10*MIN([.AS63];0);0))*INT(([.$K63]-MAX([.AS63];0))*[.$J63])/100;0);0)" office:value-type="float" office:value="7" calcext:value-type="float">
            <text:p>7</text:p>
          </table:table-cell>
          <table:table-cell table:formula="of:=ROUNDUP(MAX((100-MAX([.W$5]+10*MIN([.AT63];0);0))*INT(([.$K63]-MAX([.AT63];0))*[.$J63])/100;0);0)" office:value-type="float" office:value="7" calcext:value-type="float">
            <text:p>7</text:p>
          </table:table-cell>
          <table:table-cell table:formula="of:=ROUNDUP(MAX((100-MAX([.X$5]+10*MIN([.AU63];0);0))*INT(([.$K63]-MAX([.AU63];0))*[.$J63])/100;0);0)" office:value-type="float" office:value="5" calcext:value-type="float">
            <text:p>5</text:p>
          </table:table-cell>
          <table:table-cell table:formula="of:=ROUNDUP(MAX((100-MAX([.Y$5]+10*MIN([.AV63];0);0))*INT(([.$K63]-MAX([.AV63];0))*[.$J63])/100;0);0)" office:value-type="float" office:value="4" calcext:value-type="float">
            <text:p>4</text:p>
          </table:table-cell>
          <table:table-cell table:formula="of:=ROUNDUP(MAX((100-MAX([.Z$5]+10*MIN([.AW63];0);0))*INT(([.$K63]-MAX([.AW63];0))*[.$J63])/100;0);0)" office:value-type="float" office:value="3" calcext:value-type="float">
            <text:p>3</text:p>
          </table:table-cell>
          <table:table-cell table:formula="of:=ROUNDUP(MAX((100-MAX([.AA$5]+10*MIN([.AX63];0);0))*INT(([.$K63]-MAX([.AX63];0))*[.$J63])/100;0);0)" office:value-type="float" office:value="2" calcext:value-type="float">
            <text:p>2</text:p>
          </table:table-cell>
          <table:table-cell table:formula="of:=ROUNDUP(MAX((100-MAX([.AB$5]+10*MIN([.AY63];0);0))*INT(([.$K63]-MAX([.AY63];0))*[.$J63])/100;0);0)" office:value-type="float" office:value="1" calcext:value-type="float">
            <text:p>1</text:p>
          </table:table-cell>
          <table:table-cell table:formula="of:=ROUNDUP(MAX((100-MAX([.AC$5]+10*MIN([.AZ63];0);0))*INT(([.$K63]-MAX([.AZ63];0))*[.$J63])/100;0);0)" office:value-type="float" office:value="0" calcext:value-type="float">
            <text:p>0</text:p>
          </table:table-cell>
          <table:table-cell table:number-columns-repeated="6"/>
          <table:table-cell table:formula="of:=FLOOR([.M$4]*IF([.$E63];0.2;1))-[.$G63]" office:value-type="float" office:value="-6" calcext:value-type="float">
            <text:p>-6</text:p>
          </table:table-cell>
          <table:table-cell table:formula="of:=FLOOR([.N$4]*IF([.$E63];0.2;1))-[.$G63]" office:value-type="float" office:value="-6" calcext:value-type="float">
            <text:p>-6</text:p>
          </table:table-cell>
          <table:table-cell table:formula="of:=FLOOR([.O$4]*IF([.$E63];0.2;1))-[.$G63]" office:value-type="float" office:value="-6" calcext:value-type="float">
            <text:p>-6</text:p>
          </table:table-cell>
          <table:table-cell table:formula="of:=FLOOR([.P$4]*IF([.$E63];0.2;1))-[.$G63]" office:value-type="float" office:value="-4" calcext:value-type="float">
            <text:p>-4</text:p>
          </table:table-cell>
          <table:table-cell table:formula="of:=FLOOR([.Q$4]*IF([.$E63];0.2;1))-[.$G63]" office:value-type="float" office:value="-4" calcext:value-type="float">
            <text:p>-4</text:p>
          </table:table-cell>
          <table:table-cell table:formula="of:=FLOOR([.R$4]*IF([.$E63];0.2;1))-[.$G63]" office:value-type="float" office:value="-4" calcext:value-type="float">
            <text:p>-4</text:p>
          </table:table-cell>
          <table:table-cell table:formula="of:=FLOOR([.S$4]*IF([.$E63];0.2;1))-[.$G63]" office:value-type="float" office:value="-2" calcext:value-type="float">
            <text:p>-2</text:p>
          </table:table-cell>
          <table:table-cell table:formula="of:=FLOOR([.T$4]*IF([.$E63];0.2;1))-[.$G63]" office:value-type="float" office:value="-2" calcext:value-type="float">
            <text:p>-2</text:p>
          </table:table-cell>
          <table:table-cell table:formula="of:=FLOOR([.U$4]*IF([.$E63];0.2;1))-[.$G63]" office:value-type="float" office:value="-2" calcext:value-type="float">
            <text:p>-2</text:p>
          </table:table-cell>
          <table:table-cell table:formula="of:=FLOOR([.V$4]*IF([.$E63];0.2;1))-[.$G63]" office:value-type="float" office:value="0" calcext:value-type="float">
            <text:p>0</text:p>
          </table:table-cell>
          <table:table-cell table:formula="of:=FLOOR([.W$4]*IF([.$E63];0.2;1))-[.$G63]" office:value-type="float" office:value="0" calcext:value-type="float">
            <text:p>0</text:p>
          </table:table-cell>
          <table:table-cell table:formula="of:=FLOOR([.X$4]*IF([.$E63];0.2;1))-[.$G63]" office:value-type="float" office:value="2" calcext:value-type="float">
            <text:p>2</text:p>
          </table:table-cell>
          <table:table-cell table:formula="of:=FLOOR([.Y$4]*IF([.$E63];0.2;1))-[.$G63]" office:value-type="float" office:value="4" calcext:value-type="float">
            <text:p>4</text:p>
          </table:table-cell>
          <table:table-cell table:formula="of:=FLOOR([.Z$4]*IF([.$E63];0.2;1))-[.$G63]" office:value-type="float" office:value="6" calcext:value-type="float">
            <text:p>6</text:p>
          </table:table-cell>
          <table:table-cell table:formula="of:=FLOOR([.AA$4]*IF([.$E63];0.2;1))-[.$G63]" office:value-type="float" office:value="8" calcext:value-type="float">
            <text:p>8</text:p>
          </table:table-cell>
          <table:table-cell table:formula="of:=FLOOR([.AB$4]*IF([.$E63];0.2;1))-[.$G63]" office:value-type="float" office:value="8" calcext:value-type="float">
            <text:p>8</text:p>
          </table:table-cell>
          <table:table-cell table:formula="of:=FLOOR([.AC$4]*IF([.$E63];0.2;1))-[.$G63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4];[$'EcCo ammo'.$A$6:$'EcCo ammo'.$A$37];[$'EcCo ammo'.F$6:$'EcCo ammo'.F$37])" office:value-type="float" office:value="10" calcext:value-type="float">
            <text:p>10</text:p>
          </table:table-cell>
          <table:table-cell table:formula="of:=FLOOR(LOOKUP([.$B64];[$'EcCo ammo'.$A$6:$'EcCo ammo'.$A$37];[$'EcCo ammo'.H$6:$'EcCo ammo'.H$37]))" office:value-type="float" office:value="0" calcext:value-type="float">
            <text:p>0</text:p>
          </table:table-cell>
          <table:table-cell table:formula="of:=LOOKUP([.$B64];[$'EcCo ammo'.$A$6:$'EcCo ammo'.$A$37];[$'EcCo ammo'.I$6:$'EcCo ammo'.I$37])" office:value-type="float" office:value="4" calcext:value-type="float">
            <text:p>4</text:p>
          </table:table-cell>
          <table:table-cell table:formula="of:=LOOKUP([.$B64];[$'EcCo ammo'.$A$6:$'EcCo ammo'.$A$37];[$'EcCo ammo'.J$6:$'EcCo ammo'.J$37])" office:value-type="float" office:value="3" calcext:value-type="float">
            <text:p>3</text:p>
          </table:table-cell>
          <table:table-cell table:formula="of:=[.H64]/[.I64]" office:value-type="float" office:value="1.33333333333333" calcext:value-type="float">
            <text:p>1.33</text:p>
          </table:table-cell>
          <table:table-cell table:formula="of:=ROUND(AVERAGE([.C64];[.D64]))" office:value-type="float" office:value="12" calcext:value-type="float">
            <text:p>12</text:p>
          </table:table-cell>
          <table:table-cell/>
          <table:table-cell table:formula="of:=ROUNDUP(MAX((100-MAX([.M$5]+10*MIN([.AJ64];0);0))*INT(([.$K64]-MAX([.AJ64];0))*[.$J64])/100;0);0)" office:value-type="float" office:value="16" calcext:value-type="float">
            <text:p>16</text:p>
          </table:table-cell>
          <table:table-cell table:formula="of:=ROUNDUP(MAX((100-MAX([.N$5]+10*MIN([.AK64];0);0))*INT(([.$K64]-MAX([.AK64];0))*[.$J64])/100;0);0)" office:value-type="float" office:value="15" calcext:value-type="float">
            <text:p>15</text:p>
          </table:table-cell>
          <table:table-cell table:formula="of:=ROUNDUP(MAX((100-MAX([.O$5]+10*MIN([.AL64];0);0))*INT(([.$K64]-MAX([.AL64];0))*[.$J64])/100;0);0)" office:value-type="float" office:value="13" calcext:value-type="float">
            <text:p>13</text:p>
          </table:table-cell>
          <table:table-cell table:formula="of:=ROUNDUP(MAX((100-MAX([.P$5]+10*MIN([.AM64];0);0))*INT(([.$K64]-MAX([.AM64];0))*[.$J64])/100;0);0)" office:value-type="float" office:value="10" calcext:value-type="float">
            <text:p>10</text:p>
          </table:table-cell>
          <table:table-cell table:formula="of:=ROUNDUP(MAX((100-MAX([.Q$5]+10*MIN([.AN64];0);0))*INT(([.$K64]-MAX([.AN64];0))*[.$J64])/100;0);0)" office:value-type="float" office:value="10" calcext:value-type="float">
            <text:p>10</text:p>
          </table:table-cell>
          <table:table-cell table:formula="of:=ROUNDUP(MAX((100-MAX([.R$5]+10*MIN([.AO64];0);0))*INT(([.$K64]-MAX([.AO64];0))*[.$J64])/100;0);0)" office:value-type="float" office:value="10" calcext:value-type="float">
            <text:p>10</text:p>
          </table:table-cell>
          <table:table-cell table:formula="of:=ROUNDUP(MAX((100-MAX([.S$5]+10*MIN([.AP64];0);0))*INT(([.$K64]-MAX([.AP64];0))*[.$J64])/100;0);0)" office:value-type="float" office:value="7" calcext:value-type="float">
            <text:p>7</text:p>
          </table:table-cell>
          <table:table-cell table:formula="of:=ROUNDUP(MAX((100-MAX([.T$5]+10*MIN([.AQ64];0);0))*INT(([.$K64]-MAX([.AQ64];0))*[.$J64])/100;0);0)" office:value-type="float" office:value="7" calcext:value-type="float">
            <text:p>7</text:p>
          </table:table-cell>
          <table:table-cell table:formula="of:=ROUNDUP(MAX((100-MAX([.U$5]+10*MIN([.AR64];0);0))*INT(([.$K64]-MAX([.AR64];0))*[.$J64])/100;0);0)" office:value-type="float" office:value="7" calcext:value-type="float">
            <text:p>7</text:p>
          </table:table-cell>
          <table:table-cell table:formula="of:=ROUNDUP(MAX((100-MAX([.V$5]+10*MIN([.AS64];0);0))*INT(([.$K64]-MAX([.AS64];0))*[.$J64])/100;0);0)" office:value-type="float" office:value="5" calcext:value-type="float">
            <text:p>5</text:p>
          </table:table-cell>
          <table:table-cell table:formula="of:=ROUNDUP(MAX((100-MAX([.W$5]+10*MIN([.AT64];0);0))*INT(([.$K64]-MAX([.AT64];0))*[.$J64])/100;0);0)" office:value-type="float" office:value="4" calcext:value-type="float">
            <text:p>4</text:p>
          </table:table-cell>
          <table:table-cell table:formula="of:=ROUNDUP(MAX((100-MAX([.X$5]+10*MIN([.AU64];0);0))*INT(([.$K64]-MAX([.AU64];0))*[.$J64])/100;0);0)" office:value-type="float" office:value="3" calcext:value-type="float">
            <text:p>3</text:p>
          </table:table-cell>
          <table:table-cell table:formula="of:=ROUNDUP(MAX((100-MAX([.Y$5]+10*MIN([.AV64];0);0))*INT(([.$K64]-MAX([.AV64];0))*[.$J64])/100;0);0)" office:value-type="float" office:value="1" calcext:value-type="float">
            <text:p>1</text:p>
          </table:table-cell>
          <table:table-cell table:formula="of:=ROUNDUP(MAX((100-MAX([.Z$5]+10*MIN([.AW64];0);0))*INT(([.$K64]-MAX([.AW64];0))*[.$J64])/100;0);0)" office:value-type="float" office:value="0" calcext:value-type="float">
            <text:p>0</text:p>
          </table:table-cell>
          <table:table-cell table:formula="of:=ROUNDUP(MAX((100-MAX([.AA$5]+10*MIN([.AX64];0);0))*INT(([.$K64]-MAX([.AX64];0))*[.$J64])/100;0);0)" office:value-type="float" office:value="0" calcext:value-type="float">
            <text:p>0</text:p>
          </table:table-cell>
          <table:table-cell table:formula="of:=ROUNDUP(MAX((100-MAX([.AB$5]+10*MIN([.AY64];0);0))*INT(([.$K64]-MAX([.AY64];0))*[.$J64])/100;0);0)" office:value-type="float" office:value="0" calcext:value-type="float">
            <text:p>0</text:p>
          </table:table-cell>
          <table:table-cell table:formula="of:=ROUNDUP(MAX((100-MAX([.AC$5]+10*MIN([.AZ64];0);0))*INT(([.$K64]-MAX([.AZ64];0))*[.$J64])/100;0);0)" office:value-type="float" office:value="0" calcext:value-type="float">
            <text:p>0</text:p>
          </table:table-cell>
          <table:table-cell table:number-columns-repeated="6"/>
          <table:table-cell table:formula="of:=FLOOR([.M$4]*IF([.$E64];0.2;1))-[.$G64]" office:value-type="float" office:value="0" calcext:value-type="float">
            <text:p>0</text:p>
          </table:table-cell>
          <table:table-cell table:formula="of:=FLOOR([.N$4]*IF([.$E64];0.2;1))-[.$G64]" office:value-type="float" office:value="0" calcext:value-type="float">
            <text:p>0</text:p>
          </table:table-cell>
          <table:table-cell table:formula="of:=FLOOR([.O$4]*IF([.$E64];0.2;1))-[.$G64]" office:value-type="float" office:value="0" calcext:value-type="float">
            <text:p>0</text:p>
          </table:table-cell>
          <table:table-cell table:formula="of:=FLOOR([.P$4]*IF([.$E64];0.2;1))-[.$G64]" office:value-type="float" office:value="2" calcext:value-type="float">
            <text:p>2</text:p>
          </table:table-cell>
          <table:table-cell table:formula="of:=FLOOR([.Q$4]*IF([.$E64];0.2;1))-[.$G64]" office:value-type="float" office:value="2" calcext:value-type="float">
            <text:p>2</text:p>
          </table:table-cell>
          <table:table-cell table:formula="of:=FLOOR([.R$4]*IF([.$E64];0.2;1))-[.$G64]" office:value-type="float" office:value="2" calcext:value-type="float">
            <text:p>2</text:p>
          </table:table-cell>
          <table:table-cell table:formula="of:=FLOOR([.S$4]*IF([.$E64];0.2;1))-[.$G64]" office:value-type="float" office:value="4" calcext:value-type="float">
            <text:p>4</text:p>
          </table:table-cell>
          <table:table-cell table:formula="of:=FLOOR([.T$4]*IF([.$E64];0.2;1))-[.$G64]" office:value-type="float" office:value="4" calcext:value-type="float">
            <text:p>4</text:p>
          </table:table-cell>
          <table:table-cell table:formula="of:=FLOOR([.U$4]*IF([.$E64];0.2;1))-[.$G64]" office:value-type="float" office:value="4" calcext:value-type="float">
            <text:p>4</text:p>
          </table:table-cell>
          <table:table-cell table:formula="of:=FLOOR([.V$4]*IF([.$E64];0.2;1))-[.$G64]" office:value-type="float" office:value="6" calcext:value-type="float">
            <text:p>6</text:p>
          </table:table-cell>
          <table:table-cell table:formula="of:=FLOOR([.W$4]*IF([.$E64];0.2;1))-[.$G64]" office:value-type="float" office:value="6" calcext:value-type="float">
            <text:p>6</text:p>
          </table:table-cell>
          <table:table-cell table:formula="of:=FLOOR([.X$4]*IF([.$E64];0.2;1))-[.$G64]" office:value-type="float" office:value="8" calcext:value-type="float">
            <text:p>8</text:p>
          </table:table-cell>
          <table:table-cell table:formula="of:=FLOOR([.Y$4]*IF([.$E64];0.2;1))-[.$G64]" office:value-type="float" office:value="10" calcext:value-type="float">
            <text:p>10</text:p>
          </table:table-cell>
          <table:table-cell table:formula="of:=FLOOR([.Z$4]*IF([.$E64];0.2;1))-[.$G64]" office:value-type="float" office:value="12" calcext:value-type="float">
            <text:p>12</text:p>
          </table:table-cell>
          <table:table-cell table:formula="of:=FLOOR([.AA$4]*IF([.$E64];0.2;1))-[.$G64]" office:value-type="float" office:value="14" calcext:value-type="float">
            <text:p>14</text:p>
          </table:table-cell>
          <table:table-cell table:formula="of:=FLOOR([.AB$4]*IF([.$E64];0.2;1))-[.$G64]" office:value-type="float" office:value="14" calcext:value-type="float">
            <text:p>14</text:p>
          </table:table-cell>
          <table:table-cell table:formula="of:=FLOOR([.AC$4]*IF([.$E64];0.2;1))-[.$G6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5];[$'EcCo ammo'.$A$6:$'EcCo ammo'.$A$37];[$'EcCo ammo'.H$6:$'EcCo ammo'.H$37]))" office:value-type="float" office:value="6" calcext:value-type="float">
            <text:p>6</text:p>
          </table:table-cell>
          <table:table-cell table:formula="of:=LOOKUP([.$B65];[$'EcCo ammo'.$A$6:$'EcCo ammo'.$A$37];[$'EcCo ammo'.I$6:$'EcCo ammo'.I$37])" office:value-type="float" office:value="1" calcext:value-type="float">
            <text:p>1</text:p>
          </table:table-cell>
          <table:table-cell table:formula="of:=LOOKUP([.$B65];[$'EcCo ammo'.$A$6:$'EcCo ammo'.$A$37];[$'EcCo ammo'.J$6:$'EcCo ammo'.J$37])" office:value-type="float" office:value="1" calcext:value-type="float">
            <text:p>1</text:p>
          </table:table-cell>
          <table:table-cell table:formula="of:=[.H65]/[.I65]" office:value-type="float" office:value="1" calcext:value-type="float">
            <text:p>1.00</text:p>
          </table:table-cell>
          <table:table-cell table:formula="of:=ROUND(AVERAGE([.C65];[.D65]))" office:value-type="float" office:value="12" calcext:value-type="float">
            <text:p>12</text:p>
          </table:table-cell>
          <table:table-cell/>
          <table:table-cell table:formula="of:=ROUNDUP(MAX((100-MAX([.M$5]+10*MIN([.AJ65];0);0))*INT(([.$K65]-MAX([.AJ65];0))*[.$J65])/100;0);0)" office:value-type="float" office:value="12" calcext:value-type="float">
            <text:p>12</text:p>
          </table:table-cell>
          <table:table-cell table:formula="of:=ROUNDUP(MAX((100-MAX([.N$5]+10*MIN([.AK65];0);0))*INT(([.$K65]-MAX([.AK65];0))*[.$J65])/100;0);0)" office:value-type="float" office:value="12" calcext:value-type="float">
            <text:p>12</text:p>
          </table:table-cell>
          <table:table-cell table:formula="of:=ROUNDUP(MAX((100-MAX([.O$5]+10*MIN([.AL65];0);0))*INT(([.$K65]-MAX([.AL65];0))*[.$J65])/100;0);0)" office:value-type="float" office:value="12" calcext:value-type="float">
            <text:p>12</text:p>
          </table:table-cell>
          <table:table-cell table:formula="of:=ROUNDUP(MAX((100-MAX([.P$5]+10*MIN([.AM65];0);0))*INT(([.$K65]-MAX([.AM65];0))*[.$J65])/100;0);0)" office:value-type="float" office:value="12" calcext:value-type="float">
            <text:p>12</text:p>
          </table:table-cell>
          <table:table-cell table:formula="of:=ROUNDUP(MAX((100-MAX([.Q$5]+10*MIN([.AN65];0);0))*INT(([.$K65]-MAX([.AN65];0))*[.$J65])/100;0);0)" office:value-type="float" office:value="12" calcext:value-type="float">
            <text:p>12</text:p>
          </table:table-cell>
          <table:table-cell table:formula="of:=ROUNDUP(MAX((100-MAX([.R$5]+10*MIN([.AO65];0);0))*INT(([.$K65]-MAX([.AO65];0))*[.$J65])/100;0);0)" office:value-type="float" office:value="12" calcext:value-type="float">
            <text:p>12</text:p>
          </table:table-cell>
          <table:table-cell table:formula="of:=ROUNDUP(MAX((100-MAX([.S$5]+10*MIN([.AP65];0);0))*INT(([.$K65]-MAX([.AP65];0))*[.$J65])/100;0);0)" office:value-type="float" office:value="11" calcext:value-type="float">
            <text:p>11</text:p>
          </table:table-cell>
          <table:table-cell table:formula="of:=ROUNDUP(MAX((100-MAX([.T$5]+10*MIN([.AQ65];0);0))*INT(([.$K65]-MAX([.AQ65];0))*[.$J65])/100;0);0)" office:value-type="float" office:value="11" calcext:value-type="float">
            <text:p>11</text:p>
          </table:table-cell>
          <table:table-cell table:formula="of:=ROUNDUP(MAX((100-MAX([.U$5]+10*MIN([.AR65];0);0))*INT(([.$K65]-MAX([.AR65];0))*[.$J65])/100;0);0)" office:value-type="float" office:value="11" calcext:value-type="float">
            <text:p>11</text:p>
          </table:table-cell>
          <table:table-cell table:formula="of:=ROUNDUP(MAX((100-MAX([.V$5]+10*MIN([.AS65];0);0))*INT(([.$K65]-MAX([.AS65];0))*[.$J65])/100;0);0)" office:value-type="float" office:value="8" calcext:value-type="float">
            <text:p>8</text:p>
          </table:table-cell>
          <table:table-cell table:formula="of:=ROUNDUP(MAX((100-MAX([.W$5]+10*MIN([.AT65];0);0))*INT(([.$K65]-MAX([.AT65];0))*[.$J65])/100;0);0)" office:value-type="float" office:value="7" calcext:value-type="float">
            <text:p>7</text:p>
          </table:table-cell>
          <table:table-cell table:formula="of:=ROUNDUP(MAX((100-MAX([.X$5]+10*MIN([.AU65];0);0))*INT(([.$K65]-MAX([.AU65];0))*[.$J65])/100;0);0)" office:value-type="float" office:value="6" calcext:value-type="float">
            <text:p>6</text:p>
          </table:table-cell>
          <table:table-cell table:formula="of:=ROUNDUP(MAX((100-MAX([.Y$5]+10*MIN([.AV65];0);0))*INT(([.$K65]-MAX([.AV65];0))*[.$J65])/100;0);0)" office:value-type="float" office:value="4" calcext:value-type="float">
            <text:p>4</text:p>
          </table:table-cell>
          <table:table-cell table:formula="of:=ROUNDUP(MAX((100-MAX([.Z$5]+10*MIN([.AW65];0);0))*INT(([.$K65]-MAX([.AW65];0))*[.$J65])/100;0);0)" office:value-type="float" office:value="3" calcext:value-type="float">
            <text:p>3</text:p>
          </table:table-cell>
          <table:table-cell table:formula="of:=ROUNDUP(MAX((100-MAX([.AA$5]+10*MIN([.AX65];0);0))*INT(([.$K65]-MAX([.AX65];0))*[.$J65])/100;0);0)" office:value-type="float" office:value="2" calcext:value-type="float">
            <text:p>2</text:p>
          </table:table-cell>
          <table:table-cell table:formula="of:=ROUNDUP(MAX((100-MAX([.AB$5]+10*MIN([.AY65];0);0))*INT(([.$K65]-MAX([.AY65];0))*[.$J65])/100;0);0)" office:value-type="float" office:value="2" calcext:value-type="float">
            <text:p>2</text:p>
          </table:table-cell>
          <table:table-cell table:formula="of:=ROUNDUP(MAX((100-MAX([.AC$5]+10*MIN([.AZ65];0);0))*INT(([.$K65]-MAX([.AZ65];0))*[.$J65])/100;0);0)" office:value-type="float" office:value="0" calcext:value-type="float">
            <text:p>0</text:p>
          </table:table-cell>
          <table:table-cell table:number-columns-repeated="6"/>
          <table:table-cell table:formula="of:=FLOOR([.M$4]*IF([.$E65];0.2;1))-[.$G65]" office:value-type="float" office:value="-6" calcext:value-type="float">
            <text:p>-6</text:p>
          </table:table-cell>
          <table:table-cell table:formula="of:=FLOOR([.N$4]*IF([.$E65];0.2;1))-[.$G65]" office:value-type="float" office:value="-6" calcext:value-type="float">
            <text:p>-6</text:p>
          </table:table-cell>
          <table:table-cell table:formula="of:=FLOOR([.O$4]*IF([.$E65];0.2;1))-[.$G65]" office:value-type="float" office:value="-6" calcext:value-type="float">
            <text:p>-6</text:p>
          </table:table-cell>
          <table:table-cell table:formula="of:=FLOOR([.P$4]*IF([.$E65];0.2;1))-[.$G65]" office:value-type="float" office:value="-4" calcext:value-type="float">
            <text:p>-4</text:p>
          </table:table-cell>
          <table:table-cell table:formula="of:=FLOOR([.Q$4]*IF([.$E65];0.2;1))-[.$G65]" office:value-type="float" office:value="-4" calcext:value-type="float">
            <text:p>-4</text:p>
          </table:table-cell>
          <table:table-cell table:formula="of:=FLOOR([.R$4]*IF([.$E65];0.2;1))-[.$G65]" office:value-type="float" office:value="-4" calcext:value-type="float">
            <text:p>-4</text:p>
          </table:table-cell>
          <table:table-cell table:formula="of:=FLOOR([.S$4]*IF([.$E65];0.2;1))-[.$G65]" office:value-type="float" office:value="-2" calcext:value-type="float">
            <text:p>-2</text:p>
          </table:table-cell>
          <table:table-cell table:formula="of:=FLOOR([.T$4]*IF([.$E65];0.2;1))-[.$G65]" office:value-type="float" office:value="-2" calcext:value-type="float">
            <text:p>-2</text:p>
          </table:table-cell>
          <table:table-cell table:formula="of:=FLOOR([.U$4]*IF([.$E65];0.2;1))-[.$G65]" office:value-type="float" office:value="-2" calcext:value-type="float">
            <text:p>-2</text:p>
          </table:table-cell>
          <table:table-cell table:formula="of:=FLOOR([.V$4]*IF([.$E65];0.2;1))-[.$G65]" office:value-type="float" office:value="0" calcext:value-type="float">
            <text:p>0</text:p>
          </table:table-cell>
          <table:table-cell table:formula="of:=FLOOR([.W$4]*IF([.$E65];0.2;1))-[.$G65]" office:value-type="float" office:value="0" calcext:value-type="float">
            <text:p>0</text:p>
          </table:table-cell>
          <table:table-cell table:formula="of:=FLOOR([.X$4]*IF([.$E65];0.2;1))-[.$G65]" office:value-type="float" office:value="2" calcext:value-type="float">
            <text:p>2</text:p>
          </table:table-cell>
          <table:table-cell table:formula="of:=FLOOR([.Y$4]*IF([.$E65];0.2;1))-[.$G65]" office:value-type="float" office:value="4" calcext:value-type="float">
            <text:p>4</text:p>
          </table:table-cell>
          <table:table-cell table:formula="of:=FLOOR([.Z$4]*IF([.$E65];0.2;1))-[.$G65]" office:value-type="float" office:value="6" calcext:value-type="float">
            <text:p>6</text:p>
          </table:table-cell>
          <table:table-cell table:formula="of:=FLOOR([.AA$4]*IF([.$E65];0.2;1))-[.$G65]" office:value-type="float" office:value="8" calcext:value-type="float">
            <text:p>8</text:p>
          </table:table-cell>
          <table:table-cell table:formula="of:=FLOOR([.AB$4]*IF([.$E65];0.2;1))-[.$G65]" office:value-type="float" office:value="8" calcext:value-type="float">
            <text:p>8</text:p>
          </table:table-cell>
          <table:table-cell table:formula="of:=FLOOR([.AC$4]*IF([.$E65];0.2;1))-[.$G65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6];[$'EcCo ammo'.$A$6:$'EcCo ammo'.$A$37];[$'EcCo ammo'.F$6:$'EcCo ammo'.F$37])" office:value-type="float" office:value="10" calcext:value-type="float">
            <text:p>10</text:p>
          </table:table-cell>
          <table:table-cell table:formula="of:=FLOOR(LOOKUP([.$B66];[$'EcCo ammo'.$A$6:$'EcCo ammo'.$A$37];[$'EcCo ammo'.H$6:$'EcCo ammo'.H$37]))" office:value-type="float" office:value="0" calcext:value-type="float">
            <text:p>0</text:p>
          </table:table-cell>
          <table:table-cell table:formula="of:=LOOKUP([.$B66];[$'EcCo ammo'.$A$6:$'EcCo ammo'.$A$37];[$'EcCo ammo'.I$6:$'EcCo ammo'.I$37])" office:value-type="float" office:value="4" calcext:value-type="float">
            <text:p>4</text:p>
          </table:table-cell>
          <table:table-cell table:formula="of:=LOOKUP([.$B66];[$'EcCo ammo'.$A$6:$'EcCo ammo'.$A$37];[$'EcCo ammo'.J$6:$'EcCo ammo'.J$37])" office:value-type="float" office:value="3" calcext:value-type="float">
            <text:p>3</text:p>
          </table:table-cell>
          <table:table-cell table:formula="of:=[.H66]/[.I66]" office:value-type="float" office:value="1.33333333333333" calcext:value-type="float">
            <text:p>1.33</text:p>
          </table:table-cell>
          <table:table-cell table:formula="of:=ROUND(AVERAGE([.C66];[.D66]))" office:value-type="float" office:value="13" calcext:value-type="float">
            <text:p>13</text:p>
          </table:table-cell>
          <table:table-cell/>
          <table:table-cell table:formula="of:=ROUNDUP(MAX((100-MAX([.M$5]+10*MIN([.AJ66];0);0))*INT(([.$K66]-MAX([.AJ66];0))*[.$J66])/100;0);0)" office:value-type="float" office:value="17" calcext:value-type="float">
            <text:p>17</text:p>
          </table:table-cell>
          <table:table-cell table:formula="of:=ROUNDUP(MAX((100-MAX([.N$5]+10*MIN([.AK66];0);0))*INT(([.$K66]-MAX([.AK66];0))*[.$J66])/100;0);0)" office:value-type="float" office:value="16" calcext:value-type="float">
            <text:p>16</text:p>
          </table:table-cell>
          <table:table-cell table:formula="of:=ROUNDUP(MAX((100-MAX([.O$5]+10*MIN([.AL66];0);0))*INT(([.$K66]-MAX([.AL66];0))*[.$J66])/100;0);0)" office:value-type="float" office:value="14" calcext:value-type="float">
            <text:p>14</text:p>
          </table:table-cell>
          <table:table-cell table:formula="of:=ROUNDUP(MAX((100-MAX([.P$5]+10*MIN([.AM66];0);0))*INT(([.$K66]-MAX([.AM66];0))*[.$J66])/100;0);0)" office:value-type="float" office:value="11" calcext:value-type="float">
            <text:p>11</text:p>
          </table:table-cell>
          <table:table-cell table:formula="of:=ROUNDUP(MAX((100-MAX([.Q$5]+10*MIN([.AN66];0);0))*INT(([.$K66]-MAX([.AN66];0))*[.$J66])/100;0);0)" office:value-type="float" office:value="10" calcext:value-type="float">
            <text:p>10</text:p>
          </table:table-cell>
          <table:table-cell table:formula="of:=ROUNDUP(MAX((100-MAX([.R$5]+10*MIN([.AO66];0);0))*INT(([.$K66]-MAX([.AO66];0))*[.$J66])/100;0);0)" office:value-type="float" office:value="10" calcext:value-type="float">
            <text:p>10</text:p>
          </table:table-cell>
          <table:table-cell table:formula="of:=ROUNDUP(MAX((100-MAX([.S$5]+10*MIN([.AP66];0);0))*INT(([.$K66]-MAX([.AP66];0))*[.$J66])/100;0);0)" office:value-type="float" office:value="9" calcext:value-type="float">
            <text:p>9</text:p>
          </table:table-cell>
          <table:table-cell table:formula="of:=ROUNDUP(MAX((100-MAX([.T$5]+10*MIN([.AQ66];0);0))*INT(([.$K66]-MAX([.AQ66];0))*[.$J66])/100;0);0)" office:value-type="float" office:value="8" calcext:value-type="float">
            <text:p>8</text:p>
          </table:table-cell>
          <table:table-cell table:formula="of:=ROUNDUP(MAX((100-MAX([.U$5]+10*MIN([.AR66];0);0))*INT(([.$K66]-MAX([.AR66];0))*[.$J66])/100;0);0)" office:value-type="float" office:value="8" calcext:value-type="float">
            <text:p>8</text:p>
          </table:table-cell>
          <table:table-cell table:formula="of:=ROUNDUP(MAX((100-MAX([.V$5]+10*MIN([.AS66];0);0))*INT(([.$K66]-MAX([.AS66];0))*[.$J66])/100;0);0)" office:value-type="float" office:value="6" calcext:value-type="float">
            <text:p>6</text:p>
          </table:table-cell>
          <table:table-cell table:formula="of:=ROUNDUP(MAX((100-MAX([.W$5]+10*MIN([.AT66];0);0))*INT(([.$K66]-MAX([.AT66];0))*[.$J66])/100;0);0)" office:value-type="float" office:value="5" calcext:value-type="float">
            <text:p>5</text:p>
          </table:table-cell>
          <table:table-cell table:formula="of:=ROUNDUP(MAX((100-MAX([.X$5]+10*MIN([.AU66];0);0))*INT(([.$K66]-MAX([.AU66];0))*[.$J66])/100;0);0)" office:value-type="float" office:value="4" calcext:value-type="float">
            <text:p>4</text:p>
          </table:table-cell>
          <table:table-cell table:formula="of:=ROUNDUP(MAX((100-MAX([.Y$5]+10*MIN([.AV66];0);0))*INT(([.$K66]-MAX([.AV66];0))*[.$J66])/100;0);0)" office:value-type="float" office:value="2" calcext:value-type="float">
            <text:p>2</text:p>
          </table:table-cell>
          <table:table-cell table:formula="of:=ROUNDUP(MAX((100-MAX([.Z$5]+10*MIN([.AW66];0);0))*INT(([.$K66]-MAX([.AW66];0))*[.$J66])/100;0);0)" office:value-type="float" office:value="1" calcext:value-type="float">
            <text:p>1</text:p>
          </table:table-cell>
          <table:table-cell table:formula="of:=ROUNDUP(MAX((100-MAX([.AA$5]+10*MIN([.AX66];0);0))*INT(([.$K66]-MAX([.AX66];0))*[.$J66])/100;0);0)" office:value-type="float" office:value="0" calcext:value-type="float">
            <text:p>0</text:p>
          </table:table-cell>
          <table:table-cell table:formula="of:=ROUNDUP(MAX((100-MAX([.AB$5]+10*MIN([.AY66];0);0))*INT(([.$K66]-MAX([.AY66];0))*[.$J66])/100;0);0)" office:value-type="float" office:value="0" calcext:value-type="float">
            <text:p>0</text:p>
          </table:table-cell>
          <table:table-cell table:formula="of:=ROUNDUP(MAX((100-MAX([.AC$5]+10*MIN([.AZ66];0);0))*INT(([.$K66]-MAX([.AZ66];0))*[.$J66])/100;0);0)" office:value-type="float" office:value="0" calcext:value-type="float">
            <text:p>0</text:p>
          </table:table-cell>
          <table:table-cell table:number-columns-repeated="6"/>
          <table:table-cell table:formula="of:=FLOOR([.M$4]*IF([.$E66];0.2;1))-[.$G66]" office:value-type="float" office:value="0" calcext:value-type="float">
            <text:p>0</text:p>
          </table:table-cell>
          <table:table-cell table:formula="of:=FLOOR([.N$4]*IF([.$E66];0.2;1))-[.$G66]" office:value-type="float" office:value="0" calcext:value-type="float">
            <text:p>0</text:p>
          </table:table-cell>
          <table:table-cell table:formula="of:=FLOOR([.O$4]*IF([.$E66];0.2;1))-[.$G66]" office:value-type="float" office:value="0" calcext:value-type="float">
            <text:p>0</text:p>
          </table:table-cell>
          <table:table-cell table:formula="of:=FLOOR([.P$4]*IF([.$E66];0.2;1))-[.$G66]" office:value-type="float" office:value="2" calcext:value-type="float">
            <text:p>2</text:p>
          </table:table-cell>
          <table:table-cell table:formula="of:=FLOOR([.Q$4]*IF([.$E66];0.2;1))-[.$G66]" office:value-type="float" office:value="2" calcext:value-type="float">
            <text:p>2</text:p>
          </table:table-cell>
          <table:table-cell table:formula="of:=FLOOR([.R$4]*IF([.$E66];0.2;1))-[.$G66]" office:value-type="float" office:value="2" calcext:value-type="float">
            <text:p>2</text:p>
          </table:table-cell>
          <table:table-cell table:formula="of:=FLOOR([.S$4]*IF([.$E66];0.2;1))-[.$G66]" office:value-type="float" office:value="4" calcext:value-type="float">
            <text:p>4</text:p>
          </table:table-cell>
          <table:table-cell table:formula="of:=FLOOR([.T$4]*IF([.$E66];0.2;1))-[.$G66]" office:value-type="float" office:value="4" calcext:value-type="float">
            <text:p>4</text:p>
          </table:table-cell>
          <table:table-cell table:formula="of:=FLOOR([.U$4]*IF([.$E66];0.2;1))-[.$G66]" office:value-type="float" office:value="4" calcext:value-type="float">
            <text:p>4</text:p>
          </table:table-cell>
          <table:table-cell table:formula="of:=FLOOR([.V$4]*IF([.$E66];0.2;1))-[.$G66]" office:value-type="float" office:value="6" calcext:value-type="float">
            <text:p>6</text:p>
          </table:table-cell>
          <table:table-cell table:formula="of:=FLOOR([.W$4]*IF([.$E66];0.2;1))-[.$G66]" office:value-type="float" office:value="6" calcext:value-type="float">
            <text:p>6</text:p>
          </table:table-cell>
          <table:table-cell table:formula="of:=FLOOR([.X$4]*IF([.$E66];0.2;1))-[.$G66]" office:value-type="float" office:value="8" calcext:value-type="float">
            <text:p>8</text:p>
          </table:table-cell>
          <table:table-cell table:formula="of:=FLOOR([.Y$4]*IF([.$E66];0.2;1))-[.$G66]" office:value-type="float" office:value="10" calcext:value-type="float">
            <text:p>10</text:p>
          </table:table-cell>
          <table:table-cell table:formula="of:=FLOOR([.Z$4]*IF([.$E66];0.2;1))-[.$G66]" office:value-type="float" office:value="12" calcext:value-type="float">
            <text:p>12</text:p>
          </table:table-cell>
          <table:table-cell table:formula="of:=FLOOR([.AA$4]*IF([.$E66];0.2;1))-[.$G66]" office:value-type="float" office:value="14" calcext:value-type="float">
            <text:p>14</text:p>
          </table:table-cell>
          <table:table-cell table:formula="of:=FLOOR([.AB$4]*IF([.$E66];0.2;1))-[.$G66]" office:value-type="float" office:value="14" calcext:value-type="float">
            <text:p>14</text:p>
          </table:table-cell>
          <table:table-cell table:formula="of:=FLOOR([.AC$4]*IF([.$E66];0.2;1))-[.$G6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7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7];[$'EcCo ammo'.$A$6:$'EcCo ammo'.$A$37];[$'EcCo ammo'.H$6:$'EcCo ammo'.H$37]))" office:value-type="float" office:value="6" calcext:value-type="float">
            <text:p>6</text:p>
          </table:table-cell>
          <table:table-cell table:formula="of:=LOOKUP([.$B67];[$'EcCo ammo'.$A$6:$'EcCo ammo'.$A$37];[$'EcCo ammo'.I$6:$'EcCo ammo'.I$37])" office:value-type="float" office:value="1" calcext:value-type="float">
            <text:p>1</text:p>
          </table:table-cell>
          <table:table-cell table:formula="of:=LOOKUP([.$B67];[$'EcCo ammo'.$A$6:$'EcCo ammo'.$A$37];[$'EcCo ammo'.J$6:$'EcCo ammo'.J$37])" office:value-type="float" office:value="1" calcext:value-type="float">
            <text:p>1</text:p>
          </table:table-cell>
          <table:table-cell table:formula="of:=[.H67]/[.I67]" office:value-type="float" office:value="1" calcext:value-type="float">
            <text:p>1.00</text:p>
          </table:table-cell>
          <table:table-cell table:formula="of:=ROUND(AVERAGE([.C67];[.D67]))" office:value-type="float" office:value="13" calcext:value-type="float">
            <text:p>13</text:p>
          </table:table-cell>
          <table:table-cell/>
          <table:table-cell table:formula="of:=ROUNDUP(MAX((100-MAX([.M$5]+10*MIN([.AJ67];0);0))*INT(([.$K67]-MAX([.AJ67];0))*[.$J67])/100;0);0)" office:value-type="float" office:value="13" calcext:value-type="float">
            <text:p>13</text:p>
          </table:table-cell>
          <table:table-cell table:formula="of:=ROUNDUP(MAX((100-MAX([.N$5]+10*MIN([.AK67];0);0))*INT(([.$K67]-MAX([.AK67];0))*[.$J67])/100;0);0)" office:value-type="float" office:value="13" calcext:value-type="float">
            <text:p>13</text:p>
          </table:table-cell>
          <table:table-cell table:formula="of:=ROUNDUP(MAX((100-MAX([.O$5]+10*MIN([.AL67];0);0))*INT(([.$K67]-MAX([.AL67];0))*[.$J67])/100;0);0)" office:value-type="float" office:value="13" calcext:value-type="float">
            <text:p>13</text:p>
          </table:table-cell>
          <table:table-cell table:formula="of:=ROUNDUP(MAX((100-MAX([.P$5]+10*MIN([.AM67];0);0))*INT(([.$K67]-MAX([.AM67];0))*[.$J67])/100;0);0)" office:value-type="float" office:value="13" calcext:value-type="float">
            <text:p>13</text:p>
          </table:table-cell>
          <table:table-cell table:formula="of:=ROUNDUP(MAX((100-MAX([.Q$5]+10*MIN([.AN67];0);0))*INT(([.$K67]-MAX([.AN67];0))*[.$J67])/100;0);0)" office:value-type="float" office:value="13" calcext:value-type="float">
            <text:p>13</text:p>
          </table:table-cell>
          <table:table-cell table:formula="of:=ROUNDUP(MAX((100-MAX([.R$5]+10*MIN([.AO67];0);0))*INT(([.$K67]-MAX([.AO67];0))*[.$J67])/100;0);0)" office:value-type="float" office:value="13" calcext:value-type="float">
            <text:p>13</text:p>
          </table:table-cell>
          <table:table-cell table:formula="of:=ROUNDUP(MAX((100-MAX([.S$5]+10*MIN([.AP67];0);0))*INT(([.$K67]-MAX([.AP67];0))*[.$J67])/100;0);0)" office:value-type="float" office:value="12" calcext:value-type="float">
            <text:p>12</text:p>
          </table:table-cell>
          <table:table-cell table:formula="of:=ROUNDUP(MAX((100-MAX([.T$5]+10*MIN([.AQ67];0);0))*INT(([.$K67]-MAX([.AQ67];0))*[.$J67])/100;0);0)" office:value-type="float" office:value="12" calcext:value-type="float">
            <text:p>12</text:p>
          </table:table-cell>
          <table:table-cell table:formula="of:=ROUNDUP(MAX((100-MAX([.U$5]+10*MIN([.AR67];0);0))*INT(([.$K67]-MAX([.AR67];0))*[.$J67])/100;0);0)" office:value-type="float" office:value="12" calcext:value-type="float">
            <text:p>12</text:p>
          </table:table-cell>
          <table:table-cell table:formula="of:=ROUNDUP(MAX((100-MAX([.V$5]+10*MIN([.AS67];0);0))*INT(([.$K67]-MAX([.AS67];0))*[.$J67])/100;0);0)" office:value-type="float" office:value="8" calcext:value-type="float">
            <text:p>8</text:p>
          </table:table-cell>
          <table:table-cell table:formula="of:=ROUNDUP(MAX((100-MAX([.W$5]+10*MIN([.AT67];0);0))*INT(([.$K67]-MAX([.AT67];0))*[.$J67])/100;0);0)" office:value-type="float" office:value="8" calcext:value-type="float">
            <text:p>8</text:p>
          </table:table-cell>
          <table:table-cell table:formula="of:=ROUNDUP(MAX((100-MAX([.X$5]+10*MIN([.AU67];0);0))*INT(([.$K67]-MAX([.AU67];0))*[.$J67])/100;0);0)" office:value-type="float" office:value="7" calcext:value-type="float">
            <text:p>7</text:p>
          </table:table-cell>
          <table:table-cell table:formula="of:=ROUNDUP(MAX((100-MAX([.Y$5]+10*MIN([.AV67];0);0))*INT(([.$K67]-MAX([.AV67];0))*[.$J67])/100;0);0)" office:value-type="float" office:value="5" calcext:value-type="float">
            <text:p>5</text:p>
          </table:table-cell>
          <table:table-cell table:formula="of:=ROUNDUP(MAX((100-MAX([.Z$5]+10*MIN([.AW67];0);0))*INT(([.$K67]-MAX([.AW67];0))*[.$J67])/100;0);0)" office:value-type="float" office:value="4" calcext:value-type="float">
            <text:p>4</text:p>
          </table:table-cell>
          <table:table-cell table:formula="of:=ROUNDUP(MAX((100-MAX([.AA$5]+10*MIN([.AX67];0);0))*INT(([.$K67]-MAX([.AX67];0))*[.$J67])/100;0);0)" office:value-type="float" office:value="2" calcext:value-type="float">
            <text:p>2</text:p>
          </table:table-cell>
          <table:table-cell table:formula="of:=ROUNDUP(MAX((100-MAX([.AB$5]+10*MIN([.AY67];0);0))*INT(([.$K67]-MAX([.AY67];0))*[.$J67])/100;0);0)" office:value-type="float" office:value="2" calcext:value-type="float">
            <text:p>2</text:p>
          </table:table-cell>
          <table:table-cell table:formula="of:=ROUNDUP(MAX((100-MAX([.AC$5]+10*MIN([.AZ67];0);0))*INT(([.$K67]-MAX([.AZ67];0))*[.$J67])/100;0);0)" office:value-type="float" office:value="0" calcext:value-type="float">
            <text:p>0</text:p>
          </table:table-cell>
          <table:table-cell table:number-columns-repeated="6"/>
          <table:table-cell table:formula="of:=FLOOR([.M$4]*IF([.$E67];0.2;1))-[.$G67]" office:value-type="float" office:value="-6" calcext:value-type="float">
            <text:p>-6</text:p>
          </table:table-cell>
          <table:table-cell table:formula="of:=FLOOR([.N$4]*IF([.$E67];0.2;1))-[.$G67]" office:value-type="float" office:value="-6" calcext:value-type="float">
            <text:p>-6</text:p>
          </table:table-cell>
          <table:table-cell table:formula="of:=FLOOR([.O$4]*IF([.$E67];0.2;1))-[.$G67]" office:value-type="float" office:value="-6" calcext:value-type="float">
            <text:p>-6</text:p>
          </table:table-cell>
          <table:table-cell table:formula="of:=FLOOR([.P$4]*IF([.$E67];0.2;1))-[.$G67]" office:value-type="float" office:value="-4" calcext:value-type="float">
            <text:p>-4</text:p>
          </table:table-cell>
          <table:table-cell table:formula="of:=FLOOR([.Q$4]*IF([.$E67];0.2;1))-[.$G67]" office:value-type="float" office:value="-4" calcext:value-type="float">
            <text:p>-4</text:p>
          </table:table-cell>
          <table:table-cell table:formula="of:=FLOOR([.R$4]*IF([.$E67];0.2;1))-[.$G67]" office:value-type="float" office:value="-4" calcext:value-type="float">
            <text:p>-4</text:p>
          </table:table-cell>
          <table:table-cell table:formula="of:=FLOOR([.S$4]*IF([.$E67];0.2;1))-[.$G67]" office:value-type="float" office:value="-2" calcext:value-type="float">
            <text:p>-2</text:p>
          </table:table-cell>
          <table:table-cell table:formula="of:=FLOOR([.T$4]*IF([.$E67];0.2;1))-[.$G67]" office:value-type="float" office:value="-2" calcext:value-type="float">
            <text:p>-2</text:p>
          </table:table-cell>
          <table:table-cell table:formula="of:=FLOOR([.U$4]*IF([.$E67];0.2;1))-[.$G67]" office:value-type="float" office:value="-2" calcext:value-type="float">
            <text:p>-2</text:p>
          </table:table-cell>
          <table:table-cell table:formula="of:=FLOOR([.V$4]*IF([.$E67];0.2;1))-[.$G67]" office:value-type="float" office:value="0" calcext:value-type="float">
            <text:p>0</text:p>
          </table:table-cell>
          <table:table-cell table:formula="of:=FLOOR([.W$4]*IF([.$E67];0.2;1))-[.$G67]" office:value-type="float" office:value="0" calcext:value-type="float">
            <text:p>0</text:p>
          </table:table-cell>
          <table:table-cell table:formula="of:=FLOOR([.X$4]*IF([.$E67];0.2;1))-[.$G67]" office:value-type="float" office:value="2" calcext:value-type="float">
            <text:p>2</text:p>
          </table:table-cell>
          <table:table-cell table:formula="of:=FLOOR([.Y$4]*IF([.$E67];0.2;1))-[.$G67]" office:value-type="float" office:value="4" calcext:value-type="float">
            <text:p>4</text:p>
          </table:table-cell>
          <table:table-cell table:formula="of:=FLOOR([.Z$4]*IF([.$E67];0.2;1))-[.$G67]" office:value-type="float" office:value="6" calcext:value-type="float">
            <text:p>6</text:p>
          </table:table-cell>
          <table:table-cell table:formula="of:=FLOOR([.AA$4]*IF([.$E67];0.2;1))-[.$G67]" office:value-type="float" office:value="8" calcext:value-type="float">
            <text:p>8</text:p>
          </table:table-cell>
          <table:table-cell table:formula="of:=FLOOR([.AB$4]*IF([.$E67];0.2;1))-[.$G67]" office:value-type="float" office:value="8" calcext:value-type="float">
            <text:p>8</text:p>
          </table:table-cell>
          <table:table-cell table:formula="of:=FLOOR([.AC$4]*IF([.$E67];0.2;1))-[.$G67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8];[$'EcCo ammo'.$A$6:$'EcCo ammo'.$A$37];[$'EcCo ammo'.F$6:$'EcCo ammo'.F$37])" office:value-type="float" office:value="10" calcext:value-type="float">
            <text:p>10</text:p>
          </table:table-cell>
          <table:table-cell table:formula="of:=FLOOR(LOOKUP([.$B68];[$'EcCo ammo'.$A$6:$'EcCo ammo'.$A$37];[$'EcCo ammo'.H$6:$'EcCo ammo'.H$37]))" office:value-type="float" office:value="0" calcext:value-type="float">
            <text:p>0</text:p>
          </table:table-cell>
          <table:table-cell table:formula="of:=LOOKUP([.$B68];[$'EcCo ammo'.$A$6:$'EcCo ammo'.$A$37];[$'EcCo ammo'.I$6:$'EcCo ammo'.I$37])" office:value-type="float" office:value="4" calcext:value-type="float">
            <text:p>4</text:p>
          </table:table-cell>
          <table:table-cell table:formula="of:=LOOKUP([.$B68];[$'EcCo ammo'.$A$6:$'EcCo ammo'.$A$37];[$'EcCo ammo'.J$6:$'EcCo ammo'.J$37])" office:value-type="float" office:value="3" calcext:value-type="float">
            <text:p>3</text:p>
          </table:table-cell>
          <table:table-cell table:formula="of:=[.H68]/[.I68]" office:value-type="float" office:value="1.33333333333333" calcext:value-type="float">
            <text:p>1.33</text:p>
          </table:table-cell>
          <table:table-cell table:formula="of:=ROUND(AVERAGE([.C68];[.D68]))" office:value-type="float" office:value="13" calcext:value-type="float">
            <text:p>13</text:p>
          </table:table-cell>
          <table:table-cell/>
          <table:table-cell table:formula="of:=ROUNDUP(MAX((100-MAX([.M$5]+10*MIN([.AJ68];0);0))*INT(([.$K68]-MAX([.AJ68];0))*[.$J68])/100;0);0)" office:value-type="float" office:value="17" calcext:value-type="float">
            <text:p>17</text:p>
          </table:table-cell>
          <table:table-cell table:formula="of:=ROUNDUP(MAX((100-MAX([.N$5]+10*MIN([.AK68];0);0))*INT(([.$K68]-MAX([.AK68];0))*[.$J68])/100;0);0)" office:value-type="float" office:value="16" calcext:value-type="float">
            <text:p>16</text:p>
          </table:table-cell>
          <table:table-cell table:formula="of:=ROUNDUP(MAX((100-MAX([.O$5]+10*MIN([.AL68];0);0))*INT(([.$K68]-MAX([.AL68];0))*[.$J68])/100;0);0)" office:value-type="float" office:value="14" calcext:value-type="float">
            <text:p>14</text:p>
          </table:table-cell>
          <table:table-cell table:formula="of:=ROUNDUP(MAX((100-MAX([.P$5]+10*MIN([.AM68];0);0))*INT(([.$K68]-MAX([.AM68];0))*[.$J68])/100;0);0)" office:value-type="float" office:value="11" calcext:value-type="float">
            <text:p>11</text:p>
          </table:table-cell>
          <table:table-cell table:formula="of:=ROUNDUP(MAX((100-MAX([.Q$5]+10*MIN([.AN68];0);0))*INT(([.$K68]-MAX([.AN68];0))*[.$J68])/100;0);0)" office:value-type="float" office:value="10" calcext:value-type="float">
            <text:p>10</text:p>
          </table:table-cell>
          <table:table-cell table:formula="of:=ROUNDUP(MAX((100-MAX([.R$5]+10*MIN([.AO68];0);0))*INT(([.$K68]-MAX([.AO68];0))*[.$J68])/100;0);0)" office:value-type="float" office:value="10" calcext:value-type="float">
            <text:p>10</text:p>
          </table:table-cell>
          <table:table-cell table:formula="of:=ROUNDUP(MAX((100-MAX([.S$5]+10*MIN([.AP68];0);0))*INT(([.$K68]-MAX([.AP68];0))*[.$J68])/100;0);0)" office:value-type="float" office:value="9" calcext:value-type="float">
            <text:p>9</text:p>
          </table:table-cell>
          <table:table-cell table:formula="of:=ROUNDUP(MAX((100-MAX([.T$5]+10*MIN([.AQ68];0);0))*INT(([.$K68]-MAX([.AQ68];0))*[.$J68])/100;0);0)" office:value-type="float" office:value="8" calcext:value-type="float">
            <text:p>8</text:p>
          </table:table-cell>
          <table:table-cell table:formula="of:=ROUNDUP(MAX((100-MAX([.U$5]+10*MIN([.AR68];0);0))*INT(([.$K68]-MAX([.AR68];0))*[.$J68])/100;0);0)" office:value-type="float" office:value="8" calcext:value-type="float">
            <text:p>8</text:p>
          </table:table-cell>
          <table:table-cell table:formula="of:=ROUNDUP(MAX((100-MAX([.V$5]+10*MIN([.AS68];0);0))*INT(([.$K68]-MAX([.AS68];0))*[.$J68])/100;0);0)" office:value-type="float" office:value="6" calcext:value-type="float">
            <text:p>6</text:p>
          </table:table-cell>
          <table:table-cell table:formula="of:=ROUNDUP(MAX((100-MAX([.W$5]+10*MIN([.AT68];0);0))*INT(([.$K68]-MAX([.AT68];0))*[.$J68])/100;0);0)" office:value-type="float" office:value="5" calcext:value-type="float">
            <text:p>5</text:p>
          </table:table-cell>
          <table:table-cell table:formula="of:=ROUNDUP(MAX((100-MAX([.X$5]+10*MIN([.AU68];0);0))*INT(([.$K68]-MAX([.AU68];0))*[.$J68])/100;0);0)" office:value-type="float" office:value="4" calcext:value-type="float">
            <text:p>4</text:p>
          </table:table-cell>
          <table:table-cell table:formula="of:=ROUNDUP(MAX((100-MAX([.Y$5]+10*MIN([.AV68];0);0))*INT(([.$K68]-MAX([.AV68];0))*[.$J68])/100;0);0)" office:value-type="float" office:value="2" calcext:value-type="float">
            <text:p>2</text:p>
          </table:table-cell>
          <table:table-cell table:formula="of:=ROUNDUP(MAX((100-MAX([.Z$5]+10*MIN([.AW68];0);0))*INT(([.$K68]-MAX([.AW68];0))*[.$J68])/100;0);0)" office:value-type="float" office:value="1" calcext:value-type="float">
            <text:p>1</text:p>
          </table:table-cell>
          <table:table-cell table:formula="of:=ROUNDUP(MAX((100-MAX([.AA$5]+10*MIN([.AX68];0);0))*INT(([.$K68]-MAX([.AX68];0))*[.$J68])/100;0);0)" office:value-type="float" office:value="0" calcext:value-type="float">
            <text:p>0</text:p>
          </table:table-cell>
          <table:table-cell table:formula="of:=ROUNDUP(MAX((100-MAX([.AB$5]+10*MIN([.AY68];0);0))*INT(([.$K68]-MAX([.AY68];0))*[.$J68])/100;0);0)" office:value-type="float" office:value="0" calcext:value-type="float">
            <text:p>0</text:p>
          </table:table-cell>
          <table:table-cell table:formula="of:=ROUNDUP(MAX((100-MAX([.AC$5]+10*MIN([.AZ68];0);0))*INT(([.$K68]-MAX([.AZ68];0))*[.$J68])/100;0);0)" office:value-type="float" office:value="0" calcext:value-type="float">
            <text:p>0</text:p>
          </table:table-cell>
          <table:table-cell table:number-columns-repeated="6"/>
          <table:table-cell table:formula="of:=FLOOR([.M$4]*IF([.$E68];0.2;1))-[.$G68]" office:value-type="float" office:value="0" calcext:value-type="float">
            <text:p>0</text:p>
          </table:table-cell>
          <table:table-cell table:formula="of:=FLOOR([.N$4]*IF([.$E68];0.2;1))-[.$G68]" office:value-type="float" office:value="0" calcext:value-type="float">
            <text:p>0</text:p>
          </table:table-cell>
          <table:table-cell table:formula="of:=FLOOR([.O$4]*IF([.$E68];0.2;1))-[.$G68]" office:value-type="float" office:value="0" calcext:value-type="float">
            <text:p>0</text:p>
          </table:table-cell>
          <table:table-cell table:formula="of:=FLOOR([.P$4]*IF([.$E68];0.2;1))-[.$G68]" office:value-type="float" office:value="2" calcext:value-type="float">
            <text:p>2</text:p>
          </table:table-cell>
          <table:table-cell table:formula="of:=FLOOR([.Q$4]*IF([.$E68];0.2;1))-[.$G68]" office:value-type="float" office:value="2" calcext:value-type="float">
            <text:p>2</text:p>
          </table:table-cell>
          <table:table-cell table:formula="of:=FLOOR([.R$4]*IF([.$E68];0.2;1))-[.$G68]" office:value-type="float" office:value="2" calcext:value-type="float">
            <text:p>2</text:p>
          </table:table-cell>
          <table:table-cell table:formula="of:=FLOOR([.S$4]*IF([.$E68];0.2;1))-[.$G68]" office:value-type="float" office:value="4" calcext:value-type="float">
            <text:p>4</text:p>
          </table:table-cell>
          <table:table-cell table:formula="of:=FLOOR([.T$4]*IF([.$E68];0.2;1))-[.$G68]" office:value-type="float" office:value="4" calcext:value-type="float">
            <text:p>4</text:p>
          </table:table-cell>
          <table:table-cell table:formula="of:=FLOOR([.U$4]*IF([.$E68];0.2;1))-[.$G68]" office:value-type="float" office:value="4" calcext:value-type="float">
            <text:p>4</text:p>
          </table:table-cell>
          <table:table-cell table:formula="of:=FLOOR([.V$4]*IF([.$E68];0.2;1))-[.$G68]" office:value-type="float" office:value="6" calcext:value-type="float">
            <text:p>6</text:p>
          </table:table-cell>
          <table:table-cell table:formula="of:=FLOOR([.W$4]*IF([.$E68];0.2;1))-[.$G68]" office:value-type="float" office:value="6" calcext:value-type="float">
            <text:p>6</text:p>
          </table:table-cell>
          <table:table-cell table:formula="of:=FLOOR([.X$4]*IF([.$E68];0.2;1))-[.$G68]" office:value-type="float" office:value="8" calcext:value-type="float">
            <text:p>8</text:p>
          </table:table-cell>
          <table:table-cell table:formula="of:=FLOOR([.Y$4]*IF([.$E68];0.2;1))-[.$G68]" office:value-type="float" office:value="10" calcext:value-type="float">
            <text:p>10</text:p>
          </table:table-cell>
          <table:table-cell table:formula="of:=FLOOR([.Z$4]*IF([.$E68];0.2;1))-[.$G68]" office:value-type="float" office:value="12" calcext:value-type="float">
            <text:p>12</text:p>
          </table:table-cell>
          <table:table-cell table:formula="of:=FLOOR([.AA$4]*IF([.$E68];0.2;1))-[.$G68]" office:value-type="float" office:value="14" calcext:value-type="float">
            <text:p>14</text:p>
          </table:table-cell>
          <table:table-cell table:formula="of:=FLOOR([.AB$4]*IF([.$E68];0.2;1))-[.$G68]" office:value-type="float" office:value="14" calcext:value-type="float">
            <text:p>14</text:p>
          </table:table-cell>
          <table:table-cell table:formula="of:=FLOOR([.AC$4]*IF([.$E68];0.2;1))-[.$G6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9];[$'EcCo ammo'.$A$6:$'EcCo ammo'.$A$37];[$'EcCo ammo'.H$6:$'EcCo ammo'.H$37]))" office:value-type="float" office:value="6" calcext:value-type="float">
            <text:p>6</text:p>
          </table:table-cell>
          <table:table-cell table:formula="of:=LOOKUP([.$B69];[$'EcCo ammo'.$A$6:$'EcCo ammo'.$A$37];[$'EcCo ammo'.I$6:$'EcCo ammo'.I$37])" office:value-type="float" office:value="1" calcext:value-type="float">
            <text:p>1</text:p>
          </table:table-cell>
          <table:table-cell table:formula="of:=LOOKUP([.$B69];[$'EcCo ammo'.$A$6:$'EcCo ammo'.$A$37];[$'EcCo ammo'.J$6:$'EcCo ammo'.J$37])" office:value-type="float" office:value="1" calcext:value-type="float">
            <text:p>1</text:p>
          </table:table-cell>
          <table:table-cell table:formula="of:=[.H69]/[.I69]" office:value-type="float" office:value="1" calcext:value-type="float">
            <text:p>1.00</text:p>
          </table:table-cell>
          <table:table-cell table:formula="of:=ROUND(AVERAGE([.C69];[.D69]))" office:value-type="float" office:value="13" calcext:value-type="float">
            <text:p>13</text:p>
          </table:table-cell>
          <table:table-cell/>
          <table:table-cell table:formula="of:=ROUNDUP(MAX((100-MAX([.M$5]+10*MIN([.AJ69];0);0))*INT(([.$K69]-MAX([.AJ69];0))*[.$J69])/100;0);0)" office:value-type="float" office:value="13" calcext:value-type="float">
            <text:p>13</text:p>
          </table:table-cell>
          <table:table-cell table:formula="of:=ROUNDUP(MAX((100-MAX([.N$5]+10*MIN([.AK69];0);0))*INT(([.$K69]-MAX([.AK69];0))*[.$J69])/100;0);0)" office:value-type="float" office:value="13" calcext:value-type="float">
            <text:p>13</text:p>
          </table:table-cell>
          <table:table-cell table:formula="of:=ROUNDUP(MAX((100-MAX([.O$5]+10*MIN([.AL69];0);0))*INT(([.$K69]-MAX([.AL69];0))*[.$J69])/100;0);0)" office:value-type="float" office:value="13" calcext:value-type="float">
            <text:p>13</text:p>
          </table:table-cell>
          <table:table-cell table:formula="of:=ROUNDUP(MAX((100-MAX([.P$5]+10*MIN([.AM69];0);0))*INT(([.$K69]-MAX([.AM69];0))*[.$J69])/100;0);0)" office:value-type="float" office:value="13" calcext:value-type="float">
            <text:p>13</text:p>
          </table:table-cell>
          <table:table-cell table:formula="of:=ROUNDUP(MAX((100-MAX([.Q$5]+10*MIN([.AN69];0);0))*INT(([.$K69]-MAX([.AN69];0))*[.$J69])/100;0);0)" office:value-type="float" office:value="13" calcext:value-type="float">
            <text:p>13</text:p>
          </table:table-cell>
          <table:table-cell table:formula="of:=ROUNDUP(MAX((100-MAX([.R$5]+10*MIN([.AO69];0);0))*INT(([.$K69]-MAX([.AO69];0))*[.$J69])/100;0);0)" office:value-type="float" office:value="13" calcext:value-type="float">
            <text:p>13</text:p>
          </table:table-cell>
          <table:table-cell table:formula="of:=ROUNDUP(MAX((100-MAX([.S$5]+10*MIN([.AP69];0);0))*INT(([.$K69]-MAX([.AP69];0))*[.$J69])/100;0);0)" office:value-type="float" office:value="12" calcext:value-type="float">
            <text:p>12</text:p>
          </table:table-cell>
          <table:table-cell table:formula="of:=ROUNDUP(MAX((100-MAX([.T$5]+10*MIN([.AQ69];0);0))*INT(([.$K69]-MAX([.AQ69];0))*[.$J69])/100;0);0)" office:value-type="float" office:value="12" calcext:value-type="float">
            <text:p>12</text:p>
          </table:table-cell>
          <table:table-cell table:formula="of:=ROUNDUP(MAX((100-MAX([.U$5]+10*MIN([.AR69];0);0))*INT(([.$K69]-MAX([.AR69];0))*[.$J69])/100;0);0)" office:value-type="float" office:value="12" calcext:value-type="float">
            <text:p>12</text:p>
          </table:table-cell>
          <table:table-cell table:formula="of:=ROUNDUP(MAX((100-MAX([.V$5]+10*MIN([.AS69];0);0))*INT(([.$K69]-MAX([.AS69];0))*[.$J69])/100;0);0)" office:value-type="float" office:value="8" calcext:value-type="float">
            <text:p>8</text:p>
          </table:table-cell>
          <table:table-cell table:formula="of:=ROUNDUP(MAX((100-MAX([.W$5]+10*MIN([.AT69];0);0))*INT(([.$K69]-MAX([.AT69];0))*[.$J69])/100;0);0)" office:value-type="float" office:value="8" calcext:value-type="float">
            <text:p>8</text:p>
          </table:table-cell>
          <table:table-cell table:formula="of:=ROUNDUP(MAX((100-MAX([.X$5]+10*MIN([.AU69];0);0))*INT(([.$K69]-MAX([.AU69];0))*[.$J69])/100;0);0)" office:value-type="float" office:value="7" calcext:value-type="float">
            <text:p>7</text:p>
          </table:table-cell>
          <table:table-cell table:formula="of:=ROUNDUP(MAX((100-MAX([.Y$5]+10*MIN([.AV69];0);0))*INT(([.$K69]-MAX([.AV69];0))*[.$J69])/100;0);0)" office:value-type="float" office:value="5" calcext:value-type="float">
            <text:p>5</text:p>
          </table:table-cell>
          <table:table-cell table:formula="of:=ROUNDUP(MAX((100-MAX([.Z$5]+10*MIN([.AW69];0);0))*INT(([.$K69]-MAX([.AW69];0))*[.$J69])/100;0);0)" office:value-type="float" office:value="4" calcext:value-type="float">
            <text:p>4</text:p>
          </table:table-cell>
          <table:table-cell table:formula="of:=ROUNDUP(MAX((100-MAX([.AA$5]+10*MIN([.AX69];0);0))*INT(([.$K69]-MAX([.AX69];0))*[.$J69])/100;0);0)" office:value-type="float" office:value="2" calcext:value-type="float">
            <text:p>2</text:p>
          </table:table-cell>
          <table:table-cell table:formula="of:=ROUNDUP(MAX((100-MAX([.AB$5]+10*MIN([.AY69];0);0))*INT(([.$K69]-MAX([.AY69];0))*[.$J69])/100;0);0)" office:value-type="float" office:value="2" calcext:value-type="float">
            <text:p>2</text:p>
          </table:table-cell>
          <table:table-cell table:formula="of:=ROUNDUP(MAX((100-MAX([.AC$5]+10*MIN([.AZ69];0);0))*INT(([.$K69]-MAX([.AZ69];0))*[.$J69])/100;0);0)" office:value-type="float" office:value="0" calcext:value-type="float">
            <text:p>0</text:p>
          </table:table-cell>
          <table:table-cell table:number-columns-repeated="6"/>
          <table:table-cell table:formula="of:=FLOOR([.M$4]*IF([.$E69];0.2;1))-[.$G69]" office:value-type="float" office:value="-6" calcext:value-type="float">
            <text:p>-6</text:p>
          </table:table-cell>
          <table:table-cell table:formula="of:=FLOOR([.N$4]*IF([.$E69];0.2;1))-[.$G69]" office:value-type="float" office:value="-6" calcext:value-type="float">
            <text:p>-6</text:p>
          </table:table-cell>
          <table:table-cell table:formula="of:=FLOOR([.O$4]*IF([.$E69];0.2;1))-[.$G69]" office:value-type="float" office:value="-6" calcext:value-type="float">
            <text:p>-6</text:p>
          </table:table-cell>
          <table:table-cell table:formula="of:=FLOOR([.P$4]*IF([.$E69];0.2;1))-[.$G69]" office:value-type="float" office:value="-4" calcext:value-type="float">
            <text:p>-4</text:p>
          </table:table-cell>
          <table:table-cell table:formula="of:=FLOOR([.Q$4]*IF([.$E69];0.2;1))-[.$G69]" office:value-type="float" office:value="-4" calcext:value-type="float">
            <text:p>-4</text:p>
          </table:table-cell>
          <table:table-cell table:formula="of:=FLOOR([.R$4]*IF([.$E69];0.2;1))-[.$G69]" office:value-type="float" office:value="-4" calcext:value-type="float">
            <text:p>-4</text:p>
          </table:table-cell>
          <table:table-cell table:formula="of:=FLOOR([.S$4]*IF([.$E69];0.2;1))-[.$G69]" office:value-type="float" office:value="-2" calcext:value-type="float">
            <text:p>-2</text:p>
          </table:table-cell>
          <table:table-cell table:formula="of:=FLOOR([.T$4]*IF([.$E69];0.2;1))-[.$G69]" office:value-type="float" office:value="-2" calcext:value-type="float">
            <text:p>-2</text:p>
          </table:table-cell>
          <table:table-cell table:formula="of:=FLOOR([.U$4]*IF([.$E69];0.2;1))-[.$G69]" office:value-type="float" office:value="-2" calcext:value-type="float">
            <text:p>-2</text:p>
          </table:table-cell>
          <table:table-cell table:formula="of:=FLOOR([.V$4]*IF([.$E69];0.2;1))-[.$G69]" office:value-type="float" office:value="0" calcext:value-type="float">
            <text:p>0</text:p>
          </table:table-cell>
          <table:table-cell table:formula="of:=FLOOR([.W$4]*IF([.$E69];0.2;1))-[.$G69]" office:value-type="float" office:value="0" calcext:value-type="float">
            <text:p>0</text:p>
          </table:table-cell>
          <table:table-cell table:formula="of:=FLOOR([.X$4]*IF([.$E69];0.2;1))-[.$G69]" office:value-type="float" office:value="2" calcext:value-type="float">
            <text:p>2</text:p>
          </table:table-cell>
          <table:table-cell table:formula="of:=FLOOR([.Y$4]*IF([.$E69];0.2;1))-[.$G69]" office:value-type="float" office:value="4" calcext:value-type="float">
            <text:p>4</text:p>
          </table:table-cell>
          <table:table-cell table:formula="of:=FLOOR([.Z$4]*IF([.$E69];0.2;1))-[.$G69]" office:value-type="float" office:value="6" calcext:value-type="float">
            <text:p>6</text:p>
          </table:table-cell>
          <table:table-cell table:formula="of:=FLOOR([.AA$4]*IF([.$E69];0.2;1))-[.$G69]" office:value-type="float" office:value="8" calcext:value-type="float">
            <text:p>8</text:p>
          </table:table-cell>
          <table:table-cell table:formula="of:=FLOOR([.AB$4]*IF([.$E69];0.2;1))-[.$G69]" office:value-type="float" office:value="8" calcext:value-type="float">
            <text:p>8</text:p>
          </table:table-cell>
          <table:table-cell table:formula="of:=FLOOR([.AC$4]*IF([.$E69];0.2;1))-[.$G69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70];[$'EcCo ammo'.$A$6:$'EcCo ammo'.$A$37];[$'EcCo ammo'.F$6:$'EcCo ammo'.F$37])" office:value-type="float" office:value="10" calcext:value-type="float">
            <text:p>10</text:p>
          </table:table-cell>
          <table:table-cell table:formula="of:=FLOOR(LOOKUP([.$B70];[$'EcCo ammo'.$A$6:$'EcCo ammo'.$A$37];[$'EcCo ammo'.H$6:$'EcCo ammo'.H$37]))" office:value-type="float" office:value="0" calcext:value-type="float">
            <text:p>0</text:p>
          </table:table-cell>
          <table:table-cell table:formula="of:=LOOKUP([.$B70];[$'EcCo ammo'.$A$6:$'EcCo ammo'.$A$37];[$'EcCo ammo'.I$6:$'EcCo ammo'.I$37])" office:value-type="float" office:value="4" calcext:value-type="float">
            <text:p>4</text:p>
          </table:table-cell>
          <table:table-cell table:formula="of:=LOOKUP([.$B70];[$'EcCo ammo'.$A$6:$'EcCo ammo'.$A$37];[$'EcCo ammo'.J$6:$'EcCo ammo'.J$37])" office:value-type="float" office:value="3" calcext:value-type="float">
            <text:p>3</text:p>
          </table:table-cell>
          <table:table-cell table:formula="of:=[.H70]/[.I70]" office:value-type="float" office:value="1.33333333333333" calcext:value-type="float">
            <text:p>1.33</text:p>
          </table:table-cell>
          <table:table-cell table:formula="of:=ROUND(AVERAGE([.C70];[.D70]))" office:value-type="float" office:value="14" calcext:value-type="float">
            <text:p>14</text:p>
          </table:table-cell>
          <table:table-cell/>
          <table:table-cell table:formula="of:=ROUNDUP(MAX((100-MAX([.M$5]+10*MIN([.AJ70];0);0))*INT(([.$K70]-MAX([.AJ70];0))*[.$J70])/100;0);0)" office:value-type="float" office:value="18" calcext:value-type="float">
            <text:p>18</text:p>
          </table:table-cell>
          <table:table-cell table:formula="of:=ROUNDUP(MAX((100-MAX([.N$5]+10*MIN([.AK70];0);0))*INT(([.$K70]-MAX([.AK70];0))*[.$J70])/100;0);0)" office:value-type="float" office:value="17" calcext:value-type="float">
            <text:p>17</text:p>
          </table:table-cell>
          <table:table-cell table:formula="of:=ROUNDUP(MAX((100-MAX([.O$5]+10*MIN([.AL70];0);0))*INT(([.$K70]-MAX([.AL70];0))*[.$J70])/100;0);0)" office:value-type="float" office:value="15" calcext:value-type="float">
            <text:p>15</text:p>
          </table:table-cell>
          <table:table-cell table:formula="of:=ROUNDUP(MAX((100-MAX([.P$5]+10*MIN([.AM70];0);0))*INT(([.$K70]-MAX([.AM70];0))*[.$J70])/100;0);0)" office:value-type="float" office:value="12" calcext:value-type="float">
            <text:p>12</text:p>
          </table:table-cell>
          <table:table-cell table:formula="of:=ROUNDUP(MAX((100-MAX([.Q$5]+10*MIN([.AN70];0);0))*INT(([.$K70]-MAX([.AN70];0))*[.$J70])/100;0);0)" office:value-type="float" office:value="12" calcext:value-type="float">
            <text:p>12</text:p>
          </table:table-cell>
          <table:table-cell table:formula="of:=ROUNDUP(MAX((100-MAX([.R$5]+10*MIN([.AO70];0);0))*INT(([.$K70]-MAX([.AO70];0))*[.$J70])/100;0);0)" office:value-type="float" office:value="12" calcext:value-type="float">
            <text:p>12</text:p>
          </table:table-cell>
          <table:table-cell table:formula="of:=ROUNDUP(MAX((100-MAX([.S$5]+10*MIN([.AP70];0);0))*INT(([.$K70]-MAX([.AP70];0))*[.$J70])/100;0);0)" office:value-type="float" office:value="10" calcext:value-type="float">
            <text:p>10</text:p>
          </table:table-cell>
          <table:table-cell table:formula="of:=ROUNDUP(MAX((100-MAX([.T$5]+10*MIN([.AQ70];0);0))*INT(([.$K70]-MAX([.AQ70];0))*[.$J70])/100;0);0)" office:value-type="float" office:value="9" calcext:value-type="float">
            <text:p>9</text:p>
          </table:table-cell>
          <table:table-cell table:formula="of:=ROUNDUP(MAX((100-MAX([.U$5]+10*MIN([.AR70];0);0))*INT(([.$K70]-MAX([.AR70];0))*[.$J70])/100;0);0)" office:value-type="float" office:value="9" calcext:value-type="float">
            <text:p>9</text:p>
          </table:table-cell>
          <table:table-cell table:formula="of:=ROUNDUP(MAX((100-MAX([.V$5]+10*MIN([.AS70];0);0))*INT(([.$K70]-MAX([.AS70];0))*[.$J70])/100;0);0)" office:value-type="float" office:value="6" calcext:value-type="float">
            <text:p>6</text:p>
          </table:table-cell>
          <table:table-cell table:formula="of:=ROUNDUP(MAX((100-MAX([.W$5]+10*MIN([.AT70];0);0))*INT(([.$K70]-MAX([.AT70];0))*[.$J70])/100;0);0)" office:value-type="float" office:value="6" calcext:value-type="float">
            <text:p>6</text:p>
          </table:table-cell>
          <table:table-cell table:formula="of:=ROUNDUP(MAX((100-MAX([.X$5]+10*MIN([.AU70];0);0))*INT(([.$K70]-MAX([.AU70];0))*[.$J70])/100;0);0)" office:value-type="float" office:value="4" calcext:value-type="float">
            <text:p>4</text:p>
          </table:table-cell>
          <table:table-cell table:formula="of:=ROUNDUP(MAX((100-MAX([.Y$5]+10*MIN([.AV70];0);0))*INT(([.$K70]-MAX([.AV70];0))*[.$J70])/100;0);0)" office:value-type="float" office:value="3" calcext:value-type="float">
            <text:p>3</text:p>
          </table:table-cell>
          <table:table-cell table:formula="of:=ROUNDUP(MAX((100-MAX([.Z$5]+10*MIN([.AW70];0);0))*INT(([.$K70]-MAX([.AW70];0))*[.$J70])/100;0);0)" office:value-type="float" office:value="1" calcext:value-type="float">
            <text:p>1</text:p>
          </table:table-cell>
          <table:table-cell table:formula="of:=ROUNDUP(MAX((100-MAX([.AA$5]+10*MIN([.AX70];0);0))*INT(([.$K70]-MAX([.AX70];0))*[.$J70])/100;0);0)" office:value-type="float" office:value="0" calcext:value-type="float">
            <text:p>0</text:p>
          </table:table-cell>
          <table:table-cell table:formula="of:=ROUNDUP(MAX((100-MAX([.AB$5]+10*MIN([.AY70];0);0))*INT(([.$K70]-MAX([.AY70];0))*[.$J70])/100;0);0)" office:value-type="float" office:value="0" calcext:value-type="float">
            <text:p>0</text:p>
          </table:table-cell>
          <table:table-cell table:formula="of:=ROUNDUP(MAX((100-MAX([.AC$5]+10*MIN([.AZ70];0);0))*INT(([.$K70]-MAX([.AZ70];0))*[.$J70])/100;0);0)" office:value-type="float" office:value="0" calcext:value-type="float">
            <text:p>0</text:p>
          </table:table-cell>
          <table:table-cell table:number-columns-repeated="6"/>
          <table:table-cell table:formula="of:=FLOOR([.M$4]*IF([.$E70];0.2;1))-[.$G70]" office:value-type="float" office:value="0" calcext:value-type="float">
            <text:p>0</text:p>
          </table:table-cell>
          <table:table-cell table:formula="of:=FLOOR([.N$4]*IF([.$E70];0.2;1))-[.$G70]" office:value-type="float" office:value="0" calcext:value-type="float">
            <text:p>0</text:p>
          </table:table-cell>
          <table:table-cell table:formula="of:=FLOOR([.O$4]*IF([.$E70];0.2;1))-[.$G70]" office:value-type="float" office:value="0" calcext:value-type="float">
            <text:p>0</text:p>
          </table:table-cell>
          <table:table-cell table:formula="of:=FLOOR([.P$4]*IF([.$E70];0.2;1))-[.$G70]" office:value-type="float" office:value="2" calcext:value-type="float">
            <text:p>2</text:p>
          </table:table-cell>
          <table:table-cell table:formula="of:=FLOOR([.Q$4]*IF([.$E70];0.2;1))-[.$G70]" office:value-type="float" office:value="2" calcext:value-type="float">
            <text:p>2</text:p>
          </table:table-cell>
          <table:table-cell table:formula="of:=FLOOR([.R$4]*IF([.$E70];0.2;1))-[.$G70]" office:value-type="float" office:value="2" calcext:value-type="float">
            <text:p>2</text:p>
          </table:table-cell>
          <table:table-cell table:formula="of:=FLOOR([.S$4]*IF([.$E70];0.2;1))-[.$G70]" office:value-type="float" office:value="4" calcext:value-type="float">
            <text:p>4</text:p>
          </table:table-cell>
          <table:table-cell table:formula="of:=FLOOR([.T$4]*IF([.$E70];0.2;1))-[.$G70]" office:value-type="float" office:value="4" calcext:value-type="float">
            <text:p>4</text:p>
          </table:table-cell>
          <table:table-cell table:formula="of:=FLOOR([.U$4]*IF([.$E70];0.2;1))-[.$G70]" office:value-type="float" office:value="4" calcext:value-type="float">
            <text:p>4</text:p>
          </table:table-cell>
          <table:table-cell table:formula="of:=FLOOR([.V$4]*IF([.$E70];0.2;1))-[.$G70]" office:value-type="float" office:value="6" calcext:value-type="float">
            <text:p>6</text:p>
          </table:table-cell>
          <table:table-cell table:formula="of:=FLOOR([.W$4]*IF([.$E70];0.2;1))-[.$G70]" office:value-type="float" office:value="6" calcext:value-type="float">
            <text:p>6</text:p>
          </table:table-cell>
          <table:table-cell table:formula="of:=FLOOR([.X$4]*IF([.$E70];0.2;1))-[.$G70]" office:value-type="float" office:value="8" calcext:value-type="float">
            <text:p>8</text:p>
          </table:table-cell>
          <table:table-cell table:formula="of:=FLOOR([.Y$4]*IF([.$E70];0.2;1))-[.$G70]" office:value-type="float" office:value="10" calcext:value-type="float">
            <text:p>10</text:p>
          </table:table-cell>
          <table:table-cell table:formula="of:=FLOOR([.Z$4]*IF([.$E70];0.2;1))-[.$G70]" office:value-type="float" office:value="12" calcext:value-type="float">
            <text:p>12</text:p>
          </table:table-cell>
          <table:table-cell table:formula="of:=FLOOR([.AA$4]*IF([.$E70];0.2;1))-[.$G70]" office:value-type="float" office:value="14" calcext:value-type="float">
            <text:p>14</text:p>
          </table:table-cell>
          <table:table-cell table:formula="of:=FLOOR([.AB$4]*IF([.$E70];0.2;1))-[.$G70]" office:value-type="float" office:value="14" calcext:value-type="float">
            <text:p>14</text:p>
          </table:table-cell>
          <table:table-cell table:formula="of:=FLOOR([.AC$4]*IF([.$E70];0.2;1))-[.$G7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71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1];[$'EcCo ammo'.$A$6:$'EcCo ammo'.$A$37];[$'EcCo ammo'.H$6:$'EcCo ammo'.H$37]))" office:value-type="float" office:value="6" calcext:value-type="float">
            <text:p>6</text:p>
          </table:table-cell>
          <table:table-cell table:formula="of:=LOOKUP([.$B71];[$'EcCo ammo'.$A$6:$'EcCo ammo'.$A$37];[$'EcCo ammo'.I$6:$'EcCo ammo'.I$37])" office:value-type="float" office:value="1" calcext:value-type="float">
            <text:p>1</text:p>
          </table:table-cell>
          <table:table-cell table:formula="of:=LOOKUP([.$B71];[$'EcCo ammo'.$A$6:$'EcCo ammo'.$A$37];[$'EcCo ammo'.J$6:$'EcCo ammo'.J$37])" office:value-type="float" office:value="1" calcext:value-type="float">
            <text:p>1</text:p>
          </table:table-cell>
          <table:table-cell table:formula="of:=[.H71]/[.I71]" office:value-type="float" office:value="1" calcext:value-type="float">
            <text:p>1.00</text:p>
          </table:table-cell>
          <table:table-cell table:formula="of:=ROUND(AVERAGE([.C71];[.D71]))" office:value-type="float" office:value="14" calcext:value-type="float">
            <text:p>14</text:p>
          </table:table-cell>
          <table:table-cell/>
          <table:table-cell table:formula="of:=ROUNDUP(MAX((100-MAX([.M$5]+10*MIN([.AJ71];0);0))*INT(([.$K71]-MAX([.AJ71];0))*[.$J71])/100;0);0)" office:value-type="float" office:value="14" calcext:value-type="float">
            <text:p>14</text:p>
          </table:table-cell>
          <table:table-cell table:formula="of:=ROUNDUP(MAX((100-MAX([.N$5]+10*MIN([.AK71];0);0))*INT(([.$K71]-MAX([.AK71];0))*[.$J71])/100;0);0)" office:value-type="float" office:value="14" calcext:value-type="float">
            <text:p>14</text:p>
          </table:table-cell>
          <table:table-cell table:formula="of:=ROUNDUP(MAX((100-MAX([.O$5]+10*MIN([.AL71];0);0))*INT(([.$K71]-MAX([.AL71];0))*[.$J71])/100;0);0)" office:value-type="float" office:value="14" calcext:value-type="float">
            <text:p>14</text:p>
          </table:table-cell>
          <table:table-cell table:formula="of:=ROUNDUP(MAX((100-MAX([.P$5]+10*MIN([.AM71];0);0))*INT(([.$K71]-MAX([.AM71];0))*[.$J71])/100;0);0)" office:value-type="float" office:value="14" calcext:value-type="float">
            <text:p>14</text:p>
          </table:table-cell>
          <table:table-cell table:formula="of:=ROUNDUP(MAX((100-MAX([.Q$5]+10*MIN([.AN71];0);0))*INT(([.$K71]-MAX([.AN71];0))*[.$J71])/100;0);0)" office:value-type="float" office:value="14" calcext:value-type="float">
            <text:p>14</text:p>
          </table:table-cell>
          <table:table-cell table:formula="of:=ROUNDUP(MAX((100-MAX([.R$5]+10*MIN([.AO71];0);0))*INT(([.$K71]-MAX([.AO71];0))*[.$J71])/100;0);0)" office:value-type="float" office:value="14" calcext:value-type="float">
            <text:p>14</text:p>
          </table:table-cell>
          <table:table-cell table:formula="of:=ROUNDUP(MAX((100-MAX([.S$5]+10*MIN([.AP71];0);0))*INT(([.$K71]-MAX([.AP71];0))*[.$J71])/100;0);0)" office:value-type="float" office:value="13" calcext:value-type="float">
            <text:p>13</text:p>
          </table:table-cell>
          <table:table-cell table:formula="of:=ROUNDUP(MAX((100-MAX([.T$5]+10*MIN([.AQ71];0);0))*INT(([.$K71]-MAX([.AQ71];0))*[.$J71])/100;0);0)" office:value-type="float" office:value="12" calcext:value-type="float">
            <text:p>12</text:p>
          </table:table-cell>
          <table:table-cell table:formula="of:=ROUNDUP(MAX((100-MAX([.U$5]+10*MIN([.AR71];0);0))*INT(([.$K71]-MAX([.AR71];0))*[.$J71])/100;0);0)" office:value-type="float" office:value="12" calcext:value-type="float">
            <text:p>12</text:p>
          </table:table-cell>
          <table:table-cell table:formula="of:=ROUNDUP(MAX((100-MAX([.V$5]+10*MIN([.AS71];0);0))*INT(([.$K71]-MAX([.AS71];0))*[.$J71])/100;0);0)" office:value-type="float" office:value="9" calcext:value-type="float">
            <text:p>9</text:p>
          </table:table-cell>
          <table:table-cell table:formula="of:=ROUNDUP(MAX((100-MAX([.W$5]+10*MIN([.AT71];0);0))*INT(([.$K71]-MAX([.AT71];0))*[.$J71])/100;0);0)" office:value-type="float" office:value="8" calcext:value-type="float">
            <text:p>8</text:p>
          </table:table-cell>
          <table:table-cell table:formula="of:=ROUNDUP(MAX((100-MAX([.X$5]+10*MIN([.AU71];0);0))*INT(([.$K71]-MAX([.AU71];0))*[.$J71])/100;0);0)" office:value-type="float" office:value="7" calcext:value-type="float">
            <text:p>7</text:p>
          </table:table-cell>
          <table:table-cell table:formula="of:=ROUNDUP(MAX((100-MAX([.Y$5]+10*MIN([.AV71];0);0))*INT(([.$K71]-MAX([.AV71];0))*[.$J71])/100;0);0)" office:value-type="float" office:value="5" calcext:value-type="float">
            <text:p>5</text:p>
          </table:table-cell>
          <table:table-cell table:formula="of:=ROUNDUP(MAX((100-MAX([.Z$5]+10*MIN([.AW71];0);0))*INT(([.$K71]-MAX([.AW71];0))*[.$J71])/100;0);0)" office:value-type="float" office:value="4" calcext:value-type="float">
            <text:p>4</text:p>
          </table:table-cell>
          <table:table-cell table:formula="of:=ROUNDUP(MAX((100-MAX([.AA$5]+10*MIN([.AX71];0);0))*INT(([.$K71]-MAX([.AX71];0))*[.$J71])/100;0);0)" office:value-type="float" office:value="3" calcext:value-type="float">
            <text:p>3</text:p>
          </table:table-cell>
          <table:table-cell table:formula="of:=ROUNDUP(MAX((100-MAX([.AB$5]+10*MIN([.AY71];0);0))*INT(([.$K71]-MAX([.AY71];0))*[.$J71])/100;0);0)" office:value-type="float" office:value="2" calcext:value-type="float">
            <text:p>2</text:p>
          </table:table-cell>
          <table:table-cell table:formula="of:=ROUNDUP(MAX((100-MAX([.AC$5]+10*MIN([.AZ71];0);0))*INT(([.$K71]-MAX([.AZ71];0))*[.$J71])/100;0);0)" office:value-type="float" office:value="0" calcext:value-type="float">
            <text:p>0</text:p>
          </table:table-cell>
          <table:table-cell table:number-columns-repeated="6"/>
          <table:table-cell table:formula="of:=FLOOR([.M$4]*IF([.$E71];0.2;1))-[.$G71]" office:value-type="float" office:value="-6" calcext:value-type="float">
            <text:p>-6</text:p>
          </table:table-cell>
          <table:table-cell table:formula="of:=FLOOR([.N$4]*IF([.$E71];0.2;1))-[.$G71]" office:value-type="float" office:value="-6" calcext:value-type="float">
            <text:p>-6</text:p>
          </table:table-cell>
          <table:table-cell table:formula="of:=FLOOR([.O$4]*IF([.$E71];0.2;1))-[.$G71]" office:value-type="float" office:value="-6" calcext:value-type="float">
            <text:p>-6</text:p>
          </table:table-cell>
          <table:table-cell table:formula="of:=FLOOR([.P$4]*IF([.$E71];0.2;1))-[.$G71]" office:value-type="float" office:value="-4" calcext:value-type="float">
            <text:p>-4</text:p>
          </table:table-cell>
          <table:table-cell table:formula="of:=FLOOR([.Q$4]*IF([.$E71];0.2;1))-[.$G71]" office:value-type="float" office:value="-4" calcext:value-type="float">
            <text:p>-4</text:p>
          </table:table-cell>
          <table:table-cell table:formula="of:=FLOOR([.R$4]*IF([.$E71];0.2;1))-[.$G71]" office:value-type="float" office:value="-4" calcext:value-type="float">
            <text:p>-4</text:p>
          </table:table-cell>
          <table:table-cell table:formula="of:=FLOOR([.S$4]*IF([.$E71];0.2;1))-[.$G71]" office:value-type="float" office:value="-2" calcext:value-type="float">
            <text:p>-2</text:p>
          </table:table-cell>
          <table:table-cell table:formula="of:=FLOOR([.T$4]*IF([.$E71];0.2;1))-[.$G71]" office:value-type="float" office:value="-2" calcext:value-type="float">
            <text:p>-2</text:p>
          </table:table-cell>
          <table:table-cell table:formula="of:=FLOOR([.U$4]*IF([.$E71];0.2;1))-[.$G71]" office:value-type="float" office:value="-2" calcext:value-type="float">
            <text:p>-2</text:p>
          </table:table-cell>
          <table:table-cell table:formula="of:=FLOOR([.V$4]*IF([.$E71];0.2;1))-[.$G71]" office:value-type="float" office:value="0" calcext:value-type="float">
            <text:p>0</text:p>
          </table:table-cell>
          <table:table-cell table:formula="of:=FLOOR([.W$4]*IF([.$E71];0.2;1))-[.$G71]" office:value-type="float" office:value="0" calcext:value-type="float">
            <text:p>0</text:p>
          </table:table-cell>
          <table:table-cell table:formula="of:=FLOOR([.X$4]*IF([.$E71];0.2;1))-[.$G71]" office:value-type="float" office:value="2" calcext:value-type="float">
            <text:p>2</text:p>
          </table:table-cell>
          <table:table-cell table:formula="of:=FLOOR([.Y$4]*IF([.$E71];0.2;1))-[.$G71]" office:value-type="float" office:value="4" calcext:value-type="float">
            <text:p>4</text:p>
          </table:table-cell>
          <table:table-cell table:formula="of:=FLOOR([.Z$4]*IF([.$E71];0.2;1))-[.$G71]" office:value-type="float" office:value="6" calcext:value-type="float">
            <text:p>6</text:p>
          </table:table-cell>
          <table:table-cell table:formula="of:=FLOOR([.AA$4]*IF([.$E71];0.2;1))-[.$G71]" office:value-type="float" office:value="8" calcext:value-type="float">
            <text:p>8</text:p>
          </table:table-cell>
          <table:table-cell table:formula="of:=FLOOR([.AB$4]*IF([.$E71];0.2;1))-[.$G71]" office:value-type="float" office:value="8" calcext:value-type="float">
            <text:p>8</text:p>
          </table:table-cell>
          <table:table-cell table:formula="of:=FLOOR([.AC$4]*IF([.$E71];0.2;1))-[.$G7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LOOKUP([.$B7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2];[$'EcCo ammo'.$A$6:$'EcCo ammo'.$A$37];[$'EcCo ammo'.H$6:$'EcCo ammo'.H$37]))" office:value-type="float" office:value="7" calcext:value-type="float">
            <text:p>7</text:p>
          </table:table-cell>
          <table:table-cell table:formula="of:=LOOKUP([.$B72];[$'EcCo ammo'.$A$6:$'EcCo ammo'.$A$37];[$'EcCo ammo'.I$6:$'EcCo ammo'.I$37])" office:value-type="float" office:value="1" calcext:value-type="float">
            <text:p>1</text:p>
          </table:table-cell>
          <table:table-cell table:formula="of:=LOOKUP([.$B72];[$'EcCo ammo'.$A$6:$'EcCo ammo'.$A$37];[$'EcCo ammo'.J$6:$'EcCo ammo'.J$37])" office:value-type="float" office:value="1" calcext:value-type="float">
            <text:p>1</text:p>
          </table:table-cell>
          <table:table-cell table:formula="of:=[.H72]/[.I72]" office:value-type="float" office:value="1" calcext:value-type="float">
            <text:p>1.00</text:p>
          </table:table-cell>
          <table:table-cell table:formula="of:=ROUND(AVERAGE([.C72];[.D72]))" office:value-type="float" office:value="24" calcext:value-type="float">
            <text:p>24</text:p>
          </table:table-cell>
          <table:table-cell/>
          <table:table-cell table:formula="of:=ROUNDUP(MAX((100-MAX([.M$5]+10*MIN([.AJ72];0);0))*INT(([.$K72]-MAX([.AJ72];0))*[.$J72])/100;0);0)" office:value-type="float" office:value="24" calcext:value-type="float">
            <text:p>24</text:p>
          </table:table-cell>
          <table:table-cell table:formula="of:=ROUNDUP(MAX((100-MAX([.N$5]+10*MIN([.AK72];0);0))*INT(([.$K72]-MAX([.AK72];0))*[.$J72])/100;0);0)" office:value-type="float" office:value="24" calcext:value-type="float">
            <text:p>24</text:p>
          </table:table-cell>
          <table:table-cell table:formula="of:=ROUNDUP(MAX((100-MAX([.O$5]+10*MIN([.AL72];0);0))*INT(([.$K72]-MAX([.AL72];0))*[.$J72])/100;0);0)" office:value-type="float" office:value="24" calcext:value-type="float">
            <text:p>24</text:p>
          </table:table-cell>
          <table:table-cell table:formula="of:=ROUNDUP(MAX((100-MAX([.P$5]+10*MIN([.AM72];0);0))*INT(([.$K72]-MAX([.AM72];0))*[.$J72])/100;0);0)" office:value-type="float" office:value="24" calcext:value-type="float">
            <text:p>24</text:p>
          </table:table-cell>
          <table:table-cell table:formula="of:=ROUNDUP(MAX((100-MAX([.Q$5]+10*MIN([.AN72];0);0))*INT(([.$K72]-MAX([.AN72];0))*[.$J72])/100;0);0)" office:value-type="float" office:value="24" calcext:value-type="float">
            <text:p>24</text:p>
          </table:table-cell>
          <table:table-cell table:formula="of:=ROUNDUP(MAX((100-MAX([.R$5]+10*MIN([.AO72];0);0))*INT(([.$K72]-MAX([.AO72];0))*[.$J72])/100;0);0)" office:value-type="float" office:value="24" calcext:value-type="float">
            <text:p>24</text:p>
          </table:table-cell>
          <table:table-cell table:formula="of:=ROUNDUP(MAX((100-MAX([.S$5]+10*MIN([.AP72];0);0))*INT(([.$K72]-MAX([.AP72];0))*[.$J72])/100;0);0)" office:value-type="float" office:value="24" calcext:value-type="float">
            <text:p>24</text:p>
          </table:table-cell>
          <table:table-cell table:formula="of:=ROUNDUP(MAX((100-MAX([.T$5]+10*MIN([.AQ72];0);0))*INT(([.$K72]-MAX([.AQ72];0))*[.$J72])/100;0);0)" office:value-type="float" office:value="23" calcext:value-type="float">
            <text:p>23</text:p>
          </table:table-cell>
          <table:table-cell table:formula="of:=ROUNDUP(MAX((100-MAX([.U$5]+10*MIN([.AR72];0);0))*INT(([.$K72]-MAX([.AR72];0))*[.$J72])/100;0);0)" office:value-type="float" office:value="23" calcext:value-type="float">
            <text:p>23</text:p>
          </table:table-cell>
          <table:table-cell table:formula="of:=ROUNDUP(MAX((100-MAX([.V$5]+10*MIN([.AS72];0);0))*INT(([.$K72]-MAX([.AS72];0))*[.$J72])/100;0);0)" office:value-type="float" office:value="17" calcext:value-type="float">
            <text:p>17</text:p>
          </table:table-cell>
          <table:table-cell table:formula="of:=ROUNDUP(MAX((100-MAX([.W$5]+10*MIN([.AT72];0);0))*INT(([.$K72]-MAX([.AT72];0))*[.$J72])/100;0);0)" office:value-type="float" office:value="16" calcext:value-type="float">
            <text:p>16</text:p>
          </table:table-cell>
          <table:table-cell table:formula="of:=ROUNDUP(MAX((100-MAX([.X$5]+10*MIN([.AU72];0);0))*INT(([.$K72]-MAX([.AU72];0))*[.$J72])/100;0);0)" office:value-type="float" office:value="13" calcext:value-type="float">
            <text:p>13</text:p>
          </table:table-cell>
          <table:table-cell table:formula="of:=ROUNDUP(MAX((100-MAX([.Y$5]+10*MIN([.AV72];0);0))*INT(([.$K72]-MAX([.AV72];0))*[.$J72])/100;0);0)" office:value-type="float" office:value="11" calcext:value-type="float">
            <text:p>11</text:p>
          </table:table-cell>
          <table:table-cell table:formula="of:=ROUNDUP(MAX((100-MAX([.Z$5]+10*MIN([.AW72];0);0))*INT(([.$K72]-MAX([.AW72];0))*[.$J72])/100;0);0)" office:value-type="float" office:value="10" calcext:value-type="float">
            <text:p>10</text:p>
          </table:table-cell>
          <table:table-cell table:formula="of:=ROUNDUP(MAX((100-MAX([.AA$5]+10*MIN([.AX72];0);0))*INT(([.$K72]-MAX([.AX72];0))*[.$J72])/100;0);0)" office:value-type="float" office:value="6" calcext:value-type="float">
            <text:p>6</text:p>
          </table:table-cell>
          <table:table-cell table:formula="of:=ROUNDUP(MAX((100-MAX([.AB$5]+10*MIN([.AY72];0);0))*INT(([.$K72]-MAX([.AY72];0))*[.$J72])/100;0);0)" office:value-type="float" office:value="6" calcext:value-type="float">
            <text:p>6</text:p>
          </table:table-cell>
          <table:table-cell table:formula="of:=ROUNDUP(MAX((100-MAX([.AC$5]+10*MIN([.AZ72];0);0))*INT(([.$K72]-MAX([.AZ72];0))*[.$J72])/100;0);0)" office:value-type="float" office:value="4" calcext:value-type="float">
            <text:p>4</text:p>
          </table:table-cell>
          <table:table-cell table:number-columns-repeated="6"/>
          <table:table-cell table:formula="of:=FLOOR([.M$4]*IF([.$E72];0.2;1))-[.$G72]" office:value-type="float" office:value="-7" calcext:value-type="float">
            <text:p>-7</text:p>
          </table:table-cell>
          <table:table-cell table:formula="of:=FLOOR([.N$4]*IF([.$E72];0.2;1))-[.$G72]" office:value-type="float" office:value="-7" calcext:value-type="float">
            <text:p>-7</text:p>
          </table:table-cell>
          <table:table-cell table:formula="of:=FLOOR([.O$4]*IF([.$E72];0.2;1))-[.$G72]" office:value-type="float" office:value="-7" calcext:value-type="float">
            <text:p>-7</text:p>
          </table:table-cell>
          <table:table-cell table:formula="of:=FLOOR([.P$4]*IF([.$E72];0.2;1))-[.$G72]" office:value-type="float" office:value="-5" calcext:value-type="float">
            <text:p>-5</text:p>
          </table:table-cell>
          <table:table-cell table:formula="of:=FLOOR([.Q$4]*IF([.$E72];0.2;1))-[.$G72]" office:value-type="float" office:value="-5" calcext:value-type="float">
            <text:p>-5</text:p>
          </table:table-cell>
          <table:table-cell table:formula="of:=FLOOR([.R$4]*IF([.$E72];0.2;1))-[.$G72]" office:value-type="float" office:value="-5" calcext:value-type="float">
            <text:p>-5</text:p>
          </table:table-cell>
          <table:table-cell table:formula="of:=FLOOR([.S$4]*IF([.$E72];0.2;1))-[.$G72]" office:value-type="float" office:value="-3" calcext:value-type="float">
            <text:p>-3</text:p>
          </table:table-cell>
          <table:table-cell table:formula="of:=FLOOR([.T$4]*IF([.$E72];0.2;1))-[.$G72]" office:value-type="float" office:value="-3" calcext:value-type="float">
            <text:p>-3</text:p>
          </table:table-cell>
          <table:table-cell table:formula="of:=FLOOR([.U$4]*IF([.$E72];0.2;1))-[.$G72]" office:value-type="float" office:value="-3" calcext:value-type="float">
            <text:p>-3</text:p>
          </table:table-cell>
          <table:table-cell table:formula="of:=FLOOR([.V$4]*IF([.$E72];0.2;1))-[.$G72]" office:value-type="float" office:value="-1" calcext:value-type="float">
            <text:p>-1</text:p>
          </table:table-cell>
          <table:table-cell table:formula="of:=FLOOR([.W$4]*IF([.$E72];0.2;1))-[.$G72]" office:value-type="float" office:value="-1" calcext:value-type="float">
            <text:p>-1</text:p>
          </table:table-cell>
          <table:table-cell table:formula="of:=FLOOR([.X$4]*IF([.$E72];0.2;1))-[.$G72]" office:value-type="float" office:value="1" calcext:value-type="float">
            <text:p>1</text:p>
          </table:table-cell>
          <table:table-cell table:formula="of:=FLOOR([.Y$4]*IF([.$E72];0.2;1))-[.$G72]" office:value-type="float" office:value="3" calcext:value-type="float">
            <text:p>3</text:p>
          </table:table-cell>
          <table:table-cell table:formula="of:=FLOOR([.Z$4]*IF([.$E72];0.2;1))-[.$G72]" office:value-type="float" office:value="5" calcext:value-type="float">
            <text:p>5</text:p>
          </table:table-cell>
          <table:table-cell table:formula="of:=FLOOR([.AA$4]*IF([.$E72];0.2;1))-[.$G72]" office:value-type="float" office:value="7" calcext:value-type="float">
            <text:p>7</text:p>
          </table:table-cell>
          <table:table-cell table:formula="of:=FLOOR([.AB$4]*IF([.$E72];0.2;1))-[.$G72]" office:value-type="float" office:value="7" calcext:value-type="float">
            <text:p>7</text:p>
          </table:table-cell>
          <table:table-cell table:formula="of:=FLOOR([.AC$4]*IF([.$E72];0.2;1))-[.$G72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LOOKUP([.$B7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3];[$'EcCo ammo'.$A$6:$'EcCo ammo'.$A$37];[$'EcCo ammo'.H$6:$'EcCo ammo'.H$37]))" office:value-type="float" office:value="7" calcext:value-type="float">
            <text:p>7</text:p>
          </table:table-cell>
          <table:table-cell table:formula="of:=LOOKUP([.$B73];[$'EcCo ammo'.$A$6:$'EcCo ammo'.$A$37];[$'EcCo ammo'.I$6:$'EcCo ammo'.I$37])" office:value-type="float" office:value="1" calcext:value-type="float">
            <text:p>1</text:p>
          </table:table-cell>
          <table:table-cell table:formula="of:=LOOKUP([.$B73];[$'EcCo ammo'.$A$6:$'EcCo ammo'.$A$37];[$'EcCo ammo'.J$6:$'EcCo ammo'.J$37])" office:value-type="float" office:value="1" calcext:value-type="float">
            <text:p>1</text:p>
          </table:table-cell>
          <table:table-cell table:formula="of:=[.H73]/[.I73]" office:value-type="float" office:value="1" calcext:value-type="float">
            <text:p>1.00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formula="of:=ROUNDUP(MAX((100-MAX([.M$5]+10*MIN([.AJ73];0);0))*INT(([.$K73]-MAX([.AJ73];0))*[.$J73])/100;0);0)" office:value-type="float" office:value="24" calcext:value-type="float">
            <text:p>24</text:p>
          </table:table-cell>
          <table:table-cell table:formula="of:=ROUNDUP(MAX((100-MAX([.N$5]+10*MIN([.AK73];0);0))*INT(([.$K73]-MAX([.AK73];0))*[.$J73])/100;0);0)" office:value-type="float" office:value="24" calcext:value-type="float">
            <text:p>24</text:p>
          </table:table-cell>
          <table:table-cell table:formula="of:=ROUNDUP(MAX((100-MAX([.O$5]+10*MIN([.AL73];0);0))*INT(([.$K73]-MAX([.AL73];0))*[.$J73])/100;0);0)" office:value-type="float" office:value="24" calcext:value-type="float">
            <text:p>24</text:p>
          </table:table-cell>
          <table:table-cell table:formula="of:=ROUNDUP(MAX((100-MAX([.P$5]+10*MIN([.AM73];0);0))*INT(([.$K73]-MAX([.AM73];0))*[.$J73])/100;0);0)" office:value-type="float" office:value="24" calcext:value-type="float">
            <text:p>24</text:p>
          </table:table-cell>
          <table:table-cell table:formula="of:=ROUNDUP(MAX((100-MAX([.Q$5]+10*MIN([.AN73];0);0))*INT(([.$K73]-MAX([.AN73];0))*[.$J73])/100;0);0)" office:value-type="float" office:value="24" calcext:value-type="float">
            <text:p>24</text:p>
          </table:table-cell>
          <table:table-cell table:formula="of:=ROUNDUP(MAX((100-MAX([.R$5]+10*MIN([.AO73];0);0))*INT(([.$K73]-MAX([.AO73];0))*[.$J73])/100;0);0)" office:value-type="float" office:value="24" calcext:value-type="float">
            <text:p>24</text:p>
          </table:table-cell>
          <table:table-cell table:formula="of:=ROUNDUP(MAX((100-MAX([.S$5]+10*MIN([.AP73];0);0))*INT(([.$K73]-MAX([.AP73];0))*[.$J73])/100;0);0)" office:value-type="float" office:value="24" calcext:value-type="float">
            <text:p>24</text:p>
          </table:table-cell>
          <table:table-cell table:formula="of:=ROUNDUP(MAX((100-MAX([.T$5]+10*MIN([.AQ73];0);0))*INT(([.$K73]-MAX([.AQ73];0))*[.$J73])/100;0);0)" office:value-type="float" office:value="23" calcext:value-type="float">
            <text:p>23</text:p>
          </table:table-cell>
          <table:table-cell table:formula="of:=ROUNDUP(MAX((100-MAX([.U$5]+10*MIN([.AR73];0);0))*INT(([.$K73]-MAX([.AR73];0))*[.$J73])/100;0);0)" office:value-type="float" office:value="23" calcext:value-type="float">
            <text:p>23</text:p>
          </table:table-cell>
          <table:table-cell table:formula="of:=ROUNDUP(MAX((100-MAX([.V$5]+10*MIN([.AS73];0);0))*INT(([.$K73]-MAX([.AS73];0))*[.$J73])/100;0);0)" office:value-type="float" office:value="17" calcext:value-type="float">
            <text:p>17</text:p>
          </table:table-cell>
          <table:table-cell table:formula="of:=ROUNDUP(MAX((100-MAX([.W$5]+10*MIN([.AT73];0);0))*INT(([.$K73]-MAX([.AT73];0))*[.$J73])/100;0);0)" office:value-type="float" office:value="16" calcext:value-type="float">
            <text:p>16</text:p>
          </table:table-cell>
          <table:table-cell table:formula="of:=ROUNDUP(MAX((100-MAX([.X$5]+10*MIN([.AU73];0);0))*INT(([.$K73]-MAX([.AU73];0))*[.$J73])/100;0);0)" office:value-type="float" office:value="13" calcext:value-type="float">
            <text:p>13</text:p>
          </table:table-cell>
          <table:table-cell table:formula="of:=ROUNDUP(MAX((100-MAX([.Y$5]+10*MIN([.AV73];0);0))*INT(([.$K73]-MAX([.AV73];0))*[.$J73])/100;0);0)" office:value-type="float" office:value="11" calcext:value-type="float">
            <text:p>11</text:p>
          </table:table-cell>
          <table:table-cell table:formula="of:=ROUNDUP(MAX((100-MAX([.Z$5]+10*MIN([.AW73];0);0))*INT(([.$K73]-MAX([.AW73];0))*[.$J73])/100;0);0)" office:value-type="float" office:value="10" calcext:value-type="float">
            <text:p>10</text:p>
          </table:table-cell>
          <table:table-cell table:formula="of:=ROUNDUP(MAX((100-MAX([.AA$5]+10*MIN([.AX73];0);0))*INT(([.$K73]-MAX([.AX73];0))*[.$J73])/100;0);0)" office:value-type="float" office:value="6" calcext:value-type="float">
            <text:p>6</text:p>
          </table:table-cell>
          <table:table-cell table:formula="of:=ROUNDUP(MAX((100-MAX([.AB$5]+10*MIN([.AY73];0);0))*INT(([.$K73]-MAX([.AY73];0))*[.$J73])/100;0);0)" office:value-type="float" office:value="6" calcext:value-type="float">
            <text:p>6</text:p>
          </table:table-cell>
          <table:table-cell table:formula="of:=ROUNDUP(MAX((100-MAX([.AC$5]+10*MIN([.AZ73];0);0))*INT(([.$K73]-MAX([.AZ73];0))*[.$J73])/100;0);0)" office:value-type="float" office:value="4" calcext:value-type="float">
            <text:p>4</text:p>
          </table:table-cell>
          <table:table-cell table:number-columns-repeated="6"/>
          <table:table-cell table:formula="of:=FLOOR([.M$4]*IF([.$E73];0.2;1))-[.$G73]" office:value-type="float" office:value="-7" calcext:value-type="float">
            <text:p>-7</text:p>
          </table:table-cell>
          <table:table-cell table:formula="of:=FLOOR([.N$4]*IF([.$E73];0.2;1))-[.$G73]" office:value-type="float" office:value="-7" calcext:value-type="float">
            <text:p>-7</text:p>
          </table:table-cell>
          <table:table-cell table:formula="of:=FLOOR([.O$4]*IF([.$E73];0.2;1))-[.$G73]" office:value-type="float" office:value="-7" calcext:value-type="float">
            <text:p>-7</text:p>
          </table:table-cell>
          <table:table-cell table:formula="of:=FLOOR([.P$4]*IF([.$E73];0.2;1))-[.$G73]" office:value-type="float" office:value="-5" calcext:value-type="float">
            <text:p>-5</text:p>
          </table:table-cell>
          <table:table-cell table:formula="of:=FLOOR([.Q$4]*IF([.$E73];0.2;1))-[.$G73]" office:value-type="float" office:value="-5" calcext:value-type="float">
            <text:p>-5</text:p>
          </table:table-cell>
          <table:table-cell table:formula="of:=FLOOR([.R$4]*IF([.$E73];0.2;1))-[.$G73]" office:value-type="float" office:value="-5" calcext:value-type="float">
            <text:p>-5</text:p>
          </table:table-cell>
          <table:table-cell table:formula="of:=FLOOR([.S$4]*IF([.$E73];0.2;1))-[.$G73]" office:value-type="float" office:value="-3" calcext:value-type="float">
            <text:p>-3</text:p>
          </table:table-cell>
          <table:table-cell table:formula="of:=FLOOR([.T$4]*IF([.$E73];0.2;1))-[.$G73]" office:value-type="float" office:value="-3" calcext:value-type="float">
            <text:p>-3</text:p>
          </table:table-cell>
          <table:table-cell table:formula="of:=FLOOR([.U$4]*IF([.$E73];0.2;1))-[.$G73]" office:value-type="float" office:value="-3" calcext:value-type="float">
            <text:p>-3</text:p>
          </table:table-cell>
          <table:table-cell table:formula="of:=FLOOR([.V$4]*IF([.$E73];0.2;1))-[.$G73]" office:value-type="float" office:value="-1" calcext:value-type="float">
            <text:p>-1</text:p>
          </table:table-cell>
          <table:table-cell table:formula="of:=FLOOR([.W$4]*IF([.$E73];0.2;1))-[.$G73]" office:value-type="float" office:value="-1" calcext:value-type="float">
            <text:p>-1</text:p>
          </table:table-cell>
          <table:table-cell table:formula="of:=FLOOR([.X$4]*IF([.$E73];0.2;1))-[.$G73]" office:value-type="float" office:value="1" calcext:value-type="float">
            <text:p>1</text:p>
          </table:table-cell>
          <table:table-cell table:formula="of:=FLOOR([.Y$4]*IF([.$E73];0.2;1))-[.$G73]" office:value-type="float" office:value="3" calcext:value-type="float">
            <text:p>3</text:p>
          </table:table-cell>
          <table:table-cell table:formula="of:=FLOOR([.Z$4]*IF([.$E73];0.2;1))-[.$G73]" office:value-type="float" office:value="5" calcext:value-type="float">
            <text:p>5</text:p>
          </table:table-cell>
          <table:table-cell table:formula="of:=FLOOR([.AA$4]*IF([.$E73];0.2;1))-[.$G73]" office:value-type="float" office:value="7" calcext:value-type="float">
            <text:p>7</text:p>
          </table:table-cell>
          <table:table-cell table:formula="of:=FLOOR([.AB$4]*IF([.$E73];0.2;1))-[.$G73]" office:value-type="float" office:value="7" calcext:value-type="float">
            <text:p>7</text:p>
          </table:table-cell>
          <table:table-cell table:formula="of:=FLOOR([.AC$4]*IF([.$E73];0.2;1))-[.$G73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7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4];[$'EcCo ammo'.$A$6:$'EcCo ammo'.$A$37];[$'EcCo ammo'.H$6:$'EcCo ammo'.H$37]))" office:value-type="float" office:value="7" calcext:value-type="float">
            <text:p>7</text:p>
          </table:table-cell>
          <table:table-cell table:formula="of:=LOOKUP([.$B74];[$'EcCo ammo'.$A$6:$'EcCo ammo'.$A$37];[$'EcCo ammo'.I$6:$'EcCo ammo'.I$37])" office:value-type="float" office:value="1" calcext:value-type="float">
            <text:p>1</text:p>
          </table:table-cell>
          <table:table-cell table:formula="of:=LOOKUP([.$B74];[$'EcCo ammo'.$A$6:$'EcCo ammo'.$A$37];[$'EcCo ammo'.J$6:$'EcCo ammo'.J$37])" office:value-type="float" office:value="1" calcext:value-type="float">
            <text:p>1</text:p>
          </table:table-cell>
          <table:table-cell table:formula="of:=[.H74]/[.I74]" office:value-type="float" office:value="1" calcext:value-type="float">
            <text:p>1.00</text:p>
          </table:table-cell>
          <table:table-cell table:formula="of:=ROUND(AVERAGE([.C74];[.D74]))" office:value-type="float" office:value="24" calcext:value-type="float">
            <text:p>24</text:p>
          </table:table-cell>
          <table:table-cell/>
          <table:table-cell table:formula="of:=ROUNDUP(MAX((100-MAX([.M$5]+10*MIN([.AJ74];0);0))*INT(([.$K74]-MAX([.AJ74];0))*[.$J74])/100;0);0)" office:value-type="float" office:value="24" calcext:value-type="float">
            <text:p>24</text:p>
          </table:table-cell>
          <table:table-cell table:formula="of:=ROUNDUP(MAX((100-MAX([.N$5]+10*MIN([.AK74];0);0))*INT(([.$K74]-MAX([.AK74];0))*[.$J74])/100;0);0)" office:value-type="float" office:value="24" calcext:value-type="float">
            <text:p>24</text:p>
          </table:table-cell>
          <table:table-cell table:formula="of:=ROUNDUP(MAX((100-MAX([.O$5]+10*MIN([.AL74];0);0))*INT(([.$K74]-MAX([.AL74];0))*[.$J74])/100;0);0)" office:value-type="float" office:value="24" calcext:value-type="float">
            <text:p>24</text:p>
          </table:table-cell>
          <table:table-cell table:formula="of:=ROUNDUP(MAX((100-MAX([.P$5]+10*MIN([.AM74];0);0))*INT(([.$K74]-MAX([.AM74];0))*[.$J74])/100;0);0)" office:value-type="float" office:value="24" calcext:value-type="float">
            <text:p>24</text:p>
          </table:table-cell>
          <table:table-cell table:formula="of:=ROUNDUP(MAX((100-MAX([.Q$5]+10*MIN([.AN74];0);0))*INT(([.$K74]-MAX([.AN74];0))*[.$J74])/100;0);0)" office:value-type="float" office:value="24" calcext:value-type="float">
            <text:p>24</text:p>
          </table:table-cell>
          <table:table-cell table:formula="of:=ROUNDUP(MAX((100-MAX([.R$5]+10*MIN([.AO74];0);0))*INT(([.$K74]-MAX([.AO74];0))*[.$J74])/100;0);0)" office:value-type="float" office:value="24" calcext:value-type="float">
            <text:p>24</text:p>
          </table:table-cell>
          <table:table-cell table:formula="of:=ROUNDUP(MAX((100-MAX([.S$5]+10*MIN([.AP74];0);0))*INT(([.$K74]-MAX([.AP74];0))*[.$J74])/100;0);0)" office:value-type="float" office:value="24" calcext:value-type="float">
            <text:p>24</text:p>
          </table:table-cell>
          <table:table-cell table:formula="of:=ROUNDUP(MAX((100-MAX([.T$5]+10*MIN([.AQ74];0);0))*INT(([.$K74]-MAX([.AQ74];0))*[.$J74])/100;0);0)" office:value-type="float" office:value="23" calcext:value-type="float">
            <text:p>23</text:p>
          </table:table-cell>
          <table:table-cell table:formula="of:=ROUNDUP(MAX((100-MAX([.U$5]+10*MIN([.AR74];0);0))*INT(([.$K74]-MAX([.AR74];0))*[.$J74])/100;0);0)" office:value-type="float" office:value="23" calcext:value-type="float">
            <text:p>23</text:p>
          </table:table-cell>
          <table:table-cell table:formula="of:=ROUNDUP(MAX((100-MAX([.V$5]+10*MIN([.AS74];0);0))*INT(([.$K74]-MAX([.AS74];0))*[.$J74])/100;0);0)" office:value-type="float" office:value="17" calcext:value-type="float">
            <text:p>17</text:p>
          </table:table-cell>
          <table:table-cell table:formula="of:=ROUNDUP(MAX((100-MAX([.W$5]+10*MIN([.AT74];0);0))*INT(([.$K74]-MAX([.AT74];0))*[.$J74])/100;0);0)" office:value-type="float" office:value="16" calcext:value-type="float">
            <text:p>16</text:p>
          </table:table-cell>
          <table:table-cell table:formula="of:=ROUNDUP(MAX((100-MAX([.X$5]+10*MIN([.AU74];0);0))*INT(([.$K74]-MAX([.AU74];0))*[.$J74])/100;0);0)" office:value-type="float" office:value="13" calcext:value-type="float">
            <text:p>13</text:p>
          </table:table-cell>
          <table:table-cell table:formula="of:=ROUNDUP(MAX((100-MAX([.Y$5]+10*MIN([.AV74];0);0))*INT(([.$K74]-MAX([.AV74];0))*[.$J74])/100;0);0)" office:value-type="float" office:value="11" calcext:value-type="float">
            <text:p>11</text:p>
          </table:table-cell>
          <table:table-cell table:formula="of:=ROUNDUP(MAX((100-MAX([.Z$5]+10*MIN([.AW74];0);0))*INT(([.$K74]-MAX([.AW74];0))*[.$J74])/100;0);0)" office:value-type="float" office:value="10" calcext:value-type="float">
            <text:p>10</text:p>
          </table:table-cell>
          <table:table-cell table:formula="of:=ROUNDUP(MAX((100-MAX([.AA$5]+10*MIN([.AX74];0);0))*INT(([.$K74]-MAX([.AX74];0))*[.$J74])/100;0);0)" office:value-type="float" office:value="6" calcext:value-type="float">
            <text:p>6</text:p>
          </table:table-cell>
          <table:table-cell table:formula="of:=ROUNDUP(MAX((100-MAX([.AB$5]+10*MIN([.AY74];0);0))*INT(([.$K74]-MAX([.AY74];0))*[.$J74])/100;0);0)" office:value-type="float" office:value="6" calcext:value-type="float">
            <text:p>6</text:p>
          </table:table-cell>
          <table:table-cell table:formula="of:=ROUNDUP(MAX((100-MAX([.AC$5]+10*MIN([.AZ74];0);0))*INT(([.$K74]-MAX([.AZ74];0))*[.$J74])/100;0);0)" office:value-type="float" office:value="4" calcext:value-type="float">
            <text:p>4</text:p>
          </table:table-cell>
          <table:table-cell table:number-columns-repeated="6"/>
          <table:table-cell table:formula="of:=FLOOR([.M$4]*IF([.$E74];0.2;1))-[.$G74]" office:value-type="float" office:value="-7" calcext:value-type="float">
            <text:p>-7</text:p>
          </table:table-cell>
          <table:table-cell table:formula="of:=FLOOR([.N$4]*IF([.$E74];0.2;1))-[.$G74]" office:value-type="float" office:value="-7" calcext:value-type="float">
            <text:p>-7</text:p>
          </table:table-cell>
          <table:table-cell table:formula="of:=FLOOR([.O$4]*IF([.$E74];0.2;1))-[.$G74]" office:value-type="float" office:value="-7" calcext:value-type="float">
            <text:p>-7</text:p>
          </table:table-cell>
          <table:table-cell table:formula="of:=FLOOR([.P$4]*IF([.$E74];0.2;1))-[.$G74]" office:value-type="float" office:value="-5" calcext:value-type="float">
            <text:p>-5</text:p>
          </table:table-cell>
          <table:table-cell table:formula="of:=FLOOR([.Q$4]*IF([.$E74];0.2;1))-[.$G74]" office:value-type="float" office:value="-5" calcext:value-type="float">
            <text:p>-5</text:p>
          </table:table-cell>
          <table:table-cell table:formula="of:=FLOOR([.R$4]*IF([.$E74];0.2;1))-[.$G74]" office:value-type="float" office:value="-5" calcext:value-type="float">
            <text:p>-5</text:p>
          </table:table-cell>
          <table:table-cell table:formula="of:=FLOOR([.S$4]*IF([.$E74];0.2;1))-[.$G74]" office:value-type="float" office:value="-3" calcext:value-type="float">
            <text:p>-3</text:p>
          </table:table-cell>
          <table:table-cell table:formula="of:=FLOOR([.T$4]*IF([.$E74];0.2;1))-[.$G74]" office:value-type="float" office:value="-3" calcext:value-type="float">
            <text:p>-3</text:p>
          </table:table-cell>
          <table:table-cell table:formula="of:=FLOOR([.U$4]*IF([.$E74];0.2;1))-[.$G74]" office:value-type="float" office:value="-3" calcext:value-type="float">
            <text:p>-3</text:p>
          </table:table-cell>
          <table:table-cell table:formula="of:=FLOOR([.V$4]*IF([.$E74];0.2;1))-[.$G74]" office:value-type="float" office:value="-1" calcext:value-type="float">
            <text:p>-1</text:p>
          </table:table-cell>
          <table:table-cell table:formula="of:=FLOOR([.W$4]*IF([.$E74];0.2;1))-[.$G74]" office:value-type="float" office:value="-1" calcext:value-type="float">
            <text:p>-1</text:p>
          </table:table-cell>
          <table:table-cell table:formula="of:=FLOOR([.X$4]*IF([.$E74];0.2;1))-[.$G74]" office:value-type="float" office:value="1" calcext:value-type="float">
            <text:p>1</text:p>
          </table:table-cell>
          <table:table-cell table:formula="of:=FLOOR([.Y$4]*IF([.$E74];0.2;1))-[.$G74]" office:value-type="float" office:value="3" calcext:value-type="float">
            <text:p>3</text:p>
          </table:table-cell>
          <table:table-cell table:formula="of:=FLOOR([.Z$4]*IF([.$E74];0.2;1))-[.$G74]" office:value-type="float" office:value="5" calcext:value-type="float">
            <text:p>5</text:p>
          </table:table-cell>
          <table:table-cell table:formula="of:=FLOOR([.AA$4]*IF([.$E74];0.2;1))-[.$G74]" office:value-type="float" office:value="7" calcext:value-type="float">
            <text:p>7</text:p>
          </table:table-cell>
          <table:table-cell table:formula="of:=FLOOR([.AB$4]*IF([.$E74];0.2;1))-[.$G74]" office:value-type="float" office:value="7" calcext:value-type="float">
            <text:p>7</text:p>
          </table:table-cell>
          <table:table-cell table:formula="of:=FLOOR([.AC$4]*IF([.$E74];0.2;1))-[.$G74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7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5];[$'EcCo ammo'.$A$6:$'EcCo ammo'.$A$37];[$'EcCo ammo'.H$6:$'EcCo ammo'.H$37]))" office:value-type="float" office:value="7" calcext:value-type="float">
            <text:p>7</text:p>
          </table:table-cell>
          <table:table-cell table:formula="of:=LOOKUP([.$B75];[$'EcCo ammo'.$A$6:$'EcCo ammo'.$A$37];[$'EcCo ammo'.I$6:$'EcCo ammo'.I$37])" office:value-type="float" office:value="1" calcext:value-type="float">
            <text:p>1</text:p>
          </table:table-cell>
          <table:table-cell table:formula="of:=LOOKUP([.$B75];[$'EcCo ammo'.$A$6:$'EcCo ammo'.$A$37];[$'EcCo ammo'.J$6:$'EcCo ammo'.J$37])" office:value-type="float" office:value="1" calcext:value-type="float">
            <text:p>1</text:p>
          </table:table-cell>
          <table:table-cell table:formula="of:=[.H75]/[.I75]" office:value-type="float" office:value="1" calcext:value-type="float">
            <text:p>1.00</text:p>
          </table:table-cell>
          <table:table-cell table:formula="of:=ROUND(AVERAGE([.C75];[.D75]))" office:value-type="float" office:value="26" calcext:value-type="float">
            <text:p>26</text:p>
          </table:table-cell>
          <table:table-cell/>
          <table:table-cell table:formula="of:=ROUNDUP(MAX((100-MAX([.M$5]+10*MIN([.AJ75];0);0))*INT(([.$K75]-MAX([.AJ75];0))*[.$J75])/100;0);0)" office:value-type="float" office:value="26" calcext:value-type="float">
            <text:p>26</text:p>
          </table:table-cell>
          <table:table-cell table:formula="of:=ROUNDUP(MAX((100-MAX([.N$5]+10*MIN([.AK75];0);0))*INT(([.$K75]-MAX([.AK75];0))*[.$J75])/100;0);0)" office:value-type="float" office:value="26" calcext:value-type="float">
            <text:p>26</text:p>
          </table:table-cell>
          <table:table-cell table:formula="of:=ROUNDUP(MAX((100-MAX([.O$5]+10*MIN([.AL75];0);0))*INT(([.$K75]-MAX([.AL75];0))*[.$J75])/100;0);0)" office:value-type="float" office:value="26" calcext:value-type="float">
            <text:p>26</text:p>
          </table:table-cell>
          <table:table-cell table:formula="of:=ROUNDUP(MAX((100-MAX([.P$5]+10*MIN([.AM75];0);0))*INT(([.$K75]-MAX([.AM75];0))*[.$J75])/100;0);0)" office:value-type="float" office:value="26" calcext:value-type="float">
            <text:p>26</text:p>
          </table:table-cell>
          <table:table-cell table:formula="of:=ROUNDUP(MAX((100-MAX([.Q$5]+10*MIN([.AN75];0);0))*INT(([.$K75]-MAX([.AN75];0))*[.$J75])/100;0);0)" office:value-type="float" office:value="26" calcext:value-type="float">
            <text:p>26</text:p>
          </table:table-cell>
          <table:table-cell table:formula="of:=ROUNDUP(MAX((100-MAX([.R$5]+10*MIN([.AO75];0);0))*INT(([.$K75]-MAX([.AO75];0))*[.$J75])/100;0);0)" office:value-type="float" office:value="26" calcext:value-type="float">
            <text:p>26</text:p>
          </table:table-cell>
          <table:table-cell table:formula="of:=ROUNDUP(MAX((100-MAX([.S$5]+10*MIN([.AP75];0);0))*INT(([.$K75]-MAX([.AP75];0))*[.$J75])/100;0);0)" office:value-type="float" office:value="26" calcext:value-type="float">
            <text:p>26</text:p>
          </table:table-cell>
          <table:table-cell table:formula="of:=ROUNDUP(MAX((100-MAX([.T$5]+10*MIN([.AQ75];0);0))*INT(([.$K75]-MAX([.AQ75];0))*[.$J75])/100;0);0)" office:value-type="float" office:value="25" calcext:value-type="float">
            <text:p>25</text:p>
          </table:table-cell>
          <table:table-cell table:formula="of:=ROUNDUP(MAX((100-MAX([.U$5]+10*MIN([.AR75];0);0))*INT(([.$K75]-MAX([.AR75];0))*[.$J75])/100;0);0)" office:value-type="float" office:value="25" calcext:value-type="float">
            <text:p>25</text:p>
          </table:table-cell>
          <table:table-cell table:formula="of:=ROUNDUP(MAX((100-MAX([.V$5]+10*MIN([.AS75];0);0))*INT(([.$K75]-MAX([.AS75];0))*[.$J75])/100;0);0)" office:value-type="float" office:value="19" calcext:value-type="float">
            <text:p>19</text:p>
          </table:table-cell>
          <table:table-cell table:formula="of:=ROUNDUP(MAX((100-MAX([.W$5]+10*MIN([.AT75];0);0))*INT(([.$K75]-MAX([.AT75];0))*[.$J75])/100;0);0)" office:value-type="float" office:value="17" calcext:value-type="float">
            <text:p>17</text:p>
          </table:table-cell>
          <table:table-cell table:formula="of:=ROUNDUP(MAX((100-MAX([.X$5]+10*MIN([.AU75];0);0))*INT(([.$K75]-MAX([.AU75];0))*[.$J75])/100;0);0)" office:value-type="float" office:value="14" calcext:value-type="float">
            <text:p>14</text:p>
          </table:table-cell>
          <table:table-cell table:formula="of:=ROUNDUP(MAX((100-MAX([.Y$5]+10*MIN([.AV75];0);0))*INT(([.$K75]-MAX([.AV75];0))*[.$J75])/100;0);0)" office:value-type="float" office:value="12" calcext:value-type="float">
            <text:p>12</text:p>
          </table:table-cell>
          <table:table-cell table:formula="of:=ROUNDUP(MAX((100-MAX([.Z$5]+10*MIN([.AW75];0);0))*INT(([.$K75]-MAX([.AW75];0))*[.$J75])/100;0);0)" office:value-type="float" office:value="11" calcext:value-type="float">
            <text:p>11</text:p>
          </table:table-cell>
          <table:table-cell table:formula="of:=ROUNDUP(MAX((100-MAX([.AA$5]+10*MIN([.AX75];0);0))*INT(([.$K75]-MAX([.AX75];0))*[.$J75])/100;0);0)" office:value-type="float" office:value="7" calcext:value-type="float">
            <text:p>7</text:p>
          </table:table-cell>
          <table:table-cell table:formula="of:=ROUNDUP(MAX((100-MAX([.AB$5]+10*MIN([.AY75];0);0))*INT(([.$K75]-MAX([.AY75];0))*[.$J75])/100;0);0)" office:value-type="float" office:value="6" calcext:value-type="float">
            <text:p>6</text:p>
          </table:table-cell>
          <table:table-cell table:formula="of:=ROUNDUP(MAX((100-MAX([.AC$5]+10*MIN([.AZ75];0);0))*INT(([.$K75]-MAX([.AZ75];0))*[.$J75])/100;0);0)" office:value-type="float" office:value="4" calcext:value-type="float">
            <text:p>4</text:p>
          </table:table-cell>
          <table:table-cell table:number-columns-repeated="6"/>
          <table:table-cell table:formula="of:=FLOOR([.M$4]*IF([.$E75];0.2;1))-[.$G75]" office:value-type="float" office:value="-7" calcext:value-type="float">
            <text:p>-7</text:p>
          </table:table-cell>
          <table:table-cell table:formula="of:=FLOOR([.N$4]*IF([.$E75];0.2;1))-[.$G75]" office:value-type="float" office:value="-7" calcext:value-type="float">
            <text:p>-7</text:p>
          </table:table-cell>
          <table:table-cell table:formula="of:=FLOOR([.O$4]*IF([.$E75];0.2;1))-[.$G75]" office:value-type="float" office:value="-7" calcext:value-type="float">
            <text:p>-7</text:p>
          </table:table-cell>
          <table:table-cell table:formula="of:=FLOOR([.P$4]*IF([.$E75];0.2;1))-[.$G75]" office:value-type="float" office:value="-5" calcext:value-type="float">
            <text:p>-5</text:p>
          </table:table-cell>
          <table:table-cell table:formula="of:=FLOOR([.Q$4]*IF([.$E75];0.2;1))-[.$G75]" office:value-type="float" office:value="-5" calcext:value-type="float">
            <text:p>-5</text:p>
          </table:table-cell>
          <table:table-cell table:formula="of:=FLOOR([.R$4]*IF([.$E75];0.2;1))-[.$G75]" office:value-type="float" office:value="-5" calcext:value-type="float">
            <text:p>-5</text:p>
          </table:table-cell>
          <table:table-cell table:formula="of:=FLOOR([.S$4]*IF([.$E75];0.2;1))-[.$G75]" office:value-type="float" office:value="-3" calcext:value-type="float">
            <text:p>-3</text:p>
          </table:table-cell>
          <table:table-cell table:formula="of:=FLOOR([.T$4]*IF([.$E75];0.2;1))-[.$G75]" office:value-type="float" office:value="-3" calcext:value-type="float">
            <text:p>-3</text:p>
          </table:table-cell>
          <table:table-cell table:formula="of:=FLOOR([.U$4]*IF([.$E75];0.2;1))-[.$G75]" office:value-type="float" office:value="-3" calcext:value-type="float">
            <text:p>-3</text:p>
          </table:table-cell>
          <table:table-cell table:formula="of:=FLOOR([.V$4]*IF([.$E75];0.2;1))-[.$G75]" office:value-type="float" office:value="-1" calcext:value-type="float">
            <text:p>-1</text:p>
          </table:table-cell>
          <table:table-cell table:formula="of:=FLOOR([.W$4]*IF([.$E75];0.2;1))-[.$G75]" office:value-type="float" office:value="-1" calcext:value-type="float">
            <text:p>-1</text:p>
          </table:table-cell>
          <table:table-cell table:formula="of:=FLOOR([.X$4]*IF([.$E75];0.2;1))-[.$G75]" office:value-type="float" office:value="1" calcext:value-type="float">
            <text:p>1</text:p>
          </table:table-cell>
          <table:table-cell table:formula="of:=FLOOR([.Y$4]*IF([.$E75];0.2;1))-[.$G75]" office:value-type="float" office:value="3" calcext:value-type="float">
            <text:p>3</text:p>
          </table:table-cell>
          <table:table-cell table:formula="of:=FLOOR([.Z$4]*IF([.$E75];0.2;1))-[.$G75]" office:value-type="float" office:value="5" calcext:value-type="float">
            <text:p>5</text:p>
          </table:table-cell>
          <table:table-cell table:formula="of:=FLOOR([.AA$4]*IF([.$E75];0.2;1))-[.$G75]" office:value-type="float" office:value="7" calcext:value-type="float">
            <text:p>7</text:p>
          </table:table-cell>
          <table:table-cell table:formula="of:=FLOOR([.AB$4]*IF([.$E75];0.2;1))-[.$G75]" office:value-type="float" office:value="7" calcext:value-type="float">
            <text:p>7</text:p>
          </table:table-cell>
          <table:table-cell table:formula="of:=FLOOR([.AC$4]*IF([.$E75];0.2;1))-[.$G7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7.62mm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LOOKUP([.$B7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6];[$'EcCo ammo'.$A$6:$'EcCo ammo'.$A$37];[$'EcCo ammo'.H$6:$'EcCo ammo'.H$37]))" office:value-type="float" office:value="7" calcext:value-type="float">
            <text:p>7</text:p>
          </table:table-cell>
          <table:table-cell table:formula="of:=LOOKUP([.$B76];[$'EcCo ammo'.$A$6:$'EcCo ammo'.$A$37];[$'EcCo ammo'.I$6:$'EcCo ammo'.I$37])" office:value-type="float" office:value="1" calcext:value-type="float">
            <text:p>1</text:p>
          </table:table-cell>
          <table:table-cell table:formula="of:=LOOKUP([.$B76];[$'EcCo ammo'.$A$6:$'EcCo ammo'.$A$37];[$'EcCo ammo'.J$6:$'EcCo ammo'.J$37])" office:value-type="float" office:value="1" calcext:value-type="float">
            <text:p>1</text:p>
          </table:table-cell>
          <table:table-cell table:formula="of:=[.H76]/[.I76]" office:value-type="float" office:value="1" calcext:value-type="float">
            <text:p>1.00</text:p>
          </table:table-cell>
          <table:table-cell table:formula="of:=ROUND(AVERAGE([.C76];[.D76]))" office:value-type="float" office:value="33" calcext:value-type="float">
            <text:p>33</text:p>
          </table:table-cell>
          <table:table-cell/>
          <table:table-cell table:formula="of:=ROUNDUP(MAX((100-MAX([.M$5]+10*MIN([.AJ76];0);0))*INT(([.$K76]-MAX([.AJ76];0))*[.$J76])/100;0);0)" office:value-type="float" office:value="33" calcext:value-type="float">
            <text:p>33</text:p>
          </table:table-cell>
          <table:table-cell table:formula="of:=ROUNDUP(MAX((100-MAX([.N$5]+10*MIN([.AK76];0);0))*INT(([.$K76]-MAX([.AK76];0))*[.$J76])/100;0);0)" office:value-type="float" office:value="33" calcext:value-type="float">
            <text:p>33</text:p>
          </table:table-cell>
          <table:table-cell table:formula="of:=ROUNDUP(MAX((100-MAX([.O$5]+10*MIN([.AL76];0);0))*INT(([.$K76]-MAX([.AL76];0))*[.$J76])/100;0);0)" office:value-type="float" office:value="33" calcext:value-type="float">
            <text:p>33</text:p>
          </table:table-cell>
          <table:table-cell table:formula="of:=ROUNDUP(MAX((100-MAX([.P$5]+10*MIN([.AM76];0);0))*INT(([.$K76]-MAX([.AM76];0))*[.$J76])/100;0);0)" office:value-type="float" office:value="33" calcext:value-type="float">
            <text:p>33</text:p>
          </table:table-cell>
          <table:table-cell table:formula="of:=ROUNDUP(MAX((100-MAX([.Q$5]+10*MIN([.AN76];0);0))*INT(([.$K76]-MAX([.AN76];0))*[.$J76])/100;0);0)" office:value-type="float" office:value="33" calcext:value-type="float">
            <text:p>33</text:p>
          </table:table-cell>
          <table:table-cell table:formula="of:=ROUNDUP(MAX((100-MAX([.R$5]+10*MIN([.AO76];0);0))*INT(([.$K76]-MAX([.AO76];0))*[.$J76])/100;0);0)" office:value-type="float" office:value="33" calcext:value-type="float">
            <text:p>33</text:p>
          </table:table-cell>
          <table:table-cell table:formula="of:=ROUNDUP(MAX((100-MAX([.S$5]+10*MIN([.AP76];0);0))*INT(([.$K76]-MAX([.AP76];0))*[.$J76])/100;0);0)" office:value-type="float" office:value="33" calcext:value-type="float">
            <text:p>33</text:p>
          </table:table-cell>
          <table:table-cell table:formula="of:=ROUNDUP(MAX((100-MAX([.T$5]+10*MIN([.AQ76];0);0))*INT(([.$K76]-MAX([.AQ76];0))*[.$J76])/100;0);0)" office:value-type="float" office:value="32" calcext:value-type="float">
            <text:p>32</text:p>
          </table:table-cell>
          <table:table-cell table:formula="of:=ROUNDUP(MAX((100-MAX([.U$5]+10*MIN([.AR76];0);0))*INT(([.$K76]-MAX([.AR76];0))*[.$J76])/100;0);0)" office:value-type="float" office:value="32" calcext:value-type="float">
            <text:p>32</text:p>
          </table:table-cell>
          <table:table-cell table:formula="of:=ROUNDUP(MAX((100-MAX([.V$5]+10*MIN([.AS76];0);0))*INT(([.$K76]-MAX([.AS76];0))*[.$J76])/100;0);0)" office:value-type="float" office:value="24" calcext:value-type="float">
            <text:p>24</text:p>
          </table:table-cell>
          <table:table-cell table:formula="of:=ROUNDUP(MAX((100-MAX([.W$5]+10*MIN([.AT76];0);0))*INT(([.$K76]-MAX([.AT76];0))*[.$J76])/100;0);0)" office:value-type="float" office:value="22" calcext:value-type="float">
            <text:p>22</text:p>
          </table:table-cell>
          <table:table-cell table:formula="of:=ROUNDUP(MAX((100-MAX([.X$5]+10*MIN([.AU76];0);0))*INT(([.$K76]-MAX([.AU76];0))*[.$J76])/100;0);0)" office:value-type="float" office:value="18" calcext:value-type="float">
            <text:p>18</text:p>
          </table:table-cell>
          <table:table-cell table:formula="of:=ROUNDUP(MAX((100-MAX([.Y$5]+10*MIN([.AV76];0);0))*INT(([.$K76]-MAX([.AV76];0))*[.$J76])/100;0);0)" office:value-type="float" office:value="15" calcext:value-type="float">
            <text:p>15</text:p>
          </table:table-cell>
          <table:table-cell table:formula="of:=ROUNDUP(MAX((100-MAX([.Z$5]+10*MIN([.AW76];0);0))*INT(([.$K76]-MAX([.AW76];0))*[.$J76])/100;0);0)" office:value-type="float" office:value="14" calcext:value-type="float">
            <text:p>14</text:p>
          </table:table-cell>
          <table:table-cell table:formula="of:=ROUNDUP(MAX((100-MAX([.AA$5]+10*MIN([.AX76];0);0))*INT(([.$K76]-MAX([.AX76];0))*[.$J76])/100;0);0)" office:value-type="float" office:value="10" calcext:value-type="float">
            <text:p>10</text:p>
          </table:table-cell>
          <table:table-cell table:formula="of:=ROUNDUP(MAX((100-MAX([.AB$5]+10*MIN([.AY76];0);0))*INT(([.$K76]-MAX([.AY76];0))*[.$J76])/100;0);0)" office:value-type="float" office:value="8" calcext:value-type="float">
            <text:p>8</text:p>
          </table:table-cell>
          <table:table-cell table:formula="of:=ROUNDUP(MAX((100-MAX([.AC$5]+10*MIN([.AZ76];0);0))*INT(([.$K76]-MAX([.AZ76];0))*[.$J76])/100;0);0)" office:value-type="float" office:value="6" calcext:value-type="float">
            <text:p>6</text:p>
          </table:table-cell>
          <table:table-cell table:number-columns-repeated="6"/>
          <table:table-cell table:formula="of:=FLOOR([.M$4]*IF([.$E76];0.2;1))-[.$G76]" office:value-type="float" office:value="-7" calcext:value-type="float">
            <text:p>-7</text:p>
          </table:table-cell>
          <table:table-cell table:formula="of:=FLOOR([.N$4]*IF([.$E76];0.2;1))-[.$G76]" office:value-type="float" office:value="-7" calcext:value-type="float">
            <text:p>-7</text:p>
          </table:table-cell>
          <table:table-cell table:formula="of:=FLOOR([.O$4]*IF([.$E76];0.2;1))-[.$G76]" office:value-type="float" office:value="-7" calcext:value-type="float">
            <text:p>-7</text:p>
          </table:table-cell>
          <table:table-cell table:formula="of:=FLOOR([.P$4]*IF([.$E76];0.2;1))-[.$G76]" office:value-type="float" office:value="-5" calcext:value-type="float">
            <text:p>-5</text:p>
          </table:table-cell>
          <table:table-cell table:formula="of:=FLOOR([.Q$4]*IF([.$E76];0.2;1))-[.$G76]" office:value-type="float" office:value="-5" calcext:value-type="float">
            <text:p>-5</text:p>
          </table:table-cell>
          <table:table-cell table:formula="of:=FLOOR([.R$4]*IF([.$E76];0.2;1))-[.$G76]" office:value-type="float" office:value="-5" calcext:value-type="float">
            <text:p>-5</text:p>
          </table:table-cell>
          <table:table-cell table:formula="of:=FLOOR([.S$4]*IF([.$E76];0.2;1))-[.$G76]" office:value-type="float" office:value="-3" calcext:value-type="float">
            <text:p>-3</text:p>
          </table:table-cell>
          <table:table-cell table:formula="of:=FLOOR([.T$4]*IF([.$E76];0.2;1))-[.$G76]" office:value-type="float" office:value="-3" calcext:value-type="float">
            <text:p>-3</text:p>
          </table:table-cell>
          <table:table-cell table:formula="of:=FLOOR([.U$4]*IF([.$E76];0.2;1))-[.$G76]" office:value-type="float" office:value="-3" calcext:value-type="float">
            <text:p>-3</text:p>
          </table:table-cell>
          <table:table-cell table:formula="of:=FLOOR([.V$4]*IF([.$E76];0.2;1))-[.$G76]" office:value-type="float" office:value="-1" calcext:value-type="float">
            <text:p>-1</text:p>
          </table:table-cell>
          <table:table-cell table:formula="of:=FLOOR([.W$4]*IF([.$E76];0.2;1))-[.$G76]" office:value-type="float" office:value="-1" calcext:value-type="float">
            <text:p>-1</text:p>
          </table:table-cell>
          <table:table-cell table:formula="of:=FLOOR([.X$4]*IF([.$E76];0.2;1))-[.$G76]" office:value-type="float" office:value="1" calcext:value-type="float">
            <text:p>1</text:p>
          </table:table-cell>
          <table:table-cell table:formula="of:=FLOOR([.Y$4]*IF([.$E76];0.2;1))-[.$G76]" office:value-type="float" office:value="3" calcext:value-type="float">
            <text:p>3</text:p>
          </table:table-cell>
          <table:table-cell table:formula="of:=FLOOR([.Z$4]*IF([.$E76];0.2;1))-[.$G76]" office:value-type="float" office:value="5" calcext:value-type="float">
            <text:p>5</text:p>
          </table:table-cell>
          <table:table-cell table:formula="of:=FLOOR([.AA$4]*IF([.$E76];0.2;1))-[.$G76]" office:value-type="float" office:value="7" calcext:value-type="float">
            <text:p>7</text:p>
          </table:table-cell>
          <table:table-cell table:formula="of:=FLOOR([.AB$4]*IF([.$E76];0.2;1))-[.$G76]" office:value-type="float" office:value="7" calcext:value-type="float">
            <text:p>7</text:p>
          </table:table-cell>
          <table:table-cell table:formula="of:=FLOOR([.AC$4]*IF([.$E76];0.2;1))-[.$G7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OKUP([.$B77];[$'EcCo ammo'.$A$6:$'EcCo ammo'.$A$37];[$'EcCo ammo'.F$6:$'EcCo ammo'.F$37])" office:value-type="float" office:value="0" calcext:value-type="float">
            <text:p>0</text:p>
          </table:table-cell>
          <table:table-cell table:formula="of:=FLOOR(LOOKUP([.$B77];[$'EcCo ammo'.$A$6:$'EcCo ammo'.$A$37];[$'EcCo ammo'.H$6:$'EcCo ammo'.H$37]))" office:value-type="float" office:value="2" calcext:value-type="float">
            <text:p>2</text:p>
          </table:table-cell>
          <table:table-cell table:formula="of:=LOOKUP([.$B77];[$'EcCo ammo'.$A$6:$'EcCo ammo'.$A$37];[$'EcCo ammo'.I$6:$'EcCo ammo'.I$37])" office:value-type="float" office:value="1" calcext:value-type="float">
            <text:p>1</text:p>
          </table:table-cell>
          <table:table-cell table:formula="of:=LOOKUP([.$B77];[$'EcCo ammo'.$A$6:$'EcCo ammo'.$A$37];[$'EcCo ammo'.J$6:$'EcCo ammo'.J$37])" office:value-type="float" office:value="1" calcext:value-type="float">
            <text:p>1</text:p>
          </table:table-cell>
          <table:table-cell table:formula="of:=[.H77]/[.I77]" office:value-type="float" office:value="1" calcext:value-type="float">
            <text:p>1.00</text:p>
          </table:table-cell>
          <table:table-cell table:formula="of:=ROUND(AVERAGE([.C77];[.D77]))" office:value-type="float" office:value="8" calcext:value-type="float">
            <text:p>8</text:p>
          </table:table-cell>
          <table:table-cell/>
          <table:table-cell table:formula="of:=ROUNDUP(MAX((100-MAX([.M$5]+10*MIN([.AJ77];0);0))*INT(([.$K77]-MAX([.AJ77];0))*[.$J77])/100;0);0)" office:value-type="float" office:value="8" calcext:value-type="float">
            <text:p>8</text:p>
          </table:table-cell>
          <table:table-cell table:formula="of:=ROUNDUP(MAX((100-MAX([.N$5]+10*MIN([.AK77];0);0))*INT(([.$K77]-MAX([.AK77];0))*[.$J77])/100;0);0)" office:value-type="float" office:value="8" calcext:value-type="float">
            <text:p>8</text:p>
          </table:table-cell>
          <table:table-cell table:formula="of:=ROUNDUP(MAX((100-MAX([.O$5]+10*MIN([.AL77];0);0))*INT(([.$K77]-MAX([.AL77];0))*[.$J77])/100;0);0)" office:value-type="float" office:value="8" calcext:value-type="float">
            <text:p>8</text:p>
          </table:table-cell>
          <table:table-cell table:formula="of:=ROUNDUP(MAX((100-MAX([.P$5]+10*MIN([.AM77];0);0))*INT(([.$K77]-MAX([.AM77];0))*[.$J77])/100;0);0)" office:value-type="float" office:value="6" calcext:value-type="float">
            <text:p>6</text:p>
          </table:table-cell>
          <table:table-cell table:formula="of:=ROUNDUP(MAX((100-MAX([.Q$5]+10*MIN([.AN77];0);0))*INT(([.$K77]-MAX([.AN77];0))*[.$J77])/100;0);0)" office:value-type="float" office:value="6" calcext:value-type="float">
            <text:p>6</text:p>
          </table:table-cell>
          <table:table-cell table:formula="of:=ROUNDUP(MAX((100-MAX([.R$5]+10*MIN([.AO77];0);0))*INT(([.$K77]-MAX([.AO77];0))*[.$J77])/100;0);0)" office:value-type="float" office:value="6" calcext:value-type="float">
            <text:p>6</text:p>
          </table:table-cell>
          <table:table-cell table:formula="of:=ROUNDUP(MAX((100-MAX([.S$5]+10*MIN([.AP77];0);0))*INT(([.$K77]-MAX([.AP77];0))*[.$J77])/100;0);0)" office:value-type="float" office:value="5" calcext:value-type="float">
            <text:p>5</text:p>
          </table:table-cell>
          <table:table-cell table:formula="of:=ROUNDUP(MAX((100-MAX([.T$5]+10*MIN([.AQ77];0);0))*INT(([.$K77]-MAX([.AQ77];0))*[.$J77])/100;0);0)" office:value-type="float" office:value="4" calcext:value-type="float">
            <text:p>4</text:p>
          </table:table-cell>
          <table:table-cell table:formula="of:=ROUNDUP(MAX((100-MAX([.U$5]+10*MIN([.AR77];0);0))*INT(([.$K77]-MAX([.AR77];0))*[.$J77])/100;0);0)" office:value-type="float" office:value="4" calcext:value-type="float">
            <text:p>4</text:p>
          </table:table-cell>
          <table:table-cell table:formula="of:=ROUNDUP(MAX((100-MAX([.V$5]+10*MIN([.AS77];0);0))*INT(([.$K77]-MAX([.AS77];0))*[.$J77])/100;0);0)" office:value-type="float" office:value="3" calcext:value-type="float">
            <text:p>3</text:p>
          </table:table-cell>
          <table:table-cell table:formula="of:=ROUNDUP(MAX((100-MAX([.W$5]+10*MIN([.AT77];0);0))*INT(([.$K77]-MAX([.AT77];0))*[.$J77])/100;0);0)" office:value-type="float" office:value="3" calcext:value-type="float">
            <text:p>3</text:p>
          </table:table-cell>
          <table:table-cell table:formula="of:=ROUNDUP(MAX((100-MAX([.X$5]+10*MIN([.AU77];0);0))*INT(([.$K77]-MAX([.AU77];0))*[.$J77])/100;0);0)" office:value-type="float" office:value="2" calcext:value-type="float">
            <text:p>2</text:p>
          </table:table-cell>
          <table:table-cell table:formula="of:=ROUNDUP(MAX((100-MAX([.Y$5]+10*MIN([.AV77];0);0))*INT(([.$K77]-MAX([.AV77];0))*[.$J77])/100;0);0)" office:value-type="float" office:value="0" calcext:value-type="float">
            <text:p>0</text:p>
          </table:table-cell>
          <table:table-cell table:formula="of:=ROUNDUP(MAX((100-MAX([.Z$5]+10*MIN([.AW77];0);0))*INT(([.$K77]-MAX([.AW77];0))*[.$J77])/100;0);0)" office:value-type="float" office:value="0" calcext:value-type="float">
            <text:p>0</text:p>
          </table:table-cell>
          <table:table-cell table:formula="of:=ROUNDUP(MAX((100-MAX([.AA$5]+10*MIN([.AX77];0);0))*INT(([.$K77]-MAX([.AX77];0))*[.$J77])/100;0);0)" office:value-type="float" office:value="0" calcext:value-type="float">
            <text:p>0</text:p>
          </table:table-cell>
          <table:table-cell table:formula="of:=ROUNDUP(MAX((100-MAX([.AB$5]+10*MIN([.AY77];0);0))*INT(([.$K77]-MAX([.AY77];0))*[.$J77])/100;0);0)" office:value-type="float" office:value="0" calcext:value-type="float">
            <text:p>0</text:p>
          </table:table-cell>
          <table:table-cell table:formula="of:=ROUNDUP(MAX((100-MAX([.AC$5]+10*MIN([.AZ77];0);0))*INT(([.$K77]-MAX([.AZ77];0))*[.$J77])/100;0);0)" office:value-type="float" office:value="0" calcext:value-type="float">
            <text:p>0</text:p>
          </table:table-cell>
          <table:table-cell table:number-columns-repeated="6"/>
          <table:table-cell table:formula="of:=FLOOR([.M$4]*IF([.$E77];0.2;1))-[.$G77]" office:value-type="float" office:value="-2" calcext:value-type="float">
            <text:p>-2</text:p>
          </table:table-cell>
          <table:table-cell table:formula="of:=FLOOR([.N$4]*IF([.$E77];0.2;1))-[.$G77]" office:value-type="float" office:value="-2" calcext:value-type="float">
            <text:p>-2</text:p>
          </table:table-cell>
          <table:table-cell table:formula="of:=FLOOR([.O$4]*IF([.$E77];0.2;1))-[.$G77]" office:value-type="float" office:value="-2" calcext:value-type="float">
            <text:p>-2</text:p>
          </table:table-cell>
          <table:table-cell table:formula="of:=FLOOR([.P$4]*IF([.$E77];0.2;1))-[.$G77]" office:value-type="float" office:value="0" calcext:value-type="float">
            <text:p>0</text:p>
          </table:table-cell>
          <table:table-cell table:formula="of:=FLOOR([.Q$4]*IF([.$E77];0.2;1))-[.$G77]" office:value-type="float" office:value="0" calcext:value-type="float">
            <text:p>0</text:p>
          </table:table-cell>
          <table:table-cell table:formula="of:=FLOOR([.R$4]*IF([.$E77];0.2;1))-[.$G77]" office:value-type="float" office:value="0" calcext:value-type="float">
            <text:p>0</text:p>
          </table:table-cell>
          <table:table-cell table:formula="of:=FLOOR([.S$4]*IF([.$E77];0.2;1))-[.$G77]" office:value-type="float" office:value="2" calcext:value-type="float">
            <text:p>2</text:p>
          </table:table-cell>
          <table:table-cell table:formula="of:=FLOOR([.T$4]*IF([.$E77];0.2;1))-[.$G77]" office:value-type="float" office:value="2" calcext:value-type="float">
            <text:p>2</text:p>
          </table:table-cell>
          <table:table-cell table:formula="of:=FLOOR([.U$4]*IF([.$E77];0.2;1))-[.$G77]" office:value-type="float" office:value="2" calcext:value-type="float">
            <text:p>2</text:p>
          </table:table-cell>
          <table:table-cell table:formula="of:=FLOOR([.V$4]*IF([.$E77];0.2;1))-[.$G77]" office:value-type="float" office:value="4" calcext:value-type="float">
            <text:p>4</text:p>
          </table:table-cell>
          <table:table-cell table:formula="of:=FLOOR([.W$4]*IF([.$E77];0.2;1))-[.$G77]" office:value-type="float" office:value="4" calcext:value-type="float">
            <text:p>4</text:p>
          </table:table-cell>
          <table:table-cell table:formula="of:=FLOOR([.X$4]*IF([.$E77];0.2;1))-[.$G77]" office:value-type="float" office:value="6" calcext:value-type="float">
            <text:p>6</text:p>
          </table:table-cell>
          <table:table-cell table:formula="of:=FLOOR([.Y$4]*IF([.$E77];0.2;1))-[.$G77]" office:value-type="float" office:value="8" calcext:value-type="float">
            <text:p>8</text:p>
          </table:table-cell>
          <table:table-cell table:formula="of:=FLOOR([.Z$4]*IF([.$E77];0.2;1))-[.$G77]" office:value-type="float" office:value="10" calcext:value-type="float">
            <text:p>10</text:p>
          </table:table-cell>
          <table:table-cell table:formula="of:=FLOOR([.AA$4]*IF([.$E77];0.2;1))-[.$G77]" office:value-type="float" office:value="12" calcext:value-type="float">
            <text:p>12</text:p>
          </table:table-cell>
          <table:table-cell table:formula="of:=FLOOR([.AB$4]*IF([.$E77];0.2;1))-[.$G77]" office:value-type="float" office:value="12" calcext:value-type="float">
            <text:p>12</text:p>
          </table:table-cell>
          <table:table-cell table:formula="of:=FLOOR([.AC$4]*IF([.$E77];0.2;1))-[.$G77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A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OKUP([.$B78];[$'EcCo ammo'.$A$6:$'EcCo ammo'.$A$37];[$'EcCo ammo'.F$6:$'EcCo ammo'.F$37])" office:value-type="float" office:value="0" calcext:value-type="float">
            <text:p>0</text:p>
          </table:table-cell>
          <table:table-cell table:formula="of:=FLOOR(LOOKUP([.$B78];[$'EcCo ammo'.$A$6:$'EcCo ammo'.$A$37];[$'EcCo ammo'.H$6:$'EcCo ammo'.H$37]))" office:value-type="float" office:value="5" calcext:value-type="float">
            <text:p>5</text:p>
          </table:table-cell>
          <table:table-cell table:formula="of:=LOOKUP([.$B78];[$'EcCo ammo'.$A$6:$'EcCo ammo'.$A$37];[$'EcCo ammo'.I$6:$'EcCo ammo'.I$37])" office:value-type="float" office:value="1" calcext:value-type="float">
            <text:p>1</text:p>
          </table:table-cell>
          <table:table-cell table:formula="of:=LOOKUP([.$B78];[$'EcCo ammo'.$A$6:$'EcCo ammo'.$A$37];[$'EcCo ammo'.J$6:$'EcCo ammo'.J$37])" office:value-type="float" office:value="1" calcext:value-type="float">
            <text:p>1</text:p>
          </table:table-cell>
          <table:table-cell table:formula="of:=[.H78]/[.I78]" office:value-type="float" office:value="1" calcext:value-type="float">
            <text:p>1.00</text:p>
          </table:table-cell>
          <table:table-cell table:formula="of:=ROUND(AVERAGE([.C78];[.D78]))" office:value-type="float" office:value="8" calcext:value-type="float">
            <text:p>8</text:p>
          </table:table-cell>
          <table:table-cell/>
          <table:table-cell table:formula="of:=ROUNDUP(MAX((100-MAX([.M$5]+10*MIN([.AJ78];0);0))*INT(([.$K78]-MAX([.AJ78];0))*[.$J78])/100;0);0)" office:value-type="float" office:value="8" calcext:value-type="float">
            <text:p>8</text:p>
          </table:table-cell>
          <table:table-cell table:formula="of:=ROUNDUP(MAX((100-MAX([.N$5]+10*MIN([.AK78];0);0))*INT(([.$K78]-MAX([.AK78];0))*[.$J78])/100;0);0)" office:value-type="float" office:value="8" calcext:value-type="float">
            <text:p>8</text:p>
          </table:table-cell>
          <table:table-cell table:formula="of:=ROUNDUP(MAX((100-MAX([.O$5]+10*MIN([.AL78];0);0))*INT(([.$K78]-MAX([.AL78];0))*[.$J78])/100;0);0)" office:value-type="float" office:value="8" calcext:value-type="float">
            <text:p>8</text:p>
          </table:table-cell>
          <table:table-cell table:formula="of:=ROUNDUP(MAX((100-MAX([.P$5]+10*MIN([.AM78];0);0))*INT(([.$K78]-MAX([.AM78];0))*[.$J78])/100;0);0)" office:value-type="float" office:value="8" calcext:value-type="float">
            <text:p>8</text:p>
          </table:table-cell>
          <table:table-cell table:formula="of:=ROUNDUP(MAX((100-MAX([.Q$5]+10*MIN([.AN78];0);0))*INT(([.$K78]-MAX([.AN78];0))*[.$J78])/100;0);0)" office:value-type="float" office:value="8" calcext:value-type="float">
            <text:p>8</text:p>
          </table:table-cell>
          <table:table-cell table:formula="of:=ROUNDUP(MAX((100-MAX([.R$5]+10*MIN([.AO78];0);0))*INT(([.$K78]-MAX([.AO78];0))*[.$J78])/100;0);0)" office:value-type="float" office:value="8" calcext:value-type="float">
            <text:p>8</text:p>
          </table:table-cell>
          <table:table-cell table:formula="of:=ROUNDUP(MAX((100-MAX([.S$5]+10*MIN([.AP78];0);0))*INT(([.$K78]-MAX([.AP78];0))*[.$J78])/100;0);0)" office:value-type="float" office:value="7" calcext:value-type="float">
            <text:p>7</text:p>
          </table:table-cell>
          <table:table-cell table:formula="of:=ROUNDUP(MAX((100-MAX([.T$5]+10*MIN([.AQ78];0);0))*INT(([.$K78]-MAX([.AQ78];0))*[.$J78])/100;0);0)" office:value-type="float" office:value="6" calcext:value-type="float">
            <text:p>6</text:p>
          </table:table-cell>
          <table:table-cell table:formula="of:=ROUNDUP(MAX((100-MAX([.U$5]+10*MIN([.AR78];0);0))*INT(([.$K78]-MAX([.AR78];0))*[.$J78])/100;0);0)" office:value-type="float" office:value="6" calcext:value-type="float">
            <text:p>6</text:p>
          </table:table-cell>
          <table:table-cell table:formula="of:=ROUNDUP(MAX((100-MAX([.V$5]+10*MIN([.AS78];0);0))*INT(([.$K78]-MAX([.AS78];0))*[.$J78])/100;0);0)" office:value-type="float" office:value="5" calcext:value-type="float">
            <text:p>5</text:p>
          </table:table-cell>
          <table:table-cell table:formula="of:=ROUNDUP(MAX((100-MAX([.W$5]+10*MIN([.AT78];0);0))*INT(([.$K78]-MAX([.AT78];0))*[.$J78])/100;0);0)" office:value-type="float" office:value="4" calcext:value-type="float">
            <text:p>4</text:p>
          </table:table-cell>
          <table:table-cell table:formula="of:=ROUNDUP(MAX((100-MAX([.X$5]+10*MIN([.AU78];0);0))*INT(([.$K78]-MAX([.AU78];0))*[.$J78])/100;0);0)" office:value-type="float" office:value="3" calcext:value-type="float">
            <text:p>3</text:p>
          </table:table-cell>
          <table:table-cell table:formula="of:=ROUNDUP(MAX((100-MAX([.Y$5]+10*MIN([.AV78];0);0))*INT(([.$K78]-MAX([.AV78];0))*[.$J78])/100;0);0)" office:value-type="float" office:value="2" calcext:value-type="float">
            <text:p>2</text:p>
          </table:table-cell>
          <table:table-cell table:formula="of:=ROUNDUP(MAX((100-MAX([.Z$5]+10*MIN([.AW78];0);0))*INT(([.$K78]-MAX([.AW78];0))*[.$J78])/100;0);0)" office:value-type="float" office:value="1" calcext:value-type="float">
            <text:p>1</text:p>
          </table:table-cell>
          <table:table-cell table:formula="of:=ROUNDUP(MAX((100-MAX([.AA$5]+10*MIN([.AX78];0);0))*INT(([.$K78]-MAX([.AX78];0))*[.$J78])/100;0);0)" office:value-type="float" office:value="0" calcext:value-type="float">
            <text:p>0</text:p>
          </table:table-cell>
          <table:table-cell table:formula="of:=ROUNDUP(MAX((100-MAX([.AB$5]+10*MIN([.AY78];0);0))*INT(([.$K78]-MAX([.AY78];0))*[.$J78])/100;0);0)" office:value-type="float" office:value="0" calcext:value-type="float">
            <text:p>0</text:p>
          </table:table-cell>
          <table:table-cell table:formula="of:=ROUNDUP(MAX((100-MAX([.AC$5]+10*MIN([.AZ78];0);0))*INT(([.$K78]-MAX([.AZ78];0))*[.$J78])/100;0);0)" office:value-type="float" office:value="0" calcext:value-type="float">
            <text:p>0</text:p>
          </table:table-cell>
          <table:table-cell table:number-columns-repeated="6"/>
          <table:table-cell table:formula="of:=FLOOR([.M$4]*IF([.$E78];0.2;1))-[.$G78]" office:value-type="float" office:value="-5" calcext:value-type="float">
            <text:p>-5</text:p>
          </table:table-cell>
          <table:table-cell table:formula="of:=FLOOR([.N$4]*IF([.$E78];0.2;1))-[.$G78]" office:value-type="float" office:value="-5" calcext:value-type="float">
            <text:p>-5</text:p>
          </table:table-cell>
          <table:table-cell table:formula="of:=FLOOR([.O$4]*IF([.$E78];0.2;1))-[.$G78]" office:value-type="float" office:value="-5" calcext:value-type="float">
            <text:p>-5</text:p>
          </table:table-cell>
          <table:table-cell table:formula="of:=FLOOR([.P$4]*IF([.$E78];0.2;1))-[.$G78]" office:value-type="float" office:value="-3" calcext:value-type="float">
            <text:p>-3</text:p>
          </table:table-cell>
          <table:table-cell table:formula="of:=FLOOR([.Q$4]*IF([.$E78];0.2;1))-[.$G78]" office:value-type="float" office:value="-3" calcext:value-type="float">
            <text:p>-3</text:p>
          </table:table-cell>
          <table:table-cell table:formula="of:=FLOOR([.R$4]*IF([.$E78];0.2;1))-[.$G78]" office:value-type="float" office:value="-3" calcext:value-type="float">
            <text:p>-3</text:p>
          </table:table-cell>
          <table:table-cell table:formula="of:=FLOOR([.S$4]*IF([.$E78];0.2;1))-[.$G78]" office:value-type="float" office:value="-1" calcext:value-type="float">
            <text:p>-1</text:p>
          </table:table-cell>
          <table:table-cell table:formula="of:=FLOOR([.T$4]*IF([.$E78];0.2;1))-[.$G78]" office:value-type="float" office:value="-1" calcext:value-type="float">
            <text:p>-1</text:p>
          </table:table-cell>
          <table:table-cell table:formula="of:=FLOOR([.U$4]*IF([.$E78];0.2;1))-[.$G78]" office:value-type="float" office:value="-1" calcext:value-type="float">
            <text:p>-1</text:p>
          </table:table-cell>
          <table:table-cell table:formula="of:=FLOOR([.V$4]*IF([.$E78];0.2;1))-[.$G78]" office:value-type="float" office:value="1" calcext:value-type="float">
            <text:p>1</text:p>
          </table:table-cell>
          <table:table-cell table:formula="of:=FLOOR([.W$4]*IF([.$E78];0.2;1))-[.$G78]" office:value-type="float" office:value="1" calcext:value-type="float">
            <text:p>1</text:p>
          </table:table-cell>
          <table:table-cell table:formula="of:=FLOOR([.X$4]*IF([.$E78];0.2;1))-[.$G78]" office:value-type="float" office:value="3" calcext:value-type="float">
            <text:p>3</text:p>
          </table:table-cell>
          <table:table-cell table:formula="of:=FLOOR([.Y$4]*IF([.$E78];0.2;1))-[.$G78]" office:value-type="float" office:value="5" calcext:value-type="float">
            <text:p>5</text:p>
          </table:table-cell>
          <table:table-cell table:formula="of:=FLOOR([.Z$4]*IF([.$E78];0.2;1))-[.$G78]" office:value-type="float" office:value="7" calcext:value-type="float">
            <text:p>7</text:p>
          </table:table-cell>
          <table:table-cell table:formula="of:=FLOOR([.AA$4]*IF([.$E78];0.2;1))-[.$G78]" office:value-type="float" office:value="9" calcext:value-type="float">
            <text:p>9</text:p>
          </table:table-cell>
          <table:table-cell table:formula="of:=FLOOR([.AB$4]*IF([.$E78];0.2;1))-[.$G78]" office:value-type="float" office:value="9" calcext:value-type="float">
            <text:p>9</text:p>
          </table:table-cell>
          <table:table-cell table:formula="of:=FLOOR([.AC$4]*IF([.$E78];0.2;1))-[.$G7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79];[$'EcCo ammo'.$A$6:$'EcCo ammo'.$A$37];[$'EcCo ammo'.F$6:$'EcCo ammo'.F$37])" office:value-type="float" office:value="0" calcext:value-type="float">
            <text:p>0</text:p>
          </table:table-cell>
          <table:table-cell table:formula="of:=FLOOR(LOOKUP([.$B79];[$'EcCo ammo'.$A$6:$'EcCo ammo'.$A$37];[$'EcCo ammo'.H$6:$'EcCo ammo'.H$37]))" office:value-type="float" office:value="2" calcext:value-type="float">
            <text:p>2</text:p>
          </table:table-cell>
          <table:table-cell table:formula="of:=LOOKUP([.$B79];[$'EcCo ammo'.$A$6:$'EcCo ammo'.$A$37];[$'EcCo ammo'.I$6:$'EcCo ammo'.I$37])" office:value-type="float" office:value="1" calcext:value-type="float">
            <text:p>1</text:p>
          </table:table-cell>
          <table:table-cell table:formula="of:=LOOKUP([.$B79];[$'EcCo ammo'.$A$6:$'EcCo ammo'.$A$37];[$'EcCo ammo'.J$6:$'EcCo ammo'.J$37])" office:value-type="float" office:value="1" calcext:value-type="float">
            <text:p>1</text:p>
          </table:table-cell>
          <table:table-cell table:formula="of:=[.H79]/[.I79]" office:value-type="float" office:value="1" calcext:value-type="float">
            <text:p>1.00</text:p>
          </table:table-cell>
          <table:table-cell table:formula="of:=ROUND(AVERAGE([.C79];[.D79]))" office:value-type="float" office:value="13" calcext:value-type="float">
            <text:p>13</text:p>
          </table:table-cell>
          <table:table-cell/>
          <table:table-cell table:formula="of:=ROUNDUP(MAX((100-MAX([.M$5]+10*MIN([.AJ79];0);0))*INT(([.$K79]-MAX([.AJ79];0))*[.$J79])/100;0);0)" office:value-type="float" office:value="13" calcext:value-type="float">
            <text:p>13</text:p>
          </table:table-cell>
          <table:table-cell table:formula="of:=ROUNDUP(MAX((100-MAX([.N$5]+10*MIN([.AK79];0);0))*INT(([.$K79]-MAX([.AK79];0))*[.$J79])/100;0);0)" office:value-type="float" office:value="13" calcext:value-type="float">
            <text:p>13</text:p>
          </table:table-cell>
          <table:table-cell table:formula="of:=ROUNDUP(MAX((100-MAX([.O$5]+10*MIN([.AL79];0);0))*INT(([.$K79]-MAX([.AL79];0))*[.$J79])/100;0);0)" office:value-type="float" office:value="13" calcext:value-type="float">
            <text:p>13</text:p>
          </table:table-cell>
          <table:table-cell table:formula="of:=ROUNDUP(MAX((100-MAX([.P$5]+10*MIN([.AM79];0);0))*INT(([.$K79]-MAX([.AM79];0))*[.$J79])/100;0);0)" office:value-type="float" office:value="10" calcext:value-type="float">
            <text:p>10</text:p>
          </table:table-cell>
          <table:table-cell table:formula="of:=ROUNDUP(MAX((100-MAX([.Q$5]+10*MIN([.AN79];0);0))*INT(([.$K79]-MAX([.AN79];0))*[.$J79])/100;0);0)" office:value-type="float" office:value="10" calcext:value-type="float">
            <text:p>10</text:p>
          </table:table-cell>
          <table:table-cell table:formula="of:=ROUNDUP(MAX((100-MAX([.R$5]+10*MIN([.AO79];0);0))*INT(([.$K79]-MAX([.AO79];0))*[.$J79])/100;0);0)" office:value-type="float" office:value="10" calcext:value-type="float">
            <text:p>10</text:p>
          </table:table-cell>
          <table:table-cell table:formula="of:=ROUNDUP(MAX((100-MAX([.S$5]+10*MIN([.AP79];0);0))*INT(([.$K79]-MAX([.AP79];0))*[.$J79])/100;0);0)" office:value-type="float" office:value="8" calcext:value-type="float">
            <text:p>8</text:p>
          </table:table-cell>
          <table:table-cell table:formula="of:=ROUNDUP(MAX((100-MAX([.T$5]+10*MIN([.AQ79];0);0))*INT(([.$K79]-MAX([.AQ79];0))*[.$J79])/100;0);0)" office:value-type="float" office:value="8" calcext:value-type="float">
            <text:p>8</text:p>
          </table:table-cell>
          <table:table-cell table:formula="of:=ROUNDUP(MAX((100-MAX([.U$5]+10*MIN([.AR79];0);0))*INT(([.$K79]-MAX([.AR79];0))*[.$J79])/100;0);0)" office:value-type="float" office:value="8" calcext:value-type="float">
            <text:p>8</text:p>
          </table:table-cell>
          <table:table-cell table:formula="of:=ROUNDUP(MAX((100-MAX([.V$5]+10*MIN([.AS79];0);0))*INT(([.$K79]-MAX([.AS79];0))*[.$J79])/100;0);0)" office:value-type="float" office:value="6" calcext:value-type="float">
            <text:p>6</text:p>
          </table:table-cell>
          <table:table-cell table:formula="of:=ROUNDUP(MAX((100-MAX([.W$5]+10*MIN([.AT79];0);0))*INT(([.$K79]-MAX([.AT79];0))*[.$J79])/100;0);0)" office:value-type="float" office:value="5" calcext:value-type="float">
            <text:p>5</text:p>
          </table:table-cell>
          <table:table-cell table:formula="of:=ROUNDUP(MAX((100-MAX([.X$5]+10*MIN([.AU79];0);0))*INT(([.$K79]-MAX([.AU79];0))*[.$J79])/100;0);0)" office:value-type="float" office:value="4" calcext:value-type="float">
            <text:p>4</text:p>
          </table:table-cell>
          <table:table-cell table:formula="of:=ROUNDUP(MAX((100-MAX([.Y$5]+10*MIN([.AV79];0);0))*INT(([.$K79]-MAX([.AV79];0))*[.$J79])/100;0);0)" office:value-type="float" office:value="3" calcext:value-type="float">
            <text:p>3</text:p>
          </table:table-cell>
          <table:table-cell table:formula="of:=ROUNDUP(MAX((100-MAX([.Z$5]+10*MIN([.AW79];0);0))*INT(([.$K79]-MAX([.AW79];0))*[.$J79])/100;0);0)" office:value-type="float" office:value="2" calcext:value-type="float">
            <text:p>2</text:p>
          </table:table-cell>
          <table:table-cell table:formula="of:=ROUNDUP(MAX((100-MAX([.AA$5]+10*MIN([.AX79];0);0))*INT(([.$K79]-MAX([.AX79];0))*[.$J79])/100;0);0)" office:value-type="float" office:value="1" calcext:value-type="float">
            <text:p>1</text:p>
          </table:table-cell>
          <table:table-cell table:formula="of:=ROUNDUP(MAX((100-MAX([.AB$5]+10*MIN([.AY79];0);0))*INT(([.$K79]-MAX([.AY79];0))*[.$J79])/100;0);0)" office:value-type="float" office:value="1" calcext:value-type="float">
            <text:p>1</text:p>
          </table:table-cell>
          <table:table-cell table:formula="of:=ROUNDUP(MAX((100-MAX([.AC$5]+10*MIN([.AZ79];0);0))*INT(([.$K79]-MAX([.AZ79];0))*[.$J79])/100;0);0)" office:value-type="float" office:value="0" calcext:value-type="float">
            <text:p>0</text:p>
          </table:table-cell>
          <table:table-cell table:number-columns-repeated="6"/>
          <table:table-cell table:formula="of:=FLOOR([.M$4]*IF([.$E79];0.2;1))-[.$G79]" office:value-type="float" office:value="-2" calcext:value-type="float">
            <text:p>-2</text:p>
          </table:table-cell>
          <table:table-cell table:formula="of:=FLOOR([.N$4]*IF([.$E79];0.2;1))-[.$G79]" office:value-type="float" office:value="-2" calcext:value-type="float">
            <text:p>-2</text:p>
          </table:table-cell>
          <table:table-cell table:formula="of:=FLOOR([.O$4]*IF([.$E79];0.2;1))-[.$G79]" office:value-type="float" office:value="-2" calcext:value-type="float">
            <text:p>-2</text:p>
          </table:table-cell>
          <table:table-cell table:formula="of:=FLOOR([.P$4]*IF([.$E79];0.2;1))-[.$G79]" office:value-type="float" office:value="0" calcext:value-type="float">
            <text:p>0</text:p>
          </table:table-cell>
          <table:table-cell table:formula="of:=FLOOR([.Q$4]*IF([.$E79];0.2;1))-[.$G79]" office:value-type="float" office:value="0" calcext:value-type="float">
            <text:p>0</text:p>
          </table:table-cell>
          <table:table-cell table:formula="of:=FLOOR([.R$4]*IF([.$E79];0.2;1))-[.$G79]" office:value-type="float" office:value="0" calcext:value-type="float">
            <text:p>0</text:p>
          </table:table-cell>
          <table:table-cell table:formula="of:=FLOOR([.S$4]*IF([.$E79];0.2;1))-[.$G79]" office:value-type="float" office:value="2" calcext:value-type="float">
            <text:p>2</text:p>
          </table:table-cell>
          <table:table-cell table:formula="of:=FLOOR([.T$4]*IF([.$E79];0.2;1))-[.$G79]" office:value-type="float" office:value="2" calcext:value-type="float">
            <text:p>2</text:p>
          </table:table-cell>
          <table:table-cell table:formula="of:=FLOOR([.U$4]*IF([.$E79];0.2;1))-[.$G79]" office:value-type="float" office:value="2" calcext:value-type="float">
            <text:p>2</text:p>
          </table:table-cell>
          <table:table-cell table:formula="of:=FLOOR([.V$4]*IF([.$E79];0.2;1))-[.$G79]" office:value-type="float" office:value="4" calcext:value-type="float">
            <text:p>4</text:p>
          </table:table-cell>
          <table:table-cell table:formula="of:=FLOOR([.W$4]*IF([.$E79];0.2;1))-[.$G79]" office:value-type="float" office:value="4" calcext:value-type="float">
            <text:p>4</text:p>
          </table:table-cell>
          <table:table-cell table:formula="of:=FLOOR([.X$4]*IF([.$E79];0.2;1))-[.$G79]" office:value-type="float" office:value="6" calcext:value-type="float">
            <text:p>6</text:p>
          </table:table-cell>
          <table:table-cell table:formula="of:=FLOOR([.Y$4]*IF([.$E79];0.2;1))-[.$G79]" office:value-type="float" office:value="8" calcext:value-type="float">
            <text:p>8</text:p>
          </table:table-cell>
          <table:table-cell table:formula="of:=FLOOR([.Z$4]*IF([.$E79];0.2;1))-[.$G79]" office:value-type="float" office:value="10" calcext:value-type="float">
            <text:p>10</text:p>
          </table:table-cell>
          <table:table-cell table:formula="of:=FLOOR([.AA$4]*IF([.$E79];0.2;1))-[.$G79]" office:value-type="float" office:value="12" calcext:value-type="float">
            <text:p>12</text:p>
          </table:table-cell>
          <table:table-cell table:formula="of:=FLOOR([.AB$4]*IF([.$E79];0.2;1))-[.$G79]" office:value-type="float" office:value="12" calcext:value-type="float">
            <text:p>12</text:p>
          </table:table-cell>
          <table:table-cell table:formula="of:=FLOOR([.AC$4]*IF([.$E79];0.2;1))-[.$G7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80];[$'EcCo ammo'.$A$6:$'EcCo ammo'.$A$37];[$'EcCo ammo'.F$6:$'EcCo ammo'.F$37])" office:value-type="float" office:value="0" calcext:value-type="float">
            <text:p>0</text:p>
          </table:table-cell>
          <table:table-cell table:formula="of:=FLOOR(LOOKUP([.$B80];[$'EcCo ammo'.$A$6:$'EcCo ammo'.$A$37];[$'EcCo ammo'.H$6:$'EcCo ammo'.H$37]))" office:value-type="float" office:value="5" calcext:value-type="float">
            <text:p>5</text:p>
          </table:table-cell>
          <table:table-cell table:formula="of:=LOOKUP([.$B80];[$'EcCo ammo'.$A$6:$'EcCo ammo'.$A$37];[$'EcCo ammo'.I$6:$'EcCo ammo'.I$37])" office:value-type="float" office:value="1" calcext:value-type="float">
            <text:p>1</text:p>
          </table:table-cell>
          <table:table-cell table:formula="of:=LOOKUP([.$B80];[$'EcCo ammo'.$A$6:$'EcCo ammo'.$A$37];[$'EcCo ammo'.J$6:$'EcCo ammo'.J$37])" office:value-type="float" office:value="1" calcext:value-type="float">
            <text:p>1</text:p>
          </table:table-cell>
          <table:table-cell table:formula="of:=[.H80]/[.I80]" office:value-type="float" office:value="1" calcext:value-type="float">
            <text:p>1.00</text:p>
          </table:table-cell>
          <table:table-cell table:formula="of:=ROUND(AVERAGE([.C80];[.D80]))" office:value-type="float" office:value="13" calcext:value-type="float">
            <text:p>13</text:p>
          </table:table-cell>
          <table:table-cell/>
          <table:table-cell table:formula="of:=ROUNDUP(MAX((100-MAX([.M$5]+10*MIN([.AJ80];0);0))*INT(([.$K80]-MAX([.AJ80];0))*[.$J80])/100;0);0)" office:value-type="float" office:value="13" calcext:value-type="float">
            <text:p>13</text:p>
          </table:table-cell>
          <table:table-cell table:formula="of:=ROUNDUP(MAX((100-MAX([.N$5]+10*MIN([.AK80];0);0))*INT(([.$K80]-MAX([.AK80];0))*[.$J80])/100;0);0)" office:value-type="float" office:value="13" calcext:value-type="float">
            <text:p>13</text:p>
          </table:table-cell>
          <table:table-cell table:formula="of:=ROUNDUP(MAX((100-MAX([.O$5]+10*MIN([.AL80];0);0))*INT(([.$K80]-MAX([.AL80];0))*[.$J80])/100;0);0)" office:value-type="float" office:value="13" calcext:value-type="float">
            <text:p>13</text:p>
          </table:table-cell>
          <table:table-cell table:formula="of:=ROUNDUP(MAX((100-MAX([.P$5]+10*MIN([.AM80];0);0))*INT(([.$K80]-MAX([.AM80];0))*[.$J80])/100;0);0)" office:value-type="float" office:value="13" calcext:value-type="float">
            <text:p>13</text:p>
          </table:table-cell>
          <table:table-cell table:formula="of:=ROUNDUP(MAX((100-MAX([.Q$5]+10*MIN([.AN80];0);0))*INT(([.$K80]-MAX([.AN80];0))*[.$J80])/100;0);0)" office:value-type="float" office:value="13" calcext:value-type="float">
            <text:p>13</text:p>
          </table:table-cell>
          <table:table-cell table:formula="of:=ROUNDUP(MAX((100-MAX([.R$5]+10*MIN([.AO80];0);0))*INT(([.$K80]-MAX([.AO80];0))*[.$J80])/100;0);0)" office:value-type="float" office:value="13" calcext:value-type="float">
            <text:p>13</text:p>
          </table:table-cell>
          <table:table-cell table:formula="of:=ROUNDUP(MAX((100-MAX([.S$5]+10*MIN([.AP80];0);0))*INT(([.$K80]-MAX([.AP80];0))*[.$J80])/100;0);0)" office:value-type="float" office:value="11" calcext:value-type="float">
            <text:p>11</text:p>
          </table:table-cell>
          <table:table-cell table:formula="of:=ROUNDUP(MAX((100-MAX([.T$5]+10*MIN([.AQ80];0);0))*INT(([.$K80]-MAX([.AQ80];0))*[.$J80])/100;0);0)" office:value-type="float" office:value="10" calcext:value-type="float">
            <text:p>10</text:p>
          </table:table-cell>
          <table:table-cell table:formula="of:=ROUNDUP(MAX((100-MAX([.U$5]+10*MIN([.AR80];0);0))*INT(([.$K80]-MAX([.AR80];0))*[.$J80])/100;0);0)" office:value-type="float" office:value="10" calcext:value-type="float">
            <text:p>10</text:p>
          </table:table-cell>
          <table:table-cell table:formula="of:=ROUNDUP(MAX((100-MAX([.V$5]+10*MIN([.AS80];0);0))*INT(([.$K80]-MAX([.AS80];0))*[.$J80])/100;0);0)" office:value-type="float" office:value="8" calcext:value-type="float">
            <text:p>8</text:p>
          </table:table-cell>
          <table:table-cell table:formula="of:=ROUNDUP(MAX((100-MAX([.W$5]+10*MIN([.AT80];0);0))*INT(([.$K80]-MAX([.AT80];0))*[.$J80])/100;0);0)" office:value-type="float" office:value="7" calcext:value-type="float">
            <text:p>7</text:p>
          </table:table-cell>
          <table:table-cell table:formula="of:=ROUNDUP(MAX((100-MAX([.X$5]+10*MIN([.AU80];0);0))*INT(([.$K80]-MAX([.AU80];0))*[.$J80])/100;0);0)" office:value-type="float" office:value="6" calcext:value-type="float">
            <text:p>6</text:p>
          </table:table-cell>
          <table:table-cell table:formula="of:=ROUNDUP(MAX((100-MAX([.Y$5]+10*MIN([.AV80];0);0))*INT(([.$K80]-MAX([.AV80];0))*[.$J80])/100;0);0)" office:value-type="float" office:value="4" calcext:value-type="float">
            <text:p>4</text:p>
          </table:table-cell>
          <table:table-cell table:formula="of:=ROUNDUP(MAX((100-MAX([.Z$5]+10*MIN([.AW80];0);0))*INT(([.$K80]-MAX([.AW80];0))*[.$J80])/100;0);0)" office:value-type="float" office:value="3" calcext:value-type="float">
            <text:p>3</text:p>
          </table:table-cell>
          <table:table-cell table:formula="of:=ROUNDUP(MAX((100-MAX([.AA$5]+10*MIN([.AX80];0);0))*INT(([.$K80]-MAX([.AX80];0))*[.$J80])/100;0);0)" office:value-type="float" office:value="2" calcext:value-type="float">
            <text:p>2</text:p>
          </table:table-cell>
          <table:table-cell table:formula="of:=ROUNDUP(MAX((100-MAX([.AB$5]+10*MIN([.AY80];0);0))*INT(([.$K80]-MAX([.AY80];0))*[.$J80])/100;0);0)" office:value-type="float" office:value="2" calcext:value-type="float">
            <text:p>2</text:p>
          </table:table-cell>
          <table:table-cell table:formula="of:=ROUNDUP(MAX((100-MAX([.AC$5]+10*MIN([.AZ80];0);0))*INT(([.$K80]-MAX([.AZ80];0))*[.$J80])/100;0);0)" office:value-type="float" office:value="0" calcext:value-type="float">
            <text:p>0</text:p>
          </table:table-cell>
          <table:table-cell table:number-columns-repeated="6"/>
          <table:table-cell table:formula="of:=FLOOR([.M$4]*IF([.$E80];0.2;1))-[.$G80]" office:value-type="float" office:value="-5" calcext:value-type="float">
            <text:p>-5</text:p>
          </table:table-cell>
          <table:table-cell table:formula="of:=FLOOR([.N$4]*IF([.$E80];0.2;1))-[.$G80]" office:value-type="float" office:value="-5" calcext:value-type="float">
            <text:p>-5</text:p>
          </table:table-cell>
          <table:table-cell table:formula="of:=FLOOR([.O$4]*IF([.$E80];0.2;1))-[.$G80]" office:value-type="float" office:value="-5" calcext:value-type="float">
            <text:p>-5</text:p>
          </table:table-cell>
          <table:table-cell table:formula="of:=FLOOR([.P$4]*IF([.$E80];0.2;1))-[.$G80]" office:value-type="float" office:value="-3" calcext:value-type="float">
            <text:p>-3</text:p>
          </table:table-cell>
          <table:table-cell table:formula="of:=FLOOR([.Q$4]*IF([.$E80];0.2;1))-[.$G80]" office:value-type="float" office:value="-3" calcext:value-type="float">
            <text:p>-3</text:p>
          </table:table-cell>
          <table:table-cell table:formula="of:=FLOOR([.R$4]*IF([.$E80];0.2;1))-[.$G80]" office:value-type="float" office:value="-3" calcext:value-type="float">
            <text:p>-3</text:p>
          </table:table-cell>
          <table:table-cell table:formula="of:=FLOOR([.S$4]*IF([.$E80];0.2;1))-[.$G80]" office:value-type="float" office:value="-1" calcext:value-type="float">
            <text:p>-1</text:p>
          </table:table-cell>
          <table:table-cell table:formula="of:=FLOOR([.T$4]*IF([.$E80];0.2;1))-[.$G80]" office:value-type="float" office:value="-1" calcext:value-type="float">
            <text:p>-1</text:p>
          </table:table-cell>
          <table:table-cell table:formula="of:=FLOOR([.U$4]*IF([.$E80];0.2;1))-[.$G80]" office:value-type="float" office:value="-1" calcext:value-type="float">
            <text:p>-1</text:p>
          </table:table-cell>
          <table:table-cell table:formula="of:=FLOOR([.V$4]*IF([.$E80];0.2;1))-[.$G80]" office:value-type="float" office:value="1" calcext:value-type="float">
            <text:p>1</text:p>
          </table:table-cell>
          <table:table-cell table:formula="of:=FLOOR([.W$4]*IF([.$E80];0.2;1))-[.$G80]" office:value-type="float" office:value="1" calcext:value-type="float">
            <text:p>1</text:p>
          </table:table-cell>
          <table:table-cell table:formula="of:=FLOOR([.X$4]*IF([.$E80];0.2;1))-[.$G80]" office:value-type="float" office:value="3" calcext:value-type="float">
            <text:p>3</text:p>
          </table:table-cell>
          <table:table-cell table:formula="of:=FLOOR([.Y$4]*IF([.$E80];0.2;1))-[.$G80]" office:value-type="float" office:value="5" calcext:value-type="float">
            <text:p>5</text:p>
          </table:table-cell>
          <table:table-cell table:formula="of:=FLOOR([.Z$4]*IF([.$E80];0.2;1))-[.$G80]" office:value-type="float" office:value="7" calcext:value-type="float">
            <text:p>7</text:p>
          </table:table-cell>
          <table:table-cell table:formula="of:=FLOOR([.AA$4]*IF([.$E80];0.2;1))-[.$G80]" office:value-type="float" office:value="9" calcext:value-type="float">
            <text:p>9</text:p>
          </table:table-cell>
          <table:table-cell table:formula="of:=FLOOR([.AB$4]*IF([.$E80];0.2;1))-[.$G80]" office:value-type="float" office:value="9" calcext:value-type="float">
            <text:p>9</text:p>
          </table:table-cell>
          <table:table-cell table:formula="of:=FLOOR([.AC$4]*IF([.$E80];0.2;1))-[.$G8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LOOKUP([.$B81];[$'EcCo ammo'.$A$6:$'EcCo ammo'.$A$37];[$'EcCo ammo'.F$6:$'EcCo ammo'.F$37])" office:value-type="float" office:value="0" calcext:value-type="float">
            <text:p>0</text:p>
          </table:table-cell>
          <table:table-cell table:formula="of:=FLOOR(LOOKUP([.$B81];[$'EcCo ammo'.$A$6:$'EcCo ammo'.$A$37];[$'EcCo ammo'.H$6:$'EcCo ammo'.H$37]))" office:value-type="float" office:value="3" calcext:value-type="float">
            <text:p>3</text:p>
          </table:table-cell>
          <table:table-cell table:formula="of:=LOOKUP([.$B81];[$'EcCo ammo'.$A$6:$'EcCo ammo'.$A$37];[$'EcCo ammo'.I$6:$'EcCo ammo'.I$37])" office:value-type="float" office:value="1" calcext:value-type="float">
            <text:p>1</text:p>
          </table:table-cell>
          <table:table-cell table:formula="of:=LOOKUP([.$B81];[$'EcCo ammo'.$A$6:$'EcCo ammo'.$A$37];[$'EcCo ammo'.J$6:$'EcCo ammo'.J$37])" office:value-type="float" office:value="1" calcext:value-type="float">
            <text:p>1</text:p>
          </table:table-cell>
          <table:table-cell table:formula="of:=[.H81]/[.I81]" office:value-type="float" office:value="1" calcext:value-type="float">
            <text:p>1.00</text:p>
          </table:table-cell>
          <table:table-cell table:formula="of:=ROUND(AVERAGE([.C81];[.D81]))" office:value-type="float" office:value="18" calcext:value-type="float">
            <text:p>18</text:p>
          </table:table-cell>
          <table:table-cell/>
          <table:table-cell table:formula="of:=ROUNDUP(MAX((100-MAX([.M$5]+10*MIN([.AJ81];0);0))*INT(([.$K81]-MAX([.AJ81];0))*[.$J81])/100;0);0)" office:value-type="float" office:value="18" calcext:value-type="float">
            <text:p>18</text:p>
          </table:table-cell>
          <table:table-cell table:formula="of:=ROUNDUP(MAX((100-MAX([.N$5]+10*MIN([.AK81];0);0))*INT(([.$K81]-MAX([.AK81];0))*[.$J81])/100;0);0)" office:value-type="float" office:value="18" calcext:value-type="float">
            <text:p>18</text:p>
          </table:table-cell>
          <table:table-cell table:formula="of:=ROUNDUP(MAX((100-MAX([.O$5]+10*MIN([.AL81];0);0))*INT(([.$K81]-MAX([.AL81];0))*[.$J81])/100;0);0)" office:value-type="float" office:value="18" calcext:value-type="float">
            <text:p>18</text:p>
          </table:table-cell>
          <table:table-cell table:formula="of:=ROUNDUP(MAX((100-MAX([.P$5]+10*MIN([.AM81];0);0))*INT(([.$K81]-MAX([.AM81];0))*[.$J81])/100;0);0)" office:value-type="float" office:value="18" calcext:value-type="float">
            <text:p>18</text:p>
          </table:table-cell>
          <table:table-cell table:formula="of:=ROUNDUP(MAX((100-MAX([.Q$5]+10*MIN([.AN81];0);0))*INT(([.$K81]-MAX([.AN81];0))*[.$J81])/100;0);0)" office:value-type="float" office:value="18" calcext:value-type="float">
            <text:p>18</text:p>
          </table:table-cell>
          <table:table-cell table:formula="of:=ROUNDUP(MAX((100-MAX([.R$5]+10*MIN([.AO81];0);0))*INT(([.$K81]-MAX([.AO81];0))*[.$J81])/100;0);0)" office:value-type="float" office:value="18" calcext:value-type="float">
            <text:p>18</text:p>
          </table:table-cell>
          <table:table-cell table:formula="of:=ROUNDUP(MAX((100-MAX([.S$5]+10*MIN([.AP81];0);0))*INT(([.$K81]-MAX([.AP81];0))*[.$J81])/100;0);0)" office:value-type="float" office:value="18" calcext:value-type="float">
            <text:p>18</text:p>
          </table:table-cell>
          <table:table-cell table:formula="of:=ROUNDUP(MAX((100-MAX([.T$5]+10*MIN([.AQ81];0);0))*INT(([.$K81]-MAX([.AQ81];0))*[.$J81])/100;0);0)" office:value-type="float" office:value="18" calcext:value-type="float">
            <text:p>18</text:p>
          </table:table-cell>
          <table:table-cell table:formula="of:=ROUNDUP(MAX((100-MAX([.U$5]+10*MIN([.AR81];0);0))*INT(([.$K81]-MAX([.AR81];0))*[.$J81])/100;0);0)" office:value-type="float" office:value="18" calcext:value-type="float">
            <text:p>18</text:p>
          </table:table-cell>
          <table:table-cell table:formula="of:=ROUNDUP(MAX((100-MAX([.V$5]+10*MIN([.AS81];0);0))*INT(([.$K81]-MAX([.AS81];0))*[.$J81])/100;0);0)" office:value-type="float" office:value="15" calcext:value-type="float">
            <text:p>15</text:p>
          </table:table-cell>
          <table:table-cell table:formula="of:=ROUNDUP(MAX((100-MAX([.W$5]+10*MIN([.AT81];0);0))*INT(([.$K81]-MAX([.AT81];0))*[.$J81])/100;0);0)" office:value-type="float" office:value="14" calcext:value-type="float">
            <text:p>14</text:p>
          </table:table-cell>
          <table:table-cell table:formula="of:=ROUNDUP(MAX((100-MAX([.X$5]+10*MIN([.AU81];0);0))*INT(([.$K81]-MAX([.AU81];0))*[.$J81])/100;0);0)" office:value-type="float" office:value="14" calcext:value-type="float">
            <text:p>14</text:p>
          </table:table-cell>
          <table:table-cell table:formula="of:=ROUNDUP(MAX((100-MAX([.Y$5]+10*MIN([.AV81];0);0))*INT(([.$K81]-MAX([.AV81];0))*[.$J81])/100;0);0)" office:value-type="float" office:value="11" calcext:value-type="float">
            <text:p>11</text:p>
          </table:table-cell>
          <table:table-cell table:formula="of:=ROUNDUP(MAX((100-MAX([.Z$5]+10*MIN([.AW81];0);0))*INT(([.$K81]-MAX([.AW81];0))*[.$J81])/100;0);0)" office:value-type="float" office:value="11" calcext:value-type="float">
            <text:p>11</text:p>
          </table:table-cell>
          <table:table-cell table:formula="of:=ROUNDUP(MAX((100-MAX([.AA$5]+10*MIN([.AX81];0);0))*INT(([.$K81]-MAX([.AX81];0))*[.$J81])/100;0);0)" office:value-type="float" office:value="9" calcext:value-type="float">
            <text:p>9</text:p>
          </table:table-cell>
          <table:table-cell table:formula="of:=ROUNDUP(MAX((100-MAX([.AB$5]+10*MIN([.AY81];0);0))*INT(([.$K81]-MAX([.AY81];0))*[.$J81])/100;0);0)" office:value-type="float" office:value="8" calcext:value-type="float">
            <text:p>8</text:p>
          </table:table-cell>
          <table:table-cell table:formula="of:=ROUNDUP(MAX((100-MAX([.AC$5]+10*MIN([.AZ81];0);0))*INT(([.$K81]-MAX([.AZ81];0))*[.$J81])/100;0);0)" office:value-type="float" office:value="6" calcext:value-type="float">
            <text:p>6</text:p>
          </table:table-cell>
          <table:table-cell table:number-columns-repeated="6"/>
          <table:table-cell table:formula="of:=FLOOR([.M$4]*IF([.$E81];0.2;1))-[.$G81]" office:value-type="float" office:value="-3" calcext:value-type="float">
            <text:p>-3</text:p>
          </table:table-cell>
          <table:table-cell table:formula="of:=FLOOR([.N$4]*IF([.$E81];0.2;1))-[.$G81]" office:value-type="float" office:value="-3" calcext:value-type="float">
            <text:p>-3</text:p>
          </table:table-cell>
          <table:table-cell table:formula="of:=FLOOR([.O$4]*IF([.$E81];0.2;1))-[.$G81]" office:value-type="float" office:value="-3" calcext:value-type="float">
            <text:p>-3</text:p>
          </table:table-cell>
          <table:table-cell table:formula="of:=FLOOR([.P$4]*IF([.$E81];0.2;1))-[.$G81]" office:value-type="float" office:value="-3" calcext:value-type="float">
            <text:p>-3</text:p>
          </table:table-cell>
          <table:table-cell table:formula="of:=FLOOR([.Q$4]*IF([.$E81];0.2;1))-[.$G81]" office:value-type="float" office:value="-3" calcext:value-type="float">
            <text:p>-3</text:p>
          </table:table-cell>
          <table:table-cell table:formula="of:=FLOOR([.R$4]*IF([.$E81];0.2;1))-[.$G81]" office:value-type="float" office:value="-3" calcext:value-type="float">
            <text:p>-3</text:p>
          </table:table-cell>
          <table:table-cell table:formula="of:=FLOOR([.S$4]*IF([.$E81];0.2;1))-[.$G81]" office:value-type="float" office:value="-3" calcext:value-type="float">
            <text:p>-3</text:p>
          </table:table-cell>
          <table:table-cell table:formula="of:=FLOOR([.T$4]*IF([.$E81];0.2;1))-[.$G81]" office:value-type="float" office:value="-3" calcext:value-type="float">
            <text:p>-3</text:p>
          </table:table-cell>
          <table:table-cell table:formula="of:=FLOOR([.U$4]*IF([.$E81];0.2;1))-[.$G81]" office:value-type="float" office:value="-3" calcext:value-type="float">
            <text:p>-3</text:p>
          </table:table-cell>
          <table:table-cell table:formula="of:=FLOOR([.V$4]*IF([.$E81];0.2;1))-[.$G81]" office:value-type="float" office:value="-2" calcext:value-type="float">
            <text:p>-2</text:p>
          </table:table-cell>
          <table:table-cell table:formula="of:=FLOOR([.W$4]*IF([.$E81];0.2;1))-[.$G81]" office:value-type="float" office:value="-2" calcext:value-type="float">
            <text:p>-2</text:p>
          </table:table-cell>
          <table:table-cell table:formula="of:=FLOOR([.X$4]*IF([.$E81];0.2;1))-[.$G81]" office:value-type="float" office:value="-2" calcext:value-type="float">
            <text:p>-2</text:p>
          </table:table-cell>
          <table:table-cell table:formula="of:=FLOOR([.Y$4]*IF([.$E81];0.2;1))-[.$G81]" office:value-type="float" office:value="-1" calcext:value-type="float">
            <text:p>-1</text:p>
          </table:table-cell>
          <table:table-cell table:formula="of:=FLOOR([.Z$4]*IF([.$E81];0.2;1))-[.$G81]" office:value-type="float" office:value="-1" calcext:value-type="float">
            <text:p>-1</text:p>
          </table:table-cell>
          <table:table-cell table:formula="of:=FLOOR([.AA$4]*IF([.$E81];0.2;1))-[.$G81]" office:value-type="float" office:value="-1" calcext:value-type="float">
            <text:p>-1</text:p>
          </table:table-cell>
          <table:table-cell table:formula="of:=FLOOR([.AB$4]*IF([.$E81];0.2;1))-[.$G81]" office:value-type="float" office:value="-1" calcext:value-type="float">
            <text:p>-1</text:p>
          </table:table-cell>
          <table:table-cell table:formula="of:=FLOOR([.AC$4]*IF([.$E81];0.2;1))-[.$G8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LOOKUP([.$B82];[$'EcCo ammo'.$A$6:$'EcCo ammo'.$A$37];[$'EcCo ammo'.F$6:$'EcCo ammo'.F$37])" office:value-type="float" office:value="0" calcext:value-type="float">
            <text:p>0</text:p>
          </table:table-cell>
          <table:table-cell table:formula="of:=FLOOR(LOOKUP([.$B82];[$'EcCo ammo'.$A$6:$'EcCo ammo'.$A$37];[$'EcCo ammo'.H$6:$'EcCo ammo'.H$37]))" office:value-type="float" office:value="3" calcext:value-type="float">
            <text:p>3</text:p>
          </table:table-cell>
          <table:table-cell table:formula="of:=LOOKUP([.$B82];[$'EcCo ammo'.$A$6:$'EcCo ammo'.$A$37];[$'EcCo ammo'.I$6:$'EcCo ammo'.I$37])" office:value-type="float" office:value="1" calcext:value-type="float">
            <text:p>1</text:p>
          </table:table-cell>
          <table:table-cell table:formula="of:=LOOKUP([.$B82];[$'EcCo ammo'.$A$6:$'EcCo ammo'.$A$37];[$'EcCo ammo'.J$6:$'EcCo ammo'.J$37])" office:value-type="float" office:value="1" calcext:value-type="float">
            <text:p>1</text:p>
          </table:table-cell>
          <table:table-cell table:formula="of:=[.H82]/[.I82]" office:value-type="float" office:value="1" calcext:value-type="float">
            <text:p>1.00</text:p>
          </table:table-cell>
          <table:table-cell table:formula="of:=ROUND(AVERAGE([.C82];[.D82]))" office:value-type="float" office:value="24" calcext:value-type="float">
            <text:p>24</text:p>
          </table:table-cell>
          <table:table-cell/>
          <table:table-cell table:formula="of:=ROUNDUP(MAX((100-MAX([.M$5]+10*MIN([.AJ82];0);0))*INT(([.$K82]-MAX([.AJ82];0))*[.$J82])/100;0);0)" office:value-type="float" office:value="24" calcext:value-type="float">
            <text:p>24</text:p>
          </table:table-cell>
          <table:table-cell table:formula="of:=ROUNDUP(MAX((100-MAX([.N$5]+10*MIN([.AK82];0);0))*INT(([.$K82]-MAX([.AK82];0))*[.$J82])/100;0);0)" office:value-type="float" office:value="24" calcext:value-type="float">
            <text:p>24</text:p>
          </table:table-cell>
          <table:table-cell table:formula="of:=ROUNDUP(MAX((100-MAX([.O$5]+10*MIN([.AL82];0);0))*INT(([.$K82]-MAX([.AL82];0))*[.$J82])/100;0);0)" office:value-type="float" office:value="24" calcext:value-type="float">
            <text:p>24</text:p>
          </table:table-cell>
          <table:table-cell table:formula="of:=ROUNDUP(MAX((100-MAX([.P$5]+10*MIN([.AM82];0);0))*INT(([.$K82]-MAX([.AM82];0))*[.$J82])/100;0);0)" office:value-type="float" office:value="24" calcext:value-type="float">
            <text:p>24</text:p>
          </table:table-cell>
          <table:table-cell table:formula="of:=ROUNDUP(MAX((100-MAX([.Q$5]+10*MIN([.AN82];0);0))*INT(([.$K82]-MAX([.AN82];0))*[.$J82])/100;0);0)" office:value-type="float" office:value="24" calcext:value-type="float">
            <text:p>24</text:p>
          </table:table-cell>
          <table:table-cell table:formula="of:=ROUNDUP(MAX((100-MAX([.R$5]+10*MIN([.AO82];0);0))*INT(([.$K82]-MAX([.AO82];0))*[.$J82])/100;0);0)" office:value-type="float" office:value="24" calcext:value-type="float">
            <text:p>24</text:p>
          </table:table-cell>
          <table:table-cell table:formula="of:=ROUNDUP(MAX((100-MAX([.S$5]+10*MIN([.AP82];0);0))*INT(([.$K82]-MAX([.AP82];0))*[.$J82])/100;0);0)" office:value-type="float" office:value="24" calcext:value-type="float">
            <text:p>24</text:p>
          </table:table-cell>
          <table:table-cell table:formula="of:=ROUNDUP(MAX((100-MAX([.T$5]+10*MIN([.AQ82];0);0))*INT(([.$K82]-MAX([.AQ82];0))*[.$J82])/100;0);0)" office:value-type="float" office:value="23" calcext:value-type="float">
            <text:p>23</text:p>
          </table:table-cell>
          <table:table-cell table:formula="of:=ROUNDUP(MAX((100-MAX([.U$5]+10*MIN([.AR82];0);0))*INT(([.$K82]-MAX([.AR82];0))*[.$J82])/100;0);0)" office:value-type="float" office:value="23" calcext:value-type="float">
            <text:p>23</text:p>
          </table:table-cell>
          <table:table-cell table:formula="of:=ROUNDUP(MAX((100-MAX([.V$5]+10*MIN([.AS82];0);0))*INT(([.$K82]-MAX([.AS82];0))*[.$J82])/100;0);0)" office:value-type="float" office:value="20" calcext:value-type="float">
            <text:p>20</text:p>
          </table:table-cell>
          <table:table-cell table:formula="of:=ROUNDUP(MAX((100-MAX([.W$5]+10*MIN([.AT82];0);0))*INT(([.$K82]-MAX([.AT82];0))*[.$J82])/100;0);0)" office:value-type="float" office:value="18" calcext:value-type="float">
            <text:p>18</text:p>
          </table:table-cell>
          <table:table-cell table:formula="of:=ROUNDUP(MAX((100-MAX([.X$5]+10*MIN([.AU82];0);0))*INT(([.$K82]-MAX([.AU82];0))*[.$J82])/100;0);0)" office:value-type="float" office:value="18" calcext:value-type="float">
            <text:p>18</text:p>
          </table:table-cell>
          <table:table-cell table:formula="of:=ROUNDUP(MAX((100-MAX([.Y$5]+10*MIN([.AV82];0);0))*INT(([.$K82]-MAX([.AV82];0))*[.$J82])/100;0);0)" office:value-type="float" office:value="15" calcext:value-type="float">
            <text:p>15</text:p>
          </table:table-cell>
          <table:table-cell table:formula="of:=ROUNDUP(MAX((100-MAX([.Z$5]+10*MIN([.AW82];0);0))*INT(([.$K82]-MAX([.AW82];0))*[.$J82])/100;0);0)" office:value-type="float" office:value="15" calcext:value-type="float">
            <text:p>15</text:p>
          </table:table-cell>
          <table:table-cell table:formula="of:=ROUNDUP(MAX((100-MAX([.AA$5]+10*MIN([.AX82];0);0))*INT(([.$K82]-MAX([.AX82];0))*[.$J82])/100;0);0)" office:value-type="float" office:value="11" calcext:value-type="float">
            <text:p>11</text:p>
          </table:table-cell>
          <table:table-cell table:formula="of:=ROUNDUP(MAX((100-MAX([.AB$5]+10*MIN([.AY82];0);0))*INT(([.$K82]-MAX([.AY82];0))*[.$J82])/100;0);0)" office:value-type="float" office:value="10" calcext:value-type="float">
            <text:p>10</text:p>
          </table:table-cell>
          <table:table-cell table:formula="of:=ROUNDUP(MAX((100-MAX([.AC$5]+10*MIN([.AZ82];0);0))*INT(([.$K82]-MAX([.AZ82];0))*[.$J82])/100;0);0)" office:value-type="float" office:value="7" calcext:value-type="float">
            <text:p>7</text:p>
          </table:table-cell>
          <table:table-cell table:number-columns-repeated="6"/>
          <table:table-cell table:formula="of:=FLOOR([.M$4]*IF([.$E82];0.2;1))-[.$G82]" office:value-type="float" office:value="-3" calcext:value-type="float">
            <text:p>-3</text:p>
          </table:table-cell>
          <table:table-cell table:formula="of:=FLOOR([.N$4]*IF([.$E82];0.2;1))-[.$G82]" office:value-type="float" office:value="-3" calcext:value-type="float">
            <text:p>-3</text:p>
          </table:table-cell>
          <table:table-cell table:formula="of:=FLOOR([.O$4]*IF([.$E82];0.2;1))-[.$G82]" office:value-type="float" office:value="-3" calcext:value-type="float">
            <text:p>-3</text:p>
          </table:table-cell>
          <table:table-cell table:formula="of:=FLOOR([.P$4]*IF([.$E82];0.2;1))-[.$G82]" office:value-type="float" office:value="-3" calcext:value-type="float">
            <text:p>-3</text:p>
          </table:table-cell>
          <table:table-cell table:formula="of:=FLOOR([.Q$4]*IF([.$E82];0.2;1))-[.$G82]" office:value-type="float" office:value="-3" calcext:value-type="float">
            <text:p>-3</text:p>
          </table:table-cell>
          <table:table-cell table:formula="of:=FLOOR([.R$4]*IF([.$E82];0.2;1))-[.$G82]" office:value-type="float" office:value="-3" calcext:value-type="float">
            <text:p>-3</text:p>
          </table:table-cell>
          <table:table-cell table:formula="of:=FLOOR([.S$4]*IF([.$E82];0.2;1))-[.$G82]" office:value-type="float" office:value="-3" calcext:value-type="float">
            <text:p>-3</text:p>
          </table:table-cell>
          <table:table-cell table:formula="of:=FLOOR([.T$4]*IF([.$E82];0.2;1))-[.$G82]" office:value-type="float" office:value="-3" calcext:value-type="float">
            <text:p>-3</text:p>
          </table:table-cell>
          <table:table-cell table:formula="of:=FLOOR([.U$4]*IF([.$E82];0.2;1))-[.$G82]" office:value-type="float" office:value="-3" calcext:value-type="float">
            <text:p>-3</text:p>
          </table:table-cell>
          <table:table-cell table:formula="of:=FLOOR([.V$4]*IF([.$E82];0.2;1))-[.$G82]" office:value-type="float" office:value="-2" calcext:value-type="float">
            <text:p>-2</text:p>
          </table:table-cell>
          <table:table-cell table:formula="of:=FLOOR([.W$4]*IF([.$E82];0.2;1))-[.$G82]" office:value-type="float" office:value="-2" calcext:value-type="float">
            <text:p>-2</text:p>
          </table:table-cell>
          <table:table-cell table:formula="of:=FLOOR([.X$4]*IF([.$E82];0.2;1))-[.$G82]" office:value-type="float" office:value="-2" calcext:value-type="float">
            <text:p>-2</text:p>
          </table:table-cell>
          <table:table-cell table:formula="of:=FLOOR([.Y$4]*IF([.$E82];0.2;1))-[.$G82]" office:value-type="float" office:value="-1" calcext:value-type="float">
            <text:p>-1</text:p>
          </table:table-cell>
          <table:table-cell table:formula="of:=FLOOR([.Z$4]*IF([.$E82];0.2;1))-[.$G82]" office:value-type="float" office:value="-1" calcext:value-type="float">
            <text:p>-1</text:p>
          </table:table-cell>
          <table:table-cell table:formula="of:=FLOOR([.AA$4]*IF([.$E82];0.2;1))-[.$G82]" office:value-type="float" office:value="-1" calcext:value-type="float">
            <text:p>-1</text:p>
          </table:table-cell>
          <table:table-cell table:formula="of:=FLOOR([.AB$4]*IF([.$E82];0.2;1))-[.$G82]" office:value-type="float" office:value="-1" calcext:value-type="float">
            <text:p>-1</text:p>
          </table:table-cell>
          <table:table-cell table:formula="of:=FLOOR([.AC$4]*IF([.$E82];0.2;1))-[.$G8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LOOKUP([.$B83];[$'EcCo ammo'.$A$6:$'EcCo ammo'.$A$37];[$'EcCo ammo'.F$6:$'EcCo ammo'.F$37])" office:value-type="float" office:value="0" calcext:value-type="float">
            <text:p>0</text:p>
          </table:table-cell>
          <table:table-cell table:formula="of:=FLOOR(LOOKUP([.$B83];[$'EcCo ammo'.$A$6:$'EcCo ammo'.$A$37];[$'EcCo ammo'.H$6:$'EcCo ammo'.H$37]))" office:value-type="float" office:value="3" calcext:value-type="float">
            <text:p>3</text:p>
          </table:table-cell>
          <table:table-cell table:formula="of:=LOOKUP([.$B83];[$'EcCo ammo'.$A$6:$'EcCo ammo'.$A$37];[$'EcCo ammo'.I$6:$'EcCo ammo'.I$37])" office:value-type="float" office:value="1" calcext:value-type="float">
            <text:p>1</text:p>
          </table:table-cell>
          <table:table-cell table:formula="of:=LOOKUP([.$B83];[$'EcCo ammo'.$A$6:$'EcCo ammo'.$A$37];[$'EcCo ammo'.J$6:$'EcCo ammo'.J$37])" office:value-type="float" office:value="1" calcext:value-type="float">
            <text:p>1</text:p>
          </table:table-cell>
          <table:table-cell table:formula="of:=[.H83]/[.I83]" office:value-type="float" office:value="1" calcext:value-type="float">
            <text:p>1.00</text:p>
          </table:table-cell>
          <table:table-cell table:formula="of:=ROUND(AVERAGE([.C83];[.D83]))" office:value-type="float" office:value="30" calcext:value-type="float">
            <text:p>30</text:p>
          </table:table-cell>
          <table:table-cell/>
          <table:table-cell table:formula="of:=ROUNDUP(MAX((100-MAX([.M$5]+10*MIN([.AJ83];0);0))*INT(([.$K83]-MAX([.AJ83];0))*[.$J83])/100;0);0)" office:value-type="float" office:value="30" calcext:value-type="float">
            <text:p>30</text:p>
          </table:table-cell>
          <table:table-cell table:formula="of:=ROUNDUP(MAX((100-MAX([.N$5]+10*MIN([.AK83];0);0))*INT(([.$K83]-MAX([.AK83];0))*[.$J83])/100;0);0)" office:value-type="float" office:value="30" calcext:value-type="float">
            <text:p>30</text:p>
          </table:table-cell>
          <table:table-cell table:formula="of:=ROUNDUP(MAX((100-MAX([.O$5]+10*MIN([.AL83];0);0))*INT(([.$K83]-MAX([.AL83];0))*[.$J83])/100;0);0)" office:value-type="float" office:value="30" calcext:value-type="float">
            <text:p>30</text:p>
          </table:table-cell>
          <table:table-cell table:formula="of:=ROUNDUP(MAX((100-MAX([.P$5]+10*MIN([.AM83];0);0))*INT(([.$K83]-MAX([.AM83];0))*[.$J83])/100;0);0)" office:value-type="float" office:value="30" calcext:value-type="float">
            <text:p>30</text:p>
          </table:table-cell>
          <table:table-cell table:formula="of:=ROUNDUP(MAX((100-MAX([.Q$5]+10*MIN([.AN83];0);0))*INT(([.$K83]-MAX([.AN83];0))*[.$J83])/100;0);0)" office:value-type="float" office:value="30" calcext:value-type="float">
            <text:p>30</text:p>
          </table:table-cell>
          <table:table-cell table:formula="of:=ROUNDUP(MAX((100-MAX([.R$5]+10*MIN([.AO83];0);0))*INT(([.$K83]-MAX([.AO83];0))*[.$J83])/100;0);0)" office:value-type="float" office:value="30" calcext:value-type="float">
            <text:p>30</text:p>
          </table:table-cell>
          <table:table-cell table:formula="of:=ROUNDUP(MAX((100-MAX([.S$5]+10*MIN([.AP83];0);0))*INT(([.$K83]-MAX([.AP83];0))*[.$J83])/100;0);0)" office:value-type="float" office:value="30" calcext:value-type="float">
            <text:p>30</text:p>
          </table:table-cell>
          <table:table-cell table:formula="of:=ROUNDUP(MAX((100-MAX([.T$5]+10*MIN([.AQ83];0);0))*INT(([.$K83]-MAX([.AQ83];0))*[.$J83])/100;0);0)" office:value-type="float" office:value="29" calcext:value-type="float">
            <text:p>29</text:p>
          </table:table-cell>
          <table:table-cell table:formula="of:=ROUNDUP(MAX((100-MAX([.U$5]+10*MIN([.AR83];0);0))*INT(([.$K83]-MAX([.AR83];0))*[.$J83])/100;0);0)" office:value-type="float" office:value="29" calcext:value-type="float">
            <text:p>29</text:p>
          </table:table-cell>
          <table:table-cell table:formula="of:=ROUNDUP(MAX((100-MAX([.V$5]+10*MIN([.AS83];0);0))*INT(([.$K83]-MAX([.AS83];0))*[.$J83])/100;0);0)" office:value-type="float" office:value="24" calcext:value-type="float">
            <text:p>24</text:p>
          </table:table-cell>
          <table:table-cell table:formula="of:=ROUNDUP(MAX((100-MAX([.W$5]+10*MIN([.AT83];0);0))*INT(([.$K83]-MAX([.AT83];0))*[.$J83])/100;0);0)" office:value-type="float" office:value="23" calcext:value-type="float">
            <text:p>23</text:p>
          </table:table-cell>
          <table:table-cell table:formula="of:=ROUNDUP(MAX((100-MAX([.X$5]+10*MIN([.AU83];0);0))*INT(([.$K83]-MAX([.AU83];0))*[.$J83])/100;0);0)" office:value-type="float" office:value="23" calcext:value-type="float">
            <text:p>23</text:p>
          </table:table-cell>
          <table:table-cell table:formula="of:=ROUNDUP(MAX((100-MAX([.Y$5]+10*MIN([.AV83];0);0))*INT(([.$K83]-MAX([.AV83];0))*[.$J83])/100;0);0)" office:value-type="float" office:value="18" calcext:value-type="float">
            <text:p>18</text:p>
          </table:table-cell>
          <table:table-cell table:formula="of:=ROUNDUP(MAX((100-MAX([.Z$5]+10*MIN([.AW83];0);0))*INT(([.$K83]-MAX([.AW83];0))*[.$J83])/100;0);0)" office:value-type="float" office:value="18" calcext:value-type="float">
            <text:p>18</text:p>
          </table:table-cell>
          <table:table-cell table:formula="of:=ROUNDUP(MAX((100-MAX([.AA$5]+10*MIN([.AX83];0);0))*INT(([.$K83]-MAX([.AX83];0))*[.$J83])/100;0);0)" office:value-type="float" office:value="14" calcext:value-type="float">
            <text:p>14</text:p>
          </table:table-cell>
          <table:table-cell table:formula="of:=ROUNDUP(MAX((100-MAX([.AB$5]+10*MIN([.AY83];0);0))*INT(([.$K83]-MAX([.AY83];0))*[.$J83])/100;0);0)" office:value-type="float" office:value="12" calcext:value-type="float">
            <text:p>12</text:p>
          </table:table-cell>
          <table:table-cell table:formula="of:=ROUNDUP(MAX((100-MAX([.AC$5]+10*MIN([.AZ83];0);0))*INT(([.$K83]-MAX([.AZ83];0))*[.$J83])/100;0);0)" office:value-type="float" office:value="9" calcext:value-type="float">
            <text:p>9</text:p>
          </table:table-cell>
          <table:table-cell table:number-columns-repeated="6"/>
          <table:table-cell table:formula="of:=FLOOR([.M$4]*IF([.$E83];0.2;1))-[.$G83]" office:value-type="float" office:value="-3" calcext:value-type="float">
            <text:p>-3</text:p>
          </table:table-cell>
          <table:table-cell table:formula="of:=FLOOR([.N$4]*IF([.$E83];0.2;1))-[.$G83]" office:value-type="float" office:value="-3" calcext:value-type="float">
            <text:p>-3</text:p>
          </table:table-cell>
          <table:table-cell table:formula="of:=FLOOR([.O$4]*IF([.$E83];0.2;1))-[.$G83]" office:value-type="float" office:value="-3" calcext:value-type="float">
            <text:p>-3</text:p>
          </table:table-cell>
          <table:table-cell table:formula="of:=FLOOR([.P$4]*IF([.$E83];0.2;1))-[.$G83]" office:value-type="float" office:value="-3" calcext:value-type="float">
            <text:p>-3</text:p>
          </table:table-cell>
          <table:table-cell table:formula="of:=FLOOR([.Q$4]*IF([.$E83];0.2;1))-[.$G83]" office:value-type="float" office:value="-3" calcext:value-type="float">
            <text:p>-3</text:p>
          </table:table-cell>
          <table:table-cell table:formula="of:=FLOOR([.R$4]*IF([.$E83];0.2;1))-[.$G83]" office:value-type="float" office:value="-3" calcext:value-type="float">
            <text:p>-3</text:p>
          </table:table-cell>
          <table:table-cell table:formula="of:=FLOOR([.S$4]*IF([.$E83];0.2;1))-[.$G83]" office:value-type="float" office:value="-3" calcext:value-type="float">
            <text:p>-3</text:p>
          </table:table-cell>
          <table:table-cell table:formula="of:=FLOOR([.T$4]*IF([.$E83];0.2;1))-[.$G83]" office:value-type="float" office:value="-3" calcext:value-type="float">
            <text:p>-3</text:p>
          </table:table-cell>
          <table:table-cell table:formula="of:=FLOOR([.U$4]*IF([.$E83];0.2;1))-[.$G83]" office:value-type="float" office:value="-3" calcext:value-type="float">
            <text:p>-3</text:p>
          </table:table-cell>
          <table:table-cell table:formula="of:=FLOOR([.V$4]*IF([.$E83];0.2;1))-[.$G83]" office:value-type="float" office:value="-2" calcext:value-type="float">
            <text:p>-2</text:p>
          </table:table-cell>
          <table:table-cell table:formula="of:=FLOOR([.W$4]*IF([.$E83];0.2;1))-[.$G83]" office:value-type="float" office:value="-2" calcext:value-type="float">
            <text:p>-2</text:p>
          </table:table-cell>
          <table:table-cell table:formula="of:=FLOOR([.X$4]*IF([.$E83];0.2;1))-[.$G83]" office:value-type="float" office:value="-2" calcext:value-type="float">
            <text:p>-2</text:p>
          </table:table-cell>
          <table:table-cell table:formula="of:=FLOOR([.Y$4]*IF([.$E83];0.2;1))-[.$G83]" office:value-type="float" office:value="-1" calcext:value-type="float">
            <text:p>-1</text:p>
          </table:table-cell>
          <table:table-cell table:formula="of:=FLOOR([.Z$4]*IF([.$E83];0.2;1))-[.$G83]" office:value-type="float" office:value="-1" calcext:value-type="float">
            <text:p>-1</text:p>
          </table:table-cell>
          <table:table-cell table:formula="of:=FLOOR([.AA$4]*IF([.$E83];0.2;1))-[.$G83]" office:value-type="float" office:value="-1" calcext:value-type="float">
            <text:p>-1</text:p>
          </table:table-cell>
          <table:table-cell table:formula="of:=FLOOR([.AB$4]*IF([.$E83];0.2;1))-[.$G83]" office:value-type="float" office:value="-1" calcext:value-type="float">
            <text:p>-1</text:p>
          </table:table-cell>
          <table:table-cell table:formula="of:=FLOOR([.AC$4]*IF([.$E83];0.2;1))-[.$G8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LOOKUP([.$B8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4];[$'EcCo ammo'.$A$6:$'EcCo ammo'.$A$37];[$'EcCo ammo'.H$6:$'EcCo ammo'.H$37]))" office:value-type="float" office:value="2" calcext:value-type="float">
            <text:p>2</text:p>
          </table:table-cell>
          <table:table-cell table:formula="of:=LOOKUP([.$B84];[$'EcCo ammo'.$A$6:$'EcCo ammo'.$A$37];[$'EcCo ammo'.I$6:$'EcCo ammo'.I$37])" office:value-type="float" office:value="1" calcext:value-type="float">
            <text:p>1</text:p>
          </table:table-cell>
          <table:table-cell table:formula="of:=LOOKUP([.$B84];[$'EcCo ammo'.$A$6:$'EcCo ammo'.$A$37];[$'EcCo ammo'.J$6:$'EcCo ammo'.J$37])" office:value-type="float" office:value="1" calcext:value-type="float">
            <text:p>1</text:p>
          </table:table-cell>
          <table:table-cell table:formula="of:=[.H84]/[.I84]" office:value-type="float" office:value="1" calcext:value-type="float">
            <text:p>1.00</text:p>
          </table:table-cell>
          <table:table-cell table:formula="of:=ROUND(AVERAGE([.C84];[.D84]))" office:value-type="float" office:value="16" calcext:value-type="float">
            <text:p>16</text:p>
          </table:table-cell>
          <table:table-cell/>
          <table:table-cell table:formula="of:=ROUNDUP(MAX((100-MAX([.M$5]+10*MIN([.AJ84];0);0))*INT(([.$K84]-MAX([.AJ84];0))*[.$J84])/100;0);0)" office:value-type="float" office:value="16" calcext:value-type="float">
            <text:p>16</text:p>
          </table:table-cell>
          <table:table-cell table:formula="of:=ROUNDUP(MAX((100-MAX([.N$5]+10*MIN([.AK84];0);0))*INT(([.$K84]-MAX([.AK84];0))*[.$J84])/100;0);0)" office:value-type="float" office:value="16" calcext:value-type="float">
            <text:p>16</text:p>
          </table:table-cell>
          <table:table-cell table:formula="of:=ROUNDUP(MAX((100-MAX([.O$5]+10*MIN([.AL84];0);0))*INT(([.$K84]-MAX([.AL84];0))*[.$J84])/100;0);0)" office:value-type="float" office:value="16" calcext:value-type="float">
            <text:p>16</text:p>
          </table:table-cell>
          <table:table-cell table:formula="of:=ROUNDUP(MAX((100-MAX([.P$5]+10*MIN([.AM84];0);0))*INT(([.$K84]-MAX([.AM84];0))*[.$J84])/100;0);0)" office:value-type="float" office:value="16" calcext:value-type="float">
            <text:p>16</text:p>
          </table:table-cell>
          <table:table-cell table:formula="of:=ROUNDUP(MAX((100-MAX([.Q$5]+10*MIN([.AN84];0);0))*INT(([.$K84]-MAX([.AN84];0))*[.$J84])/100;0);0)" office:value-type="float" office:value="15" calcext:value-type="float">
            <text:p>15</text:p>
          </table:table-cell>
          <table:table-cell table:formula="of:=ROUNDUP(MAX((100-MAX([.R$5]+10*MIN([.AO84];0);0))*INT(([.$K84]-MAX([.AO84];0))*[.$J84])/100;0);0)" office:value-type="float" office:value="15" calcext:value-type="float">
            <text:p>15</text:p>
          </table:table-cell>
          <table:table-cell table:formula="of:=ROUNDUP(MAX((100-MAX([.S$5]+10*MIN([.AP84];0);0))*INT(([.$K84]-MAX([.AP84];0))*[.$J84])/100;0);0)" office:value-type="float" office:value="15" calcext:value-type="float">
            <text:p>15</text:p>
          </table:table-cell>
          <table:table-cell table:formula="of:=ROUNDUP(MAX((100-MAX([.T$5]+10*MIN([.AQ84];0);0))*INT(([.$K84]-MAX([.AQ84];0))*[.$J84])/100;0);0)" office:value-type="float" office:value="14" calcext:value-type="float">
            <text:p>14</text:p>
          </table:table-cell>
          <table:table-cell table:formula="of:=ROUNDUP(MAX((100-MAX([.U$5]+10*MIN([.AR84];0);0))*INT(([.$K84]-MAX([.AR84];0))*[.$J84])/100;0);0)" office:value-type="float" office:value="14" calcext:value-type="float">
            <text:p>14</text:p>
          </table:table-cell>
          <table:table-cell table:formula="of:=ROUNDUP(MAX((100-MAX([.V$5]+10*MIN([.AS84];0);0))*INT(([.$K84]-MAX([.AS84];0))*[.$J84])/100;0);0)" office:value-type="float" office:value="12" calcext:value-type="float">
            <text:p>12</text:p>
          </table:table-cell>
          <table:table-cell table:formula="of:=ROUNDUP(MAX((100-MAX([.W$5]+10*MIN([.AT84];0);0))*INT(([.$K84]-MAX([.AT84];0))*[.$J84])/100;0);0)" office:value-type="float" office:value="11" calcext:value-type="float">
            <text:p>11</text:p>
          </table:table-cell>
          <table:table-cell table:formula="of:=ROUNDUP(MAX((100-MAX([.X$5]+10*MIN([.AU84];0);0))*INT(([.$K84]-MAX([.AU84];0))*[.$J84])/100;0);0)" office:value-type="float" office:value="11" calcext:value-type="float">
            <text:p>11</text:p>
          </table:table-cell>
          <table:table-cell table:formula="of:=ROUNDUP(MAX((100-MAX([.Y$5]+10*MIN([.AV84];0);0))*INT(([.$K84]-MAX([.AV84];0))*[.$J84])/100;0);0)" office:value-type="float" office:value="8" calcext:value-type="float">
            <text:p>8</text:p>
          </table:table-cell>
          <table:table-cell table:formula="of:=ROUNDUP(MAX((100-MAX([.Z$5]+10*MIN([.AW84];0);0))*INT(([.$K84]-MAX([.AW84];0))*[.$J84])/100;0);0)" office:value-type="float" office:value="8" calcext:value-type="float">
            <text:p>8</text:p>
          </table:table-cell>
          <table:table-cell table:formula="of:=ROUNDUP(MAX((100-MAX([.AA$5]+10*MIN([.AX84];0);0))*INT(([.$K84]-MAX([.AX84];0))*[.$J84])/100;0);0)" office:value-type="float" office:value="6" calcext:value-type="float">
            <text:p>6</text:p>
          </table:table-cell>
          <table:table-cell table:formula="of:=ROUNDUP(MAX((100-MAX([.AB$5]+10*MIN([.AY84];0);0))*INT(([.$K84]-MAX([.AY84];0))*[.$J84])/100;0);0)" office:value-type="float" office:value="5" calcext:value-type="float">
            <text:p>5</text:p>
          </table:table-cell>
          <table:table-cell table:formula="of:=ROUNDUP(MAX((100-MAX([.AC$5]+10*MIN([.AZ84];0);0))*INT(([.$K84]-MAX([.AZ84];0))*[.$J84])/100;0);0)" office:value-type="float" office:value="5" calcext:value-type="float">
            <text:p>5</text:p>
          </table:table-cell>
          <table:table-cell table:number-columns-repeated="6"/>
          <table:table-cell table:formula="of:=FLOOR([.M$4]*IF([.$E84];0.2;1))-[.$G84]" office:value-type="float" office:value="-2" calcext:value-type="float">
            <text:p>-2</text:p>
          </table:table-cell>
          <table:table-cell table:formula="of:=FLOOR([.N$4]*IF([.$E84];0.2;1))-[.$G84]" office:value-type="float" office:value="-2" calcext:value-type="float">
            <text:p>-2</text:p>
          </table:table-cell>
          <table:table-cell table:formula="of:=FLOOR([.O$4]*IF([.$E84];0.2;1))-[.$G84]" office:value-type="float" office:value="-2" calcext:value-type="float">
            <text:p>-2</text:p>
          </table:table-cell>
          <table:table-cell table:formula="of:=FLOOR([.P$4]*IF([.$E84];0.2;1))-[.$G84]" office:value-type="float" office:value="-2" calcext:value-type="float">
            <text:p>-2</text:p>
          </table:table-cell>
          <table:table-cell table:formula="of:=FLOOR([.Q$4]*IF([.$E84];0.2;1))-[.$G84]" office:value-type="float" office:value="-2" calcext:value-type="float">
            <text:p>-2</text:p>
          </table:table-cell>
          <table:table-cell table:formula="of:=FLOOR([.R$4]*IF([.$E84];0.2;1))-[.$G84]" office:value-type="float" office:value="-2" calcext:value-type="float">
            <text:p>-2</text:p>
          </table:table-cell>
          <table:table-cell table:formula="of:=FLOOR([.S$4]*IF([.$E84];0.2;1))-[.$G84]" office:value-type="float" office:value="-2" calcext:value-type="float">
            <text:p>-2</text:p>
          </table:table-cell>
          <table:table-cell table:formula="of:=FLOOR([.T$4]*IF([.$E84];0.2;1))-[.$G84]" office:value-type="float" office:value="-2" calcext:value-type="float">
            <text:p>-2</text:p>
          </table:table-cell>
          <table:table-cell table:formula="of:=FLOOR([.U$4]*IF([.$E84];0.2;1))-[.$G84]" office:value-type="float" office:value="-2" calcext:value-type="float">
            <text:p>-2</text:p>
          </table:table-cell>
          <table:table-cell table:formula="of:=FLOOR([.V$4]*IF([.$E84];0.2;1))-[.$G84]" office:value-type="float" office:value="-1" calcext:value-type="float">
            <text:p>-1</text:p>
          </table:table-cell>
          <table:table-cell table:formula="of:=FLOOR([.W$4]*IF([.$E84];0.2;1))-[.$G84]" office:value-type="float" office:value="-1" calcext:value-type="float">
            <text:p>-1</text:p>
          </table:table-cell>
          <table:table-cell table:formula="of:=FLOOR([.X$4]*IF([.$E84];0.2;1))-[.$G84]" office:value-type="float" office:value="-1" calcext:value-type="float">
            <text:p>-1</text:p>
          </table:table-cell>
          <table:table-cell table:formula="of:=FLOOR([.Y$4]*IF([.$E84];0.2;1))-[.$G84]" office:value-type="float" office:value="0" calcext:value-type="float">
            <text:p>0</text:p>
          </table:table-cell>
          <table:table-cell table:formula="of:=FLOOR([.Z$4]*IF([.$E84];0.2;1))-[.$G84]" office:value-type="float" office:value="0" calcext:value-type="float">
            <text:p>0</text:p>
          </table:table-cell>
          <table:table-cell table:formula="of:=FLOOR([.AA$4]*IF([.$E84];0.2;1))-[.$G84]" office:value-type="float" office:value="0" calcext:value-type="float">
            <text:p>0</text:p>
          </table:table-cell>
          <table:table-cell table:formula="of:=FLOOR([.AB$4]*IF([.$E84];0.2;1))-[.$G84]" office:value-type="float" office:value="0" calcext:value-type="float">
            <text:p>0</text:p>
          </table:table-cell>
          <table:table-cell table:formula="of:=FLOOR([.AC$4]*IF([.$E84];0.2;1))-[.$G8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LOOKUP([.$B8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5];[$'EcCo ammo'.$A$6:$'EcCo ammo'.$A$37];[$'EcCo ammo'.H$6:$'EcCo ammo'.H$37]))" office:value-type="float" office:value="9" calcext:value-type="float">
            <text:p>9</text:p>
          </table:table-cell>
          <table:table-cell table:formula="of:=LOOKUP([.$B85];[$'EcCo ammo'.$A$6:$'EcCo ammo'.$A$37];[$'EcCo ammo'.I$6:$'EcCo ammo'.I$37])" office:value-type="float" office:value="1" calcext:value-type="float">
            <text:p>1</text:p>
          </table:table-cell>
          <table:table-cell table:formula="of:=LOOKUP([.$B85];[$'EcCo ammo'.$A$6:$'EcCo ammo'.$A$37];[$'EcCo ammo'.J$6:$'EcCo ammo'.J$37])" office:value-type="float" office:value="1" calcext:value-type="float">
            <text:p>1</text:p>
          </table:table-cell>
          <table:table-cell table:formula="of:=[.H85]/[.I85]" office:value-type="float" office:value="1" calcext:value-type="float">
            <text:p>1.00</text:p>
          </table:table-cell>
          <table:table-cell table:formula="of:=ROUND(AVERAGE([.C85];[.D85]))" office:value-type="float" office:value="16" calcext:value-type="float">
            <text:p>16</text:p>
          </table:table-cell>
          <table:table-cell/>
          <table:table-cell table:formula="of:=ROUNDUP(MAX((100-MAX([.M$5]+10*MIN([.AJ85];0);0))*INT(([.$K85]-MAX([.AJ85];0))*[.$J85])/100;0);0)" office:value-type="float" office:value="16" calcext:value-type="float">
            <text:p>16</text:p>
          </table:table-cell>
          <table:table-cell table:formula="of:=ROUNDUP(MAX((100-MAX([.N$5]+10*MIN([.AK85];0);0))*INT(([.$K85]-MAX([.AK85];0))*[.$J85])/100;0);0)" office:value-type="float" office:value="16" calcext:value-type="float">
            <text:p>16</text:p>
          </table:table-cell>
          <table:table-cell table:formula="of:=ROUNDUP(MAX((100-MAX([.O$5]+10*MIN([.AL85];0);0))*INT(([.$K85]-MAX([.AL85];0))*[.$J85])/100;0);0)" office:value-type="float" office:value="16" calcext:value-type="float">
            <text:p>16</text:p>
          </table:table-cell>
          <table:table-cell table:formula="of:=ROUNDUP(MAX((100-MAX([.P$5]+10*MIN([.AM85];0);0))*INT(([.$K85]-MAX([.AM85];0))*[.$J85])/100;0);0)" office:value-type="float" office:value="16" calcext:value-type="float">
            <text:p>16</text:p>
          </table:table-cell>
          <table:table-cell table:formula="of:=ROUNDUP(MAX((100-MAX([.Q$5]+10*MIN([.AN85];0);0))*INT(([.$K85]-MAX([.AN85];0))*[.$J85])/100;0);0)" office:value-type="float" office:value="16" calcext:value-type="float">
            <text:p>16</text:p>
          </table:table-cell>
          <table:table-cell table:formula="of:=ROUNDUP(MAX((100-MAX([.R$5]+10*MIN([.AO85];0);0))*INT(([.$K85]-MAX([.AO85];0))*[.$J85])/100;0);0)" office:value-type="float" office:value="16" calcext:value-type="float">
            <text:p>16</text:p>
          </table:table-cell>
          <table:table-cell table:formula="of:=ROUNDUP(MAX((100-MAX([.S$5]+10*MIN([.AP85];0);0))*INT(([.$K85]-MAX([.AP85];0))*[.$J85])/100;0);0)" office:value-type="float" office:value="16" calcext:value-type="float">
            <text:p>16</text:p>
          </table:table-cell>
          <table:table-cell table:formula="of:=ROUNDUP(MAX((100-MAX([.T$5]+10*MIN([.AQ85];0);0))*INT(([.$K85]-MAX([.AQ85];0))*[.$J85])/100;0);0)" office:value-type="float" office:value="16" calcext:value-type="float">
            <text:p>16</text:p>
          </table:table-cell>
          <table:table-cell table:formula="of:=ROUNDUP(MAX((100-MAX([.U$5]+10*MIN([.AR85];0);0))*INT(([.$K85]-MAX([.AR85];0))*[.$J85])/100;0);0)" office:value-type="float" office:value="16" calcext:value-type="float">
            <text:p>16</text:p>
          </table:table-cell>
          <table:table-cell table:formula="of:=ROUNDUP(MAX((100-MAX([.V$5]+10*MIN([.AS85];0);0))*INT(([.$K85]-MAX([.AS85];0))*[.$J85])/100;0);0)" office:value-type="float" office:value="16" calcext:value-type="float">
            <text:p>16</text:p>
          </table:table-cell>
          <table:table-cell table:formula="of:=ROUNDUP(MAX((100-MAX([.W$5]+10*MIN([.AT85];0);0))*INT(([.$K85]-MAX([.AT85];0))*[.$J85])/100;0);0)" office:value-type="float" office:value="16" calcext:value-type="float">
            <text:p>16</text:p>
          </table:table-cell>
          <table:table-cell table:formula="of:=ROUNDUP(MAX((100-MAX([.X$5]+10*MIN([.AU85];0);0))*INT(([.$K85]-MAX([.AU85];0))*[.$J85])/100;0);0)" office:value-type="float" office:value="16" calcext:value-type="float">
            <text:p>16</text:p>
          </table:table-cell>
          <table:table-cell table:formula="of:=ROUNDUP(MAX((100-MAX([.Y$5]+10*MIN([.AV85];0);0))*INT(([.$K85]-MAX([.AV85];0))*[.$J85])/100;0);0)" office:value-type="float" office:value="16" calcext:value-type="float">
            <text:p>16</text:p>
          </table:table-cell>
          <table:table-cell table:formula="of:=ROUNDUP(MAX((100-MAX([.Z$5]+10*MIN([.AW85];0);0))*INT(([.$K85]-MAX([.AW85];0))*[.$J85])/100;0);0)" office:value-type="float" office:value="16" calcext:value-type="float">
            <text:p>16</text:p>
          </table:table-cell>
          <table:table-cell table:formula="of:=ROUNDUP(MAX((100-MAX([.AA$5]+10*MIN([.AX85];0);0))*INT(([.$K85]-MAX([.AX85];0))*[.$J85])/100;0);0)" office:value-type="float" office:value="16" calcext:value-type="float">
            <text:p>16</text:p>
          </table:table-cell>
          <table:table-cell table:formula="of:=ROUNDUP(MAX((100-MAX([.AB$5]+10*MIN([.AY85];0);0))*INT(([.$K85]-MAX([.AY85];0))*[.$J85])/100;0);0)" office:value-type="float" office:value="16" calcext:value-type="float">
            <text:p>16</text:p>
          </table:table-cell>
          <table:table-cell table:formula="of:=ROUNDUP(MAX((100-MAX([.AC$5]+10*MIN([.AZ85];0);0))*INT(([.$K85]-MAX([.AZ85];0))*[.$J85])/100;0);0)" office:value-type="float" office:value="13" calcext:value-type="float">
            <text:p>13</text:p>
          </table:table-cell>
          <table:table-cell table:number-columns-repeated="6"/>
          <table:table-cell table:formula="of:=FLOOR([.M$4]*IF([.$E85];0.2;1))-[.$G85]" office:value-type="float" office:value="-9" calcext:value-type="float">
            <text:p>-9</text:p>
          </table:table-cell>
          <table:table-cell table:formula="of:=FLOOR([.N$4]*IF([.$E85];0.2;1))-[.$G85]" office:value-type="float" office:value="-9" calcext:value-type="float">
            <text:p>-9</text:p>
          </table:table-cell>
          <table:table-cell table:formula="of:=FLOOR([.O$4]*IF([.$E85];0.2;1))-[.$G85]" office:value-type="float" office:value="-9" calcext:value-type="float">
            <text:p>-9</text:p>
          </table:table-cell>
          <table:table-cell table:formula="of:=FLOOR([.P$4]*IF([.$E85];0.2;1))-[.$G85]" office:value-type="float" office:value="-9" calcext:value-type="float">
            <text:p>-9</text:p>
          </table:table-cell>
          <table:table-cell table:formula="of:=FLOOR([.Q$4]*IF([.$E85];0.2;1))-[.$G85]" office:value-type="float" office:value="-9" calcext:value-type="float">
            <text:p>-9</text:p>
          </table:table-cell>
          <table:table-cell table:formula="of:=FLOOR([.R$4]*IF([.$E85];0.2;1))-[.$G85]" office:value-type="float" office:value="-9" calcext:value-type="float">
            <text:p>-9</text:p>
          </table:table-cell>
          <table:table-cell table:formula="of:=FLOOR([.S$4]*IF([.$E85];0.2;1))-[.$G85]" office:value-type="float" office:value="-9" calcext:value-type="float">
            <text:p>-9</text:p>
          </table:table-cell>
          <table:table-cell table:formula="of:=FLOOR([.T$4]*IF([.$E85];0.2;1))-[.$G85]" office:value-type="float" office:value="-9" calcext:value-type="float">
            <text:p>-9</text:p>
          </table:table-cell>
          <table:table-cell table:formula="of:=FLOOR([.U$4]*IF([.$E85];0.2;1))-[.$G85]" office:value-type="float" office:value="-9" calcext:value-type="float">
            <text:p>-9</text:p>
          </table:table-cell>
          <table:table-cell table:formula="of:=FLOOR([.V$4]*IF([.$E85];0.2;1))-[.$G85]" office:value-type="float" office:value="-8" calcext:value-type="float">
            <text:p>-8</text:p>
          </table:table-cell>
          <table:table-cell table:formula="of:=FLOOR([.W$4]*IF([.$E85];0.2;1))-[.$G85]" office:value-type="float" office:value="-8" calcext:value-type="float">
            <text:p>-8</text:p>
          </table:table-cell>
          <table:table-cell table:formula="of:=FLOOR([.X$4]*IF([.$E85];0.2;1))-[.$G85]" office:value-type="float" office:value="-8" calcext:value-type="float">
            <text:p>-8</text:p>
          </table:table-cell>
          <table:table-cell table:formula="of:=FLOOR([.Y$4]*IF([.$E85];0.2;1))-[.$G85]" office:value-type="float" office:value="-7" calcext:value-type="float">
            <text:p>-7</text:p>
          </table:table-cell>
          <table:table-cell table:formula="of:=FLOOR([.Z$4]*IF([.$E85];0.2;1))-[.$G85]" office:value-type="float" office:value="-7" calcext:value-type="float">
            <text:p>-7</text:p>
          </table:table-cell>
          <table:table-cell table:formula="of:=FLOOR([.AA$4]*IF([.$E85];0.2;1))-[.$G85]" office:value-type="float" office:value="-7" calcext:value-type="float">
            <text:p>-7</text:p>
          </table:table-cell>
          <table:table-cell table:formula="of:=FLOOR([.AB$4]*IF([.$E85];0.2;1))-[.$G85]" office:value-type="float" office:value="-7" calcext:value-type="float">
            <text:p>-7</text:p>
          </table:table-cell>
          <table:table-cell table:formula="of:=FLOOR([.AC$4]*IF([.$E85];0.2;1))-[.$G85]" office:value-type="float" office:value="-5" calcext:value-type="float">
            <text:p>-5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EXPLOSIVE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8" table:formula="of:=OFFSET([$'EcCo Armor'.$A$2];[.M90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N90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O90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P90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Q90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R90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S90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T90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U90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V90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W90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X90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Y90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Z90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AA90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B90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C90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  <table:table-cell table:number-columns-repeated="23"/>
        </table:table-row>
        <table:table-row table:style-name="ro5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covered-table-cell/>
          <table:covered-table-cell table:number-columns-repeated="19" table:style-name="ce10"/>
          <table:table-cell table:number-columns-repeated="2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21" office:value-type="string" calcext:value-type="string" table:number-columns-spanned="2" table:number-rows-spanned="1">
            <text:p>DT Level</text:p>
          </table:table-cell>
          <table:covered-table-cell table:style-name="ce23"/>
          <table:table-cell table:style-name="ce25" table:formula="of:=OFFSET([$'EcCo Armor'.$O$2];[.M$90];0)" office:value-type="float" office:value="0" calcext:value-type="float">
            <text:p>0</text:p>
          </table:table-cell>
          <table:table-cell table:style-name="ce25" table:formula="of:=OFFSET([$'EcCo Armor'.$O$2];[.N$90];0)" office:value-type="float" office:value="0" calcext:value-type="float">
            <text:p>0</text:p>
          </table:table-cell>
          <table:table-cell table:style-name="ce25" table:formula="of:=OFFSET([$'EcCo Armor'.$O$2];[.O$90];0)" office:value-type="float" office:value="0" calcext:value-type="float">
            <text:p>0</text:p>
          </table:table-cell>
          <table:table-cell table:style-name="ce25" table:formula="of:=OFFSET([$'EcCo Armor'.$O$2];[.P$90];0)" office:value-type="float" office:value="1" calcext:value-type="float">
            <text:p>1</text:p>
          </table:table-cell>
          <table:table-cell table:style-name="ce25" table:formula="of:=OFFSET([$'EcCo Armor'.$O$2];[.Q$90];0)" office:value-type="float" office:value="0" calcext:value-type="float">
            <text:p>0</text:p>
          </table:table-cell>
          <table:table-cell table:style-name="ce25" table:formula="of:=OFFSET([$'EcCo Armor'.$O$2];[.R$90];0)" office:value-type="float" office:value="1" calcext:value-type="float">
            <text:p>1</text:p>
          </table:table-cell>
          <table:table-cell table:style-name="ce25" table:formula="of:=OFFSET([$'EcCo Armor'.$O$2];[.S$90];0)" office:value-type="float" office:value="4" calcext:value-type="float">
            <text:p>4</text:p>
          </table:table-cell>
          <table:table-cell table:style-name="ce25" table:formula="of:=OFFSET([$'EcCo Armor'.$O$2];[.T$90];0)" office:value-type="float" office:value="4" calcext:value-type="float">
            <text:p>4</text:p>
          </table:table-cell>
          <table:table-cell table:style-name="ce25" table:formula="of:=OFFSET([$'EcCo Armor'.$O$2];[.U$90];0)" office:value-type="float" office:value="4" calcext:value-type="float">
            <text:p>4</text:p>
          </table:table-cell>
          <table:table-cell table:style-name="ce25" table:formula="of:=OFFSET([$'EcCo Armor'.$O$2];[.V$90];0)" office:value-type="float" office:value="6" calcext:value-type="float">
            <text:p>6</text:p>
          </table:table-cell>
          <table:table-cell table:style-name="ce25" table:formula="of:=OFFSET([$'EcCo Armor'.$O$2];[.W$90];0)" office:value-type="float" office:value="8" calcext:value-type="float">
            <text:p>8</text:p>
          </table:table-cell>
          <table:table-cell table:style-name="ce25" table:formula="of:=OFFSET([$'EcCo Armor'.$O$2];[.X$90];0)" office:value-type="float" office:value="9" calcext:value-type="float">
            <text:p>9</text:p>
          </table:table-cell>
          <table:table-cell table:style-name="ce25" table:formula="of:=OFFSET([$'EcCo Armor'.$O$2];[.Y$90];0)" office:value-type="float" office:value="16" calcext:value-type="float">
            <text:p>16</text:p>
          </table:table-cell>
          <table:table-cell table:style-name="ce25" table:formula="of:=OFFSET([$'EcCo Armor'.$O$2];[.Z$90];0)" office:value-type="float" office:value="18" calcext:value-type="float">
            <text:p>18</text:p>
          </table:table-cell>
          <table:table-cell table:style-name="ce25" table:formula="of:=OFFSET([$'EcCo Armor'.$O$2];[.AA$90];0)" office:value-type="float" office:value="20" calcext:value-type="float">
            <text:p>20</text:p>
          </table:table-cell>
          <table:table-cell table:style-name="ce25" table:formula="of:=OFFSET([$'EcCo Armor'.$O$2];[.AB$90];0)" office:value-type="float" office:value="20" calcext:value-type="float">
            <text:p>20</text:p>
          </table:table-cell>
          <table:table-cell table:style-name="ce25" table:formula="of:=OFFSET([$'EcCo Armor'.$O$2];[.AC$90];0)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21" office:value-type="string" calcext:value-type="string" table:number-columns-spanned="2" table:number-rows-spanned="1">
            <text:p>DR Level</text:p>
          </table:table-cell>
          <table:covered-table-cell table:style-name="ce23"/>
          <table:table-cell table:style-name="ce25" table:formula="of:=OFFSET([$'EcCo Armor'.$P$2];[.M$90];0)" office:value-type="float" office:value="0" calcext:value-type="float">
            <text:p>0</text:p>
          </table:table-cell>
          <table:table-cell table:style-name="ce25" table:formula="of:=OFFSET([$'EcCo Armor'.$P$2];[.N$90];0)" office:value-type="float" office:value="20" calcext:value-type="float">
            <text:p>20</text:p>
          </table:table-cell>
          <table:table-cell table:style-name="ce25" table:formula="of:=OFFSET([$'EcCo Armor'.$P$2];[.O$90];0)" office:value-type="float" office:value="20" calcext:value-type="float">
            <text:p>20</text:p>
          </table:table-cell>
          <table:table-cell table:style-name="ce25" table:formula="of:=OFFSET([$'EcCo Armor'.$P$2];[.P$90];0)" office:value-type="float" office:value="20" calcext:value-type="float">
            <text:p>20</text:p>
          </table:table-cell>
          <table:table-cell table:style-name="ce25" table:formula="of:=OFFSET([$'EcCo Armor'.$P$2];[.Q$90];0)" office:value-type="float" office:value="20" calcext:value-type="float">
            <text:p>20</text:p>
          </table:table-cell>
          <table:table-cell table:style-name="ce25" table:formula="of:=OFFSET([$'EcCo Armor'.$P$2];[.R$90];0)" office:value-type="float" office:value="25" calcext:value-type="float">
            <text:p>25</text:p>
          </table:table-cell>
          <table:table-cell table:style-name="ce25" table:formula="of:=OFFSET([$'EcCo Armor'.$P$2];[.S$90];0)" office:value-type="float" office:value="25" calcext:value-type="float">
            <text:p>25</text:p>
          </table:table-cell>
          <table:table-cell table:style-name="ce25" table:formula="of:=OFFSET([$'EcCo Armor'.$P$2];[.T$90];0)" office:value-type="float" office:value="30" calcext:value-type="float">
            <text:p>30</text:p>
          </table:table-cell>
          <table:table-cell table:style-name="ce25" table:formula="of:=OFFSET([$'EcCo Armor'.$P$2];[.U$90];0)" office:value-type="float" office:value="30" calcext:value-type="float">
            <text:p>30</text:p>
          </table:table-cell>
          <table:table-cell table:style-name="ce25" table:formula="of:=OFFSET([$'EcCo Armor'.$P$2];[.V$90];0)" office:value-type="float" office:value="40" calcext:value-type="float">
            <text:p>40</text:p>
          </table:table-cell>
          <table:table-cell table:style-name="ce25" table:formula="of:=OFFSET([$'EcCo Armor'.$P$2];[.W$90];0)" office:value-type="float" office:value="40" calcext:value-type="float">
            <text:p>40</text:p>
          </table:table-cell>
          <table:table-cell table:style-name="ce25" table:formula="of:=OFFSET([$'EcCo Armor'.$P$2];[.X$90];0)" office:value-type="float" office:value="45" calcext:value-type="float">
            <text:p>45</text:p>
          </table:table-cell>
          <table:table-cell table:style-name="ce25" table:formula="of:=OFFSET([$'EcCo Armor'.$P$2];[.Y$90];0)" office:value-type="float" office:value="50" calcext:value-type="float">
            <text:p>50</text:p>
          </table:table-cell>
          <table:table-cell table:style-name="ce25" table:formula="of:=OFFSET([$'EcCo Armor'.$P$2];[.Z$90];0)" office:value-type="float" office:value="50" calcext:value-type="float">
            <text:p>50</text:p>
          </table:table-cell>
          <table:table-cell table:style-name="ce25" table:formula="of:=OFFSET([$'EcCo Armor'.$P$2];[.AA$90];0)" office:value-type="float" office:value="65" calcext:value-type="float">
            <text:p>65</text:p>
          </table:table-cell>
          <table:table-cell table:style-name="ce25" table:formula="of:=OFFSET([$'EcCo Armor'.$P$2];[.AB$90];0)" office:value-type="float" office:value="70" calcext:value-type="float">
            <text:p>70</text:p>
          </table:table-cell>
          <table:table-cell table:style-name="ce25" table:formula="of:=OFFSET([$'EcCo Armor'.$P$2];[.AC$90];0)" office:value-type="float" office:value="70" calcext:value-type="float">
            <text:p>70</text:p>
          </table:table-cell>
          <table:table-cell table:style-name="ce25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/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HE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formula="of:=LOOKUP([.$B97];[$'EcCo ammo'.$A$6:$'EcCo ammo'.$A$37];[$'EcCo ammo'.F$6:$'EcCo ammo'.F$37])" office:value-type="float" office:value="0" calcext:value-type="float">
            <text:p>0</text:p>
          </table:table-cell>
          <table:table-cell table:formula="of:=LOOKUP([.$B97];[$'EcCo ammo'.$A$6:$'EcCo ammo'.$A$37];[$'EcCo ammo'.H$6:$'EcCo ammo'.H$37])" office:value-type="float" office:value="4" calcext:value-type="float">
            <text:p>4</text:p>
          </table:table-cell>
          <table:table-cell table:formula="of:=LOOKUP([.$B97];[$'EcCo ammo'.$A$6:$'EcCo ammo'.$A$37];[$'EcCo ammo'.I$6:$'EcCo ammo'.I$37])" office:value-type="float" office:value="1" calcext:value-type="float">
            <text:p>1</text:p>
          </table:table-cell>
          <table:table-cell table:formula="of:=LOOKUP([.$B97];[$'EcCo ammo'.$A$6:$'EcCo ammo'.$A$37];[$'EcCo ammo'.J$6:$'EcCo ammo'.J$37])" office:value-type="float" office:value="1" calcext:value-type="float">
            <text:p>1</text:p>
          </table:table-cell>
          <table:table-cell table:formula="of:=[.H97]/[.I97]" office:value-type="float" office:value="1" calcext:value-type="float">
            <text:p>1.00</text:p>
          </table:table-cell>
          <table:table-cell table:formula="of:=ROUND(AVERAGE([.C97];[.D97]))" office:value-type="float" office:value="30" calcext:value-type="float">
            <text:p>30</text:p>
          </table:table-cell>
          <table:table-cell/>
          <table:table-cell table:formula="of:=ROUNDUP(MAX((100-MAX([.M$95]+10*MIN([.M$94]-[.$G97];0);0))*INT(([.$K97]-MAX([.M$94]-[.$G97];0))*[.$J97])/100;0);0)" office:value-type="float" office:value="30" calcext:value-type="float">
            <text:p>30</text:p>
          </table:table-cell>
          <table:table-cell table:formula="of:=ROUNDUP(MAX((100-MAX([.N$95]+10*MIN([.N$94]-[.$G97];0);0))*INT(([.$K97]-MAX([.N$94]-[.$G97];0))*[.$J97])/100;0);0)" office:value-type="float" office:value="30" calcext:value-type="float">
            <text:p>30</text:p>
          </table:table-cell>
          <table:table-cell table:formula="of:=ROUNDUP(MAX((100-MAX([.O$95]+10*MIN([.O$94]-[.$G97];0);0))*INT(([.$K97]-MAX([.O$94]-[.$G97];0))*[.$J97])/100;0);0)" office:value-type="float" office:value="30" calcext:value-type="float">
            <text:p>30</text:p>
          </table:table-cell>
          <table:table-cell table:formula="of:=ROUNDUP(MAX((100-MAX([.P$95]+10*MIN([.P$94]-[.$G97];0);0))*INT(([.$K97]-MAX([.P$94]-[.$G97];0))*[.$J97])/100;0);0)" office:value-type="float" office:value="30" calcext:value-type="float">
            <text:p>30</text:p>
          </table:table-cell>
          <table:table-cell table:formula="of:=ROUNDUP(MAX((100-MAX([.Q$95]+10*MIN([.Q$94]-[.$G97];0);0))*INT(([.$K97]-MAX([.Q$94]-[.$G97];0))*[.$J97])/100;0);0)" office:value-type="float" office:value="30" calcext:value-type="float">
            <text:p>30</text:p>
          </table:table-cell>
          <table:table-cell table:formula="of:=ROUNDUP(MAX((100-MAX([.R$95]+10*MIN([.R$94]-[.$G97];0);0))*INT(([.$K97]-MAX([.R$94]-[.$G97];0))*[.$J97])/100;0);0)" office:value-type="float" office:value="30" calcext:value-type="float">
            <text:p>30</text:p>
          </table:table-cell>
          <table:table-cell table:formula="of:=ROUNDUP(MAX((100-MAX([.S$95]+10*MIN([.S$94]-[.$G97];0);0))*INT(([.$K97]-MAX([.S$94]-[.$G97];0))*[.$J97])/100;0);0)" office:value-type="float" office:value="23" calcext:value-type="float">
            <text:p>23</text:p>
          </table:table-cell>
          <table:table-cell table:formula="of:=ROUNDUP(MAX((100-MAX([.T$95]+10*MIN([.T$94]-[.$G97];0);0))*INT(([.$K97]-MAX([.T$94]-[.$G97];0))*[.$J97])/100;0);0)" office:value-type="float" office:value="21" calcext:value-type="float">
            <text:p>21</text:p>
          </table:table-cell>
          <table:table-cell table:formula="of:=ROUNDUP(MAX((100-MAX([.U$95]+10*MIN([.U$94]-[.$G97];0);0))*INT(([.$K97]-MAX([.U$94]-[.$G97];0))*[.$J97])/100;0);0)" office:value-type="float" office:value="21" calcext:value-type="float">
            <text:p>21</text:p>
          </table:table-cell>
          <table:table-cell table:formula="of:=ROUNDUP(MAX((100-MAX([.V$95]+10*MIN([.V$94]-[.$G97];0);0))*INT(([.$K97]-MAX([.V$94]-[.$G97];0))*[.$J97])/100;0);0)" office:value-type="float" office:value="17" calcext:value-type="float">
            <text:p>17</text:p>
          </table:table-cell>
          <table:table-cell table:formula="of:=ROUNDUP(MAX((100-MAX([.W$95]+10*MIN([.W$94]-[.$G97];0);0))*INT(([.$K97]-MAX([.W$94]-[.$G97];0))*[.$J97])/100;0);0)" office:value-type="float" office:value="16" calcext:value-type="float">
            <text:p>16</text:p>
          </table:table-cell>
          <table:table-cell table:formula="of:=ROUNDUP(MAX((100-MAX([.X$95]+10*MIN([.X$94]-[.$G97];0);0))*INT(([.$K97]-MAX([.X$94]-[.$G97];0))*[.$J97])/100;0);0)" office:value-type="float" office:value="14" calcext:value-type="float">
            <text:p>14</text:p>
          </table:table-cell>
          <table:table-cell table:formula="of:=ROUNDUP(MAX((100-MAX([.Y$95]+10*MIN([.Y$94]-[.$G97];0);0))*INT(([.$K97]-MAX([.Y$94]-[.$G97];0))*[.$J97])/100;0);0)" office:value-type="float" office:value="9" calcext:value-type="float">
            <text:p>9</text:p>
          </table:table-cell>
          <table:table-cell table:formula="of:=ROUNDUP(MAX((100-MAX([.Z$95]+10*MIN([.Z$94]-[.$G97];0);0))*INT(([.$K97]-MAX([.Z$94]-[.$G97];0))*[.$J97])/100;0);0)" office:value-type="float" office:value="8" calcext:value-type="float">
            <text:p>8</text:p>
          </table:table-cell>
          <table:table-cell table:formula="of:=ROUNDUP(MAX((100-MAX([.AA$95]+10*MIN([.AA$94]-[.$G97];0);0))*INT(([.$K97]-MAX([.AA$94]-[.$G97];0))*[.$J97])/100;0);0)" office:value-type="float" office:value="5" calcext:value-type="float">
            <text:p>5</text:p>
          </table:table-cell>
          <table:table-cell table:formula="of:=ROUNDUP(MAX((100-MAX([.AB$95]+10*MIN([.AB$94]-[.$G97];0);0))*INT(([.$K97]-MAX([.AB$94]-[.$G97];0))*[.$J97])/100;0);0)" office:value-type="float" office:value="5" calcext:value-type="float">
            <text:p>5</text:p>
          </table:table-cell>
          <table:table-cell table:formula="of:=ROUNDUP(MAX((100-MAX([.AC$95]+10*MIN([.AC$94]-[.$G97];0);0))*INT(([.$K97]-MAX([.AC$94]-[.$G97];0))*[.$J97])/100;0);0)" office:value-type="float" office:value="5" calcext:value-type="float">
            <text:p>5</text:p>
          </table:table-cell>
          <table:table-cell table:number-columns-repeated="6"/>
          <table:table-cell table:formula="of:=FLOOR([.M$94]*IF([.$E97];0.2;1))-[.$G97]" office:value-type="float" office:value="-4" calcext:value-type="float">
            <text:p>-4</text:p>
          </table:table-cell>
          <table:table-cell table:formula="of:=FLOOR([.N$94]*IF([.$E97];0.2;1))-[.$G97]" office:value-type="float" office:value="-4" calcext:value-type="float">
            <text:p>-4</text:p>
          </table:table-cell>
          <table:table-cell table:formula="of:=FLOOR([.O$94]*IF([.$E97];0.2;1))-[.$G97]" office:value-type="float" office:value="-4" calcext:value-type="float">
            <text:p>-4</text:p>
          </table:table-cell>
          <table:table-cell table:formula="of:=FLOOR([.P$94]*IF([.$E97];0.2;1))-[.$G97]" office:value-type="float" office:value="-3" calcext:value-type="float">
            <text:p>-3</text:p>
          </table:table-cell>
          <table:table-cell table:formula="of:=FLOOR([.Q$94]*IF([.$E97];0.2;1))-[.$G97]" office:value-type="float" office:value="-4" calcext:value-type="float">
            <text:p>-4</text:p>
          </table:table-cell>
          <table:table-cell table:formula="of:=FLOOR([.R$94]*IF([.$E97];0.2;1))-[.$G97]" office:value-type="float" office:value="-3" calcext:value-type="float">
            <text:p>-3</text:p>
          </table:table-cell>
          <table:table-cell table:formula="of:=FLOOR([.S$94]*IF([.$E97];0.2;1))-[.$G97]" office:value-type="float" office:value="0" calcext:value-type="float">
            <text:p>0</text:p>
          </table:table-cell>
          <table:table-cell table:formula="of:=FLOOR([.T$94]*IF([.$E97];0.2;1))-[.$G97]" office:value-type="float" office:value="0" calcext:value-type="float">
            <text:p>0</text:p>
          </table:table-cell>
          <table:table-cell table:formula="of:=FLOOR([.U$94]*IF([.$E97];0.2;1))-[.$G97]" office:value-type="float" office:value="0" calcext:value-type="float">
            <text:p>0</text:p>
          </table:table-cell>
          <table:table-cell table:formula="of:=FLOOR([.V$94]*IF([.$E97];0.2;1))-[.$G97]" office:value-type="float" office:value="2" calcext:value-type="float">
            <text:p>2</text:p>
          </table:table-cell>
          <table:table-cell table:formula="of:=FLOOR([.W$94]*IF([.$E97];0.2;1))-[.$G97]" office:value-type="float" office:value="4" calcext:value-type="float">
            <text:p>4</text:p>
          </table:table-cell>
          <table:table-cell table:formula="of:=FLOOR([.X$94]*IF([.$E97];0.2;1))-[.$G97]" office:value-type="float" office:value="5" calcext:value-type="float">
            <text:p>5</text:p>
          </table:table-cell>
          <table:table-cell table:formula="of:=FLOOR([.Y$94]*IF([.$E97];0.2;1))-[.$G97]" office:value-type="float" office:value="12" calcext:value-type="float">
            <text:p>12</text:p>
          </table:table-cell>
          <table:table-cell table:formula="of:=FLOOR([.Z$94]*IF([.$E97];0.2;1))-[.$G97]" office:value-type="float" office:value="14" calcext:value-type="float">
            <text:p>14</text:p>
          </table:table-cell>
          <table:table-cell table:formula="of:=FLOOR([.AA$94]*IF([.$E97];0.2;1))-[.$G97]" office:value-type="float" office:value="16" calcext:value-type="float">
            <text:p>16</text:p>
          </table:table-cell>
          <table:table-cell table:formula="of:=FLOOR([.AB$94]*IF([.$E97];0.2;1))-[.$G97]" office:value-type="float" office:value="16" calcext:value-type="float">
            <text:p>16</text:p>
          </table:table-cell>
          <table:table-cell table:formula="of:=FLOOR([.AC$94]*IF([.$E97];0.2;1))-[.$G9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IC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formula="of:=LOOKUP([.$B98];[$'EcCo ammo'.$A$6:$'EcCo ammo'.$A$37];[$'EcCo ammo'.F$6:$'EcCo ammo'.F$37])" office:value-type="float" office:value="0" calcext:value-type="float">
            <text:p>0</text:p>
          </table:table-cell>
          <table:table-cell table:formula="of:=LOOKUP([.$B98];[$'EcCo ammo'.$A$6:$'EcCo ammo'.$A$37];[$'EcCo ammo'.H$6:$'EcCo ammo'.H$37])" office:value-type="float" office:value="0" calcext:value-type="float">
            <text:p>0</text:p>
          </table:table-cell>
          <table:table-cell table:formula="of:=LOOKUP([.$B98];[$'EcCo ammo'.$A$6:$'EcCo ammo'.$A$37];[$'EcCo ammo'.I$6:$'EcCo ammo'.I$37])" office:value-type="float" office:value="4" calcext:value-type="float">
            <text:p>4</text:p>
          </table:table-cell>
          <table:table-cell table:formula="of:=LOOKUP([.$B98];[$'EcCo ammo'.$A$6:$'EcCo ammo'.$A$37];[$'EcCo ammo'.J$6:$'EcCo ammo'.J$37])" office:value-type="float" office:value="3" calcext:value-type="float">
            <text:p>3</text:p>
          </table:table-cell>
          <table:table-cell table:formula="of:=[.H98]/[.I98]" office:value-type="float" office:value="1.33333333333333" calcext:value-type="float">
            <text:p>1.33</text:p>
          </table:table-cell>
          <table:table-cell table:formula="of:=ROUND(AVERAGE([.C98];[.D98]))" office:value-type="float" office:value="30" calcext:value-type="float">
            <text:p>30</text:p>
          </table:table-cell>
          <table:table-cell/>
          <table:table-cell table:formula="of:=ROUNDUP(MAX((100-MAX([.M$95]+10*MIN([.M$94]-[.$G98];0);0))*INT(([.$K98]-MAX([.M$94]-[.$G98];0))*[.$J98])/100;0);0)" office:value-type="float" office:value="39" calcext:value-type="float">
            <text:p>39</text:p>
          </table:table-cell>
          <table:table-cell table:formula="of:=ROUNDUP(MAX((100-MAX([.N$95]+10*MIN([.N$94]-[.$G98];0);0))*INT(([.$K98]-MAX([.N$94]-[.$G98];0))*[.$J98])/100;0);0)" office:value-type="float" office:value="32" calcext:value-type="float">
            <text:p>32</text:p>
          </table:table-cell>
          <table:table-cell table:formula="of:=ROUNDUP(MAX((100-MAX([.O$95]+10*MIN([.O$94]-[.$G98];0);0))*INT(([.$K98]-MAX([.O$94]-[.$G98];0))*[.$J98])/100;0);0)" office:value-type="float" office:value="32" calcext:value-type="float">
            <text:p>32</text:p>
          </table:table-cell>
          <table:table-cell table:formula="of:=ROUNDUP(MAX((100-MAX([.P$95]+10*MIN([.P$94]-[.$G98];0);0))*INT(([.$K98]-MAX([.P$94]-[.$G98];0))*[.$J98])/100;0);0)" office:value-type="float" office:value="31" calcext:value-type="float">
            <text:p>31</text:p>
          </table:table-cell>
          <table:table-cell table:formula="of:=ROUNDUP(MAX((100-MAX([.Q$95]+10*MIN([.Q$94]-[.$G98];0);0))*INT(([.$K98]-MAX([.Q$94]-[.$G98];0))*[.$J98])/100;0);0)" office:value-type="float" office:value="32" calcext:value-type="float">
            <text:p>32</text:p>
          </table:table-cell>
          <table:table-cell table:formula="of:=ROUNDUP(MAX((100-MAX([.R$95]+10*MIN([.R$94]-[.$G98];0);0))*INT(([.$K98]-MAX([.R$94]-[.$G98];0))*[.$J98])/100;0);0)" office:value-type="float" office:value="29" calcext:value-type="float">
            <text:p>29</text:p>
          </table:table-cell>
          <table:table-cell table:formula="of:=ROUNDUP(MAX((100-MAX([.S$95]+10*MIN([.S$94]-[.$G98];0);0))*INT(([.$K98]-MAX([.S$94]-[.$G98];0))*[.$J98])/100;0);0)" office:value-type="float" office:value="26" calcext:value-type="float">
            <text:p>26</text:p>
          </table:table-cell>
          <table:table-cell table:formula="of:=ROUNDUP(MAX((100-MAX([.T$95]+10*MIN([.T$94]-[.$G98];0);0))*INT(([.$K98]-MAX([.T$94]-[.$G98];0))*[.$J98])/100;0);0)" office:value-type="float" office:value="24" calcext:value-type="float">
            <text:p>24</text:p>
          </table:table-cell>
          <table:table-cell table:formula="of:=ROUNDUP(MAX((100-MAX([.U$95]+10*MIN([.U$94]-[.$G98];0);0))*INT(([.$K98]-MAX([.U$94]-[.$G98];0))*[.$J98])/100;0);0)" office:value-type="float" office:value="24" calcext:value-type="float">
            <text:p>24</text:p>
          </table:table-cell>
          <table:table-cell table:formula="of:=ROUNDUP(MAX((100-MAX([.V$95]+10*MIN([.V$94]-[.$G98];0);0))*INT(([.$K98]-MAX([.V$94]-[.$G98];0))*[.$J98])/100;0);0)" office:value-type="float" office:value="19" calcext:value-type="float">
            <text:p>19</text:p>
          </table:table-cell>
          <table:table-cell table:formula="of:=ROUNDUP(MAX((100-MAX([.W$95]+10*MIN([.W$94]-[.$G98];0);0))*INT(([.$K98]-MAX([.W$94]-[.$G98];0))*[.$J98])/100;0);0)" office:value-type="float" office:value="18" calcext:value-type="float">
            <text:p>18</text:p>
          </table:table-cell>
          <table:table-cell table:formula="of:=ROUNDUP(MAX((100-MAX([.X$95]+10*MIN([.X$94]-[.$G98];0);0))*INT(([.$K98]-MAX([.X$94]-[.$G98];0))*[.$J98])/100;0);0)" office:value-type="float" office:value="15" calcext:value-type="float">
            <text:p>15</text:p>
          </table:table-cell>
          <table:table-cell table:formula="of:=ROUNDUP(MAX((100-MAX([.Y$95]+10*MIN([.Y$94]-[.$G98];0);0))*INT(([.$K98]-MAX([.Y$94]-[.$G98];0))*[.$J98])/100;0);0)" office:value-type="float" office:value="9" calcext:value-type="float">
            <text:p>9</text:p>
          </table:table-cell>
          <table:table-cell table:formula="of:=ROUNDUP(MAX((100-MAX([.Z$95]+10*MIN([.Z$94]-[.$G98];0);0))*INT(([.$K98]-MAX([.Z$94]-[.$G98];0))*[.$J98])/100;0);0)" office:value-type="float" office:value="8" calcext:value-type="float">
            <text:p>8</text:p>
          </table:table-cell>
          <table:table-cell table:formula="of:=ROUNDUP(MAX((100-MAX([.AA$95]+10*MIN([.AA$94]-[.$G98];0);0))*INT(([.$K98]-MAX([.AA$94]-[.$G98];0))*[.$J98])/100;0);0)" office:value-type="float" office:value="5" calcext:value-type="float">
            <text:p>5</text:p>
          </table:table-cell>
          <table:table-cell table:formula="of:=ROUNDUP(MAX((100-MAX([.AB$95]+10*MIN([.AB$94]-[.$G98];0);0))*INT(([.$K98]-MAX([.AB$94]-[.$G98];0))*[.$J98])/100;0);0)" office:value-type="float" office:value="4" calcext:value-type="float">
            <text:p>4</text:p>
          </table:table-cell>
          <table:table-cell table:formula="of:=ROUNDUP(MAX((100-MAX([.AC$95]+10*MIN([.AC$94]-[.$G98];0);0))*INT(([.$K98]-MAX([.AC$94]-[.$G98];0))*[.$J98])/100;0);0)" office:value-type="float" office:value="4" calcext:value-type="float">
            <text:p>4</text:p>
          </table:table-cell>
          <table:table-cell table:number-columns-repeated="6"/>
          <table:table-cell table:formula="of:=FLOOR([.M$94]*IF([.$E98];0.2;1))-[.$G98]" office:value-type="float" office:value="0" calcext:value-type="float">
            <text:p>0</text:p>
          </table:table-cell>
          <table:table-cell table:formula="of:=FLOOR([.N$94]*IF([.$E98];0.2;1))-[.$G98]" office:value-type="float" office:value="0" calcext:value-type="float">
            <text:p>0</text:p>
          </table:table-cell>
          <table:table-cell table:formula="of:=FLOOR([.O$94]*IF([.$E98];0.2;1))-[.$G98]" office:value-type="float" office:value="0" calcext:value-type="float">
            <text:p>0</text:p>
          </table:table-cell>
          <table:table-cell table:formula="of:=FLOOR([.P$94]*IF([.$E98];0.2;1))-[.$G98]" office:value-type="float" office:value="1" calcext:value-type="float">
            <text:p>1</text:p>
          </table:table-cell>
          <table:table-cell table:formula="of:=FLOOR([.Q$94]*IF([.$E98];0.2;1))-[.$G98]" office:value-type="float" office:value="0" calcext:value-type="float">
            <text:p>0</text:p>
          </table:table-cell>
          <table:table-cell table:formula="of:=FLOOR([.R$94]*IF([.$E98];0.2;1))-[.$G98]" office:value-type="float" office:value="1" calcext:value-type="float">
            <text:p>1</text:p>
          </table:table-cell>
          <table:table-cell table:formula="of:=FLOOR([.S$94]*IF([.$E98];0.2;1))-[.$G98]" office:value-type="float" office:value="4" calcext:value-type="float">
            <text:p>4</text:p>
          </table:table-cell>
          <table:table-cell table:formula="of:=FLOOR([.T$94]*IF([.$E98];0.2;1))-[.$G98]" office:value-type="float" office:value="4" calcext:value-type="float">
            <text:p>4</text:p>
          </table:table-cell>
          <table:table-cell table:formula="of:=FLOOR([.U$94]*IF([.$E98];0.2;1))-[.$G98]" office:value-type="float" office:value="4" calcext:value-type="float">
            <text:p>4</text:p>
          </table:table-cell>
          <table:table-cell table:formula="of:=FLOOR([.V$94]*IF([.$E98];0.2;1))-[.$G98]" office:value-type="float" office:value="6" calcext:value-type="float">
            <text:p>6</text:p>
          </table:table-cell>
          <table:table-cell table:formula="of:=FLOOR([.W$94]*IF([.$E98];0.2;1))-[.$G98]" office:value-type="float" office:value="8" calcext:value-type="float">
            <text:p>8</text:p>
          </table:table-cell>
          <table:table-cell table:formula="of:=FLOOR([.X$94]*IF([.$E98];0.2;1))-[.$G98]" office:value-type="float" office:value="9" calcext:value-type="float">
            <text:p>9</text:p>
          </table:table-cell>
          <table:table-cell table:formula="of:=FLOOR([.Y$94]*IF([.$E98];0.2;1))-[.$G98]" office:value-type="float" office:value="16" calcext:value-type="float">
            <text:p>16</text:p>
          </table:table-cell>
          <table:table-cell table:formula="of:=FLOOR([.Z$94]*IF([.$E98];0.2;1))-[.$G98]" office:value-type="float" office:value="18" calcext:value-type="float">
            <text:p>18</text:p>
          </table:table-cell>
          <table:table-cell table:formula="of:=FLOOR([.AA$94]*IF([.$E98];0.2;1))-[.$G98]" office:value-type="float" office:value="20" calcext:value-type="float">
            <text:p>20</text:p>
          </table:table-cell>
          <table:table-cell table:formula="of:=FLOOR([.AB$94]*IF([.$E98];0.2;1))-[.$G98]" office:value-type="float" office:value="20" calcext:value-type="float">
            <text:p>20</text:p>
          </table:table-cell>
          <table:table-cell table:formula="of:=FLOOR([.AC$94]*IF([.$E98];0.2;1))-[.$G9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HE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formula="of:=LOOKUP([.$B99];[$'EcCo ammo'.$A$6:$'EcCo ammo'.$A$37];[$'EcCo ammo'.F$6:$'EcCo ammo'.F$37])" office:value-type="float" office:value="0" calcext:value-type="float">
            <text:p>0</text:p>
          </table:table-cell>
          <table:table-cell table:formula="of:=LOOKUP([.$B99];[$'EcCo ammo'.$A$6:$'EcCo ammo'.$A$37];[$'EcCo ammo'.H$6:$'EcCo ammo'.H$37])" office:value-type="float" office:value="4" calcext:value-type="float">
            <text:p>4</text:p>
          </table:table-cell>
          <table:table-cell table:formula="of:=LOOKUP([.$B99];[$'EcCo ammo'.$A$6:$'EcCo ammo'.$A$37];[$'EcCo ammo'.I$6:$'EcCo ammo'.I$37])" office:value-type="float" office:value="1" calcext:value-type="float">
            <text:p>1</text:p>
          </table:table-cell>
          <table:table-cell table:formula="of:=LOOKUP([.$B99];[$'EcCo ammo'.$A$6:$'EcCo ammo'.$A$37];[$'EcCo ammo'.J$6:$'EcCo ammo'.J$37])" office:value-type="float" office:value="1" calcext:value-type="float">
            <text:p>1</text:p>
          </table:table-cell>
          <table:table-cell table:formula="of:=[.H99]/[.I99]" office:value-type="float" office:value="1" calcext:value-type="float">
            <text:p>1.00</text:p>
          </table:table-cell>
          <table:table-cell table:formula="of:=ROUND(AVERAGE([.C99];[.D99]))" office:value-type="float" office:value="35" calcext:value-type="float">
            <text:p>35</text:p>
          </table:table-cell>
          <table:table-cell/>
          <table:table-cell table:formula="of:=ROUNDUP(MAX((100-MAX([.M$95]+10*MIN([.M$94]-[.$G99];0);0))*INT(([.$K99]-MAX([.M$94]-[.$G99];0))*[.$J99])/100;0);0)" office:value-type="float" office:value="35" calcext:value-type="float">
            <text:p>35</text:p>
          </table:table-cell>
          <table:table-cell table:formula="of:=ROUNDUP(MAX((100-MAX([.N$95]+10*MIN([.N$94]-[.$G99];0);0))*INT(([.$K99]-MAX([.N$94]-[.$G99];0))*[.$J99])/100;0);0)" office:value-type="float" office:value="35" calcext:value-type="float">
            <text:p>35</text:p>
          </table:table-cell>
          <table:table-cell table:formula="of:=ROUNDUP(MAX((100-MAX([.O$95]+10*MIN([.O$94]-[.$G99];0);0))*INT(([.$K99]-MAX([.O$94]-[.$G99];0))*[.$J99])/100;0);0)" office:value-type="float" office:value="35" calcext:value-type="float">
            <text:p>35</text:p>
          </table:table-cell>
          <table:table-cell table:formula="of:=ROUNDUP(MAX((100-MAX([.P$95]+10*MIN([.P$94]-[.$G99];0);0))*INT(([.$K99]-MAX([.P$94]-[.$G99];0))*[.$J99])/100;0);0)" office:value-type="float" office:value="35" calcext:value-type="float">
            <text:p>35</text:p>
          </table:table-cell>
          <table:table-cell table:formula="of:=ROUNDUP(MAX((100-MAX([.Q$95]+10*MIN([.Q$94]-[.$G99];0);0))*INT(([.$K99]-MAX([.Q$94]-[.$G99];0))*[.$J99])/100;0);0)" office:value-type="float" office:value="35" calcext:value-type="float">
            <text:p>35</text:p>
          </table:table-cell>
          <table:table-cell table:formula="of:=ROUNDUP(MAX((100-MAX([.R$95]+10*MIN([.R$94]-[.$G99];0);0))*INT(([.$K99]-MAX([.R$94]-[.$G99];0))*[.$J99])/100;0);0)" office:value-type="float" office:value="35" calcext:value-type="float">
            <text:p>35</text:p>
          </table:table-cell>
          <table:table-cell table:formula="of:=ROUNDUP(MAX((100-MAX([.S$95]+10*MIN([.S$94]-[.$G99];0);0))*INT(([.$K99]-MAX([.S$94]-[.$G99];0))*[.$J99])/100;0);0)" office:value-type="float" office:value="27" calcext:value-type="float">
            <text:p>27</text:p>
          </table:table-cell>
          <table:table-cell table:formula="of:=ROUNDUP(MAX((100-MAX([.T$95]+10*MIN([.T$94]-[.$G99];0);0))*INT(([.$K99]-MAX([.T$94]-[.$G99];0))*[.$J99])/100;0);0)" office:value-type="float" office:value="25" calcext:value-type="float">
            <text:p>25</text:p>
          </table:table-cell>
          <table:table-cell table:formula="of:=ROUNDUP(MAX((100-MAX([.U$95]+10*MIN([.U$94]-[.$G99];0);0))*INT(([.$K99]-MAX([.U$94]-[.$G99];0))*[.$J99])/100;0);0)" office:value-type="float" office:value="25" calcext:value-type="float">
            <text:p>25</text:p>
          </table:table-cell>
          <table:table-cell table:formula="of:=ROUNDUP(MAX((100-MAX([.V$95]+10*MIN([.V$94]-[.$G99];0);0))*INT(([.$K99]-MAX([.V$94]-[.$G99];0))*[.$J99])/100;0);0)" office:value-type="float" office:value="20" calcext:value-type="float">
            <text:p>20</text:p>
          </table:table-cell>
          <table:table-cell table:formula="of:=ROUNDUP(MAX((100-MAX([.W$95]+10*MIN([.W$94]-[.$G99];0);0))*INT(([.$K99]-MAX([.W$94]-[.$G99];0))*[.$J99])/100;0);0)" office:value-type="float" office:value="19" calcext:value-type="float">
            <text:p>19</text:p>
          </table:table-cell>
          <table:table-cell table:formula="of:=ROUNDUP(MAX((100-MAX([.X$95]+10*MIN([.X$94]-[.$G99];0);0))*INT(([.$K99]-MAX([.X$94]-[.$G99];0))*[.$J99])/100;0);0)" office:value-type="float" office:value="17" calcext:value-type="float">
            <text:p>17</text:p>
          </table:table-cell>
          <table:table-cell table:formula="of:=ROUNDUP(MAX((100-MAX([.Y$95]+10*MIN([.Y$94]-[.$G99];0);0))*INT(([.$K99]-MAX([.Y$94]-[.$G99];0))*[.$J99])/100;0);0)" office:value-type="float" office:value="12" calcext:value-type="float">
            <text:p>12</text:p>
          </table:table-cell>
          <table:table-cell table:formula="of:=ROUNDUP(MAX((100-MAX([.Z$95]+10*MIN([.Z$94]-[.$G99];0);0))*INT(([.$K99]-MAX([.Z$94]-[.$G99];0))*[.$J99])/100;0);0)" office:value-type="float" office:value="11" calcext:value-type="float">
            <text:p>11</text:p>
          </table:table-cell>
          <table:table-cell table:formula="of:=ROUNDUP(MAX((100-MAX([.AA$95]+10*MIN([.AA$94]-[.$G99];0);0))*INT(([.$K99]-MAX([.AA$94]-[.$G99];0))*[.$J99])/100;0);0)" office:value-type="float" office:value="7" calcext:value-type="float">
            <text:p>7</text:p>
          </table:table-cell>
          <table:table-cell table:formula="of:=ROUNDUP(MAX((100-MAX([.AB$95]+10*MIN([.AB$94]-[.$G99];0);0))*INT(([.$K99]-MAX([.AB$94]-[.$G99];0))*[.$J99])/100;0);0)" office:value-type="float" office:value="6" calcext:value-type="float">
            <text:p>6</text:p>
          </table:table-cell>
          <table:table-cell table:formula="of:=ROUNDUP(MAX((100-MAX([.AC$95]+10*MIN([.AC$94]-[.$G99];0);0))*INT(([.$K99]-MAX([.AC$94]-[.$G99];0))*[.$J99])/100;0);0)" office:value-type="float" office:value="6" calcext:value-type="float">
            <text:p>6</text:p>
          </table:table-cell>
          <table:table-cell table:number-columns-repeated="6"/>
          <table:table-cell table:formula="of:=FLOOR([.M$94]*IF([.$E99];0.2;1))-[.$G99]" office:value-type="float" office:value="-4" calcext:value-type="float">
            <text:p>-4</text:p>
          </table:table-cell>
          <table:table-cell table:formula="of:=FLOOR([.N$94]*IF([.$E99];0.2;1))-[.$G99]" office:value-type="float" office:value="-4" calcext:value-type="float">
            <text:p>-4</text:p>
          </table:table-cell>
          <table:table-cell table:formula="of:=FLOOR([.O$94]*IF([.$E99];0.2;1))-[.$G99]" office:value-type="float" office:value="-4" calcext:value-type="float">
            <text:p>-4</text:p>
          </table:table-cell>
          <table:table-cell table:formula="of:=FLOOR([.P$94]*IF([.$E99];0.2;1))-[.$G99]" office:value-type="float" office:value="-3" calcext:value-type="float">
            <text:p>-3</text:p>
          </table:table-cell>
          <table:table-cell table:formula="of:=FLOOR([.Q$94]*IF([.$E99];0.2;1))-[.$G99]" office:value-type="float" office:value="-4" calcext:value-type="float">
            <text:p>-4</text:p>
          </table:table-cell>
          <table:table-cell table:formula="of:=FLOOR([.R$94]*IF([.$E99];0.2;1))-[.$G99]" office:value-type="float" office:value="-3" calcext:value-type="float">
            <text:p>-3</text:p>
          </table:table-cell>
          <table:table-cell table:formula="of:=FLOOR([.S$94]*IF([.$E99];0.2;1))-[.$G99]" office:value-type="float" office:value="0" calcext:value-type="float">
            <text:p>0</text:p>
          </table:table-cell>
          <table:table-cell table:formula="of:=FLOOR([.T$94]*IF([.$E99];0.2;1))-[.$G99]" office:value-type="float" office:value="0" calcext:value-type="float">
            <text:p>0</text:p>
          </table:table-cell>
          <table:table-cell table:formula="of:=FLOOR([.U$94]*IF([.$E99];0.2;1))-[.$G99]" office:value-type="float" office:value="0" calcext:value-type="float">
            <text:p>0</text:p>
          </table:table-cell>
          <table:table-cell table:formula="of:=FLOOR([.V$94]*IF([.$E99];0.2;1))-[.$G99]" office:value-type="float" office:value="2" calcext:value-type="float">
            <text:p>2</text:p>
          </table:table-cell>
          <table:table-cell table:formula="of:=FLOOR([.W$94]*IF([.$E99];0.2;1))-[.$G99]" office:value-type="float" office:value="4" calcext:value-type="float">
            <text:p>4</text:p>
          </table:table-cell>
          <table:table-cell table:formula="of:=FLOOR([.X$94]*IF([.$E99];0.2;1))-[.$G99]" office:value-type="float" office:value="5" calcext:value-type="float">
            <text:p>5</text:p>
          </table:table-cell>
          <table:table-cell table:formula="of:=FLOOR([.Y$94]*IF([.$E99];0.2;1))-[.$G99]" office:value-type="float" office:value="12" calcext:value-type="float">
            <text:p>12</text:p>
          </table:table-cell>
          <table:table-cell table:formula="of:=FLOOR([.Z$94]*IF([.$E99];0.2;1))-[.$G99]" office:value-type="float" office:value="14" calcext:value-type="float">
            <text:p>14</text:p>
          </table:table-cell>
          <table:table-cell table:formula="of:=FLOOR([.AA$94]*IF([.$E99];0.2;1))-[.$G99]" office:value-type="float" office:value="16" calcext:value-type="float">
            <text:p>16</text:p>
          </table:table-cell>
          <table:table-cell table:formula="of:=FLOOR([.AB$94]*IF([.$E99];0.2;1))-[.$G99]" office:value-type="float" office:value="16" calcext:value-type="float">
            <text:p>16</text:p>
          </table:table-cell>
          <table:table-cell table:formula="of:=FLOOR([.AC$94]*IF([.$E99];0.2;1))-[.$G9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IC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formula="of:=LOOKUP([.$B100];[$'EcCo ammo'.$A$6:$'EcCo ammo'.$A$37];[$'EcCo ammo'.F$6:$'EcCo ammo'.F$37])" office:value-type="float" office:value="0" calcext:value-type="float">
            <text:p>0</text:p>
          </table:table-cell>
          <table:table-cell table:formula="of:=LOOKUP([.$B100];[$'EcCo ammo'.$A$6:$'EcCo ammo'.$A$37];[$'EcCo ammo'.H$6:$'EcCo ammo'.H$37])" office:value-type="float" office:value="0" calcext:value-type="float">
            <text:p>0</text:p>
          </table:table-cell>
          <table:table-cell table:formula="of:=LOOKUP([.$B100];[$'EcCo ammo'.$A$6:$'EcCo ammo'.$A$37];[$'EcCo ammo'.I$6:$'EcCo ammo'.I$37])" office:value-type="float" office:value="4" calcext:value-type="float">
            <text:p>4</text:p>
          </table:table-cell>
          <table:table-cell table:formula="of:=LOOKUP([.$B100];[$'EcCo ammo'.$A$6:$'EcCo ammo'.$A$37];[$'EcCo ammo'.J$6:$'EcCo ammo'.J$37])" office:value-type="float" office:value="3" calcext:value-type="float">
            <text:p>3</text:p>
          </table:table-cell>
          <table:table-cell table:formula="of:=[.H100]/[.I100]" office:value-type="float" office:value="1.33333333333333" calcext:value-type="float">
            <text:p>1.33</text:p>
          </table:table-cell>
          <table:table-cell table:formula="of:=ROUND(AVERAGE([.C100];[.D100]))" office:value-type="float" office:value="35" calcext:value-type="float">
            <text:p>35</text:p>
          </table:table-cell>
          <table:table-cell/>
          <table:table-cell table:formula="of:=ROUNDUP(MAX((100-MAX([.M$95]+10*MIN([.M$94]-[.$G100];0);0))*INT(([.$K100]-MAX([.M$94]-[.$G100];0))*[.$J100])/100;0);0)" office:value-type="float" office:value="46" calcext:value-type="float">
            <text:p>46</text:p>
          </table:table-cell>
          <table:table-cell table:formula="of:=ROUNDUP(MAX((100-MAX([.N$95]+10*MIN([.N$94]-[.$G100];0);0))*INT(([.$K100]-MAX([.N$94]-[.$G100];0))*[.$J100])/100;0);0)" office:value-type="float" office:value="37" calcext:value-type="float">
            <text:p>37</text:p>
          </table:table-cell>
          <table:table-cell table:formula="of:=ROUNDUP(MAX((100-MAX([.O$95]+10*MIN([.O$94]-[.$G100];0);0))*INT(([.$K100]-MAX([.O$94]-[.$G100];0))*[.$J100])/100;0);0)" office:value-type="float" office:value="37" calcext:value-type="float">
            <text:p>37</text:p>
          </table:table-cell>
          <table:table-cell table:formula="of:=ROUNDUP(MAX((100-MAX([.P$95]+10*MIN([.P$94]-[.$G100];0);0))*INT(([.$K100]-MAX([.P$94]-[.$G100];0))*[.$J100])/100;0);0)" office:value-type="float" office:value="36" calcext:value-type="float">
            <text:p>36</text:p>
          </table:table-cell>
          <table:table-cell table:formula="of:=ROUNDUP(MAX((100-MAX([.Q$95]+10*MIN([.Q$94]-[.$G100];0);0))*INT(([.$K100]-MAX([.Q$94]-[.$G100];0))*[.$J100])/100;0);0)" office:value-type="float" office:value="37" calcext:value-type="float">
            <text:p>37</text:p>
          </table:table-cell>
          <table:table-cell table:formula="of:=ROUNDUP(MAX((100-MAX([.R$95]+10*MIN([.R$94]-[.$G100];0);0))*INT(([.$K100]-MAX([.R$94]-[.$G100];0))*[.$J100])/100;0);0)" office:value-type="float" office:value="34" calcext:value-type="float">
            <text:p>34</text:p>
          </table:table-cell>
          <table:table-cell table:formula="of:=ROUNDUP(MAX((100-MAX([.S$95]+10*MIN([.S$94]-[.$G100];0);0))*INT(([.$K100]-MAX([.S$94]-[.$G100];0))*[.$J100])/100;0);0)" office:value-type="float" office:value="31" calcext:value-type="float">
            <text:p>31</text:p>
          </table:table-cell>
          <table:table-cell table:formula="of:=ROUNDUP(MAX((100-MAX([.T$95]+10*MIN([.T$94]-[.$G100];0);0))*INT(([.$K100]-MAX([.T$94]-[.$G100];0))*[.$J100])/100;0);0)" office:value-type="float" office:value="29" calcext:value-type="float">
            <text:p>29</text:p>
          </table:table-cell>
          <table:table-cell table:formula="of:=ROUNDUP(MAX((100-MAX([.U$95]+10*MIN([.U$94]-[.$G100];0);0))*INT(([.$K100]-MAX([.U$94]-[.$G100];0))*[.$J100])/100;0);0)" office:value-type="float" office:value="29" calcext:value-type="float">
            <text:p>29</text:p>
          </table:table-cell>
          <table:table-cell table:formula="of:=ROUNDUP(MAX((100-MAX([.V$95]+10*MIN([.V$94]-[.$G100];0);0))*INT(([.$K100]-MAX([.V$94]-[.$G100];0))*[.$J100])/100;0);0)" office:value-type="float" office:value="23" calcext:value-type="float">
            <text:p>23</text:p>
          </table:table-cell>
          <table:table-cell table:formula="of:=ROUNDUP(MAX((100-MAX([.W$95]+10*MIN([.W$94]-[.$G100];0);0))*INT(([.$K100]-MAX([.W$94]-[.$G100];0))*[.$J100])/100;0);0)" office:value-type="float" office:value="21" calcext:value-type="float">
            <text:p>21</text:p>
          </table:table-cell>
          <table:table-cell table:formula="of:=ROUNDUP(MAX((100-MAX([.X$95]+10*MIN([.X$94]-[.$G100];0);0))*INT(([.$K100]-MAX([.X$94]-[.$G100];0))*[.$J100])/100;0);0)" office:value-type="float" office:value="19" calcext:value-type="float">
            <text:p>19</text:p>
          </table:table-cell>
          <table:table-cell table:formula="of:=ROUNDUP(MAX((100-MAX([.Y$95]+10*MIN([.Y$94]-[.$G100];0);0))*INT(([.$K100]-MAX([.Y$94]-[.$G100];0))*[.$J100])/100;0);0)" office:value-type="float" office:value="13" calcext:value-type="float">
            <text:p>13</text:p>
          </table:table-cell>
          <table:table-cell table:formula="of:=ROUNDUP(MAX((100-MAX([.Z$95]+10*MIN([.Z$94]-[.$G100];0);0))*INT(([.$K100]-MAX([.Z$94]-[.$G100];0))*[.$J100])/100;0);0)" office:value-type="float" office:value="11" calcext:value-type="float">
            <text:p>11</text:p>
          </table:table-cell>
          <table:table-cell table:formula="of:=ROUNDUP(MAX((100-MAX([.AA$95]+10*MIN([.AA$94]-[.$G100];0);0))*INT(([.$K100]-MAX([.AA$94]-[.$G100];0))*[.$J100])/100;0);0)" office:value-type="float" office:value="7" calcext:value-type="float">
            <text:p>7</text:p>
          </table:table-cell>
          <table:table-cell table:formula="of:=ROUNDUP(MAX((100-MAX([.AB$95]+10*MIN([.AB$94]-[.$G100];0);0))*INT(([.$K100]-MAX([.AB$94]-[.$G100];0))*[.$J100])/100;0);0)" office:value-type="float" office:value="6" calcext:value-type="float">
            <text:p>6</text:p>
          </table:table-cell>
          <table:table-cell table:formula="of:=ROUNDUP(MAX((100-MAX([.AC$95]+10*MIN([.AC$94]-[.$G100];0);0))*INT(([.$K100]-MAX([.AC$94]-[.$G100];0))*[.$J100])/100;0);0)" office:value-type="float" office:value="6" calcext:value-type="float">
            <text:p>6</text:p>
          </table:table-cell>
          <table:table-cell table:number-columns-repeated="6"/>
          <table:table-cell table:formula="of:=FLOOR([.M$94]*IF([.$E100];0.2;1))-[.$G100]" office:value-type="float" office:value="0" calcext:value-type="float">
            <text:p>0</text:p>
          </table:table-cell>
          <table:table-cell table:formula="of:=FLOOR([.N$94]*IF([.$E100];0.2;1))-[.$G100]" office:value-type="float" office:value="0" calcext:value-type="float">
            <text:p>0</text:p>
          </table:table-cell>
          <table:table-cell table:formula="of:=FLOOR([.O$94]*IF([.$E100];0.2;1))-[.$G100]" office:value-type="float" office:value="0" calcext:value-type="float">
            <text:p>0</text:p>
          </table:table-cell>
          <table:table-cell table:formula="of:=FLOOR([.P$94]*IF([.$E100];0.2;1))-[.$G100]" office:value-type="float" office:value="1" calcext:value-type="float">
            <text:p>1</text:p>
          </table:table-cell>
          <table:table-cell table:formula="of:=FLOOR([.Q$94]*IF([.$E100];0.2;1))-[.$G100]" office:value-type="float" office:value="0" calcext:value-type="float">
            <text:p>0</text:p>
          </table:table-cell>
          <table:table-cell table:formula="of:=FLOOR([.R$94]*IF([.$E100];0.2;1))-[.$G100]" office:value-type="float" office:value="1" calcext:value-type="float">
            <text:p>1</text:p>
          </table:table-cell>
          <table:table-cell table:formula="of:=FLOOR([.S$94]*IF([.$E100];0.2;1))-[.$G100]" office:value-type="float" office:value="4" calcext:value-type="float">
            <text:p>4</text:p>
          </table:table-cell>
          <table:table-cell table:formula="of:=FLOOR([.T$94]*IF([.$E100];0.2;1))-[.$G100]" office:value-type="float" office:value="4" calcext:value-type="float">
            <text:p>4</text:p>
          </table:table-cell>
          <table:table-cell table:formula="of:=FLOOR([.U$94]*IF([.$E100];0.2;1))-[.$G100]" office:value-type="float" office:value="4" calcext:value-type="float">
            <text:p>4</text:p>
          </table:table-cell>
          <table:table-cell table:formula="of:=FLOOR([.V$94]*IF([.$E100];0.2;1))-[.$G100]" office:value-type="float" office:value="6" calcext:value-type="float">
            <text:p>6</text:p>
          </table:table-cell>
          <table:table-cell table:formula="of:=FLOOR([.W$94]*IF([.$E100];0.2;1))-[.$G100]" office:value-type="float" office:value="8" calcext:value-type="float">
            <text:p>8</text:p>
          </table:table-cell>
          <table:table-cell table:formula="of:=FLOOR([.X$94]*IF([.$E100];0.2;1))-[.$G100]" office:value-type="float" office:value="9" calcext:value-type="float">
            <text:p>9</text:p>
          </table:table-cell>
          <table:table-cell table:formula="of:=FLOOR([.Y$94]*IF([.$E100];0.2;1))-[.$G100]" office:value-type="float" office:value="16" calcext:value-type="float">
            <text:p>16</text:p>
          </table:table-cell>
          <table:table-cell table:formula="of:=FLOOR([.Z$94]*IF([.$E100];0.2;1))-[.$G100]" office:value-type="float" office:value="18" calcext:value-type="float">
            <text:p>18</text:p>
          </table:table-cell>
          <table:table-cell table:formula="of:=FLOOR([.AA$94]*IF([.$E100];0.2;1))-[.$G100]" office:value-type="float" office:value="20" calcext:value-type="float">
            <text:p>20</text:p>
          </table:table-cell>
          <table:table-cell table:formula="of:=FLOOR([.AB$94]*IF([.$E100];0.2;1))-[.$G100]" office:value-type="float" office:value="20" calcext:value-type="float">
            <text:p>20</text:p>
          </table:table-cell>
          <table:table-cell table:formula="of:=FLOOR([.AC$94]*IF([.$E100];0.2;1))-[.$G10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1];[$'EcCo ammo'.$A$6:$'EcCo ammo'.$A$37];[$'EcCo ammo'.F$6:$'EcCo ammo'.F$37])" office:value-type="float" office:value="0" calcext:value-type="float">
            <text:p>0</text:p>
          </table:table-cell>
          <table:table-cell table:formula="of:=LOOKUP([.$B101];[$'EcCo ammo'.$A$6:$'EcCo ammo'.$A$37];[$'EcCo ammo'.H$6:$'EcCo ammo'.H$37])" office:value-type="float" office:value="4" calcext:value-type="float">
            <text:p>4</text:p>
          </table:table-cell>
          <table:table-cell table:formula="of:=LOOKUP([.$B101];[$'EcCo ammo'.$A$6:$'EcCo ammo'.$A$37];[$'EcCo ammo'.I$6:$'EcCo ammo'.I$37])" office:value-type="float" office:value="4" calcext:value-type="float">
            <text:p>4</text:p>
          </table:table-cell>
          <table:table-cell table:formula="of:=LOOKUP([.$B101];[$'EcCo ammo'.$A$6:$'EcCo ammo'.$A$37];[$'EcCo ammo'.J$6:$'EcCo ammo'.J$37])" office:value-type="float" office:value="3" calcext:value-type="float">
            <text:p>3</text:p>
          </table:table-cell>
          <table:table-cell table:formula="of:=[.H101]/[.I101]" office:value-type="float" office:value="1.33333333333333" calcext:value-type="float">
            <text:p>1.33</text:p>
          </table:table-cell>
          <table:table-cell table:formula="of:=ROUND(AVERAGE([.C101];[.D101]))" office:value-type="float" office:value="20" calcext:value-type="float">
            <text:p>20</text:p>
          </table:table-cell>
          <table:table-cell/>
          <table:table-cell table:formula="of:=ROUNDUP(MAX((100-MAX([.M$95]+10*MIN([.M$94]-[.$G101];0);0))*INT(([.$K101]-MAX([.M$94]-[.$G101];0))*[.$J101])/100;0);0)" office:value-type="float" office:value="26" calcext:value-type="float">
            <text:p>26</text:p>
          </table:table-cell>
          <table:table-cell table:formula="of:=ROUNDUP(MAX((100-MAX([.N$95]+10*MIN([.N$94]-[.$G101];0);0))*INT(([.$K101]-MAX([.N$94]-[.$G101];0))*[.$J101])/100;0);0)" office:value-type="float" office:value="26" calcext:value-type="float">
            <text:p>26</text:p>
          </table:table-cell>
          <table:table-cell table:formula="of:=ROUNDUP(MAX((100-MAX([.O$95]+10*MIN([.O$94]-[.$G101];0);0))*INT(([.$K101]-MAX([.O$94]-[.$G101];0))*[.$J101])/100;0);0)" office:value-type="float" office:value="26" calcext:value-type="float">
            <text:p>26</text:p>
          </table:table-cell>
          <table:table-cell table:formula="of:=ROUNDUP(MAX((100-MAX([.P$95]+10*MIN([.P$94]-[.$G101];0);0))*INT(([.$K101]-MAX([.P$94]-[.$G101];0))*[.$J101])/100;0);0)" office:value-type="float" office:value="26" calcext:value-type="float">
            <text:p>26</text:p>
          </table:table-cell>
          <table:table-cell table:formula="of:=ROUNDUP(MAX((100-MAX([.Q$95]+10*MIN([.Q$94]-[.$G101];0);0))*INT(([.$K101]-MAX([.Q$94]-[.$G101];0))*[.$J101])/100;0);0)" office:value-type="float" office:value="26" calcext:value-type="float">
            <text:p>26</text:p>
          </table:table-cell>
          <table:table-cell table:formula="of:=ROUNDUP(MAX((100-MAX([.R$95]+10*MIN([.R$94]-[.$G101];0);0))*INT(([.$K101]-MAX([.R$94]-[.$G101];0))*[.$J101])/100;0);0)" office:value-type="float" office:value="26" calcext:value-type="float">
            <text:p>26</text:p>
          </table:table-cell>
          <table:table-cell table:formula="of:=ROUNDUP(MAX((100-MAX([.S$95]+10*MIN([.S$94]-[.$G101];0);0))*INT(([.$K101]-MAX([.S$94]-[.$G101];0))*[.$J101])/100;0);0)" office:value-type="float" office:value="20" calcext:value-type="float">
            <text:p>20</text:p>
          </table:table-cell>
          <table:table-cell table:formula="of:=ROUNDUP(MAX((100-MAX([.T$95]+10*MIN([.T$94]-[.$G101];0);0))*INT(([.$K101]-MAX([.T$94]-[.$G101];0))*[.$J101])/100;0);0)" office:value-type="float" office:value="19" calcext:value-type="float">
            <text:p>19</text:p>
          </table:table-cell>
          <table:table-cell table:formula="of:=ROUNDUP(MAX((100-MAX([.U$95]+10*MIN([.U$94]-[.$G101];0);0))*INT(([.$K101]-MAX([.U$94]-[.$G101];0))*[.$J101])/100;0);0)" office:value-type="float" office:value="19" calcext:value-type="float">
            <text:p>19</text:p>
          </table:table-cell>
          <table:table-cell table:formula="of:=ROUNDUP(MAX((100-MAX([.V$95]+10*MIN([.V$94]-[.$G101];0);0))*INT(([.$K101]-MAX([.V$94]-[.$G101];0))*[.$J101])/100;0);0)" office:value-type="float" office:value="14" calcext:value-type="float">
            <text:p>14</text:p>
          </table:table-cell>
          <table:table-cell table:formula="of:=ROUNDUP(MAX((100-MAX([.W$95]+10*MIN([.W$94]-[.$G101];0);0))*INT(([.$K101]-MAX([.W$94]-[.$G101];0))*[.$J101])/100;0);0)" office:value-type="float" office:value="13" calcext:value-type="float">
            <text:p>13</text:p>
          </table:table-cell>
          <table:table-cell table:formula="of:=ROUNDUP(MAX((100-MAX([.X$95]+10*MIN([.X$94]-[.$G101];0);0))*INT(([.$K101]-MAX([.X$94]-[.$G101];0))*[.$J101])/100;0);0)" office:value-type="float" office:value="11" calcext:value-type="float">
            <text:p>11</text:p>
          </table:table-cell>
          <table:table-cell table:formula="of:=ROUNDUP(MAX((100-MAX([.Y$95]+10*MIN([.Y$94]-[.$G101];0);0))*INT(([.$K101]-MAX([.Y$94]-[.$G101];0))*[.$J101])/100;0);0)" office:value-type="float" office:value="5" calcext:value-type="float">
            <text:p>5</text:p>
          </table:table-cell>
          <table:table-cell table:formula="of:=ROUNDUP(MAX((100-MAX([.Z$95]+10*MIN([.Z$94]-[.$G101];0);0))*INT(([.$K101]-MAX([.Z$94]-[.$G101];0))*[.$J101])/100;0);0)" office:value-type="float" office:value="4" calcext:value-type="float">
            <text:p>4</text:p>
          </table:table-cell>
          <table:table-cell table:formula="of:=ROUNDUP(MAX((100-MAX([.AA$95]+10*MIN([.AA$94]-[.$G101];0);0))*INT(([.$K101]-MAX([.AA$94]-[.$G101];0))*[.$J101])/100;0);0)" office:value-type="float" office:value="2" calcext:value-type="float">
            <text:p>2</text:p>
          </table:table-cell>
          <table:table-cell table:formula="of:=ROUNDUP(MAX((100-MAX([.AB$95]+10*MIN([.AB$94]-[.$G101];0);0))*INT(([.$K101]-MAX([.AB$94]-[.$G101];0))*[.$J101])/100;0);0)" office:value-type="float" office:value="2" calcext:value-type="float">
            <text:p>2</text:p>
          </table:table-cell>
          <table:table-cell table:formula="of:=ROUNDUP(MAX((100-MAX([.AC$95]+10*MIN([.AC$94]-[.$G101];0);0))*INT(([.$K101]-MAX([.AC$94]-[.$G101];0))*[.$J101])/100;0);0)" office:value-type="float" office:value="2" calcext:value-type="float">
            <text:p>2</text:p>
          </table:table-cell>
          <table:table-cell table:number-columns-repeated="6"/>
          <table:table-cell table:formula="of:=FLOOR([.M$94]*IF([.$E101];0.2;1))-[.$G101]" office:value-type="float" office:value="-4" calcext:value-type="float">
            <text:p>-4</text:p>
          </table:table-cell>
          <table:table-cell table:formula="of:=FLOOR([.N$94]*IF([.$E101];0.2;1))-[.$G101]" office:value-type="float" office:value="-4" calcext:value-type="float">
            <text:p>-4</text:p>
          </table:table-cell>
          <table:table-cell table:formula="of:=FLOOR([.O$94]*IF([.$E101];0.2;1))-[.$G101]" office:value-type="float" office:value="-4" calcext:value-type="float">
            <text:p>-4</text:p>
          </table:table-cell>
          <table:table-cell table:formula="of:=FLOOR([.P$94]*IF([.$E101];0.2;1))-[.$G101]" office:value-type="float" office:value="-3" calcext:value-type="float">
            <text:p>-3</text:p>
          </table:table-cell>
          <table:table-cell table:formula="of:=FLOOR([.Q$94]*IF([.$E101];0.2;1))-[.$G101]" office:value-type="float" office:value="-4" calcext:value-type="float">
            <text:p>-4</text:p>
          </table:table-cell>
          <table:table-cell table:formula="of:=FLOOR([.R$94]*IF([.$E101];0.2;1))-[.$G101]" office:value-type="float" office:value="-3" calcext:value-type="float">
            <text:p>-3</text:p>
          </table:table-cell>
          <table:table-cell table:formula="of:=FLOOR([.S$94]*IF([.$E101];0.2;1))-[.$G101]" office:value-type="float" office:value="0" calcext:value-type="float">
            <text:p>0</text:p>
          </table:table-cell>
          <table:table-cell table:formula="of:=FLOOR([.T$94]*IF([.$E101];0.2;1))-[.$G101]" office:value-type="float" office:value="0" calcext:value-type="float">
            <text:p>0</text:p>
          </table:table-cell>
          <table:table-cell table:formula="of:=FLOOR([.U$94]*IF([.$E101];0.2;1))-[.$G101]" office:value-type="float" office:value="0" calcext:value-type="float">
            <text:p>0</text:p>
          </table:table-cell>
          <table:table-cell table:formula="of:=FLOOR([.V$94]*IF([.$E101];0.2;1))-[.$G101]" office:value-type="float" office:value="2" calcext:value-type="float">
            <text:p>2</text:p>
          </table:table-cell>
          <table:table-cell table:formula="of:=FLOOR([.W$94]*IF([.$E101];0.2;1))-[.$G101]" office:value-type="float" office:value="4" calcext:value-type="float">
            <text:p>4</text:p>
          </table:table-cell>
          <table:table-cell table:formula="of:=FLOOR([.X$94]*IF([.$E101];0.2;1))-[.$G101]" office:value-type="float" office:value="5" calcext:value-type="float">
            <text:p>5</text:p>
          </table:table-cell>
          <table:table-cell table:formula="of:=FLOOR([.Y$94]*IF([.$E101];0.2;1))-[.$G101]" office:value-type="float" office:value="12" calcext:value-type="float">
            <text:p>12</text:p>
          </table:table-cell>
          <table:table-cell table:formula="of:=FLOOR([.Z$94]*IF([.$E101];0.2;1))-[.$G101]" office:value-type="float" office:value="14" calcext:value-type="float">
            <text:p>14</text:p>
          </table:table-cell>
          <table:table-cell table:formula="of:=FLOOR([.AA$94]*IF([.$E101];0.2;1))-[.$G101]" office:value-type="float" office:value="16" calcext:value-type="float">
            <text:p>16</text:p>
          </table:table-cell>
          <table:table-cell table:formula="of:=FLOOR([.AB$94]*IF([.$E101];0.2;1))-[.$G101]" office:value-type="float" office:value="16" calcext:value-type="float">
            <text:p>16</text:p>
          </table:table-cell>
          <table:table-cell table:formula="of:=FLOOR([.AC$94]*IF([.$E101];0.2;1))-[.$G101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2];[$'EcCo ammo'.$A$6:$'EcCo ammo'.$A$37];[$'EcCo ammo'.F$6:$'EcCo ammo'.F$37])" office:value-type="float" office:value="-15" calcext:value-type="float">
            <text:p>-15</text:p>
          </table:table-cell>
          <table:table-cell table:formula="of:=LOOKUP([.$B102];[$'EcCo ammo'.$A$6:$'EcCo ammo'.$A$37];[$'EcCo ammo'.H$6:$'EcCo ammo'.H$37])" office:value-type="float" office:value="20" calcext:value-type="float">
            <text:p>20</text:p>
          </table:table-cell>
          <table:table-cell table:formula="of:=LOOKUP([.$B102];[$'EcCo ammo'.$A$6:$'EcCo ammo'.$A$37];[$'EcCo ammo'.I$6:$'EcCo ammo'.I$37])" office:value-type="float" office:value="1" calcext:value-type="float">
            <text:p>1</text:p>
          </table:table-cell>
          <table:table-cell table:formula="of:=LOOKUP([.$B102];[$'EcCo ammo'.$A$6:$'EcCo ammo'.$A$37];[$'EcCo ammo'.J$6:$'EcCo ammo'.J$37])" office:value-type="float" office:value="1" calcext:value-type="float">
            <text:p>1</text:p>
          </table:table-cell>
          <table:table-cell table:formula="of:=[.H102]/[.I102]" office:value-type="float" office:value="1" calcext:value-type="float">
            <text:p>1.00</text:p>
          </table:table-cell>
          <table:table-cell table:formula="of:=ROUND(AVERAGE([.C102];[.D102]))" office:value-type="float" office:value="20" calcext:value-type="float">
            <text:p>20</text:p>
          </table:table-cell>
          <table:table-cell/>
          <table:table-cell table:formula="of:=ROUNDUP(MAX((100-MAX([.M$95]+10*MIN([.M$94]-[.$G102];0);0))*INT(([.$K102]-MAX([.M$94]-[.$G102];0))*[.$J102])/100;0);0)" office:value-type="float" office:value="20" calcext:value-type="float">
            <text:p>20</text:p>
          </table:table-cell>
          <table:table-cell table:formula="of:=ROUNDUP(MAX((100-MAX([.N$95]+10*MIN([.N$94]-[.$G102];0);0))*INT(([.$K102]-MAX([.N$94]-[.$G102];0))*[.$J102])/100;0);0)" office:value-type="float" office:value="20" calcext:value-type="float">
            <text:p>20</text:p>
          </table:table-cell>
          <table:table-cell table:formula="of:=ROUNDUP(MAX((100-MAX([.O$95]+10*MIN([.O$94]-[.$G102];0);0))*INT(([.$K102]-MAX([.O$94]-[.$G102];0))*[.$J102])/100;0);0)" office:value-type="float" office:value="20" calcext:value-type="float">
            <text:p>20</text:p>
          </table:table-cell>
          <table:table-cell table:formula="of:=ROUNDUP(MAX((100-MAX([.P$95]+10*MIN([.P$94]-[.$G102];0);0))*INT(([.$K102]-MAX([.P$94]-[.$G102];0))*[.$J102])/100;0);0)" office:value-type="float" office:value="20" calcext:value-type="float">
            <text:p>20</text:p>
          </table:table-cell>
          <table:table-cell table:formula="of:=ROUNDUP(MAX((100-MAX([.Q$95]+10*MIN([.Q$94]-[.$G102];0);0))*INT(([.$K102]-MAX([.Q$94]-[.$G102];0))*[.$J102])/100;0);0)" office:value-type="float" office:value="20" calcext:value-type="float">
            <text:p>20</text:p>
          </table:table-cell>
          <table:table-cell table:formula="of:=ROUNDUP(MAX((100-MAX([.R$95]+10*MIN([.R$94]-[.$G102];0);0))*INT(([.$K102]-MAX([.R$94]-[.$G102];0))*[.$J102])/100;0);0)" office:value-type="float" office:value="20" calcext:value-type="float">
            <text:p>20</text:p>
          </table:table-cell>
          <table:table-cell table:formula="of:=ROUNDUP(MAX((100-MAX([.S$95]+10*MIN([.S$94]-[.$G102];0);0))*INT(([.$K102]-MAX([.S$94]-[.$G102];0))*[.$J102])/100;0);0)" office:value-type="float" office:value="20" calcext:value-type="float">
            <text:p>20</text:p>
          </table:table-cell>
          <table:table-cell table:formula="of:=ROUNDUP(MAX((100-MAX([.T$95]+10*MIN([.T$94]-[.$G102];0);0))*INT(([.$K102]-MAX([.T$94]-[.$G102];0))*[.$J102])/100;0);0)" office:value-type="float" office:value="20" calcext:value-type="float">
            <text:p>20</text:p>
          </table:table-cell>
          <table:table-cell table:formula="of:=ROUNDUP(MAX((100-MAX([.U$95]+10*MIN([.U$94]-[.$G102];0);0))*INT(([.$K102]-MAX([.U$94]-[.$G102];0))*[.$J102])/100;0);0)" office:value-type="float" office:value="20" calcext:value-type="float">
            <text:p>20</text:p>
          </table:table-cell>
          <table:table-cell table:formula="of:=ROUNDUP(MAX((100-MAX([.V$95]+10*MIN([.V$94]-[.$G102];0);0))*INT(([.$K102]-MAX([.V$94]-[.$G102];0))*[.$J102])/100;0);0)" office:value-type="float" office:value="20" calcext:value-type="float">
            <text:p>20</text:p>
          </table:table-cell>
          <table:table-cell table:formula="of:=ROUNDUP(MAX((100-MAX([.W$95]+10*MIN([.W$94]-[.$G102];0);0))*INT(([.$K102]-MAX([.W$94]-[.$G102];0))*[.$J102])/100;0);0)" office:value-type="float" office:value="20" calcext:value-type="float">
            <text:p>20</text:p>
          </table:table-cell>
          <table:table-cell table:formula="of:=ROUNDUP(MAX((100-MAX([.X$95]+10*MIN([.X$94]-[.$G102];0);0))*INT(([.$K102]-MAX([.X$94]-[.$G102];0))*[.$J102])/100;0);0)" office:value-type="float" office:value="20" calcext:value-type="float">
            <text:p>20</text:p>
          </table:table-cell>
          <table:table-cell table:formula="of:=ROUNDUP(MAX((100-MAX([.Y$95]+10*MIN([.Y$94]-[.$G102];0);0))*INT(([.$K102]-MAX([.Y$94]-[.$G102];0))*[.$J102])/100;0);0)" office:value-type="float" office:value="18" calcext:value-type="float">
            <text:p>18</text:p>
          </table:table-cell>
          <table:table-cell table:formula="of:=ROUNDUP(MAX((100-MAX([.Z$95]+10*MIN([.Z$94]-[.$G102];0);0))*INT(([.$K102]-MAX([.Z$94]-[.$G102];0))*[.$J102])/100;0);0)" office:value-type="float" office:value="14" calcext:value-type="float">
            <text:p>14</text:p>
          </table:table-cell>
          <table:table-cell table:formula="of:=ROUNDUP(MAX((100-MAX([.AA$95]+10*MIN([.AA$94]-[.$G102];0);0))*INT(([.$K102]-MAX([.AA$94]-[.$G102];0))*[.$J102])/100;0);0)" office:value-type="float" office:value="7" calcext:value-type="float">
            <text:p>7</text:p>
          </table:table-cell>
          <table:table-cell table:formula="of:=ROUNDUP(MAX((100-MAX([.AB$95]+10*MIN([.AB$94]-[.$G102];0);0))*INT(([.$K102]-MAX([.AB$94]-[.$G102];0))*[.$J102])/100;0);0)" office:value-type="float" office:value="6" calcext:value-type="float">
            <text:p>6</text:p>
          </table:table-cell>
          <table:table-cell table:formula="of:=ROUNDUP(MAX((100-MAX([.AC$95]+10*MIN([.AC$94]-[.$G102];0);0))*INT(([.$K102]-MAX([.AC$94]-[.$G102];0))*[.$J102])/100;0);0)" office:value-type="float" office:value="6" calcext:value-type="float">
            <text:p>6</text:p>
          </table:table-cell>
          <table:table-cell table:number-columns-repeated="6"/>
          <table:table-cell table:formula="of:=FLOOR([.M$94]*IF([.$E102];0.2;1))-[.$G102]" office:value-type="float" office:value="-20" calcext:value-type="float">
            <text:p>-20</text:p>
          </table:table-cell>
          <table:table-cell table:formula="of:=FLOOR([.N$94]*IF([.$E102];0.2;1))-[.$G102]" office:value-type="float" office:value="-20" calcext:value-type="float">
            <text:p>-20</text:p>
          </table:table-cell>
          <table:table-cell table:formula="of:=FLOOR([.O$94]*IF([.$E102];0.2;1))-[.$G102]" office:value-type="float" office:value="-20" calcext:value-type="float">
            <text:p>-20</text:p>
          </table:table-cell>
          <table:table-cell table:formula="of:=FLOOR([.P$94]*IF([.$E102];0.2;1))-[.$G102]" office:value-type="float" office:value="-19" calcext:value-type="float">
            <text:p>-19</text:p>
          </table:table-cell>
          <table:table-cell table:formula="of:=FLOOR([.Q$94]*IF([.$E102];0.2;1))-[.$G102]" office:value-type="float" office:value="-20" calcext:value-type="float">
            <text:p>-20</text:p>
          </table:table-cell>
          <table:table-cell table:formula="of:=FLOOR([.R$94]*IF([.$E102];0.2;1))-[.$G102]" office:value-type="float" office:value="-19" calcext:value-type="float">
            <text:p>-19</text:p>
          </table:table-cell>
          <table:table-cell table:formula="of:=FLOOR([.S$94]*IF([.$E102];0.2;1))-[.$G102]" office:value-type="float" office:value="-16" calcext:value-type="float">
            <text:p>-16</text:p>
          </table:table-cell>
          <table:table-cell table:formula="of:=FLOOR([.T$94]*IF([.$E102];0.2;1))-[.$G102]" office:value-type="float" office:value="-16" calcext:value-type="float">
            <text:p>-16</text:p>
          </table:table-cell>
          <table:table-cell table:formula="of:=FLOOR([.U$94]*IF([.$E102];0.2;1))-[.$G102]" office:value-type="float" office:value="-16" calcext:value-type="float">
            <text:p>-16</text:p>
          </table:table-cell>
          <table:table-cell table:formula="of:=FLOOR([.V$94]*IF([.$E102];0.2;1))-[.$G102]" office:value-type="float" office:value="-14" calcext:value-type="float">
            <text:p>-14</text:p>
          </table:table-cell>
          <table:table-cell table:formula="of:=FLOOR([.W$94]*IF([.$E102];0.2;1))-[.$G102]" office:value-type="float" office:value="-12" calcext:value-type="float">
            <text:p>-12</text:p>
          </table:table-cell>
          <table:table-cell table:formula="of:=FLOOR([.X$94]*IF([.$E102];0.2;1))-[.$G102]" office:value-type="float" office:value="-11" calcext:value-type="float">
            <text:p>-11</text:p>
          </table:table-cell>
          <table:table-cell table:formula="of:=FLOOR([.Y$94]*IF([.$E102];0.2;1))-[.$G102]" office:value-type="float" office:value="-4" calcext:value-type="float">
            <text:p>-4</text:p>
          </table:table-cell>
          <table:table-cell table:formula="of:=FLOOR([.Z$94]*IF([.$E102];0.2;1))-[.$G102]" office:value-type="float" office:value="-2" calcext:value-type="float">
            <text:p>-2</text:p>
          </table:table-cell>
          <table:table-cell table:formula="of:=FLOOR([.AA$94]*IF([.$E102];0.2;1))-[.$G102]" office:value-type="float" office:value="0" calcext:value-type="float">
            <text:p>0</text:p>
          </table:table-cell>
          <table:table-cell table:formula="of:=FLOOR([.AB$94]*IF([.$E102];0.2;1))-[.$G102]" office:value-type="float" office:value="0" calcext:value-type="float">
            <text:p>0</text:p>
          </table:table-cell>
          <table:table-cell table:formula="of:=FLOOR([.AC$94]*IF([.$E102];0.2;1))-[.$G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3];[$'EcCo ammo'.$A$6:$'EcCo ammo'.$A$37];[$'EcCo ammo'.F$6:$'EcCo ammo'.F$37])" office:value-type="float" office:value="0" calcext:value-type="float">
            <text:p>0</text:p>
          </table:table-cell>
          <table:table-cell table:formula="of:=LOOKUP([.$B103];[$'EcCo ammo'.$A$6:$'EcCo ammo'.$A$37];[$'EcCo ammo'.H$6:$'EcCo ammo'.H$37])" office:value-type="float" office:value="4" calcext:value-type="float">
            <text:p>4</text:p>
          </table:table-cell>
          <table:table-cell table:formula="of:=LOOKUP([.$B103];[$'EcCo ammo'.$A$6:$'EcCo ammo'.$A$37];[$'EcCo ammo'.I$6:$'EcCo ammo'.I$37])" office:value-type="float" office:value="1" calcext:value-type="float">
            <text:p>1</text:p>
          </table:table-cell>
          <table:table-cell table:formula="of:=LOOKUP([.$B103];[$'EcCo ammo'.$A$6:$'EcCo ammo'.$A$37];[$'EcCo ammo'.J$6:$'EcCo ammo'.J$37])" office:value-type="float" office:value="1" calcext:value-type="float">
            <text:p>1</text:p>
          </table:table-cell>
          <table:table-cell table:formula="of:=[.H103]/[.I103]" office:value-type="float" office:value="1" calcext:value-type="float">
            <text:p>1.00</text:p>
          </table:table-cell>
          <table:table-cell table:formula="of:=ROUND(AVERAGE([.C103];[.D103]))" office:value-type="float" office:value="20" calcext:value-type="float">
            <text:p>20</text:p>
          </table:table-cell>
          <table:table-cell/>
          <table:table-cell table:formula="of:=ROUNDUP(MAX((100-MAX([.M$95]+10*MIN([.M$94]-[.$G103];0);0))*INT(([.$K103]-MAX([.M$94]-[.$G103];0))*[.$J103])/100;0);0)" office:value-type="float" office:value="20" calcext:value-type="float">
            <text:p>20</text:p>
          </table:table-cell>
          <table:table-cell table:formula="of:=ROUNDUP(MAX((100-MAX([.N$95]+10*MIN([.N$94]-[.$G103];0);0))*INT(([.$K103]-MAX([.N$94]-[.$G103];0))*[.$J103])/100;0);0)" office:value-type="float" office:value="20" calcext:value-type="float">
            <text:p>20</text:p>
          </table:table-cell>
          <table:table-cell table:formula="of:=ROUNDUP(MAX((100-MAX([.O$95]+10*MIN([.O$94]-[.$G103];0);0))*INT(([.$K103]-MAX([.O$94]-[.$G103];0))*[.$J103])/100;0);0)" office:value-type="float" office:value="20" calcext:value-type="float">
            <text:p>20</text:p>
          </table:table-cell>
          <table:table-cell table:formula="of:=ROUNDUP(MAX((100-MAX([.P$95]+10*MIN([.P$94]-[.$G103];0);0))*INT(([.$K103]-MAX([.P$94]-[.$G103];0))*[.$J103])/100;0);0)" office:value-type="float" office:value="20" calcext:value-type="float">
            <text:p>20</text:p>
          </table:table-cell>
          <table:table-cell table:formula="of:=ROUNDUP(MAX((100-MAX([.Q$95]+10*MIN([.Q$94]-[.$G103];0);0))*INT(([.$K103]-MAX([.Q$94]-[.$G103];0))*[.$J103])/100;0);0)" office:value-type="float" office:value="20" calcext:value-type="float">
            <text:p>20</text:p>
          </table:table-cell>
          <table:table-cell table:formula="of:=ROUNDUP(MAX((100-MAX([.R$95]+10*MIN([.R$94]-[.$G103];0);0))*INT(([.$K103]-MAX([.R$94]-[.$G103];0))*[.$J103])/100;0);0)" office:value-type="float" office:value="20" calcext:value-type="float">
            <text:p>20</text:p>
          </table:table-cell>
          <table:table-cell table:formula="of:=ROUNDUP(MAX((100-MAX([.S$95]+10*MIN([.S$94]-[.$G103];0);0))*INT(([.$K103]-MAX([.S$94]-[.$G103];0))*[.$J103])/100;0);0)" office:value-type="float" office:value="15" calcext:value-type="float">
            <text:p>15</text:p>
          </table:table-cell>
          <table:table-cell table:formula="of:=ROUNDUP(MAX((100-MAX([.T$95]+10*MIN([.T$94]-[.$G103];0);0))*INT(([.$K103]-MAX([.T$94]-[.$G103];0))*[.$J103])/100;0);0)" office:value-type="float" office:value="14" calcext:value-type="float">
            <text:p>14</text:p>
          </table:table-cell>
          <table:table-cell table:formula="of:=ROUNDUP(MAX((100-MAX([.U$95]+10*MIN([.U$94]-[.$G103];0);0))*INT(([.$K103]-MAX([.U$94]-[.$G103];0))*[.$J103])/100;0);0)" office:value-type="float" office:value="14" calcext:value-type="float">
            <text:p>14</text:p>
          </table:table-cell>
          <table:table-cell table:formula="of:=ROUNDUP(MAX((100-MAX([.V$95]+10*MIN([.V$94]-[.$G103];0);0))*INT(([.$K103]-MAX([.V$94]-[.$G103];0))*[.$J103])/100;0);0)" office:value-type="float" office:value="11" calcext:value-type="float">
            <text:p>11</text:p>
          </table:table-cell>
          <table:table-cell table:formula="of:=ROUNDUP(MAX((100-MAX([.W$95]+10*MIN([.W$94]-[.$G103];0);0))*INT(([.$K103]-MAX([.W$94]-[.$G103];0))*[.$J103])/100;0);0)" office:value-type="float" office:value="10" calcext:value-type="float">
            <text:p>10</text:p>
          </table:table-cell>
          <table:table-cell table:formula="of:=ROUNDUP(MAX((100-MAX([.X$95]+10*MIN([.X$94]-[.$G103];0);0))*INT(([.$K103]-MAX([.X$94]-[.$G103];0))*[.$J103])/100;0);0)" office:value-type="float" office:value="9" calcext:value-type="float">
            <text:p>9</text:p>
          </table:table-cell>
          <table:table-cell table:formula="of:=ROUNDUP(MAX((100-MAX([.Y$95]+10*MIN([.Y$94]-[.$G103];0);0))*INT(([.$K103]-MAX([.Y$94]-[.$G103];0))*[.$J103])/100;0);0)" office:value-type="float" office:value="4" calcext:value-type="float">
            <text:p>4</text:p>
          </table:table-cell>
          <table:table-cell table:formula="of:=ROUNDUP(MAX((100-MAX([.Z$95]+10*MIN([.Z$94]-[.$G103];0);0))*INT(([.$K103]-MAX([.Z$94]-[.$G103];0))*[.$J103])/100;0);0)" office:value-type="float" office:value="3" calcext:value-type="float">
            <text:p>3</text:p>
          </table:table-cell>
          <table:table-cell table:formula="of:=ROUNDUP(MAX((100-MAX([.AA$95]+10*MIN([.AA$94]-[.$G103];0);0))*INT(([.$K103]-MAX([.AA$94]-[.$G103];0))*[.$J103])/100;0);0)" office:value-type="float" office:value="2" calcext:value-type="float">
            <text:p>2</text:p>
          </table:table-cell>
          <table:table-cell table:formula="of:=ROUNDUP(MAX((100-MAX([.AB$95]+10*MIN([.AB$94]-[.$G103];0);0))*INT(([.$K103]-MAX([.AB$94]-[.$G103];0))*[.$J103])/100;0);0)" office:value-type="float" office:value="2" calcext:value-type="float">
            <text:p>2</text:p>
          </table:table-cell>
          <table:table-cell table:formula="of:=ROUNDUP(MAX((100-MAX([.AC$95]+10*MIN([.AC$94]-[.$G103];0);0))*INT(([.$K103]-MAX([.AC$94]-[.$G103];0))*[.$J103])/100;0);0)" office:value-type="float" office:value="2" calcext:value-type="float">
            <text:p>2</text:p>
          </table:table-cell>
          <table:table-cell table:number-columns-repeated="6"/>
          <table:table-cell table:formula="of:=FLOOR([.M$94]*IF([.$E103];0.2;1))-[.$G103]" office:value-type="float" office:value="-4" calcext:value-type="float">
            <text:p>-4</text:p>
          </table:table-cell>
          <table:table-cell table:formula="of:=FLOOR([.N$94]*IF([.$E103];0.2;1))-[.$G103]" office:value-type="float" office:value="-4" calcext:value-type="float">
            <text:p>-4</text:p>
          </table:table-cell>
          <table:table-cell table:formula="of:=FLOOR([.O$94]*IF([.$E103];0.2;1))-[.$G103]" office:value-type="float" office:value="-4" calcext:value-type="float">
            <text:p>-4</text:p>
          </table:table-cell>
          <table:table-cell table:formula="of:=FLOOR([.P$94]*IF([.$E103];0.2;1))-[.$G103]" office:value-type="float" office:value="-3" calcext:value-type="float">
            <text:p>-3</text:p>
          </table:table-cell>
          <table:table-cell table:formula="of:=FLOOR([.Q$94]*IF([.$E103];0.2;1))-[.$G103]" office:value-type="float" office:value="-4" calcext:value-type="float">
            <text:p>-4</text:p>
          </table:table-cell>
          <table:table-cell table:formula="of:=FLOOR([.R$94]*IF([.$E103];0.2;1))-[.$G103]" office:value-type="float" office:value="-3" calcext:value-type="float">
            <text:p>-3</text:p>
          </table:table-cell>
          <table:table-cell table:formula="of:=FLOOR([.S$94]*IF([.$E103];0.2;1))-[.$G103]" office:value-type="float" office:value="0" calcext:value-type="float">
            <text:p>0</text:p>
          </table:table-cell>
          <table:table-cell table:formula="of:=FLOOR([.T$94]*IF([.$E103];0.2;1))-[.$G103]" office:value-type="float" office:value="0" calcext:value-type="float">
            <text:p>0</text:p>
          </table:table-cell>
          <table:table-cell table:formula="of:=FLOOR([.U$94]*IF([.$E103];0.2;1))-[.$G103]" office:value-type="float" office:value="0" calcext:value-type="float">
            <text:p>0</text:p>
          </table:table-cell>
          <table:table-cell table:formula="of:=FLOOR([.V$94]*IF([.$E103];0.2;1))-[.$G103]" office:value-type="float" office:value="2" calcext:value-type="float">
            <text:p>2</text:p>
          </table:table-cell>
          <table:table-cell table:formula="of:=FLOOR([.W$94]*IF([.$E103];0.2;1))-[.$G103]" office:value-type="float" office:value="4" calcext:value-type="float">
            <text:p>4</text:p>
          </table:table-cell>
          <table:table-cell table:formula="of:=FLOOR([.X$94]*IF([.$E103];0.2;1))-[.$G103]" office:value-type="float" office:value="5" calcext:value-type="float">
            <text:p>5</text:p>
          </table:table-cell>
          <table:table-cell table:formula="of:=FLOOR([.Y$94]*IF([.$E103];0.2;1))-[.$G103]" office:value-type="float" office:value="12" calcext:value-type="float">
            <text:p>12</text:p>
          </table:table-cell>
          <table:table-cell table:formula="of:=FLOOR([.Z$94]*IF([.$E103];0.2;1))-[.$G103]" office:value-type="float" office:value="14" calcext:value-type="float">
            <text:p>14</text:p>
          </table:table-cell>
          <table:table-cell table:formula="of:=FLOOR([.AA$94]*IF([.$E103];0.2;1))-[.$G103]" office:value-type="float" office:value="16" calcext:value-type="float">
            <text:p>16</text:p>
          </table:table-cell>
          <table:table-cell table:formula="of:=FLOOR([.AB$94]*IF([.$E103];0.2;1))-[.$G103]" office:value-type="float" office:value="16" calcext:value-type="float">
            <text:p>16</text:p>
          </table:table-cell>
          <table:table-cell table:formula="of:=FLOOR([.AC$94]*IF([.$E103];0.2;1))-[.$G103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04];[$'EcCo ammo'.$A$6:$'EcCo ammo'.$A$37];[$'EcCo ammo'.F$6:$'EcCo ammo'.F$37])" office:value-type="float" office:value="0" calcext:value-type="float">
            <text:p>0</text:p>
          </table:table-cell>
          <table:table-cell table:formula="of:=LOOKUP([.$B104];[$'EcCo ammo'.$A$6:$'EcCo ammo'.$A$37];[$'EcCo ammo'.H$6:$'EcCo ammo'.H$37])" office:value-type="float" office:value="4" calcext:value-type="float">
            <text:p>4</text:p>
          </table:table-cell>
          <table:table-cell table:formula="of:=LOOKUP([.$B104];[$'EcCo ammo'.$A$6:$'EcCo ammo'.$A$37];[$'EcCo ammo'.I$6:$'EcCo ammo'.I$37])" office:value-type="float" office:value="4" calcext:value-type="float">
            <text:p>4</text:p>
          </table:table-cell>
          <table:table-cell table:formula="of:=LOOKUP([.$B104];[$'EcCo ammo'.$A$6:$'EcCo ammo'.$A$37];[$'EcCo ammo'.J$6:$'EcCo ammo'.J$37])" office:value-type="float" office:value="3" calcext:value-type="float">
            <text:p>3</text:p>
          </table:table-cell>
          <table:table-cell table:formula="of:=[.H104]/[.I104]" office:value-type="float" office:value="1.33333333333333" calcext:value-type="float">
            <text:p>1.33</text:p>
          </table:table-cell>
          <table:table-cell table:formula="of:=ROUND(AVERAGE([.C104];[.D104]))" office:value-type="float" office:value="68" calcext:value-type="float">
            <text:p>68</text:p>
          </table:table-cell>
          <table:table-cell/>
          <table:table-cell table:formula="of:=ROUNDUP(MAX((100-MAX([.M$95]+10*MIN([.M$94]-[.$G104];0);0))*INT(([.$K104]-MAX([.M$94]-[.$G104];0))*[.$J104])/100;0);0)" office:value-type="float" office:value="90" calcext:value-type="float">
            <text:p>90</text:p>
          </table:table-cell>
          <table:table-cell table:formula="of:=ROUNDUP(MAX((100-MAX([.N$95]+10*MIN([.N$94]-[.$G104];0);0))*INT(([.$K104]-MAX([.N$94]-[.$G104];0))*[.$J104])/100;0);0)" office:value-type="float" office:value="90" calcext:value-type="float">
            <text:p>90</text:p>
          </table:table-cell>
          <table:table-cell table:formula="of:=ROUNDUP(MAX((100-MAX([.O$95]+10*MIN([.O$94]-[.$G104];0);0))*INT(([.$K104]-MAX([.O$94]-[.$G104];0))*[.$J104])/100;0);0)" office:value-type="float" office:value="90" calcext:value-type="float">
            <text:p>90</text:p>
          </table:table-cell>
          <table:table-cell table:formula="of:=ROUNDUP(MAX((100-MAX([.P$95]+10*MIN([.P$94]-[.$G104];0);0))*INT(([.$K104]-MAX([.P$94]-[.$G104];0))*[.$J104])/100;0);0)" office:value-type="float" office:value="90" calcext:value-type="float">
            <text:p>90</text:p>
          </table:table-cell>
          <table:table-cell table:formula="of:=ROUNDUP(MAX((100-MAX([.Q$95]+10*MIN([.Q$94]-[.$G104];0);0))*INT(([.$K104]-MAX([.Q$94]-[.$G104];0))*[.$J104])/100;0);0)" office:value-type="float" office:value="90" calcext:value-type="float">
            <text:p>90</text:p>
          </table:table-cell>
          <table:table-cell table:formula="of:=ROUNDUP(MAX((100-MAX([.R$95]+10*MIN([.R$94]-[.$G104];0);0))*INT(([.$K104]-MAX([.R$94]-[.$G104];0))*[.$J104])/100;0);0)" office:value-type="float" office:value="90" calcext:value-type="float">
            <text:p>90</text:p>
          </table:table-cell>
          <table:table-cell table:formula="of:=ROUNDUP(MAX((100-MAX([.S$95]+10*MIN([.S$94]-[.$G104];0);0))*INT(([.$K104]-MAX([.S$94]-[.$G104];0))*[.$J104])/100;0);0)" office:value-type="float" office:value="68" calcext:value-type="float">
            <text:p>68</text:p>
          </table:table-cell>
          <table:table-cell table:formula="of:=ROUNDUP(MAX((100-MAX([.T$95]+10*MIN([.T$94]-[.$G104];0);0))*INT(([.$K104]-MAX([.T$94]-[.$G104];0))*[.$J104])/100;0);0)" office:value-type="float" office:value="63" calcext:value-type="float">
            <text:p>63</text:p>
          </table:table-cell>
          <table:table-cell table:formula="of:=ROUNDUP(MAX((100-MAX([.U$95]+10*MIN([.U$94]-[.$G104];0);0))*INT(([.$K104]-MAX([.U$94]-[.$G104];0))*[.$J104])/100;0);0)" office:value-type="float" office:value="63" calcext:value-type="float">
            <text:p>63</text:p>
          </table:table-cell>
          <table:table-cell table:formula="of:=ROUNDUP(MAX((100-MAX([.V$95]+10*MIN([.V$94]-[.$G104];0);0))*INT(([.$K104]-MAX([.V$94]-[.$G104];0))*[.$J104])/100;0);0)" office:value-type="float" office:value="53" calcext:value-type="float">
            <text:p>53</text:p>
          </table:table-cell>
          <table:table-cell table:formula="of:=ROUNDUP(MAX((100-MAX([.W$95]+10*MIN([.W$94]-[.$G104];0);0))*INT(([.$K104]-MAX([.W$94]-[.$G104];0))*[.$J104])/100;0);0)" office:value-type="float" office:value="51" calcext:value-type="float">
            <text:p>51</text:p>
          </table:table-cell>
          <table:table-cell table:formula="of:=ROUNDUP(MAX((100-MAX([.X$95]+10*MIN([.X$94]-[.$G104];0);0))*INT(([.$K104]-MAX([.X$94]-[.$G104];0))*[.$J104])/100;0);0)" office:value-type="float" office:value="46" calcext:value-type="float">
            <text:p>46</text:p>
          </table:table-cell>
          <table:table-cell table:formula="of:=ROUNDUP(MAX((100-MAX([.Y$95]+10*MIN([.Y$94]-[.$G104];0);0))*INT(([.$K104]-MAX([.Y$94]-[.$G104];0))*[.$J104])/100;0);0)" office:value-type="float" office:value="37" calcext:value-type="float">
            <text:p>37</text:p>
          </table:table-cell>
          <table:table-cell table:formula="of:=ROUNDUP(MAX((100-MAX([.Z$95]+10*MIN([.Z$94]-[.$G104];0);0))*INT(([.$K104]-MAX([.Z$94]-[.$G104];0))*[.$J104])/100;0);0)" office:value-type="float" office:value="36" calcext:value-type="float">
            <text:p>36</text:p>
          </table:table-cell>
          <table:table-cell table:formula="of:=ROUNDUP(MAX((100-MAX([.AA$95]+10*MIN([.AA$94]-[.$G104];0);0))*INT(([.$K104]-MAX([.AA$94]-[.$G104];0))*[.$J104])/100;0);0)" office:value-type="float" office:value="25" calcext:value-type="float">
            <text:p>25</text:p>
          </table:table-cell>
          <table:table-cell table:formula="of:=ROUNDUP(MAX((100-MAX([.AB$95]+10*MIN([.AB$94]-[.$G104];0);0))*INT(([.$K104]-MAX([.AB$94]-[.$G104];0))*[.$J104])/100;0);0)" office:value-type="float" office:value="21" calcext:value-type="float">
            <text:p>21</text:p>
          </table:table-cell>
          <table:table-cell table:formula="of:=ROUNDUP(MAX((100-MAX([.AC$95]+10*MIN([.AC$94]-[.$G104];0);0))*INT(([.$K104]-MAX([.AC$94]-[.$G104];0))*[.$J104])/100;0);0)" office:value-type="float" office:value="21" calcext:value-type="float">
            <text:p>21</text:p>
          </table:table-cell>
          <table:table-cell table:number-columns-repeated="6"/>
          <table:table-cell table:formula="of:=FLOOR([.M$94]*IF([.$E104];0.2;1))-[.$G104]" office:value-type="float" office:value="-4" calcext:value-type="float">
            <text:p>-4</text:p>
          </table:table-cell>
          <table:table-cell table:formula="of:=FLOOR([.N$94]*IF([.$E104];0.2;1))-[.$G104]" office:value-type="float" office:value="-4" calcext:value-type="float">
            <text:p>-4</text:p>
          </table:table-cell>
          <table:table-cell table:formula="of:=FLOOR([.O$94]*IF([.$E104];0.2;1))-[.$G104]" office:value-type="float" office:value="-4" calcext:value-type="float">
            <text:p>-4</text:p>
          </table:table-cell>
          <table:table-cell table:formula="of:=FLOOR([.P$94]*IF([.$E104];0.2;1))-[.$G104]" office:value-type="float" office:value="-3" calcext:value-type="float">
            <text:p>-3</text:p>
          </table:table-cell>
          <table:table-cell table:formula="of:=FLOOR([.Q$94]*IF([.$E104];0.2;1))-[.$G104]" office:value-type="float" office:value="-4" calcext:value-type="float">
            <text:p>-4</text:p>
          </table:table-cell>
          <table:table-cell table:formula="of:=FLOOR([.R$94]*IF([.$E104];0.2;1))-[.$G104]" office:value-type="float" office:value="-3" calcext:value-type="float">
            <text:p>-3</text:p>
          </table:table-cell>
          <table:table-cell table:formula="of:=FLOOR([.S$94]*IF([.$E104];0.2;1))-[.$G104]" office:value-type="float" office:value="0" calcext:value-type="float">
            <text:p>0</text:p>
          </table:table-cell>
          <table:table-cell table:formula="of:=FLOOR([.T$94]*IF([.$E104];0.2;1))-[.$G104]" office:value-type="float" office:value="0" calcext:value-type="float">
            <text:p>0</text:p>
          </table:table-cell>
          <table:table-cell table:formula="of:=FLOOR([.U$94]*IF([.$E104];0.2;1))-[.$G104]" office:value-type="float" office:value="0" calcext:value-type="float">
            <text:p>0</text:p>
          </table:table-cell>
          <table:table-cell table:formula="of:=FLOOR([.V$94]*IF([.$E104];0.2;1))-[.$G104]" office:value-type="float" office:value="2" calcext:value-type="float">
            <text:p>2</text:p>
          </table:table-cell>
          <table:table-cell table:formula="of:=FLOOR([.W$94]*IF([.$E104];0.2;1))-[.$G104]" office:value-type="float" office:value="4" calcext:value-type="float">
            <text:p>4</text:p>
          </table:table-cell>
          <table:table-cell table:formula="of:=FLOOR([.X$94]*IF([.$E104];0.2;1))-[.$G104]" office:value-type="float" office:value="5" calcext:value-type="float">
            <text:p>5</text:p>
          </table:table-cell>
          <table:table-cell table:formula="of:=FLOOR([.Y$94]*IF([.$E104];0.2;1))-[.$G104]" office:value-type="float" office:value="12" calcext:value-type="float">
            <text:p>12</text:p>
          </table:table-cell>
          <table:table-cell table:formula="of:=FLOOR([.Z$94]*IF([.$E104];0.2;1))-[.$G104]" office:value-type="float" office:value="14" calcext:value-type="float">
            <text:p>14</text:p>
          </table:table-cell>
          <table:table-cell table:formula="of:=FLOOR([.AA$94]*IF([.$E104];0.2;1))-[.$G104]" office:value-type="float" office:value="16" calcext:value-type="float">
            <text:p>16</text:p>
          </table:table-cell>
          <table:table-cell table:formula="of:=FLOOR([.AB$94]*IF([.$E104];0.2;1))-[.$G104]" office:value-type="float" office:value="16" calcext:value-type="float">
            <text:p>16</text:p>
          </table:table-cell>
          <table:table-cell table:formula="of:=FLOOR([.AC$94]*IF([.$E104];0.2;1))-[.$G10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05];[$'EcCo ammo'.$A$6:$'EcCo ammo'.$A$37];[$'EcCo ammo'.F$6:$'EcCo ammo'.F$37])" office:value-type="float" office:value="-15" calcext:value-type="float">
            <text:p>-15</text:p>
          </table:table-cell>
          <table:table-cell table:formula="of:=LOOKUP([.$B105];[$'EcCo ammo'.$A$6:$'EcCo ammo'.$A$37];[$'EcCo ammo'.H$6:$'EcCo ammo'.H$37])" office:value-type="float" office:value="20" calcext:value-type="float">
            <text:p>20</text:p>
          </table:table-cell>
          <table:table-cell table:formula="of:=LOOKUP([.$B105];[$'EcCo ammo'.$A$6:$'EcCo ammo'.$A$37];[$'EcCo ammo'.I$6:$'EcCo ammo'.I$37])" office:value-type="float" office:value="1" calcext:value-type="float">
            <text:p>1</text:p>
          </table:table-cell>
          <table:table-cell table:formula="of:=LOOKUP([.$B105];[$'EcCo ammo'.$A$6:$'EcCo ammo'.$A$37];[$'EcCo ammo'.J$6:$'EcCo ammo'.J$37])" office:value-type="float" office:value="1" calcext:value-type="float">
            <text:p>1</text:p>
          </table:table-cell>
          <table:table-cell table:formula="of:=[.H105]/[.I105]" office:value-type="float" office:value="1" calcext:value-type="float">
            <text:p>1.00</text:p>
          </table:table-cell>
          <table:table-cell table:formula="of:=ROUND(AVERAGE([.C105];[.D105]))" office:value-type="float" office:value="68" calcext:value-type="float">
            <text:p>68</text:p>
          </table:table-cell>
          <table:table-cell/>
          <table:table-cell table:formula="of:=ROUNDUP(MAX((100-MAX([.M$95]+10*MIN([.M$94]-[.$G105];0);0))*INT(([.$K105]-MAX([.M$94]-[.$G105];0))*[.$J105])/100;0);0)" office:value-type="float" office:value="68" calcext:value-type="float">
            <text:p>68</text:p>
          </table:table-cell>
          <table:table-cell table:formula="of:=ROUNDUP(MAX((100-MAX([.N$95]+10*MIN([.N$94]-[.$G105];0);0))*INT(([.$K105]-MAX([.N$94]-[.$G105];0))*[.$J105])/100;0);0)" office:value-type="float" office:value="68" calcext:value-type="float">
            <text:p>68</text:p>
          </table:table-cell>
          <table:table-cell table:formula="of:=ROUNDUP(MAX((100-MAX([.O$95]+10*MIN([.O$94]-[.$G105];0);0))*INT(([.$K105]-MAX([.O$94]-[.$G105];0))*[.$J105])/100;0);0)" office:value-type="float" office:value="68" calcext:value-type="float">
            <text:p>68</text:p>
          </table:table-cell>
          <table:table-cell table:formula="of:=ROUNDUP(MAX((100-MAX([.P$95]+10*MIN([.P$94]-[.$G105];0);0))*INT(([.$K105]-MAX([.P$94]-[.$G105];0))*[.$J105])/100;0);0)" office:value-type="float" office:value="68" calcext:value-type="float">
            <text:p>68</text:p>
          </table:table-cell>
          <table:table-cell table:formula="of:=ROUNDUP(MAX((100-MAX([.Q$95]+10*MIN([.Q$94]-[.$G105];0);0))*INT(([.$K105]-MAX([.Q$94]-[.$G105];0))*[.$J105])/100;0);0)" office:value-type="float" office:value="68" calcext:value-type="float">
            <text:p>68</text:p>
          </table:table-cell>
          <table:table-cell table:formula="of:=ROUNDUP(MAX((100-MAX([.R$95]+10*MIN([.R$94]-[.$G105];0);0))*INT(([.$K105]-MAX([.R$94]-[.$G105];0))*[.$J105])/100;0);0)" office:value-type="float" office:value="68" calcext:value-type="float">
            <text:p>68</text:p>
          </table:table-cell>
          <table:table-cell table:formula="of:=ROUNDUP(MAX((100-MAX([.S$95]+10*MIN([.S$94]-[.$G105];0);0))*INT(([.$K105]-MAX([.S$94]-[.$G105];0))*[.$J105])/100;0);0)" office:value-type="float" office:value="68" calcext:value-type="float">
            <text:p>68</text:p>
          </table:table-cell>
          <table:table-cell table:formula="of:=ROUNDUP(MAX((100-MAX([.T$95]+10*MIN([.T$94]-[.$G105];0);0))*INT(([.$K105]-MAX([.T$94]-[.$G105];0))*[.$J105])/100;0);0)" office:value-type="float" office:value="68" calcext:value-type="float">
            <text:p>68</text:p>
          </table:table-cell>
          <table:table-cell table:formula="of:=ROUNDUP(MAX((100-MAX([.U$95]+10*MIN([.U$94]-[.$G105];0);0))*INT(([.$K105]-MAX([.U$94]-[.$G105];0))*[.$J105])/100;0);0)" office:value-type="float" office:value="68" calcext:value-type="float">
            <text:p>68</text:p>
          </table:table-cell>
          <table:table-cell table:formula="of:=ROUNDUP(MAX((100-MAX([.V$95]+10*MIN([.V$94]-[.$G105];0);0))*INT(([.$K105]-MAX([.V$94]-[.$G105];0))*[.$J105])/100;0);0)" office:value-type="float" office:value="68" calcext:value-type="float">
            <text:p>68</text:p>
          </table:table-cell>
          <table:table-cell table:formula="of:=ROUNDUP(MAX((100-MAX([.W$95]+10*MIN([.W$94]-[.$G105];0);0))*INT(([.$K105]-MAX([.W$94]-[.$G105];0))*[.$J105])/100;0);0)" office:value-type="float" office:value="68" calcext:value-type="float">
            <text:p>68</text:p>
          </table:table-cell>
          <table:table-cell table:formula="of:=ROUNDUP(MAX((100-MAX([.X$95]+10*MIN([.X$94]-[.$G105];0);0))*INT(([.$K105]-MAX([.X$94]-[.$G105];0))*[.$J105])/100;0);0)" office:value-type="float" office:value="68" calcext:value-type="float">
            <text:p>68</text:p>
          </table:table-cell>
          <table:table-cell table:formula="of:=ROUNDUP(MAX((100-MAX([.Y$95]+10*MIN([.Y$94]-[.$G105];0);0))*INT(([.$K105]-MAX([.Y$94]-[.$G105];0))*[.$J105])/100;0);0)" office:value-type="float" office:value="62" calcext:value-type="float">
            <text:p>62</text:p>
          </table:table-cell>
          <table:table-cell table:formula="of:=ROUNDUP(MAX((100-MAX([.Z$95]+10*MIN([.Z$94]-[.$G105];0);0))*INT(([.$K105]-MAX([.Z$94]-[.$G105];0))*[.$J105])/100;0);0)" office:value-type="float" office:value="48" calcext:value-type="float">
            <text:p>48</text:p>
          </table:table-cell>
          <table:table-cell table:formula="of:=ROUNDUP(MAX((100-MAX([.AA$95]+10*MIN([.AA$94]-[.$G105];0);0))*INT(([.$K105]-MAX([.AA$94]-[.$G105];0))*[.$J105])/100;0);0)" office:value-type="float" office:value="24" calcext:value-type="float">
            <text:p>24</text:p>
          </table:table-cell>
          <table:table-cell table:formula="of:=ROUNDUP(MAX((100-MAX([.AB$95]+10*MIN([.AB$94]-[.$G105];0);0))*INT(([.$K105]-MAX([.AB$94]-[.$G105];0))*[.$J105])/100;0);0)" office:value-type="float" office:value="21" calcext:value-type="float">
            <text:p>21</text:p>
          </table:table-cell>
          <table:table-cell table:formula="of:=ROUNDUP(MAX((100-MAX([.AC$95]+10*MIN([.AC$94]-[.$G105];0);0))*INT(([.$K105]-MAX([.AC$94]-[.$G105];0))*[.$J105])/100;0);0)" office:value-type="float" office:value="21" calcext:value-type="float">
            <text:p>21</text:p>
          </table:table-cell>
          <table:table-cell table:number-columns-repeated="6"/>
          <table:table-cell table:formula="of:=FLOOR([.M$94]*IF([.$E105];0.2;1))-[.$G105]" office:value-type="float" office:value="-20" calcext:value-type="float">
            <text:p>-20</text:p>
          </table:table-cell>
          <table:table-cell table:formula="of:=FLOOR([.N$94]*IF([.$E105];0.2;1))-[.$G105]" office:value-type="float" office:value="-20" calcext:value-type="float">
            <text:p>-20</text:p>
          </table:table-cell>
          <table:table-cell table:formula="of:=FLOOR([.O$94]*IF([.$E105];0.2;1))-[.$G105]" office:value-type="float" office:value="-20" calcext:value-type="float">
            <text:p>-20</text:p>
          </table:table-cell>
          <table:table-cell table:formula="of:=FLOOR([.P$94]*IF([.$E105];0.2;1))-[.$G105]" office:value-type="float" office:value="-19" calcext:value-type="float">
            <text:p>-19</text:p>
          </table:table-cell>
          <table:table-cell table:formula="of:=FLOOR([.Q$94]*IF([.$E105];0.2;1))-[.$G105]" office:value-type="float" office:value="-20" calcext:value-type="float">
            <text:p>-20</text:p>
          </table:table-cell>
          <table:table-cell table:formula="of:=FLOOR([.R$94]*IF([.$E105];0.2;1))-[.$G105]" office:value-type="float" office:value="-19" calcext:value-type="float">
            <text:p>-19</text:p>
          </table:table-cell>
          <table:table-cell table:formula="of:=FLOOR([.S$94]*IF([.$E105];0.2;1))-[.$G105]" office:value-type="float" office:value="-16" calcext:value-type="float">
            <text:p>-16</text:p>
          </table:table-cell>
          <table:table-cell table:formula="of:=FLOOR([.T$94]*IF([.$E105];0.2;1))-[.$G105]" office:value-type="float" office:value="-16" calcext:value-type="float">
            <text:p>-16</text:p>
          </table:table-cell>
          <table:table-cell table:formula="of:=FLOOR([.U$94]*IF([.$E105];0.2;1))-[.$G105]" office:value-type="float" office:value="-16" calcext:value-type="float">
            <text:p>-16</text:p>
          </table:table-cell>
          <table:table-cell table:formula="of:=FLOOR([.V$94]*IF([.$E105];0.2;1))-[.$G105]" office:value-type="float" office:value="-14" calcext:value-type="float">
            <text:p>-14</text:p>
          </table:table-cell>
          <table:table-cell table:formula="of:=FLOOR([.W$94]*IF([.$E105];0.2;1))-[.$G105]" office:value-type="float" office:value="-12" calcext:value-type="float">
            <text:p>-12</text:p>
          </table:table-cell>
          <table:table-cell table:formula="of:=FLOOR([.X$94]*IF([.$E105];0.2;1))-[.$G105]" office:value-type="float" office:value="-11" calcext:value-type="float">
            <text:p>-11</text:p>
          </table:table-cell>
          <table:table-cell table:formula="of:=FLOOR([.Y$94]*IF([.$E105];0.2;1))-[.$G105]" office:value-type="float" office:value="-4" calcext:value-type="float">
            <text:p>-4</text:p>
          </table:table-cell>
          <table:table-cell table:formula="of:=FLOOR([.Z$94]*IF([.$E105];0.2;1))-[.$G105]" office:value-type="float" office:value="-2" calcext:value-type="float">
            <text:p>-2</text:p>
          </table:table-cell>
          <table:table-cell table:formula="of:=FLOOR([.AA$94]*IF([.$E105];0.2;1))-[.$G105]" office:value-type="float" office:value="0" calcext:value-type="float">
            <text:p>0</text:p>
          </table:table-cell>
          <table:table-cell table:formula="of:=FLOOR([.AB$94]*IF([.$E105];0.2;1))-[.$G105]" office:value-type="float" office:value="0" calcext:value-type="float">
            <text:p>0</text:p>
          </table:table-cell>
          <table:table-cell table:formula="of:=FLOOR([.AC$94]*IF([.$E105];0.2;1))-[.$G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06];[$'EcCo ammo'.$A$6:$'EcCo ammo'.$A$37];[$'EcCo ammo'.F$6:$'EcCo ammo'.F$37])" office:value-type="float" office:value="0" calcext:value-type="float">
            <text:p>0</text:p>
          </table:table-cell>
          <table:table-cell table:formula="of:=LOOKUP([.$B106];[$'EcCo ammo'.$A$6:$'EcCo ammo'.$A$37];[$'EcCo ammo'.H$6:$'EcCo ammo'.H$37])" office:value-type="float" office:value="4" calcext:value-type="float">
            <text:p>4</text:p>
          </table:table-cell>
          <table:table-cell table:formula="of:=LOOKUP([.$B106];[$'EcCo ammo'.$A$6:$'EcCo ammo'.$A$37];[$'EcCo ammo'.I$6:$'EcCo ammo'.I$37])" office:value-type="float" office:value="1" calcext:value-type="float">
            <text:p>1</text:p>
          </table:table-cell>
          <table:table-cell table:formula="of:=LOOKUP([.$B106];[$'EcCo ammo'.$A$6:$'EcCo ammo'.$A$37];[$'EcCo ammo'.J$6:$'EcCo ammo'.J$37])" office:value-type="float" office:value="1" calcext:value-type="float">
            <text:p>1</text:p>
          </table:table-cell>
          <table:table-cell table:formula="of:=[.H106]/[.I106]" office:value-type="float" office:value="1" calcext:value-type="float">
            <text:p>1.00</text:p>
          </table:table-cell>
          <table:table-cell table:formula="of:=ROUND(AVERAGE([.C106];[.D106]))" office:value-type="float" office:value="68" calcext:value-type="float">
            <text:p>68</text:p>
          </table:table-cell>
          <table:table-cell/>
          <table:table-cell table:formula="of:=ROUNDUP(MAX((100-MAX([.M$95]+10*MIN([.M$94]-[.$G106];0);0))*INT(([.$K106]-MAX([.M$94]-[.$G106];0))*[.$J106])/100;0);0)" office:value-type="float" office:value="68" calcext:value-type="float">
            <text:p>68</text:p>
          </table:table-cell>
          <table:table-cell table:formula="of:=ROUNDUP(MAX((100-MAX([.N$95]+10*MIN([.N$94]-[.$G106];0);0))*INT(([.$K106]-MAX([.N$94]-[.$G106];0))*[.$J106])/100;0);0)" office:value-type="float" office:value="68" calcext:value-type="float">
            <text:p>68</text:p>
          </table:table-cell>
          <table:table-cell table:formula="of:=ROUNDUP(MAX((100-MAX([.O$95]+10*MIN([.O$94]-[.$G106];0);0))*INT(([.$K106]-MAX([.O$94]-[.$G106];0))*[.$J106])/100;0);0)" office:value-type="float" office:value="68" calcext:value-type="float">
            <text:p>68</text:p>
          </table:table-cell>
          <table:table-cell table:formula="of:=ROUNDUP(MAX((100-MAX([.P$95]+10*MIN([.P$94]-[.$G106];0);0))*INT(([.$K106]-MAX([.P$94]-[.$G106];0))*[.$J106])/100;0);0)" office:value-type="float" office:value="68" calcext:value-type="float">
            <text:p>68</text:p>
          </table:table-cell>
          <table:table-cell table:formula="of:=ROUNDUP(MAX((100-MAX([.Q$95]+10*MIN([.Q$94]-[.$G106];0);0))*INT(([.$K106]-MAX([.Q$94]-[.$G106];0))*[.$J106])/100;0);0)" office:value-type="float" office:value="68" calcext:value-type="float">
            <text:p>68</text:p>
          </table:table-cell>
          <table:table-cell table:formula="of:=ROUNDUP(MAX((100-MAX([.R$95]+10*MIN([.R$94]-[.$G106];0);0))*INT(([.$K106]-MAX([.R$94]-[.$G106];0))*[.$J106])/100;0);0)" office:value-type="float" office:value="68" calcext:value-type="float">
            <text:p>68</text:p>
          </table:table-cell>
          <table:table-cell table:formula="of:=ROUNDUP(MAX((100-MAX([.S$95]+10*MIN([.S$94]-[.$G106];0);0))*INT(([.$K106]-MAX([.S$94]-[.$G106];0))*[.$J106])/100;0);0)" office:value-type="float" office:value="51" calcext:value-type="float">
            <text:p>51</text:p>
          </table:table-cell>
          <table:table-cell table:formula="of:=ROUNDUP(MAX((100-MAX([.T$95]+10*MIN([.T$94]-[.$G106];0);0))*INT(([.$K106]-MAX([.T$94]-[.$G106];0))*[.$J106])/100;0);0)" office:value-type="float" office:value="48" calcext:value-type="float">
            <text:p>48</text:p>
          </table:table-cell>
          <table:table-cell table:formula="of:=ROUNDUP(MAX((100-MAX([.U$95]+10*MIN([.U$94]-[.$G106];0);0))*INT(([.$K106]-MAX([.U$94]-[.$G106];0))*[.$J106])/100;0);0)" office:value-type="float" office:value="48" calcext:value-type="float">
            <text:p>48</text:p>
          </table:table-cell>
          <table:table-cell table:formula="of:=ROUNDUP(MAX((100-MAX([.V$95]+10*MIN([.V$94]-[.$G106];0);0))*INT(([.$K106]-MAX([.V$94]-[.$G106];0))*[.$J106])/100;0);0)" office:value-type="float" office:value="40" calcext:value-type="float">
            <text:p>40</text:p>
          </table:table-cell>
          <table:table-cell table:formula="of:=ROUNDUP(MAX((100-MAX([.W$95]+10*MIN([.W$94]-[.$G106];0);0))*INT(([.$K106]-MAX([.W$94]-[.$G106];0))*[.$J106])/100;0);0)" office:value-type="float" office:value="39" calcext:value-type="float">
            <text:p>39</text:p>
          </table:table-cell>
          <table:table-cell table:formula="of:=ROUNDUP(MAX((100-MAX([.X$95]+10*MIN([.X$94]-[.$G106];0);0))*INT(([.$K106]-MAX([.X$94]-[.$G106];0))*[.$J106])/100;0);0)" office:value-type="float" office:value="35" calcext:value-type="float">
            <text:p>35</text:p>
          </table:table-cell>
          <table:table-cell table:formula="of:=ROUNDUP(MAX((100-MAX([.Y$95]+10*MIN([.Y$94]-[.$G106];0);0))*INT(([.$K106]-MAX([.Y$94]-[.$G106];0))*[.$J106])/100;0);0)" office:value-type="float" office:value="28" calcext:value-type="float">
            <text:p>28</text:p>
          </table:table-cell>
          <table:table-cell table:formula="of:=ROUNDUP(MAX((100-MAX([.Z$95]+10*MIN([.Z$94]-[.$G106];0);0))*INT(([.$K106]-MAX([.Z$94]-[.$G106];0))*[.$J106])/100;0);0)" office:value-type="float" office:value="27" calcext:value-type="float">
            <text:p>27</text:p>
          </table:table-cell>
          <table:table-cell table:formula="of:=ROUNDUP(MAX((100-MAX([.AA$95]+10*MIN([.AA$94]-[.$G106];0);0))*INT(([.$K106]-MAX([.AA$94]-[.$G106];0))*[.$J106])/100;0);0)" office:value-type="float" office:value="19" calcext:value-type="float">
            <text:p>19</text:p>
          </table:table-cell>
          <table:table-cell table:formula="of:=ROUNDUP(MAX((100-MAX([.AB$95]+10*MIN([.AB$94]-[.$G106];0);0))*INT(([.$K106]-MAX([.AB$94]-[.$G106];0))*[.$J106])/100;0);0)" office:value-type="float" office:value="16" calcext:value-type="float">
            <text:p>16</text:p>
          </table:table-cell>
          <table:table-cell table:formula="of:=ROUNDUP(MAX((100-MAX([.AC$95]+10*MIN([.AC$94]-[.$G106];0);0))*INT(([.$K106]-MAX([.AC$94]-[.$G106];0))*[.$J106])/100;0);0)" office:value-type="float" office:value="16" calcext:value-type="float">
            <text:p>16</text:p>
          </table:table-cell>
          <table:table-cell table:number-columns-repeated="6"/>
          <table:table-cell table:formula="of:=FLOOR([.M$94]*IF([.$E106];0.2;1))-[.$G106]" office:value-type="float" office:value="-4" calcext:value-type="float">
            <text:p>-4</text:p>
          </table:table-cell>
          <table:table-cell table:formula="of:=FLOOR([.N$94]*IF([.$E106];0.2;1))-[.$G106]" office:value-type="float" office:value="-4" calcext:value-type="float">
            <text:p>-4</text:p>
          </table:table-cell>
          <table:table-cell table:formula="of:=FLOOR([.O$94]*IF([.$E106];0.2;1))-[.$G106]" office:value-type="float" office:value="-4" calcext:value-type="float">
            <text:p>-4</text:p>
          </table:table-cell>
          <table:table-cell table:formula="of:=FLOOR([.P$94]*IF([.$E106];0.2;1))-[.$G106]" office:value-type="float" office:value="-3" calcext:value-type="float">
            <text:p>-3</text:p>
          </table:table-cell>
          <table:table-cell table:formula="of:=FLOOR([.Q$94]*IF([.$E106];0.2;1))-[.$G106]" office:value-type="float" office:value="-4" calcext:value-type="float">
            <text:p>-4</text:p>
          </table:table-cell>
          <table:table-cell table:formula="of:=FLOOR([.R$94]*IF([.$E106];0.2;1))-[.$G106]" office:value-type="float" office:value="-3" calcext:value-type="float">
            <text:p>-3</text:p>
          </table:table-cell>
          <table:table-cell table:formula="of:=FLOOR([.S$94]*IF([.$E106];0.2;1))-[.$G106]" office:value-type="float" office:value="0" calcext:value-type="float">
            <text:p>0</text:p>
          </table:table-cell>
          <table:table-cell table:formula="of:=FLOOR([.T$94]*IF([.$E106];0.2;1))-[.$G106]" office:value-type="float" office:value="0" calcext:value-type="float">
            <text:p>0</text:p>
          </table:table-cell>
          <table:table-cell table:formula="of:=FLOOR([.U$94]*IF([.$E106];0.2;1))-[.$G106]" office:value-type="float" office:value="0" calcext:value-type="float">
            <text:p>0</text:p>
          </table:table-cell>
          <table:table-cell table:formula="of:=FLOOR([.V$94]*IF([.$E106];0.2;1))-[.$G106]" office:value-type="float" office:value="2" calcext:value-type="float">
            <text:p>2</text:p>
          </table:table-cell>
          <table:table-cell table:formula="of:=FLOOR([.W$94]*IF([.$E106];0.2;1))-[.$G106]" office:value-type="float" office:value="4" calcext:value-type="float">
            <text:p>4</text:p>
          </table:table-cell>
          <table:table-cell table:formula="of:=FLOOR([.X$94]*IF([.$E106];0.2;1))-[.$G106]" office:value-type="float" office:value="5" calcext:value-type="float">
            <text:p>5</text:p>
          </table:table-cell>
          <table:table-cell table:formula="of:=FLOOR([.Y$94]*IF([.$E106];0.2;1))-[.$G106]" office:value-type="float" office:value="12" calcext:value-type="float">
            <text:p>12</text:p>
          </table:table-cell>
          <table:table-cell table:formula="of:=FLOOR([.Z$94]*IF([.$E106];0.2;1))-[.$G106]" office:value-type="float" office:value="14" calcext:value-type="float">
            <text:p>14</text:p>
          </table:table-cell>
          <table:table-cell table:formula="of:=FLOOR([.AA$94]*IF([.$E106];0.2;1))-[.$G106]" office:value-type="float" office:value="16" calcext:value-type="float">
            <text:p>16</text:p>
          </table:table-cell>
          <table:table-cell table:formula="of:=FLOOR([.AB$94]*IF([.$E106];0.2;1))-[.$G106]" office:value-type="float" office:value="16" calcext:value-type="float">
            <text:p>16</text:p>
          </table:table-cell>
          <table:table-cell table:formula="of:=FLOOR([.AC$94]*IF([.$E106];0.2;1))-[.$G106]"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LASER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9" table:formula="of:=OFFSET([$'EcCo Armor'.$A$2];[.M$2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N$2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O$2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P$2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Q$2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R$2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S$2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T$2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U$2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V$2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W$2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X$2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Y$2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Z$2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AA$2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B$2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C$2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  <table:table-cell table:number-columns-repeated="23"/>
        </table:table-row>
        <table:table-row table:style-name="ro6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covered-table-cell table:number-columns-repeated="20" table:style-name="ce10"/>
          <table:table-cell table:number-columns-repeated="2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21" office:value-type="string" calcext:value-type="string" table:number-columns-spanned="2" table:number-rows-spanned="1">
            <text:p>DT Level</text:p>
          </table:table-cell>
          <table:covered-table-cell table:style-name="ce23"/>
          <table:table-cell table:style-name="ce25" table:formula="of:=OFFSET([$'EcCo Armor'.$G$2];[.M$2];0)" office:value-type="float" office:value="0" calcext:value-type="float">
            <text:p>0</text:p>
          </table:table-cell>
          <table:table-cell table:style-name="ce25" table:formula="of:=OFFSET([$'EcCo Armor'.$G$2];[.N$2];0)" office:value-type="float" office:value="0" calcext:value-type="float">
            <text:p>0</text:p>
          </table:table-cell>
          <table:table-cell table:style-name="ce25" table:formula="of:=OFFSET([$'EcCo Armor'.$G$2];[.O$2];0)" office:value-type="float" office:value="0" calcext:value-type="float">
            <text:p>0</text:p>
          </table:table-cell>
          <table:table-cell table:style-name="ce25" table:formula="of:=OFFSET([$'EcCo Armor'.$G$2];[.P$2];0)" office:value-type="float" office:value="2" calcext:value-type="float">
            <text:p>2</text:p>
          </table:table-cell>
          <table:table-cell table:style-name="ce25" table:formula="of:=OFFSET([$'EcCo Armor'.$G$2];[.Q$2];0)" office:value-type="float" office:value="2" calcext:value-type="float">
            <text:p>2</text:p>
          </table:table-cell>
          <table:table-cell table:style-name="ce25" table:formula="of:=OFFSET([$'EcCo Armor'.$G$2];[.R$2];0)" office:value-type="float" office:value="2" calcext:value-type="float">
            <text:p>2</text:p>
          </table:table-cell>
          <table:table-cell table:style-name="ce25" table:formula="of:=OFFSET([$'EcCo Armor'.$G$2];[.S$2];0)" office:value-type="float" office:value="4" calcext:value-type="float">
            <text:p>4</text:p>
          </table:table-cell>
          <table:table-cell table:style-name="ce25" table:formula="of:=OFFSET([$'EcCo Armor'.$G$2];[.T$2];0)" office:value-type="float" office:value="3" calcext:value-type="float">
            <text:p>3</text:p>
          </table:table-cell>
          <table:table-cell table:style-name="ce25" table:formula="of:=OFFSET([$'EcCo Armor'.$G$2];[.U$2];0)" office:value-type="float" office:value="3" calcext:value-type="float">
            <text:p>3</text:p>
          </table:table-cell>
          <table:table-cell table:style-name="ce25" table:formula="of:=OFFSET([$'EcCo Armor'.$G$2];[.V$2];0)" office:value-type="float" office:value="4" calcext:value-type="float">
            <text:p>4</text:p>
          </table:table-cell>
          <table:table-cell table:style-name="ce25" table:formula="of:=OFFSET([$'EcCo Armor'.$G$2];[.W$2];0)" office:value-type="float" office:value="5" calcext:value-type="float">
            <text:p>5</text:p>
          </table:table-cell>
          <table:table-cell table:style-name="ce25" table:formula="of:=OFFSET([$'EcCo Armor'.$G$2];[.X$2];0)" office:value-type="float" office:value="6" calcext:value-type="float">
            <text:p>6</text:p>
          </table:table-cell>
          <table:table-cell table:style-name="ce25" table:formula="of:=OFFSET([$'EcCo Armor'.$G$2];[.Y$2];0)" office:value-type="float" office:value="7" calcext:value-type="float">
            <text:p>7</text:p>
          </table:table-cell>
          <table:table-cell table:style-name="ce25" table:formula="of:=OFFSET([$'EcCo Armor'.$G$2];[.Z$2];0)" office:value-type="float" office:value="8" calcext:value-type="float">
            <text:p>8</text:p>
          </table:table-cell>
          <table:table-cell table:style-name="ce25" table:formula="of:=OFFSET([$'EcCo Armor'.$G$2];[.AA$2];0)" office:value-type="float" office:value="20" calcext:value-type="float">
            <text:p>20</text:p>
          </table:table-cell>
          <table:table-cell table:style-name="ce25" table:formula="of:=OFFSET([$'EcCo Armor'.$G$2];[.AB$2];0)" office:value-type="float" office:value="25" calcext:value-type="float">
            <text:p>25</text:p>
          </table:table-cell>
          <table:table-cell table:style-name="ce25" table:formula="of:=OFFSET([$'EcCo Armor'.$G$2];[.AC$2];0)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21" office:value-type="string" calcext:value-type="string" table:number-columns-spanned="2" table:number-rows-spanned="1">
            <text:p>DR Level</text:p>
          </table:table-cell>
          <table:covered-table-cell table:style-name="ce23"/>
          <table:table-cell table:style-name="ce25" table:formula="of:=OFFSET([$'EcCo Armor'.$H$2];[.M$2];0)" office:value-type="float" office:value="0" calcext:value-type="float">
            <text:p>0</text:p>
          </table:table-cell>
          <table:table-cell table:style-name="ce25" table:formula="of:=OFFSET([$'EcCo Armor'.$H$2];[.N$2];0)" office:value-type="float" office:value="0" calcext:value-type="float">
            <text:p>0</text:p>
          </table:table-cell>
          <table:table-cell table:style-name="ce25" table:formula="of:=OFFSET([$'EcCo Armor'.$H$2];[.O$2];0)" office:value-type="float" office:value="0" calcext:value-type="float">
            <text:p>0</text:p>
          </table:table-cell>
          <table:table-cell table:style-name="ce25" table:formula="of:=OFFSET([$'EcCo Armor'.$H$2];[.P$2];0)" office:value-type="float" office:value="0" calcext:value-type="float">
            <text:p>0</text:p>
          </table:table-cell>
          <table:table-cell table:style-name="ce25" table:formula="of:=OFFSET([$'EcCo Armor'.$H$2];[.Q$2];0)" office:value-type="float" office:value="0" calcext:value-type="float">
            <text:p>0</text:p>
          </table:table-cell>
          <table:table-cell table:style-name="ce25" table:formula="of:=OFFSET([$'EcCo Armor'.$H$2];[.R$2];0)" office:value-type="float" office:value="10" calcext:value-type="float">
            <text:p>10</text:p>
          </table:table-cell>
          <table:table-cell table:style-name="ce25" table:formula="of:=OFFSET([$'EcCo Armor'.$H$2];[.S$2];0)" office:value-type="float" office:value="40" calcext:value-type="float">
            <text:p>40</text:p>
          </table:table-cell>
          <table:table-cell table:style-name="ce25" table:formula="of:=OFFSET([$'EcCo Armor'.$H$2];[.T$2];0)" office:value-type="float" office:value="90" calcext:value-type="float">
            <text:p>90</text:p>
          </table:table-cell>
          <table:table-cell table:style-name="ce25" table:formula="of:=OFFSET([$'EcCo Armor'.$H$2];[.U$2];0)" office:value-type="float" office:value="65" calcext:value-type="float">
            <text:p>65</text:p>
          </table:table-cell>
          <table:table-cell table:style-name="ce25" table:formula="of:=OFFSET([$'EcCo Armor'.$H$2];[.V$2];0)" office:value-type="float" office:value="25" calcext:value-type="float">
            <text:p>25</text:p>
          </table:table-cell>
          <table:table-cell table:style-name="ce25" table:formula="of:=OFFSET([$'EcCo Armor'.$H$2];[.W$2];0)" office:value-type="float" office:value="30" calcext:value-type="float">
            <text:p>30</text:p>
          </table:table-cell>
          <table:table-cell table:style-name="ce25" table:formula="of:=OFFSET([$'EcCo Armor'.$H$2];[.X$2];0)" office:value-type="float" office:value="65" calcext:value-type="float">
            <text:p>65</text:p>
          </table:table-cell>
          <table:table-cell table:style-name="ce25" table:formula="of:=OFFSET([$'EcCo Armor'.$H$2];[.Y$2];0)" office:value-type="float" office:value="70" calcext:value-type="float">
            <text:p>70</text:p>
          </table:table-cell>
          <table:table-cell table:style-name="ce25" table:formula="of:=OFFSET([$'EcCo Armor'.$H$2];[.Z$2];0)" office:value-type="float" office:value="70" calcext:value-type="float">
            <text:p>70</text:p>
          </table:table-cell>
          <table:table-cell table:style-name="ce25" table:formula="of:=OFFSET([$'EcCo Armor'.$H$2];[.AA$2];0)" office:value-type="float" office:value="60" calcext:value-type="float">
            <text:p>60</text:p>
          </table:table-cell>
          <table:table-cell table:style-name="ce25" table:formula="of:=OFFSET([$'EcCo Armor'.$H$2];[.AB$2];0)" office:value-type="float" office:value="70" calcext:value-type="float">
            <text:p>70</text:p>
          </table:table-cell>
          <table:table-cell table:style-name="ce25" table:formula="of:=OFFSET([$'EcCo Armor'.$H$2];[.AC$2];0)" office:value-type="float" office:value="80" calcext:value-type="float">
            <text:p>80</text:p>
          </table:table-cell>
          <table:table-cell table:style-name="ce25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17];[$'EcCo ammo'.$A$6:$'EcCo ammo'.$A$37];[$'EcCo ammo'.F$6:$'EcCo ammo'.F$37])" office:value-type="float" office:value="0" calcext:value-type="float">
            <text:p>0</text:p>
          </table:table-cell>
          <table:table-cell table:formula="of:=LOOKUP([.$B117];[$'EcCo ammo'.$A$6:$'EcCo ammo'.$A$37];[$'EcCo ammo'.H$6:$'EcCo ammo'.H$37])" office:value-type="float" office:value="3" calcext:value-type="float">
            <text:p>3</text:p>
          </table:table-cell>
          <table:table-cell table:formula="of:=LOOKUP([.$B117];[$'EcCo ammo'.$A$6:$'EcCo ammo'.$A$37];[$'EcCo ammo'.I$6:$'EcCo ammo'.I$37])" office:value-type="float" office:value="1" calcext:value-type="float">
            <text:p>1</text:p>
          </table:table-cell>
          <table:table-cell table:formula="of:=LOOKUP([.$B117];[$'EcCo ammo'.$A$6:$'EcCo ammo'.$A$37];[$'EcCo ammo'.J$6:$'EcCo ammo'.J$37])" office:value-type="float" office:value="1" calcext:value-type="float">
            <text:p>1</text:p>
          </table:table-cell>
          <table:table-cell table:formula="of:=[.H117]/[.I117]" office:value-type="float" office:value="1" calcext:value-type="float">
            <text:p>1.00</text:p>
          </table:table-cell>
          <table:table-cell table:formula="of:=ROUND(AVERAGE([.C117];[.D117]))" office:value-type="float" office:value="19" calcext:value-type="float">
            <text:p>19</text:p>
          </table:table-cell>
          <table:table-cell/>
          <table:table-cell table:formula="of:=ROUNDUP(MAX((100-MAX([.M$115]+10*MIN([.AJ117];0);0))*INT(([.$K117]-MAX([.AJ117];0))*[.$J117])/100;0);0)" office:value-type="float" office:value="19" calcext:value-type="float">
            <text:p>19</text:p>
          </table:table-cell>
          <table:table-cell table:formula="of:=ROUNDUP(MAX((100-MAX([.N$115]+10*MIN([.AK117];0);0))*INT(([.$K117]-MAX([.AK117];0))*[.$J117])/100;0);0)" office:value-type="float" office:value="19" calcext:value-type="float">
            <text:p>19</text:p>
          </table:table-cell>
          <table:table-cell table:formula="of:=ROUNDUP(MAX((100-MAX([.O$115]+10*MIN([.AL117];0);0))*INT(([.$K117]-MAX([.AL117];0))*[.$J117])/100;0);0)" office:value-type="float" office:value="19" calcext:value-type="float">
            <text:p>19</text:p>
          </table:table-cell>
          <table:table-cell table:formula="of:=ROUNDUP(MAX((100-MAX([.P$115]+10*MIN([.AM117];0);0))*INT(([.$K117]-MAX([.AM117];0))*[.$J117])/100;0);0)" office:value-type="float" office:value="19" calcext:value-type="float">
            <text:p>19</text:p>
          </table:table-cell>
          <table:table-cell table:formula="of:=ROUNDUP(MAX((100-MAX([.Q$115]+10*MIN([.AN117];0);0))*INT(([.$K117]-MAX([.AN117];0))*[.$J117])/100;0);0)" office:value-type="float" office:value="19" calcext:value-type="float">
            <text:p>19</text:p>
          </table:table-cell>
          <table:table-cell table:formula="of:=ROUNDUP(MAX((100-MAX([.R$115]+10*MIN([.AO117];0);0))*INT(([.$K117]-MAX([.AO117];0))*[.$J117])/100;0);0)" office:value-type="float" office:value="19" calcext:value-type="float">
            <text:p>19</text:p>
          </table:table-cell>
          <table:table-cell table:formula="of:=ROUNDUP(MAX((100-MAX([.S$115]+10*MIN([.AP117];0);0))*INT(([.$K117]-MAX([.AP117];0))*[.$J117])/100;0);0)" office:value-type="float" office:value="11" calcext:value-type="float">
            <text:p>11</text:p>
          </table:table-cell>
          <table:table-cell table:formula="of:=ROUNDUP(MAX((100-MAX([.T$115]+10*MIN([.AQ117];0);0))*INT(([.$K117]-MAX([.AQ117];0))*[.$J117])/100;0);0)" office:value-type="float" office:value="2" calcext:value-type="float">
            <text:p>2</text:p>
          </table:table-cell>
          <table:table-cell table:formula="of:=ROUNDUP(MAX((100-MAX([.U$115]+10*MIN([.AR117];0);0))*INT(([.$K117]-MAX([.AR117];0))*[.$J117])/100;0);0)" office:value-type="float" office:value="7" calcext:value-type="float">
            <text:p>7</text:p>
          </table:table-cell>
          <table:table-cell table:formula="of:=ROUNDUP(MAX((100-MAX([.V$115]+10*MIN([.AS117];0);0))*INT(([.$K117]-MAX([.AS117];0))*[.$J117])/100;0);0)" office:value-type="float" office:value="14" calcext:value-type="float">
            <text:p>14</text:p>
          </table:table-cell>
          <table:table-cell table:formula="of:=ROUNDUP(MAX((100-MAX([.W$115]+10*MIN([.AT117];0);0))*INT(([.$K117]-MAX([.AT117];0))*[.$J117])/100;0);0)" office:value-type="float" office:value="12" calcext:value-type="float">
            <text:p>12</text:p>
          </table:table-cell>
          <table:table-cell table:formula="of:=ROUNDUP(MAX((100-MAX([.X$115]+10*MIN([.AU117];0);0))*INT(([.$K117]-MAX([.AU117];0))*[.$J117])/100;0);0)" office:value-type="float" office:value="6" calcext:value-type="float">
            <text:p>6</text:p>
          </table:table-cell>
          <table:table-cell table:formula="of:=ROUNDUP(MAX((100-MAX([.Y$115]+10*MIN([.AV117];0);0))*INT(([.$K117]-MAX([.AV117];0))*[.$J117])/100;0);0)" office:value-type="float" office:value="5" calcext:value-type="float">
            <text:p>5</text:p>
          </table:table-cell>
          <table:table-cell table:formula="of:=ROUNDUP(MAX((100-MAX([.Z$115]+10*MIN([.AW117];0);0))*INT(([.$K117]-MAX([.AW117];0))*[.$J117])/100;0);0)" office:value-type="float" office:value="5" calcext:value-type="float">
            <text:p>5</text:p>
          </table:table-cell>
          <table:table-cell table:formula="of:=ROUNDUP(MAX((100-MAX([.AA$115]+10*MIN([.AX117];0);0))*INT(([.$K117]-MAX([.AX117];0))*[.$J117])/100;0);0)" office:value-type="float" office:value="1" calcext:value-type="float">
            <text:p>1</text:p>
          </table:table-cell>
          <table:table-cell table:formula="of:=ROUNDUP(MAX((100-MAX([.AB$115]+10*MIN([.AY117];0);0))*INT(([.$K117]-MAX([.AY117];0))*[.$J117])/100;0);0)" office:value-type="float" office:value="0" calcext:value-type="float">
            <text:p>0</text:p>
          </table:table-cell>
          <table:table-cell table:formula="of:=ROUNDUP(MAX((100-MAX([.AC$115]+10*MIN([.AZ117];0);0))*INT(([.$K117]-MAX([.AZ117];0))*[.$J117])/100;0);0)" office:value-type="float" office:value="1" calcext:value-type="float">
            <text:p>1</text:p>
          </table:table-cell>
          <table:table-cell table:number-columns-repeated="6"/>
          <table:table-cell table:formula="of:=FLOOR([.M$114]*IF([.$E117];0.2;1))-[.$G117]" office:value-type="float" office:value="-3" calcext:value-type="float">
            <text:p>-3</text:p>
          </table:table-cell>
          <table:table-cell table:formula="of:=FLOOR([.N$114]*IF([.$E117];0.2;1))-[.$G117]" office:value-type="float" office:value="-3" calcext:value-type="float">
            <text:p>-3</text:p>
          </table:table-cell>
          <table:table-cell table:formula="of:=FLOOR([.O$114]*IF([.$E117];0.2;1))-[.$G117]" office:value-type="float" office:value="-3" calcext:value-type="float">
            <text:p>-3</text:p>
          </table:table-cell>
          <table:table-cell table:formula="of:=FLOOR([.P$114]*IF([.$E117];0.2;1))-[.$G117]" office:value-type="float" office:value="-1" calcext:value-type="float">
            <text:p>-1</text:p>
          </table:table-cell>
          <table:table-cell table:formula="of:=FLOOR([.Q$114]*IF([.$E117];0.2;1))-[.$G117]" office:value-type="float" office:value="-1" calcext:value-type="float">
            <text:p>-1</text:p>
          </table:table-cell>
          <table:table-cell table:formula="of:=FLOOR([.R$114]*IF([.$E117];0.2;1))-[.$G117]" office:value-type="float" office:value="-1" calcext:value-type="float">
            <text:p>-1</text:p>
          </table:table-cell>
          <table:table-cell table:formula="of:=FLOOR([.S$114]*IF([.$E117];0.2;1))-[.$G117]" office:value-type="float" office:value="1" calcext:value-type="float">
            <text:p>1</text:p>
          </table:table-cell>
          <table:table-cell table:formula="of:=FLOOR([.T$114]*IF([.$E117];0.2;1))-[.$G117]" office:value-type="float" office:value="0" calcext:value-type="float">
            <text:p>0</text:p>
          </table:table-cell>
          <table:table-cell table:formula="of:=FLOOR([.U$114]*IF([.$E117];0.2;1))-[.$G117]" office:value-type="float" office:value="0" calcext:value-type="float">
            <text:p>0</text:p>
          </table:table-cell>
          <table:table-cell table:formula="of:=FLOOR([.V$114]*IF([.$E117];0.2;1))-[.$G117]" office:value-type="float" office:value="1" calcext:value-type="float">
            <text:p>1</text:p>
          </table:table-cell>
          <table:table-cell table:formula="of:=FLOOR([.W$114]*IF([.$E117];0.2;1))-[.$G117]" office:value-type="float" office:value="2" calcext:value-type="float">
            <text:p>2</text:p>
          </table:table-cell>
          <table:table-cell table:formula="of:=FLOOR([.X$114]*IF([.$E117];0.2;1))-[.$G117]" office:value-type="float" office:value="3" calcext:value-type="float">
            <text:p>3</text:p>
          </table:table-cell>
          <table:table-cell table:formula="of:=FLOOR([.Y$114]*IF([.$E117];0.2;1))-[.$G117]" office:value-type="float" office:value="4" calcext:value-type="float">
            <text:p>4</text:p>
          </table:table-cell>
          <table:table-cell table:formula="of:=FLOOR([.Z$114]*IF([.$E117];0.2;1))-[.$G117]" office:value-type="float" office:value="5" calcext:value-type="float">
            <text:p>5</text:p>
          </table:table-cell>
          <table:table-cell table:formula="of:=FLOOR([.AA$114]*IF([.$E117];0.2;1))-[.$G117]" office:value-type="float" office:value="17" calcext:value-type="float">
            <text:p>17</text:p>
          </table:table-cell>
          <table:table-cell table:formula="of:=FLOOR([.AB$114]*IF([.$E117];0.2;1))-[.$G117]" office:value-type="float" office:value="22" calcext:value-type="float">
            <text:p>22</text:p>
          </table:table-cell>
          <table:table-cell table:formula="of:=FLOOR([.AC$114]*IF([.$E117];0.2;1))-[.$G11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18];[$'EcCo ammo'.$A$6:$'EcCo ammo'.$A$37];[$'EcCo ammo'.F$6:$'EcCo ammo'.F$37])" office:value-type="float" office:value="0" calcext:value-type="float">
            <text:p>0</text:p>
          </table:table-cell>
          <table:table-cell table:formula="of:=LOOKUP([.$B118];[$'EcCo ammo'.$A$6:$'EcCo ammo'.$A$37];[$'EcCo ammo'.H$6:$'EcCo ammo'.H$37])" office:value-type="float" office:value="3" calcext:value-type="float">
            <text:p>3</text:p>
          </table:table-cell>
          <table:table-cell table:formula="of:=LOOKUP([.$B118];[$'EcCo ammo'.$A$6:$'EcCo ammo'.$A$37];[$'EcCo ammo'.I$6:$'EcCo ammo'.I$37])" office:value-type="float" office:value="1" calcext:value-type="float">
            <text:p>1</text:p>
          </table:table-cell>
          <table:table-cell table:formula="of:=LOOKUP([.$B118];[$'EcCo ammo'.$A$6:$'EcCo ammo'.$A$37];[$'EcCo ammo'.J$6:$'EcCo ammo'.J$37])" office:value-type="float" office:value="1" calcext:value-type="float">
            <text:p>1</text:p>
          </table:table-cell>
          <table:table-cell table:formula="of:=[.H118]/[.I118]" office:value-type="float" office:value="1" calcext:value-type="float">
            <text:p>1.00</text:p>
          </table:table-cell>
          <table:table-cell table:formula="of:=ROUND(AVERAGE([.C118];[.D118]))" office:value-type="float" office:value="20" calcext:value-type="float">
            <text:p>20</text:p>
          </table:table-cell>
          <table:table-cell/>
          <table:table-cell table:formula="of:=ROUNDUP(MAX((100-MAX([.M$115]+10*MIN([.AJ118];0);0))*INT(([.$K118]-MAX([.AJ118];0))*[.$J118])/100;0);0)" office:value-type="float" office:value="20" calcext:value-type="float">
            <text:p>20</text:p>
          </table:table-cell>
          <table:table-cell table:formula="of:=ROUNDUP(MAX((100-MAX([.N$115]+10*MIN([.AK118];0);0))*INT(([.$K118]-MAX([.AK118];0))*[.$J118])/100;0);0)" office:value-type="float" office:value="20" calcext:value-type="float">
            <text:p>20</text:p>
          </table:table-cell>
          <table:table-cell table:formula="of:=ROUNDUP(MAX((100-MAX([.O$115]+10*MIN([.AL118];0);0))*INT(([.$K118]-MAX([.AL118];0))*[.$J118])/100;0);0)" office:value-type="float" office:value="20" calcext:value-type="float">
            <text:p>20</text:p>
          </table:table-cell>
          <table:table-cell table:formula="of:=ROUNDUP(MAX((100-MAX([.P$115]+10*MIN([.AM118];0);0))*INT(([.$K118]-MAX([.AM118];0))*[.$J118])/100;0);0)" office:value-type="float" office:value="20" calcext:value-type="float">
            <text:p>20</text:p>
          </table:table-cell>
          <table:table-cell table:formula="of:=ROUNDUP(MAX((100-MAX([.Q$115]+10*MIN([.AN118];0);0))*INT(([.$K118]-MAX([.AN118];0))*[.$J118])/100;0);0)" office:value-type="float" office:value="20" calcext:value-type="float">
            <text:p>20</text:p>
          </table:table-cell>
          <table:table-cell table:formula="of:=ROUNDUP(MAX((100-MAX([.R$115]+10*MIN([.AO118];0);0))*INT(([.$K118]-MAX([.AO118];0))*[.$J118])/100;0);0)" office:value-type="float" office:value="20" calcext:value-type="float">
            <text:p>20</text:p>
          </table:table-cell>
          <table:table-cell table:formula="of:=ROUNDUP(MAX((100-MAX([.S$115]+10*MIN([.AP118];0);0))*INT(([.$K118]-MAX([.AP118];0))*[.$J118])/100;0);0)" office:value-type="float" office:value="18" calcext:value-type="float">
            <text:p>18</text:p>
          </table:table-cell>
          <table:table-cell table:formula="of:=ROUNDUP(MAX((100-MAX([.T$115]+10*MIN([.AQ118];0);0))*INT(([.$K118]-MAX([.AQ118];0))*[.$J118])/100;0);0)" office:value-type="float" office:value="8" calcext:value-type="float">
            <text:p>8</text:p>
          </table:table-cell>
          <table:table-cell table:formula="of:=ROUNDUP(MAX((100-MAX([.U$115]+10*MIN([.AR118];0);0))*INT(([.$K118]-MAX([.AR118];0))*[.$J118])/100;0);0)" office:value-type="float" office:value="13" calcext:value-type="float">
            <text:p>13</text:p>
          </table:table-cell>
          <table:table-cell table:formula="of:=ROUNDUP(MAX((100-MAX([.V$115]+10*MIN([.AS118];0);0))*INT(([.$K118]-MAX([.AS118];0))*[.$J118])/100;0);0)" office:value-type="float" office:value="20" calcext:value-type="float">
            <text:p>20</text:p>
          </table:table-cell>
          <table:table-cell table:formula="of:=ROUNDUP(MAX((100-MAX([.W$115]+10*MIN([.AT118];0);0))*INT(([.$K118]-MAX([.AT118];0))*[.$J118])/100;0);0)" office:value-type="float" office:value="18" calcext:value-type="float">
            <text:p>18</text:p>
          </table:table-cell>
          <table:table-cell table:formula="of:=ROUNDUP(MAX((100-MAX([.X$115]+10*MIN([.AU118];0);0))*INT(([.$K118]-MAX([.AU118];0))*[.$J118])/100;0);0)" office:value-type="float" office:value="11" calcext:value-type="float">
            <text:p>11</text:p>
          </table:table-cell>
          <table:table-cell table:formula="of:=ROUNDUP(MAX((100-MAX([.Y$115]+10*MIN([.AV118];0);0))*INT(([.$K118]-MAX([.AV118];0))*[.$J118])/100;0);0)" office:value-type="float" office:value="10" calcext:value-type="float">
            <text:p>10</text:p>
          </table:table-cell>
          <table:table-cell table:formula="of:=ROUNDUP(MAX((100-MAX([.Z$115]+10*MIN([.AW118];0);0))*INT(([.$K118]-MAX([.AW118];0))*[.$J118])/100;0);0)" office:value-type="float" office:value="10" calcext:value-type="float">
            <text:p>10</text:p>
          </table:table-cell>
          <table:table-cell table:formula="of:=ROUNDUP(MAX((100-MAX([.AA$115]+10*MIN([.AX118];0);0))*INT(([.$K118]-MAX([.AX118];0))*[.$J118])/100;0);0)" office:value-type="float" office:value="8" calcext:value-type="float">
            <text:p>8</text:p>
          </table:table-cell>
          <table:table-cell table:formula="of:=ROUNDUP(MAX((100-MAX([.AB$115]+10*MIN([.AY118];0);0))*INT(([.$K118]-MAX([.AY118];0))*[.$J118])/100;0);0)" office:value-type="float" office:value="6" calcext:value-type="float">
            <text:p>6</text:p>
          </table:table-cell>
          <table:table-cell table:formula="of:=ROUNDUP(MAX((100-MAX([.AC$115]+10*MIN([.AZ118];0);0))*INT(([.$K118]-MAX([.AZ118];0))*[.$J118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18];0.2;1))-[.$G118]" office:value-type="float" office:value="-3" calcext:value-type="float">
            <text:p>-3</text:p>
          </table:table-cell>
          <table:table-cell table:formula="of:=FLOOR([.N$114]*IF([.$E118];0.2;1))-[.$G118]" office:value-type="float" office:value="-3" calcext:value-type="float">
            <text:p>-3</text:p>
          </table:table-cell>
          <table:table-cell table:formula="of:=FLOOR([.O$114]*IF([.$E118];0.2;1))-[.$G118]" office:value-type="float" office:value="-3" calcext:value-type="float">
            <text:p>-3</text:p>
          </table:table-cell>
          <table:table-cell table:formula="of:=FLOOR([.P$114]*IF([.$E118];0.2;1))-[.$G118]" office:value-type="float" office:value="-3" calcext:value-type="float">
            <text:p>-3</text:p>
          </table:table-cell>
          <table:table-cell table:formula="of:=FLOOR([.Q$114]*IF([.$E118];0.2;1))-[.$G118]" office:value-type="float" office:value="-3" calcext:value-type="float">
            <text:p>-3</text:p>
          </table:table-cell>
          <table:table-cell table:formula="of:=FLOOR([.R$114]*IF([.$E118];0.2;1))-[.$G118]" office:value-type="float" office:value="-3" calcext:value-type="float">
            <text:p>-3</text:p>
          </table:table-cell>
          <table:table-cell table:formula="of:=FLOOR([.S$114]*IF([.$E118];0.2;1))-[.$G118]" office:value-type="float" office:value="-3" calcext:value-type="float">
            <text:p>-3</text:p>
          </table:table-cell>
          <table:table-cell table:formula="of:=FLOOR([.T$114]*IF([.$E118];0.2;1))-[.$G118]" office:value-type="float" office:value="-3" calcext:value-type="float">
            <text:p>-3</text:p>
          </table:table-cell>
          <table:table-cell table:formula="of:=FLOOR([.U$114]*IF([.$E118];0.2;1))-[.$G118]" office:value-type="float" office:value="-3" calcext:value-type="float">
            <text:p>-3</text:p>
          </table:table-cell>
          <table:table-cell table:formula="of:=FLOOR([.V$114]*IF([.$E118];0.2;1))-[.$G118]" office:value-type="float" office:value="-3" calcext:value-type="float">
            <text:p>-3</text:p>
          </table:table-cell>
          <table:table-cell table:formula="of:=FLOOR([.W$114]*IF([.$E118];0.2;1))-[.$G118]" office:value-type="float" office:value="-2" calcext:value-type="float">
            <text:p>-2</text:p>
          </table:table-cell>
          <table:table-cell table:formula="of:=FLOOR([.X$114]*IF([.$E118];0.2;1))-[.$G118]" office:value-type="float" office:value="-2" calcext:value-type="float">
            <text:p>-2</text:p>
          </table:table-cell>
          <table:table-cell table:formula="of:=FLOOR([.Y$114]*IF([.$E118];0.2;1))-[.$G118]" office:value-type="float" office:value="-2" calcext:value-type="float">
            <text:p>-2</text:p>
          </table:table-cell>
          <table:table-cell table:formula="of:=FLOOR([.Z$114]*IF([.$E118];0.2;1))-[.$G118]" office:value-type="float" office:value="-2" calcext:value-type="float">
            <text:p>-2</text:p>
          </table:table-cell>
          <table:table-cell table:formula="of:=FLOOR([.AA$114]*IF([.$E118];0.2;1))-[.$G118]" office:value-type="float" office:value="1" calcext:value-type="float">
            <text:p>1</text:p>
          </table:table-cell>
          <table:table-cell table:formula="of:=FLOOR([.AB$114]*IF([.$E118];0.2;1))-[.$G118]" office:value-type="float" office:value="2" calcext:value-type="float">
            <text:p>2</text:p>
          </table:table-cell>
          <table:table-cell table:formula="of:=FLOOR([.AC$114]*IF([.$E118];0.2;1))-[.$G1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19];[$'EcCo ammo'.$A$6:$'EcCo ammo'.$A$37];[$'EcCo ammo'.F$6:$'EcCo ammo'.F$37])" office:value-type="float" office:value="0" calcext:value-type="float">
            <text:p>0</text:p>
          </table:table-cell>
          <table:table-cell table:formula="of:=LOOKUP([.$B119];[$'EcCo ammo'.$A$6:$'EcCo ammo'.$A$37];[$'EcCo ammo'.H$6:$'EcCo ammo'.H$37])" office:value-type="float" office:value="3" calcext:value-type="float">
            <text:p>3</text:p>
          </table:table-cell>
          <table:table-cell table:formula="of:=LOOKUP([.$B119];[$'EcCo ammo'.$A$6:$'EcCo ammo'.$A$37];[$'EcCo ammo'.I$6:$'EcCo ammo'.I$37])" office:value-type="float" office:value="1" calcext:value-type="float">
            <text:p>1</text:p>
          </table:table-cell>
          <table:table-cell table:formula="of:=LOOKUP([.$B119];[$'EcCo ammo'.$A$6:$'EcCo ammo'.$A$37];[$'EcCo ammo'.J$6:$'EcCo ammo'.J$37])" office:value-type="float" office:value="1" calcext:value-type="float">
            <text:p>1</text:p>
          </table:table-cell>
          <table:table-cell table:formula="of:=[.H119]/[.I119]" office:value-type="float" office:value="1" calcext:value-type="float">
            <text:p>1.00</text:p>
          </table:table-cell>
          <table:table-cell table:formula="of:=ROUND(AVERAGE([.C119];[.D119]))" office:value-type="float" office:value="25" calcext:value-type="float">
            <text:p>25</text:p>
          </table:table-cell>
          <table:table-cell/>
          <table:table-cell table:formula="of:=ROUNDUP(MAX((100-MAX([.M$115]+10*MIN([.AJ119];0);0))*INT(([.$K119]-MAX([.AJ119];0))*[.$J119])/100;0);0)" office:value-type="float" office:value="25" calcext:value-type="float">
            <text:p>25</text:p>
          </table:table-cell>
          <table:table-cell table:formula="of:=ROUNDUP(MAX((100-MAX([.N$115]+10*MIN([.AK119];0);0))*INT(([.$K119]-MAX([.AK119];0))*[.$J119])/100;0);0)" office:value-type="float" office:value="25" calcext:value-type="float">
            <text:p>25</text:p>
          </table:table-cell>
          <table:table-cell table:formula="of:=ROUNDUP(MAX((100-MAX([.O$115]+10*MIN([.AL119];0);0))*INT(([.$K119]-MAX([.AL119];0))*[.$J119])/100;0);0)" office:value-type="float" office:value="25" calcext:value-type="float">
            <text:p>25</text:p>
          </table:table-cell>
          <table:table-cell table:formula="of:=ROUNDUP(MAX((100-MAX([.P$115]+10*MIN([.AM119];0);0))*INT(([.$K119]-MAX([.AM119];0))*[.$J119])/100;0);0)" office:value-type="float" office:value="25" calcext:value-type="float">
            <text:p>25</text:p>
          </table:table-cell>
          <table:table-cell table:formula="of:=ROUNDUP(MAX((100-MAX([.Q$115]+10*MIN([.AN119];0);0))*INT(([.$K119]-MAX([.AN119];0))*[.$J119])/100;0);0)" office:value-type="float" office:value="25" calcext:value-type="float">
            <text:p>25</text:p>
          </table:table-cell>
          <table:table-cell table:formula="of:=ROUNDUP(MAX((100-MAX([.R$115]+10*MIN([.AO119];0);0))*INT(([.$K119]-MAX([.AO119];0))*[.$J119])/100;0);0)" office:value-type="float" office:value="25" calcext:value-type="float">
            <text:p>25</text:p>
          </table:table-cell>
          <table:table-cell table:formula="of:=ROUNDUP(MAX((100-MAX([.S$115]+10*MIN([.AP119];0);0))*INT(([.$K119]-MAX([.AP119];0))*[.$J119])/100;0);0)" office:value-type="float" office:value="15" calcext:value-type="float">
            <text:p>15</text:p>
          </table:table-cell>
          <table:table-cell table:formula="of:=ROUNDUP(MAX((100-MAX([.T$115]+10*MIN([.AQ119];0);0))*INT(([.$K119]-MAX([.AQ119];0))*[.$J119])/100;0);0)" office:value-type="float" office:value="3" calcext:value-type="float">
            <text:p>3</text:p>
          </table:table-cell>
          <table:table-cell table:formula="of:=ROUNDUP(MAX((100-MAX([.U$115]+10*MIN([.AR119];0);0))*INT(([.$K119]-MAX([.AR119];0))*[.$J119])/100;0);0)" office:value-type="float" office:value="9" calcext:value-type="float">
            <text:p>9</text:p>
          </table:table-cell>
          <table:table-cell table:formula="of:=ROUNDUP(MAX((100-MAX([.V$115]+10*MIN([.AS119];0);0))*INT(([.$K119]-MAX([.AS119];0))*[.$J119])/100;0);0)" office:value-type="float" office:value="18" calcext:value-type="float">
            <text:p>18</text:p>
          </table:table-cell>
          <table:table-cell table:formula="of:=ROUNDUP(MAX((100-MAX([.W$115]+10*MIN([.AT119];0);0))*INT(([.$K119]-MAX([.AT119];0))*[.$J119])/100;0);0)" office:value-type="float" office:value="17" calcext:value-type="float">
            <text:p>17</text:p>
          </table:table-cell>
          <table:table-cell table:formula="of:=ROUNDUP(MAX((100-MAX([.X$115]+10*MIN([.AU119];0);0))*INT(([.$K119]-MAX([.AU119];0))*[.$J119])/100;0);0)" office:value-type="float" office:value="8" calcext:value-type="float">
            <text:p>8</text:p>
          </table:table-cell>
          <table:table-cell table:formula="of:=ROUNDUP(MAX((100-MAX([.Y$115]+10*MIN([.AV119];0);0))*INT(([.$K119]-MAX([.AV119];0))*[.$J119])/100;0);0)" office:value-type="float" office:value="7" calcext:value-type="float">
            <text:p>7</text:p>
          </table:table-cell>
          <table:table-cell table:formula="of:=ROUNDUP(MAX((100-MAX([.Z$115]+10*MIN([.AW119];0);0))*INT(([.$K119]-MAX([.AW119];0))*[.$J119])/100;0);0)" office:value-type="float" office:value="6" calcext:value-type="float">
            <text:p>6</text:p>
          </table:table-cell>
          <table:table-cell table:formula="of:=ROUNDUP(MAX((100-MAX([.AA$115]+10*MIN([.AX119];0);0))*INT(([.$K119]-MAX([.AX119];0))*[.$J119])/100;0);0)" office:value-type="float" office:value="4" calcext:value-type="float">
            <text:p>4</text:p>
          </table:table-cell>
          <table:table-cell table:formula="of:=ROUNDUP(MAX((100-MAX([.AB$115]+10*MIN([.AY119];0);0))*INT(([.$K119]-MAX([.AY119];0))*[.$J119])/100;0);0)" office:value-type="float" office:value="1" calcext:value-type="float">
            <text:p>1</text:p>
          </table:table-cell>
          <table:table-cell table:formula="of:=ROUNDUP(MAX((100-MAX([.AC$115]+10*MIN([.AZ119];0);0))*INT(([.$K119]-MAX([.AZ119];0))*[.$J119])/100;0);0)" office:value-type="float" office:value="2" calcext:value-type="float">
            <text:p>2</text:p>
          </table:table-cell>
          <table:table-cell table:number-columns-repeated="6"/>
          <table:table-cell table:formula="of:=FLOOR([.M$114]*IF([.$E119];0.2;1))-[.$G119]" office:value-type="float" office:value="-3" calcext:value-type="float">
            <text:p>-3</text:p>
          </table:table-cell>
          <table:table-cell table:formula="of:=FLOOR([.N$114]*IF([.$E119];0.2;1))-[.$G119]" office:value-type="float" office:value="-3" calcext:value-type="float">
            <text:p>-3</text:p>
          </table:table-cell>
          <table:table-cell table:formula="of:=FLOOR([.O$114]*IF([.$E119];0.2;1))-[.$G119]" office:value-type="float" office:value="-3" calcext:value-type="float">
            <text:p>-3</text:p>
          </table:table-cell>
          <table:table-cell table:formula="of:=FLOOR([.P$114]*IF([.$E119];0.2;1))-[.$G119]" office:value-type="float" office:value="-1" calcext:value-type="float">
            <text:p>-1</text:p>
          </table:table-cell>
          <table:table-cell table:formula="of:=FLOOR([.Q$114]*IF([.$E119];0.2;1))-[.$G119]" office:value-type="float" office:value="-1" calcext:value-type="float">
            <text:p>-1</text:p>
          </table:table-cell>
          <table:table-cell table:formula="of:=FLOOR([.R$114]*IF([.$E119];0.2;1))-[.$G119]" office:value-type="float" office:value="-1" calcext:value-type="float">
            <text:p>-1</text:p>
          </table:table-cell>
          <table:table-cell table:formula="of:=FLOOR([.S$114]*IF([.$E119];0.2;1))-[.$G119]" office:value-type="float" office:value="1" calcext:value-type="float">
            <text:p>1</text:p>
          </table:table-cell>
          <table:table-cell table:formula="of:=FLOOR([.T$114]*IF([.$E119];0.2;1))-[.$G119]" office:value-type="float" office:value="0" calcext:value-type="float">
            <text:p>0</text:p>
          </table:table-cell>
          <table:table-cell table:formula="of:=FLOOR([.U$114]*IF([.$E119];0.2;1))-[.$G119]" office:value-type="float" office:value="0" calcext:value-type="float">
            <text:p>0</text:p>
          </table:table-cell>
          <table:table-cell table:formula="of:=FLOOR([.V$114]*IF([.$E119];0.2;1))-[.$G119]" office:value-type="float" office:value="1" calcext:value-type="float">
            <text:p>1</text:p>
          </table:table-cell>
          <table:table-cell table:formula="of:=FLOOR([.W$114]*IF([.$E119];0.2;1))-[.$G119]" office:value-type="float" office:value="2" calcext:value-type="float">
            <text:p>2</text:p>
          </table:table-cell>
          <table:table-cell table:formula="of:=FLOOR([.X$114]*IF([.$E119];0.2;1))-[.$G119]" office:value-type="float" office:value="3" calcext:value-type="float">
            <text:p>3</text:p>
          </table:table-cell>
          <table:table-cell table:formula="of:=FLOOR([.Y$114]*IF([.$E119];0.2;1))-[.$G119]" office:value-type="float" office:value="4" calcext:value-type="float">
            <text:p>4</text:p>
          </table:table-cell>
          <table:table-cell table:formula="of:=FLOOR([.Z$114]*IF([.$E119];0.2;1))-[.$G119]" office:value-type="float" office:value="5" calcext:value-type="float">
            <text:p>5</text:p>
          </table:table-cell>
          <table:table-cell table:formula="of:=FLOOR([.AA$114]*IF([.$E119];0.2;1))-[.$G119]" office:value-type="float" office:value="17" calcext:value-type="float">
            <text:p>17</text:p>
          </table:table-cell>
          <table:table-cell table:formula="of:=FLOOR([.AB$114]*IF([.$E119];0.2;1))-[.$G119]" office:value-type="float" office:value="22" calcext:value-type="float">
            <text:p>22</text:p>
          </table:table-cell>
          <table:table-cell table:formula="of:=FLOOR([.AC$114]*IF([.$E119];0.2;1))-[.$G119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0];[$'EcCo ammo'.$A$6:$'EcCo ammo'.$A$37];[$'EcCo ammo'.F$6:$'EcCo ammo'.F$37])" office:value-type="float" office:value="0" calcext:value-type="float">
            <text:p>0</text:p>
          </table:table-cell>
          <table:table-cell table:formula="of:=LOOKUP([.$B120];[$'EcCo ammo'.$A$6:$'EcCo ammo'.$A$37];[$'EcCo ammo'.H$6:$'EcCo ammo'.H$37])" office:value-type="float" office:value="3" calcext:value-type="float">
            <text:p>3</text:p>
          </table:table-cell>
          <table:table-cell table:formula="of:=LOOKUP([.$B120];[$'EcCo ammo'.$A$6:$'EcCo ammo'.$A$37];[$'EcCo ammo'.I$6:$'EcCo ammo'.I$37])" office:value-type="float" office:value="1" calcext:value-type="float">
            <text:p>1</text:p>
          </table:table-cell>
          <table:table-cell table:formula="of:=LOOKUP([.$B120];[$'EcCo ammo'.$A$6:$'EcCo ammo'.$A$37];[$'EcCo ammo'.J$6:$'EcCo ammo'.J$37])" office:value-type="float" office:value="1" calcext:value-type="float">
            <text:p>1</text:p>
          </table:table-cell>
          <table:table-cell table:formula="of:=[.H120]/[.I120]" office:value-type="float" office:value="1" calcext:value-type="float">
            <text:p>1.00</text:p>
          </table:table-cell>
          <table:table-cell table:formula="of:=ROUND(AVERAGE([.C120];[.D120]))" office:value-type="float" office:value="35" calcext:value-type="float">
            <text:p>35</text:p>
          </table:table-cell>
          <table:table-cell/>
          <table:table-cell table:formula="of:=ROUNDUP(MAX((100-MAX([.M$115]+10*MIN([.AJ120];0);0))*INT(([.$K120]-MAX([.AJ120];0))*[.$J120])/100;0);0)" office:value-type="float" office:value="35" calcext:value-type="float">
            <text:p>35</text:p>
          </table:table-cell>
          <table:table-cell table:formula="of:=ROUNDUP(MAX((100-MAX([.N$115]+10*MIN([.AK120];0);0))*INT(([.$K120]-MAX([.AK120];0))*[.$J120])/100;0);0)" office:value-type="float" office:value="35" calcext:value-type="float">
            <text:p>35</text:p>
          </table:table-cell>
          <table:table-cell table:formula="of:=ROUNDUP(MAX((100-MAX([.O$115]+10*MIN([.AL120];0);0))*INT(([.$K120]-MAX([.AL120];0))*[.$J120])/100;0);0)" office:value-type="float" office:value="35" calcext:value-type="float">
            <text:p>35</text:p>
          </table:table-cell>
          <table:table-cell table:formula="of:=ROUNDUP(MAX((100-MAX([.P$115]+10*MIN([.AM120];0);0))*INT(([.$K120]-MAX([.AM120];0))*[.$J120])/100;0);0)" office:value-type="float" office:value="35" calcext:value-type="float">
            <text:p>35</text:p>
          </table:table-cell>
          <table:table-cell table:formula="of:=ROUNDUP(MAX((100-MAX([.Q$115]+10*MIN([.AN120];0);0))*INT(([.$K120]-MAX([.AN120];0))*[.$J120])/100;0);0)" office:value-type="float" office:value="35" calcext:value-type="float">
            <text:p>35</text:p>
          </table:table-cell>
          <table:table-cell table:formula="of:=ROUNDUP(MAX((100-MAX([.R$115]+10*MIN([.AO120];0);0))*INT(([.$K120]-MAX([.AO120];0))*[.$J120])/100;0);0)" office:value-type="float" office:value="35" calcext:value-type="float">
            <text:p>35</text:p>
          </table:table-cell>
          <table:table-cell table:formula="of:=ROUNDUP(MAX((100-MAX([.S$115]+10*MIN([.AP120];0);0))*INT(([.$K120]-MAX([.AP120];0))*[.$J120])/100;0);0)" office:value-type="float" office:value="21" calcext:value-type="float">
            <text:p>21</text:p>
          </table:table-cell>
          <table:table-cell table:formula="of:=ROUNDUP(MAX((100-MAX([.T$115]+10*MIN([.AQ120];0);0))*INT(([.$K120]-MAX([.AQ120];0))*[.$J120])/100;0);0)" office:value-type="float" office:value="4" calcext:value-type="float">
            <text:p>4</text:p>
          </table:table-cell>
          <table:table-cell table:formula="of:=ROUNDUP(MAX((100-MAX([.U$115]+10*MIN([.AR120];0);0))*INT(([.$K120]-MAX([.AR120];0))*[.$J120])/100;0);0)" office:value-type="float" office:value="13" calcext:value-type="float">
            <text:p>13</text:p>
          </table:table-cell>
          <table:table-cell table:formula="of:=ROUNDUP(MAX((100-MAX([.V$115]+10*MIN([.AS120];0);0))*INT(([.$K120]-MAX([.AS120];0))*[.$J120])/100;0);0)" office:value-type="float" office:value="26" calcext:value-type="float">
            <text:p>26</text:p>
          </table:table-cell>
          <table:table-cell table:formula="of:=ROUNDUP(MAX((100-MAX([.W$115]+10*MIN([.AT120];0);0))*INT(([.$K120]-MAX([.AT120];0))*[.$J120])/100;0);0)" office:value-type="float" office:value="24" calcext:value-type="float">
            <text:p>24</text:p>
          </table:table-cell>
          <table:table-cell table:formula="of:=ROUNDUP(MAX((100-MAX([.X$115]+10*MIN([.AU120];0);0))*INT(([.$K120]-MAX([.AU120];0))*[.$J120])/100;0);0)" office:value-type="float" office:value="12" calcext:value-type="float">
            <text:p>12</text:p>
          </table:table-cell>
          <table:table-cell table:formula="of:=ROUNDUP(MAX((100-MAX([.Y$115]+10*MIN([.AV120];0);0))*INT(([.$K120]-MAX([.AV120];0))*[.$J120])/100;0);0)" office:value-type="float" office:value="10" calcext:value-type="float">
            <text:p>10</text:p>
          </table:table-cell>
          <table:table-cell table:formula="of:=ROUNDUP(MAX((100-MAX([.Z$115]+10*MIN([.AW120];0);0))*INT(([.$K120]-MAX([.AW120];0))*[.$J120])/100;0);0)" office:value-type="float" office:value="9" calcext:value-type="float">
            <text:p>9</text:p>
          </table:table-cell>
          <table:table-cell table:formula="of:=ROUNDUP(MAX((100-MAX([.AA$115]+10*MIN([.AX120];0);0))*INT(([.$K120]-MAX([.AX120];0))*[.$J120])/100;0);0)" office:value-type="float" office:value="8" calcext:value-type="float">
            <text:p>8</text:p>
          </table:table-cell>
          <table:table-cell table:formula="of:=ROUNDUP(MAX((100-MAX([.AB$115]+10*MIN([.AY120];0);0))*INT(([.$K120]-MAX([.AY120];0))*[.$J120])/100;0);0)" office:value-type="float" office:value="4" calcext:value-type="float">
            <text:p>4</text:p>
          </table:table-cell>
          <table:table-cell table:formula="of:=ROUNDUP(MAX((100-MAX([.AC$115]+10*MIN([.AZ120];0);0))*INT(([.$K120]-MAX([.AZ120];0))*[.$J120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20];0.2;1))-[.$G120]" office:value-type="float" office:value="-3" calcext:value-type="float">
            <text:p>-3</text:p>
          </table:table-cell>
          <table:table-cell table:formula="of:=FLOOR([.N$114]*IF([.$E120];0.2;1))-[.$G120]" office:value-type="float" office:value="-3" calcext:value-type="float">
            <text:p>-3</text:p>
          </table:table-cell>
          <table:table-cell table:formula="of:=FLOOR([.O$114]*IF([.$E120];0.2;1))-[.$G120]" office:value-type="float" office:value="-3" calcext:value-type="float">
            <text:p>-3</text:p>
          </table:table-cell>
          <table:table-cell table:formula="of:=FLOOR([.P$114]*IF([.$E120];0.2;1))-[.$G120]" office:value-type="float" office:value="-1" calcext:value-type="float">
            <text:p>-1</text:p>
          </table:table-cell>
          <table:table-cell table:formula="of:=FLOOR([.Q$114]*IF([.$E120];0.2;1))-[.$G120]" office:value-type="float" office:value="-1" calcext:value-type="float">
            <text:p>-1</text:p>
          </table:table-cell>
          <table:table-cell table:formula="of:=FLOOR([.R$114]*IF([.$E120];0.2;1))-[.$G120]" office:value-type="float" office:value="-1" calcext:value-type="float">
            <text:p>-1</text:p>
          </table:table-cell>
          <table:table-cell table:formula="of:=FLOOR([.S$114]*IF([.$E120];0.2;1))-[.$G120]" office:value-type="float" office:value="1" calcext:value-type="float">
            <text:p>1</text:p>
          </table:table-cell>
          <table:table-cell table:formula="of:=FLOOR([.T$114]*IF([.$E120];0.2;1))-[.$G120]" office:value-type="float" office:value="0" calcext:value-type="float">
            <text:p>0</text:p>
          </table:table-cell>
          <table:table-cell table:formula="of:=FLOOR([.U$114]*IF([.$E120];0.2;1))-[.$G120]" office:value-type="float" office:value="0" calcext:value-type="float">
            <text:p>0</text:p>
          </table:table-cell>
          <table:table-cell table:formula="of:=FLOOR([.V$114]*IF([.$E120];0.2;1))-[.$G120]" office:value-type="float" office:value="1" calcext:value-type="float">
            <text:p>1</text:p>
          </table:table-cell>
          <table:table-cell table:formula="of:=FLOOR([.W$114]*IF([.$E120];0.2;1))-[.$G120]" office:value-type="float" office:value="2" calcext:value-type="float">
            <text:p>2</text:p>
          </table:table-cell>
          <table:table-cell table:formula="of:=FLOOR([.X$114]*IF([.$E120];0.2;1))-[.$G120]" office:value-type="float" office:value="3" calcext:value-type="float">
            <text:p>3</text:p>
          </table:table-cell>
          <table:table-cell table:formula="of:=FLOOR([.Y$114]*IF([.$E120];0.2;1))-[.$G120]" office:value-type="float" office:value="4" calcext:value-type="float">
            <text:p>4</text:p>
          </table:table-cell>
          <table:table-cell table:formula="of:=FLOOR([.Z$114]*IF([.$E120];0.2;1))-[.$G120]" office:value-type="float" office:value="5" calcext:value-type="float">
            <text:p>5</text:p>
          </table:table-cell>
          <table:table-cell table:formula="of:=FLOOR([.AA$114]*IF([.$E120];0.2;1))-[.$G120]" office:value-type="float" office:value="17" calcext:value-type="float">
            <text:p>17</text:p>
          </table:table-cell>
          <table:table-cell table:formula="of:=FLOOR([.AB$114]*IF([.$E120];0.2;1))-[.$G120]" office:value-type="float" office:value="22" calcext:value-type="float">
            <text:p>22</text:p>
          </table:table-cell>
          <table:table-cell table:formula="of:=FLOOR([.AC$114]*IF([.$E120];0.2;1))-[.$G120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1];[$'EcCo ammo'.$A$6:$'EcCo ammo'.$A$37];[$'EcCo ammo'.F$6:$'EcCo ammo'.F$37])" office:value-type="float" office:value="0" calcext:value-type="float">
            <text:p>0</text:p>
          </table:table-cell>
          <table:table-cell table:formula="of:=LOOKUP([.$B121];[$'EcCo ammo'.$A$6:$'EcCo ammo'.$A$37];[$'EcCo ammo'.H$6:$'EcCo ammo'.H$37])" office:value-type="float" office:value="6" calcext:value-type="float">
            <text:p>6</text:p>
          </table:table-cell>
          <table:table-cell table:formula="of:=LOOKUP([.$B121];[$'EcCo ammo'.$A$6:$'EcCo ammo'.$A$37];[$'EcCo ammo'.I$6:$'EcCo ammo'.I$37])" office:value-type="float" office:value="1" calcext:value-type="float">
            <text:p>1</text:p>
          </table:table-cell>
          <table:table-cell table:formula="of:=LOOKUP([.$B121];[$'EcCo ammo'.$A$6:$'EcCo ammo'.$A$37];[$'EcCo ammo'.J$6:$'EcCo ammo'.J$37])" office:value-type="float" office:value="1" calcext:value-type="float">
            <text:p>1</text:p>
          </table:table-cell>
          <table:table-cell table:formula="of:=[.H121]/[.I121]" office:value-type="float" office:value="1" calcext:value-type="float">
            <text:p>1.00</text:p>
          </table:table-cell>
          <table:table-cell table:formula="of:=ROUND(AVERAGE([.C121];[.D121]))" office:value-type="float" office:value="30" calcext:value-type="float">
            <text:p>30</text:p>
          </table:table-cell>
          <table:table-cell/>
          <table:table-cell table:formula="of:=ROUNDUP(MAX((100-MAX([.M$115]+10*MIN([.AJ121];0);0))*INT(([.$K121]-MAX([.AJ121];0))*[.$J121])/100;0);0)" office:value-type="float" office:value="30" calcext:value-type="float">
            <text:p>30</text:p>
          </table:table-cell>
          <table:table-cell table:formula="of:=ROUNDUP(MAX((100-MAX([.N$115]+10*MIN([.AK121];0);0))*INT(([.$K121]-MAX([.AK121];0))*[.$J121])/100;0);0)" office:value-type="float" office:value="30" calcext:value-type="float">
            <text:p>30</text:p>
          </table:table-cell>
          <table:table-cell table:formula="of:=ROUNDUP(MAX((100-MAX([.O$115]+10*MIN([.AL121];0);0))*INT(([.$K121]-MAX([.AL121];0))*[.$J121])/100;0);0)" office:value-type="float" office:value="30" calcext:value-type="float">
            <text:p>30</text:p>
          </table:table-cell>
          <table:table-cell table:formula="of:=ROUNDUP(MAX((100-MAX([.P$115]+10*MIN([.AM121];0);0))*INT(([.$K121]-MAX([.AM121];0))*[.$J121])/100;0);0)" office:value-type="float" office:value="30" calcext:value-type="float">
            <text:p>30</text:p>
          </table:table-cell>
          <table:table-cell table:formula="of:=ROUNDUP(MAX((100-MAX([.Q$115]+10*MIN([.AN121];0);0))*INT(([.$K121]-MAX([.AN121];0))*[.$J121])/100;0);0)" office:value-type="float" office:value="30" calcext:value-type="float">
            <text:p>30</text:p>
          </table:table-cell>
          <table:table-cell table:formula="of:=ROUNDUP(MAX((100-MAX([.R$115]+10*MIN([.AO121];0);0))*INT(([.$K121]-MAX([.AO121];0))*[.$J121])/100;0);0)" office:value-type="float" office:value="30" calcext:value-type="float">
            <text:p>30</text:p>
          </table:table-cell>
          <table:table-cell table:formula="of:=ROUNDUP(MAX((100-MAX([.S$115]+10*MIN([.AP121];0);0))*INT(([.$K121]-MAX([.AP121];0))*[.$J121])/100;0);0)" office:value-type="float" office:value="24" calcext:value-type="float">
            <text:p>24</text:p>
          </table:table-cell>
          <table:table-cell table:formula="of:=ROUNDUP(MAX((100-MAX([.T$115]+10*MIN([.AQ121];0);0))*INT(([.$K121]-MAX([.AQ121];0))*[.$J121])/100;0);0)" office:value-type="float" office:value="12" calcext:value-type="float">
            <text:p>12</text:p>
          </table:table-cell>
          <table:table-cell table:formula="of:=ROUNDUP(MAX((100-MAX([.U$115]+10*MIN([.AR121];0);0))*INT(([.$K121]-MAX([.AR121];0))*[.$J121])/100;0);0)" office:value-type="float" office:value="20" calcext:value-type="float">
            <text:p>20</text:p>
          </table:table-cell>
          <table:table-cell table:formula="of:=ROUNDUP(MAX((100-MAX([.V$115]+10*MIN([.AS121];0);0))*INT(([.$K121]-MAX([.AS121];0))*[.$J121])/100;0);0)" office:value-type="float" office:value="29" calcext:value-type="float">
            <text:p>29</text:p>
          </table:table-cell>
          <table:table-cell table:formula="of:=ROUNDUP(MAX((100-MAX([.W$115]+10*MIN([.AT121];0);0))*INT(([.$K121]-MAX([.AT121];0))*[.$J121])/100;0);0)" office:value-type="float" office:value="24" calcext:value-type="float">
            <text:p>24</text:p>
          </table:table-cell>
          <table:table-cell table:formula="of:=ROUNDUP(MAX((100-MAX([.X$115]+10*MIN([.AU121];0);0))*INT(([.$K121]-MAX([.AU121];0))*[.$J121])/100;0);0)" office:value-type="float" office:value="11" calcext:value-type="float">
            <text:p>11</text:p>
          </table:table-cell>
          <table:table-cell table:formula="of:=ROUNDUP(MAX((100-MAX([.Y$115]+10*MIN([.AV121];0);0))*INT(([.$K121]-MAX([.AV121];0))*[.$J121])/100;0);0)" office:value-type="float" office:value="9" calcext:value-type="float">
            <text:p>9</text:p>
          </table:table-cell>
          <table:table-cell table:formula="of:=ROUNDUP(MAX((100-MAX([.Z$115]+10*MIN([.AW121];0);0))*INT(([.$K121]-MAX([.AW121];0))*[.$J121])/100;0);0)" office:value-type="float" office:value="9" calcext:value-type="float">
            <text:p>9</text:p>
          </table:table-cell>
          <table:table-cell table:formula="of:=ROUNDUP(MAX((100-MAX([.AA$115]+10*MIN([.AX121];0);0))*INT(([.$K121]-MAX([.AX121];0))*[.$J121])/100;0);0)" office:value-type="float" office:value="7" calcext:value-type="float">
            <text:p>7</text:p>
          </table:table-cell>
          <table:table-cell table:formula="of:=ROUNDUP(MAX((100-MAX([.AB$115]+10*MIN([.AY121];0);0))*INT(([.$K121]-MAX([.AY121];0))*[.$J121])/100;0);0)" office:value-type="float" office:value="4" calcext:value-type="float">
            <text:p>4</text:p>
          </table:table-cell>
          <table:table-cell table:formula="of:=ROUNDUP(MAX((100-MAX([.AC$115]+10*MIN([.AZ121];0);0))*INT(([.$K121]-MAX([.AZ121];0))*[.$J121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21];0.2;1))-[.$G121]" office:value-type="float" office:value="-6" calcext:value-type="float">
            <text:p>-6</text:p>
          </table:table-cell>
          <table:table-cell table:formula="of:=FLOOR([.N$114]*IF([.$E121];0.2;1))-[.$G121]" office:value-type="float" office:value="-6" calcext:value-type="float">
            <text:p>-6</text:p>
          </table:table-cell>
          <table:table-cell table:formula="of:=FLOOR([.O$114]*IF([.$E121];0.2;1))-[.$G121]" office:value-type="float" office:value="-6" calcext:value-type="float">
            <text:p>-6</text:p>
          </table:table-cell>
          <table:table-cell table:formula="of:=FLOOR([.P$114]*IF([.$E121];0.2;1))-[.$G121]" office:value-type="float" office:value="-4" calcext:value-type="float">
            <text:p>-4</text:p>
          </table:table-cell>
          <table:table-cell table:formula="of:=FLOOR([.Q$114]*IF([.$E121];0.2;1))-[.$G121]" office:value-type="float" office:value="-4" calcext:value-type="float">
            <text:p>-4</text:p>
          </table:table-cell>
          <table:table-cell table:formula="of:=FLOOR([.R$114]*IF([.$E121];0.2;1))-[.$G121]" office:value-type="float" office:value="-4" calcext:value-type="float">
            <text:p>-4</text:p>
          </table:table-cell>
          <table:table-cell table:formula="of:=FLOOR([.S$114]*IF([.$E121];0.2;1))-[.$G121]" office:value-type="float" office:value="-2" calcext:value-type="float">
            <text:p>-2</text:p>
          </table:table-cell>
          <table:table-cell table:formula="of:=FLOOR([.T$114]*IF([.$E121];0.2;1))-[.$G121]" office:value-type="float" office:value="-3" calcext:value-type="float">
            <text:p>-3</text:p>
          </table:table-cell>
          <table:table-cell table:formula="of:=FLOOR([.U$114]*IF([.$E121];0.2;1))-[.$G121]" office:value-type="float" office:value="-3" calcext:value-type="float">
            <text:p>-3</text:p>
          </table:table-cell>
          <table:table-cell table:formula="of:=FLOOR([.V$114]*IF([.$E121];0.2;1))-[.$G121]" office:value-type="float" office:value="-2" calcext:value-type="float">
            <text:p>-2</text:p>
          </table:table-cell>
          <table:table-cell table:formula="of:=FLOOR([.W$114]*IF([.$E121];0.2;1))-[.$G121]" office:value-type="float" office:value="-1" calcext:value-type="float">
            <text:p>-1</text:p>
          </table:table-cell>
          <table:table-cell table:formula="of:=FLOOR([.X$114]*IF([.$E121];0.2;1))-[.$G121]" office:value-type="float" office:value="0" calcext:value-type="float">
            <text:p>0</text:p>
          </table:table-cell>
          <table:table-cell table:formula="of:=FLOOR([.Y$114]*IF([.$E121];0.2;1))-[.$G121]" office:value-type="float" office:value="1" calcext:value-type="float">
            <text:p>1</text:p>
          </table:table-cell>
          <table:table-cell table:formula="of:=FLOOR([.Z$114]*IF([.$E121];0.2;1))-[.$G121]" office:value-type="float" office:value="2" calcext:value-type="float">
            <text:p>2</text:p>
          </table:table-cell>
          <table:table-cell table:formula="of:=FLOOR([.AA$114]*IF([.$E121];0.2;1))-[.$G121]" office:value-type="float" office:value="14" calcext:value-type="float">
            <text:p>14</text:p>
          </table:table-cell>
          <table:table-cell table:formula="of:=FLOOR([.AB$114]*IF([.$E121];0.2;1))-[.$G121]" office:value-type="float" office:value="19" calcext:value-type="float">
            <text:p>19</text:p>
          </table:table-cell>
          <table:table-cell table:formula="of:=FLOOR([.AC$114]*IF([.$E121];0.2;1))-[.$G12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2];[$'EcCo ammo'.$A$6:$'EcCo ammo'.$A$37];[$'EcCo ammo'.F$6:$'EcCo ammo'.F$37])" office:value-type="float" office:value="0" calcext:value-type="float">
            <text:p>0</text:p>
          </table:table-cell>
          <table:table-cell table:formula="of:=LOOKUP([.$B122];[$'EcCo ammo'.$A$6:$'EcCo ammo'.$A$37];[$'EcCo ammo'.H$6:$'EcCo ammo'.H$37])" office:value-type="float" office:value="6" calcext:value-type="float">
            <text:p>6</text:p>
          </table:table-cell>
          <table:table-cell table:formula="of:=LOOKUP([.$B122];[$'EcCo ammo'.$A$6:$'EcCo ammo'.$A$37];[$'EcCo ammo'.I$6:$'EcCo ammo'.I$37])" office:value-type="float" office:value="1" calcext:value-type="float">
            <text:p>1</text:p>
          </table:table-cell>
          <table:table-cell table:formula="of:=LOOKUP([.$B122];[$'EcCo ammo'.$A$6:$'EcCo ammo'.$A$37];[$'EcCo ammo'.J$6:$'EcCo ammo'.J$37])" office:value-type="float" office:value="1" calcext:value-type="float">
            <text:p>1</text:p>
          </table:table-cell>
          <table:table-cell table:formula="of:=[.H122]/[.I122]" office:value-type="float" office:value="1" calcext:value-type="float">
            <text:p>1.00</text:p>
          </table:table-cell>
          <table:table-cell table:formula="of:=ROUND(AVERAGE([.C122];[.D122]))" office:value-type="float" office:value="35" calcext:value-type="float">
            <text:p>35</text:p>
          </table:table-cell>
          <table:table-cell/>
          <table:table-cell table:formula="of:=ROUNDUP(MAX((100-MAX([.M$115]+10*MIN([.AJ122];0);0))*INT(([.$K122]-MAX([.AJ122];0))*[.$J122])/100;0);0)" office:value-type="float" office:value="35" calcext:value-type="float">
            <text:p>35</text:p>
          </table:table-cell>
          <table:table-cell table:formula="of:=ROUNDUP(MAX((100-MAX([.N$115]+10*MIN([.AK122];0);0))*INT(([.$K122]-MAX([.AK122];0))*[.$J122])/100;0);0)" office:value-type="float" office:value="35" calcext:value-type="float">
            <text:p>35</text:p>
          </table:table-cell>
          <table:table-cell table:formula="of:=ROUNDUP(MAX((100-MAX([.O$115]+10*MIN([.AL122];0);0))*INT(([.$K122]-MAX([.AL122];0))*[.$J122])/100;0);0)" office:value-type="float" office:value="35" calcext:value-type="float">
            <text:p>35</text:p>
          </table:table-cell>
          <table:table-cell table:formula="of:=ROUNDUP(MAX((100-MAX([.P$115]+10*MIN([.AM122];0);0))*INT(([.$K122]-MAX([.AM122];0))*[.$J122])/100;0);0)" office:value-type="float" office:value="35" calcext:value-type="float">
            <text:p>35</text:p>
          </table:table-cell>
          <table:table-cell table:formula="of:=ROUNDUP(MAX((100-MAX([.Q$115]+10*MIN([.AN122];0);0))*INT(([.$K122]-MAX([.AN122];0))*[.$J122])/100;0);0)" office:value-type="float" office:value="35" calcext:value-type="float">
            <text:p>35</text:p>
          </table:table-cell>
          <table:table-cell table:formula="of:=ROUNDUP(MAX((100-MAX([.R$115]+10*MIN([.AO122];0);0))*INT(([.$K122]-MAX([.AO122];0))*[.$J122])/100;0);0)" office:value-type="float" office:value="35" calcext:value-type="float">
            <text:p>35</text:p>
          </table:table-cell>
          <table:table-cell table:formula="of:=ROUNDUP(MAX((100-MAX([.S$115]+10*MIN([.AP122];0);0))*INT(([.$K122]-MAX([.AP122];0))*[.$J122])/100;0);0)" office:value-type="float" office:value="28" calcext:value-type="float">
            <text:p>28</text:p>
          </table:table-cell>
          <table:table-cell table:formula="of:=ROUNDUP(MAX((100-MAX([.T$115]+10*MIN([.AQ122];0);0))*INT(([.$K122]-MAX([.AQ122];0))*[.$J122])/100;0);0)" office:value-type="float" office:value="14" calcext:value-type="float">
            <text:p>14</text:p>
          </table:table-cell>
          <table:table-cell table:formula="of:=ROUNDUP(MAX((100-MAX([.U$115]+10*MIN([.AR122];0);0))*INT(([.$K122]-MAX([.AR122];0))*[.$J122])/100;0);0)" office:value-type="float" office:value="23" calcext:value-type="float">
            <text:p>23</text:p>
          </table:table-cell>
          <table:table-cell table:formula="of:=ROUNDUP(MAX((100-MAX([.V$115]+10*MIN([.AS122];0);0))*INT(([.$K122]-MAX([.AS122];0))*[.$J122])/100;0);0)" office:value-type="float" office:value="34" calcext:value-type="float">
            <text:p>34</text:p>
          </table:table-cell>
          <table:table-cell table:formula="of:=ROUNDUP(MAX((100-MAX([.W$115]+10*MIN([.AT122];0);0))*INT(([.$K122]-MAX([.AT122];0))*[.$J122])/100;0);0)" office:value-type="float" office:value="28" calcext:value-type="float">
            <text:p>28</text:p>
          </table:table-cell>
          <table:table-cell table:formula="of:=ROUNDUP(MAX((100-MAX([.X$115]+10*MIN([.AU122];0);0))*INT(([.$K122]-MAX([.AU122];0))*[.$J122])/100;0);0)" office:value-type="float" office:value="13" calcext:value-type="float">
            <text:p>13</text:p>
          </table:table-cell>
          <table:table-cell table:formula="of:=ROUNDUP(MAX((100-MAX([.Y$115]+10*MIN([.AV122];0);0))*INT(([.$K122]-MAX([.AV122];0))*[.$J122])/100;0);0)" office:value-type="float" office:value="11" calcext:value-type="float">
            <text:p>11</text:p>
          </table:table-cell>
          <table:table-cell table:formula="of:=ROUNDUP(MAX((100-MAX([.Z$115]+10*MIN([.AW122];0);0))*INT(([.$K122]-MAX([.AW122];0))*[.$J122])/100;0);0)" office:value-type="float" office:value="10" calcext:value-type="float">
            <text:p>10</text:p>
          </table:table-cell>
          <table:table-cell table:formula="of:=ROUNDUP(MAX((100-MAX([.AA$115]+10*MIN([.AX122];0);0))*INT(([.$K122]-MAX([.AX122];0))*[.$J122])/100;0);0)" office:value-type="float" office:value="9" calcext:value-type="float">
            <text:p>9</text:p>
          </table:table-cell>
          <table:table-cell table:formula="of:=ROUNDUP(MAX((100-MAX([.AB$115]+10*MIN([.AY122];0);0))*INT(([.$K122]-MAX([.AY122];0))*[.$J122])/100;0);0)" office:value-type="float" office:value="5" calcext:value-type="float">
            <text:p>5</text:p>
          </table:table-cell>
          <table:table-cell table:formula="of:=ROUNDUP(MAX((100-MAX([.AC$115]+10*MIN([.AZ122];0);0))*INT(([.$K122]-MAX([.AZ122];0))*[.$J122])/100;0);0)" office:value-type="float" office:value="5" calcext:value-type="float">
            <text:p>5</text:p>
          </table:table-cell>
          <table:table-cell table:number-columns-repeated="6"/>
          <table:table-cell table:formula="of:=FLOOR([.M$114]*IF([.$E122];0.2;1))-[.$G122]" office:value-type="float" office:value="-6" calcext:value-type="float">
            <text:p>-6</text:p>
          </table:table-cell>
          <table:table-cell table:formula="of:=FLOOR([.N$114]*IF([.$E122];0.2;1))-[.$G122]" office:value-type="float" office:value="-6" calcext:value-type="float">
            <text:p>-6</text:p>
          </table:table-cell>
          <table:table-cell table:formula="of:=FLOOR([.O$114]*IF([.$E122];0.2;1))-[.$G122]" office:value-type="float" office:value="-6" calcext:value-type="float">
            <text:p>-6</text:p>
          </table:table-cell>
          <table:table-cell table:formula="of:=FLOOR([.P$114]*IF([.$E122];0.2;1))-[.$G122]" office:value-type="float" office:value="-4" calcext:value-type="float">
            <text:p>-4</text:p>
          </table:table-cell>
          <table:table-cell table:formula="of:=FLOOR([.Q$114]*IF([.$E122];0.2;1))-[.$G122]" office:value-type="float" office:value="-4" calcext:value-type="float">
            <text:p>-4</text:p>
          </table:table-cell>
          <table:table-cell table:formula="of:=FLOOR([.R$114]*IF([.$E122];0.2;1))-[.$G122]" office:value-type="float" office:value="-4" calcext:value-type="float">
            <text:p>-4</text:p>
          </table:table-cell>
          <table:table-cell table:formula="of:=FLOOR([.S$114]*IF([.$E122];0.2;1))-[.$G122]" office:value-type="float" office:value="-2" calcext:value-type="float">
            <text:p>-2</text:p>
          </table:table-cell>
          <table:table-cell table:formula="of:=FLOOR([.T$114]*IF([.$E122];0.2;1))-[.$G122]" office:value-type="float" office:value="-3" calcext:value-type="float">
            <text:p>-3</text:p>
          </table:table-cell>
          <table:table-cell table:formula="of:=FLOOR([.U$114]*IF([.$E122];0.2;1))-[.$G122]" office:value-type="float" office:value="-3" calcext:value-type="float">
            <text:p>-3</text:p>
          </table:table-cell>
          <table:table-cell table:formula="of:=FLOOR([.V$114]*IF([.$E122];0.2;1))-[.$G122]" office:value-type="float" office:value="-2" calcext:value-type="float">
            <text:p>-2</text:p>
          </table:table-cell>
          <table:table-cell table:formula="of:=FLOOR([.W$114]*IF([.$E122];0.2;1))-[.$G122]" office:value-type="float" office:value="-1" calcext:value-type="float">
            <text:p>-1</text:p>
          </table:table-cell>
          <table:table-cell table:formula="of:=FLOOR([.X$114]*IF([.$E122];0.2;1))-[.$G122]" office:value-type="float" office:value="0" calcext:value-type="float">
            <text:p>0</text:p>
          </table:table-cell>
          <table:table-cell table:formula="of:=FLOOR([.Y$114]*IF([.$E122];0.2;1))-[.$G122]" office:value-type="float" office:value="1" calcext:value-type="float">
            <text:p>1</text:p>
          </table:table-cell>
          <table:table-cell table:formula="of:=FLOOR([.Z$114]*IF([.$E122];0.2;1))-[.$G122]" office:value-type="float" office:value="2" calcext:value-type="float">
            <text:p>2</text:p>
          </table:table-cell>
          <table:table-cell table:formula="of:=FLOOR([.AA$114]*IF([.$E122];0.2;1))-[.$G122]" office:value-type="float" office:value="14" calcext:value-type="float">
            <text:p>14</text:p>
          </table:table-cell>
          <table:table-cell table:formula="of:=FLOOR([.AB$114]*IF([.$E122];0.2;1))-[.$G122]" office:value-type="float" office:value="19" calcext:value-type="float">
            <text:p>19</text:p>
          </table:table-cell>
          <table:table-cell table:formula="of:=FLOOR([.AC$114]*IF([.$E122];0.2;1))-[.$G122]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PLASMA DAMAGE</text:p>
          </table:table-cell>
          <table:covered-table-cell table:number-columns-repeated="13"/>
          <table:table-cell table:number-columns-repeated="29"/>
        </table:table-row>
        <table:table-row table:style-name="ro8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3" table:formula="of:=OFFSET([$'EcCo Armor'.$A$2];[.M$2];0)" office:value-type="string" office:string-value="None" calcext:value-type="string">
            <text:p>None</text:p>
          </table:table-cell>
          <table:table-cell table:style-name="ce33" table:formula="of:=OFFSET([$'EcCo Armor'.$A$2];[.N$2];0)" office:value-type="string" office:string-value="Robes" calcext:value-type="string">
            <text:p>Robes</text:p>
          </table:table-cell>
          <table:table-cell table:style-name="ce33" table:formula="of:=OFFSET([$'EcCo Armor'.$A$2];[.O$2];0)" office:value-type="string" office:string-value="Leather Jacket" calcext:value-type="string">
            <text:p>Leather Jacket</text:p>
          </table:table-cell>
          <table:table-cell table:style-name="ce33" table:formula="of:=OFFSET([$'EcCo Armor'.$A$2];[.P$2];0)" office:value-type="string" office:string-value="Leather Armor" calcext:value-type="string">
            <text:p>Leather Armor</text:p>
          </table:table-cell>
          <table:table-cell table:style-name="ce33" table:formula="of:=OFFSET([$'EcCo Armor'.$A$2];[.Q$2];0)" office:value-type="string" office:string-value="Comb Lth. Jack" calcext:value-type="string">
            <text:p>Comb Lth. Jack</text:p>
          </table:table-cell>
          <table:table-cell table:style-name="ce33" table:formula="of:=OFFSET([$'EcCo Armor'.$A$2];[.R$2];0)" office:value-type="string" office:string-value="Leather MkII" calcext:value-type="string">
            <text:p>Leather MkII</text:p>
          </table:table-cell>
          <table:table-cell table:style-name="ce33" table:formula="of:=OFFSET([$'EcCo Armor'.$A$2];[.S$2];0)" office:value-type="string" office:string-value="Metal Armor" calcext:value-type="string">
            <text:p>Metal Armor</text:p>
          </table:table-cell>
          <table:table-cell table:style-name="ce33" table:formula="of:=OFFSET([$'EcCo Armor'.$A$2];[.T$2];0)" office:value-type="string" office:string-value="Tesla Armor" calcext:value-type="string">
            <text:p>Tesla Armor</text:p>
          </table:table-cell>
          <table:table-cell table:style-name="ce33" table:formula="of:=OFFSET([$'EcCo Armor'.$A$2];[.U$2];0)" office:value-type="string" office:string-value="Metal MkII" calcext:value-type="string">
            <text:p>Metal MkII</text:p>
          </table:table-cell>
          <table:table-cell table:style-name="ce33" table:formula="of:=OFFSET([$'EcCo Armor'.$A$2];[.V$2];0)" office:value-type="string" office:string-value="Combat Armor" calcext:value-type="string">
            <text:p>Combat Armor</text:p>
          </table:table-cell>
          <table:table-cell table:style-name="ce33" table:formula="of:=OFFSET([$'EcCo Armor'.$A$2];[.W$2];0)" office:value-type="string" office:string-value="Combat MkII" calcext:value-type="string">
            <text:p>Combat MkII</text:p>
          </table:table-cell>
          <table:table-cell table:style-name="ce33" table:formula="of:=OFFSET([$'EcCo Armor'.$A$2];[.X$2];0)" office:value-type="string" office:string-value="Brotherhood" calcext:value-type="string">
            <text:p>Brotherhood</text:p>
          </table:table-cell>
          <table:table-cell table:style-name="ce33" table:formula="of:=OFFSET([$'EcCo Armor'.$A$2];[.Y$2];0)" office:value-type="string" office:string-value="Power Armor" calcext:value-type="string">
            <text:p>Power Armor</text:p>
          </table:table-cell>
          <table:table-cell table:style-name="ce33" table:formula="of:=OFFSET([$'EcCo Armor'.$A$2];[.Z$2];0)" office:value-type="string" office:string-value="Hard. Power" calcext:value-type="string">
            <text:p>Hard. Power</text:p>
          </table:table-cell>
          <table:table-cell table:style-name="ce33" table:formula="of:=OFFSET([$'EcCo Armor'.$A$2];[.AA$2];0)" office:value-type="string" office:string-value="Adv. Power" calcext:value-type="string">
            <text:p>Adv. Power</text:p>
          </table:table-cell>
          <table:table-cell table:style-name="ce33" table:formula="of:=OFFSET([$'EcCo Armor'.$A$2];[.AB$2];0)" office:value-type="string" office:string-value="Adv. Power MKII" calcext:value-type="string">
            <text:p>Adv. Power MKII</text:p>
          </table:table-cell>
          <table:table-cell table:style-name="ce33" table:formula="of:=OFFSET([$'EcCo Armor'.$A$2];[.AC$2];0)" office:value-type="string" office:string-value="Frank Horrigan" calcext:value-type="string">
            <text:p>Frank Horrigan</text:p>
          </table:table-cell>
          <table:table-cell table:style-name="ce3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21" office:value-type="string" calcext:value-type="string" table:number-columns-spanned="2" table:number-rows-spanned="1">
            <text:p>DT Level</text:p>
          </table:table-cell>
          <table:covered-table-cell table:style-name="ce23"/>
          <table:table-cell table:style-name="ce25" table:formula="of:=OFFSET([$'EcCo Armor'.$K$2];[.M$2];0)" office:value-type="float" office:value="0" calcext:value-type="float">
            <text:p>0</text:p>
          </table:table-cell>
          <table:table-cell table:style-name="ce25" table:formula="of:=OFFSET([$'EcCo Armor'.$K$2];[.N$2];0)" office:value-type="float" office:value="0" calcext:value-type="float">
            <text:p>0</text:p>
          </table:table-cell>
          <table:table-cell table:style-name="ce25" table:formula="of:=OFFSET([$'EcCo Armor'.$K$2];[.O$2];0)" office:value-type="float" office:value="0" calcext:value-type="float">
            <text:p>0</text:p>
          </table:table-cell>
          <table:table-cell table:style-name="ce25" table:formula="of:=OFFSET([$'EcCo Armor'.$K$2];[.P$2];0)" office:value-type="float" office:value="0" calcext:value-type="float">
            <text:p>0</text:p>
          </table:table-cell>
          <table:table-cell table:style-name="ce25" table:formula="of:=OFFSET([$'EcCo Armor'.$K$2];[.Q$2];0)" office:value-type="float" office:value="0" calcext:value-type="float">
            <text:p>0</text:p>
          </table:table-cell>
          <table:table-cell table:style-name="ce25" table:formula="of:=OFFSET([$'EcCo Armor'.$K$2];[.R$2];0)" office:value-type="float" office:value="1" calcext:value-type="float">
            <text:p>1</text:p>
          </table:table-cell>
          <table:table-cell table:style-name="ce25" table:formula="of:=OFFSET([$'EcCo Armor'.$K$2];[.S$2];0)" office:value-type="float" office:value="4" calcext:value-type="float">
            <text:p>4</text:p>
          </table:table-cell>
          <table:table-cell table:style-name="ce25" table:formula="of:=OFFSET([$'EcCo Armor'.$K$2];[.T$2];0)" office:value-type="float" office:value="10" calcext:value-type="float">
            <text:p>10</text:p>
          </table:table-cell>
          <table:table-cell table:style-name="ce25" table:formula="of:=OFFSET([$'EcCo Armor'.$K$2];[.U$2];0)" office:value-type="float" office:value="4" calcext:value-type="float">
            <text:p>4</text:p>
          </table:table-cell>
          <table:table-cell table:style-name="ce25" table:formula="of:=OFFSET([$'EcCo Armor'.$K$2];[.V$2];0)" office:value-type="float" office:value="4" calcext:value-type="float">
            <text:p>4</text:p>
          </table:table-cell>
          <table:table-cell table:style-name="ce25" table:formula="of:=OFFSET([$'EcCo Armor'.$K$2];[.W$2];0)" office:value-type="float" office:value="5" calcext:value-type="float">
            <text:p>5</text:p>
          </table:table-cell>
          <table:table-cell table:style-name="ce25" table:formula="of:=OFFSET([$'EcCo Armor'.$K$2];[.X$2];0)" office:value-type="float" office:value="7" calcext:value-type="float">
            <text:p>7</text:p>
          </table:table-cell>
          <table:table-cell table:style-name="ce25" table:formula="of:=OFFSET([$'EcCo Armor'.$K$2];[.Y$2];0)" office:value-type="float" office:value="10" calcext:value-type="float">
            <text:p>10</text:p>
          </table:table-cell>
          <table:table-cell table:style-name="ce25" table:formula="of:=OFFSET([$'EcCo Armor'.$K$2];[.Z$2];0)" office:value-type="float" office:value="13" calcext:value-type="float">
            <text:p>13</text:p>
          </table:table-cell>
          <table:table-cell table:style-name="ce25" table:formula="of:=OFFSET([$'EcCo Armor'.$K$2];[.AA$2];0)" office:value-type="float" office:value="15" calcext:value-type="float">
            <text:p>15</text:p>
          </table:table-cell>
          <table:table-cell table:style-name="ce25" table:formula="of:=OFFSET([$'EcCo Armor'.$K$2];[.AB$2];0)" office:value-type="float" office:value="18" calcext:value-type="float">
            <text:p>18</text:p>
          </table:table-cell>
          <table:table-cell table:style-name="ce25" table:formula="of:=OFFSET([$'EcCo Armor'.$K$2];[.AC$2];0)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21" office:value-type="string" calcext:value-type="string" table:number-columns-spanned="2" table:number-rows-spanned="1">
            <text:p>DR Level</text:p>
          </table:table-cell>
          <table:covered-table-cell table:style-name="ce23"/>
          <table:table-cell table:style-name="ce25" table:formula="of:=OFFSET([$'EcCo Armor'.$L$2];[.M$2];0)" office:value-type="float" office:value="0" calcext:value-type="float">
            <text:p>0</text:p>
          </table:table-cell>
          <table:table-cell table:style-name="ce25" table:formula="of:=OFFSET([$'EcCo Armor'.$L$2];[.N$2];0)" office:value-type="float" office:value="10" calcext:value-type="float">
            <text:p>10</text:p>
          </table:table-cell>
          <table:table-cell table:style-name="ce25" table:formula="of:=OFFSET([$'EcCo Armor'.$L$2];[.O$2];0)" office:value-type="float" office:value="10" calcext:value-type="float">
            <text:p>10</text:p>
          </table:table-cell>
          <table:table-cell table:style-name="ce25" table:formula="of:=OFFSET([$'EcCo Armor'.$L$2];[.P$2];0)" office:value-type="float" office:value="10" calcext:value-type="float">
            <text:p>10</text:p>
          </table:table-cell>
          <table:table-cell table:style-name="ce25" table:formula="of:=OFFSET([$'EcCo Armor'.$L$2];[.Q$2];0)" office:value-type="float" office:value="10" calcext:value-type="float">
            <text:p>10</text:p>
          </table:table-cell>
          <table:table-cell table:style-name="ce25" table:formula="of:=OFFSET([$'EcCo Armor'.$L$2];[.R$2];0)" office:value-type="float" office:value="10" calcext:value-type="float">
            <text:p>10</text:p>
          </table:table-cell>
          <table:table-cell table:style-name="ce25" table:formula="of:=OFFSET([$'EcCo Armor'.$L$2];[.S$2];0)" office:value-type="float" office:value="20" calcext:value-type="float">
            <text:p>20</text:p>
          </table:table-cell>
          <table:table-cell table:style-name="ce25" table:formula="of:=OFFSET([$'EcCo Armor'.$L$2];[.T$2];0)" office:value-type="float" office:value="80" calcext:value-type="float">
            <text:p>80</text:p>
          </table:table-cell>
          <table:table-cell table:style-name="ce25" table:formula="of:=OFFSET([$'EcCo Armor'.$L$2];[.U$2];0)" office:value-type="float" office:value="25" calcext:value-type="float">
            <text:p>25</text:p>
          </table:table-cell>
          <table:table-cell table:style-name="ce25" table:formula="of:=OFFSET([$'EcCo Armor'.$L$2];[.V$2];0)" office:value-type="float" office:value="50" calcext:value-type="float">
            <text:p>50</text:p>
          </table:table-cell>
          <table:table-cell table:style-name="ce25" table:formula="of:=OFFSET([$'EcCo Armor'.$L$2];[.W$2];0)" office:value-type="float" office:value="50" calcext:value-type="float">
            <text:p>50</text:p>
          </table:table-cell>
          <table:table-cell table:style-name="ce25" table:formula="of:=OFFSET([$'EcCo Armor'.$L$2];[.X$2];0)" office:value-type="float" office:value="60" calcext:value-type="float">
            <text:p>60</text:p>
          </table:table-cell>
          <table:table-cell table:style-name="ce25" table:formula="of:=OFFSET([$'EcCo Armor'.$L$2];[.Y$2];0)" office:value-type="float" office:value="40" calcext:value-type="float">
            <text:p>40</text:p>
          </table:table-cell>
          <table:table-cell table:style-name="ce25" table:formula="of:=OFFSET([$'EcCo Armor'.$L$2];[.Z$2];0)" office:value-type="float" office:value="40" calcext:value-type="float">
            <text:p>40</text:p>
          </table:table-cell>
          <table:table-cell table:style-name="ce25" table:formula="of:=OFFSET([$'EcCo Armor'.$L$2];[.AA$2];0)" office:value-type="float" office:value="60" calcext:value-type="float">
            <text:p>60</text:p>
          </table:table-cell>
          <table:table-cell table:style-name="ce25" table:formula="of:=OFFSET([$'EcCo Armor'.$L$2];[.AB$2];0)" office:value-type="float" office:value="60" calcext:value-type="float">
            <text:p>60</text:p>
          </table:table-cell>
          <table:table-cell table:style-name="ce25" table:formula="of:=OFFSET([$'EcCo Armor'.$L$2];[.AC$2];0)" office:value-type="float" office:value="70" calcext:value-type="float">
            <text:p>70</text:p>
          </table:table-cell>
          <table:table-cell table:style-name="ce25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formula="of:=LOOKUP([.$B132];[$'EcCo ammo'.$A$6:$'EcCo ammo'.$A$37];[$'EcCo ammo'.F$6:$'EcCo ammo'.F$37])" office:value-type="float" office:value="0" calcext:value-type="float">
            <text:p>0</text:p>
          </table:table-cell>
          <table:table-cell table:formula="of:=LOOKUP([.$B132];[$'EcCo ammo'.$A$6:$'EcCo ammo'.$A$37];[$'EcCo ammo'.H$6:$'EcCo ammo'.H$37])" office:value-type="float" office:value="3" calcext:value-type="float">
            <text:p>3</text:p>
          </table:table-cell>
          <table:table-cell table:formula="of:=LOOKUP([.$B132];[$'EcCo ammo'.$A$6:$'EcCo ammo'.$A$37];[$'EcCo ammo'.I$6:$'EcCo ammo'.I$37])" office:value-type="float" office:value="1" calcext:value-type="float">
            <text:p>1</text:p>
          </table:table-cell>
          <table:table-cell table:formula="of:=LOOKUP([.$B132];[$'EcCo ammo'.$A$6:$'EcCo ammo'.$A$37];[$'EcCo ammo'.J$6:$'EcCo ammo'.J$37])" office:value-type="float" office:value="1" calcext:value-type="float">
            <text:p>1</text:p>
          </table:table-cell>
          <table:table-cell table:formula="of:=[.H132]/[.I132]" office:value-type="float" office:value="1" calcext:value-type="float">
            <text:p>1.00</text:p>
          </table:table-cell>
          <table:table-cell table:formula="of:=ROUND(AVERAGE([.C132];[.D132]))" office:value-type="float" office:value="28" calcext:value-type="float">
            <text:p>28</text:p>
          </table:table-cell>
          <table:table-cell/>
          <table:table-cell table:formula="of:=ROUNDUP(MAX((100-MAX([.M$130]+10*MIN([.M$129]-[.$G132];0);0))*INT(([.$K132]-MAX([.M$129]-[.$G132];0))*[.$J132])/100;0);0)" office:value-type="float" office:value="28" calcext:value-type="float">
            <text:p>28</text:p>
          </table:table-cell>
          <table:table-cell table:formula="of:=ROUNDUP(MAX((100-MAX([.N$130]+10*MIN([.N$129]-[.$G132];0);0))*INT(([.$K132]-MAX([.N$129]-[.$G132];0))*[.$J132])/100;0);0)" office:value-type="float" office:value="28" calcext:value-type="float">
            <text:p>28</text:p>
          </table:table-cell>
          <table:table-cell table:formula="of:=ROUNDUP(MAX((100-MAX([.O$130]+10*MIN([.O$129]-[.$G132];0);0))*INT(([.$K132]-MAX([.O$129]-[.$G132];0))*[.$J132])/100;0);0)" office:value-type="float" office:value="28" calcext:value-type="float">
            <text:p>28</text:p>
          </table:table-cell>
          <table:table-cell table:formula="of:=ROUNDUP(MAX((100-MAX([.P$130]+10*MIN([.P$129]-[.$G132];0);0))*INT(([.$K132]-MAX([.P$129]-[.$G132];0))*[.$J132])/100;0);0)" office:value-type="float" office:value="28" calcext:value-type="float">
            <text:p>28</text:p>
          </table:table-cell>
          <table:table-cell table:formula="of:=ROUNDUP(MAX((100-MAX([.Q$130]+10*MIN([.Q$129]-[.$G132];0);0))*INT(([.$K132]-MAX([.Q$129]-[.$G132];0))*[.$J132])/100;0);0)" office:value-type="float" office:value="28" calcext:value-type="float">
            <text:p>28</text:p>
          </table:table-cell>
          <table:table-cell table:formula="of:=ROUNDUP(MAX((100-MAX([.R$130]+10*MIN([.R$129]-[.$G132];0);0))*INT(([.$K132]-MAX([.R$129]-[.$G132];0))*[.$J132])/100;0);0)" office:value-type="float" office:value="28" calcext:value-type="float">
            <text:p>28</text:p>
          </table:table-cell>
          <table:table-cell table:formula="of:=ROUNDUP(MAX((100-MAX([.S$130]+10*MIN([.S$129]-[.$G132];0);0))*INT(([.$K132]-MAX([.S$129]-[.$G132];0))*[.$J132])/100;0);0)" office:value-type="float" office:value="22" calcext:value-type="float">
            <text:p>22</text:p>
          </table:table-cell>
          <table:table-cell table:formula="of:=ROUNDUP(MAX((100-MAX([.T$130]+10*MIN([.T$129]-[.$G132];0);0))*INT(([.$K132]-MAX([.T$129]-[.$G132];0))*[.$J132])/100;0);0)" office:value-type="float" office:value="5" calcext:value-type="float">
            <text:p>5</text:p>
          </table:table-cell>
          <table:table-cell table:formula="of:=ROUNDUP(MAX((100-MAX([.U$130]+10*MIN([.U$129]-[.$G132];0);0))*INT(([.$K132]-MAX([.U$129]-[.$G132];0))*[.$J132])/100;0);0)" office:value-type="float" office:value="21" calcext:value-type="float">
            <text:p>21</text:p>
          </table:table-cell>
          <table:table-cell table:formula="of:=ROUNDUP(MAX((100-MAX([.V$130]+10*MIN([.V$129]-[.$G132];0);0))*INT(([.$K132]-MAX([.V$129]-[.$G132];0))*[.$J132])/100;0);0)" office:value-type="float" office:value="14" calcext:value-type="float">
            <text:p>14</text:p>
          </table:table-cell>
          <table:table-cell table:formula="of:=ROUNDUP(MAX((100-MAX([.W$130]+10*MIN([.W$129]-[.$G132];0);0))*INT(([.$K132]-MAX([.W$129]-[.$G132];0))*[.$J132])/100;0);0)" office:value-type="float" office:value="13" calcext:value-type="float">
            <text:p>13</text:p>
          </table:table-cell>
          <table:table-cell table:formula="of:=ROUNDUP(MAX((100-MAX([.X$130]+10*MIN([.X$129]-[.$G132];0);0))*INT(([.$K132]-MAX([.X$129]-[.$G132];0))*[.$J132])/100;0);0)" office:value-type="float" office:value="10" calcext:value-type="float">
            <text:p>10</text:p>
          </table:table-cell>
          <table:table-cell table:formula="of:=ROUNDUP(MAX((100-MAX([.Y$130]+10*MIN([.Y$129]-[.$G132];0);0))*INT(([.$K132]-MAX([.Y$129]-[.$G132];0))*[.$J132])/100;0);0)" office:value-type="float" office:value="13" calcext:value-type="float">
            <text:p>13</text:p>
          </table:table-cell>
          <table:table-cell table:formula="of:=ROUNDUP(MAX((100-MAX([.Z$130]+10*MIN([.Z$129]-[.$G132];0);0))*INT(([.$K132]-MAX([.Z$129]-[.$G132];0))*[.$J132])/100;0);0)" office:value-type="float" office:value="11" calcext:value-type="float">
            <text:p>11</text:p>
          </table:table-cell>
          <table:table-cell table:formula="of:=ROUNDUP(MAX((100-MAX([.AA$130]+10*MIN([.AA$129]-[.$G132];0);0))*INT(([.$K132]-MAX([.AA$129]-[.$G132];0))*[.$J132])/100;0);0)" office:value-type="float" office:value="7" calcext:value-type="float">
            <text:p>7</text:p>
          </table:table-cell>
          <table:table-cell table:formula="of:=ROUNDUP(MAX((100-MAX([.AB$130]+10*MIN([.AB$129]-[.$G132];0);0))*INT(([.$K132]-MAX([.AB$129]-[.$G132];0))*[.$J132])/100;0);0)" office:value-type="float" office:value="6" calcext:value-type="float">
            <text:p>6</text:p>
          </table:table-cell>
          <table:table-cell table:formula="of:=ROUNDUP(MAX((100-MAX([.AC$130]+10*MIN([.AC$129]-[.$G132];0);0))*INT(([.$K132]-MAX([.AC$129]-[.$G132];0))*[.$J132])/100;0);0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formula="of:=LOOKUP([.$B133];[$'EcCo ammo'.$A$6:$'EcCo ammo'.$A$37];[$'EcCo ammo'.F$6:$'EcCo ammo'.F$37])" office:value-type="float" office:value="0" calcext:value-type="float">
            <text:p>0</text:p>
          </table:table-cell>
          <table:table-cell table:formula="of:=LOOKUP([.$B133];[$'EcCo ammo'.$A$6:$'EcCo ammo'.$A$37];[$'EcCo ammo'.H$6:$'EcCo ammo'.H$37])" office:value-type="float" office:value="3" calcext:value-type="float">
            <text:p>3</text:p>
          </table:table-cell>
          <table:table-cell table:formula="of:=LOOKUP([.$B133];[$'EcCo ammo'.$A$6:$'EcCo ammo'.$A$37];[$'EcCo ammo'.I$6:$'EcCo ammo'.I$37])" office:value-type="float" office:value="1" calcext:value-type="float">
            <text:p>1</text:p>
          </table:table-cell>
          <table:table-cell table:formula="of:=LOOKUP([.$B133];[$'EcCo ammo'.$A$6:$'EcCo ammo'.$A$37];[$'EcCo ammo'.J$6:$'EcCo ammo'.J$37])" office:value-type="float" office:value="1" calcext:value-type="float">
            <text:p>1</text:p>
          </table:table-cell>
          <table:table-cell table:formula="of:=[.H133]/[.I133]" office:value-type="float" office:value="1" calcext:value-type="float">
            <text:p>1.00</text:p>
          </table:table-cell>
          <table:table-cell table:formula="of:=ROUND(AVERAGE([.C133];[.D133]))" office:value-type="float" office:value="28" calcext:value-type="float">
            <text:p>28</text:p>
          </table:table-cell>
          <table:table-cell/>
          <table:table-cell table:formula="of:=ROUNDUP(MAX((100-MAX([.M$130]+10*MIN([.M$129]-[.$G133];0);0))*INT(([.$K133]-MAX([.M$129]-[.$G133];0))*[.$J133])/100;0);0)" office:value-type="float" office:value="28" calcext:value-type="float">
            <text:p>28</text:p>
          </table:table-cell>
          <table:table-cell table:formula="of:=ROUNDUP(MAX((100-MAX([.N$130]+10*MIN([.N$129]-[.$G133];0);0))*INT(([.$K133]-MAX([.N$129]-[.$G133];0))*[.$J133])/100;0);0)" office:value-type="float" office:value="28" calcext:value-type="float">
            <text:p>28</text:p>
          </table:table-cell>
          <table:table-cell table:formula="of:=ROUNDUP(MAX((100-MAX([.O$130]+10*MIN([.O$129]-[.$G133];0);0))*INT(([.$K133]-MAX([.O$129]-[.$G133];0))*[.$J133])/100;0);0)" office:value-type="float" office:value="28" calcext:value-type="float">
            <text:p>28</text:p>
          </table:table-cell>
          <table:table-cell table:formula="of:=ROUNDUP(MAX((100-MAX([.P$130]+10*MIN([.P$129]-[.$G133];0);0))*INT(([.$K133]-MAX([.P$129]-[.$G133];0))*[.$J133])/100;0);0)" office:value-type="float" office:value="28" calcext:value-type="float">
            <text:p>28</text:p>
          </table:table-cell>
          <table:table-cell table:formula="of:=ROUNDUP(MAX((100-MAX([.Q$130]+10*MIN([.Q$129]-[.$G133];0);0))*INT(([.$K133]-MAX([.Q$129]-[.$G133];0))*[.$J133])/100;0);0)" office:value-type="float" office:value="28" calcext:value-type="float">
            <text:p>28</text:p>
          </table:table-cell>
          <table:table-cell table:formula="of:=ROUNDUP(MAX((100-MAX([.R$130]+10*MIN([.R$129]-[.$G133];0);0))*INT(([.$K133]-MAX([.R$129]-[.$G133];0))*[.$J133])/100;0);0)" office:value-type="float" office:value="28" calcext:value-type="float">
            <text:p>28</text:p>
          </table:table-cell>
          <table:table-cell table:formula="of:=ROUNDUP(MAX((100-MAX([.S$130]+10*MIN([.S$129]-[.$G133];0);0))*INT(([.$K133]-MAX([.S$129]-[.$G133];0))*[.$J133])/100;0);0)" office:value-type="float" office:value="22" calcext:value-type="float">
            <text:p>22</text:p>
          </table:table-cell>
          <table:table-cell table:formula="of:=ROUNDUP(MAX((100-MAX([.T$130]+10*MIN([.T$129]-[.$G133];0);0))*INT(([.$K133]-MAX([.T$129]-[.$G133];0))*[.$J133])/100;0);0)" office:value-type="float" office:value="5" calcext:value-type="float">
            <text:p>5</text:p>
          </table:table-cell>
          <table:table-cell table:formula="of:=ROUNDUP(MAX((100-MAX([.U$130]+10*MIN([.U$129]-[.$G133];0);0))*INT(([.$K133]-MAX([.U$129]-[.$G133];0))*[.$J133])/100;0);0)" office:value-type="float" office:value="21" calcext:value-type="float">
            <text:p>21</text:p>
          </table:table-cell>
          <table:table-cell table:formula="of:=ROUNDUP(MAX((100-MAX([.V$130]+10*MIN([.V$129]-[.$G133];0);0))*INT(([.$K133]-MAX([.V$129]-[.$G133];0))*[.$J133])/100;0);0)" office:value-type="float" office:value="14" calcext:value-type="float">
            <text:p>14</text:p>
          </table:table-cell>
          <table:table-cell table:formula="of:=ROUNDUP(MAX((100-MAX([.W$130]+10*MIN([.W$129]-[.$G133];0);0))*INT(([.$K133]-MAX([.W$129]-[.$G133];0))*[.$J133])/100;0);0)" office:value-type="float" office:value="13" calcext:value-type="float">
            <text:p>13</text:p>
          </table:table-cell>
          <table:table-cell table:formula="of:=ROUNDUP(MAX((100-MAX([.X$130]+10*MIN([.X$129]-[.$G133];0);0))*INT(([.$K133]-MAX([.X$129]-[.$G133];0))*[.$J133])/100;0);0)" office:value-type="float" office:value="10" calcext:value-type="float">
            <text:p>10</text:p>
          </table:table-cell>
          <table:table-cell table:formula="of:=ROUNDUP(MAX((100-MAX([.Y$130]+10*MIN([.Y$129]-[.$G133];0);0))*INT(([.$K133]-MAX([.Y$129]-[.$G133];0))*[.$J133])/100;0);0)" office:value-type="float" office:value="13" calcext:value-type="float">
            <text:p>13</text:p>
          </table:table-cell>
          <table:table-cell table:formula="of:=ROUNDUP(MAX((100-MAX([.Z$130]+10*MIN([.Z$129]-[.$G133];0);0))*INT(([.$K133]-MAX([.Z$129]-[.$G133];0))*[.$J133])/100;0);0)" office:value-type="float" office:value="11" calcext:value-type="float">
            <text:p>11</text:p>
          </table:table-cell>
          <table:table-cell table:formula="of:=ROUNDUP(MAX((100-MAX([.AA$130]+10*MIN([.AA$129]-[.$G133];0);0))*INT(([.$K133]-MAX([.AA$129]-[.$G133];0))*[.$J133])/100;0);0)" office:value-type="float" office:value="7" calcext:value-type="float">
            <text:p>7</text:p>
          </table:table-cell>
          <table:table-cell table:formula="of:=ROUNDUP(MAX((100-MAX([.AB$130]+10*MIN([.AB$129]-[.$G133];0);0))*INT(([.$K133]-MAX([.AB$129]-[.$G133];0))*[.$J133])/100;0);0)" office:value-type="float" office:value="6" calcext:value-type="float">
            <text:p>6</text:p>
          </table:table-cell>
          <table:table-cell table:formula="of:=ROUNDUP(MAX((100-MAX([.AC$130]+10*MIN([.AC$129]-[.$G133];0);0))*INT(([.$K133]-MAX([.AC$129]-[.$G133];0))*[.$J133])/100;0);0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formula="of:=LOOKUP([.$B134];[$'EcCo ammo'.$A$6:$'EcCo ammo'.$A$37];[$'EcCo ammo'.F$6:$'EcCo ammo'.F$37])" office:value-type="float" office:value="0" calcext:value-type="float">
            <text:p>0</text:p>
          </table:table-cell>
          <table:table-cell table:formula="of:=LOOKUP([.$B134];[$'EcCo ammo'.$A$6:$'EcCo ammo'.$A$37];[$'EcCo ammo'.H$6:$'EcCo ammo'.H$37])" office:value-type="float" office:value="6" calcext:value-type="float">
            <text:p>6</text:p>
          </table:table-cell>
          <table:table-cell table:formula="of:=LOOKUP([.$B134];[$'EcCo ammo'.$A$6:$'EcCo ammo'.$A$37];[$'EcCo ammo'.I$6:$'EcCo ammo'.I$37])" office:value-type="float" office:value="1" calcext:value-type="float">
            <text:p>1</text:p>
          </table:table-cell>
          <table:table-cell table:formula="of:=LOOKUP([.$B134];[$'EcCo ammo'.$A$6:$'EcCo ammo'.$A$37];[$'EcCo ammo'.J$6:$'EcCo ammo'.J$37])" office:value-type="float" office:value="1" calcext:value-type="float">
            <text:p>1</text:p>
          </table:table-cell>
          <table:table-cell table:formula="of:=[.H134]/[.I134]" office:value-type="float" office:value="1" calcext:value-type="float">
            <text:p>1.00</text:p>
          </table:table-cell>
          <table:table-cell table:formula="of:=ROUND(AVERAGE([.C134];[.D134]))" office:value-type="float" office:value="50" calcext:value-type="float">
            <text:p>50</text:p>
          </table:table-cell>
          <table:table-cell/>
          <table:table-cell table:formula="of:=ROUNDUP(MAX((100-MAX([.M$130]+10*MIN([.M$129]-[.$G134];0);0))*INT(([.$K134]-MAX([.M$129]-[.$G134];0))*[.$J134])/100;0);0)" office:value-type="float" office:value="50" calcext:value-type="float">
            <text:p>50</text:p>
          </table:table-cell>
          <table:table-cell table:formula="of:=ROUNDUP(MAX((100-MAX([.N$130]+10*MIN([.N$129]-[.$G134];0);0))*INT(([.$K134]-MAX([.N$129]-[.$G134];0))*[.$J134])/100;0);0)" office:value-type="float" office:value="50" calcext:value-type="float">
            <text:p>50</text:p>
          </table:table-cell>
          <table:table-cell table:formula="of:=ROUNDUP(MAX((100-MAX([.O$130]+10*MIN([.O$129]-[.$G134];0);0))*INT(([.$K134]-MAX([.O$129]-[.$G134];0))*[.$J134])/100;0);0)" office:value-type="float" office:value="50" calcext:value-type="float">
            <text:p>50</text:p>
          </table:table-cell>
          <table:table-cell table:formula="of:=ROUNDUP(MAX((100-MAX([.P$130]+10*MIN([.P$129]-[.$G134];0);0))*INT(([.$K134]-MAX([.P$129]-[.$G134];0))*[.$J134])/100;0);0)" office:value-type="float" office:value="50" calcext:value-type="float">
            <text:p>50</text:p>
          </table:table-cell>
          <table:table-cell table:formula="of:=ROUNDUP(MAX((100-MAX([.Q$130]+10*MIN([.Q$129]-[.$G134];0);0))*INT(([.$K134]-MAX([.Q$129]-[.$G134];0))*[.$J134])/100;0);0)" office:value-type="float" office:value="50" calcext:value-type="float">
            <text:p>50</text:p>
          </table:table-cell>
          <table:table-cell table:formula="of:=ROUNDUP(MAX((100-MAX([.R$130]+10*MIN([.R$129]-[.$G134];0);0))*INT(([.$K134]-MAX([.R$129]-[.$G134];0))*[.$J134])/100;0);0)" office:value-type="float" office:value="50" calcext:value-type="float">
            <text:p>50</text:p>
          </table:table-cell>
          <table:table-cell table:formula="of:=ROUNDUP(MAX((100-MAX([.S$130]+10*MIN([.S$129]-[.$G134];0);0))*INT(([.$K134]-MAX([.S$129]-[.$G134];0))*[.$J134])/100;0);0)" office:value-type="float" office:value="50" calcext:value-type="float">
            <text:p>50</text:p>
          </table:table-cell>
          <table:table-cell table:formula="of:=ROUNDUP(MAX((100-MAX([.T$130]+10*MIN([.T$129]-[.$G134];0);0))*INT(([.$K134]-MAX([.T$129]-[.$G134];0))*[.$J134])/100;0);0)" office:value-type="float" office:value="10" calcext:value-type="float">
            <text:p>10</text:p>
          </table:table-cell>
          <table:table-cell table:formula="of:=ROUNDUP(MAX((100-MAX([.U$130]+10*MIN([.U$129]-[.$G134];0);0))*INT(([.$K134]-MAX([.U$129]-[.$G134];0))*[.$J134])/100;0);0)" office:value-type="float" office:value="48" calcext:value-type="float">
            <text:p>48</text:p>
          </table:table-cell>
          <table:table-cell table:formula="of:=ROUNDUP(MAX((100-MAX([.V$130]+10*MIN([.V$129]-[.$G134];0);0))*INT(([.$K134]-MAX([.V$129]-[.$G134];0))*[.$J134])/100;0);0)" office:value-type="float" office:value="35" calcext:value-type="float">
            <text:p>35</text:p>
          </table:table-cell>
          <table:table-cell table:formula="of:=ROUNDUP(MAX((100-MAX([.W$130]+10*MIN([.W$129]-[.$G134];0);0))*INT(([.$K134]-MAX([.W$129]-[.$G134];0))*[.$J134])/100;0);0)" office:value-type="float" office:value="30" calcext:value-type="float">
            <text:p>30</text:p>
          </table:table-cell>
          <table:table-cell table:formula="of:=ROUNDUP(MAX((100-MAX([.X$130]+10*MIN([.X$129]-[.$G134];0);0))*INT(([.$K134]-MAX([.X$129]-[.$G134];0))*[.$J134])/100;0);0)" office:value-type="float" office:value="20" calcext:value-type="float">
            <text:p>20</text:p>
          </table:table-cell>
          <table:table-cell table:formula="of:=ROUNDUP(MAX((100-MAX([.Y$130]+10*MIN([.Y$129]-[.$G134];0);0))*INT(([.$K134]-MAX([.Y$129]-[.$G134];0))*[.$J134])/100;0);0)" office:value-type="float" office:value="28" calcext:value-type="float">
            <text:p>28</text:p>
          </table:table-cell>
          <table:table-cell table:formula="of:=ROUNDUP(MAX((100-MAX([.Z$130]+10*MIN([.Z$129]-[.$G134];0);0))*INT(([.$K134]-MAX([.Z$129]-[.$G134];0))*[.$J134])/100;0);0)" office:value-type="float" office:value="26" calcext:value-type="float">
            <text:p>26</text:p>
          </table:table-cell>
          <table:table-cell table:formula="of:=ROUNDUP(MAX((100-MAX([.AA$130]+10*MIN([.AA$129]-[.$G134];0);0))*INT(([.$K134]-MAX([.AA$129]-[.$G134];0))*[.$J134])/100;0);0)" office:value-type="float" office:value="17" calcext:value-type="float">
            <text:p>17</text:p>
          </table:table-cell>
          <table:table-cell table:formula="of:=ROUNDUP(MAX((100-MAX([.AB$130]+10*MIN([.AB$129]-[.$G134];0);0))*INT(([.$K134]-MAX([.AB$129]-[.$G134];0))*[.$J134])/100;0);0)" office:value-type="float" office:value="16" calcext:value-type="float">
            <text:p>16</text:p>
          </table:table-cell>
          <table:table-cell table:formula="of:=ROUNDUP(MAX((100-MAX([.AC$130]+10*MIN([.AC$129]-[.$G134];0);0))*INT(([.$K134]-MAX([.AC$129]-[.$G134];0))*[.$J134])/100;0);0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formula="of:=LOOKUP([.$B135];[$'EcCo ammo'.$A$6:$'EcCo ammo'.$A$37];[$'EcCo ammo'.F$6:$'EcCo ammo'.F$37])" office:value-type="float" office:value="0" calcext:value-type="float">
            <text:p>0</text:p>
          </table:table-cell>
          <table:table-cell table:formula="of:=LOOKUP([.$B135];[$'EcCo ammo'.$A$6:$'EcCo ammo'.$A$37];[$'EcCo ammo'.H$6:$'EcCo ammo'.H$37])" office:value-type="float" office:value="6" calcext:value-type="float">
            <text:p>6</text:p>
          </table:table-cell>
          <table:table-cell table:formula="of:=LOOKUP([.$B135];[$'EcCo ammo'.$A$6:$'EcCo ammo'.$A$37];[$'EcCo ammo'.I$6:$'EcCo ammo'.I$37])" office:value-type="float" office:value="1" calcext:value-type="float">
            <text:p>1</text:p>
          </table:table-cell>
          <table:table-cell table:formula="of:=LOOKUP([.$B135];[$'EcCo ammo'.$A$6:$'EcCo ammo'.$A$37];[$'EcCo ammo'.J$6:$'EcCo ammo'.J$37])" office:value-type="float" office:value="1" calcext:value-type="float">
            <text:p>1</text:p>
          </table:table-cell>
          <table:table-cell table:formula="of:=[.H135]/[.I135]" office:value-type="float" office:value="1" calcext:value-type="float">
            <text:p>1.00</text:p>
          </table:table-cell>
          <table:table-cell table:formula="of:=ROUND(AVERAGE([.C135];[.D135]))" office:value-type="float" office:value="50" calcext:value-type="float">
            <text:p>50</text:p>
          </table:table-cell>
          <table:table-cell/>
          <table:table-cell table:formula="of:=ROUNDUP(MAX((100-MAX([.M$130]+10*MIN([.M$129]-[.$G135];0);0))*INT(([.$K135]-MAX([.M$129]-[.$G135];0))*[.$J135])/100;0);0)" office:value-type="float" office:value="50" calcext:value-type="float">
            <text:p>50</text:p>
          </table:table-cell>
          <table:table-cell table:formula="of:=ROUNDUP(MAX((100-MAX([.N$130]+10*MIN([.N$129]-[.$G135];0);0))*INT(([.$K135]-MAX([.N$129]-[.$G135];0))*[.$J135])/100;0);0)" office:value-type="float" office:value="50" calcext:value-type="float">
            <text:p>50</text:p>
          </table:table-cell>
          <table:table-cell table:formula="of:=ROUNDUP(MAX((100-MAX([.O$130]+10*MIN([.O$129]-[.$G135];0);0))*INT(([.$K135]-MAX([.O$129]-[.$G135];0))*[.$J135])/100;0);0)" office:value-type="float" office:value="50" calcext:value-type="float">
            <text:p>50</text:p>
          </table:table-cell>
          <table:table-cell table:formula="of:=ROUNDUP(MAX((100-MAX([.P$130]+10*MIN([.P$129]-[.$G135];0);0))*INT(([.$K135]-MAX([.P$129]-[.$G135];0))*[.$J135])/100;0);0)" office:value-type="float" office:value="50" calcext:value-type="float">
            <text:p>50</text:p>
          </table:table-cell>
          <table:table-cell table:formula="of:=ROUNDUP(MAX((100-MAX([.Q$130]+10*MIN([.Q$129]-[.$G135];0);0))*INT(([.$K135]-MAX([.Q$129]-[.$G135];0))*[.$J135])/100;0);0)" office:value-type="float" office:value="50" calcext:value-type="float">
            <text:p>50</text:p>
          </table:table-cell>
          <table:table-cell table:formula="of:=ROUNDUP(MAX((100-MAX([.R$130]+10*MIN([.R$129]-[.$G135];0);0))*INT(([.$K135]-MAX([.R$129]-[.$G135];0))*[.$J135])/100;0);0)" office:value-type="float" office:value="50" calcext:value-type="float">
            <text:p>50</text:p>
          </table:table-cell>
          <table:table-cell table:formula="of:=ROUNDUP(MAX((100-MAX([.S$130]+10*MIN([.S$129]-[.$G135];0);0))*INT(([.$K135]-MAX([.S$129]-[.$G135];0))*[.$J135])/100;0);0)" office:value-type="float" office:value="50" calcext:value-type="float">
            <text:p>50</text:p>
          </table:table-cell>
          <table:table-cell table:formula="of:=ROUNDUP(MAX((100-MAX([.T$130]+10*MIN([.T$129]-[.$G135];0);0))*INT(([.$K135]-MAX([.T$129]-[.$G135];0))*[.$J135])/100;0);0)" office:value-type="float" office:value="10" calcext:value-type="float">
            <text:p>10</text:p>
          </table:table-cell>
          <table:table-cell table:formula="of:=ROUNDUP(MAX((100-MAX([.U$130]+10*MIN([.U$129]-[.$G135];0);0))*INT(([.$K135]-MAX([.U$129]-[.$G135];0))*[.$J135])/100;0);0)" office:value-type="float" office:value="48" calcext:value-type="float">
            <text:p>48</text:p>
          </table:table-cell>
          <table:table-cell table:formula="of:=ROUNDUP(MAX((100-MAX([.V$130]+10*MIN([.V$129]-[.$G135];0);0))*INT(([.$K135]-MAX([.V$129]-[.$G135];0))*[.$J135])/100;0);0)" office:value-type="float" office:value="35" calcext:value-type="float">
            <text:p>35</text:p>
          </table:table-cell>
          <table:table-cell table:formula="of:=ROUNDUP(MAX((100-MAX([.W$130]+10*MIN([.W$129]-[.$G135];0);0))*INT(([.$K135]-MAX([.W$129]-[.$G135];0))*[.$J135])/100;0);0)" office:value-type="float" office:value="30" calcext:value-type="float">
            <text:p>30</text:p>
          </table:table-cell>
          <table:table-cell table:formula="of:=ROUNDUP(MAX((100-MAX([.X$130]+10*MIN([.X$129]-[.$G135];0);0))*INT(([.$K135]-MAX([.X$129]-[.$G135];0))*[.$J135])/100;0);0)" office:value-type="float" office:value="20" calcext:value-type="float">
            <text:p>20</text:p>
          </table:table-cell>
          <table:table-cell table:formula="of:=ROUNDUP(MAX((100-MAX([.Y$130]+10*MIN([.Y$129]-[.$G135];0);0))*INT(([.$K135]-MAX([.Y$129]-[.$G135];0))*[.$J135])/100;0);0)" office:value-type="float" office:value="28" calcext:value-type="float">
            <text:p>28</text:p>
          </table:table-cell>
          <table:table-cell table:formula="of:=ROUNDUP(MAX((100-MAX([.Z$130]+10*MIN([.Z$129]-[.$G135];0);0))*INT(([.$K135]-MAX([.Z$129]-[.$G135];0))*[.$J135])/100;0);0)" office:value-type="float" office:value="26" calcext:value-type="float">
            <text:p>26</text:p>
          </table:table-cell>
          <table:table-cell table:formula="of:=ROUNDUP(MAX((100-MAX([.AA$130]+10*MIN([.AA$129]-[.$G135];0);0))*INT(([.$K135]-MAX([.AA$129]-[.$G135];0))*[.$J135])/100;0);0)" office:value-type="float" office:value="17" calcext:value-type="float">
            <text:p>17</text:p>
          </table:table-cell>
          <table:table-cell table:formula="of:=ROUNDUP(MAX((100-MAX([.AB$130]+10*MIN([.AB$129]-[.$G135];0);0))*INT(([.$K135]-MAX([.AB$129]-[.$G135];0))*[.$J135])/100;0);0)" office:value-type="float" office:value="16" calcext:value-type="float">
            <text:p>16</text:p>
          </table:table-cell>
          <table:table-cell table:formula="of:=ROUNDUP(MAX((100-MAX([.AC$130]+10*MIN([.AC$129]-[.$G135];0);0))*INT(([.$K135]-MAX([.AC$129]-[.$G135];0))*[.$J135])/100;0);0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formula="of:=LOOKUP([.$B136];[$'EcCo ammo'.$A$6:$'EcCo ammo'.$A$37];[$'EcCo ammo'.F$6:$'EcCo ammo'.F$37])" office:value-type="float" office:value="0" calcext:value-type="float">
            <text:p>0</text:p>
          </table:table-cell>
          <table:table-cell table:formula="of:=LOOKUP([.$B136];[$'EcCo ammo'.$A$6:$'EcCo ammo'.$A$37];[$'EcCo ammo'.H$6:$'EcCo ammo'.H$37])" office:value-type="float" office:value="6" calcext:value-type="float">
            <text:p>6</text:p>
          </table:table-cell>
          <table:table-cell table:formula="of:=LOOKUP([.$B136];[$'EcCo ammo'.$A$6:$'EcCo ammo'.$A$37];[$'EcCo ammo'.I$6:$'EcCo ammo'.I$37])" office:value-type="float" office:value="1" calcext:value-type="float">
            <text:p>1</text:p>
          </table:table-cell>
          <table:table-cell table:formula="of:=LOOKUP([.$B136];[$'EcCo ammo'.$A$6:$'EcCo ammo'.$A$37];[$'EcCo ammo'.J$6:$'EcCo ammo'.J$37])" office:value-type="float" office:value="1" calcext:value-type="float">
            <text:p>1</text:p>
          </table:table-cell>
          <table:table-cell table:formula="of:=[.H136]/[.I136]" office:value-type="float" office:value="1" calcext:value-type="float">
            <text:p>1.00</text:p>
          </table:table-cell>
          <table:table-cell table:formula="of:=ROUND(AVERAGE([.C136];[.D136]))" office:value-type="float" office:value="55" calcext:value-type="float">
            <text:p>55</text:p>
          </table:table-cell>
          <table:table-cell/>
          <table:table-cell table:formula="of:=ROUNDUP(MAX((100-MAX([.M$130]+10*MIN([.M$129]-[.$G136];0);0))*INT(([.$K136]-MAX([.M$129]-[.$G136];0))*[.$J136])/100;0);0)" office:value-type="float" office:value="55" calcext:value-type="float">
            <text:p>55</text:p>
          </table:table-cell>
          <table:table-cell table:formula="of:=ROUNDUP(MAX((100-MAX([.N$130]+10*MIN([.N$129]-[.$G136];0);0))*INT(([.$K136]-MAX([.N$129]-[.$G136];0))*[.$J136])/100;0);0)" office:value-type="float" office:value="55" calcext:value-type="float">
            <text:p>55</text:p>
          </table:table-cell>
          <table:table-cell table:formula="of:=ROUNDUP(MAX((100-MAX([.O$130]+10*MIN([.O$129]-[.$G136];0);0))*INT(([.$K136]-MAX([.O$129]-[.$G136];0))*[.$J136])/100;0);0)" office:value-type="float" office:value="55" calcext:value-type="float">
            <text:p>55</text:p>
          </table:table-cell>
          <table:table-cell table:formula="of:=ROUNDUP(MAX((100-MAX([.P$130]+10*MIN([.P$129]-[.$G136];0);0))*INT(([.$K136]-MAX([.P$129]-[.$G136];0))*[.$J136])/100;0);0)" office:value-type="float" office:value="55" calcext:value-type="float">
            <text:p>55</text:p>
          </table:table-cell>
          <table:table-cell table:formula="of:=ROUNDUP(MAX((100-MAX([.Q$130]+10*MIN([.Q$129]-[.$G136];0);0))*INT(([.$K136]-MAX([.Q$129]-[.$G136];0))*[.$J136])/100;0);0)" office:value-type="float" office:value="55" calcext:value-type="float">
            <text:p>55</text:p>
          </table:table-cell>
          <table:table-cell table:formula="of:=ROUNDUP(MAX((100-MAX([.R$130]+10*MIN([.R$129]-[.$G136];0);0))*INT(([.$K136]-MAX([.R$129]-[.$G136];0))*[.$J136])/100;0);0)" office:value-type="float" office:value="55" calcext:value-type="float">
            <text:p>55</text:p>
          </table:table-cell>
          <table:table-cell table:formula="of:=ROUNDUP(MAX((100-MAX([.S$130]+10*MIN([.S$129]-[.$G136];0);0))*INT(([.$K136]-MAX([.S$129]-[.$G136];0))*[.$J136])/100;0);0)" office:value-type="float" office:value="55" calcext:value-type="float">
            <text:p>55</text:p>
          </table:table-cell>
          <table:table-cell table:formula="of:=ROUNDUP(MAX((100-MAX([.T$130]+10*MIN([.T$129]-[.$G136];0);0))*INT(([.$K136]-MAX([.T$129]-[.$G136];0))*[.$J136])/100;0);0)" office:value-type="float" office:value="11" calcext:value-type="float">
            <text:p>11</text:p>
          </table:table-cell>
          <table:table-cell table:formula="of:=ROUNDUP(MAX((100-MAX([.U$130]+10*MIN([.U$129]-[.$G136];0);0))*INT(([.$K136]-MAX([.U$129]-[.$G136];0))*[.$J136])/100;0);0)" office:value-type="float" office:value="53" calcext:value-type="float">
            <text:p>53</text:p>
          </table:table-cell>
          <table:table-cell table:formula="of:=ROUNDUP(MAX((100-MAX([.V$130]+10*MIN([.V$129]-[.$G136];0);0))*INT(([.$K136]-MAX([.V$129]-[.$G136];0))*[.$J136])/100;0);0)" office:value-type="float" office:value="39" calcext:value-type="float">
            <text:p>39</text:p>
          </table:table-cell>
          <table:table-cell table:formula="of:=ROUNDUP(MAX((100-MAX([.W$130]+10*MIN([.W$129]-[.$G136];0);0))*INT(([.$K136]-MAX([.W$129]-[.$G136];0))*[.$J136])/100;0);0)" office:value-type="float" office:value="33" calcext:value-type="float">
            <text:p>33</text:p>
          </table:table-cell>
          <table:table-cell table:formula="of:=ROUNDUP(MAX((100-MAX([.X$130]+10*MIN([.X$129]-[.$G136];0);0))*INT(([.$K136]-MAX([.X$129]-[.$G136];0))*[.$J136])/100;0);0)" office:value-type="float" office:value="22" calcext:value-type="float">
            <text:p>22</text:p>
          </table:table-cell>
          <table:table-cell table:formula="of:=ROUNDUP(MAX((100-MAX([.Y$130]+10*MIN([.Y$129]-[.$G136];0);0))*INT(([.$K136]-MAX([.Y$129]-[.$G136];0))*[.$J136])/100;0);0)" office:value-type="float" office:value="31" calcext:value-type="float">
            <text:p>31</text:p>
          </table:table-cell>
          <table:table-cell table:formula="of:=ROUNDUP(MAX((100-MAX([.Z$130]+10*MIN([.Z$129]-[.$G136];0);0))*INT(([.$K136]-MAX([.Z$129]-[.$G136];0))*[.$J136])/100;0);0)" office:value-type="float" office:value="29" calcext:value-type="float">
            <text:p>29</text:p>
          </table:table-cell>
          <table:table-cell table:formula="of:=ROUNDUP(MAX((100-MAX([.AA$130]+10*MIN([.AA$129]-[.$G136];0);0))*INT(([.$K136]-MAX([.AA$129]-[.$G136];0))*[.$J136])/100;0);0)" office:value-type="float" office:value="19" calcext:value-type="float">
            <text:p>19</text:p>
          </table:table-cell>
          <table:table-cell table:formula="of:=ROUNDUP(MAX((100-MAX([.AB$130]+10*MIN([.AB$129]-[.$G136];0);0))*INT(([.$K136]-MAX([.AB$129]-[.$G136];0))*[.$J136])/100;0);0)" office:value-type="float" office:value="18" calcext:value-type="float">
            <text:p>18</text:p>
          </table:table-cell>
          <table:table-cell table:formula="of:=ROUNDUP(MAX((100-MAX([.AC$130]+10*MIN([.AC$129]-[.$G136];0);0))*INT(([.$K136]-MAX([.AC$129]-[.$G136];0))*[.$J136])/100;0);0)" office:value-type="float" office:value="13" calcext:value-type="float">
            <text:p>13</text:p>
          </table:table-cell>
          <table:table-cell table:number-columns-repeated="26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ELECTRICAL DAMAGE</text:p>
          </table:table-cell>
          <table:covered-table-cell table:number-columns-repeated="13"/>
          <table:table-cell table:number-columns-repeated="29"/>
        </table:table-row>
        <table:table-row table:style-name="ro8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3" table:formula="of:=OFFSET([$'EcCo Armor'.$A$2];[.M$2];0)" office:value-type="string" office:string-value="None" calcext:value-type="string">
            <text:p>None</text:p>
          </table:table-cell>
          <table:table-cell table:style-name="ce33" table:formula="of:=OFFSET([$'EcCo Armor'.$A$2];[.N$2];0)" office:value-type="string" office:string-value="Robes" calcext:value-type="string">
            <text:p>Robes</text:p>
          </table:table-cell>
          <table:table-cell table:style-name="ce33" table:formula="of:=OFFSET([$'EcCo Armor'.$A$2];[.O$2];0)" office:value-type="string" office:string-value="Leather Jacket" calcext:value-type="string">
            <text:p>Leather Jacket</text:p>
          </table:table-cell>
          <table:table-cell table:style-name="ce33" table:formula="of:=OFFSET([$'EcCo Armor'.$A$2];[.P$2];0)" office:value-type="string" office:string-value="Leather Armor" calcext:value-type="string">
            <text:p>Leather Armor</text:p>
          </table:table-cell>
          <table:table-cell table:style-name="ce33" table:formula="of:=OFFSET([$'EcCo Armor'.$A$2];[.Q$2];0)" office:value-type="string" office:string-value="Comb Lth. Jack" calcext:value-type="string">
            <text:p>Comb Lth. Jack</text:p>
          </table:table-cell>
          <table:table-cell table:style-name="ce33" table:formula="of:=OFFSET([$'EcCo Armor'.$A$2];[.R$2];0)" office:value-type="string" office:string-value="Leather MkII" calcext:value-type="string">
            <text:p>Leather MkII</text:p>
          </table:table-cell>
          <table:table-cell table:style-name="ce33" table:formula="of:=OFFSET([$'EcCo Armor'.$A$2];[.S$2];0)" office:value-type="string" office:string-value="Metal Armor" calcext:value-type="string">
            <text:p>Metal Armor</text:p>
          </table:table-cell>
          <table:table-cell table:style-name="ce33" table:formula="of:=OFFSET([$'EcCo Armor'.$A$2];[.T$2];0)" office:value-type="string" office:string-value="Tesla Armor" calcext:value-type="string">
            <text:p>Tesla Armor</text:p>
          </table:table-cell>
          <table:table-cell table:style-name="ce33" table:formula="of:=OFFSET([$'EcCo Armor'.$A$2];[.U$2];0)" office:value-type="string" office:string-value="Metal MkII" calcext:value-type="string">
            <text:p>Metal MkII</text:p>
          </table:table-cell>
          <table:table-cell table:style-name="ce33" table:formula="of:=OFFSET([$'EcCo Armor'.$A$2];[.V$2];0)" office:value-type="string" office:string-value="Combat Armor" calcext:value-type="string">
            <text:p>Combat Armor</text:p>
          </table:table-cell>
          <table:table-cell table:style-name="ce33" table:formula="of:=OFFSET([$'EcCo Armor'.$A$2];[.W$2];0)" office:value-type="string" office:string-value="Combat MkII" calcext:value-type="string">
            <text:p>Combat MkII</text:p>
          </table:table-cell>
          <table:table-cell table:style-name="ce33" table:formula="of:=OFFSET([$'EcCo Armor'.$A$2];[.X$2];0)" office:value-type="string" office:string-value="Brotherhood" calcext:value-type="string">
            <text:p>Brotherhood</text:p>
          </table:table-cell>
          <table:table-cell table:style-name="ce33" table:formula="of:=OFFSET([$'EcCo Armor'.$A$2];[.Y$2];0)" office:value-type="string" office:string-value="Power Armor" calcext:value-type="string">
            <text:p>Power Armor</text:p>
          </table:table-cell>
          <table:table-cell table:style-name="ce33" table:formula="of:=OFFSET([$'EcCo Armor'.$A$2];[.Z$2];0)" office:value-type="string" office:string-value="Hard. Power" calcext:value-type="string">
            <text:p>Hard. Power</text:p>
          </table:table-cell>
          <table:table-cell table:style-name="ce33" table:formula="of:=OFFSET([$'EcCo Armor'.$A$2];[.AA$2];0)" office:value-type="string" office:string-value="Adv. Power" calcext:value-type="string">
            <text:p>Adv. Power</text:p>
          </table:table-cell>
          <table:table-cell table:style-name="ce33" table:formula="of:=OFFSET([$'EcCo Armor'.$A$2];[.AB$2];0)" office:value-type="string" office:string-value="Adv. Power MKII" calcext:value-type="string">
            <text:p>Adv. Power MKII</text:p>
          </table:table-cell>
          <table:table-cell table:style-name="ce33" table:formula="of:=OFFSET([$'EcCo Armor'.$A$2];[.AC$2];0)" office:value-type="string" office:string-value="Frank Horrigan" calcext:value-type="string">
            <text:p>Frank Horrigan</text:p>
          </table:table-cell>
          <table:table-cell table:style-name="ce3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21" office:value-type="string" calcext:value-type="string" table:number-columns-spanned="2" table:number-rows-spanned="1">
            <text:p>DT Level</text:p>
          </table:table-cell>
          <table:covered-table-cell table:style-name="ce23"/>
          <table:table-cell table:style-name="ce25" table:formula="of:=OFFSET([$'EcCo Armor'.$M$2];[.M$2];0)" office:value-type="float" office:value="0" calcext:value-type="float">
            <text:p>0</text:p>
          </table:table-cell>
          <table:table-cell table:style-name="ce25" table:formula="of:=OFFSET([$'EcCo Armor'.$M$2];[.N$2];0)" office:value-type="float" office:value="0" calcext:value-type="float">
            <text:p>0</text:p>
          </table:table-cell>
          <table:table-cell table:style-name="ce25" table:formula="of:=OFFSET([$'EcCo Armor'.$M$2];[.O$2];0)" office:value-type="float" office:value="0" calcext:value-type="float">
            <text:p>0</text:p>
          </table:table-cell>
          <table:table-cell table:style-name="ce25" table:formula="of:=OFFSET([$'EcCo Armor'.$M$2];[.P$2];0)" office:value-type="float" office:value="0" calcext:value-type="float">
            <text:p>0</text:p>
          </table:table-cell>
          <table:table-cell table:style-name="ce25" table:formula="of:=OFFSET([$'EcCo Armor'.$M$2];[.Q$2];0)" office:value-type="float" office:value="0" calcext:value-type="float">
            <text:p>0</text:p>
          </table:table-cell>
          <table:table-cell table:style-name="ce25" table:formula="of:=OFFSET([$'EcCo Armor'.$M$2];[.R$2];0)" office:value-type="float" office:value="1" calcext:value-type="float">
            <text:p>1</text:p>
          </table:table-cell>
          <table:table-cell table:style-name="ce25" table:formula="of:=OFFSET([$'EcCo Armor'.$M$2];[.S$2];0)" office:value-type="float" office:value="0" calcext:value-type="float">
            <text:p>0</text:p>
          </table:table-cell>
          <table:table-cell table:style-name="ce25" table:formula="of:=OFFSET([$'EcCo Armor'.$M$2];[.T$2];0)" office:value-type="float" office:value="12" calcext:value-type="float">
            <text:p>12</text:p>
          </table:table-cell>
          <table:table-cell table:style-name="ce25" table:formula="of:=OFFSET([$'EcCo Armor'.$M$2];[.U$2];0)" office:value-type="float" office:value="1" calcext:value-type="float">
            <text:p>1</text:p>
          </table:table-cell>
          <table:table-cell table:style-name="ce25" table:formula="of:=OFFSET([$'EcCo Armor'.$M$2];[.V$2];0)" office:value-type="float" office:value="2" calcext:value-type="float">
            <text:p>2</text:p>
          </table:table-cell>
          <table:table-cell table:style-name="ce25" table:formula="of:=OFFSET([$'EcCo Armor'.$M$2];[.W$2];0)" office:value-type="float" office:value="3" calcext:value-type="float">
            <text:p>3</text:p>
          </table:table-cell>
          <table:table-cell table:style-name="ce25" table:formula="of:=OFFSET([$'EcCo Armor'.$M$2];[.X$2];0)" office:value-type="float" office:value="6" calcext:value-type="float">
            <text:p>6</text:p>
          </table:table-cell>
          <table:table-cell table:style-name="ce25" table:formula="of:=OFFSET([$'EcCo Armor'.$M$2];[.Y$2];0)" office:value-type="float" office:value="12" calcext:value-type="float">
            <text:p>12</text:p>
          </table:table-cell>
          <table:table-cell table:style-name="ce25" table:formula="of:=OFFSET([$'EcCo Armor'.$M$2];[.Z$2];0)" office:value-type="float" office:value="13" calcext:value-type="float">
            <text:p>13</text:p>
          </table:table-cell>
          <table:table-cell table:style-name="ce25" table:formula="of:=OFFSET([$'EcCo Armor'.$M$2];[.AA$2];0)" office:value-type="float" office:value="15" calcext:value-type="float">
            <text:p>15</text:p>
          </table:table-cell>
          <table:table-cell table:style-name="ce25" table:formula="of:=OFFSET([$'EcCo Armor'.$M$2];[.AB$2];0)" office:value-type="float" office:value="15" calcext:value-type="float">
            <text:p>15</text:p>
          </table:table-cell>
          <table:table-cell table:style-name="ce25" table:formula="of:=OFFSET([$'EcCo Armor'.$M$2];[.AC$2];0)" office:value-type="float" office:value="15" calcext:value-type="float">
            <text:p>15</text:p>
          </table:table-cell>
          <table:table-cell table:style-name="ce25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21" office:value-type="string" calcext:value-type="string" table:number-columns-spanned="2" table:number-rows-spanned="1">
            <text:p>DR Level</text:p>
          </table:table-cell>
          <table:covered-table-cell table:style-name="ce23"/>
          <table:table-cell table:style-name="ce25" table:formula="of:=OFFSET([$'EcCo Armor'.$N$2];[.M$2];0)" office:value-type="float" office:value="0" calcext:value-type="float">
            <text:p>0</text:p>
          </table:table-cell>
          <table:table-cell table:style-name="ce25" table:formula="of:=OFFSET([$'EcCo Armor'.$N$2];[.N$2];0)" office:value-type="float" office:value="40" calcext:value-type="float">
            <text:p>40</text:p>
          </table:table-cell>
          <table:table-cell table:style-name="ce25" table:formula="of:=OFFSET([$'EcCo Armor'.$N$2];[.O$2];0)" office:value-type="float" office:value="30" calcext:value-type="float">
            <text:p>30</text:p>
          </table:table-cell>
          <table:table-cell table:style-name="ce25" table:formula="of:=OFFSET([$'EcCo Armor'.$N$2];[.P$2];0)" office:value-type="float" office:value="30" calcext:value-type="float">
            <text:p>30</text:p>
          </table:table-cell>
          <table:table-cell table:style-name="ce25" table:formula="of:=OFFSET([$'EcCo Armor'.$N$2];[.Q$2];0)" office:value-type="float" office:value="30" calcext:value-type="float">
            <text:p>30</text:p>
          </table:table-cell>
          <table:table-cell table:style-name="ce25" table:formula="of:=OFFSET([$'EcCo Armor'.$N$2];[.R$2];0)" office:value-type="float" office:value="40" calcext:value-type="float">
            <text:p>40</text:p>
          </table:table-cell>
          <table:table-cell table:style-name="ce25" table:formula="of:=OFFSET([$'EcCo Armor'.$N$2];[.S$2];0)" office:value-type="float" office:value="0" calcext:value-type="float">
            <text:p>0</text:p>
          </table:table-cell>
          <table:table-cell table:style-name="ce25" table:formula="of:=OFFSET([$'EcCo Armor'.$N$2];[.T$2];0)" office:value-type="float" office:value="80" calcext:value-type="float">
            <text:p>80</text:p>
          </table:table-cell>
          <table:table-cell table:style-name="ce25" table:formula="of:=OFFSET([$'EcCo Armor'.$N$2];[.U$2];0)" office:value-type="float" office:value="10" calcext:value-type="float">
            <text:p>10</text:p>
          </table:table-cell>
          <table:table-cell table:style-name="ce25" table:formula="of:=OFFSET([$'EcCo Armor'.$N$2];[.V$2];0)" office:value-type="float" office:value="50" calcext:value-type="float">
            <text:p>50</text:p>
          </table:table-cell>
          <table:table-cell table:style-name="ce25" table:formula="of:=OFFSET([$'EcCo Armor'.$N$2];[.W$2];0)" office:value-type="float" office:value="55" calcext:value-type="float">
            <text:p>55</text:p>
          </table:table-cell>
          <table:table-cell table:style-name="ce25" table:formula="of:=OFFSET([$'EcCo Armor'.$N$2];[.X$2];0)" office:value-type="float" office:value="60" calcext:value-type="float">
            <text:p>60</text:p>
          </table:table-cell>
          <table:table-cell table:style-name="ce25" table:formula="of:=OFFSET([$'EcCo Armor'.$N$2];[.Y$2];0)" office:value-type="float" office:value="40" calcext:value-type="float">
            <text:p>40</text:p>
          </table:table-cell>
          <table:table-cell table:style-name="ce25" table:formula="of:=OFFSET([$'EcCo Armor'.$N$2];[.Z$2];0)" office:value-type="float" office:value="40" calcext:value-type="float">
            <text:p>40</text:p>
          </table:table-cell>
          <table:table-cell table:style-name="ce25" table:formula="of:=OFFSET([$'EcCo Armor'.$N$2];[.AA$2];0)" office:value-type="float" office:value="60" calcext:value-type="float">
            <text:p>60</text:p>
          </table:table-cell>
          <table:table-cell table:style-name="ce25" table:formula="of:=OFFSET([$'EcCo Armor'.$N$2];[.AB$2];0)" office:value-type="float" office:value="65" calcext:value-type="float">
            <text:p>65</text:p>
          </table:table-cell>
          <table:table-cell table:style-name="ce25" table:formula="of:=OFFSET([$'EcCo Armor'.$N$2];[.AC$2];0)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aser</text:p>
          </table:table-cell>
          <table:table-cell office:value-type="string" calcext:value-type="string">
            <text:p>Small Energy Ce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48];[$'EcCo ammo'.$A$6:$'EcCo ammo'.$A$37];[$'EcCo ammo'.F$6:$'EcCo ammo'.F$37])" office:value-type="float" office:value="0" calcext:value-type="float">
            <text:p>0</text:p>
          </table:table-cell>
          <table:table-cell table:formula="of:=LOOKUP([.$B148];[$'EcCo ammo'.$A$6:$'EcCo ammo'.$A$37];[$'EcCo ammo'.H$6:$'EcCo ammo'.H$37])" office:value-type="float" office:value="3" calcext:value-type="float">
            <text:p>3</text:p>
          </table:table-cell>
          <table:table-cell table:formula="of:=LOOKUP([.$B148];[$'EcCo ammo'.$A$6:$'EcCo ammo'.$A$37];[$'EcCo ammo'.I$6:$'EcCo ammo'.I$37])" office:value-type="float" office:value="1" calcext:value-type="float">
            <text:p>1</text:p>
          </table:table-cell>
          <table:table-cell table:formula="of:=LOOKUP([.$B148];[$'EcCo ammo'.$A$6:$'EcCo ammo'.$A$37];[$'EcCo ammo'.J$6:$'EcCo ammo'.J$37])" office:value-type="float" office:value="1" calcext:value-type="float">
            <text:p>1</text:p>
          </table:table-cell>
          <table:table-cell table:formula="of:=[.H148]/[.I148]" office:value-type="float" office:value="1" calcext:value-type="float">
            <text:p>1.00</text:p>
          </table:table-cell>
          <table:table-cell table:formula="of:=ROUND(AVERAGE([.C148];[.D148]))" office:value-type="float" office:value="4" calcext:value-type="float">
            <text:p>4</text:p>
          </table:table-cell>
          <table:table-cell/>
          <table:table-cell table:formula="of:=ROUNDUP(MAX((100-MAX([.M$146]+10*MIN([.AJ148];0);0))*INT(([.$K148]-MAX([.AJ148];0))*[.$J148])/100;0);0)" office:value-type="float" office:value="4" calcext:value-type="float">
            <text:p>4</text:p>
          </table:table-cell>
          <table:table-cell table:formula="of:=ROUNDUP(MAX((100-MAX([.N$146]+10*MIN([.AK148];0);0))*INT(([.$K148]-MAX([.AK148];0))*[.$J148])/100;0);0)" office:value-type="float" office:value="4" calcext:value-type="float">
            <text:p>4</text:p>
          </table:table-cell>
          <table:table-cell table:formula="of:=ROUNDUP(MAX((100-MAX([.O$146]+10*MIN([.AL148];0);0))*INT(([.$K148]-MAX([.AL148];0))*[.$J148])/100;0);0)" office:value-type="float" office:value="4" calcext:value-type="float">
            <text:p>4</text:p>
          </table:table-cell>
          <table:table-cell table:formula="of:=ROUNDUP(MAX((100-MAX([.P$146]+10*MIN([.AM148];0);0))*INT(([.$K148]-MAX([.AM148];0))*[.$J148])/100;0);0)" office:value-type="float" office:value="4" calcext:value-type="float">
            <text:p>4</text:p>
          </table:table-cell>
          <table:table-cell table:formula="of:=ROUNDUP(MAX((100-MAX([.Q$146]+10*MIN([.AN148];0);0))*INT(([.$K148]-MAX([.AN148];0))*[.$J148])/100;0);0)" office:value-type="float" office:value="4" calcext:value-type="float">
            <text:p>4</text:p>
          </table:table-cell>
          <table:table-cell table:formula="of:=ROUNDUP(MAX((100-MAX([.R$146]+10*MIN([.AO148];0);0))*INT(([.$K148]-MAX([.AO148];0))*[.$J148])/100;0);0)" office:value-type="float" office:value="4" calcext:value-type="float">
            <text:p>4</text:p>
          </table:table-cell>
          <table:table-cell table:formula="of:=ROUNDUP(MAX((100-MAX([.S$146]+10*MIN([.AP148];0);0))*INT(([.$K148]-MAX([.AP148];0))*[.$J148])/100;0);0)" office:value-type="float" office:value="4" calcext:value-type="float">
            <text:p>4</text:p>
          </table:table-cell>
          <table:table-cell table:formula="of:=ROUNDUP(MAX((100-MAX([.T$146]+10*MIN([.AQ148];0);0))*INT(([.$K148]-MAX([.AQ148];0))*[.$J148])/100;0);0)" office:value-type="float" office:value="0" calcext:value-type="float">
            <text:p>0</text:p>
          </table:table-cell>
          <table:table-cell table:formula="of:=ROUNDUP(MAX((100-MAX([.U$146]+10*MIN([.AR148];0);0))*INT(([.$K148]-MAX([.AR148];0))*[.$J148])/100;0);0)" office:value-type="float" office:value="4" calcext:value-type="float">
            <text:p>4</text:p>
          </table:table-cell>
          <table:table-cell table:formula="of:=ROUNDUP(MAX((100-MAX([.V$146]+10*MIN([.AS148];0);0))*INT(([.$K148]-MAX([.AS148];0))*[.$J148])/100;0);0)" office:value-type="float" office:value="3" calcext:value-type="float">
            <text:p>3</text:p>
          </table:table-cell>
          <table:table-cell table:formula="of:=ROUNDUP(MAX((100-MAX([.W$146]+10*MIN([.AT148];0);0))*INT(([.$K148]-MAX([.AT148];0))*[.$J148])/100;0);0)" office:value-type="float" office:value="2" calcext:value-type="float">
            <text:p>2</text:p>
          </table:table-cell>
          <table:table-cell table:formula="of:=ROUNDUP(MAX((100-MAX([.X$146]+10*MIN([.AU148];0);0))*INT(([.$K148]-MAX([.AU148];0))*[.$J148])/100;0);0)" office:value-type="float" office:value="1" calcext:value-type="float">
            <text:p>1</text:p>
          </table:table-cell>
          <table:table-cell table:formula="of:=ROUNDUP(MAX((100-MAX([.Y$146]+10*MIN([.AV148];0);0))*INT(([.$K148]-MAX([.AV148];0))*[.$J148])/100;0);0)" office:value-type="float" office:value="0" calcext:value-type="float">
            <text:p>0</text:p>
          </table:table-cell>
          <table:table-cell table:formula="of:=ROUNDUP(MAX((100-MAX([.Z$146]+10*MIN([.AW148];0);0))*INT(([.$K148]-MAX([.AW148];0))*[.$J148])/100;0);0)" office:value-type="float" office:value="0" calcext:value-type="float">
            <text:p>0</text:p>
          </table:table-cell>
          <table:table-cell table:formula="of:=ROUNDUP(MAX((100-MAX([.AA$146]+10*MIN([.AX148];0);0))*INT(([.$K148]-MAX([.AX148];0))*[.$J148])/100;0);0)" office:value-type="float" office:value="0" calcext:value-type="float">
            <text:p>0</text:p>
          </table:table-cell>
          <table:table-cell table:formula="of:=ROUNDUP(MAX((100-MAX([.AB$146]+10*MIN([.AY148];0);0))*INT(([.$K148]-MAX([.AY148];0))*[.$J148])/100;0);0)" office:value-type="float" office:value="0" calcext:value-type="float">
            <text:p>0</text:p>
          </table:table-cell>
          <table:table-cell table:formula="of:=ROUNDUP(MAX((100-MAX([.AC$146]+10*MIN([.AZ148];0);0))*INT(([.$K148]-MAX([.AZ148];0))*[.$J148])/100;0);0)" office:value-type="float" office:value="0" calcext:value-type="float">
            <text:p>0</text:p>
          </table:table-cell>
          <table:table-cell table:number-columns-repeated="6"/>
          <table:table-cell table:formula="of:=FLOOR([.M$145]*IF([.$E148];0.2;1))-[.$G148]" office:value-type="float" office:value="-3" calcext:value-type="float">
            <text:p>-3</text:p>
          </table:table-cell>
          <table:table-cell table:formula="of:=FLOOR([.N$145]*IF([.$E148];0.2;1))-[.$G148]" office:value-type="float" office:value="-3" calcext:value-type="float">
            <text:p>-3</text:p>
          </table:table-cell>
          <table:table-cell table:formula="of:=FLOOR([.O$145]*IF([.$E148];0.2;1))-[.$G148]" office:value-type="float" office:value="-3" calcext:value-type="float">
            <text:p>-3</text:p>
          </table:table-cell>
          <table:table-cell table:formula="of:=FLOOR([.P$145]*IF([.$E148];0.2;1))-[.$G148]" office:value-type="float" office:value="-3" calcext:value-type="float">
            <text:p>-3</text:p>
          </table:table-cell>
          <table:table-cell table:formula="of:=FLOOR([.Q$145]*IF([.$E148];0.2;1))-[.$G148]" office:value-type="float" office:value="-3" calcext:value-type="float">
            <text:p>-3</text:p>
          </table:table-cell>
          <table:table-cell table:formula="of:=FLOOR([.R$145]*IF([.$E148];0.2;1))-[.$G148]" office:value-type="float" office:value="-2" calcext:value-type="float">
            <text:p>-2</text:p>
          </table:table-cell>
          <table:table-cell table:formula="of:=FLOOR([.S$145]*IF([.$E148];0.2;1))-[.$G148]" office:value-type="float" office:value="-3" calcext:value-type="float">
            <text:p>-3</text:p>
          </table:table-cell>
          <table:table-cell table:formula="of:=FLOOR([.T$145]*IF([.$E148];0.2;1))-[.$G148]" office:value-type="float" office:value="9" calcext:value-type="float">
            <text:p>9</text:p>
          </table:table-cell>
          <table:table-cell table:formula="of:=FLOOR([.U$145]*IF([.$E148];0.2;1))-[.$G148]" office:value-type="float" office:value="-2" calcext:value-type="float">
            <text:p>-2</text:p>
          </table:table-cell>
          <table:table-cell table:formula="of:=FLOOR([.V$145]*IF([.$E148];0.2;1))-[.$G148]" office:value-type="float" office:value="-1" calcext:value-type="float">
            <text:p>-1</text:p>
          </table:table-cell>
          <table:table-cell table:formula="of:=FLOOR([.W$145]*IF([.$E148];0.2;1))-[.$G148]" office:value-type="float" office:value="0" calcext:value-type="float">
            <text:p>0</text:p>
          </table:table-cell>
          <table:table-cell table:formula="of:=FLOOR([.X$145]*IF([.$E148];0.2;1))-[.$G148]" office:value-type="float" office:value="3" calcext:value-type="float">
            <text:p>3</text:p>
          </table:table-cell>
          <table:table-cell table:formula="of:=FLOOR([.Y$145]*IF([.$E148];0.2;1))-[.$G148]" office:value-type="float" office:value="9" calcext:value-type="float">
            <text:p>9</text:p>
          </table:table-cell>
          <table:table-cell table:formula="of:=FLOOR([.Z$145]*IF([.$E148];0.2;1))-[.$G148]" office:value-type="float" office:value="10" calcext:value-type="float">
            <text:p>10</text:p>
          </table:table-cell>
          <table:table-cell table:formula="of:=FLOOR([.AA$145]*IF([.$E148];0.2;1))-[.$G148]" office:value-type="float" office:value="12" calcext:value-type="float">
            <text:p>12</text:p>
          </table:table-cell>
          <table:table-cell table:formula="of:=FLOOR([.AB$145]*IF([.$E148];0.2;1))-[.$G148]" office:value-type="float" office:value="12" calcext:value-type="float">
            <text:p>12</text:p>
          </table:table-cell>
          <table:table-cell table:formula="of:=FLOOR([.AC$145]*IF([.$E148];0.2;1))-[.$G14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49];[$'EcCo ammo'.$A$6:$'EcCo ammo'.$A$37];[$'EcCo ammo'.F$6:$'EcCo ammo'.F$37])" office:value-type="float" office:value="0" calcext:value-type="float">
            <text:p>0</text:p>
          </table:table-cell>
          <table:table-cell table:formula="of:=LOOKUP([.$B149];[$'EcCo ammo'.$A$6:$'EcCo ammo'.$A$37];[$'EcCo ammo'.H$6:$'EcCo ammo'.H$37])" office:value-type="float" office:value="3" calcext:value-type="float">
            <text:p>3</text:p>
          </table:table-cell>
          <table:table-cell table:formula="of:=LOOKUP([.$B149];[$'EcCo ammo'.$A$6:$'EcCo ammo'.$A$37];[$'EcCo ammo'.I$6:$'EcCo ammo'.I$37])" office:value-type="float" office:value="1" calcext:value-type="float">
            <text:p>1</text:p>
          </table:table-cell>
          <table:table-cell table:formula="of:=LOOKUP([.$B149];[$'EcCo ammo'.$A$6:$'EcCo ammo'.$A$37];[$'EcCo ammo'.J$6:$'EcCo ammo'.J$37])" office:value-type="float" office:value="1" calcext:value-type="float">
            <text:p>1</text:p>
          </table:table-cell>
          <table:table-cell table:formula="of:=[.H149]/[.I149]" office:value-type="float" office:value="1" calcext:value-type="float">
            <text:p>1.00</text:p>
          </table:table-cell>
          <table:table-cell table:formula="of:=ROUND(AVERAGE([.C149];[.D149]))" office:value-type="float" office:value="16" calcext:value-type="float">
            <text:p>16</text:p>
          </table:table-cell>
          <table:table-cell/>
          <table:table-cell table:formula="of:=ROUNDUP(MAX((100-MAX([.M$146]+10*MIN([.AJ149];0);0))*INT(([.$K149]-MAX([.AJ149];0))*[.$J149])/100;0);0)" office:value-type="float" office:value="16" calcext:value-type="float">
            <text:p>16</text:p>
          </table:table-cell>
          <table:table-cell table:formula="of:=ROUNDUP(MAX((100-MAX([.N$146]+10*MIN([.AK149];0);0))*INT(([.$K149]-MAX([.AK149];0))*[.$J149])/100;0);0)" office:value-type="float" office:value="15" calcext:value-type="float">
            <text:p>15</text:p>
          </table:table-cell>
          <table:table-cell table:formula="of:=ROUNDUP(MAX((100-MAX([.O$146]+10*MIN([.AL149];0);0))*INT(([.$K149]-MAX([.AL149];0))*[.$J149])/100;0);0)" office:value-type="float" office:value="16" calcext:value-type="float">
            <text:p>16</text:p>
          </table:table-cell>
          <table:table-cell table:formula="of:=ROUNDUP(MAX((100-MAX([.P$146]+10*MIN([.AM149];0);0))*INT(([.$K149]-MAX([.AM149];0))*[.$J149])/100;0);0)" office:value-type="float" office:value="16" calcext:value-type="float">
            <text:p>16</text:p>
          </table:table-cell>
          <table:table-cell table:formula="of:=ROUNDUP(MAX((100-MAX([.Q$146]+10*MIN([.AN149];0);0))*INT(([.$K149]-MAX([.AN149];0))*[.$J149])/100;0);0)" office:value-type="float" office:value="16" calcext:value-type="float">
            <text:p>16</text:p>
          </table:table-cell>
          <table:table-cell table:formula="of:=ROUNDUP(MAX((100-MAX([.R$146]+10*MIN([.AO149];0);0))*INT(([.$K149]-MAX([.AO149];0))*[.$J149])/100;0);0)" office:value-type="float" office:value="13" calcext:value-type="float">
            <text:p>13</text:p>
          </table:table-cell>
          <table:table-cell table:formula="of:=ROUNDUP(MAX((100-MAX([.S$146]+10*MIN([.AP149];0);0))*INT(([.$K149]-MAX([.AP149];0))*[.$J149])/100;0);0)" office:value-type="float" office:value="16" calcext:value-type="float">
            <text:p>16</text:p>
          </table:table-cell>
          <table:table-cell table:formula="of:=ROUNDUP(MAX((100-MAX([.T$146]+10*MIN([.AQ149];0);0))*INT(([.$K149]-MAX([.AQ149];0))*[.$J149])/100;0);0)" office:value-type="float" office:value="2" calcext:value-type="float">
            <text:p>2</text:p>
          </table:table-cell>
          <table:table-cell table:formula="of:=ROUNDUP(MAX((100-MAX([.U$146]+10*MIN([.AR149];0);0))*INT(([.$K149]-MAX([.AR149];0))*[.$J149])/100;0);0)" office:value-type="float" office:value="16" calcext:value-type="float">
            <text:p>16</text:p>
          </table:table-cell>
          <table:table-cell table:formula="of:=ROUNDUP(MAX((100-MAX([.V$146]+10*MIN([.AS149];0);0))*INT(([.$K149]-MAX([.AS149];0))*[.$J149])/100;0);0)" office:value-type="float" office:value="10" calcext:value-type="float">
            <text:p>10</text:p>
          </table:table-cell>
          <table:table-cell table:formula="of:=ROUNDUP(MAX((100-MAX([.W$146]+10*MIN([.AT149];0);0))*INT(([.$K149]-MAX([.AT149];0))*[.$J149])/100;0);0)" office:value-type="float" office:value="8" calcext:value-type="float">
            <text:p>8</text:p>
          </table:table-cell>
          <table:table-cell table:formula="of:=ROUNDUP(MAX((100-MAX([.X$146]+10*MIN([.AU149];0);0))*INT(([.$K149]-MAX([.AU149];0))*[.$J149])/100;0);0)" office:value-type="float" office:value="6" calcext:value-type="float">
            <text:p>6</text:p>
          </table:table-cell>
          <table:table-cell table:formula="of:=ROUNDUP(MAX((100-MAX([.Y$146]+10*MIN([.AV149];0);0))*INT(([.$K149]-MAX([.AV149];0))*[.$J149])/100;0);0)" office:value-type="float" office:value="5" calcext:value-type="float">
            <text:p>5</text:p>
          </table:table-cell>
          <table:table-cell table:formula="of:=ROUNDUP(MAX((100-MAX([.Z$146]+10*MIN([.AW149];0);0))*INT(([.$K149]-MAX([.AW149];0))*[.$J149])/100;0);0)" office:value-type="float" office:value="4" calcext:value-type="float">
            <text:p>4</text:p>
          </table:table-cell>
          <table:table-cell table:formula="of:=ROUNDUP(MAX((100-MAX([.AA$146]+10*MIN([.AX149];0);0))*INT(([.$K149]-MAX([.AX149];0))*[.$J149])/100;0);0)" office:value-type="float" office:value="2" calcext:value-type="float">
            <text:p>2</text:p>
          </table:table-cell>
          <table:table-cell table:formula="of:=ROUNDUP(MAX((100-MAX([.AB$146]+10*MIN([.AY149];0);0))*INT(([.$K149]-MAX([.AY149];0))*[.$J149])/100;0);0)" office:value-type="float" office:value="2" calcext:value-type="float">
            <text:p>2</text:p>
          </table:table-cell>
          <table:table-cell table:formula="of:=ROUNDUP(MAX((100-MAX([.AC$146]+10*MIN([.AZ149];0);0))*INT(([.$K149]-MAX([.AZ149];0))*[.$J149])/100;0);0)" office:value-type="float" office:value="4" calcext:value-type="float">
            <text:p>4</text:p>
          </table:table-cell>
          <table:table-cell table:number-columns-repeated="6"/>
          <table:table-cell table:formula="of:=FLOOR([.M$145]*IF([.$E149];0.2;1))-[.$G149]" office:value-type="float" office:value="-3" calcext:value-type="float">
            <text:p>-3</text:p>
          </table:table-cell>
          <table:table-cell table:formula="of:=FLOOR([.N$145]*IF([.$E149];0.2;1))-[.$G149]" office:value-type="float" office:value="-3" calcext:value-type="float">
            <text:p>-3</text:p>
          </table:table-cell>
          <table:table-cell table:formula="of:=FLOOR([.O$145]*IF([.$E149];0.2;1))-[.$G149]" office:value-type="float" office:value="-3" calcext:value-type="float">
            <text:p>-3</text:p>
          </table:table-cell>
          <table:table-cell table:formula="of:=FLOOR([.P$145]*IF([.$E149];0.2;1))-[.$G149]" office:value-type="float" office:value="-3" calcext:value-type="float">
            <text:p>-3</text:p>
          </table:table-cell>
          <table:table-cell table:formula="of:=FLOOR([.Q$145]*IF([.$E149];0.2;1))-[.$G149]" office:value-type="float" office:value="-3" calcext:value-type="float">
            <text:p>-3</text:p>
          </table:table-cell>
          <table:table-cell table:formula="of:=FLOOR([.R$145]*IF([.$E149];0.2;1))-[.$G149]" office:value-type="float" office:value="-2" calcext:value-type="float">
            <text:p>-2</text:p>
          </table:table-cell>
          <table:table-cell table:formula="of:=FLOOR([.S$145]*IF([.$E149];0.2;1))-[.$G149]" office:value-type="float" office:value="-3" calcext:value-type="float">
            <text:p>-3</text:p>
          </table:table-cell>
          <table:table-cell table:formula="of:=FLOOR([.T$145]*IF([.$E149];0.2;1))-[.$G149]" office:value-type="float" office:value="9" calcext:value-type="float">
            <text:p>9</text:p>
          </table:table-cell>
          <table:table-cell table:formula="of:=FLOOR([.U$145]*IF([.$E149];0.2;1))-[.$G149]" office:value-type="float" office:value="-2" calcext:value-type="float">
            <text:p>-2</text:p>
          </table:table-cell>
          <table:table-cell table:formula="of:=FLOOR([.V$145]*IF([.$E149];0.2;1))-[.$G149]" office:value-type="float" office:value="-1" calcext:value-type="float">
            <text:p>-1</text:p>
          </table:table-cell>
          <table:table-cell table:formula="of:=FLOOR([.W$145]*IF([.$E149];0.2;1))-[.$G149]" office:value-type="float" office:value="0" calcext:value-type="float">
            <text:p>0</text:p>
          </table:table-cell>
          <table:table-cell table:formula="of:=FLOOR([.X$145]*IF([.$E149];0.2;1))-[.$G149]" office:value-type="float" office:value="3" calcext:value-type="float">
            <text:p>3</text:p>
          </table:table-cell>
          <table:table-cell table:formula="of:=FLOOR([.Y$145]*IF([.$E149];0.2;1))-[.$G149]" office:value-type="float" office:value="9" calcext:value-type="float">
            <text:p>9</text:p>
          </table:table-cell>
          <table:table-cell table:formula="of:=FLOOR([.Z$145]*IF([.$E149];0.2;1))-[.$G149]" office:value-type="float" office:value="10" calcext:value-type="float">
            <text:p>10</text:p>
          </table:table-cell>
          <table:table-cell table:formula="of:=FLOOR([.AA$145]*IF([.$E149];0.2;1))-[.$G149]" office:value-type="float" office:value="12" calcext:value-type="float">
            <text:p>12</text:p>
          </table:table-cell>
          <table:table-cell table:formula="of:=FLOOR([.AB$145]*IF([.$E149];0.2;1))-[.$G149]" office:value-type="float" office:value="12" calcext:value-type="float">
            <text:p>12</text:p>
          </table:table-cell>
          <table:table-cell table:formula="of:=FLOOR([.AC$145]*IF([.$E149];0.2;1))-[.$G14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50];[$'EcCo ammo'.$A$6:$'EcCo ammo'.$A$37];[$'EcCo ammo'.F$6:$'EcCo ammo'.F$37])" office:value-type="float" office:value="0" calcext:value-type="float">
            <text:p>0</text:p>
          </table:table-cell>
          <table:table-cell table:formula="of:=LOOKUP([.$B150];[$'EcCo ammo'.$A$6:$'EcCo ammo'.$A$37];[$'EcCo ammo'.H$6:$'EcCo ammo'.H$37])" office:value-type="float" office:value="3" calcext:value-type="float">
            <text:p>3</text:p>
          </table:table-cell>
          <table:table-cell table:formula="of:=LOOKUP([.$B150];[$'EcCo ammo'.$A$6:$'EcCo ammo'.$A$37];[$'EcCo ammo'.I$6:$'EcCo ammo'.I$37])" office:value-type="float" office:value="1" calcext:value-type="float">
            <text:p>1</text:p>
          </table:table-cell>
          <table:table-cell table:formula="of:=LOOKUP([.$B150];[$'EcCo ammo'.$A$6:$'EcCo ammo'.$A$37];[$'EcCo ammo'.J$6:$'EcCo ammo'.J$37])" office:value-type="float" office:value="1" calcext:value-type="float">
            <text:p>1</text:p>
          </table:table-cell>
          <table:table-cell table:formula="of:=[.H150]/[.I150]" office:value-type="float" office:value="1" calcext:value-type="float">
            <text:p>1.00</text:p>
          </table:table-cell>
          <table:table-cell table:formula="of:=ROUND(AVERAGE([.C150];[.D150]))" office:value-type="float" office:value="26" calcext:value-type="float">
            <text:p>26</text:p>
          </table:table-cell>
          <table:table-cell/>
          <table:table-cell table:formula="of:=ROUNDUP(MAX((100-MAX([.M$146]+10*MIN([.AJ150];0);0))*INT(([.$K150]-MAX([.AJ150];0))*[.$J150])/100;0);0)" office:value-type="float" office:value="26" calcext:value-type="float">
            <text:p>26</text:p>
          </table:table-cell>
          <table:table-cell table:formula="of:=ROUNDUP(MAX((100-MAX([.N$146]+10*MIN([.AK150];0);0))*INT(([.$K150]-MAX([.AK150];0))*[.$J150])/100;0);0)" office:value-type="float" office:value="24" calcext:value-type="float">
            <text:p>24</text:p>
          </table:table-cell>
          <table:table-cell table:formula="of:=ROUNDUP(MAX((100-MAX([.O$146]+10*MIN([.AL150];0);0))*INT(([.$K150]-MAX([.AL150];0))*[.$J150])/100;0);0)" office:value-type="float" office:value="26" calcext:value-type="float">
            <text:p>26</text:p>
          </table:table-cell>
          <table:table-cell table:formula="of:=ROUNDUP(MAX((100-MAX([.P$146]+10*MIN([.AM150];0);0))*INT(([.$K150]-MAX([.AM150];0))*[.$J150])/100;0);0)" office:value-type="float" office:value="26" calcext:value-type="float">
            <text:p>26</text:p>
          </table:table-cell>
          <table:table-cell table:formula="of:=ROUNDUP(MAX((100-MAX([.Q$146]+10*MIN([.AN150];0);0))*INT(([.$K150]-MAX([.AN150];0))*[.$J150])/100;0);0)" office:value-type="float" office:value="26" calcext:value-type="float">
            <text:p>26</text:p>
          </table:table-cell>
          <table:table-cell table:formula="of:=ROUNDUP(MAX((100-MAX([.R$146]+10*MIN([.AO150];0);0))*INT(([.$K150]-MAX([.AO150];0))*[.$J150])/100;0);0)" office:value-type="float" office:value="21" calcext:value-type="float">
            <text:p>21</text:p>
          </table:table-cell>
          <table:table-cell table:formula="of:=ROUNDUP(MAX((100-MAX([.S$146]+10*MIN([.AP150];0);0))*INT(([.$K150]-MAX([.AP150];0))*[.$J150])/100;0);0)" office:value-type="float" office:value="26" calcext:value-type="float">
            <text:p>26</text:p>
          </table:table-cell>
          <table:table-cell table:formula="of:=ROUNDUP(MAX((100-MAX([.T$146]+10*MIN([.AQ150];0);0))*INT(([.$K150]-MAX([.AQ150];0))*[.$J150])/100;0);0)" office:value-type="float" office:value="4" calcext:value-type="float">
            <text:p>4</text:p>
          </table:table-cell>
          <table:table-cell table:formula="of:=ROUNDUP(MAX((100-MAX([.U$146]+10*MIN([.AR150];0);0))*INT(([.$K150]-MAX([.AR150];0))*[.$J150])/100;0);0)" office:value-type="float" office:value="26" calcext:value-type="float">
            <text:p>26</text:p>
          </table:table-cell>
          <table:table-cell table:formula="of:=ROUNDUP(MAX((100-MAX([.V$146]+10*MIN([.AS150];0);0))*INT(([.$K150]-MAX([.AS150];0))*[.$J150])/100;0);0)" office:value-type="float" office:value="16" calcext:value-type="float">
            <text:p>16</text:p>
          </table:table-cell>
          <table:table-cell table:formula="of:=ROUNDUP(MAX((100-MAX([.W$146]+10*MIN([.AT150];0);0))*INT(([.$K150]-MAX([.AT150];0))*[.$J150])/100;0);0)" office:value-type="float" office:value="12" calcext:value-type="float">
            <text:p>12</text:p>
          </table:table-cell>
          <table:table-cell table:formula="of:=ROUNDUP(MAX((100-MAX([.X$146]+10*MIN([.AU150];0);0))*INT(([.$K150]-MAX([.AU150];0))*[.$J150])/100;0);0)" office:value-type="float" office:value="10" calcext:value-type="float">
            <text:p>10</text:p>
          </table:table-cell>
          <table:table-cell table:formula="of:=ROUNDUP(MAX((100-MAX([.Y$146]+10*MIN([.AV150];0);0))*INT(([.$K150]-MAX([.AV150];0))*[.$J150])/100;0);0)" office:value-type="float" office:value="11" calcext:value-type="float">
            <text:p>11</text:p>
          </table:table-cell>
          <table:table-cell table:formula="of:=ROUNDUP(MAX((100-MAX([.Z$146]+10*MIN([.AW150];0);0))*INT(([.$K150]-MAX([.AW150];0))*[.$J150])/100;0);0)" office:value-type="float" office:value="10" calcext:value-type="float">
            <text:p>10</text:p>
          </table:table-cell>
          <table:table-cell table:formula="of:=ROUNDUP(MAX((100-MAX([.AA$146]+10*MIN([.AX150];0);0))*INT(([.$K150]-MAX([.AX150];0))*[.$J150])/100;0);0)" office:value-type="float" office:value="6" calcext:value-type="float">
            <text:p>6</text:p>
          </table:table-cell>
          <table:table-cell table:formula="of:=ROUNDUP(MAX((100-MAX([.AB$146]+10*MIN([.AY150];0);0))*INT(([.$K150]-MAX([.AY150];0))*[.$J150])/100;0);0)" office:value-type="float" office:value="5" calcext:value-type="float">
            <text:p>5</text:p>
          </table:table-cell>
          <table:table-cell table:formula="of:=ROUNDUP(MAX((100-MAX([.AC$146]+10*MIN([.AZ150];0);0))*INT(([.$K150]-MAX([.AZ150];0))*[.$J150])/100;0);0)" office:value-type="float" office:value="12" calcext:value-type="float">
            <text:p>12</text:p>
          </table:table-cell>
          <table:table-cell table:number-columns-repeated="6"/>
          <table:table-cell table:formula="of:=FLOOR([.M$145]*IF([.$E150];0.2;1))-[.$G150]" office:value-type="float" office:value="-3" calcext:value-type="float">
            <text:p>-3</text:p>
          </table:table-cell>
          <table:table-cell table:formula="of:=FLOOR([.N$145]*IF([.$E150];0.2;1))-[.$G150]" office:value-type="float" office:value="-3" calcext:value-type="float">
            <text:p>-3</text:p>
          </table:table-cell>
          <table:table-cell table:formula="of:=FLOOR([.O$145]*IF([.$E150];0.2;1))-[.$G150]" office:value-type="float" office:value="-3" calcext:value-type="float">
            <text:p>-3</text:p>
          </table:table-cell>
          <table:table-cell table:formula="of:=FLOOR([.P$145]*IF([.$E150];0.2;1))-[.$G150]" office:value-type="float" office:value="-3" calcext:value-type="float">
            <text:p>-3</text:p>
          </table:table-cell>
          <table:table-cell table:formula="of:=FLOOR([.Q$145]*IF([.$E150];0.2;1))-[.$G150]" office:value-type="float" office:value="-3" calcext:value-type="float">
            <text:p>-3</text:p>
          </table:table-cell>
          <table:table-cell table:formula="of:=FLOOR([.R$145]*IF([.$E150];0.2;1))-[.$G150]" office:value-type="float" office:value="-2" calcext:value-type="float">
            <text:p>-2</text:p>
          </table:table-cell>
          <table:table-cell table:formula="of:=FLOOR([.S$145]*IF([.$E150];0.2;1))-[.$G150]" office:value-type="float" office:value="-3" calcext:value-type="float">
            <text:p>-3</text:p>
          </table:table-cell>
          <table:table-cell table:formula="of:=FLOOR([.T$145]*IF([.$E150];0.2;1))-[.$G150]" office:value-type="float" office:value="9" calcext:value-type="float">
            <text:p>9</text:p>
          </table:table-cell>
          <table:table-cell table:formula="of:=FLOOR([.U$145]*IF([.$E150];0.2;1))-[.$G150]" office:value-type="float" office:value="-2" calcext:value-type="float">
            <text:p>-2</text:p>
          </table:table-cell>
          <table:table-cell table:formula="of:=FLOOR([.V$145]*IF([.$E150];0.2;1))-[.$G150]" office:value-type="float" office:value="-1" calcext:value-type="float">
            <text:p>-1</text:p>
          </table:table-cell>
          <table:table-cell table:formula="of:=FLOOR([.W$145]*IF([.$E150];0.2;1))-[.$G150]" office:value-type="float" office:value="0" calcext:value-type="float">
            <text:p>0</text:p>
          </table:table-cell>
          <table:table-cell table:formula="of:=FLOOR([.X$145]*IF([.$E150];0.2;1))-[.$G150]" office:value-type="float" office:value="3" calcext:value-type="float">
            <text:p>3</text:p>
          </table:table-cell>
          <table:table-cell table:formula="of:=FLOOR([.Y$145]*IF([.$E150];0.2;1))-[.$G150]" office:value-type="float" office:value="9" calcext:value-type="float">
            <text:p>9</text:p>
          </table:table-cell>
          <table:table-cell table:formula="of:=FLOOR([.Z$145]*IF([.$E150];0.2;1))-[.$G150]" office:value-type="float" office:value="10" calcext:value-type="float">
            <text:p>10</text:p>
          </table:table-cell>
          <table:table-cell table:formula="of:=FLOOR([.AA$145]*IF([.$E150];0.2;1))-[.$G150]" office:value-type="float" office:value="12" calcext:value-type="float">
            <text:p>12</text:p>
          </table:table-cell>
          <table:table-cell table:formula="of:=FLOOR([.AB$145]*IF([.$E150];0.2;1))-[.$G150]" office:value-type="float" office:value="12" calcext:value-type="float">
            <text:p>12</text:p>
          </table:table-cell>
          <table:table-cell table:formula="of:=FLOOR([.AC$145]*IF([.$E150];0.2;1))-[.$G15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51];[$'EcCo ammo'.$A$6:$'EcCo ammo'.$A$37];[$'EcCo ammo'.F$6:$'EcCo ammo'.F$37])" office:value-type="float" office:value="0" calcext:value-type="float">
            <text:p>0</text:p>
          </table:table-cell>
          <table:table-cell table:formula="of:=LOOKUP([.$B151];[$'EcCo ammo'.$A$6:$'EcCo ammo'.$A$37];[$'EcCo ammo'.H$6:$'EcCo ammo'.H$37])" office:value-type="float" office:value="3" calcext:value-type="float">
            <text:p>3</text:p>
          </table:table-cell>
          <table:table-cell table:formula="of:=LOOKUP([.$B151];[$'EcCo ammo'.$A$6:$'EcCo ammo'.$A$37];[$'EcCo ammo'.I$6:$'EcCo ammo'.I$37])" office:value-type="float" office:value="1" calcext:value-type="float">
            <text:p>1</text:p>
          </table:table-cell>
          <table:table-cell table:formula="of:=LOOKUP([.$B151];[$'EcCo ammo'.$A$6:$'EcCo ammo'.$A$37];[$'EcCo ammo'.J$6:$'EcCo ammo'.J$37])" office:value-type="float" office:value="1" calcext:value-type="float">
            <text:p>1</text:p>
          </table:table-cell>
          <table:table-cell table:formula="of:=[.H151]/[.I151]" office:value-type="float" office:value="1" calcext:value-type="float">
            <text:p>1.00</text:p>
          </table:table-cell>
          <table:table-cell table:formula="of:=ROUND(AVERAGE([.C151];[.D151]))" office:value-type="float" office:value="39" calcext:value-type="float">
            <text:p>39</text:p>
          </table:table-cell>
          <table:table-cell/>
          <table:table-cell table:formula="of:=ROUNDUP(MAX((100-MAX([.M$146]+10*MIN([.AJ151];0);0))*INT(([.$K151]-MAX([.AJ151];0))*[.$J151])/100;0);0)" office:value-type="float" office:value="39" calcext:value-type="float">
            <text:p>39</text:p>
          </table:table-cell>
          <table:table-cell table:formula="of:=ROUNDUP(MAX((100-MAX([.N$146]+10*MIN([.AK151];0);0))*INT(([.$K151]-MAX([.AK151];0))*[.$J151])/100;0);0)" office:value-type="float" office:value="36" calcext:value-type="float">
            <text:p>36</text:p>
          </table:table-cell>
          <table:table-cell table:formula="of:=ROUNDUP(MAX((100-MAX([.O$146]+10*MIN([.AL151];0);0))*INT(([.$K151]-MAX([.AL151];0))*[.$J151])/100;0);0)" office:value-type="float" office:value="39" calcext:value-type="float">
            <text:p>39</text:p>
          </table:table-cell>
          <table:table-cell table:formula="of:=ROUNDUP(MAX((100-MAX([.P$146]+10*MIN([.AM151];0);0))*INT(([.$K151]-MAX([.AM151];0))*[.$J151])/100;0);0)" office:value-type="float" office:value="39" calcext:value-type="float">
            <text:p>39</text:p>
          </table:table-cell>
          <table:table-cell table:formula="of:=ROUNDUP(MAX((100-MAX([.Q$146]+10*MIN([.AN151];0);0))*INT(([.$K151]-MAX([.AN151];0))*[.$J151])/100;0);0)" office:value-type="float" office:value="39" calcext:value-type="float">
            <text:p>39</text:p>
          </table:table-cell>
          <table:table-cell table:formula="of:=ROUNDUP(MAX((100-MAX([.R$146]+10*MIN([.AO151];0);0))*INT(([.$K151]-MAX([.AO151];0))*[.$J151])/100;0);0)" office:value-type="float" office:value="36" calcext:value-type="float">
            <text:p>36</text:p>
          </table:table-cell>
          <table:table-cell table:formula="of:=ROUNDUP(MAX((100-MAX([.S$146]+10*MIN([.AP151];0);0))*INT(([.$K151]-MAX([.AP151];0))*[.$J151])/100;0);0)" office:value-type="float" office:value="39" calcext:value-type="float">
            <text:p>39</text:p>
          </table:table-cell>
          <table:table-cell table:formula="of:=ROUNDUP(MAX((100-MAX([.T$146]+10*MIN([.AQ151];0);0))*INT(([.$K151]-MAX([.AQ151];0))*[.$J151])/100;0);0)" office:value-type="float" office:value="12" calcext:value-type="float">
            <text:p>12</text:p>
          </table:table-cell>
          <table:table-cell table:formula="of:=ROUNDUP(MAX((100-MAX([.U$146]+10*MIN([.AR151];0);0))*INT(([.$K151]-MAX([.AR151];0))*[.$J151])/100;0);0)" office:value-type="float" office:value="39" calcext:value-type="float">
            <text:p>39</text:p>
          </table:table-cell>
          <table:table-cell table:formula="of:=ROUNDUP(MAX((100-MAX([.V$146]+10*MIN([.AS151];0);0))*INT(([.$K151]-MAX([.AS151];0))*[.$J151])/100;0);0)" office:value-type="float" office:value="32" calcext:value-type="float">
            <text:p>32</text:p>
          </table:table-cell>
          <table:table-cell table:formula="of:=ROUNDUP(MAX((100-MAX([.W$146]+10*MIN([.AT151];0);0))*INT(([.$K151]-MAX([.AT151];0))*[.$J151])/100;0);0)" office:value-type="float" office:value="30" calcext:value-type="float">
            <text:p>30</text:p>
          </table:table-cell>
          <table:table-cell table:formula="of:=ROUNDUP(MAX((100-MAX([.X$146]+10*MIN([.AU151];0);0))*INT(([.$K151]-MAX([.AU151];0))*[.$J151])/100;0);0)" office:value-type="float" office:value="24" calcext:value-type="float">
            <text:p>24</text:p>
          </table:table-cell>
          <table:table-cell table:formula="of:=ROUNDUP(MAX((100-MAX([.Y$146]+10*MIN([.AV151];0);0))*INT(([.$K151]-MAX([.AV151];0))*[.$J151])/100;0);0)" office:value-type="float" office:value="28" calcext:value-type="float">
            <text:p>28</text:p>
          </table:table-cell>
          <table:table-cell table:formula="of:=ROUNDUP(MAX((100-MAX([.Z$146]+10*MIN([.AW151];0);0))*INT(([.$K151]-MAX([.AW151];0))*[.$J151])/100;0);0)" office:value-type="float" office:value="28" calcext:value-type="float">
            <text:p>28</text:p>
          </table:table-cell>
          <table:table-cell table:formula="of:=ROUNDUP(MAX((100-MAX([.AA$146]+10*MIN([.AX151];0);0))*INT(([.$K151]-MAX([.AX151];0))*[.$J151])/100;0);0)" office:value-type="float" office:value="16" calcext:value-type="float">
            <text:p>16</text:p>
          </table:table-cell>
          <table:table-cell table:formula="of:=ROUNDUP(MAX((100-MAX([.AB$146]+10*MIN([.AY151];0);0))*INT(([.$K151]-MAX([.AY151];0))*[.$J151])/100;0);0)" office:value-type="float" office:value="14" calcext:value-type="float">
            <text:p>14</text:p>
          </table:table-cell>
          <table:table-cell table:formula="of:=ROUNDUP(MAX((100-MAX([.AC$146]+10*MIN([.AZ151];0);0))*INT(([.$K151]-MAX([.AZ151];0))*[.$J151])/100;0);0)" office:value-type="float" office:value="32" calcext:value-type="float">
            <text:p>32</text:p>
          </table:table-cell>
          <table:table-cell table:number-columns-repeated="6"/>
          <table:table-cell table:formula="of:=FLOOR([.M$145]*IF([.$E151];0.2;1))-[.$G151]" office:value-type="float" office:value="-3" calcext:value-type="float">
            <text:p>-3</text:p>
          </table:table-cell>
          <table:table-cell table:formula="of:=FLOOR([.N$145]*IF([.$E151];0.2;1))-[.$G151]" office:value-type="float" office:value="-3" calcext:value-type="float">
            <text:p>-3</text:p>
          </table:table-cell>
          <table:table-cell table:formula="of:=FLOOR([.O$145]*IF([.$E151];0.2;1))-[.$G151]" office:value-type="float" office:value="-3" calcext:value-type="float">
            <text:p>-3</text:p>
          </table:table-cell>
          <table:table-cell table:formula="of:=FLOOR([.P$145]*IF([.$E151];0.2;1))-[.$G151]" office:value-type="float" office:value="-3" calcext:value-type="float">
            <text:p>-3</text:p>
          </table:table-cell>
          <table:table-cell table:formula="of:=FLOOR([.Q$145]*IF([.$E151];0.2;1))-[.$G151]" office:value-type="float" office:value="-3" calcext:value-type="float">
            <text:p>-3</text:p>
          </table:table-cell>
          <table:table-cell table:formula="of:=FLOOR([.R$145]*IF([.$E151];0.2;1))-[.$G151]" office:value-type="float" office:value="-3" calcext:value-type="float">
            <text:p>-3</text:p>
          </table:table-cell>
          <table:table-cell table:formula="of:=FLOOR([.S$145]*IF([.$E151];0.2;1))-[.$G151]" office:value-type="float" office:value="-3" calcext:value-type="float">
            <text:p>-3</text:p>
          </table:table-cell>
          <table:table-cell table:formula="of:=FLOOR([.T$145]*IF([.$E151];0.2;1))-[.$G151]" office:value-type="float" office:value="-1" calcext:value-type="float">
            <text:p>-1</text:p>
          </table:table-cell>
          <table:table-cell table:formula="of:=FLOOR([.U$145]*IF([.$E151];0.2;1))-[.$G151]" office:value-type="float" office:value="-3" calcext:value-type="float">
            <text:p>-3</text:p>
          </table:table-cell>
          <table:table-cell table:formula="of:=FLOOR([.V$145]*IF([.$E151];0.2;1))-[.$G151]" office:value-type="float" office:value="-3" calcext:value-type="float">
            <text:p>-3</text:p>
          </table:table-cell>
          <table:table-cell table:formula="of:=FLOOR([.W$145]*IF([.$E151];0.2;1))-[.$G151]" office:value-type="float" office:value="-3" calcext:value-type="float">
            <text:p>-3</text:p>
          </table:table-cell>
          <table:table-cell table:formula="of:=FLOOR([.X$145]*IF([.$E151];0.2;1))-[.$G151]" office:value-type="float" office:value="-2" calcext:value-type="float">
            <text:p>-2</text:p>
          </table:table-cell>
          <table:table-cell table:formula="of:=FLOOR([.Y$145]*IF([.$E151];0.2;1))-[.$G151]" office:value-type="float" office:value="-1" calcext:value-type="float">
            <text:p>-1</text:p>
          </table:table-cell>
          <table:table-cell table:formula="of:=FLOOR([.Z$145]*IF([.$E151];0.2;1))-[.$G151]" office:value-type="float" office:value="-1" calcext:value-type="float">
            <text:p>-1</text:p>
          </table:table-cell>
          <table:table-cell table:formula="of:=FLOOR([.AA$145]*IF([.$E151];0.2;1))-[.$G151]" office:value-type="float" office:value="0" calcext:value-type="float">
            <text:p>0</text:p>
          </table:table-cell>
          <table:table-cell table:formula="of:=FLOOR([.AB$145]*IF([.$E151];0.2;1))-[.$G151]" office:value-type="float" office:value="0" calcext:value-type="float">
            <text:p>0</text:p>
          </table:table-cell>
          <table:table-cell table:formula="of:=FLOOR([.AC$145]*IF([.$E151];0.2;1))-[.$G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52];[$'EcCo ammo'.$A$6:$'EcCo ammo'.$A$37];[$'EcCo ammo'.F$6:$'EcCo ammo'.F$37])" office:value-type="float" office:value="0" calcext:value-type="float">
            <text:p>0</text:p>
          </table:table-cell>
          <table:table-cell table:formula="of:=LOOKUP([.$B152];[$'EcCo ammo'.$A$6:$'EcCo ammo'.$A$37];[$'EcCo ammo'.H$6:$'EcCo ammo'.H$37])" office:value-type="float" office:value="3" calcext:value-type="float">
            <text:p>3</text:p>
          </table:table-cell>
          <table:table-cell table:formula="of:=LOOKUP([.$B152];[$'EcCo ammo'.$A$6:$'EcCo ammo'.$A$37];[$'EcCo ammo'.I$6:$'EcCo ammo'.I$37])" office:value-type="float" office:value="1" calcext:value-type="float">
            <text:p>1</text:p>
          </table:table-cell>
          <table:table-cell table:formula="of:=LOOKUP([.$B152];[$'EcCo ammo'.$A$6:$'EcCo ammo'.$A$37];[$'EcCo ammo'.J$6:$'EcCo ammo'.J$37])" office:value-type="float" office:value="1" calcext:value-type="float">
            <text:p>1</text:p>
          </table:table-cell>
          <table:table-cell table:formula="of:=[.H152]/[.I152]" office:value-type="float" office:value="1" calcext:value-type="float">
            <text:p>1.00</text:p>
          </table:table-cell>
          <table:table-cell table:formula="of:=ROUND(AVERAGE([.C152];[.D152]))" office:value-type="float" office:value="60" calcext:value-type="float">
            <text:p>60</text:p>
          </table:table-cell>
          <table:table-cell/>
          <table:table-cell table:formula="of:=ROUNDUP(MAX((100-MAX([.M$146]+10*MIN([.AJ152];0);0))*INT(([.$K152]-MAX([.AJ152];0))*[.$J152])/100;0);0)" office:value-type="float" office:value="60" calcext:value-type="float">
            <text:p>60</text:p>
          </table:table-cell>
          <table:table-cell table:formula="of:=ROUNDUP(MAX((100-MAX([.N$146]+10*MIN([.AK152];0);0))*INT(([.$K152]-MAX([.AK152];0))*[.$J152])/100;0);0)" office:value-type="float" office:value="54" calcext:value-type="float">
            <text:p>54</text:p>
          </table:table-cell>
          <table:table-cell table:formula="of:=ROUNDUP(MAX((100-MAX([.O$146]+10*MIN([.AL152];0);0))*INT(([.$K152]-MAX([.AL152];0))*[.$J152])/100;0);0)" office:value-type="float" office:value="60" calcext:value-type="float">
            <text:p>60</text:p>
          </table:table-cell>
          <table:table-cell table:formula="of:=ROUNDUP(MAX((100-MAX([.P$146]+10*MIN([.AM152];0);0))*INT(([.$K152]-MAX([.AM152];0))*[.$J152])/100;0);0)" office:value-type="float" office:value="60" calcext:value-type="float">
            <text:p>60</text:p>
          </table:table-cell>
          <table:table-cell table:formula="of:=ROUNDUP(MAX((100-MAX([.Q$146]+10*MIN([.AN152];0);0))*INT(([.$K152]-MAX([.AN152];0))*[.$J152])/100;0);0)" office:value-type="float" office:value="60" calcext:value-type="float">
            <text:p>60</text:p>
          </table:table-cell>
          <table:table-cell table:formula="of:=ROUNDUP(MAX((100-MAX([.R$146]+10*MIN([.AO152];0);0))*INT(([.$K152]-MAX([.AO152];0))*[.$J152])/100;0);0)" office:value-type="float" office:value="48" calcext:value-type="float">
            <text:p>48</text:p>
          </table:table-cell>
          <table:table-cell table:formula="of:=ROUNDUP(MAX((100-MAX([.S$146]+10*MIN([.AP152];0);0))*INT(([.$K152]-MAX([.AP152];0))*[.$J152])/100;0);0)" office:value-type="float" office:value="60" calcext:value-type="float">
            <text:p>60</text:p>
          </table:table-cell>
          <table:table-cell table:formula="of:=ROUNDUP(MAX((100-MAX([.T$146]+10*MIN([.AQ152];0);0))*INT(([.$K152]-MAX([.AQ152];0))*[.$J152])/100;0);0)" office:value-type="float" office:value="11" calcext:value-type="float">
            <text:p>11</text:p>
          </table:table-cell>
          <table:table-cell table:formula="of:=ROUNDUP(MAX((100-MAX([.U$146]+10*MIN([.AR152];0);0))*INT(([.$K152]-MAX([.AR152];0))*[.$J152])/100;0);0)" office:value-type="float" office:value="60" calcext:value-type="float">
            <text:p>60</text:p>
          </table:table-cell>
          <table:table-cell table:formula="of:=ROUNDUP(MAX((100-MAX([.V$146]+10*MIN([.AS152];0);0))*INT(([.$K152]-MAX([.AS152];0))*[.$J152])/100;0);0)" office:value-type="float" office:value="36" calcext:value-type="float">
            <text:p>36</text:p>
          </table:table-cell>
          <table:table-cell table:formula="of:=ROUNDUP(MAX((100-MAX([.W$146]+10*MIN([.AT152];0);0))*INT(([.$K152]-MAX([.AT152];0))*[.$J152])/100;0);0)" office:value-type="float" office:value="27" calcext:value-type="float">
            <text:p>27</text:p>
          </table:table-cell>
          <table:table-cell table:formula="of:=ROUNDUP(MAX((100-MAX([.X$146]+10*MIN([.AU152];0);0))*INT(([.$K152]-MAX([.AU152];0))*[.$J152])/100;0);0)" office:value-type="float" office:value="23" calcext:value-type="float">
            <text:p>23</text:p>
          </table:table-cell>
          <table:table-cell table:formula="of:=ROUNDUP(MAX((100-MAX([.Y$146]+10*MIN([.AV152];0);0))*INT(([.$K152]-MAX([.AV152];0))*[.$J152])/100;0);0)" office:value-type="float" office:value="31" calcext:value-type="float">
            <text:p>31</text:p>
          </table:table-cell>
          <table:table-cell table:formula="of:=ROUNDUP(MAX((100-MAX([.Z$146]+10*MIN([.AW152];0);0))*INT(([.$K152]-MAX([.AW152];0))*[.$J152])/100;0);0)" office:value-type="float" office:value="30" calcext:value-type="float">
            <text:p>30</text:p>
          </table:table-cell>
          <table:table-cell table:formula="of:=ROUNDUP(MAX((100-MAX([.AA$146]+10*MIN([.AX152];0);0))*INT(([.$K152]-MAX([.AX152];0))*[.$J152])/100;0);0)" office:value-type="float" office:value="20" calcext:value-type="float">
            <text:p>20</text:p>
          </table:table-cell>
          <table:table-cell table:formula="of:=ROUNDUP(MAX((100-MAX([.AB$146]+10*MIN([.AY152];0);0))*INT(([.$K152]-MAX([.AY152];0))*[.$J152])/100;0);0)" office:value-type="float" office:value="17" calcext:value-type="float">
            <text:p>17</text:p>
          </table:table-cell>
          <table:table-cell table:formula="of:=ROUNDUP(MAX((100-MAX([.AC$146]+10*MIN([.AZ152];0);0))*INT(([.$K152]-MAX([.AZ152];0))*[.$J152])/100;0);0)" office:value-type="float" office:value="39" calcext:value-type="float">
            <text:p>39</text:p>
          </table:table-cell>
          <table:table-cell table:number-columns-repeated="6"/>
          <table:table-cell table:formula="of:=FLOOR([.M$145]*IF([.$E152];0.2;1))-[.$G152]" office:value-type="float" office:value="-3" calcext:value-type="float">
            <text:p>-3</text:p>
          </table:table-cell>
          <table:table-cell table:formula="of:=FLOOR([.N$145]*IF([.$E152];0.2;1))-[.$G152]" office:value-type="float" office:value="-3" calcext:value-type="float">
            <text:p>-3</text:p>
          </table:table-cell>
          <table:table-cell table:formula="of:=FLOOR([.O$145]*IF([.$E152];0.2;1))-[.$G152]" office:value-type="float" office:value="-3" calcext:value-type="float">
            <text:p>-3</text:p>
          </table:table-cell>
          <table:table-cell table:formula="of:=FLOOR([.P$145]*IF([.$E152];0.2;1))-[.$G152]" office:value-type="float" office:value="-3" calcext:value-type="float">
            <text:p>-3</text:p>
          </table:table-cell>
          <table:table-cell table:formula="of:=FLOOR([.Q$145]*IF([.$E152];0.2;1))-[.$G152]" office:value-type="float" office:value="-3" calcext:value-type="float">
            <text:p>-3</text:p>
          </table:table-cell>
          <table:table-cell table:formula="of:=FLOOR([.R$145]*IF([.$E152];0.2;1))-[.$G152]" office:value-type="float" office:value="-2" calcext:value-type="float">
            <text:p>-2</text:p>
          </table:table-cell>
          <table:table-cell table:formula="of:=FLOOR([.S$145]*IF([.$E152];0.2;1))-[.$G152]" office:value-type="float" office:value="-3" calcext:value-type="float">
            <text:p>-3</text:p>
          </table:table-cell>
          <table:table-cell table:formula="of:=FLOOR([.T$145]*IF([.$E152];0.2;1))-[.$G152]" office:value-type="float" office:value="9" calcext:value-type="float">
            <text:p>9</text:p>
          </table:table-cell>
          <table:table-cell table:formula="of:=FLOOR([.U$145]*IF([.$E152];0.2;1))-[.$G152]" office:value-type="float" office:value="-2" calcext:value-type="float">
            <text:p>-2</text:p>
          </table:table-cell>
          <table:table-cell table:formula="of:=FLOOR([.V$145]*IF([.$E152];0.2;1))-[.$G152]" office:value-type="float" office:value="-1" calcext:value-type="float">
            <text:p>-1</text:p>
          </table:table-cell>
          <table:table-cell table:formula="of:=FLOOR([.W$145]*IF([.$E152];0.2;1))-[.$G152]" office:value-type="float" office:value="0" calcext:value-type="float">
            <text:p>0</text:p>
          </table:table-cell>
          <table:table-cell table:formula="of:=FLOOR([.X$145]*IF([.$E152];0.2;1))-[.$G152]" office:value-type="float" office:value="3" calcext:value-type="float">
            <text:p>3</text:p>
          </table:table-cell>
          <table:table-cell table:formula="of:=FLOOR([.Y$145]*IF([.$E152];0.2;1))-[.$G152]" office:value-type="float" office:value="9" calcext:value-type="float">
            <text:p>9</text:p>
          </table:table-cell>
          <table:table-cell table:formula="of:=FLOOR([.Z$145]*IF([.$E152];0.2;1))-[.$G152]" office:value-type="float" office:value="10" calcext:value-type="float">
            <text:p>10</text:p>
          </table:table-cell>
          <table:table-cell table:formula="of:=FLOOR([.AA$145]*IF([.$E152];0.2;1))-[.$G152]" office:value-type="float" office:value="12" calcext:value-type="float">
            <text:p>12</text:p>
          </table:table-cell>
          <table:table-cell table:formula="of:=FLOOR([.AB$145]*IF([.$E152];0.2;1))-[.$G152]" office:value-type="float" office:value="12" calcext:value-type="float">
            <text:p>12</text:p>
          </table:table-cell>
          <table:table-cell table:formula="of:=FLOOR([.AC$145]*IF([.$E152];0.2;1))-[.$G15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53];[$'EcCo ammo'.$A$6:$'EcCo ammo'.$A$37];[$'EcCo ammo'.F$6:$'EcCo ammo'.F$37])" office:value-type="float" office:value="0" calcext:value-type="float">
            <text:p>0</text:p>
          </table:table-cell>
          <table:table-cell table:formula="of:=LOOKUP([.$B153];[$'EcCo ammo'.$A$6:$'EcCo ammo'.$A$37];[$'EcCo ammo'.H$6:$'EcCo ammo'.H$37])" office:value-type="float" office:value="6" calcext:value-type="float">
            <text:p>6</text:p>
          </table:table-cell>
          <table:table-cell table:formula="of:=LOOKUP([.$B153];[$'EcCo ammo'.$A$6:$'EcCo ammo'.$A$37];[$'EcCo ammo'.I$6:$'EcCo ammo'.I$37])" office:value-type="float" office:value="1" calcext:value-type="float">
            <text:p>1</text:p>
          </table:table-cell>
          <table:table-cell table:formula="of:=LOOKUP([.$B153];[$'EcCo ammo'.$A$6:$'EcCo ammo'.$A$37];[$'EcCo ammo'.J$6:$'EcCo ammo'.J$37])" office:value-type="float" office:value="1" calcext:value-type="float">
            <text:p>1</text:p>
          </table:table-cell>
          <table:table-cell table:formula="of:=[.H153]/[.I153]" office:value-type="float" office:value="1" calcext:value-type="float">
            <text:p>1.00</text:p>
          </table:table-cell>
          <table:table-cell table:formula="of:=ROUND(AVERAGE([.C153];[.D153]))" office:value-type="float" office:value="66" calcext:value-type="float">
            <text:p>66</text:p>
          </table:table-cell>
          <table:table-cell/>
          <table:table-cell table:formula="of:=ROUNDUP(MAX((100-MAX([.M$146]+10*MIN([.AJ153];0);0))*INT(([.$K153]-MAX([.AJ153];0))*[.$J153])/100;0);0)" office:value-type="float" office:value="66" calcext:value-type="float">
            <text:p>66</text:p>
          </table:table-cell>
          <table:table-cell table:formula="of:=ROUNDUP(MAX((100-MAX([.N$146]+10*MIN([.AK153];0);0))*INT(([.$K153]-MAX([.AK153];0))*[.$J153])/100;0);0)" office:value-type="float" office:value="66" calcext:value-type="float">
            <text:p>66</text:p>
          </table:table-cell>
          <table:table-cell table:formula="of:=ROUNDUP(MAX((100-MAX([.O$146]+10*MIN([.AL153];0);0))*INT(([.$K153]-MAX([.AL153];0))*[.$J153])/100;0);0)" office:value-type="float" office:value="66" calcext:value-type="float">
            <text:p>66</text:p>
          </table:table-cell>
          <table:table-cell table:formula="of:=ROUNDUP(MAX((100-MAX([.P$146]+10*MIN([.AM153];0);0))*INT(([.$K153]-MAX([.AM153];0))*[.$J153])/100;0);0)" office:value-type="float" office:value="66" calcext:value-type="float">
            <text:p>66</text:p>
          </table:table-cell>
          <table:table-cell table:formula="of:=ROUNDUP(MAX((100-MAX([.Q$146]+10*MIN([.AN153];0);0))*INT(([.$K153]-MAX([.AN153];0))*[.$J153])/100;0);0)" office:value-type="float" office:value="66" calcext:value-type="float">
            <text:p>66</text:p>
          </table:table-cell>
          <table:table-cell table:formula="of:=ROUNDUP(MAX((100-MAX([.R$146]+10*MIN([.AO153];0);0))*INT(([.$K153]-MAX([.AO153];0))*[.$J153])/100;0);0)" office:value-type="float" office:value="66" calcext:value-type="float">
            <text:p>66</text:p>
          </table:table-cell>
          <table:table-cell table:formula="of:=ROUNDUP(MAX((100-MAX([.S$146]+10*MIN([.AP153];0);0))*INT(([.$K153]-MAX([.AP153];0))*[.$J153])/100;0);0)" office:value-type="float" office:value="66" calcext:value-type="float">
            <text:p>66</text:p>
          </table:table-cell>
          <table:table-cell table:formula="of:=ROUNDUP(MAX((100-MAX([.T$146]+10*MIN([.AQ153];0);0))*INT(([.$K153]-MAX([.AQ153];0))*[.$J153])/100;0);0)" office:value-type="float" office:value="40" calcext:value-type="float">
            <text:p>40</text:p>
          </table:table-cell>
          <table:table-cell table:formula="of:=ROUNDUP(MAX((100-MAX([.U$146]+10*MIN([.AR153];0);0))*INT(([.$K153]-MAX([.AR153];0))*[.$J153])/100;0);0)" office:value-type="float" office:value="66" calcext:value-type="float">
            <text:p>66</text:p>
          </table:table-cell>
          <table:table-cell table:formula="of:=ROUNDUP(MAX((100-MAX([.V$146]+10*MIN([.AS153];0);0))*INT(([.$K153]-MAX([.AS153];0))*[.$J153])/100;0);0)" office:value-type="float" office:value="66" calcext:value-type="float">
            <text:p>66</text:p>
          </table:table-cell>
          <table:table-cell table:formula="of:=ROUNDUP(MAX((100-MAX([.W$146]+10*MIN([.AT153];0);0))*INT(([.$K153]-MAX([.AT153];0))*[.$J153])/100;0);0)" office:value-type="float" office:value="66" calcext:value-type="float">
            <text:p>66</text:p>
          </table:table-cell>
          <table:table-cell table:formula="of:=ROUNDUP(MAX((100-MAX([.X$146]+10*MIN([.AU153];0);0))*INT(([.$K153]-MAX([.AU153];0))*[.$J153])/100;0);0)" office:value-type="float" office:value="60" calcext:value-type="float">
            <text:p>60</text:p>
          </table:table-cell>
          <table:table-cell table:formula="of:=ROUNDUP(MAX((100-MAX([.Y$146]+10*MIN([.AV153];0);0))*INT(([.$K153]-MAX([.AV153];0))*[.$J153])/100;0);0)" office:value-type="float" office:value="66" calcext:value-type="float">
            <text:p>66</text:p>
          </table:table-cell>
          <table:table-cell table:formula="of:=ROUNDUP(MAX((100-MAX([.Z$146]+10*MIN([.AW153];0);0))*INT(([.$K153]-MAX([.AW153];0))*[.$J153])/100;0);0)" office:value-type="float" office:value="66" calcext:value-type="float">
            <text:p>66</text:p>
          </table:table-cell>
          <table:table-cell table:formula="of:=ROUNDUP(MAX((100-MAX([.AA$146]+10*MIN([.AX153];0);0))*INT(([.$K153]-MAX([.AX153];0))*[.$J153])/100;0);0)" office:value-type="float" office:value="47" calcext:value-type="float">
            <text:p>47</text:p>
          </table:table-cell>
          <table:table-cell table:formula="of:=ROUNDUP(MAX((100-MAX([.AB$146]+10*MIN([.AY153];0);0))*INT(([.$K153]-MAX([.AY153];0))*[.$J153])/100;0);0)" office:value-type="float" office:value="43" calcext:value-type="float">
            <text:p>43</text:p>
          </table:table-cell>
          <table:table-cell table:formula="of:=ROUNDUP(MAX((100-MAX([.AC$146]+10*MIN([.AZ153];0);0))*INT(([.$K153]-MAX([.AZ153];0))*[.$J153])/100;0);0)" office:value-type="float" office:value="66" calcext:value-type="float">
            <text:p>66</text:p>
          </table:table-cell>
          <table:table-cell table:number-columns-repeated="6"/>
          <table:table-cell table:formula="of:=FLOOR([.M$145]*IF([.$E153];0.2;1))-[.$G153]" office:value-type="float" office:value="-6" calcext:value-type="float">
            <text:p>-6</text:p>
          </table:table-cell>
          <table:table-cell table:formula="of:=FLOOR([.N$145]*IF([.$E153];0.2;1))-[.$G153]" office:value-type="float" office:value="-6" calcext:value-type="float">
            <text:p>-6</text:p>
          </table:table-cell>
          <table:table-cell table:formula="of:=FLOOR([.O$145]*IF([.$E153];0.2;1))-[.$G153]" office:value-type="float" office:value="-6" calcext:value-type="float">
            <text:p>-6</text:p>
          </table:table-cell>
          <table:table-cell table:formula="of:=FLOOR([.P$145]*IF([.$E153];0.2;1))-[.$G153]" office:value-type="float" office:value="-6" calcext:value-type="float">
            <text:p>-6</text:p>
          </table:table-cell>
          <table:table-cell table:formula="of:=FLOOR([.Q$145]*IF([.$E153];0.2;1))-[.$G153]" office:value-type="float" office:value="-6" calcext:value-type="float">
            <text:p>-6</text:p>
          </table:table-cell>
          <table:table-cell table:formula="of:=FLOOR([.R$145]*IF([.$E153];0.2;1))-[.$G153]" office:value-type="float" office:value="-6" calcext:value-type="float">
            <text:p>-6</text:p>
          </table:table-cell>
          <table:table-cell table:formula="of:=FLOOR([.S$145]*IF([.$E153];0.2;1))-[.$G153]" office:value-type="float" office:value="-6" calcext:value-type="float">
            <text:p>-6</text:p>
          </table:table-cell>
          <table:table-cell table:formula="of:=FLOOR([.T$145]*IF([.$E153];0.2;1))-[.$G153]" office:value-type="float" office:value="-4" calcext:value-type="float">
            <text:p>-4</text:p>
          </table:table-cell>
          <table:table-cell table:formula="of:=FLOOR([.U$145]*IF([.$E153];0.2;1))-[.$G153]" office:value-type="float" office:value="-6" calcext:value-type="float">
            <text:p>-6</text:p>
          </table:table-cell>
          <table:table-cell table:formula="of:=FLOOR([.V$145]*IF([.$E153];0.2;1))-[.$G153]" office:value-type="float" office:value="-6" calcext:value-type="float">
            <text:p>-6</text:p>
          </table:table-cell>
          <table:table-cell table:formula="of:=FLOOR([.W$145]*IF([.$E153];0.2;1))-[.$G153]" office:value-type="float" office:value="-6" calcext:value-type="float">
            <text:p>-6</text:p>
          </table:table-cell>
          <table:table-cell table:formula="of:=FLOOR([.X$145]*IF([.$E153];0.2;1))-[.$G153]" office:value-type="float" office:value="-5" calcext:value-type="float">
            <text:p>-5</text:p>
          </table:table-cell>
          <table:table-cell table:formula="of:=FLOOR([.Y$145]*IF([.$E153];0.2;1))-[.$G153]" office:value-type="float" office:value="-4" calcext:value-type="float">
            <text:p>-4</text:p>
          </table:table-cell>
          <table:table-cell table:formula="of:=FLOOR([.Z$145]*IF([.$E153];0.2;1))-[.$G153]" office:value-type="float" office:value="-4" calcext:value-type="float">
            <text:p>-4</text:p>
          </table:table-cell>
          <table:table-cell table:formula="of:=FLOOR([.AA$145]*IF([.$E153];0.2;1))-[.$G153]" office:value-type="float" office:value="-3" calcext:value-type="float">
            <text:p>-3</text:p>
          </table:table-cell>
          <table:table-cell table:formula="of:=FLOOR([.AB$145]*IF([.$E153];0.2;1))-[.$G153]" office:value-type="float" office:value="-3" calcext:value-type="float">
            <text:p>-3</text:p>
          </table:table-cell>
          <table:table-cell table:formula="of:=FLOOR([.AC$145]*IF([.$E153];0.2;1))-[.$G153]" office:value-type="float" office:value="-3" calcext:value-type="float">
            <text:p>-3</text:p>
          </table:table-cell>
          <table:table-cell table:number-columns-repeated="3"/>
        </table:table-row>
      </table:table>
      <table:table table:name="EcCo dmg (Burn's formula)" table:style-name="ta1">
        <table:table-column table:style-name="co1" table:default-cell-style-name="Default"/>
        <table:table-column table:style-name="co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ce2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3" table:number-columns-repeated="17" table:default-cell-style-name="Default"/>
        <table:table-column table:style-name="co34" table:number-columns-repeated="2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17" table:default-cell-style-name="Default"/>
        <table:table-column table:style-name="co39" table:number-columns-repeated="3" table:default-cell-style-name="Default"/>
        <table:table-row table:style-name="ro1">
          <table:table-cell table:number-columns-repeated="12"/>
          <table:table-cell table:style-name="ce24" office:value-type="string" calcext:value-type="string" table:number-columns-spanned="14" table:number-rows-spanned="1">
            <text:p>NORMAL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12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/>
          <table:table-cell table:number-columns-repeated="3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3"/>
        </table:table-row>
        <table:table-row table:style-name="ro4">
          <table:table-cell table:number-columns-repeated="12"/>
          <table:table-cell table:style-name="ce33" table:formula="of:=OFFSET([$'EcCo Armor'.$A$2];[.M$2];0)" office:value-type="string" office:string-value="None" calcext:value-type="string">
            <text:p>None</text:p>
          </table:table-cell>
          <table:table-cell table:style-name="ce33" table:formula="of:=OFFSET([$'EcCo Armor'.$A$2];[.N$2];0)" office:value-type="string" office:string-value="Robes" calcext:value-type="string">
            <text:p>Robes</text:p>
          </table:table-cell>
          <table:table-cell table:style-name="ce33" table:formula="of:=OFFSET([$'EcCo Armor'.$A$2];[.O$2];0)" office:value-type="string" office:string-value="Leather Jacket" calcext:value-type="string">
            <text:p>Leather Jacket</text:p>
          </table:table-cell>
          <table:table-cell table:style-name="ce33" table:formula="of:=OFFSET([$'EcCo Armor'.$A$2];[.P$2];0)" office:value-type="string" office:string-value="Leather Armor" calcext:value-type="string">
            <text:p>Leather Armor</text:p>
          </table:table-cell>
          <table:table-cell table:style-name="ce33" table:formula="of:=OFFSET([$'EcCo Armor'.$A$2];[.Q$2];0)" office:value-type="string" office:string-value="Comb Lth. Jack" calcext:value-type="string">
            <text:p>Comb Lth. Jack</text:p>
          </table:table-cell>
          <table:table-cell table:style-name="ce33" table:formula="of:=OFFSET([$'EcCo Armor'.$A$2];[.R$2];0)" office:value-type="string" office:string-value="Leather MkII" calcext:value-type="string">
            <text:p>Leather MkII</text:p>
          </table:table-cell>
          <table:table-cell table:style-name="ce33" table:formula="of:=OFFSET([$'EcCo Armor'.$A$2];[.S$2];0)" office:value-type="string" office:string-value="Metal Armor" calcext:value-type="string">
            <text:p>Metal Armor</text:p>
          </table:table-cell>
          <table:table-cell table:style-name="ce33" table:formula="of:=OFFSET([$'EcCo Armor'.$A$2];[.T$2];0)" office:value-type="string" office:string-value="Tesla Armor" calcext:value-type="string">
            <text:p>Tesla Armor</text:p>
          </table:table-cell>
          <table:table-cell table:style-name="ce33" table:formula="of:=OFFSET([$'EcCo Armor'.$A$2];[.U$2];0)" office:value-type="string" office:string-value="Metal MkII" calcext:value-type="string">
            <text:p>Metal MkII</text:p>
          </table:table-cell>
          <table:table-cell table:style-name="ce33" table:formula="of:=OFFSET([$'EcCo Armor'.$A$2];[.V$2];0)" office:value-type="string" office:string-value="Combat Armor" calcext:value-type="string">
            <text:p>Combat Armor</text:p>
          </table:table-cell>
          <table:table-cell table:style-name="ce33" table:formula="of:=OFFSET([$'EcCo Armor'.$A$2];[.W$2];0)" office:value-type="string" office:string-value="Combat MkII" calcext:value-type="string">
            <text:p>Combat MkII</text:p>
          </table:table-cell>
          <table:table-cell table:style-name="ce33" table:formula="of:=OFFSET([$'EcCo Armor'.$A$2];[.X$2];0)" office:value-type="string" office:string-value="Brotherhood" calcext:value-type="string">
            <text:p>Brotherhood</text:p>
          </table:table-cell>
          <table:table-cell table:style-name="ce33" table:formula="of:=OFFSET([$'EcCo Armor'.$A$2];[.Y$2];0)" office:value-type="string" office:string-value="Power Armor" calcext:value-type="string">
            <text:p>Power Armor</text:p>
          </table:table-cell>
          <table:table-cell table:style-name="ce33" table:formula="of:=OFFSET([$'EcCo Armor'.$A$2];[.Z$2];0)" office:value-type="string" office:string-value="Hard. Power" calcext:value-type="string">
            <text:p>Hard. Power</text:p>
          </table:table-cell>
          <table:table-cell table:style-name="ce33" table:formula="of:=OFFSET([$'EcCo Armor'.$A$2];[.AA$2];0)" office:value-type="string" office:string-value="Adv. Power" calcext:value-type="string">
            <text:p>Adv. Power</text:p>
          </table:table-cell>
          <table:table-cell table:style-name="ce33" table:formula="of:=OFFSET([$'EcCo Armor'.$A$2];[.AB$2];0)" office:value-type="string" office:string-value="Adv. Power MKII" calcext:value-type="string">
            <text:p>Adv. Power MKII</text:p>
          </table:table-cell>
          <table:table-cell table:style-name="ce33" table:formula="of:=OFFSET([$'EcCo Armor'.$A$2];[.AC$2];0)" office:value-type="string" office:string-value="Frank Horrigan" calcext:value-type="string">
            <text:p>Frank Horrigan</text:p>
          </table:table-cell>
          <table:table-cell table:style-name="ce33" table:number-columns-repeated="3"/>
          <table:table-cell table:number-columns-repeated="3"/>
          <table:table-cell table:style-name="ce26" office:value-type="string" calcext:value-type="string" table:number-columns-spanned="5" table:number-rows-spanned="1">
            <text:p>Effective DT</text:p>
          </table:table-cell>
          <table:covered-table-cell table:number-columns-repeated="4" table:style-name="ce33"/>
          <table:table-cell table:style-name="ce33" table:number-columns-repeated="12"/>
          <table:table-cell table:number-columns-repeated="3"/>
        </table:table-row>
        <table:table-row table:style-name="ro2">
          <table:table-cell table:number-columns-repeated="10"/>
          <table:table-cell table:style-name="ce21" office:value-type="string" calcext:value-type="string" table:number-columns-spanned="2" table:number-rows-spanned="1">
            <text:p>DT Level</text:p>
          </table:table-cell>
          <table:covered-table-cell table:style-name="ce23"/>
          <table:table-cell table:style-name="ce25" table:formula="of:=OFFSET([$'EcCo Armor'.$E$2];[.M$2];0)" office:value-type="float" office:value="0" calcext:value-type="float">
            <text:p>0</text:p>
          </table:table-cell>
          <table:table-cell table:style-name="ce25" table:formula="of:=OFFSET([$'EcCo Armor'.$E$2];[.N$2];0)" office:value-type="float" office:value="0" calcext:value-type="float">
            <text:p>0</text:p>
          </table:table-cell>
          <table:table-cell table:style-name="ce25" table:formula="of:=OFFSET([$'EcCo Armor'.$E$2];[.O$2];0)" office:value-type="float" office:value="0" calcext:value-type="float">
            <text:p>0</text:p>
          </table:table-cell>
          <table:table-cell table:style-name="ce25" table:formula="of:=OFFSET([$'EcCo Armor'.$E$2];[.P$2];0)" office:value-type="float" office:value="2" calcext:value-type="float">
            <text:p>2</text:p>
          </table:table-cell>
          <table:table-cell table:style-name="ce25" table:formula="of:=OFFSET([$'EcCo Armor'.$E$2];[.Q$2];0)" office:value-type="float" office:value="2" calcext:value-type="float">
            <text:p>2</text:p>
          </table:table-cell>
          <table:table-cell table:style-name="ce25" table:formula="of:=OFFSET([$'EcCo Armor'.$E$2];[.R$2];0)" office:value-type="float" office:value="2" calcext:value-type="float">
            <text:p>2</text:p>
          </table:table-cell>
          <table:table-cell table:style-name="ce25" table:formula="of:=OFFSET([$'EcCo Armor'.$E$2];[.S$2];0)" office:value-type="float" office:value="4" calcext:value-type="float">
            <text:p>4</text:p>
          </table:table-cell>
          <table:table-cell table:style-name="ce25" table:formula="of:=OFFSET([$'EcCo Armor'.$E$2];[.T$2];0)" office:value-type="float" office:value="4" calcext:value-type="float">
            <text:p>4</text:p>
          </table:table-cell>
          <table:table-cell table:style-name="ce25" table:formula="of:=OFFSET([$'EcCo Armor'.$E$2];[.U$2];0)" office:value-type="float" office:value="4" calcext:value-type="float">
            <text:p>4</text:p>
          </table:table-cell>
          <table:table-cell table:style-name="ce25" table:formula="of:=OFFSET([$'EcCo Armor'.$E$2];[.V$2];0)" office:value-type="float" office:value="6" calcext:value-type="float">
            <text:p>6</text:p>
          </table:table-cell>
          <table:table-cell table:style-name="ce25" table:formula="of:=OFFSET([$'EcCo Armor'.$E$2];[.W$2];0)" office:value-type="float" office:value="6" calcext:value-type="float">
            <text:p>6</text:p>
          </table:table-cell>
          <table:table-cell table:style-name="ce25" table:formula="of:=OFFSET([$'EcCo Armor'.$E$2];[.X$2];0)" office:value-type="float" office:value="8" calcext:value-type="float">
            <text:p>8</text:p>
          </table:table-cell>
          <table:table-cell table:style-name="ce25" table:formula="of:=OFFSET([$'EcCo Armor'.$E$2];[.Y$2];0)" office:value-type="float" office:value="10" calcext:value-type="float">
            <text:p>10</text:p>
          </table:table-cell>
          <table:table-cell table:style-name="ce25" table:formula="of:=OFFSET([$'EcCo Armor'.$E$2];[.Z$2];0)" office:value-type="float" office:value="12" calcext:value-type="float">
            <text:p>12</text:p>
          </table:table-cell>
          <table:table-cell table:style-name="ce25" table:formula="of:=OFFSET([$'EcCo Armor'.$E$2];[.AA$2];0)" office:value-type="float" office:value="14" calcext:value-type="float">
            <text:p>14</text:p>
          </table:table-cell>
          <table:table-cell table:style-name="ce25" table:formula="of:=OFFSET([$'EcCo Armor'.$E$2];[.AB$2];0)" office:value-type="float" office:value="14" calcext:value-type="float">
            <text:p>14</text:p>
          </table:table-cell>
          <table:table-cell table:style-name="ce25" table:formula="of:=OFFSET([$'EcCo Armor'.$E$2];[.AC$2];0)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4"/>
          <table:table-cell table:style-name="ce25" table:number-columns-repeated="17"/>
          <table:table-cell table:number-columns-repeated="3"/>
        </table:table-row>
        <table:table-row table:style-name="ro2">
          <table:table-cell table:number-columns-repeated="10"/>
          <table:table-cell table:style-name="ce21" office:value-type="string" calcext:value-type="string" table:number-columns-spanned="2" table:number-rows-spanned="1">
            <text:p>DR Level</text:p>
          </table:table-cell>
          <table:covered-table-cell table:style-name="ce23"/>
          <table:table-cell table:style-name="ce25" table:formula="of:=OFFSET([$'EcCo Armor'.$F$2];[.M$2];0)" office:value-type="float" office:value="0" calcext:value-type="float">
            <text:p>0</text:p>
          </table:table-cell>
          <table:table-cell table:style-name="ce25" table:formula="of:=OFFSET([$'EcCo Armor'.$F$2];[.N$2];0)" office:value-type="float" office:value="10" calcext:value-type="float">
            <text:p>10</text:p>
          </table:table-cell>
          <table:table-cell table:style-name="ce25" table:formula="of:=OFFSET([$'EcCo Armor'.$F$2];[.O$2];0)" office:value-type="float" office:value="20" calcext:value-type="float">
            <text:p>20</text:p>
          </table:table-cell>
          <table:table-cell table:style-name="ce25" table:formula="of:=OFFSET([$'EcCo Armor'.$F$2];[.P$2];0)" office:value-type="float" office:value="25" calcext:value-type="float">
            <text:p>25</text:p>
          </table:table-cell>
          <table:table-cell table:style-name="ce25" table:formula="of:=OFFSET([$'EcCo Armor'.$F$2];[.Q$2];0)" office:value-type="float" office:value="30" calcext:value-type="float">
            <text:p>30</text:p>
          </table:table-cell>
          <table:table-cell table:style-name="ce25" table:formula="of:=OFFSET([$'EcCo Armor'.$F$2];[.R$2];0)" office:value-type="float" office:value="30" calcext:value-type="float">
            <text:p>30</text:p>
          </table:table-cell>
          <table:table-cell table:style-name="ce25" table:formula="of:=OFFSET([$'EcCo Armor'.$F$2];[.S$2];0)" office:value-type="float" office:value="30" calcext:value-type="float">
            <text:p>30</text:p>
          </table:table-cell>
          <table:table-cell table:style-name="ce25" table:formula="of:=OFFSET([$'EcCo Armor'.$F$2];[.T$2];0)" office:value-type="float" office:value="35" calcext:value-type="float">
            <text:p>35</text:p>
          </table:table-cell>
          <table:table-cell table:style-name="ce25" table:formula="of:=OFFSET([$'EcCo Armor'.$F$2];[.U$2];0)" office:value-type="float" office:value="35" calcext:value-type="float">
            <text:p>35</text:p>
          </table:table-cell>
          <table:table-cell table:style-name="ce25" table:formula="of:=OFFSET([$'EcCo Armor'.$F$2];[.V$2];0)" office:value-type="float" office:value="40" calcext:value-type="float">
            <text:p>40</text:p>
          </table:table-cell>
          <table:table-cell table:style-name="ce25" table:formula="of:=OFFSET([$'EcCo Armor'.$F$2];[.W$2];0)" office:value-type="float" office:value="45" calcext:value-type="float">
            <text:p>45</text:p>
          </table:table-cell>
          <table:table-cell table:style-name="ce25" table:formula="of:=OFFSET([$'EcCo Armor'.$F$2];[.X$2];0)" office:value-type="float" office:value="45" calcext:value-type="float">
            <text:p>45</text:p>
          </table:table-cell>
          <table:table-cell table:style-name="ce25" table:formula="of:=OFFSET([$'EcCo Armor'.$F$2];[.Y$2];0)" office:value-type="float" office:value="50" calcext:value-type="float">
            <text:p>50</text:p>
          </table:table-cell>
          <table:table-cell table:style-name="ce25" table:formula="of:=OFFSET([$'EcCo Armor'.$F$2];[.Z$2];0)" office:value-type="float" office:value="50" calcext:value-type="float">
            <text:p>50</text:p>
          </table:table-cell>
          <table:table-cell table:style-name="ce25" table:formula="of:=OFFSET([$'EcCo Armor'.$F$2];[.AA$2];0)" office:value-type="float" office:value="65" calcext:value-type="float">
            <text:p>65</text:p>
          </table:table-cell>
          <table:table-cell table:style-name="ce25" table:formula="of:=OFFSET([$'EcCo Armor'.$F$2];[.AB$2];0)" office:value-type="float" office:value="70" calcext:value-type="float">
            <text:p>70</text:p>
          </table:table-cell>
          <table:table-cell table:style-name="ce25" table:formula="of:=OFFSET([$'EcCo Armor'.$F$2];[.AC$2];0)" office:value-type="float" office:value="70" calcext:value-type="float">
            <text:p>70</text:p>
          </table:table-cell>
          <table:table-cell table:style-name="ce25" table:number-columns-repeated="2"/>
          <table:table-cell table:number-columns-repeated="4"/>
          <table:table-cell table:style-name="ce25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office:annotation draw:style-name="gr1" draw:text-style-name="P2" svg:width="1.1413in" svg:height="0.7083in" svg:x="6.5154in" svg:y="0.6378in" draw:caption-point-x="-0.2402in" draw:caption-point-y="0.5945in">
              <dc:date>2023-05-14T00:00:00</dc:date>
              <text:p text:style-name="P1"><text:span text:style-name="T1">Used for All – Damage, DR and DT</text:span></text:p>
            </office:annotation>
            <text:p>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];[$'EcCo ammo'.$A$6:$'EcCo ammo'.$A$37];[$'EcCo ammo'.F$6:$'EcCo ammo'.F$37])" office:value-type="float" office:value="0" calcext:value-type="float">
            <text:p>0</text:p>
          </table:table-cell>
          <table:table-cell table:formula="of:=FLOOR(LOOKUP([.$B7];[$'EcCo ammo'.$A$6:$'EcCo ammo'.$A$37];[$'EcCo ammo'.G$6:$'EcCo ammo'.G$37]))" office:value-type="float" office:value="-20" calcext:value-type="float">
            <text:p>-20</text:p>
          </table:table-cell>
          <table:table-cell table:formula="of:=LOOKUP([.$B7];[$'EcCo ammo'.$A$6:$'EcCo ammo'.$A$37];[$'EcCo ammo'.I$6:$'EcCo ammo'.I$37])" office:value-type="float" office:value="1" calcext:value-type="float">
            <text:p>1</text:p>
          </table:table-cell>
          <table:table-cell table:formula="of:=LOOKUP([.$B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])/100" office:value-type="float" office:value="0.8" calcext:value-type="float">
            <text:p>0.80</text:p>
          </table:table-cell>
          <table:table-cell table:formula="of:=ROUND(AVERAGE([.C7];[.D7]))" office:value-type="float" office:value="16" calcext:value-type="float">
            <text:p>16</text:p>
          </table:table-cell>
          <table:table-cell/>
          <table:table-cell table:style-name="ce30" table:formula="of:=([.$K7]-[.M$4]*[.$J7])*[.$J7]*(100-[.M$5]*[.$J7])/100" office:value-type="float" office:value="12.8" calcext:value-type="float">
            <text:p>12.8</text:p>
          </table:table-cell>
          <table:table-cell table:style-name="ce30" table:formula="of:=([.$K7]-[.N$4]*[.$J7])*[.$J7]*(100-[.N$5]*[.$J7])/100" office:value-type="float" office:value="11.776" calcext:value-type="float">
            <text:p>11.8</text:p>
          </table:table-cell>
          <table:table-cell table:style-name="ce30" table:formula="of:=([.$K7]-[.O$4]*[.$J7])*[.$J7]*(100-[.O$5]*[.$J7])/100" office:value-type="float" office:value="10.752" calcext:value-type="float">
            <text:p>10.8</text:p>
          </table:table-cell>
          <table:table-cell table:style-name="ce30" table:formula="of:=([.$K7]-[.P$4]*[.$J7])*[.$J7]*(100-[.P$5]*[.$J7])/100" office:value-type="float" office:value="9.216" calcext:value-type="float">
            <text:p>9.2</text:p>
          </table:table-cell>
          <table:table-cell table:style-name="ce30" table:formula="of:=([.$K7]-[.Q$4]*[.$J7])*[.$J7]*(100-[.Q$5]*[.$J7])/100" office:value-type="float" office:value="8.7552" calcext:value-type="float">
            <text:p>8.8</text:p>
          </table:table-cell>
          <table:table-cell table:style-name="ce30" table:formula="of:=([.$K7]-[.R$4]*[.$J7])*[.$J7]*(100-[.R$5]*[.$J7])/100" office:value-type="float" office:value="8.7552" calcext:value-type="float">
            <text:p>8.8</text:p>
          </table:table-cell>
          <table:table-cell table:style-name="ce30" table:formula="of:=([.$K7]-[.S$4]*[.$J7])*[.$J7]*(100-[.S$5]*[.$J7])/100" office:value-type="float" office:value="7.7824" calcext:value-type="float">
            <text:p>7.8</text:p>
          </table:table-cell>
          <table:table-cell table:style-name="ce30" table:formula="of:=([.$K7]-[.T$4]*[.$J7])*[.$J7]*(100-[.T$5]*[.$J7])/100" office:value-type="float" office:value="7.3728" calcext:value-type="float">
            <text:p>7.4</text:p>
          </table:table-cell>
          <table:table-cell table:style-name="ce30" table:formula="of:=([.$K7]-[.U$4]*[.$J7])*[.$J7]*(100-[.U$5]*[.$J7])/100" office:value-type="float" office:value="7.3728" calcext:value-type="float">
            <text:p>7.4</text:p>
          </table:table-cell>
          <table:table-cell table:style-name="ce30" table:formula="of:=([.$K7]-[.V$4]*[.$J7])*[.$J7]*(100-[.V$5]*[.$J7])/100" office:value-type="float" office:value="6.0928" calcext:value-type="float">
            <text:p>6.1</text:p>
          </table:table-cell>
          <table:table-cell table:style-name="ce30" table:formula="of:=([.$K7]-[.W$4]*[.$J7])*[.$J7]*(100-[.W$5]*[.$J7])/100" office:value-type="float" office:value="5.7344" calcext:value-type="float">
            <text:p>5.7</text:p>
          </table:table-cell>
          <table:table-cell table:style-name="ce30" table:formula="of:=([.$K7]-[.X$4]*[.$J7])*[.$J7]*(100-[.X$5]*[.$J7])/100" office:value-type="float" office:value="4.9152" calcext:value-type="float">
            <text:p>4.9</text:p>
          </table:table-cell>
          <table:table-cell table:style-name="ce30" table:formula="of:=([.$K7]-[.Y$4]*[.$J7])*[.$J7]*(100-[.Y$5]*[.$J7])/100" office:value-type="float" office:value="3.84" calcext:value-type="float">
            <text:p>3.8</text:p>
          </table:table-cell>
          <table:table-cell table:style-name="ce30" table:formula="of:=([.$K7]-[.Z$4]*[.$J7])*[.$J7]*(100-[.Z$5]*[.$J7])/100" office:value-type="float" office:value="3.072" calcext:value-type="float">
            <text:p>3.1</text:p>
          </table:table-cell>
          <table:table-cell table:style-name="ce30" table:formula="of:=([.$K7]-[.AA$4]*[.$J7])*[.$J7]*(100-[.AA$5]*[.$J7])/100" office:value-type="float" office:value="1.8432" calcext:value-type="float">
            <text:p>1.8</text:p>
          </table:table-cell>
          <table:table-cell table:style-name="ce30" table:formula="of:=([.$K7]-[.AB$4]*[.$J7])*[.$J7]*(100-[.AB$5]*[.$J7])/100" office:value-type="float" office:value="1.6896" calcext:value-type="float">
            <text:p>1.7</text:p>
          </table:table-cell>
          <table:table-cell table:style-name="ce30" table:formula="of:=([.$K7]-[.AC$4]*[.$J7])*[.$J7]*(100-[.AC$5]*[.$J7])/100" office:value-type="float" office:value="0" calcext:value-type="float">
            <text:p>0.0</text:p>
          </table:table-cell>
          <table:table-cell table:number-columns-repeated="6"/>
          <table:table-cell table:formula="of:=[.M$4]*[.$J7]" office:value-type="float" office:value="0" calcext:value-type="float">
            <text:p>0</text:p>
          </table:table-cell>
          <table:table-cell table:formula="of:=[.N$4]*[.$J7]" office:value-type="float" office:value="0" calcext:value-type="float">
            <text:p>0</text:p>
          </table:table-cell>
          <table:table-cell table:formula="of:=[.O$4]*[.$J7]" office:value-type="float" office:value="0" calcext:value-type="float">
            <text:p>0</text:p>
          </table:table-cell>
          <table:table-cell table:formula="of:=[.P$4]*[.$J7]" office:value-type="float" office:value="1.6" calcext:value-type="float">
            <text:p>1.6</text:p>
          </table:table-cell>
          <table:table-cell table:formula="of:=[.Q$4]*[.$J7]" office:value-type="float" office:value="1.6" calcext:value-type="float">
            <text:p>1.6</text:p>
          </table:table-cell>
          <table:table-cell table:formula="of:=[.R$4]*[.$J7]" office:value-type="float" office:value="1.6" calcext:value-type="float">
            <text:p>1.6</text:p>
          </table:table-cell>
          <table:table-cell table:formula="of:=[.S$4]*[.$J7]" office:value-type="float" office:value="3.2" calcext:value-type="float">
            <text:p>3.2</text:p>
          </table:table-cell>
          <table:table-cell table:formula="of:=[.T$4]*[.$J7]" office:value-type="float" office:value="3.2" calcext:value-type="float">
            <text:p>3.2</text:p>
          </table:table-cell>
          <table:table-cell table:formula="of:=[.U$4]*[.$J7]" office:value-type="float" office:value="3.2" calcext:value-type="float">
            <text:p>3.2</text:p>
          </table:table-cell>
          <table:table-cell table:formula="of:=[.V$4]*[.$J7]" office:value-type="float" office:value="4.8" calcext:value-type="float">
            <text:p>4.8</text:p>
          </table:table-cell>
          <table:table-cell table:formula="of:=[.W$4]*[.$J7]" office:value-type="float" office:value="4.8" calcext:value-type="float">
            <text:p>4.8</text:p>
          </table:table-cell>
          <table:table-cell table:formula="of:=[.X$4]*[.$J7]" office:value-type="float" office:value="6.4" calcext:value-type="float">
            <text:p>6.4</text:p>
          </table:table-cell>
          <table:table-cell table:formula="of:=[.Y$4]*[.$J7]" office:value-type="float" office:value="8" calcext:value-type="float">
            <text:p>8</text:p>
          </table:table-cell>
          <table:table-cell table:formula="of:=[.Z$4]*[.$J7]" office:value-type="float" office:value="9.6" calcext:value-type="float">
            <text:p>9.6</text:p>
          </table:table-cell>
          <table:table-cell table:formula="of:=[.AA$4]*[.$J7]" office:value-type="float" office:value="11.2" calcext:value-type="float">
            <text:p>11.2</text:p>
          </table:table-cell>
          <table:table-cell table:formula="of:=[.AB$4]*[.$J7]" office:value-type="float" office:value="11.2" calcext:value-type="float">
            <text:p>11.2</text:p>
          </table:table-cell>
          <table:table-cell table:formula="of:=[.AC$4]*[.$J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8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];[$'EcCo ammo'.$A$6:$'EcCo ammo'.$A$37];[$'EcCo ammo'.G$6:$'EcCo ammo'.G$37]))" office:value-type="float" office:value="-50" calcext:value-type="float">
            <text:p>-50</text:p>
          </table:table-cell>
          <table:table-cell table:formula="of:=LOOKUP([.$B8];[$'EcCo ammo'.$A$6:$'EcCo ammo'.$A$37];[$'EcCo ammo'.I$6:$'EcCo ammo'.I$37])" office:value-type="float" office:value="1" calcext:value-type="float">
            <text:p>1</text:p>
          </table:table-cell>
          <table:table-cell table:formula="of:=LOOKUP([.$B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])/100" office:value-type="float" office:value="0.5" calcext:value-type="float">
            <text:p>0.50</text:p>
          </table:table-cell>
          <table:table-cell table:formula="of:=ROUND(AVERAGE([.C8];[.D8]))" office:value-type="float" office:value="16" calcext:value-type="float">
            <text:p>16</text:p>
          </table:table-cell>
          <table:table-cell/>
          <table:table-cell table:style-name="ce30" table:formula="of:=([.$K8]-[.M$4]*[.$J8])*[.$J8]*(100-[.M$5]*[.$J8])/100" office:value-type="float" office:value="8" calcext:value-type="float">
            <text:p>8.0</text:p>
          </table:table-cell>
          <table:table-cell table:style-name="ce30" table:formula="of:=([.$K8]-[.N$4]*[.$J8])*[.$J8]*(100-[.N$5]*[.$J8])/100" office:value-type="float" office:value="7.6" calcext:value-type="float">
            <text:p>7.6</text:p>
          </table:table-cell>
          <table:table-cell table:style-name="ce30" table:formula="of:=([.$K8]-[.O$4]*[.$J8])*[.$J8]*(100-[.O$5]*[.$J8])/100" office:value-type="float" office:value="7.2" calcext:value-type="float">
            <text:p>7.2</text:p>
          </table:table-cell>
          <table:table-cell table:style-name="ce30" table:formula="of:=([.$K8]-[.P$4]*[.$J8])*[.$J8]*(100-[.P$5]*[.$J8])/100" office:value-type="float" office:value="6.5625" calcext:value-type="float">
            <text:p>6.6</text:p>
          </table:table-cell>
          <table:table-cell table:style-name="ce30" table:formula="of:=([.$K8]-[.Q$4]*[.$J8])*[.$J8]*(100-[.Q$5]*[.$J8])/100" office:value-type="float" office:value="6.375" calcext:value-type="float">
            <text:p>6.4</text:p>
          </table:table-cell>
          <table:table-cell table:style-name="ce30" table:formula="of:=([.$K8]-[.R$4]*[.$J8])*[.$J8]*(100-[.R$5]*[.$J8])/100" office:value-type="float" office:value="6.375" calcext:value-type="float">
            <text:p>6.4</text:p>
          </table:table-cell>
          <table:table-cell table:style-name="ce30" table:formula="of:=([.$K8]-[.S$4]*[.$J8])*[.$J8]*(100-[.S$5]*[.$J8])/100" office:value-type="float" office:value="5.95" calcext:value-type="float">
            <text:p>6.0</text:p>
          </table:table-cell>
          <table:table-cell table:style-name="ce30" table:formula="of:=([.$K8]-[.T$4]*[.$J8])*[.$J8]*(100-[.T$5]*[.$J8])/100" office:value-type="float" office:value="5.775" calcext:value-type="float">
            <text:p>5.8</text:p>
          </table:table-cell>
          <table:table-cell table:style-name="ce30" table:formula="of:=([.$K8]-[.U$4]*[.$J8])*[.$J8]*(100-[.U$5]*[.$J8])/100" office:value-type="float" office:value="5.775" calcext:value-type="float">
            <text:p>5.8</text:p>
          </table:table-cell>
          <table:table-cell table:style-name="ce30" table:formula="of:=([.$K8]-[.V$4]*[.$J8])*[.$J8]*(100-[.V$5]*[.$J8])/100" office:value-type="float" office:value="5.2" calcext:value-type="float">
            <text:p>5.2</text:p>
          </table:table-cell>
          <table:table-cell table:style-name="ce30" table:formula="of:=([.$K8]-[.W$4]*[.$J8])*[.$J8]*(100-[.W$5]*[.$J8])/100" office:value-type="float" office:value="5.0375" calcext:value-type="float">
            <text:p>5.0</text:p>
          </table:table-cell>
          <table:table-cell table:style-name="ce30" table:formula="of:=([.$K8]-[.X$4]*[.$J8])*[.$J8]*(100-[.X$5]*[.$J8])/100" office:value-type="float" office:value="4.65" calcext:value-type="float">
            <text:p>4.7</text:p>
          </table:table-cell>
          <table:table-cell table:style-name="ce30" table:formula="of:=([.$K8]-[.Y$4]*[.$J8])*[.$J8]*(100-[.Y$5]*[.$J8])/100" office:value-type="float" office:value="4.125" calcext:value-type="float">
            <text:p>4.1</text:p>
          </table:table-cell>
          <table:table-cell table:style-name="ce30" table:formula="of:=([.$K8]-[.Z$4]*[.$J8])*[.$J8]*(100-[.Z$5]*[.$J8])/100" office:value-type="float" office:value="3.75" calcext:value-type="float">
            <text:p>3.8</text:p>
          </table:table-cell>
          <table:table-cell table:style-name="ce30" table:formula="of:=([.$K8]-[.AA$4]*[.$J8])*[.$J8]*(100-[.AA$5]*[.$J8])/100" office:value-type="float" office:value="3.0375" calcext:value-type="float">
            <text:p>3.0</text:p>
          </table:table-cell>
          <table:table-cell table:style-name="ce30" table:formula="of:=([.$K8]-[.AB$4]*[.$J8])*[.$J8]*(100-[.AB$5]*[.$J8])/100" office:value-type="float" office:value="2.925" calcext:value-type="float">
            <text:p>2.9</text:p>
          </table:table-cell>
          <table:table-cell table:style-name="ce30" table:formula="of:=([.$K8]-[.AC$4]*[.$J8])*[.$J8]*(100-[.AC$5]*[.$J8])/100" office:value-type="float" office:value="1.95" calcext:value-type="float">
            <text:p>2.0</text:p>
          </table:table-cell>
          <table:table-cell table:number-columns-repeated="6"/>
          <table:table-cell table:formula="of:=[.M$4]*[.$J8]" office:value-type="float" office:value="0" calcext:value-type="float">
            <text:p>0</text:p>
          </table:table-cell>
          <table:table-cell table:formula="of:=[.N$4]*[.$J8]" office:value-type="float" office:value="0" calcext:value-type="float">
            <text:p>0</text:p>
          </table:table-cell>
          <table:table-cell table:formula="of:=[.O$4]*[.$J8]" office:value-type="float" office:value="0" calcext:value-type="float">
            <text:p>0</text:p>
          </table:table-cell>
          <table:table-cell table:formula="of:=[.P$4]*[.$J8]" office:value-type="float" office:value="1" calcext:value-type="float">
            <text:p>1</text:p>
          </table:table-cell>
          <table:table-cell table:formula="of:=[.Q$4]*[.$J8]" office:value-type="float" office:value="1" calcext:value-type="float">
            <text:p>1</text:p>
          </table:table-cell>
          <table:table-cell table:formula="of:=[.R$4]*[.$J8]" office:value-type="float" office:value="1" calcext:value-type="float">
            <text:p>1</text:p>
          </table:table-cell>
          <table:table-cell table:formula="of:=[.S$4]*[.$J8]" office:value-type="float" office:value="2" calcext:value-type="float">
            <text:p>2</text:p>
          </table:table-cell>
          <table:table-cell table:formula="of:=[.T$4]*[.$J8]" office:value-type="float" office:value="2" calcext:value-type="float">
            <text:p>2</text:p>
          </table:table-cell>
          <table:table-cell table:formula="of:=[.U$4]*[.$J8]" office:value-type="float" office:value="2" calcext:value-type="float">
            <text:p>2</text:p>
          </table:table-cell>
          <table:table-cell table:formula="of:=[.V$4]*[.$J8]" office:value-type="float" office:value="3" calcext:value-type="float">
            <text:p>3</text:p>
          </table:table-cell>
          <table:table-cell table:formula="of:=[.W$4]*[.$J8]" office:value-type="float" office:value="3" calcext:value-type="float">
            <text:p>3</text:p>
          </table:table-cell>
          <table:table-cell table:formula="of:=[.X$4]*[.$J8]" office:value-type="float" office:value="4" calcext:value-type="float">
            <text:p>4</text:p>
          </table:table-cell>
          <table:table-cell table:formula="of:=[.Y$4]*[.$J8]" office:value-type="float" office:value="5" calcext:value-type="float">
            <text:p>5</text:p>
          </table:table-cell>
          <table:table-cell table:formula="of:=[.Z$4]*[.$J8]" office:value-type="float" office:value="6" calcext:value-type="float">
            <text:p>6</text:p>
          </table:table-cell>
          <table:table-cell table:formula="of:=[.AA$4]*[.$J8]" office:value-type="float" office:value="7" calcext:value-type="float">
            <text:p>7</text:p>
          </table:table-cell>
          <table:table-cell table:formula="of:=[.AB$4]*[.$J8]" office:value-type="float" office:value="7" calcext:value-type="float">
            <text:p>7</text:p>
          </table:table-cell>
          <table:table-cell table:formula="of:=[.AC$4]*[.$J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9];[$'EcCo ammo'.$A$6:$'EcCo ammo'.$A$37];[$'EcCo ammo'.F$6:$'EcCo ammo'.F$37])" office:value-type="float" office:value="0" calcext:value-type="float">
            <text:p>0</text:p>
          </table:table-cell>
          <table:table-cell table:formula="of:=FLOOR(LOOKUP([.$B9];[$'EcCo ammo'.$A$6:$'EcCo ammo'.$A$37];[$'EcCo ammo'.G$6:$'EcCo ammo'.G$37]))" office:value-type="float" office:value="-20" calcext:value-type="float">
            <text:p>-20</text:p>
          </table:table-cell>
          <table:table-cell table:formula="of:=LOOKUP([.$B9];[$'EcCo ammo'.$A$6:$'EcCo ammo'.$A$37];[$'EcCo ammo'.I$6:$'EcCo ammo'.I$37])" office:value-type="float" office:value="1" calcext:value-type="float">
            <text:p>1</text:p>
          </table:table-cell>
          <table:table-cell table:formula="of:=LOOKUP([.$B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9])/100" office:value-type="float" office:value="0.8" calcext:value-type="float">
            <text:p>0.80</text:p>
          </table:table-cell>
          <table:table-cell table:formula="of:=ROUND(AVERAGE([.C9];[.D9]))" office:value-type="float" office:value="16" calcext:value-type="float">
            <text:p>16</text:p>
          </table:table-cell>
          <table:table-cell/>
          <table:table-cell table:style-name="ce30" table:formula="of:=([.$K9]-[.M$4]*[.$J9])*[.$J9]*(100-[.M$5]*[.$J9])/100" office:value-type="float" office:value="12.8" calcext:value-type="float">
            <text:p>12.8</text:p>
          </table:table-cell>
          <table:table-cell table:style-name="ce30" table:formula="of:=([.$K9]-[.N$4]*[.$J9])*[.$J9]*(100-[.N$5]*[.$J9])/100" office:value-type="float" office:value="11.776" calcext:value-type="float">
            <text:p>11.8</text:p>
          </table:table-cell>
          <table:table-cell table:style-name="ce30" table:formula="of:=([.$K9]-[.O$4]*[.$J9])*[.$J9]*(100-[.O$5]*[.$J9])/100" office:value-type="float" office:value="10.752" calcext:value-type="float">
            <text:p>10.8</text:p>
          </table:table-cell>
          <table:table-cell table:style-name="ce30" table:formula="of:=([.$K9]-[.P$4]*[.$J9])*[.$J9]*(100-[.P$5]*[.$J9])/100" office:value-type="float" office:value="9.216" calcext:value-type="float">
            <text:p>9.2</text:p>
          </table:table-cell>
          <table:table-cell table:style-name="ce30" table:formula="of:=([.$K9]-[.Q$4]*[.$J9])*[.$J9]*(100-[.Q$5]*[.$J9])/100" office:value-type="float" office:value="8.7552" calcext:value-type="float">
            <text:p>8.8</text:p>
          </table:table-cell>
          <table:table-cell table:style-name="ce30" table:formula="of:=([.$K9]-[.R$4]*[.$J9])*[.$J9]*(100-[.R$5]*[.$J9])/100" office:value-type="float" office:value="8.7552" calcext:value-type="float">
            <text:p>8.8</text:p>
          </table:table-cell>
          <table:table-cell table:style-name="ce30" table:formula="of:=([.$K9]-[.S$4]*[.$J9])*[.$J9]*(100-[.S$5]*[.$J9])/100" office:value-type="float" office:value="7.7824" calcext:value-type="float">
            <text:p>7.8</text:p>
          </table:table-cell>
          <table:table-cell table:style-name="ce30" table:formula="of:=([.$K9]-[.T$4]*[.$J9])*[.$J9]*(100-[.T$5]*[.$J9])/100" office:value-type="float" office:value="7.3728" calcext:value-type="float">
            <text:p>7.4</text:p>
          </table:table-cell>
          <table:table-cell table:style-name="ce30" table:formula="of:=([.$K9]-[.U$4]*[.$J9])*[.$J9]*(100-[.U$5]*[.$J9])/100" office:value-type="float" office:value="7.3728" calcext:value-type="float">
            <text:p>7.4</text:p>
          </table:table-cell>
          <table:table-cell table:style-name="ce30" table:formula="of:=([.$K9]-[.V$4]*[.$J9])*[.$J9]*(100-[.V$5]*[.$J9])/100" office:value-type="float" office:value="6.0928" calcext:value-type="float">
            <text:p>6.1</text:p>
          </table:table-cell>
          <table:table-cell table:style-name="ce30" table:formula="of:=([.$K9]-[.W$4]*[.$J9])*[.$J9]*(100-[.W$5]*[.$J9])/100" office:value-type="float" office:value="5.7344" calcext:value-type="float">
            <text:p>5.7</text:p>
          </table:table-cell>
          <table:table-cell table:style-name="ce30" table:formula="of:=([.$K9]-[.X$4]*[.$J9])*[.$J9]*(100-[.X$5]*[.$J9])/100" office:value-type="float" office:value="4.9152" calcext:value-type="float">
            <text:p>4.9</text:p>
          </table:table-cell>
          <table:table-cell table:style-name="ce30" table:formula="of:=([.$K9]-[.Y$4]*[.$J9])*[.$J9]*(100-[.Y$5]*[.$J9])/100" office:value-type="float" office:value="3.84" calcext:value-type="float">
            <text:p>3.8</text:p>
          </table:table-cell>
          <table:table-cell table:style-name="ce30" table:formula="of:=([.$K9]-[.Z$4]*[.$J9])*[.$J9]*(100-[.Z$5]*[.$J9])/100" office:value-type="float" office:value="3.072" calcext:value-type="float">
            <text:p>3.1</text:p>
          </table:table-cell>
          <table:table-cell table:style-name="ce30" table:formula="of:=([.$K9]-[.AA$4]*[.$J9])*[.$J9]*(100-[.AA$5]*[.$J9])/100" office:value-type="float" office:value="1.8432" calcext:value-type="float">
            <text:p>1.8</text:p>
          </table:table-cell>
          <table:table-cell table:style-name="ce30" table:formula="of:=([.$K9]-[.AB$4]*[.$J9])*[.$J9]*(100-[.AB$5]*[.$J9])/100" office:value-type="float" office:value="1.6896" calcext:value-type="float">
            <text:p>1.7</text:p>
          </table:table-cell>
          <table:table-cell table:style-name="ce30" table:formula="of:=([.$K9]-[.AC$4]*[.$J9])*[.$J9]*(100-[.AC$5]*[.$J9])/100" office:value-type="float" office:value="0" calcext:value-type="float">
            <text:p>0.0</text:p>
          </table:table-cell>
          <table:table-cell table:number-columns-repeated="6"/>
          <table:table-cell table:formula="of:=[.M$4]*[.$J9]" office:value-type="float" office:value="0" calcext:value-type="float">
            <text:p>0</text:p>
          </table:table-cell>
          <table:table-cell table:formula="of:=[.N$4]*[.$J9]" office:value-type="float" office:value="0" calcext:value-type="float">
            <text:p>0</text:p>
          </table:table-cell>
          <table:table-cell table:formula="of:=[.O$4]*[.$J9]" office:value-type="float" office:value="0" calcext:value-type="float">
            <text:p>0</text:p>
          </table:table-cell>
          <table:table-cell table:formula="of:=[.P$4]*[.$J9]" office:value-type="float" office:value="1.6" calcext:value-type="float">
            <text:p>1.6</text:p>
          </table:table-cell>
          <table:table-cell table:formula="of:=[.Q$4]*[.$J9]" office:value-type="float" office:value="1.6" calcext:value-type="float">
            <text:p>1.6</text:p>
          </table:table-cell>
          <table:table-cell table:formula="of:=[.R$4]*[.$J9]" office:value-type="float" office:value="1.6" calcext:value-type="float">
            <text:p>1.6</text:p>
          </table:table-cell>
          <table:table-cell table:formula="of:=[.S$4]*[.$J9]" office:value-type="float" office:value="3.2" calcext:value-type="float">
            <text:p>3.2</text:p>
          </table:table-cell>
          <table:table-cell table:formula="of:=[.T$4]*[.$J9]" office:value-type="float" office:value="3.2" calcext:value-type="float">
            <text:p>3.2</text:p>
          </table:table-cell>
          <table:table-cell table:formula="of:=[.U$4]*[.$J9]" office:value-type="float" office:value="3.2" calcext:value-type="float">
            <text:p>3.2</text:p>
          </table:table-cell>
          <table:table-cell table:formula="of:=[.V$4]*[.$J9]" office:value-type="float" office:value="4.8" calcext:value-type="float">
            <text:p>4.8</text:p>
          </table:table-cell>
          <table:table-cell table:formula="of:=[.W$4]*[.$J9]" office:value-type="float" office:value="4.8" calcext:value-type="float">
            <text:p>4.8</text:p>
          </table:table-cell>
          <table:table-cell table:formula="of:=[.X$4]*[.$J9]" office:value-type="float" office:value="6.4" calcext:value-type="float">
            <text:p>6.4</text:p>
          </table:table-cell>
          <table:table-cell table:formula="of:=[.Y$4]*[.$J9]" office:value-type="float" office:value="8" calcext:value-type="float">
            <text:p>8</text:p>
          </table:table-cell>
          <table:table-cell table:formula="of:=[.Z$4]*[.$J9]" office:value-type="float" office:value="9.6" calcext:value-type="float">
            <text:p>9.6</text:p>
          </table:table-cell>
          <table:table-cell table:formula="of:=[.AA$4]*[.$J9]" office:value-type="float" office:value="11.2" calcext:value-type="float">
            <text:p>11.2</text:p>
          </table:table-cell>
          <table:table-cell table:formula="of:=[.AB$4]*[.$J9]" office:value-type="float" office:value="11.2" calcext:value-type="float">
            <text:p>11.2</text:p>
          </table:table-cell>
          <table:table-cell table:formula="of:=[.AC$4]*[.$J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0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0];[$'EcCo ammo'.$A$6:$'EcCo ammo'.$A$37];[$'EcCo ammo'.G$6:$'EcCo ammo'.G$37]))" office:value-type="float" office:value="-50" calcext:value-type="float">
            <text:p>-50</text:p>
          </table:table-cell>
          <table:table-cell table:formula="of:=LOOKUP([.$B10];[$'EcCo ammo'.$A$6:$'EcCo ammo'.$A$37];[$'EcCo ammo'.I$6:$'EcCo ammo'.I$37])" office:value-type="float" office:value="1" calcext:value-type="float">
            <text:p>1</text:p>
          </table:table-cell>
          <table:table-cell table:formula="of:=LOOKUP([.$B10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0])/100" office:value-type="float" office:value="0.5" calcext:value-type="float">
            <text:p>0.50</text:p>
          </table:table-cell>
          <table:table-cell table:formula="of:=ROUND(AVERAGE([.C10];[.D10]))" office:value-type="float" office:value="16" calcext:value-type="float">
            <text:p>16</text:p>
          </table:table-cell>
          <table:table-cell/>
          <table:table-cell table:style-name="ce30" table:formula="of:=([.$K10]-[.M$4]*[.$J10])*[.$J10]*(100-[.M$5]*[.$J10])/100" office:value-type="float" office:value="8" calcext:value-type="float">
            <text:p>8.0</text:p>
          </table:table-cell>
          <table:table-cell table:style-name="ce30" table:formula="of:=([.$K10]-[.N$4]*[.$J10])*[.$J10]*(100-[.N$5]*[.$J10])/100" office:value-type="float" office:value="7.6" calcext:value-type="float">
            <text:p>7.6</text:p>
          </table:table-cell>
          <table:table-cell table:style-name="ce30" table:formula="of:=([.$K10]-[.O$4]*[.$J10])*[.$J10]*(100-[.O$5]*[.$J10])/100" office:value-type="float" office:value="7.2" calcext:value-type="float">
            <text:p>7.2</text:p>
          </table:table-cell>
          <table:table-cell table:style-name="ce30" table:formula="of:=([.$K10]-[.P$4]*[.$J10])*[.$J10]*(100-[.P$5]*[.$J10])/100" office:value-type="float" office:value="6.5625" calcext:value-type="float">
            <text:p>6.6</text:p>
          </table:table-cell>
          <table:table-cell table:style-name="ce30" table:formula="of:=([.$K10]-[.Q$4]*[.$J10])*[.$J10]*(100-[.Q$5]*[.$J10])/100" office:value-type="float" office:value="6.375" calcext:value-type="float">
            <text:p>6.4</text:p>
          </table:table-cell>
          <table:table-cell table:style-name="ce30" table:formula="of:=([.$K10]-[.R$4]*[.$J10])*[.$J10]*(100-[.R$5]*[.$J10])/100" office:value-type="float" office:value="6.375" calcext:value-type="float">
            <text:p>6.4</text:p>
          </table:table-cell>
          <table:table-cell table:style-name="ce30" table:formula="of:=([.$K10]-[.S$4]*[.$J10])*[.$J10]*(100-[.S$5]*[.$J10])/100" office:value-type="float" office:value="5.95" calcext:value-type="float">
            <text:p>6.0</text:p>
          </table:table-cell>
          <table:table-cell table:style-name="ce30" table:formula="of:=([.$K10]-[.T$4]*[.$J10])*[.$J10]*(100-[.T$5]*[.$J10])/100" office:value-type="float" office:value="5.775" calcext:value-type="float">
            <text:p>5.8</text:p>
          </table:table-cell>
          <table:table-cell table:style-name="ce30" table:formula="of:=([.$K10]-[.U$4]*[.$J10])*[.$J10]*(100-[.U$5]*[.$J10])/100" office:value-type="float" office:value="5.775" calcext:value-type="float">
            <text:p>5.8</text:p>
          </table:table-cell>
          <table:table-cell table:style-name="ce30" table:formula="of:=([.$K10]-[.V$4]*[.$J10])*[.$J10]*(100-[.V$5]*[.$J10])/100" office:value-type="float" office:value="5.2" calcext:value-type="float">
            <text:p>5.2</text:p>
          </table:table-cell>
          <table:table-cell table:style-name="ce30" table:formula="of:=([.$K10]-[.W$4]*[.$J10])*[.$J10]*(100-[.W$5]*[.$J10])/100" office:value-type="float" office:value="5.0375" calcext:value-type="float">
            <text:p>5.0</text:p>
          </table:table-cell>
          <table:table-cell table:style-name="ce30" table:formula="of:=([.$K10]-[.X$4]*[.$J10])*[.$J10]*(100-[.X$5]*[.$J10])/100" office:value-type="float" office:value="4.65" calcext:value-type="float">
            <text:p>4.7</text:p>
          </table:table-cell>
          <table:table-cell table:style-name="ce30" table:formula="of:=([.$K10]-[.Y$4]*[.$J10])*[.$J10]*(100-[.Y$5]*[.$J10])/100" office:value-type="float" office:value="4.125" calcext:value-type="float">
            <text:p>4.1</text:p>
          </table:table-cell>
          <table:table-cell table:style-name="ce30" table:formula="of:=([.$K10]-[.Z$4]*[.$J10])*[.$J10]*(100-[.Z$5]*[.$J10])/100" office:value-type="float" office:value="3.75" calcext:value-type="float">
            <text:p>3.8</text:p>
          </table:table-cell>
          <table:table-cell table:style-name="ce30" table:formula="of:=([.$K10]-[.AA$4]*[.$J10])*[.$J10]*(100-[.AA$5]*[.$J10])/100" office:value-type="float" office:value="3.0375" calcext:value-type="float">
            <text:p>3.0</text:p>
          </table:table-cell>
          <table:table-cell table:style-name="ce30" table:formula="of:=([.$K10]-[.AB$4]*[.$J10])*[.$J10]*(100-[.AB$5]*[.$J10])/100" office:value-type="float" office:value="2.925" calcext:value-type="float">
            <text:p>2.9</text:p>
          </table:table-cell>
          <table:table-cell table:style-name="ce30" table:formula="of:=([.$K10]-[.AC$4]*[.$J10])*[.$J10]*(100-[.AC$5]*[.$J10])/100" office:value-type="float" office:value="1.95" calcext:value-type="float">
            <text:p>2.0</text:p>
          </table:table-cell>
          <table:table-cell table:number-columns-repeated="6"/>
          <table:table-cell table:formula="of:=[.M$4]*[.$J10]" office:value-type="float" office:value="0" calcext:value-type="float">
            <text:p>0</text:p>
          </table:table-cell>
          <table:table-cell table:formula="of:=[.N$4]*[.$J10]" office:value-type="float" office:value="0" calcext:value-type="float">
            <text:p>0</text:p>
          </table:table-cell>
          <table:table-cell table:formula="of:=[.O$4]*[.$J10]" office:value-type="float" office:value="0" calcext:value-type="float">
            <text:p>0</text:p>
          </table:table-cell>
          <table:table-cell table:formula="of:=[.P$4]*[.$J10]" office:value-type="float" office:value="1" calcext:value-type="float">
            <text:p>1</text:p>
          </table:table-cell>
          <table:table-cell table:formula="of:=[.Q$4]*[.$J10]" office:value-type="float" office:value="1" calcext:value-type="float">
            <text:p>1</text:p>
          </table:table-cell>
          <table:table-cell table:formula="of:=[.R$4]*[.$J10]" office:value-type="float" office:value="1" calcext:value-type="float">
            <text:p>1</text:p>
          </table:table-cell>
          <table:table-cell table:formula="of:=[.S$4]*[.$J10]" office:value-type="float" office:value="2" calcext:value-type="float">
            <text:p>2</text:p>
          </table:table-cell>
          <table:table-cell table:formula="of:=[.T$4]*[.$J10]" office:value-type="float" office:value="2" calcext:value-type="float">
            <text:p>2</text:p>
          </table:table-cell>
          <table:table-cell table:formula="of:=[.U$4]*[.$J10]" office:value-type="float" office:value="2" calcext:value-type="float">
            <text:p>2</text:p>
          </table:table-cell>
          <table:table-cell table:formula="of:=[.V$4]*[.$J10]" office:value-type="float" office:value="3" calcext:value-type="float">
            <text:p>3</text:p>
          </table:table-cell>
          <table:table-cell table:formula="of:=[.W$4]*[.$J10]" office:value-type="float" office:value="3" calcext:value-type="float">
            <text:p>3</text:p>
          </table:table-cell>
          <table:table-cell table:formula="of:=[.X$4]*[.$J10]" office:value-type="float" office:value="4" calcext:value-type="float">
            <text:p>4</text:p>
          </table:table-cell>
          <table:table-cell table:formula="of:=[.Y$4]*[.$J10]" office:value-type="float" office:value="5" calcext:value-type="float">
            <text:p>5</text:p>
          </table:table-cell>
          <table:table-cell table:formula="of:=[.Z$4]*[.$J10]" office:value-type="float" office:value="6" calcext:value-type="float">
            <text:p>6</text:p>
          </table:table-cell>
          <table:table-cell table:formula="of:=[.AA$4]*[.$J10]" office:value-type="float" office:value="7" calcext:value-type="float">
            <text:p>7</text:p>
          </table:table-cell>
          <table:table-cell table:formula="of:=[.AB$4]*[.$J10]" office:value-type="float" office:value="7" calcext:value-type="float">
            <text:p>7</text:p>
          </table:table-cell>
          <table:table-cell table:formula="of:=[.AC$4]*[.$J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11];[$'EcCo ammo'.$A$6:$'EcCo ammo'.$A$37];[$'EcCo ammo'.F$6:$'EcCo ammo'.F$37])" office:value-type="float" office:value="0" calcext:value-type="float">
            <text:p>0</text:p>
          </table:table-cell>
          <table:table-cell table:formula="of:=FLOOR(LOOKUP([.$B11];[$'EcCo ammo'.$A$6:$'EcCo ammo'.$A$37];[$'EcCo ammo'.G$6:$'EcCo ammo'.G$37]))" office:value-type="float" office:value="-20" calcext:value-type="float">
            <text:p>-20</text:p>
          </table:table-cell>
          <table:table-cell table:formula="of:=LOOKUP([.$B11];[$'EcCo ammo'.$A$6:$'EcCo ammo'.$A$37];[$'EcCo ammo'.I$6:$'EcCo ammo'.I$37])" office:value-type="float" office:value="1" calcext:value-type="float">
            <text:p>1</text:p>
          </table:table-cell>
          <table:table-cell table:formula="of:=LOOKUP([.$B1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1])/100" office:value-type="float" office:value="0.8" calcext:value-type="float">
            <text:p>0.80</text:p>
          </table:table-cell>
          <table:table-cell table:formula="of:=ROUND(AVERAGE([.C11];[.D11]))" office:value-type="float" office:value="19" calcext:value-type="float">
            <text:p>19</text:p>
          </table:table-cell>
          <table:table-cell/>
          <table:table-cell table:style-name="ce30" table:formula="of:=([.$K11]-[.M$4]*[.$J11])*[.$J11]*(100-[.M$5]*[.$J11])/100" office:value-type="float" office:value="15.2" calcext:value-type="float">
            <text:p>15.2</text:p>
          </table:table-cell>
          <table:table-cell table:style-name="ce30" table:formula="of:=([.$K11]-[.N$4]*[.$J11])*[.$J11]*(100-[.N$5]*[.$J11])/100" office:value-type="float" office:value="13.984" calcext:value-type="float">
            <text:p>14.0</text:p>
          </table:table-cell>
          <table:table-cell table:style-name="ce30" table:formula="of:=([.$K11]-[.O$4]*[.$J11])*[.$J11]*(100-[.O$5]*[.$J11])/100" office:value-type="float" office:value="12.768" calcext:value-type="float">
            <text:p>12.8</text:p>
          </table:table-cell>
          <table:table-cell table:style-name="ce30" table:formula="of:=([.$K11]-[.P$4]*[.$J11])*[.$J11]*(100-[.P$5]*[.$J11])/100" office:value-type="float" office:value="11.136" calcext:value-type="float">
            <text:p>11.1</text:p>
          </table:table-cell>
          <table:table-cell table:style-name="ce30" table:formula="of:=([.$K11]-[.Q$4]*[.$J11])*[.$J11]*(100-[.Q$5]*[.$J11])/100" office:value-type="float" office:value="10.5792" calcext:value-type="float">
            <text:p>10.6</text:p>
          </table:table-cell>
          <table:table-cell table:style-name="ce30" table:formula="of:=([.$K11]-[.R$4]*[.$J11])*[.$J11]*(100-[.R$5]*[.$J11])/100" office:value-type="float" office:value="10.5792" calcext:value-type="float">
            <text:p>10.6</text:p>
          </table:table-cell>
          <table:table-cell table:style-name="ce30" table:formula="of:=([.$K11]-[.S$4]*[.$J11])*[.$J11]*(100-[.S$5]*[.$J11])/100" office:value-type="float" office:value="9.6064" calcext:value-type="float">
            <text:p>9.6</text:p>
          </table:table-cell>
          <table:table-cell table:style-name="ce30" table:formula="of:=([.$K11]-[.T$4]*[.$J11])*[.$J11]*(100-[.T$5]*[.$J11])/100" office:value-type="float" office:value="9.1008" calcext:value-type="float">
            <text:p>9.1</text:p>
          </table:table-cell>
          <table:table-cell table:style-name="ce30" table:formula="of:=([.$K11]-[.U$4]*[.$J11])*[.$J11]*(100-[.U$5]*[.$J11])/100" office:value-type="float" office:value="9.1008" calcext:value-type="float">
            <text:p>9.1</text:p>
          </table:table-cell>
          <table:table-cell table:style-name="ce30" table:formula="of:=([.$K11]-[.V$4]*[.$J11])*[.$J11]*(100-[.V$5]*[.$J11])/100" office:value-type="float" office:value="7.7248" calcext:value-type="float">
            <text:p>7.7</text:p>
          </table:table-cell>
          <table:table-cell table:style-name="ce30" table:formula="of:=([.$K11]-[.W$4]*[.$J11])*[.$J11]*(100-[.W$5]*[.$J11])/100" office:value-type="float" office:value="7.2704" calcext:value-type="float">
            <text:p>7.3</text:p>
          </table:table-cell>
          <table:table-cell table:style-name="ce30" table:formula="of:=([.$K11]-[.X$4]*[.$J11])*[.$J11]*(100-[.X$5]*[.$J11])/100" office:value-type="float" office:value="6.4512" calcext:value-type="float">
            <text:p>6.5</text:p>
          </table:table-cell>
          <table:table-cell table:style-name="ce30" table:formula="of:=([.$K11]-[.Y$4]*[.$J11])*[.$J11]*(100-[.Y$5]*[.$J11])/100" office:value-type="float" office:value="5.28" calcext:value-type="float">
            <text:p>5.3</text:p>
          </table:table-cell>
          <table:table-cell table:style-name="ce30" table:formula="of:=([.$K11]-[.Z$4]*[.$J11])*[.$J11]*(100-[.Z$5]*[.$J11])/100" office:value-type="float" office:value="4.512" calcext:value-type="float">
            <text:p>4.5</text:p>
          </table:table-cell>
          <table:table-cell table:style-name="ce30" table:formula="of:=([.$K11]-[.AA$4]*[.$J11])*[.$J11]*(100-[.AA$5]*[.$J11])/100" office:value-type="float" office:value="2.9952" calcext:value-type="float">
            <text:p>3.0</text:p>
          </table:table-cell>
          <table:table-cell table:style-name="ce30" table:formula="of:=([.$K11]-[.AB$4]*[.$J11])*[.$J11]*(100-[.AB$5]*[.$J11])/100" office:value-type="float" office:value="2.7456" calcext:value-type="float">
            <text:p>2.7</text:p>
          </table:table-cell>
          <table:table-cell table:style-name="ce30" table:formula="of:=([.$K11]-[.AC$4]*[.$J11])*[.$J11]*(100-[.AC$5]*[.$J11])/100" office:value-type="float" office:value="1.056" calcext:value-type="float">
            <text:p>1.1</text:p>
          </table:table-cell>
          <table:table-cell table:number-columns-repeated="6"/>
          <table:table-cell table:formula="of:=[.M$4]*[.$J11]" office:value-type="float" office:value="0" calcext:value-type="float">
            <text:p>0</text:p>
          </table:table-cell>
          <table:table-cell table:formula="of:=[.N$4]*[.$J11]" office:value-type="float" office:value="0" calcext:value-type="float">
            <text:p>0</text:p>
          </table:table-cell>
          <table:table-cell table:formula="of:=[.O$4]*[.$J11]" office:value-type="float" office:value="0" calcext:value-type="float">
            <text:p>0</text:p>
          </table:table-cell>
          <table:table-cell table:formula="of:=[.P$4]*[.$J11]" office:value-type="float" office:value="1.6" calcext:value-type="float">
            <text:p>1.6</text:p>
          </table:table-cell>
          <table:table-cell table:formula="of:=[.Q$4]*[.$J11]" office:value-type="float" office:value="1.6" calcext:value-type="float">
            <text:p>1.6</text:p>
          </table:table-cell>
          <table:table-cell table:formula="of:=[.R$4]*[.$J11]" office:value-type="float" office:value="1.6" calcext:value-type="float">
            <text:p>1.6</text:p>
          </table:table-cell>
          <table:table-cell table:formula="of:=[.S$4]*[.$J11]" office:value-type="float" office:value="3.2" calcext:value-type="float">
            <text:p>3.2</text:p>
          </table:table-cell>
          <table:table-cell table:formula="of:=[.T$4]*[.$J11]" office:value-type="float" office:value="3.2" calcext:value-type="float">
            <text:p>3.2</text:p>
          </table:table-cell>
          <table:table-cell table:formula="of:=[.U$4]*[.$J11]" office:value-type="float" office:value="3.2" calcext:value-type="float">
            <text:p>3.2</text:p>
          </table:table-cell>
          <table:table-cell table:formula="of:=[.V$4]*[.$J11]" office:value-type="float" office:value="4.8" calcext:value-type="float">
            <text:p>4.8</text:p>
          </table:table-cell>
          <table:table-cell table:formula="of:=[.W$4]*[.$J11]" office:value-type="float" office:value="4.8" calcext:value-type="float">
            <text:p>4.8</text:p>
          </table:table-cell>
          <table:table-cell table:formula="of:=[.X$4]*[.$J11]" office:value-type="float" office:value="6.4" calcext:value-type="float">
            <text:p>6.4</text:p>
          </table:table-cell>
          <table:table-cell table:formula="of:=[.Y$4]*[.$J11]" office:value-type="float" office:value="8" calcext:value-type="float">
            <text:p>8</text:p>
          </table:table-cell>
          <table:table-cell table:formula="of:=[.Z$4]*[.$J11]" office:value-type="float" office:value="9.6" calcext:value-type="float">
            <text:p>9.6</text:p>
          </table:table-cell>
          <table:table-cell table:formula="of:=[.AA$4]*[.$J11]" office:value-type="float" office:value="11.2" calcext:value-type="float">
            <text:p>11.2</text:p>
          </table:table-cell>
          <table:table-cell table:formula="of:=[.AB$4]*[.$J11]" office:value-type="float" office:value="11.2" calcext:value-type="float">
            <text:p>11.2</text:p>
          </table:table-cell>
          <table:table-cell table:formula="of:=[.AC$4]*[.$J11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1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2];[$'EcCo ammo'.$A$6:$'EcCo ammo'.$A$37];[$'EcCo ammo'.G$6:$'EcCo ammo'.G$37]))" office:value-type="float" office:value="-50" calcext:value-type="float">
            <text:p>-50</text:p>
          </table:table-cell>
          <table:table-cell table:formula="of:=LOOKUP([.$B12];[$'EcCo ammo'.$A$6:$'EcCo ammo'.$A$37];[$'EcCo ammo'.I$6:$'EcCo ammo'.I$37])" office:value-type="float" office:value="1" calcext:value-type="float">
            <text:p>1</text:p>
          </table:table-cell>
          <table:table-cell table:formula="of:=LOOKUP([.$B1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2])/100" office:value-type="float" office:value="0.5" calcext:value-type="float">
            <text:p>0.50</text:p>
          </table:table-cell>
          <table:table-cell table:formula="of:=ROUND(AVERAGE([.C12];[.D12]))" office:value-type="float" office:value="19" calcext:value-type="float">
            <text:p>19</text:p>
          </table:table-cell>
          <table:table-cell/>
          <table:table-cell table:style-name="ce30" table:formula="of:=([.$K12]-[.M$4]*[.$J12])*[.$J12]*(100-[.M$5]*[.$J12])/100" office:value-type="float" office:value="9.5" calcext:value-type="float">
            <text:p>9.5</text:p>
          </table:table-cell>
          <table:table-cell table:style-name="ce30" table:formula="of:=([.$K12]-[.N$4]*[.$J12])*[.$J12]*(100-[.N$5]*[.$J12])/100" office:value-type="float" office:value="9.025" calcext:value-type="float">
            <text:p>9.0</text:p>
          </table:table-cell>
          <table:table-cell table:style-name="ce30" table:formula="of:=([.$K12]-[.O$4]*[.$J12])*[.$J12]*(100-[.O$5]*[.$J12])/100" office:value-type="float" office:value="8.55" calcext:value-type="float">
            <text:p>8.6</text:p>
          </table:table-cell>
          <table:table-cell table:style-name="ce30" table:formula="of:=([.$K12]-[.P$4]*[.$J12])*[.$J12]*(100-[.P$5]*[.$J12])/100" office:value-type="float" office:value="7.875" calcext:value-type="float">
            <text:p>7.9</text:p>
          </table:table-cell>
          <table:table-cell table:style-name="ce30" table:formula="of:=([.$K12]-[.Q$4]*[.$J12])*[.$J12]*(100-[.Q$5]*[.$J12])/100" office:value-type="float" office:value="7.65" calcext:value-type="float">
            <text:p>7.7</text:p>
          </table:table-cell>
          <table:table-cell table:style-name="ce30" table:formula="of:=([.$K12]-[.R$4]*[.$J12])*[.$J12]*(100-[.R$5]*[.$J12])/100" office:value-type="float" office:value="7.65" calcext:value-type="float">
            <text:p>7.7</text:p>
          </table:table-cell>
          <table:table-cell table:style-name="ce30" table:formula="of:=([.$K12]-[.S$4]*[.$J12])*[.$J12]*(100-[.S$5]*[.$J12])/100" office:value-type="float" office:value="7.225" calcext:value-type="float">
            <text:p>7.2</text:p>
          </table:table-cell>
          <table:table-cell table:style-name="ce30" table:formula="of:=([.$K12]-[.T$4]*[.$J12])*[.$J12]*(100-[.T$5]*[.$J12])/100" office:value-type="float" office:value="7.0125" calcext:value-type="float">
            <text:p>7.0</text:p>
          </table:table-cell>
          <table:table-cell table:style-name="ce30" table:formula="of:=([.$K12]-[.U$4]*[.$J12])*[.$J12]*(100-[.U$5]*[.$J12])/100" office:value-type="float" office:value="7.0125" calcext:value-type="float">
            <text:p>7.0</text:p>
          </table:table-cell>
          <table:table-cell table:style-name="ce30" table:formula="of:=([.$K12]-[.V$4]*[.$J12])*[.$J12]*(100-[.V$5]*[.$J12])/100" office:value-type="float" office:value="6.4" calcext:value-type="float">
            <text:p>6.4</text:p>
          </table:table-cell>
          <table:table-cell table:style-name="ce30" table:formula="of:=([.$K12]-[.W$4]*[.$J12])*[.$J12]*(100-[.W$5]*[.$J12])/100" office:value-type="float" office:value="6.2" calcext:value-type="float">
            <text:p>6.2</text:p>
          </table:table-cell>
          <table:table-cell table:style-name="ce30" table:formula="of:=([.$K12]-[.X$4]*[.$J12])*[.$J12]*(100-[.X$5]*[.$J12])/100" office:value-type="float" office:value="5.8125" calcext:value-type="float">
            <text:p>5.8</text:p>
          </table:table-cell>
          <table:table-cell table:style-name="ce30" table:formula="of:=([.$K12]-[.Y$4]*[.$J12])*[.$J12]*(100-[.Y$5]*[.$J12])/100" office:value-type="float" office:value="5.25" calcext:value-type="float">
            <text:p>5.3</text:p>
          </table:table-cell>
          <table:table-cell table:style-name="ce30" table:formula="of:=([.$K12]-[.Z$4]*[.$J12])*[.$J12]*(100-[.Z$5]*[.$J12])/100" office:value-type="float" office:value="4.875" calcext:value-type="float">
            <text:p>4.9</text:p>
          </table:table-cell>
          <table:table-cell table:style-name="ce30" table:formula="of:=([.$K12]-[.AA$4]*[.$J12])*[.$J12]*(100-[.AA$5]*[.$J12])/100" office:value-type="float" office:value="4.05" calcext:value-type="float">
            <text:p>4.1</text:p>
          </table:table-cell>
          <table:table-cell table:style-name="ce30" table:formula="of:=([.$K12]-[.AB$4]*[.$J12])*[.$J12]*(100-[.AB$5]*[.$J12])/100" office:value-type="float" office:value="3.9" calcext:value-type="float">
            <text:p>3.9</text:p>
          </table:table-cell>
          <table:table-cell table:style-name="ce30" table:formula="of:=([.$K12]-[.AC$4]*[.$J12])*[.$J12]*(100-[.AC$5]*[.$J12])/100" office:value-type="float" office:value="2.925" calcext:value-type="float">
            <text:p>2.9</text:p>
          </table:table-cell>
          <table:table-cell table:number-columns-repeated="6"/>
          <table:table-cell table:formula="of:=[.M$4]*[.$J12]" office:value-type="float" office:value="0" calcext:value-type="float">
            <text:p>0</text:p>
          </table:table-cell>
          <table:table-cell table:formula="of:=[.N$4]*[.$J12]" office:value-type="float" office:value="0" calcext:value-type="float">
            <text:p>0</text:p>
          </table:table-cell>
          <table:table-cell table:formula="of:=[.O$4]*[.$J12]" office:value-type="float" office:value="0" calcext:value-type="float">
            <text:p>0</text:p>
          </table:table-cell>
          <table:table-cell table:formula="of:=[.P$4]*[.$J12]" office:value-type="float" office:value="1" calcext:value-type="float">
            <text:p>1</text:p>
          </table:table-cell>
          <table:table-cell table:formula="of:=[.Q$4]*[.$J12]" office:value-type="float" office:value="1" calcext:value-type="float">
            <text:p>1</text:p>
          </table:table-cell>
          <table:table-cell table:formula="of:=[.R$4]*[.$J12]" office:value-type="float" office:value="1" calcext:value-type="float">
            <text:p>1</text:p>
          </table:table-cell>
          <table:table-cell table:formula="of:=[.S$4]*[.$J12]" office:value-type="float" office:value="2" calcext:value-type="float">
            <text:p>2</text:p>
          </table:table-cell>
          <table:table-cell table:formula="of:=[.T$4]*[.$J12]" office:value-type="float" office:value="2" calcext:value-type="float">
            <text:p>2</text:p>
          </table:table-cell>
          <table:table-cell table:formula="of:=[.U$4]*[.$J12]" office:value-type="float" office:value="2" calcext:value-type="float">
            <text:p>2</text:p>
          </table:table-cell>
          <table:table-cell table:formula="of:=[.V$4]*[.$J12]" office:value-type="float" office:value="3" calcext:value-type="float">
            <text:p>3</text:p>
          </table:table-cell>
          <table:table-cell table:formula="of:=[.W$4]*[.$J12]" office:value-type="float" office:value="3" calcext:value-type="float">
            <text:p>3</text:p>
          </table:table-cell>
          <table:table-cell table:formula="of:=[.X$4]*[.$J12]" office:value-type="float" office:value="4" calcext:value-type="float">
            <text:p>4</text:p>
          </table:table-cell>
          <table:table-cell table:formula="of:=[.Y$4]*[.$J12]" office:value-type="float" office:value="5" calcext:value-type="float">
            <text:p>5</text:p>
          </table:table-cell>
          <table:table-cell table:formula="of:=[.Z$4]*[.$J12]" office:value-type="float" office:value="6" calcext:value-type="float">
            <text:p>6</text:p>
          </table:table-cell>
          <table:table-cell table:formula="of:=[.AA$4]*[.$J12]" office:value-type="float" office:value="7" calcext:value-type="float">
            <text:p>7</text:p>
          </table:table-cell>
          <table:table-cell table:formula="of:=[.AB$4]*[.$J12]" office:value-type="float" office:value="7" calcext:value-type="float">
            <text:p>7</text:p>
          </table:table-cell>
          <table:table-cell table:formula="of:=[.AC$4]*[.$J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3];[$'EcCo ammo'.$A$6:$'EcCo ammo'.$A$37];[$'EcCo ammo'.F$6:$'EcCo ammo'.F$37])" office:value-type="float" office:value="0" calcext:value-type="float">
            <text:p>0</text:p>
          </table:table-cell>
          <table:table-cell table:formula="of:=FLOOR(LOOKUP([.$B13];[$'EcCo ammo'.$A$6:$'EcCo ammo'.$A$37];[$'EcCo ammo'.G$6:$'EcCo ammo'.G$37]))" office:value-type="float" office:value="-20" calcext:value-type="float">
            <text:p>-20</text:p>
          </table:table-cell>
          <table:table-cell table:formula="of:=LOOKUP([.$B13];[$'EcCo ammo'.$A$6:$'EcCo ammo'.$A$37];[$'EcCo ammo'.I$6:$'EcCo ammo'.I$37])" office:value-type="float" office:value="1" calcext:value-type="float">
            <text:p>1</text:p>
          </table:table-cell>
          <table:table-cell table:formula="of:=LOOKUP([.$B1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3])/100" office:value-type="float" office:value="0.8" calcext:value-type="float">
            <text:p>0.80</text:p>
          </table:table-cell>
          <table:table-cell table:formula="of:=ROUND(AVERAGE([.C13];[.D13]))" office:value-type="float" office:value="20" calcext:value-type="float">
            <text:p>20</text:p>
          </table:table-cell>
          <table:table-cell/>
          <table:table-cell table:style-name="ce30" table:formula="of:=([.$K13]-[.M$4]*[.$J13])*[.$J13]*(100-[.M$5]*[.$J13])/100" office:value-type="float" office:value="16" calcext:value-type="float">
            <text:p>16.0</text:p>
          </table:table-cell>
          <table:table-cell table:style-name="ce30" table:formula="of:=([.$K13]-[.N$4]*[.$J13])*[.$J13]*(100-[.N$5]*[.$J13])/100" office:value-type="float" office:value="14.72" calcext:value-type="float">
            <text:p>14.7</text:p>
          </table:table-cell>
          <table:table-cell table:style-name="ce30" table:formula="of:=([.$K13]-[.O$4]*[.$J13])*[.$J13]*(100-[.O$5]*[.$J13])/100" office:value-type="float" office:value="13.44" calcext:value-type="float">
            <text:p>13.4</text:p>
          </table:table-cell>
          <table:table-cell table:style-name="ce30" table:formula="of:=([.$K13]-[.P$4]*[.$J13])*[.$J13]*(100-[.P$5]*[.$J13])/100" office:value-type="float" office:value="11.776" calcext:value-type="float">
            <text:p>11.8</text:p>
          </table:table-cell>
          <table:table-cell table:style-name="ce30" table:formula="of:=([.$K13]-[.Q$4]*[.$J13])*[.$J13]*(100-[.Q$5]*[.$J13])/100" office:value-type="float" office:value="11.1872" calcext:value-type="float">
            <text:p>11.2</text:p>
          </table:table-cell>
          <table:table-cell table:style-name="ce30" table:formula="of:=([.$K13]-[.R$4]*[.$J13])*[.$J13]*(100-[.R$5]*[.$J13])/100" office:value-type="float" office:value="11.1872" calcext:value-type="float">
            <text:p>11.2</text:p>
          </table:table-cell>
          <table:table-cell table:style-name="ce30" table:formula="of:=([.$K13]-[.S$4]*[.$J13])*[.$J13]*(100-[.S$5]*[.$J13])/100" office:value-type="float" office:value="10.2144" calcext:value-type="float">
            <text:p>10.2</text:p>
          </table:table-cell>
          <table:table-cell table:style-name="ce30" table:formula="of:=([.$K13]-[.T$4]*[.$J13])*[.$J13]*(100-[.T$5]*[.$J13])/100" office:value-type="float" office:value="9.6768" calcext:value-type="float">
            <text:p>9.7</text:p>
          </table:table-cell>
          <table:table-cell table:style-name="ce30" table:formula="of:=([.$K13]-[.U$4]*[.$J13])*[.$J13]*(100-[.U$5]*[.$J13])/100" office:value-type="float" office:value="9.6768" calcext:value-type="float">
            <text:p>9.7</text:p>
          </table:table-cell>
          <table:table-cell table:style-name="ce30" table:formula="of:=([.$K13]-[.V$4]*[.$J13])*[.$J13]*(100-[.V$5]*[.$J13])/100" office:value-type="float" office:value="8.2688" calcext:value-type="float">
            <text:p>8.3</text:p>
          </table:table-cell>
          <table:table-cell table:style-name="ce30" table:formula="of:=([.$K13]-[.W$4]*[.$J13])*[.$J13]*(100-[.W$5]*[.$J13])/100" office:value-type="float" office:value="7.7824" calcext:value-type="float">
            <text:p>7.8</text:p>
          </table:table-cell>
          <table:table-cell table:style-name="ce30" table:formula="of:=([.$K13]-[.X$4]*[.$J13])*[.$J13]*(100-[.X$5]*[.$J13])/100" office:value-type="float" office:value="6.9632" calcext:value-type="float">
            <text:p>7.0</text:p>
          </table:table-cell>
          <table:table-cell table:style-name="ce30" table:formula="of:=([.$K13]-[.Y$4]*[.$J13])*[.$J13]*(100-[.Y$5]*[.$J13])/100" office:value-type="float" office:value="5.76" calcext:value-type="float">
            <text:p>5.8</text:p>
          </table:table-cell>
          <table:table-cell table:style-name="ce30" table:formula="of:=([.$K13]-[.Z$4]*[.$J13])*[.$J13]*(100-[.Z$5]*[.$J13])/100" office:value-type="float" office:value="4.992" calcext:value-type="float">
            <text:p>5.0</text:p>
          </table:table-cell>
          <table:table-cell table:style-name="ce30" table:formula="of:=([.$K13]-[.AA$4]*[.$J13])*[.$J13]*(100-[.AA$5]*[.$J13])/100" office:value-type="float" office:value="3.3792" calcext:value-type="float">
            <text:p>3.4</text:p>
          </table:table-cell>
          <table:table-cell table:style-name="ce30" table:formula="of:=([.$K13]-[.AB$4]*[.$J13])*[.$J13]*(100-[.AB$5]*[.$J13])/100" office:value-type="float" office:value="3.0976" calcext:value-type="float">
            <text:p>3.1</text:p>
          </table:table-cell>
          <table:table-cell table:style-name="ce30" table:formula="of:=([.$K13]-[.AC$4]*[.$J13])*[.$J13]*(100-[.AC$5]*[.$J13])/100" office:value-type="float" office:value="1.408" calcext:value-type="float">
            <text:p>1.4</text:p>
          </table:table-cell>
          <table:table-cell table:number-columns-repeated="6"/>
          <table:table-cell table:formula="of:=[.M$4]*[.$J13]" office:value-type="float" office:value="0" calcext:value-type="float">
            <text:p>0</text:p>
          </table:table-cell>
          <table:table-cell table:formula="of:=[.N$4]*[.$J13]" office:value-type="float" office:value="0" calcext:value-type="float">
            <text:p>0</text:p>
          </table:table-cell>
          <table:table-cell table:formula="of:=[.O$4]*[.$J13]" office:value-type="float" office:value="0" calcext:value-type="float">
            <text:p>0</text:p>
          </table:table-cell>
          <table:table-cell table:formula="of:=[.P$4]*[.$J13]" office:value-type="float" office:value="1.6" calcext:value-type="float">
            <text:p>1.6</text:p>
          </table:table-cell>
          <table:table-cell table:formula="of:=[.Q$4]*[.$J13]" office:value-type="float" office:value="1.6" calcext:value-type="float">
            <text:p>1.6</text:p>
          </table:table-cell>
          <table:table-cell table:formula="of:=[.R$4]*[.$J13]" office:value-type="float" office:value="1.6" calcext:value-type="float">
            <text:p>1.6</text:p>
          </table:table-cell>
          <table:table-cell table:formula="of:=[.S$4]*[.$J13]" office:value-type="float" office:value="3.2" calcext:value-type="float">
            <text:p>3.2</text:p>
          </table:table-cell>
          <table:table-cell table:formula="of:=[.T$4]*[.$J13]" office:value-type="float" office:value="3.2" calcext:value-type="float">
            <text:p>3.2</text:p>
          </table:table-cell>
          <table:table-cell table:formula="of:=[.U$4]*[.$J13]" office:value-type="float" office:value="3.2" calcext:value-type="float">
            <text:p>3.2</text:p>
          </table:table-cell>
          <table:table-cell table:formula="of:=[.V$4]*[.$J13]" office:value-type="float" office:value="4.8" calcext:value-type="float">
            <text:p>4.8</text:p>
          </table:table-cell>
          <table:table-cell table:formula="of:=[.W$4]*[.$J13]" office:value-type="float" office:value="4.8" calcext:value-type="float">
            <text:p>4.8</text:p>
          </table:table-cell>
          <table:table-cell table:formula="of:=[.X$4]*[.$J13]" office:value-type="float" office:value="6.4" calcext:value-type="float">
            <text:p>6.4</text:p>
          </table:table-cell>
          <table:table-cell table:formula="of:=[.Y$4]*[.$J13]" office:value-type="float" office:value="8" calcext:value-type="float">
            <text:p>8</text:p>
          </table:table-cell>
          <table:table-cell table:formula="of:=[.Z$4]*[.$J13]" office:value-type="float" office:value="9.6" calcext:value-type="float">
            <text:p>9.6</text:p>
          </table:table-cell>
          <table:table-cell table:formula="of:=[.AA$4]*[.$J13]" office:value-type="float" office:value="11.2" calcext:value-type="float">
            <text:p>11.2</text:p>
          </table:table-cell>
          <table:table-cell table:formula="of:=[.AB$4]*[.$J13]" office:value-type="float" office:value="11.2" calcext:value-type="float">
            <text:p>11.2</text:p>
          </table:table-cell>
          <table:table-cell table:formula="of:=[.AC$4]*[.$J13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4];[$'EcCo ammo'.$A$6:$'EcCo ammo'.$A$37];[$'EcCo ammo'.G$6:$'EcCo ammo'.G$37]))" office:value-type="float" office:value="-50" calcext:value-type="float">
            <text:p>-50</text:p>
          </table:table-cell>
          <table:table-cell table:formula="of:=LOOKUP([.$B14];[$'EcCo ammo'.$A$6:$'EcCo ammo'.$A$37];[$'EcCo ammo'.I$6:$'EcCo ammo'.I$37])" office:value-type="float" office:value="1" calcext:value-type="float">
            <text:p>1</text:p>
          </table:table-cell>
          <table:table-cell table:formula="of:=LOOKUP([.$B14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4])/100" office:value-type="float" office:value="0.5" calcext:value-type="float">
            <text:p>0.50</text:p>
          </table:table-cell>
          <table:table-cell table:formula="of:=ROUND(AVERAGE([.C14];[.D14]))" office:value-type="float" office:value="20" calcext:value-type="float">
            <text:p>20</text:p>
          </table:table-cell>
          <table:table-cell/>
          <table:table-cell table:style-name="ce30" table:formula="of:=([.$K14]-[.M$4]*[.$J14])*[.$J14]*(100-[.M$5]*[.$J14])/100" office:value-type="float" office:value="10" calcext:value-type="float">
            <text:p>10.0</text:p>
          </table:table-cell>
          <table:table-cell table:style-name="ce30" table:formula="of:=([.$K14]-[.N$4]*[.$J14])*[.$J14]*(100-[.N$5]*[.$J14])/100" office:value-type="float" office:value="9.5" calcext:value-type="float">
            <text:p>9.5</text:p>
          </table:table-cell>
          <table:table-cell table:style-name="ce30" table:formula="of:=([.$K14]-[.O$4]*[.$J14])*[.$J14]*(100-[.O$5]*[.$J14])/100" office:value-type="float" office:value="9" calcext:value-type="float">
            <text:p>9.0</text:p>
          </table:table-cell>
          <table:table-cell table:style-name="ce30" table:formula="of:=([.$K14]-[.P$4]*[.$J14])*[.$J14]*(100-[.P$5]*[.$J14])/100" office:value-type="float" office:value="8.3125" calcext:value-type="float">
            <text:p>8.3</text:p>
          </table:table-cell>
          <table:table-cell table:style-name="ce30" table:formula="of:=([.$K14]-[.Q$4]*[.$J14])*[.$J14]*(100-[.Q$5]*[.$J14])/100" office:value-type="float" office:value="8.075" calcext:value-type="float">
            <text:p>8.1</text:p>
          </table:table-cell>
          <table:table-cell table:style-name="ce30" table:formula="of:=([.$K14]-[.R$4]*[.$J14])*[.$J14]*(100-[.R$5]*[.$J14])/100" office:value-type="float" office:value="8.075" calcext:value-type="float">
            <text:p>8.1</text:p>
          </table:table-cell>
          <table:table-cell table:style-name="ce30" table:formula="of:=([.$K14]-[.S$4]*[.$J14])*[.$J14]*(100-[.S$5]*[.$J14])/100" office:value-type="float" office:value="7.65" calcext:value-type="float">
            <text:p>7.7</text:p>
          </table:table-cell>
          <table:table-cell table:style-name="ce30" table:formula="of:=([.$K14]-[.T$4]*[.$J14])*[.$J14]*(100-[.T$5]*[.$J14])/100" office:value-type="float" office:value="7.425" calcext:value-type="float">
            <text:p>7.4</text:p>
          </table:table-cell>
          <table:table-cell table:style-name="ce30" table:formula="of:=([.$K14]-[.U$4]*[.$J14])*[.$J14]*(100-[.U$5]*[.$J14])/100" office:value-type="float" office:value="7.425" calcext:value-type="float">
            <text:p>7.4</text:p>
          </table:table-cell>
          <table:table-cell table:style-name="ce30" table:formula="of:=([.$K14]-[.V$4]*[.$J14])*[.$J14]*(100-[.V$5]*[.$J14])/100" office:value-type="float" office:value="6.8" calcext:value-type="float">
            <text:p>6.8</text:p>
          </table:table-cell>
          <table:table-cell table:style-name="ce30" table:formula="of:=([.$K14]-[.W$4]*[.$J14])*[.$J14]*(100-[.W$5]*[.$J14])/100" office:value-type="float" office:value="6.5875" calcext:value-type="float">
            <text:p>6.6</text:p>
          </table:table-cell>
          <table:table-cell table:style-name="ce30" table:formula="of:=([.$K14]-[.X$4]*[.$J14])*[.$J14]*(100-[.X$5]*[.$J14])/100" office:value-type="float" office:value="6.2" calcext:value-type="float">
            <text:p>6.2</text:p>
          </table:table-cell>
          <table:table-cell table:style-name="ce30" table:formula="of:=([.$K14]-[.Y$4]*[.$J14])*[.$J14]*(100-[.Y$5]*[.$J14])/100" office:value-type="float" office:value="5.625" calcext:value-type="float">
            <text:p>5.6</text:p>
          </table:table-cell>
          <table:table-cell table:style-name="ce30" table:formula="of:=([.$K14]-[.Z$4]*[.$J14])*[.$J14]*(100-[.Z$5]*[.$J14])/100" office:value-type="float" office:value="5.25" calcext:value-type="float">
            <text:p>5.3</text:p>
          </table:table-cell>
          <table:table-cell table:style-name="ce30" table:formula="of:=([.$K14]-[.AA$4]*[.$J14])*[.$J14]*(100-[.AA$5]*[.$J14])/100" office:value-type="float" office:value="4.3875" calcext:value-type="float">
            <text:p>4.4</text:p>
          </table:table-cell>
          <table:table-cell table:style-name="ce30" table:formula="of:=([.$K14]-[.AB$4]*[.$J14])*[.$J14]*(100-[.AB$5]*[.$J14])/100" office:value-type="float" office:value="4.225" calcext:value-type="float">
            <text:p>4.2</text:p>
          </table:table-cell>
          <table:table-cell table:style-name="ce30" table:formula="of:=([.$K14]-[.AC$4]*[.$J14])*[.$J14]*(100-[.AC$5]*[.$J14])/100" office:value-type="float" office:value="3.25" calcext:value-type="float">
            <text:p>3.3</text:p>
          </table:table-cell>
          <table:table-cell table:number-columns-repeated="6"/>
          <table:table-cell table:formula="of:=[.M$4]*[.$J14]" office:value-type="float" office:value="0" calcext:value-type="float">
            <text:p>0</text:p>
          </table:table-cell>
          <table:table-cell table:formula="of:=[.N$4]*[.$J14]" office:value-type="float" office:value="0" calcext:value-type="float">
            <text:p>0</text:p>
          </table:table-cell>
          <table:table-cell table:formula="of:=[.O$4]*[.$J14]" office:value-type="float" office:value="0" calcext:value-type="float">
            <text:p>0</text:p>
          </table:table-cell>
          <table:table-cell table:formula="of:=[.P$4]*[.$J14]" office:value-type="float" office:value="1" calcext:value-type="float">
            <text:p>1</text:p>
          </table:table-cell>
          <table:table-cell table:formula="of:=[.Q$4]*[.$J14]" office:value-type="float" office:value="1" calcext:value-type="float">
            <text:p>1</text:p>
          </table:table-cell>
          <table:table-cell table:formula="of:=[.R$4]*[.$J14]" office:value-type="float" office:value="1" calcext:value-type="float">
            <text:p>1</text:p>
          </table:table-cell>
          <table:table-cell table:formula="of:=[.S$4]*[.$J14]" office:value-type="float" office:value="2" calcext:value-type="float">
            <text:p>2</text:p>
          </table:table-cell>
          <table:table-cell table:formula="of:=[.T$4]*[.$J14]" office:value-type="float" office:value="2" calcext:value-type="float">
            <text:p>2</text:p>
          </table:table-cell>
          <table:table-cell table:formula="of:=[.U$4]*[.$J14]" office:value-type="float" office:value="2" calcext:value-type="float">
            <text:p>2</text:p>
          </table:table-cell>
          <table:table-cell table:formula="of:=[.V$4]*[.$J14]" office:value-type="float" office:value="3" calcext:value-type="float">
            <text:p>3</text:p>
          </table:table-cell>
          <table:table-cell table:formula="of:=[.W$4]*[.$J14]" office:value-type="float" office:value="3" calcext:value-type="float">
            <text:p>3</text:p>
          </table:table-cell>
          <table:table-cell table:formula="of:=[.X$4]*[.$J14]" office:value-type="float" office:value="4" calcext:value-type="float">
            <text:p>4</text:p>
          </table:table-cell>
          <table:table-cell table:formula="of:=[.Y$4]*[.$J14]" office:value-type="float" office:value="5" calcext:value-type="float">
            <text:p>5</text:p>
          </table:table-cell>
          <table:table-cell table:formula="of:=[.Z$4]*[.$J14]" office:value-type="float" office:value="6" calcext:value-type="float">
            <text:p>6</text:p>
          </table:table-cell>
          <table:table-cell table:formula="of:=[.AA$4]*[.$J14]" office:value-type="float" office:value="7" calcext:value-type="float">
            <text:p>7</text:p>
          </table:table-cell>
          <table:table-cell table:formula="of:=[.AB$4]*[.$J14]" office:value-type="float" office:value="7" calcext:value-type="float">
            <text:p>7</text:p>
          </table:table-cell>
          <table:table-cell table:formula="of:=[.AC$4]*[.$J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5];[$'EcCo ammo'.$A$6:$'EcCo ammo'.$A$37];[$'EcCo ammo'.F$6:$'EcCo ammo'.F$37])" office:value-type="float" office:value="0" calcext:value-type="float">
            <text:p>0</text:p>
          </table:table-cell>
          <table:table-cell table:formula="of:=FLOOR(LOOKUP([.$B15];[$'EcCo ammo'.$A$6:$'EcCo ammo'.$A$37];[$'EcCo ammo'.G$6:$'EcCo ammo'.G$37]))" office:value-type="float" office:value="-20" calcext:value-type="float">
            <text:p>-20</text:p>
          </table:table-cell>
          <table:table-cell table:formula="of:=LOOKUP([.$B15];[$'EcCo ammo'.$A$6:$'EcCo ammo'.$A$37];[$'EcCo ammo'.I$6:$'EcCo ammo'.I$37])" office:value-type="float" office:value="1" calcext:value-type="float">
            <text:p>1</text:p>
          </table:table-cell>
          <table:table-cell table:formula="of:=LOOKUP([.$B1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5])/100" office:value-type="float" office:value="0.8" calcext:value-type="float">
            <text:p>0.80</text:p>
          </table:table-cell>
          <table:table-cell table:formula="of:=ROUND(AVERAGE([.C15];[.D15]))" office:value-type="float" office:value="21" calcext:value-type="float">
            <text:p>21</text:p>
          </table:table-cell>
          <table:table-cell/>
          <table:table-cell table:style-name="ce30" table:formula="of:=([.$K15]-[.M$4]*[.$J15])*[.$J15]*(100-[.M$5]*[.$J15])/100" office:value-type="float" office:value="16.8" calcext:value-type="float">
            <text:p>16.8</text:p>
          </table:table-cell>
          <table:table-cell table:style-name="ce30" table:formula="of:=([.$K15]-[.N$4]*[.$J15])*[.$J15]*(100-[.N$5]*[.$J15])/100" office:value-type="float" office:value="15.456" calcext:value-type="float">
            <text:p>15.5</text:p>
          </table:table-cell>
          <table:table-cell table:style-name="ce30" table:formula="of:=([.$K15]-[.O$4]*[.$J15])*[.$J15]*(100-[.O$5]*[.$J15])/100" office:value-type="float" office:value="14.112" calcext:value-type="float">
            <text:p>14.1</text:p>
          </table:table-cell>
          <table:table-cell table:style-name="ce30" table:formula="of:=([.$K15]-[.P$4]*[.$J15])*[.$J15]*(100-[.P$5]*[.$J15])/100" office:value-type="float" office:value="12.416" calcext:value-type="float">
            <text:p>12.4</text:p>
          </table:table-cell>
          <table:table-cell table:style-name="ce30" table:formula="of:=([.$K15]-[.Q$4]*[.$J15])*[.$J15]*(100-[.Q$5]*[.$J15])/100" office:value-type="float" office:value="11.7952" calcext:value-type="float">
            <text:p>11.8</text:p>
          </table:table-cell>
          <table:table-cell table:style-name="ce30" table:formula="of:=([.$K15]-[.R$4]*[.$J15])*[.$J15]*(100-[.R$5]*[.$J15])/100" office:value-type="float" office:value="11.7952" calcext:value-type="float">
            <text:p>11.8</text:p>
          </table:table-cell>
          <table:table-cell table:style-name="ce30" table:formula="of:=([.$K15]-[.S$4]*[.$J15])*[.$J15]*(100-[.S$5]*[.$J15])/100" office:value-type="float" office:value="10.8224" calcext:value-type="float">
            <text:p>10.8</text:p>
          </table:table-cell>
          <table:table-cell table:style-name="ce30" table:formula="of:=([.$K15]-[.T$4]*[.$J15])*[.$J15]*(100-[.T$5]*[.$J15])/100" office:value-type="float" office:value="10.2528" calcext:value-type="float">
            <text:p>10.3</text:p>
          </table:table-cell>
          <table:table-cell table:style-name="ce30" table:formula="of:=([.$K15]-[.U$4]*[.$J15])*[.$J15]*(100-[.U$5]*[.$J15])/100" office:value-type="float" office:value="10.2528" calcext:value-type="float">
            <text:p>10.3</text:p>
          </table:table-cell>
          <table:table-cell table:style-name="ce30" table:formula="of:=([.$K15]-[.V$4]*[.$J15])*[.$J15]*(100-[.V$5]*[.$J15])/100" office:value-type="float" office:value="8.8128" calcext:value-type="float">
            <text:p>8.8</text:p>
          </table:table-cell>
          <table:table-cell table:style-name="ce30" table:formula="of:=([.$K15]-[.W$4]*[.$J15])*[.$J15]*(100-[.W$5]*[.$J15])/100" office:value-type="float" office:value="8.2944" calcext:value-type="float">
            <text:p>8.3</text:p>
          </table:table-cell>
          <table:table-cell table:style-name="ce30" table:formula="of:=([.$K15]-[.X$4]*[.$J15])*[.$J15]*(100-[.X$5]*[.$J15])/100" office:value-type="float" office:value="7.4752" calcext:value-type="float">
            <text:p>7.5</text:p>
          </table:table-cell>
          <table:table-cell table:style-name="ce30" table:formula="of:=([.$K15]-[.Y$4]*[.$J15])*[.$J15]*(100-[.Y$5]*[.$J15])/100" office:value-type="float" office:value="6.24" calcext:value-type="float">
            <text:p>6.2</text:p>
          </table:table-cell>
          <table:table-cell table:style-name="ce30" table:formula="of:=([.$K15]-[.Z$4]*[.$J15])*[.$J15]*(100-[.Z$5]*[.$J15])/100" office:value-type="float" office:value="5.472" calcext:value-type="float">
            <text:p>5.5</text:p>
          </table:table-cell>
          <table:table-cell table:style-name="ce30" table:formula="of:=([.$K15]-[.AA$4]*[.$J15])*[.$J15]*(100-[.AA$5]*[.$J15])/100" office:value-type="float" office:value="3.7632" calcext:value-type="float">
            <text:p>3.8</text:p>
          </table:table-cell>
          <table:table-cell table:style-name="ce30" table:formula="of:=([.$K15]-[.AB$4]*[.$J15])*[.$J15]*(100-[.AB$5]*[.$J15])/100" office:value-type="float" office:value="3.4496" calcext:value-type="float">
            <text:p>3.4</text:p>
          </table:table-cell>
          <table:table-cell table:style-name="ce30" table:formula="of:=([.$K15]-[.AC$4]*[.$J15])*[.$J15]*(100-[.AC$5]*[.$J15])/100" office:value-type="float" office:value="1.76" calcext:value-type="float">
            <text:p>1.8</text:p>
          </table:table-cell>
          <table:table-cell table:number-columns-repeated="6"/>
          <table:table-cell table:formula="of:=[.M$4]*[.$J15]" office:value-type="float" office:value="0" calcext:value-type="float">
            <text:p>0</text:p>
          </table:table-cell>
          <table:table-cell table:formula="of:=[.N$4]*[.$J15]" office:value-type="float" office:value="0" calcext:value-type="float">
            <text:p>0</text:p>
          </table:table-cell>
          <table:table-cell table:formula="of:=[.O$4]*[.$J15]" office:value-type="float" office:value="0" calcext:value-type="float">
            <text:p>0</text:p>
          </table:table-cell>
          <table:table-cell table:formula="of:=[.P$4]*[.$J15]" office:value-type="float" office:value="1.6" calcext:value-type="float">
            <text:p>1.6</text:p>
          </table:table-cell>
          <table:table-cell table:formula="of:=[.Q$4]*[.$J15]" office:value-type="float" office:value="1.6" calcext:value-type="float">
            <text:p>1.6</text:p>
          </table:table-cell>
          <table:table-cell table:formula="of:=[.R$4]*[.$J15]" office:value-type="float" office:value="1.6" calcext:value-type="float">
            <text:p>1.6</text:p>
          </table:table-cell>
          <table:table-cell table:formula="of:=[.S$4]*[.$J15]" office:value-type="float" office:value="3.2" calcext:value-type="float">
            <text:p>3.2</text:p>
          </table:table-cell>
          <table:table-cell table:formula="of:=[.T$4]*[.$J15]" office:value-type="float" office:value="3.2" calcext:value-type="float">
            <text:p>3.2</text:p>
          </table:table-cell>
          <table:table-cell table:formula="of:=[.U$4]*[.$J15]" office:value-type="float" office:value="3.2" calcext:value-type="float">
            <text:p>3.2</text:p>
          </table:table-cell>
          <table:table-cell table:formula="of:=[.V$4]*[.$J15]" office:value-type="float" office:value="4.8" calcext:value-type="float">
            <text:p>4.8</text:p>
          </table:table-cell>
          <table:table-cell table:formula="of:=[.W$4]*[.$J15]" office:value-type="float" office:value="4.8" calcext:value-type="float">
            <text:p>4.8</text:p>
          </table:table-cell>
          <table:table-cell table:formula="of:=[.X$4]*[.$J15]" office:value-type="float" office:value="6.4" calcext:value-type="float">
            <text:p>6.4</text:p>
          </table:table-cell>
          <table:table-cell table:formula="of:=[.Y$4]*[.$J15]" office:value-type="float" office:value="8" calcext:value-type="float">
            <text:p>8</text:p>
          </table:table-cell>
          <table:table-cell table:formula="of:=[.Z$4]*[.$J15]" office:value-type="float" office:value="9.6" calcext:value-type="float">
            <text:p>9.6</text:p>
          </table:table-cell>
          <table:table-cell table:formula="of:=[.AA$4]*[.$J15]" office:value-type="float" office:value="11.2" calcext:value-type="float">
            <text:p>11.2</text:p>
          </table:table-cell>
          <table:table-cell table:formula="of:=[.AB$4]*[.$J15]" office:value-type="float" office:value="11.2" calcext:value-type="float">
            <text:p>11.2</text:p>
          </table:table-cell>
          <table:table-cell table:formula="of:=[.AC$4]*[.$J15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6];[$'EcCo ammo'.$A$6:$'EcCo ammo'.$A$37];[$'EcCo ammo'.G$6:$'EcCo ammo'.G$37]))" office:value-type="float" office:value="-50" calcext:value-type="float">
            <text:p>-50</text:p>
          </table:table-cell>
          <table:table-cell table:formula="of:=LOOKUP([.$B16];[$'EcCo ammo'.$A$6:$'EcCo ammo'.$A$37];[$'EcCo ammo'.I$6:$'EcCo ammo'.I$37])" office:value-type="float" office:value="1" calcext:value-type="float">
            <text:p>1</text:p>
          </table:table-cell>
          <table:table-cell table:formula="of:=LOOKUP([.$B16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6])/100" office:value-type="float" office:value="0.5" calcext:value-type="float">
            <text:p>0.50</text:p>
          </table:table-cell>
          <table:table-cell table:formula="of:=ROUND(AVERAGE([.C16];[.D16]))" office:value-type="float" office:value="21" calcext:value-type="float">
            <text:p>21</text:p>
          </table:table-cell>
          <table:table-cell/>
          <table:table-cell table:style-name="ce30" table:formula="of:=([.$K16]-[.M$4]*[.$J16])*[.$J16]*(100-[.M$5]*[.$J16])/100" office:value-type="float" office:value="10.5" calcext:value-type="float">
            <text:p>10.5</text:p>
          </table:table-cell>
          <table:table-cell table:style-name="ce30" table:formula="of:=([.$K16]-[.N$4]*[.$J16])*[.$J16]*(100-[.N$5]*[.$J16])/100" office:value-type="float" office:value="9.975" calcext:value-type="float">
            <text:p>10.0</text:p>
          </table:table-cell>
          <table:table-cell table:style-name="ce30" table:formula="of:=([.$K16]-[.O$4]*[.$J16])*[.$J16]*(100-[.O$5]*[.$J16])/100" office:value-type="float" office:value="9.45" calcext:value-type="float">
            <text:p>9.5</text:p>
          </table:table-cell>
          <table:table-cell table:style-name="ce30" table:formula="of:=([.$K16]-[.P$4]*[.$J16])*[.$J16]*(100-[.P$5]*[.$J16])/100" office:value-type="float" office:value="8.75" calcext:value-type="float">
            <text:p>8.8</text:p>
          </table:table-cell>
          <table:table-cell table:style-name="ce30" table:formula="of:=([.$K16]-[.Q$4]*[.$J16])*[.$J16]*(100-[.Q$5]*[.$J16])/100" office:value-type="float" office:value="8.5" calcext:value-type="float">
            <text:p>8.5</text:p>
          </table:table-cell>
          <table:table-cell table:style-name="ce30" table:formula="of:=([.$K16]-[.R$4]*[.$J16])*[.$J16]*(100-[.R$5]*[.$J16])/100" office:value-type="float" office:value="8.5" calcext:value-type="float">
            <text:p>8.5</text:p>
          </table:table-cell>
          <table:table-cell table:style-name="ce30" table:formula="of:=([.$K16]-[.S$4]*[.$J16])*[.$J16]*(100-[.S$5]*[.$J16])/100" office:value-type="float" office:value="8.075" calcext:value-type="float">
            <text:p>8.1</text:p>
          </table:table-cell>
          <table:table-cell table:style-name="ce30" table:formula="of:=([.$K16]-[.T$4]*[.$J16])*[.$J16]*(100-[.T$5]*[.$J16])/100" office:value-type="float" office:value="7.8375" calcext:value-type="float">
            <text:p>7.8</text:p>
          </table:table-cell>
          <table:table-cell table:style-name="ce30" table:formula="of:=([.$K16]-[.U$4]*[.$J16])*[.$J16]*(100-[.U$5]*[.$J16])/100" office:value-type="float" office:value="7.8375" calcext:value-type="float">
            <text:p>7.8</text:p>
          </table:table-cell>
          <table:table-cell table:style-name="ce30" table:formula="of:=([.$K16]-[.V$4]*[.$J16])*[.$J16]*(100-[.V$5]*[.$J16])/100" office:value-type="float" office:value="7.2" calcext:value-type="float">
            <text:p>7.2</text:p>
          </table:table-cell>
          <table:table-cell table:style-name="ce30" table:formula="of:=([.$K16]-[.W$4]*[.$J16])*[.$J16]*(100-[.W$5]*[.$J16])/100" office:value-type="float" office:value="6.975" calcext:value-type="float">
            <text:p>7.0</text:p>
          </table:table-cell>
          <table:table-cell table:style-name="ce30" table:formula="of:=([.$K16]-[.X$4]*[.$J16])*[.$J16]*(100-[.X$5]*[.$J16])/100" office:value-type="float" office:value="6.5875" calcext:value-type="float">
            <text:p>6.6</text:p>
          </table:table-cell>
          <table:table-cell table:style-name="ce30" table:formula="of:=([.$K16]-[.Y$4]*[.$J16])*[.$J16]*(100-[.Y$5]*[.$J16])/100" office:value-type="float" office:value="6" calcext:value-type="float">
            <text:p>6.0</text:p>
          </table:table-cell>
          <table:table-cell table:style-name="ce30" table:formula="of:=([.$K16]-[.Z$4]*[.$J16])*[.$J16]*(100-[.Z$5]*[.$J16])/100" office:value-type="float" office:value="5.625" calcext:value-type="float">
            <text:p>5.6</text:p>
          </table:table-cell>
          <table:table-cell table:style-name="ce30" table:formula="of:=([.$K16]-[.AA$4]*[.$J16])*[.$J16]*(100-[.AA$5]*[.$J16])/100" office:value-type="float" office:value="4.725" calcext:value-type="float">
            <text:p>4.7</text:p>
          </table:table-cell>
          <table:table-cell table:style-name="ce30" table:formula="of:=([.$K16]-[.AB$4]*[.$J16])*[.$J16]*(100-[.AB$5]*[.$J16])/100" office:value-type="float" office:value="4.55" calcext:value-type="float">
            <text:p>4.6</text:p>
          </table:table-cell>
          <table:table-cell table:style-name="ce30" table:formula="of:=([.$K16]-[.AC$4]*[.$J16])*[.$J16]*(100-[.AC$5]*[.$J16])/100" office:value-type="float" office:value="3.575" calcext:value-type="float">
            <text:p>3.6</text:p>
          </table:table-cell>
          <table:table-cell table:number-columns-repeated="6"/>
          <table:table-cell table:formula="of:=[.M$4]*[.$J16]" office:value-type="float" office:value="0" calcext:value-type="float">
            <text:p>0</text:p>
          </table:table-cell>
          <table:table-cell table:formula="of:=[.N$4]*[.$J16]" office:value-type="float" office:value="0" calcext:value-type="float">
            <text:p>0</text:p>
          </table:table-cell>
          <table:table-cell table:formula="of:=[.O$4]*[.$J16]" office:value-type="float" office:value="0" calcext:value-type="float">
            <text:p>0</text:p>
          </table:table-cell>
          <table:table-cell table:formula="of:=[.P$4]*[.$J16]" office:value-type="float" office:value="1" calcext:value-type="float">
            <text:p>1</text:p>
          </table:table-cell>
          <table:table-cell table:formula="of:=[.Q$4]*[.$J16]" office:value-type="float" office:value="1" calcext:value-type="float">
            <text:p>1</text:p>
          </table:table-cell>
          <table:table-cell table:formula="of:=[.R$4]*[.$J16]" office:value-type="float" office:value="1" calcext:value-type="float">
            <text:p>1</text:p>
          </table:table-cell>
          <table:table-cell table:formula="of:=[.S$4]*[.$J16]" office:value-type="float" office:value="2" calcext:value-type="float">
            <text:p>2</text:p>
          </table:table-cell>
          <table:table-cell table:formula="of:=[.T$4]*[.$J16]" office:value-type="float" office:value="2" calcext:value-type="float">
            <text:p>2</text:p>
          </table:table-cell>
          <table:table-cell table:formula="of:=[.U$4]*[.$J16]" office:value-type="float" office:value="2" calcext:value-type="float">
            <text:p>2</text:p>
          </table:table-cell>
          <table:table-cell table:formula="of:=[.V$4]*[.$J16]" office:value-type="float" office:value="3" calcext:value-type="float">
            <text:p>3</text:p>
          </table:table-cell>
          <table:table-cell table:formula="of:=[.W$4]*[.$J16]" office:value-type="float" office:value="3" calcext:value-type="float">
            <text:p>3</text:p>
          </table:table-cell>
          <table:table-cell table:formula="of:=[.X$4]*[.$J16]" office:value-type="float" office:value="4" calcext:value-type="float">
            <text:p>4</text:p>
          </table:table-cell>
          <table:table-cell table:formula="of:=[.Y$4]*[.$J16]" office:value-type="float" office:value="5" calcext:value-type="float">
            <text:p>5</text:p>
          </table:table-cell>
          <table:table-cell table:formula="of:=[.Z$4]*[.$J16]" office:value-type="float" office:value="6" calcext:value-type="float">
            <text:p>6</text:p>
          </table:table-cell>
          <table:table-cell table:formula="of:=[.AA$4]*[.$J16]" office:value-type="float" office:value="7" calcext:value-type="float">
            <text:p>7</text:p>
          </table:table-cell>
          <table:table-cell table:formula="of:=[.AB$4]*[.$J16]" office:value-type="float" office:value="7" calcext:value-type="float">
            <text:p>7</text:p>
          </table:table-cell>
          <table:table-cell table:formula="of:=[.AC$4]*[.$J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7];[$'EcCo ammo'.$A$6:$'EcCo ammo'.$A$37];[$'EcCo ammo'.F$6:$'EcCo ammo'.F$37])" office:value-type="float" office:value="0" calcext:value-type="float">
            <text:p>0</text:p>
          </table:table-cell>
          <table:table-cell table:formula="of:=FLOOR(LOOKUP([.$B17];[$'EcCo ammo'.$A$6:$'EcCo ammo'.$A$37];[$'EcCo ammo'.G$6:$'EcCo ammo'.G$37]))" office:value-type="float" office:value="-20" calcext:value-type="float">
            <text:p>-20</text:p>
          </table:table-cell>
          <table:table-cell table:formula="of:=LOOKUP([.$B17];[$'EcCo ammo'.$A$6:$'EcCo ammo'.$A$37];[$'EcCo ammo'.I$6:$'EcCo ammo'.I$37])" office:value-type="float" office:value="1" calcext:value-type="float">
            <text:p>1</text:p>
          </table:table-cell>
          <table:table-cell table:formula="of:=LOOKUP([.$B1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7])/100" office:value-type="float" office:value="0.8" calcext:value-type="float">
            <text:p>0.80</text:p>
          </table:table-cell>
          <table:table-cell table:formula="of:=ROUND(AVERAGE([.C17];[.D17]))" office:value-type="float" office:value="22" calcext:value-type="float">
            <text:p>22</text:p>
          </table:table-cell>
          <table:table-cell/>
          <table:table-cell table:style-name="ce30" table:formula="of:=([.$K17]-[.M$4]*[.$J17])*[.$J17]*(100-[.M$5]*[.$J17])/100" office:value-type="float" office:value="17.6" calcext:value-type="float">
            <text:p>17.6</text:p>
          </table:table-cell>
          <table:table-cell table:style-name="ce30" table:formula="of:=([.$K17]-[.N$4]*[.$J17])*[.$J17]*(100-[.N$5]*[.$J17])/100" office:value-type="float" office:value="16.192" calcext:value-type="float">
            <text:p>16.2</text:p>
          </table:table-cell>
          <table:table-cell table:style-name="ce30" table:formula="of:=([.$K17]-[.O$4]*[.$J17])*[.$J17]*(100-[.O$5]*[.$J17])/100" office:value-type="float" office:value="14.784" calcext:value-type="float">
            <text:p>14.8</text:p>
          </table:table-cell>
          <table:table-cell table:style-name="ce30" table:formula="of:=([.$K17]-[.P$4]*[.$J17])*[.$J17]*(100-[.P$5]*[.$J17])/100" office:value-type="float" office:value="13.056" calcext:value-type="float">
            <text:p>13.1</text:p>
          </table:table-cell>
          <table:table-cell table:style-name="ce30" table:formula="of:=([.$K17]-[.Q$4]*[.$J17])*[.$J17]*(100-[.Q$5]*[.$J17])/100" office:value-type="float" office:value="12.4032" calcext:value-type="float">
            <text:p>12.4</text:p>
          </table:table-cell>
          <table:table-cell table:style-name="ce30" table:formula="of:=([.$K17]-[.R$4]*[.$J17])*[.$J17]*(100-[.R$5]*[.$J17])/100" office:value-type="float" office:value="12.4032" calcext:value-type="float">
            <text:p>12.4</text:p>
          </table:table-cell>
          <table:table-cell table:style-name="ce30" table:formula="of:=([.$K17]-[.S$4]*[.$J17])*[.$J17]*(100-[.S$5]*[.$J17])/100" office:value-type="float" office:value="11.4304" calcext:value-type="float">
            <text:p>11.4</text:p>
          </table:table-cell>
          <table:table-cell table:style-name="ce30" table:formula="of:=([.$K17]-[.T$4]*[.$J17])*[.$J17]*(100-[.T$5]*[.$J17])/100" office:value-type="float" office:value="10.8288" calcext:value-type="float">
            <text:p>10.8</text:p>
          </table:table-cell>
          <table:table-cell table:style-name="ce30" table:formula="of:=([.$K17]-[.U$4]*[.$J17])*[.$J17]*(100-[.U$5]*[.$J17])/100" office:value-type="float" office:value="10.8288" calcext:value-type="float">
            <text:p>10.8</text:p>
          </table:table-cell>
          <table:table-cell table:style-name="ce30" table:formula="of:=([.$K17]-[.V$4]*[.$J17])*[.$J17]*(100-[.V$5]*[.$J17])/100" office:value-type="float" office:value="9.3568" calcext:value-type="float">
            <text:p>9.4</text:p>
          </table:table-cell>
          <table:table-cell table:style-name="ce30" table:formula="of:=([.$K17]-[.W$4]*[.$J17])*[.$J17]*(100-[.W$5]*[.$J17])/100" office:value-type="float" office:value="8.8064" calcext:value-type="float">
            <text:p>8.8</text:p>
          </table:table-cell>
          <table:table-cell table:style-name="ce30" table:formula="of:=([.$K17]-[.X$4]*[.$J17])*[.$J17]*(100-[.X$5]*[.$J17])/100" office:value-type="float" office:value="7.9872" calcext:value-type="float">
            <text:p>8.0</text:p>
          </table:table-cell>
          <table:table-cell table:style-name="ce30" table:formula="of:=([.$K17]-[.Y$4]*[.$J17])*[.$J17]*(100-[.Y$5]*[.$J17])/100" office:value-type="float" office:value="6.72" calcext:value-type="float">
            <text:p>6.7</text:p>
          </table:table-cell>
          <table:table-cell table:style-name="ce30" table:formula="of:=([.$K17]-[.Z$4]*[.$J17])*[.$J17]*(100-[.Z$5]*[.$J17])/100" office:value-type="float" office:value="5.952" calcext:value-type="float">
            <text:p>6.0</text:p>
          </table:table-cell>
          <table:table-cell table:style-name="ce30" table:formula="of:=([.$K17]-[.AA$4]*[.$J17])*[.$J17]*(100-[.AA$5]*[.$J17])/100" office:value-type="float" office:value="4.1472" calcext:value-type="float">
            <text:p>4.1</text:p>
          </table:table-cell>
          <table:table-cell table:style-name="ce30" table:formula="of:=([.$K17]-[.AB$4]*[.$J17])*[.$J17]*(100-[.AB$5]*[.$J17])/100" office:value-type="float" office:value="3.8016" calcext:value-type="float">
            <text:p>3.8</text:p>
          </table:table-cell>
          <table:table-cell table:style-name="ce30" table:formula="of:=([.$K17]-[.AC$4]*[.$J17])*[.$J17]*(100-[.AC$5]*[.$J17])/100" office:value-type="float" office:value="2.112" calcext:value-type="float">
            <text:p>2.1</text:p>
          </table:table-cell>
          <table:table-cell table:number-columns-repeated="6"/>
          <table:table-cell table:formula="of:=[.M$4]*[.$J17]" office:value-type="float" office:value="0" calcext:value-type="float">
            <text:p>0</text:p>
          </table:table-cell>
          <table:table-cell table:formula="of:=[.N$4]*[.$J17]" office:value-type="float" office:value="0" calcext:value-type="float">
            <text:p>0</text:p>
          </table:table-cell>
          <table:table-cell table:formula="of:=[.O$4]*[.$J17]" office:value-type="float" office:value="0" calcext:value-type="float">
            <text:p>0</text:p>
          </table:table-cell>
          <table:table-cell table:formula="of:=[.P$4]*[.$J17]" office:value-type="float" office:value="1.6" calcext:value-type="float">
            <text:p>1.6</text:p>
          </table:table-cell>
          <table:table-cell table:formula="of:=[.Q$4]*[.$J17]" office:value-type="float" office:value="1.6" calcext:value-type="float">
            <text:p>1.6</text:p>
          </table:table-cell>
          <table:table-cell table:formula="of:=[.R$4]*[.$J17]" office:value-type="float" office:value="1.6" calcext:value-type="float">
            <text:p>1.6</text:p>
          </table:table-cell>
          <table:table-cell table:formula="of:=[.S$4]*[.$J17]" office:value-type="float" office:value="3.2" calcext:value-type="float">
            <text:p>3.2</text:p>
          </table:table-cell>
          <table:table-cell table:formula="of:=[.T$4]*[.$J17]" office:value-type="float" office:value="3.2" calcext:value-type="float">
            <text:p>3.2</text:p>
          </table:table-cell>
          <table:table-cell table:formula="of:=[.U$4]*[.$J17]" office:value-type="float" office:value="3.2" calcext:value-type="float">
            <text:p>3.2</text:p>
          </table:table-cell>
          <table:table-cell table:formula="of:=[.V$4]*[.$J17]" office:value-type="float" office:value="4.8" calcext:value-type="float">
            <text:p>4.8</text:p>
          </table:table-cell>
          <table:table-cell table:formula="of:=[.W$4]*[.$J17]" office:value-type="float" office:value="4.8" calcext:value-type="float">
            <text:p>4.8</text:p>
          </table:table-cell>
          <table:table-cell table:formula="of:=[.X$4]*[.$J17]" office:value-type="float" office:value="6.4" calcext:value-type="float">
            <text:p>6.4</text:p>
          </table:table-cell>
          <table:table-cell table:formula="of:=[.Y$4]*[.$J17]" office:value-type="float" office:value="8" calcext:value-type="float">
            <text:p>8</text:p>
          </table:table-cell>
          <table:table-cell table:formula="of:=[.Z$4]*[.$J17]" office:value-type="float" office:value="9.6" calcext:value-type="float">
            <text:p>9.6</text:p>
          </table:table-cell>
          <table:table-cell table:formula="of:=[.AA$4]*[.$J17]" office:value-type="float" office:value="11.2" calcext:value-type="float">
            <text:p>11.2</text:p>
          </table:table-cell>
          <table:table-cell table:formula="of:=[.AB$4]*[.$J17]" office:value-type="float" office:value="11.2" calcext:value-type="float">
            <text:p>11.2</text:p>
          </table:table-cell>
          <table:table-cell table:formula="of:=[.AC$4]*[.$J1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8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8];[$'EcCo ammo'.$A$6:$'EcCo ammo'.$A$37];[$'EcCo ammo'.G$6:$'EcCo ammo'.G$37]))" office:value-type="float" office:value="-50" calcext:value-type="float">
            <text:p>-50</text:p>
          </table:table-cell>
          <table:table-cell table:formula="of:=LOOKUP([.$B18];[$'EcCo ammo'.$A$6:$'EcCo ammo'.$A$37];[$'EcCo ammo'.I$6:$'EcCo ammo'.I$37])" office:value-type="float" office:value="1" calcext:value-type="float">
            <text:p>1</text:p>
          </table:table-cell>
          <table:table-cell table:formula="of:=LOOKUP([.$B1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8])/100" office:value-type="float" office:value="0.5" calcext:value-type="float">
            <text:p>0.50</text:p>
          </table:table-cell>
          <table:table-cell table:formula="of:=ROUND(AVERAGE([.C18];[.D18]))" office:value-type="float" office:value="22" calcext:value-type="float">
            <text:p>22</text:p>
          </table:table-cell>
          <table:table-cell/>
          <table:table-cell table:style-name="ce30" table:formula="of:=([.$K18]-[.M$4]*[.$J18])*[.$J18]*(100-[.M$5]*[.$J18])/100" office:value-type="float" office:value="11" calcext:value-type="float">
            <text:p>11.0</text:p>
          </table:table-cell>
          <table:table-cell table:style-name="ce30" table:formula="of:=([.$K18]-[.N$4]*[.$J18])*[.$J18]*(100-[.N$5]*[.$J18])/100" office:value-type="float" office:value="10.45" calcext:value-type="float">
            <text:p>10.5</text:p>
          </table:table-cell>
          <table:table-cell table:style-name="ce30" table:formula="of:=([.$K18]-[.O$4]*[.$J18])*[.$J18]*(100-[.O$5]*[.$J18])/100" office:value-type="float" office:value="9.9" calcext:value-type="float">
            <text:p>9.9</text:p>
          </table:table-cell>
          <table:table-cell table:style-name="ce30" table:formula="of:=([.$K18]-[.P$4]*[.$J18])*[.$J18]*(100-[.P$5]*[.$J18])/100" office:value-type="float" office:value="9.1875" calcext:value-type="float">
            <text:p>9.2</text:p>
          </table:table-cell>
          <table:table-cell table:style-name="ce30" table:formula="of:=([.$K18]-[.Q$4]*[.$J18])*[.$J18]*(100-[.Q$5]*[.$J18])/100" office:value-type="float" office:value="8.925" calcext:value-type="float">
            <text:p>8.9</text:p>
          </table:table-cell>
          <table:table-cell table:style-name="ce30" table:formula="of:=([.$K18]-[.R$4]*[.$J18])*[.$J18]*(100-[.R$5]*[.$J18])/100" office:value-type="float" office:value="8.925" calcext:value-type="float">
            <text:p>8.9</text:p>
          </table:table-cell>
          <table:table-cell table:style-name="ce30" table:formula="of:=([.$K18]-[.S$4]*[.$J18])*[.$J18]*(100-[.S$5]*[.$J18])/100" office:value-type="float" office:value="8.5" calcext:value-type="float">
            <text:p>8.5</text:p>
          </table:table-cell>
          <table:table-cell table:style-name="ce30" table:formula="of:=([.$K18]-[.T$4]*[.$J18])*[.$J18]*(100-[.T$5]*[.$J18])/100" office:value-type="float" office:value="8.25" calcext:value-type="float">
            <text:p>8.3</text:p>
          </table:table-cell>
          <table:table-cell table:style-name="ce30" table:formula="of:=([.$K18]-[.U$4]*[.$J18])*[.$J18]*(100-[.U$5]*[.$J18])/100" office:value-type="float" office:value="8.25" calcext:value-type="float">
            <text:p>8.3</text:p>
          </table:table-cell>
          <table:table-cell table:style-name="ce30" table:formula="of:=([.$K18]-[.V$4]*[.$J18])*[.$J18]*(100-[.V$5]*[.$J18])/100" office:value-type="float" office:value="7.6" calcext:value-type="float">
            <text:p>7.6</text:p>
          </table:table-cell>
          <table:table-cell table:style-name="ce30" table:formula="of:=([.$K18]-[.W$4]*[.$J18])*[.$J18]*(100-[.W$5]*[.$J18])/100" office:value-type="float" office:value="7.3625" calcext:value-type="float">
            <text:p>7.4</text:p>
          </table:table-cell>
          <table:table-cell table:style-name="ce30" table:formula="of:=([.$K18]-[.X$4]*[.$J18])*[.$J18]*(100-[.X$5]*[.$J18])/100" office:value-type="float" office:value="6.975" calcext:value-type="float">
            <text:p>7.0</text:p>
          </table:table-cell>
          <table:table-cell table:style-name="ce30" table:formula="of:=([.$K18]-[.Y$4]*[.$J18])*[.$J18]*(100-[.Y$5]*[.$J18])/100" office:value-type="float" office:value="6.375" calcext:value-type="float">
            <text:p>6.4</text:p>
          </table:table-cell>
          <table:table-cell table:style-name="ce30" table:formula="of:=([.$K18]-[.Z$4]*[.$J18])*[.$J18]*(100-[.Z$5]*[.$J18])/100" office:value-type="float" office:value="6" calcext:value-type="float">
            <text:p>6.0</text:p>
          </table:table-cell>
          <table:table-cell table:style-name="ce30" table:formula="of:=([.$K18]-[.AA$4]*[.$J18])*[.$J18]*(100-[.AA$5]*[.$J18])/100" office:value-type="float" office:value="5.0625" calcext:value-type="float">
            <text:p>5.1</text:p>
          </table:table-cell>
          <table:table-cell table:style-name="ce30" table:formula="of:=([.$K18]-[.AB$4]*[.$J18])*[.$J18]*(100-[.AB$5]*[.$J18])/100" office:value-type="float" office:value="4.875" calcext:value-type="float">
            <text:p>4.9</text:p>
          </table:table-cell>
          <table:table-cell table:style-name="ce30" table:formula="of:=([.$K18]-[.AC$4]*[.$J18])*[.$J18]*(100-[.AC$5]*[.$J18])/100" office:value-type="float" office:value="3.9" calcext:value-type="float">
            <text:p>3.9</text:p>
          </table:table-cell>
          <table:table-cell table:number-columns-repeated="6"/>
          <table:table-cell table:formula="of:=[.M$4]*[.$J18]" office:value-type="float" office:value="0" calcext:value-type="float">
            <text:p>0</text:p>
          </table:table-cell>
          <table:table-cell table:formula="of:=[.N$4]*[.$J18]" office:value-type="float" office:value="0" calcext:value-type="float">
            <text:p>0</text:p>
          </table:table-cell>
          <table:table-cell table:formula="of:=[.O$4]*[.$J18]" office:value-type="float" office:value="0" calcext:value-type="float">
            <text:p>0</text:p>
          </table:table-cell>
          <table:table-cell table:formula="of:=[.P$4]*[.$J18]" office:value-type="float" office:value="1" calcext:value-type="float">
            <text:p>1</text:p>
          </table:table-cell>
          <table:table-cell table:formula="of:=[.Q$4]*[.$J18]" office:value-type="float" office:value="1" calcext:value-type="float">
            <text:p>1</text:p>
          </table:table-cell>
          <table:table-cell table:formula="of:=[.R$4]*[.$J18]" office:value-type="float" office:value="1" calcext:value-type="float">
            <text:p>1</text:p>
          </table:table-cell>
          <table:table-cell table:formula="of:=[.S$4]*[.$J18]" office:value-type="float" office:value="2" calcext:value-type="float">
            <text:p>2</text:p>
          </table:table-cell>
          <table:table-cell table:formula="of:=[.T$4]*[.$J18]" office:value-type="float" office:value="2" calcext:value-type="float">
            <text:p>2</text:p>
          </table:table-cell>
          <table:table-cell table:formula="of:=[.U$4]*[.$J18]" office:value-type="float" office:value="2" calcext:value-type="float">
            <text:p>2</text:p>
          </table:table-cell>
          <table:table-cell table:formula="of:=[.V$4]*[.$J18]" office:value-type="float" office:value="3" calcext:value-type="float">
            <text:p>3</text:p>
          </table:table-cell>
          <table:table-cell table:formula="of:=[.W$4]*[.$J18]" office:value-type="float" office:value="3" calcext:value-type="float">
            <text:p>3</text:p>
          </table:table-cell>
          <table:table-cell table:formula="of:=[.X$4]*[.$J18]" office:value-type="float" office:value="4" calcext:value-type="float">
            <text:p>4</text:p>
          </table:table-cell>
          <table:table-cell table:formula="of:=[.Y$4]*[.$J18]" office:value-type="float" office:value="5" calcext:value-type="float">
            <text:p>5</text:p>
          </table:table-cell>
          <table:table-cell table:formula="of:=[.Z$4]*[.$J18]" office:value-type="float" office:value="6" calcext:value-type="float">
            <text:p>6</text:p>
          </table:table-cell>
          <table:table-cell table:formula="of:=[.AA$4]*[.$J18]" office:value-type="float" office:value="7" calcext:value-type="float">
            <text:p>7</text:p>
          </table:table-cell>
          <table:table-cell table:formula="of:=[.AB$4]*[.$J18]" office:value-type="float" office:value="7" calcext:value-type="float">
            <text:p>7</text:p>
          </table:table-cell>
          <table:table-cell table:formula="of:=[.AC$4]*[.$J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9];[$'EcCo ammo'.$A$6:$'EcCo ammo'.$A$37];[$'EcCo ammo'.F$6:$'EcCo ammo'.F$37])" office:value-type="float" office:value="10" calcext:value-type="float">
            <text:p>10</text:p>
          </table:table-cell>
          <table:table-cell table:formula="of:=FLOOR(LOOKUP([.$B19];[$'EcCo ammo'.$A$6:$'EcCo ammo'.$A$37];[$'EcCo ammo'.G$6:$'EcCo ammo'.G$37]))" office:value-type="float" office:value="20" calcext:value-type="float">
            <text:p>20</text:p>
          </table:table-cell>
          <table:table-cell table:formula="of:=LOOKUP([.$B19];[$'EcCo ammo'.$A$6:$'EcCo ammo'.$A$37];[$'EcCo ammo'.I$6:$'EcCo ammo'.I$37])" office:value-type="float" office:value="4" calcext:value-type="float">
            <text:p>4</text:p>
          </table:table-cell>
          <table:table-cell table:formula="of:=LOOKUP([.$B19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19])/100" office:value-type="float" office:value="1.2" calcext:value-type="float">
            <text:p>1.20</text:p>
          </table:table-cell>
          <table:table-cell table:formula="of:=ROUND(AVERAGE([.C19];[.D19]))" office:value-type="float" office:value="13" calcext:value-type="float">
            <text:p>13</text:p>
          </table:table-cell>
          <table:table-cell/>
          <table:table-cell table:style-name="ce30" table:formula="of:=([.$K19]-[.M$4]*[.$J19])*[.$J19]*(100-[.M$5]*[.$J19])/100" office:value-type="float" office:value="15.6" calcext:value-type="float">
            <text:p>15.6</text:p>
          </table:table-cell>
          <table:table-cell table:style-name="ce30" table:formula="of:=([.$K19]-[.N$4]*[.$J19])*[.$J19]*(100-[.N$5]*[.$J19])/100" office:value-type="float" office:value="13.728" calcext:value-type="float">
            <text:p>13.7</text:p>
          </table:table-cell>
          <table:table-cell table:style-name="ce30" table:formula="of:=([.$K19]-[.O$4]*[.$J19])*[.$J19]*(100-[.O$5]*[.$J19])/100" office:value-type="float" office:value="11.856" calcext:value-type="float">
            <text:p>11.9</text:p>
          </table:table-cell>
          <table:table-cell table:style-name="ce30" table:formula="of:=([.$K19]-[.P$4]*[.$J19])*[.$J19]*(100-[.P$5]*[.$J19])/100" office:value-type="float" office:value="8.904" calcext:value-type="float">
            <text:p>8.9</text:p>
          </table:table-cell>
          <table:table-cell table:style-name="ce30" table:formula="of:=([.$K19]-[.Q$4]*[.$J19])*[.$J19]*(100-[.Q$5]*[.$J19])/100" office:value-type="float" office:value="8.1408" calcext:value-type="float">
            <text:p>8.1</text:p>
          </table:table-cell>
          <table:table-cell table:style-name="ce30" table:formula="of:=([.$K19]-[.R$4]*[.$J19])*[.$J19]*(100-[.R$5]*[.$J19])/100" office:value-type="float" office:value="8.1408" calcext:value-type="float">
            <text:p>8.1</text:p>
          </table:table-cell>
          <table:table-cell table:style-name="ce30" table:formula="of:=([.$K19]-[.S$4]*[.$J19])*[.$J19]*(100-[.S$5]*[.$J19])/100" office:value-type="float" office:value="6.2976" calcext:value-type="float">
            <text:p>6.3</text:p>
          </table:table-cell>
          <table:table-cell table:style-name="ce30" table:formula="of:=([.$K19]-[.T$4]*[.$J19])*[.$J19]*(100-[.T$5]*[.$J19])/100" office:value-type="float" office:value="5.7072" calcext:value-type="float">
            <text:p>5.7</text:p>
          </table:table-cell>
          <table:table-cell table:style-name="ce30" table:formula="of:=([.$K19]-[.U$4]*[.$J19])*[.$J19]*(100-[.U$5]*[.$J19])/100" office:value-type="float" office:value="5.7072" calcext:value-type="float">
            <text:p>5.7</text:p>
          </table:table-cell>
          <table:table-cell table:style-name="ce30" table:formula="of:=([.$K19]-[.V$4]*[.$J19])*[.$J19]*(100-[.V$5]*[.$J19])/100" office:value-type="float" office:value="3.6192" calcext:value-type="float">
            <text:p>3.6</text:p>
          </table:table-cell>
          <table:table-cell table:style-name="ce30" table:formula="of:=([.$K19]-[.W$4]*[.$J19])*[.$J19]*(100-[.W$5]*[.$J19])/100" office:value-type="float" office:value="3.2016" calcext:value-type="float">
            <text:p>3.2</text:p>
          </table:table-cell>
          <table:table-cell table:style-name="ce30" table:formula="of:=([.$K19]-[.X$4]*[.$J19])*[.$J19]*(100-[.X$5]*[.$J19])/100" office:value-type="float" office:value="1.8768" calcext:value-type="float">
            <text:p>1.9</text:p>
          </table:table-cell>
          <table:table-cell table:style-name="ce30" table:formula="of:=([.$K19]-[.Y$4]*[.$J19])*[.$J19]*(100-[.Y$5]*[.$J19])/100" office:value-type="float" office:value="0.48" calcext:value-type="float">
            <text:p>0.5</text:p>
          </table:table-cell>
          <table:table-cell table:style-name="ce30" table:formula="of:=([.$K19]-[.Z$4]*[.$J19])*[.$J19]*(100-[.Z$5]*[.$J19])/100" office:value-type="float" office:value="-0.671999999999999" calcext:value-type="float">
            <text:p>-0.7</text:p>
          </table:table-cell>
          <table:table-cell table:style-name="ce30" table:formula="of:=([.$K19]-[.AA$4]*[.$J19])*[.$J19]*(100-[.AA$5]*[.$J19])/100" office:value-type="float" office:value="-1.0032" calcext:value-type="float">
            <text:p>-1.0</text:p>
          </table:table-cell>
          <table:table-cell table:style-name="ce30" table:formula="of:=([.$K19]-[.AB$4]*[.$J19])*[.$J19]*(100-[.AB$5]*[.$J19])/100" office:value-type="float" office:value="-0.7296" calcext:value-type="float">
            <text:p>-0.7</text:p>
          </table:table-cell>
          <table:table-cell table:style-name="ce30" table:formula="of:=([.$K19]-[.AC$4]*[.$J19])*[.$J19]*(100-[.AC$5]*[.$J19])/100" office:value-type="float" office:value="-2.112" calcext:value-type="float">
            <text:p>-2.1</text:p>
          </table:table-cell>
          <table:table-cell table:number-columns-repeated="6"/>
          <table:table-cell table:formula="of:=[.M$4]*[.$J19]" office:value-type="float" office:value="0" calcext:value-type="float">
            <text:p>0</text:p>
          </table:table-cell>
          <table:table-cell table:formula="of:=[.N$4]*[.$J19]" office:value-type="float" office:value="0" calcext:value-type="float">
            <text:p>0</text:p>
          </table:table-cell>
          <table:table-cell table:formula="of:=[.O$4]*[.$J19]" office:value-type="float" office:value="0" calcext:value-type="float">
            <text:p>0</text:p>
          </table:table-cell>
          <table:table-cell table:formula="of:=[.P$4]*[.$J19]" office:value-type="float" office:value="2.4" calcext:value-type="float">
            <text:p>2.4</text:p>
          </table:table-cell>
          <table:table-cell table:formula="of:=[.Q$4]*[.$J19]" office:value-type="float" office:value="2.4" calcext:value-type="float">
            <text:p>2.4</text:p>
          </table:table-cell>
          <table:table-cell table:formula="of:=[.R$4]*[.$J19]" office:value-type="float" office:value="2.4" calcext:value-type="float">
            <text:p>2.4</text:p>
          </table:table-cell>
          <table:table-cell table:formula="of:=[.S$4]*[.$J19]" office:value-type="float" office:value="4.8" calcext:value-type="float">
            <text:p>4.8</text:p>
          </table:table-cell>
          <table:table-cell table:formula="of:=[.T$4]*[.$J19]" office:value-type="float" office:value="4.8" calcext:value-type="float">
            <text:p>4.8</text:p>
          </table:table-cell>
          <table:table-cell table:formula="of:=[.U$4]*[.$J19]" office:value-type="float" office:value="4.8" calcext:value-type="float">
            <text:p>4.8</text:p>
          </table:table-cell>
          <table:table-cell table:formula="of:=[.V$4]*[.$J19]" office:value-type="float" office:value="7.2" calcext:value-type="float">
            <text:p>7.2</text:p>
          </table:table-cell>
          <table:table-cell table:formula="of:=[.W$4]*[.$J19]" office:value-type="float" office:value="7.2" calcext:value-type="float">
            <text:p>7.2</text:p>
          </table:table-cell>
          <table:table-cell table:formula="of:=[.X$4]*[.$J19]" office:value-type="float" office:value="9.6" calcext:value-type="float">
            <text:p>9.6</text:p>
          </table:table-cell>
          <table:table-cell table:formula="of:=[.Y$4]*[.$J19]" office:value-type="float" office:value="12" calcext:value-type="float">
            <text:p>12</text:p>
          </table:table-cell>
          <table:table-cell table:formula="of:=[.Z$4]*[.$J19]" office:value-type="float" office:value="14.4" calcext:value-type="float">
            <text:p>14.4</text:p>
          </table:table-cell>
          <table:table-cell table:formula="of:=[.AA$4]*[.$J19]" office:value-type="float" office:value="16.8" calcext:value-type="float">
            <text:p>16.8</text:p>
          </table:table-cell>
          <table:table-cell table:formula="of:=[.AB$4]*[.$J19]" office:value-type="float" office:value="16.8" calcext:value-type="float">
            <text:p>16.8</text:p>
          </table:table-cell>
          <table:table-cell table:formula="of:=[.AC$4]*[.$J19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0];[$'EcCo ammo'.$A$6:$'EcCo ammo'.$A$37];[$'EcCo ammo'.F$6:$'EcCo ammo'.F$37])" office:value-type="float" office:value="0" calcext:value-type="float">
            <text:p>0</text:p>
          </table:table-cell>
          <table:table-cell table:formula="of:=FLOOR(LOOKUP([.$B20];[$'EcCo ammo'.$A$6:$'EcCo ammo'.$A$37];[$'EcCo ammo'.G$6:$'EcCo ammo'.G$37]))" office:value-type="float" office:value="-20" calcext:value-type="float">
            <text:p>-20</text:p>
          </table:table-cell>
          <table:table-cell table:formula="of:=LOOKUP([.$B20];[$'EcCo ammo'.$A$6:$'EcCo ammo'.$A$37];[$'EcCo ammo'.I$6:$'EcCo ammo'.I$37])" office:value-type="float" office:value="1" calcext:value-type="float">
            <text:p>1</text:p>
          </table:table-cell>
          <table:table-cell table:formula="of:=LOOKUP([.$B20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0])/100" office:value-type="float" office:value="0.8" calcext:value-type="float">
            <text:p>0.80</text:p>
          </table:table-cell>
          <table:table-cell table:formula="of:=ROUND(AVERAGE([.C20];[.D20]))" office:value-type="float" office:value="13" calcext:value-type="float">
            <text:p>13</text:p>
          </table:table-cell>
          <table:table-cell/>
          <table:table-cell table:style-name="ce30" table:formula="of:=([.$K20]-[.M$4]*[.$J20])*[.$J20]*(100-[.M$5]*[.$J20])/100" office:value-type="float" office:value="10.4" calcext:value-type="float">
            <text:p>10.4</text:p>
          </table:table-cell>
          <table:table-cell table:style-name="ce30" table:formula="of:=([.$K20]-[.N$4]*[.$J20])*[.$J20]*(100-[.N$5]*[.$J20])/100" office:value-type="float" office:value="9.568" calcext:value-type="float">
            <text:p>9.6</text:p>
          </table:table-cell>
          <table:table-cell table:style-name="ce30" table:formula="of:=([.$K20]-[.O$4]*[.$J20])*[.$J20]*(100-[.O$5]*[.$J20])/100" office:value-type="float" office:value="8.736" calcext:value-type="float">
            <text:p>8.7</text:p>
          </table:table-cell>
          <table:table-cell table:style-name="ce30" table:formula="of:=([.$K20]-[.P$4]*[.$J20])*[.$J20]*(100-[.P$5]*[.$J20])/100" office:value-type="float" office:value="7.296" calcext:value-type="float">
            <text:p>7.3</text:p>
          </table:table-cell>
          <table:table-cell table:style-name="ce30" table:formula="of:=([.$K20]-[.Q$4]*[.$J20])*[.$J20]*(100-[.Q$5]*[.$J20])/100" office:value-type="float" office:value="6.9312" calcext:value-type="float">
            <text:p>6.9</text:p>
          </table:table-cell>
          <table:table-cell table:style-name="ce30" table:formula="of:=([.$K20]-[.R$4]*[.$J20])*[.$J20]*(100-[.R$5]*[.$J20])/100" office:value-type="float" office:value="6.9312" calcext:value-type="float">
            <text:p>6.9</text:p>
          </table:table-cell>
          <table:table-cell table:style-name="ce30" table:formula="of:=([.$K20]-[.S$4]*[.$J20])*[.$J20]*(100-[.S$5]*[.$J20])/100" office:value-type="float" office:value="5.9584" calcext:value-type="float">
            <text:p>6.0</text:p>
          </table:table-cell>
          <table:table-cell table:style-name="ce30" table:formula="of:=([.$K20]-[.T$4]*[.$J20])*[.$J20]*(100-[.T$5]*[.$J20])/100" office:value-type="float" office:value="5.6448" calcext:value-type="float">
            <text:p>5.6</text:p>
          </table:table-cell>
          <table:table-cell table:style-name="ce30" table:formula="of:=([.$K20]-[.U$4]*[.$J20])*[.$J20]*(100-[.U$5]*[.$J20])/100" office:value-type="float" office:value="5.6448" calcext:value-type="float">
            <text:p>5.6</text:p>
          </table:table-cell>
          <table:table-cell table:style-name="ce30" table:formula="of:=([.$K20]-[.V$4]*[.$J20])*[.$J20]*(100-[.V$5]*[.$J20])/100" office:value-type="float" office:value="4.4608" calcext:value-type="float">
            <text:p>4.5</text:p>
          </table:table-cell>
          <table:table-cell table:style-name="ce30" table:formula="of:=([.$K20]-[.W$4]*[.$J20])*[.$J20]*(100-[.W$5]*[.$J20])/100" office:value-type="float" office:value="4.1984" calcext:value-type="float">
            <text:p>4.2</text:p>
          </table:table-cell>
          <table:table-cell table:style-name="ce30" table:formula="of:=([.$K20]-[.X$4]*[.$J20])*[.$J20]*(100-[.X$5]*[.$J20])/100" office:value-type="float" office:value="3.3792" calcext:value-type="float">
            <text:p>3.4</text:p>
          </table:table-cell>
          <table:table-cell table:style-name="ce30" table:formula="of:=([.$K20]-[.Y$4]*[.$J20])*[.$J20]*(100-[.Y$5]*[.$J20])/100" office:value-type="float" office:value="2.4" calcext:value-type="float">
            <text:p>2.4</text:p>
          </table:table-cell>
          <table:table-cell table:style-name="ce30" table:formula="of:=([.$K20]-[.Z$4]*[.$J20])*[.$J20]*(100-[.Z$5]*[.$J20])/100" office:value-type="float" office:value="1.632" calcext:value-type="float">
            <text:p>1.6</text:p>
          </table:table-cell>
          <table:table-cell table:style-name="ce30" table:formula="of:=([.$K20]-[.AA$4]*[.$J20])*[.$J20]*(100-[.AA$5]*[.$J20])/100" office:value-type="float" office:value="0.6912" calcext:value-type="float">
            <text:p>0.7</text:p>
          </table:table-cell>
          <table:table-cell table:style-name="ce30" table:formula="of:=([.$K20]-[.AB$4]*[.$J20])*[.$J20]*(100-[.AB$5]*[.$J20])/100" office:value-type="float" office:value="0.6336" calcext:value-type="float">
            <text:p>0.6</text:p>
          </table:table-cell>
          <table:table-cell table:style-name="ce30" table:formula="of:=([.$K20]-[.AC$4]*[.$J20])*[.$J20]*(100-[.AC$5]*[.$J20])/100" office:value-type="float" office:value="-1.056" calcext:value-type="float">
            <text:p>-1.1</text:p>
          </table:table-cell>
          <table:table-cell table:number-columns-repeated="6"/>
          <table:table-cell table:formula="of:=[.M$4]*[.$J20]" office:value-type="float" office:value="0" calcext:value-type="float">
            <text:p>0</text:p>
          </table:table-cell>
          <table:table-cell table:formula="of:=[.N$4]*[.$J20]" office:value-type="float" office:value="0" calcext:value-type="float">
            <text:p>0</text:p>
          </table:table-cell>
          <table:table-cell table:formula="of:=[.O$4]*[.$J20]" office:value-type="float" office:value="0" calcext:value-type="float">
            <text:p>0</text:p>
          </table:table-cell>
          <table:table-cell table:formula="of:=[.P$4]*[.$J20]" office:value-type="float" office:value="1.6" calcext:value-type="float">
            <text:p>1.6</text:p>
          </table:table-cell>
          <table:table-cell table:formula="of:=[.Q$4]*[.$J20]" office:value-type="float" office:value="1.6" calcext:value-type="float">
            <text:p>1.6</text:p>
          </table:table-cell>
          <table:table-cell table:formula="of:=[.R$4]*[.$J20]" office:value-type="float" office:value="1.6" calcext:value-type="float">
            <text:p>1.6</text:p>
          </table:table-cell>
          <table:table-cell table:formula="of:=[.S$4]*[.$J20]" office:value-type="float" office:value="3.2" calcext:value-type="float">
            <text:p>3.2</text:p>
          </table:table-cell>
          <table:table-cell table:formula="of:=[.T$4]*[.$J20]" office:value-type="float" office:value="3.2" calcext:value-type="float">
            <text:p>3.2</text:p>
          </table:table-cell>
          <table:table-cell table:formula="of:=[.U$4]*[.$J20]" office:value-type="float" office:value="3.2" calcext:value-type="float">
            <text:p>3.2</text:p>
          </table:table-cell>
          <table:table-cell table:formula="of:=[.V$4]*[.$J20]" office:value-type="float" office:value="4.8" calcext:value-type="float">
            <text:p>4.8</text:p>
          </table:table-cell>
          <table:table-cell table:formula="of:=[.W$4]*[.$J20]" office:value-type="float" office:value="4.8" calcext:value-type="float">
            <text:p>4.8</text:p>
          </table:table-cell>
          <table:table-cell table:formula="of:=[.X$4]*[.$J20]" office:value-type="float" office:value="6.4" calcext:value-type="float">
            <text:p>6.4</text:p>
          </table:table-cell>
          <table:table-cell table:formula="of:=[.Y$4]*[.$J20]" office:value-type="float" office:value="8" calcext:value-type="float">
            <text:p>8</text:p>
          </table:table-cell>
          <table:table-cell table:formula="of:=[.Z$4]*[.$J20]" office:value-type="float" office:value="9.6" calcext:value-type="float">
            <text:p>9.6</text:p>
          </table:table-cell>
          <table:table-cell table:formula="of:=[.AA$4]*[.$J20]" office:value-type="float" office:value="11.2" calcext:value-type="float">
            <text:p>11.2</text:p>
          </table:table-cell>
          <table:table-cell table:formula="of:=[.AB$4]*[.$J20]" office:value-type="float" office:value="11.2" calcext:value-type="float">
            <text:p>11.2</text:p>
          </table:table-cell>
          <table:table-cell table:formula="of:=[.AC$4]*[.$J2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1];[$'EcCo ammo'.$A$6:$'EcCo ammo'.$A$37];[$'EcCo ammo'.F$6:$'EcCo ammo'.F$37])" office:value-type="float" office:value="10" calcext:value-type="float">
            <text:p>10</text:p>
          </table:table-cell>
          <table:table-cell table:formula="of:=FLOOR(LOOKUP([.$B21];[$'EcCo ammo'.$A$6:$'EcCo ammo'.$A$37];[$'EcCo ammo'.G$6:$'EcCo ammo'.G$37]))" office:value-type="float" office:value="20" calcext:value-type="float">
            <text:p>20</text:p>
          </table:table-cell>
          <table:table-cell table:formula="of:=LOOKUP([.$B21];[$'EcCo ammo'.$A$6:$'EcCo ammo'.$A$37];[$'EcCo ammo'.I$6:$'EcCo ammo'.I$37])" office:value-type="float" office:value="4" calcext:value-type="float">
            <text:p>4</text:p>
          </table:table-cell>
          <table:table-cell table:formula="of:=LOOKUP([.$B21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21])/100" office:value-type="float" office:value="1.2" calcext:value-type="float">
            <text:p>1.20</text:p>
          </table:table-cell>
          <table:table-cell table:formula="of:=ROUND(AVERAGE([.C21];[.D21]))" office:value-type="float" office:value="13" calcext:value-type="float">
            <text:p>13</text:p>
          </table:table-cell>
          <table:table-cell/>
          <table:table-cell table:style-name="ce30" table:formula="of:=([.$K21]-[.M$4]*[.$J21])*[.$J21]*(100-[.M$5]*[.$J21])/100" office:value-type="float" office:value="15.6" calcext:value-type="float">
            <text:p>15.6</text:p>
          </table:table-cell>
          <table:table-cell table:style-name="ce30" table:formula="of:=([.$K21]-[.N$4]*[.$J21])*[.$J21]*(100-[.N$5]*[.$J21])/100" office:value-type="float" office:value="13.728" calcext:value-type="float">
            <text:p>13.7</text:p>
          </table:table-cell>
          <table:table-cell table:style-name="ce30" table:formula="of:=([.$K21]-[.O$4]*[.$J21])*[.$J21]*(100-[.O$5]*[.$J21])/100" office:value-type="float" office:value="11.856" calcext:value-type="float">
            <text:p>11.9</text:p>
          </table:table-cell>
          <table:table-cell table:style-name="ce30" table:formula="of:=([.$K21]-[.P$4]*[.$J21])*[.$J21]*(100-[.P$5]*[.$J21])/100" office:value-type="float" office:value="8.904" calcext:value-type="float">
            <text:p>8.9</text:p>
          </table:table-cell>
          <table:table-cell table:style-name="ce30" table:formula="of:=([.$K21]-[.Q$4]*[.$J21])*[.$J21]*(100-[.Q$5]*[.$J21])/100" office:value-type="float" office:value="8.1408" calcext:value-type="float">
            <text:p>8.1</text:p>
          </table:table-cell>
          <table:table-cell table:style-name="ce30" table:formula="of:=([.$K21]-[.R$4]*[.$J21])*[.$J21]*(100-[.R$5]*[.$J21])/100" office:value-type="float" office:value="8.1408" calcext:value-type="float">
            <text:p>8.1</text:p>
          </table:table-cell>
          <table:table-cell table:style-name="ce30" table:formula="of:=([.$K21]-[.S$4]*[.$J21])*[.$J21]*(100-[.S$5]*[.$J21])/100" office:value-type="float" office:value="6.2976" calcext:value-type="float">
            <text:p>6.3</text:p>
          </table:table-cell>
          <table:table-cell table:style-name="ce30" table:formula="of:=([.$K21]-[.T$4]*[.$J21])*[.$J21]*(100-[.T$5]*[.$J21])/100" office:value-type="float" office:value="5.7072" calcext:value-type="float">
            <text:p>5.7</text:p>
          </table:table-cell>
          <table:table-cell table:style-name="ce30" table:formula="of:=([.$K21]-[.U$4]*[.$J21])*[.$J21]*(100-[.U$5]*[.$J21])/100" office:value-type="float" office:value="5.7072" calcext:value-type="float">
            <text:p>5.7</text:p>
          </table:table-cell>
          <table:table-cell table:style-name="ce30" table:formula="of:=([.$K21]-[.V$4]*[.$J21])*[.$J21]*(100-[.V$5]*[.$J21])/100" office:value-type="float" office:value="3.6192" calcext:value-type="float">
            <text:p>3.6</text:p>
          </table:table-cell>
          <table:table-cell table:style-name="ce30" table:formula="of:=([.$K21]-[.W$4]*[.$J21])*[.$J21]*(100-[.W$5]*[.$J21])/100" office:value-type="float" office:value="3.2016" calcext:value-type="float">
            <text:p>3.2</text:p>
          </table:table-cell>
          <table:table-cell table:style-name="ce30" table:formula="of:=([.$K21]-[.X$4]*[.$J21])*[.$J21]*(100-[.X$5]*[.$J21])/100" office:value-type="float" office:value="1.8768" calcext:value-type="float">
            <text:p>1.9</text:p>
          </table:table-cell>
          <table:table-cell table:style-name="ce30" table:formula="of:=([.$K21]-[.Y$4]*[.$J21])*[.$J21]*(100-[.Y$5]*[.$J21])/100" office:value-type="float" office:value="0.48" calcext:value-type="float">
            <text:p>0.5</text:p>
          </table:table-cell>
          <table:table-cell table:style-name="ce30" table:formula="of:=([.$K21]-[.Z$4]*[.$J21])*[.$J21]*(100-[.Z$5]*[.$J21])/100" office:value-type="float" office:value="-0.671999999999999" calcext:value-type="float">
            <text:p>-0.7</text:p>
          </table:table-cell>
          <table:table-cell table:style-name="ce30" table:formula="of:=([.$K21]-[.AA$4]*[.$J21])*[.$J21]*(100-[.AA$5]*[.$J21])/100" office:value-type="float" office:value="-1.0032" calcext:value-type="float">
            <text:p>-1.0</text:p>
          </table:table-cell>
          <table:table-cell table:style-name="ce30" table:formula="of:=([.$K21]-[.AB$4]*[.$J21])*[.$J21]*(100-[.AB$5]*[.$J21])/100" office:value-type="float" office:value="-0.7296" calcext:value-type="float">
            <text:p>-0.7</text:p>
          </table:table-cell>
          <table:table-cell table:style-name="ce30" table:formula="of:=([.$K21]-[.AC$4]*[.$J21])*[.$J21]*(100-[.AC$5]*[.$J21])/100" office:value-type="float" office:value="-2.112" calcext:value-type="float">
            <text:p>-2.1</text:p>
          </table:table-cell>
          <table:table-cell table:number-columns-repeated="6"/>
          <table:table-cell table:formula="of:=[.M$4]*[.$J21]" office:value-type="float" office:value="0" calcext:value-type="float">
            <text:p>0</text:p>
          </table:table-cell>
          <table:table-cell table:formula="of:=[.N$4]*[.$J21]" office:value-type="float" office:value="0" calcext:value-type="float">
            <text:p>0</text:p>
          </table:table-cell>
          <table:table-cell table:formula="of:=[.O$4]*[.$J21]" office:value-type="float" office:value="0" calcext:value-type="float">
            <text:p>0</text:p>
          </table:table-cell>
          <table:table-cell table:formula="of:=[.P$4]*[.$J21]" office:value-type="float" office:value="2.4" calcext:value-type="float">
            <text:p>2.4</text:p>
          </table:table-cell>
          <table:table-cell table:formula="of:=[.Q$4]*[.$J21]" office:value-type="float" office:value="2.4" calcext:value-type="float">
            <text:p>2.4</text:p>
          </table:table-cell>
          <table:table-cell table:formula="of:=[.R$4]*[.$J21]" office:value-type="float" office:value="2.4" calcext:value-type="float">
            <text:p>2.4</text:p>
          </table:table-cell>
          <table:table-cell table:formula="of:=[.S$4]*[.$J21]" office:value-type="float" office:value="4.8" calcext:value-type="float">
            <text:p>4.8</text:p>
          </table:table-cell>
          <table:table-cell table:formula="of:=[.T$4]*[.$J21]" office:value-type="float" office:value="4.8" calcext:value-type="float">
            <text:p>4.8</text:p>
          </table:table-cell>
          <table:table-cell table:formula="of:=[.U$4]*[.$J21]" office:value-type="float" office:value="4.8" calcext:value-type="float">
            <text:p>4.8</text:p>
          </table:table-cell>
          <table:table-cell table:formula="of:=[.V$4]*[.$J21]" office:value-type="float" office:value="7.2" calcext:value-type="float">
            <text:p>7.2</text:p>
          </table:table-cell>
          <table:table-cell table:formula="of:=[.W$4]*[.$J21]" office:value-type="float" office:value="7.2" calcext:value-type="float">
            <text:p>7.2</text:p>
          </table:table-cell>
          <table:table-cell table:formula="of:=[.X$4]*[.$J21]" office:value-type="float" office:value="9.6" calcext:value-type="float">
            <text:p>9.6</text:p>
          </table:table-cell>
          <table:table-cell table:formula="of:=[.Y$4]*[.$J21]" office:value-type="float" office:value="12" calcext:value-type="float">
            <text:p>12</text:p>
          </table:table-cell>
          <table:table-cell table:formula="of:=[.Z$4]*[.$J21]" office:value-type="float" office:value="14.4" calcext:value-type="float">
            <text:p>14.4</text:p>
          </table:table-cell>
          <table:table-cell table:formula="of:=[.AA$4]*[.$J21]" office:value-type="float" office:value="16.8" calcext:value-type="float">
            <text:p>16.8</text:p>
          </table:table-cell>
          <table:table-cell table:formula="of:=[.AB$4]*[.$J21]" office:value-type="float" office:value="16.8" calcext:value-type="float">
            <text:p>16.8</text:p>
          </table:table-cell>
          <table:table-cell table:formula="of:=[.AC$4]*[.$J2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2];[$'EcCo ammo'.$A$6:$'EcCo ammo'.$A$37];[$'EcCo ammo'.F$6:$'EcCo ammo'.F$37])" office:value-type="float" office:value="0" calcext:value-type="float">
            <text:p>0</text:p>
          </table:table-cell>
          <table:table-cell table:formula="of:=FLOOR(LOOKUP([.$B22];[$'EcCo ammo'.$A$6:$'EcCo ammo'.$A$37];[$'EcCo ammo'.G$6:$'EcCo ammo'.G$37]))" office:value-type="float" office:value="-20" calcext:value-type="float">
            <text:p>-20</text:p>
          </table:table-cell>
          <table:table-cell table:formula="of:=LOOKUP([.$B22];[$'EcCo ammo'.$A$6:$'EcCo ammo'.$A$37];[$'EcCo ammo'.I$6:$'EcCo ammo'.I$37])" office:value-type="float" office:value="1" calcext:value-type="float">
            <text:p>1</text:p>
          </table:table-cell>
          <table:table-cell table:formula="of:=LOOKUP([.$B2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2])/100" office:value-type="float" office:value="0.8" calcext:value-type="float">
            <text:p>0.80</text:p>
          </table:table-cell>
          <table:table-cell table:formula="of:=ROUND(AVERAGE([.C22];[.D22]))" office:value-type="float" office:value="13" calcext:value-type="float">
            <text:p>13</text:p>
          </table:table-cell>
          <table:table-cell/>
          <table:table-cell table:style-name="ce30" table:formula="of:=([.$K22]-[.M$4]*[.$J22])*[.$J22]*(100-[.M$5]*[.$J22])/100" office:value-type="float" office:value="10.4" calcext:value-type="float">
            <text:p>10.4</text:p>
          </table:table-cell>
          <table:table-cell table:style-name="ce30" table:formula="of:=([.$K22]-[.N$4]*[.$J22])*[.$J22]*(100-[.N$5]*[.$J22])/100" office:value-type="float" office:value="9.568" calcext:value-type="float">
            <text:p>9.6</text:p>
          </table:table-cell>
          <table:table-cell table:style-name="ce30" table:formula="of:=([.$K22]-[.O$4]*[.$J22])*[.$J22]*(100-[.O$5]*[.$J22])/100" office:value-type="float" office:value="8.736" calcext:value-type="float">
            <text:p>8.7</text:p>
          </table:table-cell>
          <table:table-cell table:style-name="ce30" table:formula="of:=([.$K22]-[.P$4]*[.$J22])*[.$J22]*(100-[.P$5]*[.$J22])/100" office:value-type="float" office:value="7.296" calcext:value-type="float">
            <text:p>7.3</text:p>
          </table:table-cell>
          <table:table-cell table:style-name="ce30" table:formula="of:=([.$K22]-[.Q$4]*[.$J22])*[.$J22]*(100-[.Q$5]*[.$J22])/100" office:value-type="float" office:value="6.9312" calcext:value-type="float">
            <text:p>6.9</text:p>
          </table:table-cell>
          <table:table-cell table:style-name="ce30" table:formula="of:=([.$K22]-[.R$4]*[.$J22])*[.$J22]*(100-[.R$5]*[.$J22])/100" office:value-type="float" office:value="6.9312" calcext:value-type="float">
            <text:p>6.9</text:p>
          </table:table-cell>
          <table:table-cell table:style-name="ce30" table:formula="of:=([.$K22]-[.S$4]*[.$J22])*[.$J22]*(100-[.S$5]*[.$J22])/100" office:value-type="float" office:value="5.9584" calcext:value-type="float">
            <text:p>6.0</text:p>
          </table:table-cell>
          <table:table-cell table:style-name="ce30" table:formula="of:=([.$K22]-[.T$4]*[.$J22])*[.$J22]*(100-[.T$5]*[.$J22])/100" office:value-type="float" office:value="5.6448" calcext:value-type="float">
            <text:p>5.6</text:p>
          </table:table-cell>
          <table:table-cell table:style-name="ce30" table:formula="of:=([.$K22]-[.U$4]*[.$J22])*[.$J22]*(100-[.U$5]*[.$J22])/100" office:value-type="float" office:value="5.6448" calcext:value-type="float">
            <text:p>5.6</text:p>
          </table:table-cell>
          <table:table-cell table:style-name="ce30" table:formula="of:=([.$K22]-[.V$4]*[.$J22])*[.$J22]*(100-[.V$5]*[.$J22])/100" office:value-type="float" office:value="4.4608" calcext:value-type="float">
            <text:p>4.5</text:p>
          </table:table-cell>
          <table:table-cell table:style-name="ce30" table:formula="of:=([.$K22]-[.W$4]*[.$J22])*[.$J22]*(100-[.W$5]*[.$J22])/100" office:value-type="float" office:value="4.1984" calcext:value-type="float">
            <text:p>4.2</text:p>
          </table:table-cell>
          <table:table-cell table:style-name="ce30" table:formula="of:=([.$K22]-[.X$4]*[.$J22])*[.$J22]*(100-[.X$5]*[.$J22])/100" office:value-type="float" office:value="3.3792" calcext:value-type="float">
            <text:p>3.4</text:p>
          </table:table-cell>
          <table:table-cell table:style-name="ce30" table:formula="of:=([.$K22]-[.Y$4]*[.$J22])*[.$J22]*(100-[.Y$5]*[.$J22])/100" office:value-type="float" office:value="2.4" calcext:value-type="float">
            <text:p>2.4</text:p>
          </table:table-cell>
          <table:table-cell table:style-name="ce30" table:formula="of:=([.$K22]-[.Z$4]*[.$J22])*[.$J22]*(100-[.Z$5]*[.$J22])/100" office:value-type="float" office:value="1.632" calcext:value-type="float">
            <text:p>1.6</text:p>
          </table:table-cell>
          <table:table-cell table:style-name="ce30" table:formula="of:=([.$K22]-[.AA$4]*[.$J22])*[.$J22]*(100-[.AA$5]*[.$J22])/100" office:value-type="float" office:value="0.6912" calcext:value-type="float">
            <text:p>0.7</text:p>
          </table:table-cell>
          <table:table-cell table:style-name="ce30" table:formula="of:=([.$K22]-[.AB$4]*[.$J22])*[.$J22]*(100-[.AB$5]*[.$J22])/100" office:value-type="float" office:value="0.6336" calcext:value-type="float">
            <text:p>0.6</text:p>
          </table:table-cell>
          <table:table-cell table:style-name="ce30" table:formula="of:=([.$K22]-[.AC$4]*[.$J22])*[.$J22]*(100-[.AC$5]*[.$J22])/100" office:value-type="float" office:value="-1.056" calcext:value-type="float">
            <text:p>-1.1</text:p>
          </table:table-cell>
          <table:table-cell table:number-columns-repeated="6"/>
          <table:table-cell table:formula="of:=[.M$4]*[.$J22]" office:value-type="float" office:value="0" calcext:value-type="float">
            <text:p>0</text:p>
          </table:table-cell>
          <table:table-cell table:formula="of:=[.N$4]*[.$J22]" office:value-type="float" office:value="0" calcext:value-type="float">
            <text:p>0</text:p>
          </table:table-cell>
          <table:table-cell table:formula="of:=[.O$4]*[.$J22]" office:value-type="float" office:value="0" calcext:value-type="float">
            <text:p>0</text:p>
          </table:table-cell>
          <table:table-cell table:formula="of:=[.P$4]*[.$J22]" office:value-type="float" office:value="1.6" calcext:value-type="float">
            <text:p>1.6</text:p>
          </table:table-cell>
          <table:table-cell table:formula="of:=[.Q$4]*[.$J22]" office:value-type="float" office:value="1.6" calcext:value-type="float">
            <text:p>1.6</text:p>
          </table:table-cell>
          <table:table-cell table:formula="of:=[.R$4]*[.$J22]" office:value-type="float" office:value="1.6" calcext:value-type="float">
            <text:p>1.6</text:p>
          </table:table-cell>
          <table:table-cell table:formula="of:=[.S$4]*[.$J22]" office:value-type="float" office:value="3.2" calcext:value-type="float">
            <text:p>3.2</text:p>
          </table:table-cell>
          <table:table-cell table:formula="of:=[.T$4]*[.$J22]" office:value-type="float" office:value="3.2" calcext:value-type="float">
            <text:p>3.2</text:p>
          </table:table-cell>
          <table:table-cell table:formula="of:=[.U$4]*[.$J22]" office:value-type="float" office:value="3.2" calcext:value-type="float">
            <text:p>3.2</text:p>
          </table:table-cell>
          <table:table-cell table:formula="of:=[.V$4]*[.$J22]" office:value-type="float" office:value="4.8" calcext:value-type="float">
            <text:p>4.8</text:p>
          </table:table-cell>
          <table:table-cell table:formula="of:=[.W$4]*[.$J22]" office:value-type="float" office:value="4.8" calcext:value-type="float">
            <text:p>4.8</text:p>
          </table:table-cell>
          <table:table-cell table:formula="of:=[.X$4]*[.$J22]" office:value-type="float" office:value="6.4" calcext:value-type="float">
            <text:p>6.4</text:p>
          </table:table-cell>
          <table:table-cell table:formula="of:=[.Y$4]*[.$J22]" office:value-type="float" office:value="8" calcext:value-type="float">
            <text:p>8</text:p>
          </table:table-cell>
          <table:table-cell table:formula="of:=[.Z$4]*[.$J22]" office:value-type="float" office:value="9.6" calcext:value-type="float">
            <text:p>9.6</text:p>
          </table:table-cell>
          <table:table-cell table:formula="of:=[.AA$4]*[.$J22]" office:value-type="float" office:value="11.2" calcext:value-type="float">
            <text:p>11.2</text:p>
          </table:table-cell>
          <table:table-cell table:formula="of:=[.AB$4]*[.$J22]" office:value-type="float" office:value="11.2" calcext:value-type="float">
            <text:p>11.2</text:p>
          </table:table-cell>
          <table:table-cell table:formula="of:=[.AC$4]*[.$J22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3];[$'EcCo ammo'.$A$6:$'EcCo ammo'.$A$37];[$'EcCo ammo'.F$6:$'EcCo ammo'.F$37])" office:value-type="float" office:value="10" calcext:value-type="float">
            <text:p>10</text:p>
          </table:table-cell>
          <table:table-cell table:formula="of:=FLOOR(LOOKUP([.$B23];[$'EcCo ammo'.$A$6:$'EcCo ammo'.$A$37];[$'EcCo ammo'.G$6:$'EcCo ammo'.G$37]))" office:value-type="float" office:value="20" calcext:value-type="float">
            <text:p>20</text:p>
          </table:table-cell>
          <table:table-cell table:formula="of:=LOOKUP([.$B23];[$'EcCo ammo'.$A$6:$'EcCo ammo'.$A$37];[$'EcCo ammo'.I$6:$'EcCo ammo'.I$37])" office:value-type="float" office:value="4" calcext:value-type="float">
            <text:p>4</text:p>
          </table:table-cell>
          <table:table-cell table:formula="of:=LOOKUP([.$B23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23])/100" office:value-type="float" office:value="1.2" calcext:value-type="float">
            <text:p>1.20</text:p>
          </table:table-cell>
          <table:table-cell table:formula="of:=ROUND(AVERAGE([.C23];[.D23]))" office:value-type="float" office:value="17" calcext:value-type="float">
            <text:p>17</text:p>
          </table:table-cell>
          <table:table-cell/>
          <table:table-cell table:style-name="ce30" table:formula="of:=([.$K23]-[.M$4]*[.$J23])*[.$J23]*(100-[.M$5]*[.$J23])/100" office:value-type="float" office:value="20.4" calcext:value-type="float">
            <text:p>20.4</text:p>
          </table:table-cell>
          <table:table-cell table:style-name="ce30" table:formula="of:=([.$K23]-[.N$4]*[.$J23])*[.$J23]*(100-[.N$5]*[.$J23])/100" office:value-type="float" office:value="17.952" calcext:value-type="float">
            <text:p>18.0</text:p>
          </table:table-cell>
          <table:table-cell table:style-name="ce30" table:formula="of:=([.$K23]-[.O$4]*[.$J23])*[.$J23]*(100-[.O$5]*[.$J23])/100" office:value-type="float" office:value="15.504" calcext:value-type="float">
            <text:p>15.5</text:p>
          </table:table-cell>
          <table:table-cell table:style-name="ce30" table:formula="of:=([.$K23]-[.P$4]*[.$J23])*[.$J23]*(100-[.P$5]*[.$J23])/100" office:value-type="float" office:value="12.264" calcext:value-type="float">
            <text:p>12.3</text:p>
          </table:table-cell>
          <table:table-cell table:style-name="ce30" table:formula="of:=([.$K23]-[.Q$4]*[.$J23])*[.$J23]*(100-[.Q$5]*[.$J23])/100" office:value-type="float" office:value="11.2128" calcext:value-type="float">
            <text:p>11.2</text:p>
          </table:table-cell>
          <table:table-cell table:style-name="ce30" table:formula="of:=([.$K23]-[.R$4]*[.$J23])*[.$J23]*(100-[.R$5]*[.$J23])/100" office:value-type="float" office:value="11.2128" calcext:value-type="float">
            <text:p>11.2</text:p>
          </table:table-cell>
          <table:table-cell table:style-name="ce30" table:formula="of:=([.$K23]-[.S$4]*[.$J23])*[.$J23]*(100-[.S$5]*[.$J23])/100" office:value-type="float" office:value="9.3696" calcext:value-type="float">
            <text:p>9.4</text:p>
          </table:table-cell>
          <table:table-cell table:style-name="ce30" table:formula="of:=([.$K23]-[.T$4]*[.$J23])*[.$J23]*(100-[.T$5]*[.$J23])/100" office:value-type="float" office:value="8.4912" calcext:value-type="float">
            <text:p>8.5</text:p>
          </table:table-cell>
          <table:table-cell table:style-name="ce30" table:formula="of:=([.$K23]-[.U$4]*[.$J23])*[.$J23]*(100-[.U$5]*[.$J23])/100" office:value-type="float" office:value="8.4912" calcext:value-type="float">
            <text:p>8.5</text:p>
          </table:table-cell>
          <table:table-cell table:style-name="ce30" table:formula="of:=([.$K23]-[.V$4]*[.$J23])*[.$J23]*(100-[.V$5]*[.$J23])/100" office:value-type="float" office:value="6.1152" calcext:value-type="float">
            <text:p>6.1</text:p>
          </table:table-cell>
          <table:table-cell table:style-name="ce30" table:formula="of:=([.$K23]-[.W$4]*[.$J23])*[.$J23]*(100-[.W$5]*[.$J23])/100" office:value-type="float" office:value="5.4096" calcext:value-type="float">
            <text:p>5.4</text:p>
          </table:table-cell>
          <table:table-cell table:style-name="ce30" table:formula="of:=([.$K23]-[.X$4]*[.$J23])*[.$J23]*(100-[.X$5]*[.$J23])/100" office:value-type="float" office:value="4.0848" calcext:value-type="float">
            <text:p>4.1</text:p>
          </table:table-cell>
          <table:table-cell table:style-name="ce30" table:formula="of:=([.$K23]-[.Y$4]*[.$J23])*[.$J23]*(100-[.Y$5]*[.$J23])/100" office:value-type="float" office:value="2.4" calcext:value-type="float">
            <text:p>2.4</text:p>
          </table:table-cell>
          <table:table-cell table:style-name="ce30" table:formula="of:=([.$K23]-[.Z$4]*[.$J23])*[.$J23]*(100-[.Z$5]*[.$J23])/100" office:value-type="float" office:value="1.248" calcext:value-type="float">
            <text:p>1.2</text:p>
          </table:table-cell>
          <table:table-cell table:style-name="ce30" table:formula="of:=([.$K23]-[.AA$4]*[.$J23])*[.$J23]*(100-[.AA$5]*[.$J23])/100" office:value-type="float" office:value="0.0527999999999998" calcext:value-type="float">
            <text:p>0.1</text:p>
          </table:table-cell>
          <table:table-cell table:style-name="ce30" table:formula="of:=([.$K23]-[.AB$4]*[.$J23])*[.$J23]*(100-[.AB$5]*[.$J23])/100" office:value-type="float" office:value="0.0383999999999999" calcext:value-type="float">
            <text:p>0.0</text:p>
          </table:table-cell>
          <table:table-cell table:style-name="ce30" table:formula="of:=([.$K23]-[.AC$4]*[.$J23])*[.$J23]*(100-[.AC$5]*[.$J23])/100" office:value-type="float" office:value="-1.344" calcext:value-type="float">
            <text:p>-1.3</text:p>
          </table:table-cell>
          <table:table-cell table:number-columns-repeated="6"/>
          <table:table-cell table:formula="of:=[.M$4]*[.$J23]" office:value-type="float" office:value="0" calcext:value-type="float">
            <text:p>0</text:p>
          </table:table-cell>
          <table:table-cell table:formula="of:=[.N$4]*[.$J23]" office:value-type="float" office:value="0" calcext:value-type="float">
            <text:p>0</text:p>
          </table:table-cell>
          <table:table-cell table:formula="of:=[.O$4]*[.$J23]" office:value-type="float" office:value="0" calcext:value-type="float">
            <text:p>0</text:p>
          </table:table-cell>
          <table:table-cell table:formula="of:=[.P$4]*[.$J23]" office:value-type="float" office:value="2.4" calcext:value-type="float">
            <text:p>2.4</text:p>
          </table:table-cell>
          <table:table-cell table:formula="of:=[.Q$4]*[.$J23]" office:value-type="float" office:value="2.4" calcext:value-type="float">
            <text:p>2.4</text:p>
          </table:table-cell>
          <table:table-cell table:formula="of:=[.R$4]*[.$J23]" office:value-type="float" office:value="2.4" calcext:value-type="float">
            <text:p>2.4</text:p>
          </table:table-cell>
          <table:table-cell table:formula="of:=[.S$4]*[.$J23]" office:value-type="float" office:value="4.8" calcext:value-type="float">
            <text:p>4.8</text:p>
          </table:table-cell>
          <table:table-cell table:formula="of:=[.T$4]*[.$J23]" office:value-type="float" office:value="4.8" calcext:value-type="float">
            <text:p>4.8</text:p>
          </table:table-cell>
          <table:table-cell table:formula="of:=[.U$4]*[.$J23]" office:value-type="float" office:value="4.8" calcext:value-type="float">
            <text:p>4.8</text:p>
          </table:table-cell>
          <table:table-cell table:formula="of:=[.V$4]*[.$J23]" office:value-type="float" office:value="7.2" calcext:value-type="float">
            <text:p>7.2</text:p>
          </table:table-cell>
          <table:table-cell table:formula="of:=[.W$4]*[.$J23]" office:value-type="float" office:value="7.2" calcext:value-type="float">
            <text:p>7.2</text:p>
          </table:table-cell>
          <table:table-cell table:formula="of:=[.X$4]*[.$J23]" office:value-type="float" office:value="9.6" calcext:value-type="float">
            <text:p>9.6</text:p>
          </table:table-cell>
          <table:table-cell table:formula="of:=[.Y$4]*[.$J23]" office:value-type="float" office:value="12" calcext:value-type="float">
            <text:p>12</text:p>
          </table:table-cell>
          <table:table-cell table:formula="of:=[.Z$4]*[.$J23]" office:value-type="float" office:value="14.4" calcext:value-type="float">
            <text:p>14.4</text:p>
          </table:table-cell>
          <table:table-cell table:formula="of:=[.AA$4]*[.$J23]" office:value-type="float" office:value="16.8" calcext:value-type="float">
            <text:p>16.8</text:p>
          </table:table-cell>
          <table:table-cell table:formula="of:=[.AB$4]*[.$J23]" office:value-type="float" office:value="16.8" calcext:value-type="float">
            <text:p>16.8</text:p>
          </table:table-cell>
          <table:table-cell table:formula="of:=[.AC$4]*[.$J23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4];[$'EcCo ammo'.$A$6:$'EcCo ammo'.$A$37];[$'EcCo ammo'.F$6:$'EcCo ammo'.F$37])" office:value-type="float" office:value="0" calcext:value-type="float">
            <text:p>0</text:p>
          </table:table-cell>
          <table:table-cell table:formula="of:=FLOOR(LOOKUP([.$B24];[$'EcCo ammo'.$A$6:$'EcCo ammo'.$A$37];[$'EcCo ammo'.G$6:$'EcCo ammo'.G$37]))" office:value-type="float" office:value="-20" calcext:value-type="float">
            <text:p>-20</text:p>
          </table:table-cell>
          <table:table-cell table:formula="of:=LOOKUP([.$B24];[$'EcCo ammo'.$A$6:$'EcCo ammo'.$A$37];[$'EcCo ammo'.I$6:$'EcCo ammo'.I$37])" office:value-type="float" office:value="1" calcext:value-type="float">
            <text:p>1</text:p>
          </table:table-cell>
          <table:table-cell table:formula="of:=LOOKUP([.$B24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4])/100" office:value-type="float" office:value="0.8" calcext:value-type="float">
            <text:p>0.80</text:p>
          </table:table-cell>
          <table:table-cell table:formula="of:=ROUND(AVERAGE([.C24];[.D24]))" office:value-type="float" office:value="17" calcext:value-type="float">
            <text:p>17</text:p>
          </table:table-cell>
          <table:table-cell/>
          <table:table-cell table:style-name="ce30" table:formula="of:=([.$K24]-[.M$4]*[.$J24])*[.$J24]*(100-[.M$5]*[.$J24])/100" office:value-type="float" office:value="13.6" calcext:value-type="float">
            <text:p>13.6</text:p>
          </table:table-cell>
          <table:table-cell table:style-name="ce30" table:formula="of:=([.$K24]-[.N$4]*[.$J24])*[.$J24]*(100-[.N$5]*[.$J24])/100" office:value-type="float" office:value="12.512" calcext:value-type="float">
            <text:p>12.5</text:p>
          </table:table-cell>
          <table:table-cell table:style-name="ce30" table:formula="of:=([.$K24]-[.O$4]*[.$J24])*[.$J24]*(100-[.O$5]*[.$J24])/100" office:value-type="float" office:value="11.424" calcext:value-type="float">
            <text:p>11.4</text:p>
          </table:table-cell>
          <table:table-cell table:style-name="ce30" table:formula="of:=([.$K24]-[.P$4]*[.$J24])*[.$J24]*(100-[.P$5]*[.$J24])/100" office:value-type="float" office:value="9.856" calcext:value-type="float">
            <text:p>9.9</text:p>
          </table:table-cell>
          <table:table-cell table:style-name="ce30" table:formula="of:=([.$K24]-[.Q$4]*[.$J24])*[.$J24]*(100-[.Q$5]*[.$J24])/100" office:value-type="float" office:value="9.3632" calcext:value-type="float">
            <text:p>9.4</text:p>
          </table:table-cell>
          <table:table-cell table:style-name="ce30" table:formula="of:=([.$K24]-[.R$4]*[.$J24])*[.$J24]*(100-[.R$5]*[.$J24])/100" office:value-type="float" office:value="9.3632" calcext:value-type="float">
            <text:p>9.4</text:p>
          </table:table-cell>
          <table:table-cell table:style-name="ce30" table:formula="of:=([.$K24]-[.S$4]*[.$J24])*[.$J24]*(100-[.S$5]*[.$J24])/100" office:value-type="float" office:value="8.3904" calcext:value-type="float">
            <text:p>8.4</text:p>
          </table:table-cell>
          <table:table-cell table:style-name="ce30" table:formula="of:=([.$K24]-[.T$4]*[.$J24])*[.$J24]*(100-[.T$5]*[.$J24])/100" office:value-type="float" office:value="7.9488" calcext:value-type="float">
            <text:p>7.9</text:p>
          </table:table-cell>
          <table:table-cell table:style-name="ce30" table:formula="of:=([.$K24]-[.U$4]*[.$J24])*[.$J24]*(100-[.U$5]*[.$J24])/100" office:value-type="float" office:value="7.9488" calcext:value-type="float">
            <text:p>7.9</text:p>
          </table:table-cell>
          <table:table-cell table:style-name="ce30" table:formula="of:=([.$K24]-[.V$4]*[.$J24])*[.$J24]*(100-[.V$5]*[.$J24])/100" office:value-type="float" office:value="6.6368" calcext:value-type="float">
            <text:p>6.6</text:p>
          </table:table-cell>
          <table:table-cell table:style-name="ce30" table:formula="of:=([.$K24]-[.W$4]*[.$J24])*[.$J24]*(100-[.W$5]*[.$J24])/100" office:value-type="float" office:value="6.2464" calcext:value-type="float">
            <text:p>6.2</text:p>
          </table:table-cell>
          <table:table-cell table:style-name="ce30" table:formula="of:=([.$K24]-[.X$4]*[.$J24])*[.$J24]*(100-[.X$5]*[.$J24])/100" office:value-type="float" office:value="5.4272" calcext:value-type="float">
            <text:p>5.4</text:p>
          </table:table-cell>
          <table:table-cell table:style-name="ce30" table:formula="of:=([.$K24]-[.Y$4]*[.$J24])*[.$J24]*(100-[.Y$5]*[.$J24])/100" office:value-type="float" office:value="4.32" calcext:value-type="float">
            <text:p>4.3</text:p>
          </table:table-cell>
          <table:table-cell table:style-name="ce30" table:formula="of:=([.$K24]-[.Z$4]*[.$J24])*[.$J24]*(100-[.Z$5]*[.$J24])/100" office:value-type="float" office:value="3.552" calcext:value-type="float">
            <text:p>3.6</text:p>
          </table:table-cell>
          <table:table-cell table:style-name="ce30" table:formula="of:=([.$K24]-[.AA$4]*[.$J24])*[.$J24]*(100-[.AA$5]*[.$J24])/100" office:value-type="float" office:value="2.2272" calcext:value-type="float">
            <text:p>2.2</text:p>
          </table:table-cell>
          <table:table-cell table:style-name="ce30" table:formula="of:=([.$K24]-[.AB$4]*[.$J24])*[.$J24]*(100-[.AB$5]*[.$J24])/100" office:value-type="float" office:value="2.0416" calcext:value-type="float">
            <text:p>2.0</text:p>
          </table:table-cell>
          <table:table-cell table:style-name="ce30" table:formula="of:=([.$K24]-[.AC$4]*[.$J24])*[.$J24]*(100-[.AC$5]*[.$J24])/100" office:value-type="float" office:value="0.352" calcext:value-type="float">
            <text:p>0.4</text:p>
          </table:table-cell>
          <table:table-cell table:number-columns-repeated="6"/>
          <table:table-cell table:formula="of:=[.M$4]*[.$J24]" office:value-type="float" office:value="0" calcext:value-type="float">
            <text:p>0</text:p>
          </table:table-cell>
          <table:table-cell table:formula="of:=[.N$4]*[.$J24]" office:value-type="float" office:value="0" calcext:value-type="float">
            <text:p>0</text:p>
          </table:table-cell>
          <table:table-cell table:formula="of:=[.O$4]*[.$J24]" office:value-type="float" office:value="0" calcext:value-type="float">
            <text:p>0</text:p>
          </table:table-cell>
          <table:table-cell table:formula="of:=[.P$4]*[.$J24]" office:value-type="float" office:value="1.6" calcext:value-type="float">
            <text:p>1.6</text:p>
          </table:table-cell>
          <table:table-cell table:formula="of:=[.Q$4]*[.$J24]" office:value-type="float" office:value="1.6" calcext:value-type="float">
            <text:p>1.6</text:p>
          </table:table-cell>
          <table:table-cell table:formula="of:=[.R$4]*[.$J24]" office:value-type="float" office:value="1.6" calcext:value-type="float">
            <text:p>1.6</text:p>
          </table:table-cell>
          <table:table-cell table:formula="of:=[.S$4]*[.$J24]" office:value-type="float" office:value="3.2" calcext:value-type="float">
            <text:p>3.2</text:p>
          </table:table-cell>
          <table:table-cell table:formula="of:=[.T$4]*[.$J24]" office:value-type="float" office:value="3.2" calcext:value-type="float">
            <text:p>3.2</text:p>
          </table:table-cell>
          <table:table-cell table:formula="of:=[.U$4]*[.$J24]" office:value-type="float" office:value="3.2" calcext:value-type="float">
            <text:p>3.2</text:p>
          </table:table-cell>
          <table:table-cell table:formula="of:=[.V$4]*[.$J24]" office:value-type="float" office:value="4.8" calcext:value-type="float">
            <text:p>4.8</text:p>
          </table:table-cell>
          <table:table-cell table:formula="of:=[.W$4]*[.$J24]" office:value-type="float" office:value="4.8" calcext:value-type="float">
            <text:p>4.8</text:p>
          </table:table-cell>
          <table:table-cell table:formula="of:=[.X$4]*[.$J24]" office:value-type="float" office:value="6.4" calcext:value-type="float">
            <text:p>6.4</text:p>
          </table:table-cell>
          <table:table-cell table:formula="of:=[.Y$4]*[.$J24]" office:value-type="float" office:value="8" calcext:value-type="float">
            <text:p>8</text:p>
          </table:table-cell>
          <table:table-cell table:formula="of:=[.Z$4]*[.$J24]" office:value-type="float" office:value="9.6" calcext:value-type="float">
            <text:p>9.6</text:p>
          </table:table-cell>
          <table:table-cell table:formula="of:=[.AA$4]*[.$J24]" office:value-type="float" office:value="11.2" calcext:value-type="float">
            <text:p>11.2</text:p>
          </table:table-cell>
          <table:table-cell table:formula="of:=[.AB$4]*[.$J24]" office:value-type="float" office:value="11.2" calcext:value-type="float">
            <text:p>11.2</text:p>
          </table:table-cell>
          <table:table-cell table:formula="of:=[.AC$4]*[.$J2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5];[$'EcCo ammo'.$A$6:$'EcCo ammo'.$A$37];[$'EcCo ammo'.F$6:$'EcCo ammo'.F$37])" office:value-type="float" office:value="10" calcext:value-type="float">
            <text:p>10</text:p>
          </table:table-cell>
          <table:table-cell table:formula="of:=FLOOR(LOOKUP([.$B25];[$'EcCo ammo'.$A$6:$'EcCo ammo'.$A$37];[$'EcCo ammo'.G$6:$'EcCo ammo'.G$37]))" office:value-type="float" office:value="20" calcext:value-type="float">
            <text:p>20</text:p>
          </table:table-cell>
          <table:table-cell table:formula="of:=LOOKUP([.$B25];[$'EcCo ammo'.$A$6:$'EcCo ammo'.$A$37];[$'EcCo ammo'.I$6:$'EcCo ammo'.I$37])" office:value-type="float" office:value="4" calcext:value-type="float">
            <text:p>4</text:p>
          </table:table-cell>
          <table:table-cell table:formula="of:=LOOKUP([.$B25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25])/100" office:value-type="float" office:value="1.2" calcext:value-type="float">
            <text:p>1.20</text:p>
          </table:table-cell>
          <table:table-cell table:formula="of:=ROUND(AVERAGE([.C25];[.D25]))" office:value-type="float" office:value="17" calcext:value-type="float">
            <text:p>17</text:p>
          </table:table-cell>
          <table:table-cell/>
          <table:table-cell table:style-name="ce30" table:formula="of:=([.$K25]-[.M$4]*[.$J25])*[.$J25]*(100-[.M$5]*[.$J25])/100" office:value-type="float" office:value="20.4" calcext:value-type="float">
            <text:p>20.4</text:p>
          </table:table-cell>
          <table:table-cell table:style-name="ce30" table:formula="of:=([.$K25]-[.N$4]*[.$J25])*[.$J25]*(100-[.N$5]*[.$J25])/100" office:value-type="float" office:value="17.952" calcext:value-type="float">
            <text:p>18.0</text:p>
          </table:table-cell>
          <table:table-cell table:style-name="ce30" table:formula="of:=([.$K25]-[.O$4]*[.$J25])*[.$J25]*(100-[.O$5]*[.$J25])/100" office:value-type="float" office:value="15.504" calcext:value-type="float">
            <text:p>15.5</text:p>
          </table:table-cell>
          <table:table-cell table:style-name="ce30" table:formula="of:=([.$K25]-[.P$4]*[.$J25])*[.$J25]*(100-[.P$5]*[.$J25])/100" office:value-type="float" office:value="12.264" calcext:value-type="float">
            <text:p>12.3</text:p>
          </table:table-cell>
          <table:table-cell table:style-name="ce30" table:formula="of:=([.$K25]-[.Q$4]*[.$J25])*[.$J25]*(100-[.Q$5]*[.$J25])/100" office:value-type="float" office:value="11.2128" calcext:value-type="float">
            <text:p>11.2</text:p>
          </table:table-cell>
          <table:table-cell table:style-name="ce30" table:formula="of:=([.$K25]-[.R$4]*[.$J25])*[.$J25]*(100-[.R$5]*[.$J25])/100" office:value-type="float" office:value="11.2128" calcext:value-type="float">
            <text:p>11.2</text:p>
          </table:table-cell>
          <table:table-cell table:style-name="ce30" table:formula="of:=([.$K25]-[.S$4]*[.$J25])*[.$J25]*(100-[.S$5]*[.$J25])/100" office:value-type="float" office:value="9.3696" calcext:value-type="float">
            <text:p>9.4</text:p>
          </table:table-cell>
          <table:table-cell table:style-name="ce30" table:formula="of:=([.$K25]-[.T$4]*[.$J25])*[.$J25]*(100-[.T$5]*[.$J25])/100" office:value-type="float" office:value="8.4912" calcext:value-type="float">
            <text:p>8.5</text:p>
          </table:table-cell>
          <table:table-cell table:style-name="ce30" table:formula="of:=([.$K25]-[.U$4]*[.$J25])*[.$J25]*(100-[.U$5]*[.$J25])/100" office:value-type="float" office:value="8.4912" calcext:value-type="float">
            <text:p>8.5</text:p>
          </table:table-cell>
          <table:table-cell table:style-name="ce30" table:formula="of:=([.$K25]-[.V$4]*[.$J25])*[.$J25]*(100-[.V$5]*[.$J25])/100" office:value-type="float" office:value="6.1152" calcext:value-type="float">
            <text:p>6.1</text:p>
          </table:table-cell>
          <table:table-cell table:style-name="ce30" table:formula="of:=([.$K25]-[.W$4]*[.$J25])*[.$J25]*(100-[.W$5]*[.$J25])/100" office:value-type="float" office:value="5.4096" calcext:value-type="float">
            <text:p>5.4</text:p>
          </table:table-cell>
          <table:table-cell table:style-name="ce30" table:formula="of:=([.$K25]-[.X$4]*[.$J25])*[.$J25]*(100-[.X$5]*[.$J25])/100" office:value-type="float" office:value="4.0848" calcext:value-type="float">
            <text:p>4.1</text:p>
          </table:table-cell>
          <table:table-cell table:style-name="ce30" table:formula="of:=([.$K25]-[.Y$4]*[.$J25])*[.$J25]*(100-[.Y$5]*[.$J25])/100" office:value-type="float" office:value="2.4" calcext:value-type="float">
            <text:p>2.4</text:p>
          </table:table-cell>
          <table:table-cell table:style-name="ce30" table:formula="of:=([.$K25]-[.Z$4]*[.$J25])*[.$J25]*(100-[.Z$5]*[.$J25])/100" office:value-type="float" office:value="1.248" calcext:value-type="float">
            <text:p>1.2</text:p>
          </table:table-cell>
          <table:table-cell table:style-name="ce30" table:formula="of:=([.$K25]-[.AA$4]*[.$J25])*[.$J25]*(100-[.AA$5]*[.$J25])/100" office:value-type="float" office:value="0.0527999999999998" calcext:value-type="float">
            <text:p>0.1</text:p>
          </table:table-cell>
          <table:table-cell table:style-name="ce30" table:formula="of:=([.$K25]-[.AB$4]*[.$J25])*[.$J25]*(100-[.AB$5]*[.$J25])/100" office:value-type="float" office:value="0.0383999999999999" calcext:value-type="float">
            <text:p>0.0</text:p>
          </table:table-cell>
          <table:table-cell table:style-name="ce30" table:formula="of:=([.$K25]-[.AC$4]*[.$J25])*[.$J25]*(100-[.AC$5]*[.$J25])/100" office:value-type="float" office:value="-1.344" calcext:value-type="float">
            <text:p>-1.3</text:p>
          </table:table-cell>
          <table:table-cell table:number-columns-repeated="6"/>
          <table:table-cell table:formula="of:=[.M$4]*[.$J25]" office:value-type="float" office:value="0" calcext:value-type="float">
            <text:p>0</text:p>
          </table:table-cell>
          <table:table-cell table:formula="of:=[.N$4]*[.$J25]" office:value-type="float" office:value="0" calcext:value-type="float">
            <text:p>0</text:p>
          </table:table-cell>
          <table:table-cell table:formula="of:=[.O$4]*[.$J25]" office:value-type="float" office:value="0" calcext:value-type="float">
            <text:p>0</text:p>
          </table:table-cell>
          <table:table-cell table:formula="of:=[.P$4]*[.$J25]" office:value-type="float" office:value="2.4" calcext:value-type="float">
            <text:p>2.4</text:p>
          </table:table-cell>
          <table:table-cell table:formula="of:=[.Q$4]*[.$J25]" office:value-type="float" office:value="2.4" calcext:value-type="float">
            <text:p>2.4</text:p>
          </table:table-cell>
          <table:table-cell table:formula="of:=[.R$4]*[.$J25]" office:value-type="float" office:value="2.4" calcext:value-type="float">
            <text:p>2.4</text:p>
          </table:table-cell>
          <table:table-cell table:formula="of:=[.S$4]*[.$J25]" office:value-type="float" office:value="4.8" calcext:value-type="float">
            <text:p>4.8</text:p>
          </table:table-cell>
          <table:table-cell table:formula="of:=[.T$4]*[.$J25]" office:value-type="float" office:value="4.8" calcext:value-type="float">
            <text:p>4.8</text:p>
          </table:table-cell>
          <table:table-cell table:formula="of:=[.U$4]*[.$J25]" office:value-type="float" office:value="4.8" calcext:value-type="float">
            <text:p>4.8</text:p>
          </table:table-cell>
          <table:table-cell table:formula="of:=[.V$4]*[.$J25]" office:value-type="float" office:value="7.2" calcext:value-type="float">
            <text:p>7.2</text:p>
          </table:table-cell>
          <table:table-cell table:formula="of:=[.W$4]*[.$J25]" office:value-type="float" office:value="7.2" calcext:value-type="float">
            <text:p>7.2</text:p>
          </table:table-cell>
          <table:table-cell table:formula="of:=[.X$4]*[.$J25]" office:value-type="float" office:value="9.6" calcext:value-type="float">
            <text:p>9.6</text:p>
          </table:table-cell>
          <table:table-cell table:formula="of:=[.Y$4]*[.$J25]" office:value-type="float" office:value="12" calcext:value-type="float">
            <text:p>12</text:p>
          </table:table-cell>
          <table:table-cell table:formula="of:=[.Z$4]*[.$J25]" office:value-type="float" office:value="14.4" calcext:value-type="float">
            <text:p>14.4</text:p>
          </table:table-cell>
          <table:table-cell table:formula="of:=[.AA$4]*[.$J25]" office:value-type="float" office:value="16.8" calcext:value-type="float">
            <text:p>16.8</text:p>
          </table:table-cell>
          <table:table-cell table:formula="of:=[.AB$4]*[.$J25]" office:value-type="float" office:value="16.8" calcext:value-type="float">
            <text:p>16.8</text:p>
          </table:table-cell>
          <table:table-cell table:formula="of:=[.AC$4]*[.$J25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6];[$'EcCo ammo'.$A$6:$'EcCo ammo'.$A$37];[$'EcCo ammo'.F$6:$'EcCo ammo'.F$37])" office:value-type="float" office:value="0" calcext:value-type="float">
            <text:p>0</text:p>
          </table:table-cell>
          <table:table-cell table:formula="of:=FLOOR(LOOKUP([.$B26];[$'EcCo ammo'.$A$6:$'EcCo ammo'.$A$37];[$'EcCo ammo'.G$6:$'EcCo ammo'.G$37]))" office:value-type="float" office:value="-20" calcext:value-type="float">
            <text:p>-20</text:p>
          </table:table-cell>
          <table:table-cell table:formula="of:=LOOKUP([.$B26];[$'EcCo ammo'.$A$6:$'EcCo ammo'.$A$37];[$'EcCo ammo'.I$6:$'EcCo ammo'.I$37])" office:value-type="float" office:value="1" calcext:value-type="float">
            <text:p>1</text:p>
          </table:table-cell>
          <table:table-cell table:formula="of:=LOOKUP([.$B26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6])/100" office:value-type="float" office:value="0.8" calcext:value-type="float">
            <text:p>0.80</text:p>
          </table:table-cell>
          <table:table-cell table:formula="of:=ROUND(AVERAGE([.C26];[.D26]))" office:value-type="float" office:value="17" calcext:value-type="float">
            <text:p>17</text:p>
          </table:table-cell>
          <table:table-cell/>
          <table:table-cell table:style-name="ce30" table:formula="of:=([.$K26]-[.M$4]*[.$J26])*[.$J26]*(100-[.M$5]*[.$J26])/100" office:value-type="float" office:value="13.6" calcext:value-type="float">
            <text:p>13.6</text:p>
          </table:table-cell>
          <table:table-cell table:style-name="ce30" table:formula="of:=([.$K26]-[.N$4]*[.$J26])*[.$J26]*(100-[.N$5]*[.$J26])/100" office:value-type="float" office:value="12.512" calcext:value-type="float">
            <text:p>12.5</text:p>
          </table:table-cell>
          <table:table-cell table:style-name="ce30" table:formula="of:=([.$K26]-[.O$4]*[.$J26])*[.$J26]*(100-[.O$5]*[.$J26])/100" office:value-type="float" office:value="11.424" calcext:value-type="float">
            <text:p>11.4</text:p>
          </table:table-cell>
          <table:table-cell table:style-name="ce30" table:formula="of:=([.$K26]-[.P$4]*[.$J26])*[.$J26]*(100-[.P$5]*[.$J26])/100" office:value-type="float" office:value="9.856" calcext:value-type="float">
            <text:p>9.9</text:p>
          </table:table-cell>
          <table:table-cell table:style-name="ce30" table:formula="of:=([.$K26]-[.Q$4]*[.$J26])*[.$J26]*(100-[.Q$5]*[.$J26])/100" office:value-type="float" office:value="9.3632" calcext:value-type="float">
            <text:p>9.4</text:p>
          </table:table-cell>
          <table:table-cell table:style-name="ce30" table:formula="of:=([.$K26]-[.R$4]*[.$J26])*[.$J26]*(100-[.R$5]*[.$J26])/100" office:value-type="float" office:value="9.3632" calcext:value-type="float">
            <text:p>9.4</text:p>
          </table:table-cell>
          <table:table-cell table:style-name="ce30" table:formula="of:=([.$K26]-[.S$4]*[.$J26])*[.$J26]*(100-[.S$5]*[.$J26])/100" office:value-type="float" office:value="8.3904" calcext:value-type="float">
            <text:p>8.4</text:p>
          </table:table-cell>
          <table:table-cell table:style-name="ce30" table:formula="of:=([.$K26]-[.T$4]*[.$J26])*[.$J26]*(100-[.T$5]*[.$J26])/100" office:value-type="float" office:value="7.9488" calcext:value-type="float">
            <text:p>7.9</text:p>
          </table:table-cell>
          <table:table-cell table:style-name="ce30" table:formula="of:=([.$K26]-[.U$4]*[.$J26])*[.$J26]*(100-[.U$5]*[.$J26])/100" office:value-type="float" office:value="7.9488" calcext:value-type="float">
            <text:p>7.9</text:p>
          </table:table-cell>
          <table:table-cell table:style-name="ce30" table:formula="of:=([.$K26]-[.V$4]*[.$J26])*[.$J26]*(100-[.V$5]*[.$J26])/100" office:value-type="float" office:value="6.6368" calcext:value-type="float">
            <text:p>6.6</text:p>
          </table:table-cell>
          <table:table-cell table:style-name="ce30" table:formula="of:=([.$K26]-[.W$4]*[.$J26])*[.$J26]*(100-[.W$5]*[.$J26])/100" office:value-type="float" office:value="6.2464" calcext:value-type="float">
            <text:p>6.2</text:p>
          </table:table-cell>
          <table:table-cell table:style-name="ce30" table:formula="of:=([.$K26]-[.X$4]*[.$J26])*[.$J26]*(100-[.X$5]*[.$J26])/100" office:value-type="float" office:value="5.4272" calcext:value-type="float">
            <text:p>5.4</text:p>
          </table:table-cell>
          <table:table-cell table:style-name="ce30" table:formula="of:=([.$K26]-[.Y$4]*[.$J26])*[.$J26]*(100-[.Y$5]*[.$J26])/100" office:value-type="float" office:value="4.32" calcext:value-type="float">
            <text:p>4.3</text:p>
          </table:table-cell>
          <table:table-cell table:style-name="ce30" table:formula="of:=([.$K26]-[.Z$4]*[.$J26])*[.$J26]*(100-[.Z$5]*[.$J26])/100" office:value-type="float" office:value="3.552" calcext:value-type="float">
            <text:p>3.6</text:p>
          </table:table-cell>
          <table:table-cell table:style-name="ce30" table:formula="of:=([.$K26]-[.AA$4]*[.$J26])*[.$J26]*(100-[.AA$5]*[.$J26])/100" office:value-type="float" office:value="2.2272" calcext:value-type="float">
            <text:p>2.2</text:p>
          </table:table-cell>
          <table:table-cell table:style-name="ce30" table:formula="of:=([.$K26]-[.AB$4]*[.$J26])*[.$J26]*(100-[.AB$5]*[.$J26])/100" office:value-type="float" office:value="2.0416" calcext:value-type="float">
            <text:p>2.0</text:p>
          </table:table-cell>
          <table:table-cell table:style-name="ce30" table:formula="of:=([.$K26]-[.AC$4]*[.$J26])*[.$J26]*(100-[.AC$5]*[.$J26])/100" office:value-type="float" office:value="0.352" calcext:value-type="float">
            <text:p>0.4</text:p>
          </table:table-cell>
          <table:table-cell table:number-columns-repeated="6"/>
          <table:table-cell table:formula="of:=[.M$4]*[.$J26]" office:value-type="float" office:value="0" calcext:value-type="float">
            <text:p>0</text:p>
          </table:table-cell>
          <table:table-cell table:formula="of:=[.N$4]*[.$J26]" office:value-type="float" office:value="0" calcext:value-type="float">
            <text:p>0</text:p>
          </table:table-cell>
          <table:table-cell table:formula="of:=[.O$4]*[.$J26]" office:value-type="float" office:value="0" calcext:value-type="float">
            <text:p>0</text:p>
          </table:table-cell>
          <table:table-cell table:formula="of:=[.P$4]*[.$J26]" office:value-type="float" office:value="1.6" calcext:value-type="float">
            <text:p>1.6</text:p>
          </table:table-cell>
          <table:table-cell table:formula="of:=[.Q$4]*[.$J26]" office:value-type="float" office:value="1.6" calcext:value-type="float">
            <text:p>1.6</text:p>
          </table:table-cell>
          <table:table-cell table:formula="of:=[.R$4]*[.$J26]" office:value-type="float" office:value="1.6" calcext:value-type="float">
            <text:p>1.6</text:p>
          </table:table-cell>
          <table:table-cell table:formula="of:=[.S$4]*[.$J26]" office:value-type="float" office:value="3.2" calcext:value-type="float">
            <text:p>3.2</text:p>
          </table:table-cell>
          <table:table-cell table:formula="of:=[.T$4]*[.$J26]" office:value-type="float" office:value="3.2" calcext:value-type="float">
            <text:p>3.2</text:p>
          </table:table-cell>
          <table:table-cell table:formula="of:=[.U$4]*[.$J26]" office:value-type="float" office:value="3.2" calcext:value-type="float">
            <text:p>3.2</text:p>
          </table:table-cell>
          <table:table-cell table:formula="of:=[.V$4]*[.$J26]" office:value-type="float" office:value="4.8" calcext:value-type="float">
            <text:p>4.8</text:p>
          </table:table-cell>
          <table:table-cell table:formula="of:=[.W$4]*[.$J26]" office:value-type="float" office:value="4.8" calcext:value-type="float">
            <text:p>4.8</text:p>
          </table:table-cell>
          <table:table-cell table:formula="of:=[.X$4]*[.$J26]" office:value-type="float" office:value="6.4" calcext:value-type="float">
            <text:p>6.4</text:p>
          </table:table-cell>
          <table:table-cell table:formula="of:=[.Y$4]*[.$J26]" office:value-type="float" office:value="8" calcext:value-type="float">
            <text:p>8</text:p>
          </table:table-cell>
          <table:table-cell table:formula="of:=[.Z$4]*[.$J26]" office:value-type="float" office:value="9.6" calcext:value-type="float">
            <text:p>9.6</text:p>
          </table:table-cell>
          <table:table-cell table:formula="of:=[.AA$4]*[.$J26]" office:value-type="float" office:value="11.2" calcext:value-type="float">
            <text:p>11.2</text:p>
          </table:table-cell>
          <table:table-cell table:formula="of:=[.AB$4]*[.$J26]" office:value-type="float" office:value="11.2" calcext:value-type="float">
            <text:p>11.2</text:p>
          </table:table-cell>
          <table:table-cell table:formula="of:=[.AC$4]*[.$J26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7];[$'EcCo ammo'.$A$6:$'EcCo ammo'.$A$37];[$'EcCo ammo'.F$6:$'EcCo ammo'.F$37])" office:value-type="float" office:value="0" calcext:value-type="float">
            <text:p>0</text:p>
          </table:table-cell>
          <table:table-cell table:formula="of:=FLOOR(LOOKUP([.$B27];[$'EcCo ammo'.$A$6:$'EcCo ammo'.$A$37];[$'EcCo ammo'.G$6:$'EcCo ammo'.G$37]))" office:value-type="float" office:value="0" calcext:value-type="float">
            <text:p>0</text:p>
          </table:table-cell>
          <table:table-cell table:formula="of:=LOOKUP([.$B27];[$'EcCo ammo'.$A$6:$'EcCo ammo'.$A$37];[$'EcCo ammo'.I$6:$'EcCo ammo'.I$37])" office:value-type="float" office:value="1" calcext:value-type="float">
            <text:p>1</text:p>
          </table:table-cell>
          <table:table-cell table:formula="of:=LOOKUP([.$B2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7])/100" office:value-type="float" office:value="1" calcext:value-type="float">
            <text:p>1.00</text:p>
          </table:table-cell>
          <table:table-cell table:formula="of:=ROUND(AVERAGE([.C27];[.D27]))" office:value-type="float" office:value="15" calcext:value-type="float">
            <text:p>15</text:p>
          </table:table-cell>
          <table:table-cell/>
          <table:table-cell table:style-name="ce30" table:formula="of:=([.$K27]-[.M$4]*[.$J27])*[.$J27]*(100-[.M$5]*[.$J27])/100" office:value-type="float" office:value="15" calcext:value-type="float">
            <text:p>15.0</text:p>
          </table:table-cell>
          <table:table-cell table:style-name="ce30" table:formula="of:=([.$K27]-[.N$4]*[.$J27])*[.$J27]*(100-[.N$5]*[.$J27])/100" office:value-type="float" office:value="13.5" calcext:value-type="float">
            <text:p>13.5</text:p>
          </table:table-cell>
          <table:table-cell table:style-name="ce30" table:formula="of:=([.$K27]-[.O$4]*[.$J27])*[.$J27]*(100-[.O$5]*[.$J27])/100" office:value-type="float" office:value="12" calcext:value-type="float">
            <text:p>12.0</text:p>
          </table:table-cell>
          <table:table-cell table:style-name="ce30" table:formula="of:=([.$K27]-[.P$4]*[.$J27])*[.$J27]*(100-[.P$5]*[.$J27])/100" office:value-type="float" office:value="9.75" calcext:value-type="float">
            <text:p>9.8</text:p>
          </table:table-cell>
          <table:table-cell table:style-name="ce30" table:formula="of:=([.$K27]-[.Q$4]*[.$J27])*[.$J27]*(100-[.Q$5]*[.$J27])/100" office:value-type="float" office:value="9.1" calcext:value-type="float">
            <text:p>9.1</text:p>
          </table:table-cell>
          <table:table-cell table:style-name="ce30" table:formula="of:=([.$K27]-[.R$4]*[.$J27])*[.$J27]*(100-[.R$5]*[.$J27])/100" office:value-type="float" office:value="9.1" calcext:value-type="float">
            <text:p>9.1</text:p>
          </table:table-cell>
          <table:table-cell table:style-name="ce30" table:formula="of:=([.$K27]-[.S$4]*[.$J27])*[.$J27]*(100-[.S$5]*[.$J27])/100" office:value-type="float" office:value="7.7" calcext:value-type="float">
            <text:p>7.7</text:p>
          </table:table-cell>
          <table:table-cell table:style-name="ce30" table:formula="of:=([.$K27]-[.T$4]*[.$J27])*[.$J27]*(100-[.T$5]*[.$J27])/100" office:value-type="float" office:value="7.15" calcext:value-type="float">
            <text:p>7.2</text:p>
          </table:table-cell>
          <table:table-cell table:style-name="ce30" table:formula="of:=([.$K27]-[.U$4]*[.$J27])*[.$J27]*(100-[.U$5]*[.$J27])/100" office:value-type="float" office:value="7.15" calcext:value-type="float">
            <text:p>7.2</text:p>
          </table:table-cell>
          <table:table-cell table:style-name="ce30" table:formula="of:=([.$K27]-[.V$4]*[.$J27])*[.$J27]*(100-[.V$5]*[.$J27])/100" office:value-type="float" office:value="5.4" calcext:value-type="float">
            <text:p>5.4</text:p>
          </table:table-cell>
          <table:table-cell table:style-name="ce30" table:formula="of:=([.$K27]-[.W$4]*[.$J27])*[.$J27]*(100-[.W$5]*[.$J27])/100" office:value-type="float" office:value="4.95" calcext:value-type="float">
            <text:p>5.0</text:p>
          </table:table-cell>
          <table:table-cell table:style-name="ce30" table:formula="of:=([.$K27]-[.X$4]*[.$J27])*[.$J27]*(100-[.X$5]*[.$J27])/100" office:value-type="float" office:value="3.85" calcext:value-type="float">
            <text:p>3.9</text:p>
          </table:table-cell>
          <table:table-cell table:style-name="ce30" table:formula="of:=([.$K27]-[.Y$4]*[.$J27])*[.$J27]*(100-[.Y$5]*[.$J27])/100" office:value-type="float" office:value="2.5" calcext:value-type="float">
            <text:p>2.5</text:p>
          </table:table-cell>
          <table:table-cell table:style-name="ce30" table:formula="of:=([.$K27]-[.Z$4]*[.$J27])*[.$J27]*(100-[.Z$5]*[.$J27])/100" office:value-type="float" office:value="1.5" calcext:value-type="float">
            <text:p>1.5</text:p>
          </table:table-cell>
          <table:table-cell table:style-name="ce30" table:formula="of:=([.$K27]-[.AA$4]*[.$J27])*[.$J27]*(100-[.AA$5]*[.$J27])/100" office:value-type="float" office:value="0.35" calcext:value-type="float">
            <text:p>0.4</text:p>
          </table:table-cell>
          <table:table-cell table:style-name="ce30" table:formula="of:=([.$K27]-[.AB$4]*[.$J27])*[.$J27]*(100-[.AB$5]*[.$J27])/100" office:value-type="float" office:value="0.3" calcext:value-type="float">
            <text:p>0.3</text:p>
          </table:table-cell>
          <table:table-cell table:style-name="ce30" table:formula="of:=([.$K27]-[.AC$4]*[.$J27])*[.$J27]*(100-[.AC$5]*[.$J27])/100" office:value-type="float" office:value="-1.5" calcext:value-type="float">
            <text:p>-1.5</text:p>
          </table:table-cell>
          <table:table-cell table:number-columns-repeated="6"/>
          <table:table-cell table:formula="of:=[.M$4]*[.$J27]" office:value-type="float" office:value="0" calcext:value-type="float">
            <text:p>0</text:p>
          </table:table-cell>
          <table:table-cell table:formula="of:=[.N$4]*[.$J27]" office:value-type="float" office:value="0" calcext:value-type="float">
            <text:p>0</text:p>
          </table:table-cell>
          <table:table-cell table:formula="of:=[.O$4]*[.$J27]" office:value-type="float" office:value="0" calcext:value-type="float">
            <text:p>0</text:p>
          </table:table-cell>
          <table:table-cell table:formula="of:=[.P$4]*[.$J27]" office:value-type="float" office:value="2" calcext:value-type="float">
            <text:p>2</text:p>
          </table:table-cell>
          <table:table-cell table:formula="of:=[.Q$4]*[.$J27]" office:value-type="float" office:value="2" calcext:value-type="float">
            <text:p>2</text:p>
          </table:table-cell>
          <table:table-cell table:formula="of:=[.R$4]*[.$J27]" office:value-type="float" office:value="2" calcext:value-type="float">
            <text:p>2</text:p>
          </table:table-cell>
          <table:table-cell table:formula="of:=[.S$4]*[.$J27]" office:value-type="float" office:value="4" calcext:value-type="float">
            <text:p>4</text:p>
          </table:table-cell>
          <table:table-cell table:formula="of:=[.T$4]*[.$J27]" office:value-type="float" office:value="4" calcext:value-type="float">
            <text:p>4</text:p>
          </table:table-cell>
          <table:table-cell table:formula="of:=[.U$4]*[.$J27]" office:value-type="float" office:value="4" calcext:value-type="float">
            <text:p>4</text:p>
          </table:table-cell>
          <table:table-cell table:formula="of:=[.V$4]*[.$J27]" office:value-type="float" office:value="6" calcext:value-type="float">
            <text:p>6</text:p>
          </table:table-cell>
          <table:table-cell table:formula="of:=[.W$4]*[.$J27]" office:value-type="float" office:value="6" calcext:value-type="float">
            <text:p>6</text:p>
          </table:table-cell>
          <table:table-cell table:formula="of:=[.X$4]*[.$J27]" office:value-type="float" office:value="8" calcext:value-type="float">
            <text:p>8</text:p>
          </table:table-cell>
          <table:table-cell table:formula="of:=[.Y$4]*[.$J27]" office:value-type="float" office:value="10" calcext:value-type="float">
            <text:p>10</text:p>
          </table:table-cell>
          <table:table-cell table:formula="of:=[.Z$4]*[.$J27]" office:value-type="float" office:value="12" calcext:value-type="float">
            <text:p>12</text:p>
          </table:table-cell>
          <table:table-cell table:formula="of:=[.AA$4]*[.$J27]" office:value-type="float" office:value="14" calcext:value-type="float">
            <text:p>14</text:p>
          </table:table-cell>
          <table:table-cell table:formula="of:=[.AB$4]*[.$J27]" office:value-type="float" office:value="14" calcext:value-type="float">
            <text:p>14</text:p>
          </table:table-cell>
          <table:table-cell table:formula="of:=[.AC$4]*[.$J2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8];[$'EcCo ammo'.$A$6:$'EcCo ammo'.$A$37];[$'EcCo ammo'.F$6:$'EcCo ammo'.F$37])" office:value-type="float" office:value="0" calcext:value-type="float">
            <text:p>0</text:p>
          </table:table-cell>
          <table:table-cell table:formula="of:=FLOOR(LOOKUP([.$B28];[$'EcCo ammo'.$A$6:$'EcCo ammo'.$A$37];[$'EcCo ammo'.G$6:$'EcCo ammo'.G$37]))" office:value-type="float" office:value="0" calcext:value-type="float">
            <text:p>0</text:p>
          </table:table-cell>
          <table:table-cell table:formula="of:=LOOKUP([.$B28];[$'EcCo ammo'.$A$6:$'EcCo ammo'.$A$37];[$'EcCo ammo'.I$6:$'EcCo ammo'.I$37])" office:value-type="float" office:value="1" calcext:value-type="float">
            <text:p>1</text:p>
          </table:table-cell>
          <table:table-cell table:formula="of:=LOOKUP([.$B2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8])/100" office:value-type="float" office:value="1" calcext:value-type="float">
            <text:p>1.00</text:p>
          </table:table-cell>
          <table:table-cell table:formula="of:=ROUND(AVERAGE([.C28];[.D28]))" office:value-type="float" office:value="18" calcext:value-type="float">
            <text:p>18</text:p>
          </table:table-cell>
          <table:table-cell/>
          <table:table-cell table:style-name="ce30" table:formula="of:=([.$K28]-[.M$4]*[.$J28])*[.$J28]*(100-[.M$5]*[.$J28])/100" office:value-type="float" office:value="18" calcext:value-type="float">
            <text:p>18.0</text:p>
          </table:table-cell>
          <table:table-cell table:style-name="ce30" table:formula="of:=([.$K28]-[.N$4]*[.$J28])*[.$J28]*(100-[.N$5]*[.$J28])/100" office:value-type="float" office:value="16.2" calcext:value-type="float">
            <text:p>16.2</text:p>
          </table:table-cell>
          <table:table-cell table:style-name="ce30" table:formula="of:=([.$K28]-[.O$4]*[.$J28])*[.$J28]*(100-[.O$5]*[.$J28])/100" office:value-type="float" office:value="14.4" calcext:value-type="float">
            <text:p>14.4</text:p>
          </table:table-cell>
          <table:table-cell table:style-name="ce30" table:formula="of:=([.$K28]-[.P$4]*[.$J28])*[.$J28]*(100-[.P$5]*[.$J28])/100" office:value-type="float" office:value="12" calcext:value-type="float">
            <text:p>12.0</text:p>
          </table:table-cell>
          <table:table-cell table:style-name="ce30" table:formula="of:=([.$K28]-[.Q$4]*[.$J28])*[.$J28]*(100-[.Q$5]*[.$J28])/100" office:value-type="float" office:value="11.2" calcext:value-type="float">
            <text:p>11.2</text:p>
          </table:table-cell>
          <table:table-cell table:style-name="ce30" table:formula="of:=([.$K28]-[.R$4]*[.$J28])*[.$J28]*(100-[.R$5]*[.$J28])/100" office:value-type="float" office:value="11.2" calcext:value-type="float">
            <text:p>11.2</text:p>
          </table:table-cell>
          <table:table-cell table:style-name="ce30" table:formula="of:=([.$K28]-[.S$4]*[.$J28])*[.$J28]*(100-[.S$5]*[.$J28])/100" office:value-type="float" office:value="9.8" calcext:value-type="float">
            <text:p>9.8</text:p>
          </table:table-cell>
          <table:table-cell table:style-name="ce30" table:formula="of:=([.$K28]-[.T$4]*[.$J28])*[.$J28]*(100-[.T$5]*[.$J28])/100" office:value-type="float" office:value="9.1" calcext:value-type="float">
            <text:p>9.1</text:p>
          </table:table-cell>
          <table:table-cell table:style-name="ce30" table:formula="of:=([.$K28]-[.U$4]*[.$J28])*[.$J28]*(100-[.U$5]*[.$J28])/100" office:value-type="float" office:value="9.1" calcext:value-type="float">
            <text:p>9.1</text:p>
          </table:table-cell>
          <table:table-cell table:style-name="ce30" table:formula="of:=([.$K28]-[.V$4]*[.$J28])*[.$J28]*(100-[.V$5]*[.$J28])/100" office:value-type="float" office:value="7.2" calcext:value-type="float">
            <text:p>7.2</text:p>
          </table:table-cell>
          <table:table-cell table:style-name="ce30" table:formula="of:=([.$K28]-[.W$4]*[.$J28])*[.$J28]*(100-[.W$5]*[.$J28])/100" office:value-type="float" office:value="6.6" calcext:value-type="float">
            <text:p>6.6</text:p>
          </table:table-cell>
          <table:table-cell table:style-name="ce30" table:formula="of:=([.$K28]-[.X$4]*[.$J28])*[.$J28]*(100-[.X$5]*[.$J28])/100" office:value-type="float" office:value="5.5" calcext:value-type="float">
            <text:p>5.5</text:p>
          </table:table-cell>
          <table:table-cell table:style-name="ce30" table:formula="of:=([.$K28]-[.Y$4]*[.$J28])*[.$J28]*(100-[.Y$5]*[.$J28])/100" office:value-type="float" office:value="4" calcext:value-type="float">
            <text:p>4.0</text:p>
          </table:table-cell>
          <table:table-cell table:style-name="ce30" table:formula="of:=([.$K28]-[.Z$4]*[.$J28])*[.$J28]*(100-[.Z$5]*[.$J28])/100" office:value-type="float" office:value="3" calcext:value-type="float">
            <text:p>3.0</text:p>
          </table:table-cell>
          <table:table-cell table:style-name="ce30" table:formula="of:=([.$K28]-[.AA$4]*[.$J28])*[.$J28]*(100-[.AA$5]*[.$J28])/100" office:value-type="float" office:value="1.4" calcext:value-type="float">
            <text:p>1.4</text:p>
          </table:table-cell>
          <table:table-cell table:style-name="ce30" table:formula="of:=([.$K28]-[.AB$4]*[.$J28])*[.$J28]*(100-[.AB$5]*[.$J28])/100" office:value-type="float" office:value="1.2" calcext:value-type="float">
            <text:p>1.2</text:p>
          </table:table-cell>
          <table:table-cell table:style-name="ce30" table:formula="of:=([.$K28]-[.AC$4]*[.$J28])*[.$J28]*(100-[.AC$5]*[.$J28])/100" office:value-type="float" office:value="-0.6" calcext:value-type="float">
            <text:p>-0.6</text:p>
          </table:table-cell>
          <table:table-cell table:number-columns-repeated="6"/>
          <table:table-cell table:formula="of:=[.M$4]*[.$J28]" office:value-type="float" office:value="0" calcext:value-type="float">
            <text:p>0</text:p>
          </table:table-cell>
          <table:table-cell table:formula="of:=[.N$4]*[.$J28]" office:value-type="float" office:value="0" calcext:value-type="float">
            <text:p>0</text:p>
          </table:table-cell>
          <table:table-cell table:formula="of:=[.O$4]*[.$J28]" office:value-type="float" office:value="0" calcext:value-type="float">
            <text:p>0</text:p>
          </table:table-cell>
          <table:table-cell table:formula="of:=[.P$4]*[.$J28]" office:value-type="float" office:value="2" calcext:value-type="float">
            <text:p>2</text:p>
          </table:table-cell>
          <table:table-cell table:formula="of:=[.Q$4]*[.$J28]" office:value-type="float" office:value="2" calcext:value-type="float">
            <text:p>2</text:p>
          </table:table-cell>
          <table:table-cell table:formula="of:=[.R$4]*[.$J28]" office:value-type="float" office:value="2" calcext:value-type="float">
            <text:p>2</text:p>
          </table:table-cell>
          <table:table-cell table:formula="of:=[.S$4]*[.$J28]" office:value-type="float" office:value="4" calcext:value-type="float">
            <text:p>4</text:p>
          </table:table-cell>
          <table:table-cell table:formula="of:=[.T$4]*[.$J28]" office:value-type="float" office:value="4" calcext:value-type="float">
            <text:p>4</text:p>
          </table:table-cell>
          <table:table-cell table:formula="of:=[.U$4]*[.$J28]" office:value-type="float" office:value="4" calcext:value-type="float">
            <text:p>4</text:p>
          </table:table-cell>
          <table:table-cell table:formula="of:=[.V$4]*[.$J28]" office:value-type="float" office:value="6" calcext:value-type="float">
            <text:p>6</text:p>
          </table:table-cell>
          <table:table-cell table:formula="of:=[.W$4]*[.$J28]" office:value-type="float" office:value="6" calcext:value-type="float">
            <text:p>6</text:p>
          </table:table-cell>
          <table:table-cell table:formula="of:=[.X$4]*[.$J28]" office:value-type="float" office:value="8" calcext:value-type="float">
            <text:p>8</text:p>
          </table:table-cell>
          <table:table-cell table:formula="of:=[.Y$4]*[.$J28]" office:value-type="float" office:value="10" calcext:value-type="float">
            <text:p>10</text:p>
          </table:table-cell>
          <table:table-cell table:formula="of:=[.Z$4]*[.$J28]" office:value-type="float" office:value="12" calcext:value-type="float">
            <text:p>12</text:p>
          </table:table-cell>
          <table:table-cell table:formula="of:=[.AA$4]*[.$J28]" office:value-type="float" office:value="14" calcext:value-type="float">
            <text:p>14</text:p>
          </table:table-cell>
          <table:table-cell table:formula="of:=[.AB$4]*[.$J28]" office:value-type="float" office:value="14" calcext:value-type="float">
            <text:p>14</text:p>
          </table:table-cell>
          <table:table-cell table:formula="of:=[.AC$4]*[.$J2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zar AMR</text:p>
          </table:table-cell>
          <table:table-cell office:value-type="string" calcext:value-type="string">
            <text:p>.50 BMG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9];[$'EcCo ammo'.$A$6:$'EcCo ammo'.$A$37];[$'EcCo ammo'.G$6:$'EcCo ammo'.G$37]))" office:value-type="float" office:value="-50" calcext:value-type="float">
            <text:p>-50</text:p>
          </table:table-cell>
          <table:table-cell table:formula="of:=LOOKUP([.$B29];[$'EcCo ammo'.$A$6:$'EcCo ammo'.$A$37];[$'EcCo ammo'.I$6:$'EcCo ammo'.I$37])" office:value-type="float" office:value="1" calcext:value-type="float">
            <text:p>1</text:p>
          </table:table-cell>
          <table:table-cell table:formula="of:=LOOKUP([.$B2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9])/100" office:value-type="float" office:value="0.5" calcext:value-type="float">
            <text:p>0.50</text:p>
          </table:table-cell>
          <table:table-cell table:formula="of:=ROUND(AVERAGE([.C29];[.D29]))" office:value-type="float" office:value="73" calcext:value-type="float">
            <text:p>73</text:p>
          </table:table-cell>
          <table:table-cell/>
          <table:table-cell table:style-name="ce30" table:formula="of:=([.$K29]-[.M$4]*[.$J29])*[.$J29]*(100-[.M$5]*[.$J29])/100" office:value-type="float" office:value="36.5" calcext:value-type="float">
            <text:p>36.5</text:p>
          </table:table-cell>
          <table:table-cell table:style-name="ce30" table:formula="of:=([.$K29]-[.N$4]*[.$J29])*[.$J29]*(100-[.N$5]*[.$J29])/100" office:value-type="float" office:value="34.675" calcext:value-type="float">
            <text:p>34.7</text:p>
          </table:table-cell>
          <table:table-cell table:style-name="ce30" table:formula="of:=([.$K29]-[.O$4]*[.$J29])*[.$J29]*(100-[.O$5]*[.$J29])/100" office:value-type="float" office:value="32.85" calcext:value-type="float">
            <text:p>32.9</text:p>
          </table:table-cell>
          <table:table-cell table:style-name="ce30" table:formula="of:=([.$K29]-[.P$4]*[.$J29])*[.$J29]*(100-[.P$5]*[.$J29])/100" office:value-type="float" office:value="31.5" calcext:value-type="float">
            <text:p>31.5</text:p>
          </table:table-cell>
          <table:table-cell table:style-name="ce30" table:formula="of:=([.$K29]-[.Q$4]*[.$J29])*[.$J29]*(100-[.Q$5]*[.$J29])/100" office:value-type="float" office:value="30.6" calcext:value-type="float">
            <text:p>30.6</text:p>
          </table:table-cell>
          <table:table-cell table:style-name="ce30" table:formula="of:=([.$K29]-[.R$4]*[.$J29])*[.$J29]*(100-[.R$5]*[.$J29])/100" office:value-type="float" office:value="30.6" calcext:value-type="float">
            <text:p>30.6</text:p>
          </table:table-cell>
          <table:table-cell table:style-name="ce30" table:formula="of:=([.$K29]-[.S$4]*[.$J29])*[.$J29]*(100-[.S$5]*[.$J29])/100" office:value-type="float" office:value="30.175" calcext:value-type="float">
            <text:p>30.2</text:p>
          </table:table-cell>
          <table:table-cell table:style-name="ce30" table:formula="of:=([.$K29]-[.T$4]*[.$J29])*[.$J29]*(100-[.T$5]*[.$J29])/100" office:value-type="float" office:value="29.2875" calcext:value-type="float">
            <text:p>29.3</text:p>
          </table:table-cell>
          <table:table-cell table:style-name="ce30" table:formula="of:=([.$K29]-[.U$4]*[.$J29])*[.$J29]*(100-[.U$5]*[.$J29])/100" office:value-type="float" office:value="29.2875" calcext:value-type="float">
            <text:p>29.3</text:p>
          </table:table-cell>
          <table:table-cell table:style-name="ce30" table:formula="of:=([.$K29]-[.V$4]*[.$J29])*[.$J29]*(100-[.V$5]*[.$J29])/100" office:value-type="float" office:value="28" calcext:value-type="float">
            <text:p>28.0</text:p>
          </table:table-cell>
          <table:table-cell table:style-name="ce30" table:formula="of:=([.$K29]-[.W$4]*[.$J29])*[.$J29]*(100-[.W$5]*[.$J29])/100" office:value-type="float" office:value="27.125" calcext:value-type="float">
            <text:p>27.1</text:p>
          </table:table-cell>
          <table:table-cell table:style-name="ce30" table:formula="of:=([.$K29]-[.X$4]*[.$J29])*[.$J29]*(100-[.X$5]*[.$J29])/100" office:value-type="float" office:value="26.7375" calcext:value-type="float">
            <text:p>26.7</text:p>
          </table:table-cell>
          <table:table-cell table:style-name="ce30" table:formula="of:=([.$K29]-[.Y$4]*[.$J29])*[.$J29]*(100-[.Y$5]*[.$J29])/100" office:value-type="float" office:value="25.5" calcext:value-type="float">
            <text:p>25.5</text:p>
          </table:table-cell>
          <table:table-cell table:style-name="ce30" table:formula="of:=([.$K29]-[.Z$4]*[.$J29])*[.$J29]*(100-[.Z$5]*[.$J29])/100" office:value-type="float" office:value="25.125" calcext:value-type="float">
            <text:p>25.1</text:p>
          </table:table-cell>
          <table:table-cell table:style-name="ce30" table:formula="of:=([.$K29]-[.AA$4]*[.$J29])*[.$J29]*(100-[.AA$5]*[.$J29])/100" office:value-type="float" office:value="22.275" calcext:value-type="float">
            <text:p>22.3</text:p>
          </table:table-cell>
          <table:table-cell table:style-name="ce30" table:formula="of:=([.$K29]-[.AB$4]*[.$J29])*[.$J29]*(100-[.AB$5]*[.$J29])/100" office:value-type="float" office:value="21.45" calcext:value-type="float">
            <text:p>21.5</text:p>
          </table:table-cell>
          <table:table-cell table:style-name="ce30" table:formula="of:=([.$K29]-[.AC$4]*[.$J29])*[.$J29]*(100-[.AC$5]*[.$J29])/100" office:value-type="float" office:value="20.475" calcext:value-type="float">
            <text:p>20.5</text:p>
          </table:table-cell>
          <table:table-cell table:number-columns-repeated="6"/>
          <table:table-cell table:formula="of:=[.M$4]*[.$J29]" office:value-type="float" office:value="0" calcext:value-type="float">
            <text:p>0</text:p>
          </table:table-cell>
          <table:table-cell table:formula="of:=[.N$4]*[.$J29]" office:value-type="float" office:value="0" calcext:value-type="float">
            <text:p>0</text:p>
          </table:table-cell>
          <table:table-cell table:formula="of:=[.O$4]*[.$J29]" office:value-type="float" office:value="0" calcext:value-type="float">
            <text:p>0</text:p>
          </table:table-cell>
          <table:table-cell table:formula="of:=[.P$4]*[.$J29]" office:value-type="float" office:value="1" calcext:value-type="float">
            <text:p>1</text:p>
          </table:table-cell>
          <table:table-cell table:formula="of:=[.Q$4]*[.$J29]" office:value-type="float" office:value="1" calcext:value-type="float">
            <text:p>1</text:p>
          </table:table-cell>
          <table:table-cell table:formula="of:=[.R$4]*[.$J29]" office:value-type="float" office:value="1" calcext:value-type="float">
            <text:p>1</text:p>
          </table:table-cell>
          <table:table-cell table:formula="of:=[.S$4]*[.$J29]" office:value-type="float" office:value="2" calcext:value-type="float">
            <text:p>2</text:p>
          </table:table-cell>
          <table:table-cell table:formula="of:=[.T$4]*[.$J29]" office:value-type="float" office:value="2" calcext:value-type="float">
            <text:p>2</text:p>
          </table:table-cell>
          <table:table-cell table:formula="of:=[.U$4]*[.$J29]" office:value-type="float" office:value="2" calcext:value-type="float">
            <text:p>2</text:p>
          </table:table-cell>
          <table:table-cell table:formula="of:=[.V$4]*[.$J29]" office:value-type="float" office:value="3" calcext:value-type="float">
            <text:p>3</text:p>
          </table:table-cell>
          <table:table-cell table:formula="of:=[.W$4]*[.$J29]" office:value-type="float" office:value="3" calcext:value-type="float">
            <text:p>3</text:p>
          </table:table-cell>
          <table:table-cell table:formula="of:=[.X$4]*[.$J29]" office:value-type="float" office:value="4" calcext:value-type="float">
            <text:p>4</text:p>
          </table:table-cell>
          <table:table-cell table:formula="of:=[.Y$4]*[.$J29]" office:value-type="float" office:value="5" calcext:value-type="float">
            <text:p>5</text:p>
          </table:table-cell>
          <table:table-cell table:formula="of:=[.Z$4]*[.$J29]" office:value-type="float" office:value="6" calcext:value-type="float">
            <text:p>6</text:p>
          </table:table-cell>
          <table:table-cell table:formula="of:=[.AA$4]*[.$J29]" office:value-type="float" office:value="7" calcext:value-type="float">
            <text:p>7</text:p>
          </table:table-cell>
          <table:table-cell table:formula="of:=[.AB$4]*[.$J29]" office:value-type="float" office:value="7" calcext:value-type="float">
            <text:p>7</text:p>
          </table:table-cell>
          <table:table-cell table:formula="of:=[.AC$4]*[.$J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0];[$'EcCo ammo'.$A$6:$'EcCo ammo'.$A$37];[$'EcCo ammo'.F$6:$'EcCo ammo'.F$37])" office:value-type="float" office:value="10" calcext:value-type="float">
            <text:p>10</text:p>
          </table:table-cell>
          <table:table-cell table:formula="of:=FLOOR(LOOKUP([.$B30];[$'EcCo ammo'.$A$6:$'EcCo ammo'.$A$37];[$'EcCo ammo'.G$6:$'EcCo ammo'.G$37]))" office:value-type="float" office:value="25" calcext:value-type="float">
            <text:p>25</text:p>
          </table:table-cell>
          <table:table-cell table:formula="of:=LOOKUP([.$B30];[$'EcCo ammo'.$A$6:$'EcCo ammo'.$A$37];[$'EcCo ammo'.I$6:$'EcCo ammo'.I$37])" office:value-type="float" office:value="4" calcext:value-type="float">
            <text:p>4</text:p>
          </table:table-cell>
          <table:table-cell table:formula="of:=LOOKUP([.$B30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30])/100" office:value-type="float" office:value="1.25" calcext:value-type="float">
            <text:p>1.25</text:p>
          </table:table-cell>
          <table:table-cell table:formula="of:=ROUND(AVERAGE([.C30];[.D30]))" office:value-type="float" office:value="7" calcext:value-type="float">
            <text:p>7</text:p>
          </table:table-cell>
          <table:table-cell/>
          <table:table-cell table:style-name="ce30" table:formula="of:=([.$K30]-[.M$4]*[.$J30])*[.$J30]*(100-[.M$5]*[.$J30])/100" office:value-type="float" office:value="8.75" calcext:value-type="float">
            <text:p>8.8</text:p>
          </table:table-cell>
          <table:table-cell table:style-name="ce30" table:formula="of:=([.$K30]-[.N$4]*[.$J30])*[.$J30]*(100-[.N$5]*[.$J30])/100" office:value-type="float" office:value="7.65625" calcext:value-type="float">
            <text:p>7.7</text:p>
          </table:table-cell>
          <table:table-cell table:style-name="ce30" table:formula="of:=([.$K30]-[.O$4]*[.$J30])*[.$J30]*(100-[.O$5]*[.$J30])/100" office:value-type="float" office:value="6.5625" calcext:value-type="float">
            <text:p>6.6</text:p>
          </table:table-cell>
          <table:table-cell table:style-name="ce30" table:formula="of:=([.$K30]-[.P$4]*[.$J30])*[.$J30]*(100-[.P$5]*[.$J30])/100" office:value-type="float" office:value="3.8671875" calcext:value-type="float">
            <text:p>3.9</text:p>
          </table:table-cell>
          <table:table-cell table:style-name="ce30" table:formula="of:=([.$K30]-[.Q$4]*[.$J30])*[.$J30]*(100-[.Q$5]*[.$J30])/100" office:value-type="float" office:value="3.515625" calcext:value-type="float">
            <text:p>3.5</text:p>
          </table:table-cell>
          <table:table-cell table:style-name="ce30" table:formula="of:=([.$K30]-[.R$4]*[.$J30])*[.$J30]*(100-[.R$5]*[.$J30])/100" office:value-type="float" office:value="3.515625" calcext:value-type="float">
            <text:p>3.5</text:p>
          </table:table-cell>
          <table:table-cell table:style-name="ce30" table:formula="of:=([.$K30]-[.S$4]*[.$J30])*[.$J30]*(100-[.S$5]*[.$J30])/100" office:value-type="float" office:value="1.5625" calcext:value-type="float">
            <text:p>1.6</text:p>
          </table:table-cell>
          <table:table-cell table:style-name="ce30" table:formula="of:=([.$K30]-[.T$4]*[.$J30])*[.$J30]*(100-[.T$5]*[.$J30])/100" office:value-type="float" office:value="1.40625" calcext:value-type="float">
            <text:p>1.4</text:p>
          </table:table-cell>
          <table:table-cell table:style-name="ce30" table:formula="of:=([.$K30]-[.U$4]*[.$J30])*[.$J30]*(100-[.U$5]*[.$J30])/100" office:value-type="float" office:value="1.40625" calcext:value-type="float">
            <text:p>1.4</text:p>
          </table:table-cell>
          <table:table-cell table:style-name="ce30" table:formula="of:=([.$K30]-[.V$4]*[.$J30])*[.$J30]*(100-[.V$5]*[.$J30])/100" office:value-type="float" office:value="-0.3125" calcext:value-type="float">
            <text:p>-0.3</text:p>
          </table:table-cell>
          <table:table-cell table:style-name="ce30" table:formula="of:=([.$K30]-[.W$4]*[.$J30])*[.$J30]*(100-[.W$5]*[.$J30])/100" office:value-type="float" office:value="-0.2734375" calcext:value-type="float">
            <text:p>-0.3</text:p>
          </table:table-cell>
          <table:table-cell table:style-name="ce30" table:formula="of:=([.$K30]-[.X$4]*[.$J30])*[.$J30]*(100-[.X$5]*[.$J30])/100" office:value-type="float" office:value="-1.640625" calcext:value-type="float">
            <text:p>-1.6</text:p>
          </table:table-cell>
          <table:table-cell table:style-name="ce30" table:formula="of:=([.$K30]-[.Y$4]*[.$J30])*[.$J30]*(100-[.Y$5]*[.$J30])/100" office:value-type="float" office:value="-2.578125" calcext:value-type="float">
            <text:p>-2.6</text:p>
          </table:table-cell>
          <table:table-cell table:style-name="ce30" table:formula="of:=([.$K30]-[.Z$4]*[.$J30])*[.$J30]*(100-[.Z$5]*[.$J30])/100" office:value-type="float" office:value="-3.75" calcext:value-type="float">
            <text:p>-3.8</text:p>
          </table:table-cell>
          <table:table-cell table:style-name="ce30" table:formula="of:=([.$K30]-[.AA$4]*[.$J30])*[.$J30]*(100-[.AA$5]*[.$J30])/100" office:value-type="float" office:value="-2.4609375" calcext:value-type="float">
            <text:p>-2.5</text:p>
          </table:table-cell>
          <table:table-cell table:style-name="ce30" table:formula="of:=([.$K30]-[.AB$4]*[.$J30])*[.$J30]*(100-[.AB$5]*[.$J30])/100" office:value-type="float" office:value="-1.640625" calcext:value-type="float">
            <text:p>-1.6</text:p>
          </table:table-cell>
          <table:table-cell table:style-name="ce30" table:formula="of:=([.$K30]-[.AC$4]*[.$J30])*[.$J30]*(100-[.AC$5]*[.$J30])/100" office:value-type="float" office:value="-2.8125" calcext:value-type="float">
            <text:p>-2.8</text:p>
          </table:table-cell>
          <table:table-cell table:number-columns-repeated="6"/>
          <table:table-cell table:formula="of:=[.M$4]*[.$J30]" office:value-type="float" office:value="0" calcext:value-type="float">
            <text:p>0</text:p>
          </table:table-cell>
          <table:table-cell table:formula="of:=[.N$4]*[.$J30]" office:value-type="float" office:value="0" calcext:value-type="float">
            <text:p>0</text:p>
          </table:table-cell>
          <table:table-cell table:formula="of:=[.O$4]*[.$J30]" office:value-type="float" office:value="0" calcext:value-type="float">
            <text:p>0</text:p>
          </table:table-cell>
          <table:table-cell table:formula="of:=[.P$4]*[.$J30]" office:value-type="float" office:value="2.5" calcext:value-type="float">
            <text:p>2.5</text:p>
          </table:table-cell>
          <table:table-cell table:formula="of:=[.Q$4]*[.$J30]" office:value-type="float" office:value="2.5" calcext:value-type="float">
            <text:p>2.5</text:p>
          </table:table-cell>
          <table:table-cell table:formula="of:=[.R$4]*[.$J30]" office:value-type="float" office:value="2.5" calcext:value-type="float">
            <text:p>2.5</text:p>
          </table:table-cell>
          <table:table-cell table:formula="of:=[.S$4]*[.$J30]" office:value-type="float" office:value="5" calcext:value-type="float">
            <text:p>5</text:p>
          </table:table-cell>
          <table:table-cell table:formula="of:=[.T$4]*[.$J30]" office:value-type="float" office:value="5" calcext:value-type="float">
            <text:p>5</text:p>
          </table:table-cell>
          <table:table-cell table:formula="of:=[.U$4]*[.$J30]" office:value-type="float" office:value="5" calcext:value-type="float">
            <text:p>5</text:p>
          </table:table-cell>
          <table:table-cell table:formula="of:=[.V$4]*[.$J30]" office:value-type="float" office:value="7.5" calcext:value-type="float">
            <text:p>7.5</text:p>
          </table:table-cell>
          <table:table-cell table:formula="of:=[.W$4]*[.$J30]" office:value-type="float" office:value="7.5" calcext:value-type="float">
            <text:p>7.5</text:p>
          </table:table-cell>
          <table:table-cell table:formula="of:=[.X$4]*[.$J30]" office:value-type="float" office:value="10" calcext:value-type="float">
            <text:p>10</text:p>
          </table:table-cell>
          <table:table-cell table:formula="of:=[.Y$4]*[.$J30]" office:value-type="float" office:value="12.5" calcext:value-type="float">
            <text:p>12.5</text:p>
          </table:table-cell>
          <table:table-cell table:formula="of:=[.Z$4]*[.$J30]" office:value-type="float" office:value="15" calcext:value-type="float">
            <text:p>15</text:p>
          </table:table-cell>
          <table:table-cell table:formula="of:=[.AA$4]*[.$J30]" office:value-type="float" office:value="17.5" calcext:value-type="float">
            <text:p>17.5</text:p>
          </table:table-cell>
          <table:table-cell table:formula="of:=[.AB$4]*[.$J30]" office:value-type="float" office:value="17.5" calcext:value-type="float">
            <text:p>17.5</text:p>
          </table:table-cell>
          <table:table-cell table:formula="of:=[.AC$4]*[.$J30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1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1];[$'EcCo ammo'.$A$6:$'EcCo ammo'.$A$37];[$'EcCo ammo'.G$6:$'EcCo ammo'.G$37]))" office:value-type="float" office:value="-25" calcext:value-type="float">
            <text:p>-25</text:p>
          </table:table-cell>
          <table:table-cell table:formula="of:=LOOKUP([.$B31];[$'EcCo ammo'.$A$6:$'EcCo ammo'.$A$37];[$'EcCo ammo'.I$6:$'EcCo ammo'.I$37])" office:value-type="float" office:value="1" calcext:value-type="float">
            <text:p>1</text:p>
          </table:table-cell>
          <table:table-cell table:formula="of:=LOOKUP([.$B3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31])/100" office:value-type="float" office:value="0.75" calcext:value-type="float">
            <text:p>0.75</text:p>
          </table:table-cell>
          <table:table-cell table:formula="of:=ROUND(AVERAGE([.C31];[.D31]))" office:value-type="float" office:value="7" calcext:value-type="float">
            <text:p>7</text:p>
          </table:table-cell>
          <table:table-cell/>
          <table:table-cell table:style-name="ce30" table:formula="of:=([.$K31]-[.M$4]*[.$J31])*[.$J31]*(100-[.M$5]*[.$J31])/100" office:value-type="float" office:value="5.25" calcext:value-type="float">
            <text:p>5.3</text:p>
          </table:table-cell>
          <table:table-cell table:style-name="ce30" table:formula="of:=([.$K31]-[.N$4]*[.$J31])*[.$J31]*(100-[.N$5]*[.$J31])/100" office:value-type="float" office:value="4.85625" calcext:value-type="float">
            <text:p>4.9</text:p>
          </table:table-cell>
          <table:table-cell table:style-name="ce30" table:formula="of:=([.$K31]-[.O$4]*[.$J31])*[.$J31]*(100-[.O$5]*[.$J31])/100" office:value-type="float" office:value="4.4625" calcext:value-type="float">
            <text:p>4.5</text:p>
          </table:table-cell>
          <table:table-cell table:style-name="ce30" table:formula="of:=([.$K31]-[.P$4]*[.$J31])*[.$J31]*(100-[.P$5]*[.$J31])/100" office:value-type="float" office:value="3.3515625" calcext:value-type="float">
            <text:p>3.4</text:p>
          </table:table-cell>
          <table:table-cell table:style-name="ce30" table:formula="of:=([.$K31]-[.Q$4]*[.$J31])*[.$J31]*(100-[.Q$5]*[.$J31])/100" office:value-type="float" office:value="3.196875" calcext:value-type="float">
            <text:p>3.2</text:p>
          </table:table-cell>
          <table:table-cell table:style-name="ce30" table:formula="of:=([.$K31]-[.R$4]*[.$J31])*[.$J31]*(100-[.R$5]*[.$J31])/100" office:value-type="float" office:value="3.196875" calcext:value-type="float">
            <text:p>3.2</text:p>
          </table:table-cell>
          <table:table-cell table:style-name="ce30" table:formula="of:=([.$K31]-[.S$4]*[.$J31])*[.$J31]*(100-[.S$5]*[.$J31])/100" office:value-type="float" office:value="2.325" calcext:value-type="float">
            <text:p>2.3</text:p>
          </table:table-cell>
          <table:table-cell table:style-name="ce30" table:formula="of:=([.$K31]-[.T$4]*[.$J31])*[.$J31]*(100-[.T$5]*[.$J31])/100" office:value-type="float" office:value="2.2125" calcext:value-type="float">
            <text:p>2.2</text:p>
          </table:table-cell>
          <table:table-cell table:style-name="ce30" table:formula="of:=([.$K31]-[.U$4]*[.$J31])*[.$J31]*(100-[.U$5]*[.$J31])/100" office:value-type="float" office:value="2.2125" calcext:value-type="float">
            <text:p>2.2</text:p>
          </table:table-cell>
          <table:table-cell table:style-name="ce30" table:formula="of:=([.$K31]-[.V$4]*[.$J31])*[.$J31]*(100-[.V$5]*[.$J31])/100" office:value-type="float" office:value="1.3125" calcext:value-type="float">
            <text:p>1.3</text:p>
          </table:table-cell>
          <table:table-cell table:style-name="ce30" table:formula="of:=([.$K31]-[.W$4]*[.$J31])*[.$J31]*(100-[.W$5]*[.$J31])/100" office:value-type="float" office:value="1.2421875" calcext:value-type="float">
            <text:p>1.2</text:p>
          </table:table-cell>
          <table:table-cell table:style-name="ce30" table:formula="of:=([.$K31]-[.X$4]*[.$J31])*[.$J31]*(100-[.X$5]*[.$J31])/100" office:value-type="float" office:value="0.496875" calcext:value-type="float">
            <text:p>0.5</text:p>
          </table:table-cell>
          <table:table-cell table:style-name="ce30" table:formula="of:=([.$K31]-[.Y$4]*[.$J31])*[.$J31]*(100-[.Y$5]*[.$J31])/100" office:value-type="float" office:value="-0.234375" calcext:value-type="float">
            <text:p>-0.2</text:p>
          </table:table-cell>
          <table:table-cell table:style-name="ce30" table:formula="of:=([.$K31]-[.Z$4]*[.$J31])*[.$J31]*(100-[.Z$5]*[.$J31])/100" office:value-type="float" office:value="-0.9375" calcext:value-type="float">
            <text:p>-0.9</text:p>
          </table:table-cell>
          <table:table-cell table:style-name="ce30" table:formula="of:=([.$K31]-[.AA$4]*[.$J31])*[.$J31]*(100-[.AA$5]*[.$J31])/100" office:value-type="float" office:value="-1.3453125" calcext:value-type="float">
            <text:p>-1.3</text:p>
          </table:table-cell>
          <table:table-cell table:style-name="ce30" table:formula="of:=([.$K31]-[.AB$4]*[.$J31])*[.$J31]*(100-[.AB$5]*[.$J31])/100" office:value-type="float" office:value="-1.246875" calcext:value-type="float">
            <text:p>-1.2</text:p>
          </table:table-cell>
          <table:table-cell table:style-name="ce30" table:formula="of:=([.$K31]-[.AC$4]*[.$J31])*[.$J31]*(100-[.AC$5]*[.$J31])/100" office:value-type="float" office:value="-2.85" calcext:value-type="float">
            <text:p>-2.9</text:p>
          </table:table-cell>
          <table:table-cell table:number-columns-repeated="6"/>
          <table:table-cell table:formula="of:=[.M$4]*[.$J31]" office:value-type="float" office:value="0" calcext:value-type="float">
            <text:p>0</text:p>
          </table:table-cell>
          <table:table-cell table:formula="of:=[.N$4]*[.$J31]" office:value-type="float" office:value="0" calcext:value-type="float">
            <text:p>0</text:p>
          </table:table-cell>
          <table:table-cell table:formula="of:=[.O$4]*[.$J31]" office:value-type="float" office:value="0" calcext:value-type="float">
            <text:p>0</text:p>
          </table:table-cell>
          <table:table-cell table:formula="of:=[.P$4]*[.$J31]" office:value-type="float" office:value="1.5" calcext:value-type="float">
            <text:p>1.5</text:p>
          </table:table-cell>
          <table:table-cell table:formula="of:=[.Q$4]*[.$J31]" office:value-type="float" office:value="1.5" calcext:value-type="float">
            <text:p>1.5</text:p>
          </table:table-cell>
          <table:table-cell table:formula="of:=[.R$4]*[.$J31]" office:value-type="float" office:value="1.5" calcext:value-type="float">
            <text:p>1.5</text:p>
          </table:table-cell>
          <table:table-cell table:formula="of:=[.S$4]*[.$J31]" office:value-type="float" office:value="3" calcext:value-type="float">
            <text:p>3</text:p>
          </table:table-cell>
          <table:table-cell table:formula="of:=[.T$4]*[.$J31]" office:value-type="float" office:value="3" calcext:value-type="float">
            <text:p>3</text:p>
          </table:table-cell>
          <table:table-cell table:formula="of:=[.U$4]*[.$J31]" office:value-type="float" office:value="3" calcext:value-type="float">
            <text:p>3</text:p>
          </table:table-cell>
          <table:table-cell table:formula="of:=[.V$4]*[.$J31]" office:value-type="float" office:value="4.5" calcext:value-type="float">
            <text:p>4.5</text:p>
          </table:table-cell>
          <table:table-cell table:formula="of:=[.W$4]*[.$J31]" office:value-type="float" office:value="4.5" calcext:value-type="float">
            <text:p>4.5</text:p>
          </table:table-cell>
          <table:table-cell table:formula="of:=[.X$4]*[.$J31]" office:value-type="float" office:value="6" calcext:value-type="float">
            <text:p>6</text:p>
          </table:table-cell>
          <table:table-cell table:formula="of:=[.Y$4]*[.$J31]" office:value-type="float" office:value="7.5" calcext:value-type="float">
            <text:p>7.5</text:p>
          </table:table-cell>
          <table:table-cell table:formula="of:=[.Z$4]*[.$J31]" office:value-type="float" office:value="9" calcext:value-type="float">
            <text:p>9</text:p>
          </table:table-cell>
          <table:table-cell table:formula="of:=[.AA$4]*[.$J31]" office:value-type="float" office:value="10.5" calcext:value-type="float">
            <text:p>10.5</text:p>
          </table:table-cell>
          <table:table-cell table:formula="of:=[.AB$4]*[.$J31]" office:value-type="float" office:value="10.5" calcext:value-type="float">
            <text:p>10.5</text:p>
          </table:table-cell>
          <table:table-cell table:formula="of:=[.AC$4]*[.$J3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2];[$'EcCo ammo'.$A$6:$'EcCo ammo'.$A$37];[$'EcCo ammo'.F$6:$'EcCo ammo'.F$37])" office:value-type="float" office:value="10" calcext:value-type="float">
            <text:p>10</text:p>
          </table:table-cell>
          <table:table-cell table:formula="of:=FLOOR(LOOKUP([.$B32];[$'EcCo ammo'.$A$6:$'EcCo ammo'.$A$37];[$'EcCo ammo'.G$6:$'EcCo ammo'.G$37]))" office:value-type="float" office:value="25" calcext:value-type="float">
            <text:p>25</text:p>
          </table:table-cell>
          <table:table-cell table:formula="of:=LOOKUP([.$B32];[$'EcCo ammo'.$A$6:$'EcCo ammo'.$A$37];[$'EcCo ammo'.I$6:$'EcCo ammo'.I$37])" office:value-type="float" office:value="4" calcext:value-type="float">
            <text:p>4</text:p>
          </table:table-cell>
          <table:table-cell table:formula="of:=LOOKUP([.$B32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32])/100" office:value-type="float" office:value="1.25" calcext:value-type="float">
            <text:p>1.25</text:p>
          </table:table-cell>
          <table:table-cell table:formula="of:=ROUND(AVERAGE([.C32];[.D32]))" office:value-type="float" office:value="9" calcext:value-type="float">
            <text:p>9</text:p>
          </table:table-cell>
          <table:table-cell/>
          <table:table-cell table:style-name="ce30" table:formula="of:=([.$K32]-[.M$4]*[.$J32])*[.$J32]*(100-[.M$5]*[.$J32])/100" office:value-type="float" office:value="11.25" calcext:value-type="float">
            <text:p>11.3</text:p>
          </table:table-cell>
          <table:table-cell table:style-name="ce30" table:formula="of:=([.$K32]-[.N$4]*[.$J32])*[.$J32]*(100-[.N$5]*[.$J32])/100" office:value-type="float" office:value="9.84375" calcext:value-type="float">
            <text:p>9.8</text:p>
          </table:table-cell>
          <table:table-cell table:style-name="ce30" table:formula="of:=([.$K32]-[.O$4]*[.$J32])*[.$J32]*(100-[.O$5]*[.$J32])/100" office:value-type="float" office:value="8.4375" calcext:value-type="float">
            <text:p>8.4</text:p>
          </table:table-cell>
          <table:table-cell table:style-name="ce30" table:formula="of:=([.$K32]-[.P$4]*[.$J32])*[.$J32]*(100-[.P$5]*[.$J32])/100" office:value-type="float" office:value="5.5859375" calcext:value-type="float">
            <text:p>5.6</text:p>
          </table:table-cell>
          <table:table-cell table:style-name="ce30" table:formula="of:=([.$K32]-[.Q$4]*[.$J32])*[.$J32]*(100-[.Q$5]*[.$J32])/100" office:value-type="float" office:value="5.078125" calcext:value-type="float">
            <text:p>5.1</text:p>
          </table:table-cell>
          <table:table-cell table:style-name="ce30" table:formula="of:=([.$K32]-[.R$4]*[.$J32])*[.$J32]*(100-[.R$5]*[.$J32])/100" office:value-type="float" office:value="5.078125" calcext:value-type="float">
            <text:p>5.1</text:p>
          </table:table-cell>
          <table:table-cell table:style-name="ce30" table:formula="of:=([.$K32]-[.S$4]*[.$J32])*[.$J32]*(100-[.S$5]*[.$J32])/100" office:value-type="float" office:value="3.125" calcext:value-type="float">
            <text:p>3.1</text:p>
          </table:table-cell>
          <table:table-cell table:style-name="ce30" table:formula="of:=([.$K32]-[.T$4]*[.$J32])*[.$J32]*(100-[.T$5]*[.$J32])/100" office:value-type="float" office:value="2.8125" calcext:value-type="float">
            <text:p>2.8</text:p>
          </table:table-cell>
          <table:table-cell table:style-name="ce30" table:formula="of:=([.$K32]-[.U$4]*[.$J32])*[.$J32]*(100-[.U$5]*[.$J32])/100" office:value-type="float" office:value="2.8125" calcext:value-type="float">
            <text:p>2.8</text:p>
          </table:table-cell>
          <table:table-cell table:style-name="ce30" table:formula="of:=([.$K32]-[.V$4]*[.$J32])*[.$J32]*(100-[.V$5]*[.$J32])/100" office:value-type="float" office:value="0.9375" calcext:value-type="float">
            <text:p>0.9</text:p>
          </table:table-cell>
          <table:table-cell table:style-name="ce30" table:formula="of:=([.$K32]-[.W$4]*[.$J32])*[.$J32]*(100-[.W$5]*[.$J32])/100" office:value-type="float" office:value="0.8203125" calcext:value-type="float">
            <text:p>0.8</text:p>
          </table:table-cell>
          <table:table-cell table:style-name="ce30" table:formula="of:=([.$K32]-[.X$4]*[.$J32])*[.$J32]*(100-[.X$5]*[.$J32])/100" office:value-type="float" office:value="-0.546875" calcext:value-type="float">
            <text:p>-0.5</text:p>
          </table:table-cell>
          <table:table-cell table:style-name="ce30" table:formula="of:=([.$K32]-[.Y$4]*[.$J32])*[.$J32]*(100-[.Y$5]*[.$J32])/100" office:value-type="float" office:value="-1.640625" calcext:value-type="float">
            <text:p>-1.6</text:p>
          </table:table-cell>
          <table:table-cell table:style-name="ce30" table:formula="of:=([.$K32]-[.Z$4]*[.$J32])*[.$J32]*(100-[.Z$5]*[.$J32])/100" office:value-type="float" office:value="-2.8125" calcext:value-type="float">
            <text:p>-2.8</text:p>
          </table:table-cell>
          <table:table-cell table:style-name="ce30" table:formula="of:=([.$K32]-[.AA$4]*[.$J32])*[.$J32]*(100-[.AA$5]*[.$J32])/100" office:value-type="float" office:value="-1.9921875" calcext:value-type="float">
            <text:p>-2.0</text:p>
          </table:table-cell>
          <table:table-cell table:style-name="ce30" table:formula="of:=([.$K32]-[.AB$4]*[.$J32])*[.$J32]*(100-[.AB$5]*[.$J32])/100" office:value-type="float" office:value="-1.328125" calcext:value-type="float">
            <text:p>-1.3</text:p>
          </table:table-cell>
          <table:table-cell table:style-name="ce30" table:formula="of:=([.$K32]-[.AC$4]*[.$J32])*[.$J32]*(100-[.AC$5]*[.$J32])/100" office:value-type="float" office:value="-2.5" calcext:value-type="float">
            <text:p>-2.5</text:p>
          </table:table-cell>
          <table:table-cell table:number-columns-repeated="6"/>
          <table:table-cell table:formula="of:=[.M$4]*[.$J32]" office:value-type="float" office:value="0" calcext:value-type="float">
            <text:p>0</text:p>
          </table:table-cell>
          <table:table-cell table:formula="of:=[.N$4]*[.$J32]" office:value-type="float" office:value="0" calcext:value-type="float">
            <text:p>0</text:p>
          </table:table-cell>
          <table:table-cell table:formula="of:=[.O$4]*[.$J32]" office:value-type="float" office:value="0" calcext:value-type="float">
            <text:p>0</text:p>
          </table:table-cell>
          <table:table-cell table:formula="of:=[.P$4]*[.$J32]" office:value-type="float" office:value="2.5" calcext:value-type="float">
            <text:p>2.5</text:p>
          </table:table-cell>
          <table:table-cell table:formula="of:=[.Q$4]*[.$J32]" office:value-type="float" office:value="2.5" calcext:value-type="float">
            <text:p>2.5</text:p>
          </table:table-cell>
          <table:table-cell table:formula="of:=[.R$4]*[.$J32]" office:value-type="float" office:value="2.5" calcext:value-type="float">
            <text:p>2.5</text:p>
          </table:table-cell>
          <table:table-cell table:formula="of:=[.S$4]*[.$J32]" office:value-type="float" office:value="5" calcext:value-type="float">
            <text:p>5</text:p>
          </table:table-cell>
          <table:table-cell table:formula="of:=[.T$4]*[.$J32]" office:value-type="float" office:value="5" calcext:value-type="float">
            <text:p>5</text:p>
          </table:table-cell>
          <table:table-cell table:formula="of:=[.U$4]*[.$J32]" office:value-type="float" office:value="5" calcext:value-type="float">
            <text:p>5</text:p>
          </table:table-cell>
          <table:table-cell table:formula="of:=[.V$4]*[.$J32]" office:value-type="float" office:value="7.5" calcext:value-type="float">
            <text:p>7.5</text:p>
          </table:table-cell>
          <table:table-cell table:formula="of:=[.W$4]*[.$J32]" office:value-type="float" office:value="7.5" calcext:value-type="float">
            <text:p>7.5</text:p>
          </table:table-cell>
          <table:table-cell table:formula="of:=[.X$4]*[.$J32]" office:value-type="float" office:value="10" calcext:value-type="float">
            <text:p>10</text:p>
          </table:table-cell>
          <table:table-cell table:formula="of:=[.Y$4]*[.$J32]" office:value-type="float" office:value="12.5" calcext:value-type="float">
            <text:p>12.5</text:p>
          </table:table-cell>
          <table:table-cell table:formula="of:=[.Z$4]*[.$J32]" office:value-type="float" office:value="15" calcext:value-type="float">
            <text:p>15</text:p>
          </table:table-cell>
          <table:table-cell table:formula="of:=[.AA$4]*[.$J32]" office:value-type="float" office:value="17.5" calcext:value-type="float">
            <text:p>17.5</text:p>
          </table:table-cell>
          <table:table-cell table:formula="of:=[.AB$4]*[.$J32]" office:value-type="float" office:value="17.5" calcext:value-type="float">
            <text:p>17.5</text:p>
          </table:table-cell>
          <table:table-cell table:formula="of:=[.AC$4]*[.$J32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3];[$'EcCo ammo'.$A$6:$'EcCo ammo'.$A$37];[$'EcCo ammo'.G$6:$'EcCo ammo'.G$37]))" office:value-type="float" office:value="-25" calcext:value-type="float">
            <text:p>-25</text:p>
          </table:table-cell>
          <table:table-cell table:formula="of:=LOOKUP([.$B33];[$'EcCo ammo'.$A$6:$'EcCo ammo'.$A$37];[$'EcCo ammo'.I$6:$'EcCo ammo'.I$37])" office:value-type="float" office:value="1" calcext:value-type="float">
            <text:p>1</text:p>
          </table:table-cell>
          <table:table-cell table:formula="of:=LOOKUP([.$B3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33])/100" office:value-type="float" office:value="0.75" calcext:value-type="float">
            <text:p>0.75</text:p>
          </table:table-cell>
          <table:table-cell table:formula="of:=ROUND(AVERAGE([.C33];[.D33]))" office:value-type="float" office:value="9" calcext:value-type="float">
            <text:p>9</text:p>
          </table:table-cell>
          <table:table-cell/>
          <table:table-cell table:style-name="ce30" table:formula="of:=([.$K33]-[.M$4]*[.$J33])*[.$J33]*(100-[.M$5]*[.$J33])/100" office:value-type="float" office:value="6.75" calcext:value-type="float">
            <text:p>6.8</text:p>
          </table:table-cell>
          <table:table-cell table:style-name="ce30" table:formula="of:=([.$K33]-[.N$4]*[.$J33])*[.$J33]*(100-[.N$5]*[.$J33])/100" office:value-type="float" office:value="6.24375" calcext:value-type="float">
            <text:p>6.2</text:p>
          </table:table-cell>
          <table:table-cell table:style-name="ce30" table:formula="of:=([.$K33]-[.O$4]*[.$J33])*[.$J33]*(100-[.O$5]*[.$J33])/100" office:value-type="float" office:value="5.7375" calcext:value-type="float">
            <text:p>5.7</text:p>
          </table:table-cell>
          <table:table-cell table:style-name="ce30" table:formula="of:=([.$K33]-[.P$4]*[.$J33])*[.$J33]*(100-[.P$5]*[.$J33])/100" office:value-type="float" office:value="4.5703125" calcext:value-type="float">
            <text:p>4.6</text:p>
          </table:table-cell>
          <table:table-cell table:style-name="ce30" table:formula="of:=([.$K33]-[.Q$4]*[.$J33])*[.$J33]*(100-[.Q$5]*[.$J33])/100" office:value-type="float" office:value="4.359375" calcext:value-type="float">
            <text:p>4.4</text:p>
          </table:table-cell>
          <table:table-cell table:style-name="ce30" table:formula="of:=([.$K33]-[.R$4]*[.$J33])*[.$J33]*(100-[.R$5]*[.$J33])/100" office:value-type="float" office:value="4.359375" calcext:value-type="float">
            <text:p>4.4</text:p>
          </table:table-cell>
          <table:table-cell table:style-name="ce30" table:formula="of:=([.$K33]-[.S$4]*[.$J33])*[.$J33]*(100-[.S$5]*[.$J33])/100" office:value-type="float" office:value="3.4875" calcext:value-type="float">
            <text:p>3.5</text:p>
          </table:table-cell>
          <table:table-cell table:style-name="ce30" table:formula="of:=([.$K33]-[.T$4]*[.$J33])*[.$J33]*(100-[.T$5]*[.$J33])/100" office:value-type="float" office:value="3.31875" calcext:value-type="float">
            <text:p>3.3</text:p>
          </table:table-cell>
          <table:table-cell table:style-name="ce30" table:formula="of:=([.$K33]-[.U$4]*[.$J33])*[.$J33]*(100-[.U$5]*[.$J33])/100" office:value-type="float" office:value="3.31875" calcext:value-type="float">
            <text:p>3.3</text:p>
          </table:table-cell>
          <table:table-cell table:style-name="ce30" table:formula="of:=([.$K33]-[.V$4]*[.$J33])*[.$J33]*(100-[.V$5]*[.$J33])/100" office:value-type="float" office:value="2.3625" calcext:value-type="float">
            <text:p>2.4</text:p>
          </table:table-cell>
          <table:table-cell table:style-name="ce30" table:formula="of:=([.$K33]-[.W$4]*[.$J33])*[.$J33]*(100-[.W$5]*[.$J33])/100" office:value-type="float" office:value="2.2359375" calcext:value-type="float">
            <text:p>2.2</text:p>
          </table:table-cell>
          <table:table-cell table:style-name="ce30" table:formula="of:=([.$K33]-[.X$4]*[.$J33])*[.$J33]*(100-[.X$5]*[.$J33])/100" office:value-type="float" office:value="1.490625" calcext:value-type="float">
            <text:p>1.5</text:p>
          </table:table-cell>
          <table:table-cell table:style-name="ce30" table:formula="of:=([.$K33]-[.Y$4]*[.$J33])*[.$J33]*(100-[.Y$5]*[.$J33])/100" office:value-type="float" office:value="0.703125" calcext:value-type="float">
            <text:p>0.7</text:p>
          </table:table-cell>
          <table:table-cell table:style-name="ce30" table:formula="of:=([.$K33]-[.Z$4]*[.$J33])*[.$J33]*(100-[.Z$5]*[.$J33])/100" office:value-type="float" office:value="0" calcext:value-type="float">
            <text:p>0.0</text:p>
          </table:table-cell>
          <table:table-cell table:style-name="ce30" table:formula="of:=([.$K33]-[.AA$4]*[.$J33])*[.$J33]*(100-[.AA$5]*[.$J33])/100" office:value-type="float" office:value="-0.5765625" calcext:value-type="float">
            <text:p>-0.6</text:p>
          </table:table-cell>
          <table:table-cell table:style-name="ce30" table:formula="of:=([.$K33]-[.AB$4]*[.$J33])*[.$J33]*(100-[.AB$5]*[.$J33])/100" office:value-type="float" office:value="-0.534375" calcext:value-type="float">
            <text:p>-0.5</text:p>
          </table:table-cell>
          <table:table-cell table:style-name="ce30" table:formula="of:=([.$K33]-[.AC$4]*[.$J33])*[.$J33]*(100-[.AC$5]*[.$J33])/100" office:value-type="float" office:value="-2.1375" calcext:value-type="float">
            <text:p>-2.1</text:p>
          </table:table-cell>
          <table:table-cell table:number-columns-repeated="6"/>
          <table:table-cell table:formula="of:=[.M$4]*[.$J33]" office:value-type="float" office:value="0" calcext:value-type="float">
            <text:p>0</text:p>
          </table:table-cell>
          <table:table-cell table:formula="of:=[.N$4]*[.$J33]" office:value-type="float" office:value="0" calcext:value-type="float">
            <text:p>0</text:p>
          </table:table-cell>
          <table:table-cell table:formula="of:=[.O$4]*[.$J33]" office:value-type="float" office:value="0" calcext:value-type="float">
            <text:p>0</text:p>
          </table:table-cell>
          <table:table-cell table:formula="of:=[.P$4]*[.$J33]" office:value-type="float" office:value="1.5" calcext:value-type="float">
            <text:p>1.5</text:p>
          </table:table-cell>
          <table:table-cell table:formula="of:=[.Q$4]*[.$J33]" office:value-type="float" office:value="1.5" calcext:value-type="float">
            <text:p>1.5</text:p>
          </table:table-cell>
          <table:table-cell table:formula="of:=[.R$4]*[.$J33]" office:value-type="float" office:value="1.5" calcext:value-type="float">
            <text:p>1.5</text:p>
          </table:table-cell>
          <table:table-cell table:formula="of:=[.S$4]*[.$J33]" office:value-type="float" office:value="3" calcext:value-type="float">
            <text:p>3</text:p>
          </table:table-cell>
          <table:table-cell table:formula="of:=[.T$4]*[.$J33]" office:value-type="float" office:value="3" calcext:value-type="float">
            <text:p>3</text:p>
          </table:table-cell>
          <table:table-cell table:formula="of:=[.U$4]*[.$J33]" office:value-type="float" office:value="3" calcext:value-type="float">
            <text:p>3</text:p>
          </table:table-cell>
          <table:table-cell table:formula="of:=[.V$4]*[.$J33]" office:value-type="float" office:value="4.5" calcext:value-type="float">
            <text:p>4.5</text:p>
          </table:table-cell>
          <table:table-cell table:formula="of:=[.W$4]*[.$J33]" office:value-type="float" office:value="4.5" calcext:value-type="float">
            <text:p>4.5</text:p>
          </table:table-cell>
          <table:table-cell table:formula="of:=[.X$4]*[.$J33]" office:value-type="float" office:value="6" calcext:value-type="float">
            <text:p>6</text:p>
          </table:table-cell>
          <table:table-cell table:formula="of:=[.Y$4]*[.$J33]" office:value-type="float" office:value="7.5" calcext:value-type="float">
            <text:p>7.5</text:p>
          </table:table-cell>
          <table:table-cell table:formula="of:=[.Z$4]*[.$J33]" office:value-type="float" office:value="9" calcext:value-type="float">
            <text:p>9</text:p>
          </table:table-cell>
          <table:table-cell table:formula="of:=[.AA$4]*[.$J33]" office:value-type="float" office:value="10.5" calcext:value-type="float">
            <text:p>10.5</text:p>
          </table:table-cell>
          <table:table-cell table:formula="of:=[.AB$4]*[.$J33]" office:value-type="float" office:value="10.5" calcext:value-type="float">
            <text:p>10.5</text:p>
          </table:table-cell>
          <table:table-cell table:formula="of:=[.AC$4]*[.$J3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4];[$'EcCo ammo'.$A$6:$'EcCo ammo'.$A$37];[$'EcCo ammo'.F$6:$'EcCo ammo'.F$37])" office:value-type="float" office:value="10" calcext:value-type="float">
            <text:p>10</text:p>
          </table:table-cell>
          <table:table-cell table:formula="of:=FLOOR(LOOKUP([.$B34];[$'EcCo ammo'.$A$6:$'EcCo ammo'.$A$37];[$'EcCo ammo'.G$6:$'EcCo ammo'.G$37]))" office:value-type="float" office:value="25" calcext:value-type="float">
            <text:p>25</text:p>
          </table:table-cell>
          <table:table-cell table:formula="of:=LOOKUP([.$B34];[$'EcCo ammo'.$A$6:$'EcCo ammo'.$A$37];[$'EcCo ammo'.I$6:$'EcCo ammo'.I$37])" office:value-type="float" office:value="4" calcext:value-type="float">
            <text:p>4</text:p>
          </table:table-cell>
          <table:table-cell table:formula="of:=LOOKUP([.$B34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34])/100" office:value-type="float" office:value="1.25" calcext:value-type="float">
            <text:p>1.25</text:p>
          </table:table-cell>
          <table:table-cell table:formula="of:=ROUND(AVERAGE([.C34];[.D34]))" office:value-type="float" office:value="10" calcext:value-type="float">
            <text:p>10</text:p>
          </table:table-cell>
          <table:table-cell/>
          <table:table-cell table:style-name="ce30" table:formula="of:=([.$K34]-[.M$4]*[.$J34])*[.$J34]*(100-[.M$5]*[.$J34])/100" office:value-type="float" office:value="12.5" calcext:value-type="float">
            <text:p>12.5</text:p>
          </table:table-cell>
          <table:table-cell table:style-name="ce30" table:formula="of:=([.$K34]-[.N$4]*[.$J34])*[.$J34]*(100-[.N$5]*[.$J34])/100" office:value-type="float" office:value="10.9375" calcext:value-type="float">
            <text:p>10.9</text:p>
          </table:table-cell>
          <table:table-cell table:style-name="ce30" table:formula="of:=([.$K34]-[.O$4]*[.$J34])*[.$J34]*(100-[.O$5]*[.$J34])/100" office:value-type="float" office:value="9.375" calcext:value-type="float">
            <text:p>9.4</text:p>
          </table:table-cell>
          <table:table-cell table:style-name="ce30" table:formula="of:=([.$K34]-[.P$4]*[.$J34])*[.$J34]*(100-[.P$5]*[.$J34])/100" office:value-type="float" office:value="6.4453125" calcext:value-type="float">
            <text:p>6.4</text:p>
          </table:table-cell>
          <table:table-cell table:style-name="ce30" table:formula="of:=([.$K34]-[.Q$4]*[.$J34])*[.$J34]*(100-[.Q$5]*[.$J34])/100" office:value-type="float" office:value="5.859375" calcext:value-type="float">
            <text:p>5.9</text:p>
          </table:table-cell>
          <table:table-cell table:style-name="ce30" table:formula="of:=([.$K34]-[.R$4]*[.$J34])*[.$J34]*(100-[.R$5]*[.$J34])/100" office:value-type="float" office:value="5.859375" calcext:value-type="float">
            <text:p>5.9</text:p>
          </table:table-cell>
          <table:table-cell table:style-name="ce30" table:formula="of:=([.$K34]-[.S$4]*[.$J34])*[.$J34]*(100-[.S$5]*[.$J34])/100" office:value-type="float" office:value="3.90625" calcext:value-type="float">
            <text:p>3.9</text:p>
          </table:table-cell>
          <table:table-cell table:style-name="ce30" table:formula="of:=([.$K34]-[.T$4]*[.$J34])*[.$J34]*(100-[.T$5]*[.$J34])/100" office:value-type="float" office:value="3.515625" calcext:value-type="float">
            <text:p>3.5</text:p>
          </table:table-cell>
          <table:table-cell table:style-name="ce30" table:formula="of:=([.$K34]-[.U$4]*[.$J34])*[.$J34]*(100-[.U$5]*[.$J34])/100" office:value-type="float" office:value="3.515625" calcext:value-type="float">
            <text:p>3.5</text:p>
          </table:table-cell>
          <table:table-cell table:style-name="ce30" table:formula="of:=([.$K34]-[.V$4]*[.$J34])*[.$J34]*(100-[.V$5]*[.$J34])/100" office:value-type="float" office:value="1.5625" calcext:value-type="float">
            <text:p>1.6</text:p>
          </table:table-cell>
          <table:table-cell table:style-name="ce30" table:formula="of:=([.$K34]-[.W$4]*[.$J34])*[.$J34]*(100-[.W$5]*[.$J34])/100" office:value-type="float" office:value="1.3671875" calcext:value-type="float">
            <text:p>1.4</text:p>
          </table:table-cell>
          <table:table-cell table:style-name="ce30" table:formula="of:=([.$K34]-[.X$4]*[.$J34])*[.$J34]*(100-[.X$5]*[.$J34])/100" office:value-type="float" office:value="0" calcext:value-type="float">
            <text:p>0.0</text:p>
          </table:table-cell>
          <table:table-cell table:style-name="ce30" table:formula="of:=([.$K34]-[.Y$4]*[.$J34])*[.$J34]*(100-[.Y$5]*[.$J34])/100" office:value-type="float" office:value="-1.171875" calcext:value-type="float">
            <text:p>-1.2</text:p>
          </table:table-cell>
          <table:table-cell table:style-name="ce30" table:formula="of:=([.$K34]-[.Z$4]*[.$J34])*[.$J34]*(100-[.Z$5]*[.$J34])/100" office:value-type="float" office:value="-2.34375" calcext:value-type="float">
            <text:p>-2.3</text:p>
          </table:table-cell>
          <table:table-cell table:style-name="ce30" table:formula="of:=([.$K34]-[.AA$4]*[.$J34])*[.$J34]*(100-[.AA$5]*[.$J34])/100" office:value-type="float" office:value="-1.7578125" calcext:value-type="float">
            <text:p>-1.8</text:p>
          </table:table-cell>
          <table:table-cell table:style-name="ce30" table:formula="of:=([.$K34]-[.AB$4]*[.$J34])*[.$J34]*(100-[.AB$5]*[.$J34])/100" office:value-type="float" office:value="-1.171875" calcext:value-type="float">
            <text:p>-1.2</text:p>
          </table:table-cell>
          <table:table-cell table:style-name="ce30" table:formula="of:=([.$K34]-[.AC$4]*[.$J34])*[.$J34]*(100-[.AC$5]*[.$J34])/100" office:value-type="float" office:value="-2.34375" calcext:value-type="float">
            <text:p>-2.3</text:p>
          </table:table-cell>
          <table:table-cell table:number-columns-repeated="6"/>
          <table:table-cell table:formula="of:=[.M$4]*[.$J34]" office:value-type="float" office:value="0" calcext:value-type="float">
            <text:p>0</text:p>
          </table:table-cell>
          <table:table-cell table:formula="of:=[.N$4]*[.$J34]" office:value-type="float" office:value="0" calcext:value-type="float">
            <text:p>0</text:p>
          </table:table-cell>
          <table:table-cell table:formula="of:=[.O$4]*[.$J34]" office:value-type="float" office:value="0" calcext:value-type="float">
            <text:p>0</text:p>
          </table:table-cell>
          <table:table-cell table:formula="of:=[.P$4]*[.$J34]" office:value-type="float" office:value="2.5" calcext:value-type="float">
            <text:p>2.5</text:p>
          </table:table-cell>
          <table:table-cell table:formula="of:=[.Q$4]*[.$J34]" office:value-type="float" office:value="2.5" calcext:value-type="float">
            <text:p>2.5</text:p>
          </table:table-cell>
          <table:table-cell table:formula="of:=[.R$4]*[.$J34]" office:value-type="float" office:value="2.5" calcext:value-type="float">
            <text:p>2.5</text:p>
          </table:table-cell>
          <table:table-cell table:formula="of:=[.S$4]*[.$J34]" office:value-type="float" office:value="5" calcext:value-type="float">
            <text:p>5</text:p>
          </table:table-cell>
          <table:table-cell table:formula="of:=[.T$4]*[.$J34]" office:value-type="float" office:value="5" calcext:value-type="float">
            <text:p>5</text:p>
          </table:table-cell>
          <table:table-cell table:formula="of:=[.U$4]*[.$J34]" office:value-type="float" office:value="5" calcext:value-type="float">
            <text:p>5</text:p>
          </table:table-cell>
          <table:table-cell table:formula="of:=[.V$4]*[.$J34]" office:value-type="float" office:value="7.5" calcext:value-type="float">
            <text:p>7.5</text:p>
          </table:table-cell>
          <table:table-cell table:formula="of:=[.W$4]*[.$J34]" office:value-type="float" office:value="7.5" calcext:value-type="float">
            <text:p>7.5</text:p>
          </table:table-cell>
          <table:table-cell table:formula="of:=[.X$4]*[.$J34]" office:value-type="float" office:value="10" calcext:value-type="float">
            <text:p>10</text:p>
          </table:table-cell>
          <table:table-cell table:formula="of:=[.Y$4]*[.$J34]" office:value-type="float" office:value="12.5" calcext:value-type="float">
            <text:p>12.5</text:p>
          </table:table-cell>
          <table:table-cell table:formula="of:=[.Z$4]*[.$J34]" office:value-type="float" office:value="15" calcext:value-type="float">
            <text:p>15</text:p>
          </table:table-cell>
          <table:table-cell table:formula="of:=[.AA$4]*[.$J34]" office:value-type="float" office:value="17.5" calcext:value-type="float">
            <text:p>17.5</text:p>
          </table:table-cell>
          <table:table-cell table:formula="of:=[.AB$4]*[.$J34]" office:value-type="float" office:value="17.5" calcext:value-type="float">
            <text:p>17.5</text:p>
          </table:table-cell>
          <table:table-cell table:formula="of:=[.AC$4]*[.$J34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5];[$'EcCo ammo'.$A$6:$'EcCo ammo'.$A$37];[$'EcCo ammo'.G$6:$'EcCo ammo'.G$37]))" office:value-type="float" office:value="-25" calcext:value-type="float">
            <text:p>-25</text:p>
          </table:table-cell>
          <table:table-cell table:formula="of:=LOOKUP([.$B35];[$'EcCo ammo'.$A$6:$'EcCo ammo'.$A$37];[$'EcCo ammo'.I$6:$'EcCo ammo'.I$37])" office:value-type="float" office:value="1" calcext:value-type="float">
            <text:p>1</text:p>
          </table:table-cell>
          <table:table-cell table:formula="of:=LOOKUP([.$B3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35])/100" office:value-type="float" office:value="0.75" calcext:value-type="float">
            <text:p>0.75</text:p>
          </table:table-cell>
          <table:table-cell table:formula="of:=ROUND(AVERAGE([.C35];[.D35]))" office:value-type="float" office:value="10" calcext:value-type="float">
            <text:p>10</text:p>
          </table:table-cell>
          <table:table-cell/>
          <table:table-cell table:style-name="ce30" table:formula="of:=([.$K35]-[.M$4]*[.$J35])*[.$J35]*(100-[.M$5]*[.$J35])/100" office:value-type="float" office:value="7.5" calcext:value-type="float">
            <text:p>7.5</text:p>
          </table:table-cell>
          <table:table-cell table:style-name="ce30" table:formula="of:=([.$K35]-[.N$4]*[.$J35])*[.$J35]*(100-[.N$5]*[.$J35])/100" office:value-type="float" office:value="6.9375" calcext:value-type="float">
            <text:p>6.9</text:p>
          </table:table-cell>
          <table:table-cell table:style-name="ce30" table:formula="of:=([.$K35]-[.O$4]*[.$J35])*[.$J35]*(100-[.O$5]*[.$J35])/100" office:value-type="float" office:value="6.375" calcext:value-type="float">
            <text:p>6.4</text:p>
          </table:table-cell>
          <table:table-cell table:style-name="ce30" table:formula="of:=([.$K35]-[.P$4]*[.$J35])*[.$J35]*(100-[.P$5]*[.$J35])/100" office:value-type="float" office:value="5.1796875" calcext:value-type="float">
            <text:p>5.2</text:p>
          </table:table-cell>
          <table:table-cell table:style-name="ce30" table:formula="of:=([.$K35]-[.Q$4]*[.$J35])*[.$J35]*(100-[.Q$5]*[.$J35])/100" office:value-type="float" office:value="4.940625" calcext:value-type="float">
            <text:p>4.9</text:p>
          </table:table-cell>
          <table:table-cell table:style-name="ce30" table:formula="of:=([.$K35]-[.R$4]*[.$J35])*[.$J35]*(100-[.R$5]*[.$J35])/100" office:value-type="float" office:value="4.940625" calcext:value-type="float">
            <text:p>4.9</text:p>
          </table:table-cell>
          <table:table-cell table:style-name="ce30" table:formula="of:=([.$K35]-[.S$4]*[.$J35])*[.$J35]*(100-[.S$5]*[.$J35])/100" office:value-type="float" office:value="4.06875" calcext:value-type="float">
            <text:p>4.1</text:p>
          </table:table-cell>
          <table:table-cell table:style-name="ce30" table:formula="of:=([.$K35]-[.T$4]*[.$J35])*[.$J35]*(100-[.T$5]*[.$J35])/100" office:value-type="float" office:value="3.871875" calcext:value-type="float">
            <text:p>3.9</text:p>
          </table:table-cell>
          <table:table-cell table:style-name="ce30" table:formula="of:=([.$K35]-[.U$4]*[.$J35])*[.$J35]*(100-[.U$5]*[.$J35])/100" office:value-type="float" office:value="3.871875" calcext:value-type="float">
            <text:p>3.9</text:p>
          </table:table-cell>
          <table:table-cell table:style-name="ce30" table:formula="of:=([.$K35]-[.V$4]*[.$J35])*[.$J35]*(100-[.V$5]*[.$J35])/100" office:value-type="float" office:value="2.8875" calcext:value-type="float">
            <text:p>2.9</text:p>
          </table:table-cell>
          <table:table-cell table:style-name="ce30" table:formula="of:=([.$K35]-[.W$4]*[.$J35])*[.$J35]*(100-[.W$5]*[.$J35])/100" office:value-type="float" office:value="2.7328125" calcext:value-type="float">
            <text:p>2.7</text:p>
          </table:table-cell>
          <table:table-cell table:style-name="ce30" table:formula="of:=([.$K35]-[.X$4]*[.$J35])*[.$J35]*(100-[.X$5]*[.$J35])/100" office:value-type="float" office:value="1.9875" calcext:value-type="float">
            <text:p>2.0</text:p>
          </table:table-cell>
          <table:table-cell table:style-name="ce30" table:formula="of:=([.$K35]-[.Y$4]*[.$J35])*[.$J35]*(100-[.Y$5]*[.$J35])/100" office:value-type="float" office:value="1.171875" calcext:value-type="float">
            <text:p>1.2</text:p>
          </table:table-cell>
          <table:table-cell table:style-name="ce30" table:formula="of:=([.$K35]-[.Z$4]*[.$J35])*[.$J35]*(100-[.Z$5]*[.$J35])/100" office:value-type="float" office:value="0.46875" calcext:value-type="float">
            <text:p>0.5</text:p>
          </table:table-cell>
          <table:table-cell table:style-name="ce30" table:formula="of:=([.$K35]-[.AA$4]*[.$J35])*[.$J35]*(100-[.AA$5]*[.$J35])/100" office:value-type="float" office:value="-0.1921875" calcext:value-type="float">
            <text:p>-0.2</text:p>
          </table:table-cell>
          <table:table-cell table:style-name="ce30" table:formula="of:=([.$K35]-[.AB$4]*[.$J35])*[.$J35]*(100-[.AB$5]*[.$J35])/100" office:value-type="float" office:value="-0.178125" calcext:value-type="float">
            <text:p>-0.2</text:p>
          </table:table-cell>
          <table:table-cell table:style-name="ce30" table:formula="of:=([.$K35]-[.AC$4]*[.$J35])*[.$J35]*(100-[.AC$5]*[.$J35])/100" office:value-type="float" office:value="-1.78125" calcext:value-type="float">
            <text:p>-1.8</text:p>
          </table:table-cell>
          <table:table-cell table:number-columns-repeated="6"/>
          <table:table-cell table:formula="of:=[.M$4]*[.$J35]" office:value-type="float" office:value="0" calcext:value-type="float">
            <text:p>0</text:p>
          </table:table-cell>
          <table:table-cell table:formula="of:=[.N$4]*[.$J35]" office:value-type="float" office:value="0" calcext:value-type="float">
            <text:p>0</text:p>
          </table:table-cell>
          <table:table-cell table:formula="of:=[.O$4]*[.$J35]" office:value-type="float" office:value="0" calcext:value-type="float">
            <text:p>0</text:p>
          </table:table-cell>
          <table:table-cell table:formula="of:=[.P$4]*[.$J35]" office:value-type="float" office:value="1.5" calcext:value-type="float">
            <text:p>1.5</text:p>
          </table:table-cell>
          <table:table-cell table:formula="of:=[.Q$4]*[.$J35]" office:value-type="float" office:value="1.5" calcext:value-type="float">
            <text:p>1.5</text:p>
          </table:table-cell>
          <table:table-cell table:formula="of:=[.R$4]*[.$J35]" office:value-type="float" office:value="1.5" calcext:value-type="float">
            <text:p>1.5</text:p>
          </table:table-cell>
          <table:table-cell table:formula="of:=[.S$4]*[.$J35]" office:value-type="float" office:value="3" calcext:value-type="float">
            <text:p>3</text:p>
          </table:table-cell>
          <table:table-cell table:formula="of:=[.T$4]*[.$J35]" office:value-type="float" office:value="3" calcext:value-type="float">
            <text:p>3</text:p>
          </table:table-cell>
          <table:table-cell table:formula="of:=[.U$4]*[.$J35]" office:value-type="float" office:value="3" calcext:value-type="float">
            <text:p>3</text:p>
          </table:table-cell>
          <table:table-cell table:formula="of:=[.V$4]*[.$J35]" office:value-type="float" office:value="4.5" calcext:value-type="float">
            <text:p>4.5</text:p>
          </table:table-cell>
          <table:table-cell table:formula="of:=[.W$4]*[.$J35]" office:value-type="float" office:value="4.5" calcext:value-type="float">
            <text:p>4.5</text:p>
          </table:table-cell>
          <table:table-cell table:formula="of:=[.X$4]*[.$J35]" office:value-type="float" office:value="6" calcext:value-type="float">
            <text:p>6</text:p>
          </table:table-cell>
          <table:table-cell table:formula="of:=[.Y$4]*[.$J35]" office:value-type="float" office:value="7.5" calcext:value-type="float">
            <text:p>7.5</text:p>
          </table:table-cell>
          <table:table-cell table:formula="of:=[.Z$4]*[.$J35]" office:value-type="float" office:value="9" calcext:value-type="float">
            <text:p>9</text:p>
          </table:table-cell>
          <table:table-cell table:formula="of:=[.AA$4]*[.$J35]" office:value-type="float" office:value="10.5" calcext:value-type="float">
            <text:p>10.5</text:p>
          </table:table-cell>
          <table:table-cell table:formula="of:=[.AB$4]*[.$J35]" office:value-type="float" office:value="10.5" calcext:value-type="float">
            <text:p>10.5</text:p>
          </table:table-cell>
          <table:table-cell table:formula="of:=[.AC$4]*[.$J3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6];[$'EcCo ammo'.$A$6:$'EcCo ammo'.$A$37];[$'EcCo ammo'.F$6:$'EcCo ammo'.F$37])" office:value-type="float" office:value="10" calcext:value-type="float">
            <text:p>10</text:p>
          </table:table-cell>
          <table:table-cell table:formula="of:=FLOOR(LOOKUP([.$B36];[$'EcCo ammo'.$A$6:$'EcCo ammo'.$A$37];[$'EcCo ammo'.G$6:$'EcCo ammo'.G$37]))" office:value-type="float" office:value="25" calcext:value-type="float">
            <text:p>25</text:p>
          </table:table-cell>
          <table:table-cell table:formula="of:=LOOKUP([.$B36];[$'EcCo ammo'.$A$6:$'EcCo ammo'.$A$37];[$'EcCo ammo'.I$6:$'EcCo ammo'.I$37])" office:value-type="float" office:value="4" calcext:value-type="float">
            <text:p>4</text:p>
          </table:table-cell>
          <table:table-cell table:formula="of:=LOOKUP([.$B36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36])/100" office:value-type="float" office:value="1.25" calcext:value-type="float">
            <text:p>1.25</text:p>
          </table:table-cell>
          <table:table-cell table:formula="of:=ROUND(AVERAGE([.C36];[.D36]))" office:value-type="float" office:value="11" calcext:value-type="float">
            <text:p>11</text:p>
          </table:table-cell>
          <table:table-cell/>
          <table:table-cell table:style-name="ce30" table:formula="of:=([.$K36]-[.M$4]*[.$J36])*[.$J36]*(100-[.M$5]*[.$J36])/100" office:value-type="float" office:value="13.75" calcext:value-type="float">
            <text:p>13.8</text:p>
          </table:table-cell>
          <table:table-cell table:style-name="ce30" table:formula="of:=([.$K36]-[.N$4]*[.$J36])*[.$J36]*(100-[.N$5]*[.$J36])/100" office:value-type="float" office:value="12.03125" calcext:value-type="float">
            <text:p>12.0</text:p>
          </table:table-cell>
          <table:table-cell table:style-name="ce30" table:formula="of:=([.$K36]-[.O$4]*[.$J36])*[.$J36]*(100-[.O$5]*[.$J36])/100" office:value-type="float" office:value="10.3125" calcext:value-type="float">
            <text:p>10.3</text:p>
          </table:table-cell>
          <table:table-cell table:style-name="ce30" table:formula="of:=([.$K36]-[.P$4]*[.$J36])*[.$J36]*(100-[.P$5]*[.$J36])/100" office:value-type="float" office:value="7.3046875" calcext:value-type="float">
            <text:p>7.3</text:p>
          </table:table-cell>
          <table:table-cell table:style-name="ce30" table:formula="of:=([.$K36]-[.Q$4]*[.$J36])*[.$J36]*(100-[.Q$5]*[.$J36])/100" office:value-type="float" office:value="6.640625" calcext:value-type="float">
            <text:p>6.6</text:p>
          </table:table-cell>
          <table:table-cell table:style-name="ce30" table:formula="of:=([.$K36]-[.R$4]*[.$J36])*[.$J36]*(100-[.R$5]*[.$J36])/100" office:value-type="float" office:value="6.640625" calcext:value-type="float">
            <text:p>6.6</text:p>
          </table:table-cell>
          <table:table-cell table:style-name="ce30" table:formula="of:=([.$K36]-[.S$4]*[.$J36])*[.$J36]*(100-[.S$5]*[.$J36])/100" office:value-type="float" office:value="4.6875" calcext:value-type="float">
            <text:p>4.7</text:p>
          </table:table-cell>
          <table:table-cell table:style-name="ce30" table:formula="of:=([.$K36]-[.T$4]*[.$J36])*[.$J36]*(100-[.T$5]*[.$J36])/100" office:value-type="float" office:value="4.21875" calcext:value-type="float">
            <text:p>4.2</text:p>
          </table:table-cell>
          <table:table-cell table:style-name="ce30" table:formula="of:=([.$K36]-[.U$4]*[.$J36])*[.$J36]*(100-[.U$5]*[.$J36])/100" office:value-type="float" office:value="4.21875" calcext:value-type="float">
            <text:p>4.2</text:p>
          </table:table-cell>
          <table:table-cell table:style-name="ce30" table:formula="of:=([.$K36]-[.V$4]*[.$J36])*[.$J36]*(100-[.V$5]*[.$J36])/100" office:value-type="float" office:value="2.1875" calcext:value-type="float">
            <text:p>2.2</text:p>
          </table:table-cell>
          <table:table-cell table:style-name="ce30" table:formula="of:=([.$K36]-[.W$4]*[.$J36])*[.$J36]*(100-[.W$5]*[.$J36])/100" office:value-type="float" office:value="1.9140625" calcext:value-type="float">
            <text:p>1.9</text:p>
          </table:table-cell>
          <table:table-cell table:style-name="ce30" table:formula="of:=([.$K36]-[.X$4]*[.$J36])*[.$J36]*(100-[.X$5]*[.$J36])/100" office:value-type="float" office:value="0.546875" calcext:value-type="float">
            <text:p>0.5</text:p>
          </table:table-cell>
          <table:table-cell table:style-name="ce30" table:formula="of:=([.$K36]-[.Y$4]*[.$J36])*[.$J36]*(100-[.Y$5]*[.$J36])/100" office:value-type="float" office:value="-0.703125" calcext:value-type="float">
            <text:p>-0.7</text:p>
          </table:table-cell>
          <table:table-cell table:style-name="ce30" table:formula="of:=([.$K36]-[.Z$4]*[.$J36])*[.$J36]*(100-[.Z$5]*[.$J36])/100" office:value-type="float" office:value="-1.875" calcext:value-type="float">
            <text:p>-1.9</text:p>
          </table:table-cell>
          <table:table-cell table:style-name="ce30" table:formula="of:=([.$K36]-[.AA$4]*[.$J36])*[.$J36]*(100-[.AA$5]*[.$J36])/100" office:value-type="float" office:value="-1.5234375" calcext:value-type="float">
            <text:p>-1.5</text:p>
          </table:table-cell>
          <table:table-cell table:style-name="ce30" table:formula="of:=([.$K36]-[.AB$4]*[.$J36])*[.$J36]*(100-[.AB$5]*[.$J36])/100" office:value-type="float" office:value="-1.015625" calcext:value-type="float">
            <text:p>-1.0</text:p>
          </table:table-cell>
          <table:table-cell table:style-name="ce30" table:formula="of:=([.$K36]-[.AC$4]*[.$J36])*[.$J36]*(100-[.AC$5]*[.$J36])/100" office:value-type="float" office:value="-2.1875" calcext:value-type="float">
            <text:p>-2.2</text:p>
          </table:table-cell>
          <table:table-cell table:number-columns-repeated="6"/>
          <table:table-cell table:formula="of:=[.M$4]*[.$J36]" office:value-type="float" office:value="0" calcext:value-type="float">
            <text:p>0</text:p>
          </table:table-cell>
          <table:table-cell table:formula="of:=[.N$4]*[.$J36]" office:value-type="float" office:value="0" calcext:value-type="float">
            <text:p>0</text:p>
          </table:table-cell>
          <table:table-cell table:formula="of:=[.O$4]*[.$J36]" office:value-type="float" office:value="0" calcext:value-type="float">
            <text:p>0</text:p>
          </table:table-cell>
          <table:table-cell table:formula="of:=[.P$4]*[.$J36]" office:value-type="float" office:value="2.5" calcext:value-type="float">
            <text:p>2.5</text:p>
          </table:table-cell>
          <table:table-cell table:formula="of:=[.Q$4]*[.$J36]" office:value-type="float" office:value="2.5" calcext:value-type="float">
            <text:p>2.5</text:p>
          </table:table-cell>
          <table:table-cell table:formula="of:=[.R$4]*[.$J36]" office:value-type="float" office:value="2.5" calcext:value-type="float">
            <text:p>2.5</text:p>
          </table:table-cell>
          <table:table-cell table:formula="of:=[.S$4]*[.$J36]" office:value-type="float" office:value="5" calcext:value-type="float">
            <text:p>5</text:p>
          </table:table-cell>
          <table:table-cell table:formula="of:=[.T$4]*[.$J36]" office:value-type="float" office:value="5" calcext:value-type="float">
            <text:p>5</text:p>
          </table:table-cell>
          <table:table-cell table:formula="of:=[.U$4]*[.$J36]" office:value-type="float" office:value="5" calcext:value-type="float">
            <text:p>5</text:p>
          </table:table-cell>
          <table:table-cell table:formula="of:=[.V$4]*[.$J36]" office:value-type="float" office:value="7.5" calcext:value-type="float">
            <text:p>7.5</text:p>
          </table:table-cell>
          <table:table-cell table:formula="of:=[.W$4]*[.$J36]" office:value-type="float" office:value="7.5" calcext:value-type="float">
            <text:p>7.5</text:p>
          </table:table-cell>
          <table:table-cell table:formula="of:=[.X$4]*[.$J36]" office:value-type="float" office:value="10" calcext:value-type="float">
            <text:p>10</text:p>
          </table:table-cell>
          <table:table-cell table:formula="of:=[.Y$4]*[.$J36]" office:value-type="float" office:value="12.5" calcext:value-type="float">
            <text:p>12.5</text:p>
          </table:table-cell>
          <table:table-cell table:formula="of:=[.Z$4]*[.$J36]" office:value-type="float" office:value="15" calcext:value-type="float">
            <text:p>15</text:p>
          </table:table-cell>
          <table:table-cell table:formula="of:=[.AA$4]*[.$J36]" office:value-type="float" office:value="17.5" calcext:value-type="float">
            <text:p>17.5</text:p>
          </table:table-cell>
          <table:table-cell table:formula="of:=[.AB$4]*[.$J36]" office:value-type="float" office:value="17.5" calcext:value-type="float">
            <text:p>17.5</text:p>
          </table:table-cell>
          <table:table-cell table:formula="of:=[.AC$4]*[.$J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7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7];[$'EcCo ammo'.$A$6:$'EcCo ammo'.$A$37];[$'EcCo ammo'.G$6:$'EcCo ammo'.G$37]))" office:value-type="float" office:value="-25" calcext:value-type="float">
            <text:p>-25</text:p>
          </table:table-cell>
          <table:table-cell table:formula="of:=LOOKUP([.$B37];[$'EcCo ammo'.$A$6:$'EcCo ammo'.$A$37];[$'EcCo ammo'.I$6:$'EcCo ammo'.I$37])" office:value-type="float" office:value="1" calcext:value-type="float">
            <text:p>1</text:p>
          </table:table-cell>
          <table:table-cell table:formula="of:=LOOKUP([.$B3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37])/100" office:value-type="float" office:value="0.75" calcext:value-type="float">
            <text:p>0.75</text:p>
          </table:table-cell>
          <table:table-cell table:formula="of:=ROUND(AVERAGE([.C37];[.D37]))" office:value-type="float" office:value="11" calcext:value-type="float">
            <text:p>11</text:p>
          </table:table-cell>
          <table:table-cell/>
          <table:table-cell table:style-name="ce30" table:formula="of:=([.$K37]-[.M$4]*[.$J37])*[.$J37]*(100-[.M$5]*[.$J37])/100" office:value-type="float" office:value="8.25" calcext:value-type="float">
            <text:p>8.3</text:p>
          </table:table-cell>
          <table:table-cell table:style-name="ce30" table:formula="of:=([.$K37]-[.N$4]*[.$J37])*[.$J37]*(100-[.N$5]*[.$J37])/100" office:value-type="float" office:value="7.63125" calcext:value-type="float">
            <text:p>7.6</text:p>
          </table:table-cell>
          <table:table-cell table:style-name="ce30" table:formula="of:=([.$K37]-[.O$4]*[.$J37])*[.$J37]*(100-[.O$5]*[.$J37])/100" office:value-type="float" office:value="7.0125" calcext:value-type="float">
            <text:p>7.0</text:p>
          </table:table-cell>
          <table:table-cell table:style-name="ce30" table:formula="of:=([.$K37]-[.P$4]*[.$J37])*[.$J37]*(100-[.P$5]*[.$J37])/100" office:value-type="float" office:value="5.7890625" calcext:value-type="float">
            <text:p>5.8</text:p>
          </table:table-cell>
          <table:table-cell table:style-name="ce30" table:formula="of:=([.$K37]-[.Q$4]*[.$J37])*[.$J37]*(100-[.Q$5]*[.$J37])/100" office:value-type="float" office:value="5.521875" calcext:value-type="float">
            <text:p>5.5</text:p>
          </table:table-cell>
          <table:table-cell table:style-name="ce30" table:formula="of:=([.$K37]-[.R$4]*[.$J37])*[.$J37]*(100-[.R$5]*[.$J37])/100" office:value-type="float" office:value="5.521875" calcext:value-type="float">
            <text:p>5.5</text:p>
          </table:table-cell>
          <table:table-cell table:style-name="ce30" table:formula="of:=([.$K37]-[.S$4]*[.$J37])*[.$J37]*(100-[.S$5]*[.$J37])/100" office:value-type="float" office:value="4.65" calcext:value-type="float">
            <text:p>4.7</text:p>
          </table:table-cell>
          <table:table-cell table:style-name="ce30" table:formula="of:=([.$K37]-[.T$4]*[.$J37])*[.$J37]*(100-[.T$5]*[.$J37])/100" office:value-type="float" office:value="4.425" calcext:value-type="float">
            <text:p>4.4</text:p>
          </table:table-cell>
          <table:table-cell table:style-name="ce30" table:formula="of:=([.$K37]-[.U$4]*[.$J37])*[.$J37]*(100-[.U$5]*[.$J37])/100" office:value-type="float" office:value="4.425" calcext:value-type="float">
            <text:p>4.4</text:p>
          </table:table-cell>
          <table:table-cell table:style-name="ce30" table:formula="of:=([.$K37]-[.V$4]*[.$J37])*[.$J37]*(100-[.V$5]*[.$J37])/100" office:value-type="float" office:value="3.4125" calcext:value-type="float">
            <text:p>3.4</text:p>
          </table:table-cell>
          <table:table-cell table:style-name="ce30" table:formula="of:=([.$K37]-[.W$4]*[.$J37])*[.$J37]*(100-[.W$5]*[.$J37])/100" office:value-type="float" office:value="3.2296875" calcext:value-type="float">
            <text:p>3.2</text:p>
          </table:table-cell>
          <table:table-cell table:style-name="ce30" table:formula="of:=([.$K37]-[.X$4]*[.$J37])*[.$J37]*(100-[.X$5]*[.$J37])/100" office:value-type="float" office:value="2.484375" calcext:value-type="float">
            <text:p>2.5</text:p>
          </table:table-cell>
          <table:table-cell table:style-name="ce30" table:formula="of:=([.$K37]-[.Y$4]*[.$J37])*[.$J37]*(100-[.Y$5]*[.$J37])/100" office:value-type="float" office:value="1.640625" calcext:value-type="float">
            <text:p>1.6</text:p>
          </table:table-cell>
          <table:table-cell table:style-name="ce30" table:formula="of:=([.$K37]-[.Z$4]*[.$J37])*[.$J37]*(100-[.Z$5]*[.$J37])/100" office:value-type="float" office:value="0.9375" calcext:value-type="float">
            <text:p>0.9</text:p>
          </table:table-cell>
          <table:table-cell table:style-name="ce30" table:formula="of:=([.$K37]-[.AA$4]*[.$J37])*[.$J37]*(100-[.AA$5]*[.$J37])/100" office:value-type="float" office:value="0.1921875" calcext:value-type="float">
            <text:p>0.2</text:p>
          </table:table-cell>
          <table:table-cell table:style-name="ce30" table:formula="of:=([.$K37]-[.AB$4]*[.$J37])*[.$J37]*(100-[.AB$5]*[.$J37])/100" office:value-type="float" office:value="0.178125" calcext:value-type="float">
            <text:p>0.2</text:p>
          </table:table-cell>
          <table:table-cell table:style-name="ce30" table:formula="of:=([.$K37]-[.AC$4]*[.$J37])*[.$J37]*(100-[.AC$5]*[.$J37])/100" office:value-type="float" office:value="-1.425" calcext:value-type="float">
            <text:p>-1.4</text:p>
          </table:table-cell>
          <table:table-cell table:number-columns-repeated="6"/>
          <table:table-cell table:formula="of:=[.M$4]*[.$J37]" office:value-type="float" office:value="0" calcext:value-type="float">
            <text:p>0</text:p>
          </table:table-cell>
          <table:table-cell table:formula="of:=[.N$4]*[.$J37]" office:value-type="float" office:value="0" calcext:value-type="float">
            <text:p>0</text:p>
          </table:table-cell>
          <table:table-cell table:formula="of:=[.O$4]*[.$J37]" office:value-type="float" office:value="0" calcext:value-type="float">
            <text:p>0</text:p>
          </table:table-cell>
          <table:table-cell table:formula="of:=[.P$4]*[.$J37]" office:value-type="float" office:value="1.5" calcext:value-type="float">
            <text:p>1.5</text:p>
          </table:table-cell>
          <table:table-cell table:formula="of:=[.Q$4]*[.$J37]" office:value-type="float" office:value="1.5" calcext:value-type="float">
            <text:p>1.5</text:p>
          </table:table-cell>
          <table:table-cell table:formula="of:=[.R$4]*[.$J37]" office:value-type="float" office:value="1.5" calcext:value-type="float">
            <text:p>1.5</text:p>
          </table:table-cell>
          <table:table-cell table:formula="of:=[.S$4]*[.$J37]" office:value-type="float" office:value="3" calcext:value-type="float">
            <text:p>3</text:p>
          </table:table-cell>
          <table:table-cell table:formula="of:=[.T$4]*[.$J37]" office:value-type="float" office:value="3" calcext:value-type="float">
            <text:p>3</text:p>
          </table:table-cell>
          <table:table-cell table:formula="of:=[.U$4]*[.$J37]" office:value-type="float" office:value="3" calcext:value-type="float">
            <text:p>3</text:p>
          </table:table-cell>
          <table:table-cell table:formula="of:=[.V$4]*[.$J37]" office:value-type="float" office:value="4.5" calcext:value-type="float">
            <text:p>4.5</text:p>
          </table:table-cell>
          <table:table-cell table:formula="of:=[.W$4]*[.$J37]" office:value-type="float" office:value="4.5" calcext:value-type="float">
            <text:p>4.5</text:p>
          </table:table-cell>
          <table:table-cell table:formula="of:=[.X$4]*[.$J37]" office:value-type="float" office:value="6" calcext:value-type="float">
            <text:p>6</text:p>
          </table:table-cell>
          <table:table-cell table:formula="of:=[.Y$4]*[.$J37]" office:value-type="float" office:value="7.5" calcext:value-type="float">
            <text:p>7.5</text:p>
          </table:table-cell>
          <table:table-cell table:formula="of:=[.Z$4]*[.$J37]" office:value-type="float" office:value="9" calcext:value-type="float">
            <text:p>9</text:p>
          </table:table-cell>
          <table:table-cell table:formula="of:=[.AA$4]*[.$J37]" office:value-type="float" office:value="10.5" calcext:value-type="float">
            <text:p>10.5</text:p>
          </table:table-cell>
          <table:table-cell table:formula="of:=[.AB$4]*[.$J37]" office:value-type="float" office:value="10.5" calcext:value-type="float">
            <text:p>10.5</text:p>
          </table:table-cell>
          <table:table-cell table:formula="of:=[.AC$4]*[.$J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8];[$'EcCo ammo'.$A$6:$'EcCo ammo'.$A$37];[$'EcCo ammo'.F$6:$'EcCo ammo'.F$37])" office:value-type="float" office:value="10" calcext:value-type="float">
            <text:p>10</text:p>
          </table:table-cell>
          <table:table-cell table:formula="of:=FLOOR(LOOKUP([.$B38];[$'EcCo ammo'.$A$6:$'EcCo ammo'.$A$37];[$'EcCo ammo'.G$6:$'EcCo ammo'.G$37]))" office:value-type="float" office:value="25" calcext:value-type="float">
            <text:p>25</text:p>
          </table:table-cell>
          <table:table-cell table:formula="of:=LOOKUP([.$B38];[$'EcCo ammo'.$A$6:$'EcCo ammo'.$A$37];[$'EcCo ammo'.I$6:$'EcCo ammo'.I$37])" office:value-type="float" office:value="4" calcext:value-type="float">
            <text:p>4</text:p>
          </table:table-cell>
          <table:table-cell table:formula="of:=LOOKUP([.$B38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38])/100" office:value-type="float" office:value="1.25" calcext:value-type="float">
            <text:p>1.25</text:p>
          </table:table-cell>
          <table:table-cell table:formula="of:=ROUND(AVERAGE([.C38];[.D38]))" office:value-type="float" office:value="14" calcext:value-type="float">
            <text:p>14</text:p>
          </table:table-cell>
          <table:table-cell/>
          <table:table-cell table:style-name="ce30" table:formula="of:=([.$K38]-[.M$4]*[.$J38])*[.$J38]*(100-[.M$5]*[.$J38])/100" office:value-type="float" office:value="17.5" calcext:value-type="float">
            <text:p>17.5</text:p>
          </table:table-cell>
          <table:table-cell table:style-name="ce30" table:formula="of:=([.$K38]-[.N$4]*[.$J38])*[.$J38]*(100-[.N$5]*[.$J38])/100" office:value-type="float" office:value="15.3125" calcext:value-type="float">
            <text:p>15.3</text:p>
          </table:table-cell>
          <table:table-cell table:style-name="ce30" table:formula="of:=([.$K38]-[.O$4]*[.$J38])*[.$J38]*(100-[.O$5]*[.$J38])/100" office:value-type="float" office:value="13.125" calcext:value-type="float">
            <text:p>13.1</text:p>
          </table:table-cell>
          <table:table-cell table:style-name="ce30" table:formula="of:=([.$K38]-[.P$4]*[.$J38])*[.$J38]*(100-[.P$5]*[.$J38])/100" office:value-type="float" office:value="9.8828125" calcext:value-type="float">
            <text:p>9.9</text:p>
          </table:table-cell>
          <table:table-cell table:style-name="ce30" table:formula="of:=([.$K38]-[.Q$4]*[.$J38])*[.$J38]*(100-[.Q$5]*[.$J38])/100" office:value-type="float" office:value="8.984375" calcext:value-type="float">
            <text:p>9.0</text:p>
          </table:table-cell>
          <table:table-cell table:style-name="ce30" table:formula="of:=([.$K38]-[.R$4]*[.$J38])*[.$J38]*(100-[.R$5]*[.$J38])/100" office:value-type="float" office:value="8.984375" calcext:value-type="float">
            <text:p>9.0</text:p>
          </table:table-cell>
          <table:table-cell table:style-name="ce30" table:formula="of:=([.$K38]-[.S$4]*[.$J38])*[.$J38]*(100-[.S$5]*[.$J38])/100" office:value-type="float" office:value="7.03125" calcext:value-type="float">
            <text:p>7.0</text:p>
          </table:table-cell>
          <table:table-cell table:style-name="ce30" table:formula="of:=([.$K38]-[.T$4]*[.$J38])*[.$J38]*(100-[.T$5]*[.$J38])/100" office:value-type="float" office:value="6.328125" calcext:value-type="float">
            <text:p>6.3</text:p>
          </table:table-cell>
          <table:table-cell table:style-name="ce30" table:formula="of:=([.$K38]-[.U$4]*[.$J38])*[.$J38]*(100-[.U$5]*[.$J38])/100" office:value-type="float" office:value="6.328125" calcext:value-type="float">
            <text:p>6.3</text:p>
          </table:table-cell>
          <table:table-cell table:style-name="ce30" table:formula="of:=([.$K38]-[.V$4]*[.$J38])*[.$J38]*(100-[.V$5]*[.$J38])/100" office:value-type="float" office:value="4.0625" calcext:value-type="float">
            <text:p>4.1</text:p>
          </table:table-cell>
          <table:table-cell table:style-name="ce30" table:formula="of:=([.$K38]-[.W$4]*[.$J38])*[.$J38]*(100-[.W$5]*[.$J38])/100" office:value-type="float" office:value="3.5546875" calcext:value-type="float">
            <text:p>3.6</text:p>
          </table:table-cell>
          <table:table-cell table:style-name="ce30" table:formula="of:=([.$K38]-[.X$4]*[.$J38])*[.$J38]*(100-[.X$5]*[.$J38])/100" office:value-type="float" office:value="2.1875" calcext:value-type="float">
            <text:p>2.2</text:p>
          </table:table-cell>
          <table:table-cell table:style-name="ce30" table:formula="of:=([.$K38]-[.Y$4]*[.$J38])*[.$J38]*(100-[.Y$5]*[.$J38])/100" office:value-type="float" office:value="0.703125" calcext:value-type="float">
            <text:p>0.7</text:p>
          </table:table-cell>
          <table:table-cell table:style-name="ce30" table:formula="of:=([.$K38]-[.Z$4]*[.$J38])*[.$J38]*(100-[.Z$5]*[.$J38])/100" office:value-type="float" office:value="-0.46875" calcext:value-type="float">
            <text:p>-0.5</text:p>
          </table:table-cell>
          <table:table-cell table:style-name="ce30" table:formula="of:=([.$K38]-[.AA$4]*[.$J38])*[.$J38]*(100-[.AA$5]*[.$J38])/100" office:value-type="float" office:value="-0.8203125" calcext:value-type="float">
            <text:p>-0.8</text:p>
          </table:table-cell>
          <table:table-cell table:style-name="ce30" table:formula="of:=([.$K38]-[.AB$4]*[.$J38])*[.$J38]*(100-[.AB$5]*[.$J38])/100" office:value-type="float" office:value="-0.546875" calcext:value-type="float">
            <text:p>-0.5</text:p>
          </table:table-cell>
          <table:table-cell table:style-name="ce30" table:formula="of:=([.$K38]-[.AC$4]*[.$J38])*[.$J38]*(100-[.AC$5]*[.$J38])/100" office:value-type="float" office:value="-1.71875" calcext:value-type="float">
            <text:p>-1.7</text:p>
          </table:table-cell>
          <table:table-cell table:number-columns-repeated="6"/>
          <table:table-cell table:formula="of:=[.M$4]*[.$J38]" office:value-type="float" office:value="0" calcext:value-type="float">
            <text:p>0</text:p>
          </table:table-cell>
          <table:table-cell table:formula="of:=[.N$4]*[.$J38]" office:value-type="float" office:value="0" calcext:value-type="float">
            <text:p>0</text:p>
          </table:table-cell>
          <table:table-cell table:formula="of:=[.O$4]*[.$J38]" office:value-type="float" office:value="0" calcext:value-type="float">
            <text:p>0</text:p>
          </table:table-cell>
          <table:table-cell table:formula="of:=[.P$4]*[.$J38]" office:value-type="float" office:value="2.5" calcext:value-type="float">
            <text:p>2.5</text:p>
          </table:table-cell>
          <table:table-cell table:formula="of:=[.Q$4]*[.$J38]" office:value-type="float" office:value="2.5" calcext:value-type="float">
            <text:p>2.5</text:p>
          </table:table-cell>
          <table:table-cell table:formula="of:=[.R$4]*[.$J38]" office:value-type="float" office:value="2.5" calcext:value-type="float">
            <text:p>2.5</text:p>
          </table:table-cell>
          <table:table-cell table:formula="of:=[.S$4]*[.$J38]" office:value-type="float" office:value="5" calcext:value-type="float">
            <text:p>5</text:p>
          </table:table-cell>
          <table:table-cell table:formula="of:=[.T$4]*[.$J38]" office:value-type="float" office:value="5" calcext:value-type="float">
            <text:p>5</text:p>
          </table:table-cell>
          <table:table-cell table:formula="of:=[.U$4]*[.$J38]" office:value-type="float" office:value="5" calcext:value-type="float">
            <text:p>5</text:p>
          </table:table-cell>
          <table:table-cell table:formula="of:=[.V$4]*[.$J38]" office:value-type="float" office:value="7.5" calcext:value-type="float">
            <text:p>7.5</text:p>
          </table:table-cell>
          <table:table-cell table:formula="of:=[.W$4]*[.$J38]" office:value-type="float" office:value="7.5" calcext:value-type="float">
            <text:p>7.5</text:p>
          </table:table-cell>
          <table:table-cell table:formula="of:=[.X$4]*[.$J38]" office:value-type="float" office:value="10" calcext:value-type="float">
            <text:p>10</text:p>
          </table:table-cell>
          <table:table-cell table:formula="of:=[.Y$4]*[.$J38]" office:value-type="float" office:value="12.5" calcext:value-type="float">
            <text:p>12.5</text:p>
          </table:table-cell>
          <table:table-cell table:formula="of:=[.Z$4]*[.$J38]" office:value-type="float" office:value="15" calcext:value-type="float">
            <text:p>15</text:p>
          </table:table-cell>
          <table:table-cell table:formula="of:=[.AA$4]*[.$J38]" office:value-type="float" office:value="17.5" calcext:value-type="float">
            <text:p>17.5</text:p>
          </table:table-cell>
          <table:table-cell table:formula="of:=[.AB$4]*[.$J38]" office:value-type="float" office:value="17.5" calcext:value-type="float">
            <text:p>17.5</text:p>
          </table:table-cell>
          <table:table-cell table:formula="of:=[.AC$4]*[.$J38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9];[$'EcCo ammo'.$A$6:$'EcCo ammo'.$A$37];[$'EcCo ammo'.G$6:$'EcCo ammo'.G$37]))" office:value-type="float" office:value="-25" calcext:value-type="float">
            <text:p>-25</text:p>
          </table:table-cell>
          <table:table-cell table:formula="of:=LOOKUP([.$B39];[$'EcCo ammo'.$A$6:$'EcCo ammo'.$A$37];[$'EcCo ammo'.I$6:$'EcCo ammo'.I$37])" office:value-type="float" office:value="1" calcext:value-type="float">
            <text:p>1</text:p>
          </table:table-cell>
          <table:table-cell table:formula="of:=LOOKUP([.$B3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39])/100" office:value-type="float" office:value="0.75" calcext:value-type="float">
            <text:p>0.75</text:p>
          </table:table-cell>
          <table:table-cell table:formula="of:=ROUND(AVERAGE([.C39];[.D39]))" office:value-type="float" office:value="14" calcext:value-type="float">
            <text:p>14</text:p>
          </table:table-cell>
          <table:table-cell/>
          <table:table-cell table:style-name="ce30" table:formula="of:=([.$K39]-[.M$4]*[.$J39])*[.$J39]*(100-[.M$5]*[.$J39])/100" office:value-type="float" office:value="10.5" calcext:value-type="float">
            <text:p>10.5</text:p>
          </table:table-cell>
          <table:table-cell table:style-name="ce30" table:formula="of:=([.$K39]-[.N$4]*[.$J39])*[.$J39]*(100-[.N$5]*[.$J39])/100" office:value-type="float" office:value="9.7125" calcext:value-type="float">
            <text:p>9.7</text:p>
          </table:table-cell>
          <table:table-cell table:style-name="ce30" table:formula="of:=([.$K39]-[.O$4]*[.$J39])*[.$J39]*(100-[.O$5]*[.$J39])/100" office:value-type="float" office:value="8.925" calcext:value-type="float">
            <text:p>8.9</text:p>
          </table:table-cell>
          <table:table-cell table:style-name="ce30" table:formula="of:=([.$K39]-[.P$4]*[.$J39])*[.$J39]*(100-[.P$5]*[.$J39])/100" office:value-type="float" office:value="7.6171875" calcext:value-type="float">
            <text:p>7.6</text:p>
          </table:table-cell>
          <table:table-cell table:style-name="ce30" table:formula="of:=([.$K39]-[.Q$4]*[.$J39])*[.$J39]*(100-[.Q$5]*[.$J39])/100" office:value-type="float" office:value="7.265625" calcext:value-type="float">
            <text:p>7.3</text:p>
          </table:table-cell>
          <table:table-cell table:style-name="ce30" table:formula="of:=([.$K39]-[.R$4]*[.$J39])*[.$J39]*(100-[.R$5]*[.$J39])/100" office:value-type="float" office:value="7.265625" calcext:value-type="float">
            <text:p>7.3</text:p>
          </table:table-cell>
          <table:table-cell table:style-name="ce30" table:formula="of:=([.$K39]-[.S$4]*[.$J39])*[.$J39]*(100-[.S$5]*[.$J39])/100" office:value-type="float" office:value="6.39375" calcext:value-type="float">
            <text:p>6.4</text:p>
          </table:table-cell>
          <table:table-cell table:style-name="ce30" table:formula="of:=([.$K39]-[.T$4]*[.$J39])*[.$J39]*(100-[.T$5]*[.$J39])/100" office:value-type="float" office:value="6.084375" calcext:value-type="float">
            <text:p>6.1</text:p>
          </table:table-cell>
          <table:table-cell table:style-name="ce30" table:formula="of:=([.$K39]-[.U$4]*[.$J39])*[.$J39]*(100-[.U$5]*[.$J39])/100" office:value-type="float" office:value="6.084375" calcext:value-type="float">
            <text:p>6.1</text:p>
          </table:table-cell>
          <table:table-cell table:style-name="ce30" table:formula="of:=([.$K39]-[.V$4]*[.$J39])*[.$J39]*(100-[.V$5]*[.$J39])/100" office:value-type="float" office:value="4.9875" calcext:value-type="float">
            <text:p>5.0</text:p>
          </table:table-cell>
          <table:table-cell table:style-name="ce30" table:formula="of:=([.$K39]-[.W$4]*[.$J39])*[.$J39]*(100-[.W$5]*[.$J39])/100" office:value-type="float" office:value="4.7203125" calcext:value-type="float">
            <text:p>4.7</text:p>
          </table:table-cell>
          <table:table-cell table:style-name="ce30" table:formula="of:=([.$K39]-[.X$4]*[.$J39])*[.$J39]*(100-[.X$5]*[.$J39])/100" office:value-type="float" office:value="3.975" calcext:value-type="float">
            <text:p>4.0</text:p>
          </table:table-cell>
          <table:table-cell table:style-name="ce30" table:formula="of:=([.$K39]-[.Y$4]*[.$J39])*[.$J39]*(100-[.Y$5]*[.$J39])/100" office:value-type="float" office:value="3.046875" calcext:value-type="float">
            <text:p>3.0</text:p>
          </table:table-cell>
          <table:table-cell table:style-name="ce30" table:formula="of:=([.$K39]-[.Z$4]*[.$J39])*[.$J39]*(100-[.Z$5]*[.$J39])/100" office:value-type="float" office:value="2.34375" calcext:value-type="float">
            <text:p>2.3</text:p>
          </table:table-cell>
          <table:table-cell table:style-name="ce30" table:formula="of:=([.$K39]-[.AA$4]*[.$J39])*[.$J39]*(100-[.AA$5]*[.$J39])/100" office:value-type="float" office:value="1.3453125" calcext:value-type="float">
            <text:p>1.3</text:p>
          </table:table-cell>
          <table:table-cell table:style-name="ce30" table:formula="of:=([.$K39]-[.AB$4]*[.$J39])*[.$J39]*(100-[.AB$5]*[.$J39])/100" office:value-type="float" office:value="1.246875" calcext:value-type="float">
            <text:p>1.2</text:p>
          </table:table-cell>
          <table:table-cell table:style-name="ce30" table:formula="of:=([.$K39]-[.AC$4]*[.$J39])*[.$J39]*(100-[.AC$5]*[.$J39])/100" office:value-type="float" office:value="-0.35625" calcext:value-type="float">
            <text:p>-0.4</text:p>
          </table:table-cell>
          <table:table-cell table:number-columns-repeated="6"/>
          <table:table-cell table:formula="of:=[.M$4]*[.$J39]" office:value-type="float" office:value="0" calcext:value-type="float">
            <text:p>0</text:p>
          </table:table-cell>
          <table:table-cell table:formula="of:=[.N$4]*[.$J39]" office:value-type="float" office:value="0" calcext:value-type="float">
            <text:p>0</text:p>
          </table:table-cell>
          <table:table-cell table:formula="of:=[.O$4]*[.$J39]" office:value-type="float" office:value="0" calcext:value-type="float">
            <text:p>0</text:p>
          </table:table-cell>
          <table:table-cell table:formula="of:=[.P$4]*[.$J39]" office:value-type="float" office:value="1.5" calcext:value-type="float">
            <text:p>1.5</text:p>
          </table:table-cell>
          <table:table-cell table:formula="of:=[.Q$4]*[.$J39]" office:value-type="float" office:value="1.5" calcext:value-type="float">
            <text:p>1.5</text:p>
          </table:table-cell>
          <table:table-cell table:formula="of:=[.R$4]*[.$J39]" office:value-type="float" office:value="1.5" calcext:value-type="float">
            <text:p>1.5</text:p>
          </table:table-cell>
          <table:table-cell table:formula="of:=[.S$4]*[.$J39]" office:value-type="float" office:value="3" calcext:value-type="float">
            <text:p>3</text:p>
          </table:table-cell>
          <table:table-cell table:formula="of:=[.T$4]*[.$J39]" office:value-type="float" office:value="3" calcext:value-type="float">
            <text:p>3</text:p>
          </table:table-cell>
          <table:table-cell table:formula="of:=[.U$4]*[.$J39]" office:value-type="float" office:value="3" calcext:value-type="float">
            <text:p>3</text:p>
          </table:table-cell>
          <table:table-cell table:formula="of:=[.V$4]*[.$J39]" office:value-type="float" office:value="4.5" calcext:value-type="float">
            <text:p>4.5</text:p>
          </table:table-cell>
          <table:table-cell table:formula="of:=[.W$4]*[.$J39]" office:value-type="float" office:value="4.5" calcext:value-type="float">
            <text:p>4.5</text:p>
          </table:table-cell>
          <table:table-cell table:formula="of:=[.X$4]*[.$J39]" office:value-type="float" office:value="6" calcext:value-type="float">
            <text:p>6</text:p>
          </table:table-cell>
          <table:table-cell table:formula="of:=[.Y$4]*[.$J39]" office:value-type="float" office:value="7.5" calcext:value-type="float">
            <text:p>7.5</text:p>
          </table:table-cell>
          <table:table-cell table:formula="of:=[.Z$4]*[.$J39]" office:value-type="float" office:value="9" calcext:value-type="float">
            <text:p>9</text:p>
          </table:table-cell>
          <table:table-cell table:formula="of:=[.AA$4]*[.$J39]" office:value-type="float" office:value="10.5" calcext:value-type="float">
            <text:p>10.5</text:p>
          </table:table-cell>
          <table:table-cell table:formula="of:=[.AB$4]*[.$J39]" office:value-type="float" office:value="10.5" calcext:value-type="float">
            <text:p>10.5</text:p>
          </table:table-cell>
          <table:table-cell table:formula="of:=[.AC$4]*[.$J3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0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0];[$'EcCo ammo'.$A$6:$'EcCo ammo'.$A$37];[$'EcCo ammo'.G$6:$'EcCo ammo'.G$37]))" office:value-type="float" office:value="0" calcext:value-type="float">
            <text:p>0</text:p>
          </table:table-cell>
          <table:table-cell table:formula="of:=LOOKUP([.$B40];[$'EcCo ammo'.$A$6:$'EcCo ammo'.$A$37];[$'EcCo ammo'.I$6:$'EcCo ammo'.I$37])" office:value-type="float" office:value="5" calcext:value-type="float">
            <text:p>5</text:p>
          </table:table-cell>
          <table:table-cell table:formula="of:=LOOKUP([.$B40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0])/100" office:value-type="float" office:value="1" calcext:value-type="float">
            <text:p>1.00</text:p>
          </table:table-cell>
          <table:table-cell table:formula="of:=ROUND(AVERAGE([.C40];[.D40]))" office:value-type="float" office:value="19" calcext:value-type="float">
            <text:p>19</text:p>
          </table:table-cell>
          <table:table-cell/>
          <table:table-cell table:style-name="ce30" table:formula="of:=([.$K40]-[.M$4]*[.$J40])*[.$J40]*(100-[.M$5]*[.$J40])/100" office:value-type="float" office:value="19" calcext:value-type="float">
            <text:p>19.0</text:p>
          </table:table-cell>
          <table:table-cell table:style-name="ce30" table:formula="of:=([.$K40]-[.N$4]*[.$J40])*[.$J40]*(100-[.N$5]*[.$J40])/100" office:value-type="float" office:value="17.1" calcext:value-type="float">
            <text:p>17.1</text:p>
          </table:table-cell>
          <table:table-cell table:style-name="ce30" table:formula="of:=([.$K40]-[.O$4]*[.$J40])*[.$J40]*(100-[.O$5]*[.$J40])/100" office:value-type="float" office:value="15.2" calcext:value-type="float">
            <text:p>15.2</text:p>
          </table:table-cell>
          <table:table-cell table:style-name="ce30" table:formula="of:=([.$K40]-[.P$4]*[.$J40])*[.$J40]*(100-[.P$5]*[.$J40])/100" office:value-type="float" office:value="12.75" calcext:value-type="float">
            <text:p>12.8</text:p>
          </table:table-cell>
          <table:table-cell table:style-name="ce30" table:formula="of:=([.$K40]-[.Q$4]*[.$J40])*[.$J40]*(100-[.Q$5]*[.$J40])/100" office:value-type="float" office:value="11.9" calcext:value-type="float">
            <text:p>11.9</text:p>
          </table:table-cell>
          <table:table-cell table:style-name="ce30" table:formula="of:=([.$K40]-[.R$4]*[.$J40])*[.$J40]*(100-[.R$5]*[.$J40])/100" office:value-type="float" office:value="11.9" calcext:value-type="float">
            <text:p>11.9</text:p>
          </table:table-cell>
          <table:table-cell table:style-name="ce30" table:formula="of:=([.$K40]-[.S$4]*[.$J40])*[.$J40]*(100-[.S$5]*[.$J40])/100" office:value-type="float" office:value="10.5" calcext:value-type="float">
            <text:p>10.5</text:p>
          </table:table-cell>
          <table:table-cell table:style-name="ce30" table:formula="of:=([.$K40]-[.T$4]*[.$J40])*[.$J40]*(100-[.T$5]*[.$J40])/100" office:value-type="float" office:value="9.75" calcext:value-type="float">
            <text:p>9.8</text:p>
          </table:table-cell>
          <table:table-cell table:style-name="ce30" table:formula="of:=([.$K40]-[.U$4]*[.$J40])*[.$J40]*(100-[.U$5]*[.$J40])/100" office:value-type="float" office:value="9.75" calcext:value-type="float">
            <text:p>9.8</text:p>
          </table:table-cell>
          <table:table-cell table:style-name="ce30" table:formula="of:=([.$K40]-[.V$4]*[.$J40])*[.$J40]*(100-[.V$5]*[.$J40])/100" office:value-type="float" office:value="7.8" calcext:value-type="float">
            <text:p>7.8</text:p>
          </table:table-cell>
          <table:table-cell table:style-name="ce30" table:formula="of:=([.$K40]-[.W$4]*[.$J40])*[.$J40]*(100-[.W$5]*[.$J40])/100" office:value-type="float" office:value="7.15" calcext:value-type="float">
            <text:p>7.2</text:p>
          </table:table-cell>
          <table:table-cell table:style-name="ce30" table:formula="of:=([.$K40]-[.X$4]*[.$J40])*[.$J40]*(100-[.X$5]*[.$J40])/100" office:value-type="float" office:value="6.05" calcext:value-type="float">
            <text:p>6.1</text:p>
          </table:table-cell>
          <table:table-cell table:style-name="ce30" table:formula="of:=([.$K40]-[.Y$4]*[.$J40])*[.$J40]*(100-[.Y$5]*[.$J40])/100" office:value-type="float" office:value="4.5" calcext:value-type="float">
            <text:p>4.5</text:p>
          </table:table-cell>
          <table:table-cell table:style-name="ce30" table:formula="of:=([.$K40]-[.Z$4]*[.$J40])*[.$J40]*(100-[.Z$5]*[.$J40])/100" office:value-type="float" office:value="3.5" calcext:value-type="float">
            <text:p>3.5</text:p>
          </table:table-cell>
          <table:table-cell table:style-name="ce30" table:formula="of:=([.$K40]-[.AA$4]*[.$J40])*[.$J40]*(100-[.AA$5]*[.$J40])/100" office:value-type="float" office:value="1.75" calcext:value-type="float">
            <text:p>1.8</text:p>
          </table:table-cell>
          <table:table-cell table:style-name="ce30" table:formula="of:=([.$K40]-[.AB$4]*[.$J40])*[.$J40]*(100-[.AB$5]*[.$J40])/100" office:value-type="float" office:value="1.5" calcext:value-type="float">
            <text:p>1.5</text:p>
          </table:table-cell>
          <table:table-cell table:style-name="ce30" table:formula="of:=([.$K40]-[.AC$4]*[.$J40])*[.$J40]*(100-[.AC$5]*[.$J40])/100" office:value-type="float" office:value="-0.3" calcext:value-type="float">
            <text:p>-0.3</text:p>
          </table:table-cell>
          <table:table-cell table:number-columns-repeated="6"/>
          <table:table-cell table:formula="of:=[.M$4]*[.$J40]" office:value-type="float" office:value="0" calcext:value-type="float">
            <text:p>0</text:p>
          </table:table-cell>
          <table:table-cell table:formula="of:=[.N$4]*[.$J40]" office:value-type="float" office:value="0" calcext:value-type="float">
            <text:p>0</text:p>
          </table:table-cell>
          <table:table-cell table:formula="of:=[.O$4]*[.$J40]" office:value-type="float" office:value="0" calcext:value-type="float">
            <text:p>0</text:p>
          </table:table-cell>
          <table:table-cell table:formula="of:=[.P$4]*[.$J40]" office:value-type="float" office:value="2" calcext:value-type="float">
            <text:p>2</text:p>
          </table:table-cell>
          <table:table-cell table:formula="of:=[.Q$4]*[.$J40]" office:value-type="float" office:value="2" calcext:value-type="float">
            <text:p>2</text:p>
          </table:table-cell>
          <table:table-cell table:formula="of:=[.R$4]*[.$J40]" office:value-type="float" office:value="2" calcext:value-type="float">
            <text:p>2</text:p>
          </table:table-cell>
          <table:table-cell table:formula="of:=[.S$4]*[.$J40]" office:value-type="float" office:value="4" calcext:value-type="float">
            <text:p>4</text:p>
          </table:table-cell>
          <table:table-cell table:formula="of:=[.T$4]*[.$J40]" office:value-type="float" office:value="4" calcext:value-type="float">
            <text:p>4</text:p>
          </table:table-cell>
          <table:table-cell table:formula="of:=[.U$4]*[.$J40]" office:value-type="float" office:value="4" calcext:value-type="float">
            <text:p>4</text:p>
          </table:table-cell>
          <table:table-cell table:formula="of:=[.V$4]*[.$J40]" office:value-type="float" office:value="6" calcext:value-type="float">
            <text:p>6</text:p>
          </table:table-cell>
          <table:table-cell table:formula="of:=[.W$4]*[.$J40]" office:value-type="float" office:value="6" calcext:value-type="float">
            <text:p>6</text:p>
          </table:table-cell>
          <table:table-cell table:formula="of:=[.X$4]*[.$J40]" office:value-type="float" office:value="8" calcext:value-type="float">
            <text:p>8</text:p>
          </table:table-cell>
          <table:table-cell table:formula="of:=[.Y$4]*[.$J40]" office:value-type="float" office:value="10" calcext:value-type="float">
            <text:p>10</text:p>
          </table:table-cell>
          <table:table-cell table:formula="of:=[.Z$4]*[.$J40]" office:value-type="float" office:value="12" calcext:value-type="float">
            <text:p>12</text:p>
          </table:table-cell>
          <table:table-cell table:formula="of:=[.AA$4]*[.$J40]" office:value-type="float" office:value="14" calcext:value-type="float">
            <text:p>14</text:p>
          </table:table-cell>
          <table:table-cell table:formula="of:=[.AB$4]*[.$J40]" office:value-type="float" office:value="14" calcext:value-type="float">
            <text:p>14</text:p>
          </table:table-cell>
          <table:table-cell table:formula="of:=[.AC$4]*[.$J4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1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1];[$'EcCo ammo'.$A$6:$'EcCo ammo'.$A$37];[$'EcCo ammo'.G$6:$'EcCo ammo'.G$37]))" office:value-type="float" office:value="0" calcext:value-type="float">
            <text:p>0</text:p>
          </table:table-cell>
          <table:table-cell table:formula="of:=LOOKUP([.$B41];[$'EcCo ammo'.$A$6:$'EcCo ammo'.$A$37];[$'EcCo ammo'.I$6:$'EcCo ammo'.I$37])" office:value-type="float" office:value="5" calcext:value-type="float">
            <text:p>5</text:p>
          </table:table-cell>
          <table:table-cell table:formula="of:=LOOKUP([.$B41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1])/100" office:value-type="float" office:value="1" calcext:value-type="float">
            <text:p>1.00</text:p>
          </table:table-cell>
          <table:table-cell table:formula="of:=ROUND(AVERAGE([.C41];[.D41]))" office:value-type="float" office:value="19" calcext:value-type="float">
            <text:p>19</text:p>
          </table:table-cell>
          <table:table-cell/>
          <table:table-cell table:style-name="ce30" table:formula="of:=([.$K41]-[.M$4]*[.$J41])*[.$J41]*(100-[.M$5]*[.$J41])/100" office:value-type="float" office:value="19" calcext:value-type="float">
            <text:p>19.0</text:p>
          </table:table-cell>
          <table:table-cell table:style-name="ce30" table:formula="of:=([.$K41]-[.N$4]*[.$J41])*[.$J41]*(100-[.N$5]*[.$J41])/100" office:value-type="float" office:value="17.1" calcext:value-type="float">
            <text:p>17.1</text:p>
          </table:table-cell>
          <table:table-cell table:style-name="ce30" table:formula="of:=([.$K41]-[.O$4]*[.$J41])*[.$J41]*(100-[.O$5]*[.$J41])/100" office:value-type="float" office:value="15.2" calcext:value-type="float">
            <text:p>15.2</text:p>
          </table:table-cell>
          <table:table-cell table:style-name="ce30" table:formula="of:=([.$K41]-[.P$4]*[.$J41])*[.$J41]*(100-[.P$5]*[.$J41])/100" office:value-type="float" office:value="12.75" calcext:value-type="float">
            <text:p>12.8</text:p>
          </table:table-cell>
          <table:table-cell table:style-name="ce30" table:formula="of:=([.$K41]-[.Q$4]*[.$J41])*[.$J41]*(100-[.Q$5]*[.$J41])/100" office:value-type="float" office:value="11.9" calcext:value-type="float">
            <text:p>11.9</text:p>
          </table:table-cell>
          <table:table-cell table:style-name="ce30" table:formula="of:=([.$K41]-[.R$4]*[.$J41])*[.$J41]*(100-[.R$5]*[.$J41])/100" office:value-type="float" office:value="11.9" calcext:value-type="float">
            <text:p>11.9</text:p>
          </table:table-cell>
          <table:table-cell table:style-name="ce30" table:formula="of:=([.$K41]-[.S$4]*[.$J41])*[.$J41]*(100-[.S$5]*[.$J41])/100" office:value-type="float" office:value="10.5" calcext:value-type="float">
            <text:p>10.5</text:p>
          </table:table-cell>
          <table:table-cell table:style-name="ce30" table:formula="of:=([.$K41]-[.T$4]*[.$J41])*[.$J41]*(100-[.T$5]*[.$J41])/100" office:value-type="float" office:value="9.75" calcext:value-type="float">
            <text:p>9.8</text:p>
          </table:table-cell>
          <table:table-cell table:style-name="ce30" table:formula="of:=([.$K41]-[.U$4]*[.$J41])*[.$J41]*(100-[.U$5]*[.$J41])/100" office:value-type="float" office:value="9.75" calcext:value-type="float">
            <text:p>9.8</text:p>
          </table:table-cell>
          <table:table-cell table:style-name="ce30" table:formula="of:=([.$K41]-[.V$4]*[.$J41])*[.$J41]*(100-[.V$5]*[.$J41])/100" office:value-type="float" office:value="7.8" calcext:value-type="float">
            <text:p>7.8</text:p>
          </table:table-cell>
          <table:table-cell table:style-name="ce30" table:formula="of:=([.$K41]-[.W$4]*[.$J41])*[.$J41]*(100-[.W$5]*[.$J41])/100" office:value-type="float" office:value="7.15" calcext:value-type="float">
            <text:p>7.2</text:p>
          </table:table-cell>
          <table:table-cell table:style-name="ce30" table:formula="of:=([.$K41]-[.X$4]*[.$J41])*[.$J41]*(100-[.X$5]*[.$J41])/100" office:value-type="float" office:value="6.05" calcext:value-type="float">
            <text:p>6.1</text:p>
          </table:table-cell>
          <table:table-cell table:style-name="ce30" table:formula="of:=([.$K41]-[.Y$4]*[.$J41])*[.$J41]*(100-[.Y$5]*[.$J41])/100" office:value-type="float" office:value="4.5" calcext:value-type="float">
            <text:p>4.5</text:p>
          </table:table-cell>
          <table:table-cell table:style-name="ce30" table:formula="of:=([.$K41]-[.Z$4]*[.$J41])*[.$J41]*(100-[.Z$5]*[.$J41])/100" office:value-type="float" office:value="3.5" calcext:value-type="float">
            <text:p>3.5</text:p>
          </table:table-cell>
          <table:table-cell table:style-name="ce30" table:formula="of:=([.$K41]-[.AA$4]*[.$J41])*[.$J41]*(100-[.AA$5]*[.$J41])/100" office:value-type="float" office:value="1.75" calcext:value-type="float">
            <text:p>1.8</text:p>
          </table:table-cell>
          <table:table-cell table:style-name="ce30" table:formula="of:=([.$K41]-[.AB$4]*[.$J41])*[.$J41]*(100-[.AB$5]*[.$J41])/100" office:value-type="float" office:value="1.5" calcext:value-type="float">
            <text:p>1.5</text:p>
          </table:table-cell>
          <table:table-cell table:style-name="ce30" table:formula="of:=([.$K41]-[.AC$4]*[.$J41])*[.$J41]*(100-[.AC$5]*[.$J41])/100" office:value-type="float" office:value="-0.3" calcext:value-type="float">
            <text:p>-0.3</text:p>
          </table:table-cell>
          <table:table-cell table:number-columns-repeated="6"/>
          <table:table-cell table:formula="of:=[.M$4]*[.$J41]" office:value-type="float" office:value="0" calcext:value-type="float">
            <text:p>0</text:p>
          </table:table-cell>
          <table:table-cell table:formula="of:=[.N$4]*[.$J41]" office:value-type="float" office:value="0" calcext:value-type="float">
            <text:p>0</text:p>
          </table:table-cell>
          <table:table-cell table:formula="of:=[.O$4]*[.$J41]" office:value-type="float" office:value="0" calcext:value-type="float">
            <text:p>0</text:p>
          </table:table-cell>
          <table:table-cell table:formula="of:=[.P$4]*[.$J41]" office:value-type="float" office:value="2" calcext:value-type="float">
            <text:p>2</text:p>
          </table:table-cell>
          <table:table-cell table:formula="of:=[.Q$4]*[.$J41]" office:value-type="float" office:value="2" calcext:value-type="float">
            <text:p>2</text:p>
          </table:table-cell>
          <table:table-cell table:formula="of:=[.R$4]*[.$J41]" office:value-type="float" office:value="2" calcext:value-type="float">
            <text:p>2</text:p>
          </table:table-cell>
          <table:table-cell table:formula="of:=[.S$4]*[.$J41]" office:value-type="float" office:value="4" calcext:value-type="float">
            <text:p>4</text:p>
          </table:table-cell>
          <table:table-cell table:formula="of:=[.T$4]*[.$J41]" office:value-type="float" office:value="4" calcext:value-type="float">
            <text:p>4</text:p>
          </table:table-cell>
          <table:table-cell table:formula="of:=[.U$4]*[.$J41]" office:value-type="float" office:value="4" calcext:value-type="float">
            <text:p>4</text:p>
          </table:table-cell>
          <table:table-cell table:formula="of:=[.V$4]*[.$J41]" office:value-type="float" office:value="6" calcext:value-type="float">
            <text:p>6</text:p>
          </table:table-cell>
          <table:table-cell table:formula="of:=[.W$4]*[.$J41]" office:value-type="float" office:value="6" calcext:value-type="float">
            <text:p>6</text:p>
          </table:table-cell>
          <table:table-cell table:formula="of:=[.X$4]*[.$J41]" office:value-type="float" office:value="8" calcext:value-type="float">
            <text:p>8</text:p>
          </table:table-cell>
          <table:table-cell table:formula="of:=[.Y$4]*[.$J41]" office:value-type="float" office:value="10" calcext:value-type="float">
            <text:p>10</text:p>
          </table:table-cell>
          <table:table-cell table:formula="of:=[.Z$4]*[.$J41]" office:value-type="float" office:value="12" calcext:value-type="float">
            <text:p>12</text:p>
          </table:table-cell>
          <table:table-cell table:formula="of:=[.AA$4]*[.$J41]" office:value-type="float" office:value="14" calcext:value-type="float">
            <text:p>14</text:p>
          </table:table-cell>
          <table:table-cell table:formula="of:=[.AB$4]*[.$J41]" office:value-type="float" office:value="14" calcext:value-type="float">
            <text:p>14</text:p>
          </table:table-cell>
          <table:table-cell table:formula="of:=[.AC$4]*[.$J4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2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2];[$'EcCo ammo'.$A$6:$'EcCo ammo'.$A$37];[$'EcCo ammo'.G$6:$'EcCo ammo'.G$37]))" office:value-type="float" office:value="0" calcext:value-type="float">
            <text:p>0</text:p>
          </table:table-cell>
          <table:table-cell table:formula="of:=LOOKUP([.$B42];[$'EcCo ammo'.$A$6:$'EcCo ammo'.$A$37];[$'EcCo ammo'.I$6:$'EcCo ammo'.I$37])" office:value-type="float" office:value="5" calcext:value-type="float">
            <text:p>5</text:p>
          </table:table-cell>
          <table:table-cell table:formula="of:=LOOKUP([.$B42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2])/100" office:value-type="float" office:value="1" calcext:value-type="float">
            <text:p>1.00</text:p>
          </table:table-cell>
          <table:table-cell table:formula="of:=ROUND(AVERAGE([.C42];[.D42]))" office:value-type="float" office:value="19" calcext:value-type="float">
            <text:p>19</text:p>
          </table:table-cell>
          <table:table-cell/>
          <table:table-cell table:style-name="ce30" table:formula="of:=([.$K42]-[.M$4]*[.$J42])*[.$J42]*(100-[.M$5]*[.$J42])/100" office:value-type="float" office:value="19" calcext:value-type="float">
            <text:p>19.0</text:p>
          </table:table-cell>
          <table:table-cell table:style-name="ce30" table:formula="of:=([.$K42]-[.N$4]*[.$J42])*[.$J42]*(100-[.N$5]*[.$J42])/100" office:value-type="float" office:value="17.1" calcext:value-type="float">
            <text:p>17.1</text:p>
          </table:table-cell>
          <table:table-cell table:style-name="ce30" table:formula="of:=([.$K42]-[.O$4]*[.$J42])*[.$J42]*(100-[.O$5]*[.$J42])/100" office:value-type="float" office:value="15.2" calcext:value-type="float">
            <text:p>15.2</text:p>
          </table:table-cell>
          <table:table-cell table:style-name="ce30" table:formula="of:=([.$K42]-[.P$4]*[.$J42])*[.$J42]*(100-[.P$5]*[.$J42])/100" office:value-type="float" office:value="12.75" calcext:value-type="float">
            <text:p>12.8</text:p>
          </table:table-cell>
          <table:table-cell table:style-name="ce30" table:formula="of:=([.$K42]-[.Q$4]*[.$J42])*[.$J42]*(100-[.Q$5]*[.$J42])/100" office:value-type="float" office:value="11.9" calcext:value-type="float">
            <text:p>11.9</text:p>
          </table:table-cell>
          <table:table-cell table:style-name="ce30" table:formula="of:=([.$K42]-[.R$4]*[.$J42])*[.$J42]*(100-[.R$5]*[.$J42])/100" office:value-type="float" office:value="11.9" calcext:value-type="float">
            <text:p>11.9</text:p>
          </table:table-cell>
          <table:table-cell table:style-name="ce30" table:formula="of:=([.$K42]-[.S$4]*[.$J42])*[.$J42]*(100-[.S$5]*[.$J42])/100" office:value-type="float" office:value="10.5" calcext:value-type="float">
            <text:p>10.5</text:p>
          </table:table-cell>
          <table:table-cell table:style-name="ce30" table:formula="of:=([.$K42]-[.T$4]*[.$J42])*[.$J42]*(100-[.T$5]*[.$J42])/100" office:value-type="float" office:value="9.75" calcext:value-type="float">
            <text:p>9.8</text:p>
          </table:table-cell>
          <table:table-cell table:style-name="ce30" table:formula="of:=([.$K42]-[.U$4]*[.$J42])*[.$J42]*(100-[.U$5]*[.$J42])/100" office:value-type="float" office:value="9.75" calcext:value-type="float">
            <text:p>9.8</text:p>
          </table:table-cell>
          <table:table-cell table:style-name="ce30" table:formula="of:=([.$K42]-[.V$4]*[.$J42])*[.$J42]*(100-[.V$5]*[.$J42])/100" office:value-type="float" office:value="7.8" calcext:value-type="float">
            <text:p>7.8</text:p>
          </table:table-cell>
          <table:table-cell table:style-name="ce30" table:formula="of:=([.$K42]-[.W$4]*[.$J42])*[.$J42]*(100-[.W$5]*[.$J42])/100" office:value-type="float" office:value="7.15" calcext:value-type="float">
            <text:p>7.2</text:p>
          </table:table-cell>
          <table:table-cell table:style-name="ce30" table:formula="of:=([.$K42]-[.X$4]*[.$J42])*[.$J42]*(100-[.X$5]*[.$J42])/100" office:value-type="float" office:value="6.05" calcext:value-type="float">
            <text:p>6.1</text:p>
          </table:table-cell>
          <table:table-cell table:style-name="ce30" table:formula="of:=([.$K42]-[.Y$4]*[.$J42])*[.$J42]*(100-[.Y$5]*[.$J42])/100" office:value-type="float" office:value="4.5" calcext:value-type="float">
            <text:p>4.5</text:p>
          </table:table-cell>
          <table:table-cell table:style-name="ce30" table:formula="of:=([.$K42]-[.Z$4]*[.$J42])*[.$J42]*(100-[.Z$5]*[.$J42])/100" office:value-type="float" office:value="3.5" calcext:value-type="float">
            <text:p>3.5</text:p>
          </table:table-cell>
          <table:table-cell table:style-name="ce30" table:formula="of:=([.$K42]-[.AA$4]*[.$J42])*[.$J42]*(100-[.AA$5]*[.$J42])/100" office:value-type="float" office:value="1.75" calcext:value-type="float">
            <text:p>1.8</text:p>
          </table:table-cell>
          <table:table-cell table:style-name="ce30" table:formula="of:=([.$K42]-[.AB$4]*[.$J42])*[.$J42]*(100-[.AB$5]*[.$J42])/100" office:value-type="float" office:value="1.5" calcext:value-type="float">
            <text:p>1.5</text:p>
          </table:table-cell>
          <table:table-cell table:style-name="ce30" table:formula="of:=([.$K42]-[.AC$4]*[.$J42])*[.$J42]*(100-[.AC$5]*[.$J42])/100" office:value-type="float" office:value="-0.3" calcext:value-type="float">
            <text:p>-0.3</text:p>
          </table:table-cell>
          <table:table-cell table:number-columns-repeated="6"/>
          <table:table-cell table:formula="of:=[.M$4]*[.$J42]" office:value-type="float" office:value="0" calcext:value-type="float">
            <text:p>0</text:p>
          </table:table-cell>
          <table:table-cell table:formula="of:=[.N$4]*[.$J42]" office:value-type="float" office:value="0" calcext:value-type="float">
            <text:p>0</text:p>
          </table:table-cell>
          <table:table-cell table:formula="of:=[.O$4]*[.$J42]" office:value-type="float" office:value="0" calcext:value-type="float">
            <text:p>0</text:p>
          </table:table-cell>
          <table:table-cell table:formula="of:=[.P$4]*[.$J42]" office:value-type="float" office:value="2" calcext:value-type="float">
            <text:p>2</text:p>
          </table:table-cell>
          <table:table-cell table:formula="of:=[.Q$4]*[.$J42]" office:value-type="float" office:value="2" calcext:value-type="float">
            <text:p>2</text:p>
          </table:table-cell>
          <table:table-cell table:formula="of:=[.R$4]*[.$J42]" office:value-type="float" office:value="2" calcext:value-type="float">
            <text:p>2</text:p>
          </table:table-cell>
          <table:table-cell table:formula="of:=[.S$4]*[.$J42]" office:value-type="float" office:value="4" calcext:value-type="float">
            <text:p>4</text:p>
          </table:table-cell>
          <table:table-cell table:formula="of:=[.T$4]*[.$J42]" office:value-type="float" office:value="4" calcext:value-type="float">
            <text:p>4</text:p>
          </table:table-cell>
          <table:table-cell table:formula="of:=[.U$4]*[.$J42]" office:value-type="float" office:value="4" calcext:value-type="float">
            <text:p>4</text:p>
          </table:table-cell>
          <table:table-cell table:formula="of:=[.V$4]*[.$J42]" office:value-type="float" office:value="6" calcext:value-type="float">
            <text:p>6</text:p>
          </table:table-cell>
          <table:table-cell table:formula="of:=[.W$4]*[.$J42]" office:value-type="float" office:value="6" calcext:value-type="float">
            <text:p>6</text:p>
          </table:table-cell>
          <table:table-cell table:formula="of:=[.X$4]*[.$J42]" office:value-type="float" office:value="8" calcext:value-type="float">
            <text:p>8</text:p>
          </table:table-cell>
          <table:table-cell table:formula="of:=[.Y$4]*[.$J42]" office:value-type="float" office:value="10" calcext:value-type="float">
            <text:p>10</text:p>
          </table:table-cell>
          <table:table-cell table:formula="of:=[.Z$4]*[.$J42]" office:value-type="float" office:value="12" calcext:value-type="float">
            <text:p>12</text:p>
          </table:table-cell>
          <table:table-cell table:formula="of:=[.AA$4]*[.$J42]" office:value-type="float" office:value="14" calcext:value-type="float">
            <text:p>14</text:p>
          </table:table-cell>
          <table:table-cell table:formula="of:=[.AB$4]*[.$J42]" office:value-type="float" office:value="14" calcext:value-type="float">
            <text:p>14</text:p>
          </table:table-cell>
          <table:table-cell table:formula="of:=[.AC$4]*[.$J4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3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3];[$'EcCo ammo'.$A$6:$'EcCo ammo'.$A$37];[$'EcCo ammo'.G$6:$'EcCo ammo'.G$37]))" office:value-type="float" office:value="0" calcext:value-type="float">
            <text:p>0</text:p>
          </table:table-cell>
          <table:table-cell table:formula="of:=LOOKUP([.$B43];[$'EcCo ammo'.$A$6:$'EcCo ammo'.$A$37];[$'EcCo ammo'.I$6:$'EcCo ammo'.I$37])" office:value-type="float" office:value="5" calcext:value-type="float">
            <text:p>5</text:p>
          </table:table-cell>
          <table:table-cell table:formula="of:=LOOKUP([.$B43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3])/100" office:value-type="float" office:value="1" calcext:value-type="float">
            <text:p>1.00</text:p>
          </table:table-cell>
          <table:table-cell table:formula="of:=ROUND(AVERAGE([.C43];[.D43]))" office:value-type="float" office:value="20" calcext:value-type="float">
            <text:p>20</text:p>
          </table:table-cell>
          <table:table-cell/>
          <table:table-cell table:style-name="ce30" table:formula="of:=([.$K43]-[.M$4]*[.$J43])*[.$J43]*(100-[.M$5]*[.$J43])/100" office:value-type="float" office:value="20" calcext:value-type="float">
            <text:p>20.0</text:p>
          </table:table-cell>
          <table:table-cell table:style-name="ce30" table:formula="of:=([.$K43]-[.N$4]*[.$J43])*[.$J43]*(100-[.N$5]*[.$J43])/100" office:value-type="float" office:value="18" calcext:value-type="float">
            <text:p>18.0</text:p>
          </table:table-cell>
          <table:table-cell table:style-name="ce30" table:formula="of:=([.$K43]-[.O$4]*[.$J43])*[.$J43]*(100-[.O$5]*[.$J43])/100" office:value-type="float" office:value="16" calcext:value-type="float">
            <text:p>16.0</text:p>
          </table:table-cell>
          <table:table-cell table:style-name="ce30" table:formula="of:=([.$K43]-[.P$4]*[.$J43])*[.$J43]*(100-[.P$5]*[.$J43])/100" office:value-type="float" office:value="13.5" calcext:value-type="float">
            <text:p>13.5</text:p>
          </table:table-cell>
          <table:table-cell table:style-name="ce30" table:formula="of:=([.$K43]-[.Q$4]*[.$J43])*[.$J43]*(100-[.Q$5]*[.$J43])/100" office:value-type="float" office:value="12.6" calcext:value-type="float">
            <text:p>12.6</text:p>
          </table:table-cell>
          <table:table-cell table:style-name="ce30" table:formula="of:=([.$K43]-[.R$4]*[.$J43])*[.$J43]*(100-[.R$5]*[.$J43])/100" office:value-type="float" office:value="12.6" calcext:value-type="float">
            <text:p>12.6</text:p>
          </table:table-cell>
          <table:table-cell table:style-name="ce30" table:formula="of:=([.$K43]-[.S$4]*[.$J43])*[.$J43]*(100-[.S$5]*[.$J43])/100" office:value-type="float" office:value="11.2" calcext:value-type="float">
            <text:p>11.2</text:p>
          </table:table-cell>
          <table:table-cell table:style-name="ce30" table:formula="of:=([.$K43]-[.T$4]*[.$J43])*[.$J43]*(100-[.T$5]*[.$J43])/100" office:value-type="float" office:value="10.4" calcext:value-type="float">
            <text:p>10.4</text:p>
          </table:table-cell>
          <table:table-cell table:style-name="ce30" table:formula="of:=([.$K43]-[.U$4]*[.$J43])*[.$J43]*(100-[.U$5]*[.$J43])/100" office:value-type="float" office:value="10.4" calcext:value-type="float">
            <text:p>10.4</text:p>
          </table:table-cell>
          <table:table-cell table:style-name="ce30" table:formula="of:=([.$K43]-[.V$4]*[.$J43])*[.$J43]*(100-[.V$5]*[.$J43])/100" office:value-type="float" office:value="8.4" calcext:value-type="float">
            <text:p>8.4</text:p>
          </table:table-cell>
          <table:table-cell table:style-name="ce30" table:formula="of:=([.$K43]-[.W$4]*[.$J43])*[.$J43]*(100-[.W$5]*[.$J43])/100" office:value-type="float" office:value="7.7" calcext:value-type="float">
            <text:p>7.7</text:p>
          </table:table-cell>
          <table:table-cell table:style-name="ce30" table:formula="of:=([.$K43]-[.X$4]*[.$J43])*[.$J43]*(100-[.X$5]*[.$J43])/100" office:value-type="float" office:value="6.6" calcext:value-type="float">
            <text:p>6.6</text:p>
          </table:table-cell>
          <table:table-cell table:style-name="ce30" table:formula="of:=([.$K43]-[.Y$4]*[.$J43])*[.$J43]*(100-[.Y$5]*[.$J43])/100" office:value-type="float" office:value="5" calcext:value-type="float">
            <text:p>5.0</text:p>
          </table:table-cell>
          <table:table-cell table:style-name="ce30" table:formula="of:=([.$K43]-[.Z$4]*[.$J43])*[.$J43]*(100-[.Z$5]*[.$J43])/100" office:value-type="float" office:value="4" calcext:value-type="float">
            <text:p>4.0</text:p>
          </table:table-cell>
          <table:table-cell table:style-name="ce30" table:formula="of:=([.$K43]-[.AA$4]*[.$J43])*[.$J43]*(100-[.AA$5]*[.$J43])/100" office:value-type="float" office:value="2.1" calcext:value-type="float">
            <text:p>2.1</text:p>
          </table:table-cell>
          <table:table-cell table:style-name="ce30" table:formula="of:=([.$K43]-[.AB$4]*[.$J43])*[.$J43]*(100-[.AB$5]*[.$J43])/100" office:value-type="float" office:value="1.8" calcext:value-type="float">
            <text:p>1.8</text:p>
          </table:table-cell>
          <table:table-cell table:style-name="ce30" table:formula="of:=([.$K43]-[.AC$4]*[.$J43])*[.$J43]*(100-[.AC$5]*[.$J43])/100" office:value-type="float" office:value="0" calcext:value-type="float">
            <text:p>0.0</text:p>
          </table:table-cell>
          <table:table-cell table:number-columns-repeated="6"/>
          <table:table-cell table:formula="of:=[.M$4]*[.$J43]" office:value-type="float" office:value="0" calcext:value-type="float">
            <text:p>0</text:p>
          </table:table-cell>
          <table:table-cell table:formula="of:=[.N$4]*[.$J43]" office:value-type="float" office:value="0" calcext:value-type="float">
            <text:p>0</text:p>
          </table:table-cell>
          <table:table-cell table:formula="of:=[.O$4]*[.$J43]" office:value-type="float" office:value="0" calcext:value-type="float">
            <text:p>0</text:p>
          </table:table-cell>
          <table:table-cell table:formula="of:=[.P$4]*[.$J43]" office:value-type="float" office:value="2" calcext:value-type="float">
            <text:p>2</text:p>
          </table:table-cell>
          <table:table-cell table:formula="of:=[.Q$4]*[.$J43]" office:value-type="float" office:value="2" calcext:value-type="float">
            <text:p>2</text:p>
          </table:table-cell>
          <table:table-cell table:formula="of:=[.R$4]*[.$J43]" office:value-type="float" office:value="2" calcext:value-type="float">
            <text:p>2</text:p>
          </table:table-cell>
          <table:table-cell table:formula="of:=[.S$4]*[.$J43]" office:value-type="float" office:value="4" calcext:value-type="float">
            <text:p>4</text:p>
          </table:table-cell>
          <table:table-cell table:formula="of:=[.T$4]*[.$J43]" office:value-type="float" office:value="4" calcext:value-type="float">
            <text:p>4</text:p>
          </table:table-cell>
          <table:table-cell table:formula="of:=[.U$4]*[.$J43]" office:value-type="float" office:value="4" calcext:value-type="float">
            <text:p>4</text:p>
          </table:table-cell>
          <table:table-cell table:formula="of:=[.V$4]*[.$J43]" office:value-type="float" office:value="6" calcext:value-type="float">
            <text:p>6</text:p>
          </table:table-cell>
          <table:table-cell table:formula="of:=[.W$4]*[.$J43]" office:value-type="float" office:value="6" calcext:value-type="float">
            <text:p>6</text:p>
          </table:table-cell>
          <table:table-cell table:formula="of:=[.X$4]*[.$J43]" office:value-type="float" office:value="8" calcext:value-type="float">
            <text:p>8</text:p>
          </table:table-cell>
          <table:table-cell table:formula="of:=[.Y$4]*[.$J43]" office:value-type="float" office:value="10" calcext:value-type="float">
            <text:p>10</text:p>
          </table:table-cell>
          <table:table-cell table:formula="of:=[.Z$4]*[.$J43]" office:value-type="float" office:value="12" calcext:value-type="float">
            <text:p>12</text:p>
          </table:table-cell>
          <table:table-cell table:formula="of:=[.AA$4]*[.$J43]" office:value-type="float" office:value="14" calcext:value-type="float">
            <text:p>14</text:p>
          </table:table-cell>
          <table:table-cell table:formula="of:=[.AB$4]*[.$J43]" office:value-type="float" office:value="14" calcext:value-type="float">
            <text:p>14</text:p>
          </table:table-cell>
          <table:table-cell table:formula="of:=[.AC$4]*[.$J4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4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4];[$'EcCo ammo'.$A$6:$'EcCo ammo'.$A$37];[$'EcCo ammo'.G$6:$'EcCo ammo'.G$37]))" office:value-type="float" office:value="0" calcext:value-type="float">
            <text:p>0</text:p>
          </table:table-cell>
          <table:table-cell table:formula="of:=LOOKUP([.$B44];[$'EcCo ammo'.$A$6:$'EcCo ammo'.$A$37];[$'EcCo ammo'.I$6:$'EcCo ammo'.I$37])" office:value-type="float" office:value="5" calcext:value-type="float">
            <text:p>5</text:p>
          </table:table-cell>
          <table:table-cell table:formula="of:=LOOKUP([.$B44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4])/100" office:value-type="float" office:value="1" calcext:value-type="float">
            <text:p>1.00</text:p>
          </table:table-cell>
          <table:table-cell table:formula="of:=ROUND(AVERAGE([.C44];[.D44]))" office:value-type="float" office:value="20" calcext:value-type="float">
            <text:p>20</text:p>
          </table:table-cell>
          <table:table-cell/>
          <table:table-cell table:style-name="ce30" table:formula="of:=([.$K44]-[.M$4]*[.$J44])*[.$J44]*(100-[.M$5]*[.$J44])/100" office:value-type="float" office:value="20" calcext:value-type="float">
            <text:p>20.0</text:p>
          </table:table-cell>
          <table:table-cell table:style-name="ce30" table:formula="of:=([.$K44]-[.N$4]*[.$J44])*[.$J44]*(100-[.N$5]*[.$J44])/100" office:value-type="float" office:value="18" calcext:value-type="float">
            <text:p>18.0</text:p>
          </table:table-cell>
          <table:table-cell table:style-name="ce30" table:formula="of:=([.$K44]-[.O$4]*[.$J44])*[.$J44]*(100-[.O$5]*[.$J44])/100" office:value-type="float" office:value="16" calcext:value-type="float">
            <text:p>16.0</text:p>
          </table:table-cell>
          <table:table-cell table:style-name="ce30" table:formula="of:=([.$K44]-[.P$4]*[.$J44])*[.$J44]*(100-[.P$5]*[.$J44])/100" office:value-type="float" office:value="13.5" calcext:value-type="float">
            <text:p>13.5</text:p>
          </table:table-cell>
          <table:table-cell table:style-name="ce30" table:formula="of:=([.$K44]-[.Q$4]*[.$J44])*[.$J44]*(100-[.Q$5]*[.$J44])/100" office:value-type="float" office:value="12.6" calcext:value-type="float">
            <text:p>12.6</text:p>
          </table:table-cell>
          <table:table-cell table:style-name="ce30" table:formula="of:=([.$K44]-[.R$4]*[.$J44])*[.$J44]*(100-[.R$5]*[.$J44])/100" office:value-type="float" office:value="12.6" calcext:value-type="float">
            <text:p>12.6</text:p>
          </table:table-cell>
          <table:table-cell table:style-name="ce30" table:formula="of:=([.$K44]-[.S$4]*[.$J44])*[.$J44]*(100-[.S$5]*[.$J44])/100" office:value-type="float" office:value="11.2" calcext:value-type="float">
            <text:p>11.2</text:p>
          </table:table-cell>
          <table:table-cell table:style-name="ce30" table:formula="of:=([.$K44]-[.T$4]*[.$J44])*[.$J44]*(100-[.T$5]*[.$J44])/100" office:value-type="float" office:value="10.4" calcext:value-type="float">
            <text:p>10.4</text:p>
          </table:table-cell>
          <table:table-cell table:style-name="ce30" table:formula="of:=([.$K44]-[.U$4]*[.$J44])*[.$J44]*(100-[.U$5]*[.$J44])/100" office:value-type="float" office:value="10.4" calcext:value-type="float">
            <text:p>10.4</text:p>
          </table:table-cell>
          <table:table-cell table:style-name="ce30" table:formula="of:=([.$K44]-[.V$4]*[.$J44])*[.$J44]*(100-[.V$5]*[.$J44])/100" office:value-type="float" office:value="8.4" calcext:value-type="float">
            <text:p>8.4</text:p>
          </table:table-cell>
          <table:table-cell table:style-name="ce30" table:formula="of:=([.$K44]-[.W$4]*[.$J44])*[.$J44]*(100-[.W$5]*[.$J44])/100" office:value-type="float" office:value="7.7" calcext:value-type="float">
            <text:p>7.7</text:p>
          </table:table-cell>
          <table:table-cell table:style-name="ce30" table:formula="of:=([.$K44]-[.X$4]*[.$J44])*[.$J44]*(100-[.X$5]*[.$J44])/100" office:value-type="float" office:value="6.6" calcext:value-type="float">
            <text:p>6.6</text:p>
          </table:table-cell>
          <table:table-cell table:style-name="ce30" table:formula="of:=([.$K44]-[.Y$4]*[.$J44])*[.$J44]*(100-[.Y$5]*[.$J44])/100" office:value-type="float" office:value="5" calcext:value-type="float">
            <text:p>5.0</text:p>
          </table:table-cell>
          <table:table-cell table:style-name="ce30" table:formula="of:=([.$K44]-[.Z$4]*[.$J44])*[.$J44]*(100-[.Z$5]*[.$J44])/100" office:value-type="float" office:value="4" calcext:value-type="float">
            <text:p>4.0</text:p>
          </table:table-cell>
          <table:table-cell table:style-name="ce30" table:formula="of:=([.$K44]-[.AA$4]*[.$J44])*[.$J44]*(100-[.AA$5]*[.$J44])/100" office:value-type="float" office:value="2.1" calcext:value-type="float">
            <text:p>2.1</text:p>
          </table:table-cell>
          <table:table-cell table:style-name="ce30" table:formula="of:=([.$K44]-[.AB$4]*[.$J44])*[.$J44]*(100-[.AB$5]*[.$J44])/100" office:value-type="float" office:value="1.8" calcext:value-type="float">
            <text:p>1.8</text:p>
          </table:table-cell>
          <table:table-cell table:style-name="ce30" table:formula="of:=([.$K44]-[.AC$4]*[.$J44])*[.$J44]*(100-[.AC$5]*[.$J44])/100" office:value-type="float" office:value="0" calcext:value-type="float">
            <text:p>0.0</text:p>
          </table:table-cell>
          <table:table-cell table:number-columns-repeated="6"/>
          <table:table-cell table:formula="of:=[.M$4]*[.$J44]" office:value-type="float" office:value="0" calcext:value-type="float">
            <text:p>0</text:p>
          </table:table-cell>
          <table:table-cell table:formula="of:=[.N$4]*[.$J44]" office:value-type="float" office:value="0" calcext:value-type="float">
            <text:p>0</text:p>
          </table:table-cell>
          <table:table-cell table:formula="of:=[.O$4]*[.$J44]" office:value-type="float" office:value="0" calcext:value-type="float">
            <text:p>0</text:p>
          </table:table-cell>
          <table:table-cell table:formula="of:=[.P$4]*[.$J44]" office:value-type="float" office:value="2" calcext:value-type="float">
            <text:p>2</text:p>
          </table:table-cell>
          <table:table-cell table:formula="of:=[.Q$4]*[.$J44]" office:value-type="float" office:value="2" calcext:value-type="float">
            <text:p>2</text:p>
          </table:table-cell>
          <table:table-cell table:formula="of:=[.R$4]*[.$J44]" office:value-type="float" office:value="2" calcext:value-type="float">
            <text:p>2</text:p>
          </table:table-cell>
          <table:table-cell table:formula="of:=[.S$4]*[.$J44]" office:value-type="float" office:value="4" calcext:value-type="float">
            <text:p>4</text:p>
          </table:table-cell>
          <table:table-cell table:formula="of:=[.T$4]*[.$J44]" office:value-type="float" office:value="4" calcext:value-type="float">
            <text:p>4</text:p>
          </table:table-cell>
          <table:table-cell table:formula="of:=[.U$4]*[.$J44]" office:value-type="float" office:value="4" calcext:value-type="float">
            <text:p>4</text:p>
          </table:table-cell>
          <table:table-cell table:formula="of:=[.V$4]*[.$J44]" office:value-type="float" office:value="6" calcext:value-type="float">
            <text:p>6</text:p>
          </table:table-cell>
          <table:table-cell table:formula="of:=[.W$4]*[.$J44]" office:value-type="float" office:value="6" calcext:value-type="float">
            <text:p>6</text:p>
          </table:table-cell>
          <table:table-cell table:formula="of:=[.X$4]*[.$J44]" office:value-type="float" office:value="8" calcext:value-type="float">
            <text:p>8</text:p>
          </table:table-cell>
          <table:table-cell table:formula="of:=[.Y$4]*[.$J44]" office:value-type="float" office:value="10" calcext:value-type="float">
            <text:p>10</text:p>
          </table:table-cell>
          <table:table-cell table:formula="of:=[.Z$4]*[.$J44]" office:value-type="float" office:value="12" calcext:value-type="float">
            <text:p>12</text:p>
          </table:table-cell>
          <table:table-cell table:formula="of:=[.AA$4]*[.$J44]" office:value-type="float" office:value="14" calcext:value-type="float">
            <text:p>14</text:p>
          </table:table-cell>
          <table:table-cell table:formula="of:=[.AB$4]*[.$J44]" office:value-type="float" office:value="14" calcext:value-type="float">
            <text:p>14</text:p>
          </table:table-cell>
          <table:table-cell table:formula="of:=[.AC$4]*[.$J4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5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5];[$'EcCo ammo'.$A$6:$'EcCo ammo'.$A$37];[$'EcCo ammo'.G$6:$'EcCo ammo'.G$37]))" office:value-type="float" office:value="0" calcext:value-type="float">
            <text:p>0</text:p>
          </table:table-cell>
          <table:table-cell table:formula="of:=LOOKUP([.$B45];[$'EcCo ammo'.$A$6:$'EcCo ammo'.$A$37];[$'EcCo ammo'.I$6:$'EcCo ammo'.I$37])" office:value-type="float" office:value="5" calcext:value-type="float">
            <text:p>5</text:p>
          </table:table-cell>
          <table:table-cell table:formula="of:=LOOKUP([.$B45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5])/100" office:value-type="float" office:value="1" calcext:value-type="float">
            <text:p>1.00</text:p>
          </table:table-cell>
          <table:table-cell table:formula="of:=ROUND(AVERAGE([.C45];[.D45]))" office:value-type="float" office:value="20" calcext:value-type="float">
            <text:p>20</text:p>
          </table:table-cell>
          <table:table-cell/>
          <table:table-cell table:style-name="ce30" table:formula="of:=([.$K45]-[.M$4]*[.$J45])*[.$J45]*(100-[.M$5]*[.$J45])/100" office:value-type="float" office:value="20" calcext:value-type="float">
            <text:p>20.0</text:p>
          </table:table-cell>
          <table:table-cell table:style-name="ce30" table:formula="of:=([.$K45]-[.N$4]*[.$J45])*[.$J45]*(100-[.N$5]*[.$J45])/100" office:value-type="float" office:value="18" calcext:value-type="float">
            <text:p>18.0</text:p>
          </table:table-cell>
          <table:table-cell table:style-name="ce30" table:formula="of:=([.$K45]-[.O$4]*[.$J45])*[.$J45]*(100-[.O$5]*[.$J45])/100" office:value-type="float" office:value="16" calcext:value-type="float">
            <text:p>16.0</text:p>
          </table:table-cell>
          <table:table-cell table:style-name="ce30" table:formula="of:=([.$K45]-[.P$4]*[.$J45])*[.$J45]*(100-[.P$5]*[.$J45])/100" office:value-type="float" office:value="13.5" calcext:value-type="float">
            <text:p>13.5</text:p>
          </table:table-cell>
          <table:table-cell table:style-name="ce30" table:formula="of:=([.$K45]-[.Q$4]*[.$J45])*[.$J45]*(100-[.Q$5]*[.$J45])/100" office:value-type="float" office:value="12.6" calcext:value-type="float">
            <text:p>12.6</text:p>
          </table:table-cell>
          <table:table-cell table:style-name="ce30" table:formula="of:=([.$K45]-[.R$4]*[.$J45])*[.$J45]*(100-[.R$5]*[.$J45])/100" office:value-type="float" office:value="12.6" calcext:value-type="float">
            <text:p>12.6</text:p>
          </table:table-cell>
          <table:table-cell table:style-name="ce30" table:formula="of:=([.$K45]-[.S$4]*[.$J45])*[.$J45]*(100-[.S$5]*[.$J45])/100" office:value-type="float" office:value="11.2" calcext:value-type="float">
            <text:p>11.2</text:p>
          </table:table-cell>
          <table:table-cell table:style-name="ce30" table:formula="of:=([.$K45]-[.T$4]*[.$J45])*[.$J45]*(100-[.T$5]*[.$J45])/100" office:value-type="float" office:value="10.4" calcext:value-type="float">
            <text:p>10.4</text:p>
          </table:table-cell>
          <table:table-cell table:style-name="ce30" table:formula="of:=([.$K45]-[.U$4]*[.$J45])*[.$J45]*(100-[.U$5]*[.$J45])/100" office:value-type="float" office:value="10.4" calcext:value-type="float">
            <text:p>10.4</text:p>
          </table:table-cell>
          <table:table-cell table:style-name="ce30" table:formula="of:=([.$K45]-[.V$4]*[.$J45])*[.$J45]*(100-[.V$5]*[.$J45])/100" office:value-type="float" office:value="8.4" calcext:value-type="float">
            <text:p>8.4</text:p>
          </table:table-cell>
          <table:table-cell table:style-name="ce30" table:formula="of:=([.$K45]-[.W$4]*[.$J45])*[.$J45]*(100-[.W$5]*[.$J45])/100" office:value-type="float" office:value="7.7" calcext:value-type="float">
            <text:p>7.7</text:p>
          </table:table-cell>
          <table:table-cell table:style-name="ce30" table:formula="of:=([.$K45]-[.X$4]*[.$J45])*[.$J45]*(100-[.X$5]*[.$J45])/100" office:value-type="float" office:value="6.6" calcext:value-type="float">
            <text:p>6.6</text:p>
          </table:table-cell>
          <table:table-cell table:style-name="ce30" table:formula="of:=([.$K45]-[.Y$4]*[.$J45])*[.$J45]*(100-[.Y$5]*[.$J45])/100" office:value-type="float" office:value="5" calcext:value-type="float">
            <text:p>5.0</text:p>
          </table:table-cell>
          <table:table-cell table:style-name="ce30" table:formula="of:=([.$K45]-[.Z$4]*[.$J45])*[.$J45]*(100-[.Z$5]*[.$J45])/100" office:value-type="float" office:value="4" calcext:value-type="float">
            <text:p>4.0</text:p>
          </table:table-cell>
          <table:table-cell table:style-name="ce30" table:formula="of:=([.$K45]-[.AA$4]*[.$J45])*[.$J45]*(100-[.AA$5]*[.$J45])/100" office:value-type="float" office:value="2.1" calcext:value-type="float">
            <text:p>2.1</text:p>
          </table:table-cell>
          <table:table-cell table:style-name="ce30" table:formula="of:=([.$K45]-[.AB$4]*[.$J45])*[.$J45]*(100-[.AB$5]*[.$J45])/100" office:value-type="float" office:value="1.8" calcext:value-type="float">
            <text:p>1.8</text:p>
          </table:table-cell>
          <table:table-cell table:style-name="ce30" table:formula="of:=([.$K45]-[.AC$4]*[.$J45])*[.$J45]*(100-[.AC$5]*[.$J45])/100" office:value-type="float" office:value="0" calcext:value-type="float">
            <text:p>0.0</text:p>
          </table:table-cell>
          <table:table-cell table:number-columns-repeated="6"/>
          <table:table-cell table:formula="of:=[.M$4]*[.$J45]" office:value-type="float" office:value="0" calcext:value-type="float">
            <text:p>0</text:p>
          </table:table-cell>
          <table:table-cell table:formula="of:=[.N$4]*[.$J45]" office:value-type="float" office:value="0" calcext:value-type="float">
            <text:p>0</text:p>
          </table:table-cell>
          <table:table-cell table:formula="of:=[.O$4]*[.$J45]" office:value-type="float" office:value="0" calcext:value-type="float">
            <text:p>0</text:p>
          </table:table-cell>
          <table:table-cell table:formula="of:=[.P$4]*[.$J45]" office:value-type="float" office:value="2" calcext:value-type="float">
            <text:p>2</text:p>
          </table:table-cell>
          <table:table-cell table:formula="of:=[.Q$4]*[.$J45]" office:value-type="float" office:value="2" calcext:value-type="float">
            <text:p>2</text:p>
          </table:table-cell>
          <table:table-cell table:formula="of:=[.R$4]*[.$J45]" office:value-type="float" office:value="2" calcext:value-type="float">
            <text:p>2</text:p>
          </table:table-cell>
          <table:table-cell table:formula="of:=[.S$4]*[.$J45]" office:value-type="float" office:value="4" calcext:value-type="float">
            <text:p>4</text:p>
          </table:table-cell>
          <table:table-cell table:formula="of:=[.T$4]*[.$J45]" office:value-type="float" office:value="4" calcext:value-type="float">
            <text:p>4</text:p>
          </table:table-cell>
          <table:table-cell table:formula="of:=[.U$4]*[.$J45]" office:value-type="float" office:value="4" calcext:value-type="float">
            <text:p>4</text:p>
          </table:table-cell>
          <table:table-cell table:formula="of:=[.V$4]*[.$J45]" office:value-type="float" office:value="6" calcext:value-type="float">
            <text:p>6</text:p>
          </table:table-cell>
          <table:table-cell table:formula="of:=[.W$4]*[.$J45]" office:value-type="float" office:value="6" calcext:value-type="float">
            <text:p>6</text:p>
          </table:table-cell>
          <table:table-cell table:formula="of:=[.X$4]*[.$J45]" office:value-type="float" office:value="8" calcext:value-type="float">
            <text:p>8</text:p>
          </table:table-cell>
          <table:table-cell table:formula="of:=[.Y$4]*[.$J45]" office:value-type="float" office:value="10" calcext:value-type="float">
            <text:p>10</text:p>
          </table:table-cell>
          <table:table-cell table:formula="of:=[.Z$4]*[.$J45]" office:value-type="float" office:value="12" calcext:value-type="float">
            <text:p>12</text:p>
          </table:table-cell>
          <table:table-cell table:formula="of:=[.AA$4]*[.$J45]" office:value-type="float" office:value="14" calcext:value-type="float">
            <text:p>14</text:p>
          </table:table-cell>
          <table:table-cell table:formula="of:=[.AB$4]*[.$J45]" office:value-type="float" office:value="14" calcext:value-type="float">
            <text:p>14</text:p>
          </table:table-cell>
          <table:table-cell table:formula="of:=[.AC$4]*[.$J4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6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6];[$'EcCo ammo'.$A$6:$'EcCo ammo'.$A$37];[$'EcCo ammo'.G$6:$'EcCo ammo'.G$37]))" office:value-type="float" office:value="0" calcext:value-type="float">
            <text:p>0</text:p>
          </table:table-cell>
          <table:table-cell table:formula="of:=LOOKUP([.$B46];[$'EcCo ammo'.$A$6:$'EcCo ammo'.$A$37];[$'EcCo ammo'.I$6:$'EcCo ammo'.I$37])" office:value-type="float" office:value="5" calcext:value-type="float">
            <text:p>5</text:p>
          </table:table-cell>
          <table:table-cell table:formula="of:=LOOKUP([.$B46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6])/100" office:value-type="float" office:value="1" calcext:value-type="float">
            <text:p>1.00</text:p>
          </table:table-cell>
          <table:table-cell table:formula="of:=ROUND(AVERAGE([.C46];[.D46]))" office:value-type="float" office:value="23" calcext:value-type="float">
            <text:p>23</text:p>
          </table:table-cell>
          <table:table-cell/>
          <table:table-cell table:style-name="ce30" table:formula="of:=([.$K46]-[.M$4]*[.$J46])*[.$J46]*(100-[.M$5]*[.$J46])/100" office:value-type="float" office:value="23" calcext:value-type="float">
            <text:p>23.0</text:p>
          </table:table-cell>
          <table:table-cell table:style-name="ce30" table:formula="of:=([.$K46]-[.N$4]*[.$J46])*[.$J46]*(100-[.N$5]*[.$J46])/100" office:value-type="float" office:value="20.7" calcext:value-type="float">
            <text:p>20.7</text:p>
          </table:table-cell>
          <table:table-cell table:style-name="ce30" table:formula="of:=([.$K46]-[.O$4]*[.$J46])*[.$J46]*(100-[.O$5]*[.$J46])/100" office:value-type="float" office:value="18.4" calcext:value-type="float">
            <text:p>18.4</text:p>
          </table:table-cell>
          <table:table-cell table:style-name="ce30" table:formula="of:=([.$K46]-[.P$4]*[.$J46])*[.$J46]*(100-[.P$5]*[.$J46])/100" office:value-type="float" office:value="15.75" calcext:value-type="float">
            <text:p>15.8</text:p>
          </table:table-cell>
          <table:table-cell table:style-name="ce30" table:formula="of:=([.$K46]-[.Q$4]*[.$J46])*[.$J46]*(100-[.Q$5]*[.$J46])/100" office:value-type="float" office:value="14.7" calcext:value-type="float">
            <text:p>14.7</text:p>
          </table:table-cell>
          <table:table-cell table:style-name="ce30" table:formula="of:=([.$K46]-[.R$4]*[.$J46])*[.$J46]*(100-[.R$5]*[.$J46])/100" office:value-type="float" office:value="14.7" calcext:value-type="float">
            <text:p>14.7</text:p>
          </table:table-cell>
          <table:table-cell table:style-name="ce30" table:formula="of:=([.$K46]-[.S$4]*[.$J46])*[.$J46]*(100-[.S$5]*[.$J46])/100" office:value-type="float" office:value="13.3" calcext:value-type="float">
            <text:p>13.3</text:p>
          </table:table-cell>
          <table:table-cell table:style-name="ce30" table:formula="of:=([.$K46]-[.T$4]*[.$J46])*[.$J46]*(100-[.T$5]*[.$J46])/100" office:value-type="float" office:value="12.35" calcext:value-type="float">
            <text:p>12.4</text:p>
          </table:table-cell>
          <table:table-cell table:style-name="ce30" table:formula="of:=([.$K46]-[.U$4]*[.$J46])*[.$J46]*(100-[.U$5]*[.$J46])/100" office:value-type="float" office:value="12.35" calcext:value-type="float">
            <text:p>12.4</text:p>
          </table:table-cell>
          <table:table-cell table:style-name="ce30" table:formula="of:=([.$K46]-[.V$4]*[.$J46])*[.$J46]*(100-[.V$5]*[.$J46])/100" office:value-type="float" office:value="10.2" calcext:value-type="float">
            <text:p>10.2</text:p>
          </table:table-cell>
          <table:table-cell table:style-name="ce30" table:formula="of:=([.$K46]-[.W$4]*[.$J46])*[.$J46]*(100-[.W$5]*[.$J46])/100" office:value-type="float" office:value="9.35" calcext:value-type="float">
            <text:p>9.4</text:p>
          </table:table-cell>
          <table:table-cell table:style-name="ce30" table:formula="of:=([.$K46]-[.X$4]*[.$J46])*[.$J46]*(100-[.X$5]*[.$J46])/100" office:value-type="float" office:value="8.25" calcext:value-type="float">
            <text:p>8.3</text:p>
          </table:table-cell>
          <table:table-cell table:style-name="ce30" table:formula="of:=([.$K46]-[.Y$4]*[.$J46])*[.$J46]*(100-[.Y$5]*[.$J46])/100" office:value-type="float" office:value="6.5" calcext:value-type="float">
            <text:p>6.5</text:p>
          </table:table-cell>
          <table:table-cell table:style-name="ce30" table:formula="of:=([.$K46]-[.Z$4]*[.$J46])*[.$J46]*(100-[.Z$5]*[.$J46])/100" office:value-type="float" office:value="5.5" calcext:value-type="float">
            <text:p>5.5</text:p>
          </table:table-cell>
          <table:table-cell table:style-name="ce30" table:formula="of:=([.$K46]-[.AA$4]*[.$J46])*[.$J46]*(100-[.AA$5]*[.$J46])/100" office:value-type="float" office:value="3.15" calcext:value-type="float">
            <text:p>3.2</text:p>
          </table:table-cell>
          <table:table-cell table:style-name="ce30" table:formula="of:=([.$K46]-[.AB$4]*[.$J46])*[.$J46]*(100-[.AB$5]*[.$J46])/100" office:value-type="float" office:value="2.7" calcext:value-type="float">
            <text:p>2.7</text:p>
          </table:table-cell>
          <table:table-cell table:style-name="ce30" table:formula="of:=([.$K46]-[.AC$4]*[.$J46])*[.$J46]*(100-[.AC$5]*[.$J46])/100" office:value-type="float" office:value="0.9" calcext:value-type="float">
            <text:p>0.9</text:p>
          </table:table-cell>
          <table:table-cell table:number-columns-repeated="6"/>
          <table:table-cell table:formula="of:=[.M$4]*[.$J46]" office:value-type="float" office:value="0" calcext:value-type="float">
            <text:p>0</text:p>
          </table:table-cell>
          <table:table-cell table:formula="of:=[.N$4]*[.$J46]" office:value-type="float" office:value="0" calcext:value-type="float">
            <text:p>0</text:p>
          </table:table-cell>
          <table:table-cell table:formula="of:=[.O$4]*[.$J46]" office:value-type="float" office:value="0" calcext:value-type="float">
            <text:p>0</text:p>
          </table:table-cell>
          <table:table-cell table:formula="of:=[.P$4]*[.$J46]" office:value-type="float" office:value="2" calcext:value-type="float">
            <text:p>2</text:p>
          </table:table-cell>
          <table:table-cell table:formula="of:=[.Q$4]*[.$J46]" office:value-type="float" office:value="2" calcext:value-type="float">
            <text:p>2</text:p>
          </table:table-cell>
          <table:table-cell table:formula="of:=[.R$4]*[.$J46]" office:value-type="float" office:value="2" calcext:value-type="float">
            <text:p>2</text:p>
          </table:table-cell>
          <table:table-cell table:formula="of:=[.S$4]*[.$J46]" office:value-type="float" office:value="4" calcext:value-type="float">
            <text:p>4</text:p>
          </table:table-cell>
          <table:table-cell table:formula="of:=[.T$4]*[.$J46]" office:value-type="float" office:value="4" calcext:value-type="float">
            <text:p>4</text:p>
          </table:table-cell>
          <table:table-cell table:formula="of:=[.U$4]*[.$J46]" office:value-type="float" office:value="4" calcext:value-type="float">
            <text:p>4</text:p>
          </table:table-cell>
          <table:table-cell table:formula="of:=[.V$4]*[.$J46]" office:value-type="float" office:value="6" calcext:value-type="float">
            <text:p>6</text:p>
          </table:table-cell>
          <table:table-cell table:formula="of:=[.W$4]*[.$J46]" office:value-type="float" office:value="6" calcext:value-type="float">
            <text:p>6</text:p>
          </table:table-cell>
          <table:table-cell table:formula="of:=[.X$4]*[.$J46]" office:value-type="float" office:value="8" calcext:value-type="float">
            <text:p>8</text:p>
          </table:table-cell>
          <table:table-cell table:formula="of:=[.Y$4]*[.$J46]" office:value-type="float" office:value="10" calcext:value-type="float">
            <text:p>10</text:p>
          </table:table-cell>
          <table:table-cell table:formula="of:=[.Z$4]*[.$J46]" office:value-type="float" office:value="12" calcext:value-type="float">
            <text:p>12</text:p>
          </table:table-cell>
          <table:table-cell table:formula="of:=[.AA$4]*[.$J46]" office:value-type="float" office:value="14" calcext:value-type="float">
            <text:p>14</text:p>
          </table:table-cell>
          <table:table-cell table:formula="of:=[.AB$4]*[.$J46]" office:value-type="float" office:value="14" calcext:value-type="float">
            <text:p>14</text:p>
          </table:table-cell>
          <table:table-cell table:formula="of:=[.AC$4]*[.$J4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7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7];[$'EcCo ammo'.$A$6:$'EcCo ammo'.$A$37];[$'EcCo ammo'.G$6:$'EcCo ammo'.G$37]))" office:value-type="float" office:value="0" calcext:value-type="float">
            <text:p>0</text:p>
          </table:table-cell>
          <table:table-cell table:formula="of:=LOOKUP([.$B47];[$'EcCo ammo'.$A$6:$'EcCo ammo'.$A$37];[$'EcCo ammo'.I$6:$'EcCo ammo'.I$37])" office:value-type="float" office:value="5" calcext:value-type="float">
            <text:p>5</text:p>
          </table:table-cell>
          <table:table-cell table:formula="of:=LOOKUP([.$B47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7])/100" office:value-type="float" office:value="1" calcext:value-type="float">
            <text:p>1.00</text:p>
          </table:table-cell>
          <table:table-cell table:formula="of:=ROUND(AVERAGE([.C47];[.D47]))" office:value-type="float" office:value="23" calcext:value-type="float">
            <text:p>23</text:p>
          </table:table-cell>
          <table:table-cell/>
          <table:table-cell table:style-name="ce30" table:formula="of:=([.$K47]-[.M$4]*[.$J47])*[.$J47]*(100-[.M$5]*[.$J47])/100" office:value-type="float" office:value="23" calcext:value-type="float">
            <text:p>23.0</text:p>
          </table:table-cell>
          <table:table-cell table:style-name="ce30" table:formula="of:=([.$K47]-[.N$4]*[.$J47])*[.$J47]*(100-[.N$5]*[.$J47])/100" office:value-type="float" office:value="20.7" calcext:value-type="float">
            <text:p>20.7</text:p>
          </table:table-cell>
          <table:table-cell table:style-name="ce30" table:formula="of:=([.$K47]-[.O$4]*[.$J47])*[.$J47]*(100-[.O$5]*[.$J47])/100" office:value-type="float" office:value="18.4" calcext:value-type="float">
            <text:p>18.4</text:p>
          </table:table-cell>
          <table:table-cell table:style-name="ce30" table:formula="of:=([.$K47]-[.P$4]*[.$J47])*[.$J47]*(100-[.P$5]*[.$J47])/100" office:value-type="float" office:value="15.75" calcext:value-type="float">
            <text:p>15.8</text:p>
          </table:table-cell>
          <table:table-cell table:style-name="ce30" table:formula="of:=([.$K47]-[.Q$4]*[.$J47])*[.$J47]*(100-[.Q$5]*[.$J47])/100" office:value-type="float" office:value="14.7" calcext:value-type="float">
            <text:p>14.7</text:p>
          </table:table-cell>
          <table:table-cell table:style-name="ce30" table:formula="of:=([.$K47]-[.R$4]*[.$J47])*[.$J47]*(100-[.R$5]*[.$J47])/100" office:value-type="float" office:value="14.7" calcext:value-type="float">
            <text:p>14.7</text:p>
          </table:table-cell>
          <table:table-cell table:style-name="ce30" table:formula="of:=([.$K47]-[.S$4]*[.$J47])*[.$J47]*(100-[.S$5]*[.$J47])/100" office:value-type="float" office:value="13.3" calcext:value-type="float">
            <text:p>13.3</text:p>
          </table:table-cell>
          <table:table-cell table:style-name="ce30" table:formula="of:=([.$K47]-[.T$4]*[.$J47])*[.$J47]*(100-[.T$5]*[.$J47])/100" office:value-type="float" office:value="12.35" calcext:value-type="float">
            <text:p>12.4</text:p>
          </table:table-cell>
          <table:table-cell table:style-name="ce30" table:formula="of:=([.$K47]-[.U$4]*[.$J47])*[.$J47]*(100-[.U$5]*[.$J47])/100" office:value-type="float" office:value="12.35" calcext:value-type="float">
            <text:p>12.4</text:p>
          </table:table-cell>
          <table:table-cell table:style-name="ce30" table:formula="of:=([.$K47]-[.V$4]*[.$J47])*[.$J47]*(100-[.V$5]*[.$J47])/100" office:value-type="float" office:value="10.2" calcext:value-type="float">
            <text:p>10.2</text:p>
          </table:table-cell>
          <table:table-cell table:style-name="ce30" table:formula="of:=([.$K47]-[.W$4]*[.$J47])*[.$J47]*(100-[.W$5]*[.$J47])/100" office:value-type="float" office:value="9.35" calcext:value-type="float">
            <text:p>9.4</text:p>
          </table:table-cell>
          <table:table-cell table:style-name="ce30" table:formula="of:=([.$K47]-[.X$4]*[.$J47])*[.$J47]*(100-[.X$5]*[.$J47])/100" office:value-type="float" office:value="8.25" calcext:value-type="float">
            <text:p>8.3</text:p>
          </table:table-cell>
          <table:table-cell table:style-name="ce30" table:formula="of:=([.$K47]-[.Y$4]*[.$J47])*[.$J47]*(100-[.Y$5]*[.$J47])/100" office:value-type="float" office:value="6.5" calcext:value-type="float">
            <text:p>6.5</text:p>
          </table:table-cell>
          <table:table-cell table:style-name="ce30" table:formula="of:=([.$K47]-[.Z$4]*[.$J47])*[.$J47]*(100-[.Z$5]*[.$J47])/100" office:value-type="float" office:value="5.5" calcext:value-type="float">
            <text:p>5.5</text:p>
          </table:table-cell>
          <table:table-cell table:style-name="ce30" table:formula="of:=([.$K47]-[.AA$4]*[.$J47])*[.$J47]*(100-[.AA$5]*[.$J47])/100" office:value-type="float" office:value="3.15" calcext:value-type="float">
            <text:p>3.2</text:p>
          </table:table-cell>
          <table:table-cell table:style-name="ce30" table:formula="of:=([.$K47]-[.AB$4]*[.$J47])*[.$J47]*(100-[.AB$5]*[.$J47])/100" office:value-type="float" office:value="2.7" calcext:value-type="float">
            <text:p>2.7</text:p>
          </table:table-cell>
          <table:table-cell table:style-name="ce30" table:formula="of:=([.$K47]-[.AC$4]*[.$J47])*[.$J47]*(100-[.AC$5]*[.$J47])/100" office:value-type="float" office:value="0.9" calcext:value-type="float">
            <text:p>0.9</text:p>
          </table:table-cell>
          <table:table-cell table:number-columns-repeated="6"/>
          <table:table-cell table:formula="of:=[.M$4]*[.$J47]" office:value-type="float" office:value="0" calcext:value-type="float">
            <text:p>0</text:p>
          </table:table-cell>
          <table:table-cell table:formula="of:=[.N$4]*[.$J47]" office:value-type="float" office:value="0" calcext:value-type="float">
            <text:p>0</text:p>
          </table:table-cell>
          <table:table-cell table:formula="of:=[.O$4]*[.$J47]" office:value-type="float" office:value="0" calcext:value-type="float">
            <text:p>0</text:p>
          </table:table-cell>
          <table:table-cell table:formula="of:=[.P$4]*[.$J47]" office:value-type="float" office:value="2" calcext:value-type="float">
            <text:p>2</text:p>
          </table:table-cell>
          <table:table-cell table:formula="of:=[.Q$4]*[.$J47]" office:value-type="float" office:value="2" calcext:value-type="float">
            <text:p>2</text:p>
          </table:table-cell>
          <table:table-cell table:formula="of:=[.R$4]*[.$J47]" office:value-type="float" office:value="2" calcext:value-type="float">
            <text:p>2</text:p>
          </table:table-cell>
          <table:table-cell table:formula="of:=[.S$4]*[.$J47]" office:value-type="float" office:value="4" calcext:value-type="float">
            <text:p>4</text:p>
          </table:table-cell>
          <table:table-cell table:formula="of:=[.T$4]*[.$J47]" office:value-type="float" office:value="4" calcext:value-type="float">
            <text:p>4</text:p>
          </table:table-cell>
          <table:table-cell table:formula="of:=[.U$4]*[.$J47]" office:value-type="float" office:value="4" calcext:value-type="float">
            <text:p>4</text:p>
          </table:table-cell>
          <table:table-cell table:formula="of:=[.V$4]*[.$J47]" office:value-type="float" office:value="6" calcext:value-type="float">
            <text:p>6</text:p>
          </table:table-cell>
          <table:table-cell table:formula="of:=[.W$4]*[.$J47]" office:value-type="float" office:value="6" calcext:value-type="float">
            <text:p>6</text:p>
          </table:table-cell>
          <table:table-cell table:formula="of:=[.X$4]*[.$J47]" office:value-type="float" office:value="8" calcext:value-type="float">
            <text:p>8</text:p>
          </table:table-cell>
          <table:table-cell table:formula="of:=[.Y$4]*[.$J47]" office:value-type="float" office:value="10" calcext:value-type="float">
            <text:p>10</text:p>
          </table:table-cell>
          <table:table-cell table:formula="of:=[.Z$4]*[.$J47]" office:value-type="float" office:value="12" calcext:value-type="float">
            <text:p>12</text:p>
          </table:table-cell>
          <table:table-cell table:formula="of:=[.AA$4]*[.$J47]" office:value-type="float" office:value="14" calcext:value-type="float">
            <text:p>14</text:p>
          </table:table-cell>
          <table:table-cell table:formula="of:=[.AB$4]*[.$J47]" office:value-type="float" office:value="14" calcext:value-type="float">
            <text:p>14</text:p>
          </table:table-cell>
          <table:table-cell table:formula="of:=[.AC$4]*[.$J4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8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8];[$'EcCo ammo'.$A$6:$'EcCo ammo'.$A$37];[$'EcCo ammo'.G$6:$'EcCo ammo'.G$37]))" office:value-type="float" office:value="0" calcext:value-type="float">
            <text:p>0</text:p>
          </table:table-cell>
          <table:table-cell table:formula="of:=LOOKUP([.$B48];[$'EcCo ammo'.$A$6:$'EcCo ammo'.$A$37];[$'EcCo ammo'.I$6:$'EcCo ammo'.I$37])" office:value-type="float" office:value="5" calcext:value-type="float">
            <text:p>5</text:p>
          </table:table-cell>
          <table:table-cell table:formula="of:=LOOKUP([.$B48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8])/100" office:value-type="float" office:value="1" calcext:value-type="float">
            <text:p>1.00</text:p>
          </table:table-cell>
          <table:table-cell table:formula="of:=ROUND(AVERAGE([.C48];[.D48]))" office:value-type="float" office:value="23" calcext:value-type="float">
            <text:p>23</text:p>
          </table:table-cell>
          <table:table-cell/>
          <table:table-cell table:style-name="ce30" table:formula="of:=([.$K48]-[.M$4]*[.$J48])*[.$J48]*(100-[.M$5]*[.$J48])/100" office:value-type="float" office:value="23" calcext:value-type="float">
            <text:p>23.0</text:p>
          </table:table-cell>
          <table:table-cell table:style-name="ce30" table:formula="of:=([.$K48]-[.N$4]*[.$J48])*[.$J48]*(100-[.N$5]*[.$J48])/100" office:value-type="float" office:value="20.7" calcext:value-type="float">
            <text:p>20.7</text:p>
          </table:table-cell>
          <table:table-cell table:style-name="ce30" table:formula="of:=([.$K48]-[.O$4]*[.$J48])*[.$J48]*(100-[.O$5]*[.$J48])/100" office:value-type="float" office:value="18.4" calcext:value-type="float">
            <text:p>18.4</text:p>
          </table:table-cell>
          <table:table-cell table:style-name="ce30" table:formula="of:=([.$K48]-[.P$4]*[.$J48])*[.$J48]*(100-[.P$5]*[.$J48])/100" office:value-type="float" office:value="15.75" calcext:value-type="float">
            <text:p>15.8</text:p>
          </table:table-cell>
          <table:table-cell table:style-name="ce30" table:formula="of:=([.$K48]-[.Q$4]*[.$J48])*[.$J48]*(100-[.Q$5]*[.$J48])/100" office:value-type="float" office:value="14.7" calcext:value-type="float">
            <text:p>14.7</text:p>
          </table:table-cell>
          <table:table-cell table:style-name="ce30" table:formula="of:=([.$K48]-[.R$4]*[.$J48])*[.$J48]*(100-[.R$5]*[.$J48])/100" office:value-type="float" office:value="14.7" calcext:value-type="float">
            <text:p>14.7</text:p>
          </table:table-cell>
          <table:table-cell table:style-name="ce30" table:formula="of:=([.$K48]-[.S$4]*[.$J48])*[.$J48]*(100-[.S$5]*[.$J48])/100" office:value-type="float" office:value="13.3" calcext:value-type="float">
            <text:p>13.3</text:p>
          </table:table-cell>
          <table:table-cell table:style-name="ce30" table:formula="of:=([.$K48]-[.T$4]*[.$J48])*[.$J48]*(100-[.T$5]*[.$J48])/100" office:value-type="float" office:value="12.35" calcext:value-type="float">
            <text:p>12.4</text:p>
          </table:table-cell>
          <table:table-cell table:style-name="ce30" table:formula="of:=([.$K48]-[.U$4]*[.$J48])*[.$J48]*(100-[.U$5]*[.$J48])/100" office:value-type="float" office:value="12.35" calcext:value-type="float">
            <text:p>12.4</text:p>
          </table:table-cell>
          <table:table-cell table:style-name="ce30" table:formula="of:=([.$K48]-[.V$4]*[.$J48])*[.$J48]*(100-[.V$5]*[.$J48])/100" office:value-type="float" office:value="10.2" calcext:value-type="float">
            <text:p>10.2</text:p>
          </table:table-cell>
          <table:table-cell table:style-name="ce30" table:formula="of:=([.$K48]-[.W$4]*[.$J48])*[.$J48]*(100-[.W$5]*[.$J48])/100" office:value-type="float" office:value="9.35" calcext:value-type="float">
            <text:p>9.4</text:p>
          </table:table-cell>
          <table:table-cell table:style-name="ce30" table:formula="of:=([.$K48]-[.X$4]*[.$J48])*[.$J48]*(100-[.X$5]*[.$J48])/100" office:value-type="float" office:value="8.25" calcext:value-type="float">
            <text:p>8.3</text:p>
          </table:table-cell>
          <table:table-cell table:style-name="ce30" table:formula="of:=([.$K48]-[.Y$4]*[.$J48])*[.$J48]*(100-[.Y$5]*[.$J48])/100" office:value-type="float" office:value="6.5" calcext:value-type="float">
            <text:p>6.5</text:p>
          </table:table-cell>
          <table:table-cell table:style-name="ce30" table:formula="of:=([.$K48]-[.Z$4]*[.$J48])*[.$J48]*(100-[.Z$5]*[.$J48])/100" office:value-type="float" office:value="5.5" calcext:value-type="float">
            <text:p>5.5</text:p>
          </table:table-cell>
          <table:table-cell table:style-name="ce30" table:formula="of:=([.$K48]-[.AA$4]*[.$J48])*[.$J48]*(100-[.AA$5]*[.$J48])/100" office:value-type="float" office:value="3.15" calcext:value-type="float">
            <text:p>3.2</text:p>
          </table:table-cell>
          <table:table-cell table:style-name="ce30" table:formula="of:=([.$K48]-[.AB$4]*[.$J48])*[.$J48]*(100-[.AB$5]*[.$J48])/100" office:value-type="float" office:value="2.7" calcext:value-type="float">
            <text:p>2.7</text:p>
          </table:table-cell>
          <table:table-cell table:style-name="ce30" table:formula="of:=([.$K48]-[.AC$4]*[.$J48])*[.$J48]*(100-[.AC$5]*[.$J48])/100" office:value-type="float" office:value="0.9" calcext:value-type="float">
            <text:p>0.9</text:p>
          </table:table-cell>
          <table:table-cell table:number-columns-repeated="6"/>
          <table:table-cell table:formula="of:=[.M$4]*[.$J48]" office:value-type="float" office:value="0" calcext:value-type="float">
            <text:p>0</text:p>
          </table:table-cell>
          <table:table-cell table:formula="of:=[.N$4]*[.$J48]" office:value-type="float" office:value="0" calcext:value-type="float">
            <text:p>0</text:p>
          </table:table-cell>
          <table:table-cell table:formula="of:=[.O$4]*[.$J48]" office:value-type="float" office:value="0" calcext:value-type="float">
            <text:p>0</text:p>
          </table:table-cell>
          <table:table-cell table:formula="of:=[.P$4]*[.$J48]" office:value-type="float" office:value="2" calcext:value-type="float">
            <text:p>2</text:p>
          </table:table-cell>
          <table:table-cell table:formula="of:=[.Q$4]*[.$J48]" office:value-type="float" office:value="2" calcext:value-type="float">
            <text:p>2</text:p>
          </table:table-cell>
          <table:table-cell table:formula="of:=[.R$4]*[.$J48]" office:value-type="float" office:value="2" calcext:value-type="float">
            <text:p>2</text:p>
          </table:table-cell>
          <table:table-cell table:formula="of:=[.S$4]*[.$J48]" office:value-type="float" office:value="4" calcext:value-type="float">
            <text:p>4</text:p>
          </table:table-cell>
          <table:table-cell table:formula="of:=[.T$4]*[.$J48]" office:value-type="float" office:value="4" calcext:value-type="float">
            <text:p>4</text:p>
          </table:table-cell>
          <table:table-cell table:formula="of:=[.U$4]*[.$J48]" office:value-type="float" office:value="4" calcext:value-type="float">
            <text:p>4</text:p>
          </table:table-cell>
          <table:table-cell table:formula="of:=[.V$4]*[.$J48]" office:value-type="float" office:value="6" calcext:value-type="float">
            <text:p>6</text:p>
          </table:table-cell>
          <table:table-cell table:formula="of:=[.W$4]*[.$J48]" office:value-type="float" office:value="6" calcext:value-type="float">
            <text:p>6</text:p>
          </table:table-cell>
          <table:table-cell table:formula="of:=[.X$4]*[.$J48]" office:value-type="float" office:value="8" calcext:value-type="float">
            <text:p>8</text:p>
          </table:table-cell>
          <table:table-cell table:formula="of:=[.Y$4]*[.$J48]" office:value-type="float" office:value="10" calcext:value-type="float">
            <text:p>10</text:p>
          </table:table-cell>
          <table:table-cell table:formula="of:=[.Z$4]*[.$J48]" office:value-type="float" office:value="12" calcext:value-type="float">
            <text:p>12</text:p>
          </table:table-cell>
          <table:table-cell table:formula="of:=[.AA$4]*[.$J48]" office:value-type="float" office:value="14" calcext:value-type="float">
            <text:p>14</text:p>
          </table:table-cell>
          <table:table-cell table:formula="of:=[.AB$4]*[.$J48]" office:value-type="float" office:value="14" calcext:value-type="float">
            <text:p>14</text:p>
          </table:table-cell>
          <table:table-cell table:formula="of:=[.AC$4]*[.$J4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9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9];[$'EcCo ammo'.$A$6:$'EcCo ammo'.$A$37];[$'EcCo ammo'.G$6:$'EcCo ammo'.G$37]))" office:value-type="float" office:value="0" calcext:value-type="float">
            <text:p>0</text:p>
          </table:table-cell>
          <table:table-cell table:formula="of:=LOOKUP([.$B49];[$'EcCo ammo'.$A$6:$'EcCo ammo'.$A$37];[$'EcCo ammo'.I$6:$'EcCo ammo'.I$37])" office:value-type="float" office:value="5" calcext:value-type="float">
            <text:p>5</text:p>
          </table:table-cell>
          <table:table-cell table:formula="of:=LOOKUP([.$B49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9])/100" office:value-type="float" office:value="1" calcext:value-type="float">
            <text:p>1.00</text:p>
          </table:table-cell>
          <table:table-cell table:formula="of:=ROUND(AVERAGE([.C49];[.D49]))" office:value-type="float" office:value="29" calcext:value-type="float">
            <text:p>29</text:p>
          </table:table-cell>
          <table:table-cell/>
          <table:table-cell table:style-name="ce30" table:formula="of:=([.$K49]-[.M$4]*[.$J49])*[.$J49]*(100-[.M$5]*[.$J49])/100" office:value-type="float" office:value="29" calcext:value-type="float">
            <text:p>29.0</text:p>
          </table:table-cell>
          <table:table-cell table:style-name="ce30" table:formula="of:=([.$K49]-[.N$4]*[.$J49])*[.$J49]*(100-[.N$5]*[.$J49])/100" office:value-type="float" office:value="26.1" calcext:value-type="float">
            <text:p>26.1</text:p>
          </table:table-cell>
          <table:table-cell table:style-name="ce30" table:formula="of:=([.$K49]-[.O$4]*[.$J49])*[.$J49]*(100-[.O$5]*[.$J49])/100" office:value-type="float" office:value="23.2" calcext:value-type="float">
            <text:p>23.2</text:p>
          </table:table-cell>
          <table:table-cell table:style-name="ce30" table:formula="of:=([.$K49]-[.P$4]*[.$J49])*[.$J49]*(100-[.P$5]*[.$J49])/100" office:value-type="float" office:value="20.25" calcext:value-type="float">
            <text:p>20.3</text:p>
          </table:table-cell>
          <table:table-cell table:style-name="ce30" table:formula="of:=([.$K49]-[.Q$4]*[.$J49])*[.$J49]*(100-[.Q$5]*[.$J49])/100" office:value-type="float" office:value="18.9" calcext:value-type="float">
            <text:p>18.9</text:p>
          </table:table-cell>
          <table:table-cell table:style-name="ce30" table:formula="of:=([.$K49]-[.R$4]*[.$J49])*[.$J49]*(100-[.R$5]*[.$J49])/100" office:value-type="float" office:value="18.9" calcext:value-type="float">
            <text:p>18.9</text:p>
          </table:table-cell>
          <table:table-cell table:style-name="ce30" table:formula="of:=([.$K49]-[.S$4]*[.$J49])*[.$J49]*(100-[.S$5]*[.$J49])/100" office:value-type="float" office:value="17.5" calcext:value-type="float">
            <text:p>17.5</text:p>
          </table:table-cell>
          <table:table-cell table:style-name="ce30" table:formula="of:=([.$K49]-[.T$4]*[.$J49])*[.$J49]*(100-[.T$5]*[.$J49])/100" office:value-type="float" office:value="16.25" calcext:value-type="float">
            <text:p>16.3</text:p>
          </table:table-cell>
          <table:table-cell table:style-name="ce30" table:formula="of:=([.$K49]-[.U$4]*[.$J49])*[.$J49]*(100-[.U$5]*[.$J49])/100" office:value-type="float" office:value="16.25" calcext:value-type="float">
            <text:p>16.3</text:p>
          </table:table-cell>
          <table:table-cell table:style-name="ce30" table:formula="of:=([.$K49]-[.V$4]*[.$J49])*[.$J49]*(100-[.V$5]*[.$J49])/100" office:value-type="float" office:value="13.8" calcext:value-type="float">
            <text:p>13.8</text:p>
          </table:table-cell>
          <table:table-cell table:style-name="ce30" table:formula="of:=([.$K49]-[.W$4]*[.$J49])*[.$J49]*(100-[.W$5]*[.$J49])/100" office:value-type="float" office:value="12.65" calcext:value-type="float">
            <text:p>12.7</text:p>
          </table:table-cell>
          <table:table-cell table:style-name="ce30" table:formula="of:=([.$K49]-[.X$4]*[.$J49])*[.$J49]*(100-[.X$5]*[.$J49])/100" office:value-type="float" office:value="11.55" calcext:value-type="float">
            <text:p>11.6</text:p>
          </table:table-cell>
          <table:table-cell table:style-name="ce30" table:formula="of:=([.$K49]-[.Y$4]*[.$J49])*[.$J49]*(100-[.Y$5]*[.$J49])/100" office:value-type="float" office:value="9.5" calcext:value-type="float">
            <text:p>9.5</text:p>
          </table:table-cell>
          <table:table-cell table:style-name="ce30" table:formula="of:=([.$K49]-[.Z$4]*[.$J49])*[.$J49]*(100-[.Z$5]*[.$J49])/100" office:value-type="float" office:value="8.5" calcext:value-type="float">
            <text:p>8.5</text:p>
          </table:table-cell>
          <table:table-cell table:style-name="ce30" table:formula="of:=([.$K49]-[.AA$4]*[.$J49])*[.$J49]*(100-[.AA$5]*[.$J49])/100" office:value-type="float" office:value="5.25" calcext:value-type="float">
            <text:p>5.3</text:p>
          </table:table-cell>
          <table:table-cell table:style-name="ce30" table:formula="of:=([.$K49]-[.AB$4]*[.$J49])*[.$J49]*(100-[.AB$5]*[.$J49])/100" office:value-type="float" office:value="4.5" calcext:value-type="float">
            <text:p>4.5</text:p>
          </table:table-cell>
          <table:table-cell table:style-name="ce30" table:formula="of:=([.$K49]-[.AC$4]*[.$J49])*[.$J49]*(100-[.AC$5]*[.$J49])/100" office:value-type="float" office:value="2.7" calcext:value-type="float">
            <text:p>2.7</text:p>
          </table:table-cell>
          <table:table-cell table:number-columns-repeated="6"/>
          <table:table-cell table:formula="of:=[.M$4]*[.$J49]" office:value-type="float" office:value="0" calcext:value-type="float">
            <text:p>0</text:p>
          </table:table-cell>
          <table:table-cell table:formula="of:=[.N$4]*[.$J49]" office:value-type="float" office:value="0" calcext:value-type="float">
            <text:p>0</text:p>
          </table:table-cell>
          <table:table-cell table:formula="of:=[.O$4]*[.$J49]" office:value-type="float" office:value="0" calcext:value-type="float">
            <text:p>0</text:p>
          </table:table-cell>
          <table:table-cell table:formula="of:=[.P$4]*[.$J49]" office:value-type="float" office:value="2" calcext:value-type="float">
            <text:p>2</text:p>
          </table:table-cell>
          <table:table-cell table:formula="of:=[.Q$4]*[.$J49]" office:value-type="float" office:value="2" calcext:value-type="float">
            <text:p>2</text:p>
          </table:table-cell>
          <table:table-cell table:formula="of:=[.R$4]*[.$J49]" office:value-type="float" office:value="2" calcext:value-type="float">
            <text:p>2</text:p>
          </table:table-cell>
          <table:table-cell table:formula="of:=[.S$4]*[.$J49]" office:value-type="float" office:value="4" calcext:value-type="float">
            <text:p>4</text:p>
          </table:table-cell>
          <table:table-cell table:formula="of:=[.T$4]*[.$J49]" office:value-type="float" office:value="4" calcext:value-type="float">
            <text:p>4</text:p>
          </table:table-cell>
          <table:table-cell table:formula="of:=[.U$4]*[.$J49]" office:value-type="float" office:value="4" calcext:value-type="float">
            <text:p>4</text:p>
          </table:table-cell>
          <table:table-cell table:formula="of:=[.V$4]*[.$J49]" office:value-type="float" office:value="6" calcext:value-type="float">
            <text:p>6</text:p>
          </table:table-cell>
          <table:table-cell table:formula="of:=[.W$4]*[.$J49]" office:value-type="float" office:value="6" calcext:value-type="float">
            <text:p>6</text:p>
          </table:table-cell>
          <table:table-cell table:formula="of:=[.X$4]*[.$J49]" office:value-type="float" office:value="8" calcext:value-type="float">
            <text:p>8</text:p>
          </table:table-cell>
          <table:table-cell table:formula="of:=[.Y$4]*[.$J49]" office:value-type="float" office:value="10" calcext:value-type="float">
            <text:p>10</text:p>
          </table:table-cell>
          <table:table-cell table:formula="of:=[.Z$4]*[.$J49]" office:value-type="float" office:value="12" calcext:value-type="float">
            <text:p>12</text:p>
          </table:table-cell>
          <table:table-cell table:formula="of:=[.AA$4]*[.$J49]" office:value-type="float" office:value="14" calcext:value-type="float">
            <text:p>14</text:p>
          </table:table-cell>
          <table:table-cell table:formula="of:=[.AB$4]*[.$J49]" office:value-type="float" office:value="14" calcext:value-type="float">
            <text:p>14</text:p>
          </table:table-cell>
          <table:table-cell table:formula="of:=[.AC$4]*[.$J4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lug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0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0];[$'EcCo ammo'.$A$6:$'EcCo ammo'.$A$37];[$'EcCo ammo'.G$6:$'EcCo ammo'.G$37]))" office:value-type="float" office:value="0" calcext:value-type="float">
            <text:p>0</text:p>
          </table:table-cell>
          <table:table-cell table:formula="of:=LOOKUP([.$B50];[$'EcCo ammo'.$A$6:$'EcCo ammo'.$A$37];[$'EcCo ammo'.I$6:$'EcCo ammo'.I$37])" office:value-type="float" office:value="5" calcext:value-type="float">
            <text:p>5</text:p>
          </table:table-cell>
          <table:table-cell table:formula="of:=LOOKUP([.$B50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50])/100" office:value-type="float" office:value="1" calcext:value-type="float">
            <text:p>1.00</text:p>
          </table:table-cell>
          <table:table-cell table:formula="of:=ROUND(AVERAGE([.C50];[.D50]))" office:value-type="float" office:value="29" calcext:value-type="float">
            <text:p>29</text:p>
          </table:table-cell>
          <table:table-cell/>
          <table:table-cell table:style-name="ce30" table:formula="of:=([.$K50]-[.M$4]*[.$J50])*[.$J50]*(100-[.M$5]*[.$J50])/100" office:value-type="float" office:value="29" calcext:value-type="float">
            <text:p>29.0</text:p>
          </table:table-cell>
          <table:table-cell table:style-name="ce30" table:formula="of:=([.$K50]-[.N$4]*[.$J50])*[.$J50]*(100-[.N$5]*[.$J50])/100" office:value-type="float" office:value="26.1" calcext:value-type="float">
            <text:p>26.1</text:p>
          </table:table-cell>
          <table:table-cell table:style-name="ce30" table:formula="of:=([.$K50]-[.O$4]*[.$J50])*[.$J50]*(100-[.O$5]*[.$J50])/100" office:value-type="float" office:value="23.2" calcext:value-type="float">
            <text:p>23.2</text:p>
          </table:table-cell>
          <table:table-cell table:style-name="ce30" table:formula="of:=([.$K50]-[.P$4]*[.$J50])*[.$J50]*(100-[.P$5]*[.$J50])/100" office:value-type="float" office:value="20.25" calcext:value-type="float">
            <text:p>20.3</text:p>
          </table:table-cell>
          <table:table-cell table:style-name="ce30" table:formula="of:=([.$K50]-[.Q$4]*[.$J50])*[.$J50]*(100-[.Q$5]*[.$J50])/100" office:value-type="float" office:value="18.9" calcext:value-type="float">
            <text:p>18.9</text:p>
          </table:table-cell>
          <table:table-cell table:style-name="ce30" table:formula="of:=([.$K50]-[.R$4]*[.$J50])*[.$J50]*(100-[.R$5]*[.$J50])/100" office:value-type="float" office:value="18.9" calcext:value-type="float">
            <text:p>18.9</text:p>
          </table:table-cell>
          <table:table-cell table:style-name="ce30" table:formula="of:=([.$K50]-[.S$4]*[.$J50])*[.$J50]*(100-[.S$5]*[.$J50])/100" office:value-type="float" office:value="17.5" calcext:value-type="float">
            <text:p>17.5</text:p>
          </table:table-cell>
          <table:table-cell table:style-name="ce30" table:formula="of:=([.$K50]-[.T$4]*[.$J50])*[.$J50]*(100-[.T$5]*[.$J50])/100" office:value-type="float" office:value="16.25" calcext:value-type="float">
            <text:p>16.3</text:p>
          </table:table-cell>
          <table:table-cell table:style-name="ce30" table:formula="of:=([.$K50]-[.U$4]*[.$J50])*[.$J50]*(100-[.U$5]*[.$J50])/100" office:value-type="float" office:value="16.25" calcext:value-type="float">
            <text:p>16.3</text:p>
          </table:table-cell>
          <table:table-cell table:style-name="ce30" table:formula="of:=([.$K50]-[.V$4]*[.$J50])*[.$J50]*(100-[.V$5]*[.$J50])/100" office:value-type="float" office:value="13.8" calcext:value-type="float">
            <text:p>13.8</text:p>
          </table:table-cell>
          <table:table-cell table:style-name="ce30" table:formula="of:=([.$K50]-[.W$4]*[.$J50])*[.$J50]*(100-[.W$5]*[.$J50])/100" office:value-type="float" office:value="12.65" calcext:value-type="float">
            <text:p>12.7</text:p>
          </table:table-cell>
          <table:table-cell table:style-name="ce30" table:formula="of:=([.$K50]-[.X$4]*[.$J50])*[.$J50]*(100-[.X$5]*[.$J50])/100" office:value-type="float" office:value="11.55" calcext:value-type="float">
            <text:p>11.6</text:p>
          </table:table-cell>
          <table:table-cell table:style-name="ce30" table:formula="of:=([.$K50]-[.Y$4]*[.$J50])*[.$J50]*(100-[.Y$5]*[.$J50])/100" office:value-type="float" office:value="9.5" calcext:value-type="float">
            <text:p>9.5</text:p>
          </table:table-cell>
          <table:table-cell table:style-name="ce30" table:formula="of:=([.$K50]-[.Z$4]*[.$J50])*[.$J50]*(100-[.Z$5]*[.$J50])/100" office:value-type="float" office:value="8.5" calcext:value-type="float">
            <text:p>8.5</text:p>
          </table:table-cell>
          <table:table-cell table:style-name="ce30" table:formula="of:=([.$K50]-[.AA$4]*[.$J50])*[.$J50]*(100-[.AA$5]*[.$J50])/100" office:value-type="float" office:value="5.25" calcext:value-type="float">
            <text:p>5.3</text:p>
          </table:table-cell>
          <table:table-cell table:style-name="ce30" table:formula="of:=([.$K50]-[.AB$4]*[.$J50])*[.$J50]*(100-[.AB$5]*[.$J50])/100" office:value-type="float" office:value="4.5" calcext:value-type="float">
            <text:p>4.5</text:p>
          </table:table-cell>
          <table:table-cell table:style-name="ce30" table:formula="of:=([.$K50]-[.AC$4]*[.$J50])*[.$J50]*(100-[.AC$5]*[.$J50])/100" office:value-type="float" office:value="2.7" calcext:value-type="float">
            <text:p>2.7</text:p>
          </table:table-cell>
          <table:table-cell table:number-columns-repeated="6"/>
          <table:table-cell table:formula="of:=[.M$4]*[.$J50]" office:value-type="float" office:value="0" calcext:value-type="float">
            <text:p>0</text:p>
          </table:table-cell>
          <table:table-cell table:formula="of:=[.N$4]*[.$J50]" office:value-type="float" office:value="0" calcext:value-type="float">
            <text:p>0</text:p>
          </table:table-cell>
          <table:table-cell table:formula="of:=[.O$4]*[.$J50]" office:value-type="float" office:value="0" calcext:value-type="float">
            <text:p>0</text:p>
          </table:table-cell>
          <table:table-cell table:formula="of:=[.P$4]*[.$J50]" office:value-type="float" office:value="2" calcext:value-type="float">
            <text:p>2</text:p>
          </table:table-cell>
          <table:table-cell table:formula="of:=[.Q$4]*[.$J50]" office:value-type="float" office:value="2" calcext:value-type="float">
            <text:p>2</text:p>
          </table:table-cell>
          <table:table-cell table:formula="of:=[.R$4]*[.$J50]" office:value-type="float" office:value="2" calcext:value-type="float">
            <text:p>2</text:p>
          </table:table-cell>
          <table:table-cell table:formula="of:=[.S$4]*[.$J50]" office:value-type="float" office:value="4" calcext:value-type="float">
            <text:p>4</text:p>
          </table:table-cell>
          <table:table-cell table:formula="of:=[.T$4]*[.$J50]" office:value-type="float" office:value="4" calcext:value-type="float">
            <text:p>4</text:p>
          </table:table-cell>
          <table:table-cell table:formula="of:=[.U$4]*[.$J50]" office:value-type="float" office:value="4" calcext:value-type="float">
            <text:p>4</text:p>
          </table:table-cell>
          <table:table-cell table:formula="of:=[.V$4]*[.$J50]" office:value-type="float" office:value="6" calcext:value-type="float">
            <text:p>6</text:p>
          </table:table-cell>
          <table:table-cell table:formula="of:=[.W$4]*[.$J50]" office:value-type="float" office:value="6" calcext:value-type="float">
            <text:p>6</text:p>
          </table:table-cell>
          <table:table-cell table:formula="of:=[.X$4]*[.$J50]" office:value-type="float" office:value="8" calcext:value-type="float">
            <text:p>8</text:p>
          </table:table-cell>
          <table:table-cell table:formula="of:=[.Y$4]*[.$J50]" office:value-type="float" office:value="10" calcext:value-type="float">
            <text:p>10</text:p>
          </table:table-cell>
          <table:table-cell table:formula="of:=[.Z$4]*[.$J50]" office:value-type="float" office:value="12" calcext:value-type="float">
            <text:p>12</text:p>
          </table:table-cell>
          <table:table-cell table:formula="of:=[.AA$4]*[.$J50]" office:value-type="float" office:value="14" calcext:value-type="float">
            <text:p>14</text:p>
          </table:table-cell>
          <table:table-cell table:formula="of:=[.AB$4]*[.$J50]" office:value-type="float" office:value="14" calcext:value-type="float">
            <text:p>14</text:p>
          </table:table-cell>
          <table:table-cell table:formula="of:=[.AC$4]*[.$J5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Buckshot 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1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1];[$'EcCo ammo'.$A$6:$'EcCo ammo'.$A$37];[$'EcCo ammo'.G$6:$'EcCo ammo'.G$37]))" office:value-type="float" office:value="0" calcext:value-type="float">
            <text:p>0</text:p>
          </table:table-cell>
          <table:table-cell table:formula="of:=LOOKUP([.$B51];[$'EcCo ammo'.$A$6:$'EcCo ammo'.$A$37];[$'EcCo ammo'.I$6:$'EcCo ammo'.I$37])" office:value-type="float" office:value="5" calcext:value-type="float">
            <text:p>5</text:p>
          </table:table-cell>
          <table:table-cell table:formula="of:=LOOKUP([.$B51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51])/100" office:value-type="float" office:value="1" calcext:value-type="float">
            <text:p>1.00</text:p>
          </table:table-cell>
          <table:table-cell table:formula="of:=ROUND(AVERAGE([.C51];[.D51]))" office:value-type="float" office:value="29" calcext:value-type="float">
            <text:p>29</text:p>
          </table:table-cell>
          <table:table-cell/>
          <table:table-cell table:style-name="ce30" table:formula="of:=([.$K51]-[.M$4]*[.$J51])*[.$J51]*(100-[.M$5]*[.$J51])/100" office:value-type="float" office:value="29" calcext:value-type="float">
            <text:p>29.0</text:p>
          </table:table-cell>
          <table:table-cell table:style-name="ce30" table:formula="of:=([.$K51]-[.N$4]*[.$J51])*[.$J51]*(100-[.N$5]*[.$J51])/100" office:value-type="float" office:value="26.1" calcext:value-type="float">
            <text:p>26.1</text:p>
          </table:table-cell>
          <table:table-cell table:style-name="ce30" table:formula="of:=([.$K51]-[.O$4]*[.$J51])*[.$J51]*(100-[.O$5]*[.$J51])/100" office:value-type="float" office:value="23.2" calcext:value-type="float">
            <text:p>23.2</text:p>
          </table:table-cell>
          <table:table-cell table:style-name="ce30" table:formula="of:=([.$K51]-[.P$4]*[.$J51])*[.$J51]*(100-[.P$5]*[.$J51])/100" office:value-type="float" office:value="20.25" calcext:value-type="float">
            <text:p>20.3</text:p>
          </table:table-cell>
          <table:table-cell table:style-name="ce30" table:formula="of:=([.$K51]-[.Q$4]*[.$J51])*[.$J51]*(100-[.Q$5]*[.$J51])/100" office:value-type="float" office:value="18.9" calcext:value-type="float">
            <text:p>18.9</text:p>
          </table:table-cell>
          <table:table-cell table:style-name="ce30" table:formula="of:=([.$K51]-[.R$4]*[.$J51])*[.$J51]*(100-[.R$5]*[.$J51])/100" office:value-type="float" office:value="18.9" calcext:value-type="float">
            <text:p>18.9</text:p>
          </table:table-cell>
          <table:table-cell table:style-name="ce30" table:formula="of:=([.$K51]-[.S$4]*[.$J51])*[.$J51]*(100-[.S$5]*[.$J51])/100" office:value-type="float" office:value="17.5" calcext:value-type="float">
            <text:p>17.5</text:p>
          </table:table-cell>
          <table:table-cell table:style-name="ce30" table:formula="of:=([.$K51]-[.T$4]*[.$J51])*[.$J51]*(100-[.T$5]*[.$J51])/100" office:value-type="float" office:value="16.25" calcext:value-type="float">
            <text:p>16.3</text:p>
          </table:table-cell>
          <table:table-cell table:style-name="ce30" table:formula="of:=([.$K51]-[.U$4]*[.$J51])*[.$J51]*(100-[.U$5]*[.$J51])/100" office:value-type="float" office:value="16.25" calcext:value-type="float">
            <text:p>16.3</text:p>
          </table:table-cell>
          <table:table-cell table:style-name="ce30" table:formula="of:=([.$K51]-[.V$4]*[.$J51])*[.$J51]*(100-[.V$5]*[.$J51])/100" office:value-type="float" office:value="13.8" calcext:value-type="float">
            <text:p>13.8</text:p>
          </table:table-cell>
          <table:table-cell table:style-name="ce30" table:formula="of:=([.$K51]-[.W$4]*[.$J51])*[.$J51]*(100-[.W$5]*[.$J51])/100" office:value-type="float" office:value="12.65" calcext:value-type="float">
            <text:p>12.7</text:p>
          </table:table-cell>
          <table:table-cell table:style-name="ce30" table:formula="of:=([.$K51]-[.X$4]*[.$J51])*[.$J51]*(100-[.X$5]*[.$J51])/100" office:value-type="float" office:value="11.55" calcext:value-type="float">
            <text:p>11.6</text:p>
          </table:table-cell>
          <table:table-cell table:style-name="ce30" table:formula="of:=([.$K51]-[.Y$4]*[.$J51])*[.$J51]*(100-[.Y$5]*[.$J51])/100" office:value-type="float" office:value="9.5" calcext:value-type="float">
            <text:p>9.5</text:p>
          </table:table-cell>
          <table:table-cell table:style-name="ce30" table:formula="of:=([.$K51]-[.Z$4]*[.$J51])*[.$J51]*(100-[.Z$5]*[.$J51])/100" office:value-type="float" office:value="8.5" calcext:value-type="float">
            <text:p>8.5</text:p>
          </table:table-cell>
          <table:table-cell table:style-name="ce30" table:formula="of:=([.$K51]-[.AA$4]*[.$J51])*[.$J51]*(100-[.AA$5]*[.$J51])/100" office:value-type="float" office:value="5.25" calcext:value-type="float">
            <text:p>5.3</text:p>
          </table:table-cell>
          <table:table-cell table:style-name="ce30" table:formula="of:=([.$K51]-[.AB$4]*[.$J51])*[.$J51]*(100-[.AB$5]*[.$J51])/100" office:value-type="float" office:value="4.5" calcext:value-type="float">
            <text:p>4.5</text:p>
          </table:table-cell>
          <table:table-cell table:style-name="ce30" table:formula="of:=([.$K51]-[.AC$4]*[.$J51])*[.$J51]*(100-[.AC$5]*[.$J51])/100" office:value-type="float" office:value="2.7" calcext:value-type="float">
            <text:p>2.7</text:p>
          </table:table-cell>
          <table:table-cell table:number-columns-repeated="6"/>
          <table:table-cell table:formula="of:=[.M$4]*[.$J51]" office:value-type="float" office:value="0" calcext:value-type="float">
            <text:p>0</text:p>
          </table:table-cell>
          <table:table-cell table:formula="of:=[.N$4]*[.$J51]" office:value-type="float" office:value="0" calcext:value-type="float">
            <text:p>0</text:p>
          </table:table-cell>
          <table:table-cell table:formula="of:=[.O$4]*[.$J51]" office:value-type="float" office:value="0" calcext:value-type="float">
            <text:p>0</text:p>
          </table:table-cell>
          <table:table-cell table:formula="of:=[.P$4]*[.$J51]" office:value-type="float" office:value="2" calcext:value-type="float">
            <text:p>2</text:p>
          </table:table-cell>
          <table:table-cell table:formula="of:=[.Q$4]*[.$J51]" office:value-type="float" office:value="2" calcext:value-type="float">
            <text:p>2</text:p>
          </table:table-cell>
          <table:table-cell table:formula="of:=[.R$4]*[.$J51]" office:value-type="float" office:value="2" calcext:value-type="float">
            <text:p>2</text:p>
          </table:table-cell>
          <table:table-cell table:formula="of:=[.S$4]*[.$J51]" office:value-type="float" office:value="4" calcext:value-type="float">
            <text:p>4</text:p>
          </table:table-cell>
          <table:table-cell table:formula="of:=[.T$4]*[.$J51]" office:value-type="float" office:value="4" calcext:value-type="float">
            <text:p>4</text:p>
          </table:table-cell>
          <table:table-cell table:formula="of:=[.U$4]*[.$J51]" office:value-type="float" office:value="4" calcext:value-type="float">
            <text:p>4</text:p>
          </table:table-cell>
          <table:table-cell table:formula="of:=[.V$4]*[.$J51]" office:value-type="float" office:value="6" calcext:value-type="float">
            <text:p>6</text:p>
          </table:table-cell>
          <table:table-cell table:formula="of:=[.W$4]*[.$J51]" office:value-type="float" office:value="6" calcext:value-type="float">
            <text:p>6</text:p>
          </table:table-cell>
          <table:table-cell table:formula="of:=[.X$4]*[.$J51]" office:value-type="float" office:value="8" calcext:value-type="float">
            <text:p>8</text:p>
          </table:table-cell>
          <table:table-cell table:formula="of:=[.Y$4]*[.$J51]" office:value-type="float" office:value="10" calcext:value-type="float">
            <text:p>10</text:p>
          </table:table-cell>
          <table:table-cell table:formula="of:=[.Z$4]*[.$J51]" office:value-type="float" office:value="12" calcext:value-type="float">
            <text:p>12</text:p>
          </table:table-cell>
          <table:table-cell table:formula="of:=[.AA$4]*[.$J51]" office:value-type="float" office:value="14" calcext:value-type="float">
            <text:p>14</text:p>
          </table:table-cell>
          <table:table-cell table:formula="of:=[.AB$4]*[.$J51]" office:value-type="float" office:value="14" calcext:value-type="float">
            <text:p>14</text:p>
          </table:table-cell>
          <table:table-cell table:formula="of:=[.AC$4]*[.$J5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2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2];[$'EcCo ammo'.$A$6:$'EcCo ammo'.$A$37];[$'EcCo ammo'.G$6:$'EcCo ammo'.G$37]))" office:value-type="float" office:value="0" calcext:value-type="float">
            <text:p>0</text:p>
          </table:table-cell>
          <table:table-cell table:formula="of:=LOOKUP([.$B52];[$'EcCo ammo'.$A$6:$'EcCo ammo'.$A$37];[$'EcCo ammo'.I$6:$'EcCo ammo'.I$37])" office:value-type="float" office:value="5" calcext:value-type="float">
            <text:p>5</text:p>
          </table:table-cell>
          <table:table-cell table:formula="of:=LOOKUP([.$B52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52])/100" office:value-type="float" office:value="1" calcext:value-type="float">
            <text:p>1.00</text:p>
          </table:table-cell>
          <table:table-cell table:formula="of:=ROUND(AVERAGE([.C52];[.D52]))" office:value-type="float" office:value="31" calcext:value-type="float">
            <text:p>31</text:p>
          </table:table-cell>
          <table:table-cell/>
          <table:table-cell table:style-name="ce30" table:formula="of:=([.$K52]-[.M$4]*[.$J52])*[.$J52]*(100-[.M$5]*[.$J52])/100" office:value-type="float" office:value="31" calcext:value-type="float">
            <text:p>31.0</text:p>
          </table:table-cell>
          <table:table-cell table:style-name="ce30" table:formula="of:=([.$K52]-[.N$4]*[.$J52])*[.$J52]*(100-[.N$5]*[.$J52])/100" office:value-type="float" office:value="27.9" calcext:value-type="float">
            <text:p>27.9</text:p>
          </table:table-cell>
          <table:table-cell table:style-name="ce30" table:formula="of:=([.$K52]-[.O$4]*[.$J52])*[.$J52]*(100-[.O$5]*[.$J52])/100" office:value-type="float" office:value="24.8" calcext:value-type="float">
            <text:p>24.8</text:p>
          </table:table-cell>
          <table:table-cell table:style-name="ce30" table:formula="of:=([.$K52]-[.P$4]*[.$J52])*[.$J52]*(100-[.P$5]*[.$J52])/100" office:value-type="float" office:value="21.75" calcext:value-type="float">
            <text:p>21.8</text:p>
          </table:table-cell>
          <table:table-cell table:style-name="ce30" table:formula="of:=([.$K52]-[.Q$4]*[.$J52])*[.$J52]*(100-[.Q$5]*[.$J52])/100" office:value-type="float" office:value="20.3" calcext:value-type="float">
            <text:p>20.3</text:p>
          </table:table-cell>
          <table:table-cell table:style-name="ce30" table:formula="of:=([.$K52]-[.R$4]*[.$J52])*[.$J52]*(100-[.R$5]*[.$J52])/100" office:value-type="float" office:value="20.3" calcext:value-type="float">
            <text:p>20.3</text:p>
          </table:table-cell>
          <table:table-cell table:style-name="ce30" table:formula="of:=([.$K52]-[.S$4]*[.$J52])*[.$J52]*(100-[.S$5]*[.$J52])/100" office:value-type="float" office:value="18.9" calcext:value-type="float">
            <text:p>18.9</text:p>
          </table:table-cell>
          <table:table-cell table:style-name="ce30" table:formula="of:=([.$K52]-[.T$4]*[.$J52])*[.$J52]*(100-[.T$5]*[.$J52])/100" office:value-type="float" office:value="17.55" calcext:value-type="float">
            <text:p>17.6</text:p>
          </table:table-cell>
          <table:table-cell table:style-name="ce30" table:formula="of:=([.$K52]-[.U$4]*[.$J52])*[.$J52]*(100-[.U$5]*[.$J52])/100" office:value-type="float" office:value="17.55" calcext:value-type="float">
            <text:p>17.6</text:p>
          </table:table-cell>
          <table:table-cell table:style-name="ce30" table:formula="of:=([.$K52]-[.V$4]*[.$J52])*[.$J52]*(100-[.V$5]*[.$J52])/100" office:value-type="float" office:value="15" calcext:value-type="float">
            <text:p>15.0</text:p>
          </table:table-cell>
          <table:table-cell table:style-name="ce30" table:formula="of:=([.$K52]-[.W$4]*[.$J52])*[.$J52]*(100-[.W$5]*[.$J52])/100" office:value-type="float" office:value="13.75" calcext:value-type="float">
            <text:p>13.8</text:p>
          </table:table-cell>
          <table:table-cell table:style-name="ce30" table:formula="of:=([.$K52]-[.X$4]*[.$J52])*[.$J52]*(100-[.X$5]*[.$J52])/100" office:value-type="float" office:value="12.65" calcext:value-type="float">
            <text:p>12.7</text:p>
          </table:table-cell>
          <table:table-cell table:style-name="ce30" table:formula="of:=([.$K52]-[.Y$4]*[.$J52])*[.$J52]*(100-[.Y$5]*[.$J52])/100" office:value-type="float" office:value="10.5" calcext:value-type="float">
            <text:p>10.5</text:p>
          </table:table-cell>
          <table:table-cell table:style-name="ce30" table:formula="of:=([.$K52]-[.Z$4]*[.$J52])*[.$J52]*(100-[.Z$5]*[.$J52])/100" office:value-type="float" office:value="9.5" calcext:value-type="float">
            <text:p>9.5</text:p>
          </table:table-cell>
          <table:table-cell table:style-name="ce30" table:formula="of:=([.$K52]-[.AA$4]*[.$J52])*[.$J52]*(100-[.AA$5]*[.$J52])/100" office:value-type="float" office:value="5.95" calcext:value-type="float">
            <text:p>6.0</text:p>
          </table:table-cell>
          <table:table-cell table:style-name="ce30" table:formula="of:=([.$K52]-[.AB$4]*[.$J52])*[.$J52]*(100-[.AB$5]*[.$J52])/100" office:value-type="float" office:value="5.1" calcext:value-type="float">
            <text:p>5.1</text:p>
          </table:table-cell>
          <table:table-cell table:style-name="ce30" table:formula="of:=([.$K52]-[.AC$4]*[.$J52])*[.$J52]*(100-[.AC$5]*[.$J52])/100" office:value-type="float" office:value="3.3" calcext:value-type="float">
            <text:p>3.3</text:p>
          </table:table-cell>
          <table:table-cell table:number-columns-repeated="6"/>
          <table:table-cell table:formula="of:=[.M$4]*[.$J52]" office:value-type="float" office:value="0" calcext:value-type="float">
            <text:p>0</text:p>
          </table:table-cell>
          <table:table-cell table:formula="of:=[.N$4]*[.$J52]" office:value-type="float" office:value="0" calcext:value-type="float">
            <text:p>0</text:p>
          </table:table-cell>
          <table:table-cell table:formula="of:=[.O$4]*[.$J52]" office:value-type="float" office:value="0" calcext:value-type="float">
            <text:p>0</text:p>
          </table:table-cell>
          <table:table-cell table:formula="of:=[.P$4]*[.$J52]" office:value-type="float" office:value="2" calcext:value-type="float">
            <text:p>2</text:p>
          </table:table-cell>
          <table:table-cell table:formula="of:=[.Q$4]*[.$J52]" office:value-type="float" office:value="2" calcext:value-type="float">
            <text:p>2</text:p>
          </table:table-cell>
          <table:table-cell table:formula="of:=[.R$4]*[.$J52]" office:value-type="float" office:value="2" calcext:value-type="float">
            <text:p>2</text:p>
          </table:table-cell>
          <table:table-cell table:formula="of:=[.S$4]*[.$J52]" office:value-type="float" office:value="4" calcext:value-type="float">
            <text:p>4</text:p>
          </table:table-cell>
          <table:table-cell table:formula="of:=[.T$4]*[.$J52]" office:value-type="float" office:value="4" calcext:value-type="float">
            <text:p>4</text:p>
          </table:table-cell>
          <table:table-cell table:formula="of:=[.U$4]*[.$J52]" office:value-type="float" office:value="4" calcext:value-type="float">
            <text:p>4</text:p>
          </table:table-cell>
          <table:table-cell table:formula="of:=[.V$4]*[.$J52]" office:value-type="float" office:value="6" calcext:value-type="float">
            <text:p>6</text:p>
          </table:table-cell>
          <table:table-cell table:formula="of:=[.W$4]*[.$J52]" office:value-type="float" office:value="6" calcext:value-type="float">
            <text:p>6</text:p>
          </table:table-cell>
          <table:table-cell table:formula="of:=[.X$4]*[.$J52]" office:value-type="float" office:value="8" calcext:value-type="float">
            <text:p>8</text:p>
          </table:table-cell>
          <table:table-cell table:formula="of:=[.Y$4]*[.$J52]" office:value-type="float" office:value="10" calcext:value-type="float">
            <text:p>10</text:p>
          </table:table-cell>
          <table:table-cell table:formula="of:=[.Z$4]*[.$J52]" office:value-type="float" office:value="12" calcext:value-type="float">
            <text:p>12</text:p>
          </table:table-cell>
          <table:table-cell table:formula="of:=[.AA$4]*[.$J52]" office:value-type="float" office:value="14" calcext:value-type="float">
            <text:p>14</text:p>
          </table:table-cell>
          <table:table-cell table:formula="of:=[.AB$4]*[.$J52]" office:value-type="float" office:value="14" calcext:value-type="float">
            <text:p>14</text:p>
          </table:table-cell>
          <table:table-cell table:formula="of:=[.AC$4]*[.$J5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lug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3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3];[$'EcCo ammo'.$A$6:$'EcCo ammo'.$A$37];[$'EcCo ammo'.G$6:$'EcCo ammo'.G$37]))" office:value-type="float" office:value="0" calcext:value-type="float">
            <text:p>0</text:p>
          </table:table-cell>
          <table:table-cell table:formula="of:=LOOKUP([.$B53];[$'EcCo ammo'.$A$6:$'EcCo ammo'.$A$37];[$'EcCo ammo'.I$6:$'EcCo ammo'.I$37])" office:value-type="float" office:value="5" calcext:value-type="float">
            <text:p>5</text:p>
          </table:table-cell>
          <table:table-cell table:formula="of:=LOOKUP([.$B53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53])/100" office:value-type="float" office:value="1" calcext:value-type="float">
            <text:p>1.00</text:p>
          </table:table-cell>
          <table:table-cell table:formula="of:=ROUND(AVERAGE([.C53];[.D53]))" office:value-type="float" office:value="31" calcext:value-type="float">
            <text:p>31</text:p>
          </table:table-cell>
          <table:table-cell/>
          <table:table-cell table:style-name="ce30" table:formula="of:=([.$K53]-[.M$4]*[.$J53])*[.$J53]*(100-[.M$5]*[.$J53])/100" office:value-type="float" office:value="31" calcext:value-type="float">
            <text:p>31.0</text:p>
          </table:table-cell>
          <table:table-cell table:style-name="ce30" table:formula="of:=([.$K53]-[.N$4]*[.$J53])*[.$J53]*(100-[.N$5]*[.$J53])/100" office:value-type="float" office:value="27.9" calcext:value-type="float">
            <text:p>27.9</text:p>
          </table:table-cell>
          <table:table-cell table:style-name="ce30" table:formula="of:=([.$K53]-[.O$4]*[.$J53])*[.$J53]*(100-[.O$5]*[.$J53])/100" office:value-type="float" office:value="24.8" calcext:value-type="float">
            <text:p>24.8</text:p>
          </table:table-cell>
          <table:table-cell table:style-name="ce30" table:formula="of:=([.$K53]-[.P$4]*[.$J53])*[.$J53]*(100-[.P$5]*[.$J53])/100" office:value-type="float" office:value="21.75" calcext:value-type="float">
            <text:p>21.8</text:p>
          </table:table-cell>
          <table:table-cell table:style-name="ce30" table:formula="of:=([.$K53]-[.Q$4]*[.$J53])*[.$J53]*(100-[.Q$5]*[.$J53])/100" office:value-type="float" office:value="20.3" calcext:value-type="float">
            <text:p>20.3</text:p>
          </table:table-cell>
          <table:table-cell table:style-name="ce30" table:formula="of:=([.$K53]-[.R$4]*[.$J53])*[.$J53]*(100-[.R$5]*[.$J53])/100" office:value-type="float" office:value="20.3" calcext:value-type="float">
            <text:p>20.3</text:p>
          </table:table-cell>
          <table:table-cell table:style-name="ce30" table:formula="of:=([.$K53]-[.S$4]*[.$J53])*[.$J53]*(100-[.S$5]*[.$J53])/100" office:value-type="float" office:value="18.9" calcext:value-type="float">
            <text:p>18.9</text:p>
          </table:table-cell>
          <table:table-cell table:style-name="ce30" table:formula="of:=([.$K53]-[.T$4]*[.$J53])*[.$J53]*(100-[.T$5]*[.$J53])/100" office:value-type="float" office:value="17.55" calcext:value-type="float">
            <text:p>17.6</text:p>
          </table:table-cell>
          <table:table-cell table:style-name="ce30" table:formula="of:=([.$K53]-[.U$4]*[.$J53])*[.$J53]*(100-[.U$5]*[.$J53])/100" office:value-type="float" office:value="17.55" calcext:value-type="float">
            <text:p>17.6</text:p>
          </table:table-cell>
          <table:table-cell table:style-name="ce30" table:formula="of:=([.$K53]-[.V$4]*[.$J53])*[.$J53]*(100-[.V$5]*[.$J53])/100" office:value-type="float" office:value="15" calcext:value-type="float">
            <text:p>15.0</text:p>
          </table:table-cell>
          <table:table-cell table:style-name="ce30" table:formula="of:=([.$K53]-[.W$4]*[.$J53])*[.$J53]*(100-[.W$5]*[.$J53])/100" office:value-type="float" office:value="13.75" calcext:value-type="float">
            <text:p>13.8</text:p>
          </table:table-cell>
          <table:table-cell table:style-name="ce30" table:formula="of:=([.$K53]-[.X$4]*[.$J53])*[.$J53]*(100-[.X$5]*[.$J53])/100" office:value-type="float" office:value="12.65" calcext:value-type="float">
            <text:p>12.7</text:p>
          </table:table-cell>
          <table:table-cell table:style-name="ce30" table:formula="of:=([.$K53]-[.Y$4]*[.$J53])*[.$J53]*(100-[.Y$5]*[.$J53])/100" office:value-type="float" office:value="10.5" calcext:value-type="float">
            <text:p>10.5</text:p>
          </table:table-cell>
          <table:table-cell table:style-name="ce30" table:formula="of:=([.$K53]-[.Z$4]*[.$J53])*[.$J53]*(100-[.Z$5]*[.$J53])/100" office:value-type="float" office:value="9.5" calcext:value-type="float">
            <text:p>9.5</text:p>
          </table:table-cell>
          <table:table-cell table:style-name="ce30" table:formula="of:=([.$K53]-[.AA$4]*[.$J53])*[.$J53]*(100-[.AA$5]*[.$J53])/100" office:value-type="float" office:value="5.95" calcext:value-type="float">
            <text:p>6.0</text:p>
          </table:table-cell>
          <table:table-cell table:style-name="ce30" table:formula="of:=([.$K53]-[.AB$4]*[.$J53])*[.$J53]*(100-[.AB$5]*[.$J53])/100" office:value-type="float" office:value="5.1" calcext:value-type="float">
            <text:p>5.1</text:p>
          </table:table-cell>
          <table:table-cell table:style-name="ce30" table:formula="of:=([.$K53]-[.AC$4]*[.$J53])*[.$J53]*(100-[.AC$5]*[.$J53])/100" office:value-type="float" office:value="3.3" calcext:value-type="float">
            <text:p>3.3</text:p>
          </table:table-cell>
          <table:table-cell table:number-columns-repeated="6"/>
          <table:table-cell table:formula="of:=[.M$4]*[.$J53]" office:value-type="float" office:value="0" calcext:value-type="float">
            <text:p>0</text:p>
          </table:table-cell>
          <table:table-cell table:formula="of:=[.N$4]*[.$J53]" office:value-type="float" office:value="0" calcext:value-type="float">
            <text:p>0</text:p>
          </table:table-cell>
          <table:table-cell table:formula="of:=[.O$4]*[.$J53]" office:value-type="float" office:value="0" calcext:value-type="float">
            <text:p>0</text:p>
          </table:table-cell>
          <table:table-cell table:formula="of:=[.P$4]*[.$J53]" office:value-type="float" office:value="2" calcext:value-type="float">
            <text:p>2</text:p>
          </table:table-cell>
          <table:table-cell table:formula="of:=[.Q$4]*[.$J53]" office:value-type="float" office:value="2" calcext:value-type="float">
            <text:p>2</text:p>
          </table:table-cell>
          <table:table-cell table:formula="of:=[.R$4]*[.$J53]" office:value-type="float" office:value="2" calcext:value-type="float">
            <text:p>2</text:p>
          </table:table-cell>
          <table:table-cell table:formula="of:=[.S$4]*[.$J53]" office:value-type="float" office:value="4" calcext:value-type="float">
            <text:p>4</text:p>
          </table:table-cell>
          <table:table-cell table:formula="of:=[.T$4]*[.$J53]" office:value-type="float" office:value="4" calcext:value-type="float">
            <text:p>4</text:p>
          </table:table-cell>
          <table:table-cell table:formula="of:=[.U$4]*[.$J53]" office:value-type="float" office:value="4" calcext:value-type="float">
            <text:p>4</text:p>
          </table:table-cell>
          <table:table-cell table:formula="of:=[.V$4]*[.$J53]" office:value-type="float" office:value="6" calcext:value-type="float">
            <text:p>6</text:p>
          </table:table-cell>
          <table:table-cell table:formula="of:=[.W$4]*[.$J53]" office:value-type="float" office:value="6" calcext:value-type="float">
            <text:p>6</text:p>
          </table:table-cell>
          <table:table-cell table:formula="of:=[.X$4]*[.$J53]" office:value-type="float" office:value="8" calcext:value-type="float">
            <text:p>8</text:p>
          </table:table-cell>
          <table:table-cell table:formula="of:=[.Y$4]*[.$J53]" office:value-type="float" office:value="10" calcext:value-type="float">
            <text:p>10</text:p>
          </table:table-cell>
          <table:table-cell table:formula="of:=[.Z$4]*[.$J53]" office:value-type="float" office:value="12" calcext:value-type="float">
            <text:p>12</text:p>
          </table:table-cell>
          <table:table-cell table:formula="of:=[.AA$4]*[.$J53]" office:value-type="float" office:value="14" calcext:value-type="float">
            <text:p>14</text:p>
          </table:table-cell>
          <table:table-cell table:formula="of:=[.AB$4]*[.$J53]" office:value-type="float" office:value="14" calcext:value-type="float">
            <text:p>14</text:p>
          </table:table-cell>
          <table:table-cell table:formula="of:=[.AC$4]*[.$J5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Buckshot 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4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4];[$'EcCo ammo'.$A$6:$'EcCo ammo'.$A$37];[$'EcCo ammo'.G$6:$'EcCo ammo'.G$37]))" office:value-type="float" office:value="0" calcext:value-type="float">
            <text:p>0</text:p>
          </table:table-cell>
          <table:table-cell table:formula="of:=LOOKUP([.$B54];[$'EcCo ammo'.$A$6:$'EcCo ammo'.$A$37];[$'EcCo ammo'.I$6:$'EcCo ammo'.I$37])" office:value-type="float" office:value="5" calcext:value-type="float">
            <text:p>5</text:p>
          </table:table-cell>
          <table:table-cell table:formula="of:=LOOKUP([.$B54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54])/100" office:value-type="float" office:value="1" calcext:value-type="float">
            <text:p>1.00</text:p>
          </table:table-cell>
          <table:table-cell table:formula="of:=ROUND(AVERAGE([.C54];[.D54]))" office:value-type="float" office:value="31" calcext:value-type="float">
            <text:p>31</text:p>
          </table:table-cell>
          <table:table-cell/>
          <table:table-cell table:style-name="ce30" table:formula="of:=([.$K54]-[.M$4]*[.$J54])*[.$J54]*(100-[.M$5]*[.$J54])/100" office:value-type="float" office:value="31" calcext:value-type="float">
            <text:p>31.0</text:p>
          </table:table-cell>
          <table:table-cell table:style-name="ce30" table:formula="of:=([.$K54]-[.N$4]*[.$J54])*[.$J54]*(100-[.N$5]*[.$J54])/100" office:value-type="float" office:value="27.9" calcext:value-type="float">
            <text:p>27.9</text:p>
          </table:table-cell>
          <table:table-cell table:style-name="ce30" table:formula="of:=([.$K54]-[.O$4]*[.$J54])*[.$J54]*(100-[.O$5]*[.$J54])/100" office:value-type="float" office:value="24.8" calcext:value-type="float">
            <text:p>24.8</text:p>
          </table:table-cell>
          <table:table-cell table:style-name="ce30" table:formula="of:=([.$K54]-[.P$4]*[.$J54])*[.$J54]*(100-[.P$5]*[.$J54])/100" office:value-type="float" office:value="21.75" calcext:value-type="float">
            <text:p>21.8</text:p>
          </table:table-cell>
          <table:table-cell table:style-name="ce30" table:formula="of:=([.$K54]-[.Q$4]*[.$J54])*[.$J54]*(100-[.Q$5]*[.$J54])/100" office:value-type="float" office:value="20.3" calcext:value-type="float">
            <text:p>20.3</text:p>
          </table:table-cell>
          <table:table-cell table:style-name="ce30" table:formula="of:=([.$K54]-[.R$4]*[.$J54])*[.$J54]*(100-[.R$5]*[.$J54])/100" office:value-type="float" office:value="20.3" calcext:value-type="float">
            <text:p>20.3</text:p>
          </table:table-cell>
          <table:table-cell table:style-name="ce30" table:formula="of:=([.$K54]-[.S$4]*[.$J54])*[.$J54]*(100-[.S$5]*[.$J54])/100" office:value-type="float" office:value="18.9" calcext:value-type="float">
            <text:p>18.9</text:p>
          </table:table-cell>
          <table:table-cell table:style-name="ce30" table:formula="of:=([.$K54]-[.T$4]*[.$J54])*[.$J54]*(100-[.T$5]*[.$J54])/100" office:value-type="float" office:value="17.55" calcext:value-type="float">
            <text:p>17.6</text:p>
          </table:table-cell>
          <table:table-cell table:style-name="ce30" table:formula="of:=([.$K54]-[.U$4]*[.$J54])*[.$J54]*(100-[.U$5]*[.$J54])/100" office:value-type="float" office:value="17.55" calcext:value-type="float">
            <text:p>17.6</text:p>
          </table:table-cell>
          <table:table-cell table:style-name="ce30" table:formula="of:=([.$K54]-[.V$4]*[.$J54])*[.$J54]*(100-[.V$5]*[.$J54])/100" office:value-type="float" office:value="15" calcext:value-type="float">
            <text:p>15.0</text:p>
          </table:table-cell>
          <table:table-cell table:style-name="ce30" table:formula="of:=([.$K54]-[.W$4]*[.$J54])*[.$J54]*(100-[.W$5]*[.$J54])/100" office:value-type="float" office:value="13.75" calcext:value-type="float">
            <text:p>13.8</text:p>
          </table:table-cell>
          <table:table-cell table:style-name="ce30" table:formula="of:=([.$K54]-[.X$4]*[.$J54])*[.$J54]*(100-[.X$5]*[.$J54])/100" office:value-type="float" office:value="12.65" calcext:value-type="float">
            <text:p>12.7</text:p>
          </table:table-cell>
          <table:table-cell table:style-name="ce30" table:formula="of:=([.$K54]-[.Y$4]*[.$J54])*[.$J54]*(100-[.Y$5]*[.$J54])/100" office:value-type="float" office:value="10.5" calcext:value-type="float">
            <text:p>10.5</text:p>
          </table:table-cell>
          <table:table-cell table:style-name="ce30" table:formula="of:=([.$K54]-[.Z$4]*[.$J54])*[.$J54]*(100-[.Z$5]*[.$J54])/100" office:value-type="float" office:value="9.5" calcext:value-type="float">
            <text:p>9.5</text:p>
          </table:table-cell>
          <table:table-cell table:style-name="ce30" table:formula="of:=([.$K54]-[.AA$4]*[.$J54])*[.$J54]*(100-[.AA$5]*[.$J54])/100" office:value-type="float" office:value="5.95" calcext:value-type="float">
            <text:p>6.0</text:p>
          </table:table-cell>
          <table:table-cell table:style-name="ce30" table:formula="of:=([.$K54]-[.AB$4]*[.$J54])*[.$J54]*(100-[.AB$5]*[.$J54])/100" office:value-type="float" office:value="5.1" calcext:value-type="float">
            <text:p>5.1</text:p>
          </table:table-cell>
          <table:table-cell table:style-name="ce30" table:formula="of:=([.$K54]-[.AC$4]*[.$J54])*[.$J54]*(100-[.AC$5]*[.$J54])/100" office:value-type="float" office:value="3.3" calcext:value-type="float">
            <text:p>3.3</text:p>
          </table:table-cell>
          <table:table-cell table:number-columns-repeated="6"/>
          <table:table-cell table:formula="of:=[.M$4]*[.$J54]" office:value-type="float" office:value="0" calcext:value-type="float">
            <text:p>0</text:p>
          </table:table-cell>
          <table:table-cell table:formula="of:=[.N$4]*[.$J54]" office:value-type="float" office:value="0" calcext:value-type="float">
            <text:p>0</text:p>
          </table:table-cell>
          <table:table-cell table:formula="of:=[.O$4]*[.$J54]" office:value-type="float" office:value="0" calcext:value-type="float">
            <text:p>0</text:p>
          </table:table-cell>
          <table:table-cell table:formula="of:=[.P$4]*[.$J54]" office:value-type="float" office:value="2" calcext:value-type="float">
            <text:p>2</text:p>
          </table:table-cell>
          <table:table-cell table:formula="of:=[.Q$4]*[.$J54]" office:value-type="float" office:value="2" calcext:value-type="float">
            <text:p>2</text:p>
          </table:table-cell>
          <table:table-cell table:formula="of:=[.R$4]*[.$J54]" office:value-type="float" office:value="2" calcext:value-type="float">
            <text:p>2</text:p>
          </table:table-cell>
          <table:table-cell table:formula="of:=[.S$4]*[.$J54]" office:value-type="float" office:value="4" calcext:value-type="float">
            <text:p>4</text:p>
          </table:table-cell>
          <table:table-cell table:formula="of:=[.T$4]*[.$J54]" office:value-type="float" office:value="4" calcext:value-type="float">
            <text:p>4</text:p>
          </table:table-cell>
          <table:table-cell table:formula="of:=[.U$4]*[.$J54]" office:value-type="float" office:value="4" calcext:value-type="float">
            <text:p>4</text:p>
          </table:table-cell>
          <table:table-cell table:formula="of:=[.V$4]*[.$J54]" office:value-type="float" office:value="6" calcext:value-type="float">
            <text:p>6</text:p>
          </table:table-cell>
          <table:table-cell table:formula="of:=[.W$4]*[.$J54]" office:value-type="float" office:value="6" calcext:value-type="float">
            <text:p>6</text:p>
          </table:table-cell>
          <table:table-cell table:formula="of:=[.X$4]*[.$J54]" office:value-type="float" office:value="8" calcext:value-type="float">
            <text:p>8</text:p>
          </table:table-cell>
          <table:table-cell table:formula="of:=[.Y$4]*[.$J54]" office:value-type="float" office:value="10" calcext:value-type="float">
            <text:p>10</text:p>
          </table:table-cell>
          <table:table-cell table:formula="of:=[.Z$4]*[.$J54]" office:value-type="float" office:value="12" calcext:value-type="float">
            <text:p>12</text:p>
          </table:table-cell>
          <table:table-cell table:formula="of:=[.AA$4]*[.$J54]" office:value-type="float" office:value="14" calcext:value-type="float">
            <text:p>14</text:p>
          </table:table-cell>
          <table:table-cell table:formula="of:=[.AB$4]*[.$J54]" office:value-type="float" office:value="14" calcext:value-type="float">
            <text:p>14</text:p>
          </table:table-cell>
          <table:table-cell table:formula="of:=[.AC$4]*[.$J5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5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5];[$'EcCo ammo'.$A$6:$'EcCo ammo'.$A$37];[$'EcCo ammo'.G$6:$'EcCo ammo'.G$37]))" office:value-type="float" office:value="-50" calcext:value-type="float">
            <text:p>-50</text:p>
          </table:table-cell>
          <table:table-cell table:formula="of:=LOOKUP([.$B55];[$'EcCo ammo'.$A$6:$'EcCo ammo'.$A$37];[$'EcCo ammo'.I$6:$'EcCo ammo'.I$37])" office:value-type="float" office:value="1" calcext:value-type="float">
            <text:p>1</text:p>
          </table:table-cell>
          <table:table-cell table:formula="of:=LOOKUP([.$B5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55])/100" office:value-type="float" office:value="0.5" calcext:value-type="float">
            <text:p>0.50</text:p>
          </table:table-cell>
          <table:table-cell table:formula="of:=ROUND(AVERAGE([.C55];[.D55]))" office:value-type="float" office:value="17" calcext:value-type="float">
            <text:p>17</text:p>
          </table:table-cell>
          <table:table-cell/>
          <table:table-cell table:style-name="ce30" table:formula="of:=([.$K55]-[.M$4]*[.$J55])*[.$J55]*(100-[.M$5]*[.$J55])/100" office:value-type="float" office:value="8.5" calcext:value-type="float">
            <text:p>8.5</text:p>
          </table:table-cell>
          <table:table-cell table:style-name="ce30" table:formula="of:=([.$K55]-[.N$4]*[.$J55])*[.$J55]*(100-[.N$5]*[.$J55])/100" office:value-type="float" office:value="8.075" calcext:value-type="float">
            <text:p>8.1</text:p>
          </table:table-cell>
          <table:table-cell table:style-name="ce30" table:formula="of:=([.$K55]-[.O$4]*[.$J55])*[.$J55]*(100-[.O$5]*[.$J55])/100" office:value-type="float" office:value="7.65" calcext:value-type="float">
            <text:p>7.7</text:p>
          </table:table-cell>
          <table:table-cell table:style-name="ce30" table:formula="of:=([.$K55]-[.P$4]*[.$J55])*[.$J55]*(100-[.P$5]*[.$J55])/100" office:value-type="float" office:value="7" calcext:value-type="float">
            <text:p>7.0</text:p>
          </table:table-cell>
          <table:table-cell table:style-name="ce30" table:formula="of:=([.$K55]-[.Q$4]*[.$J55])*[.$J55]*(100-[.Q$5]*[.$J55])/100" office:value-type="float" office:value="6.8" calcext:value-type="float">
            <text:p>6.8</text:p>
          </table:table-cell>
          <table:table-cell table:style-name="ce30" table:formula="of:=([.$K55]-[.R$4]*[.$J55])*[.$J55]*(100-[.R$5]*[.$J55])/100" office:value-type="float" office:value="6.8" calcext:value-type="float">
            <text:p>6.8</text:p>
          </table:table-cell>
          <table:table-cell table:style-name="ce30" table:formula="of:=([.$K55]-[.S$4]*[.$J55])*[.$J55]*(100-[.S$5]*[.$J55])/100" office:value-type="float" office:value="6.375" calcext:value-type="float">
            <text:p>6.4</text:p>
          </table:table-cell>
          <table:table-cell table:style-name="ce30" table:formula="of:=([.$K55]-[.T$4]*[.$J55])*[.$J55]*(100-[.T$5]*[.$J55])/100" office:value-type="float" office:value="6.1875" calcext:value-type="float">
            <text:p>6.2</text:p>
          </table:table-cell>
          <table:table-cell table:style-name="ce30" table:formula="of:=([.$K55]-[.U$4]*[.$J55])*[.$J55]*(100-[.U$5]*[.$J55])/100" office:value-type="float" office:value="6.1875" calcext:value-type="float">
            <text:p>6.2</text:p>
          </table:table-cell>
          <table:table-cell table:style-name="ce30" table:formula="of:=([.$K55]-[.V$4]*[.$J55])*[.$J55]*(100-[.V$5]*[.$J55])/100" office:value-type="float" office:value="5.6" calcext:value-type="float">
            <text:p>5.6</text:p>
          </table:table-cell>
          <table:table-cell table:style-name="ce30" table:formula="of:=([.$K55]-[.W$4]*[.$J55])*[.$J55]*(100-[.W$5]*[.$J55])/100" office:value-type="float" office:value="5.425" calcext:value-type="float">
            <text:p>5.4</text:p>
          </table:table-cell>
          <table:table-cell table:style-name="ce30" table:formula="of:=([.$K55]-[.X$4]*[.$J55])*[.$J55]*(100-[.X$5]*[.$J55])/100" office:value-type="float" office:value="5.0375" calcext:value-type="float">
            <text:p>5.0</text:p>
          </table:table-cell>
          <table:table-cell table:style-name="ce30" table:formula="of:=([.$K55]-[.Y$4]*[.$J55])*[.$J55]*(100-[.Y$5]*[.$J55])/100" office:value-type="float" office:value="4.5" calcext:value-type="float">
            <text:p>4.5</text:p>
          </table:table-cell>
          <table:table-cell table:style-name="ce30" table:formula="of:=([.$K55]-[.Z$4]*[.$J55])*[.$J55]*(100-[.Z$5]*[.$J55])/100" office:value-type="float" office:value="4.125" calcext:value-type="float">
            <text:p>4.1</text:p>
          </table:table-cell>
          <table:table-cell table:style-name="ce30" table:formula="of:=([.$K55]-[.AA$4]*[.$J55])*[.$J55]*(100-[.AA$5]*[.$J55])/100" office:value-type="float" office:value="3.375" calcext:value-type="float">
            <text:p>3.4</text:p>
          </table:table-cell>
          <table:table-cell table:style-name="ce30" table:formula="of:=([.$K55]-[.AB$4]*[.$J55])*[.$J55]*(100-[.AB$5]*[.$J55])/100" office:value-type="float" office:value="3.25" calcext:value-type="float">
            <text:p>3.3</text:p>
          </table:table-cell>
          <table:table-cell table:style-name="ce30" table:formula="of:=([.$K55]-[.AC$4]*[.$J55])*[.$J55]*(100-[.AC$5]*[.$J55])/100" office:value-type="float" office:value="2.275" calcext:value-type="float">
            <text:p>2.3</text:p>
          </table:table-cell>
          <table:table-cell table:number-columns-repeated="6"/>
          <table:table-cell table:formula="of:=[.M$4]*[.$J55]" office:value-type="float" office:value="0" calcext:value-type="float">
            <text:p>0</text:p>
          </table:table-cell>
          <table:table-cell table:formula="of:=[.N$4]*[.$J55]" office:value-type="float" office:value="0" calcext:value-type="float">
            <text:p>0</text:p>
          </table:table-cell>
          <table:table-cell table:formula="of:=[.O$4]*[.$J55]" office:value-type="float" office:value="0" calcext:value-type="float">
            <text:p>0</text:p>
          </table:table-cell>
          <table:table-cell table:formula="of:=[.P$4]*[.$J55]" office:value-type="float" office:value="1" calcext:value-type="float">
            <text:p>1</text:p>
          </table:table-cell>
          <table:table-cell table:formula="of:=[.Q$4]*[.$J55]" office:value-type="float" office:value="1" calcext:value-type="float">
            <text:p>1</text:p>
          </table:table-cell>
          <table:table-cell table:formula="of:=[.R$4]*[.$J55]" office:value-type="float" office:value="1" calcext:value-type="float">
            <text:p>1</text:p>
          </table:table-cell>
          <table:table-cell table:formula="of:=[.S$4]*[.$J55]" office:value-type="float" office:value="2" calcext:value-type="float">
            <text:p>2</text:p>
          </table:table-cell>
          <table:table-cell table:formula="of:=[.T$4]*[.$J55]" office:value-type="float" office:value="2" calcext:value-type="float">
            <text:p>2</text:p>
          </table:table-cell>
          <table:table-cell table:formula="of:=[.U$4]*[.$J55]" office:value-type="float" office:value="2" calcext:value-type="float">
            <text:p>2</text:p>
          </table:table-cell>
          <table:table-cell table:formula="of:=[.V$4]*[.$J55]" office:value-type="float" office:value="3" calcext:value-type="float">
            <text:p>3</text:p>
          </table:table-cell>
          <table:table-cell table:formula="of:=[.W$4]*[.$J55]" office:value-type="float" office:value="3" calcext:value-type="float">
            <text:p>3</text:p>
          </table:table-cell>
          <table:table-cell table:formula="of:=[.X$4]*[.$J55]" office:value-type="float" office:value="4" calcext:value-type="float">
            <text:p>4</text:p>
          </table:table-cell>
          <table:table-cell table:formula="of:=[.Y$4]*[.$J55]" office:value-type="float" office:value="5" calcext:value-type="float">
            <text:p>5</text:p>
          </table:table-cell>
          <table:table-cell table:formula="of:=[.Z$4]*[.$J55]" office:value-type="float" office:value="6" calcext:value-type="float">
            <text:p>6</text:p>
          </table:table-cell>
          <table:table-cell table:formula="of:=[.AA$4]*[.$J55]" office:value-type="float" office:value="7" calcext:value-type="float">
            <text:p>7</text:p>
          </table:table-cell>
          <table:table-cell table:formula="of:=[.AB$4]*[.$J55]" office:value-type="float" office:value="7" calcext:value-type="float">
            <text:p>7</text:p>
          </table:table-cell>
          <table:table-cell table:formula="of:=[.AC$4]*[.$J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JH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6];[$'EcCo ammo'.$A$6:$'EcCo ammo'.$A$37];[$'EcCo ammo'.F$6:$'EcCo ammo'.F$37])" office:value-type="float" office:value="10" calcext:value-type="float">
            <text:p>10</text:p>
          </table:table-cell>
          <table:table-cell table:formula="of:=FLOOR(LOOKUP([.$B56];[$'EcCo ammo'.$A$6:$'EcCo ammo'.$A$37];[$'EcCo ammo'.G$6:$'EcCo ammo'.G$37]))" office:value-type="float" office:value="0" calcext:value-type="float">
            <text:p>0</text:p>
          </table:table-cell>
          <table:table-cell table:formula="of:=LOOKUP([.$B56];[$'EcCo ammo'.$A$6:$'EcCo ammo'.$A$37];[$'EcCo ammo'.I$6:$'EcCo ammo'.I$37])" office:value-type="float" office:value="4" calcext:value-type="float">
            <text:p>4</text:p>
          </table:table-cell>
          <table:table-cell table:formula="of:=LOOKUP([.$B56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56])/100" office:value-type="float" office:value="1" calcext:value-type="float">
            <text:p>1.00</text:p>
          </table:table-cell>
          <table:table-cell table:formula="of:=ROUND(AVERAGE([.C56];[.D56]))" office:value-type="float" office:value="17" calcext:value-type="float">
            <text:p>17</text:p>
          </table:table-cell>
          <table:table-cell/>
          <table:table-cell table:style-name="ce30" table:formula="of:=([.$K56]-[.M$4]*[.$J56])*[.$J56]*(100-[.M$5]*[.$J56])/100" office:value-type="float" office:value="17" calcext:value-type="float">
            <text:p>17.0</text:p>
          </table:table-cell>
          <table:table-cell table:style-name="ce30" table:formula="of:=([.$K56]-[.N$4]*[.$J56])*[.$J56]*(100-[.N$5]*[.$J56])/100" office:value-type="float" office:value="15.3" calcext:value-type="float">
            <text:p>15.3</text:p>
          </table:table-cell>
          <table:table-cell table:style-name="ce30" table:formula="of:=([.$K56]-[.O$4]*[.$J56])*[.$J56]*(100-[.O$5]*[.$J56])/100" office:value-type="float" office:value="13.6" calcext:value-type="float">
            <text:p>13.6</text:p>
          </table:table-cell>
          <table:table-cell table:style-name="ce30" table:formula="of:=([.$K56]-[.P$4]*[.$J56])*[.$J56]*(100-[.P$5]*[.$J56])/100" office:value-type="float" office:value="11.25" calcext:value-type="float">
            <text:p>11.3</text:p>
          </table:table-cell>
          <table:table-cell table:style-name="ce30" table:formula="of:=([.$K56]-[.Q$4]*[.$J56])*[.$J56]*(100-[.Q$5]*[.$J56])/100" office:value-type="float" office:value="10.5" calcext:value-type="float">
            <text:p>10.5</text:p>
          </table:table-cell>
          <table:table-cell table:style-name="ce30" table:formula="of:=([.$K56]-[.R$4]*[.$J56])*[.$J56]*(100-[.R$5]*[.$J56])/100" office:value-type="float" office:value="10.5" calcext:value-type="float">
            <text:p>10.5</text:p>
          </table:table-cell>
          <table:table-cell table:style-name="ce30" table:formula="of:=([.$K56]-[.S$4]*[.$J56])*[.$J56]*(100-[.S$5]*[.$J56])/100" office:value-type="float" office:value="9.1" calcext:value-type="float">
            <text:p>9.1</text:p>
          </table:table-cell>
          <table:table-cell table:style-name="ce30" table:formula="of:=([.$K56]-[.T$4]*[.$J56])*[.$J56]*(100-[.T$5]*[.$J56])/100" office:value-type="float" office:value="8.45" calcext:value-type="float">
            <text:p>8.5</text:p>
          </table:table-cell>
          <table:table-cell table:style-name="ce30" table:formula="of:=([.$K56]-[.U$4]*[.$J56])*[.$J56]*(100-[.U$5]*[.$J56])/100" office:value-type="float" office:value="8.45" calcext:value-type="float">
            <text:p>8.5</text:p>
          </table:table-cell>
          <table:table-cell table:style-name="ce30" table:formula="of:=([.$K56]-[.V$4]*[.$J56])*[.$J56]*(100-[.V$5]*[.$J56])/100" office:value-type="float" office:value="6.6" calcext:value-type="float">
            <text:p>6.6</text:p>
          </table:table-cell>
          <table:table-cell table:style-name="ce30" table:formula="of:=([.$K56]-[.W$4]*[.$J56])*[.$J56]*(100-[.W$5]*[.$J56])/100" office:value-type="float" office:value="6.05" calcext:value-type="float">
            <text:p>6.1</text:p>
          </table:table-cell>
          <table:table-cell table:style-name="ce30" table:formula="of:=([.$K56]-[.X$4]*[.$J56])*[.$J56]*(100-[.X$5]*[.$J56])/100" office:value-type="float" office:value="4.95" calcext:value-type="float">
            <text:p>5.0</text:p>
          </table:table-cell>
          <table:table-cell table:style-name="ce30" table:formula="of:=([.$K56]-[.Y$4]*[.$J56])*[.$J56]*(100-[.Y$5]*[.$J56])/100" office:value-type="float" office:value="3.5" calcext:value-type="float">
            <text:p>3.5</text:p>
          </table:table-cell>
          <table:table-cell table:style-name="ce30" table:formula="of:=([.$K56]-[.Z$4]*[.$J56])*[.$J56]*(100-[.Z$5]*[.$J56])/100" office:value-type="float" office:value="2.5" calcext:value-type="float">
            <text:p>2.5</text:p>
          </table:table-cell>
          <table:table-cell table:style-name="ce30" table:formula="of:=([.$K56]-[.AA$4]*[.$J56])*[.$J56]*(100-[.AA$5]*[.$J56])/100" office:value-type="float" office:value="1.05" calcext:value-type="float">
            <text:p>1.1</text:p>
          </table:table-cell>
          <table:table-cell table:style-name="ce30" table:formula="of:=([.$K56]-[.AB$4]*[.$J56])*[.$J56]*(100-[.AB$5]*[.$J56])/100" office:value-type="float" office:value="0.9" calcext:value-type="float">
            <text:p>0.9</text:p>
          </table:table-cell>
          <table:table-cell table:style-name="ce30" table:formula="of:=([.$K56]-[.AC$4]*[.$J56])*[.$J56]*(100-[.AC$5]*[.$J56])/100" office:value-type="float" office:value="-0.9" calcext:value-type="float">
            <text:p>-0.9</text:p>
          </table:table-cell>
          <table:table-cell table:number-columns-repeated="6"/>
          <table:table-cell table:formula="of:=[.M$4]*[.$J56]" office:value-type="float" office:value="0" calcext:value-type="float">
            <text:p>0</text:p>
          </table:table-cell>
          <table:table-cell table:formula="of:=[.N$4]*[.$J56]" office:value-type="float" office:value="0" calcext:value-type="float">
            <text:p>0</text:p>
          </table:table-cell>
          <table:table-cell table:formula="of:=[.O$4]*[.$J56]" office:value-type="float" office:value="0" calcext:value-type="float">
            <text:p>0</text:p>
          </table:table-cell>
          <table:table-cell table:formula="of:=[.P$4]*[.$J56]" office:value-type="float" office:value="2" calcext:value-type="float">
            <text:p>2</text:p>
          </table:table-cell>
          <table:table-cell table:formula="of:=[.Q$4]*[.$J56]" office:value-type="float" office:value="2" calcext:value-type="float">
            <text:p>2</text:p>
          </table:table-cell>
          <table:table-cell table:formula="of:=[.R$4]*[.$J56]" office:value-type="float" office:value="2" calcext:value-type="float">
            <text:p>2</text:p>
          </table:table-cell>
          <table:table-cell table:formula="of:=[.S$4]*[.$J56]" office:value-type="float" office:value="4" calcext:value-type="float">
            <text:p>4</text:p>
          </table:table-cell>
          <table:table-cell table:formula="of:=[.T$4]*[.$J56]" office:value-type="float" office:value="4" calcext:value-type="float">
            <text:p>4</text:p>
          </table:table-cell>
          <table:table-cell table:formula="of:=[.U$4]*[.$J56]" office:value-type="float" office:value="4" calcext:value-type="float">
            <text:p>4</text:p>
          </table:table-cell>
          <table:table-cell table:formula="of:=[.V$4]*[.$J56]" office:value-type="float" office:value="6" calcext:value-type="float">
            <text:p>6</text:p>
          </table:table-cell>
          <table:table-cell table:formula="of:=[.W$4]*[.$J56]" office:value-type="float" office:value="6" calcext:value-type="float">
            <text:p>6</text:p>
          </table:table-cell>
          <table:table-cell table:formula="of:=[.X$4]*[.$J56]" office:value-type="float" office:value="8" calcext:value-type="float">
            <text:p>8</text:p>
          </table:table-cell>
          <table:table-cell table:formula="of:=[.Y$4]*[.$J56]" office:value-type="float" office:value="10" calcext:value-type="float">
            <text:p>10</text:p>
          </table:table-cell>
          <table:table-cell table:formula="of:=[.Z$4]*[.$J56]" office:value-type="float" office:value="12" calcext:value-type="float">
            <text:p>12</text:p>
          </table:table-cell>
          <table:table-cell table:formula="of:=[.AA$4]*[.$J56]" office:value-type="float" office:value="14" calcext:value-type="float">
            <text:p>14</text:p>
          </table:table-cell>
          <table:table-cell table:formula="of:=[.AB$4]*[.$J56]" office:value-type="float" office:value="14" calcext:value-type="float">
            <text:p>14</text:p>
          </table:table-cell>
          <table:table-cell table:formula="of:=[.AC$4]*[.$J5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7];[$'EcCo ammo'.$A$6:$'EcCo ammo'.$A$37];[$'EcCo ammo'.F$6:$'EcCo ammo'.F$37])" office:value-type="float" office:value="-30" calcext:value-type="float">
            <text:p>-30</text:p>
          </table:table-cell>
          <table:table-cell table:formula="of:=FLOOR(LOOKUP([.$B57];[$'EcCo ammo'.$A$6:$'EcCo ammo'.$A$37];[$'EcCo ammo'.G$6:$'EcCo ammo'.G$37]))" office:value-type="float" office:value="-50" calcext:value-type="float">
            <text:p>-50</text:p>
          </table:table-cell>
          <table:table-cell table:formula="of:=LOOKUP([.$B57];[$'EcCo ammo'.$A$6:$'EcCo ammo'.$A$37];[$'EcCo ammo'.I$6:$'EcCo ammo'.I$37])" office:value-type="float" office:value="1" calcext:value-type="float">
            <text:p>1</text:p>
          </table:table-cell>
          <table:table-cell table:formula="of:=LOOKUP([.$B5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57])/100" office:value-type="float" office:value="0.5" calcext:value-type="float">
            <text:p>0.50</text:p>
          </table:table-cell>
          <table:table-cell table:formula="of:=ROUND(AVERAGE([.C57];[.D57]))" office:value-type="float" office:value="27" calcext:value-type="float">
            <text:p>27</text:p>
          </table:table-cell>
          <table:table-cell/>
          <table:table-cell table:style-name="ce30" table:formula="of:=([.$K57]-[.M$4]*[.$J57])*[.$J57]*(100-[.M$5]*[.$J57])/100" office:value-type="float" office:value="13.5" calcext:value-type="float">
            <text:p>13.5</text:p>
          </table:table-cell>
          <table:table-cell table:style-name="ce30" table:formula="of:=([.$K57]-[.N$4]*[.$J57])*[.$J57]*(100-[.N$5]*[.$J57])/100" office:value-type="float" office:value="12.825" calcext:value-type="float">
            <text:p>12.8</text:p>
          </table:table-cell>
          <table:table-cell table:style-name="ce30" table:formula="of:=([.$K57]-[.O$4]*[.$J57])*[.$J57]*(100-[.O$5]*[.$J57])/100" office:value-type="float" office:value="12.15" calcext:value-type="float">
            <text:p>12.2</text:p>
          </table:table-cell>
          <table:table-cell table:style-name="ce30" table:formula="of:=([.$K57]-[.P$4]*[.$J57])*[.$J57]*(100-[.P$5]*[.$J57])/100" office:value-type="float" office:value="11.375" calcext:value-type="float">
            <text:p>11.4</text:p>
          </table:table-cell>
          <table:table-cell table:style-name="ce30" table:formula="of:=([.$K57]-[.Q$4]*[.$J57])*[.$J57]*(100-[.Q$5]*[.$J57])/100" office:value-type="float" office:value="11.05" calcext:value-type="float">
            <text:p>11.1</text:p>
          </table:table-cell>
          <table:table-cell table:style-name="ce30" table:formula="of:=([.$K57]-[.R$4]*[.$J57])*[.$J57]*(100-[.R$5]*[.$J57])/100" office:value-type="float" office:value="11.05" calcext:value-type="float">
            <text:p>11.1</text:p>
          </table:table-cell>
          <table:table-cell table:style-name="ce30" table:formula="of:=([.$K57]-[.S$4]*[.$J57])*[.$J57]*(100-[.S$5]*[.$J57])/100" office:value-type="float" office:value="10.625" calcext:value-type="float">
            <text:p>10.6</text:p>
          </table:table-cell>
          <table:table-cell table:style-name="ce30" table:formula="of:=([.$K57]-[.T$4]*[.$J57])*[.$J57]*(100-[.T$5]*[.$J57])/100" office:value-type="float" office:value="10.3125" calcext:value-type="float">
            <text:p>10.3</text:p>
          </table:table-cell>
          <table:table-cell table:style-name="ce30" table:formula="of:=([.$K57]-[.U$4]*[.$J57])*[.$J57]*(100-[.U$5]*[.$J57])/100" office:value-type="float" office:value="10.3125" calcext:value-type="float">
            <text:p>10.3</text:p>
          </table:table-cell>
          <table:table-cell table:style-name="ce30" table:formula="of:=([.$K57]-[.V$4]*[.$J57])*[.$J57]*(100-[.V$5]*[.$J57])/100" office:value-type="float" office:value="9.6" calcext:value-type="float">
            <text:p>9.6</text:p>
          </table:table-cell>
          <table:table-cell table:style-name="ce30" table:formula="of:=([.$K57]-[.W$4]*[.$J57])*[.$J57]*(100-[.W$5]*[.$J57])/100" office:value-type="float" office:value="9.3" calcext:value-type="float">
            <text:p>9.3</text:p>
          </table:table-cell>
          <table:table-cell table:style-name="ce30" table:formula="of:=([.$K57]-[.X$4]*[.$J57])*[.$J57]*(100-[.X$5]*[.$J57])/100" office:value-type="float" office:value="8.9125" calcext:value-type="float">
            <text:p>8.9</text:p>
          </table:table-cell>
          <table:table-cell table:style-name="ce30" table:formula="of:=([.$K57]-[.Y$4]*[.$J57])*[.$J57]*(100-[.Y$5]*[.$J57])/100" office:value-type="float" office:value="8.25" calcext:value-type="float">
            <text:p>8.3</text:p>
          </table:table-cell>
          <table:table-cell table:style-name="ce30" table:formula="of:=([.$K57]-[.Z$4]*[.$J57])*[.$J57]*(100-[.Z$5]*[.$J57])/100" office:value-type="float" office:value="7.875" calcext:value-type="float">
            <text:p>7.9</text:p>
          </table:table-cell>
          <table:table-cell table:style-name="ce30" table:formula="of:=([.$K57]-[.AA$4]*[.$J57])*[.$J57]*(100-[.AA$5]*[.$J57])/100" office:value-type="float" office:value="6.75" calcext:value-type="float">
            <text:p>6.8</text:p>
          </table:table-cell>
          <table:table-cell table:style-name="ce30" table:formula="of:=([.$K57]-[.AB$4]*[.$J57])*[.$J57]*(100-[.AB$5]*[.$J57])/100" office:value-type="float" office:value="6.5" calcext:value-type="float">
            <text:p>6.5</text:p>
          </table:table-cell>
          <table:table-cell table:style-name="ce30" table:formula="of:=([.$K57]-[.AC$4]*[.$J57])*[.$J57]*(100-[.AC$5]*[.$J57])/100" office:value-type="float" office:value="5.525" calcext:value-type="float">
            <text:p>5.5</text:p>
          </table:table-cell>
          <table:table-cell table:number-columns-repeated="6"/>
          <table:table-cell table:formula="of:=[.M$4]*[.$J57]" office:value-type="float" office:value="0" calcext:value-type="float">
            <text:p>0</text:p>
          </table:table-cell>
          <table:table-cell table:formula="of:=[.N$4]*[.$J57]" office:value-type="float" office:value="0" calcext:value-type="float">
            <text:p>0</text:p>
          </table:table-cell>
          <table:table-cell table:formula="of:=[.O$4]*[.$J57]" office:value-type="float" office:value="0" calcext:value-type="float">
            <text:p>0</text:p>
          </table:table-cell>
          <table:table-cell table:formula="of:=[.P$4]*[.$J57]" office:value-type="float" office:value="1" calcext:value-type="float">
            <text:p>1</text:p>
          </table:table-cell>
          <table:table-cell table:formula="of:=[.Q$4]*[.$J57]" office:value-type="float" office:value="1" calcext:value-type="float">
            <text:p>1</text:p>
          </table:table-cell>
          <table:table-cell table:formula="of:=[.R$4]*[.$J57]" office:value-type="float" office:value="1" calcext:value-type="float">
            <text:p>1</text:p>
          </table:table-cell>
          <table:table-cell table:formula="of:=[.S$4]*[.$J57]" office:value-type="float" office:value="2" calcext:value-type="float">
            <text:p>2</text:p>
          </table:table-cell>
          <table:table-cell table:formula="of:=[.T$4]*[.$J57]" office:value-type="float" office:value="2" calcext:value-type="float">
            <text:p>2</text:p>
          </table:table-cell>
          <table:table-cell table:formula="of:=[.U$4]*[.$J57]" office:value-type="float" office:value="2" calcext:value-type="float">
            <text:p>2</text:p>
          </table:table-cell>
          <table:table-cell table:formula="of:=[.V$4]*[.$J57]" office:value-type="float" office:value="3" calcext:value-type="float">
            <text:p>3</text:p>
          </table:table-cell>
          <table:table-cell table:formula="of:=[.W$4]*[.$J57]" office:value-type="float" office:value="3" calcext:value-type="float">
            <text:p>3</text:p>
          </table:table-cell>
          <table:table-cell table:formula="of:=[.X$4]*[.$J57]" office:value-type="float" office:value="4" calcext:value-type="float">
            <text:p>4</text:p>
          </table:table-cell>
          <table:table-cell table:formula="of:=[.Y$4]*[.$J57]" office:value-type="float" office:value="5" calcext:value-type="float">
            <text:p>5</text:p>
          </table:table-cell>
          <table:table-cell table:formula="of:=[.Z$4]*[.$J57]" office:value-type="float" office:value="6" calcext:value-type="float">
            <text:p>6</text:p>
          </table:table-cell>
          <table:table-cell table:formula="of:=[.AA$4]*[.$J57]" office:value-type="float" office:value="7" calcext:value-type="float">
            <text:p>7</text:p>
          </table:table-cell>
          <table:table-cell table:formula="of:=[.AB$4]*[.$J57]" office:value-type="float" office:value="7" calcext:value-type="float">
            <text:p>7</text:p>
          </table:table-cell>
          <table:table-cell table:formula="of:=[.AC$4]*[.$J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8];[$'EcCo ammo'.$A$6:$'EcCo ammo'.$A$37];[$'EcCo ammo'.F$6:$'EcCo ammo'.F$37])" office:value-type="float" office:value="-30" calcext:value-type="float">
            <text:p>-30</text:p>
          </table:table-cell>
          <table:table-cell table:formula="of:=FLOOR(LOOKUP([.$B58];[$'EcCo ammo'.$A$6:$'EcCo ammo'.$A$37];[$'EcCo ammo'.G$6:$'EcCo ammo'.G$37]))" office:value-type="float" office:value="-50" calcext:value-type="float">
            <text:p>-50</text:p>
          </table:table-cell>
          <table:table-cell table:formula="of:=LOOKUP([.$B58];[$'EcCo ammo'.$A$6:$'EcCo ammo'.$A$37];[$'EcCo ammo'.I$6:$'EcCo ammo'.I$37])" office:value-type="float" office:value="1" calcext:value-type="float">
            <text:p>1</text:p>
          </table:table-cell>
          <table:table-cell table:formula="of:=LOOKUP([.$B5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58])/100" office:value-type="float" office:value="0.5" calcext:value-type="float">
            <text:p>0.50</text:p>
          </table:table-cell>
          <table:table-cell table:formula="of:=ROUND(AVERAGE([.C58];[.D58]))" office:value-type="float" office:value="40" calcext:value-type="float">
            <text:p>40</text:p>
          </table:table-cell>
          <table:table-cell/>
          <table:table-cell table:style-name="ce30" table:formula="of:=([.$K58]-[.M$4]*[.$J58])*[.$J58]*(100-[.M$5]*[.$J58])/100" office:value-type="float" office:value="20" calcext:value-type="float">
            <text:p>20.0</text:p>
          </table:table-cell>
          <table:table-cell table:style-name="ce30" table:formula="of:=([.$K58]-[.N$4]*[.$J58])*[.$J58]*(100-[.N$5]*[.$J58])/100" office:value-type="float" office:value="19" calcext:value-type="float">
            <text:p>19.0</text:p>
          </table:table-cell>
          <table:table-cell table:style-name="ce30" table:formula="of:=([.$K58]-[.O$4]*[.$J58])*[.$J58]*(100-[.O$5]*[.$J58])/100" office:value-type="float" office:value="18" calcext:value-type="float">
            <text:p>18.0</text:p>
          </table:table-cell>
          <table:table-cell table:style-name="ce30" table:formula="of:=([.$K58]-[.P$4]*[.$J58])*[.$J58]*(100-[.P$5]*[.$J58])/100" office:value-type="float" office:value="17.0625" calcext:value-type="float">
            <text:p>17.1</text:p>
          </table:table-cell>
          <table:table-cell table:style-name="ce30" table:formula="of:=([.$K58]-[.Q$4]*[.$J58])*[.$J58]*(100-[.Q$5]*[.$J58])/100" office:value-type="float" office:value="16.575" calcext:value-type="float">
            <text:p>16.6</text:p>
          </table:table-cell>
          <table:table-cell table:style-name="ce30" table:formula="of:=([.$K58]-[.R$4]*[.$J58])*[.$J58]*(100-[.R$5]*[.$J58])/100" office:value-type="float" office:value="16.575" calcext:value-type="float">
            <text:p>16.6</text:p>
          </table:table-cell>
          <table:table-cell table:style-name="ce30" table:formula="of:=([.$K58]-[.S$4]*[.$J58])*[.$J58]*(100-[.S$5]*[.$J58])/100" office:value-type="float" office:value="16.15" calcext:value-type="float">
            <text:p>16.2</text:p>
          </table:table-cell>
          <table:table-cell table:style-name="ce30" table:formula="of:=([.$K58]-[.T$4]*[.$J58])*[.$J58]*(100-[.T$5]*[.$J58])/100" office:value-type="float" office:value="15.675" calcext:value-type="float">
            <text:p>15.7</text:p>
          </table:table-cell>
          <table:table-cell table:style-name="ce30" table:formula="of:=([.$K58]-[.U$4]*[.$J58])*[.$J58]*(100-[.U$5]*[.$J58])/100" office:value-type="float" office:value="15.675" calcext:value-type="float">
            <text:p>15.7</text:p>
          </table:table-cell>
          <table:table-cell table:style-name="ce30" table:formula="of:=([.$K58]-[.V$4]*[.$J58])*[.$J58]*(100-[.V$5]*[.$J58])/100" office:value-type="float" office:value="14.8" calcext:value-type="float">
            <text:p>14.8</text:p>
          </table:table-cell>
          <table:table-cell table:style-name="ce30" table:formula="of:=([.$K58]-[.W$4]*[.$J58])*[.$J58]*(100-[.W$5]*[.$J58])/100" office:value-type="float" office:value="14.3375" calcext:value-type="float">
            <text:p>14.3</text:p>
          </table:table-cell>
          <table:table-cell table:style-name="ce30" table:formula="of:=([.$K58]-[.X$4]*[.$J58])*[.$J58]*(100-[.X$5]*[.$J58])/100" office:value-type="float" office:value="13.95" calcext:value-type="float">
            <text:p>14.0</text:p>
          </table:table-cell>
          <table:table-cell table:style-name="ce30" table:formula="of:=([.$K58]-[.Y$4]*[.$J58])*[.$J58]*(100-[.Y$5]*[.$J58])/100" office:value-type="float" office:value="13.125" calcext:value-type="float">
            <text:p>13.1</text:p>
          </table:table-cell>
          <table:table-cell table:style-name="ce30" table:formula="of:=([.$K58]-[.Z$4]*[.$J58])*[.$J58]*(100-[.Z$5]*[.$J58])/100" office:value-type="float" office:value="12.75" calcext:value-type="float">
            <text:p>12.8</text:p>
          </table:table-cell>
          <table:table-cell table:style-name="ce30" table:formula="of:=([.$K58]-[.AA$4]*[.$J58])*[.$J58]*(100-[.AA$5]*[.$J58])/100" office:value-type="float" office:value="11.1375" calcext:value-type="float">
            <text:p>11.1</text:p>
          </table:table-cell>
          <table:table-cell table:style-name="ce30" table:formula="of:=([.$K58]-[.AB$4]*[.$J58])*[.$J58]*(100-[.AB$5]*[.$J58])/100" office:value-type="float" office:value="10.725" calcext:value-type="float">
            <text:p>10.7</text:p>
          </table:table-cell>
          <table:table-cell table:style-name="ce30" table:formula="of:=([.$K58]-[.AC$4]*[.$J58])*[.$J58]*(100-[.AC$5]*[.$J58])/100" office:value-type="float" office:value="9.75" calcext:value-type="float">
            <text:p>9.8</text:p>
          </table:table-cell>
          <table:table-cell table:number-columns-repeated="6"/>
          <table:table-cell table:formula="of:=[.M$4]*[.$J58]" office:value-type="float" office:value="0" calcext:value-type="float">
            <text:p>0</text:p>
          </table:table-cell>
          <table:table-cell table:formula="of:=[.N$4]*[.$J58]" office:value-type="float" office:value="0" calcext:value-type="float">
            <text:p>0</text:p>
          </table:table-cell>
          <table:table-cell table:formula="of:=[.O$4]*[.$J58]" office:value-type="float" office:value="0" calcext:value-type="float">
            <text:p>0</text:p>
          </table:table-cell>
          <table:table-cell table:formula="of:=[.P$4]*[.$J58]" office:value-type="float" office:value="1" calcext:value-type="float">
            <text:p>1</text:p>
          </table:table-cell>
          <table:table-cell table:formula="of:=[.Q$4]*[.$J58]" office:value-type="float" office:value="1" calcext:value-type="float">
            <text:p>1</text:p>
          </table:table-cell>
          <table:table-cell table:formula="of:=[.R$4]*[.$J58]" office:value-type="float" office:value="1" calcext:value-type="float">
            <text:p>1</text:p>
          </table:table-cell>
          <table:table-cell table:formula="of:=[.S$4]*[.$J58]" office:value-type="float" office:value="2" calcext:value-type="float">
            <text:p>2</text:p>
          </table:table-cell>
          <table:table-cell table:formula="of:=[.T$4]*[.$J58]" office:value-type="float" office:value="2" calcext:value-type="float">
            <text:p>2</text:p>
          </table:table-cell>
          <table:table-cell table:formula="of:=[.U$4]*[.$J58]" office:value-type="float" office:value="2" calcext:value-type="float">
            <text:p>2</text:p>
          </table:table-cell>
          <table:table-cell table:formula="of:=[.V$4]*[.$J58]" office:value-type="float" office:value="3" calcext:value-type="float">
            <text:p>3</text:p>
          </table:table-cell>
          <table:table-cell table:formula="of:=[.W$4]*[.$J58]" office:value-type="float" office:value="3" calcext:value-type="float">
            <text:p>3</text:p>
          </table:table-cell>
          <table:table-cell table:formula="of:=[.X$4]*[.$J58]" office:value-type="float" office:value="4" calcext:value-type="float">
            <text:p>4</text:p>
          </table:table-cell>
          <table:table-cell table:formula="of:=[.Y$4]*[.$J58]" office:value-type="float" office:value="5" calcext:value-type="float">
            <text:p>5</text:p>
          </table:table-cell>
          <table:table-cell table:formula="of:=[.Z$4]*[.$J58]" office:value-type="float" office:value="6" calcext:value-type="float">
            <text:p>6</text:p>
          </table:table-cell>
          <table:table-cell table:formula="of:=[.AA$4]*[.$J58]" office:value-type="float" office:value="7" calcext:value-type="float">
            <text:p>7</text:p>
          </table:table-cell>
          <table:table-cell table:formula="of:=[.AB$4]*[.$J58]" office:value-type="float" office:value="7" calcext:value-type="float">
            <text:p>7</text:p>
          </table:table-cell>
          <table:table-cell table:formula="of:=[.AC$4]*[.$J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9];[$'EcCo ammo'.$A$6:$'EcCo ammo'.$A$37];[$'EcCo ammo'.F$6:$'EcCo ammo'.F$37])" office:value-type="float" office:value="-5" calcext:value-type="float">
            <text:p>-5</text:p>
          </table:table-cell>
          <table:table-cell table:formula="of:=FLOOR(LOOKUP([.$B59];[$'EcCo ammo'.$A$6:$'EcCo ammo'.$A$37];[$'EcCo ammo'.G$6:$'EcCo ammo'.G$37]))" office:value-type="float" office:value="-10" calcext:value-type="float">
            <text:p>-10</text:p>
          </table:table-cell>
          <table:table-cell table:formula="of:=LOOKUP([.$B59];[$'EcCo ammo'.$A$6:$'EcCo ammo'.$A$37];[$'EcCo ammo'.I$6:$'EcCo ammo'.I$37])" office:value-type="float" office:value="1" calcext:value-type="float">
            <text:p>1</text:p>
          </table:table-cell>
          <table:table-cell table:formula="of:=LOOKUP([.$B5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59])/100" office:value-type="float" office:value="0.9" calcext:value-type="float">
            <text:p>0.90</text:p>
          </table:table-cell>
          <table:table-cell table:formula="of:=ROUND(AVERAGE([.C59];[.D59]))" office:value-type="float" office:value="15" calcext:value-type="float">
            <text:p>15</text:p>
          </table:table-cell>
          <table:table-cell/>
          <table:table-cell table:style-name="ce30" table:formula="of:=([.$K59]-[.M$4]*[.$J59])*[.$J59]*(100-[.M$5]*[.$J59])/100" office:value-type="float" office:value="13.5" calcext:value-type="float">
            <text:p>13.5</text:p>
          </table:table-cell>
          <table:table-cell table:style-name="ce30" table:formula="of:=([.$K59]-[.N$4]*[.$J59])*[.$J59]*(100-[.N$5]*[.$J59])/100" office:value-type="float" office:value="12.285" calcext:value-type="float">
            <text:p>12.3</text:p>
          </table:table-cell>
          <table:table-cell table:style-name="ce30" table:formula="of:=([.$K59]-[.O$4]*[.$J59])*[.$J59]*(100-[.O$5]*[.$J59])/100" office:value-type="float" office:value="11.07" calcext:value-type="float">
            <text:p>11.1</text:p>
          </table:table-cell>
          <table:table-cell table:style-name="ce30" table:formula="of:=([.$K59]-[.P$4]*[.$J59])*[.$J59]*(100-[.P$5]*[.$J59])/100" office:value-type="float" office:value="9.207" calcext:value-type="float">
            <text:p>9.2</text:p>
          </table:table-cell>
          <table:table-cell table:style-name="ce30" table:formula="of:=([.$K59]-[.Q$4]*[.$J59])*[.$J59]*(100-[.Q$5]*[.$J59])/100" office:value-type="float" office:value="8.6724" calcext:value-type="float">
            <text:p>8.7</text:p>
          </table:table-cell>
          <table:table-cell table:style-name="ce30" table:formula="of:=([.$K59]-[.R$4]*[.$J59])*[.$J59]*(100-[.R$5]*[.$J59])/100" office:value-type="float" office:value="8.6724" calcext:value-type="float">
            <text:p>8.7</text:p>
          </table:table-cell>
          <table:table-cell table:style-name="ce30" table:formula="of:=([.$K59]-[.S$4]*[.$J59])*[.$J59]*(100-[.S$5]*[.$J59])/100" office:value-type="float" office:value="7.4898" calcext:value-type="float">
            <text:p>7.5</text:p>
          </table:table-cell>
          <table:table-cell table:style-name="ce30" table:formula="of:=([.$K59]-[.T$4]*[.$J59])*[.$J59]*(100-[.T$5]*[.$J59])/100" office:value-type="float" office:value="7.0281" calcext:value-type="float">
            <text:p>7.0</text:p>
          </table:table-cell>
          <table:table-cell table:style-name="ce30" table:formula="of:=([.$K59]-[.U$4]*[.$J59])*[.$J59]*(100-[.U$5]*[.$J59])/100" office:value-type="float" office:value="7.0281" calcext:value-type="float">
            <text:p>7.0</text:p>
          </table:table-cell>
          <table:table-cell table:style-name="ce30" table:formula="of:=([.$K59]-[.V$4]*[.$J59])*[.$J59]*(100-[.V$5]*[.$J59])/100" office:value-type="float" office:value="5.5296" calcext:value-type="float">
            <text:p>5.5</text:p>
          </table:table-cell>
          <table:table-cell table:style-name="ce30" table:formula="of:=([.$K59]-[.W$4]*[.$J59])*[.$J59]*(100-[.W$5]*[.$J59])/100" office:value-type="float" office:value="5.1408" calcext:value-type="float">
            <text:p>5.1</text:p>
          </table:table-cell>
          <table:table-cell table:style-name="ce30" table:formula="of:=([.$K59]-[.X$4]*[.$J59])*[.$J59]*(100-[.X$5]*[.$J59])/100" office:value-type="float" office:value="4.1769" calcext:value-type="float">
            <text:p>4.2</text:p>
          </table:table-cell>
          <table:table-cell table:style-name="ce30" table:formula="of:=([.$K59]-[.Y$4]*[.$J59])*[.$J59]*(100-[.Y$5]*[.$J59])/100" office:value-type="float" office:value="2.97" calcext:value-type="float">
            <text:p>3.0</text:p>
          </table:table-cell>
          <table:table-cell table:style-name="ce30" table:formula="of:=([.$K59]-[.Z$4]*[.$J59])*[.$J59]*(100-[.Z$5]*[.$J59])/100" office:value-type="float" office:value="2.079" calcext:value-type="float">
            <text:p>2.1</text:p>
          </table:table-cell>
          <table:table-cell table:style-name="ce30" table:formula="of:=([.$K59]-[.AA$4]*[.$J59])*[.$J59]*(100-[.AA$5]*[.$J59])/100" office:value-type="float" office:value="0.8964" calcext:value-type="float">
            <text:p>0.9</text:p>
          </table:table-cell>
          <table:table-cell table:style-name="ce30" table:formula="of:=([.$K59]-[.AB$4]*[.$J59])*[.$J59]*(100-[.AB$5]*[.$J59])/100" office:value-type="float" office:value="0.7992" calcext:value-type="float">
            <text:p>0.8</text:p>
          </table:table-cell>
          <table:table-cell table:style-name="ce30" table:formula="of:=([.$K59]-[.AC$4]*[.$J59])*[.$J59]*(100-[.AC$5]*[.$J59])/100" office:value-type="float" office:value="-0.999" calcext:value-type="float">
            <text:p>-1.0</text:p>
          </table:table-cell>
          <table:table-cell table:number-columns-repeated="6"/>
          <table:table-cell table:formula="of:=[.M$4]*[.$J59]" office:value-type="float" office:value="0" calcext:value-type="float">
            <text:p>0</text:p>
          </table:table-cell>
          <table:table-cell table:formula="of:=[.N$4]*[.$J59]" office:value-type="float" office:value="0" calcext:value-type="float">
            <text:p>0</text:p>
          </table:table-cell>
          <table:table-cell table:formula="of:=[.O$4]*[.$J59]" office:value-type="float" office:value="0" calcext:value-type="float">
            <text:p>0</text:p>
          </table:table-cell>
          <table:table-cell table:formula="of:=[.P$4]*[.$J59]" office:value-type="float" office:value="1.8" calcext:value-type="float">
            <text:p>1.8</text:p>
          </table:table-cell>
          <table:table-cell table:formula="of:=[.Q$4]*[.$J59]" office:value-type="float" office:value="1.8" calcext:value-type="float">
            <text:p>1.8</text:p>
          </table:table-cell>
          <table:table-cell table:formula="of:=[.R$4]*[.$J59]" office:value-type="float" office:value="1.8" calcext:value-type="float">
            <text:p>1.8</text:p>
          </table:table-cell>
          <table:table-cell table:formula="of:=[.S$4]*[.$J59]" office:value-type="float" office:value="3.6" calcext:value-type="float">
            <text:p>3.6</text:p>
          </table:table-cell>
          <table:table-cell table:formula="of:=[.T$4]*[.$J59]" office:value-type="float" office:value="3.6" calcext:value-type="float">
            <text:p>3.6</text:p>
          </table:table-cell>
          <table:table-cell table:formula="of:=[.U$4]*[.$J59]" office:value-type="float" office:value="3.6" calcext:value-type="float">
            <text:p>3.6</text:p>
          </table:table-cell>
          <table:table-cell table:formula="of:=[.V$4]*[.$J59]" office:value-type="float" office:value="5.4" calcext:value-type="float">
            <text:p>5.4</text:p>
          </table:table-cell>
          <table:table-cell table:formula="of:=[.W$4]*[.$J59]" office:value-type="float" office:value="5.4" calcext:value-type="float">
            <text:p>5.4</text:p>
          </table:table-cell>
          <table:table-cell table:formula="of:=[.X$4]*[.$J59]" office:value-type="float" office:value="7.2" calcext:value-type="float">
            <text:p>7.2</text:p>
          </table:table-cell>
          <table:table-cell table:formula="of:=[.Y$4]*[.$J59]" office:value-type="float" office:value="9" calcext:value-type="float">
            <text:p>9</text:p>
          </table:table-cell>
          <table:table-cell table:formula="of:=[.Z$4]*[.$J59]" office:value-type="float" office:value="10.8" calcext:value-type="float">
            <text:p>10.8</text:p>
          </table:table-cell>
          <table:table-cell table:formula="of:=[.AA$4]*[.$J59]" office:value-type="float" office:value="12.6" calcext:value-type="float">
            <text:p>12.6</text:p>
          </table:table-cell>
          <table:table-cell table:formula="of:=[.AB$4]*[.$J59]" office:value-type="float" office:value="12.6" calcext:value-type="float">
            <text:p>12.6</text:p>
          </table:table-cell>
          <table:table-cell table:formula="of:=[.AC$4]*[.$J5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0];[$'EcCo ammo'.$A$6:$'EcCo ammo'.$A$37];[$'EcCo ammo'.F$6:$'EcCo ammo'.F$37])" office:value-type="float" office:value="-5" calcext:value-type="float">
            <text:p>-5</text:p>
          </table:table-cell>
          <table:table-cell table:formula="of:=FLOOR(LOOKUP([.$B60];[$'EcCo ammo'.$A$6:$'EcCo ammo'.$A$37];[$'EcCo ammo'.G$6:$'EcCo ammo'.G$37]))" office:value-type="float" office:value="-10" calcext:value-type="float">
            <text:p>-10</text:p>
          </table:table-cell>
          <table:table-cell table:formula="of:=LOOKUP([.$B60];[$'EcCo ammo'.$A$6:$'EcCo ammo'.$A$37];[$'EcCo ammo'.I$6:$'EcCo ammo'.I$37])" office:value-type="float" office:value="1" calcext:value-type="float">
            <text:p>1</text:p>
          </table:table-cell>
          <table:table-cell table:formula="of:=LOOKUP([.$B60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60])/100" office:value-type="float" office:value="0.9" calcext:value-type="float">
            <text:p>0.90</text:p>
          </table:table-cell>
          <table:table-cell table:formula="of:=ROUND(AVERAGE([.C60];[.D60]))" office:value-type="float" office:value="18" calcext:value-type="float">
            <text:p>18</text:p>
          </table:table-cell>
          <table:table-cell/>
          <table:table-cell table:style-name="ce30" table:formula="of:=([.$K60]-[.M$4]*[.$J60])*[.$J60]*(100-[.M$5]*[.$J60])/100" office:value-type="float" office:value="16.2" calcext:value-type="float">
            <text:p>16.2</text:p>
          </table:table-cell>
          <table:table-cell table:style-name="ce30" table:formula="of:=([.$K60]-[.N$4]*[.$J60])*[.$J60]*(100-[.N$5]*[.$J60])/100" office:value-type="float" office:value="14.742" calcext:value-type="float">
            <text:p>14.7</text:p>
          </table:table-cell>
          <table:table-cell table:style-name="ce30" table:formula="of:=([.$K60]-[.O$4]*[.$J60])*[.$J60]*(100-[.O$5]*[.$J60])/100" office:value-type="float" office:value="13.284" calcext:value-type="float">
            <text:p>13.3</text:p>
          </table:table-cell>
          <table:table-cell table:style-name="ce30" table:formula="of:=([.$K60]-[.P$4]*[.$J60])*[.$J60]*(100-[.P$5]*[.$J60])/100" office:value-type="float" office:value="11.2995" calcext:value-type="float">
            <text:p>11.3</text:p>
          </table:table-cell>
          <table:table-cell table:style-name="ce30" table:formula="of:=([.$K60]-[.Q$4]*[.$J60])*[.$J60]*(100-[.Q$5]*[.$J60])/100" office:value-type="float" office:value="10.6434" calcext:value-type="float">
            <text:p>10.6</text:p>
          </table:table-cell>
          <table:table-cell table:style-name="ce30" table:formula="of:=([.$K60]-[.R$4]*[.$J60])*[.$J60]*(100-[.R$5]*[.$J60])/100" office:value-type="float" office:value="10.6434" calcext:value-type="float">
            <text:p>10.6</text:p>
          </table:table-cell>
          <table:table-cell table:style-name="ce30" table:formula="of:=([.$K60]-[.S$4]*[.$J60])*[.$J60]*(100-[.S$5]*[.$J60])/100" office:value-type="float" office:value="9.4608" calcext:value-type="float">
            <text:p>9.5</text:p>
          </table:table-cell>
          <table:table-cell table:style-name="ce30" table:formula="of:=([.$K60]-[.T$4]*[.$J60])*[.$J60]*(100-[.T$5]*[.$J60])/100" office:value-type="float" office:value="8.8776" calcext:value-type="float">
            <text:p>8.9</text:p>
          </table:table-cell>
          <table:table-cell table:style-name="ce30" table:formula="of:=([.$K60]-[.U$4]*[.$J60])*[.$J60]*(100-[.U$5]*[.$J60])/100" office:value-type="float" office:value="8.8776" calcext:value-type="float">
            <text:p>8.9</text:p>
          </table:table-cell>
          <table:table-cell table:style-name="ce30" table:formula="of:=([.$K60]-[.V$4]*[.$J60])*[.$J60]*(100-[.V$5]*[.$J60])/100" office:value-type="float" office:value="7.2576" calcext:value-type="float">
            <text:p>7.3</text:p>
          </table:table-cell>
          <table:table-cell table:style-name="ce30" table:formula="of:=([.$K60]-[.W$4]*[.$J60])*[.$J60]*(100-[.W$5]*[.$J60])/100" office:value-type="float" office:value="6.7473" calcext:value-type="float">
            <text:p>6.7</text:p>
          </table:table-cell>
          <table:table-cell table:style-name="ce30" table:formula="of:=([.$K60]-[.X$4]*[.$J60])*[.$J60]*(100-[.X$5]*[.$J60])/100" office:value-type="float" office:value="5.7834" calcext:value-type="float">
            <text:p>5.8</text:p>
          </table:table-cell>
          <table:table-cell table:style-name="ce30" table:formula="of:=([.$K60]-[.Y$4]*[.$J60])*[.$J60]*(100-[.Y$5]*[.$J60])/100" office:value-type="float" office:value="4.455" calcext:value-type="float">
            <text:p>4.5</text:p>
          </table:table-cell>
          <table:table-cell table:style-name="ce30" table:formula="of:=([.$K60]-[.Z$4]*[.$J60])*[.$J60]*(100-[.Z$5]*[.$J60])/100" office:value-type="float" office:value="3.564" calcext:value-type="float">
            <text:p>3.6</text:p>
          </table:table-cell>
          <table:table-cell table:style-name="ce30" table:formula="of:=([.$K60]-[.AA$4]*[.$J60])*[.$J60]*(100-[.AA$5]*[.$J60])/100" office:value-type="float" office:value="2.0169" calcext:value-type="float">
            <text:p>2.0</text:p>
          </table:table-cell>
          <table:table-cell table:style-name="ce30" table:formula="of:=([.$K60]-[.AB$4]*[.$J60])*[.$J60]*(100-[.AB$5]*[.$J60])/100" office:value-type="float" office:value="1.7982" calcext:value-type="float">
            <text:p>1.8</text:p>
          </table:table-cell>
          <table:table-cell table:style-name="ce30" table:formula="of:=([.$K60]-[.AC$4]*[.$J60])*[.$J60]*(100-[.AC$5]*[.$J60])/100" office:value-type="float" office:value="0" calcext:value-type="float">
            <text:p>0.0</text:p>
          </table:table-cell>
          <table:table-cell table:number-columns-repeated="6"/>
          <table:table-cell table:formula="of:=[.M$4]*[.$J60]" office:value-type="float" office:value="0" calcext:value-type="float">
            <text:p>0</text:p>
          </table:table-cell>
          <table:table-cell table:formula="of:=[.N$4]*[.$J60]" office:value-type="float" office:value="0" calcext:value-type="float">
            <text:p>0</text:p>
          </table:table-cell>
          <table:table-cell table:formula="of:=[.O$4]*[.$J60]" office:value-type="float" office:value="0" calcext:value-type="float">
            <text:p>0</text:p>
          </table:table-cell>
          <table:table-cell table:formula="of:=[.P$4]*[.$J60]" office:value-type="float" office:value="1.8" calcext:value-type="float">
            <text:p>1.8</text:p>
          </table:table-cell>
          <table:table-cell table:formula="of:=[.Q$4]*[.$J60]" office:value-type="float" office:value="1.8" calcext:value-type="float">
            <text:p>1.8</text:p>
          </table:table-cell>
          <table:table-cell table:formula="of:=[.R$4]*[.$J60]" office:value-type="float" office:value="1.8" calcext:value-type="float">
            <text:p>1.8</text:p>
          </table:table-cell>
          <table:table-cell table:formula="of:=[.S$4]*[.$J60]" office:value-type="float" office:value="3.6" calcext:value-type="float">
            <text:p>3.6</text:p>
          </table:table-cell>
          <table:table-cell table:formula="of:=[.T$4]*[.$J60]" office:value-type="float" office:value="3.6" calcext:value-type="float">
            <text:p>3.6</text:p>
          </table:table-cell>
          <table:table-cell table:formula="of:=[.U$4]*[.$J60]" office:value-type="float" office:value="3.6" calcext:value-type="float">
            <text:p>3.6</text:p>
          </table:table-cell>
          <table:table-cell table:formula="of:=[.V$4]*[.$J60]" office:value-type="float" office:value="5.4" calcext:value-type="float">
            <text:p>5.4</text:p>
          </table:table-cell>
          <table:table-cell table:formula="of:=[.W$4]*[.$J60]" office:value-type="float" office:value="5.4" calcext:value-type="float">
            <text:p>5.4</text:p>
          </table:table-cell>
          <table:table-cell table:formula="of:=[.X$4]*[.$J60]" office:value-type="float" office:value="7.2" calcext:value-type="float">
            <text:p>7.2</text:p>
          </table:table-cell>
          <table:table-cell table:formula="of:=[.Y$4]*[.$J60]" office:value-type="float" office:value="9" calcext:value-type="float">
            <text:p>9</text:p>
          </table:table-cell>
          <table:table-cell table:formula="of:=[.Z$4]*[.$J60]" office:value-type="float" office:value="10.8" calcext:value-type="float">
            <text:p>10.8</text:p>
          </table:table-cell>
          <table:table-cell table:formula="of:=[.AA$4]*[.$J60]" office:value-type="float" office:value="12.6" calcext:value-type="float">
            <text:p>12.6</text:p>
          </table:table-cell>
          <table:table-cell table:formula="of:=[.AB$4]*[.$J60]" office:value-type="float" office:value="12.6" calcext:value-type="float">
            <text:p>12.6</text:p>
          </table:table-cell>
          <table:table-cell table:formula="of:=[.AC$4]*[.$J6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61];[$'EcCo ammo'.$A$6:$'EcCo ammo'.$A$37];[$'EcCo ammo'.F$6:$'EcCo ammo'.F$37])" office:value-type="float" office:value="-5" calcext:value-type="float">
            <text:p>-5</text:p>
          </table:table-cell>
          <table:table-cell table:formula="of:=FLOOR(LOOKUP([.$B61];[$'EcCo ammo'.$A$6:$'EcCo ammo'.$A$37];[$'EcCo ammo'.G$6:$'EcCo ammo'.G$37]))" office:value-type="float" office:value="-10" calcext:value-type="float">
            <text:p>-10</text:p>
          </table:table-cell>
          <table:table-cell table:formula="of:=LOOKUP([.$B61];[$'EcCo ammo'.$A$6:$'EcCo ammo'.$A$37];[$'EcCo ammo'.I$6:$'EcCo ammo'.I$37])" office:value-type="float" office:value="1" calcext:value-type="float">
            <text:p>1</text:p>
          </table:table-cell>
          <table:table-cell table:formula="of:=LOOKUP([.$B6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61])/100" office:value-type="float" office:value="0.9" calcext:value-type="float">
            <text:p>0.90</text:p>
          </table:table-cell>
          <table:table-cell table:formula="of:=ROUND(AVERAGE([.C61];[.D61]))" office:value-type="float" office:value="17" calcext:value-type="float">
            <text:p>17</text:p>
          </table:table-cell>
          <table:table-cell/>
          <table:table-cell table:style-name="ce30" table:formula="of:=([.$K61]-[.M$4]*[.$J61])*[.$J61]*(100-[.M$5]*[.$J61])/100" office:value-type="float" office:value="15.3" calcext:value-type="float">
            <text:p>15.3</text:p>
          </table:table-cell>
          <table:table-cell table:style-name="ce30" table:formula="of:=([.$K61]-[.N$4]*[.$J61])*[.$J61]*(100-[.N$5]*[.$J61])/100" office:value-type="float" office:value="13.923" calcext:value-type="float">
            <text:p>13.9</text:p>
          </table:table-cell>
          <table:table-cell table:style-name="ce30" table:formula="of:=([.$K61]-[.O$4]*[.$J61])*[.$J61]*(100-[.O$5]*[.$J61])/100" office:value-type="float" office:value="12.546" calcext:value-type="float">
            <text:p>12.5</text:p>
          </table:table-cell>
          <table:table-cell table:style-name="ce30" table:formula="of:=([.$K61]-[.P$4]*[.$J61])*[.$J61]*(100-[.P$5]*[.$J61])/100" office:value-type="float" office:value="10.602" calcext:value-type="float">
            <text:p>10.6</text:p>
          </table:table-cell>
          <table:table-cell table:style-name="ce30" table:formula="of:=([.$K61]-[.Q$4]*[.$J61])*[.$J61]*(100-[.Q$5]*[.$J61])/100" office:value-type="float" office:value="9.9864" calcext:value-type="float">
            <text:p>10.0</text:p>
          </table:table-cell>
          <table:table-cell table:style-name="ce30" table:formula="of:=([.$K61]-[.R$4]*[.$J61])*[.$J61]*(100-[.R$5]*[.$J61])/100" office:value-type="float" office:value="9.9864" calcext:value-type="float">
            <text:p>10.0</text:p>
          </table:table-cell>
          <table:table-cell table:style-name="ce30" table:formula="of:=([.$K61]-[.S$4]*[.$J61])*[.$J61]*(100-[.S$5]*[.$J61])/100" office:value-type="float" office:value="8.8038" calcext:value-type="float">
            <text:p>8.8</text:p>
          </table:table-cell>
          <table:table-cell table:style-name="ce30" table:formula="of:=([.$K61]-[.T$4]*[.$J61])*[.$J61]*(100-[.T$5]*[.$J61])/100" office:value-type="float" office:value="8.2611" calcext:value-type="float">
            <text:p>8.3</text:p>
          </table:table-cell>
          <table:table-cell table:style-name="ce30" table:formula="of:=([.$K61]-[.U$4]*[.$J61])*[.$J61]*(100-[.U$5]*[.$J61])/100" office:value-type="float" office:value="8.2611" calcext:value-type="float">
            <text:p>8.3</text:p>
          </table:table-cell>
          <table:table-cell table:style-name="ce30" table:formula="of:=([.$K61]-[.V$4]*[.$J61])*[.$J61]*(100-[.V$5]*[.$J61])/100" office:value-type="float" office:value="6.6816" calcext:value-type="float">
            <text:p>6.7</text:p>
          </table:table-cell>
          <table:table-cell table:style-name="ce30" table:formula="of:=([.$K61]-[.W$4]*[.$J61])*[.$J61]*(100-[.W$5]*[.$J61])/100" office:value-type="float" office:value="6.2118" calcext:value-type="float">
            <text:p>6.2</text:p>
          </table:table-cell>
          <table:table-cell table:style-name="ce30" table:formula="of:=([.$K61]-[.X$4]*[.$J61])*[.$J61]*(100-[.X$5]*[.$J61])/100" office:value-type="float" office:value="5.2479" calcext:value-type="float">
            <text:p>5.2</text:p>
          </table:table-cell>
          <table:table-cell table:style-name="ce30" table:formula="of:=([.$K61]-[.Y$4]*[.$J61])*[.$J61]*(100-[.Y$5]*[.$J61])/100" office:value-type="float" office:value="3.96" calcext:value-type="float">
            <text:p>4.0</text:p>
          </table:table-cell>
          <table:table-cell table:style-name="ce30" table:formula="of:=([.$K61]-[.Z$4]*[.$J61])*[.$J61]*(100-[.Z$5]*[.$J61])/100" office:value-type="float" office:value="3.069" calcext:value-type="float">
            <text:p>3.1</text:p>
          </table:table-cell>
          <table:table-cell table:style-name="ce30" table:formula="of:=([.$K61]-[.AA$4]*[.$J61])*[.$J61]*(100-[.AA$5]*[.$J61])/100" office:value-type="float" office:value="1.6434" calcext:value-type="float">
            <text:p>1.6</text:p>
          </table:table-cell>
          <table:table-cell table:style-name="ce30" table:formula="of:=([.$K61]-[.AB$4]*[.$J61])*[.$J61]*(100-[.AB$5]*[.$J61])/100" office:value-type="float" office:value="1.4652" calcext:value-type="float">
            <text:p>1.5</text:p>
          </table:table-cell>
          <table:table-cell table:style-name="ce30" table:formula="of:=([.$K61]-[.AC$4]*[.$J61])*[.$J61]*(100-[.AC$5]*[.$J61])/100" office:value-type="float" office:value="-0.333" calcext:value-type="float">
            <text:p>-0.3</text:p>
          </table:table-cell>
          <table:table-cell table:number-columns-repeated="6"/>
          <table:table-cell table:formula="of:=[.M$4]*[.$J61]" office:value-type="float" office:value="0" calcext:value-type="float">
            <text:p>0</text:p>
          </table:table-cell>
          <table:table-cell table:formula="of:=[.N$4]*[.$J61]" office:value-type="float" office:value="0" calcext:value-type="float">
            <text:p>0</text:p>
          </table:table-cell>
          <table:table-cell table:formula="of:=[.O$4]*[.$J61]" office:value-type="float" office:value="0" calcext:value-type="float">
            <text:p>0</text:p>
          </table:table-cell>
          <table:table-cell table:formula="of:=[.P$4]*[.$J61]" office:value-type="float" office:value="1.8" calcext:value-type="float">
            <text:p>1.8</text:p>
          </table:table-cell>
          <table:table-cell table:formula="of:=[.Q$4]*[.$J61]" office:value-type="float" office:value="1.8" calcext:value-type="float">
            <text:p>1.8</text:p>
          </table:table-cell>
          <table:table-cell table:formula="of:=[.R$4]*[.$J61]" office:value-type="float" office:value="1.8" calcext:value-type="float">
            <text:p>1.8</text:p>
          </table:table-cell>
          <table:table-cell table:formula="of:=[.S$4]*[.$J61]" office:value-type="float" office:value="3.6" calcext:value-type="float">
            <text:p>3.6</text:p>
          </table:table-cell>
          <table:table-cell table:formula="of:=[.T$4]*[.$J61]" office:value-type="float" office:value="3.6" calcext:value-type="float">
            <text:p>3.6</text:p>
          </table:table-cell>
          <table:table-cell table:formula="of:=[.U$4]*[.$J61]" office:value-type="float" office:value="3.6" calcext:value-type="float">
            <text:p>3.6</text:p>
          </table:table-cell>
          <table:table-cell table:formula="of:=[.V$4]*[.$J61]" office:value-type="float" office:value="5.4" calcext:value-type="float">
            <text:p>5.4</text:p>
          </table:table-cell>
          <table:table-cell table:formula="of:=[.W$4]*[.$J61]" office:value-type="float" office:value="5.4" calcext:value-type="float">
            <text:p>5.4</text:p>
          </table:table-cell>
          <table:table-cell table:formula="of:=[.X$4]*[.$J61]" office:value-type="float" office:value="7.2" calcext:value-type="float">
            <text:p>7.2</text:p>
          </table:table-cell>
          <table:table-cell table:formula="of:=[.Y$4]*[.$J61]" office:value-type="float" office:value="9" calcext:value-type="float">
            <text:p>9</text:p>
          </table:table-cell>
          <table:table-cell table:formula="of:=[.Z$4]*[.$J61]" office:value-type="float" office:value="10.8" calcext:value-type="float">
            <text:p>10.8</text:p>
          </table:table-cell>
          <table:table-cell table:formula="of:=[.AA$4]*[.$J61]" office:value-type="float" office:value="12.6" calcext:value-type="float">
            <text:p>12.6</text:p>
          </table:table-cell>
          <table:table-cell table:formula="of:=[.AB$4]*[.$J61]" office:value-type="float" office:value="12.6" calcext:value-type="float">
            <text:p>12.6</text:p>
          </table:table-cell>
          <table:table-cell table:formula="of:=[.AC$4]*[.$J6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2];[$'EcCo ammo'.$A$6:$'EcCo ammo'.$A$37];[$'EcCo ammo'.F$6:$'EcCo ammo'.F$37])" office:value-type="float" office:value="10" calcext:value-type="float">
            <text:p>10</text:p>
          </table:table-cell>
          <table:table-cell table:formula="of:=FLOOR(LOOKUP([.$B62];[$'EcCo ammo'.$A$6:$'EcCo ammo'.$A$37];[$'EcCo ammo'.G$6:$'EcCo ammo'.G$37]))" office:value-type="float" office:value="35" calcext:value-type="float">
            <text:p>35</text:p>
          </table:table-cell>
          <table:table-cell table:formula="of:=LOOKUP([.$B62];[$'EcCo ammo'.$A$6:$'EcCo ammo'.$A$37];[$'EcCo ammo'.I$6:$'EcCo ammo'.I$37])" office:value-type="float" office:value="4" calcext:value-type="float">
            <text:p>4</text:p>
          </table:table-cell>
          <table:table-cell table:formula="of:=LOOKUP([.$B62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62])/100" office:value-type="float" office:value="1.35" calcext:value-type="float">
            <text:p>1.35</text:p>
          </table:table-cell>
          <table:table-cell table:formula="of:=ROUND(AVERAGE([.C62];[.D62]))" office:value-type="float" office:value="11" calcext:value-type="float">
            <text:p>11</text:p>
          </table:table-cell>
          <table:table-cell/>
          <table:table-cell table:style-name="ce30" table:formula="of:=([.$K62]-[.M$4]*[.$J62])*[.$J62]*(100-[.M$5]*[.$J62])/100" office:value-type="float" office:value="14.85" calcext:value-type="float">
            <text:p>14.9</text:p>
          </table:table-cell>
          <table:table-cell table:style-name="ce30" table:formula="of:=([.$K62]-[.N$4]*[.$J62])*[.$J62]*(100-[.N$5]*[.$J62])/100" office:value-type="float" office:value="12.84525" calcext:value-type="float">
            <text:p>12.8</text:p>
          </table:table-cell>
          <table:table-cell table:style-name="ce30" table:formula="of:=([.$K62]-[.O$4]*[.$J62])*[.$J62]*(100-[.O$5]*[.$J62])/100" office:value-type="float" office:value="10.8405" calcext:value-type="float">
            <text:p>10.8</text:p>
          </table:table-cell>
          <table:table-cell table:style-name="ce30" table:formula="of:=([.$K62]-[.P$4]*[.$J62])*[.$J62]*(100-[.P$5]*[.$J62])/100" office:value-type="float" office:value="7.4233125" calcext:value-type="float">
            <text:p>7.4</text:p>
          </table:table-cell>
          <table:table-cell table:style-name="ce30" table:formula="of:=([.$K62]-[.Q$4]*[.$J62])*[.$J62]*(100-[.Q$5]*[.$J62])/100" office:value-type="float" office:value="6.666975" calcext:value-type="float">
            <text:p>6.7</text:p>
          </table:table-cell>
          <table:table-cell table:style-name="ce30" table:formula="of:=([.$K62]-[.R$4]*[.$J62])*[.$J62]*(100-[.R$5]*[.$J62])/100" office:value-type="float" office:value="6.666975" calcext:value-type="float">
            <text:p>6.7</text:p>
          </table:table-cell>
          <table:table-cell table:style-name="ce30" table:formula="of:=([.$K62]-[.S$4]*[.$J62])*[.$J62]*(100-[.S$5]*[.$J62])/100" office:value-type="float" office:value="4.4982" calcext:value-type="float">
            <text:p>4.5</text:p>
          </table:table-cell>
          <table:table-cell table:style-name="ce30" table:formula="of:=([.$K62]-[.T$4]*[.$J62])*[.$J62]*(100-[.T$5]*[.$J62])/100" office:value-type="float" office:value="3.9879" calcext:value-type="float">
            <text:p>4.0</text:p>
          </table:table-cell>
          <table:table-cell table:style-name="ce30" table:formula="of:=([.$K62]-[.U$4]*[.$J62])*[.$J62]*(100-[.U$5]*[.$J62])/100" office:value-type="float" office:value="3.9879" calcext:value-type="float">
            <text:p>4.0</text:p>
          </table:table-cell>
          <table:table-cell table:style-name="ce30" table:formula="of:=([.$K62]-[.V$4]*[.$J62])*[.$J62]*(100-[.V$5]*[.$J62])/100" office:value-type="float" office:value="1.8009" calcext:value-type="float">
            <text:p>1.8</text:p>
          </table:table-cell>
          <table:table-cell table:style-name="ce30" table:formula="of:=([.$K62]-[.W$4]*[.$J62])*[.$J62]*(100-[.W$5]*[.$J62])/100" office:value-type="float" office:value="1.5366375" calcext:value-type="float">
            <text:p>1.5</text:p>
          </table:table-cell>
          <table:table-cell table:style-name="ce30" table:formula="of:=([.$K62]-[.X$4]*[.$J62])*[.$J62]*(100-[.X$5]*[.$J62])/100" office:value-type="float" office:value="0.105975" calcext:value-type="float">
            <text:p>0.1</text:p>
          </table:table-cell>
          <table:table-cell table:style-name="ce30" table:formula="of:=([.$K62]-[.Y$4]*[.$J62])*[.$J62]*(100-[.Y$5]*[.$J62])/100" office:value-type="float" office:value="-1.096875" calcext:value-type="float">
            <text:p>-1.1</text:p>
          </table:table-cell>
          <table:table-cell table:style-name="ce30" table:formula="of:=([.$K62]-[.Z$4]*[.$J62])*[.$J62]*(100-[.Z$5]*[.$J62])/100" office:value-type="float" office:value="-2.2815" calcext:value-type="float">
            <text:p>-2.3</text:p>
          </table:table-cell>
          <table:table-cell table:style-name="ce30" table:formula="of:=([.$K62]-[.AA$4]*[.$J62])*[.$J62]*(100-[.AA$5]*[.$J62])/100" office:value-type="float" office:value="-1.3064625" calcext:value-type="float">
            <text:p>-1.3</text:p>
          </table:table-cell>
          <table:table-cell table:style-name="ce30" table:formula="of:=([.$K62]-[.AB$4]*[.$J62])*[.$J62]*(100-[.AB$5]*[.$J62])/100" office:value-type="float" office:value="-0.586575" calcext:value-type="float">
            <text:p>-0.6</text:p>
          </table:table-cell>
          <table:table-cell table:style-name="ce30" table:formula="of:=([.$K62]-[.AC$4]*[.$J62])*[.$J62]*(100-[.AC$5]*[.$J62])/100" office:value-type="float" office:value="-1.188" calcext:value-type="float">
            <text:p>-1.2</text:p>
          </table:table-cell>
          <table:table-cell table:number-columns-repeated="6"/>
          <table:table-cell table:formula="of:=[.M$4]*[.$J62]" office:value-type="float" office:value="0" calcext:value-type="float">
            <text:p>0</text:p>
          </table:table-cell>
          <table:table-cell table:formula="of:=[.N$4]*[.$J62]" office:value-type="float" office:value="0" calcext:value-type="float">
            <text:p>0</text:p>
          </table:table-cell>
          <table:table-cell table:formula="of:=[.O$4]*[.$J62]" office:value-type="float" office:value="0" calcext:value-type="float">
            <text:p>0</text:p>
          </table:table-cell>
          <table:table-cell table:formula="of:=[.P$4]*[.$J62]" office:value-type="float" office:value="2.7" calcext:value-type="float">
            <text:p>2.7</text:p>
          </table:table-cell>
          <table:table-cell table:formula="of:=[.Q$4]*[.$J62]" office:value-type="float" office:value="2.7" calcext:value-type="float">
            <text:p>2.7</text:p>
          </table:table-cell>
          <table:table-cell table:formula="of:=[.R$4]*[.$J62]" office:value-type="float" office:value="2.7" calcext:value-type="float">
            <text:p>2.7</text:p>
          </table:table-cell>
          <table:table-cell table:formula="of:=[.S$4]*[.$J62]" office:value-type="float" office:value="5.4" calcext:value-type="float">
            <text:p>5.4</text:p>
          </table:table-cell>
          <table:table-cell table:formula="of:=[.T$4]*[.$J62]" office:value-type="float" office:value="5.4" calcext:value-type="float">
            <text:p>5.4</text:p>
          </table:table-cell>
          <table:table-cell table:formula="of:=[.U$4]*[.$J62]" office:value-type="float" office:value="5.4" calcext:value-type="float">
            <text:p>5.4</text:p>
          </table:table-cell>
          <table:table-cell table:formula="of:=[.V$4]*[.$J62]" office:value-type="float" office:value="8.1" calcext:value-type="float">
            <text:p>8.1</text:p>
          </table:table-cell>
          <table:table-cell table:formula="of:=[.W$4]*[.$J62]" office:value-type="float" office:value="8.1" calcext:value-type="float">
            <text:p>8.1</text:p>
          </table:table-cell>
          <table:table-cell table:formula="of:=[.X$4]*[.$J62]" office:value-type="float" office:value="10.8" calcext:value-type="float">
            <text:p>10.8</text:p>
          </table:table-cell>
          <table:table-cell table:formula="of:=[.Y$4]*[.$J62]" office:value-type="float" office:value="13.5" calcext:value-type="float">
            <text:p>13.5</text:p>
          </table:table-cell>
          <table:table-cell table:formula="of:=[.Z$4]*[.$J62]" office:value-type="float" office:value="16.2" calcext:value-type="float">
            <text:p>16.2</text:p>
          </table:table-cell>
          <table:table-cell table:formula="of:=[.AA$4]*[.$J62]" office:value-type="float" office:value="18.9" calcext:value-type="float">
            <text:p>18.9</text:p>
          </table:table-cell>
          <table:table-cell table:formula="of:=[.AB$4]*[.$J62]" office:value-type="float" office:value="18.9" calcext:value-type="float">
            <text:p>18.9</text:p>
          </table:table-cell>
          <table:table-cell table:formula="of:=[.AC$4]*[.$J62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3];[$'EcCo ammo'.$A$6:$'EcCo ammo'.$A$37];[$'EcCo ammo'.G$6:$'EcCo ammo'.G$37]))" office:value-type="float" office:value="-35" calcext:value-type="float">
            <text:p>-35</text:p>
          </table:table-cell>
          <table:table-cell table:formula="of:=LOOKUP([.$B63];[$'EcCo ammo'.$A$6:$'EcCo ammo'.$A$37];[$'EcCo ammo'.I$6:$'EcCo ammo'.I$37])" office:value-type="float" office:value="1" calcext:value-type="float">
            <text:p>1</text:p>
          </table:table-cell>
          <table:table-cell table:formula="of:=LOOKUP([.$B6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63])/100" office:value-type="float" office:value="0.65" calcext:value-type="float">
            <text:p>0.65</text:p>
          </table:table-cell>
          <table:table-cell table:formula="of:=ROUND(AVERAGE([.C63];[.D63]))" office:value-type="float" office:value="11" calcext:value-type="float">
            <text:p>11</text:p>
          </table:table-cell>
          <table:table-cell/>
          <table:table-cell table:style-name="ce30" table:formula="of:=([.$K63]-[.M$4]*[.$J63])*[.$J63]*(100-[.M$5]*[.$J63])/100" office:value-type="float" office:value="7.15" calcext:value-type="float">
            <text:p>7.2</text:p>
          </table:table-cell>
          <table:table-cell table:style-name="ce30" table:formula="of:=([.$K63]-[.N$4]*[.$J63])*[.$J63]*(100-[.N$5]*[.$J63])/100" office:value-type="float" office:value="6.68525" calcext:value-type="float">
            <text:p>6.7</text:p>
          </table:table-cell>
          <table:table-cell table:style-name="ce30" table:formula="of:=([.$K63]-[.O$4]*[.$J63])*[.$J63]*(100-[.O$5]*[.$J63])/100" office:value-type="float" office:value="6.2205" calcext:value-type="float">
            <text:p>6.2</text:p>
          </table:table-cell>
          <table:table-cell table:style-name="ce30" table:formula="of:=([.$K63]-[.P$4]*[.$J63])*[.$J63]*(100-[.P$5]*[.$J63])/100" office:value-type="float" office:value="5.2804375" calcext:value-type="float">
            <text:p>5.3</text:p>
          </table:table-cell>
          <table:table-cell table:style-name="ce30" table:formula="of:=([.$K63]-[.Q$4]*[.$J63])*[.$J63]*(100-[.Q$5]*[.$J63])/100" office:value-type="float" office:value="5.075525" calcext:value-type="float">
            <text:p>5.1</text:p>
          </table:table-cell>
          <table:table-cell table:style-name="ce30" table:formula="of:=([.$K63]-[.R$4]*[.$J63])*[.$J63]*(100-[.R$5]*[.$J63])/100" office:value-type="float" office:value="5.075525" calcext:value-type="float">
            <text:p>5.1</text:p>
          </table:table-cell>
          <table:table-cell table:style-name="ce30" table:formula="of:=([.$K63]-[.S$4]*[.$J63])*[.$J63]*(100-[.S$5]*[.$J63])/100" office:value-type="float" office:value="4.3953" calcext:value-type="float">
            <text:p>4.4</text:p>
          </table:table-cell>
          <table:table-cell table:style-name="ce30" table:formula="of:=([.$K63]-[.T$4]*[.$J63])*[.$J63]*(100-[.T$5]*[.$J63])/100" office:value-type="float" office:value="4.21785" calcext:value-type="float">
            <text:p>4.2</text:p>
          </table:table-cell>
          <table:table-cell table:style-name="ce30" table:formula="of:=([.$K63]-[.U$4]*[.$J63])*[.$J63]*(100-[.U$5]*[.$J63])/100" office:value-type="float" office:value="4.21785" calcext:value-type="float">
            <text:p>4.2</text:p>
          </table:table-cell>
          <table:table-cell table:style-name="ce30" table:formula="of:=([.$K63]-[.V$4]*[.$J63])*[.$J63]*(100-[.V$5]*[.$J63])/100" office:value-type="float" office:value="3.4151" calcext:value-type="float">
            <text:p>3.4</text:p>
          </table:table-cell>
          <table:table-cell table:style-name="ce30" table:formula="of:=([.$K63]-[.W$4]*[.$J63])*[.$J63]*(100-[.W$5]*[.$J63])/100" office:value-type="float" office:value="3.2651125" calcext:value-type="float">
            <text:p>3.3</text:p>
          </table:table-cell>
          <table:table-cell table:style-name="ce30" table:formula="of:=([.$K63]-[.X$4]*[.$J63])*[.$J63]*(100-[.X$5]*[.$J63])/100" office:value-type="float" office:value="2.667275" calcext:value-type="float">
            <text:p>2.7</text:p>
          </table:table-cell>
          <table:table-cell table:style-name="ce30" table:formula="of:=([.$K63]-[.Y$4]*[.$J63])*[.$J63]*(100-[.Y$5]*[.$J63])/100" office:value-type="float" office:value="1.974375" calcext:value-type="float">
            <text:p>2.0</text:p>
          </table:table-cell>
          <table:table-cell table:style-name="ce30" table:formula="of:=([.$K63]-[.Z$4]*[.$J63])*[.$J63]*(100-[.Z$5]*[.$J63])/100" office:value-type="float" office:value="1.404" calcext:value-type="float">
            <text:p>1.4</text:p>
          </table:table-cell>
          <table:table-cell table:style-name="ce30" table:formula="of:=([.$K63]-[.AA$4]*[.$J63])*[.$J63]*(100-[.AA$5]*[.$J63])/100" office:value-type="float" office:value="0.7132125" calcext:value-type="float">
            <text:p>0.7</text:p>
          </table:table-cell>
          <table:table-cell table:style-name="ce30" table:formula="of:=([.$K63]-[.AB$4]*[.$J63])*[.$J63]*(100-[.AB$5]*[.$J63])/100" office:value-type="float" office:value="0.673075" calcext:value-type="float">
            <text:p>0.7</text:p>
          </table:table-cell>
          <table:table-cell table:style-name="ce30" table:formula="of:=([.$K63]-[.AC$4]*[.$J63])*[.$J63]*(100-[.AC$5]*[.$J63])/100" office:value-type="float" office:value="-0.7085" calcext:value-type="float">
            <text:p>-0.7</text:p>
          </table:table-cell>
          <table:table-cell table:number-columns-repeated="6"/>
          <table:table-cell table:formula="of:=[.M$4]*[.$J63]" office:value-type="float" office:value="0" calcext:value-type="float">
            <text:p>0</text:p>
          </table:table-cell>
          <table:table-cell table:formula="of:=[.N$4]*[.$J63]" office:value-type="float" office:value="0" calcext:value-type="float">
            <text:p>0</text:p>
          </table:table-cell>
          <table:table-cell table:formula="of:=[.O$4]*[.$J63]" office:value-type="float" office:value="0" calcext:value-type="float">
            <text:p>0</text:p>
          </table:table-cell>
          <table:table-cell table:formula="of:=[.P$4]*[.$J63]" office:value-type="float" office:value="1.3" calcext:value-type="float">
            <text:p>1.3</text:p>
          </table:table-cell>
          <table:table-cell table:formula="of:=[.Q$4]*[.$J63]" office:value-type="float" office:value="1.3" calcext:value-type="float">
            <text:p>1.3</text:p>
          </table:table-cell>
          <table:table-cell table:formula="of:=[.R$4]*[.$J63]" office:value-type="float" office:value="1.3" calcext:value-type="float">
            <text:p>1.3</text:p>
          </table:table-cell>
          <table:table-cell table:formula="of:=[.S$4]*[.$J63]" office:value-type="float" office:value="2.6" calcext:value-type="float">
            <text:p>2.6</text:p>
          </table:table-cell>
          <table:table-cell table:formula="of:=[.T$4]*[.$J63]" office:value-type="float" office:value="2.6" calcext:value-type="float">
            <text:p>2.6</text:p>
          </table:table-cell>
          <table:table-cell table:formula="of:=[.U$4]*[.$J63]" office:value-type="float" office:value="2.6" calcext:value-type="float">
            <text:p>2.6</text:p>
          </table:table-cell>
          <table:table-cell table:formula="of:=[.V$4]*[.$J63]" office:value-type="float" office:value="3.9" calcext:value-type="float">
            <text:p>3.9</text:p>
          </table:table-cell>
          <table:table-cell table:formula="of:=[.W$4]*[.$J63]" office:value-type="float" office:value="3.9" calcext:value-type="float">
            <text:p>3.9</text:p>
          </table:table-cell>
          <table:table-cell table:formula="of:=[.X$4]*[.$J63]" office:value-type="float" office:value="5.2" calcext:value-type="float">
            <text:p>5.2</text:p>
          </table:table-cell>
          <table:table-cell table:formula="of:=[.Y$4]*[.$J63]" office:value-type="float" office:value="6.5" calcext:value-type="float">
            <text:p>6.5</text:p>
          </table:table-cell>
          <table:table-cell table:formula="of:=[.Z$4]*[.$J63]" office:value-type="float" office:value="7.8" calcext:value-type="float">
            <text:p>7.8</text:p>
          </table:table-cell>
          <table:table-cell table:formula="of:=[.AA$4]*[.$J63]" office:value-type="float" office:value="9.1" calcext:value-type="float">
            <text:p>9.1</text:p>
          </table:table-cell>
          <table:table-cell table:formula="of:=[.AB$4]*[.$J63]" office:value-type="float" office:value="9.1" calcext:value-type="float">
            <text:p>9.1</text:p>
          </table:table-cell>
          <table:table-cell table:formula="of:=[.AC$4]*[.$J63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4];[$'EcCo ammo'.$A$6:$'EcCo ammo'.$A$37];[$'EcCo ammo'.F$6:$'EcCo ammo'.F$37])" office:value-type="float" office:value="10" calcext:value-type="float">
            <text:p>10</text:p>
          </table:table-cell>
          <table:table-cell table:formula="of:=FLOOR(LOOKUP([.$B64];[$'EcCo ammo'.$A$6:$'EcCo ammo'.$A$37];[$'EcCo ammo'.G$6:$'EcCo ammo'.G$37]))" office:value-type="float" office:value="35" calcext:value-type="float">
            <text:p>35</text:p>
          </table:table-cell>
          <table:table-cell table:formula="of:=LOOKUP([.$B64];[$'EcCo ammo'.$A$6:$'EcCo ammo'.$A$37];[$'EcCo ammo'.I$6:$'EcCo ammo'.I$37])" office:value-type="float" office:value="4" calcext:value-type="float">
            <text:p>4</text:p>
          </table:table-cell>
          <table:table-cell table:formula="of:=LOOKUP([.$B64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64])/100" office:value-type="float" office:value="1.35" calcext:value-type="float">
            <text:p>1.35</text:p>
          </table:table-cell>
          <table:table-cell table:formula="of:=ROUND(AVERAGE([.C64];[.D64]))" office:value-type="float" office:value="12" calcext:value-type="float">
            <text:p>12</text:p>
          </table:table-cell>
          <table:table-cell/>
          <table:table-cell table:style-name="ce30" table:formula="of:=([.$K64]-[.M$4]*[.$J64])*[.$J64]*(100-[.M$5]*[.$J64])/100" office:value-type="float" office:value="16.2" calcext:value-type="float">
            <text:p>16.2</text:p>
          </table:table-cell>
          <table:table-cell table:style-name="ce30" table:formula="of:=([.$K64]-[.N$4]*[.$J64])*[.$J64]*(100-[.N$5]*[.$J64])/100" office:value-type="float" office:value="14.013" calcext:value-type="float">
            <text:p>14.0</text:p>
          </table:table-cell>
          <table:table-cell table:style-name="ce30" table:formula="of:=([.$K64]-[.O$4]*[.$J64])*[.$J64]*(100-[.O$5]*[.$J64])/100" office:value-type="float" office:value="11.826" calcext:value-type="float">
            <text:p>11.8</text:p>
          </table:table-cell>
          <table:table-cell table:style-name="ce30" table:formula="of:=([.$K64]-[.P$4]*[.$J64])*[.$J64]*(100-[.P$5]*[.$J64])/100" office:value-type="float" office:value="8.3176875" calcext:value-type="float">
            <text:p>8.3</text:p>
          </table:table-cell>
          <table:table-cell table:style-name="ce30" table:formula="of:=([.$K64]-[.Q$4]*[.$J64])*[.$J64]*(100-[.Q$5]*[.$J64])/100" office:value-type="float" office:value="7.470225" calcext:value-type="float">
            <text:p>7.5</text:p>
          </table:table-cell>
          <table:table-cell table:style-name="ce30" table:formula="of:=([.$K64]-[.R$4]*[.$J64])*[.$J64]*(100-[.R$5]*[.$J64])/100" office:value-type="float" office:value="7.470225" calcext:value-type="float">
            <text:p>7.5</text:p>
          </table:table-cell>
          <table:table-cell table:style-name="ce30" table:formula="of:=([.$K64]-[.S$4]*[.$J64])*[.$J64]*(100-[.S$5]*[.$J64])/100" office:value-type="float" office:value="5.30145" calcext:value-type="float">
            <text:p>5.3</text:p>
          </table:table-cell>
          <table:table-cell table:style-name="ce30" table:formula="of:=([.$K64]-[.T$4]*[.$J64])*[.$J64]*(100-[.T$5]*[.$J64])/100" office:value-type="float" office:value="4.700025" calcext:value-type="float">
            <text:p>4.7</text:p>
          </table:table-cell>
          <table:table-cell table:style-name="ce30" table:formula="of:=([.$K64]-[.U$4]*[.$J64])*[.$J64]*(100-[.U$5]*[.$J64])/100" office:value-type="float" office:value="4.700025" calcext:value-type="float">
            <text:p>4.7</text:p>
          </table:table-cell>
          <table:table-cell table:style-name="ce30" table:formula="of:=([.$K64]-[.V$4]*[.$J64])*[.$J64]*(100-[.V$5]*[.$J64])/100" office:value-type="float" office:value="2.4219" calcext:value-type="float">
            <text:p>2.4</text:p>
          </table:table-cell>
          <table:table-cell table:style-name="ce30" table:formula="of:=([.$K64]-[.W$4]*[.$J64])*[.$J64]*(100-[.W$5]*[.$J64])/100" office:value-type="float" office:value="2.0665125" calcext:value-type="float">
            <text:p>2.1</text:p>
          </table:table-cell>
          <table:table-cell table:style-name="ce30" table:formula="of:=([.$K64]-[.X$4]*[.$J64])*[.$J64]*(100-[.X$5]*[.$J64])/100" office:value-type="float" office:value="0.63585" calcext:value-type="float">
            <text:p>0.6</text:p>
          </table:table-cell>
          <table:table-cell table:style-name="ce30" table:formula="of:=([.$K64]-[.Y$4]*[.$J64])*[.$J64]*(100-[.Y$5]*[.$J64])/100" office:value-type="float" office:value="-0.658125" calcext:value-type="float">
            <text:p>-0.7</text:p>
          </table:table-cell>
          <table:table-cell table:style-name="ce30" table:formula="of:=([.$K64]-[.Z$4]*[.$J64])*[.$J64]*(100-[.Z$5]*[.$J64])/100" office:value-type="float" office:value="-1.84275" calcext:value-type="float">
            <text:p>-1.8</text:p>
          </table:table-cell>
          <table:table-cell table:style-name="ce30" table:formula="of:=([.$K64]-[.AA$4]*[.$J64])*[.$J64]*(100-[.AA$5]*[.$J64])/100" office:value-type="float" office:value="-1.1410875" calcext:value-type="float">
            <text:p>-1.1</text:p>
          </table:table-cell>
          <table:table-cell table:style-name="ce30" table:formula="of:=([.$K64]-[.AB$4]*[.$J64])*[.$J64]*(100-[.AB$5]*[.$J64])/100" office:value-type="float" office:value="-0.512325" calcext:value-type="float">
            <text:p>-0.5</text:p>
          </table:table-cell>
          <table:table-cell table:style-name="ce30" table:formula="of:=([.$K64]-[.AC$4]*[.$J64])*[.$J64]*(100-[.AC$5]*[.$J64])/100" office:value-type="float" office:value="-1.11375" calcext:value-type="float">
            <text:p>-1.1</text:p>
          </table:table-cell>
          <table:table-cell table:number-columns-repeated="6"/>
          <table:table-cell table:formula="of:=[.M$4]*[.$J64]" office:value-type="float" office:value="0" calcext:value-type="float">
            <text:p>0</text:p>
          </table:table-cell>
          <table:table-cell table:formula="of:=[.N$4]*[.$J64]" office:value-type="float" office:value="0" calcext:value-type="float">
            <text:p>0</text:p>
          </table:table-cell>
          <table:table-cell table:formula="of:=[.O$4]*[.$J64]" office:value-type="float" office:value="0" calcext:value-type="float">
            <text:p>0</text:p>
          </table:table-cell>
          <table:table-cell table:formula="of:=[.P$4]*[.$J64]" office:value-type="float" office:value="2.7" calcext:value-type="float">
            <text:p>2.7</text:p>
          </table:table-cell>
          <table:table-cell table:formula="of:=[.Q$4]*[.$J64]" office:value-type="float" office:value="2.7" calcext:value-type="float">
            <text:p>2.7</text:p>
          </table:table-cell>
          <table:table-cell table:formula="of:=[.R$4]*[.$J64]" office:value-type="float" office:value="2.7" calcext:value-type="float">
            <text:p>2.7</text:p>
          </table:table-cell>
          <table:table-cell table:formula="of:=[.S$4]*[.$J64]" office:value-type="float" office:value="5.4" calcext:value-type="float">
            <text:p>5.4</text:p>
          </table:table-cell>
          <table:table-cell table:formula="of:=[.T$4]*[.$J64]" office:value-type="float" office:value="5.4" calcext:value-type="float">
            <text:p>5.4</text:p>
          </table:table-cell>
          <table:table-cell table:formula="of:=[.U$4]*[.$J64]" office:value-type="float" office:value="5.4" calcext:value-type="float">
            <text:p>5.4</text:p>
          </table:table-cell>
          <table:table-cell table:formula="of:=[.V$4]*[.$J64]" office:value-type="float" office:value="8.1" calcext:value-type="float">
            <text:p>8.1</text:p>
          </table:table-cell>
          <table:table-cell table:formula="of:=[.W$4]*[.$J64]" office:value-type="float" office:value="8.1" calcext:value-type="float">
            <text:p>8.1</text:p>
          </table:table-cell>
          <table:table-cell table:formula="of:=[.X$4]*[.$J64]" office:value-type="float" office:value="10.8" calcext:value-type="float">
            <text:p>10.8</text:p>
          </table:table-cell>
          <table:table-cell table:formula="of:=[.Y$4]*[.$J64]" office:value-type="float" office:value="13.5" calcext:value-type="float">
            <text:p>13.5</text:p>
          </table:table-cell>
          <table:table-cell table:formula="of:=[.Z$4]*[.$J64]" office:value-type="float" office:value="16.2" calcext:value-type="float">
            <text:p>16.2</text:p>
          </table:table-cell>
          <table:table-cell table:formula="of:=[.AA$4]*[.$J64]" office:value-type="float" office:value="18.9" calcext:value-type="float">
            <text:p>18.9</text:p>
          </table:table-cell>
          <table:table-cell table:formula="of:=[.AB$4]*[.$J64]" office:value-type="float" office:value="18.9" calcext:value-type="float">
            <text:p>18.9</text:p>
          </table:table-cell>
          <table:table-cell table:formula="of:=[.AC$4]*[.$J64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5];[$'EcCo ammo'.$A$6:$'EcCo ammo'.$A$37];[$'EcCo ammo'.G$6:$'EcCo ammo'.G$37]))" office:value-type="float" office:value="-35" calcext:value-type="float">
            <text:p>-35</text:p>
          </table:table-cell>
          <table:table-cell table:formula="of:=LOOKUP([.$B65];[$'EcCo ammo'.$A$6:$'EcCo ammo'.$A$37];[$'EcCo ammo'.I$6:$'EcCo ammo'.I$37])" office:value-type="float" office:value="1" calcext:value-type="float">
            <text:p>1</text:p>
          </table:table-cell>
          <table:table-cell table:formula="of:=LOOKUP([.$B6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65])/100" office:value-type="float" office:value="0.65" calcext:value-type="float">
            <text:p>0.65</text:p>
          </table:table-cell>
          <table:table-cell table:formula="of:=ROUND(AVERAGE([.C65];[.D65]))" office:value-type="float" office:value="12" calcext:value-type="float">
            <text:p>12</text:p>
          </table:table-cell>
          <table:table-cell/>
          <table:table-cell table:style-name="ce30" table:formula="of:=([.$K65]-[.M$4]*[.$J65])*[.$J65]*(100-[.M$5]*[.$J65])/100" office:value-type="float" office:value="7.8" calcext:value-type="float">
            <text:p>7.8</text:p>
          </table:table-cell>
          <table:table-cell table:style-name="ce30" table:formula="of:=([.$K65]-[.N$4]*[.$J65])*[.$J65]*(100-[.N$5]*[.$J65])/100" office:value-type="float" office:value="7.293" calcext:value-type="float">
            <text:p>7.3</text:p>
          </table:table-cell>
          <table:table-cell table:style-name="ce30" table:formula="of:=([.$K65]-[.O$4]*[.$J65])*[.$J65]*(100-[.O$5]*[.$J65])/100" office:value-type="float" office:value="6.786" calcext:value-type="float">
            <text:p>6.8</text:p>
          </table:table-cell>
          <table:table-cell table:style-name="ce30" table:formula="of:=([.$K65]-[.P$4]*[.$J65])*[.$J65]*(100-[.P$5]*[.$J65])/100" office:value-type="float" office:value="5.8248125" calcext:value-type="float">
            <text:p>5.8</text:p>
          </table:table-cell>
          <table:table-cell table:style-name="ce30" table:formula="of:=([.$K65]-[.Q$4]*[.$J65])*[.$J65]*(100-[.Q$5]*[.$J65])/100" office:value-type="float" office:value="5.598775" calcext:value-type="float">
            <text:p>5.6</text:p>
          </table:table-cell>
          <table:table-cell table:style-name="ce30" table:formula="of:=([.$K65]-[.R$4]*[.$J65])*[.$J65]*(100-[.R$5]*[.$J65])/100" office:value-type="float" office:value="5.598775" calcext:value-type="float">
            <text:p>5.6</text:p>
          </table:table-cell>
          <table:table-cell table:style-name="ce30" table:formula="of:=([.$K65]-[.S$4]*[.$J65])*[.$J65]*(100-[.S$5]*[.$J65])/100" office:value-type="float" office:value="4.91855" calcext:value-type="float">
            <text:p>4.9</text:p>
          </table:table-cell>
          <table:table-cell table:style-name="ce30" table:formula="of:=([.$K65]-[.T$4]*[.$J65])*[.$J65]*(100-[.T$5]*[.$J65])/100" office:value-type="float" office:value="4.719975" calcext:value-type="float">
            <text:p>4.7</text:p>
          </table:table-cell>
          <table:table-cell table:style-name="ce30" table:formula="of:=([.$K65]-[.U$4]*[.$J65])*[.$J65]*(100-[.U$5]*[.$J65])/100" office:value-type="float" office:value="4.719975" calcext:value-type="float">
            <text:p>4.7</text:p>
          </table:table-cell>
          <table:table-cell table:style-name="ce30" table:formula="of:=([.$K65]-[.V$4]*[.$J65])*[.$J65]*(100-[.V$5]*[.$J65])/100" office:value-type="float" office:value="3.8961" calcext:value-type="float">
            <text:p>3.9</text:p>
          </table:table-cell>
          <table:table-cell table:style-name="ce30" table:formula="of:=([.$K65]-[.W$4]*[.$J65])*[.$J65]*(100-[.W$5]*[.$J65])/100" office:value-type="float" office:value="3.7249875" calcext:value-type="float">
            <text:p>3.7</text:p>
          </table:table-cell>
          <table:table-cell table:style-name="ce30" table:formula="of:=([.$K65]-[.X$4]*[.$J65])*[.$J65]*(100-[.X$5]*[.$J65])/100" office:value-type="float" office:value="3.12715" calcext:value-type="float">
            <text:p>3.1</text:p>
          </table:table-cell>
          <table:table-cell table:style-name="ce30" table:formula="of:=([.$K65]-[.Y$4]*[.$J65])*[.$J65]*(100-[.Y$5]*[.$J65])/100" office:value-type="float" office:value="2.413125" calcext:value-type="float">
            <text:p>2.4</text:p>
          </table:table-cell>
          <table:table-cell table:style-name="ce30" table:formula="of:=([.$K65]-[.Z$4]*[.$J65])*[.$J65]*(100-[.Z$5]*[.$J65])/100" office:value-type="float" office:value="1.84275" calcext:value-type="float">
            <text:p>1.8</text:p>
          </table:table-cell>
          <table:table-cell table:style-name="ce30" table:formula="of:=([.$K65]-[.AA$4]*[.$J65])*[.$J65]*(100-[.AA$5]*[.$J65])/100" office:value-type="float" office:value="1.0885875" calcext:value-type="float">
            <text:p>1.1</text:p>
          </table:table-cell>
          <table:table-cell table:style-name="ce30" table:formula="of:=([.$K65]-[.AB$4]*[.$J65])*[.$J65]*(100-[.AB$5]*[.$J65])/100" office:value-type="float" office:value="1.027325" calcext:value-type="float">
            <text:p>1.0</text:p>
          </table:table-cell>
          <table:table-cell table:style-name="ce30" table:formula="of:=([.$K65]-[.AC$4]*[.$J65])*[.$J65]*(100-[.AC$5]*[.$J65])/100" office:value-type="float" office:value="-0.35425" calcext:value-type="float">
            <text:p>-0.4</text:p>
          </table:table-cell>
          <table:table-cell table:number-columns-repeated="6"/>
          <table:table-cell table:formula="of:=[.M$4]*[.$J65]" office:value-type="float" office:value="0" calcext:value-type="float">
            <text:p>0</text:p>
          </table:table-cell>
          <table:table-cell table:formula="of:=[.N$4]*[.$J65]" office:value-type="float" office:value="0" calcext:value-type="float">
            <text:p>0</text:p>
          </table:table-cell>
          <table:table-cell table:formula="of:=[.O$4]*[.$J65]" office:value-type="float" office:value="0" calcext:value-type="float">
            <text:p>0</text:p>
          </table:table-cell>
          <table:table-cell table:formula="of:=[.P$4]*[.$J65]" office:value-type="float" office:value="1.3" calcext:value-type="float">
            <text:p>1.3</text:p>
          </table:table-cell>
          <table:table-cell table:formula="of:=[.Q$4]*[.$J65]" office:value-type="float" office:value="1.3" calcext:value-type="float">
            <text:p>1.3</text:p>
          </table:table-cell>
          <table:table-cell table:formula="of:=[.R$4]*[.$J65]" office:value-type="float" office:value="1.3" calcext:value-type="float">
            <text:p>1.3</text:p>
          </table:table-cell>
          <table:table-cell table:formula="of:=[.S$4]*[.$J65]" office:value-type="float" office:value="2.6" calcext:value-type="float">
            <text:p>2.6</text:p>
          </table:table-cell>
          <table:table-cell table:formula="of:=[.T$4]*[.$J65]" office:value-type="float" office:value="2.6" calcext:value-type="float">
            <text:p>2.6</text:p>
          </table:table-cell>
          <table:table-cell table:formula="of:=[.U$4]*[.$J65]" office:value-type="float" office:value="2.6" calcext:value-type="float">
            <text:p>2.6</text:p>
          </table:table-cell>
          <table:table-cell table:formula="of:=[.V$4]*[.$J65]" office:value-type="float" office:value="3.9" calcext:value-type="float">
            <text:p>3.9</text:p>
          </table:table-cell>
          <table:table-cell table:formula="of:=[.W$4]*[.$J65]" office:value-type="float" office:value="3.9" calcext:value-type="float">
            <text:p>3.9</text:p>
          </table:table-cell>
          <table:table-cell table:formula="of:=[.X$4]*[.$J65]" office:value-type="float" office:value="5.2" calcext:value-type="float">
            <text:p>5.2</text:p>
          </table:table-cell>
          <table:table-cell table:formula="of:=[.Y$4]*[.$J65]" office:value-type="float" office:value="6.5" calcext:value-type="float">
            <text:p>6.5</text:p>
          </table:table-cell>
          <table:table-cell table:formula="of:=[.Z$4]*[.$J65]" office:value-type="float" office:value="7.8" calcext:value-type="float">
            <text:p>7.8</text:p>
          </table:table-cell>
          <table:table-cell table:formula="of:=[.AA$4]*[.$J65]" office:value-type="float" office:value="9.1" calcext:value-type="float">
            <text:p>9.1</text:p>
          </table:table-cell>
          <table:table-cell table:formula="of:=[.AB$4]*[.$J65]" office:value-type="float" office:value="9.1" calcext:value-type="float">
            <text:p>9.1</text:p>
          </table:table-cell>
          <table:table-cell table:formula="of:=[.AC$4]*[.$J6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6];[$'EcCo ammo'.$A$6:$'EcCo ammo'.$A$37];[$'EcCo ammo'.F$6:$'EcCo ammo'.F$37])" office:value-type="float" office:value="10" calcext:value-type="float">
            <text:p>10</text:p>
          </table:table-cell>
          <table:table-cell table:formula="of:=FLOOR(LOOKUP([.$B66];[$'EcCo ammo'.$A$6:$'EcCo ammo'.$A$37];[$'EcCo ammo'.G$6:$'EcCo ammo'.G$37]))" office:value-type="float" office:value="35" calcext:value-type="float">
            <text:p>35</text:p>
          </table:table-cell>
          <table:table-cell table:formula="of:=LOOKUP([.$B66];[$'EcCo ammo'.$A$6:$'EcCo ammo'.$A$37];[$'EcCo ammo'.I$6:$'EcCo ammo'.I$37])" office:value-type="float" office:value="4" calcext:value-type="float">
            <text:p>4</text:p>
          </table:table-cell>
          <table:table-cell table:formula="of:=LOOKUP([.$B66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66])/100" office:value-type="float" office:value="1.35" calcext:value-type="float">
            <text:p>1.35</text:p>
          </table:table-cell>
          <table:table-cell table:formula="of:=ROUND(AVERAGE([.C66];[.D66]))" office:value-type="float" office:value="13" calcext:value-type="float">
            <text:p>13</text:p>
          </table:table-cell>
          <table:table-cell/>
          <table:table-cell table:style-name="ce30" table:formula="of:=([.$K66]-[.M$4]*[.$J66])*[.$J66]*(100-[.M$5]*[.$J66])/100" office:value-type="float" office:value="17.55" calcext:value-type="float">
            <text:p>17.6</text:p>
          </table:table-cell>
          <table:table-cell table:style-name="ce30" table:formula="of:=([.$K66]-[.N$4]*[.$J66])*[.$J66]*(100-[.N$5]*[.$J66])/100" office:value-type="float" office:value="15.18075" calcext:value-type="float">
            <text:p>15.2</text:p>
          </table:table-cell>
          <table:table-cell table:style-name="ce30" table:formula="of:=([.$K66]-[.O$4]*[.$J66])*[.$J66]*(100-[.O$5]*[.$J66])/100" office:value-type="float" office:value="12.8115" calcext:value-type="float">
            <text:p>12.8</text:p>
          </table:table-cell>
          <table:table-cell table:style-name="ce30" table:formula="of:=([.$K66]-[.P$4]*[.$J66])*[.$J66]*(100-[.P$5]*[.$J66])/100" office:value-type="float" office:value="9.2120625" calcext:value-type="float">
            <text:p>9.2</text:p>
          </table:table-cell>
          <table:table-cell table:style-name="ce30" table:formula="of:=([.$K66]-[.Q$4]*[.$J66])*[.$J66]*(100-[.Q$5]*[.$J66])/100" office:value-type="float" office:value="8.273475" calcext:value-type="float">
            <text:p>8.3</text:p>
          </table:table-cell>
          <table:table-cell table:style-name="ce30" table:formula="of:=([.$K66]-[.R$4]*[.$J66])*[.$J66]*(100-[.R$5]*[.$J66])/100" office:value-type="float" office:value="8.273475" calcext:value-type="float">
            <text:p>8.3</text:p>
          </table:table-cell>
          <table:table-cell table:style-name="ce30" table:formula="of:=([.$K66]-[.S$4]*[.$J66])*[.$J66]*(100-[.S$5]*[.$J66])/100" office:value-type="float" office:value="6.1047" calcext:value-type="float">
            <text:p>6.1</text:p>
          </table:table-cell>
          <table:table-cell table:style-name="ce30" table:formula="of:=([.$K66]-[.T$4]*[.$J66])*[.$J66]*(100-[.T$5]*[.$J66])/100" office:value-type="float" office:value="5.41215" calcext:value-type="float">
            <text:p>5.4</text:p>
          </table:table-cell>
          <table:table-cell table:style-name="ce30" table:formula="of:=([.$K66]-[.U$4]*[.$J66])*[.$J66]*(100-[.U$5]*[.$J66])/100" office:value-type="float" office:value="5.41215" calcext:value-type="float">
            <text:p>5.4</text:p>
          </table:table-cell>
          <table:table-cell table:style-name="ce30" table:formula="of:=([.$K66]-[.V$4]*[.$J66])*[.$J66]*(100-[.V$5]*[.$J66])/100" office:value-type="float" office:value="3.0429" calcext:value-type="float">
            <text:p>3.0</text:p>
          </table:table-cell>
          <table:table-cell table:style-name="ce30" table:formula="of:=([.$K66]-[.W$4]*[.$J66])*[.$J66]*(100-[.W$5]*[.$J66])/100" office:value-type="float" office:value="2.5963875" calcext:value-type="float">
            <text:p>2.6</text:p>
          </table:table-cell>
          <table:table-cell table:style-name="ce30" table:formula="of:=([.$K66]-[.X$4]*[.$J66])*[.$J66]*(100-[.X$5]*[.$J66])/100" office:value-type="float" office:value="1.165725" calcext:value-type="float">
            <text:p>1.2</text:p>
          </table:table-cell>
          <table:table-cell table:style-name="ce30" table:formula="of:=([.$K66]-[.Y$4]*[.$J66])*[.$J66]*(100-[.Y$5]*[.$J66])/100" office:value-type="float" office:value="-0.219375" calcext:value-type="float">
            <text:p>-0.2</text:p>
          </table:table-cell>
          <table:table-cell table:style-name="ce30" table:formula="of:=([.$K66]-[.Z$4]*[.$J66])*[.$J66]*(100-[.Z$5]*[.$J66])/100" office:value-type="float" office:value="-1.404" calcext:value-type="float">
            <text:p>-1.4</text:p>
          </table:table-cell>
          <table:table-cell table:style-name="ce30" table:formula="of:=([.$K66]-[.AA$4]*[.$J66])*[.$J66]*(100-[.AA$5]*[.$J66])/100" office:value-type="float" office:value="-0.975712500000001" calcext:value-type="float">
            <text:p>-1.0</text:p>
          </table:table-cell>
          <table:table-cell table:style-name="ce30" table:formula="of:=([.$K66]-[.AB$4]*[.$J66])*[.$J66]*(100-[.AB$5]*[.$J66])/100" office:value-type="float" office:value="-0.438075" calcext:value-type="float">
            <text:p>-0.4</text:p>
          </table:table-cell>
          <table:table-cell table:style-name="ce30" table:formula="of:=([.$K66]-[.AC$4]*[.$J66])*[.$J66]*(100-[.AC$5]*[.$J66])/100" office:value-type="float" office:value="-1.0395" calcext:value-type="float">
            <text:p>-1.0</text:p>
          </table:table-cell>
          <table:table-cell table:number-columns-repeated="6"/>
          <table:table-cell table:formula="of:=[.M$4]*[.$J66]" office:value-type="float" office:value="0" calcext:value-type="float">
            <text:p>0</text:p>
          </table:table-cell>
          <table:table-cell table:formula="of:=[.N$4]*[.$J66]" office:value-type="float" office:value="0" calcext:value-type="float">
            <text:p>0</text:p>
          </table:table-cell>
          <table:table-cell table:formula="of:=[.O$4]*[.$J66]" office:value-type="float" office:value="0" calcext:value-type="float">
            <text:p>0</text:p>
          </table:table-cell>
          <table:table-cell table:formula="of:=[.P$4]*[.$J66]" office:value-type="float" office:value="2.7" calcext:value-type="float">
            <text:p>2.7</text:p>
          </table:table-cell>
          <table:table-cell table:formula="of:=[.Q$4]*[.$J66]" office:value-type="float" office:value="2.7" calcext:value-type="float">
            <text:p>2.7</text:p>
          </table:table-cell>
          <table:table-cell table:formula="of:=[.R$4]*[.$J66]" office:value-type="float" office:value="2.7" calcext:value-type="float">
            <text:p>2.7</text:p>
          </table:table-cell>
          <table:table-cell table:formula="of:=[.S$4]*[.$J66]" office:value-type="float" office:value="5.4" calcext:value-type="float">
            <text:p>5.4</text:p>
          </table:table-cell>
          <table:table-cell table:formula="of:=[.T$4]*[.$J66]" office:value-type="float" office:value="5.4" calcext:value-type="float">
            <text:p>5.4</text:p>
          </table:table-cell>
          <table:table-cell table:formula="of:=[.U$4]*[.$J66]" office:value-type="float" office:value="5.4" calcext:value-type="float">
            <text:p>5.4</text:p>
          </table:table-cell>
          <table:table-cell table:formula="of:=[.V$4]*[.$J66]" office:value-type="float" office:value="8.1" calcext:value-type="float">
            <text:p>8.1</text:p>
          </table:table-cell>
          <table:table-cell table:formula="of:=[.W$4]*[.$J66]" office:value-type="float" office:value="8.1" calcext:value-type="float">
            <text:p>8.1</text:p>
          </table:table-cell>
          <table:table-cell table:formula="of:=[.X$4]*[.$J66]" office:value-type="float" office:value="10.8" calcext:value-type="float">
            <text:p>10.8</text:p>
          </table:table-cell>
          <table:table-cell table:formula="of:=[.Y$4]*[.$J66]" office:value-type="float" office:value="13.5" calcext:value-type="float">
            <text:p>13.5</text:p>
          </table:table-cell>
          <table:table-cell table:formula="of:=[.Z$4]*[.$J66]" office:value-type="float" office:value="16.2" calcext:value-type="float">
            <text:p>16.2</text:p>
          </table:table-cell>
          <table:table-cell table:formula="of:=[.AA$4]*[.$J66]" office:value-type="float" office:value="18.9" calcext:value-type="float">
            <text:p>18.9</text:p>
          </table:table-cell>
          <table:table-cell table:formula="of:=[.AB$4]*[.$J66]" office:value-type="float" office:value="18.9" calcext:value-type="float">
            <text:p>18.9</text:p>
          </table:table-cell>
          <table:table-cell table:formula="of:=[.AC$4]*[.$J66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7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7];[$'EcCo ammo'.$A$6:$'EcCo ammo'.$A$37];[$'EcCo ammo'.G$6:$'EcCo ammo'.G$37]))" office:value-type="float" office:value="-35" calcext:value-type="float">
            <text:p>-35</text:p>
          </table:table-cell>
          <table:table-cell table:formula="of:=LOOKUP([.$B67];[$'EcCo ammo'.$A$6:$'EcCo ammo'.$A$37];[$'EcCo ammo'.I$6:$'EcCo ammo'.I$37])" office:value-type="float" office:value="1" calcext:value-type="float">
            <text:p>1</text:p>
          </table:table-cell>
          <table:table-cell table:formula="of:=LOOKUP([.$B6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67])/100" office:value-type="float" office:value="0.65" calcext:value-type="float">
            <text:p>0.65</text:p>
          </table:table-cell>
          <table:table-cell table:formula="of:=ROUND(AVERAGE([.C67];[.D67]))" office:value-type="float" office:value="13" calcext:value-type="float">
            <text:p>13</text:p>
          </table:table-cell>
          <table:table-cell/>
          <table:table-cell table:style-name="ce30" table:formula="of:=([.$K67]-[.M$4]*[.$J67])*[.$J67]*(100-[.M$5]*[.$J67])/100" office:value-type="float" office:value="8.45" calcext:value-type="float">
            <text:p>8.5</text:p>
          </table:table-cell>
          <table:table-cell table:style-name="ce30" table:formula="of:=([.$K67]-[.N$4]*[.$J67])*[.$J67]*(100-[.N$5]*[.$J67])/100" office:value-type="float" office:value="7.90075" calcext:value-type="float">
            <text:p>7.9</text:p>
          </table:table-cell>
          <table:table-cell table:style-name="ce30" table:formula="of:=([.$K67]-[.O$4]*[.$J67])*[.$J67]*(100-[.O$5]*[.$J67])/100" office:value-type="float" office:value="7.3515" calcext:value-type="float">
            <text:p>7.4</text:p>
          </table:table-cell>
          <table:table-cell table:style-name="ce30" table:formula="of:=([.$K67]-[.P$4]*[.$J67])*[.$J67]*(100-[.P$5]*[.$J67])/100" office:value-type="float" office:value="6.3691875" calcext:value-type="float">
            <text:p>6.4</text:p>
          </table:table-cell>
          <table:table-cell table:style-name="ce30" table:formula="of:=([.$K67]-[.Q$4]*[.$J67])*[.$J67]*(100-[.Q$5]*[.$J67])/100" office:value-type="float" office:value="6.122025" calcext:value-type="float">
            <text:p>6.1</text:p>
          </table:table-cell>
          <table:table-cell table:style-name="ce30" table:formula="of:=([.$K67]-[.R$4]*[.$J67])*[.$J67]*(100-[.R$5]*[.$J67])/100" office:value-type="float" office:value="6.122025" calcext:value-type="float">
            <text:p>6.1</text:p>
          </table:table-cell>
          <table:table-cell table:style-name="ce30" table:formula="of:=([.$K67]-[.S$4]*[.$J67])*[.$J67]*(100-[.S$5]*[.$J67])/100" office:value-type="float" office:value="5.4418" calcext:value-type="float">
            <text:p>5.4</text:p>
          </table:table-cell>
          <table:table-cell table:style-name="ce30" table:formula="of:=([.$K67]-[.T$4]*[.$J67])*[.$J67]*(100-[.T$5]*[.$J67])/100" office:value-type="float" office:value="5.2221" calcext:value-type="float">
            <text:p>5.2</text:p>
          </table:table-cell>
          <table:table-cell table:style-name="ce30" table:formula="of:=([.$K67]-[.U$4]*[.$J67])*[.$J67]*(100-[.U$5]*[.$J67])/100" office:value-type="float" office:value="5.2221" calcext:value-type="float">
            <text:p>5.2</text:p>
          </table:table-cell>
          <table:table-cell table:style-name="ce30" table:formula="of:=([.$K67]-[.V$4]*[.$J67])*[.$J67]*(100-[.V$5]*[.$J67])/100" office:value-type="float" office:value="4.3771" calcext:value-type="float">
            <text:p>4.4</text:p>
          </table:table-cell>
          <table:table-cell table:style-name="ce30" table:formula="of:=([.$K67]-[.W$4]*[.$J67])*[.$J67]*(100-[.W$5]*[.$J67])/100" office:value-type="float" office:value="4.1848625" calcext:value-type="float">
            <text:p>4.2</text:p>
          </table:table-cell>
          <table:table-cell table:style-name="ce30" table:formula="of:=([.$K67]-[.X$4]*[.$J67])*[.$J67]*(100-[.X$5]*[.$J67])/100" office:value-type="float" office:value="3.587025" calcext:value-type="float">
            <text:p>3.6</text:p>
          </table:table-cell>
          <table:table-cell table:style-name="ce30" table:formula="of:=([.$K67]-[.Y$4]*[.$J67])*[.$J67]*(100-[.Y$5]*[.$J67])/100" office:value-type="float" office:value="2.851875" calcext:value-type="float">
            <text:p>2.9</text:p>
          </table:table-cell>
          <table:table-cell table:style-name="ce30" table:formula="of:=([.$K67]-[.Z$4]*[.$J67])*[.$J67]*(100-[.Z$5]*[.$J67])/100" office:value-type="float" office:value="2.2815" calcext:value-type="float">
            <text:p>2.3</text:p>
          </table:table-cell>
          <table:table-cell table:style-name="ce30" table:formula="of:=([.$K67]-[.AA$4]*[.$J67])*[.$J67]*(100-[.AA$5]*[.$J67])/100" office:value-type="float" office:value="1.4639625" calcext:value-type="float">
            <text:p>1.5</text:p>
          </table:table-cell>
          <table:table-cell table:style-name="ce30" table:formula="of:=([.$K67]-[.AB$4]*[.$J67])*[.$J67]*(100-[.AB$5]*[.$J67])/100" office:value-type="float" office:value="1.381575" calcext:value-type="float">
            <text:p>1.4</text:p>
          </table:table-cell>
          <table:table-cell table:style-name="ce30" table:formula="of:=([.$K67]-[.AC$4]*[.$J67])*[.$J67]*(100-[.AC$5]*[.$J67])/100" office:value-type="float" office:value="0" calcext:value-type="float">
            <text:p>0.0</text:p>
          </table:table-cell>
          <table:table-cell table:number-columns-repeated="6"/>
          <table:table-cell table:formula="of:=[.M$4]*[.$J67]" office:value-type="float" office:value="0" calcext:value-type="float">
            <text:p>0</text:p>
          </table:table-cell>
          <table:table-cell table:formula="of:=[.N$4]*[.$J67]" office:value-type="float" office:value="0" calcext:value-type="float">
            <text:p>0</text:p>
          </table:table-cell>
          <table:table-cell table:formula="of:=[.O$4]*[.$J67]" office:value-type="float" office:value="0" calcext:value-type="float">
            <text:p>0</text:p>
          </table:table-cell>
          <table:table-cell table:formula="of:=[.P$4]*[.$J67]" office:value-type="float" office:value="1.3" calcext:value-type="float">
            <text:p>1.3</text:p>
          </table:table-cell>
          <table:table-cell table:formula="of:=[.Q$4]*[.$J67]" office:value-type="float" office:value="1.3" calcext:value-type="float">
            <text:p>1.3</text:p>
          </table:table-cell>
          <table:table-cell table:formula="of:=[.R$4]*[.$J67]" office:value-type="float" office:value="1.3" calcext:value-type="float">
            <text:p>1.3</text:p>
          </table:table-cell>
          <table:table-cell table:formula="of:=[.S$4]*[.$J67]" office:value-type="float" office:value="2.6" calcext:value-type="float">
            <text:p>2.6</text:p>
          </table:table-cell>
          <table:table-cell table:formula="of:=[.T$4]*[.$J67]" office:value-type="float" office:value="2.6" calcext:value-type="float">
            <text:p>2.6</text:p>
          </table:table-cell>
          <table:table-cell table:formula="of:=[.U$4]*[.$J67]" office:value-type="float" office:value="2.6" calcext:value-type="float">
            <text:p>2.6</text:p>
          </table:table-cell>
          <table:table-cell table:formula="of:=[.V$4]*[.$J67]" office:value-type="float" office:value="3.9" calcext:value-type="float">
            <text:p>3.9</text:p>
          </table:table-cell>
          <table:table-cell table:formula="of:=[.W$4]*[.$J67]" office:value-type="float" office:value="3.9" calcext:value-type="float">
            <text:p>3.9</text:p>
          </table:table-cell>
          <table:table-cell table:formula="of:=[.X$4]*[.$J67]" office:value-type="float" office:value="5.2" calcext:value-type="float">
            <text:p>5.2</text:p>
          </table:table-cell>
          <table:table-cell table:formula="of:=[.Y$4]*[.$J67]" office:value-type="float" office:value="6.5" calcext:value-type="float">
            <text:p>6.5</text:p>
          </table:table-cell>
          <table:table-cell table:formula="of:=[.Z$4]*[.$J67]" office:value-type="float" office:value="7.8" calcext:value-type="float">
            <text:p>7.8</text:p>
          </table:table-cell>
          <table:table-cell table:formula="of:=[.AA$4]*[.$J67]" office:value-type="float" office:value="9.1" calcext:value-type="float">
            <text:p>9.1</text:p>
          </table:table-cell>
          <table:table-cell table:formula="of:=[.AB$4]*[.$J67]" office:value-type="float" office:value="9.1" calcext:value-type="float">
            <text:p>9.1</text:p>
          </table:table-cell>
          <table:table-cell table:formula="of:=[.AC$4]*[.$J67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8];[$'EcCo ammo'.$A$6:$'EcCo ammo'.$A$37];[$'EcCo ammo'.F$6:$'EcCo ammo'.F$37])" office:value-type="float" office:value="10" calcext:value-type="float">
            <text:p>10</text:p>
          </table:table-cell>
          <table:table-cell table:formula="of:=FLOOR(LOOKUP([.$B68];[$'EcCo ammo'.$A$6:$'EcCo ammo'.$A$37];[$'EcCo ammo'.G$6:$'EcCo ammo'.G$37]))" office:value-type="float" office:value="35" calcext:value-type="float">
            <text:p>35</text:p>
          </table:table-cell>
          <table:table-cell table:formula="of:=LOOKUP([.$B68];[$'EcCo ammo'.$A$6:$'EcCo ammo'.$A$37];[$'EcCo ammo'.I$6:$'EcCo ammo'.I$37])" office:value-type="float" office:value="4" calcext:value-type="float">
            <text:p>4</text:p>
          </table:table-cell>
          <table:table-cell table:formula="of:=LOOKUP([.$B68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68])/100" office:value-type="float" office:value="1.35" calcext:value-type="float">
            <text:p>1.35</text:p>
          </table:table-cell>
          <table:table-cell table:formula="of:=ROUND(AVERAGE([.C68];[.D68]))" office:value-type="float" office:value="13" calcext:value-type="float">
            <text:p>13</text:p>
          </table:table-cell>
          <table:table-cell/>
          <table:table-cell table:style-name="ce30" table:formula="of:=([.$K68]-[.M$4]*[.$J68])*[.$J68]*(100-[.M$5]*[.$J68])/100" office:value-type="float" office:value="17.55" calcext:value-type="float">
            <text:p>17.6</text:p>
          </table:table-cell>
          <table:table-cell table:style-name="ce30" table:formula="of:=([.$K68]-[.N$4]*[.$J68])*[.$J68]*(100-[.N$5]*[.$J68])/100" office:value-type="float" office:value="15.18075" calcext:value-type="float">
            <text:p>15.2</text:p>
          </table:table-cell>
          <table:table-cell table:style-name="ce30" table:formula="of:=([.$K68]-[.O$4]*[.$J68])*[.$J68]*(100-[.O$5]*[.$J68])/100" office:value-type="float" office:value="12.8115" calcext:value-type="float">
            <text:p>12.8</text:p>
          </table:table-cell>
          <table:table-cell table:style-name="ce30" table:formula="of:=([.$K68]-[.P$4]*[.$J68])*[.$J68]*(100-[.P$5]*[.$J68])/100" office:value-type="float" office:value="9.2120625" calcext:value-type="float">
            <text:p>9.2</text:p>
          </table:table-cell>
          <table:table-cell table:style-name="ce30" table:formula="of:=([.$K68]-[.Q$4]*[.$J68])*[.$J68]*(100-[.Q$5]*[.$J68])/100" office:value-type="float" office:value="8.273475" calcext:value-type="float">
            <text:p>8.3</text:p>
          </table:table-cell>
          <table:table-cell table:style-name="ce30" table:formula="of:=([.$K68]-[.R$4]*[.$J68])*[.$J68]*(100-[.R$5]*[.$J68])/100" office:value-type="float" office:value="8.273475" calcext:value-type="float">
            <text:p>8.3</text:p>
          </table:table-cell>
          <table:table-cell table:style-name="ce30" table:formula="of:=([.$K68]-[.S$4]*[.$J68])*[.$J68]*(100-[.S$5]*[.$J68])/100" office:value-type="float" office:value="6.1047" calcext:value-type="float">
            <text:p>6.1</text:p>
          </table:table-cell>
          <table:table-cell table:style-name="ce30" table:formula="of:=([.$K68]-[.T$4]*[.$J68])*[.$J68]*(100-[.T$5]*[.$J68])/100" office:value-type="float" office:value="5.41215" calcext:value-type="float">
            <text:p>5.4</text:p>
          </table:table-cell>
          <table:table-cell table:style-name="ce30" table:formula="of:=([.$K68]-[.U$4]*[.$J68])*[.$J68]*(100-[.U$5]*[.$J68])/100" office:value-type="float" office:value="5.41215" calcext:value-type="float">
            <text:p>5.4</text:p>
          </table:table-cell>
          <table:table-cell table:style-name="ce30" table:formula="of:=([.$K68]-[.V$4]*[.$J68])*[.$J68]*(100-[.V$5]*[.$J68])/100" office:value-type="float" office:value="3.0429" calcext:value-type="float">
            <text:p>3.0</text:p>
          </table:table-cell>
          <table:table-cell table:style-name="ce30" table:formula="of:=([.$K68]-[.W$4]*[.$J68])*[.$J68]*(100-[.W$5]*[.$J68])/100" office:value-type="float" office:value="2.5963875" calcext:value-type="float">
            <text:p>2.6</text:p>
          </table:table-cell>
          <table:table-cell table:style-name="ce30" table:formula="of:=([.$K68]-[.X$4]*[.$J68])*[.$J68]*(100-[.X$5]*[.$J68])/100" office:value-type="float" office:value="1.165725" calcext:value-type="float">
            <text:p>1.2</text:p>
          </table:table-cell>
          <table:table-cell table:style-name="ce30" table:formula="of:=([.$K68]-[.Y$4]*[.$J68])*[.$J68]*(100-[.Y$5]*[.$J68])/100" office:value-type="float" office:value="-0.219375" calcext:value-type="float">
            <text:p>-0.2</text:p>
          </table:table-cell>
          <table:table-cell table:style-name="ce30" table:formula="of:=([.$K68]-[.Z$4]*[.$J68])*[.$J68]*(100-[.Z$5]*[.$J68])/100" office:value-type="float" office:value="-1.404" calcext:value-type="float">
            <text:p>-1.4</text:p>
          </table:table-cell>
          <table:table-cell table:style-name="ce30" table:formula="of:=([.$K68]-[.AA$4]*[.$J68])*[.$J68]*(100-[.AA$5]*[.$J68])/100" office:value-type="float" office:value="-0.975712500000001" calcext:value-type="float">
            <text:p>-1.0</text:p>
          </table:table-cell>
          <table:table-cell table:style-name="ce30" table:formula="of:=([.$K68]-[.AB$4]*[.$J68])*[.$J68]*(100-[.AB$5]*[.$J68])/100" office:value-type="float" office:value="-0.438075" calcext:value-type="float">
            <text:p>-0.4</text:p>
          </table:table-cell>
          <table:table-cell table:style-name="ce30" table:formula="of:=([.$K68]-[.AC$4]*[.$J68])*[.$J68]*(100-[.AC$5]*[.$J68])/100" office:value-type="float" office:value="-1.0395" calcext:value-type="float">
            <text:p>-1.0</text:p>
          </table:table-cell>
          <table:table-cell table:number-columns-repeated="6"/>
          <table:table-cell table:formula="of:=[.M$4]*[.$J68]" office:value-type="float" office:value="0" calcext:value-type="float">
            <text:p>0</text:p>
          </table:table-cell>
          <table:table-cell table:formula="of:=[.N$4]*[.$J68]" office:value-type="float" office:value="0" calcext:value-type="float">
            <text:p>0</text:p>
          </table:table-cell>
          <table:table-cell table:formula="of:=[.O$4]*[.$J68]" office:value-type="float" office:value="0" calcext:value-type="float">
            <text:p>0</text:p>
          </table:table-cell>
          <table:table-cell table:formula="of:=[.P$4]*[.$J68]" office:value-type="float" office:value="2.7" calcext:value-type="float">
            <text:p>2.7</text:p>
          </table:table-cell>
          <table:table-cell table:formula="of:=[.Q$4]*[.$J68]" office:value-type="float" office:value="2.7" calcext:value-type="float">
            <text:p>2.7</text:p>
          </table:table-cell>
          <table:table-cell table:formula="of:=[.R$4]*[.$J68]" office:value-type="float" office:value="2.7" calcext:value-type="float">
            <text:p>2.7</text:p>
          </table:table-cell>
          <table:table-cell table:formula="of:=[.S$4]*[.$J68]" office:value-type="float" office:value="5.4" calcext:value-type="float">
            <text:p>5.4</text:p>
          </table:table-cell>
          <table:table-cell table:formula="of:=[.T$4]*[.$J68]" office:value-type="float" office:value="5.4" calcext:value-type="float">
            <text:p>5.4</text:p>
          </table:table-cell>
          <table:table-cell table:formula="of:=[.U$4]*[.$J68]" office:value-type="float" office:value="5.4" calcext:value-type="float">
            <text:p>5.4</text:p>
          </table:table-cell>
          <table:table-cell table:formula="of:=[.V$4]*[.$J68]" office:value-type="float" office:value="8.1" calcext:value-type="float">
            <text:p>8.1</text:p>
          </table:table-cell>
          <table:table-cell table:formula="of:=[.W$4]*[.$J68]" office:value-type="float" office:value="8.1" calcext:value-type="float">
            <text:p>8.1</text:p>
          </table:table-cell>
          <table:table-cell table:formula="of:=[.X$4]*[.$J68]" office:value-type="float" office:value="10.8" calcext:value-type="float">
            <text:p>10.8</text:p>
          </table:table-cell>
          <table:table-cell table:formula="of:=[.Y$4]*[.$J68]" office:value-type="float" office:value="13.5" calcext:value-type="float">
            <text:p>13.5</text:p>
          </table:table-cell>
          <table:table-cell table:formula="of:=[.Z$4]*[.$J68]" office:value-type="float" office:value="16.2" calcext:value-type="float">
            <text:p>16.2</text:p>
          </table:table-cell>
          <table:table-cell table:formula="of:=[.AA$4]*[.$J68]" office:value-type="float" office:value="18.9" calcext:value-type="float">
            <text:p>18.9</text:p>
          </table:table-cell>
          <table:table-cell table:formula="of:=[.AB$4]*[.$J68]" office:value-type="float" office:value="18.9" calcext:value-type="float">
            <text:p>18.9</text:p>
          </table:table-cell>
          <table:table-cell table:formula="of:=[.AC$4]*[.$J68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9];[$'EcCo ammo'.$A$6:$'EcCo ammo'.$A$37];[$'EcCo ammo'.G$6:$'EcCo ammo'.G$37]))" office:value-type="float" office:value="-35" calcext:value-type="float">
            <text:p>-35</text:p>
          </table:table-cell>
          <table:table-cell table:formula="of:=LOOKUP([.$B69];[$'EcCo ammo'.$A$6:$'EcCo ammo'.$A$37];[$'EcCo ammo'.I$6:$'EcCo ammo'.I$37])" office:value-type="float" office:value="1" calcext:value-type="float">
            <text:p>1</text:p>
          </table:table-cell>
          <table:table-cell table:formula="of:=LOOKUP([.$B6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69])/100" office:value-type="float" office:value="0.65" calcext:value-type="float">
            <text:p>0.65</text:p>
          </table:table-cell>
          <table:table-cell table:formula="of:=ROUND(AVERAGE([.C69];[.D69]))" office:value-type="float" office:value="13" calcext:value-type="float">
            <text:p>13</text:p>
          </table:table-cell>
          <table:table-cell/>
          <table:table-cell table:style-name="ce30" table:formula="of:=([.$K69]-[.M$4]*[.$J69])*[.$J69]*(100-[.M$5]*[.$J69])/100" office:value-type="float" office:value="8.45" calcext:value-type="float">
            <text:p>8.5</text:p>
          </table:table-cell>
          <table:table-cell table:style-name="ce30" table:formula="of:=([.$K69]-[.N$4]*[.$J69])*[.$J69]*(100-[.N$5]*[.$J69])/100" office:value-type="float" office:value="7.90075" calcext:value-type="float">
            <text:p>7.9</text:p>
          </table:table-cell>
          <table:table-cell table:style-name="ce30" table:formula="of:=([.$K69]-[.O$4]*[.$J69])*[.$J69]*(100-[.O$5]*[.$J69])/100" office:value-type="float" office:value="7.3515" calcext:value-type="float">
            <text:p>7.4</text:p>
          </table:table-cell>
          <table:table-cell table:style-name="ce30" table:formula="of:=([.$K69]-[.P$4]*[.$J69])*[.$J69]*(100-[.P$5]*[.$J69])/100" office:value-type="float" office:value="6.3691875" calcext:value-type="float">
            <text:p>6.4</text:p>
          </table:table-cell>
          <table:table-cell table:style-name="ce30" table:formula="of:=([.$K69]-[.Q$4]*[.$J69])*[.$J69]*(100-[.Q$5]*[.$J69])/100" office:value-type="float" office:value="6.122025" calcext:value-type="float">
            <text:p>6.1</text:p>
          </table:table-cell>
          <table:table-cell table:style-name="ce30" table:formula="of:=([.$K69]-[.R$4]*[.$J69])*[.$J69]*(100-[.R$5]*[.$J69])/100" office:value-type="float" office:value="6.122025" calcext:value-type="float">
            <text:p>6.1</text:p>
          </table:table-cell>
          <table:table-cell table:style-name="ce30" table:formula="of:=([.$K69]-[.S$4]*[.$J69])*[.$J69]*(100-[.S$5]*[.$J69])/100" office:value-type="float" office:value="5.4418" calcext:value-type="float">
            <text:p>5.4</text:p>
          </table:table-cell>
          <table:table-cell table:style-name="ce30" table:formula="of:=([.$K69]-[.T$4]*[.$J69])*[.$J69]*(100-[.T$5]*[.$J69])/100" office:value-type="float" office:value="5.2221" calcext:value-type="float">
            <text:p>5.2</text:p>
          </table:table-cell>
          <table:table-cell table:style-name="ce30" table:formula="of:=([.$K69]-[.U$4]*[.$J69])*[.$J69]*(100-[.U$5]*[.$J69])/100" office:value-type="float" office:value="5.2221" calcext:value-type="float">
            <text:p>5.2</text:p>
          </table:table-cell>
          <table:table-cell table:style-name="ce30" table:formula="of:=([.$K69]-[.V$4]*[.$J69])*[.$J69]*(100-[.V$5]*[.$J69])/100" office:value-type="float" office:value="4.3771" calcext:value-type="float">
            <text:p>4.4</text:p>
          </table:table-cell>
          <table:table-cell table:style-name="ce30" table:formula="of:=([.$K69]-[.W$4]*[.$J69])*[.$J69]*(100-[.W$5]*[.$J69])/100" office:value-type="float" office:value="4.1848625" calcext:value-type="float">
            <text:p>4.2</text:p>
          </table:table-cell>
          <table:table-cell table:style-name="ce30" table:formula="of:=([.$K69]-[.X$4]*[.$J69])*[.$J69]*(100-[.X$5]*[.$J69])/100" office:value-type="float" office:value="3.587025" calcext:value-type="float">
            <text:p>3.6</text:p>
          </table:table-cell>
          <table:table-cell table:style-name="ce30" table:formula="of:=([.$K69]-[.Y$4]*[.$J69])*[.$J69]*(100-[.Y$5]*[.$J69])/100" office:value-type="float" office:value="2.851875" calcext:value-type="float">
            <text:p>2.9</text:p>
          </table:table-cell>
          <table:table-cell table:style-name="ce30" table:formula="of:=([.$K69]-[.Z$4]*[.$J69])*[.$J69]*(100-[.Z$5]*[.$J69])/100" office:value-type="float" office:value="2.2815" calcext:value-type="float">
            <text:p>2.3</text:p>
          </table:table-cell>
          <table:table-cell table:style-name="ce30" table:formula="of:=([.$K69]-[.AA$4]*[.$J69])*[.$J69]*(100-[.AA$5]*[.$J69])/100" office:value-type="float" office:value="1.4639625" calcext:value-type="float">
            <text:p>1.5</text:p>
          </table:table-cell>
          <table:table-cell table:style-name="ce30" table:formula="of:=([.$K69]-[.AB$4]*[.$J69])*[.$J69]*(100-[.AB$5]*[.$J69])/100" office:value-type="float" office:value="1.381575" calcext:value-type="float">
            <text:p>1.4</text:p>
          </table:table-cell>
          <table:table-cell table:style-name="ce30" table:formula="of:=([.$K69]-[.AC$4]*[.$J69])*[.$J69]*(100-[.AC$5]*[.$J69])/100" office:value-type="float" office:value="0" calcext:value-type="float">
            <text:p>0.0</text:p>
          </table:table-cell>
          <table:table-cell table:number-columns-repeated="6"/>
          <table:table-cell table:formula="of:=[.M$4]*[.$J69]" office:value-type="float" office:value="0" calcext:value-type="float">
            <text:p>0</text:p>
          </table:table-cell>
          <table:table-cell table:formula="of:=[.N$4]*[.$J69]" office:value-type="float" office:value="0" calcext:value-type="float">
            <text:p>0</text:p>
          </table:table-cell>
          <table:table-cell table:formula="of:=[.O$4]*[.$J69]" office:value-type="float" office:value="0" calcext:value-type="float">
            <text:p>0</text:p>
          </table:table-cell>
          <table:table-cell table:formula="of:=[.P$4]*[.$J69]" office:value-type="float" office:value="1.3" calcext:value-type="float">
            <text:p>1.3</text:p>
          </table:table-cell>
          <table:table-cell table:formula="of:=[.Q$4]*[.$J69]" office:value-type="float" office:value="1.3" calcext:value-type="float">
            <text:p>1.3</text:p>
          </table:table-cell>
          <table:table-cell table:formula="of:=[.R$4]*[.$J69]" office:value-type="float" office:value="1.3" calcext:value-type="float">
            <text:p>1.3</text:p>
          </table:table-cell>
          <table:table-cell table:formula="of:=[.S$4]*[.$J69]" office:value-type="float" office:value="2.6" calcext:value-type="float">
            <text:p>2.6</text:p>
          </table:table-cell>
          <table:table-cell table:formula="of:=[.T$4]*[.$J69]" office:value-type="float" office:value="2.6" calcext:value-type="float">
            <text:p>2.6</text:p>
          </table:table-cell>
          <table:table-cell table:formula="of:=[.U$4]*[.$J69]" office:value-type="float" office:value="2.6" calcext:value-type="float">
            <text:p>2.6</text:p>
          </table:table-cell>
          <table:table-cell table:formula="of:=[.V$4]*[.$J69]" office:value-type="float" office:value="3.9" calcext:value-type="float">
            <text:p>3.9</text:p>
          </table:table-cell>
          <table:table-cell table:formula="of:=[.W$4]*[.$J69]" office:value-type="float" office:value="3.9" calcext:value-type="float">
            <text:p>3.9</text:p>
          </table:table-cell>
          <table:table-cell table:formula="of:=[.X$4]*[.$J69]" office:value-type="float" office:value="5.2" calcext:value-type="float">
            <text:p>5.2</text:p>
          </table:table-cell>
          <table:table-cell table:formula="of:=[.Y$4]*[.$J69]" office:value-type="float" office:value="6.5" calcext:value-type="float">
            <text:p>6.5</text:p>
          </table:table-cell>
          <table:table-cell table:formula="of:=[.Z$4]*[.$J69]" office:value-type="float" office:value="7.8" calcext:value-type="float">
            <text:p>7.8</text:p>
          </table:table-cell>
          <table:table-cell table:formula="of:=[.AA$4]*[.$J69]" office:value-type="float" office:value="9.1" calcext:value-type="float">
            <text:p>9.1</text:p>
          </table:table-cell>
          <table:table-cell table:formula="of:=[.AB$4]*[.$J69]" office:value-type="float" office:value="9.1" calcext:value-type="float">
            <text:p>9.1</text:p>
          </table:table-cell>
          <table:table-cell table:formula="of:=[.AC$4]*[.$J69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0];[$'EcCo ammo'.$A$6:$'EcCo ammo'.$A$37];[$'EcCo ammo'.F$6:$'EcCo ammo'.F$37])" office:value-type="float" office:value="10" calcext:value-type="float">
            <text:p>10</text:p>
          </table:table-cell>
          <table:table-cell table:formula="of:=FLOOR(LOOKUP([.$B70];[$'EcCo ammo'.$A$6:$'EcCo ammo'.$A$37];[$'EcCo ammo'.G$6:$'EcCo ammo'.G$37]))" office:value-type="float" office:value="35" calcext:value-type="float">
            <text:p>35</text:p>
          </table:table-cell>
          <table:table-cell table:formula="of:=LOOKUP([.$B70];[$'EcCo ammo'.$A$6:$'EcCo ammo'.$A$37];[$'EcCo ammo'.I$6:$'EcCo ammo'.I$37])" office:value-type="float" office:value="4" calcext:value-type="float">
            <text:p>4</text:p>
          </table:table-cell>
          <table:table-cell table:formula="of:=LOOKUP([.$B70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70])/100" office:value-type="float" office:value="1.35" calcext:value-type="float">
            <text:p>1.35</text:p>
          </table:table-cell>
          <table:table-cell table:formula="of:=ROUND(AVERAGE([.C70];[.D70]))" office:value-type="float" office:value="14" calcext:value-type="float">
            <text:p>14</text:p>
          </table:table-cell>
          <table:table-cell/>
          <table:table-cell table:style-name="ce30" table:formula="of:=([.$K70]-[.M$4]*[.$J70])*[.$J70]*(100-[.M$5]*[.$J70])/100" office:value-type="float" office:value="18.9" calcext:value-type="float">
            <text:p>18.9</text:p>
          </table:table-cell>
          <table:table-cell table:style-name="ce30" table:formula="of:=([.$K70]-[.N$4]*[.$J70])*[.$J70]*(100-[.N$5]*[.$J70])/100" office:value-type="float" office:value="16.3485" calcext:value-type="float">
            <text:p>16.3</text:p>
          </table:table-cell>
          <table:table-cell table:style-name="ce30" table:formula="of:=([.$K70]-[.O$4]*[.$J70])*[.$J70]*(100-[.O$5]*[.$J70])/100" office:value-type="float" office:value="13.797" calcext:value-type="float">
            <text:p>13.8</text:p>
          </table:table-cell>
          <table:table-cell table:style-name="ce30" table:formula="of:=([.$K70]-[.P$4]*[.$J70])*[.$J70]*(100-[.P$5]*[.$J70])/100" office:value-type="float" office:value="10.1064375" calcext:value-type="float">
            <text:p>10.1</text:p>
          </table:table-cell>
          <table:table-cell table:style-name="ce30" table:formula="of:=([.$K70]-[.Q$4]*[.$J70])*[.$J70]*(100-[.Q$5]*[.$J70])/100" office:value-type="float" office:value="9.076725" calcext:value-type="float">
            <text:p>9.1</text:p>
          </table:table-cell>
          <table:table-cell table:style-name="ce30" table:formula="of:=([.$K70]-[.R$4]*[.$J70])*[.$J70]*(100-[.R$5]*[.$J70])/100" office:value-type="float" office:value="9.076725" calcext:value-type="float">
            <text:p>9.1</text:p>
          </table:table-cell>
          <table:table-cell table:style-name="ce30" table:formula="of:=([.$K70]-[.S$4]*[.$J70])*[.$J70]*(100-[.S$5]*[.$J70])/100" office:value-type="float" office:value="6.90795" calcext:value-type="float">
            <text:p>6.9</text:p>
          </table:table-cell>
          <table:table-cell table:style-name="ce30" table:formula="of:=([.$K70]-[.T$4]*[.$J70])*[.$J70]*(100-[.T$5]*[.$J70])/100" office:value-type="float" office:value="6.124275" calcext:value-type="float">
            <text:p>6.1</text:p>
          </table:table-cell>
          <table:table-cell table:style-name="ce30" table:formula="of:=([.$K70]-[.U$4]*[.$J70])*[.$J70]*(100-[.U$5]*[.$J70])/100" office:value-type="float" office:value="6.124275" calcext:value-type="float">
            <text:p>6.1</text:p>
          </table:table-cell>
          <table:table-cell table:style-name="ce30" table:formula="of:=([.$K70]-[.V$4]*[.$J70])*[.$J70]*(100-[.V$5]*[.$J70])/100" office:value-type="float" office:value="3.6639" calcext:value-type="float">
            <text:p>3.7</text:p>
          </table:table-cell>
          <table:table-cell table:style-name="ce30" table:formula="of:=([.$K70]-[.W$4]*[.$J70])*[.$J70]*(100-[.W$5]*[.$J70])/100" office:value-type="float" office:value="3.1262625" calcext:value-type="float">
            <text:p>3.1</text:p>
          </table:table-cell>
          <table:table-cell table:style-name="ce30" table:formula="of:=([.$K70]-[.X$4]*[.$J70])*[.$J70]*(100-[.X$5]*[.$J70])/100" office:value-type="float" office:value="1.6956" calcext:value-type="float">
            <text:p>1.7</text:p>
          </table:table-cell>
          <table:table-cell table:style-name="ce30" table:formula="of:=([.$K70]-[.Y$4]*[.$J70])*[.$J70]*(100-[.Y$5]*[.$J70])/100" office:value-type="float" office:value="0.219375" calcext:value-type="float">
            <text:p>0.2</text:p>
          </table:table-cell>
          <table:table-cell table:style-name="ce30" table:formula="of:=([.$K70]-[.Z$4]*[.$J70])*[.$J70]*(100-[.Z$5]*[.$J70])/100" office:value-type="float" office:value="-0.965250000000001" calcext:value-type="float">
            <text:p>-1.0</text:p>
          </table:table-cell>
          <table:table-cell table:style-name="ce30" table:formula="of:=([.$K70]-[.AA$4]*[.$J70])*[.$J70]*(100-[.AA$5]*[.$J70])/100" office:value-type="float" office:value="-0.8103375" calcext:value-type="float">
            <text:p>-0.8</text:p>
          </table:table-cell>
          <table:table-cell table:style-name="ce30" table:formula="of:=([.$K70]-[.AB$4]*[.$J70])*[.$J70]*(100-[.AB$5]*[.$J70])/100" office:value-type="float" office:value="-0.363825" calcext:value-type="float">
            <text:p>-0.4</text:p>
          </table:table-cell>
          <table:table-cell table:style-name="ce30" table:formula="of:=([.$K70]-[.AC$4]*[.$J70])*[.$J70]*(100-[.AC$5]*[.$J70])/100" office:value-type="float" office:value="-0.96525" calcext:value-type="float">
            <text:p>-1.0</text:p>
          </table:table-cell>
          <table:table-cell table:number-columns-repeated="6"/>
          <table:table-cell table:formula="of:=[.M$4]*[.$J70]" office:value-type="float" office:value="0" calcext:value-type="float">
            <text:p>0</text:p>
          </table:table-cell>
          <table:table-cell table:formula="of:=[.N$4]*[.$J70]" office:value-type="float" office:value="0" calcext:value-type="float">
            <text:p>0</text:p>
          </table:table-cell>
          <table:table-cell table:formula="of:=[.O$4]*[.$J70]" office:value-type="float" office:value="0" calcext:value-type="float">
            <text:p>0</text:p>
          </table:table-cell>
          <table:table-cell table:formula="of:=[.P$4]*[.$J70]" office:value-type="float" office:value="2.7" calcext:value-type="float">
            <text:p>2.7</text:p>
          </table:table-cell>
          <table:table-cell table:formula="of:=[.Q$4]*[.$J70]" office:value-type="float" office:value="2.7" calcext:value-type="float">
            <text:p>2.7</text:p>
          </table:table-cell>
          <table:table-cell table:formula="of:=[.R$4]*[.$J70]" office:value-type="float" office:value="2.7" calcext:value-type="float">
            <text:p>2.7</text:p>
          </table:table-cell>
          <table:table-cell table:formula="of:=[.S$4]*[.$J70]" office:value-type="float" office:value="5.4" calcext:value-type="float">
            <text:p>5.4</text:p>
          </table:table-cell>
          <table:table-cell table:formula="of:=[.T$4]*[.$J70]" office:value-type="float" office:value="5.4" calcext:value-type="float">
            <text:p>5.4</text:p>
          </table:table-cell>
          <table:table-cell table:formula="of:=[.U$4]*[.$J70]" office:value-type="float" office:value="5.4" calcext:value-type="float">
            <text:p>5.4</text:p>
          </table:table-cell>
          <table:table-cell table:formula="of:=[.V$4]*[.$J70]" office:value-type="float" office:value="8.1" calcext:value-type="float">
            <text:p>8.1</text:p>
          </table:table-cell>
          <table:table-cell table:formula="of:=[.W$4]*[.$J70]" office:value-type="float" office:value="8.1" calcext:value-type="float">
            <text:p>8.1</text:p>
          </table:table-cell>
          <table:table-cell table:formula="of:=[.X$4]*[.$J70]" office:value-type="float" office:value="10.8" calcext:value-type="float">
            <text:p>10.8</text:p>
          </table:table-cell>
          <table:table-cell table:formula="of:=[.Y$4]*[.$J70]" office:value-type="float" office:value="13.5" calcext:value-type="float">
            <text:p>13.5</text:p>
          </table:table-cell>
          <table:table-cell table:formula="of:=[.Z$4]*[.$J70]" office:value-type="float" office:value="16.2" calcext:value-type="float">
            <text:p>16.2</text:p>
          </table:table-cell>
          <table:table-cell table:formula="of:=[.AA$4]*[.$J70]" office:value-type="float" office:value="18.9" calcext:value-type="float">
            <text:p>18.9</text:p>
          </table:table-cell>
          <table:table-cell table:formula="of:=[.AB$4]*[.$J70]" office:value-type="float" office:value="18.9" calcext:value-type="float">
            <text:p>18.9</text:p>
          </table:table-cell>
          <table:table-cell table:formula="of:=[.AC$4]*[.$J70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1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1];[$'EcCo ammo'.$A$6:$'EcCo ammo'.$A$37];[$'EcCo ammo'.G$6:$'EcCo ammo'.G$37]))" office:value-type="float" office:value="-35" calcext:value-type="float">
            <text:p>-35</text:p>
          </table:table-cell>
          <table:table-cell table:formula="of:=LOOKUP([.$B71];[$'EcCo ammo'.$A$6:$'EcCo ammo'.$A$37];[$'EcCo ammo'.I$6:$'EcCo ammo'.I$37])" office:value-type="float" office:value="1" calcext:value-type="float">
            <text:p>1</text:p>
          </table:table-cell>
          <table:table-cell table:formula="of:=LOOKUP([.$B7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1])/100" office:value-type="float" office:value="0.65" calcext:value-type="float">
            <text:p>0.65</text:p>
          </table:table-cell>
          <table:table-cell table:formula="of:=ROUND(AVERAGE([.C71];[.D71]))" office:value-type="float" office:value="14" calcext:value-type="float">
            <text:p>14</text:p>
          </table:table-cell>
          <table:table-cell/>
          <table:table-cell table:style-name="ce30" table:formula="of:=([.$K71]-[.M$4]*[.$J71])*[.$J71]*(100-[.M$5]*[.$J71])/100" office:value-type="float" office:value="9.1" calcext:value-type="float">
            <text:p>9.1</text:p>
          </table:table-cell>
          <table:table-cell table:style-name="ce30" table:formula="of:=([.$K71]-[.N$4]*[.$J71])*[.$J71]*(100-[.N$5]*[.$J71])/100" office:value-type="float" office:value="8.5085" calcext:value-type="float">
            <text:p>8.5</text:p>
          </table:table-cell>
          <table:table-cell table:style-name="ce30" table:formula="of:=([.$K71]-[.O$4]*[.$J71])*[.$J71]*(100-[.O$5]*[.$J71])/100" office:value-type="float" office:value="7.917" calcext:value-type="float">
            <text:p>7.9</text:p>
          </table:table-cell>
          <table:table-cell table:style-name="ce30" table:formula="of:=([.$K71]-[.P$4]*[.$J71])*[.$J71]*(100-[.P$5]*[.$J71])/100" office:value-type="float" office:value="6.9135625" calcext:value-type="float">
            <text:p>6.9</text:p>
          </table:table-cell>
          <table:table-cell table:style-name="ce30" table:formula="of:=([.$K71]-[.Q$4]*[.$J71])*[.$J71]*(100-[.Q$5]*[.$J71])/100" office:value-type="float" office:value="6.645275" calcext:value-type="float">
            <text:p>6.6</text:p>
          </table:table-cell>
          <table:table-cell table:style-name="ce30" table:formula="of:=([.$K71]-[.R$4]*[.$J71])*[.$J71]*(100-[.R$5]*[.$J71])/100" office:value-type="float" office:value="6.645275" calcext:value-type="float">
            <text:p>6.6</text:p>
          </table:table-cell>
          <table:table-cell table:style-name="ce30" table:formula="of:=([.$K71]-[.S$4]*[.$J71])*[.$J71]*(100-[.S$5]*[.$J71])/100" office:value-type="float" office:value="5.96505" calcext:value-type="float">
            <text:p>6.0</text:p>
          </table:table-cell>
          <table:table-cell table:style-name="ce30" table:formula="of:=([.$K71]-[.T$4]*[.$J71])*[.$J71]*(100-[.T$5]*[.$J71])/100" office:value-type="float" office:value="5.724225" calcext:value-type="float">
            <text:p>5.7</text:p>
          </table:table-cell>
          <table:table-cell table:style-name="ce30" table:formula="of:=([.$K71]-[.U$4]*[.$J71])*[.$J71]*(100-[.U$5]*[.$J71])/100" office:value-type="float" office:value="5.724225" calcext:value-type="float">
            <text:p>5.7</text:p>
          </table:table-cell>
          <table:table-cell table:style-name="ce30" table:formula="of:=([.$K71]-[.V$4]*[.$J71])*[.$J71]*(100-[.V$5]*[.$J71])/100" office:value-type="float" office:value="4.8581" calcext:value-type="float">
            <text:p>4.9</text:p>
          </table:table-cell>
          <table:table-cell table:style-name="ce30" table:formula="of:=([.$K71]-[.W$4]*[.$J71])*[.$J71]*(100-[.W$5]*[.$J71])/100" office:value-type="float" office:value="4.6447375" calcext:value-type="float">
            <text:p>4.6</text:p>
          </table:table-cell>
          <table:table-cell table:style-name="ce30" table:formula="of:=([.$K71]-[.X$4]*[.$J71])*[.$J71]*(100-[.X$5]*[.$J71])/100" office:value-type="float" office:value="4.0469" calcext:value-type="float">
            <text:p>4.0</text:p>
          </table:table-cell>
          <table:table-cell table:style-name="ce30" table:formula="of:=([.$K71]-[.Y$4]*[.$J71])*[.$J71]*(100-[.Y$5]*[.$J71])/100" office:value-type="float" office:value="3.290625" calcext:value-type="float">
            <text:p>3.3</text:p>
          </table:table-cell>
          <table:table-cell table:style-name="ce30" table:formula="of:=([.$K71]-[.Z$4]*[.$J71])*[.$J71]*(100-[.Z$5]*[.$J71])/100" office:value-type="float" office:value="2.72025" calcext:value-type="float">
            <text:p>2.7</text:p>
          </table:table-cell>
          <table:table-cell table:style-name="ce30" table:formula="of:=([.$K71]-[.AA$4]*[.$J71])*[.$J71]*(100-[.AA$5]*[.$J71])/100" office:value-type="float" office:value="1.8393375" calcext:value-type="float">
            <text:p>1.8</text:p>
          </table:table-cell>
          <table:table-cell table:style-name="ce30" table:formula="of:=([.$K71]-[.AB$4]*[.$J71])*[.$J71]*(100-[.AB$5]*[.$J71])/100" office:value-type="float" office:value="1.735825" calcext:value-type="float">
            <text:p>1.7</text:p>
          </table:table-cell>
          <table:table-cell table:style-name="ce30" table:formula="of:=([.$K71]-[.AC$4]*[.$J71])*[.$J71]*(100-[.AC$5]*[.$J71])/100" office:value-type="float" office:value="0.35425" calcext:value-type="float">
            <text:p>0.4</text:p>
          </table:table-cell>
          <table:table-cell table:number-columns-repeated="6"/>
          <table:table-cell table:formula="of:=[.M$4]*[.$J71]" office:value-type="float" office:value="0" calcext:value-type="float">
            <text:p>0</text:p>
          </table:table-cell>
          <table:table-cell table:formula="of:=[.N$4]*[.$J71]" office:value-type="float" office:value="0" calcext:value-type="float">
            <text:p>0</text:p>
          </table:table-cell>
          <table:table-cell table:formula="of:=[.O$4]*[.$J71]" office:value-type="float" office:value="0" calcext:value-type="float">
            <text:p>0</text:p>
          </table:table-cell>
          <table:table-cell table:formula="of:=[.P$4]*[.$J71]" office:value-type="float" office:value="1.3" calcext:value-type="float">
            <text:p>1.3</text:p>
          </table:table-cell>
          <table:table-cell table:formula="of:=[.Q$4]*[.$J71]" office:value-type="float" office:value="1.3" calcext:value-type="float">
            <text:p>1.3</text:p>
          </table:table-cell>
          <table:table-cell table:formula="of:=[.R$4]*[.$J71]" office:value-type="float" office:value="1.3" calcext:value-type="float">
            <text:p>1.3</text:p>
          </table:table-cell>
          <table:table-cell table:formula="of:=[.S$4]*[.$J71]" office:value-type="float" office:value="2.6" calcext:value-type="float">
            <text:p>2.6</text:p>
          </table:table-cell>
          <table:table-cell table:formula="of:=[.T$4]*[.$J71]" office:value-type="float" office:value="2.6" calcext:value-type="float">
            <text:p>2.6</text:p>
          </table:table-cell>
          <table:table-cell table:formula="of:=[.U$4]*[.$J71]" office:value-type="float" office:value="2.6" calcext:value-type="float">
            <text:p>2.6</text:p>
          </table:table-cell>
          <table:table-cell table:formula="of:=[.V$4]*[.$J71]" office:value-type="float" office:value="3.9" calcext:value-type="float">
            <text:p>3.9</text:p>
          </table:table-cell>
          <table:table-cell table:formula="of:=[.W$4]*[.$J71]" office:value-type="float" office:value="3.9" calcext:value-type="float">
            <text:p>3.9</text:p>
          </table:table-cell>
          <table:table-cell table:formula="of:=[.X$4]*[.$J71]" office:value-type="float" office:value="5.2" calcext:value-type="float">
            <text:p>5.2</text:p>
          </table:table-cell>
          <table:table-cell table:formula="of:=[.Y$4]*[.$J71]" office:value-type="float" office:value="6.5" calcext:value-type="float">
            <text:p>6.5</text:p>
          </table:table-cell>
          <table:table-cell table:formula="of:=[.Z$4]*[.$J71]" office:value-type="float" office:value="7.8" calcext:value-type="float">
            <text:p>7.8</text:p>
          </table:table-cell>
          <table:table-cell table:formula="of:=[.AA$4]*[.$J71]" office:value-type="float" office:value="9.1" calcext:value-type="float">
            <text:p>9.1</text:p>
          </table:table-cell>
          <table:table-cell table:formula="of:=[.AB$4]*[.$J71]" office:value-type="float" office:value="9.1" calcext:value-type="float">
            <text:p>9.1</text:p>
          </table:table-cell>
          <table:table-cell table:formula="of:=[.AC$4]*[.$J71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2];[$'EcCo ammo'.$A$6:$'EcCo ammo'.$A$37];[$'EcCo ammo'.G$6:$'EcCo ammo'.G$37]))" office:value-type="float" office:value="-10" calcext:value-type="float">
            <text:p>-10</text:p>
          </table:table-cell>
          <table:table-cell table:formula="of:=LOOKUP([.$B72];[$'EcCo ammo'.$A$6:$'EcCo ammo'.$A$37];[$'EcCo ammo'.I$6:$'EcCo ammo'.I$37])" office:value-type="float" office:value="1" calcext:value-type="float">
            <text:p>1</text:p>
          </table:table-cell>
          <table:table-cell table:formula="of:=LOOKUP([.$B7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2])/100" office:value-type="float" office:value="0.9" calcext:value-type="float">
            <text:p>0.90</text:p>
          </table:table-cell>
          <table:table-cell table:formula="of:=ROUND(AVERAGE([.C72];[.D72]))" office:value-type="float" office:value="24" calcext:value-type="float">
            <text:p>24</text:p>
          </table:table-cell>
          <table:table-cell/>
          <table:table-cell table:style-name="ce30" table:formula="of:=([.$K72]-[.M$4]*[.$J72])*[.$J72]*(100-[.M$5]*[.$J72])/100" office:value-type="float" office:value="21.6" calcext:value-type="float">
            <text:p>21.6</text:p>
          </table:table-cell>
          <table:table-cell table:style-name="ce30" table:formula="of:=([.$K72]-[.N$4]*[.$J72])*[.$J72]*(100-[.N$5]*[.$J72])/100" office:value-type="float" office:value="19.656" calcext:value-type="float">
            <text:p>19.7</text:p>
          </table:table-cell>
          <table:table-cell table:style-name="ce30" table:formula="of:=([.$K72]-[.O$4]*[.$J72])*[.$J72]*(100-[.O$5]*[.$J72])/100" office:value-type="float" office:value="17.712" calcext:value-type="float">
            <text:p>17.7</text:p>
          </table:table-cell>
          <table:table-cell table:style-name="ce30" table:formula="of:=([.$K72]-[.P$4]*[.$J72])*[.$J72]*(100-[.P$5]*[.$J72])/100" office:value-type="float" office:value="15.4845" calcext:value-type="float">
            <text:p>15.5</text:p>
          </table:table-cell>
          <table:table-cell table:style-name="ce30" table:formula="of:=([.$K72]-[.Q$4]*[.$J72])*[.$J72]*(100-[.Q$5]*[.$J72])/100" office:value-type="float" office:value="14.5854" calcext:value-type="float">
            <text:p>14.6</text:p>
          </table:table-cell>
          <table:table-cell table:style-name="ce30" table:formula="of:=([.$K72]-[.R$4]*[.$J72])*[.$J72]*(100-[.R$5]*[.$J72])/100" office:value-type="float" office:value="14.5854" calcext:value-type="float">
            <text:p>14.6</text:p>
          </table:table-cell>
          <table:table-cell table:style-name="ce30" table:formula="of:=([.$K72]-[.S$4]*[.$J72])*[.$J72]*(100-[.S$5]*[.$J72])/100" office:value-type="float" office:value="13.4028" calcext:value-type="float">
            <text:p>13.4</text:p>
          </table:table-cell>
          <table:table-cell table:style-name="ce30" table:formula="of:=([.$K72]-[.T$4]*[.$J72])*[.$J72]*(100-[.T$5]*[.$J72])/100" office:value-type="float" office:value="12.5766" calcext:value-type="float">
            <text:p>12.6</text:p>
          </table:table-cell>
          <table:table-cell table:style-name="ce30" table:formula="of:=([.$K72]-[.U$4]*[.$J72])*[.$J72]*(100-[.U$5]*[.$J72])/100" office:value-type="float" office:value="12.5766" calcext:value-type="float">
            <text:p>12.6</text:p>
          </table:table-cell>
          <table:table-cell table:style-name="ce30" table:formula="of:=([.$K72]-[.V$4]*[.$J72])*[.$J72]*(100-[.V$5]*[.$J72])/100" office:value-type="float" office:value="10.7136" calcext:value-type="float">
            <text:p>10.7</text:p>
          </table:table-cell>
          <table:table-cell table:style-name="ce30" table:formula="of:=([.$K72]-[.W$4]*[.$J72])*[.$J72]*(100-[.W$5]*[.$J72])/100" office:value-type="float" office:value="9.9603" calcext:value-type="float">
            <text:p>10.0</text:p>
          </table:table-cell>
          <table:table-cell table:style-name="ce30" table:formula="of:=([.$K72]-[.X$4]*[.$J72])*[.$J72]*(100-[.X$5]*[.$J72])/100" office:value-type="float" office:value="8.9964" calcext:value-type="float">
            <text:p>9.0</text:p>
          </table:table-cell>
          <table:table-cell table:style-name="ce30" table:formula="of:=([.$K72]-[.Y$4]*[.$J72])*[.$J72]*(100-[.Y$5]*[.$J72])/100" office:value-type="float" office:value="7.425" calcext:value-type="float">
            <text:p>7.4</text:p>
          </table:table-cell>
          <table:table-cell table:style-name="ce30" table:formula="of:=([.$K72]-[.Z$4]*[.$J72])*[.$J72]*(100-[.Z$5]*[.$J72])/100" office:value-type="float" office:value="6.534" calcext:value-type="float">
            <text:p>6.5</text:p>
          </table:table-cell>
          <table:table-cell table:style-name="ce30" table:formula="of:=([.$K72]-[.AA$4]*[.$J72])*[.$J72]*(100-[.AA$5]*[.$J72])/100" office:value-type="float" office:value="4.2579" calcext:value-type="float">
            <text:p>4.3</text:p>
          </table:table-cell>
          <table:table-cell table:style-name="ce30" table:formula="of:=([.$K72]-[.AB$4]*[.$J72])*[.$J72]*(100-[.AB$5]*[.$J72])/100" office:value-type="float" office:value="3.7962" calcext:value-type="float">
            <text:p>3.8</text:p>
          </table:table-cell>
          <table:table-cell table:style-name="ce30" table:formula="of:=([.$K72]-[.AC$4]*[.$J72])*[.$J72]*(100-[.AC$5]*[.$J72])/100" office:value-type="float" office:value="1.998" calcext:value-type="float">
            <text:p>2.0</text:p>
          </table:table-cell>
          <table:table-cell table:number-columns-repeated="6"/>
          <table:table-cell table:formula="of:=[.M$4]*[.$J72]" office:value-type="float" office:value="0" calcext:value-type="float">
            <text:p>0</text:p>
          </table:table-cell>
          <table:table-cell table:formula="of:=[.N$4]*[.$J72]" office:value-type="float" office:value="0" calcext:value-type="float">
            <text:p>0</text:p>
          </table:table-cell>
          <table:table-cell table:formula="of:=[.O$4]*[.$J72]" office:value-type="float" office:value="0" calcext:value-type="float">
            <text:p>0</text:p>
          </table:table-cell>
          <table:table-cell table:formula="of:=[.P$4]*[.$J72]" office:value-type="float" office:value="1.8" calcext:value-type="float">
            <text:p>1.8</text:p>
          </table:table-cell>
          <table:table-cell table:formula="of:=[.Q$4]*[.$J72]" office:value-type="float" office:value="1.8" calcext:value-type="float">
            <text:p>1.8</text:p>
          </table:table-cell>
          <table:table-cell table:formula="of:=[.R$4]*[.$J72]" office:value-type="float" office:value="1.8" calcext:value-type="float">
            <text:p>1.8</text:p>
          </table:table-cell>
          <table:table-cell table:formula="of:=[.S$4]*[.$J72]" office:value-type="float" office:value="3.6" calcext:value-type="float">
            <text:p>3.6</text:p>
          </table:table-cell>
          <table:table-cell table:formula="of:=[.T$4]*[.$J72]" office:value-type="float" office:value="3.6" calcext:value-type="float">
            <text:p>3.6</text:p>
          </table:table-cell>
          <table:table-cell table:formula="of:=[.U$4]*[.$J72]" office:value-type="float" office:value="3.6" calcext:value-type="float">
            <text:p>3.6</text:p>
          </table:table-cell>
          <table:table-cell table:formula="of:=[.V$4]*[.$J72]" office:value-type="float" office:value="5.4" calcext:value-type="float">
            <text:p>5.4</text:p>
          </table:table-cell>
          <table:table-cell table:formula="of:=[.W$4]*[.$J72]" office:value-type="float" office:value="5.4" calcext:value-type="float">
            <text:p>5.4</text:p>
          </table:table-cell>
          <table:table-cell table:formula="of:=[.X$4]*[.$J72]" office:value-type="float" office:value="7.2" calcext:value-type="float">
            <text:p>7.2</text:p>
          </table:table-cell>
          <table:table-cell table:formula="of:=[.Y$4]*[.$J72]" office:value-type="float" office:value="9" calcext:value-type="float">
            <text:p>9</text:p>
          </table:table-cell>
          <table:table-cell table:formula="of:=[.Z$4]*[.$J72]" office:value-type="float" office:value="10.8" calcext:value-type="float">
            <text:p>10.8</text:p>
          </table:table-cell>
          <table:table-cell table:formula="of:=[.AA$4]*[.$J72]" office:value-type="float" office:value="12.6" calcext:value-type="float">
            <text:p>12.6</text:p>
          </table:table-cell>
          <table:table-cell table:formula="of:=[.AB$4]*[.$J72]" office:value-type="float" office:value="12.6" calcext:value-type="float">
            <text:p>12.6</text:p>
          </table:table-cell>
          <table:table-cell table:formula="of:=[.AC$4]*[.$J72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3];[$'EcCo ammo'.$A$6:$'EcCo ammo'.$A$37];[$'EcCo ammo'.G$6:$'EcCo ammo'.G$37]))" office:value-type="float" office:value="-10" calcext:value-type="float">
            <text:p>-10</text:p>
          </table:table-cell>
          <table:table-cell table:formula="of:=LOOKUP([.$B73];[$'EcCo ammo'.$A$6:$'EcCo ammo'.$A$37];[$'EcCo ammo'.I$6:$'EcCo ammo'.I$37])" office:value-type="float" office:value="1" calcext:value-type="float">
            <text:p>1</text:p>
          </table:table-cell>
          <table:table-cell table:formula="of:=LOOKUP([.$B7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3])/100" office:value-type="float" office:value="0.9" calcext:value-type="float">
            <text:p>0.90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style-name="ce30" table:formula="of:=([.$K73]-[.M$4]*[.$J73])*[.$J73]*(100-[.M$5]*[.$J73])/100" office:value-type="float" office:value="21.6" calcext:value-type="float">
            <text:p>21.6</text:p>
          </table:table-cell>
          <table:table-cell table:style-name="ce30" table:formula="of:=([.$K73]-[.N$4]*[.$J73])*[.$J73]*(100-[.N$5]*[.$J73])/100" office:value-type="float" office:value="19.656" calcext:value-type="float">
            <text:p>19.7</text:p>
          </table:table-cell>
          <table:table-cell table:style-name="ce30" table:formula="of:=([.$K73]-[.O$4]*[.$J73])*[.$J73]*(100-[.O$5]*[.$J73])/100" office:value-type="float" office:value="17.712" calcext:value-type="float">
            <text:p>17.7</text:p>
          </table:table-cell>
          <table:table-cell table:style-name="ce30" table:formula="of:=([.$K73]-[.P$4]*[.$J73])*[.$J73]*(100-[.P$5]*[.$J73])/100" office:value-type="float" office:value="15.4845" calcext:value-type="float">
            <text:p>15.5</text:p>
          </table:table-cell>
          <table:table-cell table:style-name="ce30" table:formula="of:=([.$K73]-[.Q$4]*[.$J73])*[.$J73]*(100-[.Q$5]*[.$J73])/100" office:value-type="float" office:value="14.5854" calcext:value-type="float">
            <text:p>14.6</text:p>
          </table:table-cell>
          <table:table-cell table:style-name="ce30" table:formula="of:=([.$K73]-[.R$4]*[.$J73])*[.$J73]*(100-[.R$5]*[.$J73])/100" office:value-type="float" office:value="14.5854" calcext:value-type="float">
            <text:p>14.6</text:p>
          </table:table-cell>
          <table:table-cell table:style-name="ce30" table:formula="of:=([.$K73]-[.S$4]*[.$J73])*[.$J73]*(100-[.S$5]*[.$J73])/100" office:value-type="float" office:value="13.4028" calcext:value-type="float">
            <text:p>13.4</text:p>
          </table:table-cell>
          <table:table-cell table:style-name="ce30" table:formula="of:=([.$K73]-[.T$4]*[.$J73])*[.$J73]*(100-[.T$5]*[.$J73])/100" office:value-type="float" office:value="12.5766" calcext:value-type="float">
            <text:p>12.6</text:p>
          </table:table-cell>
          <table:table-cell table:style-name="ce30" table:formula="of:=([.$K73]-[.U$4]*[.$J73])*[.$J73]*(100-[.U$5]*[.$J73])/100" office:value-type="float" office:value="12.5766" calcext:value-type="float">
            <text:p>12.6</text:p>
          </table:table-cell>
          <table:table-cell table:style-name="ce30" table:formula="of:=([.$K73]-[.V$4]*[.$J73])*[.$J73]*(100-[.V$5]*[.$J73])/100" office:value-type="float" office:value="10.7136" calcext:value-type="float">
            <text:p>10.7</text:p>
          </table:table-cell>
          <table:table-cell table:style-name="ce30" table:formula="of:=([.$K73]-[.W$4]*[.$J73])*[.$J73]*(100-[.W$5]*[.$J73])/100" office:value-type="float" office:value="9.9603" calcext:value-type="float">
            <text:p>10.0</text:p>
          </table:table-cell>
          <table:table-cell table:style-name="ce30" table:formula="of:=([.$K73]-[.X$4]*[.$J73])*[.$J73]*(100-[.X$5]*[.$J73])/100" office:value-type="float" office:value="8.9964" calcext:value-type="float">
            <text:p>9.0</text:p>
          </table:table-cell>
          <table:table-cell table:style-name="ce30" table:formula="of:=([.$K73]-[.Y$4]*[.$J73])*[.$J73]*(100-[.Y$5]*[.$J73])/100" office:value-type="float" office:value="7.425" calcext:value-type="float">
            <text:p>7.4</text:p>
          </table:table-cell>
          <table:table-cell table:style-name="ce30" table:formula="of:=([.$K73]-[.Z$4]*[.$J73])*[.$J73]*(100-[.Z$5]*[.$J73])/100" office:value-type="float" office:value="6.534" calcext:value-type="float">
            <text:p>6.5</text:p>
          </table:table-cell>
          <table:table-cell table:style-name="ce30" table:formula="of:=([.$K73]-[.AA$4]*[.$J73])*[.$J73]*(100-[.AA$5]*[.$J73])/100" office:value-type="float" office:value="4.2579" calcext:value-type="float">
            <text:p>4.3</text:p>
          </table:table-cell>
          <table:table-cell table:style-name="ce30" table:formula="of:=([.$K73]-[.AB$4]*[.$J73])*[.$J73]*(100-[.AB$5]*[.$J73])/100" office:value-type="float" office:value="3.7962" calcext:value-type="float">
            <text:p>3.8</text:p>
          </table:table-cell>
          <table:table-cell table:style-name="ce30" table:formula="of:=([.$K73]-[.AC$4]*[.$J73])*[.$J73]*(100-[.AC$5]*[.$J73])/100" office:value-type="float" office:value="1.998" calcext:value-type="float">
            <text:p>2.0</text:p>
          </table:table-cell>
          <table:table-cell table:number-columns-repeated="6"/>
          <table:table-cell table:formula="of:=[.M$4]*[.$J73]" office:value-type="float" office:value="0" calcext:value-type="float">
            <text:p>0</text:p>
          </table:table-cell>
          <table:table-cell table:formula="of:=[.N$4]*[.$J73]" office:value-type="float" office:value="0" calcext:value-type="float">
            <text:p>0</text:p>
          </table:table-cell>
          <table:table-cell table:formula="of:=[.O$4]*[.$J73]" office:value-type="float" office:value="0" calcext:value-type="float">
            <text:p>0</text:p>
          </table:table-cell>
          <table:table-cell table:formula="of:=[.P$4]*[.$J73]" office:value-type="float" office:value="1.8" calcext:value-type="float">
            <text:p>1.8</text:p>
          </table:table-cell>
          <table:table-cell table:formula="of:=[.Q$4]*[.$J73]" office:value-type="float" office:value="1.8" calcext:value-type="float">
            <text:p>1.8</text:p>
          </table:table-cell>
          <table:table-cell table:formula="of:=[.R$4]*[.$J73]" office:value-type="float" office:value="1.8" calcext:value-type="float">
            <text:p>1.8</text:p>
          </table:table-cell>
          <table:table-cell table:formula="of:=[.S$4]*[.$J73]" office:value-type="float" office:value="3.6" calcext:value-type="float">
            <text:p>3.6</text:p>
          </table:table-cell>
          <table:table-cell table:formula="of:=[.T$4]*[.$J73]" office:value-type="float" office:value="3.6" calcext:value-type="float">
            <text:p>3.6</text:p>
          </table:table-cell>
          <table:table-cell table:formula="of:=[.U$4]*[.$J73]" office:value-type="float" office:value="3.6" calcext:value-type="float">
            <text:p>3.6</text:p>
          </table:table-cell>
          <table:table-cell table:formula="of:=[.V$4]*[.$J73]" office:value-type="float" office:value="5.4" calcext:value-type="float">
            <text:p>5.4</text:p>
          </table:table-cell>
          <table:table-cell table:formula="of:=[.W$4]*[.$J73]" office:value-type="float" office:value="5.4" calcext:value-type="float">
            <text:p>5.4</text:p>
          </table:table-cell>
          <table:table-cell table:formula="of:=[.X$4]*[.$J73]" office:value-type="float" office:value="7.2" calcext:value-type="float">
            <text:p>7.2</text:p>
          </table:table-cell>
          <table:table-cell table:formula="of:=[.Y$4]*[.$J73]" office:value-type="float" office:value="9" calcext:value-type="float">
            <text:p>9</text:p>
          </table:table-cell>
          <table:table-cell table:formula="of:=[.Z$4]*[.$J73]" office:value-type="float" office:value="10.8" calcext:value-type="float">
            <text:p>10.8</text:p>
          </table:table-cell>
          <table:table-cell table:formula="of:=[.AA$4]*[.$J73]" office:value-type="float" office:value="12.6" calcext:value-type="float">
            <text:p>12.6</text:p>
          </table:table-cell>
          <table:table-cell table:formula="of:=[.AB$4]*[.$J73]" office:value-type="float" office:value="12.6" calcext:value-type="float">
            <text:p>12.6</text:p>
          </table:table-cell>
          <table:table-cell table:formula="of:=[.AC$4]*[.$J7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4];[$'EcCo ammo'.$A$6:$'EcCo ammo'.$A$37];[$'EcCo ammo'.G$6:$'EcCo ammo'.G$37]))" office:value-type="float" office:value="-10" calcext:value-type="float">
            <text:p>-10</text:p>
          </table:table-cell>
          <table:table-cell table:formula="of:=LOOKUP([.$B74];[$'EcCo ammo'.$A$6:$'EcCo ammo'.$A$37];[$'EcCo ammo'.I$6:$'EcCo ammo'.I$37])" office:value-type="float" office:value="1" calcext:value-type="float">
            <text:p>1</text:p>
          </table:table-cell>
          <table:table-cell table:formula="of:=LOOKUP([.$B74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4])/100" office:value-type="float" office:value="0.9" calcext:value-type="float">
            <text:p>0.90</text:p>
          </table:table-cell>
          <table:table-cell table:formula="of:=ROUND(AVERAGE([.C74];[.D74]))" office:value-type="float" office:value="24" calcext:value-type="float">
            <text:p>24</text:p>
          </table:table-cell>
          <table:table-cell/>
          <table:table-cell table:style-name="ce30" table:formula="of:=([.$K74]-[.M$4]*[.$J74])*[.$J74]*(100-[.M$5]*[.$J74])/100" office:value-type="float" office:value="21.6" calcext:value-type="float">
            <text:p>21.6</text:p>
          </table:table-cell>
          <table:table-cell table:style-name="ce30" table:formula="of:=([.$K74]-[.N$4]*[.$J74])*[.$J74]*(100-[.N$5]*[.$J74])/100" office:value-type="float" office:value="19.656" calcext:value-type="float">
            <text:p>19.7</text:p>
          </table:table-cell>
          <table:table-cell table:style-name="ce30" table:formula="of:=([.$K74]-[.O$4]*[.$J74])*[.$J74]*(100-[.O$5]*[.$J74])/100" office:value-type="float" office:value="17.712" calcext:value-type="float">
            <text:p>17.7</text:p>
          </table:table-cell>
          <table:table-cell table:style-name="ce30" table:formula="of:=([.$K74]-[.P$4]*[.$J74])*[.$J74]*(100-[.P$5]*[.$J74])/100" office:value-type="float" office:value="15.4845" calcext:value-type="float">
            <text:p>15.5</text:p>
          </table:table-cell>
          <table:table-cell table:style-name="ce30" table:formula="of:=([.$K74]-[.Q$4]*[.$J74])*[.$J74]*(100-[.Q$5]*[.$J74])/100" office:value-type="float" office:value="14.5854" calcext:value-type="float">
            <text:p>14.6</text:p>
          </table:table-cell>
          <table:table-cell table:style-name="ce30" table:formula="of:=([.$K74]-[.R$4]*[.$J74])*[.$J74]*(100-[.R$5]*[.$J74])/100" office:value-type="float" office:value="14.5854" calcext:value-type="float">
            <text:p>14.6</text:p>
          </table:table-cell>
          <table:table-cell table:style-name="ce30" table:formula="of:=([.$K74]-[.S$4]*[.$J74])*[.$J74]*(100-[.S$5]*[.$J74])/100" office:value-type="float" office:value="13.4028" calcext:value-type="float">
            <text:p>13.4</text:p>
          </table:table-cell>
          <table:table-cell table:style-name="ce30" table:formula="of:=([.$K74]-[.T$4]*[.$J74])*[.$J74]*(100-[.T$5]*[.$J74])/100" office:value-type="float" office:value="12.5766" calcext:value-type="float">
            <text:p>12.6</text:p>
          </table:table-cell>
          <table:table-cell table:style-name="ce30" table:formula="of:=([.$K74]-[.U$4]*[.$J74])*[.$J74]*(100-[.U$5]*[.$J74])/100" office:value-type="float" office:value="12.5766" calcext:value-type="float">
            <text:p>12.6</text:p>
          </table:table-cell>
          <table:table-cell table:style-name="ce30" table:formula="of:=([.$K74]-[.V$4]*[.$J74])*[.$J74]*(100-[.V$5]*[.$J74])/100" office:value-type="float" office:value="10.7136" calcext:value-type="float">
            <text:p>10.7</text:p>
          </table:table-cell>
          <table:table-cell table:style-name="ce30" table:formula="of:=([.$K74]-[.W$4]*[.$J74])*[.$J74]*(100-[.W$5]*[.$J74])/100" office:value-type="float" office:value="9.9603" calcext:value-type="float">
            <text:p>10.0</text:p>
          </table:table-cell>
          <table:table-cell table:style-name="ce30" table:formula="of:=([.$K74]-[.X$4]*[.$J74])*[.$J74]*(100-[.X$5]*[.$J74])/100" office:value-type="float" office:value="8.9964" calcext:value-type="float">
            <text:p>9.0</text:p>
          </table:table-cell>
          <table:table-cell table:style-name="ce30" table:formula="of:=([.$K74]-[.Y$4]*[.$J74])*[.$J74]*(100-[.Y$5]*[.$J74])/100" office:value-type="float" office:value="7.425" calcext:value-type="float">
            <text:p>7.4</text:p>
          </table:table-cell>
          <table:table-cell table:style-name="ce30" table:formula="of:=([.$K74]-[.Z$4]*[.$J74])*[.$J74]*(100-[.Z$5]*[.$J74])/100" office:value-type="float" office:value="6.534" calcext:value-type="float">
            <text:p>6.5</text:p>
          </table:table-cell>
          <table:table-cell table:style-name="ce30" table:formula="of:=([.$K74]-[.AA$4]*[.$J74])*[.$J74]*(100-[.AA$5]*[.$J74])/100" office:value-type="float" office:value="4.2579" calcext:value-type="float">
            <text:p>4.3</text:p>
          </table:table-cell>
          <table:table-cell table:style-name="ce30" table:formula="of:=([.$K74]-[.AB$4]*[.$J74])*[.$J74]*(100-[.AB$5]*[.$J74])/100" office:value-type="float" office:value="3.7962" calcext:value-type="float">
            <text:p>3.8</text:p>
          </table:table-cell>
          <table:table-cell table:style-name="ce30" table:formula="of:=([.$K74]-[.AC$4]*[.$J74])*[.$J74]*(100-[.AC$5]*[.$J74])/100" office:value-type="float" office:value="1.998" calcext:value-type="float">
            <text:p>2.0</text:p>
          </table:table-cell>
          <table:table-cell table:number-columns-repeated="6"/>
          <table:table-cell table:formula="of:=[.M$4]*[.$J74]" office:value-type="float" office:value="0" calcext:value-type="float">
            <text:p>0</text:p>
          </table:table-cell>
          <table:table-cell table:formula="of:=[.N$4]*[.$J74]" office:value-type="float" office:value="0" calcext:value-type="float">
            <text:p>0</text:p>
          </table:table-cell>
          <table:table-cell table:formula="of:=[.O$4]*[.$J74]" office:value-type="float" office:value="0" calcext:value-type="float">
            <text:p>0</text:p>
          </table:table-cell>
          <table:table-cell table:formula="of:=[.P$4]*[.$J74]" office:value-type="float" office:value="1.8" calcext:value-type="float">
            <text:p>1.8</text:p>
          </table:table-cell>
          <table:table-cell table:formula="of:=[.Q$4]*[.$J74]" office:value-type="float" office:value="1.8" calcext:value-type="float">
            <text:p>1.8</text:p>
          </table:table-cell>
          <table:table-cell table:formula="of:=[.R$4]*[.$J74]" office:value-type="float" office:value="1.8" calcext:value-type="float">
            <text:p>1.8</text:p>
          </table:table-cell>
          <table:table-cell table:formula="of:=[.S$4]*[.$J74]" office:value-type="float" office:value="3.6" calcext:value-type="float">
            <text:p>3.6</text:p>
          </table:table-cell>
          <table:table-cell table:formula="of:=[.T$4]*[.$J74]" office:value-type="float" office:value="3.6" calcext:value-type="float">
            <text:p>3.6</text:p>
          </table:table-cell>
          <table:table-cell table:formula="of:=[.U$4]*[.$J74]" office:value-type="float" office:value="3.6" calcext:value-type="float">
            <text:p>3.6</text:p>
          </table:table-cell>
          <table:table-cell table:formula="of:=[.V$4]*[.$J74]" office:value-type="float" office:value="5.4" calcext:value-type="float">
            <text:p>5.4</text:p>
          </table:table-cell>
          <table:table-cell table:formula="of:=[.W$4]*[.$J74]" office:value-type="float" office:value="5.4" calcext:value-type="float">
            <text:p>5.4</text:p>
          </table:table-cell>
          <table:table-cell table:formula="of:=[.X$4]*[.$J74]" office:value-type="float" office:value="7.2" calcext:value-type="float">
            <text:p>7.2</text:p>
          </table:table-cell>
          <table:table-cell table:formula="of:=[.Y$4]*[.$J74]" office:value-type="float" office:value="9" calcext:value-type="float">
            <text:p>9</text:p>
          </table:table-cell>
          <table:table-cell table:formula="of:=[.Z$4]*[.$J74]" office:value-type="float" office:value="10.8" calcext:value-type="float">
            <text:p>10.8</text:p>
          </table:table-cell>
          <table:table-cell table:formula="of:=[.AA$4]*[.$J74]" office:value-type="float" office:value="12.6" calcext:value-type="float">
            <text:p>12.6</text:p>
          </table:table-cell>
          <table:table-cell table:formula="of:=[.AB$4]*[.$J74]" office:value-type="float" office:value="12.6" calcext:value-type="float">
            <text:p>12.6</text:p>
          </table:table-cell>
          <table:table-cell table:formula="of:=[.AC$4]*[.$J74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5];[$'EcCo ammo'.$A$6:$'EcCo ammo'.$A$37];[$'EcCo ammo'.G$6:$'EcCo ammo'.G$37]))" office:value-type="float" office:value="-10" calcext:value-type="float">
            <text:p>-10</text:p>
          </table:table-cell>
          <table:table-cell table:formula="of:=LOOKUP([.$B75];[$'EcCo ammo'.$A$6:$'EcCo ammo'.$A$37];[$'EcCo ammo'.I$6:$'EcCo ammo'.I$37])" office:value-type="float" office:value="1" calcext:value-type="float">
            <text:p>1</text:p>
          </table:table-cell>
          <table:table-cell table:formula="of:=LOOKUP([.$B7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5])/100" office:value-type="float" office:value="0.9" calcext:value-type="float">
            <text:p>0.90</text:p>
          </table:table-cell>
          <table:table-cell table:formula="of:=ROUND(AVERAGE([.C75];[.D75]))" office:value-type="float" office:value="26" calcext:value-type="float">
            <text:p>26</text:p>
          </table:table-cell>
          <table:table-cell/>
          <table:table-cell table:style-name="ce30" table:formula="of:=([.$K75]-[.M$4]*[.$J75])*[.$J75]*(100-[.M$5]*[.$J75])/100" office:value-type="float" office:value="23.4" calcext:value-type="float">
            <text:p>23.4</text:p>
          </table:table-cell>
          <table:table-cell table:style-name="ce30" table:formula="of:=([.$K75]-[.N$4]*[.$J75])*[.$J75]*(100-[.N$5]*[.$J75])/100" office:value-type="float" office:value="21.294" calcext:value-type="float">
            <text:p>21.3</text:p>
          </table:table-cell>
          <table:table-cell table:style-name="ce30" table:formula="of:=([.$K75]-[.O$4]*[.$J75])*[.$J75]*(100-[.O$5]*[.$J75])/100" office:value-type="float" office:value="19.188" calcext:value-type="float">
            <text:p>19.2</text:p>
          </table:table-cell>
          <table:table-cell table:style-name="ce30" table:formula="of:=([.$K75]-[.P$4]*[.$J75])*[.$J75]*(100-[.P$5]*[.$J75])/100" office:value-type="float" office:value="16.8795" calcext:value-type="float">
            <text:p>16.9</text:p>
          </table:table-cell>
          <table:table-cell table:style-name="ce30" table:formula="of:=([.$K75]-[.Q$4]*[.$J75])*[.$J75]*(100-[.Q$5]*[.$J75])/100" office:value-type="float" office:value="15.8994" calcext:value-type="float">
            <text:p>15.9</text:p>
          </table:table-cell>
          <table:table-cell table:style-name="ce30" table:formula="of:=([.$K75]-[.R$4]*[.$J75])*[.$J75]*(100-[.R$5]*[.$J75])/100" office:value-type="float" office:value="15.8994" calcext:value-type="float">
            <text:p>15.9</text:p>
          </table:table-cell>
          <table:table-cell table:style-name="ce30" table:formula="of:=([.$K75]-[.S$4]*[.$J75])*[.$J75]*(100-[.S$5]*[.$J75])/100" office:value-type="float" office:value="14.7168" calcext:value-type="float">
            <text:p>14.7</text:p>
          </table:table-cell>
          <table:table-cell table:style-name="ce30" table:formula="of:=([.$K75]-[.T$4]*[.$J75])*[.$J75]*(100-[.T$5]*[.$J75])/100" office:value-type="float" office:value="13.8096" calcext:value-type="float">
            <text:p>13.8</text:p>
          </table:table-cell>
          <table:table-cell table:style-name="ce30" table:formula="of:=([.$K75]-[.U$4]*[.$J75])*[.$J75]*(100-[.U$5]*[.$J75])/100" office:value-type="float" office:value="13.8096" calcext:value-type="float">
            <text:p>13.8</text:p>
          </table:table-cell>
          <table:table-cell table:style-name="ce30" table:formula="of:=([.$K75]-[.V$4]*[.$J75])*[.$J75]*(100-[.V$5]*[.$J75])/100" office:value-type="float" office:value="11.8656" calcext:value-type="float">
            <text:p>11.9</text:p>
          </table:table-cell>
          <table:table-cell table:style-name="ce30" table:formula="of:=([.$K75]-[.W$4]*[.$J75])*[.$J75]*(100-[.W$5]*[.$J75])/100" office:value-type="float" office:value="11.0313" calcext:value-type="float">
            <text:p>11.0</text:p>
          </table:table-cell>
          <table:table-cell table:style-name="ce30" table:formula="of:=([.$K75]-[.X$4]*[.$J75])*[.$J75]*(100-[.X$5]*[.$J75])/100" office:value-type="float" office:value="10.0674" calcext:value-type="float">
            <text:p>10.1</text:p>
          </table:table-cell>
          <table:table-cell table:style-name="ce30" table:formula="of:=([.$K75]-[.Y$4]*[.$J75])*[.$J75]*(100-[.Y$5]*[.$J75])/100" office:value-type="float" office:value="8.415" calcext:value-type="float">
            <text:p>8.4</text:p>
          </table:table-cell>
          <table:table-cell table:style-name="ce30" table:formula="of:=([.$K75]-[.Z$4]*[.$J75])*[.$J75]*(100-[.Z$5]*[.$J75])/100" office:value-type="float" office:value="7.524" calcext:value-type="float">
            <text:p>7.5</text:p>
          </table:table-cell>
          <table:table-cell table:style-name="ce30" table:formula="of:=([.$K75]-[.AA$4]*[.$J75])*[.$J75]*(100-[.AA$5]*[.$J75])/100" office:value-type="float" office:value="5.0049" calcext:value-type="float">
            <text:p>5.0</text:p>
          </table:table-cell>
          <table:table-cell table:style-name="ce30" table:formula="of:=([.$K75]-[.AB$4]*[.$J75])*[.$J75]*(100-[.AB$5]*[.$J75])/100" office:value-type="float" office:value="4.4622" calcext:value-type="float">
            <text:p>4.5</text:p>
          </table:table-cell>
          <table:table-cell table:style-name="ce30" table:formula="of:=([.$K75]-[.AC$4]*[.$J75])*[.$J75]*(100-[.AC$5]*[.$J75])/100" office:value-type="float" office:value="2.664" calcext:value-type="float">
            <text:p>2.7</text:p>
          </table:table-cell>
          <table:table-cell table:number-columns-repeated="6"/>
          <table:table-cell table:formula="of:=[.M$4]*[.$J75]" office:value-type="float" office:value="0" calcext:value-type="float">
            <text:p>0</text:p>
          </table:table-cell>
          <table:table-cell table:formula="of:=[.N$4]*[.$J75]" office:value-type="float" office:value="0" calcext:value-type="float">
            <text:p>0</text:p>
          </table:table-cell>
          <table:table-cell table:formula="of:=[.O$4]*[.$J75]" office:value-type="float" office:value="0" calcext:value-type="float">
            <text:p>0</text:p>
          </table:table-cell>
          <table:table-cell table:formula="of:=[.P$4]*[.$J75]" office:value-type="float" office:value="1.8" calcext:value-type="float">
            <text:p>1.8</text:p>
          </table:table-cell>
          <table:table-cell table:formula="of:=[.Q$4]*[.$J75]" office:value-type="float" office:value="1.8" calcext:value-type="float">
            <text:p>1.8</text:p>
          </table:table-cell>
          <table:table-cell table:formula="of:=[.R$4]*[.$J75]" office:value-type="float" office:value="1.8" calcext:value-type="float">
            <text:p>1.8</text:p>
          </table:table-cell>
          <table:table-cell table:formula="of:=[.S$4]*[.$J75]" office:value-type="float" office:value="3.6" calcext:value-type="float">
            <text:p>3.6</text:p>
          </table:table-cell>
          <table:table-cell table:formula="of:=[.T$4]*[.$J75]" office:value-type="float" office:value="3.6" calcext:value-type="float">
            <text:p>3.6</text:p>
          </table:table-cell>
          <table:table-cell table:formula="of:=[.U$4]*[.$J75]" office:value-type="float" office:value="3.6" calcext:value-type="float">
            <text:p>3.6</text:p>
          </table:table-cell>
          <table:table-cell table:formula="of:=[.V$4]*[.$J75]" office:value-type="float" office:value="5.4" calcext:value-type="float">
            <text:p>5.4</text:p>
          </table:table-cell>
          <table:table-cell table:formula="of:=[.W$4]*[.$J75]" office:value-type="float" office:value="5.4" calcext:value-type="float">
            <text:p>5.4</text:p>
          </table:table-cell>
          <table:table-cell table:formula="of:=[.X$4]*[.$J75]" office:value-type="float" office:value="7.2" calcext:value-type="float">
            <text:p>7.2</text:p>
          </table:table-cell>
          <table:table-cell table:formula="of:=[.Y$4]*[.$J75]" office:value-type="float" office:value="9" calcext:value-type="float">
            <text:p>9</text:p>
          </table:table-cell>
          <table:table-cell table:formula="of:=[.Z$4]*[.$J75]" office:value-type="float" office:value="10.8" calcext:value-type="float">
            <text:p>10.8</text:p>
          </table:table-cell>
          <table:table-cell table:formula="of:=[.AA$4]*[.$J75]" office:value-type="float" office:value="12.6" calcext:value-type="float">
            <text:p>12.6</text:p>
          </table:table-cell>
          <table:table-cell table:formula="of:=[.AB$4]*[.$J75]" office:value-type="float" office:value="12.6" calcext:value-type="float">
            <text:p>12.6</text:p>
          </table:table-cell>
          <table:table-cell table:formula="of:=[.AC$4]*[.$J75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7.62mm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6];[$'EcCo ammo'.$A$6:$'EcCo ammo'.$A$37];[$'EcCo ammo'.G$6:$'EcCo ammo'.G$37]))" office:value-type="float" office:value="-10" calcext:value-type="float">
            <text:p>-10</text:p>
          </table:table-cell>
          <table:table-cell table:formula="of:=LOOKUP([.$B76];[$'EcCo ammo'.$A$6:$'EcCo ammo'.$A$37];[$'EcCo ammo'.I$6:$'EcCo ammo'.I$37])" office:value-type="float" office:value="1" calcext:value-type="float">
            <text:p>1</text:p>
          </table:table-cell>
          <table:table-cell table:formula="of:=LOOKUP([.$B76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6])/100" office:value-type="float" office:value="0.9" calcext:value-type="float">
            <text:p>0.90</text:p>
          </table:table-cell>
          <table:table-cell table:formula="of:=ROUND(AVERAGE([.C76];[.D76]))" office:value-type="float" office:value="33" calcext:value-type="float">
            <text:p>33</text:p>
          </table:table-cell>
          <table:table-cell/>
          <table:table-cell table:style-name="ce30" table:formula="of:=([.$K76]-[.M$4]*[.$J76])*[.$J76]*(100-[.M$5]*[.$J76])/100" office:value-type="float" office:value="29.7" calcext:value-type="float">
            <text:p>29.7</text:p>
          </table:table-cell>
          <table:table-cell table:style-name="ce30" table:formula="of:=([.$K76]-[.N$4]*[.$J76])*[.$J76]*(100-[.N$5]*[.$J76])/100" office:value-type="float" office:value="27.027" calcext:value-type="float">
            <text:p>27.0</text:p>
          </table:table-cell>
          <table:table-cell table:style-name="ce30" table:formula="of:=([.$K76]-[.O$4]*[.$J76])*[.$J76]*(100-[.O$5]*[.$J76])/100" office:value-type="float" office:value="24.354" calcext:value-type="float">
            <text:p>24.4</text:p>
          </table:table-cell>
          <table:table-cell table:style-name="ce30" table:formula="of:=([.$K76]-[.P$4]*[.$J76])*[.$J76]*(100-[.P$5]*[.$J76])/100" office:value-type="float" office:value="21.762" calcext:value-type="float">
            <text:p>21.8</text:p>
          </table:table-cell>
          <table:table-cell table:style-name="ce30" table:formula="of:=([.$K76]-[.Q$4]*[.$J76])*[.$J76]*(100-[.Q$5]*[.$J76])/100" office:value-type="float" office:value="20.4984" calcext:value-type="float">
            <text:p>20.5</text:p>
          </table:table-cell>
          <table:table-cell table:style-name="ce30" table:formula="of:=([.$K76]-[.R$4]*[.$J76])*[.$J76]*(100-[.R$5]*[.$J76])/100" office:value-type="float" office:value="20.4984" calcext:value-type="float">
            <text:p>20.5</text:p>
          </table:table-cell>
          <table:table-cell table:style-name="ce30" table:formula="of:=([.$K76]-[.S$4]*[.$J76])*[.$J76]*(100-[.S$5]*[.$J76])/100" office:value-type="float" office:value="19.3158" calcext:value-type="float">
            <text:p>19.3</text:p>
          </table:table-cell>
          <table:table-cell table:style-name="ce30" table:formula="of:=([.$K76]-[.T$4]*[.$J76])*[.$J76]*(100-[.T$5]*[.$J76])/100" office:value-type="float" office:value="18.1251" calcext:value-type="float">
            <text:p>18.1</text:p>
          </table:table-cell>
          <table:table-cell table:style-name="ce30" table:formula="of:=([.$K76]-[.U$4]*[.$J76])*[.$J76]*(100-[.U$5]*[.$J76])/100" office:value-type="float" office:value="18.1251" calcext:value-type="float">
            <text:p>18.1</text:p>
          </table:table-cell>
          <table:table-cell table:style-name="ce30" table:formula="of:=([.$K76]-[.V$4]*[.$J76])*[.$J76]*(100-[.V$5]*[.$J76])/100" office:value-type="float" office:value="15.8976" calcext:value-type="float">
            <text:p>15.9</text:p>
          </table:table-cell>
          <table:table-cell table:style-name="ce30" table:formula="of:=([.$K76]-[.W$4]*[.$J76])*[.$J76]*(100-[.W$5]*[.$J76])/100" office:value-type="float" office:value="14.7798" calcext:value-type="float">
            <text:p>14.8</text:p>
          </table:table-cell>
          <table:table-cell table:style-name="ce30" table:formula="of:=([.$K76]-[.X$4]*[.$J76])*[.$J76]*(100-[.X$5]*[.$J76])/100" office:value-type="float" office:value="13.8159" calcext:value-type="float">
            <text:p>13.8</text:p>
          </table:table-cell>
          <table:table-cell table:style-name="ce30" table:formula="of:=([.$K76]-[.Y$4]*[.$J76])*[.$J76]*(100-[.Y$5]*[.$J76])/100" office:value-type="float" office:value="11.88" calcext:value-type="float">
            <text:p>11.9</text:p>
          </table:table-cell>
          <table:table-cell table:style-name="ce30" table:formula="of:=([.$K76]-[.Z$4]*[.$J76])*[.$J76]*(100-[.Z$5]*[.$J76])/100" office:value-type="float" office:value="10.989" calcext:value-type="float">
            <text:p>11.0</text:p>
          </table:table-cell>
          <table:table-cell table:style-name="ce30" table:formula="of:=([.$K76]-[.AA$4]*[.$J76])*[.$J76]*(100-[.AA$5]*[.$J76])/100" office:value-type="float" office:value="7.6194" calcext:value-type="float">
            <text:p>7.6</text:p>
          </table:table-cell>
          <table:table-cell table:style-name="ce30" table:formula="of:=([.$K76]-[.AB$4]*[.$J76])*[.$J76]*(100-[.AB$5]*[.$J76])/100" office:value-type="float" office:value="6.7932" calcext:value-type="float">
            <text:p>6.8</text:p>
          </table:table-cell>
          <table:table-cell table:style-name="ce30" table:formula="of:=([.$K76]-[.AC$4]*[.$J76])*[.$J76]*(100-[.AC$5]*[.$J76])/100" office:value-type="float" office:value="4.995" calcext:value-type="float">
            <text:p>5.0</text:p>
          </table:table-cell>
          <table:table-cell table:number-columns-repeated="6"/>
          <table:table-cell table:formula="of:=[.M$4]*[.$J76]" office:value-type="float" office:value="0" calcext:value-type="float">
            <text:p>0</text:p>
          </table:table-cell>
          <table:table-cell table:formula="of:=[.N$4]*[.$J76]" office:value-type="float" office:value="0" calcext:value-type="float">
            <text:p>0</text:p>
          </table:table-cell>
          <table:table-cell table:formula="of:=[.O$4]*[.$J76]" office:value-type="float" office:value="0" calcext:value-type="float">
            <text:p>0</text:p>
          </table:table-cell>
          <table:table-cell table:formula="of:=[.P$4]*[.$J76]" office:value-type="float" office:value="1.8" calcext:value-type="float">
            <text:p>1.8</text:p>
          </table:table-cell>
          <table:table-cell table:formula="of:=[.Q$4]*[.$J76]" office:value-type="float" office:value="1.8" calcext:value-type="float">
            <text:p>1.8</text:p>
          </table:table-cell>
          <table:table-cell table:formula="of:=[.R$4]*[.$J76]" office:value-type="float" office:value="1.8" calcext:value-type="float">
            <text:p>1.8</text:p>
          </table:table-cell>
          <table:table-cell table:formula="of:=[.S$4]*[.$J76]" office:value-type="float" office:value="3.6" calcext:value-type="float">
            <text:p>3.6</text:p>
          </table:table-cell>
          <table:table-cell table:formula="of:=[.T$4]*[.$J76]" office:value-type="float" office:value="3.6" calcext:value-type="float">
            <text:p>3.6</text:p>
          </table:table-cell>
          <table:table-cell table:formula="of:=[.U$4]*[.$J76]" office:value-type="float" office:value="3.6" calcext:value-type="float">
            <text:p>3.6</text:p>
          </table:table-cell>
          <table:table-cell table:formula="of:=[.V$4]*[.$J76]" office:value-type="float" office:value="5.4" calcext:value-type="float">
            <text:p>5.4</text:p>
          </table:table-cell>
          <table:table-cell table:formula="of:=[.W$4]*[.$J76]" office:value-type="float" office:value="5.4" calcext:value-type="float">
            <text:p>5.4</text:p>
          </table:table-cell>
          <table:table-cell table:formula="of:=[.X$4]*[.$J76]" office:value-type="float" office:value="7.2" calcext:value-type="float">
            <text:p>7.2</text:p>
          </table:table-cell>
          <table:table-cell table:formula="of:=[.Y$4]*[.$J76]" office:value-type="float" office:value="9" calcext:value-type="float">
            <text:p>9</text:p>
          </table:table-cell>
          <table:table-cell table:formula="of:=[.Z$4]*[.$J76]" office:value-type="float" office:value="10.8" calcext:value-type="float">
            <text:p>10.8</text:p>
          </table:table-cell>
          <table:table-cell table:formula="of:=[.AA$4]*[.$J76]" office:value-type="float" office:value="12.6" calcext:value-type="float">
            <text:p>12.6</text:p>
          </table:table-cell>
          <table:table-cell table:formula="of:=[.AB$4]*[.$J76]" office:value-type="float" office:value="12.6" calcext:value-type="float">
            <text:p>12.6</text:p>
          </table:table-cell>
          <table:table-cell table:formula="of:=[.AC$4]*[.$J76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7];[$'EcCo ammo'.$A$6:$'EcCo ammo'.$A$37];[$'EcCo ammo'.F$6:$'EcCo ammo'.F$37])" office:value-type="float" office:value="0" calcext:value-type="float">
            <text:p>0</text:p>
          </table:table-cell>
          <table:table-cell table:formula="of:=FLOOR(LOOKUP([.$B77];[$'EcCo ammo'.$A$6:$'EcCo ammo'.$A$37];[$'EcCo ammo'.G$6:$'EcCo ammo'.G$37]))" office:value-type="float" office:value="10" calcext:value-type="float">
            <text:p>10</text:p>
          </table:table-cell>
          <table:table-cell table:formula="of:=LOOKUP([.$B77];[$'EcCo ammo'.$A$6:$'EcCo ammo'.$A$37];[$'EcCo ammo'.I$6:$'EcCo ammo'.I$37])" office:value-type="float" office:value="1" calcext:value-type="float">
            <text:p>1</text:p>
          </table:table-cell>
          <table:table-cell table:formula="of:=LOOKUP([.$B7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7])/100" office:value-type="float" office:value="1.1" calcext:value-type="float">
            <text:p>1.10</text:p>
          </table:table-cell>
          <table:table-cell table:formula="of:=ROUND(AVERAGE([.C77];[.D77]))" office:value-type="float" office:value="8" calcext:value-type="float">
            <text:p>8</text:p>
          </table:table-cell>
          <table:table-cell/>
          <table:table-cell table:style-name="ce30" table:formula="of:=([.$K77]-[.M$4]*[.$J77])*[.$J77]*(100-[.M$5]*[.$J77])/100" office:value-type="float" office:value="8.8" calcext:value-type="float">
            <text:p>8.8</text:p>
          </table:table-cell>
          <table:table-cell table:style-name="ce30" table:formula="of:=([.$K77]-[.N$4]*[.$J77])*[.$J77]*(100-[.N$5]*[.$J77])/100" office:value-type="float" office:value="7.832" calcext:value-type="float">
            <text:p>7.8</text:p>
          </table:table-cell>
          <table:table-cell table:style-name="ce30" table:formula="of:=([.$K77]-[.O$4]*[.$J77])*[.$J77]*(100-[.O$5]*[.$J77])/100" office:value-type="float" office:value="6.864" calcext:value-type="float">
            <text:p>6.9</text:p>
          </table:table-cell>
          <table:table-cell table:style-name="ce30" table:formula="of:=([.$K77]-[.P$4]*[.$J77])*[.$J77]*(100-[.P$5]*[.$J77])/100" office:value-type="float" office:value="4.6255" calcext:value-type="float">
            <text:p>4.6</text:p>
          </table:table-cell>
          <table:table-cell table:style-name="ce30" table:formula="of:=([.$K77]-[.Q$4]*[.$J77])*[.$J77]*(100-[.Q$5]*[.$J77])/100" office:value-type="float" office:value="4.2746" calcext:value-type="float">
            <text:p>4.3</text:p>
          </table:table-cell>
          <table:table-cell table:style-name="ce30" table:formula="of:=([.$K77]-[.R$4]*[.$J77])*[.$J77]*(100-[.R$5]*[.$J77])/100" office:value-type="float" office:value="4.2746" calcext:value-type="float">
            <text:p>4.3</text:p>
          </table:table-cell>
          <table:table-cell table:style-name="ce30" table:formula="of:=([.$K77]-[.S$4]*[.$J77])*[.$J77]*(100-[.S$5]*[.$J77])/100" office:value-type="float" office:value="2.6532" calcext:value-type="float">
            <text:p>2.7</text:p>
          </table:table-cell>
          <table:table-cell table:style-name="ce30" table:formula="of:=([.$K77]-[.T$4]*[.$J77])*[.$J77]*(100-[.T$5]*[.$J77])/100" office:value-type="float" office:value="2.4354" calcext:value-type="float">
            <text:p>2.4</text:p>
          </table:table-cell>
          <table:table-cell table:style-name="ce30" table:formula="of:=([.$K77]-[.U$4]*[.$J77])*[.$J77]*(100-[.U$5]*[.$J77])/100" office:value-type="float" office:value="2.4354" calcext:value-type="float">
            <text:p>2.4</text:p>
          </table:table-cell>
          <table:table-cell table:style-name="ce30" table:formula="of:=([.$K77]-[.V$4]*[.$J77])*[.$J77]*(100-[.V$5]*[.$J77])/100" office:value-type="float" office:value="0.8624" calcext:value-type="float">
            <text:p>0.9</text:p>
          </table:table-cell>
          <table:table-cell table:style-name="ce30" table:formula="of:=([.$K77]-[.W$4]*[.$J77])*[.$J77]*(100-[.W$5]*[.$J77])/100" office:value-type="float" office:value="0.7777" calcext:value-type="float">
            <text:p>0.8</text:p>
          </table:table-cell>
          <table:table-cell table:style-name="ce30" table:formula="of:=([.$K77]-[.X$4]*[.$J77])*[.$J77]*(100-[.X$5]*[.$J77])/100" office:value-type="float" office:value="-0.4444" calcext:value-type="float">
            <text:p>-0.4</text:p>
          </table:table-cell>
          <table:table-cell table:style-name="ce30" table:formula="of:=([.$K77]-[.Y$4]*[.$J77])*[.$J77]*(100-[.Y$5]*[.$J77])/100" office:value-type="float" office:value="-1.485" calcext:value-type="float">
            <text:p>-1.5</text:p>
          </table:table-cell>
          <table:table-cell table:style-name="ce30" table:formula="of:=([.$K77]-[.Z$4]*[.$J77])*[.$J77]*(100-[.Z$5]*[.$J77])/100" office:value-type="float" office:value="-2.574" calcext:value-type="float">
            <text:p>-2.6</text:p>
          </table:table-cell>
          <table:table-cell table:style-name="ce30" table:formula="of:=([.$K77]-[.AA$4]*[.$J77])*[.$J77]*(100-[.AA$5]*[.$J77])/100" office:value-type="float" office:value="-2.3199" calcext:value-type="float">
            <text:p>-2.3</text:p>
          </table:table-cell>
          <table:table-cell table:style-name="ce30" table:formula="of:=([.$K77]-[.AB$4]*[.$J77])*[.$J77]*(100-[.AB$5]*[.$J77])/100" office:value-type="float" office:value="-1.8722" calcext:value-type="float">
            <text:p>-1.9</text:p>
          </table:table-cell>
          <table:table-cell table:style-name="ce30" table:formula="of:=([.$K77]-[.AC$4]*[.$J77])*[.$J77]*(100-[.AC$5]*[.$J77])/100" office:value-type="float" office:value="-3.542" calcext:value-type="float">
            <text:p>-3.5</text:p>
          </table:table-cell>
          <table:table-cell table:number-columns-repeated="6"/>
          <table:table-cell table:formula="of:=[.M$4]*[.$J77]" office:value-type="float" office:value="0" calcext:value-type="float">
            <text:p>0</text:p>
          </table:table-cell>
          <table:table-cell table:formula="of:=[.N$4]*[.$J77]" office:value-type="float" office:value="0" calcext:value-type="float">
            <text:p>0</text:p>
          </table:table-cell>
          <table:table-cell table:formula="of:=[.O$4]*[.$J77]" office:value-type="float" office:value="0" calcext:value-type="float">
            <text:p>0</text:p>
          </table:table-cell>
          <table:table-cell table:formula="of:=[.P$4]*[.$J77]" office:value-type="float" office:value="2.2" calcext:value-type="float">
            <text:p>2.2</text:p>
          </table:table-cell>
          <table:table-cell table:formula="of:=[.Q$4]*[.$J77]" office:value-type="float" office:value="2.2" calcext:value-type="float">
            <text:p>2.2</text:p>
          </table:table-cell>
          <table:table-cell table:formula="of:=[.R$4]*[.$J77]" office:value-type="float" office:value="2.2" calcext:value-type="float">
            <text:p>2.2</text:p>
          </table:table-cell>
          <table:table-cell table:formula="of:=[.S$4]*[.$J77]" office:value-type="float" office:value="4.4" calcext:value-type="float">
            <text:p>4.4</text:p>
          </table:table-cell>
          <table:table-cell table:formula="of:=[.T$4]*[.$J77]" office:value-type="float" office:value="4.4" calcext:value-type="float">
            <text:p>4.4</text:p>
          </table:table-cell>
          <table:table-cell table:formula="of:=[.U$4]*[.$J77]" office:value-type="float" office:value="4.4" calcext:value-type="float">
            <text:p>4.4</text:p>
          </table:table-cell>
          <table:table-cell table:formula="of:=[.V$4]*[.$J77]" office:value-type="float" office:value="6.6" calcext:value-type="float">
            <text:p>6.6</text:p>
          </table:table-cell>
          <table:table-cell table:formula="of:=[.W$4]*[.$J77]" office:value-type="float" office:value="6.6" calcext:value-type="float">
            <text:p>6.6</text:p>
          </table:table-cell>
          <table:table-cell table:formula="of:=[.X$4]*[.$J77]" office:value-type="float" office:value="8.8" calcext:value-type="float">
            <text:p>8.8</text:p>
          </table:table-cell>
          <table:table-cell table:formula="of:=[.Y$4]*[.$J77]" office:value-type="float" office:value="11" calcext:value-type="float">
            <text:p>11</text:p>
          </table:table-cell>
          <table:table-cell table:formula="of:=[.Z$4]*[.$J77]" office:value-type="float" office:value="13.2" calcext:value-type="float">
            <text:p>13.2</text:p>
          </table:table-cell>
          <table:table-cell table:formula="of:=[.AA$4]*[.$J77]" office:value-type="float" office:value="15.4" calcext:value-type="float">
            <text:p>15.4</text:p>
          </table:table-cell>
          <table:table-cell table:formula="of:=[.AB$4]*[.$J77]" office:value-type="float" office:value="15.4" calcext:value-type="float">
            <text:p>15.4</text:p>
          </table:table-cell>
          <table:table-cell table:formula="of:=[.AC$4]*[.$J7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A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8];[$'EcCo ammo'.$A$6:$'EcCo ammo'.$A$37];[$'EcCo ammo'.F$6:$'EcCo ammo'.F$37])" office:value-type="float" office:value="0" calcext:value-type="float">
            <text:p>0</text:p>
          </table:table-cell>
          <table:table-cell table:formula="of:=FLOOR(LOOKUP([.$B78];[$'EcCo ammo'.$A$6:$'EcCo ammo'.$A$37];[$'EcCo ammo'.G$6:$'EcCo ammo'.G$37]))" office:value-type="float" office:value="-20" calcext:value-type="float">
            <text:p>-20</text:p>
          </table:table-cell>
          <table:table-cell table:formula="of:=LOOKUP([.$B78];[$'EcCo ammo'.$A$6:$'EcCo ammo'.$A$37];[$'EcCo ammo'.I$6:$'EcCo ammo'.I$37])" office:value-type="float" office:value="1" calcext:value-type="float">
            <text:p>1</text:p>
          </table:table-cell>
          <table:table-cell table:formula="of:=LOOKUP([.$B7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8])/100" office:value-type="float" office:value="0.8" calcext:value-type="float">
            <text:p>0.80</text:p>
          </table:table-cell>
          <table:table-cell table:formula="of:=ROUND(AVERAGE([.C78];[.D78]))" office:value-type="float" office:value="8" calcext:value-type="float">
            <text:p>8</text:p>
          </table:table-cell>
          <table:table-cell/>
          <table:table-cell table:style-name="ce30" table:formula="of:=([.$K78]-[.M$4]*[.$J78])*[.$J78]*(100-[.M$5]*[.$J78])/100" office:value-type="float" office:value="6.4" calcext:value-type="float">
            <text:p>6.4</text:p>
          </table:table-cell>
          <table:table-cell table:style-name="ce30" table:formula="of:=([.$K78]-[.N$4]*[.$J78])*[.$J78]*(100-[.N$5]*[.$J78])/100" office:value-type="float" office:value="5.888" calcext:value-type="float">
            <text:p>5.9</text:p>
          </table:table-cell>
          <table:table-cell table:style-name="ce30" table:formula="of:=([.$K78]-[.O$4]*[.$J78])*[.$J78]*(100-[.O$5]*[.$J78])/100" office:value-type="float" office:value="5.376" calcext:value-type="float">
            <text:p>5.4</text:p>
          </table:table-cell>
          <table:table-cell table:style-name="ce30" table:formula="of:=([.$K78]-[.P$4]*[.$J78])*[.$J78]*(100-[.P$5]*[.$J78])/100" office:value-type="float" office:value="4.096" calcext:value-type="float">
            <text:p>4.1</text:p>
          </table:table-cell>
          <table:table-cell table:style-name="ce30" table:formula="of:=([.$K78]-[.Q$4]*[.$J78])*[.$J78]*(100-[.Q$5]*[.$J78])/100" office:value-type="float" office:value="3.8912" calcext:value-type="float">
            <text:p>3.9</text:p>
          </table:table-cell>
          <table:table-cell table:style-name="ce30" table:formula="of:=([.$K78]-[.R$4]*[.$J78])*[.$J78]*(100-[.R$5]*[.$J78])/100" office:value-type="float" office:value="3.8912" calcext:value-type="float">
            <text:p>3.9</text:p>
          </table:table-cell>
          <table:table-cell table:style-name="ce30" table:formula="of:=([.$K78]-[.S$4]*[.$J78])*[.$J78]*(100-[.S$5]*[.$J78])/100" office:value-type="float" office:value="2.9184" calcext:value-type="float">
            <text:p>2.9</text:p>
          </table:table-cell>
          <table:table-cell table:style-name="ce30" table:formula="of:=([.$K78]-[.T$4]*[.$J78])*[.$J78]*(100-[.T$5]*[.$J78])/100" office:value-type="float" office:value="2.7648" calcext:value-type="float">
            <text:p>2.8</text:p>
          </table:table-cell>
          <table:table-cell table:style-name="ce30" table:formula="of:=([.$K78]-[.U$4]*[.$J78])*[.$J78]*(100-[.U$5]*[.$J78])/100" office:value-type="float" office:value="2.7648" calcext:value-type="float">
            <text:p>2.8</text:p>
          </table:table-cell>
          <table:table-cell table:style-name="ce30" table:formula="of:=([.$K78]-[.V$4]*[.$J78])*[.$J78]*(100-[.V$5]*[.$J78])/100" office:value-type="float" office:value="1.7408" calcext:value-type="float">
            <text:p>1.7</text:p>
          </table:table-cell>
          <table:table-cell table:style-name="ce30" table:formula="of:=([.$K78]-[.W$4]*[.$J78])*[.$J78]*(100-[.W$5]*[.$J78])/100" office:value-type="float" office:value="1.6384" calcext:value-type="float">
            <text:p>1.6</text:p>
          </table:table-cell>
          <table:table-cell table:style-name="ce30" table:formula="of:=([.$K78]-[.X$4]*[.$J78])*[.$J78]*(100-[.X$5]*[.$J78])/100" office:value-type="float" office:value="0.8192" calcext:value-type="float">
            <text:p>0.8</text:p>
          </table:table-cell>
          <table:table-cell table:style-name="ce30" table:formula="of:=([.$K78]-[.Y$4]*[.$J78])*[.$J78]*(100-[.Y$5]*[.$J78])/100" office:value-type="float" office:value="0" calcext:value-type="float">
            <text:p>0.0</text:p>
          </table:table-cell>
          <table:table-cell table:style-name="ce30" table:formula="of:=([.$K78]-[.Z$4]*[.$J78])*[.$J78]*(100-[.Z$5]*[.$J78])/100" office:value-type="float" office:value="-0.768000000000001" calcext:value-type="float">
            <text:p>-0.8</text:p>
          </table:table-cell>
          <table:table-cell table:style-name="ce30" table:formula="of:=([.$K78]-[.AA$4]*[.$J78])*[.$J78]*(100-[.AA$5]*[.$J78])/100" office:value-type="float" office:value="-1.2288" calcext:value-type="float">
            <text:p>-1.2</text:p>
          </table:table-cell>
          <table:table-cell table:style-name="ce30" table:formula="of:=([.$K78]-[.AB$4]*[.$J78])*[.$J78]*(100-[.AB$5]*[.$J78])/100" office:value-type="float" office:value="-1.1264" calcext:value-type="float">
            <text:p>-1.1</text:p>
          </table:table-cell>
          <table:table-cell table:style-name="ce30" table:formula="of:=([.$K78]-[.AC$4]*[.$J78])*[.$J78]*(100-[.AC$5]*[.$J78])/100" office:value-type="float" office:value="-2.816" calcext:value-type="float">
            <text:p>-2.8</text:p>
          </table:table-cell>
          <table:table-cell table:number-columns-repeated="6"/>
          <table:table-cell table:formula="of:=[.M$4]*[.$J78]" office:value-type="float" office:value="0" calcext:value-type="float">
            <text:p>0</text:p>
          </table:table-cell>
          <table:table-cell table:formula="of:=[.N$4]*[.$J78]" office:value-type="float" office:value="0" calcext:value-type="float">
            <text:p>0</text:p>
          </table:table-cell>
          <table:table-cell table:formula="of:=[.O$4]*[.$J78]" office:value-type="float" office:value="0" calcext:value-type="float">
            <text:p>0</text:p>
          </table:table-cell>
          <table:table-cell table:formula="of:=[.P$4]*[.$J78]" office:value-type="float" office:value="1.6" calcext:value-type="float">
            <text:p>1.6</text:p>
          </table:table-cell>
          <table:table-cell table:formula="of:=[.Q$4]*[.$J78]" office:value-type="float" office:value="1.6" calcext:value-type="float">
            <text:p>1.6</text:p>
          </table:table-cell>
          <table:table-cell table:formula="of:=[.R$4]*[.$J78]" office:value-type="float" office:value="1.6" calcext:value-type="float">
            <text:p>1.6</text:p>
          </table:table-cell>
          <table:table-cell table:formula="of:=[.S$4]*[.$J78]" office:value-type="float" office:value="3.2" calcext:value-type="float">
            <text:p>3.2</text:p>
          </table:table-cell>
          <table:table-cell table:formula="of:=[.T$4]*[.$J78]" office:value-type="float" office:value="3.2" calcext:value-type="float">
            <text:p>3.2</text:p>
          </table:table-cell>
          <table:table-cell table:formula="of:=[.U$4]*[.$J78]" office:value-type="float" office:value="3.2" calcext:value-type="float">
            <text:p>3.2</text:p>
          </table:table-cell>
          <table:table-cell table:formula="of:=[.V$4]*[.$J78]" office:value-type="float" office:value="4.8" calcext:value-type="float">
            <text:p>4.8</text:p>
          </table:table-cell>
          <table:table-cell table:formula="of:=[.W$4]*[.$J78]" office:value-type="float" office:value="4.8" calcext:value-type="float">
            <text:p>4.8</text:p>
          </table:table-cell>
          <table:table-cell table:formula="of:=[.X$4]*[.$J78]" office:value-type="float" office:value="6.4" calcext:value-type="float">
            <text:p>6.4</text:p>
          </table:table-cell>
          <table:table-cell table:formula="of:=[.Y$4]*[.$J78]" office:value-type="float" office:value="8" calcext:value-type="float">
            <text:p>8</text:p>
          </table:table-cell>
          <table:table-cell table:formula="of:=[.Z$4]*[.$J78]" office:value-type="float" office:value="9.6" calcext:value-type="float">
            <text:p>9.6</text:p>
          </table:table-cell>
          <table:table-cell table:formula="of:=[.AA$4]*[.$J78]" office:value-type="float" office:value="11.2" calcext:value-type="float">
            <text:p>11.2</text:p>
          </table:table-cell>
          <table:table-cell table:formula="of:=[.AB$4]*[.$J78]" office:value-type="float" office:value="11.2" calcext:value-type="float">
            <text:p>11.2</text:p>
          </table:table-cell>
          <table:table-cell table:formula="of:=[.AC$4]*[.$J78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9];[$'EcCo ammo'.$A$6:$'EcCo ammo'.$A$37];[$'EcCo ammo'.F$6:$'EcCo ammo'.F$37])" office:value-type="float" office:value="0" calcext:value-type="float">
            <text:p>0</text:p>
          </table:table-cell>
          <table:table-cell table:formula="of:=FLOOR(LOOKUP([.$B79];[$'EcCo ammo'.$A$6:$'EcCo ammo'.$A$37];[$'EcCo ammo'.G$6:$'EcCo ammo'.G$37]))" office:value-type="float" office:value="10" calcext:value-type="float">
            <text:p>10</text:p>
          </table:table-cell>
          <table:table-cell table:formula="of:=LOOKUP([.$B79];[$'EcCo ammo'.$A$6:$'EcCo ammo'.$A$37];[$'EcCo ammo'.I$6:$'EcCo ammo'.I$37])" office:value-type="float" office:value="1" calcext:value-type="float">
            <text:p>1</text:p>
          </table:table-cell>
          <table:table-cell table:formula="of:=LOOKUP([.$B7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9])/100" office:value-type="float" office:value="1.1" calcext:value-type="float">
            <text:p>1.10</text:p>
          </table:table-cell>
          <table:table-cell table:formula="of:=ROUND(AVERAGE([.C79];[.D79]))" office:value-type="float" office:value="13" calcext:value-type="float">
            <text:p>13</text:p>
          </table:table-cell>
          <table:table-cell/>
          <table:table-cell table:style-name="ce30" table:formula="of:=([.$K79]-[.M$4]*[.$J79])*[.$J79]*(100-[.M$5]*[.$J79])/100" office:value-type="float" office:value="14.3" calcext:value-type="float">
            <text:p>14.3</text:p>
          </table:table-cell>
          <table:table-cell table:style-name="ce30" table:formula="of:=([.$K79]-[.N$4]*[.$J79])*[.$J79]*(100-[.N$5]*[.$J79])/100" office:value-type="float" office:value="12.727" calcext:value-type="float">
            <text:p>12.7</text:p>
          </table:table-cell>
          <table:table-cell table:style-name="ce30" table:formula="of:=([.$K79]-[.O$4]*[.$J79])*[.$J79]*(100-[.O$5]*[.$J79])/100" office:value-type="float" office:value="11.154" calcext:value-type="float">
            <text:p>11.2</text:p>
          </table:table-cell>
          <table:table-cell table:style-name="ce30" table:formula="of:=([.$K79]-[.P$4]*[.$J79])*[.$J79]*(100-[.P$5]*[.$J79])/100" office:value-type="float" office:value="8.613" calcext:value-type="float">
            <text:p>8.6</text:p>
          </table:table-cell>
          <table:table-cell table:style-name="ce30" table:formula="of:=([.$K79]-[.Q$4]*[.$J79])*[.$J79]*(100-[.Q$5]*[.$J79])/100" office:value-type="float" office:value="7.9596" calcext:value-type="float">
            <text:p>8.0</text:p>
          </table:table-cell>
          <table:table-cell table:style-name="ce30" table:formula="of:=([.$K79]-[.R$4]*[.$J79])*[.$J79]*(100-[.R$5]*[.$J79])/100" office:value-type="float" office:value="7.9596" calcext:value-type="float">
            <text:p>8.0</text:p>
          </table:table-cell>
          <table:table-cell table:style-name="ce30" table:formula="of:=([.$K79]-[.S$4]*[.$J79])*[.$J79]*(100-[.S$5]*[.$J79])/100" office:value-type="float" office:value="6.3382" calcext:value-type="float">
            <text:p>6.3</text:p>
          </table:table-cell>
          <table:table-cell table:style-name="ce30" table:formula="of:=([.$K79]-[.T$4]*[.$J79])*[.$J79]*(100-[.T$5]*[.$J79])/100" office:value-type="float" office:value="5.8179" calcext:value-type="float">
            <text:p>5.8</text:p>
          </table:table-cell>
          <table:table-cell table:style-name="ce30" table:formula="of:=([.$K79]-[.U$4]*[.$J79])*[.$J79]*(100-[.U$5]*[.$J79])/100" office:value-type="float" office:value="5.8179" calcext:value-type="float">
            <text:p>5.8</text:p>
          </table:table-cell>
          <table:table-cell table:style-name="ce30" table:formula="of:=([.$K79]-[.V$4]*[.$J79])*[.$J79]*(100-[.V$5]*[.$J79])/100" office:value-type="float" office:value="3.9424" calcext:value-type="float">
            <text:p>3.9</text:p>
          </table:table-cell>
          <table:table-cell table:style-name="ce30" table:formula="of:=([.$K79]-[.W$4]*[.$J79])*[.$J79]*(100-[.W$5]*[.$J79])/100" office:value-type="float" office:value="3.5552" calcext:value-type="float">
            <text:p>3.6</text:p>
          </table:table-cell>
          <table:table-cell table:style-name="ce30" table:formula="of:=([.$K79]-[.X$4]*[.$J79])*[.$J79]*(100-[.X$5]*[.$J79])/100" office:value-type="float" office:value="2.3331" calcext:value-type="float">
            <text:p>2.3</text:p>
          </table:table-cell>
          <table:table-cell table:style-name="ce30" table:formula="of:=([.$K79]-[.Y$4]*[.$J79])*[.$J79]*(100-[.Y$5]*[.$J79])/100" office:value-type="float" office:value="0.99" calcext:value-type="float">
            <text:p>1.0</text:p>
          </table:table-cell>
          <table:table-cell table:style-name="ce30" table:formula="of:=([.$K79]-[.Z$4]*[.$J79])*[.$J79]*(100-[.Z$5]*[.$J79])/100" office:value-type="float" office:value="-0.0990000000000005" calcext:value-type="float">
            <text:p>-0.1</text:p>
          </table:table-cell>
          <table:table-cell table:style-name="ce30" table:formula="of:=([.$K79]-[.AA$4]*[.$J79])*[.$J79]*(100-[.AA$5]*[.$J79])/100" office:value-type="float" office:value="-0.752400000000001" calcext:value-type="float">
            <text:p>-0.8</text:p>
          </table:table-cell>
          <table:table-cell table:style-name="ce30" table:formula="of:=([.$K79]-[.AB$4]*[.$J79])*[.$J79]*(100-[.AB$5]*[.$J79])/100" office:value-type="float" office:value="-0.607200000000001" calcext:value-type="float">
            <text:p>-0.6</text:p>
          </table:table-cell>
          <table:table-cell table:style-name="ce30" table:formula="of:=([.$K79]-[.AC$4]*[.$J79])*[.$J79]*(100-[.AC$5]*[.$J79])/100" office:value-type="float" office:value="-2.277" calcext:value-type="float">
            <text:p>-2.3</text:p>
          </table:table-cell>
          <table:table-cell table:number-columns-repeated="6"/>
          <table:table-cell table:formula="of:=[.M$4]*[.$J79]" office:value-type="float" office:value="0" calcext:value-type="float">
            <text:p>0</text:p>
          </table:table-cell>
          <table:table-cell table:formula="of:=[.N$4]*[.$J79]" office:value-type="float" office:value="0" calcext:value-type="float">
            <text:p>0</text:p>
          </table:table-cell>
          <table:table-cell table:formula="of:=[.O$4]*[.$J79]" office:value-type="float" office:value="0" calcext:value-type="float">
            <text:p>0</text:p>
          </table:table-cell>
          <table:table-cell table:formula="of:=[.P$4]*[.$J79]" office:value-type="float" office:value="2.2" calcext:value-type="float">
            <text:p>2.2</text:p>
          </table:table-cell>
          <table:table-cell table:formula="of:=[.Q$4]*[.$J79]" office:value-type="float" office:value="2.2" calcext:value-type="float">
            <text:p>2.2</text:p>
          </table:table-cell>
          <table:table-cell table:formula="of:=[.R$4]*[.$J79]" office:value-type="float" office:value="2.2" calcext:value-type="float">
            <text:p>2.2</text:p>
          </table:table-cell>
          <table:table-cell table:formula="of:=[.S$4]*[.$J79]" office:value-type="float" office:value="4.4" calcext:value-type="float">
            <text:p>4.4</text:p>
          </table:table-cell>
          <table:table-cell table:formula="of:=[.T$4]*[.$J79]" office:value-type="float" office:value="4.4" calcext:value-type="float">
            <text:p>4.4</text:p>
          </table:table-cell>
          <table:table-cell table:formula="of:=[.U$4]*[.$J79]" office:value-type="float" office:value="4.4" calcext:value-type="float">
            <text:p>4.4</text:p>
          </table:table-cell>
          <table:table-cell table:formula="of:=[.V$4]*[.$J79]" office:value-type="float" office:value="6.6" calcext:value-type="float">
            <text:p>6.6</text:p>
          </table:table-cell>
          <table:table-cell table:formula="of:=[.W$4]*[.$J79]" office:value-type="float" office:value="6.6" calcext:value-type="float">
            <text:p>6.6</text:p>
          </table:table-cell>
          <table:table-cell table:formula="of:=[.X$4]*[.$J79]" office:value-type="float" office:value="8.8" calcext:value-type="float">
            <text:p>8.8</text:p>
          </table:table-cell>
          <table:table-cell table:formula="of:=[.Y$4]*[.$J79]" office:value-type="float" office:value="11" calcext:value-type="float">
            <text:p>11</text:p>
          </table:table-cell>
          <table:table-cell table:formula="of:=[.Z$4]*[.$J79]" office:value-type="float" office:value="13.2" calcext:value-type="float">
            <text:p>13.2</text:p>
          </table:table-cell>
          <table:table-cell table:formula="of:=[.AA$4]*[.$J79]" office:value-type="float" office:value="15.4" calcext:value-type="float">
            <text:p>15.4</text:p>
          </table:table-cell>
          <table:table-cell table:formula="of:=[.AB$4]*[.$J79]" office:value-type="float" office:value="15.4" calcext:value-type="float">
            <text:p>15.4</text:p>
          </table:table-cell>
          <table:table-cell table:formula="of:=[.AC$4]*[.$J79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80];[$'EcCo ammo'.$A$6:$'EcCo ammo'.$A$37];[$'EcCo ammo'.F$6:$'EcCo ammo'.F$37])" office:value-type="float" office:value="0" calcext:value-type="float">
            <text:p>0</text:p>
          </table:table-cell>
          <table:table-cell table:formula="of:=FLOOR(LOOKUP([.$B80];[$'EcCo ammo'.$A$6:$'EcCo ammo'.$A$37];[$'EcCo ammo'.G$6:$'EcCo ammo'.G$37]))" office:value-type="float" office:value="-20" calcext:value-type="float">
            <text:p>-20</text:p>
          </table:table-cell>
          <table:table-cell table:formula="of:=LOOKUP([.$B80];[$'EcCo ammo'.$A$6:$'EcCo ammo'.$A$37];[$'EcCo ammo'.I$6:$'EcCo ammo'.I$37])" office:value-type="float" office:value="1" calcext:value-type="float">
            <text:p>1</text:p>
          </table:table-cell>
          <table:table-cell table:formula="of:=LOOKUP([.$B80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0])/100" office:value-type="float" office:value="0.8" calcext:value-type="float">
            <text:p>0.80</text:p>
          </table:table-cell>
          <table:table-cell table:formula="of:=ROUND(AVERAGE([.C80];[.D80]))" office:value-type="float" office:value="13" calcext:value-type="float">
            <text:p>13</text:p>
          </table:table-cell>
          <table:table-cell/>
          <table:table-cell table:style-name="ce30" table:formula="of:=([.$K80]-[.M$4]*[.$J80])*[.$J80]*(100-[.M$5]*[.$J80])/100" office:value-type="float" office:value="10.4" calcext:value-type="float">
            <text:p>10.4</text:p>
          </table:table-cell>
          <table:table-cell table:style-name="ce30" table:formula="of:=([.$K80]-[.N$4]*[.$J80])*[.$J80]*(100-[.N$5]*[.$J80])/100" office:value-type="float" office:value="9.568" calcext:value-type="float">
            <text:p>9.6</text:p>
          </table:table-cell>
          <table:table-cell table:style-name="ce30" table:formula="of:=([.$K80]-[.O$4]*[.$J80])*[.$J80]*(100-[.O$5]*[.$J80])/100" office:value-type="float" office:value="8.736" calcext:value-type="float">
            <text:p>8.7</text:p>
          </table:table-cell>
          <table:table-cell table:style-name="ce30" table:formula="of:=([.$K80]-[.P$4]*[.$J80])*[.$J80]*(100-[.P$5]*[.$J80])/100" office:value-type="float" office:value="7.296" calcext:value-type="float">
            <text:p>7.3</text:p>
          </table:table-cell>
          <table:table-cell table:style-name="ce30" table:formula="of:=([.$K80]-[.Q$4]*[.$J80])*[.$J80]*(100-[.Q$5]*[.$J80])/100" office:value-type="float" office:value="6.9312" calcext:value-type="float">
            <text:p>6.9</text:p>
          </table:table-cell>
          <table:table-cell table:style-name="ce30" table:formula="of:=([.$K80]-[.R$4]*[.$J80])*[.$J80]*(100-[.R$5]*[.$J80])/100" office:value-type="float" office:value="6.9312" calcext:value-type="float">
            <text:p>6.9</text:p>
          </table:table-cell>
          <table:table-cell table:style-name="ce30" table:formula="of:=([.$K80]-[.S$4]*[.$J80])*[.$J80]*(100-[.S$5]*[.$J80])/100" office:value-type="float" office:value="5.9584" calcext:value-type="float">
            <text:p>6.0</text:p>
          </table:table-cell>
          <table:table-cell table:style-name="ce30" table:formula="of:=([.$K80]-[.T$4]*[.$J80])*[.$J80]*(100-[.T$5]*[.$J80])/100" office:value-type="float" office:value="5.6448" calcext:value-type="float">
            <text:p>5.6</text:p>
          </table:table-cell>
          <table:table-cell table:style-name="ce30" table:formula="of:=([.$K80]-[.U$4]*[.$J80])*[.$J80]*(100-[.U$5]*[.$J80])/100" office:value-type="float" office:value="5.6448" calcext:value-type="float">
            <text:p>5.6</text:p>
          </table:table-cell>
          <table:table-cell table:style-name="ce30" table:formula="of:=([.$K80]-[.V$4]*[.$J80])*[.$J80]*(100-[.V$5]*[.$J80])/100" office:value-type="float" office:value="4.4608" calcext:value-type="float">
            <text:p>4.5</text:p>
          </table:table-cell>
          <table:table-cell table:style-name="ce30" table:formula="of:=([.$K80]-[.W$4]*[.$J80])*[.$J80]*(100-[.W$5]*[.$J80])/100" office:value-type="float" office:value="4.1984" calcext:value-type="float">
            <text:p>4.2</text:p>
          </table:table-cell>
          <table:table-cell table:style-name="ce30" table:formula="of:=([.$K80]-[.X$4]*[.$J80])*[.$J80]*(100-[.X$5]*[.$J80])/100" office:value-type="float" office:value="3.3792" calcext:value-type="float">
            <text:p>3.4</text:p>
          </table:table-cell>
          <table:table-cell table:style-name="ce30" table:formula="of:=([.$K80]-[.Y$4]*[.$J80])*[.$J80]*(100-[.Y$5]*[.$J80])/100" office:value-type="float" office:value="2.4" calcext:value-type="float">
            <text:p>2.4</text:p>
          </table:table-cell>
          <table:table-cell table:style-name="ce30" table:formula="of:=([.$K80]-[.Z$4]*[.$J80])*[.$J80]*(100-[.Z$5]*[.$J80])/100" office:value-type="float" office:value="1.632" calcext:value-type="float">
            <text:p>1.6</text:p>
          </table:table-cell>
          <table:table-cell table:style-name="ce30" table:formula="of:=([.$K80]-[.AA$4]*[.$J80])*[.$J80]*(100-[.AA$5]*[.$J80])/100" office:value-type="float" office:value="0.6912" calcext:value-type="float">
            <text:p>0.7</text:p>
          </table:table-cell>
          <table:table-cell table:style-name="ce30" table:formula="of:=([.$K80]-[.AB$4]*[.$J80])*[.$J80]*(100-[.AB$5]*[.$J80])/100" office:value-type="float" office:value="0.6336" calcext:value-type="float">
            <text:p>0.6</text:p>
          </table:table-cell>
          <table:table-cell table:style-name="ce30" table:formula="of:=([.$K80]-[.AC$4]*[.$J80])*[.$J80]*(100-[.AC$5]*[.$J80])/100" office:value-type="float" office:value="-1.056" calcext:value-type="float">
            <text:p>-1.1</text:p>
          </table:table-cell>
          <table:table-cell table:number-columns-repeated="6"/>
          <table:table-cell table:formula="of:=[.M$4]*[.$J80]" office:value-type="float" office:value="0" calcext:value-type="float">
            <text:p>0</text:p>
          </table:table-cell>
          <table:table-cell table:formula="of:=[.N$4]*[.$J80]" office:value-type="float" office:value="0" calcext:value-type="float">
            <text:p>0</text:p>
          </table:table-cell>
          <table:table-cell table:formula="of:=[.O$4]*[.$J80]" office:value-type="float" office:value="0" calcext:value-type="float">
            <text:p>0</text:p>
          </table:table-cell>
          <table:table-cell table:formula="of:=[.P$4]*[.$J80]" office:value-type="float" office:value="1.6" calcext:value-type="float">
            <text:p>1.6</text:p>
          </table:table-cell>
          <table:table-cell table:formula="of:=[.Q$4]*[.$J80]" office:value-type="float" office:value="1.6" calcext:value-type="float">
            <text:p>1.6</text:p>
          </table:table-cell>
          <table:table-cell table:formula="of:=[.R$4]*[.$J80]" office:value-type="float" office:value="1.6" calcext:value-type="float">
            <text:p>1.6</text:p>
          </table:table-cell>
          <table:table-cell table:formula="of:=[.S$4]*[.$J80]" office:value-type="float" office:value="3.2" calcext:value-type="float">
            <text:p>3.2</text:p>
          </table:table-cell>
          <table:table-cell table:formula="of:=[.T$4]*[.$J80]" office:value-type="float" office:value="3.2" calcext:value-type="float">
            <text:p>3.2</text:p>
          </table:table-cell>
          <table:table-cell table:formula="of:=[.U$4]*[.$J80]" office:value-type="float" office:value="3.2" calcext:value-type="float">
            <text:p>3.2</text:p>
          </table:table-cell>
          <table:table-cell table:formula="of:=[.V$4]*[.$J80]" office:value-type="float" office:value="4.8" calcext:value-type="float">
            <text:p>4.8</text:p>
          </table:table-cell>
          <table:table-cell table:formula="of:=[.W$4]*[.$J80]" office:value-type="float" office:value="4.8" calcext:value-type="float">
            <text:p>4.8</text:p>
          </table:table-cell>
          <table:table-cell table:formula="of:=[.X$4]*[.$J80]" office:value-type="float" office:value="6.4" calcext:value-type="float">
            <text:p>6.4</text:p>
          </table:table-cell>
          <table:table-cell table:formula="of:=[.Y$4]*[.$J80]" office:value-type="float" office:value="8" calcext:value-type="float">
            <text:p>8</text:p>
          </table:table-cell>
          <table:table-cell table:formula="of:=[.Z$4]*[.$J80]" office:value-type="float" office:value="9.6" calcext:value-type="float">
            <text:p>9.6</text:p>
          </table:table-cell>
          <table:table-cell table:formula="of:=[.AA$4]*[.$J80]" office:value-type="float" office:value="11.2" calcext:value-type="float">
            <text:p>11.2</text:p>
          </table:table-cell>
          <table:table-cell table:formula="of:=[.AB$4]*[.$J80]" office:value-type="float" office:value="11.2" calcext:value-type="float">
            <text:p>11.2</text:p>
          </table:table-cell>
          <table:table-cell table:formula="of:=[.AC$4]*[.$J8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81];[$'EcCo ammo'.$A$6:$'EcCo ammo'.$A$37];[$'EcCo ammo'.F$6:$'EcCo ammo'.F$37])" office:value-type="float" office:value="0" calcext:value-type="float">
            <text:p>0</text:p>
          </table:table-cell>
          <table:table-cell table:formula="of:=FLOOR(LOOKUP([.$B81];[$'EcCo ammo'.$A$6:$'EcCo ammo'.$A$37];[$'EcCo ammo'.G$6:$'EcCo ammo'.G$37]))" office:value-type="float" office:value="0" calcext:value-type="float">
            <text:p>0</text:p>
          </table:table-cell>
          <table:table-cell table:formula="of:=LOOKUP([.$B81];[$'EcCo ammo'.$A$6:$'EcCo ammo'.$A$37];[$'EcCo ammo'.I$6:$'EcCo ammo'.I$37])" office:value-type="float" office:value="1" calcext:value-type="float">
            <text:p>1</text:p>
          </table:table-cell>
          <table:table-cell table:formula="of:=LOOKUP([.$B8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1])/100" office:value-type="float" office:value="1" calcext:value-type="float">
            <text:p>1.00</text:p>
          </table:table-cell>
          <table:table-cell table:formula="of:=ROUND(AVERAGE([.C81];[.D81]))" office:value-type="float" office:value="18" calcext:value-type="float">
            <text:p>18</text:p>
          </table:table-cell>
          <table:table-cell/>
          <table:table-cell table:style-name="ce30" table:formula="of:=([.$K81]-[.M$4]*[.$J81])*[.$J81]*(100-[.M$5]*[.$J81])/100" office:value-type="float" office:value="18" calcext:value-type="float">
            <text:p>18.0</text:p>
          </table:table-cell>
          <table:table-cell table:style-name="ce30" table:formula="of:=([.$K81]-[.N$4]*[.$J81])*[.$J81]*(100-[.N$5]*[.$J81])/100" office:value-type="float" office:value="16.2" calcext:value-type="float">
            <text:p>16.2</text:p>
          </table:table-cell>
          <table:table-cell table:style-name="ce30" table:formula="of:=([.$K81]-[.O$4]*[.$J81])*[.$J81]*(100-[.O$5]*[.$J81])/100" office:value-type="float" office:value="14.4" calcext:value-type="float">
            <text:p>14.4</text:p>
          </table:table-cell>
          <table:table-cell table:style-name="ce30" table:formula="of:=([.$K81]-[.P$4]*[.$J81])*[.$J81]*(100-[.P$5]*[.$J81])/100" office:value-type="float" office:value="12" calcext:value-type="float">
            <text:p>12.0</text:p>
          </table:table-cell>
          <table:table-cell table:style-name="ce30" table:formula="of:=([.$K81]-[.Q$4]*[.$J81])*[.$J81]*(100-[.Q$5]*[.$J81])/100" office:value-type="float" office:value="11.2" calcext:value-type="float">
            <text:p>11.2</text:p>
          </table:table-cell>
          <table:table-cell table:style-name="ce30" table:formula="of:=([.$K81]-[.R$4]*[.$J81])*[.$J81]*(100-[.R$5]*[.$J81])/100" office:value-type="float" office:value="11.2" calcext:value-type="float">
            <text:p>11.2</text:p>
          </table:table-cell>
          <table:table-cell table:style-name="ce30" table:formula="of:=([.$K81]-[.S$4]*[.$J81])*[.$J81]*(100-[.S$5]*[.$J81])/100" office:value-type="float" office:value="9.8" calcext:value-type="float">
            <text:p>9.8</text:p>
          </table:table-cell>
          <table:table-cell table:style-name="ce30" table:formula="of:=([.$K81]-[.T$4]*[.$J81])*[.$J81]*(100-[.T$5]*[.$J81])/100" office:value-type="float" office:value="9.1" calcext:value-type="float">
            <text:p>9.1</text:p>
          </table:table-cell>
          <table:table-cell table:style-name="ce30" table:formula="of:=([.$K81]-[.U$4]*[.$J81])*[.$J81]*(100-[.U$5]*[.$J81])/100" office:value-type="float" office:value="9.1" calcext:value-type="float">
            <text:p>9.1</text:p>
          </table:table-cell>
          <table:table-cell table:style-name="ce30" table:formula="of:=([.$K81]-[.V$4]*[.$J81])*[.$J81]*(100-[.V$5]*[.$J81])/100" office:value-type="float" office:value="7.2" calcext:value-type="float">
            <text:p>7.2</text:p>
          </table:table-cell>
          <table:table-cell table:style-name="ce30" table:formula="of:=([.$K81]-[.W$4]*[.$J81])*[.$J81]*(100-[.W$5]*[.$J81])/100" office:value-type="float" office:value="6.6" calcext:value-type="float">
            <text:p>6.6</text:p>
          </table:table-cell>
          <table:table-cell table:style-name="ce30" table:formula="of:=([.$K81]-[.X$4]*[.$J81])*[.$J81]*(100-[.X$5]*[.$J81])/100" office:value-type="float" office:value="5.5" calcext:value-type="float">
            <text:p>5.5</text:p>
          </table:table-cell>
          <table:table-cell table:style-name="ce30" table:formula="of:=([.$K81]-[.Y$4]*[.$J81])*[.$J81]*(100-[.Y$5]*[.$J81])/100" office:value-type="float" office:value="4" calcext:value-type="float">
            <text:p>4.0</text:p>
          </table:table-cell>
          <table:table-cell table:style-name="ce30" table:formula="of:=([.$K81]-[.Z$4]*[.$J81])*[.$J81]*(100-[.Z$5]*[.$J81])/100" office:value-type="float" office:value="3" calcext:value-type="float">
            <text:p>3.0</text:p>
          </table:table-cell>
          <table:table-cell table:style-name="ce30" table:formula="of:=([.$K81]-[.AA$4]*[.$J81])*[.$J81]*(100-[.AA$5]*[.$J81])/100" office:value-type="float" office:value="1.4" calcext:value-type="float">
            <text:p>1.4</text:p>
          </table:table-cell>
          <table:table-cell table:style-name="ce30" table:formula="of:=([.$K81]-[.AB$4]*[.$J81])*[.$J81]*(100-[.AB$5]*[.$J81])/100" office:value-type="float" office:value="1.2" calcext:value-type="float">
            <text:p>1.2</text:p>
          </table:table-cell>
          <table:table-cell table:style-name="ce30" table:formula="of:=([.$K81]-[.AC$4]*[.$J81])*[.$J81]*(100-[.AC$5]*[.$J81])/100" office:value-type="float" office:value="-0.6" calcext:value-type="float">
            <text:p>-0.6</text:p>
          </table:table-cell>
          <table:table-cell table:number-columns-repeated="6"/>
          <table:table-cell table:formula="of:=[.M$4]*[.$J81]" office:value-type="float" office:value="0" calcext:value-type="float">
            <text:p>0</text:p>
          </table:table-cell>
          <table:table-cell table:formula="of:=[.N$4]*[.$J81]" office:value-type="float" office:value="0" calcext:value-type="float">
            <text:p>0</text:p>
          </table:table-cell>
          <table:table-cell table:formula="of:=[.O$4]*[.$J81]" office:value-type="float" office:value="0" calcext:value-type="float">
            <text:p>0</text:p>
          </table:table-cell>
          <table:table-cell table:formula="of:=[.P$4]*[.$J81]" office:value-type="float" office:value="2" calcext:value-type="float">
            <text:p>2</text:p>
          </table:table-cell>
          <table:table-cell table:formula="of:=[.Q$4]*[.$J81]" office:value-type="float" office:value="2" calcext:value-type="float">
            <text:p>2</text:p>
          </table:table-cell>
          <table:table-cell table:formula="of:=[.R$4]*[.$J81]" office:value-type="float" office:value="2" calcext:value-type="float">
            <text:p>2</text:p>
          </table:table-cell>
          <table:table-cell table:formula="of:=[.S$4]*[.$J81]" office:value-type="float" office:value="4" calcext:value-type="float">
            <text:p>4</text:p>
          </table:table-cell>
          <table:table-cell table:formula="of:=[.T$4]*[.$J81]" office:value-type="float" office:value="4" calcext:value-type="float">
            <text:p>4</text:p>
          </table:table-cell>
          <table:table-cell table:formula="of:=[.U$4]*[.$J81]" office:value-type="float" office:value="4" calcext:value-type="float">
            <text:p>4</text:p>
          </table:table-cell>
          <table:table-cell table:formula="of:=[.V$4]*[.$J81]" office:value-type="float" office:value="6" calcext:value-type="float">
            <text:p>6</text:p>
          </table:table-cell>
          <table:table-cell table:formula="of:=[.W$4]*[.$J81]" office:value-type="float" office:value="6" calcext:value-type="float">
            <text:p>6</text:p>
          </table:table-cell>
          <table:table-cell table:formula="of:=[.X$4]*[.$J81]" office:value-type="float" office:value="8" calcext:value-type="float">
            <text:p>8</text:p>
          </table:table-cell>
          <table:table-cell table:formula="of:=[.Y$4]*[.$J81]" office:value-type="float" office:value="10" calcext:value-type="float">
            <text:p>10</text:p>
          </table:table-cell>
          <table:table-cell table:formula="of:=[.Z$4]*[.$J81]" office:value-type="float" office:value="12" calcext:value-type="float">
            <text:p>12</text:p>
          </table:table-cell>
          <table:table-cell table:formula="of:=[.AA$4]*[.$J81]" office:value-type="float" office:value="14" calcext:value-type="float">
            <text:p>14</text:p>
          </table:table-cell>
          <table:table-cell table:formula="of:=[.AB$4]*[.$J81]" office:value-type="float" office:value="14" calcext:value-type="float">
            <text:p>14</text:p>
          </table:table-cell>
          <table:table-cell table:formula="of:=[.AC$4]*[.$J8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82];[$'EcCo ammo'.$A$6:$'EcCo ammo'.$A$37];[$'EcCo ammo'.F$6:$'EcCo ammo'.F$37])" office:value-type="float" office:value="0" calcext:value-type="float">
            <text:p>0</text:p>
          </table:table-cell>
          <table:table-cell table:formula="of:=FLOOR(LOOKUP([.$B82];[$'EcCo ammo'.$A$6:$'EcCo ammo'.$A$37];[$'EcCo ammo'.G$6:$'EcCo ammo'.G$37]))" office:value-type="float" office:value="0" calcext:value-type="float">
            <text:p>0</text:p>
          </table:table-cell>
          <table:table-cell table:formula="of:=LOOKUP([.$B82];[$'EcCo ammo'.$A$6:$'EcCo ammo'.$A$37];[$'EcCo ammo'.I$6:$'EcCo ammo'.I$37])" office:value-type="float" office:value="1" calcext:value-type="float">
            <text:p>1</text:p>
          </table:table-cell>
          <table:table-cell table:formula="of:=LOOKUP([.$B8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2])/100" office:value-type="float" office:value="1" calcext:value-type="float">
            <text:p>1.00</text:p>
          </table:table-cell>
          <table:table-cell table:formula="of:=ROUND(AVERAGE([.C82];[.D82]))" office:value-type="float" office:value="24" calcext:value-type="float">
            <text:p>24</text:p>
          </table:table-cell>
          <table:table-cell/>
          <table:table-cell table:style-name="ce30" table:formula="of:=([.$K82]-[.M$4]*[.$J82])*[.$J82]*(100-[.M$5]*[.$J82])/100" office:value-type="float" office:value="24" calcext:value-type="float">
            <text:p>24.0</text:p>
          </table:table-cell>
          <table:table-cell table:style-name="ce30" table:formula="of:=([.$K82]-[.N$4]*[.$J82])*[.$J82]*(100-[.N$5]*[.$J82])/100" office:value-type="float" office:value="21.6" calcext:value-type="float">
            <text:p>21.6</text:p>
          </table:table-cell>
          <table:table-cell table:style-name="ce30" table:formula="of:=([.$K82]-[.O$4]*[.$J82])*[.$J82]*(100-[.O$5]*[.$J82])/100" office:value-type="float" office:value="19.2" calcext:value-type="float">
            <text:p>19.2</text:p>
          </table:table-cell>
          <table:table-cell table:style-name="ce30" table:formula="of:=([.$K82]-[.P$4]*[.$J82])*[.$J82]*(100-[.P$5]*[.$J82])/100" office:value-type="float" office:value="16.5" calcext:value-type="float">
            <text:p>16.5</text:p>
          </table:table-cell>
          <table:table-cell table:style-name="ce30" table:formula="of:=([.$K82]-[.Q$4]*[.$J82])*[.$J82]*(100-[.Q$5]*[.$J82])/100" office:value-type="float" office:value="15.4" calcext:value-type="float">
            <text:p>15.4</text:p>
          </table:table-cell>
          <table:table-cell table:style-name="ce30" table:formula="of:=([.$K82]-[.R$4]*[.$J82])*[.$J82]*(100-[.R$5]*[.$J82])/100" office:value-type="float" office:value="15.4" calcext:value-type="float">
            <text:p>15.4</text:p>
          </table:table-cell>
          <table:table-cell table:style-name="ce30" table:formula="of:=([.$K82]-[.S$4]*[.$J82])*[.$J82]*(100-[.S$5]*[.$J82])/100" office:value-type="float" office:value="14" calcext:value-type="float">
            <text:p>14.0</text:p>
          </table:table-cell>
          <table:table-cell table:style-name="ce30" table:formula="of:=([.$K82]-[.T$4]*[.$J82])*[.$J82]*(100-[.T$5]*[.$J82])/100" office:value-type="float" office:value="13" calcext:value-type="float">
            <text:p>13.0</text:p>
          </table:table-cell>
          <table:table-cell table:style-name="ce30" table:formula="of:=([.$K82]-[.U$4]*[.$J82])*[.$J82]*(100-[.U$5]*[.$J82])/100" office:value-type="float" office:value="13" calcext:value-type="float">
            <text:p>13.0</text:p>
          </table:table-cell>
          <table:table-cell table:style-name="ce30" table:formula="of:=([.$K82]-[.V$4]*[.$J82])*[.$J82]*(100-[.V$5]*[.$J82])/100" office:value-type="float" office:value="10.8" calcext:value-type="float">
            <text:p>10.8</text:p>
          </table:table-cell>
          <table:table-cell table:style-name="ce30" table:formula="of:=([.$K82]-[.W$4]*[.$J82])*[.$J82]*(100-[.W$5]*[.$J82])/100" office:value-type="float" office:value="9.9" calcext:value-type="float">
            <text:p>9.9</text:p>
          </table:table-cell>
          <table:table-cell table:style-name="ce30" table:formula="of:=([.$K82]-[.X$4]*[.$J82])*[.$J82]*(100-[.X$5]*[.$J82])/100" office:value-type="float" office:value="8.8" calcext:value-type="float">
            <text:p>8.8</text:p>
          </table:table-cell>
          <table:table-cell table:style-name="ce30" table:formula="of:=([.$K82]-[.Y$4]*[.$J82])*[.$J82]*(100-[.Y$5]*[.$J82])/100" office:value-type="float" office:value="7" calcext:value-type="float">
            <text:p>7.0</text:p>
          </table:table-cell>
          <table:table-cell table:style-name="ce30" table:formula="of:=([.$K82]-[.Z$4]*[.$J82])*[.$J82]*(100-[.Z$5]*[.$J82])/100" office:value-type="float" office:value="6" calcext:value-type="float">
            <text:p>6.0</text:p>
          </table:table-cell>
          <table:table-cell table:style-name="ce30" table:formula="of:=([.$K82]-[.AA$4]*[.$J82])*[.$J82]*(100-[.AA$5]*[.$J82])/100" office:value-type="float" office:value="3.5" calcext:value-type="float">
            <text:p>3.5</text:p>
          </table:table-cell>
          <table:table-cell table:style-name="ce30" table:formula="of:=([.$K82]-[.AB$4]*[.$J82])*[.$J82]*(100-[.AB$5]*[.$J82])/100" office:value-type="float" office:value="3" calcext:value-type="float">
            <text:p>3.0</text:p>
          </table:table-cell>
          <table:table-cell table:style-name="ce30" table:formula="of:=([.$K82]-[.AC$4]*[.$J82])*[.$J82]*(100-[.AC$5]*[.$J82])/100" office:value-type="float" office:value="1.2" calcext:value-type="float">
            <text:p>1.2</text:p>
          </table:table-cell>
          <table:table-cell table:number-columns-repeated="6"/>
          <table:table-cell table:formula="of:=[.M$4]*[.$J82]" office:value-type="float" office:value="0" calcext:value-type="float">
            <text:p>0</text:p>
          </table:table-cell>
          <table:table-cell table:formula="of:=[.N$4]*[.$J82]" office:value-type="float" office:value="0" calcext:value-type="float">
            <text:p>0</text:p>
          </table:table-cell>
          <table:table-cell table:formula="of:=[.O$4]*[.$J82]" office:value-type="float" office:value="0" calcext:value-type="float">
            <text:p>0</text:p>
          </table:table-cell>
          <table:table-cell table:formula="of:=[.P$4]*[.$J82]" office:value-type="float" office:value="2" calcext:value-type="float">
            <text:p>2</text:p>
          </table:table-cell>
          <table:table-cell table:formula="of:=[.Q$4]*[.$J82]" office:value-type="float" office:value="2" calcext:value-type="float">
            <text:p>2</text:p>
          </table:table-cell>
          <table:table-cell table:formula="of:=[.R$4]*[.$J82]" office:value-type="float" office:value="2" calcext:value-type="float">
            <text:p>2</text:p>
          </table:table-cell>
          <table:table-cell table:formula="of:=[.S$4]*[.$J82]" office:value-type="float" office:value="4" calcext:value-type="float">
            <text:p>4</text:p>
          </table:table-cell>
          <table:table-cell table:formula="of:=[.T$4]*[.$J82]" office:value-type="float" office:value="4" calcext:value-type="float">
            <text:p>4</text:p>
          </table:table-cell>
          <table:table-cell table:formula="of:=[.U$4]*[.$J82]" office:value-type="float" office:value="4" calcext:value-type="float">
            <text:p>4</text:p>
          </table:table-cell>
          <table:table-cell table:formula="of:=[.V$4]*[.$J82]" office:value-type="float" office:value="6" calcext:value-type="float">
            <text:p>6</text:p>
          </table:table-cell>
          <table:table-cell table:formula="of:=[.W$4]*[.$J82]" office:value-type="float" office:value="6" calcext:value-type="float">
            <text:p>6</text:p>
          </table:table-cell>
          <table:table-cell table:formula="of:=[.X$4]*[.$J82]" office:value-type="float" office:value="8" calcext:value-type="float">
            <text:p>8</text:p>
          </table:table-cell>
          <table:table-cell table:formula="of:=[.Y$4]*[.$J82]" office:value-type="float" office:value="10" calcext:value-type="float">
            <text:p>10</text:p>
          </table:table-cell>
          <table:table-cell table:formula="of:=[.Z$4]*[.$J82]" office:value-type="float" office:value="12" calcext:value-type="float">
            <text:p>12</text:p>
          </table:table-cell>
          <table:table-cell table:formula="of:=[.AA$4]*[.$J82]" office:value-type="float" office:value="14" calcext:value-type="float">
            <text:p>14</text:p>
          </table:table-cell>
          <table:table-cell table:formula="of:=[.AB$4]*[.$J82]" office:value-type="float" office:value="14" calcext:value-type="float">
            <text:p>14</text:p>
          </table:table-cell>
          <table:table-cell table:formula="of:=[.AC$4]*[.$J8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83];[$'EcCo ammo'.$A$6:$'EcCo ammo'.$A$37];[$'EcCo ammo'.F$6:$'EcCo ammo'.F$37])" office:value-type="float" office:value="0" calcext:value-type="float">
            <text:p>0</text:p>
          </table:table-cell>
          <table:table-cell table:formula="of:=FLOOR(LOOKUP([.$B83];[$'EcCo ammo'.$A$6:$'EcCo ammo'.$A$37];[$'EcCo ammo'.G$6:$'EcCo ammo'.G$37]))" office:value-type="float" office:value="0" calcext:value-type="float">
            <text:p>0</text:p>
          </table:table-cell>
          <table:table-cell table:formula="of:=LOOKUP([.$B83];[$'EcCo ammo'.$A$6:$'EcCo ammo'.$A$37];[$'EcCo ammo'.I$6:$'EcCo ammo'.I$37])" office:value-type="float" office:value="1" calcext:value-type="float">
            <text:p>1</text:p>
          </table:table-cell>
          <table:table-cell table:formula="of:=LOOKUP([.$B8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3])/100" office:value-type="float" office:value="1" calcext:value-type="float">
            <text:p>1.00</text:p>
          </table:table-cell>
          <table:table-cell table:formula="of:=ROUND(AVERAGE([.C83];[.D83]))" office:value-type="float" office:value="30" calcext:value-type="float">
            <text:p>30</text:p>
          </table:table-cell>
          <table:table-cell/>
          <table:table-cell table:style-name="ce30" table:formula="of:=([.$K83]-[.M$4]*[.$J83])*[.$J83]*(100-[.M$5]*[.$J83])/100" office:value-type="float" office:value="30" calcext:value-type="float">
            <text:p>30.0</text:p>
          </table:table-cell>
          <table:table-cell table:style-name="ce30" table:formula="of:=([.$K83]-[.N$4]*[.$J83])*[.$J83]*(100-[.N$5]*[.$J83])/100" office:value-type="float" office:value="27" calcext:value-type="float">
            <text:p>27.0</text:p>
          </table:table-cell>
          <table:table-cell table:style-name="ce30" table:formula="of:=([.$K83]-[.O$4]*[.$J83])*[.$J83]*(100-[.O$5]*[.$J83])/100" office:value-type="float" office:value="24" calcext:value-type="float">
            <text:p>24.0</text:p>
          </table:table-cell>
          <table:table-cell table:style-name="ce30" table:formula="of:=([.$K83]-[.P$4]*[.$J83])*[.$J83]*(100-[.P$5]*[.$J83])/100" office:value-type="float" office:value="21" calcext:value-type="float">
            <text:p>21.0</text:p>
          </table:table-cell>
          <table:table-cell table:style-name="ce30" table:formula="of:=([.$K83]-[.Q$4]*[.$J83])*[.$J83]*(100-[.Q$5]*[.$J83])/100" office:value-type="float" office:value="19.6" calcext:value-type="float">
            <text:p>19.6</text:p>
          </table:table-cell>
          <table:table-cell table:style-name="ce30" table:formula="of:=([.$K83]-[.R$4]*[.$J83])*[.$J83]*(100-[.R$5]*[.$J83])/100" office:value-type="float" office:value="19.6" calcext:value-type="float">
            <text:p>19.6</text:p>
          </table:table-cell>
          <table:table-cell table:style-name="ce30" table:formula="of:=([.$K83]-[.S$4]*[.$J83])*[.$J83]*(100-[.S$5]*[.$J83])/100" office:value-type="float" office:value="18.2" calcext:value-type="float">
            <text:p>18.2</text:p>
          </table:table-cell>
          <table:table-cell table:style-name="ce30" table:formula="of:=([.$K83]-[.T$4]*[.$J83])*[.$J83]*(100-[.T$5]*[.$J83])/100" office:value-type="float" office:value="16.9" calcext:value-type="float">
            <text:p>16.9</text:p>
          </table:table-cell>
          <table:table-cell table:style-name="ce30" table:formula="of:=([.$K83]-[.U$4]*[.$J83])*[.$J83]*(100-[.U$5]*[.$J83])/100" office:value-type="float" office:value="16.9" calcext:value-type="float">
            <text:p>16.9</text:p>
          </table:table-cell>
          <table:table-cell table:style-name="ce30" table:formula="of:=([.$K83]-[.V$4]*[.$J83])*[.$J83]*(100-[.V$5]*[.$J83])/100" office:value-type="float" office:value="14.4" calcext:value-type="float">
            <text:p>14.4</text:p>
          </table:table-cell>
          <table:table-cell table:style-name="ce30" table:formula="of:=([.$K83]-[.W$4]*[.$J83])*[.$J83]*(100-[.W$5]*[.$J83])/100" office:value-type="float" office:value="13.2" calcext:value-type="float">
            <text:p>13.2</text:p>
          </table:table-cell>
          <table:table-cell table:style-name="ce30" table:formula="of:=([.$K83]-[.X$4]*[.$J83])*[.$J83]*(100-[.X$5]*[.$J83])/100" office:value-type="float" office:value="12.1" calcext:value-type="float">
            <text:p>12.1</text:p>
          </table:table-cell>
          <table:table-cell table:style-name="ce30" table:formula="of:=([.$K83]-[.Y$4]*[.$J83])*[.$J83]*(100-[.Y$5]*[.$J83])/100" office:value-type="float" office:value="10" calcext:value-type="float">
            <text:p>10.0</text:p>
          </table:table-cell>
          <table:table-cell table:style-name="ce30" table:formula="of:=([.$K83]-[.Z$4]*[.$J83])*[.$J83]*(100-[.Z$5]*[.$J83])/100" office:value-type="float" office:value="9" calcext:value-type="float">
            <text:p>9.0</text:p>
          </table:table-cell>
          <table:table-cell table:style-name="ce30" table:formula="of:=([.$K83]-[.AA$4]*[.$J83])*[.$J83]*(100-[.AA$5]*[.$J83])/100" office:value-type="float" office:value="5.6" calcext:value-type="float">
            <text:p>5.6</text:p>
          </table:table-cell>
          <table:table-cell table:style-name="ce30" table:formula="of:=([.$K83]-[.AB$4]*[.$J83])*[.$J83]*(100-[.AB$5]*[.$J83])/100" office:value-type="float" office:value="4.8" calcext:value-type="float">
            <text:p>4.8</text:p>
          </table:table-cell>
          <table:table-cell table:style-name="ce30" table:formula="of:=([.$K83]-[.AC$4]*[.$J83])*[.$J83]*(100-[.AC$5]*[.$J83])/100" office:value-type="float" office:value="3" calcext:value-type="float">
            <text:p>3.0</text:p>
          </table:table-cell>
          <table:table-cell table:number-columns-repeated="6"/>
          <table:table-cell table:formula="of:=[.M$4]*[.$J83]" office:value-type="float" office:value="0" calcext:value-type="float">
            <text:p>0</text:p>
          </table:table-cell>
          <table:table-cell table:formula="of:=[.N$4]*[.$J83]" office:value-type="float" office:value="0" calcext:value-type="float">
            <text:p>0</text:p>
          </table:table-cell>
          <table:table-cell table:formula="of:=[.O$4]*[.$J83]" office:value-type="float" office:value="0" calcext:value-type="float">
            <text:p>0</text:p>
          </table:table-cell>
          <table:table-cell table:formula="of:=[.P$4]*[.$J83]" office:value-type="float" office:value="2" calcext:value-type="float">
            <text:p>2</text:p>
          </table:table-cell>
          <table:table-cell table:formula="of:=[.Q$4]*[.$J83]" office:value-type="float" office:value="2" calcext:value-type="float">
            <text:p>2</text:p>
          </table:table-cell>
          <table:table-cell table:formula="of:=[.R$4]*[.$J83]" office:value-type="float" office:value="2" calcext:value-type="float">
            <text:p>2</text:p>
          </table:table-cell>
          <table:table-cell table:formula="of:=[.S$4]*[.$J83]" office:value-type="float" office:value="4" calcext:value-type="float">
            <text:p>4</text:p>
          </table:table-cell>
          <table:table-cell table:formula="of:=[.T$4]*[.$J83]" office:value-type="float" office:value="4" calcext:value-type="float">
            <text:p>4</text:p>
          </table:table-cell>
          <table:table-cell table:formula="of:=[.U$4]*[.$J83]" office:value-type="float" office:value="4" calcext:value-type="float">
            <text:p>4</text:p>
          </table:table-cell>
          <table:table-cell table:formula="of:=[.V$4]*[.$J83]" office:value-type="float" office:value="6" calcext:value-type="float">
            <text:p>6</text:p>
          </table:table-cell>
          <table:table-cell table:formula="of:=[.W$4]*[.$J83]" office:value-type="float" office:value="6" calcext:value-type="float">
            <text:p>6</text:p>
          </table:table-cell>
          <table:table-cell table:formula="of:=[.X$4]*[.$J83]" office:value-type="float" office:value="8" calcext:value-type="float">
            <text:p>8</text:p>
          </table:table-cell>
          <table:table-cell table:formula="of:=[.Y$4]*[.$J83]" office:value-type="float" office:value="10" calcext:value-type="float">
            <text:p>10</text:p>
          </table:table-cell>
          <table:table-cell table:formula="of:=[.Z$4]*[.$J83]" office:value-type="float" office:value="12" calcext:value-type="float">
            <text:p>12</text:p>
          </table:table-cell>
          <table:table-cell table:formula="of:=[.AA$4]*[.$J83]" office:value-type="float" office:value="14" calcext:value-type="float">
            <text:p>14</text:p>
          </table:table-cell>
          <table:table-cell table:formula="of:=[.AB$4]*[.$J83]" office:value-type="float" office:value="14" calcext:value-type="float">
            <text:p>14</text:p>
          </table:table-cell>
          <table:table-cell table:formula="of:=[.AC$4]*[.$J8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8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4];[$'EcCo ammo'.$A$6:$'EcCo ammo'.$A$37];[$'EcCo ammo'.G$6:$'EcCo ammo'.G$37]))" office:value-type="float" office:value="0" calcext:value-type="float">
            <text:p>0</text:p>
          </table:table-cell>
          <table:table-cell table:formula="of:=LOOKUP([.$B84];[$'EcCo ammo'.$A$6:$'EcCo ammo'.$A$37];[$'EcCo ammo'.I$6:$'EcCo ammo'.I$37])" office:value-type="float" office:value="1" calcext:value-type="float">
            <text:p>1</text:p>
          </table:table-cell>
          <table:table-cell table:formula="of:=LOOKUP([.$B84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4])/100" office:value-type="float" office:value="1" calcext:value-type="float">
            <text:p>1.00</text:p>
          </table:table-cell>
          <table:table-cell table:formula="of:=ROUND(AVERAGE([.C84];[.D84]))" office:value-type="float" office:value="16" calcext:value-type="float">
            <text:p>16</text:p>
          </table:table-cell>
          <table:table-cell/>
          <table:table-cell table:style-name="ce30" table:formula="of:=([.$K84]-[.M$4]*[.$J84])*[.$J84]*(100-[.M$5]*[.$J84])/100" office:value-type="float" office:value="16" calcext:value-type="float">
            <text:p>16.0</text:p>
          </table:table-cell>
          <table:table-cell table:style-name="ce30" table:formula="of:=([.$K84]-[.N$4]*[.$J84])*[.$J84]*(100-[.N$5]*[.$J84])/100" office:value-type="float" office:value="14.4" calcext:value-type="float">
            <text:p>14.4</text:p>
          </table:table-cell>
          <table:table-cell table:style-name="ce30" table:formula="of:=([.$K84]-[.O$4]*[.$J84])*[.$J84]*(100-[.O$5]*[.$J84])/100" office:value-type="float" office:value="12.8" calcext:value-type="float">
            <text:p>12.8</text:p>
          </table:table-cell>
          <table:table-cell table:style-name="ce30" table:formula="of:=([.$K84]-[.P$4]*[.$J84])*[.$J84]*(100-[.P$5]*[.$J84])/100" office:value-type="float" office:value="10.5" calcext:value-type="float">
            <text:p>10.5</text:p>
          </table:table-cell>
          <table:table-cell table:style-name="ce30" table:formula="of:=([.$K84]-[.Q$4]*[.$J84])*[.$J84]*(100-[.Q$5]*[.$J84])/100" office:value-type="float" office:value="9.8" calcext:value-type="float">
            <text:p>9.8</text:p>
          </table:table-cell>
          <table:table-cell table:style-name="ce30" table:formula="of:=([.$K84]-[.R$4]*[.$J84])*[.$J84]*(100-[.R$5]*[.$J84])/100" office:value-type="float" office:value="9.8" calcext:value-type="float">
            <text:p>9.8</text:p>
          </table:table-cell>
          <table:table-cell table:style-name="ce30" table:formula="of:=([.$K84]-[.S$4]*[.$J84])*[.$J84]*(100-[.S$5]*[.$J84])/100" office:value-type="float" office:value="8.4" calcext:value-type="float">
            <text:p>8.4</text:p>
          </table:table-cell>
          <table:table-cell table:style-name="ce30" table:formula="of:=([.$K84]-[.T$4]*[.$J84])*[.$J84]*(100-[.T$5]*[.$J84])/100" office:value-type="float" office:value="7.8" calcext:value-type="float">
            <text:p>7.8</text:p>
          </table:table-cell>
          <table:table-cell table:style-name="ce30" table:formula="of:=([.$K84]-[.U$4]*[.$J84])*[.$J84]*(100-[.U$5]*[.$J84])/100" office:value-type="float" office:value="7.8" calcext:value-type="float">
            <text:p>7.8</text:p>
          </table:table-cell>
          <table:table-cell table:style-name="ce30" table:formula="of:=([.$K84]-[.V$4]*[.$J84])*[.$J84]*(100-[.V$5]*[.$J84])/100" office:value-type="float" office:value="6" calcext:value-type="float">
            <text:p>6.0</text:p>
          </table:table-cell>
          <table:table-cell table:style-name="ce30" table:formula="of:=([.$K84]-[.W$4]*[.$J84])*[.$J84]*(100-[.W$5]*[.$J84])/100" office:value-type="float" office:value="5.5" calcext:value-type="float">
            <text:p>5.5</text:p>
          </table:table-cell>
          <table:table-cell table:style-name="ce30" table:formula="of:=([.$K84]-[.X$4]*[.$J84])*[.$J84]*(100-[.X$5]*[.$J84])/100" office:value-type="float" office:value="4.4" calcext:value-type="float">
            <text:p>4.4</text:p>
          </table:table-cell>
          <table:table-cell table:style-name="ce30" table:formula="of:=([.$K84]-[.Y$4]*[.$J84])*[.$J84]*(100-[.Y$5]*[.$J84])/100" office:value-type="float" office:value="3" calcext:value-type="float">
            <text:p>3.0</text:p>
          </table:table-cell>
          <table:table-cell table:style-name="ce30" table:formula="of:=([.$K84]-[.Z$4]*[.$J84])*[.$J84]*(100-[.Z$5]*[.$J84])/100" office:value-type="float" office:value="2" calcext:value-type="float">
            <text:p>2.0</text:p>
          </table:table-cell>
          <table:table-cell table:style-name="ce30" table:formula="of:=([.$K84]-[.AA$4]*[.$J84])*[.$J84]*(100-[.AA$5]*[.$J84])/100" office:value-type="float" office:value="0.7" calcext:value-type="float">
            <text:p>0.7</text:p>
          </table:table-cell>
          <table:table-cell table:style-name="ce30" table:formula="of:=([.$K84]-[.AB$4]*[.$J84])*[.$J84]*(100-[.AB$5]*[.$J84])/100" office:value-type="float" office:value="0.6" calcext:value-type="float">
            <text:p>0.6</text:p>
          </table:table-cell>
          <table:table-cell table:style-name="ce30" table:formula="of:=([.$K84]-[.AC$4]*[.$J84])*[.$J84]*(100-[.AC$5]*[.$J84])/100" office:value-type="float" office:value="-1.2" calcext:value-type="float">
            <text:p>-1.2</text:p>
          </table:table-cell>
          <table:table-cell table:number-columns-repeated="6"/>
          <table:table-cell table:formula="of:=[.M$4]*[.$J84]" office:value-type="float" office:value="0" calcext:value-type="float">
            <text:p>0</text:p>
          </table:table-cell>
          <table:table-cell table:formula="of:=[.N$4]*[.$J84]" office:value-type="float" office:value="0" calcext:value-type="float">
            <text:p>0</text:p>
          </table:table-cell>
          <table:table-cell table:formula="of:=[.O$4]*[.$J84]" office:value-type="float" office:value="0" calcext:value-type="float">
            <text:p>0</text:p>
          </table:table-cell>
          <table:table-cell table:formula="of:=[.P$4]*[.$J84]" office:value-type="float" office:value="2" calcext:value-type="float">
            <text:p>2</text:p>
          </table:table-cell>
          <table:table-cell table:formula="of:=[.Q$4]*[.$J84]" office:value-type="float" office:value="2" calcext:value-type="float">
            <text:p>2</text:p>
          </table:table-cell>
          <table:table-cell table:formula="of:=[.R$4]*[.$J84]" office:value-type="float" office:value="2" calcext:value-type="float">
            <text:p>2</text:p>
          </table:table-cell>
          <table:table-cell table:formula="of:=[.S$4]*[.$J84]" office:value-type="float" office:value="4" calcext:value-type="float">
            <text:p>4</text:p>
          </table:table-cell>
          <table:table-cell table:formula="of:=[.T$4]*[.$J84]" office:value-type="float" office:value="4" calcext:value-type="float">
            <text:p>4</text:p>
          </table:table-cell>
          <table:table-cell table:formula="of:=[.U$4]*[.$J84]" office:value-type="float" office:value="4" calcext:value-type="float">
            <text:p>4</text:p>
          </table:table-cell>
          <table:table-cell table:formula="of:=[.V$4]*[.$J84]" office:value-type="float" office:value="6" calcext:value-type="float">
            <text:p>6</text:p>
          </table:table-cell>
          <table:table-cell table:formula="of:=[.W$4]*[.$J84]" office:value-type="float" office:value="6" calcext:value-type="float">
            <text:p>6</text:p>
          </table:table-cell>
          <table:table-cell table:formula="of:=[.X$4]*[.$J84]" office:value-type="float" office:value="8" calcext:value-type="float">
            <text:p>8</text:p>
          </table:table-cell>
          <table:table-cell table:formula="of:=[.Y$4]*[.$J84]" office:value-type="float" office:value="10" calcext:value-type="float">
            <text:p>10</text:p>
          </table:table-cell>
          <table:table-cell table:formula="of:=[.Z$4]*[.$J84]" office:value-type="float" office:value="12" calcext:value-type="float">
            <text:p>12</text:p>
          </table:table-cell>
          <table:table-cell table:formula="of:=[.AA$4]*[.$J84]" office:value-type="float" office:value="14" calcext:value-type="float">
            <text:p>14</text:p>
          </table:table-cell>
          <table:table-cell table:formula="of:=[.AB$4]*[.$J84]" office:value-type="float" office:value="14" calcext:value-type="float">
            <text:p>14</text:p>
          </table:table-cell>
          <table:table-cell table:formula="of:=[.AC$4]*[.$J8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8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5];[$'EcCo ammo'.$A$6:$'EcCo ammo'.$A$37];[$'EcCo ammo'.G$6:$'EcCo ammo'.G$37]))" office:value-type="float" office:value="-40" calcext:value-type="float">
            <text:p>-40</text:p>
          </table:table-cell>
          <table:table-cell table:formula="of:=LOOKUP([.$B85];[$'EcCo ammo'.$A$6:$'EcCo ammo'.$A$37];[$'EcCo ammo'.I$6:$'EcCo ammo'.I$37])" office:value-type="float" office:value="1" calcext:value-type="float">
            <text:p>1</text:p>
          </table:table-cell>
          <table:table-cell table:formula="of:=LOOKUP([.$B8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5])/100" office:value-type="float" office:value="0.6" calcext:value-type="float">
            <text:p>0.60</text:p>
          </table:table-cell>
          <table:table-cell table:formula="of:=ROUND(AVERAGE([.C85];[.D85]))" office:value-type="float" office:value="16" calcext:value-type="float">
            <text:p>16</text:p>
          </table:table-cell>
          <table:table-cell/>
          <table:table-cell table:style-name="ce30" table:formula="of:=([.$K85]-[.M$4]*[.$J85])*[.$J85]*(100-[.M$5]*[.$J85])/100" office:value-type="float" office:value="9.6" calcext:value-type="float">
            <text:p>9.6</text:p>
          </table:table-cell>
          <table:table-cell table:style-name="ce30" table:formula="of:=([.$K85]-[.N$4]*[.$J85])*[.$J85]*(100-[.N$5]*[.$J85])/100" office:value-type="float" office:value="9.024" calcext:value-type="float">
            <text:p>9.0</text:p>
          </table:table-cell>
          <table:table-cell table:style-name="ce30" table:formula="of:=([.$K85]-[.O$4]*[.$J85])*[.$J85]*(100-[.O$5]*[.$J85])/100" office:value-type="float" office:value="8.448" calcext:value-type="float">
            <text:p>8.4</text:p>
          </table:table-cell>
          <table:table-cell table:style-name="ce30" table:formula="of:=([.$K85]-[.P$4]*[.$J85])*[.$J85]*(100-[.P$5]*[.$J85])/100" office:value-type="float" office:value="7.548" calcext:value-type="float">
            <text:p>7.5</text:p>
          </table:table-cell>
          <table:table-cell table:style-name="ce30" table:formula="of:=([.$K85]-[.Q$4]*[.$J85])*[.$J85]*(100-[.Q$5]*[.$J85])/100" office:value-type="float" office:value="7.2816" calcext:value-type="float">
            <text:p>7.3</text:p>
          </table:table-cell>
          <table:table-cell table:style-name="ce30" table:formula="of:=([.$K85]-[.R$4]*[.$J85])*[.$J85]*(100-[.R$5]*[.$J85])/100" office:value-type="float" office:value="7.2816" calcext:value-type="float">
            <text:p>7.3</text:p>
          </table:table-cell>
          <table:table-cell table:style-name="ce30" table:formula="of:=([.$K85]-[.S$4]*[.$J85])*[.$J85]*(100-[.S$5]*[.$J85])/100" office:value-type="float" office:value="6.6912" calcext:value-type="float">
            <text:p>6.7</text:p>
          </table:table-cell>
          <table:table-cell table:style-name="ce30" table:formula="of:=([.$K85]-[.T$4]*[.$J85])*[.$J85]*(100-[.T$5]*[.$J85])/100" office:value-type="float" office:value="6.4464" calcext:value-type="float">
            <text:p>6.4</text:p>
          </table:table-cell>
          <table:table-cell table:style-name="ce30" table:formula="of:=([.$K85]-[.U$4]*[.$J85])*[.$J85]*(100-[.U$5]*[.$J85])/100" office:value-type="float" office:value="6.4464" calcext:value-type="float">
            <text:p>6.4</text:p>
          </table:table-cell>
          <table:table-cell table:style-name="ce30" table:formula="of:=([.$K85]-[.V$4]*[.$J85])*[.$J85]*(100-[.V$5]*[.$J85])/100" office:value-type="float" office:value="5.6544" calcext:value-type="float">
            <text:p>5.7</text:p>
          </table:table-cell>
          <table:table-cell table:style-name="ce30" table:formula="of:=([.$K85]-[.W$4]*[.$J85])*[.$J85]*(100-[.W$5]*[.$J85])/100" office:value-type="float" office:value="5.4312" calcext:value-type="float">
            <text:p>5.4</text:p>
          </table:table-cell>
          <table:table-cell table:style-name="ce30" table:formula="of:=([.$K85]-[.X$4]*[.$J85])*[.$J85]*(100-[.X$5]*[.$J85])/100" office:value-type="float" office:value="4.9056" calcext:value-type="float">
            <text:p>4.9</text:p>
          </table:table-cell>
          <table:table-cell table:style-name="ce30" table:formula="of:=([.$K85]-[.Y$4]*[.$J85])*[.$J85]*(100-[.Y$5]*[.$J85])/100" office:value-type="float" office:value="4.2" calcext:value-type="float">
            <text:p>4.2</text:p>
          </table:table-cell>
          <table:table-cell table:style-name="ce30" table:formula="of:=([.$K85]-[.Z$4]*[.$J85])*[.$J85]*(100-[.Z$5]*[.$J85])/100" office:value-type="float" office:value="3.696" calcext:value-type="float">
            <text:p>3.7</text:p>
          </table:table-cell>
          <table:table-cell table:style-name="ce30" table:formula="of:=([.$K85]-[.AA$4]*[.$J85])*[.$J85]*(100-[.AA$5]*[.$J85])/100" office:value-type="float" office:value="2.7816" calcext:value-type="float">
            <text:p>2.8</text:p>
          </table:table-cell>
          <table:table-cell table:style-name="ce30" table:formula="of:=([.$K85]-[.AB$4]*[.$J85])*[.$J85]*(100-[.AB$5]*[.$J85])/100" office:value-type="float" office:value="2.6448" calcext:value-type="float">
            <text:p>2.6</text:p>
          </table:table-cell>
          <table:table-cell table:style-name="ce30" table:formula="of:=([.$K85]-[.AC$4]*[.$J85])*[.$J85]*(100-[.AC$5]*[.$J85])/100" office:value-type="float" office:value="1.392" calcext:value-type="float">
            <text:p>1.4</text:p>
          </table:table-cell>
          <table:table-cell table:number-columns-repeated="6"/>
          <table:table-cell table:formula="of:=[.M$4]*[.$J85]" office:value-type="float" office:value="0" calcext:value-type="float">
            <text:p>0</text:p>
          </table:table-cell>
          <table:table-cell table:formula="of:=[.N$4]*[.$J85]" office:value-type="float" office:value="0" calcext:value-type="float">
            <text:p>0</text:p>
          </table:table-cell>
          <table:table-cell table:formula="of:=[.O$4]*[.$J85]" office:value-type="float" office:value="0" calcext:value-type="float">
            <text:p>0</text:p>
          </table:table-cell>
          <table:table-cell table:formula="of:=[.P$4]*[.$J85]" office:value-type="float" office:value="1.2" calcext:value-type="float">
            <text:p>1.2</text:p>
          </table:table-cell>
          <table:table-cell table:formula="of:=[.Q$4]*[.$J85]" office:value-type="float" office:value="1.2" calcext:value-type="float">
            <text:p>1.2</text:p>
          </table:table-cell>
          <table:table-cell table:formula="of:=[.R$4]*[.$J85]" office:value-type="float" office:value="1.2" calcext:value-type="float">
            <text:p>1.2</text:p>
          </table:table-cell>
          <table:table-cell table:formula="of:=[.S$4]*[.$J85]" office:value-type="float" office:value="2.4" calcext:value-type="float">
            <text:p>2.4</text:p>
          </table:table-cell>
          <table:table-cell table:formula="of:=[.T$4]*[.$J85]" office:value-type="float" office:value="2.4" calcext:value-type="float">
            <text:p>2.4</text:p>
          </table:table-cell>
          <table:table-cell table:formula="of:=[.U$4]*[.$J85]" office:value-type="float" office:value="2.4" calcext:value-type="float">
            <text:p>2.4</text:p>
          </table:table-cell>
          <table:table-cell table:formula="of:=[.V$4]*[.$J85]" office:value-type="float" office:value="3.6" calcext:value-type="float">
            <text:p>3.6</text:p>
          </table:table-cell>
          <table:table-cell table:formula="of:=[.W$4]*[.$J85]" office:value-type="float" office:value="3.6" calcext:value-type="float">
            <text:p>3.6</text:p>
          </table:table-cell>
          <table:table-cell table:formula="of:=[.X$4]*[.$J85]" office:value-type="float" office:value="4.8" calcext:value-type="float">
            <text:p>4.8</text:p>
          </table:table-cell>
          <table:table-cell table:formula="of:=[.Y$4]*[.$J85]" office:value-type="float" office:value="6" calcext:value-type="float">
            <text:p>6</text:p>
          </table:table-cell>
          <table:table-cell table:formula="of:=[.Z$4]*[.$J85]" office:value-type="float" office:value="7.2" calcext:value-type="float">
            <text:p>7.2</text:p>
          </table:table-cell>
          <table:table-cell table:formula="of:=[.AA$4]*[.$J85]" office:value-type="float" office:value="8.4" calcext:value-type="float">
            <text:p>8.4</text:p>
          </table:table-cell>
          <table:table-cell table:formula="of:=[.AB$4]*[.$J85]" office:value-type="float" office:value="8.4" calcext:value-type="float">
            <text:p>8.4</text:p>
          </table:table-cell>
          <table:table-cell table:formula="of:=[.AC$4]*[.$J85]"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  <table:table-cell table:style-name="ce4"/>
          <table:table-cell table:number-columns-repeated="45"/>
        </table:table-row>
        <table:table-row table:style-name="ro1">
          <table:table-cell table:number-columns-repeated="9"/>
          <table:table-cell table:style-name="ce4"/>
          <table:table-cell table:number-columns-repeated="2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24" office:value-type="string" calcext:value-type="string" table:number-columns-spanned="14" table:number-rows-spanned="1">
            <text:p>EXPLOSIVE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12"/>
          <table:table-cell table:style-name="ce8" table:formula="of:=OFFSET([$'EcCo Armor'.$A$2];[.M90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N90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O90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P90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Q90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R90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S90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T90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U90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V90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W90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X90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Y90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Z90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AA90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B90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C90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  <table:table-cell table:number-columns-repeated="23"/>
        </table:table-row>
        <table:table-row table:style-name="ro5">
          <table:table-cell table:number-columns-repeated="12"/>
          <table:covered-table-cell/>
          <table:covered-table-cell table:number-columns-repeated="19" table:style-name="ce10"/>
          <table:table-cell table:number-columns-repeated="23"/>
        </table:table-row>
        <table:table-row table:style-name="ro2">
          <table:table-cell table:number-columns-repeated="10"/>
          <table:table-cell table:style-name="ce21" office:value-type="string" calcext:value-type="string" table:number-columns-spanned="2" table:number-rows-spanned="1">
            <text:p>DT Level</text:p>
          </table:table-cell>
          <table:covered-table-cell table:style-name="ce23"/>
          <table:table-cell table:style-name="ce25" table:formula="of:=OFFSET([$'EcCo Armor'.$O$2];[.M$90];0)" office:value-type="float" office:value="0" calcext:value-type="float">
            <text:p>0</text:p>
          </table:table-cell>
          <table:table-cell table:style-name="ce25" table:formula="of:=OFFSET([$'EcCo Armor'.$O$2];[.N$90];0)" office:value-type="float" office:value="0" calcext:value-type="float">
            <text:p>0</text:p>
          </table:table-cell>
          <table:table-cell table:style-name="ce25" table:formula="of:=OFFSET([$'EcCo Armor'.$O$2];[.O$90];0)" office:value-type="float" office:value="0" calcext:value-type="float">
            <text:p>0</text:p>
          </table:table-cell>
          <table:table-cell table:style-name="ce25" table:formula="of:=OFFSET([$'EcCo Armor'.$O$2];[.P$90];0)" office:value-type="float" office:value="1" calcext:value-type="float">
            <text:p>1</text:p>
          </table:table-cell>
          <table:table-cell table:style-name="ce25" table:formula="of:=OFFSET([$'EcCo Armor'.$O$2];[.Q$90];0)" office:value-type="float" office:value="0" calcext:value-type="float">
            <text:p>0</text:p>
          </table:table-cell>
          <table:table-cell table:style-name="ce25" table:formula="of:=OFFSET([$'EcCo Armor'.$O$2];[.R$90];0)" office:value-type="float" office:value="1" calcext:value-type="float">
            <text:p>1</text:p>
          </table:table-cell>
          <table:table-cell table:style-name="ce25" table:formula="of:=OFFSET([$'EcCo Armor'.$O$2];[.S$90];0)" office:value-type="float" office:value="4" calcext:value-type="float">
            <text:p>4</text:p>
          </table:table-cell>
          <table:table-cell table:style-name="ce25" table:formula="of:=OFFSET([$'EcCo Armor'.$O$2];[.T$90];0)" office:value-type="float" office:value="4" calcext:value-type="float">
            <text:p>4</text:p>
          </table:table-cell>
          <table:table-cell table:style-name="ce25" table:formula="of:=OFFSET([$'EcCo Armor'.$O$2];[.U$90];0)" office:value-type="float" office:value="4" calcext:value-type="float">
            <text:p>4</text:p>
          </table:table-cell>
          <table:table-cell table:style-name="ce25" table:formula="of:=OFFSET([$'EcCo Armor'.$O$2];[.V$90];0)" office:value-type="float" office:value="6" calcext:value-type="float">
            <text:p>6</text:p>
          </table:table-cell>
          <table:table-cell table:style-name="ce25" table:formula="of:=OFFSET([$'EcCo Armor'.$O$2];[.W$90];0)" office:value-type="float" office:value="8" calcext:value-type="float">
            <text:p>8</text:p>
          </table:table-cell>
          <table:table-cell table:style-name="ce25" table:formula="of:=OFFSET([$'EcCo Armor'.$O$2];[.X$90];0)" office:value-type="float" office:value="9" calcext:value-type="float">
            <text:p>9</text:p>
          </table:table-cell>
          <table:table-cell table:style-name="ce25" table:formula="of:=OFFSET([$'EcCo Armor'.$O$2];[.Y$90];0)" office:value-type="float" office:value="16" calcext:value-type="float">
            <text:p>16</text:p>
          </table:table-cell>
          <table:table-cell table:style-name="ce25" table:formula="of:=OFFSET([$'EcCo Armor'.$O$2];[.Z$90];0)" office:value-type="float" office:value="18" calcext:value-type="float">
            <text:p>18</text:p>
          </table:table-cell>
          <table:table-cell table:style-name="ce25" table:formula="of:=OFFSET([$'EcCo Armor'.$O$2];[.AA$90];0)" office:value-type="float" office:value="20" calcext:value-type="float">
            <text:p>20</text:p>
          </table:table-cell>
          <table:table-cell table:style-name="ce25" table:formula="of:=OFFSET([$'EcCo Armor'.$O$2];[.AB$90];0)" office:value-type="float" office:value="20" calcext:value-type="float">
            <text:p>20</text:p>
          </table:table-cell>
          <table:table-cell table:style-name="ce25" table:formula="of:=OFFSET([$'EcCo Armor'.$O$2];[.AC$90];0)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24"/>
        </table:table-row>
        <table:table-row table:style-name="ro2">
          <table:table-cell table:number-columns-repeated="10"/>
          <table:table-cell table:style-name="ce21" office:value-type="string" calcext:value-type="string" table:number-columns-spanned="2" table:number-rows-spanned="1">
            <text:p>DR Level</text:p>
          </table:table-cell>
          <table:covered-table-cell table:style-name="ce23"/>
          <table:table-cell table:style-name="ce25" table:formula="of:=OFFSET([$'EcCo Armor'.$P$2];[.M$90];0)" office:value-type="float" office:value="0" calcext:value-type="float">
            <text:p>0</text:p>
          </table:table-cell>
          <table:table-cell table:style-name="ce25" table:formula="of:=OFFSET([$'EcCo Armor'.$P$2];[.N$90];0)" office:value-type="float" office:value="20" calcext:value-type="float">
            <text:p>20</text:p>
          </table:table-cell>
          <table:table-cell table:style-name="ce25" table:formula="of:=OFFSET([$'EcCo Armor'.$P$2];[.O$90];0)" office:value-type="float" office:value="20" calcext:value-type="float">
            <text:p>20</text:p>
          </table:table-cell>
          <table:table-cell table:style-name="ce25" table:formula="of:=OFFSET([$'EcCo Armor'.$P$2];[.P$90];0)" office:value-type="float" office:value="20" calcext:value-type="float">
            <text:p>20</text:p>
          </table:table-cell>
          <table:table-cell table:style-name="ce25" table:formula="of:=OFFSET([$'EcCo Armor'.$P$2];[.Q$90];0)" office:value-type="float" office:value="20" calcext:value-type="float">
            <text:p>20</text:p>
          </table:table-cell>
          <table:table-cell table:style-name="ce25" table:formula="of:=OFFSET([$'EcCo Armor'.$P$2];[.R$90];0)" office:value-type="float" office:value="25" calcext:value-type="float">
            <text:p>25</text:p>
          </table:table-cell>
          <table:table-cell table:style-name="ce25" table:formula="of:=OFFSET([$'EcCo Armor'.$P$2];[.S$90];0)" office:value-type="float" office:value="25" calcext:value-type="float">
            <text:p>25</text:p>
          </table:table-cell>
          <table:table-cell table:style-name="ce25" table:formula="of:=OFFSET([$'EcCo Armor'.$P$2];[.T$90];0)" office:value-type="float" office:value="30" calcext:value-type="float">
            <text:p>30</text:p>
          </table:table-cell>
          <table:table-cell table:style-name="ce25" table:formula="of:=OFFSET([$'EcCo Armor'.$P$2];[.U$90];0)" office:value-type="float" office:value="30" calcext:value-type="float">
            <text:p>30</text:p>
          </table:table-cell>
          <table:table-cell table:style-name="ce25" table:formula="of:=OFFSET([$'EcCo Armor'.$P$2];[.V$90];0)" office:value-type="float" office:value="40" calcext:value-type="float">
            <text:p>40</text:p>
          </table:table-cell>
          <table:table-cell table:style-name="ce25" table:formula="of:=OFFSET([$'EcCo Armor'.$P$2];[.W$90];0)" office:value-type="float" office:value="40" calcext:value-type="float">
            <text:p>40</text:p>
          </table:table-cell>
          <table:table-cell table:style-name="ce25" table:formula="of:=OFFSET([$'EcCo Armor'.$P$2];[.X$90];0)" office:value-type="float" office:value="45" calcext:value-type="float">
            <text:p>45</text:p>
          </table:table-cell>
          <table:table-cell table:style-name="ce25" table:formula="of:=OFFSET([$'EcCo Armor'.$P$2];[.Y$90];0)" office:value-type="float" office:value="50" calcext:value-type="float">
            <text:p>50</text:p>
          </table:table-cell>
          <table:table-cell table:style-name="ce25" table:formula="of:=OFFSET([$'EcCo Armor'.$P$2];[.Z$90];0)" office:value-type="float" office:value="50" calcext:value-type="float">
            <text:p>50</text:p>
          </table:table-cell>
          <table:table-cell table:style-name="ce25" table:formula="of:=OFFSET([$'EcCo Armor'.$P$2];[.AA$90];0)" office:value-type="float" office:value="65" calcext:value-type="float">
            <text:p>65</text:p>
          </table:table-cell>
          <table:table-cell table:style-name="ce25" table:formula="of:=OFFSET([$'EcCo Armor'.$P$2];[.AB$90];0)" office:value-type="float" office:value="70" calcext:value-type="float">
            <text:p>70</text:p>
          </table:table-cell>
          <table:table-cell table:style-name="ce25" table:formula="of:=OFFSET([$'EcCo Armor'.$P$2];[.AC$90];0)" office:value-type="float" office:value="70" calcext:value-type="float">
            <text:p>70</text:p>
          </table:table-cell>
          <table:table-cell table:style-name="ce25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/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HE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OOKUP([.$B97];[$'EcCo ammo'.$A$6:$'EcCo ammo'.$A$37];[$'EcCo ammo'.F$6:$'EcCo ammo'.F$37])" office:value-type="float" office:value="0" calcext:value-type="float">
            <text:p>0</text:p>
          </table:table-cell>
          <table:table-cell table:formula="of:=LOOKUP([.$B97];[$'EcCo ammo'.$A$6:$'EcCo ammo'.$A$37];[$'EcCo ammo'.H$6:$'EcCo ammo'.H$37])" office:value-type="float" office:value="4" calcext:value-type="float">
            <text:p>4</text:p>
          </table:table-cell>
          <table:table-cell table:formula="of:=LOOKUP([.$B97];[$'EcCo ammo'.$A$6:$'EcCo ammo'.$A$37];[$'EcCo ammo'.I$6:$'EcCo ammo'.I$37])" office:value-type="float" office:value="1" calcext:value-type="float">
            <text:p>1</text:p>
          </table:table-cell>
          <table:table-cell table:formula="of:=LOOKUP([.$B9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97]/[.I97]" office:value-type="float" office:value="1" calcext:value-type="float">
            <text:p>1.00</text:p>
          </table:table-cell>
          <table:table-cell table:formula="of:=ROUND(AVERAGE([.C97];[.D97]))" office:value-type="float" office:value="30" calcext:value-type="float">
            <text:p>30</text:p>
          </table:table-cell>
          <table:table-cell/>
          <table:table-cell table:formula="of:=ROUNDUP(MAX((100-MAX([.M$95]+10*MIN([.M$94]-[.$G97];0);0))*INT(([.$K97]-MAX([.M$94]-[.$G97];0))*[.$J97])/100;0);0)" office:value-type="float" office:value="30" calcext:value-type="float">
            <text:p>30</text:p>
          </table:table-cell>
          <table:table-cell table:formula="of:=ROUNDUP(MAX((100-MAX([.N$95]+10*MIN([.N$94]-[.$G97];0);0))*INT(([.$K97]-MAX([.N$94]-[.$G97];0))*[.$J97])/100;0);0)" office:value-type="float" office:value="30" calcext:value-type="float">
            <text:p>30</text:p>
          </table:table-cell>
          <table:table-cell table:formula="of:=ROUNDUP(MAX((100-MAX([.O$95]+10*MIN([.O$94]-[.$G97];0);0))*INT(([.$K97]-MAX([.O$94]-[.$G97];0))*[.$J97])/100;0);0)" office:value-type="float" office:value="30" calcext:value-type="float">
            <text:p>30</text:p>
          </table:table-cell>
          <table:table-cell table:formula="of:=ROUNDUP(MAX((100-MAX([.P$95]+10*MIN([.P$94]-[.$G97];0);0))*INT(([.$K97]-MAX([.P$94]-[.$G97];0))*[.$J97])/100;0);0)" office:value-type="float" office:value="30" calcext:value-type="float">
            <text:p>30</text:p>
          </table:table-cell>
          <table:table-cell table:formula="of:=ROUNDUP(MAX((100-MAX([.Q$95]+10*MIN([.Q$94]-[.$G97];0);0))*INT(([.$K97]-MAX([.Q$94]-[.$G97];0))*[.$J97])/100;0);0)" office:value-type="float" office:value="30" calcext:value-type="float">
            <text:p>30</text:p>
          </table:table-cell>
          <table:table-cell table:formula="of:=ROUNDUP(MAX((100-MAX([.R$95]+10*MIN([.R$94]-[.$G97];0);0))*INT(([.$K97]-MAX([.R$94]-[.$G97];0))*[.$J97])/100;0);0)" office:value-type="float" office:value="30" calcext:value-type="float">
            <text:p>30</text:p>
          </table:table-cell>
          <table:table-cell table:formula="of:=ROUNDUP(MAX((100-MAX([.S$95]+10*MIN([.S$94]-[.$G97];0);0))*INT(([.$K97]-MAX([.S$94]-[.$G97];0))*[.$J97])/100;0);0)" office:value-type="float" office:value="23" calcext:value-type="float">
            <text:p>23</text:p>
          </table:table-cell>
          <table:table-cell table:formula="of:=ROUNDUP(MAX((100-MAX([.T$95]+10*MIN([.T$94]-[.$G97];0);0))*INT(([.$K97]-MAX([.T$94]-[.$G97];0))*[.$J97])/100;0);0)" office:value-type="float" office:value="21" calcext:value-type="float">
            <text:p>21</text:p>
          </table:table-cell>
          <table:table-cell table:formula="of:=ROUNDUP(MAX((100-MAX([.U$95]+10*MIN([.U$94]-[.$G97];0);0))*INT(([.$K97]-MAX([.U$94]-[.$G97];0))*[.$J97])/100;0);0)" office:value-type="float" office:value="21" calcext:value-type="float">
            <text:p>21</text:p>
          </table:table-cell>
          <table:table-cell table:formula="of:=ROUNDUP(MAX((100-MAX([.V$95]+10*MIN([.V$94]-[.$G97];0);0))*INT(([.$K97]-MAX([.V$94]-[.$G97];0))*[.$J97])/100;0);0)" office:value-type="float" office:value="17" calcext:value-type="float">
            <text:p>17</text:p>
          </table:table-cell>
          <table:table-cell table:formula="of:=ROUNDUP(MAX((100-MAX([.W$95]+10*MIN([.W$94]-[.$G97];0);0))*INT(([.$K97]-MAX([.W$94]-[.$G97];0))*[.$J97])/100;0);0)" office:value-type="float" office:value="16" calcext:value-type="float">
            <text:p>16</text:p>
          </table:table-cell>
          <table:table-cell table:formula="of:=ROUNDUP(MAX((100-MAX([.X$95]+10*MIN([.X$94]-[.$G97];0);0))*INT(([.$K97]-MAX([.X$94]-[.$G97];0))*[.$J97])/100;0);0)" office:value-type="float" office:value="14" calcext:value-type="float">
            <text:p>14</text:p>
          </table:table-cell>
          <table:table-cell table:formula="of:=ROUNDUP(MAX((100-MAX([.Y$95]+10*MIN([.Y$94]-[.$G97];0);0))*INT(([.$K97]-MAX([.Y$94]-[.$G97];0))*[.$J97])/100;0);0)" office:value-type="float" office:value="9" calcext:value-type="float">
            <text:p>9</text:p>
          </table:table-cell>
          <table:table-cell table:formula="of:=ROUNDUP(MAX((100-MAX([.Z$95]+10*MIN([.Z$94]-[.$G97];0);0))*INT(([.$K97]-MAX([.Z$94]-[.$G97];0))*[.$J97])/100;0);0)" office:value-type="float" office:value="8" calcext:value-type="float">
            <text:p>8</text:p>
          </table:table-cell>
          <table:table-cell table:formula="of:=ROUNDUP(MAX((100-MAX([.AA$95]+10*MIN([.AA$94]-[.$G97];0);0))*INT(([.$K97]-MAX([.AA$94]-[.$G97];0))*[.$J97])/100;0);0)" office:value-type="float" office:value="5" calcext:value-type="float">
            <text:p>5</text:p>
          </table:table-cell>
          <table:table-cell table:formula="of:=ROUNDUP(MAX((100-MAX([.AB$95]+10*MIN([.AB$94]-[.$G97];0);0))*INT(([.$K97]-MAX([.AB$94]-[.$G97];0))*[.$J97])/100;0);0)" office:value-type="float" office:value="5" calcext:value-type="float">
            <text:p>5</text:p>
          </table:table-cell>
          <table:table-cell table:formula="of:=ROUNDUP(MAX((100-MAX([.AC$95]+10*MIN([.AC$94]-[.$G97];0);0))*INT(([.$K97]-MAX([.AC$94]-[.$G97];0))*[.$J97])/100;0);0)" office:value-type="float" office:value="5" calcext:value-type="float">
            <text:p>5</text:p>
          </table:table-cell>
          <table:table-cell table:number-columns-repeated="6"/>
          <table:table-cell table:formula="of:=FLOOR([.M$94]*IF([.$E97];0.2;1))-[.$G97]" office:value-type="float" office:value="-4" calcext:value-type="float">
            <text:p>-4</text:p>
          </table:table-cell>
          <table:table-cell table:formula="of:=FLOOR([.N$94]*IF([.$E97];0.2;1))-[.$G97]" office:value-type="float" office:value="-4" calcext:value-type="float">
            <text:p>-4</text:p>
          </table:table-cell>
          <table:table-cell table:formula="of:=FLOOR([.O$94]*IF([.$E97];0.2;1))-[.$G97]" office:value-type="float" office:value="-4" calcext:value-type="float">
            <text:p>-4</text:p>
          </table:table-cell>
          <table:table-cell table:formula="of:=FLOOR([.P$94]*IF([.$E97];0.2;1))-[.$G97]" office:value-type="float" office:value="-3" calcext:value-type="float">
            <text:p>-3</text:p>
          </table:table-cell>
          <table:table-cell table:formula="of:=FLOOR([.Q$94]*IF([.$E97];0.2;1))-[.$G97]" office:value-type="float" office:value="-4" calcext:value-type="float">
            <text:p>-4</text:p>
          </table:table-cell>
          <table:table-cell table:formula="of:=FLOOR([.R$94]*IF([.$E97];0.2;1))-[.$G97]" office:value-type="float" office:value="-3" calcext:value-type="float">
            <text:p>-3</text:p>
          </table:table-cell>
          <table:table-cell table:formula="of:=FLOOR([.S$94]*IF([.$E97];0.2;1))-[.$G97]" office:value-type="float" office:value="0" calcext:value-type="float">
            <text:p>0</text:p>
          </table:table-cell>
          <table:table-cell table:formula="of:=FLOOR([.T$94]*IF([.$E97];0.2;1))-[.$G97]" office:value-type="float" office:value="0" calcext:value-type="float">
            <text:p>0</text:p>
          </table:table-cell>
          <table:table-cell table:formula="of:=FLOOR([.U$94]*IF([.$E97];0.2;1))-[.$G97]" office:value-type="float" office:value="0" calcext:value-type="float">
            <text:p>0</text:p>
          </table:table-cell>
          <table:table-cell table:formula="of:=FLOOR([.V$94]*IF([.$E97];0.2;1))-[.$G97]" office:value-type="float" office:value="2" calcext:value-type="float">
            <text:p>2</text:p>
          </table:table-cell>
          <table:table-cell table:formula="of:=FLOOR([.W$94]*IF([.$E97];0.2;1))-[.$G97]" office:value-type="float" office:value="4" calcext:value-type="float">
            <text:p>4</text:p>
          </table:table-cell>
          <table:table-cell table:formula="of:=FLOOR([.X$94]*IF([.$E97];0.2;1))-[.$G97]" office:value-type="float" office:value="5" calcext:value-type="float">
            <text:p>5</text:p>
          </table:table-cell>
          <table:table-cell table:formula="of:=FLOOR([.Y$94]*IF([.$E97];0.2;1))-[.$G97]" office:value-type="float" office:value="12" calcext:value-type="float">
            <text:p>12</text:p>
          </table:table-cell>
          <table:table-cell table:formula="of:=FLOOR([.Z$94]*IF([.$E97];0.2;1))-[.$G97]" office:value-type="float" office:value="14" calcext:value-type="float">
            <text:p>14</text:p>
          </table:table-cell>
          <table:table-cell table:formula="of:=FLOOR([.AA$94]*IF([.$E97];0.2;1))-[.$G97]" office:value-type="float" office:value="16" calcext:value-type="float">
            <text:p>16</text:p>
          </table:table-cell>
          <table:table-cell table:formula="of:=FLOOR([.AB$94]*IF([.$E97];0.2;1))-[.$G97]" office:value-type="float" office:value="16" calcext:value-type="float">
            <text:p>16</text:p>
          </table:table-cell>
          <table:table-cell table:formula="of:=FLOOR([.AC$94]*IF([.$E97];0.2;1))-[.$G9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IC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OOKUP([.$B98];[$'EcCo ammo'.$A$6:$'EcCo ammo'.$A$37];[$'EcCo ammo'.F$6:$'EcCo ammo'.F$37])" office:value-type="float" office:value="0" calcext:value-type="float">
            <text:p>0</text:p>
          </table:table-cell>
          <table:table-cell table:formula="of:=LOOKUP([.$B98];[$'EcCo ammo'.$A$6:$'EcCo ammo'.$A$37];[$'EcCo ammo'.H$6:$'EcCo ammo'.H$37])" office:value-type="float" office:value="0" calcext:value-type="float">
            <text:p>0</text:p>
          </table:table-cell>
          <table:table-cell table:formula="of:=LOOKUP([.$B98];[$'EcCo ammo'.$A$6:$'EcCo ammo'.$A$37];[$'EcCo ammo'.I$6:$'EcCo ammo'.I$37])" office:value-type="float" office:value="4" calcext:value-type="float">
            <text:p>4</text:p>
          </table:table-cell>
          <table:table-cell table:formula="of:=LOOKUP([.$B98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[.H98]/[.I98]" office:value-type="float" office:value="1.33333333333333" calcext:value-type="float">
            <text:p>1.33</text:p>
          </table:table-cell>
          <table:table-cell table:formula="of:=ROUND(AVERAGE([.C98];[.D98]))" office:value-type="float" office:value="30" calcext:value-type="float">
            <text:p>30</text:p>
          </table:table-cell>
          <table:table-cell/>
          <table:table-cell table:formula="of:=ROUNDUP(MAX((100-MAX([.M$95]+10*MIN([.M$94]-[.$G98];0);0))*INT(([.$K98]-MAX([.M$94]-[.$G98];0))*[.$J98])/100;0);0)" office:value-type="float" office:value="39" calcext:value-type="float">
            <text:p>39</text:p>
          </table:table-cell>
          <table:table-cell table:formula="of:=ROUNDUP(MAX((100-MAX([.N$95]+10*MIN([.N$94]-[.$G98];0);0))*INT(([.$K98]-MAX([.N$94]-[.$G98];0))*[.$J98])/100;0);0)" office:value-type="float" office:value="32" calcext:value-type="float">
            <text:p>32</text:p>
          </table:table-cell>
          <table:table-cell table:formula="of:=ROUNDUP(MAX((100-MAX([.O$95]+10*MIN([.O$94]-[.$G98];0);0))*INT(([.$K98]-MAX([.O$94]-[.$G98];0))*[.$J98])/100;0);0)" office:value-type="float" office:value="32" calcext:value-type="float">
            <text:p>32</text:p>
          </table:table-cell>
          <table:table-cell table:formula="of:=ROUNDUP(MAX((100-MAX([.P$95]+10*MIN([.P$94]-[.$G98];0);0))*INT(([.$K98]-MAX([.P$94]-[.$G98];0))*[.$J98])/100;0);0)" office:value-type="float" office:value="31" calcext:value-type="float">
            <text:p>31</text:p>
          </table:table-cell>
          <table:table-cell table:formula="of:=ROUNDUP(MAX((100-MAX([.Q$95]+10*MIN([.Q$94]-[.$G98];0);0))*INT(([.$K98]-MAX([.Q$94]-[.$G98];0))*[.$J98])/100;0);0)" office:value-type="float" office:value="32" calcext:value-type="float">
            <text:p>32</text:p>
          </table:table-cell>
          <table:table-cell table:formula="of:=ROUNDUP(MAX((100-MAX([.R$95]+10*MIN([.R$94]-[.$G98];0);0))*INT(([.$K98]-MAX([.R$94]-[.$G98];0))*[.$J98])/100;0);0)" office:value-type="float" office:value="29" calcext:value-type="float">
            <text:p>29</text:p>
          </table:table-cell>
          <table:table-cell table:formula="of:=ROUNDUP(MAX((100-MAX([.S$95]+10*MIN([.S$94]-[.$G98];0);0))*INT(([.$K98]-MAX([.S$94]-[.$G98];0))*[.$J98])/100;0);0)" office:value-type="float" office:value="26" calcext:value-type="float">
            <text:p>26</text:p>
          </table:table-cell>
          <table:table-cell table:formula="of:=ROUNDUP(MAX((100-MAX([.T$95]+10*MIN([.T$94]-[.$G98];0);0))*INT(([.$K98]-MAX([.T$94]-[.$G98];0))*[.$J98])/100;0);0)" office:value-type="float" office:value="24" calcext:value-type="float">
            <text:p>24</text:p>
          </table:table-cell>
          <table:table-cell table:formula="of:=ROUNDUP(MAX((100-MAX([.U$95]+10*MIN([.U$94]-[.$G98];0);0))*INT(([.$K98]-MAX([.U$94]-[.$G98];0))*[.$J98])/100;0);0)" office:value-type="float" office:value="24" calcext:value-type="float">
            <text:p>24</text:p>
          </table:table-cell>
          <table:table-cell table:formula="of:=ROUNDUP(MAX((100-MAX([.V$95]+10*MIN([.V$94]-[.$G98];0);0))*INT(([.$K98]-MAX([.V$94]-[.$G98];0))*[.$J98])/100;0);0)" office:value-type="float" office:value="19" calcext:value-type="float">
            <text:p>19</text:p>
          </table:table-cell>
          <table:table-cell table:formula="of:=ROUNDUP(MAX((100-MAX([.W$95]+10*MIN([.W$94]-[.$G98];0);0))*INT(([.$K98]-MAX([.W$94]-[.$G98];0))*[.$J98])/100;0);0)" office:value-type="float" office:value="18" calcext:value-type="float">
            <text:p>18</text:p>
          </table:table-cell>
          <table:table-cell table:formula="of:=ROUNDUP(MAX((100-MAX([.X$95]+10*MIN([.X$94]-[.$G98];0);0))*INT(([.$K98]-MAX([.X$94]-[.$G98];0))*[.$J98])/100;0);0)" office:value-type="float" office:value="15" calcext:value-type="float">
            <text:p>15</text:p>
          </table:table-cell>
          <table:table-cell table:formula="of:=ROUNDUP(MAX((100-MAX([.Y$95]+10*MIN([.Y$94]-[.$G98];0);0))*INT(([.$K98]-MAX([.Y$94]-[.$G98];0))*[.$J98])/100;0);0)" office:value-type="float" office:value="9" calcext:value-type="float">
            <text:p>9</text:p>
          </table:table-cell>
          <table:table-cell table:formula="of:=ROUNDUP(MAX((100-MAX([.Z$95]+10*MIN([.Z$94]-[.$G98];0);0))*INT(([.$K98]-MAX([.Z$94]-[.$G98];0))*[.$J98])/100;0);0)" office:value-type="float" office:value="8" calcext:value-type="float">
            <text:p>8</text:p>
          </table:table-cell>
          <table:table-cell table:formula="of:=ROUNDUP(MAX((100-MAX([.AA$95]+10*MIN([.AA$94]-[.$G98];0);0))*INT(([.$K98]-MAX([.AA$94]-[.$G98];0))*[.$J98])/100;0);0)" office:value-type="float" office:value="5" calcext:value-type="float">
            <text:p>5</text:p>
          </table:table-cell>
          <table:table-cell table:formula="of:=ROUNDUP(MAX((100-MAX([.AB$95]+10*MIN([.AB$94]-[.$G98];0);0))*INT(([.$K98]-MAX([.AB$94]-[.$G98];0))*[.$J98])/100;0);0)" office:value-type="float" office:value="4" calcext:value-type="float">
            <text:p>4</text:p>
          </table:table-cell>
          <table:table-cell table:formula="of:=ROUNDUP(MAX((100-MAX([.AC$95]+10*MIN([.AC$94]-[.$G98];0);0))*INT(([.$K98]-MAX([.AC$94]-[.$G98];0))*[.$J98])/100;0);0)" office:value-type="float" office:value="4" calcext:value-type="float">
            <text:p>4</text:p>
          </table:table-cell>
          <table:table-cell table:number-columns-repeated="6"/>
          <table:table-cell table:formula="of:=FLOOR([.M$94]*IF([.$E98];0.2;1))-[.$G98]" office:value-type="float" office:value="0" calcext:value-type="float">
            <text:p>0</text:p>
          </table:table-cell>
          <table:table-cell table:formula="of:=FLOOR([.N$94]*IF([.$E98];0.2;1))-[.$G98]" office:value-type="float" office:value="0" calcext:value-type="float">
            <text:p>0</text:p>
          </table:table-cell>
          <table:table-cell table:formula="of:=FLOOR([.O$94]*IF([.$E98];0.2;1))-[.$G98]" office:value-type="float" office:value="0" calcext:value-type="float">
            <text:p>0</text:p>
          </table:table-cell>
          <table:table-cell table:formula="of:=FLOOR([.P$94]*IF([.$E98];0.2;1))-[.$G98]" office:value-type="float" office:value="1" calcext:value-type="float">
            <text:p>1</text:p>
          </table:table-cell>
          <table:table-cell table:formula="of:=FLOOR([.Q$94]*IF([.$E98];0.2;1))-[.$G98]" office:value-type="float" office:value="0" calcext:value-type="float">
            <text:p>0</text:p>
          </table:table-cell>
          <table:table-cell table:formula="of:=FLOOR([.R$94]*IF([.$E98];0.2;1))-[.$G98]" office:value-type="float" office:value="1" calcext:value-type="float">
            <text:p>1</text:p>
          </table:table-cell>
          <table:table-cell table:formula="of:=FLOOR([.S$94]*IF([.$E98];0.2;1))-[.$G98]" office:value-type="float" office:value="4" calcext:value-type="float">
            <text:p>4</text:p>
          </table:table-cell>
          <table:table-cell table:formula="of:=FLOOR([.T$94]*IF([.$E98];0.2;1))-[.$G98]" office:value-type="float" office:value="4" calcext:value-type="float">
            <text:p>4</text:p>
          </table:table-cell>
          <table:table-cell table:formula="of:=FLOOR([.U$94]*IF([.$E98];0.2;1))-[.$G98]" office:value-type="float" office:value="4" calcext:value-type="float">
            <text:p>4</text:p>
          </table:table-cell>
          <table:table-cell table:formula="of:=FLOOR([.V$94]*IF([.$E98];0.2;1))-[.$G98]" office:value-type="float" office:value="6" calcext:value-type="float">
            <text:p>6</text:p>
          </table:table-cell>
          <table:table-cell table:formula="of:=FLOOR([.W$94]*IF([.$E98];0.2;1))-[.$G98]" office:value-type="float" office:value="8" calcext:value-type="float">
            <text:p>8</text:p>
          </table:table-cell>
          <table:table-cell table:formula="of:=FLOOR([.X$94]*IF([.$E98];0.2;1))-[.$G98]" office:value-type="float" office:value="9" calcext:value-type="float">
            <text:p>9</text:p>
          </table:table-cell>
          <table:table-cell table:formula="of:=FLOOR([.Y$94]*IF([.$E98];0.2;1))-[.$G98]" office:value-type="float" office:value="16" calcext:value-type="float">
            <text:p>16</text:p>
          </table:table-cell>
          <table:table-cell table:formula="of:=FLOOR([.Z$94]*IF([.$E98];0.2;1))-[.$G98]" office:value-type="float" office:value="18" calcext:value-type="float">
            <text:p>18</text:p>
          </table:table-cell>
          <table:table-cell table:formula="of:=FLOOR([.AA$94]*IF([.$E98];0.2;1))-[.$G98]" office:value-type="float" office:value="20" calcext:value-type="float">
            <text:p>20</text:p>
          </table:table-cell>
          <table:table-cell table:formula="of:=FLOOR([.AB$94]*IF([.$E98];0.2;1))-[.$G98]" office:value-type="float" office:value="20" calcext:value-type="float">
            <text:p>20</text:p>
          </table:table-cell>
          <table:table-cell table:formula="of:=FLOOR([.AC$94]*IF([.$E98];0.2;1))-[.$G9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HE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OOKUP([.$B99];[$'EcCo ammo'.$A$6:$'EcCo ammo'.$A$37];[$'EcCo ammo'.F$6:$'EcCo ammo'.F$37])" office:value-type="float" office:value="0" calcext:value-type="float">
            <text:p>0</text:p>
          </table:table-cell>
          <table:table-cell table:formula="of:=LOOKUP([.$B99];[$'EcCo ammo'.$A$6:$'EcCo ammo'.$A$37];[$'EcCo ammo'.H$6:$'EcCo ammo'.H$37])" office:value-type="float" office:value="4" calcext:value-type="float">
            <text:p>4</text:p>
          </table:table-cell>
          <table:table-cell table:formula="of:=LOOKUP([.$B99];[$'EcCo ammo'.$A$6:$'EcCo ammo'.$A$37];[$'EcCo ammo'.I$6:$'EcCo ammo'.I$37])" office:value-type="float" office:value="1" calcext:value-type="float">
            <text:p>1</text:p>
          </table:table-cell>
          <table:table-cell table:formula="of:=LOOKUP([.$B9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99]/[.I99]" office:value-type="float" office:value="1" calcext:value-type="float">
            <text:p>1.00</text:p>
          </table:table-cell>
          <table:table-cell table:formula="of:=ROUND(AVERAGE([.C99];[.D99]))" office:value-type="float" office:value="35" calcext:value-type="float">
            <text:p>35</text:p>
          </table:table-cell>
          <table:table-cell/>
          <table:table-cell table:formula="of:=ROUNDUP(MAX((100-MAX([.M$95]+10*MIN([.M$94]-[.$G99];0);0))*INT(([.$K99]-MAX([.M$94]-[.$G99];0))*[.$J99])/100;0);0)" office:value-type="float" office:value="35" calcext:value-type="float">
            <text:p>35</text:p>
          </table:table-cell>
          <table:table-cell table:formula="of:=ROUNDUP(MAX((100-MAX([.N$95]+10*MIN([.N$94]-[.$G99];0);0))*INT(([.$K99]-MAX([.N$94]-[.$G99];0))*[.$J99])/100;0);0)" office:value-type="float" office:value="35" calcext:value-type="float">
            <text:p>35</text:p>
          </table:table-cell>
          <table:table-cell table:formula="of:=ROUNDUP(MAX((100-MAX([.O$95]+10*MIN([.O$94]-[.$G99];0);0))*INT(([.$K99]-MAX([.O$94]-[.$G99];0))*[.$J99])/100;0);0)" office:value-type="float" office:value="35" calcext:value-type="float">
            <text:p>35</text:p>
          </table:table-cell>
          <table:table-cell table:formula="of:=ROUNDUP(MAX((100-MAX([.P$95]+10*MIN([.P$94]-[.$G99];0);0))*INT(([.$K99]-MAX([.P$94]-[.$G99];0))*[.$J99])/100;0);0)" office:value-type="float" office:value="35" calcext:value-type="float">
            <text:p>35</text:p>
          </table:table-cell>
          <table:table-cell table:formula="of:=ROUNDUP(MAX((100-MAX([.Q$95]+10*MIN([.Q$94]-[.$G99];0);0))*INT(([.$K99]-MAX([.Q$94]-[.$G99];0))*[.$J99])/100;0);0)" office:value-type="float" office:value="35" calcext:value-type="float">
            <text:p>35</text:p>
          </table:table-cell>
          <table:table-cell table:formula="of:=ROUNDUP(MAX((100-MAX([.R$95]+10*MIN([.R$94]-[.$G99];0);0))*INT(([.$K99]-MAX([.R$94]-[.$G99];0))*[.$J99])/100;0);0)" office:value-type="float" office:value="35" calcext:value-type="float">
            <text:p>35</text:p>
          </table:table-cell>
          <table:table-cell table:formula="of:=ROUNDUP(MAX((100-MAX([.S$95]+10*MIN([.S$94]-[.$G99];0);0))*INT(([.$K99]-MAX([.S$94]-[.$G99];0))*[.$J99])/100;0);0)" office:value-type="float" office:value="27" calcext:value-type="float">
            <text:p>27</text:p>
          </table:table-cell>
          <table:table-cell table:formula="of:=ROUNDUP(MAX((100-MAX([.T$95]+10*MIN([.T$94]-[.$G99];0);0))*INT(([.$K99]-MAX([.T$94]-[.$G99];0))*[.$J99])/100;0);0)" office:value-type="float" office:value="25" calcext:value-type="float">
            <text:p>25</text:p>
          </table:table-cell>
          <table:table-cell table:formula="of:=ROUNDUP(MAX((100-MAX([.U$95]+10*MIN([.U$94]-[.$G99];0);0))*INT(([.$K99]-MAX([.U$94]-[.$G99];0))*[.$J99])/100;0);0)" office:value-type="float" office:value="25" calcext:value-type="float">
            <text:p>25</text:p>
          </table:table-cell>
          <table:table-cell table:formula="of:=ROUNDUP(MAX((100-MAX([.V$95]+10*MIN([.V$94]-[.$G99];0);0))*INT(([.$K99]-MAX([.V$94]-[.$G99];0))*[.$J99])/100;0);0)" office:value-type="float" office:value="20" calcext:value-type="float">
            <text:p>20</text:p>
          </table:table-cell>
          <table:table-cell table:formula="of:=ROUNDUP(MAX((100-MAX([.W$95]+10*MIN([.W$94]-[.$G99];0);0))*INT(([.$K99]-MAX([.W$94]-[.$G99];0))*[.$J99])/100;0);0)" office:value-type="float" office:value="19" calcext:value-type="float">
            <text:p>19</text:p>
          </table:table-cell>
          <table:table-cell table:formula="of:=ROUNDUP(MAX((100-MAX([.X$95]+10*MIN([.X$94]-[.$G99];0);0))*INT(([.$K99]-MAX([.X$94]-[.$G99];0))*[.$J99])/100;0);0)" office:value-type="float" office:value="17" calcext:value-type="float">
            <text:p>17</text:p>
          </table:table-cell>
          <table:table-cell table:formula="of:=ROUNDUP(MAX((100-MAX([.Y$95]+10*MIN([.Y$94]-[.$G99];0);0))*INT(([.$K99]-MAX([.Y$94]-[.$G99];0))*[.$J99])/100;0);0)" office:value-type="float" office:value="12" calcext:value-type="float">
            <text:p>12</text:p>
          </table:table-cell>
          <table:table-cell table:formula="of:=ROUNDUP(MAX((100-MAX([.Z$95]+10*MIN([.Z$94]-[.$G99];0);0))*INT(([.$K99]-MAX([.Z$94]-[.$G99];0))*[.$J99])/100;0);0)" office:value-type="float" office:value="11" calcext:value-type="float">
            <text:p>11</text:p>
          </table:table-cell>
          <table:table-cell table:formula="of:=ROUNDUP(MAX((100-MAX([.AA$95]+10*MIN([.AA$94]-[.$G99];0);0))*INT(([.$K99]-MAX([.AA$94]-[.$G99];0))*[.$J99])/100;0);0)" office:value-type="float" office:value="7" calcext:value-type="float">
            <text:p>7</text:p>
          </table:table-cell>
          <table:table-cell table:formula="of:=ROUNDUP(MAX((100-MAX([.AB$95]+10*MIN([.AB$94]-[.$G99];0);0))*INT(([.$K99]-MAX([.AB$94]-[.$G99];0))*[.$J99])/100;0);0)" office:value-type="float" office:value="6" calcext:value-type="float">
            <text:p>6</text:p>
          </table:table-cell>
          <table:table-cell table:formula="of:=ROUNDUP(MAX((100-MAX([.AC$95]+10*MIN([.AC$94]-[.$G99];0);0))*INT(([.$K99]-MAX([.AC$94]-[.$G99];0))*[.$J99])/100;0);0)" office:value-type="float" office:value="6" calcext:value-type="float">
            <text:p>6</text:p>
          </table:table-cell>
          <table:table-cell table:number-columns-repeated="6"/>
          <table:table-cell table:formula="of:=FLOOR([.M$94]*IF([.$E99];0.2;1))-[.$G99]" office:value-type="float" office:value="-4" calcext:value-type="float">
            <text:p>-4</text:p>
          </table:table-cell>
          <table:table-cell table:formula="of:=FLOOR([.N$94]*IF([.$E99];0.2;1))-[.$G99]" office:value-type="float" office:value="-4" calcext:value-type="float">
            <text:p>-4</text:p>
          </table:table-cell>
          <table:table-cell table:formula="of:=FLOOR([.O$94]*IF([.$E99];0.2;1))-[.$G99]" office:value-type="float" office:value="-4" calcext:value-type="float">
            <text:p>-4</text:p>
          </table:table-cell>
          <table:table-cell table:formula="of:=FLOOR([.P$94]*IF([.$E99];0.2;1))-[.$G99]" office:value-type="float" office:value="-3" calcext:value-type="float">
            <text:p>-3</text:p>
          </table:table-cell>
          <table:table-cell table:formula="of:=FLOOR([.Q$94]*IF([.$E99];0.2;1))-[.$G99]" office:value-type="float" office:value="-4" calcext:value-type="float">
            <text:p>-4</text:p>
          </table:table-cell>
          <table:table-cell table:formula="of:=FLOOR([.R$94]*IF([.$E99];0.2;1))-[.$G99]" office:value-type="float" office:value="-3" calcext:value-type="float">
            <text:p>-3</text:p>
          </table:table-cell>
          <table:table-cell table:formula="of:=FLOOR([.S$94]*IF([.$E99];0.2;1))-[.$G99]" office:value-type="float" office:value="0" calcext:value-type="float">
            <text:p>0</text:p>
          </table:table-cell>
          <table:table-cell table:formula="of:=FLOOR([.T$94]*IF([.$E99];0.2;1))-[.$G99]" office:value-type="float" office:value="0" calcext:value-type="float">
            <text:p>0</text:p>
          </table:table-cell>
          <table:table-cell table:formula="of:=FLOOR([.U$94]*IF([.$E99];0.2;1))-[.$G99]" office:value-type="float" office:value="0" calcext:value-type="float">
            <text:p>0</text:p>
          </table:table-cell>
          <table:table-cell table:formula="of:=FLOOR([.V$94]*IF([.$E99];0.2;1))-[.$G99]" office:value-type="float" office:value="2" calcext:value-type="float">
            <text:p>2</text:p>
          </table:table-cell>
          <table:table-cell table:formula="of:=FLOOR([.W$94]*IF([.$E99];0.2;1))-[.$G99]" office:value-type="float" office:value="4" calcext:value-type="float">
            <text:p>4</text:p>
          </table:table-cell>
          <table:table-cell table:formula="of:=FLOOR([.X$94]*IF([.$E99];0.2;1))-[.$G99]" office:value-type="float" office:value="5" calcext:value-type="float">
            <text:p>5</text:p>
          </table:table-cell>
          <table:table-cell table:formula="of:=FLOOR([.Y$94]*IF([.$E99];0.2;1))-[.$G99]" office:value-type="float" office:value="12" calcext:value-type="float">
            <text:p>12</text:p>
          </table:table-cell>
          <table:table-cell table:formula="of:=FLOOR([.Z$94]*IF([.$E99];0.2;1))-[.$G99]" office:value-type="float" office:value="14" calcext:value-type="float">
            <text:p>14</text:p>
          </table:table-cell>
          <table:table-cell table:formula="of:=FLOOR([.AA$94]*IF([.$E99];0.2;1))-[.$G99]" office:value-type="float" office:value="16" calcext:value-type="float">
            <text:p>16</text:p>
          </table:table-cell>
          <table:table-cell table:formula="of:=FLOOR([.AB$94]*IF([.$E99];0.2;1))-[.$G99]" office:value-type="float" office:value="16" calcext:value-type="float">
            <text:p>16</text:p>
          </table:table-cell>
          <table:table-cell table:formula="of:=FLOOR([.AC$94]*IF([.$E99];0.2;1))-[.$G9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IC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OOKUP([.$B100];[$'EcCo ammo'.$A$6:$'EcCo ammo'.$A$37];[$'EcCo ammo'.F$6:$'EcCo ammo'.F$37])" office:value-type="float" office:value="0" calcext:value-type="float">
            <text:p>0</text:p>
          </table:table-cell>
          <table:table-cell table:formula="of:=LOOKUP([.$B100];[$'EcCo ammo'.$A$6:$'EcCo ammo'.$A$37];[$'EcCo ammo'.H$6:$'EcCo ammo'.H$37])" office:value-type="float" office:value="0" calcext:value-type="float">
            <text:p>0</text:p>
          </table:table-cell>
          <table:table-cell table:formula="of:=LOOKUP([.$B100];[$'EcCo ammo'.$A$6:$'EcCo ammo'.$A$37];[$'EcCo ammo'.I$6:$'EcCo ammo'.I$37])" office:value-type="float" office:value="4" calcext:value-type="float">
            <text:p>4</text:p>
          </table:table-cell>
          <table:table-cell table:formula="of:=LOOKUP([.$B100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[.H100]/[.I100]" office:value-type="float" office:value="1.33333333333333" calcext:value-type="float">
            <text:p>1.33</text:p>
          </table:table-cell>
          <table:table-cell table:formula="of:=ROUND(AVERAGE([.C100];[.D100]))" office:value-type="float" office:value="35" calcext:value-type="float">
            <text:p>35</text:p>
          </table:table-cell>
          <table:table-cell/>
          <table:table-cell table:formula="of:=ROUNDUP(MAX((100-MAX([.M$95]+10*MIN([.M$94]-[.$G100];0);0))*INT(([.$K100]-MAX([.M$94]-[.$G100];0))*[.$J100])/100;0);0)" office:value-type="float" office:value="46" calcext:value-type="float">
            <text:p>46</text:p>
          </table:table-cell>
          <table:table-cell table:formula="of:=ROUNDUP(MAX((100-MAX([.N$95]+10*MIN([.N$94]-[.$G100];0);0))*INT(([.$K100]-MAX([.N$94]-[.$G100];0))*[.$J100])/100;0);0)" office:value-type="float" office:value="37" calcext:value-type="float">
            <text:p>37</text:p>
          </table:table-cell>
          <table:table-cell table:formula="of:=ROUNDUP(MAX((100-MAX([.O$95]+10*MIN([.O$94]-[.$G100];0);0))*INT(([.$K100]-MAX([.O$94]-[.$G100];0))*[.$J100])/100;0);0)" office:value-type="float" office:value="37" calcext:value-type="float">
            <text:p>37</text:p>
          </table:table-cell>
          <table:table-cell table:formula="of:=ROUNDUP(MAX((100-MAX([.P$95]+10*MIN([.P$94]-[.$G100];0);0))*INT(([.$K100]-MAX([.P$94]-[.$G100];0))*[.$J100])/100;0);0)" office:value-type="float" office:value="36" calcext:value-type="float">
            <text:p>36</text:p>
          </table:table-cell>
          <table:table-cell table:formula="of:=ROUNDUP(MAX((100-MAX([.Q$95]+10*MIN([.Q$94]-[.$G100];0);0))*INT(([.$K100]-MAX([.Q$94]-[.$G100];0))*[.$J100])/100;0);0)" office:value-type="float" office:value="37" calcext:value-type="float">
            <text:p>37</text:p>
          </table:table-cell>
          <table:table-cell table:formula="of:=ROUNDUP(MAX((100-MAX([.R$95]+10*MIN([.R$94]-[.$G100];0);0))*INT(([.$K100]-MAX([.R$94]-[.$G100];0))*[.$J100])/100;0);0)" office:value-type="float" office:value="34" calcext:value-type="float">
            <text:p>34</text:p>
          </table:table-cell>
          <table:table-cell table:formula="of:=ROUNDUP(MAX((100-MAX([.S$95]+10*MIN([.S$94]-[.$G100];0);0))*INT(([.$K100]-MAX([.S$94]-[.$G100];0))*[.$J100])/100;0);0)" office:value-type="float" office:value="31" calcext:value-type="float">
            <text:p>31</text:p>
          </table:table-cell>
          <table:table-cell table:formula="of:=ROUNDUP(MAX((100-MAX([.T$95]+10*MIN([.T$94]-[.$G100];0);0))*INT(([.$K100]-MAX([.T$94]-[.$G100];0))*[.$J100])/100;0);0)" office:value-type="float" office:value="29" calcext:value-type="float">
            <text:p>29</text:p>
          </table:table-cell>
          <table:table-cell table:formula="of:=ROUNDUP(MAX((100-MAX([.U$95]+10*MIN([.U$94]-[.$G100];0);0))*INT(([.$K100]-MAX([.U$94]-[.$G100];0))*[.$J100])/100;0);0)" office:value-type="float" office:value="29" calcext:value-type="float">
            <text:p>29</text:p>
          </table:table-cell>
          <table:table-cell table:formula="of:=ROUNDUP(MAX((100-MAX([.V$95]+10*MIN([.V$94]-[.$G100];0);0))*INT(([.$K100]-MAX([.V$94]-[.$G100];0))*[.$J100])/100;0);0)" office:value-type="float" office:value="23" calcext:value-type="float">
            <text:p>23</text:p>
          </table:table-cell>
          <table:table-cell table:formula="of:=ROUNDUP(MAX((100-MAX([.W$95]+10*MIN([.W$94]-[.$G100];0);0))*INT(([.$K100]-MAX([.W$94]-[.$G100];0))*[.$J100])/100;0);0)" office:value-type="float" office:value="21" calcext:value-type="float">
            <text:p>21</text:p>
          </table:table-cell>
          <table:table-cell table:formula="of:=ROUNDUP(MAX((100-MAX([.X$95]+10*MIN([.X$94]-[.$G100];0);0))*INT(([.$K100]-MAX([.X$94]-[.$G100];0))*[.$J100])/100;0);0)" office:value-type="float" office:value="19" calcext:value-type="float">
            <text:p>19</text:p>
          </table:table-cell>
          <table:table-cell table:formula="of:=ROUNDUP(MAX((100-MAX([.Y$95]+10*MIN([.Y$94]-[.$G100];0);0))*INT(([.$K100]-MAX([.Y$94]-[.$G100];0))*[.$J100])/100;0);0)" office:value-type="float" office:value="13" calcext:value-type="float">
            <text:p>13</text:p>
          </table:table-cell>
          <table:table-cell table:formula="of:=ROUNDUP(MAX((100-MAX([.Z$95]+10*MIN([.Z$94]-[.$G100];0);0))*INT(([.$K100]-MAX([.Z$94]-[.$G100];0))*[.$J100])/100;0);0)" office:value-type="float" office:value="11" calcext:value-type="float">
            <text:p>11</text:p>
          </table:table-cell>
          <table:table-cell table:formula="of:=ROUNDUP(MAX((100-MAX([.AA$95]+10*MIN([.AA$94]-[.$G100];0);0))*INT(([.$K100]-MAX([.AA$94]-[.$G100];0))*[.$J100])/100;0);0)" office:value-type="float" office:value="7" calcext:value-type="float">
            <text:p>7</text:p>
          </table:table-cell>
          <table:table-cell table:formula="of:=ROUNDUP(MAX((100-MAX([.AB$95]+10*MIN([.AB$94]-[.$G100];0);0))*INT(([.$K100]-MAX([.AB$94]-[.$G100];0))*[.$J100])/100;0);0)" office:value-type="float" office:value="6" calcext:value-type="float">
            <text:p>6</text:p>
          </table:table-cell>
          <table:table-cell table:formula="of:=ROUNDUP(MAX((100-MAX([.AC$95]+10*MIN([.AC$94]-[.$G100];0);0))*INT(([.$K100]-MAX([.AC$94]-[.$G100];0))*[.$J100])/100;0);0)" office:value-type="float" office:value="6" calcext:value-type="float">
            <text:p>6</text:p>
          </table:table-cell>
          <table:table-cell table:number-columns-repeated="6"/>
          <table:table-cell table:formula="of:=FLOOR([.M$94]*IF([.$E100];0.2;1))-[.$G100]" office:value-type="float" office:value="0" calcext:value-type="float">
            <text:p>0</text:p>
          </table:table-cell>
          <table:table-cell table:formula="of:=FLOOR([.N$94]*IF([.$E100];0.2;1))-[.$G100]" office:value-type="float" office:value="0" calcext:value-type="float">
            <text:p>0</text:p>
          </table:table-cell>
          <table:table-cell table:formula="of:=FLOOR([.O$94]*IF([.$E100];0.2;1))-[.$G100]" office:value-type="float" office:value="0" calcext:value-type="float">
            <text:p>0</text:p>
          </table:table-cell>
          <table:table-cell table:formula="of:=FLOOR([.P$94]*IF([.$E100];0.2;1))-[.$G100]" office:value-type="float" office:value="1" calcext:value-type="float">
            <text:p>1</text:p>
          </table:table-cell>
          <table:table-cell table:formula="of:=FLOOR([.Q$94]*IF([.$E100];0.2;1))-[.$G100]" office:value-type="float" office:value="0" calcext:value-type="float">
            <text:p>0</text:p>
          </table:table-cell>
          <table:table-cell table:formula="of:=FLOOR([.R$94]*IF([.$E100];0.2;1))-[.$G100]" office:value-type="float" office:value="1" calcext:value-type="float">
            <text:p>1</text:p>
          </table:table-cell>
          <table:table-cell table:formula="of:=FLOOR([.S$94]*IF([.$E100];0.2;1))-[.$G100]" office:value-type="float" office:value="4" calcext:value-type="float">
            <text:p>4</text:p>
          </table:table-cell>
          <table:table-cell table:formula="of:=FLOOR([.T$94]*IF([.$E100];0.2;1))-[.$G100]" office:value-type="float" office:value="4" calcext:value-type="float">
            <text:p>4</text:p>
          </table:table-cell>
          <table:table-cell table:formula="of:=FLOOR([.U$94]*IF([.$E100];0.2;1))-[.$G100]" office:value-type="float" office:value="4" calcext:value-type="float">
            <text:p>4</text:p>
          </table:table-cell>
          <table:table-cell table:formula="of:=FLOOR([.V$94]*IF([.$E100];0.2;1))-[.$G100]" office:value-type="float" office:value="6" calcext:value-type="float">
            <text:p>6</text:p>
          </table:table-cell>
          <table:table-cell table:formula="of:=FLOOR([.W$94]*IF([.$E100];0.2;1))-[.$G100]" office:value-type="float" office:value="8" calcext:value-type="float">
            <text:p>8</text:p>
          </table:table-cell>
          <table:table-cell table:formula="of:=FLOOR([.X$94]*IF([.$E100];0.2;1))-[.$G100]" office:value-type="float" office:value="9" calcext:value-type="float">
            <text:p>9</text:p>
          </table:table-cell>
          <table:table-cell table:formula="of:=FLOOR([.Y$94]*IF([.$E100];0.2;1))-[.$G100]" office:value-type="float" office:value="16" calcext:value-type="float">
            <text:p>16</text:p>
          </table:table-cell>
          <table:table-cell table:formula="of:=FLOOR([.Z$94]*IF([.$E100];0.2;1))-[.$G100]" office:value-type="float" office:value="18" calcext:value-type="float">
            <text:p>18</text:p>
          </table:table-cell>
          <table:table-cell table:formula="of:=FLOOR([.AA$94]*IF([.$E100];0.2;1))-[.$G100]" office:value-type="float" office:value="20" calcext:value-type="float">
            <text:p>20</text:p>
          </table:table-cell>
          <table:table-cell table:formula="of:=FLOOR([.AB$94]*IF([.$E100];0.2;1))-[.$G100]" office:value-type="float" office:value="20" calcext:value-type="float">
            <text:p>20</text:p>
          </table:table-cell>
          <table:table-cell table:formula="of:=FLOOR([.AC$94]*IF([.$E100];0.2;1))-[.$G10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OOKUP([.$B101];[$'EcCo ammo'.$A$6:$'EcCo ammo'.$A$37];[$'EcCo ammo'.F$6:$'EcCo ammo'.F$37])" office:value-type="float" office:value="0" calcext:value-type="float">
            <text:p>0</text:p>
          </table:table-cell>
          <table:table-cell table:formula="of:=LOOKUP([.$B101];[$'EcCo ammo'.$A$6:$'EcCo ammo'.$A$37];[$'EcCo ammo'.H$6:$'EcCo ammo'.H$37])" office:value-type="float" office:value="4" calcext:value-type="float">
            <text:p>4</text:p>
          </table:table-cell>
          <table:table-cell table:formula="of:=LOOKUP([.$B101];[$'EcCo ammo'.$A$6:$'EcCo ammo'.$A$37];[$'EcCo ammo'.I$6:$'EcCo ammo'.I$37])" office:value-type="float" office:value="4" calcext:value-type="float">
            <text:p>4</text:p>
          </table:table-cell>
          <table:table-cell table:formula="of:=LOOKUP([.$B101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[.H101]/[.I101]" office:value-type="float" office:value="1.33333333333333" calcext:value-type="float">
            <text:p>1.33</text:p>
          </table:table-cell>
          <table:table-cell table:formula="of:=ROUND(AVERAGE([.C101];[.D101]))" office:value-type="float" office:value="20" calcext:value-type="float">
            <text:p>20</text:p>
          </table:table-cell>
          <table:table-cell/>
          <table:table-cell table:formula="of:=ROUNDUP(MAX((100-MAX([.M$95]+10*MIN([.M$94]-[.$G101];0);0))*INT(([.$K101]-MAX([.M$94]-[.$G101];0))*[.$J101])/100;0);0)" office:value-type="float" office:value="26" calcext:value-type="float">
            <text:p>26</text:p>
          </table:table-cell>
          <table:table-cell table:formula="of:=ROUNDUP(MAX((100-MAX([.N$95]+10*MIN([.N$94]-[.$G101];0);0))*INT(([.$K101]-MAX([.N$94]-[.$G101];0))*[.$J101])/100;0);0)" office:value-type="float" office:value="26" calcext:value-type="float">
            <text:p>26</text:p>
          </table:table-cell>
          <table:table-cell table:formula="of:=ROUNDUP(MAX((100-MAX([.O$95]+10*MIN([.O$94]-[.$G101];0);0))*INT(([.$K101]-MAX([.O$94]-[.$G101];0))*[.$J101])/100;0);0)" office:value-type="float" office:value="26" calcext:value-type="float">
            <text:p>26</text:p>
          </table:table-cell>
          <table:table-cell table:formula="of:=ROUNDUP(MAX((100-MAX([.P$95]+10*MIN([.P$94]-[.$G101];0);0))*INT(([.$K101]-MAX([.P$94]-[.$G101];0))*[.$J101])/100;0);0)" office:value-type="float" office:value="26" calcext:value-type="float">
            <text:p>26</text:p>
          </table:table-cell>
          <table:table-cell table:formula="of:=ROUNDUP(MAX((100-MAX([.Q$95]+10*MIN([.Q$94]-[.$G101];0);0))*INT(([.$K101]-MAX([.Q$94]-[.$G101];0))*[.$J101])/100;0);0)" office:value-type="float" office:value="26" calcext:value-type="float">
            <text:p>26</text:p>
          </table:table-cell>
          <table:table-cell table:formula="of:=ROUNDUP(MAX((100-MAX([.R$95]+10*MIN([.R$94]-[.$G101];0);0))*INT(([.$K101]-MAX([.R$94]-[.$G101];0))*[.$J101])/100;0);0)" office:value-type="float" office:value="26" calcext:value-type="float">
            <text:p>26</text:p>
          </table:table-cell>
          <table:table-cell table:formula="of:=ROUNDUP(MAX((100-MAX([.S$95]+10*MIN([.S$94]-[.$G101];0);0))*INT(([.$K101]-MAX([.S$94]-[.$G101];0))*[.$J101])/100;0);0)" office:value-type="float" office:value="20" calcext:value-type="float">
            <text:p>20</text:p>
          </table:table-cell>
          <table:table-cell table:formula="of:=ROUNDUP(MAX((100-MAX([.T$95]+10*MIN([.T$94]-[.$G101];0);0))*INT(([.$K101]-MAX([.T$94]-[.$G101];0))*[.$J101])/100;0);0)" office:value-type="float" office:value="19" calcext:value-type="float">
            <text:p>19</text:p>
          </table:table-cell>
          <table:table-cell table:formula="of:=ROUNDUP(MAX((100-MAX([.U$95]+10*MIN([.U$94]-[.$G101];0);0))*INT(([.$K101]-MAX([.U$94]-[.$G101];0))*[.$J101])/100;0);0)" office:value-type="float" office:value="19" calcext:value-type="float">
            <text:p>19</text:p>
          </table:table-cell>
          <table:table-cell table:formula="of:=ROUNDUP(MAX((100-MAX([.V$95]+10*MIN([.V$94]-[.$G101];0);0))*INT(([.$K101]-MAX([.V$94]-[.$G101];0))*[.$J101])/100;0);0)" office:value-type="float" office:value="14" calcext:value-type="float">
            <text:p>14</text:p>
          </table:table-cell>
          <table:table-cell table:formula="of:=ROUNDUP(MAX((100-MAX([.W$95]+10*MIN([.W$94]-[.$G101];0);0))*INT(([.$K101]-MAX([.W$94]-[.$G101];0))*[.$J101])/100;0);0)" office:value-type="float" office:value="13" calcext:value-type="float">
            <text:p>13</text:p>
          </table:table-cell>
          <table:table-cell table:formula="of:=ROUNDUP(MAX((100-MAX([.X$95]+10*MIN([.X$94]-[.$G101];0);0))*INT(([.$K101]-MAX([.X$94]-[.$G101];0))*[.$J101])/100;0);0)" office:value-type="float" office:value="11" calcext:value-type="float">
            <text:p>11</text:p>
          </table:table-cell>
          <table:table-cell table:formula="of:=ROUNDUP(MAX((100-MAX([.Y$95]+10*MIN([.Y$94]-[.$G101];0);0))*INT(([.$K101]-MAX([.Y$94]-[.$G101];0))*[.$J101])/100;0);0)" office:value-type="float" office:value="5" calcext:value-type="float">
            <text:p>5</text:p>
          </table:table-cell>
          <table:table-cell table:formula="of:=ROUNDUP(MAX((100-MAX([.Z$95]+10*MIN([.Z$94]-[.$G101];0);0))*INT(([.$K101]-MAX([.Z$94]-[.$G101];0))*[.$J101])/100;0);0)" office:value-type="float" office:value="4" calcext:value-type="float">
            <text:p>4</text:p>
          </table:table-cell>
          <table:table-cell table:formula="of:=ROUNDUP(MAX((100-MAX([.AA$95]+10*MIN([.AA$94]-[.$G101];0);0))*INT(([.$K101]-MAX([.AA$94]-[.$G101];0))*[.$J101])/100;0);0)" office:value-type="float" office:value="2" calcext:value-type="float">
            <text:p>2</text:p>
          </table:table-cell>
          <table:table-cell table:formula="of:=ROUNDUP(MAX((100-MAX([.AB$95]+10*MIN([.AB$94]-[.$G101];0);0))*INT(([.$K101]-MAX([.AB$94]-[.$G101];0))*[.$J101])/100;0);0)" office:value-type="float" office:value="2" calcext:value-type="float">
            <text:p>2</text:p>
          </table:table-cell>
          <table:table-cell table:formula="of:=ROUNDUP(MAX((100-MAX([.AC$95]+10*MIN([.AC$94]-[.$G101];0);0))*INT(([.$K101]-MAX([.AC$94]-[.$G101];0))*[.$J101])/100;0);0)" office:value-type="float" office:value="2" calcext:value-type="float">
            <text:p>2</text:p>
          </table:table-cell>
          <table:table-cell table:number-columns-repeated="6"/>
          <table:table-cell table:formula="of:=FLOOR([.M$94]*IF([.$E101];0.2;1))-[.$G101]" office:value-type="float" office:value="-4" calcext:value-type="float">
            <text:p>-4</text:p>
          </table:table-cell>
          <table:table-cell table:formula="of:=FLOOR([.N$94]*IF([.$E101];0.2;1))-[.$G101]" office:value-type="float" office:value="-4" calcext:value-type="float">
            <text:p>-4</text:p>
          </table:table-cell>
          <table:table-cell table:formula="of:=FLOOR([.O$94]*IF([.$E101];0.2;1))-[.$G101]" office:value-type="float" office:value="-4" calcext:value-type="float">
            <text:p>-4</text:p>
          </table:table-cell>
          <table:table-cell table:formula="of:=FLOOR([.P$94]*IF([.$E101];0.2;1))-[.$G101]" office:value-type="float" office:value="-3" calcext:value-type="float">
            <text:p>-3</text:p>
          </table:table-cell>
          <table:table-cell table:formula="of:=FLOOR([.Q$94]*IF([.$E101];0.2;1))-[.$G101]" office:value-type="float" office:value="-4" calcext:value-type="float">
            <text:p>-4</text:p>
          </table:table-cell>
          <table:table-cell table:formula="of:=FLOOR([.R$94]*IF([.$E101];0.2;1))-[.$G101]" office:value-type="float" office:value="-3" calcext:value-type="float">
            <text:p>-3</text:p>
          </table:table-cell>
          <table:table-cell table:formula="of:=FLOOR([.S$94]*IF([.$E101];0.2;1))-[.$G101]" office:value-type="float" office:value="0" calcext:value-type="float">
            <text:p>0</text:p>
          </table:table-cell>
          <table:table-cell table:formula="of:=FLOOR([.T$94]*IF([.$E101];0.2;1))-[.$G101]" office:value-type="float" office:value="0" calcext:value-type="float">
            <text:p>0</text:p>
          </table:table-cell>
          <table:table-cell table:formula="of:=FLOOR([.U$94]*IF([.$E101];0.2;1))-[.$G101]" office:value-type="float" office:value="0" calcext:value-type="float">
            <text:p>0</text:p>
          </table:table-cell>
          <table:table-cell table:formula="of:=FLOOR([.V$94]*IF([.$E101];0.2;1))-[.$G101]" office:value-type="float" office:value="2" calcext:value-type="float">
            <text:p>2</text:p>
          </table:table-cell>
          <table:table-cell table:formula="of:=FLOOR([.W$94]*IF([.$E101];0.2;1))-[.$G101]" office:value-type="float" office:value="4" calcext:value-type="float">
            <text:p>4</text:p>
          </table:table-cell>
          <table:table-cell table:formula="of:=FLOOR([.X$94]*IF([.$E101];0.2;1))-[.$G101]" office:value-type="float" office:value="5" calcext:value-type="float">
            <text:p>5</text:p>
          </table:table-cell>
          <table:table-cell table:formula="of:=FLOOR([.Y$94]*IF([.$E101];0.2;1))-[.$G101]" office:value-type="float" office:value="12" calcext:value-type="float">
            <text:p>12</text:p>
          </table:table-cell>
          <table:table-cell table:formula="of:=FLOOR([.Z$94]*IF([.$E101];0.2;1))-[.$G101]" office:value-type="float" office:value="14" calcext:value-type="float">
            <text:p>14</text:p>
          </table:table-cell>
          <table:table-cell table:formula="of:=FLOOR([.AA$94]*IF([.$E101];0.2;1))-[.$G101]" office:value-type="float" office:value="16" calcext:value-type="float">
            <text:p>16</text:p>
          </table:table-cell>
          <table:table-cell table:formula="of:=FLOOR([.AB$94]*IF([.$E101];0.2;1))-[.$G101]" office:value-type="float" office:value="16" calcext:value-type="float">
            <text:p>16</text:p>
          </table:table-cell>
          <table:table-cell table:formula="of:=FLOOR([.AC$94]*IF([.$E101];0.2;1))-[.$G101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OOKUP([.$B102];[$'EcCo ammo'.$A$6:$'EcCo ammo'.$A$37];[$'EcCo ammo'.F$6:$'EcCo ammo'.F$37])" office:value-type="float" office:value="-15" calcext:value-type="float">
            <text:p>-15</text:p>
          </table:table-cell>
          <table:table-cell table:formula="of:=LOOKUP([.$B102];[$'EcCo ammo'.$A$6:$'EcCo ammo'.$A$37];[$'EcCo ammo'.H$6:$'EcCo ammo'.H$37])" office:value-type="float" office:value="20" calcext:value-type="float">
            <text:p>20</text:p>
          </table:table-cell>
          <table:table-cell table:formula="of:=LOOKUP([.$B102];[$'EcCo ammo'.$A$6:$'EcCo ammo'.$A$37];[$'EcCo ammo'.I$6:$'EcCo ammo'.I$37])" office:value-type="float" office:value="1" calcext:value-type="float">
            <text:p>1</text:p>
          </table:table-cell>
          <table:table-cell table:formula="of:=LOOKUP([.$B10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02]/[.I102]" office:value-type="float" office:value="1" calcext:value-type="float">
            <text:p>1.00</text:p>
          </table:table-cell>
          <table:table-cell table:formula="of:=ROUND(AVERAGE([.C102];[.D102]))" office:value-type="float" office:value="20" calcext:value-type="float">
            <text:p>20</text:p>
          </table:table-cell>
          <table:table-cell/>
          <table:table-cell table:formula="of:=ROUNDUP(MAX((100-MAX([.M$95]+10*MIN([.M$94]-[.$G102];0);0))*INT(([.$K102]-MAX([.M$94]-[.$G102];0))*[.$J102])/100;0);0)" office:value-type="float" office:value="20" calcext:value-type="float">
            <text:p>20</text:p>
          </table:table-cell>
          <table:table-cell table:formula="of:=ROUNDUP(MAX((100-MAX([.N$95]+10*MIN([.N$94]-[.$G102];0);0))*INT(([.$K102]-MAX([.N$94]-[.$G102];0))*[.$J102])/100;0);0)" office:value-type="float" office:value="20" calcext:value-type="float">
            <text:p>20</text:p>
          </table:table-cell>
          <table:table-cell table:formula="of:=ROUNDUP(MAX((100-MAX([.O$95]+10*MIN([.O$94]-[.$G102];0);0))*INT(([.$K102]-MAX([.O$94]-[.$G102];0))*[.$J102])/100;0);0)" office:value-type="float" office:value="20" calcext:value-type="float">
            <text:p>20</text:p>
          </table:table-cell>
          <table:table-cell table:formula="of:=ROUNDUP(MAX((100-MAX([.P$95]+10*MIN([.P$94]-[.$G102];0);0))*INT(([.$K102]-MAX([.P$94]-[.$G102];0))*[.$J102])/100;0);0)" office:value-type="float" office:value="20" calcext:value-type="float">
            <text:p>20</text:p>
          </table:table-cell>
          <table:table-cell table:formula="of:=ROUNDUP(MAX((100-MAX([.Q$95]+10*MIN([.Q$94]-[.$G102];0);0))*INT(([.$K102]-MAX([.Q$94]-[.$G102];0))*[.$J102])/100;0);0)" office:value-type="float" office:value="20" calcext:value-type="float">
            <text:p>20</text:p>
          </table:table-cell>
          <table:table-cell table:formula="of:=ROUNDUP(MAX((100-MAX([.R$95]+10*MIN([.R$94]-[.$G102];0);0))*INT(([.$K102]-MAX([.R$94]-[.$G102];0))*[.$J102])/100;0);0)" office:value-type="float" office:value="20" calcext:value-type="float">
            <text:p>20</text:p>
          </table:table-cell>
          <table:table-cell table:formula="of:=ROUNDUP(MAX((100-MAX([.S$95]+10*MIN([.S$94]-[.$G102];0);0))*INT(([.$K102]-MAX([.S$94]-[.$G102];0))*[.$J102])/100;0);0)" office:value-type="float" office:value="20" calcext:value-type="float">
            <text:p>20</text:p>
          </table:table-cell>
          <table:table-cell table:formula="of:=ROUNDUP(MAX((100-MAX([.T$95]+10*MIN([.T$94]-[.$G102];0);0))*INT(([.$K102]-MAX([.T$94]-[.$G102];0))*[.$J102])/100;0);0)" office:value-type="float" office:value="20" calcext:value-type="float">
            <text:p>20</text:p>
          </table:table-cell>
          <table:table-cell table:formula="of:=ROUNDUP(MAX((100-MAX([.U$95]+10*MIN([.U$94]-[.$G102];0);0))*INT(([.$K102]-MAX([.U$94]-[.$G102];0))*[.$J102])/100;0);0)" office:value-type="float" office:value="20" calcext:value-type="float">
            <text:p>20</text:p>
          </table:table-cell>
          <table:table-cell table:formula="of:=ROUNDUP(MAX((100-MAX([.V$95]+10*MIN([.V$94]-[.$G102];0);0))*INT(([.$K102]-MAX([.V$94]-[.$G102];0))*[.$J102])/100;0);0)" office:value-type="float" office:value="20" calcext:value-type="float">
            <text:p>20</text:p>
          </table:table-cell>
          <table:table-cell table:formula="of:=ROUNDUP(MAX((100-MAX([.W$95]+10*MIN([.W$94]-[.$G102];0);0))*INT(([.$K102]-MAX([.W$94]-[.$G102];0))*[.$J102])/100;0);0)" office:value-type="float" office:value="20" calcext:value-type="float">
            <text:p>20</text:p>
          </table:table-cell>
          <table:table-cell table:formula="of:=ROUNDUP(MAX((100-MAX([.X$95]+10*MIN([.X$94]-[.$G102];0);0))*INT(([.$K102]-MAX([.X$94]-[.$G102];0))*[.$J102])/100;0);0)" office:value-type="float" office:value="20" calcext:value-type="float">
            <text:p>20</text:p>
          </table:table-cell>
          <table:table-cell table:formula="of:=ROUNDUP(MAX((100-MAX([.Y$95]+10*MIN([.Y$94]-[.$G102];0);0))*INT(([.$K102]-MAX([.Y$94]-[.$G102];0))*[.$J102])/100;0);0)" office:value-type="float" office:value="18" calcext:value-type="float">
            <text:p>18</text:p>
          </table:table-cell>
          <table:table-cell table:formula="of:=ROUNDUP(MAX((100-MAX([.Z$95]+10*MIN([.Z$94]-[.$G102];0);0))*INT(([.$K102]-MAX([.Z$94]-[.$G102];0))*[.$J102])/100;0);0)" office:value-type="float" office:value="14" calcext:value-type="float">
            <text:p>14</text:p>
          </table:table-cell>
          <table:table-cell table:formula="of:=ROUNDUP(MAX((100-MAX([.AA$95]+10*MIN([.AA$94]-[.$G102];0);0))*INT(([.$K102]-MAX([.AA$94]-[.$G102];0))*[.$J102])/100;0);0)" office:value-type="float" office:value="7" calcext:value-type="float">
            <text:p>7</text:p>
          </table:table-cell>
          <table:table-cell table:formula="of:=ROUNDUP(MAX((100-MAX([.AB$95]+10*MIN([.AB$94]-[.$G102];0);0))*INT(([.$K102]-MAX([.AB$94]-[.$G102];0))*[.$J102])/100;0);0)" office:value-type="float" office:value="6" calcext:value-type="float">
            <text:p>6</text:p>
          </table:table-cell>
          <table:table-cell table:formula="of:=ROUNDUP(MAX((100-MAX([.AC$95]+10*MIN([.AC$94]-[.$G102];0);0))*INT(([.$K102]-MAX([.AC$94]-[.$G102];0))*[.$J102])/100;0);0)" office:value-type="float" office:value="6" calcext:value-type="float">
            <text:p>6</text:p>
          </table:table-cell>
          <table:table-cell table:number-columns-repeated="6"/>
          <table:table-cell table:formula="of:=FLOOR([.M$94]*IF([.$E102];0.2;1))-[.$G102]" office:value-type="float" office:value="-20" calcext:value-type="float">
            <text:p>-20</text:p>
          </table:table-cell>
          <table:table-cell table:formula="of:=FLOOR([.N$94]*IF([.$E102];0.2;1))-[.$G102]" office:value-type="float" office:value="-20" calcext:value-type="float">
            <text:p>-20</text:p>
          </table:table-cell>
          <table:table-cell table:formula="of:=FLOOR([.O$94]*IF([.$E102];0.2;1))-[.$G102]" office:value-type="float" office:value="-20" calcext:value-type="float">
            <text:p>-20</text:p>
          </table:table-cell>
          <table:table-cell table:formula="of:=FLOOR([.P$94]*IF([.$E102];0.2;1))-[.$G102]" office:value-type="float" office:value="-19" calcext:value-type="float">
            <text:p>-19</text:p>
          </table:table-cell>
          <table:table-cell table:formula="of:=FLOOR([.Q$94]*IF([.$E102];0.2;1))-[.$G102]" office:value-type="float" office:value="-20" calcext:value-type="float">
            <text:p>-20</text:p>
          </table:table-cell>
          <table:table-cell table:formula="of:=FLOOR([.R$94]*IF([.$E102];0.2;1))-[.$G102]" office:value-type="float" office:value="-19" calcext:value-type="float">
            <text:p>-19</text:p>
          </table:table-cell>
          <table:table-cell table:formula="of:=FLOOR([.S$94]*IF([.$E102];0.2;1))-[.$G102]" office:value-type="float" office:value="-16" calcext:value-type="float">
            <text:p>-16</text:p>
          </table:table-cell>
          <table:table-cell table:formula="of:=FLOOR([.T$94]*IF([.$E102];0.2;1))-[.$G102]" office:value-type="float" office:value="-16" calcext:value-type="float">
            <text:p>-16</text:p>
          </table:table-cell>
          <table:table-cell table:formula="of:=FLOOR([.U$94]*IF([.$E102];0.2;1))-[.$G102]" office:value-type="float" office:value="-16" calcext:value-type="float">
            <text:p>-16</text:p>
          </table:table-cell>
          <table:table-cell table:formula="of:=FLOOR([.V$94]*IF([.$E102];0.2;1))-[.$G102]" office:value-type="float" office:value="-14" calcext:value-type="float">
            <text:p>-14</text:p>
          </table:table-cell>
          <table:table-cell table:formula="of:=FLOOR([.W$94]*IF([.$E102];0.2;1))-[.$G102]" office:value-type="float" office:value="-12" calcext:value-type="float">
            <text:p>-12</text:p>
          </table:table-cell>
          <table:table-cell table:formula="of:=FLOOR([.X$94]*IF([.$E102];0.2;1))-[.$G102]" office:value-type="float" office:value="-11" calcext:value-type="float">
            <text:p>-11</text:p>
          </table:table-cell>
          <table:table-cell table:formula="of:=FLOOR([.Y$94]*IF([.$E102];0.2;1))-[.$G102]" office:value-type="float" office:value="-4" calcext:value-type="float">
            <text:p>-4</text:p>
          </table:table-cell>
          <table:table-cell table:formula="of:=FLOOR([.Z$94]*IF([.$E102];0.2;1))-[.$G102]" office:value-type="float" office:value="-2" calcext:value-type="float">
            <text:p>-2</text:p>
          </table:table-cell>
          <table:table-cell table:formula="of:=FLOOR([.AA$94]*IF([.$E102];0.2;1))-[.$G102]" office:value-type="float" office:value="0" calcext:value-type="float">
            <text:p>0</text:p>
          </table:table-cell>
          <table:table-cell table:formula="of:=FLOOR([.AB$94]*IF([.$E102];0.2;1))-[.$G102]" office:value-type="float" office:value="0" calcext:value-type="float">
            <text:p>0</text:p>
          </table:table-cell>
          <table:table-cell table:formula="of:=FLOOR([.AC$94]*IF([.$E102];0.2;1))-[.$G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OOKUP([.$B103];[$'EcCo ammo'.$A$6:$'EcCo ammo'.$A$37];[$'EcCo ammo'.F$6:$'EcCo ammo'.F$37])" office:value-type="float" office:value="0" calcext:value-type="float">
            <text:p>0</text:p>
          </table:table-cell>
          <table:table-cell table:formula="of:=LOOKUP([.$B103];[$'EcCo ammo'.$A$6:$'EcCo ammo'.$A$37];[$'EcCo ammo'.H$6:$'EcCo ammo'.H$37])" office:value-type="float" office:value="4" calcext:value-type="float">
            <text:p>4</text:p>
          </table:table-cell>
          <table:table-cell table:formula="of:=LOOKUP([.$B103];[$'EcCo ammo'.$A$6:$'EcCo ammo'.$A$37];[$'EcCo ammo'.I$6:$'EcCo ammo'.I$37])" office:value-type="float" office:value="1" calcext:value-type="float">
            <text:p>1</text:p>
          </table:table-cell>
          <table:table-cell table:formula="of:=LOOKUP([.$B10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03]/[.I103]" office:value-type="float" office:value="1" calcext:value-type="float">
            <text:p>1.00</text:p>
          </table:table-cell>
          <table:table-cell table:formula="of:=ROUND(AVERAGE([.C103];[.D103]))" office:value-type="float" office:value="20" calcext:value-type="float">
            <text:p>20</text:p>
          </table:table-cell>
          <table:table-cell/>
          <table:table-cell table:formula="of:=ROUNDUP(MAX((100-MAX([.M$95]+10*MIN([.M$94]-[.$G103];0);0))*INT(([.$K103]-MAX([.M$94]-[.$G103];0))*[.$J103])/100;0);0)" office:value-type="float" office:value="20" calcext:value-type="float">
            <text:p>20</text:p>
          </table:table-cell>
          <table:table-cell table:formula="of:=ROUNDUP(MAX((100-MAX([.N$95]+10*MIN([.N$94]-[.$G103];0);0))*INT(([.$K103]-MAX([.N$94]-[.$G103];0))*[.$J103])/100;0);0)" office:value-type="float" office:value="20" calcext:value-type="float">
            <text:p>20</text:p>
          </table:table-cell>
          <table:table-cell table:formula="of:=ROUNDUP(MAX((100-MAX([.O$95]+10*MIN([.O$94]-[.$G103];0);0))*INT(([.$K103]-MAX([.O$94]-[.$G103];0))*[.$J103])/100;0);0)" office:value-type="float" office:value="20" calcext:value-type="float">
            <text:p>20</text:p>
          </table:table-cell>
          <table:table-cell table:formula="of:=ROUNDUP(MAX((100-MAX([.P$95]+10*MIN([.P$94]-[.$G103];0);0))*INT(([.$K103]-MAX([.P$94]-[.$G103];0))*[.$J103])/100;0);0)" office:value-type="float" office:value="20" calcext:value-type="float">
            <text:p>20</text:p>
          </table:table-cell>
          <table:table-cell table:formula="of:=ROUNDUP(MAX((100-MAX([.Q$95]+10*MIN([.Q$94]-[.$G103];0);0))*INT(([.$K103]-MAX([.Q$94]-[.$G103];0))*[.$J103])/100;0);0)" office:value-type="float" office:value="20" calcext:value-type="float">
            <text:p>20</text:p>
          </table:table-cell>
          <table:table-cell table:formula="of:=ROUNDUP(MAX((100-MAX([.R$95]+10*MIN([.R$94]-[.$G103];0);0))*INT(([.$K103]-MAX([.R$94]-[.$G103];0))*[.$J103])/100;0);0)" office:value-type="float" office:value="20" calcext:value-type="float">
            <text:p>20</text:p>
          </table:table-cell>
          <table:table-cell table:formula="of:=ROUNDUP(MAX((100-MAX([.S$95]+10*MIN([.S$94]-[.$G103];0);0))*INT(([.$K103]-MAX([.S$94]-[.$G103];0))*[.$J103])/100;0);0)" office:value-type="float" office:value="15" calcext:value-type="float">
            <text:p>15</text:p>
          </table:table-cell>
          <table:table-cell table:formula="of:=ROUNDUP(MAX((100-MAX([.T$95]+10*MIN([.T$94]-[.$G103];0);0))*INT(([.$K103]-MAX([.T$94]-[.$G103];0))*[.$J103])/100;0);0)" office:value-type="float" office:value="14" calcext:value-type="float">
            <text:p>14</text:p>
          </table:table-cell>
          <table:table-cell table:formula="of:=ROUNDUP(MAX((100-MAX([.U$95]+10*MIN([.U$94]-[.$G103];0);0))*INT(([.$K103]-MAX([.U$94]-[.$G103];0))*[.$J103])/100;0);0)" office:value-type="float" office:value="14" calcext:value-type="float">
            <text:p>14</text:p>
          </table:table-cell>
          <table:table-cell table:formula="of:=ROUNDUP(MAX((100-MAX([.V$95]+10*MIN([.V$94]-[.$G103];0);0))*INT(([.$K103]-MAX([.V$94]-[.$G103];0))*[.$J103])/100;0);0)" office:value-type="float" office:value="11" calcext:value-type="float">
            <text:p>11</text:p>
          </table:table-cell>
          <table:table-cell table:formula="of:=ROUNDUP(MAX((100-MAX([.W$95]+10*MIN([.W$94]-[.$G103];0);0))*INT(([.$K103]-MAX([.W$94]-[.$G103];0))*[.$J103])/100;0);0)" office:value-type="float" office:value="10" calcext:value-type="float">
            <text:p>10</text:p>
          </table:table-cell>
          <table:table-cell table:formula="of:=ROUNDUP(MAX((100-MAX([.X$95]+10*MIN([.X$94]-[.$G103];0);0))*INT(([.$K103]-MAX([.X$94]-[.$G103];0))*[.$J103])/100;0);0)" office:value-type="float" office:value="9" calcext:value-type="float">
            <text:p>9</text:p>
          </table:table-cell>
          <table:table-cell table:formula="of:=ROUNDUP(MAX((100-MAX([.Y$95]+10*MIN([.Y$94]-[.$G103];0);0))*INT(([.$K103]-MAX([.Y$94]-[.$G103];0))*[.$J103])/100;0);0)" office:value-type="float" office:value="4" calcext:value-type="float">
            <text:p>4</text:p>
          </table:table-cell>
          <table:table-cell table:formula="of:=ROUNDUP(MAX((100-MAX([.Z$95]+10*MIN([.Z$94]-[.$G103];0);0))*INT(([.$K103]-MAX([.Z$94]-[.$G103];0))*[.$J103])/100;0);0)" office:value-type="float" office:value="3" calcext:value-type="float">
            <text:p>3</text:p>
          </table:table-cell>
          <table:table-cell table:formula="of:=ROUNDUP(MAX((100-MAX([.AA$95]+10*MIN([.AA$94]-[.$G103];0);0))*INT(([.$K103]-MAX([.AA$94]-[.$G103];0))*[.$J103])/100;0);0)" office:value-type="float" office:value="2" calcext:value-type="float">
            <text:p>2</text:p>
          </table:table-cell>
          <table:table-cell table:formula="of:=ROUNDUP(MAX((100-MAX([.AB$95]+10*MIN([.AB$94]-[.$G103];0);0))*INT(([.$K103]-MAX([.AB$94]-[.$G103];0))*[.$J103])/100;0);0)" office:value-type="float" office:value="2" calcext:value-type="float">
            <text:p>2</text:p>
          </table:table-cell>
          <table:table-cell table:formula="of:=ROUNDUP(MAX((100-MAX([.AC$95]+10*MIN([.AC$94]-[.$G103];0);0))*INT(([.$K103]-MAX([.AC$94]-[.$G103];0))*[.$J103])/100;0);0)" office:value-type="float" office:value="2" calcext:value-type="float">
            <text:p>2</text:p>
          </table:table-cell>
          <table:table-cell table:number-columns-repeated="6"/>
          <table:table-cell table:formula="of:=FLOOR([.M$94]*IF([.$E103];0.2;1))-[.$G103]" office:value-type="float" office:value="-4" calcext:value-type="float">
            <text:p>-4</text:p>
          </table:table-cell>
          <table:table-cell table:formula="of:=FLOOR([.N$94]*IF([.$E103];0.2;1))-[.$G103]" office:value-type="float" office:value="-4" calcext:value-type="float">
            <text:p>-4</text:p>
          </table:table-cell>
          <table:table-cell table:formula="of:=FLOOR([.O$94]*IF([.$E103];0.2;1))-[.$G103]" office:value-type="float" office:value="-4" calcext:value-type="float">
            <text:p>-4</text:p>
          </table:table-cell>
          <table:table-cell table:formula="of:=FLOOR([.P$94]*IF([.$E103];0.2;1))-[.$G103]" office:value-type="float" office:value="-3" calcext:value-type="float">
            <text:p>-3</text:p>
          </table:table-cell>
          <table:table-cell table:formula="of:=FLOOR([.Q$94]*IF([.$E103];0.2;1))-[.$G103]" office:value-type="float" office:value="-4" calcext:value-type="float">
            <text:p>-4</text:p>
          </table:table-cell>
          <table:table-cell table:formula="of:=FLOOR([.R$94]*IF([.$E103];0.2;1))-[.$G103]" office:value-type="float" office:value="-3" calcext:value-type="float">
            <text:p>-3</text:p>
          </table:table-cell>
          <table:table-cell table:formula="of:=FLOOR([.S$94]*IF([.$E103];0.2;1))-[.$G103]" office:value-type="float" office:value="0" calcext:value-type="float">
            <text:p>0</text:p>
          </table:table-cell>
          <table:table-cell table:formula="of:=FLOOR([.T$94]*IF([.$E103];0.2;1))-[.$G103]" office:value-type="float" office:value="0" calcext:value-type="float">
            <text:p>0</text:p>
          </table:table-cell>
          <table:table-cell table:formula="of:=FLOOR([.U$94]*IF([.$E103];0.2;1))-[.$G103]" office:value-type="float" office:value="0" calcext:value-type="float">
            <text:p>0</text:p>
          </table:table-cell>
          <table:table-cell table:formula="of:=FLOOR([.V$94]*IF([.$E103];0.2;1))-[.$G103]" office:value-type="float" office:value="2" calcext:value-type="float">
            <text:p>2</text:p>
          </table:table-cell>
          <table:table-cell table:formula="of:=FLOOR([.W$94]*IF([.$E103];0.2;1))-[.$G103]" office:value-type="float" office:value="4" calcext:value-type="float">
            <text:p>4</text:p>
          </table:table-cell>
          <table:table-cell table:formula="of:=FLOOR([.X$94]*IF([.$E103];0.2;1))-[.$G103]" office:value-type="float" office:value="5" calcext:value-type="float">
            <text:p>5</text:p>
          </table:table-cell>
          <table:table-cell table:formula="of:=FLOOR([.Y$94]*IF([.$E103];0.2;1))-[.$G103]" office:value-type="float" office:value="12" calcext:value-type="float">
            <text:p>12</text:p>
          </table:table-cell>
          <table:table-cell table:formula="of:=FLOOR([.Z$94]*IF([.$E103];0.2;1))-[.$G103]" office:value-type="float" office:value="14" calcext:value-type="float">
            <text:p>14</text:p>
          </table:table-cell>
          <table:table-cell table:formula="of:=FLOOR([.AA$94]*IF([.$E103];0.2;1))-[.$G103]" office:value-type="float" office:value="16" calcext:value-type="float">
            <text:p>16</text:p>
          </table:table-cell>
          <table:table-cell table:formula="of:=FLOOR([.AB$94]*IF([.$E103];0.2;1))-[.$G103]" office:value-type="float" office:value="16" calcext:value-type="float">
            <text:p>16</text:p>
          </table:table-cell>
          <table:table-cell table:formula="of:=FLOOR([.AC$94]*IF([.$E103];0.2;1))-[.$G103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LOOKUP([.$B104];[$'EcCo ammo'.$A$6:$'EcCo ammo'.$A$37];[$'EcCo ammo'.F$6:$'EcCo ammo'.F$37])" office:value-type="float" office:value="0" calcext:value-type="float">
            <text:p>0</text:p>
          </table:table-cell>
          <table:table-cell table:formula="of:=LOOKUP([.$B104];[$'EcCo ammo'.$A$6:$'EcCo ammo'.$A$37];[$'EcCo ammo'.H$6:$'EcCo ammo'.H$37])" office:value-type="float" office:value="4" calcext:value-type="float">
            <text:p>4</text:p>
          </table:table-cell>
          <table:table-cell table:formula="of:=LOOKUP([.$B104];[$'EcCo ammo'.$A$6:$'EcCo ammo'.$A$37];[$'EcCo ammo'.I$6:$'EcCo ammo'.I$37])" office:value-type="float" office:value="4" calcext:value-type="float">
            <text:p>4</text:p>
          </table:table-cell>
          <table:table-cell table:formula="of:=LOOKUP([.$B104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[.H104]/[.I104]" office:value-type="float" office:value="1.33333333333333" calcext:value-type="float">
            <text:p>1.33</text:p>
          </table:table-cell>
          <table:table-cell table:formula="of:=ROUND(AVERAGE([.C104];[.D104]))" office:value-type="float" office:value="68" calcext:value-type="float">
            <text:p>68</text:p>
          </table:table-cell>
          <table:table-cell/>
          <table:table-cell table:formula="of:=ROUNDUP(MAX((100-MAX([.M$95]+10*MIN([.M$94]-[.$G104];0);0))*INT(([.$K104]-MAX([.M$94]-[.$G104];0))*[.$J104])/100;0);0)" office:value-type="float" office:value="90" calcext:value-type="float">
            <text:p>90</text:p>
          </table:table-cell>
          <table:table-cell table:formula="of:=ROUNDUP(MAX((100-MAX([.N$95]+10*MIN([.N$94]-[.$G104];0);0))*INT(([.$K104]-MAX([.N$94]-[.$G104];0))*[.$J104])/100;0);0)" office:value-type="float" office:value="90" calcext:value-type="float">
            <text:p>90</text:p>
          </table:table-cell>
          <table:table-cell table:formula="of:=ROUNDUP(MAX((100-MAX([.O$95]+10*MIN([.O$94]-[.$G104];0);0))*INT(([.$K104]-MAX([.O$94]-[.$G104];0))*[.$J104])/100;0);0)" office:value-type="float" office:value="90" calcext:value-type="float">
            <text:p>90</text:p>
          </table:table-cell>
          <table:table-cell table:formula="of:=ROUNDUP(MAX((100-MAX([.P$95]+10*MIN([.P$94]-[.$G104];0);0))*INT(([.$K104]-MAX([.P$94]-[.$G104];0))*[.$J104])/100;0);0)" office:value-type="float" office:value="90" calcext:value-type="float">
            <text:p>90</text:p>
          </table:table-cell>
          <table:table-cell table:formula="of:=ROUNDUP(MAX((100-MAX([.Q$95]+10*MIN([.Q$94]-[.$G104];0);0))*INT(([.$K104]-MAX([.Q$94]-[.$G104];0))*[.$J104])/100;0);0)" office:value-type="float" office:value="90" calcext:value-type="float">
            <text:p>90</text:p>
          </table:table-cell>
          <table:table-cell table:formula="of:=ROUNDUP(MAX((100-MAX([.R$95]+10*MIN([.R$94]-[.$G104];0);0))*INT(([.$K104]-MAX([.R$94]-[.$G104];0))*[.$J104])/100;0);0)" office:value-type="float" office:value="90" calcext:value-type="float">
            <text:p>90</text:p>
          </table:table-cell>
          <table:table-cell table:formula="of:=ROUNDUP(MAX((100-MAX([.S$95]+10*MIN([.S$94]-[.$G104];0);0))*INT(([.$K104]-MAX([.S$94]-[.$G104];0))*[.$J104])/100;0);0)" office:value-type="float" office:value="68" calcext:value-type="float">
            <text:p>68</text:p>
          </table:table-cell>
          <table:table-cell table:formula="of:=ROUNDUP(MAX((100-MAX([.T$95]+10*MIN([.T$94]-[.$G104];0);0))*INT(([.$K104]-MAX([.T$94]-[.$G104];0))*[.$J104])/100;0);0)" office:value-type="float" office:value="63" calcext:value-type="float">
            <text:p>63</text:p>
          </table:table-cell>
          <table:table-cell table:formula="of:=ROUNDUP(MAX((100-MAX([.U$95]+10*MIN([.U$94]-[.$G104];0);0))*INT(([.$K104]-MAX([.U$94]-[.$G104];0))*[.$J104])/100;0);0)" office:value-type="float" office:value="63" calcext:value-type="float">
            <text:p>63</text:p>
          </table:table-cell>
          <table:table-cell table:formula="of:=ROUNDUP(MAX((100-MAX([.V$95]+10*MIN([.V$94]-[.$G104];0);0))*INT(([.$K104]-MAX([.V$94]-[.$G104];0))*[.$J104])/100;0);0)" office:value-type="float" office:value="53" calcext:value-type="float">
            <text:p>53</text:p>
          </table:table-cell>
          <table:table-cell table:formula="of:=ROUNDUP(MAX((100-MAX([.W$95]+10*MIN([.W$94]-[.$G104];0);0))*INT(([.$K104]-MAX([.W$94]-[.$G104];0))*[.$J104])/100;0);0)" office:value-type="float" office:value="51" calcext:value-type="float">
            <text:p>51</text:p>
          </table:table-cell>
          <table:table-cell table:formula="of:=ROUNDUP(MAX((100-MAX([.X$95]+10*MIN([.X$94]-[.$G104];0);0))*INT(([.$K104]-MAX([.X$94]-[.$G104];0))*[.$J104])/100;0);0)" office:value-type="float" office:value="46" calcext:value-type="float">
            <text:p>46</text:p>
          </table:table-cell>
          <table:table-cell table:formula="of:=ROUNDUP(MAX((100-MAX([.Y$95]+10*MIN([.Y$94]-[.$G104];0);0))*INT(([.$K104]-MAX([.Y$94]-[.$G104];0))*[.$J104])/100;0);0)" office:value-type="float" office:value="37" calcext:value-type="float">
            <text:p>37</text:p>
          </table:table-cell>
          <table:table-cell table:formula="of:=ROUNDUP(MAX((100-MAX([.Z$95]+10*MIN([.Z$94]-[.$G104];0);0))*INT(([.$K104]-MAX([.Z$94]-[.$G104];0))*[.$J104])/100;0);0)" office:value-type="float" office:value="36" calcext:value-type="float">
            <text:p>36</text:p>
          </table:table-cell>
          <table:table-cell table:formula="of:=ROUNDUP(MAX((100-MAX([.AA$95]+10*MIN([.AA$94]-[.$G104];0);0))*INT(([.$K104]-MAX([.AA$94]-[.$G104];0))*[.$J104])/100;0);0)" office:value-type="float" office:value="25" calcext:value-type="float">
            <text:p>25</text:p>
          </table:table-cell>
          <table:table-cell table:formula="of:=ROUNDUP(MAX((100-MAX([.AB$95]+10*MIN([.AB$94]-[.$G104];0);0))*INT(([.$K104]-MAX([.AB$94]-[.$G104];0))*[.$J104])/100;0);0)" office:value-type="float" office:value="21" calcext:value-type="float">
            <text:p>21</text:p>
          </table:table-cell>
          <table:table-cell table:formula="of:=ROUNDUP(MAX((100-MAX([.AC$95]+10*MIN([.AC$94]-[.$G104];0);0))*INT(([.$K104]-MAX([.AC$94]-[.$G104];0))*[.$J104])/100;0);0)" office:value-type="float" office:value="21" calcext:value-type="float">
            <text:p>21</text:p>
          </table:table-cell>
          <table:table-cell table:number-columns-repeated="6"/>
          <table:table-cell table:formula="of:=FLOOR([.M$94]*IF([.$E104];0.2;1))-[.$G104]" office:value-type="float" office:value="-4" calcext:value-type="float">
            <text:p>-4</text:p>
          </table:table-cell>
          <table:table-cell table:formula="of:=FLOOR([.N$94]*IF([.$E104];0.2;1))-[.$G104]" office:value-type="float" office:value="-4" calcext:value-type="float">
            <text:p>-4</text:p>
          </table:table-cell>
          <table:table-cell table:formula="of:=FLOOR([.O$94]*IF([.$E104];0.2;1))-[.$G104]" office:value-type="float" office:value="-4" calcext:value-type="float">
            <text:p>-4</text:p>
          </table:table-cell>
          <table:table-cell table:formula="of:=FLOOR([.P$94]*IF([.$E104];0.2;1))-[.$G104]" office:value-type="float" office:value="-3" calcext:value-type="float">
            <text:p>-3</text:p>
          </table:table-cell>
          <table:table-cell table:formula="of:=FLOOR([.Q$94]*IF([.$E104];0.2;1))-[.$G104]" office:value-type="float" office:value="-4" calcext:value-type="float">
            <text:p>-4</text:p>
          </table:table-cell>
          <table:table-cell table:formula="of:=FLOOR([.R$94]*IF([.$E104];0.2;1))-[.$G104]" office:value-type="float" office:value="-3" calcext:value-type="float">
            <text:p>-3</text:p>
          </table:table-cell>
          <table:table-cell table:formula="of:=FLOOR([.S$94]*IF([.$E104];0.2;1))-[.$G104]" office:value-type="float" office:value="0" calcext:value-type="float">
            <text:p>0</text:p>
          </table:table-cell>
          <table:table-cell table:formula="of:=FLOOR([.T$94]*IF([.$E104];0.2;1))-[.$G104]" office:value-type="float" office:value="0" calcext:value-type="float">
            <text:p>0</text:p>
          </table:table-cell>
          <table:table-cell table:formula="of:=FLOOR([.U$94]*IF([.$E104];0.2;1))-[.$G104]" office:value-type="float" office:value="0" calcext:value-type="float">
            <text:p>0</text:p>
          </table:table-cell>
          <table:table-cell table:formula="of:=FLOOR([.V$94]*IF([.$E104];0.2;1))-[.$G104]" office:value-type="float" office:value="2" calcext:value-type="float">
            <text:p>2</text:p>
          </table:table-cell>
          <table:table-cell table:formula="of:=FLOOR([.W$94]*IF([.$E104];0.2;1))-[.$G104]" office:value-type="float" office:value="4" calcext:value-type="float">
            <text:p>4</text:p>
          </table:table-cell>
          <table:table-cell table:formula="of:=FLOOR([.X$94]*IF([.$E104];0.2;1))-[.$G104]" office:value-type="float" office:value="5" calcext:value-type="float">
            <text:p>5</text:p>
          </table:table-cell>
          <table:table-cell table:formula="of:=FLOOR([.Y$94]*IF([.$E104];0.2;1))-[.$G104]" office:value-type="float" office:value="12" calcext:value-type="float">
            <text:p>12</text:p>
          </table:table-cell>
          <table:table-cell table:formula="of:=FLOOR([.Z$94]*IF([.$E104];0.2;1))-[.$G104]" office:value-type="float" office:value="14" calcext:value-type="float">
            <text:p>14</text:p>
          </table:table-cell>
          <table:table-cell table:formula="of:=FLOOR([.AA$94]*IF([.$E104];0.2;1))-[.$G104]" office:value-type="float" office:value="16" calcext:value-type="float">
            <text:p>16</text:p>
          </table:table-cell>
          <table:table-cell table:formula="of:=FLOOR([.AB$94]*IF([.$E104];0.2;1))-[.$G104]" office:value-type="float" office:value="16" calcext:value-type="float">
            <text:p>16</text:p>
          </table:table-cell>
          <table:table-cell table:formula="of:=FLOOR([.AC$94]*IF([.$E104];0.2;1))-[.$G10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LOOKUP([.$B105];[$'EcCo ammo'.$A$6:$'EcCo ammo'.$A$37];[$'EcCo ammo'.F$6:$'EcCo ammo'.F$37])" office:value-type="float" office:value="-15" calcext:value-type="float">
            <text:p>-15</text:p>
          </table:table-cell>
          <table:table-cell table:formula="of:=LOOKUP([.$B105];[$'EcCo ammo'.$A$6:$'EcCo ammo'.$A$37];[$'EcCo ammo'.H$6:$'EcCo ammo'.H$37])" office:value-type="float" office:value="20" calcext:value-type="float">
            <text:p>20</text:p>
          </table:table-cell>
          <table:table-cell table:formula="of:=LOOKUP([.$B105];[$'EcCo ammo'.$A$6:$'EcCo ammo'.$A$37];[$'EcCo ammo'.I$6:$'EcCo ammo'.I$37])" office:value-type="float" office:value="1" calcext:value-type="float">
            <text:p>1</text:p>
          </table:table-cell>
          <table:table-cell table:formula="of:=LOOKUP([.$B10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05]/[.I105]" office:value-type="float" office:value="1" calcext:value-type="float">
            <text:p>1.00</text:p>
          </table:table-cell>
          <table:table-cell table:formula="of:=ROUND(AVERAGE([.C105];[.D105]))" office:value-type="float" office:value="68" calcext:value-type="float">
            <text:p>68</text:p>
          </table:table-cell>
          <table:table-cell/>
          <table:table-cell table:formula="of:=ROUNDUP(MAX((100-MAX([.M$95]+10*MIN([.M$94]-[.$G105];0);0))*INT(([.$K105]-MAX([.M$94]-[.$G105];0))*[.$J105])/100;0);0)" office:value-type="float" office:value="68" calcext:value-type="float">
            <text:p>68</text:p>
          </table:table-cell>
          <table:table-cell table:formula="of:=ROUNDUP(MAX((100-MAX([.N$95]+10*MIN([.N$94]-[.$G105];0);0))*INT(([.$K105]-MAX([.N$94]-[.$G105];0))*[.$J105])/100;0);0)" office:value-type="float" office:value="68" calcext:value-type="float">
            <text:p>68</text:p>
          </table:table-cell>
          <table:table-cell table:formula="of:=ROUNDUP(MAX((100-MAX([.O$95]+10*MIN([.O$94]-[.$G105];0);0))*INT(([.$K105]-MAX([.O$94]-[.$G105];0))*[.$J105])/100;0);0)" office:value-type="float" office:value="68" calcext:value-type="float">
            <text:p>68</text:p>
          </table:table-cell>
          <table:table-cell table:formula="of:=ROUNDUP(MAX((100-MAX([.P$95]+10*MIN([.P$94]-[.$G105];0);0))*INT(([.$K105]-MAX([.P$94]-[.$G105];0))*[.$J105])/100;0);0)" office:value-type="float" office:value="68" calcext:value-type="float">
            <text:p>68</text:p>
          </table:table-cell>
          <table:table-cell table:formula="of:=ROUNDUP(MAX((100-MAX([.Q$95]+10*MIN([.Q$94]-[.$G105];0);0))*INT(([.$K105]-MAX([.Q$94]-[.$G105];0))*[.$J105])/100;0);0)" office:value-type="float" office:value="68" calcext:value-type="float">
            <text:p>68</text:p>
          </table:table-cell>
          <table:table-cell table:formula="of:=ROUNDUP(MAX((100-MAX([.R$95]+10*MIN([.R$94]-[.$G105];0);0))*INT(([.$K105]-MAX([.R$94]-[.$G105];0))*[.$J105])/100;0);0)" office:value-type="float" office:value="68" calcext:value-type="float">
            <text:p>68</text:p>
          </table:table-cell>
          <table:table-cell table:formula="of:=ROUNDUP(MAX((100-MAX([.S$95]+10*MIN([.S$94]-[.$G105];0);0))*INT(([.$K105]-MAX([.S$94]-[.$G105];0))*[.$J105])/100;0);0)" office:value-type="float" office:value="68" calcext:value-type="float">
            <text:p>68</text:p>
          </table:table-cell>
          <table:table-cell table:formula="of:=ROUNDUP(MAX((100-MAX([.T$95]+10*MIN([.T$94]-[.$G105];0);0))*INT(([.$K105]-MAX([.T$94]-[.$G105];0))*[.$J105])/100;0);0)" office:value-type="float" office:value="68" calcext:value-type="float">
            <text:p>68</text:p>
          </table:table-cell>
          <table:table-cell table:formula="of:=ROUNDUP(MAX((100-MAX([.U$95]+10*MIN([.U$94]-[.$G105];0);0))*INT(([.$K105]-MAX([.U$94]-[.$G105];0))*[.$J105])/100;0);0)" office:value-type="float" office:value="68" calcext:value-type="float">
            <text:p>68</text:p>
          </table:table-cell>
          <table:table-cell table:formula="of:=ROUNDUP(MAX((100-MAX([.V$95]+10*MIN([.V$94]-[.$G105];0);0))*INT(([.$K105]-MAX([.V$94]-[.$G105];0))*[.$J105])/100;0);0)" office:value-type="float" office:value="68" calcext:value-type="float">
            <text:p>68</text:p>
          </table:table-cell>
          <table:table-cell table:formula="of:=ROUNDUP(MAX((100-MAX([.W$95]+10*MIN([.W$94]-[.$G105];0);0))*INT(([.$K105]-MAX([.W$94]-[.$G105];0))*[.$J105])/100;0);0)" office:value-type="float" office:value="68" calcext:value-type="float">
            <text:p>68</text:p>
          </table:table-cell>
          <table:table-cell table:formula="of:=ROUNDUP(MAX((100-MAX([.X$95]+10*MIN([.X$94]-[.$G105];0);0))*INT(([.$K105]-MAX([.X$94]-[.$G105];0))*[.$J105])/100;0);0)" office:value-type="float" office:value="68" calcext:value-type="float">
            <text:p>68</text:p>
          </table:table-cell>
          <table:table-cell table:formula="of:=ROUNDUP(MAX((100-MAX([.Y$95]+10*MIN([.Y$94]-[.$G105];0);0))*INT(([.$K105]-MAX([.Y$94]-[.$G105];0))*[.$J105])/100;0);0)" office:value-type="float" office:value="62" calcext:value-type="float">
            <text:p>62</text:p>
          </table:table-cell>
          <table:table-cell table:formula="of:=ROUNDUP(MAX((100-MAX([.Z$95]+10*MIN([.Z$94]-[.$G105];0);0))*INT(([.$K105]-MAX([.Z$94]-[.$G105];0))*[.$J105])/100;0);0)" office:value-type="float" office:value="48" calcext:value-type="float">
            <text:p>48</text:p>
          </table:table-cell>
          <table:table-cell table:formula="of:=ROUNDUP(MAX((100-MAX([.AA$95]+10*MIN([.AA$94]-[.$G105];0);0))*INT(([.$K105]-MAX([.AA$94]-[.$G105];0))*[.$J105])/100;0);0)" office:value-type="float" office:value="24" calcext:value-type="float">
            <text:p>24</text:p>
          </table:table-cell>
          <table:table-cell table:formula="of:=ROUNDUP(MAX((100-MAX([.AB$95]+10*MIN([.AB$94]-[.$G105];0);0))*INT(([.$K105]-MAX([.AB$94]-[.$G105];0))*[.$J105])/100;0);0)" office:value-type="float" office:value="21" calcext:value-type="float">
            <text:p>21</text:p>
          </table:table-cell>
          <table:table-cell table:formula="of:=ROUNDUP(MAX((100-MAX([.AC$95]+10*MIN([.AC$94]-[.$G105];0);0))*INT(([.$K105]-MAX([.AC$94]-[.$G105];0))*[.$J105])/100;0);0)" office:value-type="float" office:value="21" calcext:value-type="float">
            <text:p>21</text:p>
          </table:table-cell>
          <table:table-cell table:number-columns-repeated="6"/>
          <table:table-cell table:formula="of:=FLOOR([.M$94]*IF([.$E105];0.2;1))-[.$G105]" office:value-type="float" office:value="-20" calcext:value-type="float">
            <text:p>-20</text:p>
          </table:table-cell>
          <table:table-cell table:formula="of:=FLOOR([.N$94]*IF([.$E105];0.2;1))-[.$G105]" office:value-type="float" office:value="-20" calcext:value-type="float">
            <text:p>-20</text:p>
          </table:table-cell>
          <table:table-cell table:formula="of:=FLOOR([.O$94]*IF([.$E105];0.2;1))-[.$G105]" office:value-type="float" office:value="-20" calcext:value-type="float">
            <text:p>-20</text:p>
          </table:table-cell>
          <table:table-cell table:formula="of:=FLOOR([.P$94]*IF([.$E105];0.2;1))-[.$G105]" office:value-type="float" office:value="-19" calcext:value-type="float">
            <text:p>-19</text:p>
          </table:table-cell>
          <table:table-cell table:formula="of:=FLOOR([.Q$94]*IF([.$E105];0.2;1))-[.$G105]" office:value-type="float" office:value="-20" calcext:value-type="float">
            <text:p>-20</text:p>
          </table:table-cell>
          <table:table-cell table:formula="of:=FLOOR([.R$94]*IF([.$E105];0.2;1))-[.$G105]" office:value-type="float" office:value="-19" calcext:value-type="float">
            <text:p>-19</text:p>
          </table:table-cell>
          <table:table-cell table:formula="of:=FLOOR([.S$94]*IF([.$E105];0.2;1))-[.$G105]" office:value-type="float" office:value="-16" calcext:value-type="float">
            <text:p>-16</text:p>
          </table:table-cell>
          <table:table-cell table:formula="of:=FLOOR([.T$94]*IF([.$E105];0.2;1))-[.$G105]" office:value-type="float" office:value="-16" calcext:value-type="float">
            <text:p>-16</text:p>
          </table:table-cell>
          <table:table-cell table:formula="of:=FLOOR([.U$94]*IF([.$E105];0.2;1))-[.$G105]" office:value-type="float" office:value="-16" calcext:value-type="float">
            <text:p>-16</text:p>
          </table:table-cell>
          <table:table-cell table:formula="of:=FLOOR([.V$94]*IF([.$E105];0.2;1))-[.$G105]" office:value-type="float" office:value="-14" calcext:value-type="float">
            <text:p>-14</text:p>
          </table:table-cell>
          <table:table-cell table:formula="of:=FLOOR([.W$94]*IF([.$E105];0.2;1))-[.$G105]" office:value-type="float" office:value="-12" calcext:value-type="float">
            <text:p>-12</text:p>
          </table:table-cell>
          <table:table-cell table:formula="of:=FLOOR([.X$94]*IF([.$E105];0.2;1))-[.$G105]" office:value-type="float" office:value="-11" calcext:value-type="float">
            <text:p>-11</text:p>
          </table:table-cell>
          <table:table-cell table:formula="of:=FLOOR([.Y$94]*IF([.$E105];0.2;1))-[.$G105]" office:value-type="float" office:value="-4" calcext:value-type="float">
            <text:p>-4</text:p>
          </table:table-cell>
          <table:table-cell table:formula="of:=FLOOR([.Z$94]*IF([.$E105];0.2;1))-[.$G105]" office:value-type="float" office:value="-2" calcext:value-type="float">
            <text:p>-2</text:p>
          </table:table-cell>
          <table:table-cell table:formula="of:=FLOOR([.AA$94]*IF([.$E105];0.2;1))-[.$G105]" office:value-type="float" office:value="0" calcext:value-type="float">
            <text:p>0</text:p>
          </table:table-cell>
          <table:table-cell table:formula="of:=FLOOR([.AB$94]*IF([.$E105];0.2;1))-[.$G105]" office:value-type="float" office:value="0" calcext:value-type="float">
            <text:p>0</text:p>
          </table:table-cell>
          <table:table-cell table:formula="of:=FLOOR([.AC$94]*IF([.$E105];0.2;1))-[.$G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LOOKUP([.$B106];[$'EcCo ammo'.$A$6:$'EcCo ammo'.$A$37];[$'EcCo ammo'.F$6:$'EcCo ammo'.F$37])" office:value-type="float" office:value="0" calcext:value-type="float">
            <text:p>0</text:p>
          </table:table-cell>
          <table:table-cell table:formula="of:=LOOKUP([.$B106];[$'EcCo ammo'.$A$6:$'EcCo ammo'.$A$37];[$'EcCo ammo'.H$6:$'EcCo ammo'.H$37])" office:value-type="float" office:value="4" calcext:value-type="float">
            <text:p>4</text:p>
          </table:table-cell>
          <table:table-cell table:formula="of:=LOOKUP([.$B106];[$'EcCo ammo'.$A$6:$'EcCo ammo'.$A$37];[$'EcCo ammo'.I$6:$'EcCo ammo'.I$37])" office:value-type="float" office:value="1" calcext:value-type="float">
            <text:p>1</text:p>
          </table:table-cell>
          <table:table-cell table:formula="of:=LOOKUP([.$B106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06]/[.I106]" office:value-type="float" office:value="1" calcext:value-type="float">
            <text:p>1.00</text:p>
          </table:table-cell>
          <table:table-cell table:formula="of:=ROUND(AVERAGE([.C106];[.D106]))" office:value-type="float" office:value="68" calcext:value-type="float">
            <text:p>68</text:p>
          </table:table-cell>
          <table:table-cell/>
          <table:table-cell table:formula="of:=ROUNDUP(MAX((100-MAX([.M$95]+10*MIN([.M$94]-[.$G106];0);0))*INT(([.$K106]-MAX([.M$94]-[.$G106];0))*[.$J106])/100;0);0)" office:value-type="float" office:value="68" calcext:value-type="float">
            <text:p>68</text:p>
          </table:table-cell>
          <table:table-cell table:formula="of:=ROUNDUP(MAX((100-MAX([.N$95]+10*MIN([.N$94]-[.$G106];0);0))*INT(([.$K106]-MAX([.N$94]-[.$G106];0))*[.$J106])/100;0);0)" office:value-type="float" office:value="68" calcext:value-type="float">
            <text:p>68</text:p>
          </table:table-cell>
          <table:table-cell table:formula="of:=ROUNDUP(MAX((100-MAX([.O$95]+10*MIN([.O$94]-[.$G106];0);0))*INT(([.$K106]-MAX([.O$94]-[.$G106];0))*[.$J106])/100;0);0)" office:value-type="float" office:value="68" calcext:value-type="float">
            <text:p>68</text:p>
          </table:table-cell>
          <table:table-cell table:formula="of:=ROUNDUP(MAX((100-MAX([.P$95]+10*MIN([.P$94]-[.$G106];0);0))*INT(([.$K106]-MAX([.P$94]-[.$G106];0))*[.$J106])/100;0);0)" office:value-type="float" office:value="68" calcext:value-type="float">
            <text:p>68</text:p>
          </table:table-cell>
          <table:table-cell table:formula="of:=ROUNDUP(MAX((100-MAX([.Q$95]+10*MIN([.Q$94]-[.$G106];0);0))*INT(([.$K106]-MAX([.Q$94]-[.$G106];0))*[.$J106])/100;0);0)" office:value-type="float" office:value="68" calcext:value-type="float">
            <text:p>68</text:p>
          </table:table-cell>
          <table:table-cell table:formula="of:=ROUNDUP(MAX((100-MAX([.R$95]+10*MIN([.R$94]-[.$G106];0);0))*INT(([.$K106]-MAX([.R$94]-[.$G106];0))*[.$J106])/100;0);0)" office:value-type="float" office:value="68" calcext:value-type="float">
            <text:p>68</text:p>
          </table:table-cell>
          <table:table-cell table:formula="of:=ROUNDUP(MAX((100-MAX([.S$95]+10*MIN([.S$94]-[.$G106];0);0))*INT(([.$K106]-MAX([.S$94]-[.$G106];0))*[.$J106])/100;0);0)" office:value-type="float" office:value="51" calcext:value-type="float">
            <text:p>51</text:p>
          </table:table-cell>
          <table:table-cell table:formula="of:=ROUNDUP(MAX((100-MAX([.T$95]+10*MIN([.T$94]-[.$G106];0);0))*INT(([.$K106]-MAX([.T$94]-[.$G106];0))*[.$J106])/100;0);0)" office:value-type="float" office:value="48" calcext:value-type="float">
            <text:p>48</text:p>
          </table:table-cell>
          <table:table-cell table:formula="of:=ROUNDUP(MAX((100-MAX([.U$95]+10*MIN([.U$94]-[.$G106];0);0))*INT(([.$K106]-MAX([.U$94]-[.$G106];0))*[.$J106])/100;0);0)" office:value-type="float" office:value="48" calcext:value-type="float">
            <text:p>48</text:p>
          </table:table-cell>
          <table:table-cell table:formula="of:=ROUNDUP(MAX((100-MAX([.V$95]+10*MIN([.V$94]-[.$G106];0);0))*INT(([.$K106]-MAX([.V$94]-[.$G106];0))*[.$J106])/100;0);0)" office:value-type="float" office:value="40" calcext:value-type="float">
            <text:p>40</text:p>
          </table:table-cell>
          <table:table-cell table:formula="of:=ROUNDUP(MAX((100-MAX([.W$95]+10*MIN([.W$94]-[.$G106];0);0))*INT(([.$K106]-MAX([.W$94]-[.$G106];0))*[.$J106])/100;0);0)" office:value-type="float" office:value="39" calcext:value-type="float">
            <text:p>39</text:p>
          </table:table-cell>
          <table:table-cell table:formula="of:=ROUNDUP(MAX((100-MAX([.X$95]+10*MIN([.X$94]-[.$G106];0);0))*INT(([.$K106]-MAX([.X$94]-[.$G106];0))*[.$J106])/100;0);0)" office:value-type="float" office:value="35" calcext:value-type="float">
            <text:p>35</text:p>
          </table:table-cell>
          <table:table-cell table:formula="of:=ROUNDUP(MAX((100-MAX([.Y$95]+10*MIN([.Y$94]-[.$G106];0);0))*INT(([.$K106]-MAX([.Y$94]-[.$G106];0))*[.$J106])/100;0);0)" office:value-type="float" office:value="28" calcext:value-type="float">
            <text:p>28</text:p>
          </table:table-cell>
          <table:table-cell table:formula="of:=ROUNDUP(MAX((100-MAX([.Z$95]+10*MIN([.Z$94]-[.$G106];0);0))*INT(([.$K106]-MAX([.Z$94]-[.$G106];0))*[.$J106])/100;0);0)" office:value-type="float" office:value="27" calcext:value-type="float">
            <text:p>27</text:p>
          </table:table-cell>
          <table:table-cell table:formula="of:=ROUNDUP(MAX((100-MAX([.AA$95]+10*MIN([.AA$94]-[.$G106];0);0))*INT(([.$K106]-MAX([.AA$94]-[.$G106];0))*[.$J106])/100;0);0)" office:value-type="float" office:value="19" calcext:value-type="float">
            <text:p>19</text:p>
          </table:table-cell>
          <table:table-cell table:formula="of:=ROUNDUP(MAX((100-MAX([.AB$95]+10*MIN([.AB$94]-[.$G106];0);0))*INT(([.$K106]-MAX([.AB$94]-[.$G106];0))*[.$J106])/100;0);0)" office:value-type="float" office:value="16" calcext:value-type="float">
            <text:p>16</text:p>
          </table:table-cell>
          <table:table-cell table:formula="of:=ROUNDUP(MAX((100-MAX([.AC$95]+10*MIN([.AC$94]-[.$G106];0);0))*INT(([.$K106]-MAX([.AC$94]-[.$G106];0))*[.$J106])/100;0);0)" office:value-type="float" office:value="16" calcext:value-type="float">
            <text:p>16</text:p>
          </table:table-cell>
          <table:table-cell table:number-columns-repeated="6"/>
          <table:table-cell table:formula="of:=FLOOR([.M$94]*IF([.$E106];0.2;1))-[.$G106]" office:value-type="float" office:value="-4" calcext:value-type="float">
            <text:p>-4</text:p>
          </table:table-cell>
          <table:table-cell table:formula="of:=FLOOR([.N$94]*IF([.$E106];0.2;1))-[.$G106]" office:value-type="float" office:value="-4" calcext:value-type="float">
            <text:p>-4</text:p>
          </table:table-cell>
          <table:table-cell table:formula="of:=FLOOR([.O$94]*IF([.$E106];0.2;1))-[.$G106]" office:value-type="float" office:value="-4" calcext:value-type="float">
            <text:p>-4</text:p>
          </table:table-cell>
          <table:table-cell table:formula="of:=FLOOR([.P$94]*IF([.$E106];0.2;1))-[.$G106]" office:value-type="float" office:value="-3" calcext:value-type="float">
            <text:p>-3</text:p>
          </table:table-cell>
          <table:table-cell table:formula="of:=FLOOR([.Q$94]*IF([.$E106];0.2;1))-[.$G106]" office:value-type="float" office:value="-4" calcext:value-type="float">
            <text:p>-4</text:p>
          </table:table-cell>
          <table:table-cell table:formula="of:=FLOOR([.R$94]*IF([.$E106];0.2;1))-[.$G106]" office:value-type="float" office:value="-3" calcext:value-type="float">
            <text:p>-3</text:p>
          </table:table-cell>
          <table:table-cell table:formula="of:=FLOOR([.S$94]*IF([.$E106];0.2;1))-[.$G106]" office:value-type="float" office:value="0" calcext:value-type="float">
            <text:p>0</text:p>
          </table:table-cell>
          <table:table-cell table:formula="of:=FLOOR([.T$94]*IF([.$E106];0.2;1))-[.$G106]" office:value-type="float" office:value="0" calcext:value-type="float">
            <text:p>0</text:p>
          </table:table-cell>
          <table:table-cell table:formula="of:=FLOOR([.U$94]*IF([.$E106];0.2;1))-[.$G106]" office:value-type="float" office:value="0" calcext:value-type="float">
            <text:p>0</text:p>
          </table:table-cell>
          <table:table-cell table:formula="of:=FLOOR([.V$94]*IF([.$E106];0.2;1))-[.$G106]" office:value-type="float" office:value="2" calcext:value-type="float">
            <text:p>2</text:p>
          </table:table-cell>
          <table:table-cell table:formula="of:=FLOOR([.W$94]*IF([.$E106];0.2;1))-[.$G106]" office:value-type="float" office:value="4" calcext:value-type="float">
            <text:p>4</text:p>
          </table:table-cell>
          <table:table-cell table:formula="of:=FLOOR([.X$94]*IF([.$E106];0.2;1))-[.$G106]" office:value-type="float" office:value="5" calcext:value-type="float">
            <text:p>5</text:p>
          </table:table-cell>
          <table:table-cell table:formula="of:=FLOOR([.Y$94]*IF([.$E106];0.2;1))-[.$G106]" office:value-type="float" office:value="12" calcext:value-type="float">
            <text:p>12</text:p>
          </table:table-cell>
          <table:table-cell table:formula="of:=FLOOR([.Z$94]*IF([.$E106];0.2;1))-[.$G106]" office:value-type="float" office:value="14" calcext:value-type="float">
            <text:p>14</text:p>
          </table:table-cell>
          <table:table-cell table:formula="of:=FLOOR([.AA$94]*IF([.$E106];0.2;1))-[.$G106]" office:value-type="float" office:value="16" calcext:value-type="float">
            <text:p>16</text:p>
          </table:table-cell>
          <table:table-cell table:formula="of:=FLOOR([.AB$94]*IF([.$E106];0.2;1))-[.$G106]" office:value-type="float" office:value="16" calcext:value-type="float">
            <text:p>16</text:p>
          </table:table-cell>
          <table:table-cell table:formula="of:=FLOOR([.AC$94]*IF([.$E106];0.2;1))-[.$G106]"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  <table:table-cell table:style-name="ce4"/>
          <table:table-cell table:number-columns-repeated="45"/>
        </table:table-row>
        <table:table-row table:style-name="ro1">
          <table:table-cell table:number-columns-repeated="9"/>
          <table:table-cell table:style-name="ce4"/>
          <table:table-cell table:number-columns-repeated="2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24" office:value-type="string" calcext:value-type="string" table:number-columns-spanned="14" table:number-rows-spanned="1">
            <text:p>LASER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12"/>
          <table:table-cell table:style-name="ce9" table:formula="of:=OFFSET([$'EcCo Armor'.$A$2];[.M$2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N$2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O$2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P$2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Q$2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R$2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S$2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T$2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U$2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V$2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W$2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X$2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Y$2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Z$2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AA$2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B$2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C$2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  <table:table-cell table:number-columns-repeated="23"/>
        </table:table-row>
        <table:table-row table:style-name="ro6">
          <table:table-cell table:number-columns-repeated="12"/>
          <table:covered-table-cell table:number-columns-repeated="20" table:style-name="ce10"/>
          <table:table-cell table:number-columns-repeated="23"/>
        </table:table-row>
        <table:table-row table:style-name="ro2">
          <table:table-cell table:number-columns-repeated="10"/>
          <table:table-cell table:style-name="ce21" office:value-type="string" calcext:value-type="string" table:number-columns-spanned="2" table:number-rows-spanned="1">
            <text:p>DT Level</text:p>
          </table:table-cell>
          <table:covered-table-cell table:style-name="ce23"/>
          <table:table-cell table:style-name="ce25" table:formula="of:=OFFSET([$'EcCo Armor'.$G$2];[.M$2];0)" office:value-type="float" office:value="0" calcext:value-type="float">
            <text:p>0</text:p>
          </table:table-cell>
          <table:table-cell table:style-name="ce25" table:formula="of:=OFFSET([$'EcCo Armor'.$G$2];[.N$2];0)" office:value-type="float" office:value="0" calcext:value-type="float">
            <text:p>0</text:p>
          </table:table-cell>
          <table:table-cell table:style-name="ce25" table:formula="of:=OFFSET([$'EcCo Armor'.$G$2];[.O$2];0)" office:value-type="float" office:value="0" calcext:value-type="float">
            <text:p>0</text:p>
          </table:table-cell>
          <table:table-cell table:style-name="ce25" table:formula="of:=OFFSET([$'EcCo Armor'.$G$2];[.P$2];0)" office:value-type="float" office:value="2" calcext:value-type="float">
            <text:p>2</text:p>
          </table:table-cell>
          <table:table-cell table:style-name="ce25" table:formula="of:=OFFSET([$'EcCo Armor'.$G$2];[.Q$2];0)" office:value-type="float" office:value="2" calcext:value-type="float">
            <text:p>2</text:p>
          </table:table-cell>
          <table:table-cell table:style-name="ce25" table:formula="of:=OFFSET([$'EcCo Armor'.$G$2];[.R$2];0)" office:value-type="float" office:value="2" calcext:value-type="float">
            <text:p>2</text:p>
          </table:table-cell>
          <table:table-cell table:style-name="ce25" table:formula="of:=OFFSET([$'EcCo Armor'.$G$2];[.S$2];0)" office:value-type="float" office:value="4" calcext:value-type="float">
            <text:p>4</text:p>
          </table:table-cell>
          <table:table-cell table:style-name="ce25" table:formula="of:=OFFSET([$'EcCo Armor'.$G$2];[.T$2];0)" office:value-type="float" office:value="3" calcext:value-type="float">
            <text:p>3</text:p>
          </table:table-cell>
          <table:table-cell table:style-name="ce25" table:formula="of:=OFFSET([$'EcCo Armor'.$G$2];[.U$2];0)" office:value-type="float" office:value="3" calcext:value-type="float">
            <text:p>3</text:p>
          </table:table-cell>
          <table:table-cell table:style-name="ce25" table:formula="of:=OFFSET([$'EcCo Armor'.$G$2];[.V$2];0)" office:value-type="float" office:value="4" calcext:value-type="float">
            <text:p>4</text:p>
          </table:table-cell>
          <table:table-cell table:style-name="ce25" table:formula="of:=OFFSET([$'EcCo Armor'.$G$2];[.W$2];0)" office:value-type="float" office:value="5" calcext:value-type="float">
            <text:p>5</text:p>
          </table:table-cell>
          <table:table-cell table:style-name="ce25" table:formula="of:=OFFSET([$'EcCo Armor'.$G$2];[.X$2];0)" office:value-type="float" office:value="6" calcext:value-type="float">
            <text:p>6</text:p>
          </table:table-cell>
          <table:table-cell table:style-name="ce25" table:formula="of:=OFFSET([$'EcCo Armor'.$G$2];[.Y$2];0)" office:value-type="float" office:value="7" calcext:value-type="float">
            <text:p>7</text:p>
          </table:table-cell>
          <table:table-cell table:style-name="ce25" table:formula="of:=OFFSET([$'EcCo Armor'.$G$2];[.Z$2];0)" office:value-type="float" office:value="8" calcext:value-type="float">
            <text:p>8</text:p>
          </table:table-cell>
          <table:table-cell table:style-name="ce25" table:formula="of:=OFFSET([$'EcCo Armor'.$G$2];[.AA$2];0)" office:value-type="float" office:value="20" calcext:value-type="float">
            <text:p>20</text:p>
          </table:table-cell>
          <table:table-cell table:style-name="ce25" table:formula="of:=OFFSET([$'EcCo Armor'.$G$2];[.AB$2];0)" office:value-type="float" office:value="25" calcext:value-type="float">
            <text:p>25</text:p>
          </table:table-cell>
          <table:table-cell table:style-name="ce25" table:formula="of:=OFFSET([$'EcCo Armor'.$G$2];[.AC$2];0)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24"/>
        </table:table-row>
        <table:table-row table:style-name="ro2">
          <table:table-cell table:number-columns-repeated="10"/>
          <table:table-cell table:style-name="ce21" office:value-type="string" calcext:value-type="string" table:number-columns-spanned="2" table:number-rows-spanned="1">
            <text:p>DR Level</text:p>
          </table:table-cell>
          <table:covered-table-cell table:style-name="ce23"/>
          <table:table-cell table:style-name="ce25" table:formula="of:=OFFSET([$'EcCo Armor'.$H$2];[.M$2];0)" office:value-type="float" office:value="0" calcext:value-type="float">
            <text:p>0</text:p>
          </table:table-cell>
          <table:table-cell table:style-name="ce25" table:formula="of:=OFFSET([$'EcCo Armor'.$H$2];[.N$2];0)" office:value-type="float" office:value="0" calcext:value-type="float">
            <text:p>0</text:p>
          </table:table-cell>
          <table:table-cell table:style-name="ce25" table:formula="of:=OFFSET([$'EcCo Armor'.$H$2];[.O$2];0)" office:value-type="float" office:value="0" calcext:value-type="float">
            <text:p>0</text:p>
          </table:table-cell>
          <table:table-cell table:style-name="ce25" table:formula="of:=OFFSET([$'EcCo Armor'.$H$2];[.P$2];0)" office:value-type="float" office:value="0" calcext:value-type="float">
            <text:p>0</text:p>
          </table:table-cell>
          <table:table-cell table:style-name="ce25" table:formula="of:=OFFSET([$'EcCo Armor'.$H$2];[.Q$2];0)" office:value-type="float" office:value="0" calcext:value-type="float">
            <text:p>0</text:p>
          </table:table-cell>
          <table:table-cell table:style-name="ce25" table:formula="of:=OFFSET([$'EcCo Armor'.$H$2];[.R$2];0)" office:value-type="float" office:value="10" calcext:value-type="float">
            <text:p>10</text:p>
          </table:table-cell>
          <table:table-cell table:style-name="ce25" table:formula="of:=OFFSET([$'EcCo Armor'.$H$2];[.S$2];0)" office:value-type="float" office:value="40" calcext:value-type="float">
            <text:p>40</text:p>
          </table:table-cell>
          <table:table-cell table:style-name="ce25" table:formula="of:=OFFSET([$'EcCo Armor'.$H$2];[.T$2];0)" office:value-type="float" office:value="90" calcext:value-type="float">
            <text:p>90</text:p>
          </table:table-cell>
          <table:table-cell table:style-name="ce25" table:formula="of:=OFFSET([$'EcCo Armor'.$H$2];[.U$2];0)" office:value-type="float" office:value="65" calcext:value-type="float">
            <text:p>65</text:p>
          </table:table-cell>
          <table:table-cell table:style-name="ce25" table:formula="of:=OFFSET([$'EcCo Armor'.$H$2];[.V$2];0)" office:value-type="float" office:value="25" calcext:value-type="float">
            <text:p>25</text:p>
          </table:table-cell>
          <table:table-cell table:style-name="ce25" table:formula="of:=OFFSET([$'EcCo Armor'.$H$2];[.W$2];0)" office:value-type="float" office:value="30" calcext:value-type="float">
            <text:p>30</text:p>
          </table:table-cell>
          <table:table-cell table:style-name="ce25" table:formula="of:=OFFSET([$'EcCo Armor'.$H$2];[.X$2];0)" office:value-type="float" office:value="65" calcext:value-type="float">
            <text:p>65</text:p>
          </table:table-cell>
          <table:table-cell table:style-name="ce25" table:formula="of:=OFFSET([$'EcCo Armor'.$H$2];[.Y$2];0)" office:value-type="float" office:value="70" calcext:value-type="float">
            <text:p>70</text:p>
          </table:table-cell>
          <table:table-cell table:style-name="ce25" table:formula="of:=OFFSET([$'EcCo Armor'.$H$2];[.Z$2];0)" office:value-type="float" office:value="70" calcext:value-type="float">
            <text:p>70</text:p>
          </table:table-cell>
          <table:table-cell table:style-name="ce25" table:formula="of:=OFFSET([$'EcCo Armor'.$H$2];[.AA$2];0)" office:value-type="float" office:value="60" calcext:value-type="float">
            <text:p>60</text:p>
          </table:table-cell>
          <table:table-cell table:style-name="ce25" table:formula="of:=OFFSET([$'EcCo Armor'.$H$2];[.AB$2];0)" office:value-type="float" office:value="70" calcext:value-type="float">
            <text:p>70</text:p>
          </table:table-cell>
          <table:table-cell table:style-name="ce25" table:formula="of:=OFFSET([$'EcCo Armor'.$H$2];[.AC$2];0)" office:value-type="float" office:value="80" calcext:value-type="float">
            <text:p>80</text:p>
          </table:table-cell>
          <table:table-cell table:style-name="ce25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LOOKUP([.$B117];[$'EcCo ammo'.$A$6:$'EcCo ammo'.$A$37];[$'EcCo ammo'.F$6:$'EcCo ammo'.F$37])" office:value-type="float" office:value="0" calcext:value-type="float">
            <text:p>0</text:p>
          </table:table-cell>
          <table:table-cell table:formula="of:=LOOKUP([.$B117];[$'EcCo ammo'.$A$6:$'EcCo ammo'.$A$37];[$'EcCo ammo'.H$6:$'EcCo ammo'.H$37])" office:value-type="float" office:value="3" calcext:value-type="float">
            <text:p>3</text:p>
          </table:table-cell>
          <table:table-cell table:formula="of:=LOOKUP([.$B117];[$'EcCo ammo'.$A$6:$'EcCo ammo'.$A$37];[$'EcCo ammo'.I$6:$'EcCo ammo'.I$37])" office:value-type="float" office:value="1" calcext:value-type="float">
            <text:p>1</text:p>
          </table:table-cell>
          <table:table-cell table:formula="of:=LOOKUP([.$B11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17]/[.I117]" office:value-type="float" office:value="1" calcext:value-type="float">
            <text:p>1.00</text:p>
          </table:table-cell>
          <table:table-cell table:formula="of:=ROUND(AVERAGE([.C117];[.D117]))" office:value-type="float" office:value="19" calcext:value-type="float">
            <text:p>19</text:p>
          </table:table-cell>
          <table:table-cell/>
          <table:table-cell table:formula="of:=ROUNDUP(MAX((100-MAX([.M$115]+10*MIN([.AJ117];0);0))*INT(([.$K117]-MAX([.AJ117];0))*[.$J117])/100;0);0)" office:value-type="float" office:value="19" calcext:value-type="float">
            <text:p>19</text:p>
          </table:table-cell>
          <table:table-cell table:formula="of:=ROUNDUP(MAX((100-MAX([.N$115]+10*MIN([.AK117];0);0))*INT(([.$K117]-MAX([.AK117];0))*[.$J117])/100;0);0)" office:value-type="float" office:value="19" calcext:value-type="float">
            <text:p>19</text:p>
          </table:table-cell>
          <table:table-cell table:formula="of:=ROUNDUP(MAX((100-MAX([.O$115]+10*MIN([.AL117];0);0))*INT(([.$K117]-MAX([.AL117];0))*[.$J117])/100;0);0)" office:value-type="float" office:value="19" calcext:value-type="float">
            <text:p>19</text:p>
          </table:table-cell>
          <table:table-cell table:formula="of:=ROUNDUP(MAX((100-MAX([.P$115]+10*MIN([.AM117];0);0))*INT(([.$K117]-MAX([.AM117];0))*[.$J117])/100;0);0)" office:value-type="float" office:value="19" calcext:value-type="float">
            <text:p>19</text:p>
          </table:table-cell>
          <table:table-cell table:formula="of:=ROUNDUP(MAX((100-MAX([.Q$115]+10*MIN([.AN117];0);0))*INT(([.$K117]-MAX([.AN117];0))*[.$J117])/100;0);0)" office:value-type="float" office:value="19" calcext:value-type="float">
            <text:p>19</text:p>
          </table:table-cell>
          <table:table-cell table:formula="of:=ROUNDUP(MAX((100-MAX([.R$115]+10*MIN([.AO117];0);0))*INT(([.$K117]-MAX([.AO117];0))*[.$J117])/100;0);0)" office:value-type="float" office:value="19" calcext:value-type="float">
            <text:p>19</text:p>
          </table:table-cell>
          <table:table-cell table:formula="of:=ROUNDUP(MAX((100-MAX([.S$115]+10*MIN([.AP117];0);0))*INT(([.$K117]-MAX([.AP117];0))*[.$J117])/100;0);0)" office:value-type="float" office:value="11" calcext:value-type="float">
            <text:p>11</text:p>
          </table:table-cell>
          <table:table-cell table:formula="of:=ROUNDUP(MAX((100-MAX([.T$115]+10*MIN([.AQ117];0);0))*INT(([.$K117]-MAX([.AQ117];0))*[.$J117])/100;0);0)" office:value-type="float" office:value="2" calcext:value-type="float">
            <text:p>2</text:p>
          </table:table-cell>
          <table:table-cell table:formula="of:=ROUNDUP(MAX((100-MAX([.U$115]+10*MIN([.AR117];0);0))*INT(([.$K117]-MAX([.AR117];0))*[.$J117])/100;0);0)" office:value-type="float" office:value="7" calcext:value-type="float">
            <text:p>7</text:p>
          </table:table-cell>
          <table:table-cell table:formula="of:=ROUNDUP(MAX((100-MAX([.V$115]+10*MIN([.AS117];0);0))*INT(([.$K117]-MAX([.AS117];0))*[.$J117])/100;0);0)" office:value-type="float" office:value="14" calcext:value-type="float">
            <text:p>14</text:p>
          </table:table-cell>
          <table:table-cell table:formula="of:=ROUNDUP(MAX((100-MAX([.W$115]+10*MIN([.AT117];0);0))*INT(([.$K117]-MAX([.AT117];0))*[.$J117])/100;0);0)" office:value-type="float" office:value="12" calcext:value-type="float">
            <text:p>12</text:p>
          </table:table-cell>
          <table:table-cell table:formula="of:=ROUNDUP(MAX((100-MAX([.X$115]+10*MIN([.AU117];0);0))*INT(([.$K117]-MAX([.AU117];0))*[.$J117])/100;0);0)" office:value-type="float" office:value="6" calcext:value-type="float">
            <text:p>6</text:p>
          </table:table-cell>
          <table:table-cell table:formula="of:=ROUNDUP(MAX((100-MAX([.Y$115]+10*MIN([.AV117];0);0))*INT(([.$K117]-MAX([.AV117];0))*[.$J117])/100;0);0)" office:value-type="float" office:value="5" calcext:value-type="float">
            <text:p>5</text:p>
          </table:table-cell>
          <table:table-cell table:formula="of:=ROUNDUP(MAX((100-MAX([.Z$115]+10*MIN([.AW117];0);0))*INT(([.$K117]-MAX([.AW117];0))*[.$J117])/100;0);0)" office:value-type="float" office:value="5" calcext:value-type="float">
            <text:p>5</text:p>
          </table:table-cell>
          <table:table-cell table:formula="of:=ROUNDUP(MAX((100-MAX([.AA$115]+10*MIN([.AX117];0);0))*INT(([.$K117]-MAX([.AX117];0))*[.$J117])/100;0);0)" office:value-type="float" office:value="1" calcext:value-type="float">
            <text:p>1</text:p>
          </table:table-cell>
          <table:table-cell table:formula="of:=ROUNDUP(MAX((100-MAX([.AB$115]+10*MIN([.AY117];0);0))*INT(([.$K117]-MAX([.AY117];0))*[.$J117])/100;0);0)" office:value-type="float" office:value="0" calcext:value-type="float">
            <text:p>0</text:p>
          </table:table-cell>
          <table:table-cell table:formula="of:=ROUNDUP(MAX((100-MAX([.AC$115]+10*MIN([.AZ117];0);0))*INT(([.$K117]-MAX([.AZ117];0))*[.$J117])/100;0);0)" office:value-type="float" office:value="1" calcext:value-type="float">
            <text:p>1</text:p>
          </table:table-cell>
          <table:table-cell table:number-columns-repeated="6"/>
          <table:table-cell table:formula="of:=FLOOR([.M$114]*IF([.$E117];0.2;1))-[.$G117]" office:value-type="float" office:value="-3" calcext:value-type="float">
            <text:p>-3</text:p>
          </table:table-cell>
          <table:table-cell table:formula="of:=FLOOR([.N$114]*IF([.$E117];0.2;1))-[.$G117]" office:value-type="float" office:value="-3" calcext:value-type="float">
            <text:p>-3</text:p>
          </table:table-cell>
          <table:table-cell table:formula="of:=FLOOR([.O$114]*IF([.$E117];0.2;1))-[.$G117]" office:value-type="float" office:value="-3" calcext:value-type="float">
            <text:p>-3</text:p>
          </table:table-cell>
          <table:table-cell table:formula="of:=FLOOR([.P$114]*IF([.$E117];0.2;1))-[.$G117]" office:value-type="float" office:value="-1" calcext:value-type="float">
            <text:p>-1</text:p>
          </table:table-cell>
          <table:table-cell table:formula="of:=FLOOR([.Q$114]*IF([.$E117];0.2;1))-[.$G117]" office:value-type="float" office:value="-1" calcext:value-type="float">
            <text:p>-1</text:p>
          </table:table-cell>
          <table:table-cell table:formula="of:=FLOOR([.R$114]*IF([.$E117];0.2;1))-[.$G117]" office:value-type="float" office:value="-1" calcext:value-type="float">
            <text:p>-1</text:p>
          </table:table-cell>
          <table:table-cell table:formula="of:=FLOOR([.S$114]*IF([.$E117];0.2;1))-[.$G117]" office:value-type="float" office:value="1" calcext:value-type="float">
            <text:p>1</text:p>
          </table:table-cell>
          <table:table-cell table:formula="of:=FLOOR([.T$114]*IF([.$E117];0.2;1))-[.$G117]" office:value-type="float" office:value="0" calcext:value-type="float">
            <text:p>0</text:p>
          </table:table-cell>
          <table:table-cell table:formula="of:=FLOOR([.U$114]*IF([.$E117];0.2;1))-[.$G117]" office:value-type="float" office:value="0" calcext:value-type="float">
            <text:p>0</text:p>
          </table:table-cell>
          <table:table-cell table:formula="of:=FLOOR([.V$114]*IF([.$E117];0.2;1))-[.$G117]" office:value-type="float" office:value="1" calcext:value-type="float">
            <text:p>1</text:p>
          </table:table-cell>
          <table:table-cell table:formula="of:=FLOOR([.W$114]*IF([.$E117];0.2;1))-[.$G117]" office:value-type="float" office:value="2" calcext:value-type="float">
            <text:p>2</text:p>
          </table:table-cell>
          <table:table-cell table:formula="of:=FLOOR([.X$114]*IF([.$E117];0.2;1))-[.$G117]" office:value-type="float" office:value="3" calcext:value-type="float">
            <text:p>3</text:p>
          </table:table-cell>
          <table:table-cell table:formula="of:=FLOOR([.Y$114]*IF([.$E117];0.2;1))-[.$G117]" office:value-type="float" office:value="4" calcext:value-type="float">
            <text:p>4</text:p>
          </table:table-cell>
          <table:table-cell table:formula="of:=FLOOR([.Z$114]*IF([.$E117];0.2;1))-[.$G117]" office:value-type="float" office:value="5" calcext:value-type="float">
            <text:p>5</text:p>
          </table:table-cell>
          <table:table-cell table:formula="of:=FLOOR([.AA$114]*IF([.$E117];0.2;1))-[.$G117]" office:value-type="float" office:value="17" calcext:value-type="float">
            <text:p>17</text:p>
          </table:table-cell>
          <table:table-cell table:formula="of:=FLOOR([.AB$114]*IF([.$E117];0.2;1))-[.$G117]" office:value-type="float" office:value="22" calcext:value-type="float">
            <text:p>22</text:p>
          </table:table-cell>
          <table:table-cell table:formula="of:=FLOOR([.AC$114]*IF([.$E117];0.2;1))-[.$G11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LOOKUP([.$B118];[$'EcCo ammo'.$A$6:$'EcCo ammo'.$A$37];[$'EcCo ammo'.F$6:$'EcCo ammo'.F$37])" office:value-type="float" office:value="0" calcext:value-type="float">
            <text:p>0</text:p>
          </table:table-cell>
          <table:table-cell table:formula="of:=LOOKUP([.$B118];[$'EcCo ammo'.$A$6:$'EcCo ammo'.$A$37];[$'EcCo ammo'.H$6:$'EcCo ammo'.H$37])" office:value-type="float" office:value="3" calcext:value-type="float">
            <text:p>3</text:p>
          </table:table-cell>
          <table:table-cell table:formula="of:=LOOKUP([.$B118];[$'EcCo ammo'.$A$6:$'EcCo ammo'.$A$37];[$'EcCo ammo'.I$6:$'EcCo ammo'.I$37])" office:value-type="float" office:value="1" calcext:value-type="float">
            <text:p>1</text:p>
          </table:table-cell>
          <table:table-cell table:formula="of:=LOOKUP([.$B11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18]/[.I118]" office:value-type="float" office:value="1" calcext:value-type="float">
            <text:p>1.00</text:p>
          </table:table-cell>
          <table:table-cell table:formula="of:=ROUND(AVERAGE([.C118];[.D118]))" office:value-type="float" office:value="20" calcext:value-type="float">
            <text:p>20</text:p>
          </table:table-cell>
          <table:table-cell/>
          <table:table-cell table:formula="of:=ROUNDUP(MAX((100-MAX([.M$115]+10*MIN([.AJ118];0);0))*INT(([.$K118]-MAX([.AJ118];0))*[.$J118])/100;0);0)" office:value-type="float" office:value="20" calcext:value-type="float">
            <text:p>20</text:p>
          </table:table-cell>
          <table:table-cell table:formula="of:=ROUNDUP(MAX((100-MAX([.N$115]+10*MIN([.AK118];0);0))*INT(([.$K118]-MAX([.AK118];0))*[.$J118])/100;0);0)" office:value-type="float" office:value="20" calcext:value-type="float">
            <text:p>20</text:p>
          </table:table-cell>
          <table:table-cell table:formula="of:=ROUNDUP(MAX((100-MAX([.O$115]+10*MIN([.AL118];0);0))*INT(([.$K118]-MAX([.AL118];0))*[.$J118])/100;0);0)" office:value-type="float" office:value="20" calcext:value-type="float">
            <text:p>20</text:p>
          </table:table-cell>
          <table:table-cell table:formula="of:=ROUNDUP(MAX((100-MAX([.P$115]+10*MIN([.AM118];0);0))*INT(([.$K118]-MAX([.AM118];0))*[.$J118])/100;0);0)" office:value-type="float" office:value="20" calcext:value-type="float">
            <text:p>20</text:p>
          </table:table-cell>
          <table:table-cell table:formula="of:=ROUNDUP(MAX((100-MAX([.Q$115]+10*MIN([.AN118];0);0))*INT(([.$K118]-MAX([.AN118];0))*[.$J118])/100;0);0)" office:value-type="float" office:value="20" calcext:value-type="float">
            <text:p>20</text:p>
          </table:table-cell>
          <table:table-cell table:formula="of:=ROUNDUP(MAX((100-MAX([.R$115]+10*MIN([.AO118];0);0))*INT(([.$K118]-MAX([.AO118];0))*[.$J118])/100;0);0)" office:value-type="float" office:value="20" calcext:value-type="float">
            <text:p>20</text:p>
          </table:table-cell>
          <table:table-cell table:formula="of:=ROUNDUP(MAX((100-MAX([.S$115]+10*MIN([.AP118];0);0))*INT(([.$K118]-MAX([.AP118];0))*[.$J118])/100;0);0)" office:value-type="float" office:value="18" calcext:value-type="float">
            <text:p>18</text:p>
          </table:table-cell>
          <table:table-cell table:formula="of:=ROUNDUP(MAX((100-MAX([.T$115]+10*MIN([.AQ118];0);0))*INT(([.$K118]-MAX([.AQ118];0))*[.$J118])/100;0);0)" office:value-type="float" office:value="8" calcext:value-type="float">
            <text:p>8</text:p>
          </table:table-cell>
          <table:table-cell table:formula="of:=ROUNDUP(MAX((100-MAX([.U$115]+10*MIN([.AR118];0);0))*INT(([.$K118]-MAX([.AR118];0))*[.$J118])/100;0);0)" office:value-type="float" office:value="13" calcext:value-type="float">
            <text:p>13</text:p>
          </table:table-cell>
          <table:table-cell table:formula="of:=ROUNDUP(MAX((100-MAX([.V$115]+10*MIN([.AS118];0);0))*INT(([.$K118]-MAX([.AS118];0))*[.$J118])/100;0);0)" office:value-type="float" office:value="20" calcext:value-type="float">
            <text:p>20</text:p>
          </table:table-cell>
          <table:table-cell table:formula="of:=ROUNDUP(MAX((100-MAX([.W$115]+10*MIN([.AT118];0);0))*INT(([.$K118]-MAX([.AT118];0))*[.$J118])/100;0);0)" office:value-type="float" office:value="18" calcext:value-type="float">
            <text:p>18</text:p>
          </table:table-cell>
          <table:table-cell table:formula="of:=ROUNDUP(MAX((100-MAX([.X$115]+10*MIN([.AU118];0);0))*INT(([.$K118]-MAX([.AU118];0))*[.$J118])/100;0);0)" office:value-type="float" office:value="11" calcext:value-type="float">
            <text:p>11</text:p>
          </table:table-cell>
          <table:table-cell table:formula="of:=ROUNDUP(MAX((100-MAX([.Y$115]+10*MIN([.AV118];0);0))*INT(([.$K118]-MAX([.AV118];0))*[.$J118])/100;0);0)" office:value-type="float" office:value="10" calcext:value-type="float">
            <text:p>10</text:p>
          </table:table-cell>
          <table:table-cell table:formula="of:=ROUNDUP(MAX((100-MAX([.Z$115]+10*MIN([.AW118];0);0))*INT(([.$K118]-MAX([.AW118];0))*[.$J118])/100;0);0)" office:value-type="float" office:value="10" calcext:value-type="float">
            <text:p>10</text:p>
          </table:table-cell>
          <table:table-cell table:formula="of:=ROUNDUP(MAX((100-MAX([.AA$115]+10*MIN([.AX118];0);0))*INT(([.$K118]-MAX([.AX118];0))*[.$J118])/100;0);0)" office:value-type="float" office:value="8" calcext:value-type="float">
            <text:p>8</text:p>
          </table:table-cell>
          <table:table-cell table:formula="of:=ROUNDUP(MAX((100-MAX([.AB$115]+10*MIN([.AY118];0);0))*INT(([.$K118]-MAX([.AY118];0))*[.$J118])/100;0);0)" office:value-type="float" office:value="6" calcext:value-type="float">
            <text:p>6</text:p>
          </table:table-cell>
          <table:table-cell table:formula="of:=ROUNDUP(MAX((100-MAX([.AC$115]+10*MIN([.AZ118];0);0))*INT(([.$K118]-MAX([.AZ118];0))*[.$J118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18];0.2;1))-[.$G118]" office:value-type="float" office:value="-3" calcext:value-type="float">
            <text:p>-3</text:p>
          </table:table-cell>
          <table:table-cell table:formula="of:=FLOOR([.N$114]*IF([.$E118];0.2;1))-[.$G118]" office:value-type="float" office:value="-3" calcext:value-type="float">
            <text:p>-3</text:p>
          </table:table-cell>
          <table:table-cell table:formula="of:=FLOOR([.O$114]*IF([.$E118];0.2;1))-[.$G118]" office:value-type="float" office:value="-3" calcext:value-type="float">
            <text:p>-3</text:p>
          </table:table-cell>
          <table:table-cell table:formula="of:=FLOOR([.P$114]*IF([.$E118];0.2;1))-[.$G118]" office:value-type="float" office:value="-3" calcext:value-type="float">
            <text:p>-3</text:p>
          </table:table-cell>
          <table:table-cell table:formula="of:=FLOOR([.Q$114]*IF([.$E118];0.2;1))-[.$G118]" office:value-type="float" office:value="-3" calcext:value-type="float">
            <text:p>-3</text:p>
          </table:table-cell>
          <table:table-cell table:formula="of:=FLOOR([.R$114]*IF([.$E118];0.2;1))-[.$G118]" office:value-type="float" office:value="-3" calcext:value-type="float">
            <text:p>-3</text:p>
          </table:table-cell>
          <table:table-cell table:formula="of:=FLOOR([.S$114]*IF([.$E118];0.2;1))-[.$G118]" office:value-type="float" office:value="-3" calcext:value-type="float">
            <text:p>-3</text:p>
          </table:table-cell>
          <table:table-cell table:formula="of:=FLOOR([.T$114]*IF([.$E118];0.2;1))-[.$G118]" office:value-type="float" office:value="-3" calcext:value-type="float">
            <text:p>-3</text:p>
          </table:table-cell>
          <table:table-cell table:formula="of:=FLOOR([.U$114]*IF([.$E118];0.2;1))-[.$G118]" office:value-type="float" office:value="-3" calcext:value-type="float">
            <text:p>-3</text:p>
          </table:table-cell>
          <table:table-cell table:formula="of:=FLOOR([.V$114]*IF([.$E118];0.2;1))-[.$G118]" office:value-type="float" office:value="-3" calcext:value-type="float">
            <text:p>-3</text:p>
          </table:table-cell>
          <table:table-cell table:formula="of:=FLOOR([.W$114]*IF([.$E118];0.2;1))-[.$G118]" office:value-type="float" office:value="-2" calcext:value-type="float">
            <text:p>-2</text:p>
          </table:table-cell>
          <table:table-cell table:formula="of:=FLOOR([.X$114]*IF([.$E118];0.2;1))-[.$G118]" office:value-type="float" office:value="-2" calcext:value-type="float">
            <text:p>-2</text:p>
          </table:table-cell>
          <table:table-cell table:formula="of:=FLOOR([.Y$114]*IF([.$E118];0.2;1))-[.$G118]" office:value-type="float" office:value="-2" calcext:value-type="float">
            <text:p>-2</text:p>
          </table:table-cell>
          <table:table-cell table:formula="of:=FLOOR([.Z$114]*IF([.$E118];0.2;1))-[.$G118]" office:value-type="float" office:value="-2" calcext:value-type="float">
            <text:p>-2</text:p>
          </table:table-cell>
          <table:table-cell table:formula="of:=FLOOR([.AA$114]*IF([.$E118];0.2;1))-[.$G118]" office:value-type="float" office:value="1" calcext:value-type="float">
            <text:p>1</text:p>
          </table:table-cell>
          <table:table-cell table:formula="of:=FLOOR([.AB$114]*IF([.$E118];0.2;1))-[.$G118]" office:value-type="float" office:value="2" calcext:value-type="float">
            <text:p>2</text:p>
          </table:table-cell>
          <table:table-cell table:formula="of:=FLOOR([.AC$114]*IF([.$E118];0.2;1))-[.$G1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119];[$'EcCo ammo'.$A$6:$'EcCo ammo'.$A$37];[$'EcCo ammo'.F$6:$'EcCo ammo'.F$37])" office:value-type="float" office:value="0" calcext:value-type="float">
            <text:p>0</text:p>
          </table:table-cell>
          <table:table-cell table:formula="of:=LOOKUP([.$B119];[$'EcCo ammo'.$A$6:$'EcCo ammo'.$A$37];[$'EcCo ammo'.H$6:$'EcCo ammo'.H$37])" office:value-type="float" office:value="3" calcext:value-type="float">
            <text:p>3</text:p>
          </table:table-cell>
          <table:table-cell table:formula="of:=LOOKUP([.$B119];[$'EcCo ammo'.$A$6:$'EcCo ammo'.$A$37];[$'EcCo ammo'.I$6:$'EcCo ammo'.I$37])" office:value-type="float" office:value="1" calcext:value-type="float">
            <text:p>1</text:p>
          </table:table-cell>
          <table:table-cell table:formula="of:=LOOKUP([.$B11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19]/[.I119]" office:value-type="float" office:value="1" calcext:value-type="float">
            <text:p>1.00</text:p>
          </table:table-cell>
          <table:table-cell table:formula="of:=ROUND(AVERAGE([.C119];[.D119]))" office:value-type="float" office:value="25" calcext:value-type="float">
            <text:p>25</text:p>
          </table:table-cell>
          <table:table-cell/>
          <table:table-cell table:formula="of:=ROUNDUP(MAX((100-MAX([.M$115]+10*MIN([.AJ119];0);0))*INT(([.$K119]-MAX([.AJ119];0))*[.$J119])/100;0);0)" office:value-type="float" office:value="25" calcext:value-type="float">
            <text:p>25</text:p>
          </table:table-cell>
          <table:table-cell table:formula="of:=ROUNDUP(MAX((100-MAX([.N$115]+10*MIN([.AK119];0);0))*INT(([.$K119]-MAX([.AK119];0))*[.$J119])/100;0);0)" office:value-type="float" office:value="25" calcext:value-type="float">
            <text:p>25</text:p>
          </table:table-cell>
          <table:table-cell table:formula="of:=ROUNDUP(MAX((100-MAX([.O$115]+10*MIN([.AL119];0);0))*INT(([.$K119]-MAX([.AL119];0))*[.$J119])/100;0);0)" office:value-type="float" office:value="25" calcext:value-type="float">
            <text:p>25</text:p>
          </table:table-cell>
          <table:table-cell table:formula="of:=ROUNDUP(MAX((100-MAX([.P$115]+10*MIN([.AM119];0);0))*INT(([.$K119]-MAX([.AM119];0))*[.$J119])/100;0);0)" office:value-type="float" office:value="25" calcext:value-type="float">
            <text:p>25</text:p>
          </table:table-cell>
          <table:table-cell table:formula="of:=ROUNDUP(MAX((100-MAX([.Q$115]+10*MIN([.AN119];0);0))*INT(([.$K119]-MAX([.AN119];0))*[.$J119])/100;0);0)" office:value-type="float" office:value="25" calcext:value-type="float">
            <text:p>25</text:p>
          </table:table-cell>
          <table:table-cell table:formula="of:=ROUNDUP(MAX((100-MAX([.R$115]+10*MIN([.AO119];0);0))*INT(([.$K119]-MAX([.AO119];0))*[.$J119])/100;0);0)" office:value-type="float" office:value="25" calcext:value-type="float">
            <text:p>25</text:p>
          </table:table-cell>
          <table:table-cell table:formula="of:=ROUNDUP(MAX((100-MAX([.S$115]+10*MIN([.AP119];0);0))*INT(([.$K119]-MAX([.AP119];0))*[.$J119])/100;0);0)" office:value-type="float" office:value="15" calcext:value-type="float">
            <text:p>15</text:p>
          </table:table-cell>
          <table:table-cell table:formula="of:=ROUNDUP(MAX((100-MAX([.T$115]+10*MIN([.AQ119];0);0))*INT(([.$K119]-MAX([.AQ119];0))*[.$J119])/100;0);0)" office:value-type="float" office:value="3" calcext:value-type="float">
            <text:p>3</text:p>
          </table:table-cell>
          <table:table-cell table:formula="of:=ROUNDUP(MAX((100-MAX([.U$115]+10*MIN([.AR119];0);0))*INT(([.$K119]-MAX([.AR119];0))*[.$J119])/100;0);0)" office:value-type="float" office:value="9" calcext:value-type="float">
            <text:p>9</text:p>
          </table:table-cell>
          <table:table-cell table:formula="of:=ROUNDUP(MAX((100-MAX([.V$115]+10*MIN([.AS119];0);0))*INT(([.$K119]-MAX([.AS119];0))*[.$J119])/100;0);0)" office:value-type="float" office:value="18" calcext:value-type="float">
            <text:p>18</text:p>
          </table:table-cell>
          <table:table-cell table:formula="of:=ROUNDUP(MAX((100-MAX([.W$115]+10*MIN([.AT119];0);0))*INT(([.$K119]-MAX([.AT119];0))*[.$J119])/100;0);0)" office:value-type="float" office:value="17" calcext:value-type="float">
            <text:p>17</text:p>
          </table:table-cell>
          <table:table-cell table:formula="of:=ROUNDUP(MAX((100-MAX([.X$115]+10*MIN([.AU119];0);0))*INT(([.$K119]-MAX([.AU119];0))*[.$J119])/100;0);0)" office:value-type="float" office:value="8" calcext:value-type="float">
            <text:p>8</text:p>
          </table:table-cell>
          <table:table-cell table:formula="of:=ROUNDUP(MAX((100-MAX([.Y$115]+10*MIN([.AV119];0);0))*INT(([.$K119]-MAX([.AV119];0))*[.$J119])/100;0);0)" office:value-type="float" office:value="7" calcext:value-type="float">
            <text:p>7</text:p>
          </table:table-cell>
          <table:table-cell table:formula="of:=ROUNDUP(MAX((100-MAX([.Z$115]+10*MIN([.AW119];0);0))*INT(([.$K119]-MAX([.AW119];0))*[.$J119])/100;0);0)" office:value-type="float" office:value="6" calcext:value-type="float">
            <text:p>6</text:p>
          </table:table-cell>
          <table:table-cell table:formula="of:=ROUNDUP(MAX((100-MAX([.AA$115]+10*MIN([.AX119];0);0))*INT(([.$K119]-MAX([.AX119];0))*[.$J119])/100;0);0)" office:value-type="float" office:value="4" calcext:value-type="float">
            <text:p>4</text:p>
          </table:table-cell>
          <table:table-cell table:formula="of:=ROUNDUP(MAX((100-MAX([.AB$115]+10*MIN([.AY119];0);0))*INT(([.$K119]-MAX([.AY119];0))*[.$J119])/100;0);0)" office:value-type="float" office:value="1" calcext:value-type="float">
            <text:p>1</text:p>
          </table:table-cell>
          <table:table-cell table:formula="of:=ROUNDUP(MAX((100-MAX([.AC$115]+10*MIN([.AZ119];0);0))*INT(([.$K119]-MAX([.AZ119];0))*[.$J119])/100;0);0)" office:value-type="float" office:value="2" calcext:value-type="float">
            <text:p>2</text:p>
          </table:table-cell>
          <table:table-cell table:number-columns-repeated="6"/>
          <table:table-cell table:formula="of:=FLOOR([.M$114]*IF([.$E119];0.2;1))-[.$G119]" office:value-type="float" office:value="-3" calcext:value-type="float">
            <text:p>-3</text:p>
          </table:table-cell>
          <table:table-cell table:formula="of:=FLOOR([.N$114]*IF([.$E119];0.2;1))-[.$G119]" office:value-type="float" office:value="-3" calcext:value-type="float">
            <text:p>-3</text:p>
          </table:table-cell>
          <table:table-cell table:formula="of:=FLOOR([.O$114]*IF([.$E119];0.2;1))-[.$G119]" office:value-type="float" office:value="-3" calcext:value-type="float">
            <text:p>-3</text:p>
          </table:table-cell>
          <table:table-cell table:formula="of:=FLOOR([.P$114]*IF([.$E119];0.2;1))-[.$G119]" office:value-type="float" office:value="-1" calcext:value-type="float">
            <text:p>-1</text:p>
          </table:table-cell>
          <table:table-cell table:formula="of:=FLOOR([.Q$114]*IF([.$E119];0.2;1))-[.$G119]" office:value-type="float" office:value="-1" calcext:value-type="float">
            <text:p>-1</text:p>
          </table:table-cell>
          <table:table-cell table:formula="of:=FLOOR([.R$114]*IF([.$E119];0.2;1))-[.$G119]" office:value-type="float" office:value="-1" calcext:value-type="float">
            <text:p>-1</text:p>
          </table:table-cell>
          <table:table-cell table:formula="of:=FLOOR([.S$114]*IF([.$E119];0.2;1))-[.$G119]" office:value-type="float" office:value="1" calcext:value-type="float">
            <text:p>1</text:p>
          </table:table-cell>
          <table:table-cell table:formula="of:=FLOOR([.T$114]*IF([.$E119];0.2;1))-[.$G119]" office:value-type="float" office:value="0" calcext:value-type="float">
            <text:p>0</text:p>
          </table:table-cell>
          <table:table-cell table:formula="of:=FLOOR([.U$114]*IF([.$E119];0.2;1))-[.$G119]" office:value-type="float" office:value="0" calcext:value-type="float">
            <text:p>0</text:p>
          </table:table-cell>
          <table:table-cell table:formula="of:=FLOOR([.V$114]*IF([.$E119];0.2;1))-[.$G119]" office:value-type="float" office:value="1" calcext:value-type="float">
            <text:p>1</text:p>
          </table:table-cell>
          <table:table-cell table:formula="of:=FLOOR([.W$114]*IF([.$E119];0.2;1))-[.$G119]" office:value-type="float" office:value="2" calcext:value-type="float">
            <text:p>2</text:p>
          </table:table-cell>
          <table:table-cell table:formula="of:=FLOOR([.X$114]*IF([.$E119];0.2;1))-[.$G119]" office:value-type="float" office:value="3" calcext:value-type="float">
            <text:p>3</text:p>
          </table:table-cell>
          <table:table-cell table:formula="of:=FLOOR([.Y$114]*IF([.$E119];0.2;1))-[.$G119]" office:value-type="float" office:value="4" calcext:value-type="float">
            <text:p>4</text:p>
          </table:table-cell>
          <table:table-cell table:formula="of:=FLOOR([.Z$114]*IF([.$E119];0.2;1))-[.$G119]" office:value-type="float" office:value="5" calcext:value-type="float">
            <text:p>5</text:p>
          </table:table-cell>
          <table:table-cell table:formula="of:=FLOOR([.AA$114]*IF([.$E119];0.2;1))-[.$G119]" office:value-type="float" office:value="17" calcext:value-type="float">
            <text:p>17</text:p>
          </table:table-cell>
          <table:table-cell table:formula="of:=FLOOR([.AB$114]*IF([.$E119];0.2;1))-[.$G119]" office:value-type="float" office:value="22" calcext:value-type="float">
            <text:p>22</text:p>
          </table:table-cell>
          <table:table-cell table:formula="of:=FLOOR([.AC$114]*IF([.$E119];0.2;1))-[.$G119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120];[$'EcCo ammo'.$A$6:$'EcCo ammo'.$A$37];[$'EcCo ammo'.F$6:$'EcCo ammo'.F$37])" office:value-type="float" office:value="0" calcext:value-type="float">
            <text:p>0</text:p>
          </table:table-cell>
          <table:table-cell table:formula="of:=LOOKUP([.$B120];[$'EcCo ammo'.$A$6:$'EcCo ammo'.$A$37];[$'EcCo ammo'.H$6:$'EcCo ammo'.H$37])" office:value-type="float" office:value="3" calcext:value-type="float">
            <text:p>3</text:p>
          </table:table-cell>
          <table:table-cell table:formula="of:=LOOKUP([.$B120];[$'EcCo ammo'.$A$6:$'EcCo ammo'.$A$37];[$'EcCo ammo'.I$6:$'EcCo ammo'.I$37])" office:value-type="float" office:value="1" calcext:value-type="float">
            <text:p>1</text:p>
          </table:table-cell>
          <table:table-cell table:formula="of:=LOOKUP([.$B120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20]/[.I120]" office:value-type="float" office:value="1" calcext:value-type="float">
            <text:p>1.00</text:p>
          </table:table-cell>
          <table:table-cell table:formula="of:=ROUND(AVERAGE([.C120];[.D120]))" office:value-type="float" office:value="35" calcext:value-type="float">
            <text:p>35</text:p>
          </table:table-cell>
          <table:table-cell/>
          <table:table-cell table:formula="of:=ROUNDUP(MAX((100-MAX([.M$115]+10*MIN([.AJ120];0);0))*INT(([.$K120]-MAX([.AJ120];0))*[.$J120])/100;0);0)" office:value-type="float" office:value="35" calcext:value-type="float">
            <text:p>35</text:p>
          </table:table-cell>
          <table:table-cell table:formula="of:=ROUNDUP(MAX((100-MAX([.N$115]+10*MIN([.AK120];0);0))*INT(([.$K120]-MAX([.AK120];0))*[.$J120])/100;0);0)" office:value-type="float" office:value="35" calcext:value-type="float">
            <text:p>35</text:p>
          </table:table-cell>
          <table:table-cell table:formula="of:=ROUNDUP(MAX((100-MAX([.O$115]+10*MIN([.AL120];0);0))*INT(([.$K120]-MAX([.AL120];0))*[.$J120])/100;0);0)" office:value-type="float" office:value="35" calcext:value-type="float">
            <text:p>35</text:p>
          </table:table-cell>
          <table:table-cell table:formula="of:=ROUNDUP(MAX((100-MAX([.P$115]+10*MIN([.AM120];0);0))*INT(([.$K120]-MAX([.AM120];0))*[.$J120])/100;0);0)" office:value-type="float" office:value="35" calcext:value-type="float">
            <text:p>35</text:p>
          </table:table-cell>
          <table:table-cell table:formula="of:=ROUNDUP(MAX((100-MAX([.Q$115]+10*MIN([.AN120];0);0))*INT(([.$K120]-MAX([.AN120];0))*[.$J120])/100;0);0)" office:value-type="float" office:value="35" calcext:value-type="float">
            <text:p>35</text:p>
          </table:table-cell>
          <table:table-cell table:formula="of:=ROUNDUP(MAX((100-MAX([.R$115]+10*MIN([.AO120];0);0))*INT(([.$K120]-MAX([.AO120];0))*[.$J120])/100;0);0)" office:value-type="float" office:value="35" calcext:value-type="float">
            <text:p>35</text:p>
          </table:table-cell>
          <table:table-cell table:formula="of:=ROUNDUP(MAX((100-MAX([.S$115]+10*MIN([.AP120];0);0))*INT(([.$K120]-MAX([.AP120];0))*[.$J120])/100;0);0)" office:value-type="float" office:value="21" calcext:value-type="float">
            <text:p>21</text:p>
          </table:table-cell>
          <table:table-cell table:formula="of:=ROUNDUP(MAX((100-MAX([.T$115]+10*MIN([.AQ120];0);0))*INT(([.$K120]-MAX([.AQ120];0))*[.$J120])/100;0);0)" office:value-type="float" office:value="4" calcext:value-type="float">
            <text:p>4</text:p>
          </table:table-cell>
          <table:table-cell table:formula="of:=ROUNDUP(MAX((100-MAX([.U$115]+10*MIN([.AR120];0);0))*INT(([.$K120]-MAX([.AR120];0))*[.$J120])/100;0);0)" office:value-type="float" office:value="13" calcext:value-type="float">
            <text:p>13</text:p>
          </table:table-cell>
          <table:table-cell table:formula="of:=ROUNDUP(MAX((100-MAX([.V$115]+10*MIN([.AS120];0);0))*INT(([.$K120]-MAX([.AS120];0))*[.$J120])/100;0);0)" office:value-type="float" office:value="26" calcext:value-type="float">
            <text:p>26</text:p>
          </table:table-cell>
          <table:table-cell table:formula="of:=ROUNDUP(MAX((100-MAX([.W$115]+10*MIN([.AT120];0);0))*INT(([.$K120]-MAX([.AT120];0))*[.$J120])/100;0);0)" office:value-type="float" office:value="24" calcext:value-type="float">
            <text:p>24</text:p>
          </table:table-cell>
          <table:table-cell table:formula="of:=ROUNDUP(MAX((100-MAX([.X$115]+10*MIN([.AU120];0);0))*INT(([.$K120]-MAX([.AU120];0))*[.$J120])/100;0);0)" office:value-type="float" office:value="12" calcext:value-type="float">
            <text:p>12</text:p>
          </table:table-cell>
          <table:table-cell table:formula="of:=ROUNDUP(MAX((100-MAX([.Y$115]+10*MIN([.AV120];0);0))*INT(([.$K120]-MAX([.AV120];0))*[.$J120])/100;0);0)" office:value-type="float" office:value="10" calcext:value-type="float">
            <text:p>10</text:p>
          </table:table-cell>
          <table:table-cell table:formula="of:=ROUNDUP(MAX((100-MAX([.Z$115]+10*MIN([.AW120];0);0))*INT(([.$K120]-MAX([.AW120];0))*[.$J120])/100;0);0)" office:value-type="float" office:value="9" calcext:value-type="float">
            <text:p>9</text:p>
          </table:table-cell>
          <table:table-cell table:formula="of:=ROUNDUP(MAX((100-MAX([.AA$115]+10*MIN([.AX120];0);0))*INT(([.$K120]-MAX([.AX120];0))*[.$J120])/100;0);0)" office:value-type="float" office:value="8" calcext:value-type="float">
            <text:p>8</text:p>
          </table:table-cell>
          <table:table-cell table:formula="of:=ROUNDUP(MAX((100-MAX([.AB$115]+10*MIN([.AY120];0);0))*INT(([.$K120]-MAX([.AY120];0))*[.$J120])/100;0);0)" office:value-type="float" office:value="4" calcext:value-type="float">
            <text:p>4</text:p>
          </table:table-cell>
          <table:table-cell table:formula="of:=ROUNDUP(MAX((100-MAX([.AC$115]+10*MIN([.AZ120];0);0))*INT(([.$K120]-MAX([.AZ120];0))*[.$J120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20];0.2;1))-[.$G120]" office:value-type="float" office:value="-3" calcext:value-type="float">
            <text:p>-3</text:p>
          </table:table-cell>
          <table:table-cell table:formula="of:=FLOOR([.N$114]*IF([.$E120];0.2;1))-[.$G120]" office:value-type="float" office:value="-3" calcext:value-type="float">
            <text:p>-3</text:p>
          </table:table-cell>
          <table:table-cell table:formula="of:=FLOOR([.O$114]*IF([.$E120];0.2;1))-[.$G120]" office:value-type="float" office:value="-3" calcext:value-type="float">
            <text:p>-3</text:p>
          </table:table-cell>
          <table:table-cell table:formula="of:=FLOOR([.P$114]*IF([.$E120];0.2;1))-[.$G120]" office:value-type="float" office:value="-1" calcext:value-type="float">
            <text:p>-1</text:p>
          </table:table-cell>
          <table:table-cell table:formula="of:=FLOOR([.Q$114]*IF([.$E120];0.2;1))-[.$G120]" office:value-type="float" office:value="-1" calcext:value-type="float">
            <text:p>-1</text:p>
          </table:table-cell>
          <table:table-cell table:formula="of:=FLOOR([.R$114]*IF([.$E120];0.2;1))-[.$G120]" office:value-type="float" office:value="-1" calcext:value-type="float">
            <text:p>-1</text:p>
          </table:table-cell>
          <table:table-cell table:formula="of:=FLOOR([.S$114]*IF([.$E120];0.2;1))-[.$G120]" office:value-type="float" office:value="1" calcext:value-type="float">
            <text:p>1</text:p>
          </table:table-cell>
          <table:table-cell table:formula="of:=FLOOR([.T$114]*IF([.$E120];0.2;1))-[.$G120]" office:value-type="float" office:value="0" calcext:value-type="float">
            <text:p>0</text:p>
          </table:table-cell>
          <table:table-cell table:formula="of:=FLOOR([.U$114]*IF([.$E120];0.2;1))-[.$G120]" office:value-type="float" office:value="0" calcext:value-type="float">
            <text:p>0</text:p>
          </table:table-cell>
          <table:table-cell table:formula="of:=FLOOR([.V$114]*IF([.$E120];0.2;1))-[.$G120]" office:value-type="float" office:value="1" calcext:value-type="float">
            <text:p>1</text:p>
          </table:table-cell>
          <table:table-cell table:formula="of:=FLOOR([.W$114]*IF([.$E120];0.2;1))-[.$G120]" office:value-type="float" office:value="2" calcext:value-type="float">
            <text:p>2</text:p>
          </table:table-cell>
          <table:table-cell table:formula="of:=FLOOR([.X$114]*IF([.$E120];0.2;1))-[.$G120]" office:value-type="float" office:value="3" calcext:value-type="float">
            <text:p>3</text:p>
          </table:table-cell>
          <table:table-cell table:formula="of:=FLOOR([.Y$114]*IF([.$E120];0.2;1))-[.$G120]" office:value-type="float" office:value="4" calcext:value-type="float">
            <text:p>4</text:p>
          </table:table-cell>
          <table:table-cell table:formula="of:=FLOOR([.Z$114]*IF([.$E120];0.2;1))-[.$G120]" office:value-type="float" office:value="5" calcext:value-type="float">
            <text:p>5</text:p>
          </table:table-cell>
          <table:table-cell table:formula="of:=FLOOR([.AA$114]*IF([.$E120];0.2;1))-[.$G120]" office:value-type="float" office:value="17" calcext:value-type="float">
            <text:p>17</text:p>
          </table:table-cell>
          <table:table-cell table:formula="of:=FLOOR([.AB$114]*IF([.$E120];0.2;1))-[.$G120]" office:value-type="float" office:value="22" calcext:value-type="float">
            <text:p>22</text:p>
          </table:table-cell>
          <table:table-cell table:formula="of:=FLOOR([.AC$114]*IF([.$E120];0.2;1))-[.$G120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121];[$'EcCo ammo'.$A$6:$'EcCo ammo'.$A$37];[$'EcCo ammo'.F$6:$'EcCo ammo'.F$37])" office:value-type="float" office:value="0" calcext:value-type="float">
            <text:p>0</text:p>
          </table:table-cell>
          <table:table-cell table:formula="of:=LOOKUP([.$B121];[$'EcCo ammo'.$A$6:$'EcCo ammo'.$A$37];[$'EcCo ammo'.H$6:$'EcCo ammo'.H$37])" office:value-type="float" office:value="6" calcext:value-type="float">
            <text:p>6</text:p>
          </table:table-cell>
          <table:table-cell table:formula="of:=LOOKUP([.$B121];[$'EcCo ammo'.$A$6:$'EcCo ammo'.$A$37];[$'EcCo ammo'.I$6:$'EcCo ammo'.I$37])" office:value-type="float" office:value="1" calcext:value-type="float">
            <text:p>1</text:p>
          </table:table-cell>
          <table:table-cell table:formula="of:=LOOKUP([.$B12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21]/[.I121]" office:value-type="float" office:value="1" calcext:value-type="float">
            <text:p>1.00</text:p>
          </table:table-cell>
          <table:table-cell table:formula="of:=ROUND(AVERAGE([.C121];[.D121]))" office:value-type="float" office:value="30" calcext:value-type="float">
            <text:p>30</text:p>
          </table:table-cell>
          <table:table-cell/>
          <table:table-cell table:formula="of:=ROUNDUP(MAX((100-MAX([.M$115]+10*MIN([.AJ121];0);0))*INT(([.$K121]-MAX([.AJ121];0))*[.$J121])/100;0);0)" office:value-type="float" office:value="30" calcext:value-type="float">
            <text:p>30</text:p>
          </table:table-cell>
          <table:table-cell table:formula="of:=ROUNDUP(MAX((100-MAX([.N$115]+10*MIN([.AK121];0);0))*INT(([.$K121]-MAX([.AK121];0))*[.$J121])/100;0);0)" office:value-type="float" office:value="30" calcext:value-type="float">
            <text:p>30</text:p>
          </table:table-cell>
          <table:table-cell table:formula="of:=ROUNDUP(MAX((100-MAX([.O$115]+10*MIN([.AL121];0);0))*INT(([.$K121]-MAX([.AL121];0))*[.$J121])/100;0);0)" office:value-type="float" office:value="30" calcext:value-type="float">
            <text:p>30</text:p>
          </table:table-cell>
          <table:table-cell table:formula="of:=ROUNDUP(MAX((100-MAX([.P$115]+10*MIN([.AM121];0);0))*INT(([.$K121]-MAX([.AM121];0))*[.$J121])/100;0);0)" office:value-type="float" office:value="30" calcext:value-type="float">
            <text:p>30</text:p>
          </table:table-cell>
          <table:table-cell table:formula="of:=ROUNDUP(MAX((100-MAX([.Q$115]+10*MIN([.AN121];0);0))*INT(([.$K121]-MAX([.AN121];0))*[.$J121])/100;0);0)" office:value-type="float" office:value="30" calcext:value-type="float">
            <text:p>30</text:p>
          </table:table-cell>
          <table:table-cell table:formula="of:=ROUNDUP(MAX((100-MAX([.R$115]+10*MIN([.AO121];0);0))*INT(([.$K121]-MAX([.AO121];0))*[.$J121])/100;0);0)" office:value-type="float" office:value="30" calcext:value-type="float">
            <text:p>30</text:p>
          </table:table-cell>
          <table:table-cell table:formula="of:=ROUNDUP(MAX((100-MAX([.S$115]+10*MIN([.AP121];0);0))*INT(([.$K121]-MAX([.AP121];0))*[.$J121])/100;0);0)" office:value-type="float" office:value="24" calcext:value-type="float">
            <text:p>24</text:p>
          </table:table-cell>
          <table:table-cell table:formula="of:=ROUNDUP(MAX((100-MAX([.T$115]+10*MIN([.AQ121];0);0))*INT(([.$K121]-MAX([.AQ121];0))*[.$J121])/100;0);0)" office:value-type="float" office:value="12" calcext:value-type="float">
            <text:p>12</text:p>
          </table:table-cell>
          <table:table-cell table:formula="of:=ROUNDUP(MAX((100-MAX([.U$115]+10*MIN([.AR121];0);0))*INT(([.$K121]-MAX([.AR121];0))*[.$J121])/100;0);0)" office:value-type="float" office:value="20" calcext:value-type="float">
            <text:p>20</text:p>
          </table:table-cell>
          <table:table-cell table:formula="of:=ROUNDUP(MAX((100-MAX([.V$115]+10*MIN([.AS121];0);0))*INT(([.$K121]-MAX([.AS121];0))*[.$J121])/100;0);0)" office:value-type="float" office:value="29" calcext:value-type="float">
            <text:p>29</text:p>
          </table:table-cell>
          <table:table-cell table:formula="of:=ROUNDUP(MAX((100-MAX([.W$115]+10*MIN([.AT121];0);0))*INT(([.$K121]-MAX([.AT121];0))*[.$J121])/100;0);0)" office:value-type="float" office:value="24" calcext:value-type="float">
            <text:p>24</text:p>
          </table:table-cell>
          <table:table-cell table:formula="of:=ROUNDUP(MAX((100-MAX([.X$115]+10*MIN([.AU121];0);0))*INT(([.$K121]-MAX([.AU121];0))*[.$J121])/100;0);0)" office:value-type="float" office:value="11" calcext:value-type="float">
            <text:p>11</text:p>
          </table:table-cell>
          <table:table-cell table:formula="of:=ROUNDUP(MAX((100-MAX([.Y$115]+10*MIN([.AV121];0);0))*INT(([.$K121]-MAX([.AV121];0))*[.$J121])/100;0);0)" office:value-type="float" office:value="9" calcext:value-type="float">
            <text:p>9</text:p>
          </table:table-cell>
          <table:table-cell table:formula="of:=ROUNDUP(MAX((100-MAX([.Z$115]+10*MIN([.AW121];0);0))*INT(([.$K121]-MAX([.AW121];0))*[.$J121])/100;0);0)" office:value-type="float" office:value="9" calcext:value-type="float">
            <text:p>9</text:p>
          </table:table-cell>
          <table:table-cell table:formula="of:=ROUNDUP(MAX((100-MAX([.AA$115]+10*MIN([.AX121];0);0))*INT(([.$K121]-MAX([.AX121];0))*[.$J121])/100;0);0)" office:value-type="float" office:value="7" calcext:value-type="float">
            <text:p>7</text:p>
          </table:table-cell>
          <table:table-cell table:formula="of:=ROUNDUP(MAX((100-MAX([.AB$115]+10*MIN([.AY121];0);0))*INT(([.$K121]-MAX([.AY121];0))*[.$J121])/100;0);0)" office:value-type="float" office:value="4" calcext:value-type="float">
            <text:p>4</text:p>
          </table:table-cell>
          <table:table-cell table:formula="of:=ROUNDUP(MAX((100-MAX([.AC$115]+10*MIN([.AZ121];0);0))*INT(([.$K121]-MAX([.AZ121];0))*[.$J121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21];0.2;1))-[.$G121]" office:value-type="float" office:value="-6" calcext:value-type="float">
            <text:p>-6</text:p>
          </table:table-cell>
          <table:table-cell table:formula="of:=FLOOR([.N$114]*IF([.$E121];0.2;1))-[.$G121]" office:value-type="float" office:value="-6" calcext:value-type="float">
            <text:p>-6</text:p>
          </table:table-cell>
          <table:table-cell table:formula="of:=FLOOR([.O$114]*IF([.$E121];0.2;1))-[.$G121]" office:value-type="float" office:value="-6" calcext:value-type="float">
            <text:p>-6</text:p>
          </table:table-cell>
          <table:table-cell table:formula="of:=FLOOR([.P$114]*IF([.$E121];0.2;1))-[.$G121]" office:value-type="float" office:value="-4" calcext:value-type="float">
            <text:p>-4</text:p>
          </table:table-cell>
          <table:table-cell table:formula="of:=FLOOR([.Q$114]*IF([.$E121];0.2;1))-[.$G121]" office:value-type="float" office:value="-4" calcext:value-type="float">
            <text:p>-4</text:p>
          </table:table-cell>
          <table:table-cell table:formula="of:=FLOOR([.R$114]*IF([.$E121];0.2;1))-[.$G121]" office:value-type="float" office:value="-4" calcext:value-type="float">
            <text:p>-4</text:p>
          </table:table-cell>
          <table:table-cell table:formula="of:=FLOOR([.S$114]*IF([.$E121];0.2;1))-[.$G121]" office:value-type="float" office:value="-2" calcext:value-type="float">
            <text:p>-2</text:p>
          </table:table-cell>
          <table:table-cell table:formula="of:=FLOOR([.T$114]*IF([.$E121];0.2;1))-[.$G121]" office:value-type="float" office:value="-3" calcext:value-type="float">
            <text:p>-3</text:p>
          </table:table-cell>
          <table:table-cell table:formula="of:=FLOOR([.U$114]*IF([.$E121];0.2;1))-[.$G121]" office:value-type="float" office:value="-3" calcext:value-type="float">
            <text:p>-3</text:p>
          </table:table-cell>
          <table:table-cell table:formula="of:=FLOOR([.V$114]*IF([.$E121];0.2;1))-[.$G121]" office:value-type="float" office:value="-2" calcext:value-type="float">
            <text:p>-2</text:p>
          </table:table-cell>
          <table:table-cell table:formula="of:=FLOOR([.W$114]*IF([.$E121];0.2;1))-[.$G121]" office:value-type="float" office:value="-1" calcext:value-type="float">
            <text:p>-1</text:p>
          </table:table-cell>
          <table:table-cell table:formula="of:=FLOOR([.X$114]*IF([.$E121];0.2;1))-[.$G121]" office:value-type="float" office:value="0" calcext:value-type="float">
            <text:p>0</text:p>
          </table:table-cell>
          <table:table-cell table:formula="of:=FLOOR([.Y$114]*IF([.$E121];0.2;1))-[.$G121]" office:value-type="float" office:value="1" calcext:value-type="float">
            <text:p>1</text:p>
          </table:table-cell>
          <table:table-cell table:formula="of:=FLOOR([.Z$114]*IF([.$E121];0.2;1))-[.$G121]" office:value-type="float" office:value="2" calcext:value-type="float">
            <text:p>2</text:p>
          </table:table-cell>
          <table:table-cell table:formula="of:=FLOOR([.AA$114]*IF([.$E121];0.2;1))-[.$G121]" office:value-type="float" office:value="14" calcext:value-type="float">
            <text:p>14</text:p>
          </table:table-cell>
          <table:table-cell table:formula="of:=FLOOR([.AB$114]*IF([.$E121];0.2;1))-[.$G121]" office:value-type="float" office:value="19" calcext:value-type="float">
            <text:p>19</text:p>
          </table:table-cell>
          <table:table-cell table:formula="of:=FLOOR([.AC$114]*IF([.$E121];0.2;1))-[.$G12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122];[$'EcCo ammo'.$A$6:$'EcCo ammo'.$A$37];[$'EcCo ammo'.F$6:$'EcCo ammo'.F$37])" office:value-type="float" office:value="0" calcext:value-type="float">
            <text:p>0</text:p>
          </table:table-cell>
          <table:table-cell table:formula="of:=LOOKUP([.$B122];[$'EcCo ammo'.$A$6:$'EcCo ammo'.$A$37];[$'EcCo ammo'.H$6:$'EcCo ammo'.H$37])" office:value-type="float" office:value="6" calcext:value-type="float">
            <text:p>6</text:p>
          </table:table-cell>
          <table:table-cell table:formula="of:=LOOKUP([.$B122];[$'EcCo ammo'.$A$6:$'EcCo ammo'.$A$37];[$'EcCo ammo'.I$6:$'EcCo ammo'.I$37])" office:value-type="float" office:value="1" calcext:value-type="float">
            <text:p>1</text:p>
          </table:table-cell>
          <table:table-cell table:formula="of:=LOOKUP([.$B12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22]/[.I122]" office:value-type="float" office:value="1" calcext:value-type="float">
            <text:p>1.00</text:p>
          </table:table-cell>
          <table:table-cell table:formula="of:=ROUND(AVERAGE([.C122];[.D122]))" office:value-type="float" office:value="35" calcext:value-type="float">
            <text:p>35</text:p>
          </table:table-cell>
          <table:table-cell/>
          <table:table-cell table:formula="of:=ROUNDUP(MAX((100-MAX([.M$115]+10*MIN([.AJ122];0);0))*INT(([.$K122]-MAX([.AJ122];0))*[.$J122])/100;0);0)" office:value-type="float" office:value="35" calcext:value-type="float">
            <text:p>35</text:p>
          </table:table-cell>
          <table:table-cell table:formula="of:=ROUNDUP(MAX((100-MAX([.N$115]+10*MIN([.AK122];0);0))*INT(([.$K122]-MAX([.AK122];0))*[.$J122])/100;0);0)" office:value-type="float" office:value="35" calcext:value-type="float">
            <text:p>35</text:p>
          </table:table-cell>
          <table:table-cell table:formula="of:=ROUNDUP(MAX((100-MAX([.O$115]+10*MIN([.AL122];0);0))*INT(([.$K122]-MAX([.AL122];0))*[.$J122])/100;0);0)" office:value-type="float" office:value="35" calcext:value-type="float">
            <text:p>35</text:p>
          </table:table-cell>
          <table:table-cell table:formula="of:=ROUNDUP(MAX((100-MAX([.P$115]+10*MIN([.AM122];0);0))*INT(([.$K122]-MAX([.AM122];0))*[.$J122])/100;0);0)" office:value-type="float" office:value="35" calcext:value-type="float">
            <text:p>35</text:p>
          </table:table-cell>
          <table:table-cell table:formula="of:=ROUNDUP(MAX((100-MAX([.Q$115]+10*MIN([.AN122];0);0))*INT(([.$K122]-MAX([.AN122];0))*[.$J122])/100;0);0)" office:value-type="float" office:value="35" calcext:value-type="float">
            <text:p>35</text:p>
          </table:table-cell>
          <table:table-cell table:formula="of:=ROUNDUP(MAX((100-MAX([.R$115]+10*MIN([.AO122];0);0))*INT(([.$K122]-MAX([.AO122];0))*[.$J122])/100;0);0)" office:value-type="float" office:value="35" calcext:value-type="float">
            <text:p>35</text:p>
          </table:table-cell>
          <table:table-cell table:formula="of:=ROUNDUP(MAX((100-MAX([.S$115]+10*MIN([.AP122];0);0))*INT(([.$K122]-MAX([.AP122];0))*[.$J122])/100;0);0)" office:value-type="float" office:value="28" calcext:value-type="float">
            <text:p>28</text:p>
          </table:table-cell>
          <table:table-cell table:formula="of:=ROUNDUP(MAX((100-MAX([.T$115]+10*MIN([.AQ122];0);0))*INT(([.$K122]-MAX([.AQ122];0))*[.$J122])/100;0);0)" office:value-type="float" office:value="14" calcext:value-type="float">
            <text:p>14</text:p>
          </table:table-cell>
          <table:table-cell table:formula="of:=ROUNDUP(MAX((100-MAX([.U$115]+10*MIN([.AR122];0);0))*INT(([.$K122]-MAX([.AR122];0))*[.$J122])/100;0);0)" office:value-type="float" office:value="23" calcext:value-type="float">
            <text:p>23</text:p>
          </table:table-cell>
          <table:table-cell table:formula="of:=ROUNDUP(MAX((100-MAX([.V$115]+10*MIN([.AS122];0);0))*INT(([.$K122]-MAX([.AS122];0))*[.$J122])/100;0);0)" office:value-type="float" office:value="34" calcext:value-type="float">
            <text:p>34</text:p>
          </table:table-cell>
          <table:table-cell table:formula="of:=ROUNDUP(MAX((100-MAX([.W$115]+10*MIN([.AT122];0);0))*INT(([.$K122]-MAX([.AT122];0))*[.$J122])/100;0);0)" office:value-type="float" office:value="28" calcext:value-type="float">
            <text:p>28</text:p>
          </table:table-cell>
          <table:table-cell table:formula="of:=ROUNDUP(MAX((100-MAX([.X$115]+10*MIN([.AU122];0);0))*INT(([.$K122]-MAX([.AU122];0))*[.$J122])/100;0);0)" office:value-type="float" office:value="13" calcext:value-type="float">
            <text:p>13</text:p>
          </table:table-cell>
          <table:table-cell table:formula="of:=ROUNDUP(MAX((100-MAX([.Y$115]+10*MIN([.AV122];0);0))*INT(([.$K122]-MAX([.AV122];0))*[.$J122])/100;0);0)" office:value-type="float" office:value="11" calcext:value-type="float">
            <text:p>11</text:p>
          </table:table-cell>
          <table:table-cell table:formula="of:=ROUNDUP(MAX((100-MAX([.Z$115]+10*MIN([.AW122];0);0))*INT(([.$K122]-MAX([.AW122];0))*[.$J122])/100;0);0)" office:value-type="float" office:value="10" calcext:value-type="float">
            <text:p>10</text:p>
          </table:table-cell>
          <table:table-cell table:formula="of:=ROUNDUP(MAX((100-MAX([.AA$115]+10*MIN([.AX122];0);0))*INT(([.$K122]-MAX([.AX122];0))*[.$J122])/100;0);0)" office:value-type="float" office:value="9" calcext:value-type="float">
            <text:p>9</text:p>
          </table:table-cell>
          <table:table-cell table:formula="of:=ROUNDUP(MAX((100-MAX([.AB$115]+10*MIN([.AY122];0);0))*INT(([.$K122]-MAX([.AY122];0))*[.$J122])/100;0);0)" office:value-type="float" office:value="5" calcext:value-type="float">
            <text:p>5</text:p>
          </table:table-cell>
          <table:table-cell table:formula="of:=ROUNDUP(MAX((100-MAX([.AC$115]+10*MIN([.AZ122];0);0))*INT(([.$K122]-MAX([.AZ122];0))*[.$J122])/100;0);0)" office:value-type="float" office:value="5" calcext:value-type="float">
            <text:p>5</text:p>
          </table:table-cell>
          <table:table-cell table:number-columns-repeated="6"/>
          <table:table-cell table:formula="of:=FLOOR([.M$114]*IF([.$E122];0.2;1))-[.$G122]" office:value-type="float" office:value="-6" calcext:value-type="float">
            <text:p>-6</text:p>
          </table:table-cell>
          <table:table-cell table:formula="of:=FLOOR([.N$114]*IF([.$E122];0.2;1))-[.$G122]" office:value-type="float" office:value="-6" calcext:value-type="float">
            <text:p>-6</text:p>
          </table:table-cell>
          <table:table-cell table:formula="of:=FLOOR([.O$114]*IF([.$E122];0.2;1))-[.$G122]" office:value-type="float" office:value="-6" calcext:value-type="float">
            <text:p>-6</text:p>
          </table:table-cell>
          <table:table-cell table:formula="of:=FLOOR([.P$114]*IF([.$E122];0.2;1))-[.$G122]" office:value-type="float" office:value="-4" calcext:value-type="float">
            <text:p>-4</text:p>
          </table:table-cell>
          <table:table-cell table:formula="of:=FLOOR([.Q$114]*IF([.$E122];0.2;1))-[.$G122]" office:value-type="float" office:value="-4" calcext:value-type="float">
            <text:p>-4</text:p>
          </table:table-cell>
          <table:table-cell table:formula="of:=FLOOR([.R$114]*IF([.$E122];0.2;1))-[.$G122]" office:value-type="float" office:value="-4" calcext:value-type="float">
            <text:p>-4</text:p>
          </table:table-cell>
          <table:table-cell table:formula="of:=FLOOR([.S$114]*IF([.$E122];0.2;1))-[.$G122]" office:value-type="float" office:value="-2" calcext:value-type="float">
            <text:p>-2</text:p>
          </table:table-cell>
          <table:table-cell table:formula="of:=FLOOR([.T$114]*IF([.$E122];0.2;1))-[.$G122]" office:value-type="float" office:value="-3" calcext:value-type="float">
            <text:p>-3</text:p>
          </table:table-cell>
          <table:table-cell table:formula="of:=FLOOR([.U$114]*IF([.$E122];0.2;1))-[.$G122]" office:value-type="float" office:value="-3" calcext:value-type="float">
            <text:p>-3</text:p>
          </table:table-cell>
          <table:table-cell table:formula="of:=FLOOR([.V$114]*IF([.$E122];0.2;1))-[.$G122]" office:value-type="float" office:value="-2" calcext:value-type="float">
            <text:p>-2</text:p>
          </table:table-cell>
          <table:table-cell table:formula="of:=FLOOR([.W$114]*IF([.$E122];0.2;1))-[.$G122]" office:value-type="float" office:value="-1" calcext:value-type="float">
            <text:p>-1</text:p>
          </table:table-cell>
          <table:table-cell table:formula="of:=FLOOR([.X$114]*IF([.$E122];0.2;1))-[.$G122]" office:value-type="float" office:value="0" calcext:value-type="float">
            <text:p>0</text:p>
          </table:table-cell>
          <table:table-cell table:formula="of:=FLOOR([.Y$114]*IF([.$E122];0.2;1))-[.$G122]" office:value-type="float" office:value="1" calcext:value-type="float">
            <text:p>1</text:p>
          </table:table-cell>
          <table:table-cell table:formula="of:=FLOOR([.Z$114]*IF([.$E122];0.2;1))-[.$G122]" office:value-type="float" office:value="2" calcext:value-type="float">
            <text:p>2</text:p>
          </table:table-cell>
          <table:table-cell table:formula="of:=FLOOR([.AA$114]*IF([.$E122];0.2;1))-[.$G122]" office:value-type="float" office:value="14" calcext:value-type="float">
            <text:p>14</text:p>
          </table:table-cell>
          <table:table-cell table:formula="of:=FLOOR([.AB$114]*IF([.$E122];0.2;1))-[.$G122]" office:value-type="float" office:value="19" calcext:value-type="float">
            <text:p>19</text:p>
          </table:table-cell>
          <table:table-cell table:formula="of:=FLOOR([.AC$114]*IF([.$E122];0.2;1))-[.$G122]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  <table:table-cell table:style-name="ce4"/>
          <table:table-cell table:number-columns-repeated="45"/>
        </table:table-row>
        <table:table-row table:style-name="ro1">
          <table:table-cell table:number-columns-repeated="12"/>
          <table:table-cell table:style-name="ce24" office:value-type="string" calcext:value-type="string" table:number-columns-spanned="14" table:number-rows-spanned="1">
            <text:p>PLASMA DAMAGE</text:p>
          </table:table-cell>
          <table:covered-table-cell table:number-columns-repeated="13"/>
          <table:table-cell table:number-columns-repeated="29"/>
        </table:table-row>
        <table:table-row table:style-name="ro8">
          <table:table-cell table:number-columns-repeated="12"/>
          <table:table-cell table:style-name="ce33" table:formula="of:=OFFSET([$'EcCo Armor'.$A$2];[.M$2];0)" office:value-type="string" office:string-value="None" calcext:value-type="string">
            <text:p>None</text:p>
          </table:table-cell>
          <table:table-cell table:style-name="ce33" table:formula="of:=OFFSET([$'EcCo Armor'.$A$2];[.N$2];0)" office:value-type="string" office:string-value="Robes" calcext:value-type="string">
            <text:p>Robes</text:p>
          </table:table-cell>
          <table:table-cell table:style-name="ce33" table:formula="of:=OFFSET([$'EcCo Armor'.$A$2];[.O$2];0)" office:value-type="string" office:string-value="Leather Jacket" calcext:value-type="string">
            <text:p>Leather Jacket</text:p>
          </table:table-cell>
          <table:table-cell table:style-name="ce33" table:formula="of:=OFFSET([$'EcCo Armor'.$A$2];[.P$2];0)" office:value-type="string" office:string-value="Leather Armor" calcext:value-type="string">
            <text:p>Leather Armor</text:p>
          </table:table-cell>
          <table:table-cell table:style-name="ce33" table:formula="of:=OFFSET([$'EcCo Armor'.$A$2];[.Q$2];0)" office:value-type="string" office:string-value="Comb Lth. Jack" calcext:value-type="string">
            <text:p>Comb Lth. Jack</text:p>
          </table:table-cell>
          <table:table-cell table:style-name="ce33" table:formula="of:=OFFSET([$'EcCo Armor'.$A$2];[.R$2];0)" office:value-type="string" office:string-value="Leather MkII" calcext:value-type="string">
            <text:p>Leather MkII</text:p>
          </table:table-cell>
          <table:table-cell table:style-name="ce33" table:formula="of:=OFFSET([$'EcCo Armor'.$A$2];[.S$2];0)" office:value-type="string" office:string-value="Metal Armor" calcext:value-type="string">
            <text:p>Metal Armor</text:p>
          </table:table-cell>
          <table:table-cell table:style-name="ce33" table:formula="of:=OFFSET([$'EcCo Armor'.$A$2];[.T$2];0)" office:value-type="string" office:string-value="Tesla Armor" calcext:value-type="string">
            <text:p>Tesla Armor</text:p>
          </table:table-cell>
          <table:table-cell table:style-name="ce33" table:formula="of:=OFFSET([$'EcCo Armor'.$A$2];[.U$2];0)" office:value-type="string" office:string-value="Metal MkII" calcext:value-type="string">
            <text:p>Metal MkII</text:p>
          </table:table-cell>
          <table:table-cell table:style-name="ce33" table:formula="of:=OFFSET([$'EcCo Armor'.$A$2];[.V$2];0)" office:value-type="string" office:string-value="Combat Armor" calcext:value-type="string">
            <text:p>Combat Armor</text:p>
          </table:table-cell>
          <table:table-cell table:style-name="ce33" table:formula="of:=OFFSET([$'EcCo Armor'.$A$2];[.W$2];0)" office:value-type="string" office:string-value="Combat MkII" calcext:value-type="string">
            <text:p>Combat MkII</text:p>
          </table:table-cell>
          <table:table-cell table:style-name="ce33" table:formula="of:=OFFSET([$'EcCo Armor'.$A$2];[.X$2];0)" office:value-type="string" office:string-value="Brotherhood" calcext:value-type="string">
            <text:p>Brotherhood</text:p>
          </table:table-cell>
          <table:table-cell table:style-name="ce33" table:formula="of:=OFFSET([$'EcCo Armor'.$A$2];[.Y$2];0)" office:value-type="string" office:string-value="Power Armor" calcext:value-type="string">
            <text:p>Power Armor</text:p>
          </table:table-cell>
          <table:table-cell table:style-name="ce33" table:formula="of:=OFFSET([$'EcCo Armor'.$A$2];[.Z$2];0)" office:value-type="string" office:string-value="Hard. Power" calcext:value-type="string">
            <text:p>Hard. Power</text:p>
          </table:table-cell>
          <table:table-cell table:style-name="ce33" table:formula="of:=OFFSET([$'EcCo Armor'.$A$2];[.AA$2];0)" office:value-type="string" office:string-value="Adv. Power" calcext:value-type="string">
            <text:p>Adv. Power</text:p>
          </table:table-cell>
          <table:table-cell table:style-name="ce33" table:formula="of:=OFFSET([$'EcCo Armor'.$A$2];[.AB$2];0)" office:value-type="string" office:string-value="Adv. Power MKII" calcext:value-type="string">
            <text:p>Adv. Power MKII</text:p>
          </table:table-cell>
          <table:table-cell table:style-name="ce33" table:formula="of:=OFFSET([$'EcCo Armor'.$A$2];[.AC$2];0)" office:value-type="string" office:string-value="Frank Horrigan" calcext:value-type="string">
            <text:p>Frank Horrigan</text:p>
          </table:table-cell>
          <table:table-cell table:style-name="ce33" table:number-columns-repeated="2"/>
          <table:table-cell table:number-columns-repeated="24"/>
        </table:table-row>
        <table:table-row table:style-name="ro2">
          <table:table-cell table:number-columns-repeated="10"/>
          <table:table-cell table:style-name="ce21" office:value-type="string" calcext:value-type="string" table:number-columns-spanned="2" table:number-rows-spanned="1">
            <text:p>DT Level</text:p>
          </table:table-cell>
          <table:covered-table-cell table:style-name="ce23"/>
          <table:table-cell table:style-name="ce25" table:formula="of:=OFFSET([$'EcCo Armor'.$K$2];[.M$2];0)" office:value-type="float" office:value="0" calcext:value-type="float">
            <text:p>0</text:p>
          </table:table-cell>
          <table:table-cell table:style-name="ce25" table:formula="of:=OFFSET([$'EcCo Armor'.$K$2];[.N$2];0)" office:value-type="float" office:value="0" calcext:value-type="float">
            <text:p>0</text:p>
          </table:table-cell>
          <table:table-cell table:style-name="ce25" table:formula="of:=OFFSET([$'EcCo Armor'.$K$2];[.O$2];0)" office:value-type="float" office:value="0" calcext:value-type="float">
            <text:p>0</text:p>
          </table:table-cell>
          <table:table-cell table:style-name="ce25" table:formula="of:=OFFSET([$'EcCo Armor'.$K$2];[.P$2];0)" office:value-type="float" office:value="0" calcext:value-type="float">
            <text:p>0</text:p>
          </table:table-cell>
          <table:table-cell table:style-name="ce25" table:formula="of:=OFFSET([$'EcCo Armor'.$K$2];[.Q$2];0)" office:value-type="float" office:value="0" calcext:value-type="float">
            <text:p>0</text:p>
          </table:table-cell>
          <table:table-cell table:style-name="ce25" table:formula="of:=OFFSET([$'EcCo Armor'.$K$2];[.R$2];0)" office:value-type="float" office:value="1" calcext:value-type="float">
            <text:p>1</text:p>
          </table:table-cell>
          <table:table-cell table:style-name="ce25" table:formula="of:=OFFSET([$'EcCo Armor'.$K$2];[.S$2];0)" office:value-type="float" office:value="4" calcext:value-type="float">
            <text:p>4</text:p>
          </table:table-cell>
          <table:table-cell table:style-name="ce25" table:formula="of:=OFFSET([$'EcCo Armor'.$K$2];[.T$2];0)" office:value-type="float" office:value="10" calcext:value-type="float">
            <text:p>10</text:p>
          </table:table-cell>
          <table:table-cell table:style-name="ce25" table:formula="of:=OFFSET([$'EcCo Armor'.$K$2];[.U$2];0)" office:value-type="float" office:value="4" calcext:value-type="float">
            <text:p>4</text:p>
          </table:table-cell>
          <table:table-cell table:style-name="ce25" table:formula="of:=OFFSET([$'EcCo Armor'.$K$2];[.V$2];0)" office:value-type="float" office:value="4" calcext:value-type="float">
            <text:p>4</text:p>
          </table:table-cell>
          <table:table-cell table:style-name="ce25" table:formula="of:=OFFSET([$'EcCo Armor'.$K$2];[.W$2];0)" office:value-type="float" office:value="5" calcext:value-type="float">
            <text:p>5</text:p>
          </table:table-cell>
          <table:table-cell table:style-name="ce25" table:formula="of:=OFFSET([$'EcCo Armor'.$K$2];[.X$2];0)" office:value-type="float" office:value="7" calcext:value-type="float">
            <text:p>7</text:p>
          </table:table-cell>
          <table:table-cell table:style-name="ce25" table:formula="of:=OFFSET([$'EcCo Armor'.$K$2];[.Y$2];0)" office:value-type="float" office:value="10" calcext:value-type="float">
            <text:p>10</text:p>
          </table:table-cell>
          <table:table-cell table:style-name="ce25" table:formula="of:=OFFSET([$'EcCo Armor'.$K$2];[.Z$2];0)" office:value-type="float" office:value="13" calcext:value-type="float">
            <text:p>13</text:p>
          </table:table-cell>
          <table:table-cell table:style-name="ce25" table:formula="of:=OFFSET([$'EcCo Armor'.$K$2];[.AA$2];0)" office:value-type="float" office:value="15" calcext:value-type="float">
            <text:p>15</text:p>
          </table:table-cell>
          <table:table-cell table:style-name="ce25" table:formula="of:=OFFSET([$'EcCo Armor'.$K$2];[.AB$2];0)" office:value-type="float" office:value="18" calcext:value-type="float">
            <text:p>18</text:p>
          </table:table-cell>
          <table:table-cell table:style-name="ce25" table:formula="of:=OFFSET([$'EcCo Armor'.$K$2];[.AC$2];0)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24"/>
        </table:table-row>
        <table:table-row table:style-name="ro2">
          <table:table-cell table:number-columns-repeated="10"/>
          <table:table-cell table:style-name="ce21" office:value-type="string" calcext:value-type="string" table:number-columns-spanned="2" table:number-rows-spanned="1">
            <text:p>DR Level</text:p>
          </table:table-cell>
          <table:covered-table-cell table:style-name="ce23"/>
          <table:table-cell table:style-name="ce25" table:formula="of:=OFFSET([$'EcCo Armor'.$L$2];[.M$2];0)" office:value-type="float" office:value="0" calcext:value-type="float">
            <text:p>0</text:p>
          </table:table-cell>
          <table:table-cell table:style-name="ce25" table:formula="of:=OFFSET([$'EcCo Armor'.$L$2];[.N$2];0)" office:value-type="float" office:value="10" calcext:value-type="float">
            <text:p>10</text:p>
          </table:table-cell>
          <table:table-cell table:style-name="ce25" table:formula="of:=OFFSET([$'EcCo Armor'.$L$2];[.O$2];0)" office:value-type="float" office:value="10" calcext:value-type="float">
            <text:p>10</text:p>
          </table:table-cell>
          <table:table-cell table:style-name="ce25" table:formula="of:=OFFSET([$'EcCo Armor'.$L$2];[.P$2];0)" office:value-type="float" office:value="10" calcext:value-type="float">
            <text:p>10</text:p>
          </table:table-cell>
          <table:table-cell table:style-name="ce25" table:formula="of:=OFFSET([$'EcCo Armor'.$L$2];[.Q$2];0)" office:value-type="float" office:value="10" calcext:value-type="float">
            <text:p>10</text:p>
          </table:table-cell>
          <table:table-cell table:style-name="ce25" table:formula="of:=OFFSET([$'EcCo Armor'.$L$2];[.R$2];0)" office:value-type="float" office:value="10" calcext:value-type="float">
            <text:p>10</text:p>
          </table:table-cell>
          <table:table-cell table:style-name="ce25" table:formula="of:=OFFSET([$'EcCo Armor'.$L$2];[.S$2];0)" office:value-type="float" office:value="20" calcext:value-type="float">
            <text:p>20</text:p>
          </table:table-cell>
          <table:table-cell table:style-name="ce25" table:formula="of:=OFFSET([$'EcCo Armor'.$L$2];[.T$2];0)" office:value-type="float" office:value="80" calcext:value-type="float">
            <text:p>80</text:p>
          </table:table-cell>
          <table:table-cell table:style-name="ce25" table:formula="of:=OFFSET([$'EcCo Armor'.$L$2];[.U$2];0)" office:value-type="float" office:value="25" calcext:value-type="float">
            <text:p>25</text:p>
          </table:table-cell>
          <table:table-cell table:style-name="ce25" table:formula="of:=OFFSET([$'EcCo Armor'.$L$2];[.V$2];0)" office:value-type="float" office:value="50" calcext:value-type="float">
            <text:p>50</text:p>
          </table:table-cell>
          <table:table-cell table:style-name="ce25" table:formula="of:=OFFSET([$'EcCo Armor'.$L$2];[.W$2];0)" office:value-type="float" office:value="50" calcext:value-type="float">
            <text:p>50</text:p>
          </table:table-cell>
          <table:table-cell table:style-name="ce25" table:formula="of:=OFFSET([$'EcCo Armor'.$L$2];[.X$2];0)" office:value-type="float" office:value="60" calcext:value-type="float">
            <text:p>60</text:p>
          </table:table-cell>
          <table:table-cell table:style-name="ce25" table:formula="of:=OFFSET([$'EcCo Armor'.$L$2];[.Y$2];0)" office:value-type="float" office:value="40" calcext:value-type="float">
            <text:p>40</text:p>
          </table:table-cell>
          <table:table-cell table:style-name="ce25" table:formula="of:=OFFSET([$'EcCo Armor'.$L$2];[.Z$2];0)" office:value-type="float" office:value="40" calcext:value-type="float">
            <text:p>40</text:p>
          </table:table-cell>
          <table:table-cell table:style-name="ce25" table:formula="of:=OFFSET([$'EcCo Armor'.$L$2];[.AA$2];0)" office:value-type="float" office:value="60" calcext:value-type="float">
            <text:p>60</text:p>
          </table:table-cell>
          <table:table-cell table:style-name="ce25" table:formula="of:=OFFSET([$'EcCo Armor'.$L$2];[.AB$2];0)" office:value-type="float" office:value="60" calcext:value-type="float">
            <text:p>60</text:p>
          </table:table-cell>
          <table:table-cell table:style-name="ce25" table:formula="of:=OFFSET([$'EcCo Armor'.$L$2];[.AC$2];0)" office:value-type="float" office:value="70" calcext:value-type="float">
            <text:p>70</text:p>
          </table:table-cell>
          <table:table-cell table:style-name="ce25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OOKUP([.$B132];[$'EcCo ammo'.$A$6:$'EcCo ammo'.$A$37];[$'EcCo ammo'.F$6:$'EcCo ammo'.F$37])" office:value-type="float" office:value="0" calcext:value-type="float">
            <text:p>0</text:p>
          </table:table-cell>
          <table:table-cell table:formula="of:=LOOKUP([.$B132];[$'EcCo ammo'.$A$6:$'EcCo ammo'.$A$37];[$'EcCo ammo'.H$6:$'EcCo ammo'.H$37])" office:value-type="float" office:value="3" calcext:value-type="float">
            <text:p>3</text:p>
          </table:table-cell>
          <table:table-cell table:formula="of:=LOOKUP([.$B132];[$'EcCo ammo'.$A$6:$'EcCo ammo'.$A$37];[$'EcCo ammo'.I$6:$'EcCo ammo'.I$37])" office:value-type="float" office:value="1" calcext:value-type="float">
            <text:p>1</text:p>
          </table:table-cell>
          <table:table-cell table:formula="of:=LOOKUP([.$B13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32]/[.I132]" office:value-type="float" office:value="1" calcext:value-type="float">
            <text:p>1.00</text:p>
          </table:table-cell>
          <table:table-cell table:formula="of:=ROUND(AVERAGE([.C132];[.D132]))" office:value-type="float" office:value="28" calcext:value-type="float">
            <text:p>28</text:p>
          </table:table-cell>
          <table:table-cell/>
          <table:table-cell table:formula="of:=ROUNDUP(MAX((100-MAX([.M$130]+10*MIN([.M$129]-[.$G132];0);0))*INT(([.$K132]-MAX([.M$129]-[.$G132];0))*[.$J132])/100;0);0)" office:value-type="float" office:value="28" calcext:value-type="float">
            <text:p>28</text:p>
          </table:table-cell>
          <table:table-cell table:formula="of:=ROUNDUP(MAX((100-MAX([.N$130]+10*MIN([.N$129]-[.$G132];0);0))*INT(([.$K132]-MAX([.N$129]-[.$G132];0))*[.$J132])/100;0);0)" office:value-type="float" office:value="28" calcext:value-type="float">
            <text:p>28</text:p>
          </table:table-cell>
          <table:table-cell table:formula="of:=ROUNDUP(MAX((100-MAX([.O$130]+10*MIN([.O$129]-[.$G132];0);0))*INT(([.$K132]-MAX([.O$129]-[.$G132];0))*[.$J132])/100;0);0)" office:value-type="float" office:value="28" calcext:value-type="float">
            <text:p>28</text:p>
          </table:table-cell>
          <table:table-cell table:formula="of:=ROUNDUP(MAX((100-MAX([.P$130]+10*MIN([.P$129]-[.$G132];0);0))*INT(([.$K132]-MAX([.P$129]-[.$G132];0))*[.$J132])/100;0);0)" office:value-type="float" office:value="28" calcext:value-type="float">
            <text:p>28</text:p>
          </table:table-cell>
          <table:table-cell table:formula="of:=ROUNDUP(MAX((100-MAX([.Q$130]+10*MIN([.Q$129]-[.$G132];0);0))*INT(([.$K132]-MAX([.Q$129]-[.$G132];0))*[.$J132])/100;0);0)" office:value-type="float" office:value="28" calcext:value-type="float">
            <text:p>28</text:p>
          </table:table-cell>
          <table:table-cell table:formula="of:=ROUNDUP(MAX((100-MAX([.R$130]+10*MIN([.R$129]-[.$G132];0);0))*INT(([.$K132]-MAX([.R$129]-[.$G132];0))*[.$J132])/100;0);0)" office:value-type="float" office:value="28" calcext:value-type="float">
            <text:p>28</text:p>
          </table:table-cell>
          <table:table-cell table:formula="of:=ROUNDUP(MAX((100-MAX([.S$130]+10*MIN([.S$129]-[.$G132];0);0))*INT(([.$K132]-MAX([.S$129]-[.$G132];0))*[.$J132])/100;0);0)" office:value-type="float" office:value="22" calcext:value-type="float">
            <text:p>22</text:p>
          </table:table-cell>
          <table:table-cell table:formula="of:=ROUNDUP(MAX((100-MAX([.T$130]+10*MIN([.T$129]-[.$G132];0);0))*INT(([.$K132]-MAX([.T$129]-[.$G132];0))*[.$J132])/100;0);0)" office:value-type="float" office:value="5" calcext:value-type="float">
            <text:p>5</text:p>
          </table:table-cell>
          <table:table-cell table:formula="of:=ROUNDUP(MAX((100-MAX([.U$130]+10*MIN([.U$129]-[.$G132];0);0))*INT(([.$K132]-MAX([.U$129]-[.$G132];0))*[.$J132])/100;0);0)" office:value-type="float" office:value="21" calcext:value-type="float">
            <text:p>21</text:p>
          </table:table-cell>
          <table:table-cell table:formula="of:=ROUNDUP(MAX((100-MAX([.V$130]+10*MIN([.V$129]-[.$G132];0);0))*INT(([.$K132]-MAX([.V$129]-[.$G132];0))*[.$J132])/100;0);0)" office:value-type="float" office:value="14" calcext:value-type="float">
            <text:p>14</text:p>
          </table:table-cell>
          <table:table-cell table:formula="of:=ROUNDUP(MAX((100-MAX([.W$130]+10*MIN([.W$129]-[.$G132];0);0))*INT(([.$K132]-MAX([.W$129]-[.$G132];0))*[.$J132])/100;0);0)" office:value-type="float" office:value="13" calcext:value-type="float">
            <text:p>13</text:p>
          </table:table-cell>
          <table:table-cell table:formula="of:=ROUNDUP(MAX((100-MAX([.X$130]+10*MIN([.X$129]-[.$G132];0);0))*INT(([.$K132]-MAX([.X$129]-[.$G132];0))*[.$J132])/100;0);0)" office:value-type="float" office:value="10" calcext:value-type="float">
            <text:p>10</text:p>
          </table:table-cell>
          <table:table-cell table:formula="of:=ROUNDUP(MAX((100-MAX([.Y$130]+10*MIN([.Y$129]-[.$G132];0);0))*INT(([.$K132]-MAX([.Y$129]-[.$G132];0))*[.$J132])/100;0);0)" office:value-type="float" office:value="13" calcext:value-type="float">
            <text:p>13</text:p>
          </table:table-cell>
          <table:table-cell table:formula="of:=ROUNDUP(MAX((100-MAX([.Z$130]+10*MIN([.Z$129]-[.$G132];0);0))*INT(([.$K132]-MAX([.Z$129]-[.$G132];0))*[.$J132])/100;0);0)" office:value-type="float" office:value="11" calcext:value-type="float">
            <text:p>11</text:p>
          </table:table-cell>
          <table:table-cell table:formula="of:=ROUNDUP(MAX((100-MAX([.AA$130]+10*MIN([.AA$129]-[.$G132];0);0))*INT(([.$K132]-MAX([.AA$129]-[.$G132];0))*[.$J132])/100;0);0)" office:value-type="float" office:value="7" calcext:value-type="float">
            <text:p>7</text:p>
          </table:table-cell>
          <table:table-cell table:formula="of:=ROUNDUP(MAX((100-MAX([.AB$130]+10*MIN([.AB$129]-[.$G132];0);0))*INT(([.$K132]-MAX([.AB$129]-[.$G132];0))*[.$J132])/100;0);0)" office:value-type="float" office:value="6" calcext:value-type="float">
            <text:p>6</text:p>
          </table:table-cell>
          <table:table-cell table:formula="of:=ROUNDUP(MAX((100-MAX([.AC$130]+10*MIN([.AC$129]-[.$G132];0);0))*INT(([.$K132]-MAX([.AC$129]-[.$G132];0))*[.$J132])/100;0);0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OOKUP([.$B133];[$'EcCo ammo'.$A$6:$'EcCo ammo'.$A$37];[$'EcCo ammo'.F$6:$'EcCo ammo'.F$37])" office:value-type="float" office:value="0" calcext:value-type="float">
            <text:p>0</text:p>
          </table:table-cell>
          <table:table-cell table:formula="of:=LOOKUP([.$B133];[$'EcCo ammo'.$A$6:$'EcCo ammo'.$A$37];[$'EcCo ammo'.H$6:$'EcCo ammo'.H$37])" office:value-type="float" office:value="3" calcext:value-type="float">
            <text:p>3</text:p>
          </table:table-cell>
          <table:table-cell table:formula="of:=LOOKUP([.$B133];[$'EcCo ammo'.$A$6:$'EcCo ammo'.$A$37];[$'EcCo ammo'.I$6:$'EcCo ammo'.I$37])" office:value-type="float" office:value="1" calcext:value-type="float">
            <text:p>1</text:p>
          </table:table-cell>
          <table:table-cell table:formula="of:=LOOKUP([.$B13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33]/[.I133]" office:value-type="float" office:value="1" calcext:value-type="float">
            <text:p>1.00</text:p>
          </table:table-cell>
          <table:table-cell table:formula="of:=ROUND(AVERAGE([.C133];[.D133]))" office:value-type="float" office:value="28" calcext:value-type="float">
            <text:p>28</text:p>
          </table:table-cell>
          <table:table-cell/>
          <table:table-cell table:formula="of:=ROUNDUP(MAX((100-MAX([.M$130]+10*MIN([.M$129]-[.$G133];0);0))*INT(([.$K133]-MAX([.M$129]-[.$G133];0))*[.$J133])/100;0);0)" office:value-type="float" office:value="28" calcext:value-type="float">
            <text:p>28</text:p>
          </table:table-cell>
          <table:table-cell table:formula="of:=ROUNDUP(MAX((100-MAX([.N$130]+10*MIN([.N$129]-[.$G133];0);0))*INT(([.$K133]-MAX([.N$129]-[.$G133];0))*[.$J133])/100;0);0)" office:value-type="float" office:value="28" calcext:value-type="float">
            <text:p>28</text:p>
          </table:table-cell>
          <table:table-cell table:formula="of:=ROUNDUP(MAX((100-MAX([.O$130]+10*MIN([.O$129]-[.$G133];0);0))*INT(([.$K133]-MAX([.O$129]-[.$G133];0))*[.$J133])/100;0);0)" office:value-type="float" office:value="28" calcext:value-type="float">
            <text:p>28</text:p>
          </table:table-cell>
          <table:table-cell table:formula="of:=ROUNDUP(MAX((100-MAX([.P$130]+10*MIN([.P$129]-[.$G133];0);0))*INT(([.$K133]-MAX([.P$129]-[.$G133];0))*[.$J133])/100;0);0)" office:value-type="float" office:value="28" calcext:value-type="float">
            <text:p>28</text:p>
          </table:table-cell>
          <table:table-cell table:formula="of:=ROUNDUP(MAX((100-MAX([.Q$130]+10*MIN([.Q$129]-[.$G133];0);0))*INT(([.$K133]-MAX([.Q$129]-[.$G133];0))*[.$J133])/100;0);0)" office:value-type="float" office:value="28" calcext:value-type="float">
            <text:p>28</text:p>
          </table:table-cell>
          <table:table-cell table:formula="of:=ROUNDUP(MAX((100-MAX([.R$130]+10*MIN([.R$129]-[.$G133];0);0))*INT(([.$K133]-MAX([.R$129]-[.$G133];0))*[.$J133])/100;0);0)" office:value-type="float" office:value="28" calcext:value-type="float">
            <text:p>28</text:p>
          </table:table-cell>
          <table:table-cell table:formula="of:=ROUNDUP(MAX((100-MAX([.S$130]+10*MIN([.S$129]-[.$G133];0);0))*INT(([.$K133]-MAX([.S$129]-[.$G133];0))*[.$J133])/100;0);0)" office:value-type="float" office:value="22" calcext:value-type="float">
            <text:p>22</text:p>
          </table:table-cell>
          <table:table-cell table:formula="of:=ROUNDUP(MAX((100-MAX([.T$130]+10*MIN([.T$129]-[.$G133];0);0))*INT(([.$K133]-MAX([.T$129]-[.$G133];0))*[.$J133])/100;0);0)" office:value-type="float" office:value="5" calcext:value-type="float">
            <text:p>5</text:p>
          </table:table-cell>
          <table:table-cell table:formula="of:=ROUNDUP(MAX((100-MAX([.U$130]+10*MIN([.U$129]-[.$G133];0);0))*INT(([.$K133]-MAX([.U$129]-[.$G133];0))*[.$J133])/100;0);0)" office:value-type="float" office:value="21" calcext:value-type="float">
            <text:p>21</text:p>
          </table:table-cell>
          <table:table-cell table:formula="of:=ROUNDUP(MAX((100-MAX([.V$130]+10*MIN([.V$129]-[.$G133];0);0))*INT(([.$K133]-MAX([.V$129]-[.$G133];0))*[.$J133])/100;0);0)" office:value-type="float" office:value="14" calcext:value-type="float">
            <text:p>14</text:p>
          </table:table-cell>
          <table:table-cell table:formula="of:=ROUNDUP(MAX((100-MAX([.W$130]+10*MIN([.W$129]-[.$G133];0);0))*INT(([.$K133]-MAX([.W$129]-[.$G133];0))*[.$J133])/100;0);0)" office:value-type="float" office:value="13" calcext:value-type="float">
            <text:p>13</text:p>
          </table:table-cell>
          <table:table-cell table:formula="of:=ROUNDUP(MAX((100-MAX([.X$130]+10*MIN([.X$129]-[.$G133];0);0))*INT(([.$K133]-MAX([.X$129]-[.$G133];0))*[.$J133])/100;0);0)" office:value-type="float" office:value="10" calcext:value-type="float">
            <text:p>10</text:p>
          </table:table-cell>
          <table:table-cell table:formula="of:=ROUNDUP(MAX((100-MAX([.Y$130]+10*MIN([.Y$129]-[.$G133];0);0))*INT(([.$K133]-MAX([.Y$129]-[.$G133];0))*[.$J133])/100;0);0)" office:value-type="float" office:value="13" calcext:value-type="float">
            <text:p>13</text:p>
          </table:table-cell>
          <table:table-cell table:formula="of:=ROUNDUP(MAX((100-MAX([.Z$130]+10*MIN([.Z$129]-[.$G133];0);0))*INT(([.$K133]-MAX([.Z$129]-[.$G133];0))*[.$J133])/100;0);0)" office:value-type="float" office:value="11" calcext:value-type="float">
            <text:p>11</text:p>
          </table:table-cell>
          <table:table-cell table:formula="of:=ROUNDUP(MAX((100-MAX([.AA$130]+10*MIN([.AA$129]-[.$G133];0);0))*INT(([.$K133]-MAX([.AA$129]-[.$G133];0))*[.$J133])/100;0);0)" office:value-type="float" office:value="7" calcext:value-type="float">
            <text:p>7</text:p>
          </table:table-cell>
          <table:table-cell table:formula="of:=ROUNDUP(MAX((100-MAX([.AB$130]+10*MIN([.AB$129]-[.$G133];0);0))*INT(([.$K133]-MAX([.AB$129]-[.$G133];0))*[.$J133])/100;0);0)" office:value-type="float" office:value="6" calcext:value-type="float">
            <text:p>6</text:p>
          </table:table-cell>
          <table:table-cell table:formula="of:=ROUNDUP(MAX((100-MAX([.AC$130]+10*MIN([.AC$129]-[.$G133];0);0))*INT(([.$K133]-MAX([.AC$129]-[.$G133];0))*[.$J133])/100;0);0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LOOKUP([.$B134];[$'EcCo ammo'.$A$6:$'EcCo ammo'.$A$37];[$'EcCo ammo'.F$6:$'EcCo ammo'.F$37])" office:value-type="float" office:value="0" calcext:value-type="float">
            <text:p>0</text:p>
          </table:table-cell>
          <table:table-cell table:formula="of:=LOOKUP([.$B134];[$'EcCo ammo'.$A$6:$'EcCo ammo'.$A$37];[$'EcCo ammo'.H$6:$'EcCo ammo'.H$37])" office:value-type="float" office:value="6" calcext:value-type="float">
            <text:p>6</text:p>
          </table:table-cell>
          <table:table-cell table:formula="of:=LOOKUP([.$B134];[$'EcCo ammo'.$A$6:$'EcCo ammo'.$A$37];[$'EcCo ammo'.I$6:$'EcCo ammo'.I$37])" office:value-type="float" office:value="1" calcext:value-type="float">
            <text:p>1</text:p>
          </table:table-cell>
          <table:table-cell table:formula="of:=LOOKUP([.$B134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34]/[.I134]" office:value-type="float" office:value="1" calcext:value-type="float">
            <text:p>1.00</text:p>
          </table:table-cell>
          <table:table-cell table:formula="of:=ROUND(AVERAGE([.C134];[.D134]))" office:value-type="float" office:value="50" calcext:value-type="float">
            <text:p>50</text:p>
          </table:table-cell>
          <table:table-cell/>
          <table:table-cell table:formula="of:=ROUNDUP(MAX((100-MAX([.M$130]+10*MIN([.M$129]-[.$G134];0);0))*INT(([.$K134]-MAX([.M$129]-[.$G134];0))*[.$J134])/100;0);0)" office:value-type="float" office:value="50" calcext:value-type="float">
            <text:p>50</text:p>
          </table:table-cell>
          <table:table-cell table:formula="of:=ROUNDUP(MAX((100-MAX([.N$130]+10*MIN([.N$129]-[.$G134];0);0))*INT(([.$K134]-MAX([.N$129]-[.$G134];0))*[.$J134])/100;0);0)" office:value-type="float" office:value="50" calcext:value-type="float">
            <text:p>50</text:p>
          </table:table-cell>
          <table:table-cell table:formula="of:=ROUNDUP(MAX((100-MAX([.O$130]+10*MIN([.O$129]-[.$G134];0);0))*INT(([.$K134]-MAX([.O$129]-[.$G134];0))*[.$J134])/100;0);0)" office:value-type="float" office:value="50" calcext:value-type="float">
            <text:p>50</text:p>
          </table:table-cell>
          <table:table-cell table:formula="of:=ROUNDUP(MAX((100-MAX([.P$130]+10*MIN([.P$129]-[.$G134];0);0))*INT(([.$K134]-MAX([.P$129]-[.$G134];0))*[.$J134])/100;0);0)" office:value-type="float" office:value="50" calcext:value-type="float">
            <text:p>50</text:p>
          </table:table-cell>
          <table:table-cell table:formula="of:=ROUNDUP(MAX((100-MAX([.Q$130]+10*MIN([.Q$129]-[.$G134];0);0))*INT(([.$K134]-MAX([.Q$129]-[.$G134];0))*[.$J134])/100;0);0)" office:value-type="float" office:value="50" calcext:value-type="float">
            <text:p>50</text:p>
          </table:table-cell>
          <table:table-cell table:formula="of:=ROUNDUP(MAX((100-MAX([.R$130]+10*MIN([.R$129]-[.$G134];0);0))*INT(([.$K134]-MAX([.R$129]-[.$G134];0))*[.$J134])/100;0);0)" office:value-type="float" office:value="50" calcext:value-type="float">
            <text:p>50</text:p>
          </table:table-cell>
          <table:table-cell table:formula="of:=ROUNDUP(MAX((100-MAX([.S$130]+10*MIN([.S$129]-[.$G134];0);0))*INT(([.$K134]-MAX([.S$129]-[.$G134];0))*[.$J134])/100;0);0)" office:value-type="float" office:value="50" calcext:value-type="float">
            <text:p>50</text:p>
          </table:table-cell>
          <table:table-cell table:formula="of:=ROUNDUP(MAX((100-MAX([.T$130]+10*MIN([.T$129]-[.$G134];0);0))*INT(([.$K134]-MAX([.T$129]-[.$G134];0))*[.$J134])/100;0);0)" office:value-type="float" office:value="10" calcext:value-type="float">
            <text:p>10</text:p>
          </table:table-cell>
          <table:table-cell table:formula="of:=ROUNDUP(MAX((100-MAX([.U$130]+10*MIN([.U$129]-[.$G134];0);0))*INT(([.$K134]-MAX([.U$129]-[.$G134];0))*[.$J134])/100;0);0)" office:value-type="float" office:value="48" calcext:value-type="float">
            <text:p>48</text:p>
          </table:table-cell>
          <table:table-cell table:formula="of:=ROUNDUP(MAX((100-MAX([.V$130]+10*MIN([.V$129]-[.$G134];0);0))*INT(([.$K134]-MAX([.V$129]-[.$G134];0))*[.$J134])/100;0);0)" office:value-type="float" office:value="35" calcext:value-type="float">
            <text:p>35</text:p>
          </table:table-cell>
          <table:table-cell table:formula="of:=ROUNDUP(MAX((100-MAX([.W$130]+10*MIN([.W$129]-[.$G134];0);0))*INT(([.$K134]-MAX([.W$129]-[.$G134];0))*[.$J134])/100;0);0)" office:value-type="float" office:value="30" calcext:value-type="float">
            <text:p>30</text:p>
          </table:table-cell>
          <table:table-cell table:formula="of:=ROUNDUP(MAX((100-MAX([.X$130]+10*MIN([.X$129]-[.$G134];0);0))*INT(([.$K134]-MAX([.X$129]-[.$G134];0))*[.$J134])/100;0);0)" office:value-type="float" office:value="20" calcext:value-type="float">
            <text:p>20</text:p>
          </table:table-cell>
          <table:table-cell table:formula="of:=ROUNDUP(MAX((100-MAX([.Y$130]+10*MIN([.Y$129]-[.$G134];0);0))*INT(([.$K134]-MAX([.Y$129]-[.$G134];0))*[.$J134])/100;0);0)" office:value-type="float" office:value="28" calcext:value-type="float">
            <text:p>28</text:p>
          </table:table-cell>
          <table:table-cell table:formula="of:=ROUNDUP(MAX((100-MAX([.Z$130]+10*MIN([.Z$129]-[.$G134];0);0))*INT(([.$K134]-MAX([.Z$129]-[.$G134];0))*[.$J134])/100;0);0)" office:value-type="float" office:value="26" calcext:value-type="float">
            <text:p>26</text:p>
          </table:table-cell>
          <table:table-cell table:formula="of:=ROUNDUP(MAX((100-MAX([.AA$130]+10*MIN([.AA$129]-[.$G134];0);0))*INT(([.$K134]-MAX([.AA$129]-[.$G134];0))*[.$J134])/100;0);0)" office:value-type="float" office:value="17" calcext:value-type="float">
            <text:p>17</text:p>
          </table:table-cell>
          <table:table-cell table:formula="of:=ROUNDUP(MAX((100-MAX([.AB$130]+10*MIN([.AB$129]-[.$G134];0);0))*INT(([.$K134]-MAX([.AB$129]-[.$G134];0))*[.$J134])/100;0);0)" office:value-type="float" office:value="16" calcext:value-type="float">
            <text:p>16</text:p>
          </table:table-cell>
          <table:table-cell table:formula="of:=ROUNDUP(MAX((100-MAX([.AC$130]+10*MIN([.AC$129]-[.$G134];0);0))*INT(([.$K134]-MAX([.AC$129]-[.$G134];0))*[.$J134])/100;0);0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LOOKUP([.$B135];[$'EcCo ammo'.$A$6:$'EcCo ammo'.$A$37];[$'EcCo ammo'.F$6:$'EcCo ammo'.F$37])" office:value-type="float" office:value="0" calcext:value-type="float">
            <text:p>0</text:p>
          </table:table-cell>
          <table:table-cell table:formula="of:=LOOKUP([.$B135];[$'EcCo ammo'.$A$6:$'EcCo ammo'.$A$37];[$'EcCo ammo'.H$6:$'EcCo ammo'.H$37])" office:value-type="float" office:value="6" calcext:value-type="float">
            <text:p>6</text:p>
          </table:table-cell>
          <table:table-cell table:formula="of:=LOOKUP([.$B135];[$'EcCo ammo'.$A$6:$'EcCo ammo'.$A$37];[$'EcCo ammo'.I$6:$'EcCo ammo'.I$37])" office:value-type="float" office:value="1" calcext:value-type="float">
            <text:p>1</text:p>
          </table:table-cell>
          <table:table-cell table:formula="of:=LOOKUP([.$B13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35]/[.I135]" office:value-type="float" office:value="1" calcext:value-type="float">
            <text:p>1.00</text:p>
          </table:table-cell>
          <table:table-cell table:formula="of:=ROUND(AVERAGE([.C135];[.D135]))" office:value-type="float" office:value="50" calcext:value-type="float">
            <text:p>50</text:p>
          </table:table-cell>
          <table:table-cell/>
          <table:table-cell table:formula="of:=ROUNDUP(MAX((100-MAX([.M$130]+10*MIN([.M$129]-[.$G135];0);0))*INT(([.$K135]-MAX([.M$129]-[.$G135];0))*[.$J135])/100;0);0)" office:value-type="float" office:value="50" calcext:value-type="float">
            <text:p>50</text:p>
          </table:table-cell>
          <table:table-cell table:formula="of:=ROUNDUP(MAX((100-MAX([.N$130]+10*MIN([.N$129]-[.$G135];0);0))*INT(([.$K135]-MAX([.N$129]-[.$G135];0))*[.$J135])/100;0);0)" office:value-type="float" office:value="50" calcext:value-type="float">
            <text:p>50</text:p>
          </table:table-cell>
          <table:table-cell table:formula="of:=ROUNDUP(MAX((100-MAX([.O$130]+10*MIN([.O$129]-[.$G135];0);0))*INT(([.$K135]-MAX([.O$129]-[.$G135];0))*[.$J135])/100;0);0)" office:value-type="float" office:value="50" calcext:value-type="float">
            <text:p>50</text:p>
          </table:table-cell>
          <table:table-cell table:formula="of:=ROUNDUP(MAX((100-MAX([.P$130]+10*MIN([.P$129]-[.$G135];0);0))*INT(([.$K135]-MAX([.P$129]-[.$G135];0))*[.$J135])/100;0);0)" office:value-type="float" office:value="50" calcext:value-type="float">
            <text:p>50</text:p>
          </table:table-cell>
          <table:table-cell table:formula="of:=ROUNDUP(MAX((100-MAX([.Q$130]+10*MIN([.Q$129]-[.$G135];0);0))*INT(([.$K135]-MAX([.Q$129]-[.$G135];0))*[.$J135])/100;0);0)" office:value-type="float" office:value="50" calcext:value-type="float">
            <text:p>50</text:p>
          </table:table-cell>
          <table:table-cell table:formula="of:=ROUNDUP(MAX((100-MAX([.R$130]+10*MIN([.R$129]-[.$G135];0);0))*INT(([.$K135]-MAX([.R$129]-[.$G135];0))*[.$J135])/100;0);0)" office:value-type="float" office:value="50" calcext:value-type="float">
            <text:p>50</text:p>
          </table:table-cell>
          <table:table-cell table:formula="of:=ROUNDUP(MAX((100-MAX([.S$130]+10*MIN([.S$129]-[.$G135];0);0))*INT(([.$K135]-MAX([.S$129]-[.$G135];0))*[.$J135])/100;0);0)" office:value-type="float" office:value="50" calcext:value-type="float">
            <text:p>50</text:p>
          </table:table-cell>
          <table:table-cell table:formula="of:=ROUNDUP(MAX((100-MAX([.T$130]+10*MIN([.T$129]-[.$G135];0);0))*INT(([.$K135]-MAX([.T$129]-[.$G135];0))*[.$J135])/100;0);0)" office:value-type="float" office:value="10" calcext:value-type="float">
            <text:p>10</text:p>
          </table:table-cell>
          <table:table-cell table:formula="of:=ROUNDUP(MAX((100-MAX([.U$130]+10*MIN([.U$129]-[.$G135];0);0))*INT(([.$K135]-MAX([.U$129]-[.$G135];0))*[.$J135])/100;0);0)" office:value-type="float" office:value="48" calcext:value-type="float">
            <text:p>48</text:p>
          </table:table-cell>
          <table:table-cell table:formula="of:=ROUNDUP(MAX((100-MAX([.V$130]+10*MIN([.V$129]-[.$G135];0);0))*INT(([.$K135]-MAX([.V$129]-[.$G135];0))*[.$J135])/100;0);0)" office:value-type="float" office:value="35" calcext:value-type="float">
            <text:p>35</text:p>
          </table:table-cell>
          <table:table-cell table:formula="of:=ROUNDUP(MAX((100-MAX([.W$130]+10*MIN([.W$129]-[.$G135];0);0))*INT(([.$K135]-MAX([.W$129]-[.$G135];0))*[.$J135])/100;0);0)" office:value-type="float" office:value="30" calcext:value-type="float">
            <text:p>30</text:p>
          </table:table-cell>
          <table:table-cell table:formula="of:=ROUNDUP(MAX((100-MAX([.X$130]+10*MIN([.X$129]-[.$G135];0);0))*INT(([.$K135]-MAX([.X$129]-[.$G135];0))*[.$J135])/100;0);0)" office:value-type="float" office:value="20" calcext:value-type="float">
            <text:p>20</text:p>
          </table:table-cell>
          <table:table-cell table:formula="of:=ROUNDUP(MAX((100-MAX([.Y$130]+10*MIN([.Y$129]-[.$G135];0);0))*INT(([.$K135]-MAX([.Y$129]-[.$G135];0))*[.$J135])/100;0);0)" office:value-type="float" office:value="28" calcext:value-type="float">
            <text:p>28</text:p>
          </table:table-cell>
          <table:table-cell table:formula="of:=ROUNDUP(MAX((100-MAX([.Z$130]+10*MIN([.Z$129]-[.$G135];0);0))*INT(([.$K135]-MAX([.Z$129]-[.$G135];0))*[.$J135])/100;0);0)" office:value-type="float" office:value="26" calcext:value-type="float">
            <text:p>26</text:p>
          </table:table-cell>
          <table:table-cell table:formula="of:=ROUNDUP(MAX((100-MAX([.AA$130]+10*MIN([.AA$129]-[.$G135];0);0))*INT(([.$K135]-MAX([.AA$129]-[.$G135];0))*[.$J135])/100;0);0)" office:value-type="float" office:value="17" calcext:value-type="float">
            <text:p>17</text:p>
          </table:table-cell>
          <table:table-cell table:formula="of:=ROUNDUP(MAX((100-MAX([.AB$130]+10*MIN([.AB$129]-[.$G135];0);0))*INT(([.$K135]-MAX([.AB$129]-[.$G135];0))*[.$J135])/100;0);0)" office:value-type="float" office:value="16" calcext:value-type="float">
            <text:p>16</text:p>
          </table:table-cell>
          <table:table-cell table:formula="of:=ROUNDUP(MAX((100-MAX([.AC$130]+10*MIN([.AC$129]-[.$G135];0);0))*INT(([.$K135]-MAX([.AC$129]-[.$G135];0))*[.$J135])/100;0);0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LOOKUP([.$B136];[$'EcCo ammo'.$A$6:$'EcCo ammo'.$A$37];[$'EcCo ammo'.F$6:$'EcCo ammo'.F$37])" office:value-type="float" office:value="0" calcext:value-type="float">
            <text:p>0</text:p>
          </table:table-cell>
          <table:table-cell table:formula="of:=LOOKUP([.$B136];[$'EcCo ammo'.$A$6:$'EcCo ammo'.$A$37];[$'EcCo ammo'.H$6:$'EcCo ammo'.H$37])" office:value-type="float" office:value="6" calcext:value-type="float">
            <text:p>6</text:p>
          </table:table-cell>
          <table:table-cell table:formula="of:=LOOKUP([.$B136];[$'EcCo ammo'.$A$6:$'EcCo ammo'.$A$37];[$'EcCo ammo'.I$6:$'EcCo ammo'.I$37])" office:value-type="float" office:value="1" calcext:value-type="float">
            <text:p>1</text:p>
          </table:table-cell>
          <table:table-cell table:formula="of:=LOOKUP([.$B136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36]/[.I136]" office:value-type="float" office:value="1" calcext:value-type="float">
            <text:p>1.00</text:p>
          </table:table-cell>
          <table:table-cell table:formula="of:=ROUND(AVERAGE([.C136];[.D136]))" office:value-type="float" office:value="55" calcext:value-type="float">
            <text:p>55</text:p>
          </table:table-cell>
          <table:table-cell/>
          <table:table-cell table:formula="of:=ROUNDUP(MAX((100-MAX([.M$130]+10*MIN([.M$129]-[.$G136];0);0))*INT(([.$K136]-MAX([.M$129]-[.$G136];0))*[.$J136])/100;0);0)" office:value-type="float" office:value="55" calcext:value-type="float">
            <text:p>55</text:p>
          </table:table-cell>
          <table:table-cell table:formula="of:=ROUNDUP(MAX((100-MAX([.N$130]+10*MIN([.N$129]-[.$G136];0);0))*INT(([.$K136]-MAX([.N$129]-[.$G136];0))*[.$J136])/100;0);0)" office:value-type="float" office:value="55" calcext:value-type="float">
            <text:p>55</text:p>
          </table:table-cell>
          <table:table-cell table:formula="of:=ROUNDUP(MAX((100-MAX([.O$130]+10*MIN([.O$129]-[.$G136];0);0))*INT(([.$K136]-MAX([.O$129]-[.$G136];0))*[.$J136])/100;0);0)" office:value-type="float" office:value="55" calcext:value-type="float">
            <text:p>55</text:p>
          </table:table-cell>
          <table:table-cell table:formula="of:=ROUNDUP(MAX((100-MAX([.P$130]+10*MIN([.P$129]-[.$G136];0);0))*INT(([.$K136]-MAX([.P$129]-[.$G136];0))*[.$J136])/100;0);0)" office:value-type="float" office:value="55" calcext:value-type="float">
            <text:p>55</text:p>
          </table:table-cell>
          <table:table-cell table:formula="of:=ROUNDUP(MAX((100-MAX([.Q$130]+10*MIN([.Q$129]-[.$G136];0);0))*INT(([.$K136]-MAX([.Q$129]-[.$G136];0))*[.$J136])/100;0);0)" office:value-type="float" office:value="55" calcext:value-type="float">
            <text:p>55</text:p>
          </table:table-cell>
          <table:table-cell table:formula="of:=ROUNDUP(MAX((100-MAX([.R$130]+10*MIN([.R$129]-[.$G136];0);0))*INT(([.$K136]-MAX([.R$129]-[.$G136];0))*[.$J136])/100;0);0)" office:value-type="float" office:value="55" calcext:value-type="float">
            <text:p>55</text:p>
          </table:table-cell>
          <table:table-cell table:formula="of:=ROUNDUP(MAX((100-MAX([.S$130]+10*MIN([.S$129]-[.$G136];0);0))*INT(([.$K136]-MAX([.S$129]-[.$G136];0))*[.$J136])/100;0);0)" office:value-type="float" office:value="55" calcext:value-type="float">
            <text:p>55</text:p>
          </table:table-cell>
          <table:table-cell table:formula="of:=ROUNDUP(MAX((100-MAX([.T$130]+10*MIN([.T$129]-[.$G136];0);0))*INT(([.$K136]-MAX([.T$129]-[.$G136];0))*[.$J136])/100;0);0)" office:value-type="float" office:value="11" calcext:value-type="float">
            <text:p>11</text:p>
          </table:table-cell>
          <table:table-cell table:formula="of:=ROUNDUP(MAX((100-MAX([.U$130]+10*MIN([.U$129]-[.$G136];0);0))*INT(([.$K136]-MAX([.U$129]-[.$G136];0))*[.$J136])/100;0);0)" office:value-type="float" office:value="53" calcext:value-type="float">
            <text:p>53</text:p>
          </table:table-cell>
          <table:table-cell table:formula="of:=ROUNDUP(MAX((100-MAX([.V$130]+10*MIN([.V$129]-[.$G136];0);0))*INT(([.$K136]-MAX([.V$129]-[.$G136];0))*[.$J136])/100;0);0)" office:value-type="float" office:value="39" calcext:value-type="float">
            <text:p>39</text:p>
          </table:table-cell>
          <table:table-cell table:formula="of:=ROUNDUP(MAX((100-MAX([.W$130]+10*MIN([.W$129]-[.$G136];0);0))*INT(([.$K136]-MAX([.W$129]-[.$G136];0))*[.$J136])/100;0);0)" office:value-type="float" office:value="33" calcext:value-type="float">
            <text:p>33</text:p>
          </table:table-cell>
          <table:table-cell table:formula="of:=ROUNDUP(MAX((100-MAX([.X$130]+10*MIN([.X$129]-[.$G136];0);0))*INT(([.$K136]-MAX([.X$129]-[.$G136];0))*[.$J136])/100;0);0)" office:value-type="float" office:value="22" calcext:value-type="float">
            <text:p>22</text:p>
          </table:table-cell>
          <table:table-cell table:formula="of:=ROUNDUP(MAX((100-MAX([.Y$130]+10*MIN([.Y$129]-[.$G136];0);0))*INT(([.$K136]-MAX([.Y$129]-[.$G136];0))*[.$J136])/100;0);0)" office:value-type="float" office:value="31" calcext:value-type="float">
            <text:p>31</text:p>
          </table:table-cell>
          <table:table-cell table:formula="of:=ROUNDUP(MAX((100-MAX([.Z$130]+10*MIN([.Z$129]-[.$G136];0);0))*INT(([.$K136]-MAX([.Z$129]-[.$G136];0))*[.$J136])/100;0);0)" office:value-type="float" office:value="29" calcext:value-type="float">
            <text:p>29</text:p>
          </table:table-cell>
          <table:table-cell table:formula="of:=ROUNDUP(MAX((100-MAX([.AA$130]+10*MIN([.AA$129]-[.$G136];0);0))*INT(([.$K136]-MAX([.AA$129]-[.$G136];0))*[.$J136])/100;0);0)" office:value-type="float" office:value="19" calcext:value-type="float">
            <text:p>19</text:p>
          </table:table-cell>
          <table:table-cell table:formula="of:=ROUNDUP(MAX((100-MAX([.AB$130]+10*MIN([.AB$129]-[.$G136];0);0))*INT(([.$K136]-MAX([.AB$129]-[.$G136];0))*[.$J136])/100;0);0)" office:value-type="float" office:value="18" calcext:value-type="float">
            <text:p>18</text:p>
          </table:table-cell>
          <table:table-cell table:formula="of:=ROUNDUP(MAX((100-MAX([.AC$130]+10*MIN([.AC$129]-[.$G136];0);0))*INT(([.$K136]-MAX([.AC$129]-[.$G136];0))*[.$J136])/100;0);0)" office:value-type="float" office:value="13" calcext:value-type="float">
            <text:p>13</text:p>
          </table:table-cell>
          <table:table-cell table:number-columns-repeated="26"/>
        </table:table-row>
        <table:table-row table:style-name="ro1" table:number-rows-repeated="6">
          <table:table-cell table:number-columns-repeated="55"/>
        </table:table-row>
        <table:table-row table:style-name="ro1">
          <table:table-cell table:number-columns-repeated="12"/>
          <table:table-cell table:style-name="ce24" office:value-type="string" calcext:value-type="string" table:number-columns-spanned="14" table:number-rows-spanned="1">
            <text:p>ELECTRICAL DAMAGE</text:p>
          </table:table-cell>
          <table:covered-table-cell table:number-columns-repeated="13"/>
          <table:table-cell table:number-columns-repeated="29"/>
        </table:table-row>
        <table:table-row table:style-name="ro8">
          <table:table-cell table:number-columns-repeated="12"/>
          <table:table-cell table:style-name="ce33" table:formula="of:=OFFSET([$'EcCo Armor'.$A$2];[.M$2];0)" office:value-type="string" office:string-value="None" calcext:value-type="string">
            <text:p>None</text:p>
          </table:table-cell>
          <table:table-cell table:style-name="ce33" table:formula="of:=OFFSET([$'EcCo Armor'.$A$2];[.N$2];0)" office:value-type="string" office:string-value="Robes" calcext:value-type="string">
            <text:p>Robes</text:p>
          </table:table-cell>
          <table:table-cell table:style-name="ce33" table:formula="of:=OFFSET([$'EcCo Armor'.$A$2];[.O$2];0)" office:value-type="string" office:string-value="Leather Jacket" calcext:value-type="string">
            <text:p>Leather Jacket</text:p>
          </table:table-cell>
          <table:table-cell table:style-name="ce33" table:formula="of:=OFFSET([$'EcCo Armor'.$A$2];[.P$2];0)" office:value-type="string" office:string-value="Leather Armor" calcext:value-type="string">
            <text:p>Leather Armor</text:p>
          </table:table-cell>
          <table:table-cell table:style-name="ce33" table:formula="of:=OFFSET([$'EcCo Armor'.$A$2];[.Q$2];0)" office:value-type="string" office:string-value="Comb Lth. Jack" calcext:value-type="string">
            <text:p>Comb Lth. Jack</text:p>
          </table:table-cell>
          <table:table-cell table:style-name="ce33" table:formula="of:=OFFSET([$'EcCo Armor'.$A$2];[.R$2];0)" office:value-type="string" office:string-value="Leather MkII" calcext:value-type="string">
            <text:p>Leather MkII</text:p>
          </table:table-cell>
          <table:table-cell table:style-name="ce33" table:formula="of:=OFFSET([$'EcCo Armor'.$A$2];[.S$2];0)" office:value-type="string" office:string-value="Metal Armor" calcext:value-type="string">
            <text:p>Metal Armor</text:p>
          </table:table-cell>
          <table:table-cell table:style-name="ce33" table:formula="of:=OFFSET([$'EcCo Armor'.$A$2];[.T$2];0)" office:value-type="string" office:string-value="Tesla Armor" calcext:value-type="string">
            <text:p>Tesla Armor</text:p>
          </table:table-cell>
          <table:table-cell table:style-name="ce33" table:formula="of:=OFFSET([$'EcCo Armor'.$A$2];[.U$2];0)" office:value-type="string" office:string-value="Metal MkII" calcext:value-type="string">
            <text:p>Metal MkII</text:p>
          </table:table-cell>
          <table:table-cell table:style-name="ce33" table:formula="of:=OFFSET([$'EcCo Armor'.$A$2];[.V$2];0)" office:value-type="string" office:string-value="Combat Armor" calcext:value-type="string">
            <text:p>Combat Armor</text:p>
          </table:table-cell>
          <table:table-cell table:style-name="ce33" table:formula="of:=OFFSET([$'EcCo Armor'.$A$2];[.W$2];0)" office:value-type="string" office:string-value="Combat MkII" calcext:value-type="string">
            <text:p>Combat MkII</text:p>
          </table:table-cell>
          <table:table-cell table:style-name="ce33" table:formula="of:=OFFSET([$'EcCo Armor'.$A$2];[.X$2];0)" office:value-type="string" office:string-value="Brotherhood" calcext:value-type="string">
            <text:p>Brotherhood</text:p>
          </table:table-cell>
          <table:table-cell table:style-name="ce33" table:formula="of:=OFFSET([$'EcCo Armor'.$A$2];[.Y$2];0)" office:value-type="string" office:string-value="Power Armor" calcext:value-type="string">
            <text:p>Power Armor</text:p>
          </table:table-cell>
          <table:table-cell table:style-name="ce33" table:formula="of:=OFFSET([$'EcCo Armor'.$A$2];[.Z$2];0)" office:value-type="string" office:string-value="Hard. Power" calcext:value-type="string">
            <text:p>Hard. Power</text:p>
          </table:table-cell>
          <table:table-cell table:style-name="ce33" table:formula="of:=OFFSET([$'EcCo Armor'.$A$2];[.AA$2];0)" office:value-type="string" office:string-value="Adv. Power" calcext:value-type="string">
            <text:p>Adv. Power</text:p>
          </table:table-cell>
          <table:table-cell table:style-name="ce33" table:formula="of:=OFFSET([$'EcCo Armor'.$A$2];[.AB$2];0)" office:value-type="string" office:string-value="Adv. Power MKII" calcext:value-type="string">
            <text:p>Adv. Power MKII</text:p>
          </table:table-cell>
          <table:table-cell table:style-name="ce33" table:formula="of:=OFFSET([$'EcCo Armor'.$A$2];[.AC$2];0)" office:value-type="string" office:string-value="Frank Horrigan" calcext:value-type="string">
            <text:p>Frank Horrigan</text:p>
          </table:table-cell>
          <table:table-cell table:style-name="ce33" table:number-columns-repeated="2"/>
          <table:table-cell table:number-columns-repeated="24"/>
        </table:table-row>
        <table:table-row table:style-name="ro2">
          <table:table-cell table:number-columns-repeated="10"/>
          <table:table-cell table:style-name="ce21" office:value-type="string" calcext:value-type="string" table:number-columns-spanned="2" table:number-rows-spanned="1">
            <text:p>DT Level</text:p>
          </table:table-cell>
          <table:covered-table-cell table:style-name="ce23"/>
          <table:table-cell table:style-name="ce25" table:formula="of:=OFFSET([$'EcCo Armor'.$M$2];[.M$2];0)" office:value-type="float" office:value="0" calcext:value-type="float">
            <text:p>0</text:p>
          </table:table-cell>
          <table:table-cell table:style-name="ce25" table:formula="of:=OFFSET([$'EcCo Armor'.$M$2];[.N$2];0)" office:value-type="float" office:value="0" calcext:value-type="float">
            <text:p>0</text:p>
          </table:table-cell>
          <table:table-cell table:style-name="ce25" table:formula="of:=OFFSET([$'EcCo Armor'.$M$2];[.O$2];0)" office:value-type="float" office:value="0" calcext:value-type="float">
            <text:p>0</text:p>
          </table:table-cell>
          <table:table-cell table:style-name="ce25" table:formula="of:=OFFSET([$'EcCo Armor'.$M$2];[.P$2];0)" office:value-type="float" office:value="0" calcext:value-type="float">
            <text:p>0</text:p>
          </table:table-cell>
          <table:table-cell table:style-name="ce25" table:formula="of:=OFFSET([$'EcCo Armor'.$M$2];[.Q$2];0)" office:value-type="float" office:value="0" calcext:value-type="float">
            <text:p>0</text:p>
          </table:table-cell>
          <table:table-cell table:style-name="ce25" table:formula="of:=OFFSET([$'EcCo Armor'.$M$2];[.R$2];0)" office:value-type="float" office:value="1" calcext:value-type="float">
            <text:p>1</text:p>
          </table:table-cell>
          <table:table-cell table:style-name="ce25" table:formula="of:=OFFSET([$'EcCo Armor'.$M$2];[.S$2];0)" office:value-type="float" office:value="0" calcext:value-type="float">
            <text:p>0</text:p>
          </table:table-cell>
          <table:table-cell table:style-name="ce25" table:formula="of:=OFFSET([$'EcCo Armor'.$M$2];[.T$2];0)" office:value-type="float" office:value="12" calcext:value-type="float">
            <text:p>12</text:p>
          </table:table-cell>
          <table:table-cell table:style-name="ce25" table:formula="of:=OFFSET([$'EcCo Armor'.$M$2];[.U$2];0)" office:value-type="float" office:value="1" calcext:value-type="float">
            <text:p>1</text:p>
          </table:table-cell>
          <table:table-cell table:style-name="ce25" table:formula="of:=OFFSET([$'EcCo Armor'.$M$2];[.V$2];0)" office:value-type="float" office:value="2" calcext:value-type="float">
            <text:p>2</text:p>
          </table:table-cell>
          <table:table-cell table:style-name="ce25" table:formula="of:=OFFSET([$'EcCo Armor'.$M$2];[.W$2];0)" office:value-type="float" office:value="3" calcext:value-type="float">
            <text:p>3</text:p>
          </table:table-cell>
          <table:table-cell table:style-name="ce25" table:formula="of:=OFFSET([$'EcCo Armor'.$M$2];[.X$2];0)" office:value-type="float" office:value="6" calcext:value-type="float">
            <text:p>6</text:p>
          </table:table-cell>
          <table:table-cell table:style-name="ce25" table:formula="of:=OFFSET([$'EcCo Armor'.$M$2];[.Y$2];0)" office:value-type="float" office:value="12" calcext:value-type="float">
            <text:p>12</text:p>
          </table:table-cell>
          <table:table-cell table:style-name="ce25" table:formula="of:=OFFSET([$'EcCo Armor'.$M$2];[.Z$2];0)" office:value-type="float" office:value="13" calcext:value-type="float">
            <text:p>13</text:p>
          </table:table-cell>
          <table:table-cell table:style-name="ce25" table:formula="of:=OFFSET([$'EcCo Armor'.$M$2];[.AA$2];0)" office:value-type="float" office:value="15" calcext:value-type="float">
            <text:p>15</text:p>
          </table:table-cell>
          <table:table-cell table:style-name="ce25" table:formula="of:=OFFSET([$'EcCo Armor'.$M$2];[.AB$2];0)" office:value-type="float" office:value="15" calcext:value-type="float">
            <text:p>15</text:p>
          </table:table-cell>
          <table:table-cell table:style-name="ce25" table:formula="of:=OFFSET([$'EcCo Armor'.$M$2];[.AC$2];0)" office:value-type="float" office:value="15" calcext:value-type="float">
            <text:p>15</text:p>
          </table:table-cell>
          <table:table-cell table:style-name="ce25" table:number-columns-repeated="2"/>
          <table:table-cell table:number-columns-repeated="24"/>
        </table:table-row>
        <table:table-row table:style-name="ro2">
          <table:table-cell table:number-columns-repeated="10"/>
          <table:table-cell table:style-name="ce21" office:value-type="string" calcext:value-type="string" table:number-columns-spanned="2" table:number-rows-spanned="1">
            <text:p>DR Level</text:p>
          </table:table-cell>
          <table:covered-table-cell table:style-name="ce23"/>
          <table:table-cell table:style-name="ce25" table:formula="of:=OFFSET([$'EcCo Armor'.$N$2];[.M$2];0)" office:value-type="float" office:value="0" calcext:value-type="float">
            <text:p>0</text:p>
          </table:table-cell>
          <table:table-cell table:style-name="ce25" table:formula="of:=OFFSET([$'EcCo Armor'.$N$2];[.N$2];0)" office:value-type="float" office:value="40" calcext:value-type="float">
            <text:p>40</text:p>
          </table:table-cell>
          <table:table-cell table:style-name="ce25" table:formula="of:=OFFSET([$'EcCo Armor'.$N$2];[.O$2];0)" office:value-type="float" office:value="30" calcext:value-type="float">
            <text:p>30</text:p>
          </table:table-cell>
          <table:table-cell table:style-name="ce25" table:formula="of:=OFFSET([$'EcCo Armor'.$N$2];[.P$2];0)" office:value-type="float" office:value="30" calcext:value-type="float">
            <text:p>30</text:p>
          </table:table-cell>
          <table:table-cell table:style-name="ce25" table:formula="of:=OFFSET([$'EcCo Armor'.$N$2];[.Q$2];0)" office:value-type="float" office:value="30" calcext:value-type="float">
            <text:p>30</text:p>
          </table:table-cell>
          <table:table-cell table:style-name="ce25" table:formula="of:=OFFSET([$'EcCo Armor'.$N$2];[.R$2];0)" office:value-type="float" office:value="40" calcext:value-type="float">
            <text:p>40</text:p>
          </table:table-cell>
          <table:table-cell table:style-name="ce25" table:formula="of:=OFFSET([$'EcCo Armor'.$N$2];[.S$2];0)" office:value-type="float" office:value="0" calcext:value-type="float">
            <text:p>0</text:p>
          </table:table-cell>
          <table:table-cell table:style-name="ce25" table:formula="of:=OFFSET([$'EcCo Armor'.$N$2];[.T$2];0)" office:value-type="float" office:value="80" calcext:value-type="float">
            <text:p>80</text:p>
          </table:table-cell>
          <table:table-cell table:style-name="ce25" table:formula="of:=OFFSET([$'EcCo Armor'.$N$2];[.U$2];0)" office:value-type="float" office:value="10" calcext:value-type="float">
            <text:p>10</text:p>
          </table:table-cell>
          <table:table-cell table:style-name="ce25" table:formula="of:=OFFSET([$'EcCo Armor'.$N$2];[.V$2];0)" office:value-type="float" office:value="50" calcext:value-type="float">
            <text:p>50</text:p>
          </table:table-cell>
          <table:table-cell table:style-name="ce25" table:formula="of:=OFFSET([$'EcCo Armor'.$N$2];[.W$2];0)" office:value-type="float" office:value="55" calcext:value-type="float">
            <text:p>55</text:p>
          </table:table-cell>
          <table:table-cell table:style-name="ce25" table:formula="of:=OFFSET([$'EcCo Armor'.$N$2];[.X$2];0)" office:value-type="float" office:value="60" calcext:value-type="float">
            <text:p>60</text:p>
          </table:table-cell>
          <table:table-cell table:style-name="ce25" table:formula="of:=OFFSET([$'EcCo Armor'.$N$2];[.Y$2];0)" office:value-type="float" office:value="40" calcext:value-type="float">
            <text:p>40</text:p>
          </table:table-cell>
          <table:table-cell table:style-name="ce25" table:formula="of:=OFFSET([$'EcCo Armor'.$N$2];[.Z$2];0)" office:value-type="float" office:value="40" calcext:value-type="float">
            <text:p>40</text:p>
          </table:table-cell>
          <table:table-cell table:style-name="ce25" table:formula="of:=OFFSET([$'EcCo Armor'.$N$2];[.AA$2];0)" office:value-type="float" office:value="60" calcext:value-type="float">
            <text:p>60</text:p>
          </table:table-cell>
          <table:table-cell table:style-name="ce25" table:formula="of:=OFFSET([$'EcCo Armor'.$N$2];[.AB$2];0)" office:value-type="float" office:value="65" calcext:value-type="float">
            <text:p>65</text:p>
          </table:table-cell>
          <table:table-cell table:style-name="ce25" table:formula="of:=OFFSET([$'EcCo Armor'.$N$2];[.AC$2];0)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aser</text:p>
          </table:table-cell>
          <table:table-cell office:value-type="string" calcext:value-type="string">
            <text:p>Small Energy Ce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LOOKUP([.$B148];[$'EcCo ammo'.$A$6:$'EcCo ammo'.$A$37];[$'EcCo ammo'.F$6:$'EcCo ammo'.F$37])" office:value-type="float" office:value="0" calcext:value-type="float">
            <text:p>0</text:p>
          </table:table-cell>
          <table:table-cell table:formula="of:=LOOKUP([.$B148];[$'EcCo ammo'.$A$6:$'EcCo ammo'.$A$37];[$'EcCo ammo'.H$6:$'EcCo ammo'.H$37])" office:value-type="float" office:value="3" calcext:value-type="float">
            <text:p>3</text:p>
          </table:table-cell>
          <table:table-cell table:formula="of:=LOOKUP([.$B148];[$'EcCo ammo'.$A$6:$'EcCo ammo'.$A$37];[$'EcCo ammo'.I$6:$'EcCo ammo'.I$37])" office:value-type="float" office:value="1" calcext:value-type="float">
            <text:p>1</text:p>
          </table:table-cell>
          <table:table-cell table:formula="of:=LOOKUP([.$B14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48]/[.I148]" office:value-type="float" office:value="1" calcext:value-type="float">
            <text:p>1.00</text:p>
          </table:table-cell>
          <table:table-cell table:formula="of:=ROUND(AVERAGE([.C148];[.D148]))" office:value-type="float" office:value="4" calcext:value-type="float">
            <text:p>4</text:p>
          </table:table-cell>
          <table:table-cell/>
          <table:table-cell table:formula="of:=ROUNDUP(MAX((100-MAX([.M$146]+10*MIN([.AJ148];0);0))*INT(([.$K148]-MAX([.AJ148];0))*[.$J148])/100;0);0)" office:value-type="float" office:value="4" calcext:value-type="float">
            <text:p>4</text:p>
          </table:table-cell>
          <table:table-cell table:formula="of:=ROUNDUP(MAX((100-MAX([.N$146]+10*MIN([.AK148];0);0))*INT(([.$K148]-MAX([.AK148];0))*[.$J148])/100;0);0)" office:value-type="float" office:value="4" calcext:value-type="float">
            <text:p>4</text:p>
          </table:table-cell>
          <table:table-cell table:formula="of:=ROUNDUP(MAX((100-MAX([.O$146]+10*MIN([.AL148];0);0))*INT(([.$K148]-MAX([.AL148];0))*[.$J148])/100;0);0)" office:value-type="float" office:value="4" calcext:value-type="float">
            <text:p>4</text:p>
          </table:table-cell>
          <table:table-cell table:formula="of:=ROUNDUP(MAX((100-MAX([.P$146]+10*MIN([.AM148];0);0))*INT(([.$K148]-MAX([.AM148];0))*[.$J148])/100;0);0)" office:value-type="float" office:value="4" calcext:value-type="float">
            <text:p>4</text:p>
          </table:table-cell>
          <table:table-cell table:formula="of:=ROUNDUP(MAX((100-MAX([.Q$146]+10*MIN([.AN148];0);0))*INT(([.$K148]-MAX([.AN148];0))*[.$J148])/100;0);0)" office:value-type="float" office:value="4" calcext:value-type="float">
            <text:p>4</text:p>
          </table:table-cell>
          <table:table-cell table:formula="of:=ROUNDUP(MAX((100-MAX([.R$146]+10*MIN([.AO148];0);0))*INT(([.$K148]-MAX([.AO148];0))*[.$J148])/100;0);0)" office:value-type="float" office:value="4" calcext:value-type="float">
            <text:p>4</text:p>
          </table:table-cell>
          <table:table-cell table:formula="of:=ROUNDUP(MAX((100-MAX([.S$146]+10*MIN([.AP148];0);0))*INT(([.$K148]-MAX([.AP148];0))*[.$J148])/100;0);0)" office:value-type="float" office:value="4" calcext:value-type="float">
            <text:p>4</text:p>
          </table:table-cell>
          <table:table-cell table:formula="of:=ROUNDUP(MAX((100-MAX([.T$146]+10*MIN([.AQ148];0);0))*INT(([.$K148]-MAX([.AQ148];0))*[.$J148])/100;0);0)" office:value-type="float" office:value="0" calcext:value-type="float">
            <text:p>0</text:p>
          </table:table-cell>
          <table:table-cell table:formula="of:=ROUNDUP(MAX((100-MAX([.U$146]+10*MIN([.AR148];0);0))*INT(([.$K148]-MAX([.AR148];0))*[.$J148])/100;0);0)" office:value-type="float" office:value="4" calcext:value-type="float">
            <text:p>4</text:p>
          </table:table-cell>
          <table:table-cell table:formula="of:=ROUNDUP(MAX((100-MAX([.V$146]+10*MIN([.AS148];0);0))*INT(([.$K148]-MAX([.AS148];0))*[.$J148])/100;0);0)" office:value-type="float" office:value="3" calcext:value-type="float">
            <text:p>3</text:p>
          </table:table-cell>
          <table:table-cell table:formula="of:=ROUNDUP(MAX((100-MAX([.W$146]+10*MIN([.AT148];0);0))*INT(([.$K148]-MAX([.AT148];0))*[.$J148])/100;0);0)" office:value-type="float" office:value="2" calcext:value-type="float">
            <text:p>2</text:p>
          </table:table-cell>
          <table:table-cell table:formula="of:=ROUNDUP(MAX((100-MAX([.X$146]+10*MIN([.AU148];0);0))*INT(([.$K148]-MAX([.AU148];0))*[.$J148])/100;0);0)" office:value-type="float" office:value="1" calcext:value-type="float">
            <text:p>1</text:p>
          </table:table-cell>
          <table:table-cell table:formula="of:=ROUNDUP(MAX((100-MAX([.Y$146]+10*MIN([.AV148];0);0))*INT(([.$K148]-MAX([.AV148];0))*[.$J148])/100;0);0)" office:value-type="float" office:value="0" calcext:value-type="float">
            <text:p>0</text:p>
          </table:table-cell>
          <table:table-cell table:formula="of:=ROUNDUP(MAX((100-MAX([.Z$146]+10*MIN([.AW148];0);0))*INT(([.$K148]-MAX([.AW148];0))*[.$J148])/100;0);0)" office:value-type="float" office:value="0" calcext:value-type="float">
            <text:p>0</text:p>
          </table:table-cell>
          <table:table-cell table:formula="of:=ROUNDUP(MAX((100-MAX([.AA$146]+10*MIN([.AX148];0);0))*INT(([.$K148]-MAX([.AX148];0))*[.$J148])/100;0);0)" office:value-type="float" office:value="0" calcext:value-type="float">
            <text:p>0</text:p>
          </table:table-cell>
          <table:table-cell table:formula="of:=ROUNDUP(MAX((100-MAX([.AB$146]+10*MIN([.AY148];0);0))*INT(([.$K148]-MAX([.AY148];0))*[.$J148])/100;0);0)" office:value-type="float" office:value="0" calcext:value-type="float">
            <text:p>0</text:p>
          </table:table-cell>
          <table:table-cell table:formula="of:=ROUNDUP(MAX((100-MAX([.AC$146]+10*MIN([.AZ148];0);0))*INT(([.$K148]-MAX([.AZ148];0))*[.$J148])/100;0);0)" office:value-type="float" office:value="0" calcext:value-type="float">
            <text:p>0</text:p>
          </table:table-cell>
          <table:table-cell table:number-columns-repeated="6"/>
          <table:table-cell table:formula="of:=FLOOR([.M$145]*IF([.$E148];0.2;1))-[.$G148]" office:value-type="float" office:value="-3" calcext:value-type="float">
            <text:p>-3</text:p>
          </table:table-cell>
          <table:table-cell table:formula="of:=FLOOR([.N$145]*IF([.$E148];0.2;1))-[.$G148]" office:value-type="float" office:value="-3" calcext:value-type="float">
            <text:p>-3</text:p>
          </table:table-cell>
          <table:table-cell table:formula="of:=FLOOR([.O$145]*IF([.$E148];0.2;1))-[.$G148]" office:value-type="float" office:value="-3" calcext:value-type="float">
            <text:p>-3</text:p>
          </table:table-cell>
          <table:table-cell table:formula="of:=FLOOR([.P$145]*IF([.$E148];0.2;1))-[.$G148]" office:value-type="float" office:value="-3" calcext:value-type="float">
            <text:p>-3</text:p>
          </table:table-cell>
          <table:table-cell table:formula="of:=FLOOR([.Q$145]*IF([.$E148];0.2;1))-[.$G148]" office:value-type="float" office:value="-3" calcext:value-type="float">
            <text:p>-3</text:p>
          </table:table-cell>
          <table:table-cell table:formula="of:=FLOOR([.R$145]*IF([.$E148];0.2;1))-[.$G148]" office:value-type="float" office:value="-2" calcext:value-type="float">
            <text:p>-2</text:p>
          </table:table-cell>
          <table:table-cell table:formula="of:=FLOOR([.S$145]*IF([.$E148];0.2;1))-[.$G148]" office:value-type="float" office:value="-3" calcext:value-type="float">
            <text:p>-3</text:p>
          </table:table-cell>
          <table:table-cell table:formula="of:=FLOOR([.T$145]*IF([.$E148];0.2;1))-[.$G148]" office:value-type="float" office:value="9" calcext:value-type="float">
            <text:p>9</text:p>
          </table:table-cell>
          <table:table-cell table:formula="of:=FLOOR([.U$145]*IF([.$E148];0.2;1))-[.$G148]" office:value-type="float" office:value="-2" calcext:value-type="float">
            <text:p>-2</text:p>
          </table:table-cell>
          <table:table-cell table:formula="of:=FLOOR([.V$145]*IF([.$E148];0.2;1))-[.$G148]" office:value-type="float" office:value="-1" calcext:value-type="float">
            <text:p>-1</text:p>
          </table:table-cell>
          <table:table-cell table:formula="of:=FLOOR([.W$145]*IF([.$E148];0.2;1))-[.$G148]" office:value-type="float" office:value="0" calcext:value-type="float">
            <text:p>0</text:p>
          </table:table-cell>
          <table:table-cell table:formula="of:=FLOOR([.X$145]*IF([.$E148];0.2;1))-[.$G148]" office:value-type="float" office:value="3" calcext:value-type="float">
            <text:p>3</text:p>
          </table:table-cell>
          <table:table-cell table:formula="of:=FLOOR([.Y$145]*IF([.$E148];0.2;1))-[.$G148]" office:value-type="float" office:value="9" calcext:value-type="float">
            <text:p>9</text:p>
          </table:table-cell>
          <table:table-cell table:formula="of:=FLOOR([.Z$145]*IF([.$E148];0.2;1))-[.$G148]" office:value-type="float" office:value="10" calcext:value-type="float">
            <text:p>10</text:p>
          </table:table-cell>
          <table:table-cell table:formula="of:=FLOOR([.AA$145]*IF([.$E148];0.2;1))-[.$G148]" office:value-type="float" office:value="12" calcext:value-type="float">
            <text:p>12</text:p>
          </table:table-cell>
          <table:table-cell table:formula="of:=FLOOR([.AB$145]*IF([.$E148];0.2;1))-[.$G148]" office:value-type="float" office:value="12" calcext:value-type="float">
            <text:p>12</text:p>
          </table:table-cell>
          <table:table-cell table:formula="of:=FLOOR([.AC$145]*IF([.$E148];0.2;1))-[.$G14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149];[$'EcCo ammo'.$A$6:$'EcCo ammo'.$A$37];[$'EcCo ammo'.F$6:$'EcCo ammo'.F$37])" office:value-type="float" office:value="0" calcext:value-type="float">
            <text:p>0</text:p>
          </table:table-cell>
          <table:table-cell table:formula="of:=LOOKUP([.$B149];[$'EcCo ammo'.$A$6:$'EcCo ammo'.$A$37];[$'EcCo ammo'.H$6:$'EcCo ammo'.H$37])" office:value-type="float" office:value="3" calcext:value-type="float">
            <text:p>3</text:p>
          </table:table-cell>
          <table:table-cell table:formula="of:=LOOKUP([.$B149];[$'EcCo ammo'.$A$6:$'EcCo ammo'.$A$37];[$'EcCo ammo'.I$6:$'EcCo ammo'.I$37])" office:value-type="float" office:value="1" calcext:value-type="float">
            <text:p>1</text:p>
          </table:table-cell>
          <table:table-cell table:formula="of:=LOOKUP([.$B14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49]/[.I149]" office:value-type="float" office:value="1" calcext:value-type="float">
            <text:p>1.00</text:p>
          </table:table-cell>
          <table:table-cell table:formula="of:=ROUND(AVERAGE([.C149];[.D149]))" office:value-type="float" office:value="16" calcext:value-type="float">
            <text:p>16</text:p>
          </table:table-cell>
          <table:table-cell/>
          <table:table-cell table:formula="of:=ROUNDUP(MAX((100-MAX([.M$146]+10*MIN([.AJ149];0);0))*INT(([.$K149]-MAX([.AJ149];0))*[.$J149])/100;0);0)" office:value-type="float" office:value="16" calcext:value-type="float">
            <text:p>16</text:p>
          </table:table-cell>
          <table:table-cell table:formula="of:=ROUNDUP(MAX((100-MAX([.N$146]+10*MIN([.AK149];0);0))*INT(([.$K149]-MAX([.AK149];0))*[.$J149])/100;0);0)" office:value-type="float" office:value="15" calcext:value-type="float">
            <text:p>15</text:p>
          </table:table-cell>
          <table:table-cell table:formula="of:=ROUNDUP(MAX((100-MAX([.O$146]+10*MIN([.AL149];0);0))*INT(([.$K149]-MAX([.AL149];0))*[.$J149])/100;0);0)" office:value-type="float" office:value="16" calcext:value-type="float">
            <text:p>16</text:p>
          </table:table-cell>
          <table:table-cell table:formula="of:=ROUNDUP(MAX((100-MAX([.P$146]+10*MIN([.AM149];0);0))*INT(([.$K149]-MAX([.AM149];0))*[.$J149])/100;0);0)" office:value-type="float" office:value="16" calcext:value-type="float">
            <text:p>16</text:p>
          </table:table-cell>
          <table:table-cell table:formula="of:=ROUNDUP(MAX((100-MAX([.Q$146]+10*MIN([.AN149];0);0))*INT(([.$K149]-MAX([.AN149];0))*[.$J149])/100;0);0)" office:value-type="float" office:value="16" calcext:value-type="float">
            <text:p>16</text:p>
          </table:table-cell>
          <table:table-cell table:formula="of:=ROUNDUP(MAX((100-MAX([.R$146]+10*MIN([.AO149];0);0))*INT(([.$K149]-MAX([.AO149];0))*[.$J149])/100;0);0)" office:value-type="float" office:value="13" calcext:value-type="float">
            <text:p>13</text:p>
          </table:table-cell>
          <table:table-cell table:formula="of:=ROUNDUP(MAX((100-MAX([.S$146]+10*MIN([.AP149];0);0))*INT(([.$K149]-MAX([.AP149];0))*[.$J149])/100;0);0)" office:value-type="float" office:value="16" calcext:value-type="float">
            <text:p>16</text:p>
          </table:table-cell>
          <table:table-cell table:formula="of:=ROUNDUP(MAX((100-MAX([.T$146]+10*MIN([.AQ149];0);0))*INT(([.$K149]-MAX([.AQ149];0))*[.$J149])/100;0);0)" office:value-type="float" office:value="2" calcext:value-type="float">
            <text:p>2</text:p>
          </table:table-cell>
          <table:table-cell table:formula="of:=ROUNDUP(MAX((100-MAX([.U$146]+10*MIN([.AR149];0);0))*INT(([.$K149]-MAX([.AR149];0))*[.$J149])/100;0);0)" office:value-type="float" office:value="16" calcext:value-type="float">
            <text:p>16</text:p>
          </table:table-cell>
          <table:table-cell table:formula="of:=ROUNDUP(MAX((100-MAX([.V$146]+10*MIN([.AS149];0);0))*INT(([.$K149]-MAX([.AS149];0))*[.$J149])/100;0);0)" office:value-type="float" office:value="10" calcext:value-type="float">
            <text:p>10</text:p>
          </table:table-cell>
          <table:table-cell table:formula="of:=ROUNDUP(MAX((100-MAX([.W$146]+10*MIN([.AT149];0);0))*INT(([.$K149]-MAX([.AT149];0))*[.$J149])/100;0);0)" office:value-type="float" office:value="8" calcext:value-type="float">
            <text:p>8</text:p>
          </table:table-cell>
          <table:table-cell table:formula="of:=ROUNDUP(MAX((100-MAX([.X$146]+10*MIN([.AU149];0);0))*INT(([.$K149]-MAX([.AU149];0))*[.$J149])/100;0);0)" office:value-type="float" office:value="6" calcext:value-type="float">
            <text:p>6</text:p>
          </table:table-cell>
          <table:table-cell table:formula="of:=ROUNDUP(MAX((100-MAX([.Y$146]+10*MIN([.AV149];0);0))*INT(([.$K149]-MAX([.AV149];0))*[.$J149])/100;0);0)" office:value-type="float" office:value="5" calcext:value-type="float">
            <text:p>5</text:p>
          </table:table-cell>
          <table:table-cell table:formula="of:=ROUNDUP(MAX((100-MAX([.Z$146]+10*MIN([.AW149];0);0))*INT(([.$K149]-MAX([.AW149];0))*[.$J149])/100;0);0)" office:value-type="float" office:value="4" calcext:value-type="float">
            <text:p>4</text:p>
          </table:table-cell>
          <table:table-cell table:formula="of:=ROUNDUP(MAX((100-MAX([.AA$146]+10*MIN([.AX149];0);0))*INT(([.$K149]-MAX([.AX149];0))*[.$J149])/100;0);0)" office:value-type="float" office:value="2" calcext:value-type="float">
            <text:p>2</text:p>
          </table:table-cell>
          <table:table-cell table:formula="of:=ROUNDUP(MAX((100-MAX([.AB$146]+10*MIN([.AY149];0);0))*INT(([.$K149]-MAX([.AY149];0))*[.$J149])/100;0);0)" office:value-type="float" office:value="2" calcext:value-type="float">
            <text:p>2</text:p>
          </table:table-cell>
          <table:table-cell table:formula="of:=ROUNDUP(MAX((100-MAX([.AC$146]+10*MIN([.AZ149];0);0))*INT(([.$K149]-MAX([.AZ149];0))*[.$J149])/100;0);0)" office:value-type="float" office:value="4" calcext:value-type="float">
            <text:p>4</text:p>
          </table:table-cell>
          <table:table-cell table:number-columns-repeated="6"/>
          <table:table-cell table:formula="of:=FLOOR([.M$145]*IF([.$E149];0.2;1))-[.$G149]" office:value-type="float" office:value="-3" calcext:value-type="float">
            <text:p>-3</text:p>
          </table:table-cell>
          <table:table-cell table:formula="of:=FLOOR([.N$145]*IF([.$E149];0.2;1))-[.$G149]" office:value-type="float" office:value="-3" calcext:value-type="float">
            <text:p>-3</text:p>
          </table:table-cell>
          <table:table-cell table:formula="of:=FLOOR([.O$145]*IF([.$E149];0.2;1))-[.$G149]" office:value-type="float" office:value="-3" calcext:value-type="float">
            <text:p>-3</text:p>
          </table:table-cell>
          <table:table-cell table:formula="of:=FLOOR([.P$145]*IF([.$E149];0.2;1))-[.$G149]" office:value-type="float" office:value="-3" calcext:value-type="float">
            <text:p>-3</text:p>
          </table:table-cell>
          <table:table-cell table:formula="of:=FLOOR([.Q$145]*IF([.$E149];0.2;1))-[.$G149]" office:value-type="float" office:value="-3" calcext:value-type="float">
            <text:p>-3</text:p>
          </table:table-cell>
          <table:table-cell table:formula="of:=FLOOR([.R$145]*IF([.$E149];0.2;1))-[.$G149]" office:value-type="float" office:value="-2" calcext:value-type="float">
            <text:p>-2</text:p>
          </table:table-cell>
          <table:table-cell table:formula="of:=FLOOR([.S$145]*IF([.$E149];0.2;1))-[.$G149]" office:value-type="float" office:value="-3" calcext:value-type="float">
            <text:p>-3</text:p>
          </table:table-cell>
          <table:table-cell table:formula="of:=FLOOR([.T$145]*IF([.$E149];0.2;1))-[.$G149]" office:value-type="float" office:value="9" calcext:value-type="float">
            <text:p>9</text:p>
          </table:table-cell>
          <table:table-cell table:formula="of:=FLOOR([.U$145]*IF([.$E149];0.2;1))-[.$G149]" office:value-type="float" office:value="-2" calcext:value-type="float">
            <text:p>-2</text:p>
          </table:table-cell>
          <table:table-cell table:formula="of:=FLOOR([.V$145]*IF([.$E149];0.2;1))-[.$G149]" office:value-type="float" office:value="-1" calcext:value-type="float">
            <text:p>-1</text:p>
          </table:table-cell>
          <table:table-cell table:formula="of:=FLOOR([.W$145]*IF([.$E149];0.2;1))-[.$G149]" office:value-type="float" office:value="0" calcext:value-type="float">
            <text:p>0</text:p>
          </table:table-cell>
          <table:table-cell table:formula="of:=FLOOR([.X$145]*IF([.$E149];0.2;1))-[.$G149]" office:value-type="float" office:value="3" calcext:value-type="float">
            <text:p>3</text:p>
          </table:table-cell>
          <table:table-cell table:formula="of:=FLOOR([.Y$145]*IF([.$E149];0.2;1))-[.$G149]" office:value-type="float" office:value="9" calcext:value-type="float">
            <text:p>9</text:p>
          </table:table-cell>
          <table:table-cell table:formula="of:=FLOOR([.Z$145]*IF([.$E149];0.2;1))-[.$G149]" office:value-type="float" office:value="10" calcext:value-type="float">
            <text:p>10</text:p>
          </table:table-cell>
          <table:table-cell table:formula="of:=FLOOR([.AA$145]*IF([.$E149];0.2;1))-[.$G149]" office:value-type="float" office:value="12" calcext:value-type="float">
            <text:p>12</text:p>
          </table:table-cell>
          <table:table-cell table:formula="of:=FLOOR([.AB$145]*IF([.$E149];0.2;1))-[.$G149]" office:value-type="float" office:value="12" calcext:value-type="float">
            <text:p>12</text:p>
          </table:table-cell>
          <table:table-cell table:formula="of:=FLOOR([.AC$145]*IF([.$E149];0.2;1))-[.$G14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LOOKUP([.$B150];[$'EcCo ammo'.$A$6:$'EcCo ammo'.$A$37];[$'EcCo ammo'.F$6:$'EcCo ammo'.F$37])" office:value-type="float" office:value="0" calcext:value-type="float">
            <text:p>0</text:p>
          </table:table-cell>
          <table:table-cell table:formula="of:=LOOKUP([.$B150];[$'EcCo ammo'.$A$6:$'EcCo ammo'.$A$37];[$'EcCo ammo'.H$6:$'EcCo ammo'.H$37])" office:value-type="float" office:value="3" calcext:value-type="float">
            <text:p>3</text:p>
          </table:table-cell>
          <table:table-cell table:formula="of:=LOOKUP([.$B150];[$'EcCo ammo'.$A$6:$'EcCo ammo'.$A$37];[$'EcCo ammo'.I$6:$'EcCo ammo'.I$37])" office:value-type="float" office:value="1" calcext:value-type="float">
            <text:p>1</text:p>
          </table:table-cell>
          <table:table-cell table:formula="of:=LOOKUP([.$B150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50]/[.I150]" office:value-type="float" office:value="1" calcext:value-type="float">
            <text:p>1.00</text:p>
          </table:table-cell>
          <table:table-cell table:formula="of:=ROUND(AVERAGE([.C150];[.D150]))" office:value-type="float" office:value="26" calcext:value-type="float">
            <text:p>26</text:p>
          </table:table-cell>
          <table:table-cell/>
          <table:table-cell table:formula="of:=ROUNDUP(MAX((100-MAX([.M$146]+10*MIN([.AJ150];0);0))*INT(([.$K150]-MAX([.AJ150];0))*[.$J150])/100;0);0)" office:value-type="float" office:value="26" calcext:value-type="float">
            <text:p>26</text:p>
          </table:table-cell>
          <table:table-cell table:formula="of:=ROUNDUP(MAX((100-MAX([.N$146]+10*MIN([.AK150];0);0))*INT(([.$K150]-MAX([.AK150];0))*[.$J150])/100;0);0)" office:value-type="float" office:value="24" calcext:value-type="float">
            <text:p>24</text:p>
          </table:table-cell>
          <table:table-cell table:formula="of:=ROUNDUP(MAX((100-MAX([.O$146]+10*MIN([.AL150];0);0))*INT(([.$K150]-MAX([.AL150];0))*[.$J150])/100;0);0)" office:value-type="float" office:value="26" calcext:value-type="float">
            <text:p>26</text:p>
          </table:table-cell>
          <table:table-cell table:formula="of:=ROUNDUP(MAX((100-MAX([.P$146]+10*MIN([.AM150];0);0))*INT(([.$K150]-MAX([.AM150];0))*[.$J150])/100;0);0)" office:value-type="float" office:value="26" calcext:value-type="float">
            <text:p>26</text:p>
          </table:table-cell>
          <table:table-cell table:formula="of:=ROUNDUP(MAX((100-MAX([.Q$146]+10*MIN([.AN150];0);0))*INT(([.$K150]-MAX([.AN150];0))*[.$J150])/100;0);0)" office:value-type="float" office:value="26" calcext:value-type="float">
            <text:p>26</text:p>
          </table:table-cell>
          <table:table-cell table:formula="of:=ROUNDUP(MAX((100-MAX([.R$146]+10*MIN([.AO150];0);0))*INT(([.$K150]-MAX([.AO150];0))*[.$J150])/100;0);0)" office:value-type="float" office:value="21" calcext:value-type="float">
            <text:p>21</text:p>
          </table:table-cell>
          <table:table-cell table:formula="of:=ROUNDUP(MAX((100-MAX([.S$146]+10*MIN([.AP150];0);0))*INT(([.$K150]-MAX([.AP150];0))*[.$J150])/100;0);0)" office:value-type="float" office:value="26" calcext:value-type="float">
            <text:p>26</text:p>
          </table:table-cell>
          <table:table-cell table:formula="of:=ROUNDUP(MAX((100-MAX([.T$146]+10*MIN([.AQ150];0);0))*INT(([.$K150]-MAX([.AQ150];0))*[.$J150])/100;0);0)" office:value-type="float" office:value="4" calcext:value-type="float">
            <text:p>4</text:p>
          </table:table-cell>
          <table:table-cell table:formula="of:=ROUNDUP(MAX((100-MAX([.U$146]+10*MIN([.AR150];0);0))*INT(([.$K150]-MAX([.AR150];0))*[.$J150])/100;0);0)" office:value-type="float" office:value="26" calcext:value-type="float">
            <text:p>26</text:p>
          </table:table-cell>
          <table:table-cell table:formula="of:=ROUNDUP(MAX((100-MAX([.V$146]+10*MIN([.AS150];0);0))*INT(([.$K150]-MAX([.AS150];0))*[.$J150])/100;0);0)" office:value-type="float" office:value="16" calcext:value-type="float">
            <text:p>16</text:p>
          </table:table-cell>
          <table:table-cell table:formula="of:=ROUNDUP(MAX((100-MAX([.W$146]+10*MIN([.AT150];0);0))*INT(([.$K150]-MAX([.AT150];0))*[.$J150])/100;0);0)" office:value-type="float" office:value="12" calcext:value-type="float">
            <text:p>12</text:p>
          </table:table-cell>
          <table:table-cell table:formula="of:=ROUNDUP(MAX((100-MAX([.X$146]+10*MIN([.AU150];0);0))*INT(([.$K150]-MAX([.AU150];0))*[.$J150])/100;0);0)" office:value-type="float" office:value="10" calcext:value-type="float">
            <text:p>10</text:p>
          </table:table-cell>
          <table:table-cell table:formula="of:=ROUNDUP(MAX((100-MAX([.Y$146]+10*MIN([.AV150];0);0))*INT(([.$K150]-MAX([.AV150];0))*[.$J150])/100;0);0)" office:value-type="float" office:value="11" calcext:value-type="float">
            <text:p>11</text:p>
          </table:table-cell>
          <table:table-cell table:formula="of:=ROUNDUP(MAX((100-MAX([.Z$146]+10*MIN([.AW150];0);0))*INT(([.$K150]-MAX([.AW150];0))*[.$J150])/100;0);0)" office:value-type="float" office:value="10" calcext:value-type="float">
            <text:p>10</text:p>
          </table:table-cell>
          <table:table-cell table:formula="of:=ROUNDUP(MAX((100-MAX([.AA$146]+10*MIN([.AX150];0);0))*INT(([.$K150]-MAX([.AX150];0))*[.$J150])/100;0);0)" office:value-type="float" office:value="6" calcext:value-type="float">
            <text:p>6</text:p>
          </table:table-cell>
          <table:table-cell table:formula="of:=ROUNDUP(MAX((100-MAX([.AB$146]+10*MIN([.AY150];0);0))*INT(([.$K150]-MAX([.AY150];0))*[.$J150])/100;0);0)" office:value-type="float" office:value="5" calcext:value-type="float">
            <text:p>5</text:p>
          </table:table-cell>
          <table:table-cell table:formula="of:=ROUNDUP(MAX((100-MAX([.AC$146]+10*MIN([.AZ150];0);0))*INT(([.$K150]-MAX([.AZ150];0))*[.$J150])/100;0);0)" office:value-type="float" office:value="12" calcext:value-type="float">
            <text:p>12</text:p>
          </table:table-cell>
          <table:table-cell table:number-columns-repeated="6"/>
          <table:table-cell table:formula="of:=FLOOR([.M$145]*IF([.$E150];0.2;1))-[.$G150]" office:value-type="float" office:value="-3" calcext:value-type="float">
            <text:p>-3</text:p>
          </table:table-cell>
          <table:table-cell table:formula="of:=FLOOR([.N$145]*IF([.$E150];0.2;1))-[.$G150]" office:value-type="float" office:value="-3" calcext:value-type="float">
            <text:p>-3</text:p>
          </table:table-cell>
          <table:table-cell table:formula="of:=FLOOR([.O$145]*IF([.$E150];0.2;1))-[.$G150]" office:value-type="float" office:value="-3" calcext:value-type="float">
            <text:p>-3</text:p>
          </table:table-cell>
          <table:table-cell table:formula="of:=FLOOR([.P$145]*IF([.$E150];0.2;1))-[.$G150]" office:value-type="float" office:value="-3" calcext:value-type="float">
            <text:p>-3</text:p>
          </table:table-cell>
          <table:table-cell table:formula="of:=FLOOR([.Q$145]*IF([.$E150];0.2;1))-[.$G150]" office:value-type="float" office:value="-3" calcext:value-type="float">
            <text:p>-3</text:p>
          </table:table-cell>
          <table:table-cell table:formula="of:=FLOOR([.R$145]*IF([.$E150];0.2;1))-[.$G150]" office:value-type="float" office:value="-2" calcext:value-type="float">
            <text:p>-2</text:p>
          </table:table-cell>
          <table:table-cell table:formula="of:=FLOOR([.S$145]*IF([.$E150];0.2;1))-[.$G150]" office:value-type="float" office:value="-3" calcext:value-type="float">
            <text:p>-3</text:p>
          </table:table-cell>
          <table:table-cell table:formula="of:=FLOOR([.T$145]*IF([.$E150];0.2;1))-[.$G150]" office:value-type="float" office:value="9" calcext:value-type="float">
            <text:p>9</text:p>
          </table:table-cell>
          <table:table-cell table:formula="of:=FLOOR([.U$145]*IF([.$E150];0.2;1))-[.$G150]" office:value-type="float" office:value="-2" calcext:value-type="float">
            <text:p>-2</text:p>
          </table:table-cell>
          <table:table-cell table:formula="of:=FLOOR([.V$145]*IF([.$E150];0.2;1))-[.$G150]" office:value-type="float" office:value="-1" calcext:value-type="float">
            <text:p>-1</text:p>
          </table:table-cell>
          <table:table-cell table:formula="of:=FLOOR([.W$145]*IF([.$E150];0.2;1))-[.$G150]" office:value-type="float" office:value="0" calcext:value-type="float">
            <text:p>0</text:p>
          </table:table-cell>
          <table:table-cell table:formula="of:=FLOOR([.X$145]*IF([.$E150];0.2;1))-[.$G150]" office:value-type="float" office:value="3" calcext:value-type="float">
            <text:p>3</text:p>
          </table:table-cell>
          <table:table-cell table:formula="of:=FLOOR([.Y$145]*IF([.$E150];0.2;1))-[.$G150]" office:value-type="float" office:value="9" calcext:value-type="float">
            <text:p>9</text:p>
          </table:table-cell>
          <table:table-cell table:formula="of:=FLOOR([.Z$145]*IF([.$E150];0.2;1))-[.$G150]" office:value-type="float" office:value="10" calcext:value-type="float">
            <text:p>10</text:p>
          </table:table-cell>
          <table:table-cell table:formula="of:=FLOOR([.AA$145]*IF([.$E150];0.2;1))-[.$G150]" office:value-type="float" office:value="12" calcext:value-type="float">
            <text:p>12</text:p>
          </table:table-cell>
          <table:table-cell table:formula="of:=FLOOR([.AB$145]*IF([.$E150];0.2;1))-[.$G150]" office:value-type="float" office:value="12" calcext:value-type="float">
            <text:p>12</text:p>
          </table:table-cell>
          <table:table-cell table:formula="of:=FLOOR([.AC$145]*IF([.$E150];0.2;1))-[.$G15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LOOKUP([.$B151];[$'EcCo ammo'.$A$6:$'EcCo ammo'.$A$37];[$'EcCo ammo'.F$6:$'EcCo ammo'.F$37])" office:value-type="float" office:value="0" calcext:value-type="float">
            <text:p>0</text:p>
          </table:table-cell>
          <table:table-cell table:formula="of:=LOOKUP([.$B151];[$'EcCo ammo'.$A$6:$'EcCo ammo'.$A$37];[$'EcCo ammo'.H$6:$'EcCo ammo'.H$37])" office:value-type="float" office:value="3" calcext:value-type="float">
            <text:p>3</text:p>
          </table:table-cell>
          <table:table-cell table:formula="of:=LOOKUP([.$B151];[$'EcCo ammo'.$A$6:$'EcCo ammo'.$A$37];[$'EcCo ammo'.I$6:$'EcCo ammo'.I$37])" office:value-type="float" office:value="1" calcext:value-type="float">
            <text:p>1</text:p>
          </table:table-cell>
          <table:table-cell table:formula="of:=LOOKUP([.$B15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51]/[.I151]" office:value-type="float" office:value="1" calcext:value-type="float">
            <text:p>1.00</text:p>
          </table:table-cell>
          <table:table-cell table:formula="of:=ROUND(AVERAGE([.C151];[.D151]))" office:value-type="float" office:value="39" calcext:value-type="float">
            <text:p>39</text:p>
          </table:table-cell>
          <table:table-cell/>
          <table:table-cell table:formula="of:=ROUNDUP(MAX((100-MAX([.M$146]+10*MIN([.AJ151];0);0))*INT(([.$K151]-MAX([.AJ151];0))*[.$J151])/100;0);0)" office:value-type="float" office:value="39" calcext:value-type="float">
            <text:p>39</text:p>
          </table:table-cell>
          <table:table-cell table:formula="of:=ROUNDUP(MAX((100-MAX([.N$146]+10*MIN([.AK151];0);0))*INT(([.$K151]-MAX([.AK151];0))*[.$J151])/100;0);0)" office:value-type="float" office:value="36" calcext:value-type="float">
            <text:p>36</text:p>
          </table:table-cell>
          <table:table-cell table:formula="of:=ROUNDUP(MAX((100-MAX([.O$146]+10*MIN([.AL151];0);0))*INT(([.$K151]-MAX([.AL151];0))*[.$J151])/100;0);0)" office:value-type="float" office:value="39" calcext:value-type="float">
            <text:p>39</text:p>
          </table:table-cell>
          <table:table-cell table:formula="of:=ROUNDUP(MAX((100-MAX([.P$146]+10*MIN([.AM151];0);0))*INT(([.$K151]-MAX([.AM151];0))*[.$J151])/100;0);0)" office:value-type="float" office:value="39" calcext:value-type="float">
            <text:p>39</text:p>
          </table:table-cell>
          <table:table-cell table:formula="of:=ROUNDUP(MAX((100-MAX([.Q$146]+10*MIN([.AN151];0);0))*INT(([.$K151]-MAX([.AN151];0))*[.$J151])/100;0);0)" office:value-type="float" office:value="39" calcext:value-type="float">
            <text:p>39</text:p>
          </table:table-cell>
          <table:table-cell table:formula="of:=ROUNDUP(MAX((100-MAX([.R$146]+10*MIN([.AO151];0);0))*INT(([.$K151]-MAX([.AO151];0))*[.$J151])/100;0);0)" office:value-type="float" office:value="36" calcext:value-type="float">
            <text:p>36</text:p>
          </table:table-cell>
          <table:table-cell table:formula="of:=ROUNDUP(MAX((100-MAX([.S$146]+10*MIN([.AP151];0);0))*INT(([.$K151]-MAX([.AP151];0))*[.$J151])/100;0);0)" office:value-type="float" office:value="39" calcext:value-type="float">
            <text:p>39</text:p>
          </table:table-cell>
          <table:table-cell table:formula="of:=ROUNDUP(MAX((100-MAX([.T$146]+10*MIN([.AQ151];0);0))*INT(([.$K151]-MAX([.AQ151];0))*[.$J151])/100;0);0)" office:value-type="float" office:value="12" calcext:value-type="float">
            <text:p>12</text:p>
          </table:table-cell>
          <table:table-cell table:formula="of:=ROUNDUP(MAX((100-MAX([.U$146]+10*MIN([.AR151];0);0))*INT(([.$K151]-MAX([.AR151];0))*[.$J151])/100;0);0)" office:value-type="float" office:value="39" calcext:value-type="float">
            <text:p>39</text:p>
          </table:table-cell>
          <table:table-cell table:formula="of:=ROUNDUP(MAX((100-MAX([.V$146]+10*MIN([.AS151];0);0))*INT(([.$K151]-MAX([.AS151];0))*[.$J151])/100;0);0)" office:value-type="float" office:value="32" calcext:value-type="float">
            <text:p>32</text:p>
          </table:table-cell>
          <table:table-cell table:formula="of:=ROUNDUP(MAX((100-MAX([.W$146]+10*MIN([.AT151];0);0))*INT(([.$K151]-MAX([.AT151];0))*[.$J151])/100;0);0)" office:value-type="float" office:value="30" calcext:value-type="float">
            <text:p>30</text:p>
          </table:table-cell>
          <table:table-cell table:formula="of:=ROUNDUP(MAX((100-MAX([.X$146]+10*MIN([.AU151];0);0))*INT(([.$K151]-MAX([.AU151];0))*[.$J151])/100;0);0)" office:value-type="float" office:value="24" calcext:value-type="float">
            <text:p>24</text:p>
          </table:table-cell>
          <table:table-cell table:formula="of:=ROUNDUP(MAX((100-MAX([.Y$146]+10*MIN([.AV151];0);0))*INT(([.$K151]-MAX([.AV151];0))*[.$J151])/100;0);0)" office:value-type="float" office:value="28" calcext:value-type="float">
            <text:p>28</text:p>
          </table:table-cell>
          <table:table-cell table:formula="of:=ROUNDUP(MAX((100-MAX([.Z$146]+10*MIN([.AW151];0);0))*INT(([.$K151]-MAX([.AW151];0))*[.$J151])/100;0);0)" office:value-type="float" office:value="28" calcext:value-type="float">
            <text:p>28</text:p>
          </table:table-cell>
          <table:table-cell table:formula="of:=ROUNDUP(MAX((100-MAX([.AA$146]+10*MIN([.AX151];0);0))*INT(([.$K151]-MAX([.AX151];0))*[.$J151])/100;0);0)" office:value-type="float" office:value="16" calcext:value-type="float">
            <text:p>16</text:p>
          </table:table-cell>
          <table:table-cell table:formula="of:=ROUNDUP(MAX((100-MAX([.AB$146]+10*MIN([.AY151];0);0))*INT(([.$K151]-MAX([.AY151];0))*[.$J151])/100;0);0)" office:value-type="float" office:value="14" calcext:value-type="float">
            <text:p>14</text:p>
          </table:table-cell>
          <table:table-cell table:formula="of:=ROUNDUP(MAX((100-MAX([.AC$146]+10*MIN([.AZ151];0);0))*INT(([.$K151]-MAX([.AZ151];0))*[.$J151])/100;0);0)" office:value-type="float" office:value="32" calcext:value-type="float">
            <text:p>32</text:p>
          </table:table-cell>
          <table:table-cell table:number-columns-repeated="6"/>
          <table:table-cell table:formula="of:=FLOOR([.M$145]*IF([.$E151];0.2;1))-[.$G151]" office:value-type="float" office:value="-3" calcext:value-type="float">
            <text:p>-3</text:p>
          </table:table-cell>
          <table:table-cell table:formula="of:=FLOOR([.N$145]*IF([.$E151];0.2;1))-[.$G151]" office:value-type="float" office:value="-3" calcext:value-type="float">
            <text:p>-3</text:p>
          </table:table-cell>
          <table:table-cell table:formula="of:=FLOOR([.O$145]*IF([.$E151];0.2;1))-[.$G151]" office:value-type="float" office:value="-3" calcext:value-type="float">
            <text:p>-3</text:p>
          </table:table-cell>
          <table:table-cell table:formula="of:=FLOOR([.P$145]*IF([.$E151];0.2;1))-[.$G151]" office:value-type="float" office:value="-3" calcext:value-type="float">
            <text:p>-3</text:p>
          </table:table-cell>
          <table:table-cell table:formula="of:=FLOOR([.Q$145]*IF([.$E151];0.2;1))-[.$G151]" office:value-type="float" office:value="-3" calcext:value-type="float">
            <text:p>-3</text:p>
          </table:table-cell>
          <table:table-cell table:formula="of:=FLOOR([.R$145]*IF([.$E151];0.2;1))-[.$G151]" office:value-type="float" office:value="-3" calcext:value-type="float">
            <text:p>-3</text:p>
          </table:table-cell>
          <table:table-cell table:formula="of:=FLOOR([.S$145]*IF([.$E151];0.2;1))-[.$G151]" office:value-type="float" office:value="-3" calcext:value-type="float">
            <text:p>-3</text:p>
          </table:table-cell>
          <table:table-cell table:formula="of:=FLOOR([.T$145]*IF([.$E151];0.2;1))-[.$G151]" office:value-type="float" office:value="-1" calcext:value-type="float">
            <text:p>-1</text:p>
          </table:table-cell>
          <table:table-cell table:formula="of:=FLOOR([.U$145]*IF([.$E151];0.2;1))-[.$G151]" office:value-type="float" office:value="-3" calcext:value-type="float">
            <text:p>-3</text:p>
          </table:table-cell>
          <table:table-cell table:formula="of:=FLOOR([.V$145]*IF([.$E151];0.2;1))-[.$G151]" office:value-type="float" office:value="-3" calcext:value-type="float">
            <text:p>-3</text:p>
          </table:table-cell>
          <table:table-cell table:formula="of:=FLOOR([.W$145]*IF([.$E151];0.2;1))-[.$G151]" office:value-type="float" office:value="-3" calcext:value-type="float">
            <text:p>-3</text:p>
          </table:table-cell>
          <table:table-cell table:formula="of:=FLOOR([.X$145]*IF([.$E151];0.2;1))-[.$G151]" office:value-type="float" office:value="-2" calcext:value-type="float">
            <text:p>-2</text:p>
          </table:table-cell>
          <table:table-cell table:formula="of:=FLOOR([.Y$145]*IF([.$E151];0.2;1))-[.$G151]" office:value-type="float" office:value="-1" calcext:value-type="float">
            <text:p>-1</text:p>
          </table:table-cell>
          <table:table-cell table:formula="of:=FLOOR([.Z$145]*IF([.$E151];0.2;1))-[.$G151]" office:value-type="float" office:value="-1" calcext:value-type="float">
            <text:p>-1</text:p>
          </table:table-cell>
          <table:table-cell table:formula="of:=FLOOR([.AA$145]*IF([.$E151];0.2;1))-[.$G151]" office:value-type="float" office:value="0" calcext:value-type="float">
            <text:p>0</text:p>
          </table:table-cell>
          <table:table-cell table:formula="of:=FLOOR([.AB$145]*IF([.$E151];0.2;1))-[.$G151]" office:value-type="float" office:value="0" calcext:value-type="float">
            <text:p>0</text:p>
          </table:table-cell>
          <table:table-cell table:formula="of:=FLOOR([.AC$145]*IF([.$E151];0.2;1))-[.$G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LOOKUP([.$B152];[$'EcCo ammo'.$A$6:$'EcCo ammo'.$A$37];[$'EcCo ammo'.F$6:$'EcCo ammo'.F$37])" office:value-type="float" office:value="0" calcext:value-type="float">
            <text:p>0</text:p>
          </table:table-cell>
          <table:table-cell table:formula="of:=LOOKUP([.$B152];[$'EcCo ammo'.$A$6:$'EcCo ammo'.$A$37];[$'EcCo ammo'.H$6:$'EcCo ammo'.H$37])" office:value-type="float" office:value="3" calcext:value-type="float">
            <text:p>3</text:p>
          </table:table-cell>
          <table:table-cell table:formula="of:=LOOKUP([.$B152];[$'EcCo ammo'.$A$6:$'EcCo ammo'.$A$37];[$'EcCo ammo'.I$6:$'EcCo ammo'.I$37])" office:value-type="float" office:value="1" calcext:value-type="float">
            <text:p>1</text:p>
          </table:table-cell>
          <table:table-cell table:formula="of:=LOOKUP([.$B15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52]/[.I152]" office:value-type="float" office:value="1" calcext:value-type="float">
            <text:p>1.00</text:p>
          </table:table-cell>
          <table:table-cell table:formula="of:=ROUND(AVERAGE([.C152];[.D152]))" office:value-type="float" office:value="60" calcext:value-type="float">
            <text:p>60</text:p>
          </table:table-cell>
          <table:table-cell/>
          <table:table-cell table:formula="of:=ROUNDUP(MAX((100-MAX([.M$146]+10*MIN([.AJ152];0);0))*INT(([.$K152]-MAX([.AJ152];0))*[.$J152])/100;0);0)" office:value-type="float" office:value="60" calcext:value-type="float">
            <text:p>60</text:p>
          </table:table-cell>
          <table:table-cell table:formula="of:=ROUNDUP(MAX((100-MAX([.N$146]+10*MIN([.AK152];0);0))*INT(([.$K152]-MAX([.AK152];0))*[.$J152])/100;0);0)" office:value-type="float" office:value="54" calcext:value-type="float">
            <text:p>54</text:p>
          </table:table-cell>
          <table:table-cell table:formula="of:=ROUNDUP(MAX((100-MAX([.O$146]+10*MIN([.AL152];0);0))*INT(([.$K152]-MAX([.AL152];0))*[.$J152])/100;0);0)" office:value-type="float" office:value="60" calcext:value-type="float">
            <text:p>60</text:p>
          </table:table-cell>
          <table:table-cell table:formula="of:=ROUNDUP(MAX((100-MAX([.P$146]+10*MIN([.AM152];0);0))*INT(([.$K152]-MAX([.AM152];0))*[.$J152])/100;0);0)" office:value-type="float" office:value="60" calcext:value-type="float">
            <text:p>60</text:p>
          </table:table-cell>
          <table:table-cell table:formula="of:=ROUNDUP(MAX((100-MAX([.Q$146]+10*MIN([.AN152];0);0))*INT(([.$K152]-MAX([.AN152];0))*[.$J152])/100;0);0)" office:value-type="float" office:value="60" calcext:value-type="float">
            <text:p>60</text:p>
          </table:table-cell>
          <table:table-cell table:formula="of:=ROUNDUP(MAX((100-MAX([.R$146]+10*MIN([.AO152];0);0))*INT(([.$K152]-MAX([.AO152];0))*[.$J152])/100;0);0)" office:value-type="float" office:value="48" calcext:value-type="float">
            <text:p>48</text:p>
          </table:table-cell>
          <table:table-cell table:formula="of:=ROUNDUP(MAX((100-MAX([.S$146]+10*MIN([.AP152];0);0))*INT(([.$K152]-MAX([.AP152];0))*[.$J152])/100;0);0)" office:value-type="float" office:value="60" calcext:value-type="float">
            <text:p>60</text:p>
          </table:table-cell>
          <table:table-cell table:formula="of:=ROUNDUP(MAX((100-MAX([.T$146]+10*MIN([.AQ152];0);0))*INT(([.$K152]-MAX([.AQ152];0))*[.$J152])/100;0);0)" office:value-type="float" office:value="11" calcext:value-type="float">
            <text:p>11</text:p>
          </table:table-cell>
          <table:table-cell table:formula="of:=ROUNDUP(MAX((100-MAX([.U$146]+10*MIN([.AR152];0);0))*INT(([.$K152]-MAX([.AR152];0))*[.$J152])/100;0);0)" office:value-type="float" office:value="60" calcext:value-type="float">
            <text:p>60</text:p>
          </table:table-cell>
          <table:table-cell table:formula="of:=ROUNDUP(MAX((100-MAX([.V$146]+10*MIN([.AS152];0);0))*INT(([.$K152]-MAX([.AS152];0))*[.$J152])/100;0);0)" office:value-type="float" office:value="36" calcext:value-type="float">
            <text:p>36</text:p>
          </table:table-cell>
          <table:table-cell table:formula="of:=ROUNDUP(MAX((100-MAX([.W$146]+10*MIN([.AT152];0);0))*INT(([.$K152]-MAX([.AT152];0))*[.$J152])/100;0);0)" office:value-type="float" office:value="27" calcext:value-type="float">
            <text:p>27</text:p>
          </table:table-cell>
          <table:table-cell table:formula="of:=ROUNDUP(MAX((100-MAX([.X$146]+10*MIN([.AU152];0);0))*INT(([.$K152]-MAX([.AU152];0))*[.$J152])/100;0);0)" office:value-type="float" office:value="23" calcext:value-type="float">
            <text:p>23</text:p>
          </table:table-cell>
          <table:table-cell table:formula="of:=ROUNDUP(MAX((100-MAX([.Y$146]+10*MIN([.AV152];0);0))*INT(([.$K152]-MAX([.AV152];0))*[.$J152])/100;0);0)" office:value-type="float" office:value="31" calcext:value-type="float">
            <text:p>31</text:p>
          </table:table-cell>
          <table:table-cell table:formula="of:=ROUNDUP(MAX((100-MAX([.Z$146]+10*MIN([.AW152];0);0))*INT(([.$K152]-MAX([.AW152];0))*[.$J152])/100;0);0)" office:value-type="float" office:value="30" calcext:value-type="float">
            <text:p>30</text:p>
          </table:table-cell>
          <table:table-cell table:formula="of:=ROUNDUP(MAX((100-MAX([.AA$146]+10*MIN([.AX152];0);0))*INT(([.$K152]-MAX([.AX152];0))*[.$J152])/100;0);0)" office:value-type="float" office:value="20" calcext:value-type="float">
            <text:p>20</text:p>
          </table:table-cell>
          <table:table-cell table:formula="of:=ROUNDUP(MAX((100-MAX([.AB$146]+10*MIN([.AY152];0);0))*INT(([.$K152]-MAX([.AY152];0))*[.$J152])/100;0);0)" office:value-type="float" office:value="17" calcext:value-type="float">
            <text:p>17</text:p>
          </table:table-cell>
          <table:table-cell table:formula="of:=ROUNDUP(MAX((100-MAX([.AC$146]+10*MIN([.AZ152];0);0))*INT(([.$K152]-MAX([.AZ152];0))*[.$J152])/100;0);0)" office:value-type="float" office:value="39" calcext:value-type="float">
            <text:p>39</text:p>
          </table:table-cell>
          <table:table-cell table:number-columns-repeated="6"/>
          <table:table-cell table:formula="of:=FLOOR([.M$145]*IF([.$E152];0.2;1))-[.$G152]" office:value-type="float" office:value="-3" calcext:value-type="float">
            <text:p>-3</text:p>
          </table:table-cell>
          <table:table-cell table:formula="of:=FLOOR([.N$145]*IF([.$E152];0.2;1))-[.$G152]" office:value-type="float" office:value="-3" calcext:value-type="float">
            <text:p>-3</text:p>
          </table:table-cell>
          <table:table-cell table:formula="of:=FLOOR([.O$145]*IF([.$E152];0.2;1))-[.$G152]" office:value-type="float" office:value="-3" calcext:value-type="float">
            <text:p>-3</text:p>
          </table:table-cell>
          <table:table-cell table:formula="of:=FLOOR([.P$145]*IF([.$E152];0.2;1))-[.$G152]" office:value-type="float" office:value="-3" calcext:value-type="float">
            <text:p>-3</text:p>
          </table:table-cell>
          <table:table-cell table:formula="of:=FLOOR([.Q$145]*IF([.$E152];0.2;1))-[.$G152]" office:value-type="float" office:value="-3" calcext:value-type="float">
            <text:p>-3</text:p>
          </table:table-cell>
          <table:table-cell table:formula="of:=FLOOR([.R$145]*IF([.$E152];0.2;1))-[.$G152]" office:value-type="float" office:value="-2" calcext:value-type="float">
            <text:p>-2</text:p>
          </table:table-cell>
          <table:table-cell table:formula="of:=FLOOR([.S$145]*IF([.$E152];0.2;1))-[.$G152]" office:value-type="float" office:value="-3" calcext:value-type="float">
            <text:p>-3</text:p>
          </table:table-cell>
          <table:table-cell table:formula="of:=FLOOR([.T$145]*IF([.$E152];0.2;1))-[.$G152]" office:value-type="float" office:value="9" calcext:value-type="float">
            <text:p>9</text:p>
          </table:table-cell>
          <table:table-cell table:formula="of:=FLOOR([.U$145]*IF([.$E152];0.2;1))-[.$G152]" office:value-type="float" office:value="-2" calcext:value-type="float">
            <text:p>-2</text:p>
          </table:table-cell>
          <table:table-cell table:formula="of:=FLOOR([.V$145]*IF([.$E152];0.2;1))-[.$G152]" office:value-type="float" office:value="-1" calcext:value-type="float">
            <text:p>-1</text:p>
          </table:table-cell>
          <table:table-cell table:formula="of:=FLOOR([.W$145]*IF([.$E152];0.2;1))-[.$G152]" office:value-type="float" office:value="0" calcext:value-type="float">
            <text:p>0</text:p>
          </table:table-cell>
          <table:table-cell table:formula="of:=FLOOR([.X$145]*IF([.$E152];0.2;1))-[.$G152]" office:value-type="float" office:value="3" calcext:value-type="float">
            <text:p>3</text:p>
          </table:table-cell>
          <table:table-cell table:formula="of:=FLOOR([.Y$145]*IF([.$E152];0.2;1))-[.$G152]" office:value-type="float" office:value="9" calcext:value-type="float">
            <text:p>9</text:p>
          </table:table-cell>
          <table:table-cell table:formula="of:=FLOOR([.Z$145]*IF([.$E152];0.2;1))-[.$G152]" office:value-type="float" office:value="10" calcext:value-type="float">
            <text:p>10</text:p>
          </table:table-cell>
          <table:table-cell table:formula="of:=FLOOR([.AA$145]*IF([.$E152];0.2;1))-[.$G152]" office:value-type="float" office:value="12" calcext:value-type="float">
            <text:p>12</text:p>
          </table:table-cell>
          <table:table-cell table:formula="of:=FLOOR([.AB$145]*IF([.$E152];0.2;1))-[.$G152]" office:value-type="float" office:value="12" calcext:value-type="float">
            <text:p>12</text:p>
          </table:table-cell>
          <table:table-cell table:formula="of:=FLOOR([.AC$145]*IF([.$E152];0.2;1))-[.$G15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LOOKUP([.$B153];[$'EcCo ammo'.$A$6:$'EcCo ammo'.$A$37];[$'EcCo ammo'.F$6:$'EcCo ammo'.F$37])" office:value-type="float" office:value="0" calcext:value-type="float">
            <text:p>0</text:p>
          </table:table-cell>
          <table:table-cell table:formula="of:=LOOKUP([.$B153];[$'EcCo ammo'.$A$6:$'EcCo ammo'.$A$37];[$'EcCo ammo'.H$6:$'EcCo ammo'.H$37])" office:value-type="float" office:value="6" calcext:value-type="float">
            <text:p>6</text:p>
          </table:table-cell>
          <table:table-cell table:formula="of:=LOOKUP([.$B153];[$'EcCo ammo'.$A$6:$'EcCo ammo'.$A$37];[$'EcCo ammo'.I$6:$'EcCo ammo'.I$37])" office:value-type="float" office:value="1" calcext:value-type="float">
            <text:p>1</text:p>
          </table:table-cell>
          <table:table-cell table:formula="of:=LOOKUP([.$B15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53]/[.I153]" office:value-type="float" office:value="1" calcext:value-type="float">
            <text:p>1.00</text:p>
          </table:table-cell>
          <table:table-cell table:formula="of:=ROUND(AVERAGE([.C153];[.D153]))" office:value-type="float" office:value="66" calcext:value-type="float">
            <text:p>66</text:p>
          </table:table-cell>
          <table:table-cell/>
          <table:table-cell table:formula="of:=ROUNDUP(MAX((100-MAX([.M$146]+10*MIN([.AJ153];0);0))*INT(([.$K153]-MAX([.AJ153];0))*[.$J153])/100;0);0)" office:value-type="float" office:value="66" calcext:value-type="float">
            <text:p>66</text:p>
          </table:table-cell>
          <table:table-cell table:formula="of:=ROUNDUP(MAX((100-MAX([.N$146]+10*MIN([.AK153];0);0))*INT(([.$K153]-MAX([.AK153];0))*[.$J153])/100;0);0)" office:value-type="float" office:value="66" calcext:value-type="float">
            <text:p>66</text:p>
          </table:table-cell>
          <table:table-cell table:formula="of:=ROUNDUP(MAX((100-MAX([.O$146]+10*MIN([.AL153];0);0))*INT(([.$K153]-MAX([.AL153];0))*[.$J153])/100;0);0)" office:value-type="float" office:value="66" calcext:value-type="float">
            <text:p>66</text:p>
          </table:table-cell>
          <table:table-cell table:formula="of:=ROUNDUP(MAX((100-MAX([.P$146]+10*MIN([.AM153];0);0))*INT(([.$K153]-MAX([.AM153];0))*[.$J153])/100;0);0)" office:value-type="float" office:value="66" calcext:value-type="float">
            <text:p>66</text:p>
          </table:table-cell>
          <table:table-cell table:formula="of:=ROUNDUP(MAX((100-MAX([.Q$146]+10*MIN([.AN153];0);0))*INT(([.$K153]-MAX([.AN153];0))*[.$J153])/100;0);0)" office:value-type="float" office:value="66" calcext:value-type="float">
            <text:p>66</text:p>
          </table:table-cell>
          <table:table-cell table:formula="of:=ROUNDUP(MAX((100-MAX([.R$146]+10*MIN([.AO153];0);0))*INT(([.$K153]-MAX([.AO153];0))*[.$J153])/100;0);0)" office:value-type="float" office:value="66" calcext:value-type="float">
            <text:p>66</text:p>
          </table:table-cell>
          <table:table-cell table:formula="of:=ROUNDUP(MAX((100-MAX([.S$146]+10*MIN([.AP153];0);0))*INT(([.$K153]-MAX([.AP153];0))*[.$J153])/100;0);0)" office:value-type="float" office:value="66" calcext:value-type="float">
            <text:p>66</text:p>
          </table:table-cell>
          <table:table-cell table:formula="of:=ROUNDUP(MAX((100-MAX([.T$146]+10*MIN([.AQ153];0);0))*INT(([.$K153]-MAX([.AQ153];0))*[.$J153])/100;0);0)" office:value-type="float" office:value="40" calcext:value-type="float">
            <text:p>40</text:p>
          </table:table-cell>
          <table:table-cell table:formula="of:=ROUNDUP(MAX((100-MAX([.U$146]+10*MIN([.AR153];0);0))*INT(([.$K153]-MAX([.AR153];0))*[.$J153])/100;0);0)" office:value-type="float" office:value="66" calcext:value-type="float">
            <text:p>66</text:p>
          </table:table-cell>
          <table:table-cell table:formula="of:=ROUNDUP(MAX((100-MAX([.V$146]+10*MIN([.AS153];0);0))*INT(([.$K153]-MAX([.AS153];0))*[.$J153])/100;0);0)" office:value-type="float" office:value="66" calcext:value-type="float">
            <text:p>66</text:p>
          </table:table-cell>
          <table:table-cell table:formula="of:=ROUNDUP(MAX((100-MAX([.W$146]+10*MIN([.AT153];0);0))*INT(([.$K153]-MAX([.AT153];0))*[.$J153])/100;0);0)" office:value-type="float" office:value="66" calcext:value-type="float">
            <text:p>66</text:p>
          </table:table-cell>
          <table:table-cell table:formula="of:=ROUNDUP(MAX((100-MAX([.X$146]+10*MIN([.AU153];0);0))*INT(([.$K153]-MAX([.AU153];0))*[.$J153])/100;0);0)" office:value-type="float" office:value="60" calcext:value-type="float">
            <text:p>60</text:p>
          </table:table-cell>
          <table:table-cell table:formula="of:=ROUNDUP(MAX((100-MAX([.Y$146]+10*MIN([.AV153];0);0))*INT(([.$K153]-MAX([.AV153];0))*[.$J153])/100;0);0)" office:value-type="float" office:value="66" calcext:value-type="float">
            <text:p>66</text:p>
          </table:table-cell>
          <table:table-cell table:formula="of:=ROUNDUP(MAX((100-MAX([.Z$146]+10*MIN([.AW153];0);0))*INT(([.$K153]-MAX([.AW153];0))*[.$J153])/100;0);0)" office:value-type="float" office:value="66" calcext:value-type="float">
            <text:p>66</text:p>
          </table:table-cell>
          <table:table-cell table:formula="of:=ROUNDUP(MAX((100-MAX([.AA$146]+10*MIN([.AX153];0);0))*INT(([.$K153]-MAX([.AX153];0))*[.$J153])/100;0);0)" office:value-type="float" office:value="47" calcext:value-type="float">
            <text:p>47</text:p>
          </table:table-cell>
          <table:table-cell table:formula="of:=ROUNDUP(MAX((100-MAX([.AB$146]+10*MIN([.AY153];0);0))*INT(([.$K153]-MAX([.AY153];0))*[.$J153])/100;0);0)" office:value-type="float" office:value="43" calcext:value-type="float">
            <text:p>43</text:p>
          </table:table-cell>
          <table:table-cell table:formula="of:=ROUNDUP(MAX((100-MAX([.AC$146]+10*MIN([.AZ153];0);0))*INT(([.$K153]-MAX([.AZ153];0))*[.$J153])/100;0);0)" office:value-type="float" office:value="66" calcext:value-type="float">
            <text:p>66</text:p>
          </table:table-cell>
          <table:table-cell table:number-columns-repeated="6"/>
          <table:table-cell table:formula="of:=FLOOR([.M$145]*IF([.$E153];0.2;1))-[.$G153]" office:value-type="float" office:value="-6" calcext:value-type="float">
            <text:p>-6</text:p>
          </table:table-cell>
          <table:table-cell table:formula="of:=FLOOR([.N$145]*IF([.$E153];0.2;1))-[.$G153]" office:value-type="float" office:value="-6" calcext:value-type="float">
            <text:p>-6</text:p>
          </table:table-cell>
          <table:table-cell table:formula="of:=FLOOR([.O$145]*IF([.$E153];0.2;1))-[.$G153]" office:value-type="float" office:value="-6" calcext:value-type="float">
            <text:p>-6</text:p>
          </table:table-cell>
          <table:table-cell table:formula="of:=FLOOR([.P$145]*IF([.$E153];0.2;1))-[.$G153]" office:value-type="float" office:value="-6" calcext:value-type="float">
            <text:p>-6</text:p>
          </table:table-cell>
          <table:table-cell table:formula="of:=FLOOR([.Q$145]*IF([.$E153];0.2;1))-[.$G153]" office:value-type="float" office:value="-6" calcext:value-type="float">
            <text:p>-6</text:p>
          </table:table-cell>
          <table:table-cell table:formula="of:=FLOOR([.R$145]*IF([.$E153];0.2;1))-[.$G153]" office:value-type="float" office:value="-6" calcext:value-type="float">
            <text:p>-6</text:p>
          </table:table-cell>
          <table:table-cell table:formula="of:=FLOOR([.S$145]*IF([.$E153];0.2;1))-[.$G153]" office:value-type="float" office:value="-6" calcext:value-type="float">
            <text:p>-6</text:p>
          </table:table-cell>
          <table:table-cell table:formula="of:=FLOOR([.T$145]*IF([.$E153];0.2;1))-[.$G153]" office:value-type="float" office:value="-4" calcext:value-type="float">
            <text:p>-4</text:p>
          </table:table-cell>
          <table:table-cell table:formula="of:=FLOOR([.U$145]*IF([.$E153];0.2;1))-[.$G153]" office:value-type="float" office:value="-6" calcext:value-type="float">
            <text:p>-6</text:p>
          </table:table-cell>
          <table:table-cell table:formula="of:=FLOOR([.V$145]*IF([.$E153];0.2;1))-[.$G153]" office:value-type="float" office:value="-6" calcext:value-type="float">
            <text:p>-6</text:p>
          </table:table-cell>
          <table:table-cell table:formula="of:=FLOOR([.W$145]*IF([.$E153];0.2;1))-[.$G153]" office:value-type="float" office:value="-6" calcext:value-type="float">
            <text:p>-6</text:p>
          </table:table-cell>
          <table:table-cell table:formula="of:=FLOOR([.X$145]*IF([.$E153];0.2;1))-[.$G153]" office:value-type="float" office:value="-5" calcext:value-type="float">
            <text:p>-5</text:p>
          </table:table-cell>
          <table:table-cell table:formula="of:=FLOOR([.Y$145]*IF([.$E153];0.2;1))-[.$G153]" office:value-type="float" office:value="-4" calcext:value-type="float">
            <text:p>-4</text:p>
          </table:table-cell>
          <table:table-cell table:formula="of:=FLOOR([.Z$145]*IF([.$E153];0.2;1))-[.$G153]" office:value-type="float" office:value="-4" calcext:value-type="float">
            <text:p>-4</text:p>
          </table:table-cell>
          <table:table-cell table:formula="of:=FLOOR([.AA$145]*IF([.$E153];0.2;1))-[.$G153]" office:value-type="float" office:value="-3" calcext:value-type="float">
            <text:p>-3</text:p>
          </table:table-cell>
          <table:table-cell table:formula="of:=FLOOR([.AB$145]*IF([.$E153];0.2;1))-[.$G153]" office:value-type="float" office:value="-3" calcext:value-type="float">
            <text:p>-3</text:p>
          </table:table-cell>
          <table:table-cell table:formula="of:=FLOOR([.AC$145]*IF([.$E153];0.2;1))-[.$G153]" office:value-type="float" office:value="-3" calcext:value-type="float">
            <text:p>-3</text:p>
          </table:table-cell>
          <table:table-cell table:number-columns-repeated="3"/>
        </table:table-row>
        <table:table-row table:style-name="ro1" table:number-rows-repeated="1048422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EcCo ammo" table:style-name="ta1"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ce41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10" table:number-columns-repeated="17" table:default-cell-style-name="ce21"/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24" office:value-type="string" calcext:value-type="string" table:number-columns-spanned="14" table:number-rows-spanned="1">
            <text:p>NORMAL DAMAGE</text:p>
          </table:table-cell>
          <table:covered-table-cell table:number-columns-repeated="13" table:style-name="Default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</table:table-row>
        <table:table-row table:style-name="ro7">
          <table:table-cell table:number-columns-repeated="3"/>
          <table:table-cell table:style-name="Default"/>
          <table:table-cell table:number-columns-repeated="8"/>
          <table:table-cell table:style-name="ce33" table:formula="of:=OFFSET([$'EcCo Armor'.$A$2];[.M$2];0)" office:value-type="string" office:string-value="None" calcext:value-type="string">
            <text:p>None</text:p>
          </table:table-cell>
          <table:table-cell table:style-name="ce33" table:formula="of:=OFFSET([$'EcCo Armor'.$A$2];[.N$2];0)" office:value-type="string" office:string-value="Robes" calcext:value-type="string">
            <text:p>Robes</text:p>
          </table:table-cell>
          <table:table-cell table:style-name="ce33" table:formula="of:=OFFSET([$'EcCo Armor'.$A$2];[.O$2];0)" office:value-type="string" office:string-value="Leather Jacket" calcext:value-type="string">
            <text:p>Leather Jacket</text:p>
          </table:table-cell>
          <table:table-cell table:style-name="ce33" table:formula="of:=OFFSET([$'EcCo Armor'.$A$2];[.P$2];0)" office:value-type="string" office:string-value="Leather Armor" calcext:value-type="string">
            <text:p>Leather Armor</text:p>
          </table:table-cell>
          <table:table-cell table:style-name="ce33" table:formula="of:=OFFSET([$'EcCo Armor'.$A$2];[.Q$2];0)" office:value-type="string" office:string-value="Comb Lth. Jack" calcext:value-type="string">
            <text:p>Comb Lth. Jack</text:p>
          </table:table-cell>
          <table:table-cell table:style-name="ce33" table:formula="of:=OFFSET([$'EcCo Armor'.$A$2];[.R$2];0)" office:value-type="string" office:string-value="Leather MkII" calcext:value-type="string">
            <text:p>Leather MkII</text:p>
          </table:table-cell>
          <table:table-cell table:style-name="ce33" table:formula="of:=OFFSET([$'EcCo Armor'.$A$2];[.S$2];0)" office:value-type="string" office:string-value="Metal Armor" calcext:value-type="string">
            <text:p>Metal Armor</text:p>
          </table:table-cell>
          <table:table-cell table:style-name="ce33" table:formula="of:=OFFSET([$'EcCo Armor'.$A$2];[.T$2];0)" office:value-type="string" office:string-value="Tesla Armor" calcext:value-type="string">
            <text:p>Tesla Armor</text:p>
          </table:table-cell>
          <table:table-cell table:style-name="ce33" table:formula="of:=OFFSET([$'EcCo Armor'.$A$2];[.U$2];0)" office:value-type="string" office:string-value="Metal MkII" calcext:value-type="string">
            <text:p>Metal MkII</text:p>
          </table:table-cell>
          <table:table-cell table:style-name="ce33" table:formula="of:=OFFSET([$'EcCo Armor'.$A$2];[.V$2];0)" office:value-type="string" office:string-value="Combat Armor" calcext:value-type="string">
            <text:p>Combat Armor</text:p>
          </table:table-cell>
          <table:table-cell table:style-name="ce33" table:formula="of:=OFFSET([$'EcCo Armor'.$A$2];[.W$2];0)" office:value-type="string" office:string-value="Combat MkII" calcext:value-type="string">
            <text:p>Combat MkII</text:p>
          </table:table-cell>
          <table:table-cell table:style-name="ce33" table:formula="of:=OFFSET([$'EcCo Armor'.$A$2];[.X$2];0)" office:value-type="string" office:string-value="Brotherhood" calcext:value-type="string">
            <text:p>Brotherhood</text:p>
          </table:table-cell>
          <table:table-cell table:style-name="ce33" table:formula="of:=OFFSET([$'EcCo Armor'.$A$2];[.Y$2];0)" office:value-type="string" office:string-value="Power Armor" calcext:value-type="string">
            <text:p>Power Armor</text:p>
          </table:table-cell>
          <table:table-cell table:style-name="ce33" table:formula="of:=OFFSET([$'EcCo Armor'.$A$2];[.Z$2];0)" office:value-type="string" office:string-value="Hard. Power" calcext:value-type="string">
            <text:p>Hard. Power</text:p>
          </table:table-cell>
          <table:table-cell table:style-name="ce33" table:formula="of:=OFFSET([$'EcCo Armor'.$A$2];[.AA$2];0)" office:value-type="string" office:string-value="Adv. Power" calcext:value-type="string">
            <text:p>Adv. Power</text:p>
          </table:table-cell>
          <table:table-cell table:style-name="ce33" table:formula="of:=OFFSET([$'EcCo Armor'.$A$2];[.AB$2];0)" office:value-type="string" office:string-value="Adv. Power MKII" calcext:value-type="string">
            <text:p>Adv. Power MKII</text:p>
          </table:table-cell>
          <table:table-cell table:style-name="ce33" table:formula="of:=OFFSET([$'EcCo Armor'.$A$2];[.AC$2];0)" office:value-type="string" office:string-value="Frank Horrigan" calcext:value-type="string">
            <text:p>Frank Horrigan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DT</text:p>
          </table:table-cell>
          <table:table-cell table:style-name="ce25" table:formula="of:=OFFSET([$'EcCo Armor'.$E$2];[.M$2];0)" office:value-type="float" office:value="0" calcext:value-type="float">
            <text:p>0</text:p>
          </table:table-cell>
          <table:table-cell table:style-name="ce25" table:formula="of:=OFFSET([$'EcCo Armor'.$E$2];[.N$2];0)" office:value-type="float" office:value="0" calcext:value-type="float">
            <text:p>0</text:p>
          </table:table-cell>
          <table:table-cell table:style-name="ce25" table:formula="of:=OFFSET([$'EcCo Armor'.$E$2];[.O$2];0)" office:value-type="float" office:value="0" calcext:value-type="float">
            <text:p>0</text:p>
          </table:table-cell>
          <table:table-cell table:style-name="ce25" table:formula="of:=OFFSET([$'EcCo Armor'.$E$2];[.P$2];0)" office:value-type="float" office:value="2" calcext:value-type="float">
            <text:p>2</text:p>
          </table:table-cell>
          <table:table-cell table:style-name="ce25" table:formula="of:=OFFSET([$'EcCo Armor'.$E$2];[.Q$2];0)" office:value-type="float" office:value="2" calcext:value-type="float">
            <text:p>2</text:p>
          </table:table-cell>
          <table:table-cell table:style-name="ce25" table:formula="of:=OFFSET([$'EcCo Armor'.$E$2];[.R$2];0)" office:value-type="float" office:value="2" calcext:value-type="float">
            <text:p>2</text:p>
          </table:table-cell>
          <table:table-cell table:style-name="ce25" table:formula="of:=OFFSET([$'EcCo Armor'.$E$2];[.S$2];0)" office:value-type="float" office:value="4" calcext:value-type="float">
            <text:p>4</text:p>
          </table:table-cell>
          <table:table-cell table:style-name="ce25" table:formula="of:=OFFSET([$'EcCo Armor'.$E$2];[.T$2];0)" office:value-type="float" office:value="4" calcext:value-type="float">
            <text:p>4</text:p>
          </table:table-cell>
          <table:table-cell table:style-name="ce25" table:formula="of:=OFFSET([$'EcCo Armor'.$E$2];[.U$2];0)" office:value-type="float" office:value="4" calcext:value-type="float">
            <text:p>4</text:p>
          </table:table-cell>
          <table:table-cell table:style-name="ce25" table:formula="of:=OFFSET([$'EcCo Armor'.$E$2];[.V$2];0)" office:value-type="float" office:value="6" calcext:value-type="float">
            <text:p>6</text:p>
          </table:table-cell>
          <table:table-cell table:style-name="ce25" table:formula="of:=OFFSET([$'EcCo Armor'.$E$2];[.W$2];0)" office:value-type="float" office:value="6" calcext:value-type="float">
            <text:p>6</text:p>
          </table:table-cell>
          <table:table-cell table:style-name="ce25" table:formula="of:=OFFSET([$'EcCo Armor'.$E$2];[.X$2];0)" office:value-type="float" office:value="8" calcext:value-type="float">
            <text:p>8</text:p>
          </table:table-cell>
          <table:table-cell table:style-name="ce25" table:formula="of:=OFFSET([$'EcCo Armor'.$E$2];[.Y$2];0)" office:value-type="float" office:value="10" calcext:value-type="float">
            <text:p>10</text:p>
          </table:table-cell>
          <table:table-cell table:style-name="ce25" table:formula="of:=OFFSET([$'EcCo Armor'.$E$2];[.Z$2];0)" office:value-type="float" office:value="12" calcext:value-type="float">
            <text:p>12</text:p>
          </table:table-cell>
          <table:table-cell table:style-name="ce25" table:formula="of:=OFFSET([$'EcCo Armor'.$E$2];[.AA$2];0)" office:value-type="float" office:value="14" calcext:value-type="float">
            <text:p>14</text:p>
          </table:table-cell>
          <table:table-cell table:style-name="ce25" table:formula="of:=OFFSET([$'EcCo Armor'.$E$2];[.AB$2];0)" office:value-type="float" office:value="14" calcext:value-type="float">
            <text:p>14</text:p>
          </table:table-cell>
          <table:table-cell table:style-name="ce25" table:formula="of:=OFFSET([$'EcCo Armor'.$E$2];[.AC$2];0)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eight</text:p>
          </table:table-cell>
          <table:table-cell table:style-name="Default" office:value-type="string" calcext:value-type="string">
            <text:p>Cali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AC Adjust</text:p>
          </table:table-cell>
          <table:table-cell office:value-type="string" calcext:value-type="string">
            <text:p>DR Mod</text:p>
          </table:table-cell>
          <table:table-cell office:value-type="string" calcext:value-type="string">
            <text:p>DT Mod (YAAM)</text:p>
          </table:table-cell>
          <table:table-cell office:value-type="string" calcext:value-type="string">
            <text:p>Dam Mult</text:p>
          </table:table-cell>
          <table:table-cell office:value-type="string" calcext:value-type="string">
            <text:p>Dam Div</text:p>
          </table:table-cell>
          <table:table-cell/>
          <table:table-cell office:value-type="string" calcext:value-type="string">
            <text:p>DR</text:p>
          </table:table-cell>
          <table:table-cell table:style-name="ce25" table:formula="of:=OFFSET([$'EcCo Armor'.$F$2];[.M$2];0)" office:value-type="float" office:value="0" calcext:value-type="float">
            <text:p>0</text:p>
          </table:table-cell>
          <table:table-cell table:style-name="ce25" table:formula="of:=OFFSET([$'EcCo Armor'.$F$2];[.N$2];0)" office:value-type="float" office:value="10" calcext:value-type="float">
            <text:p>10</text:p>
          </table:table-cell>
          <table:table-cell table:style-name="ce25" table:formula="of:=OFFSET([$'EcCo Armor'.$F$2];[.O$2];0)" office:value-type="float" office:value="20" calcext:value-type="float">
            <text:p>20</text:p>
          </table:table-cell>
          <table:table-cell table:style-name="ce25" table:formula="of:=OFFSET([$'EcCo Armor'.$F$2];[.P$2];0)" office:value-type="float" office:value="25" calcext:value-type="float">
            <text:p>25</text:p>
          </table:table-cell>
          <table:table-cell table:style-name="ce25" table:formula="of:=OFFSET([$'EcCo Armor'.$F$2];[.Q$2];0)" office:value-type="float" office:value="30" calcext:value-type="float">
            <text:p>30</text:p>
          </table:table-cell>
          <table:table-cell table:style-name="ce25" table:formula="of:=OFFSET([$'EcCo Armor'.$F$2];[.R$2];0)" office:value-type="float" office:value="30" calcext:value-type="float">
            <text:p>30</text:p>
          </table:table-cell>
          <table:table-cell table:style-name="ce25" table:formula="of:=OFFSET([$'EcCo Armor'.$F$2];[.S$2];0)" office:value-type="float" office:value="30" calcext:value-type="float">
            <text:p>30</text:p>
          </table:table-cell>
          <table:table-cell table:style-name="ce25" table:formula="of:=OFFSET([$'EcCo Armor'.$F$2];[.T$2];0)" office:value-type="float" office:value="35" calcext:value-type="float">
            <text:p>35</text:p>
          </table:table-cell>
          <table:table-cell table:style-name="ce25" table:formula="of:=OFFSET([$'EcCo Armor'.$F$2];[.U$2];0)" office:value-type="float" office:value="35" calcext:value-type="float">
            <text:p>35</text:p>
          </table:table-cell>
          <table:table-cell table:style-name="ce25" table:formula="of:=OFFSET([$'EcCo Armor'.$F$2];[.V$2];0)" office:value-type="float" office:value="40" calcext:value-type="float">
            <text:p>40</text:p>
          </table:table-cell>
          <table:table-cell table:style-name="ce25" table:formula="of:=OFFSET([$'EcCo Armor'.$F$2];[.W$2];0)" office:value-type="float" office:value="45" calcext:value-type="float">
            <text:p>45</text:p>
          </table:table-cell>
          <table:table-cell table:style-name="ce25" table:formula="of:=OFFSET([$'EcCo Armor'.$F$2];[.X$2];0)" office:value-type="float" office:value="45" calcext:value-type="float">
            <text:p>45</text:p>
          </table:table-cell>
          <table:table-cell table:style-name="ce25" table:formula="of:=OFFSET([$'EcCo Armor'.$F$2];[.Y$2];0)" office:value-type="float" office:value="50" calcext:value-type="float">
            <text:p>50</text:p>
          </table:table-cell>
          <table:table-cell table:style-name="ce25" table:formula="of:=OFFSET([$'EcCo Armor'.$F$2];[.Z$2];0)" office:value-type="float" office:value="50" calcext:value-type="float">
            <text:p>50</text:p>
          </table:table-cell>
          <table:table-cell table:style-name="ce25" table:formula="of:=OFFSET([$'EcCo Armor'.$F$2];[.AA$2];0)" office:value-type="float" office:value="65" calcext:value-type="float">
            <text:p>65</text:p>
          </table:table-cell>
          <table:table-cell table:style-name="ce25" table:formula="of:=OFFSET([$'EcCo Armor'.$F$2];[.AB$2];0)" office:value-type="float" office:value="70" calcext:value-type="float">
            <text:p>70</text:p>
          </table:table-cell>
          <table:table-cell table:style-name="ce25" table:formula="of:=OFFSET([$'EcCo Armor'.$F$2];[.AC$2];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.223 AP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6]/100);&quot; / &quot;;[.M$5]*(1+[.$G6]/100))" office:value-type="string" office:string-value="0 / 0" calcext:value-type="string">
            <text:p>0 / 0</text:p>
          </table:table-cell>
          <table:table-cell table:formula="of:=COM.MICROSOFT.CONCAT([.N$4]*(1+[.$G6]/100);&quot; / &quot;;[.N$5]*(1+[.$G6]/100))" office:value-type="string" office:string-value="0 / 5" calcext:value-type="string">
            <text:p>0 / 5</text:p>
          </table:table-cell>
          <table:table-cell table:formula="of:=COM.MICROSOFT.CONCAT([.O$4]*(1+[.$G6]/100);&quot; / &quot;;[.O$5]*(1+[.$G6]/100))" office:value-type="string" office:string-value="0 / 10" calcext:value-type="string">
            <text:p>0 / 10</text:p>
          </table:table-cell>
          <table:table-cell table:formula="of:=COM.MICROSOFT.CONCAT([.P$4]*(1+[.$G6]/100);&quot; / &quot;;[.P$5]*(1+[.$G6]/100))" office:value-type="string" office:string-value="1 / 12.5" calcext:value-type="string">
            <text:p>1 / 12.5</text:p>
          </table:table-cell>
          <table:table-cell table:formula="of:=COM.MICROSOFT.CONCAT([.Q$4]*(1+[.$G6]/100);&quot; / &quot;;[.Q$5]*(1+[.$G6]/100))" office:value-type="string" office:string-value="1 / 15" calcext:value-type="string">
            <text:p>1 / 15</text:p>
          </table:table-cell>
          <table:table-cell table:formula="of:=COM.MICROSOFT.CONCAT([.R$4]*(1+[.$G6]/100);&quot; / &quot;;[.R$5]*(1+[.$G6]/100))" office:value-type="string" office:string-value="1 / 15" calcext:value-type="string">
            <text:p>1 / 15</text:p>
          </table:table-cell>
          <table:table-cell table:formula="of:=COM.MICROSOFT.CONCAT([.S$4]*(1+[.$G6]/100);&quot; / &quot;;[.S$5]*(1+[.$G6]/100))" office:value-type="string" office:string-value="2 / 15" calcext:value-type="string">
            <text:p>2 / 15</text:p>
          </table:table-cell>
          <table:table-cell table:formula="of:=COM.MICROSOFT.CONCAT([.T$4]*(1+[.$G6]/100);&quot; / &quot;;[.T$5]*(1+[.$G6]/100))" office:value-type="string" office:string-value="2 / 17.5" calcext:value-type="string">
            <text:p>2 / 17.5</text:p>
          </table:table-cell>
          <table:table-cell table:formula="of:=COM.MICROSOFT.CONCAT([.U$4]*(1+[.$G6]/100);&quot; / &quot;;[.U$5]*(1+[.$G6]/100))" office:value-type="string" office:string-value="2 / 17.5" calcext:value-type="string">
            <text:p>2 / 17.5</text:p>
          </table:table-cell>
          <table:table-cell table:formula="of:=COM.MICROSOFT.CONCAT([.V$4]*(1+[.$G6]/100);&quot; / &quot;;[.V$5]*(1+[.$G6]/100))" office:value-type="string" office:string-value="3 / 20" calcext:value-type="string">
            <text:p>3 / 20</text:p>
          </table:table-cell>
          <table:table-cell table:formula="of:=COM.MICROSOFT.CONCAT([.W$4]*(1+[.$G6]/100);&quot; / &quot;;[.W$5]*(1+[.$G6]/100))" office:value-type="string" office:string-value="3 / 22.5" calcext:value-type="string">
            <text:p>3 / 22.5</text:p>
          </table:table-cell>
          <table:table-cell table:formula="of:=COM.MICROSOFT.CONCAT([.X$4]*(1+[.$G6]/100);&quot; / &quot;;[.X$5]*(1+[.$G6]/100))" office:value-type="string" office:string-value="4 / 22.5" calcext:value-type="string">
            <text:p>4 / 22.5</text:p>
          </table:table-cell>
          <table:table-cell table:formula="of:=COM.MICROSOFT.CONCAT([.Y$4]*(1+[.$G6]/100);&quot; / &quot;;[.Y$5]*(1+[.$G6]/100))" office:value-type="string" office:string-value="5 / 25" calcext:value-type="string">
            <text:p>5 / 25</text:p>
          </table:table-cell>
          <table:table-cell table:formula="of:=COM.MICROSOFT.CONCAT([.Z$4]*(1+[.$G6]/100);&quot; / &quot;;[.Z$5]*(1+[.$G6]/100))" office:value-type="string" office:string-value="6 / 25" calcext:value-type="string">
            <text:p>6 / 25</text:p>
          </table:table-cell>
          <table:table-cell table:formula="of:=COM.MICROSOFT.CONCAT([.AA$4]*(1+[.$G6]/100);&quot; / &quot;;[.AA$5]*(1+[.$G6]/100))" office:value-type="string" office:string-value="7 / 32.5" calcext:value-type="string">
            <text:p>7 / 32.5</text:p>
          </table:table-cell>
          <table:table-cell table:formula="of:=COM.MICROSOFT.CONCAT([.AB$4]*(1+[.$G6]/100);&quot; / &quot;;[.AB$5]*(1+[.$G6]/100))" office:value-type="string" office:string-value="7 / 35" calcext:value-type="string">
            <text:p>7 / 35</text:p>
          </table:table-cell>
          <table:table-cell table:formula="of:=COM.MICROSOFT.CONCAT([.AC$4]*(1+[.$G6]/100);&quot; / &quot;;[.AC$5]*(1+[.$G6]/100))" office:value-type="string" office:string-value="10 / 35" calcext:value-type="string">
            <text:p>10 / 35</text:p>
          </table:table-cell>
        </table:table-row>
        <table:table-row table:style-name="ro1">
          <table:table-cell office:value-type="string" calcext:value-type="string">
            <text:p>.223 FMJ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7]/100);&quot; / &quot;;[.M$5]*(1+[.$G7]/100))" office:value-type="string" office:string-value="0 / 0" calcext:value-type="string">
            <text:p>0 / 0</text:p>
          </table:table-cell>
          <table:table-cell table:formula="of:=COM.MICROSOFT.CONCAT([.N$4]*(1+[.$G7]/100);&quot; / &quot;;[.N$5]*(1+[.$G7]/100))" office:value-type="string" office:string-value="0 / 8" calcext:value-type="string">
            <text:p>0 / 8</text:p>
          </table:table-cell>
          <table:table-cell table:formula="of:=COM.MICROSOFT.CONCAT([.O$4]*(1+[.$G7]/100);&quot; / &quot;;[.O$5]*(1+[.$G7]/100))" office:value-type="string" office:string-value="0 / 16" calcext:value-type="string">
            <text:p>0 / 16</text:p>
          </table:table-cell>
          <table:table-cell table:formula="of:=COM.MICROSOFT.CONCAT([.P$4]*(1+[.$G7]/100);&quot; / &quot;;[.P$5]*(1+[.$G7]/100))" office:value-type="string" office:string-value="1.6 / 20" calcext:value-type="string">
            <text:p>1.6 / 20</text:p>
          </table:table-cell>
          <table:table-cell table:formula="of:=COM.MICROSOFT.CONCAT([.Q$4]*(1+[.$G7]/100);&quot; / &quot;;[.Q$5]*(1+[.$G7]/100))" office:value-type="string" office:string-value="1.6 / 24" calcext:value-type="string">
            <text:p>1.6 / 24</text:p>
          </table:table-cell>
          <table:table-cell table:formula="of:=COM.MICROSOFT.CONCAT([.R$4]*(1+[.$G7]/100);&quot; / &quot;;[.R$5]*(1+[.$G7]/100))" office:value-type="string" office:string-value="1.6 / 24" calcext:value-type="string">
            <text:p>1.6 / 24</text:p>
          </table:table-cell>
          <table:table-cell table:formula="of:=COM.MICROSOFT.CONCAT([.S$4]*(1+[.$G7]/100);&quot; / &quot;;[.S$5]*(1+[.$G7]/100))" office:value-type="string" office:string-value="3.2 / 24" calcext:value-type="string">
            <text:p>3.2 / 24</text:p>
          </table:table-cell>
          <table:table-cell table:formula="of:=COM.MICROSOFT.CONCAT([.T$4]*(1+[.$G7]/100);&quot; / &quot;;[.T$5]*(1+[.$G7]/100))" office:value-type="string" office:string-value="3.2 / 28" calcext:value-type="string">
            <text:p>3.2 / 28</text:p>
          </table:table-cell>
          <table:table-cell table:formula="of:=COM.MICROSOFT.CONCAT([.U$4]*(1+[.$G7]/100);&quot; / &quot;;[.U$5]*(1+[.$G7]/100))" office:value-type="string" office:string-value="3.2 / 28" calcext:value-type="string">
            <text:p>3.2 / 28</text:p>
          </table:table-cell>
          <table:table-cell table:formula="of:=COM.MICROSOFT.CONCAT([.V$4]*(1+[.$G7]/100);&quot; / &quot;;[.V$5]*(1+[.$G7]/100))" office:value-type="string" office:string-value="4.8 / 32" calcext:value-type="string">
            <text:p>4.8 / 32</text:p>
          </table:table-cell>
          <table:table-cell table:formula="of:=COM.MICROSOFT.CONCAT([.W$4]*(1+[.$G7]/100);&quot; / &quot;;[.W$5]*(1+[.$G7]/100))" office:value-type="string" office:string-value="4.8 / 36" calcext:value-type="string">
            <text:p>4.8 / 36</text:p>
          </table:table-cell>
          <table:table-cell table:formula="of:=COM.MICROSOFT.CONCAT([.X$4]*(1+[.$G7]/100);&quot; / &quot;;[.X$5]*(1+[.$G7]/100))" office:value-type="string" office:string-value="6.4 / 36" calcext:value-type="string">
            <text:p>6.4 / 36</text:p>
          </table:table-cell>
          <table:table-cell table:formula="of:=COM.MICROSOFT.CONCAT([.Y$4]*(1+[.$G7]/100);&quot; / &quot;;[.Y$5]*(1+[.$G7]/100))" office:value-type="string" office:string-value="8 / 40" calcext:value-type="string">
            <text:p>8 / 40</text:p>
          </table:table-cell>
          <table:table-cell table:formula="of:=COM.MICROSOFT.CONCAT([.Z$4]*(1+[.$G7]/100);&quot; / &quot;;[.Z$5]*(1+[.$G7]/100))" office:value-type="string" office:string-value="9.6 / 40" calcext:value-type="string">
            <text:p>9.6 / 40</text:p>
          </table:table-cell>
          <table:table-cell table:formula="of:=COM.MICROSOFT.CONCAT([.AA$4]*(1+[.$G7]/100);&quot; / &quot;;[.AA$5]*(1+[.$G7]/100))" office:value-type="string" office:string-value="11.2 / 52" calcext:value-type="string">
            <text:p>11.2 / 52</text:p>
          </table:table-cell>
          <table:table-cell table:formula="of:=COM.MICROSOFT.CONCAT([.AB$4]*(1+[.$G7]/100);&quot; / &quot;;[.AB$5]*(1+[.$G7]/100))" office:value-type="string" office:string-value="11.2 / 56" calcext:value-type="string">
            <text:p>11.2 / 56</text:p>
          </table:table-cell>
          <table:table-cell table:formula="of:=COM.MICROSOFT.CONCAT([.AC$4]*(1+[.$G7]/100);&quot; / &quot;;[.AC$5]*(1+[.$G7]/100))" office:value-type="string" office:string-value="16 / 56" calcext:value-type="string">
            <text:p>16 / 56</text:p>
          </table:table-cell>
        </table:table-row>
        <table:table-row table:style-name="ro1">
          <table:table-cell office:value-type="string" calcext:value-type="string">
            <text:p>.44 magnum FMJ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4 c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8]/100);&quot; / &quot;;[.M$5]*(1+[.$G8]/100))" office:value-type="string" office:string-value="0 / 0" calcext:value-type="string">
            <text:p>0 / 0</text:p>
          </table:table-cell>
          <table:table-cell table:formula="of:=COM.MICROSOFT.CONCAT([.N$4]*(1+[.$G8]/100);&quot; / &quot;;[.N$5]*(1+[.$G8]/100))" office:value-type="string" office:string-value="0 / 8" calcext:value-type="string">
            <text:p>0 / 8</text:p>
          </table:table-cell>
          <table:table-cell table:formula="of:=COM.MICROSOFT.CONCAT([.O$4]*(1+[.$G8]/100);&quot; / &quot;;[.O$5]*(1+[.$G8]/100))" office:value-type="string" office:string-value="0 / 16" calcext:value-type="string">
            <text:p>0 / 16</text:p>
          </table:table-cell>
          <table:table-cell table:formula="of:=COM.MICROSOFT.CONCAT([.P$4]*(1+[.$G8]/100);&quot; / &quot;;[.P$5]*(1+[.$G8]/100))" office:value-type="string" office:string-value="1.6 / 20" calcext:value-type="string">
            <text:p>1.6 / 20</text:p>
          </table:table-cell>
          <table:table-cell table:formula="of:=COM.MICROSOFT.CONCAT([.Q$4]*(1+[.$G8]/100);&quot; / &quot;;[.Q$5]*(1+[.$G8]/100))" office:value-type="string" office:string-value="1.6 / 24" calcext:value-type="string">
            <text:p>1.6 / 24</text:p>
          </table:table-cell>
          <table:table-cell table:formula="of:=COM.MICROSOFT.CONCAT([.R$4]*(1+[.$G8]/100);&quot; / &quot;;[.R$5]*(1+[.$G8]/100))" office:value-type="string" office:string-value="1.6 / 24" calcext:value-type="string">
            <text:p>1.6 / 24</text:p>
          </table:table-cell>
          <table:table-cell table:formula="of:=COM.MICROSOFT.CONCAT([.S$4]*(1+[.$G8]/100);&quot; / &quot;;[.S$5]*(1+[.$G8]/100))" office:value-type="string" office:string-value="3.2 / 24" calcext:value-type="string">
            <text:p>3.2 / 24</text:p>
          </table:table-cell>
          <table:table-cell table:formula="of:=COM.MICROSOFT.CONCAT([.T$4]*(1+[.$G8]/100);&quot; / &quot;;[.T$5]*(1+[.$G8]/100))" office:value-type="string" office:string-value="3.2 / 28" calcext:value-type="string">
            <text:p>3.2 / 28</text:p>
          </table:table-cell>
          <table:table-cell table:formula="of:=COM.MICROSOFT.CONCAT([.U$4]*(1+[.$G8]/100);&quot; / &quot;;[.U$5]*(1+[.$G8]/100))" office:value-type="string" office:string-value="3.2 / 28" calcext:value-type="string">
            <text:p>3.2 / 28</text:p>
          </table:table-cell>
          <table:table-cell table:formula="of:=COM.MICROSOFT.CONCAT([.V$4]*(1+[.$G8]/100);&quot; / &quot;;[.V$5]*(1+[.$G8]/100))" office:value-type="string" office:string-value="4.8 / 32" calcext:value-type="string">
            <text:p>4.8 / 32</text:p>
          </table:table-cell>
          <table:table-cell table:formula="of:=COM.MICROSOFT.CONCAT([.W$4]*(1+[.$G8]/100);&quot; / &quot;;[.W$5]*(1+[.$G8]/100))" office:value-type="string" office:string-value="4.8 / 36" calcext:value-type="string">
            <text:p>4.8 / 36</text:p>
          </table:table-cell>
          <table:table-cell table:formula="of:=COM.MICROSOFT.CONCAT([.X$4]*(1+[.$G8]/100);&quot; / &quot;;[.X$5]*(1+[.$G8]/100))" office:value-type="string" office:string-value="6.4 / 36" calcext:value-type="string">
            <text:p>6.4 / 36</text:p>
          </table:table-cell>
          <table:table-cell table:formula="of:=COM.MICROSOFT.CONCAT([.Y$4]*(1+[.$G8]/100);&quot; / &quot;;[.Y$5]*(1+[.$G8]/100))" office:value-type="string" office:string-value="8 / 40" calcext:value-type="string">
            <text:p>8 / 40</text:p>
          </table:table-cell>
          <table:table-cell table:formula="of:=COM.MICROSOFT.CONCAT([.Z$4]*(1+[.$G8]/100);&quot; / &quot;;[.Z$5]*(1+[.$G8]/100))" office:value-type="string" office:string-value="9.6 / 40" calcext:value-type="string">
            <text:p>9.6 / 40</text:p>
          </table:table-cell>
          <table:table-cell table:formula="of:=COM.MICROSOFT.CONCAT([.AA$4]*(1+[.$G8]/100);&quot; / &quot;;[.AA$5]*(1+[.$G8]/100))" office:value-type="string" office:string-value="11.2 / 52" calcext:value-type="string">
            <text:p>11.2 / 52</text:p>
          </table:table-cell>
          <table:table-cell table:formula="of:=COM.MICROSOFT.CONCAT([.AB$4]*(1+[.$G8]/100);&quot; / &quot;;[.AB$5]*(1+[.$G8]/100))" office:value-type="string" office:string-value="11.2 / 56" calcext:value-type="string">
            <text:p>11.2 / 56</text:p>
          </table:table-cell>
          <table:table-cell table:formula="of:=COM.MICROSOFT.CONCAT([.AC$4]*(1+[.$G8]/100);&quot; / &quot;;[.AC$5]*(1+[.$G8]/100))" office:value-type="string" office:string-value="16 / 56" calcext:value-type="string">
            <text:p>16 / 56</text:p>
          </table:table-cell>
        </table:table-row>
        <table:table-row table:style-name="ro1">
          <table:table-cell office:value-type="string" calcext:value-type="string">
            <text:p>.44 Magnum JH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4 ca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9]/100);&quot; / &quot;;[.M$5]*(1+[.$G9]/100))" office:value-type="string" office:string-value="0 / 0" calcext:value-type="string">
            <text:p>0 / 0</text:p>
          </table:table-cell>
          <table:table-cell table:formula="of:=COM.MICROSOFT.CONCAT([.N$4]*(1+[.$G9]/100);&quot; / &quot;;[.N$5]*(1+[.$G9]/100))" office:value-type="string" office:string-value="0 / 12" calcext:value-type="string">
            <text:p>0 / 12</text:p>
          </table:table-cell>
          <table:table-cell table:formula="of:=COM.MICROSOFT.CONCAT([.O$4]*(1+[.$G9]/100);&quot; / &quot;;[.O$5]*(1+[.$G9]/100))" office:value-type="string" office:string-value="0 / 24" calcext:value-type="string">
            <text:p>0 / 24</text:p>
          </table:table-cell>
          <table:table-cell table:formula="of:=COM.MICROSOFT.CONCAT([.P$4]*(1+[.$G9]/100);&quot; / &quot;;[.P$5]*(1+[.$G9]/100))" office:value-type="string" office:string-value="2.4 / 30" calcext:value-type="string">
            <text:p>2.4 / 30</text:p>
          </table:table-cell>
          <table:table-cell table:formula="of:=COM.MICROSOFT.CONCAT([.Q$4]*(1+[.$G9]/100);&quot; / &quot;;[.Q$5]*(1+[.$G9]/100))" office:value-type="string" office:string-value="2.4 / 36" calcext:value-type="string">
            <text:p>2.4 / 36</text:p>
          </table:table-cell>
          <table:table-cell table:formula="of:=COM.MICROSOFT.CONCAT([.R$4]*(1+[.$G9]/100);&quot; / &quot;;[.R$5]*(1+[.$G9]/100))" office:value-type="string" office:string-value="2.4 / 36" calcext:value-type="string">
            <text:p>2.4 / 36</text:p>
          </table:table-cell>
          <table:table-cell table:formula="of:=COM.MICROSOFT.CONCAT([.S$4]*(1+[.$G9]/100);&quot; / &quot;;[.S$5]*(1+[.$G9]/100))" office:value-type="string" office:string-value="4.8 / 36" calcext:value-type="string">
            <text:p>4.8 / 36</text:p>
          </table:table-cell>
          <table:table-cell table:formula="of:=COM.MICROSOFT.CONCAT([.T$4]*(1+[.$G9]/100);&quot; / &quot;;[.T$5]*(1+[.$G9]/100))" office:value-type="string" office:string-value="4.8 / 42" calcext:value-type="string">
            <text:p>4.8 / 42</text:p>
          </table:table-cell>
          <table:table-cell table:formula="of:=COM.MICROSOFT.CONCAT([.U$4]*(1+[.$G9]/100);&quot; / &quot;;[.U$5]*(1+[.$G9]/100))" office:value-type="string" office:string-value="4.8 / 42" calcext:value-type="string">
            <text:p>4.8 / 42</text:p>
          </table:table-cell>
          <table:table-cell table:formula="of:=COM.MICROSOFT.CONCAT([.V$4]*(1+[.$G9]/100);&quot; / &quot;;[.V$5]*(1+[.$G9]/100))" office:value-type="string" office:string-value="7.2 / 48" calcext:value-type="string">
            <text:p>7.2 / 48</text:p>
          </table:table-cell>
          <table:table-cell table:formula="of:=COM.MICROSOFT.CONCAT([.W$4]*(1+[.$G9]/100);&quot; / &quot;;[.W$5]*(1+[.$G9]/100))" office:value-type="string" office:string-value="7.2 / 54" calcext:value-type="string">
            <text:p>7.2 / 54</text:p>
          </table:table-cell>
          <table:table-cell table:formula="of:=COM.MICROSOFT.CONCAT([.X$4]*(1+[.$G9]/100);&quot; / &quot;;[.X$5]*(1+[.$G9]/100))" office:value-type="string" office:string-value="9.6 / 54" calcext:value-type="string">
            <text:p>9.6 / 54</text:p>
          </table:table-cell>
          <table:table-cell table:formula="of:=COM.MICROSOFT.CONCAT([.Y$4]*(1+[.$G9]/100);&quot; / &quot;;[.Y$5]*(1+[.$G9]/100))" office:value-type="string" office:string-value="12 / 60" calcext:value-type="string">
            <text:p>12 / 60</text:p>
          </table:table-cell>
          <table:table-cell table:formula="of:=COM.MICROSOFT.CONCAT([.Z$4]*(1+[.$G9]/100);&quot; / &quot;;[.Z$5]*(1+[.$G9]/100))" office:value-type="string" office:string-value="14.4 / 60" calcext:value-type="string">
            <text:p>14.4 / 60</text:p>
          </table:table-cell>
          <table:table-cell table:formula="of:=COM.MICROSOFT.CONCAT([.AA$4]*(1+[.$G9]/100);&quot; / &quot;;[.AA$5]*(1+[.$G9]/100))" office:value-type="string" office:string-value="16.8 / 78" calcext:value-type="string">
            <text:p>16.8 / 78</text:p>
          </table:table-cell>
          <table:table-cell table:formula="of:=COM.MICROSOFT.CONCAT([.AB$4]*(1+[.$G9]/100);&quot; / &quot;;[.AB$5]*(1+[.$G9]/100))" office:value-type="string" office:string-value="16.8 / 84" calcext:value-type="string">
            <text:p>16.8 / 84</text:p>
          </table:table-cell>
          <table:table-cell table:formula="of:=COM.MICROSOFT.CONCAT([.AC$4]*(1+[.$G9]/100);&quot; / &quot;;[.AC$5]*(1+[.$G9]/100))" office:value-type="string" office:string-value="24 / 84" calcext:value-type="string">
            <text:p>24 / 84</text:p>
          </table:table-cell>
        </table:table-row>
        <table:table-row table:style-name="ro1">
          <table:table-cell office:value-type="string" calcext:value-type="string">
            <text:p>.45 Caliber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5 ca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0]/100);&quot; / &quot;;[.M$5]*(1+[.$G10]/100))" office:value-type="string" office:string-value="0 / 0" calcext:value-type="string">
            <text:p>0 / 0</text:p>
          </table:table-cell>
          <table:table-cell table:formula="of:=COM.MICROSOFT.CONCAT([.N$4]*(1+[.$G10]/100);&quot; / &quot;;[.N$5]*(1+[.$G10]/100))" office:value-type="string" office:string-value="0 / 10" calcext:value-type="string">
            <text:p>0 / 10</text:p>
          </table:table-cell>
          <table:table-cell table:formula="of:=COM.MICROSOFT.CONCAT([.O$4]*(1+[.$G10]/100);&quot; / &quot;;[.O$5]*(1+[.$G10]/100))" office:value-type="string" office:string-value="0 / 20" calcext:value-type="string">
            <text:p>0 / 20</text:p>
          </table:table-cell>
          <table:table-cell table:formula="of:=COM.MICROSOFT.CONCAT([.P$4]*(1+[.$G10]/100);&quot; / &quot;;[.P$5]*(1+[.$G10]/100))" office:value-type="string" office:string-value="2 / 25" calcext:value-type="string">
            <text:p>2 / 25</text:p>
          </table:table-cell>
          <table:table-cell table:formula="of:=COM.MICROSOFT.CONCAT([.Q$4]*(1+[.$G10]/100);&quot; / &quot;;[.Q$5]*(1+[.$G10]/100))" office:value-type="string" office:string-value="2 / 30" calcext:value-type="string">
            <text:p>2 / 30</text:p>
          </table:table-cell>
          <table:table-cell table:formula="of:=COM.MICROSOFT.CONCAT([.R$4]*(1+[.$G10]/100);&quot; / &quot;;[.R$5]*(1+[.$G10]/100))" office:value-type="string" office:string-value="2 / 30" calcext:value-type="string">
            <text:p>2 / 30</text:p>
          </table:table-cell>
          <table:table-cell table:formula="of:=COM.MICROSOFT.CONCAT([.S$4]*(1+[.$G10]/100);&quot; / &quot;;[.S$5]*(1+[.$G10]/100))" office:value-type="string" office:string-value="4 / 30" calcext:value-type="string">
            <text:p>4 / 30</text:p>
          </table:table-cell>
          <table:table-cell table:formula="of:=COM.MICROSOFT.CONCAT([.T$4]*(1+[.$G10]/100);&quot; / &quot;;[.T$5]*(1+[.$G10]/100))" office:value-type="string" office:string-value="4 / 35" calcext:value-type="string">
            <text:p>4 / 35</text:p>
          </table:table-cell>
          <table:table-cell table:formula="of:=COM.MICROSOFT.CONCAT([.U$4]*(1+[.$G10]/100);&quot; / &quot;;[.U$5]*(1+[.$G10]/100))" office:value-type="string" office:string-value="4 / 35" calcext:value-type="string">
            <text:p>4 / 35</text:p>
          </table:table-cell>
          <table:table-cell table:formula="of:=COM.MICROSOFT.CONCAT([.V$4]*(1+[.$G10]/100);&quot; / &quot;;[.V$5]*(1+[.$G10]/100))" office:value-type="string" office:string-value="6 / 40" calcext:value-type="string">
            <text:p>6 / 40</text:p>
          </table:table-cell>
          <table:table-cell table:formula="of:=COM.MICROSOFT.CONCAT([.W$4]*(1+[.$G10]/100);&quot; / &quot;;[.W$5]*(1+[.$G10]/100))" office:value-type="string" office:string-value="6 / 45" calcext:value-type="string">
            <text:p>6 / 45</text:p>
          </table:table-cell>
          <table:table-cell table:formula="of:=COM.MICROSOFT.CONCAT([.X$4]*(1+[.$G10]/100);&quot; / &quot;;[.X$5]*(1+[.$G10]/100))" office:value-type="string" office:string-value="8 / 45" calcext:value-type="string">
            <text:p>8 / 45</text:p>
          </table:table-cell>
          <table:table-cell table:formula="of:=COM.MICROSOFT.CONCAT([.Y$4]*(1+[.$G10]/100);&quot; / &quot;;[.Y$5]*(1+[.$G10]/100))" office:value-type="string" office:string-value="10 / 50" calcext:value-type="string">
            <text:p>10 / 50</text:p>
          </table:table-cell>
          <table:table-cell table:formula="of:=COM.MICROSOFT.CONCAT([.Z$4]*(1+[.$G10]/100);&quot; / &quot;;[.Z$5]*(1+[.$G10]/100))" office:value-type="string" office:string-value="12 / 50" calcext:value-type="string">
            <text:p>12 / 50</text:p>
          </table:table-cell>
          <table:table-cell table:formula="of:=COM.MICROSOFT.CONCAT([.AA$4]*(1+[.$G10]/100);&quot; / &quot;;[.AA$5]*(1+[.$G10]/100))" office:value-type="string" office:string-value="14 / 65" calcext:value-type="string">
            <text:p>14 / 65</text:p>
          </table:table-cell>
          <table:table-cell table:formula="of:=COM.MICROSOFT.CONCAT([.AB$4]*(1+[.$G10]/100);&quot; / &quot;;[.AB$5]*(1+[.$G10]/100))" office:value-type="string" office:string-value="14 / 70" calcext:value-type="string">
            <text:p>14 / 70</text:p>
          </table:table-cell>
          <table:table-cell table:formula="of:=COM.MICROSOFT.CONCAT([.AC$4]*(1+[.$G10]/100);&quot; / &quot;;[.AC$5]*(1+[.$G10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.50 BMG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 cal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1]/100);&quot; / &quot;;[.M$5]*(1+[.$G11]/100))" office:value-type="string" office:string-value="0 / 0" calcext:value-type="string">
            <text:p>0 / 0</text:p>
          </table:table-cell>
          <table:table-cell table:formula="of:=COM.MICROSOFT.CONCAT([.N$4]*(1+[.$G11]/100);&quot; / &quot;;[.N$5]*(1+[.$G11]/100))" office:value-type="string" office:string-value="0 / 5" calcext:value-type="string">
            <text:p>0 / 5</text:p>
          </table:table-cell>
          <table:table-cell table:formula="of:=COM.MICROSOFT.CONCAT([.O$4]*(1+[.$G11]/100);&quot; / &quot;;[.O$5]*(1+[.$G11]/100))" office:value-type="string" office:string-value="0 / 10" calcext:value-type="string">
            <text:p>0 / 10</text:p>
          </table:table-cell>
          <table:table-cell table:formula="of:=COM.MICROSOFT.CONCAT([.P$4]*(1+[.$G11]/100);&quot; / &quot;;[.P$5]*(1+[.$G11]/100))" office:value-type="string" office:string-value="1 / 12.5" calcext:value-type="string">
            <text:p>1 / 12.5</text:p>
          </table:table-cell>
          <table:table-cell table:formula="of:=COM.MICROSOFT.CONCAT([.Q$4]*(1+[.$G11]/100);&quot; / &quot;;[.Q$5]*(1+[.$G11]/100))" office:value-type="string" office:string-value="1 / 15" calcext:value-type="string">
            <text:p>1 / 15</text:p>
          </table:table-cell>
          <table:table-cell table:formula="of:=COM.MICROSOFT.CONCAT([.R$4]*(1+[.$G11]/100);&quot; / &quot;;[.R$5]*(1+[.$G11]/100))" office:value-type="string" office:string-value="1 / 15" calcext:value-type="string">
            <text:p>1 / 15</text:p>
          </table:table-cell>
          <table:table-cell table:formula="of:=COM.MICROSOFT.CONCAT([.S$4]*(1+[.$G11]/100);&quot; / &quot;;[.S$5]*(1+[.$G11]/100))" office:value-type="string" office:string-value="2 / 15" calcext:value-type="string">
            <text:p>2 / 15</text:p>
          </table:table-cell>
          <table:table-cell table:formula="of:=COM.MICROSOFT.CONCAT([.T$4]*(1+[.$G11]/100);&quot; / &quot;;[.T$5]*(1+[.$G11]/100))" office:value-type="string" office:string-value="2 / 17.5" calcext:value-type="string">
            <text:p>2 / 17.5</text:p>
          </table:table-cell>
          <table:table-cell table:formula="of:=COM.MICROSOFT.CONCAT([.U$4]*(1+[.$G11]/100);&quot; / &quot;;[.U$5]*(1+[.$G11]/100))" office:value-type="string" office:string-value="2 / 17.5" calcext:value-type="string">
            <text:p>2 / 17.5</text:p>
          </table:table-cell>
          <table:table-cell table:formula="of:=COM.MICROSOFT.CONCAT([.V$4]*(1+[.$G11]/100);&quot; / &quot;;[.V$5]*(1+[.$G11]/100))" office:value-type="string" office:string-value="3 / 20" calcext:value-type="string">
            <text:p>3 / 20</text:p>
          </table:table-cell>
          <table:table-cell table:formula="of:=COM.MICROSOFT.CONCAT([.W$4]*(1+[.$G11]/100);&quot; / &quot;;[.W$5]*(1+[.$G11]/100))" office:value-type="string" office:string-value="3 / 22.5" calcext:value-type="string">
            <text:p>3 / 22.5</text:p>
          </table:table-cell>
          <table:table-cell table:formula="of:=COM.MICROSOFT.CONCAT([.X$4]*(1+[.$G11]/100);&quot; / &quot;;[.X$5]*(1+[.$G11]/100))" office:value-type="string" office:string-value="4 / 22.5" calcext:value-type="string">
            <text:p>4 / 22.5</text:p>
          </table:table-cell>
          <table:table-cell table:formula="of:=COM.MICROSOFT.CONCAT([.Y$4]*(1+[.$G11]/100);&quot; / &quot;;[.Y$5]*(1+[.$G11]/100))" office:value-type="string" office:string-value="5 / 25" calcext:value-type="string">
            <text:p>5 / 25</text:p>
          </table:table-cell>
          <table:table-cell table:formula="of:=COM.MICROSOFT.CONCAT([.Z$4]*(1+[.$G11]/100);&quot; / &quot;;[.Z$5]*(1+[.$G11]/100))" office:value-type="string" office:string-value="6 / 25" calcext:value-type="string">
            <text:p>6 / 25</text:p>
          </table:table-cell>
          <table:table-cell table:formula="of:=COM.MICROSOFT.CONCAT([.AA$4]*(1+[.$G11]/100);&quot; / &quot;;[.AA$5]*(1+[.$G11]/100))" office:value-type="string" office:string-value="7 / 32.5" calcext:value-type="string">
            <text:p>7 / 32.5</text:p>
          </table:table-cell>
          <table:table-cell table:formula="of:=COM.MICROSOFT.CONCAT([.AB$4]*(1+[.$G11]/100);&quot; / &quot;;[.AB$5]*(1+[.$G11]/100))" office:value-type="string" office:string-value="7 / 35" calcext:value-type="string">
            <text:p>7 / 35</text:p>
          </table:table-cell>
          <table:table-cell table:formula="of:=COM.MICROSOFT.CONCAT([.AC$4]*(1+[.$G11]/100);&quot; / &quot;;[.AC$5]*(1+[.$G11]/100))" office:value-type="string" office:string-value="10 / 35" calcext:value-type="string">
            <text:p>10 / 35</text:p>
          </table:table-cell>
        </table:table-row>
        <table:table-row table:style-name="ro1">
          <table:table-cell office:value-type="string" calcext:value-type="string">
            <text:p>10mm A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2]/100);&quot; / &quot;;[.M$5]*(1+[.$G12]/100))" office:value-type="string" office:string-value="0 / 0" calcext:value-type="string">
            <text:p>0 / 0</text:p>
          </table:table-cell>
          <table:table-cell table:formula="of:=COM.MICROSOFT.CONCAT([.N$4]*(1+[.$G12]/100);&quot; / &quot;;[.N$5]*(1+[.$G12]/100))" office:value-type="string" office:string-value="0 / 7.5" calcext:value-type="string">
            <text:p>0 / 7.5</text:p>
          </table:table-cell>
          <table:table-cell table:formula="of:=COM.MICROSOFT.CONCAT([.O$4]*(1+[.$G12]/100);&quot; / &quot;;[.O$5]*(1+[.$G12]/100))" office:value-type="string" office:string-value="0 / 15" calcext:value-type="string">
            <text:p>0 / 15</text:p>
          </table:table-cell>
          <table:table-cell table:formula="of:=COM.MICROSOFT.CONCAT([.P$4]*(1+[.$G12]/100);&quot; / &quot;;[.P$5]*(1+[.$G12]/100))" office:value-type="string" office:string-value="1.5 / 18.75" calcext:value-type="string">
            <text:p>1.5 / 18.75</text:p>
          </table:table-cell>
          <table:table-cell table:formula="of:=COM.MICROSOFT.CONCAT([.Q$4]*(1+[.$G12]/100);&quot; / &quot;;[.Q$5]*(1+[.$G12]/100))" office:value-type="string" office:string-value="1.5 / 22.5" calcext:value-type="string">
            <text:p>1.5 / 22.5</text:p>
          </table:table-cell>
          <table:table-cell table:formula="of:=COM.MICROSOFT.CONCAT([.R$4]*(1+[.$G12]/100);&quot; / &quot;;[.R$5]*(1+[.$G12]/100))" office:value-type="string" office:string-value="1.5 / 22.5" calcext:value-type="string">
            <text:p>1.5 / 22.5</text:p>
          </table:table-cell>
          <table:table-cell table:formula="of:=COM.MICROSOFT.CONCAT([.S$4]*(1+[.$G12]/100);&quot; / &quot;;[.S$5]*(1+[.$G12]/100))" office:value-type="string" office:string-value="3 / 22.5" calcext:value-type="string">
            <text:p>3 / 22.5</text:p>
          </table:table-cell>
          <table:table-cell table:formula="of:=COM.MICROSOFT.CONCAT([.T$4]*(1+[.$G12]/100);&quot; / &quot;;[.T$5]*(1+[.$G12]/100))" office:value-type="string" office:string-value="3 / 26.25" calcext:value-type="string">
            <text:p>3 / 26.25</text:p>
          </table:table-cell>
          <table:table-cell table:formula="of:=COM.MICROSOFT.CONCAT([.U$4]*(1+[.$G12]/100);&quot; / &quot;;[.U$5]*(1+[.$G12]/100))" office:value-type="string" office:string-value="3 / 26.25" calcext:value-type="string">
            <text:p>3 / 26.25</text:p>
          </table:table-cell>
          <table:table-cell table:formula="of:=COM.MICROSOFT.CONCAT([.V$4]*(1+[.$G12]/100);&quot; / &quot;;[.V$5]*(1+[.$G12]/100))" office:value-type="string" office:string-value="4.5 / 30" calcext:value-type="string">
            <text:p>4.5 / 30</text:p>
          </table:table-cell>
          <table:table-cell table:formula="of:=COM.MICROSOFT.CONCAT([.W$4]*(1+[.$G12]/100);&quot; / &quot;;[.W$5]*(1+[.$G12]/100))" office:value-type="string" office:string-value="4.5 / 33.75" calcext:value-type="string">
            <text:p>4.5 / 33.75</text:p>
          </table:table-cell>
          <table:table-cell table:formula="of:=COM.MICROSOFT.CONCAT([.X$4]*(1+[.$G12]/100);&quot; / &quot;;[.X$5]*(1+[.$G12]/100))" office:value-type="string" office:string-value="6 / 33.75" calcext:value-type="string">
            <text:p>6 / 33.75</text:p>
          </table:table-cell>
          <table:table-cell table:formula="of:=COM.MICROSOFT.CONCAT([.Y$4]*(1+[.$G12]/100);&quot; / &quot;;[.Y$5]*(1+[.$G12]/100))" office:value-type="string" office:string-value="7.5 / 37.5" calcext:value-type="string">
            <text:p>7.5 / 37.5</text:p>
          </table:table-cell>
          <table:table-cell table:formula="of:=COM.MICROSOFT.CONCAT([.Z$4]*(1+[.$G12]/100);&quot; / &quot;;[.Z$5]*(1+[.$G12]/100))" office:value-type="string" office:string-value="9 / 37.5" calcext:value-type="string">
            <text:p>9 / 37.5</text:p>
          </table:table-cell>
          <table:table-cell table:formula="of:=COM.MICROSOFT.CONCAT([.AA$4]*(1+[.$G12]/100);&quot; / &quot;;[.AA$5]*(1+[.$G12]/100))" office:value-type="string" office:string-value="10.5 / 48.75" calcext:value-type="string">
            <text:p>10.5 / 48.75</text:p>
          </table:table-cell>
          <table:table-cell table:formula="of:=COM.MICROSOFT.CONCAT([.AB$4]*(1+[.$G12]/100);&quot; / &quot;;[.AB$5]*(1+[.$G12]/100))" office:value-type="string" office:string-value="10.5 / 52.5" calcext:value-type="string">
            <text:p>10.5 / 52.5</text:p>
          </table:table-cell>
          <table:table-cell table:formula="of:=COM.MICROSOFT.CONCAT([.AC$4]*(1+[.$G12]/100);&quot; / &quot;;[.AC$5]*(1+[.$G12]/100))" office:value-type="string" office:string-value="15 / 52.5" calcext:value-type="string">
            <text:p>15 / 52.5</text:p>
          </table:table-cell>
        </table:table-row>
        <table:table-row table:style-name="ro1">
          <table:table-cell office:value-type="string" calcext:value-type="string">
            <text:p>10mm JH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13]/100);&quot; / &quot;;[.M$5]*(1+[.$G13]/100))" office:value-type="string" office:string-value="0 / 0" calcext:value-type="string">
            <text:p>0 / 0</text:p>
          </table:table-cell>
          <table:table-cell table:formula="of:=COM.MICROSOFT.CONCAT([.N$4]*(1+[.$G13]/100);&quot; / &quot;;[.N$5]*(1+[.$G13]/100))" office:value-type="string" office:string-value="0 / 12.5" calcext:value-type="string">
            <text:p>0 / 12.5</text:p>
          </table:table-cell>
          <table:table-cell table:formula="of:=COM.MICROSOFT.CONCAT([.O$4]*(1+[.$G13]/100);&quot; / &quot;;[.O$5]*(1+[.$G13]/100))" office:value-type="string" office:string-value="0 / 25" calcext:value-type="string">
            <text:p>0 / 25</text:p>
          </table:table-cell>
          <table:table-cell table:formula="of:=COM.MICROSOFT.CONCAT([.P$4]*(1+[.$G13]/100);&quot; / &quot;;[.P$5]*(1+[.$G13]/100))" office:value-type="string" office:string-value="2.5 / 31.25" calcext:value-type="string">
            <text:p>2.5 / 31.25</text:p>
          </table:table-cell>
          <table:table-cell table:formula="of:=COM.MICROSOFT.CONCAT([.Q$4]*(1+[.$G13]/100);&quot; / &quot;;[.Q$5]*(1+[.$G13]/100))" office:value-type="string" office:string-value="2.5 / 37.5" calcext:value-type="string">
            <text:p>2.5 / 37.5</text:p>
          </table:table-cell>
          <table:table-cell table:formula="of:=COM.MICROSOFT.CONCAT([.R$4]*(1+[.$G13]/100);&quot; / &quot;;[.R$5]*(1+[.$G13]/100))" office:value-type="string" office:string-value="2.5 / 37.5" calcext:value-type="string">
            <text:p>2.5 / 37.5</text:p>
          </table:table-cell>
          <table:table-cell table:formula="of:=COM.MICROSOFT.CONCAT([.S$4]*(1+[.$G13]/100);&quot; / &quot;;[.S$5]*(1+[.$G13]/100))" office:value-type="string" office:string-value="5 / 37.5" calcext:value-type="string">
            <text:p>5 / 37.5</text:p>
          </table:table-cell>
          <table:table-cell table:formula="of:=COM.MICROSOFT.CONCAT([.T$4]*(1+[.$G13]/100);&quot; / &quot;;[.T$5]*(1+[.$G13]/100))" office:value-type="string" office:string-value="5 / 43.75" calcext:value-type="string">
            <text:p>5 / 43.75</text:p>
          </table:table-cell>
          <table:table-cell table:formula="of:=COM.MICROSOFT.CONCAT([.U$4]*(1+[.$G13]/100);&quot; / &quot;;[.U$5]*(1+[.$G13]/100))" office:value-type="string" office:string-value="5 / 43.75" calcext:value-type="string">
            <text:p>5 / 43.75</text:p>
          </table:table-cell>
          <table:table-cell table:formula="of:=COM.MICROSOFT.CONCAT([.V$4]*(1+[.$G13]/100);&quot; / &quot;;[.V$5]*(1+[.$G13]/100))" office:value-type="string" office:string-value="7.5 / 50" calcext:value-type="string">
            <text:p>7.5 / 50</text:p>
          </table:table-cell>
          <table:table-cell table:formula="of:=COM.MICROSOFT.CONCAT([.W$4]*(1+[.$G13]/100);&quot; / &quot;;[.W$5]*(1+[.$G13]/100))" office:value-type="string" office:string-value="7.5 / 56.25" calcext:value-type="string">
            <text:p>7.5 / 56.25</text:p>
          </table:table-cell>
          <table:table-cell table:formula="of:=COM.MICROSOFT.CONCAT([.X$4]*(1+[.$G13]/100);&quot; / &quot;;[.X$5]*(1+[.$G13]/100))" office:value-type="string" office:string-value="10 / 56.25" calcext:value-type="string">
            <text:p>10 / 56.25</text:p>
          </table:table-cell>
          <table:table-cell table:formula="of:=COM.MICROSOFT.CONCAT([.Y$4]*(1+[.$G13]/100);&quot; / &quot;;[.Y$5]*(1+[.$G13]/100))" office:value-type="string" office:string-value="12.5 / 62.5" calcext:value-type="string">
            <text:p>12.5 / 62.5</text:p>
          </table:table-cell>
          <table:table-cell table:formula="of:=COM.MICROSOFT.CONCAT([.Z$4]*(1+[.$G13]/100);&quot; / &quot;;[.Z$5]*(1+[.$G13]/100))" office:value-type="string" office:string-value="15 / 62.5" calcext:value-type="string">
            <text:p>15 / 62.5</text:p>
          </table:table-cell>
          <table:table-cell table:formula="of:=COM.MICROSOFT.CONCAT([.AA$4]*(1+[.$G13]/100);&quot; / &quot;;[.AA$5]*(1+[.$G13]/100))" office:value-type="string" office:string-value="17.5 / 81.25" calcext:value-type="string">
            <text:p>17.5 / 81.25</text:p>
          </table:table-cell>
          <table:table-cell table:formula="of:=COM.MICROSOFT.CONCAT([.AB$4]*(1+[.$G13]/100);&quot; / &quot;;[.AB$5]*(1+[.$G13]/100))" office:value-type="string" office:string-value="17.5 / 87.5" calcext:value-type="string">
            <text:p>17.5 / 87.5</text:p>
          </table:table-cell>
          <table:table-cell table:formula="of:=COM.MICROSOFT.CONCAT([.AC$4]*(1+[.$G13]/100);&quot; / &quot;;[.AC$5]*(1+[.$G13]/100))" office:value-type="string" office:string-value="25 / 87.5" calcext:value-type="string">
            <text:p>25 / 87.5</text:p>
          </table:table-cell>
        </table:table-row>
        <table:table-row table:style-name="ro1">
          <table:table-cell office:value-type="string" calcext:value-type="string">
            <text:p>12 ga. Bucksho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CONCAT([.M$4]*(1+[.$G14]/100);&quot; / &quot;;[.M$5]*(1+[.$G14]/100))" office:value-type="string" office:string-value="0 / 0" calcext:value-type="string">
            <text:p>0 / 0</text:p>
          </table:table-cell>
          <table:table-cell table:formula="of:=COM.MICROSOFT.CONCAT([.N$4]*(1+[.$G14]/100);&quot; / &quot;;[.N$5]*(1+[.$G14]/100))" office:value-type="string" office:string-value="0 / 10" calcext:value-type="string">
            <text:p>0 / 10</text:p>
          </table:table-cell>
          <table:table-cell table:formula="of:=COM.MICROSOFT.CONCAT([.O$4]*(1+[.$G14]/100);&quot; / &quot;;[.O$5]*(1+[.$G14]/100))" office:value-type="string" office:string-value="0 / 20" calcext:value-type="string">
            <text:p>0 / 20</text:p>
          </table:table-cell>
          <table:table-cell table:formula="of:=COM.MICROSOFT.CONCAT([.P$4]*(1+[.$G14]/100);&quot; / &quot;;[.P$5]*(1+[.$G14]/100))" office:value-type="string" office:string-value="2 / 25" calcext:value-type="string">
            <text:p>2 / 25</text:p>
          </table:table-cell>
          <table:table-cell table:formula="of:=COM.MICROSOFT.CONCAT([.Q$4]*(1+[.$G14]/100);&quot; / &quot;;[.Q$5]*(1+[.$G14]/100))" office:value-type="string" office:string-value="2 / 30" calcext:value-type="string">
            <text:p>2 / 30</text:p>
          </table:table-cell>
          <table:table-cell table:formula="of:=COM.MICROSOFT.CONCAT([.R$4]*(1+[.$G14]/100);&quot; / &quot;;[.R$5]*(1+[.$G14]/100))" office:value-type="string" office:string-value="2 / 30" calcext:value-type="string">
            <text:p>2 / 30</text:p>
          </table:table-cell>
          <table:table-cell table:formula="of:=COM.MICROSOFT.CONCAT([.S$4]*(1+[.$G14]/100);&quot; / &quot;;[.S$5]*(1+[.$G14]/100))" office:value-type="string" office:string-value="4 / 30" calcext:value-type="string">
            <text:p>4 / 30</text:p>
          </table:table-cell>
          <table:table-cell table:formula="of:=COM.MICROSOFT.CONCAT([.T$4]*(1+[.$G14]/100);&quot; / &quot;;[.T$5]*(1+[.$G14]/100))" office:value-type="string" office:string-value="4 / 35" calcext:value-type="string">
            <text:p>4 / 35</text:p>
          </table:table-cell>
          <table:table-cell table:formula="of:=COM.MICROSOFT.CONCAT([.U$4]*(1+[.$G14]/100);&quot; / &quot;;[.U$5]*(1+[.$G14]/100))" office:value-type="string" office:string-value="4 / 35" calcext:value-type="string">
            <text:p>4 / 35</text:p>
          </table:table-cell>
          <table:table-cell table:formula="of:=COM.MICROSOFT.CONCAT([.V$4]*(1+[.$G14]/100);&quot; / &quot;;[.V$5]*(1+[.$G14]/100))" office:value-type="string" office:string-value="6 / 40" calcext:value-type="string">
            <text:p>6 / 40</text:p>
          </table:table-cell>
          <table:table-cell table:formula="of:=COM.MICROSOFT.CONCAT([.W$4]*(1+[.$G14]/100);&quot; / &quot;;[.W$5]*(1+[.$G14]/100))" office:value-type="string" office:string-value="6 / 45" calcext:value-type="string">
            <text:p>6 / 45</text:p>
          </table:table-cell>
          <table:table-cell table:formula="of:=COM.MICROSOFT.CONCAT([.X$4]*(1+[.$G14]/100);&quot; / &quot;;[.X$5]*(1+[.$G14]/100))" office:value-type="string" office:string-value="8 / 45" calcext:value-type="string">
            <text:p>8 / 45</text:p>
          </table:table-cell>
          <table:table-cell table:formula="of:=COM.MICROSOFT.CONCAT([.Y$4]*(1+[.$G14]/100);&quot; / &quot;;[.Y$5]*(1+[.$G14]/100))" office:value-type="string" office:string-value="10 / 50" calcext:value-type="string">
            <text:p>10 / 50</text:p>
          </table:table-cell>
          <table:table-cell table:formula="of:=COM.MICROSOFT.CONCAT([.Z$4]*(1+[.$G14]/100);&quot; / &quot;;[.Z$5]*(1+[.$G14]/100))" office:value-type="string" office:string-value="12 / 50" calcext:value-type="string">
            <text:p>12 / 50</text:p>
          </table:table-cell>
          <table:table-cell table:formula="of:=COM.MICROSOFT.CONCAT([.AA$4]*(1+[.$G14]/100);&quot; / &quot;;[.AA$5]*(1+[.$G14]/100))" office:value-type="string" office:string-value="14 / 65" calcext:value-type="string">
            <text:p>14 / 65</text:p>
          </table:table-cell>
          <table:table-cell table:formula="of:=COM.MICROSOFT.CONCAT([.AB$4]*(1+[.$G14]/100);&quot; / &quot;;[.AB$5]*(1+[.$G14]/100))" office:value-type="string" office:string-value="14 / 70" calcext:value-type="string">
            <text:p>14 / 70</text:p>
          </table:table-cell>
          <table:table-cell table:formula="of:=COM.MICROSOFT.CONCAT([.AC$4]*(1+[.$G14]/100);&quot; / &quot;;[.AC$5]*(1+[.$G14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12 ga. Shotshell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5]/100);&quot; / &quot;;[.M$5]*(1+[.$G15]/100))" office:value-type="string" office:string-value="0 / 0" calcext:value-type="string">
            <text:p>0 / 0</text:p>
          </table:table-cell>
          <table:table-cell table:formula="of:=COM.MICROSOFT.CONCAT([.N$4]*(1+[.$G15]/100);&quot; / &quot;;[.N$5]*(1+[.$G15]/100))" office:value-type="string" office:string-value="0 / 13" calcext:value-type="string">
            <text:p>0 / 13</text:p>
          </table:table-cell>
          <table:table-cell table:formula="of:=COM.MICROSOFT.CONCAT([.O$4]*(1+[.$G15]/100);&quot; / &quot;;[.O$5]*(1+[.$G15]/100))" office:value-type="string" office:string-value="0 / 26" calcext:value-type="string">
            <text:p>0 / 26</text:p>
          </table:table-cell>
          <table:table-cell table:formula="of:=COM.MICROSOFT.CONCAT([.P$4]*(1+[.$G15]/100);&quot; / &quot;;[.P$5]*(1+[.$G15]/100))" office:value-type="string" office:string-value="2.6 / 32.5" calcext:value-type="string">
            <text:p>2.6 / 32.5</text:p>
          </table:table-cell>
          <table:table-cell table:formula="of:=COM.MICROSOFT.CONCAT([.Q$4]*(1+[.$G15]/100);&quot; / &quot;;[.Q$5]*(1+[.$G15]/100))" office:value-type="string" office:string-value="2.6 / 39" calcext:value-type="string">
            <text:p>2.6 / 39</text:p>
          </table:table-cell>
          <table:table-cell table:formula="of:=COM.MICROSOFT.CONCAT([.R$4]*(1+[.$G15]/100);&quot; / &quot;;[.R$5]*(1+[.$G15]/100))" office:value-type="string" office:string-value="2.6 / 39" calcext:value-type="string">
            <text:p>2.6 / 39</text:p>
          </table:table-cell>
          <table:table-cell table:formula="of:=COM.MICROSOFT.CONCAT([.S$4]*(1+[.$G15]/100);&quot; / &quot;;[.S$5]*(1+[.$G15]/100))" office:value-type="string" office:string-value="5.2 / 39" calcext:value-type="string">
            <text:p>5.2 / 39</text:p>
          </table:table-cell>
          <table:table-cell table:formula="of:=COM.MICROSOFT.CONCAT([.T$4]*(1+[.$G15]/100);&quot; / &quot;;[.T$5]*(1+[.$G15]/100))" office:value-type="string" office:string-value="5.2 / 45.5" calcext:value-type="string">
            <text:p>5.2 / 45.5</text:p>
          </table:table-cell>
          <table:table-cell table:formula="of:=COM.MICROSOFT.CONCAT([.U$4]*(1+[.$G15]/100);&quot; / &quot;;[.U$5]*(1+[.$G15]/100))" office:value-type="string" office:string-value="5.2 / 45.5" calcext:value-type="string">
            <text:p>5.2 / 45.5</text:p>
          </table:table-cell>
          <table:table-cell table:formula="of:=COM.MICROSOFT.CONCAT([.V$4]*(1+[.$G15]/100);&quot; / &quot;;[.V$5]*(1+[.$G15]/100))" office:value-type="string" office:string-value="7.8 / 52" calcext:value-type="string">
            <text:p>7.8 / 52</text:p>
          </table:table-cell>
          <table:table-cell table:formula="of:=COM.MICROSOFT.CONCAT([.W$4]*(1+[.$G15]/100);&quot; / &quot;;[.W$5]*(1+[.$G15]/100))" office:value-type="string" office:string-value="7.8 / 58.5" calcext:value-type="string">
            <text:p>7.8 / 58.5</text:p>
          </table:table-cell>
          <table:table-cell table:formula="of:=COM.MICROSOFT.CONCAT([.X$4]*(1+[.$G15]/100);&quot; / &quot;;[.X$5]*(1+[.$G15]/100))" office:value-type="string" office:string-value="10.4 / 58.5" calcext:value-type="string">
            <text:p>10.4 / 58.5</text:p>
          </table:table-cell>
          <table:table-cell table:formula="of:=COM.MICROSOFT.CONCAT([.Y$4]*(1+[.$G15]/100);&quot; / &quot;;[.Y$5]*(1+[.$G15]/100))" office:value-type="string" office:string-value="13 / 65" calcext:value-type="string">
            <text:p>13 / 65</text:p>
          </table:table-cell>
          <table:table-cell table:formula="of:=COM.MICROSOFT.CONCAT([.Z$4]*(1+[.$G15]/100);&quot; / &quot;;[.Z$5]*(1+[.$G15]/100))" office:value-type="string" office:string-value="15.6 / 65" calcext:value-type="string">
            <text:p>15.6 / 65</text:p>
          </table:table-cell>
          <table:table-cell table:formula="of:=COM.MICROSOFT.CONCAT([.AA$4]*(1+[.$G15]/100);&quot; / &quot;;[.AA$5]*(1+[.$G15]/100))" office:value-type="string" office:string-value="18.2 / 84.5" calcext:value-type="string">
            <text:p>18.2 / 84.5</text:p>
          </table:table-cell>
          <table:table-cell table:formula="of:=COM.MICROSOFT.CONCAT([.AB$4]*(1+[.$G15]/100);&quot; / &quot;;[.AB$5]*(1+[.$G15]/100))" office:value-type="string" office:string-value="18.2 / 91" calcext:value-type="string">
            <text:p>18.2 / 91</text:p>
          </table:table-cell>
          <table:table-cell table:formula="of:=COM.MICROSOFT.CONCAT([.AC$4]*(1+[.$G15]/100);&quot; / &quot;;[.AC$5]*(1+[.$G15]/100))" office:value-type="string" office:string-value="26 / 91" calcext:value-type="string">
            <text:p>26 / 91</text:p>
          </table:table-cell>
        </table:table-row>
        <table:table-row table:style-name="ro1">
          <table:table-cell office:value-type="string" calcext:value-type="string">
            <text:p>12 ga. Slug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6]/100);&quot; / &quot;;[.M$5]*(1+[.$G16]/100))" office:value-type="string" office:string-value="0 / 0" calcext:value-type="string">
            <text:p>0 / 0</text:p>
          </table:table-cell>
          <table:table-cell table:formula="of:=COM.MICROSOFT.CONCAT([.N$4]*(1+[.$G16]/100);&quot; / &quot;;[.N$5]*(1+[.$G16]/100))" office:value-type="string" office:string-value="0 / 7" calcext:value-type="string">
            <text:p>0 / 7</text:p>
          </table:table-cell>
          <table:table-cell table:formula="of:=COM.MICROSOFT.CONCAT([.O$4]*(1+[.$G16]/100);&quot; / &quot;;[.O$5]*(1+[.$G16]/100))" office:value-type="string" office:string-value="0 / 14" calcext:value-type="string">
            <text:p>0 / 14</text:p>
          </table:table-cell>
          <table:table-cell table:formula="of:=COM.MICROSOFT.CONCAT([.P$4]*(1+[.$G16]/100);&quot; / &quot;;[.P$5]*(1+[.$G16]/100))" office:value-type="string" office:string-value="1.4 / 17.5" calcext:value-type="string">
            <text:p>1.4 / 17.5</text:p>
          </table:table-cell>
          <table:table-cell table:formula="of:=COM.MICROSOFT.CONCAT([.Q$4]*(1+[.$G16]/100);&quot; / &quot;;[.Q$5]*(1+[.$G16]/100))" office:value-type="string" office:string-value="1.4 / 21" calcext:value-type="string">
            <text:p>1.4 / 21</text:p>
          </table:table-cell>
          <table:table-cell table:formula="of:=COM.MICROSOFT.CONCAT([.R$4]*(1+[.$G16]/100);&quot; / &quot;;[.R$5]*(1+[.$G16]/100))" office:value-type="string" office:string-value="1.4 / 21" calcext:value-type="string">
            <text:p>1.4 / 21</text:p>
          </table:table-cell>
          <table:table-cell table:formula="of:=COM.MICROSOFT.CONCAT([.S$4]*(1+[.$G16]/100);&quot; / &quot;;[.S$5]*(1+[.$G16]/100))" office:value-type="string" office:string-value="2.8 / 21" calcext:value-type="string">
            <text:p>2.8 / 21</text:p>
          </table:table-cell>
          <table:table-cell table:formula="of:=COM.MICROSOFT.CONCAT([.T$4]*(1+[.$G16]/100);&quot; / &quot;;[.T$5]*(1+[.$G16]/100))" office:value-type="string" office:string-value="2.8 / 24.5" calcext:value-type="string">
            <text:p>2.8 / 24.5</text:p>
          </table:table-cell>
          <table:table-cell table:formula="of:=COM.MICROSOFT.CONCAT([.U$4]*(1+[.$G16]/100);&quot; / &quot;;[.U$5]*(1+[.$G16]/100))" office:value-type="string" office:string-value="2.8 / 24.5" calcext:value-type="string">
            <text:p>2.8 / 24.5</text:p>
          </table:table-cell>
          <table:table-cell table:formula="of:=COM.MICROSOFT.CONCAT([.V$4]*(1+[.$G16]/100);&quot; / &quot;;[.V$5]*(1+[.$G16]/100))" office:value-type="string" office:string-value="4.2 / 28" calcext:value-type="string">
            <text:p>4.2 / 28</text:p>
          </table:table-cell>
          <table:table-cell table:formula="of:=COM.MICROSOFT.CONCAT([.W$4]*(1+[.$G16]/100);&quot; / &quot;;[.W$5]*(1+[.$G16]/100))" office:value-type="string" office:string-value="4.2 / 31.5" calcext:value-type="string">
            <text:p>4.2 / 31.5</text:p>
          </table:table-cell>
          <table:table-cell table:formula="of:=COM.MICROSOFT.CONCAT([.X$4]*(1+[.$G16]/100);&quot; / &quot;;[.X$5]*(1+[.$G16]/100))" office:value-type="string" office:string-value="5.6 / 31.5" calcext:value-type="string">
            <text:p>5.6 / 31.5</text:p>
          </table:table-cell>
          <table:table-cell table:formula="of:=COM.MICROSOFT.CONCAT([.Y$4]*(1+[.$G16]/100);&quot; / &quot;;[.Y$5]*(1+[.$G16]/100))" office:value-type="string" office:string-value="7 / 35" calcext:value-type="string">
            <text:p>7 / 35</text:p>
          </table:table-cell>
          <table:table-cell table:formula="of:=COM.MICROSOFT.CONCAT([.Z$4]*(1+[.$G16]/100);&quot; / &quot;;[.Z$5]*(1+[.$G16]/100))" office:value-type="string" office:string-value="8.4 / 35" calcext:value-type="string">
            <text:p>8.4 / 35</text:p>
          </table:table-cell>
          <table:table-cell table:formula="of:=COM.MICROSOFT.CONCAT([.AA$4]*(1+[.$G16]/100);&quot; / &quot;;[.AA$5]*(1+[.$G16]/100))" office:value-type="string" office:string-value="9.8 / 45.5" calcext:value-type="string">
            <text:p>9.8 / 45.5</text:p>
          </table:table-cell>
          <table:table-cell table:formula="of:=COM.MICROSOFT.CONCAT([.AB$4]*(1+[.$G16]/100);&quot; / &quot;;[.AB$5]*(1+[.$G16]/100))" office:value-type="string" office:string-value="9.8 / 49" calcext:value-type="string">
            <text:p>9.8 / 49</text:p>
          </table:table-cell>
          <table:table-cell table:formula="of:=COM.MICROSOFT.CONCAT([.AC$4]*(1+[.$G16]/100);&quot; / &quot;;[.AC$5]*(1+[.$G16]/100))" office:value-type="string" office:string-value="14 / 49" calcext:value-type="string">
            <text:p>14 / 49</text:p>
          </table:table-cell>
        </table:table-row>
        <table:table-row table:style-name="ro1">
          <table:table-cell office:value-type="string" calcext:value-type="string">
            <text:p>14mm A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mm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-50" calcext:value-type="float">
            <text:p>-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7]/100);&quot; / &quot;;[.M$5]*(1+[.$G17]/100))" office:value-type="string" office:string-value="0 / 0" calcext:value-type="string">
            <text:p>0 / 0</text:p>
          </table:table-cell>
          <table:table-cell table:formula="of:=COM.MICROSOFT.CONCAT([.N$4]*(1+[.$G17]/100);&quot; / &quot;;[.N$5]*(1+[.$G17]/100))" office:value-type="string" office:string-value="0 / 5" calcext:value-type="string">
            <text:p>0 / 5</text:p>
          </table:table-cell>
          <table:table-cell table:formula="of:=COM.MICROSOFT.CONCAT([.O$4]*(1+[.$G17]/100);&quot; / &quot;;[.O$5]*(1+[.$G17]/100))" office:value-type="string" office:string-value="0 / 10" calcext:value-type="string">
            <text:p>0 / 10</text:p>
          </table:table-cell>
          <table:table-cell table:formula="of:=COM.MICROSOFT.CONCAT([.P$4]*(1+[.$G17]/100);&quot; / &quot;;[.P$5]*(1+[.$G17]/100))" office:value-type="string" office:string-value="1 / 12.5" calcext:value-type="string">
            <text:p>1 / 12.5</text:p>
          </table:table-cell>
          <table:table-cell table:formula="of:=COM.MICROSOFT.CONCAT([.Q$4]*(1+[.$G17]/100);&quot; / &quot;;[.Q$5]*(1+[.$G17]/100))" office:value-type="string" office:string-value="1 / 15" calcext:value-type="string">
            <text:p>1 / 15</text:p>
          </table:table-cell>
          <table:table-cell table:formula="of:=COM.MICROSOFT.CONCAT([.R$4]*(1+[.$G17]/100);&quot; / &quot;;[.R$5]*(1+[.$G17]/100))" office:value-type="string" office:string-value="1 / 15" calcext:value-type="string">
            <text:p>1 / 15</text:p>
          </table:table-cell>
          <table:table-cell table:formula="of:=COM.MICROSOFT.CONCAT([.S$4]*(1+[.$G17]/100);&quot; / &quot;;[.S$5]*(1+[.$G17]/100))" office:value-type="string" office:string-value="2 / 15" calcext:value-type="string">
            <text:p>2 / 15</text:p>
          </table:table-cell>
          <table:table-cell table:formula="of:=COM.MICROSOFT.CONCAT([.T$4]*(1+[.$G17]/100);&quot; / &quot;;[.T$5]*(1+[.$G17]/100))" office:value-type="string" office:string-value="2 / 17.5" calcext:value-type="string">
            <text:p>2 / 17.5</text:p>
          </table:table-cell>
          <table:table-cell table:formula="of:=COM.MICROSOFT.CONCAT([.U$4]*(1+[.$G17]/100);&quot; / &quot;;[.U$5]*(1+[.$G17]/100))" office:value-type="string" office:string-value="2 / 17.5" calcext:value-type="string">
            <text:p>2 / 17.5</text:p>
          </table:table-cell>
          <table:table-cell table:formula="of:=COM.MICROSOFT.CONCAT([.V$4]*(1+[.$G17]/100);&quot; / &quot;;[.V$5]*(1+[.$G17]/100))" office:value-type="string" office:string-value="3 / 20" calcext:value-type="string">
            <text:p>3 / 20</text:p>
          </table:table-cell>
          <table:table-cell table:formula="of:=COM.MICROSOFT.CONCAT([.W$4]*(1+[.$G17]/100);&quot; / &quot;;[.W$5]*(1+[.$G17]/100))" office:value-type="string" office:string-value="3 / 22.5" calcext:value-type="string">
            <text:p>3 / 22.5</text:p>
          </table:table-cell>
          <table:table-cell table:formula="of:=COM.MICROSOFT.CONCAT([.X$4]*(1+[.$G17]/100);&quot; / &quot;;[.X$5]*(1+[.$G17]/100))" office:value-type="string" office:string-value="4 / 22.5" calcext:value-type="string">
            <text:p>4 / 22.5</text:p>
          </table:table-cell>
          <table:table-cell table:formula="of:=COM.MICROSOFT.CONCAT([.Y$4]*(1+[.$G17]/100);&quot; / &quot;;[.Y$5]*(1+[.$G17]/100))" office:value-type="string" office:string-value="5 / 25" calcext:value-type="string">
            <text:p>5 / 25</text:p>
          </table:table-cell>
          <table:table-cell table:formula="of:=COM.MICROSOFT.CONCAT([.Z$4]*(1+[.$G17]/100);&quot; / &quot;;[.Z$5]*(1+[.$G17]/100))" office:value-type="string" office:string-value="6 / 25" calcext:value-type="string">
            <text:p>6 / 25</text:p>
          </table:table-cell>
          <table:table-cell table:formula="of:=COM.MICROSOFT.CONCAT([.AA$4]*(1+[.$G17]/100);&quot; / &quot;;[.AA$5]*(1+[.$G17]/100))" office:value-type="string" office:string-value="7 / 32.5" calcext:value-type="string">
            <text:p>7 / 32.5</text:p>
          </table:table-cell>
          <table:table-cell table:formula="of:=COM.MICROSOFT.CONCAT([.AB$4]*(1+[.$G17]/100);&quot; / &quot;;[.AB$5]*(1+[.$G17]/100))" office:value-type="string" office:string-value="7 / 35" calcext:value-type="string">
            <text:p>7 / 35</text:p>
          </table:table-cell>
          <table:table-cell table:formula="of:=COM.MICROSOFT.CONCAT([.AC$4]*(1+[.$G17]/100);&quot; / &quot;;[.AC$5]*(1+[.$G17]/100))" office:value-type="string" office:string-value="10 / 35" calcext:value-type="string">
            <text:p>10 / 35</text:p>
          </table:table-cell>
        </table:table-row>
        <table:table-row table:style-name="ro1">
          <table:table-cell office:value-type="string" calcext:value-type="string">
            <text:p>14mm JH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mm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18]/100);&quot; / &quot;;[.M$5]*(1+[.$G18]/100))" office:value-type="string" office:string-value="0 / 0" calcext:value-type="string">
            <text:p>0 / 0</text:p>
          </table:table-cell>
          <table:table-cell table:formula="of:=COM.MICROSOFT.CONCAT([.N$4]*(1+[.$G18]/100);&quot; / &quot;;[.N$5]*(1+[.$G18]/100))" office:value-type="string" office:string-value="0 / 10" calcext:value-type="string">
            <text:p>0 / 10</text:p>
          </table:table-cell>
          <table:table-cell table:formula="of:=COM.MICROSOFT.CONCAT([.O$4]*(1+[.$G18]/100);&quot; / &quot;;[.O$5]*(1+[.$G18]/100))" office:value-type="string" office:string-value="0 / 20" calcext:value-type="string">
            <text:p>0 / 20</text:p>
          </table:table-cell>
          <table:table-cell table:formula="of:=COM.MICROSOFT.CONCAT([.P$4]*(1+[.$G18]/100);&quot; / &quot;;[.P$5]*(1+[.$G18]/100))" office:value-type="string" office:string-value="2 / 25" calcext:value-type="string">
            <text:p>2 / 25</text:p>
          </table:table-cell>
          <table:table-cell table:formula="of:=COM.MICROSOFT.CONCAT([.Q$4]*(1+[.$G18]/100);&quot; / &quot;;[.Q$5]*(1+[.$G18]/100))" office:value-type="string" office:string-value="2 / 30" calcext:value-type="string">
            <text:p>2 / 30</text:p>
          </table:table-cell>
          <table:table-cell table:formula="of:=COM.MICROSOFT.CONCAT([.R$4]*(1+[.$G18]/100);&quot; / &quot;;[.R$5]*(1+[.$G18]/100))" office:value-type="string" office:string-value="2 / 30" calcext:value-type="string">
            <text:p>2 / 30</text:p>
          </table:table-cell>
          <table:table-cell table:formula="of:=COM.MICROSOFT.CONCAT([.S$4]*(1+[.$G18]/100);&quot; / &quot;;[.S$5]*(1+[.$G18]/100))" office:value-type="string" office:string-value="4 / 30" calcext:value-type="string">
            <text:p>4 / 30</text:p>
          </table:table-cell>
          <table:table-cell table:formula="of:=COM.MICROSOFT.CONCAT([.T$4]*(1+[.$G18]/100);&quot; / &quot;;[.T$5]*(1+[.$G18]/100))" office:value-type="string" office:string-value="4 / 35" calcext:value-type="string">
            <text:p>4 / 35</text:p>
          </table:table-cell>
          <table:table-cell table:formula="of:=COM.MICROSOFT.CONCAT([.U$4]*(1+[.$G18]/100);&quot; / &quot;;[.U$5]*(1+[.$G18]/100))" office:value-type="string" office:string-value="4 / 35" calcext:value-type="string">
            <text:p>4 / 35</text:p>
          </table:table-cell>
          <table:table-cell table:formula="of:=COM.MICROSOFT.CONCAT([.V$4]*(1+[.$G18]/100);&quot; / &quot;;[.V$5]*(1+[.$G18]/100))" office:value-type="string" office:string-value="6 / 40" calcext:value-type="string">
            <text:p>6 / 40</text:p>
          </table:table-cell>
          <table:table-cell table:formula="of:=COM.MICROSOFT.CONCAT([.W$4]*(1+[.$G18]/100);&quot; / &quot;;[.W$5]*(1+[.$G18]/100))" office:value-type="string" office:string-value="6 / 45" calcext:value-type="string">
            <text:p>6 / 45</text:p>
          </table:table-cell>
          <table:table-cell table:formula="of:=COM.MICROSOFT.CONCAT([.X$4]*(1+[.$G18]/100);&quot; / &quot;;[.X$5]*(1+[.$G18]/100))" office:value-type="string" office:string-value="8 / 45" calcext:value-type="string">
            <text:p>8 / 45</text:p>
          </table:table-cell>
          <table:table-cell table:formula="of:=COM.MICROSOFT.CONCAT([.Y$4]*(1+[.$G18]/100);&quot; / &quot;;[.Y$5]*(1+[.$G18]/100))" office:value-type="string" office:string-value="10 / 50" calcext:value-type="string">
            <text:p>10 / 50</text:p>
          </table:table-cell>
          <table:table-cell table:formula="of:=COM.MICROSOFT.CONCAT([.Z$4]*(1+[.$G18]/100);&quot; / &quot;;[.Z$5]*(1+[.$G18]/100))" office:value-type="string" office:string-value="12 / 50" calcext:value-type="string">
            <text:p>12 / 50</text:p>
          </table:table-cell>
          <table:table-cell table:formula="of:=COM.MICROSOFT.CONCAT([.AA$4]*(1+[.$G18]/100);&quot; / &quot;;[.AA$5]*(1+[.$G18]/100))" office:value-type="string" office:string-value="14 / 65" calcext:value-type="string">
            <text:p>14 / 65</text:p>
          </table:table-cell>
          <table:table-cell table:formula="of:=COM.MICROSOFT.CONCAT([.AB$4]*(1+[.$G18]/100);&quot; / &quot;;[.AB$5]*(1+[.$G18]/100))" office:value-type="string" office:string-value="14 / 70" calcext:value-type="string">
            <text:p>14 / 70</text:p>
          </table:table-cell>
          <table:table-cell table:formula="of:=COM.MICROSOFT.CONCAT([.AC$4]*(1+[.$G18]/100);&quot; / &quot;;[.AC$5]*(1+[.$G18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2mm EC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m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-50" calcext:value-type="float">
            <text:p>-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9]/100);&quot; / &quot;;[.M$5]*(1+[.$G19]/100))" office:value-type="string" office:string-value="0 / 0" calcext:value-type="string">
            <text:p>0 / 0</text:p>
          </table:table-cell>
          <table:table-cell table:formula="of:=COM.MICROSOFT.CONCAT([.N$4]*(1+[.$G19]/100);&quot; / &quot;;[.N$5]*(1+[.$G19]/100))" office:value-type="string" office:string-value="0 / 5" calcext:value-type="string">
            <text:p>0 / 5</text:p>
          </table:table-cell>
          <table:table-cell table:formula="of:=COM.MICROSOFT.CONCAT([.O$4]*(1+[.$G19]/100);&quot; / &quot;;[.O$5]*(1+[.$G19]/100))" office:value-type="string" office:string-value="0 / 10" calcext:value-type="string">
            <text:p>0 / 10</text:p>
          </table:table-cell>
          <table:table-cell table:formula="of:=COM.MICROSOFT.CONCAT([.P$4]*(1+[.$G19]/100);&quot; / &quot;;[.P$5]*(1+[.$G19]/100))" office:value-type="string" office:string-value="1 / 12.5" calcext:value-type="string">
            <text:p>1 / 12.5</text:p>
          </table:table-cell>
          <table:table-cell table:formula="of:=COM.MICROSOFT.CONCAT([.Q$4]*(1+[.$G19]/100);&quot; / &quot;;[.Q$5]*(1+[.$G19]/100))" office:value-type="string" office:string-value="1 / 15" calcext:value-type="string">
            <text:p>1 / 15</text:p>
          </table:table-cell>
          <table:table-cell table:formula="of:=COM.MICROSOFT.CONCAT([.R$4]*(1+[.$G19]/100);&quot; / &quot;;[.R$5]*(1+[.$G19]/100))" office:value-type="string" office:string-value="1 / 15" calcext:value-type="string">
            <text:p>1 / 15</text:p>
          </table:table-cell>
          <table:table-cell table:formula="of:=COM.MICROSOFT.CONCAT([.S$4]*(1+[.$G19]/100);&quot; / &quot;;[.S$5]*(1+[.$G19]/100))" office:value-type="string" office:string-value="2 / 15" calcext:value-type="string">
            <text:p>2 / 15</text:p>
          </table:table-cell>
          <table:table-cell table:formula="of:=COM.MICROSOFT.CONCAT([.T$4]*(1+[.$G19]/100);&quot; / &quot;;[.T$5]*(1+[.$G19]/100))" office:value-type="string" office:string-value="2 / 17.5" calcext:value-type="string">
            <text:p>2 / 17.5</text:p>
          </table:table-cell>
          <table:table-cell table:formula="of:=COM.MICROSOFT.CONCAT([.U$4]*(1+[.$G19]/100);&quot; / &quot;;[.U$5]*(1+[.$G19]/100))" office:value-type="string" office:string-value="2 / 17.5" calcext:value-type="string">
            <text:p>2 / 17.5</text:p>
          </table:table-cell>
          <table:table-cell table:formula="of:=COM.MICROSOFT.CONCAT([.V$4]*(1+[.$G19]/100);&quot; / &quot;;[.V$5]*(1+[.$G19]/100))" office:value-type="string" office:string-value="3 / 20" calcext:value-type="string">
            <text:p>3 / 20</text:p>
          </table:table-cell>
          <table:table-cell table:formula="of:=COM.MICROSOFT.CONCAT([.W$4]*(1+[.$G19]/100);&quot; / &quot;;[.W$5]*(1+[.$G19]/100))" office:value-type="string" office:string-value="3 / 22.5" calcext:value-type="string">
            <text:p>3 / 22.5</text:p>
          </table:table-cell>
          <table:table-cell table:formula="of:=COM.MICROSOFT.CONCAT([.X$4]*(1+[.$G19]/100);&quot; / &quot;;[.X$5]*(1+[.$G19]/100))" office:value-type="string" office:string-value="4 / 22.5" calcext:value-type="string">
            <text:p>4 / 22.5</text:p>
          </table:table-cell>
          <table:table-cell table:formula="of:=COM.MICROSOFT.CONCAT([.Y$4]*(1+[.$G19]/100);&quot; / &quot;;[.Y$5]*(1+[.$G19]/100))" office:value-type="string" office:string-value="5 / 25" calcext:value-type="string">
            <text:p>5 / 25</text:p>
          </table:table-cell>
          <table:table-cell table:formula="of:=COM.MICROSOFT.CONCAT([.Z$4]*(1+[.$G19]/100);&quot; / &quot;;[.Z$5]*(1+[.$G19]/100))" office:value-type="string" office:string-value="6 / 25" calcext:value-type="string">
            <text:p>6 / 25</text:p>
          </table:table-cell>
          <table:table-cell table:formula="of:=COM.MICROSOFT.CONCAT([.AA$4]*(1+[.$G19]/100);&quot; / &quot;;[.AA$5]*(1+[.$G19]/100))" office:value-type="string" office:string-value="7 / 32.5" calcext:value-type="string">
            <text:p>7 / 32.5</text:p>
          </table:table-cell>
          <table:table-cell table:formula="of:=COM.MICROSOFT.CONCAT([.AB$4]*(1+[.$G19]/100);&quot; / &quot;;[.AB$5]*(1+[.$G19]/100))" office:value-type="string" office:string-value="7 / 35" calcext:value-type="string">
            <text:p>7 / 35</text:p>
          </table:table-cell>
          <table:table-cell table:formula="of:=COM.MICROSOFT.CONCAT([.AC$4]*(1+[.$G19]/100);&quot; / &quot;;[.AC$5]*(1+[.$G19]/100))" office:value-type="string" office:string-value="10 / 35" calcext:value-type="string">
            <text:p>10 / 35</text:p>
          </table:table-cell>
        </table:table-row>
        <table:table-row table:style-name="ro1">
          <table:table-cell office:value-type="string" calcext:value-type="string">
            <text:p>4.7mm Caseless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mm caseless</text:p>
          </table:table-cell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0]/100);&quot; / &quot;;[.M$5]*(1+[.$G20]/100))" office:value-type="string" office:string-value="0 / 0" calcext:value-type="string">
            <text:p>0 / 0</text:p>
          </table:table-cell>
          <table:table-cell table:formula="of:=COM.MICROSOFT.CONCAT([.N$4]*(1+[.$G20]/100);&quot; / &quot;;[.N$5]*(1+[.$G20]/100))" office:value-type="string" office:string-value="0 / 9" calcext:value-type="string">
            <text:p>0 / 9</text:p>
          </table:table-cell>
          <table:table-cell table:formula="of:=COM.MICROSOFT.CONCAT([.O$4]*(1+[.$G20]/100);&quot; / &quot;;[.O$5]*(1+[.$G20]/100))" office:value-type="string" office:string-value="0 / 18" calcext:value-type="string">
            <text:p>0 / 18</text:p>
          </table:table-cell>
          <table:table-cell table:formula="of:=COM.MICROSOFT.CONCAT([.P$4]*(1+[.$G20]/100);&quot; / &quot;;[.P$5]*(1+[.$G20]/100))" office:value-type="string" office:string-value="1.8 / 22.5" calcext:value-type="string">
            <text:p>1.8 / 22.5</text:p>
          </table:table-cell>
          <table:table-cell table:formula="of:=COM.MICROSOFT.CONCAT([.Q$4]*(1+[.$G20]/100);&quot; / &quot;;[.Q$5]*(1+[.$G20]/100))" office:value-type="string" office:string-value="1.8 / 27" calcext:value-type="string">
            <text:p>1.8 / 27</text:p>
          </table:table-cell>
          <table:table-cell table:formula="of:=COM.MICROSOFT.CONCAT([.R$4]*(1+[.$G20]/100);&quot; / &quot;;[.R$5]*(1+[.$G20]/100))" office:value-type="string" office:string-value="1.8 / 27" calcext:value-type="string">
            <text:p>1.8 / 27</text:p>
          </table:table-cell>
          <table:table-cell table:formula="of:=COM.MICROSOFT.CONCAT([.S$4]*(1+[.$G20]/100);&quot; / &quot;;[.S$5]*(1+[.$G20]/100))" office:value-type="string" office:string-value="3.6 / 27" calcext:value-type="string">
            <text:p>3.6 / 27</text:p>
          </table:table-cell>
          <table:table-cell table:formula="of:=COM.MICROSOFT.CONCAT([.T$4]*(1+[.$G20]/100);&quot; / &quot;;[.T$5]*(1+[.$G20]/100))" office:value-type="string" office:string-value="3.6 / 31.5" calcext:value-type="string">
            <text:p>3.6 / 31.5</text:p>
          </table:table-cell>
          <table:table-cell table:formula="of:=COM.MICROSOFT.CONCAT([.U$4]*(1+[.$G20]/100);&quot; / &quot;;[.U$5]*(1+[.$G20]/100))" office:value-type="string" office:string-value="3.6 / 31.5" calcext:value-type="string">
            <text:p>3.6 / 31.5</text:p>
          </table:table-cell>
          <table:table-cell table:formula="of:=COM.MICROSOFT.CONCAT([.V$4]*(1+[.$G20]/100);&quot; / &quot;;[.V$5]*(1+[.$G20]/100))" office:value-type="string" office:string-value="5.4 / 36" calcext:value-type="string">
            <text:p>5.4 / 36</text:p>
          </table:table-cell>
          <table:table-cell table:formula="of:=COM.MICROSOFT.CONCAT([.W$4]*(1+[.$G20]/100);&quot; / &quot;;[.W$5]*(1+[.$G20]/100))" office:value-type="string" office:string-value="5.4 / 40.5" calcext:value-type="string">
            <text:p>5.4 / 40.5</text:p>
          </table:table-cell>
          <table:table-cell table:formula="of:=COM.MICROSOFT.CONCAT([.X$4]*(1+[.$G20]/100);&quot; / &quot;;[.X$5]*(1+[.$G20]/100))" office:value-type="string" office:string-value="7.2 / 40.5" calcext:value-type="string">
            <text:p>7.2 / 40.5</text:p>
          </table:table-cell>
          <table:table-cell table:formula="of:=COM.MICROSOFT.CONCAT([.Y$4]*(1+[.$G20]/100);&quot; / &quot;;[.Y$5]*(1+[.$G20]/100))" office:value-type="string" office:string-value="9 / 45" calcext:value-type="string">
            <text:p>9 / 45</text:p>
          </table:table-cell>
          <table:table-cell table:formula="of:=COM.MICROSOFT.CONCAT([.Z$4]*(1+[.$G20]/100);&quot; / &quot;;[.Z$5]*(1+[.$G20]/100))" office:value-type="string" office:string-value="10.8 / 45" calcext:value-type="string">
            <text:p>10.8 / 45</text:p>
          </table:table-cell>
          <table:table-cell table:formula="of:=COM.MICROSOFT.CONCAT([.AA$4]*(1+[.$G20]/100);&quot; / &quot;;[.AA$5]*(1+[.$G20]/100))" office:value-type="string" office:string-value="12.6 / 58.5" calcext:value-type="string">
            <text:p>12.6 / 58.5</text:p>
          </table:table-cell>
          <table:table-cell table:formula="of:=COM.MICROSOFT.CONCAT([.AB$4]*(1+[.$G20]/100);&quot; / &quot;;[.AB$5]*(1+[.$G20]/100))" office:value-type="string" office:string-value="12.6 / 63" calcext:value-type="string">
            <text:p>12.6 / 63</text:p>
          </table:table-cell>
          <table:table-cell table:formula="of:=COM.MICROSOFT.CONCAT([.AC$4]*(1+[.$G20]/100);&quot; / &quot;;[.AC$5]*(1+[.$G20]/100))" office:value-type="string" office:string-value="18 / 63" calcext:value-type="string">
            <text:p>18 / 63</text:p>
          </table:table-cell>
        </table:table-row>
        <table:table-row table:style-name="ro1">
          <table:table-cell office:value-type="string" calcext:value-type="string">
            <text:p>40mm HE Grenades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mm grenad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1]/100);&quot; / &quot;;[.M$5]*(1+[.$G21]/100))" office:value-type="string" office:string-value="0 / 0" calcext:value-type="string">
            <text:p>0 / 0</text:p>
          </table:table-cell>
          <table:table-cell table:formula="of:=COM.MICROSOFT.CONCAT([.N$4]*(1+[.$G21]/100);&quot; / &quot;;[.N$5]*(1+[.$G21]/100))" office:value-type="string" office:string-value="0 / 10" calcext:value-type="string">
            <text:p>0 / 10</text:p>
          </table:table-cell>
          <table:table-cell table:formula="of:=COM.MICROSOFT.CONCAT([.O$4]*(1+[.$G21]/100);&quot; / &quot;;[.O$5]*(1+[.$G21]/100))" office:value-type="string" office:string-value="0 / 20" calcext:value-type="string">
            <text:p>0 / 20</text:p>
          </table:table-cell>
          <table:table-cell table:formula="of:=COM.MICROSOFT.CONCAT([.P$4]*(1+[.$G21]/100);&quot; / &quot;;[.P$5]*(1+[.$G21]/100))" office:value-type="string" office:string-value="2 / 25" calcext:value-type="string">
            <text:p>2 / 25</text:p>
          </table:table-cell>
          <table:table-cell table:formula="of:=COM.MICROSOFT.CONCAT([.Q$4]*(1+[.$G21]/100);&quot; / &quot;;[.Q$5]*(1+[.$G21]/100))" office:value-type="string" office:string-value="2 / 30" calcext:value-type="string">
            <text:p>2 / 30</text:p>
          </table:table-cell>
          <table:table-cell table:formula="of:=COM.MICROSOFT.CONCAT([.R$4]*(1+[.$G21]/100);&quot; / &quot;;[.R$5]*(1+[.$G21]/100))" office:value-type="string" office:string-value="2 / 30" calcext:value-type="string">
            <text:p>2 / 30</text:p>
          </table:table-cell>
          <table:table-cell table:formula="of:=COM.MICROSOFT.CONCAT([.S$4]*(1+[.$G21]/100);&quot; / &quot;;[.S$5]*(1+[.$G21]/100))" office:value-type="string" office:string-value="4 / 30" calcext:value-type="string">
            <text:p>4 / 30</text:p>
          </table:table-cell>
          <table:table-cell table:formula="of:=COM.MICROSOFT.CONCAT([.T$4]*(1+[.$G21]/100);&quot; / &quot;;[.T$5]*(1+[.$G21]/100))" office:value-type="string" office:string-value="4 / 35" calcext:value-type="string">
            <text:p>4 / 35</text:p>
          </table:table-cell>
          <table:table-cell table:formula="of:=COM.MICROSOFT.CONCAT([.U$4]*(1+[.$G21]/100);&quot; / &quot;;[.U$5]*(1+[.$G21]/100))" office:value-type="string" office:string-value="4 / 35" calcext:value-type="string">
            <text:p>4 / 35</text:p>
          </table:table-cell>
          <table:table-cell table:formula="of:=COM.MICROSOFT.CONCAT([.V$4]*(1+[.$G21]/100);&quot; / &quot;;[.V$5]*(1+[.$G21]/100))" office:value-type="string" office:string-value="6 / 40" calcext:value-type="string">
            <text:p>6 / 40</text:p>
          </table:table-cell>
          <table:table-cell table:formula="of:=COM.MICROSOFT.CONCAT([.W$4]*(1+[.$G21]/100);&quot; / &quot;;[.W$5]*(1+[.$G21]/100))" office:value-type="string" office:string-value="6 / 45" calcext:value-type="string">
            <text:p>6 / 45</text:p>
          </table:table-cell>
          <table:table-cell table:formula="of:=COM.MICROSOFT.CONCAT([.X$4]*(1+[.$G21]/100);&quot; / &quot;;[.X$5]*(1+[.$G21]/100))" office:value-type="string" office:string-value="8 / 45" calcext:value-type="string">
            <text:p>8 / 45</text:p>
          </table:table-cell>
          <table:table-cell table:formula="of:=COM.MICROSOFT.CONCAT([.Y$4]*(1+[.$G21]/100);&quot; / &quot;;[.Y$5]*(1+[.$G21]/100))" office:value-type="string" office:string-value="10 / 50" calcext:value-type="string">
            <text:p>10 / 50</text:p>
          </table:table-cell>
          <table:table-cell table:formula="of:=COM.MICROSOFT.CONCAT([.Z$4]*(1+[.$G21]/100);&quot; / &quot;;[.Z$5]*(1+[.$G21]/100))" office:value-type="string" office:string-value="12 / 50" calcext:value-type="string">
            <text:p>12 / 50</text:p>
          </table:table-cell>
          <table:table-cell table:formula="of:=COM.MICROSOFT.CONCAT([.AA$4]*(1+[.$G21]/100);&quot; / &quot;;[.AA$5]*(1+[.$G21]/100))" office:value-type="string" office:string-value="14 / 65" calcext:value-type="string">
            <text:p>14 / 65</text:p>
          </table:table-cell>
          <table:table-cell table:formula="of:=COM.MICROSOFT.CONCAT([.AB$4]*(1+[.$G21]/100);&quot; / &quot;;[.AB$5]*(1+[.$G21]/100))" office:value-type="string" office:string-value="14 / 70" calcext:value-type="string">
            <text:p>14 / 70</text:p>
          </table:table-cell>
          <table:table-cell table:formula="of:=COM.MICROSOFT.CONCAT([.AC$4]*(1+[.$G21]/100);&quot; / &quot;;[.AC$5]*(1+[.$G21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40mm IC Grenades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mm grenad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22]/100);&quot; / &quot;;[.M$5]*(1+[.$G22]/100))" office:value-type="string" office:string-value="0 / 0" calcext:value-type="string">
            <text:p>0 / 0</text:p>
          </table:table-cell>
          <table:table-cell table:formula="of:=COM.MICROSOFT.CONCAT([.N$4]*(1+[.$G22]/100);&quot; / &quot;;[.N$5]*(1+[.$G22]/100))" office:value-type="string" office:string-value="0 / 10" calcext:value-type="string">
            <text:p>0 / 10</text:p>
          </table:table-cell>
          <table:table-cell table:formula="of:=COM.MICROSOFT.CONCAT([.O$4]*(1+[.$G22]/100);&quot; / &quot;;[.O$5]*(1+[.$G22]/100))" office:value-type="string" office:string-value="0 / 20" calcext:value-type="string">
            <text:p>0 / 20</text:p>
          </table:table-cell>
          <table:table-cell table:formula="of:=COM.MICROSOFT.CONCAT([.P$4]*(1+[.$G22]/100);&quot; / &quot;;[.P$5]*(1+[.$G22]/100))" office:value-type="string" office:string-value="2 / 25" calcext:value-type="string">
            <text:p>2 / 25</text:p>
          </table:table-cell>
          <table:table-cell table:formula="of:=COM.MICROSOFT.CONCAT([.Q$4]*(1+[.$G22]/100);&quot; / &quot;;[.Q$5]*(1+[.$G22]/100))" office:value-type="string" office:string-value="2 / 30" calcext:value-type="string">
            <text:p>2 / 30</text:p>
          </table:table-cell>
          <table:table-cell table:formula="of:=COM.MICROSOFT.CONCAT([.R$4]*(1+[.$G22]/100);&quot; / &quot;;[.R$5]*(1+[.$G22]/100))" office:value-type="string" office:string-value="2 / 30" calcext:value-type="string">
            <text:p>2 / 30</text:p>
          </table:table-cell>
          <table:table-cell table:formula="of:=COM.MICROSOFT.CONCAT([.S$4]*(1+[.$G22]/100);&quot; / &quot;;[.S$5]*(1+[.$G22]/100))" office:value-type="string" office:string-value="4 / 30" calcext:value-type="string">
            <text:p>4 / 30</text:p>
          </table:table-cell>
          <table:table-cell table:formula="of:=COM.MICROSOFT.CONCAT([.T$4]*(1+[.$G22]/100);&quot; / &quot;;[.T$5]*(1+[.$G22]/100))" office:value-type="string" office:string-value="4 / 35" calcext:value-type="string">
            <text:p>4 / 35</text:p>
          </table:table-cell>
          <table:table-cell table:formula="of:=COM.MICROSOFT.CONCAT([.U$4]*(1+[.$G22]/100);&quot; / &quot;;[.U$5]*(1+[.$G22]/100))" office:value-type="string" office:string-value="4 / 35" calcext:value-type="string">
            <text:p>4 / 35</text:p>
          </table:table-cell>
          <table:table-cell table:formula="of:=COM.MICROSOFT.CONCAT([.V$4]*(1+[.$G22]/100);&quot; / &quot;;[.V$5]*(1+[.$G22]/100))" office:value-type="string" office:string-value="6 / 40" calcext:value-type="string">
            <text:p>6 / 40</text:p>
          </table:table-cell>
          <table:table-cell table:formula="of:=COM.MICROSOFT.CONCAT([.W$4]*(1+[.$G22]/100);&quot; / &quot;;[.W$5]*(1+[.$G22]/100))" office:value-type="string" office:string-value="6 / 45" calcext:value-type="string">
            <text:p>6 / 45</text:p>
          </table:table-cell>
          <table:table-cell table:formula="of:=COM.MICROSOFT.CONCAT([.X$4]*(1+[.$G22]/100);&quot; / &quot;;[.X$5]*(1+[.$G22]/100))" office:value-type="string" office:string-value="8 / 45" calcext:value-type="string">
            <text:p>8 / 45</text:p>
          </table:table-cell>
          <table:table-cell table:formula="of:=COM.MICROSOFT.CONCAT([.Y$4]*(1+[.$G22]/100);&quot; / &quot;;[.Y$5]*(1+[.$G22]/100))" office:value-type="string" office:string-value="10 / 50" calcext:value-type="string">
            <text:p>10 / 50</text:p>
          </table:table-cell>
          <table:table-cell table:formula="of:=COM.MICROSOFT.CONCAT([.Z$4]*(1+[.$G22]/100);&quot; / &quot;;[.Z$5]*(1+[.$G22]/100))" office:value-type="string" office:string-value="12 / 50" calcext:value-type="string">
            <text:p>12 / 50</text:p>
          </table:table-cell>
          <table:table-cell table:formula="of:=COM.MICROSOFT.CONCAT([.AA$4]*(1+[.$G22]/100);&quot; / &quot;;[.AA$5]*(1+[.$G22]/100))" office:value-type="string" office:string-value="14 / 65" calcext:value-type="string">
            <text:p>14 / 65</text:p>
          </table:table-cell>
          <table:table-cell table:formula="of:=COM.MICROSOFT.CONCAT([.AB$4]*(1+[.$G22]/100);&quot; / &quot;;[.AB$5]*(1+[.$G22]/100))" office:value-type="string" office:string-value="14 / 70" calcext:value-type="string">
            <text:p>14 / 70</text:p>
          </table:table-cell>
          <table:table-cell table:formula="of:=COM.MICROSOFT.CONCAT([.AC$4]*(1+[.$G22]/100);&quot; / &quot;;[.AC$5]*(1+[.$G22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5mm AP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3]/100);&quot; / &quot;;[.M$5]*(1+[.$G23]/100))" office:value-type="string" office:string-value="0 / 0" calcext:value-type="string">
            <text:p>0 / 0</text:p>
          </table:table-cell>
          <table:table-cell table:formula="of:=COM.MICROSOFT.CONCAT([.N$4]*(1+[.$G23]/100);&quot; / &quot;;[.N$5]*(1+[.$G23]/100))" office:value-type="string" office:string-value="0 / 6.5" calcext:value-type="string">
            <text:p>0 / 6.5</text:p>
          </table:table-cell>
          <table:table-cell table:formula="of:=COM.MICROSOFT.CONCAT([.O$4]*(1+[.$G23]/100);&quot; / &quot;;[.O$5]*(1+[.$G23]/100))" office:value-type="string" office:string-value="0 / 13" calcext:value-type="string">
            <text:p>0 / 13</text:p>
          </table:table-cell>
          <table:table-cell table:formula="of:=COM.MICROSOFT.CONCAT([.P$4]*(1+[.$G23]/100);&quot; / &quot;;[.P$5]*(1+[.$G23]/100))" office:value-type="string" office:string-value="1.3 / 16.25" calcext:value-type="string">
            <text:p>1.3 / 16.25</text:p>
          </table:table-cell>
          <table:table-cell table:formula="of:=COM.MICROSOFT.CONCAT([.Q$4]*(1+[.$G23]/100);&quot; / &quot;;[.Q$5]*(1+[.$G23]/100))" office:value-type="string" office:string-value="1.3 / 19.5" calcext:value-type="string">
            <text:p>1.3 / 19.5</text:p>
          </table:table-cell>
          <table:table-cell table:formula="of:=COM.MICROSOFT.CONCAT([.R$4]*(1+[.$G23]/100);&quot; / &quot;;[.R$5]*(1+[.$G23]/100))" office:value-type="string" office:string-value="1.3 / 19.5" calcext:value-type="string">
            <text:p>1.3 / 19.5</text:p>
          </table:table-cell>
          <table:table-cell table:formula="of:=COM.MICROSOFT.CONCAT([.S$4]*(1+[.$G23]/100);&quot; / &quot;;[.S$5]*(1+[.$G23]/100))" office:value-type="string" office:string-value="2.6 / 19.5" calcext:value-type="string">
            <text:p>2.6 / 19.5</text:p>
          </table:table-cell>
          <table:table-cell table:formula="of:=COM.MICROSOFT.CONCAT([.T$4]*(1+[.$G23]/100);&quot; / &quot;;[.T$5]*(1+[.$G23]/100))" office:value-type="string" office:string-value="2.6 / 22.75" calcext:value-type="string">
            <text:p>2.6 / 22.75</text:p>
          </table:table-cell>
          <table:table-cell table:formula="of:=COM.MICROSOFT.CONCAT([.U$4]*(1+[.$G23]/100);&quot; / &quot;;[.U$5]*(1+[.$G23]/100))" office:value-type="string" office:string-value="2.6 / 22.75" calcext:value-type="string">
            <text:p>2.6 / 22.75</text:p>
          </table:table-cell>
          <table:table-cell table:formula="of:=COM.MICROSOFT.CONCAT([.V$4]*(1+[.$G23]/100);&quot; / &quot;;[.V$5]*(1+[.$G23]/100))" office:value-type="string" office:string-value="3.9 / 26" calcext:value-type="string">
            <text:p>3.9 / 26</text:p>
          </table:table-cell>
          <table:table-cell table:formula="of:=COM.MICROSOFT.CONCAT([.W$4]*(1+[.$G23]/100);&quot; / &quot;;[.W$5]*(1+[.$G23]/100))" office:value-type="string" office:string-value="3.9 / 29.25" calcext:value-type="string">
            <text:p>3.9 / 29.25</text:p>
          </table:table-cell>
          <table:table-cell table:formula="of:=COM.MICROSOFT.CONCAT([.X$4]*(1+[.$G23]/100);&quot; / &quot;;[.X$5]*(1+[.$G23]/100))" office:value-type="string" office:string-value="5.2 / 29.25" calcext:value-type="string">
            <text:p>5.2 / 29.25</text:p>
          </table:table-cell>
          <table:table-cell table:formula="of:=COM.MICROSOFT.CONCAT([.Y$4]*(1+[.$G23]/100);&quot; / &quot;;[.Y$5]*(1+[.$G23]/100))" office:value-type="string" office:string-value="6.5 / 32.5" calcext:value-type="string">
            <text:p>6.5 / 32.5</text:p>
          </table:table-cell>
          <table:table-cell table:formula="of:=COM.MICROSOFT.CONCAT([.Z$4]*(1+[.$G23]/100);&quot; / &quot;;[.Z$5]*(1+[.$G23]/100))" office:value-type="string" office:string-value="7.8 / 32.5" calcext:value-type="string">
            <text:p>7.8 / 32.5</text:p>
          </table:table-cell>
          <table:table-cell table:formula="of:=COM.MICROSOFT.CONCAT([.AA$4]*(1+[.$G23]/100);&quot; / &quot;;[.AA$5]*(1+[.$G23]/100))" office:value-type="string" office:string-value="9.1 / 42.25" calcext:value-type="string">
            <text:p>9.1 / 42.25</text:p>
          </table:table-cell>
          <table:table-cell table:formula="of:=COM.MICROSOFT.CONCAT([.AB$4]*(1+[.$G23]/100);&quot; / &quot;;[.AB$5]*(1+[.$G23]/100))" office:value-type="string" office:string-value="9.1 / 45.5" calcext:value-type="string">
            <text:p>9.1 / 45.5</text:p>
          </table:table-cell>
          <table:table-cell table:formula="of:=COM.MICROSOFT.CONCAT([.AC$4]*(1+[.$G23]/100);&quot; / &quot;;[.AC$5]*(1+[.$G23]/100))" office:value-type="string" office:string-value="13 / 45.5" calcext:value-type="string">
            <text:p>13 / 45.5</text:p>
          </table:table-cell>
        </table:table-row>
        <table:table-row table:style-name="ro1">
          <table:table-cell office:value-type="string" calcext:value-type="string">
            <text:p>5mm JHP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24]/100);&quot; / &quot;;[.M$5]*(1+[.$G24]/100))" office:value-type="string" office:string-value="0 / 0" calcext:value-type="string">
            <text:p>0 / 0</text:p>
          </table:table-cell>
          <table:table-cell table:formula="of:=COM.MICROSOFT.CONCAT([.N$4]*(1+[.$G24]/100);&quot; / &quot;;[.N$5]*(1+[.$G24]/100))" office:value-type="string" office:string-value="0 / 13.5" calcext:value-type="string">
            <text:p>0 / 13.5</text:p>
          </table:table-cell>
          <table:table-cell table:formula="of:=COM.MICROSOFT.CONCAT([.O$4]*(1+[.$G24]/100);&quot; / &quot;;[.O$5]*(1+[.$G24]/100))" office:value-type="string" office:string-value="0 / 27" calcext:value-type="string">
            <text:p>0 / 27</text:p>
          </table:table-cell>
          <table:table-cell table:formula="of:=COM.MICROSOFT.CONCAT([.P$4]*(1+[.$G24]/100);&quot; / &quot;;[.P$5]*(1+[.$G24]/100))" office:value-type="string" office:string-value="2.7 / 33.75" calcext:value-type="string">
            <text:p>2.7 / 33.75</text:p>
          </table:table-cell>
          <table:table-cell table:formula="of:=COM.MICROSOFT.CONCAT([.Q$4]*(1+[.$G24]/100);&quot; / &quot;;[.Q$5]*(1+[.$G24]/100))" office:value-type="string" office:string-value="2.7 / 40.5" calcext:value-type="string">
            <text:p>2.7 / 40.5</text:p>
          </table:table-cell>
          <table:table-cell table:formula="of:=COM.MICROSOFT.CONCAT([.R$4]*(1+[.$G24]/100);&quot; / &quot;;[.R$5]*(1+[.$G24]/100))" office:value-type="string" office:string-value="2.7 / 40.5" calcext:value-type="string">
            <text:p>2.7 / 40.5</text:p>
          </table:table-cell>
          <table:table-cell table:formula="of:=COM.MICROSOFT.CONCAT([.S$4]*(1+[.$G24]/100);&quot; / &quot;;[.S$5]*(1+[.$G24]/100))" office:value-type="string" office:string-value="5.4 / 40.5" calcext:value-type="string">
            <text:p>5.4 / 40.5</text:p>
          </table:table-cell>
          <table:table-cell table:formula="of:=COM.MICROSOFT.CONCAT([.T$4]*(1+[.$G24]/100);&quot; / &quot;;[.T$5]*(1+[.$G24]/100))" office:value-type="string" office:string-value="5.4 / 47.25" calcext:value-type="string">
            <text:p>5.4 / 47.25</text:p>
          </table:table-cell>
          <table:table-cell table:formula="of:=COM.MICROSOFT.CONCAT([.U$4]*(1+[.$G24]/100);&quot; / &quot;;[.U$5]*(1+[.$G24]/100))" office:value-type="string" office:string-value="5.4 / 47.25" calcext:value-type="string">
            <text:p>5.4 / 47.25</text:p>
          </table:table-cell>
          <table:table-cell table:formula="of:=COM.MICROSOFT.CONCAT([.V$4]*(1+[.$G24]/100);&quot; / &quot;;[.V$5]*(1+[.$G24]/100))" office:value-type="string" office:string-value="8.1 / 54" calcext:value-type="string">
            <text:p>8.1 / 54</text:p>
          </table:table-cell>
          <table:table-cell table:formula="of:=COM.MICROSOFT.CONCAT([.W$4]*(1+[.$G24]/100);&quot; / &quot;;[.W$5]*(1+[.$G24]/100))" office:value-type="string" office:string-value="8.1 / 60.75" calcext:value-type="string">
            <text:p>8.1 / 60.75</text:p>
          </table:table-cell>
          <table:table-cell table:formula="of:=COM.MICROSOFT.CONCAT([.X$4]*(1+[.$G24]/100);&quot; / &quot;;[.X$5]*(1+[.$G24]/100))" office:value-type="string" office:string-value="10.8 / 60.75" calcext:value-type="string">
            <text:p>10.8 / 60.75</text:p>
          </table:table-cell>
          <table:table-cell table:formula="of:=COM.MICROSOFT.CONCAT([.Y$4]*(1+[.$G24]/100);&quot; / &quot;;[.Y$5]*(1+[.$G24]/100))" office:value-type="string" office:string-value="13.5 / 67.5" calcext:value-type="string">
            <text:p>13.5 / 67.5</text:p>
          </table:table-cell>
          <table:table-cell table:formula="of:=COM.MICROSOFT.CONCAT([.Z$4]*(1+[.$G24]/100);&quot; / &quot;;[.Z$5]*(1+[.$G24]/100))" office:value-type="string" office:string-value="16.2 / 67.5" calcext:value-type="string">
            <text:p>16.2 / 67.5</text:p>
          </table:table-cell>
          <table:table-cell table:formula="of:=COM.MICROSOFT.CONCAT([.AA$4]*(1+[.$G24]/100);&quot; / &quot;;[.AA$5]*(1+[.$G24]/100))" office:value-type="string" office:string-value="18.9 / 87.75" calcext:value-type="string">
            <text:p>18.9 / 87.75</text:p>
          </table:table-cell>
          <table:table-cell table:formula="of:=COM.MICROSOFT.CONCAT([.AB$4]*(1+[.$G24]/100);&quot; / &quot;;[.AB$5]*(1+[.$G24]/100))" office:value-type="string" office:string-value="18.9 / 94.5" calcext:value-type="string">
            <text:p>18.9 / 94.5</text:p>
          </table:table-cell>
          <table:table-cell table:formula="of:=COM.MICROSOFT.CONCAT([.AC$4]*(1+[.$G24]/100);&quot; / &quot;;[.AC$5]*(1+[.$G24]/100))" office:value-type="string" office:string-value="27 / 94.5" calcext:value-type="string">
            <text:p>27 / 94.5</text:p>
          </table:table-cell>
        </table:table-row>
        <table:table-row table:style-name="ro1">
          <table:table-cell office:value-type="string" calcext:value-type="string">
            <text:p>7.62mm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5]/100);&quot; / &quot;;[.M$5]*(1+[.$G25]/100))" office:value-type="string" office:string-value="0 / 0" calcext:value-type="string">
            <text:p>0 / 0</text:p>
          </table:table-cell>
          <table:table-cell table:formula="of:=COM.MICROSOFT.CONCAT([.N$4]*(1+[.$G25]/100);&quot; / &quot;;[.N$5]*(1+[.$G25]/100))" office:value-type="string" office:string-value="0 / 9" calcext:value-type="string">
            <text:p>0 / 9</text:p>
          </table:table-cell>
          <table:table-cell table:formula="of:=COM.MICROSOFT.CONCAT([.O$4]*(1+[.$G25]/100);&quot; / &quot;;[.O$5]*(1+[.$G25]/100))" office:value-type="string" office:string-value="0 / 18" calcext:value-type="string">
            <text:p>0 / 18</text:p>
          </table:table-cell>
          <table:table-cell table:formula="of:=COM.MICROSOFT.CONCAT([.P$4]*(1+[.$G25]/100);&quot; / &quot;;[.P$5]*(1+[.$G25]/100))" office:value-type="string" office:string-value="1.8 / 22.5" calcext:value-type="string">
            <text:p>1.8 / 22.5</text:p>
          </table:table-cell>
          <table:table-cell table:formula="of:=COM.MICROSOFT.CONCAT([.Q$4]*(1+[.$G25]/100);&quot; / &quot;;[.Q$5]*(1+[.$G25]/100))" office:value-type="string" office:string-value="1.8 / 27" calcext:value-type="string">
            <text:p>1.8 / 27</text:p>
          </table:table-cell>
          <table:table-cell table:formula="of:=COM.MICROSOFT.CONCAT([.R$4]*(1+[.$G25]/100);&quot; / &quot;;[.R$5]*(1+[.$G25]/100))" office:value-type="string" office:string-value="1.8 / 27" calcext:value-type="string">
            <text:p>1.8 / 27</text:p>
          </table:table-cell>
          <table:table-cell table:formula="of:=COM.MICROSOFT.CONCAT([.S$4]*(1+[.$G25]/100);&quot; / &quot;;[.S$5]*(1+[.$G25]/100))" office:value-type="string" office:string-value="3.6 / 27" calcext:value-type="string">
            <text:p>3.6 / 27</text:p>
          </table:table-cell>
          <table:table-cell table:formula="of:=COM.MICROSOFT.CONCAT([.T$4]*(1+[.$G25]/100);&quot; / &quot;;[.T$5]*(1+[.$G25]/100))" office:value-type="string" office:string-value="3.6 / 31.5" calcext:value-type="string">
            <text:p>3.6 / 31.5</text:p>
          </table:table-cell>
          <table:table-cell table:formula="of:=COM.MICROSOFT.CONCAT([.U$4]*(1+[.$G25]/100);&quot; / &quot;;[.U$5]*(1+[.$G25]/100))" office:value-type="string" office:string-value="3.6 / 31.5" calcext:value-type="string">
            <text:p>3.6 / 31.5</text:p>
          </table:table-cell>
          <table:table-cell table:formula="of:=COM.MICROSOFT.CONCAT([.V$4]*(1+[.$G25]/100);&quot; / &quot;;[.V$5]*(1+[.$G25]/100))" office:value-type="string" office:string-value="5.4 / 36" calcext:value-type="string">
            <text:p>5.4 / 36</text:p>
          </table:table-cell>
          <table:table-cell table:formula="of:=COM.MICROSOFT.CONCAT([.W$4]*(1+[.$G25]/100);&quot; / &quot;;[.W$5]*(1+[.$G25]/100))" office:value-type="string" office:string-value="5.4 / 40.5" calcext:value-type="string">
            <text:p>5.4 / 40.5</text:p>
          </table:table-cell>
          <table:table-cell table:formula="of:=COM.MICROSOFT.CONCAT([.X$4]*(1+[.$G25]/100);&quot; / &quot;;[.X$5]*(1+[.$G25]/100))" office:value-type="string" office:string-value="7.2 / 40.5" calcext:value-type="string">
            <text:p>7.2 / 40.5</text:p>
          </table:table-cell>
          <table:table-cell table:formula="of:=COM.MICROSOFT.CONCAT([.Y$4]*(1+[.$G25]/100);&quot; / &quot;;[.Y$5]*(1+[.$G25]/100))" office:value-type="string" office:string-value="9 / 45" calcext:value-type="string">
            <text:p>9 / 45</text:p>
          </table:table-cell>
          <table:table-cell table:formula="of:=COM.MICROSOFT.CONCAT([.Z$4]*(1+[.$G25]/100);&quot; / &quot;;[.Z$5]*(1+[.$G25]/100))" office:value-type="string" office:string-value="10.8 / 45" calcext:value-type="string">
            <text:p>10.8 / 45</text:p>
          </table:table-cell>
          <table:table-cell table:formula="of:=COM.MICROSOFT.CONCAT([.AA$4]*(1+[.$G25]/100);&quot; / &quot;;[.AA$5]*(1+[.$G25]/100))" office:value-type="string" office:string-value="12.6 / 58.5" calcext:value-type="string">
            <text:p>12.6 / 58.5</text:p>
          </table:table-cell>
          <table:table-cell table:formula="of:=COM.MICROSOFT.CONCAT([.AB$4]*(1+[.$G25]/100);&quot; / &quot;;[.AB$5]*(1+[.$G25]/100))" office:value-type="string" office:string-value="12.6 / 63" calcext:value-type="string">
            <text:p>12.6 / 63</text:p>
          </table:table-cell>
          <table:table-cell table:formula="of:=COM.MICROSOFT.CONCAT([.AC$4]*(1+[.$G25]/100);&quot; / &quot;;[.AC$5]*(1+[.$G25]/100))" office:value-type="string" office:string-value="18 / 63" calcext:value-type="string">
            <text:p>18 / 63</text:p>
          </table:table-cell>
        </table:table-row>
        <table:table-row table:style-name="ro1">
          <table:table-cell office:value-type="string" calcext:value-type="string">
            <text:p>9mm A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6]/100);&quot; / &quot;;[.M$5]*(1+[.$G26]/100))" office:value-type="string" office:string-value="0 / 0" calcext:value-type="string">
            <text:p>0 / 0</text:p>
          </table:table-cell>
          <table:table-cell table:formula="of:=COM.MICROSOFT.CONCAT([.N$4]*(1+[.$G26]/100);&quot; / &quot;;[.N$5]*(1+[.$G26]/100))" office:value-type="string" office:string-value="0 / 8" calcext:value-type="string">
            <text:p>0 / 8</text:p>
          </table:table-cell>
          <table:table-cell table:formula="of:=COM.MICROSOFT.CONCAT([.O$4]*(1+[.$G26]/100);&quot; / &quot;;[.O$5]*(1+[.$G26]/100))" office:value-type="string" office:string-value="0 / 16" calcext:value-type="string">
            <text:p>0 / 16</text:p>
          </table:table-cell>
          <table:table-cell table:formula="of:=COM.MICROSOFT.CONCAT([.P$4]*(1+[.$G26]/100);&quot; / &quot;;[.P$5]*(1+[.$G26]/100))" office:value-type="string" office:string-value="1.6 / 20" calcext:value-type="string">
            <text:p>1.6 / 20</text:p>
          </table:table-cell>
          <table:table-cell table:formula="of:=COM.MICROSOFT.CONCAT([.Q$4]*(1+[.$G26]/100);&quot; / &quot;;[.Q$5]*(1+[.$G26]/100))" office:value-type="string" office:string-value="1.6 / 24" calcext:value-type="string">
            <text:p>1.6 / 24</text:p>
          </table:table-cell>
          <table:table-cell table:formula="of:=COM.MICROSOFT.CONCAT([.R$4]*(1+[.$G26]/100);&quot; / &quot;;[.R$5]*(1+[.$G26]/100))" office:value-type="string" office:string-value="1.6 / 24" calcext:value-type="string">
            <text:p>1.6 / 24</text:p>
          </table:table-cell>
          <table:table-cell table:formula="of:=COM.MICROSOFT.CONCAT([.S$4]*(1+[.$G26]/100);&quot; / &quot;;[.S$5]*(1+[.$G26]/100))" office:value-type="string" office:string-value="3.2 / 24" calcext:value-type="string">
            <text:p>3.2 / 24</text:p>
          </table:table-cell>
          <table:table-cell table:formula="of:=COM.MICROSOFT.CONCAT([.T$4]*(1+[.$G26]/100);&quot; / &quot;;[.T$5]*(1+[.$G26]/100))" office:value-type="string" office:string-value="3.2 / 28" calcext:value-type="string">
            <text:p>3.2 / 28</text:p>
          </table:table-cell>
          <table:table-cell table:formula="of:=COM.MICROSOFT.CONCAT([.U$4]*(1+[.$G26]/100);&quot; / &quot;;[.U$5]*(1+[.$G26]/100))" office:value-type="string" office:string-value="3.2 / 28" calcext:value-type="string">
            <text:p>3.2 / 28</text:p>
          </table:table-cell>
          <table:table-cell table:formula="of:=COM.MICROSOFT.CONCAT([.V$4]*(1+[.$G26]/100);&quot; / &quot;;[.V$5]*(1+[.$G26]/100))" office:value-type="string" office:string-value="4.8 / 32" calcext:value-type="string">
            <text:p>4.8 / 32</text:p>
          </table:table-cell>
          <table:table-cell table:formula="of:=COM.MICROSOFT.CONCAT([.W$4]*(1+[.$G26]/100);&quot; / &quot;;[.W$5]*(1+[.$G26]/100))" office:value-type="string" office:string-value="4.8 / 36" calcext:value-type="string">
            <text:p>4.8 / 36</text:p>
          </table:table-cell>
          <table:table-cell table:formula="of:=COM.MICROSOFT.CONCAT([.X$4]*(1+[.$G26]/100);&quot; / &quot;;[.X$5]*(1+[.$G26]/100))" office:value-type="string" office:string-value="6.4 / 36" calcext:value-type="string">
            <text:p>6.4 / 36</text:p>
          </table:table-cell>
          <table:table-cell table:formula="of:=COM.MICROSOFT.CONCAT([.Y$4]*(1+[.$G26]/100);&quot; / &quot;;[.Y$5]*(1+[.$G26]/100))" office:value-type="string" office:string-value="8 / 40" calcext:value-type="string">
            <text:p>8 / 40</text:p>
          </table:table-cell>
          <table:table-cell table:formula="of:=COM.MICROSOFT.CONCAT([.Z$4]*(1+[.$G26]/100);&quot; / &quot;;[.Z$5]*(1+[.$G26]/100))" office:value-type="string" office:string-value="9.6 / 40" calcext:value-type="string">
            <text:p>9.6 / 40</text:p>
          </table:table-cell>
          <table:table-cell table:formula="of:=COM.MICROSOFT.CONCAT([.AA$4]*(1+[.$G26]/100);&quot; / &quot;;[.AA$5]*(1+[.$G26]/100))" office:value-type="string" office:string-value="11.2 / 52" calcext:value-type="string">
            <text:p>11.2 / 52</text:p>
          </table:table-cell>
          <table:table-cell table:formula="of:=COM.MICROSOFT.CONCAT([.AB$4]*(1+[.$G26]/100);&quot; / &quot;;[.AB$5]*(1+[.$G26]/100))" office:value-type="string" office:string-value="11.2 / 56" calcext:value-type="string">
            <text:p>11.2 / 56</text:p>
          </table:table-cell>
          <table:table-cell table:formula="of:=COM.MICROSOFT.CONCAT([.AC$4]*(1+[.$G26]/100);&quot; / &quot;;[.AC$5]*(1+[.$G26]/100))" office:value-type="string" office:string-value="16 / 56" calcext:value-type="string">
            <text:p>16 / 56</text:p>
          </table:table-cell>
        </table:table-row>
        <table:table-row table:style-name="ro1">
          <table:table-cell office:value-type="string" calcext:value-type="string">
            <text:p>9mm b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7]/100);&quot; / &quot;;[.M$5]*(1+[.$G27]/100))" office:value-type="string" office:string-value="0 / 0" calcext:value-type="string">
            <text:p>0 / 0</text:p>
          </table:table-cell>
          <table:table-cell table:formula="of:=COM.MICROSOFT.CONCAT([.N$4]*(1+[.$G27]/100);&quot; / &quot;;[.N$5]*(1+[.$G27]/100))" office:value-type="string" office:string-value="0 / 11" calcext:value-type="string">
            <text:p>0 / 11</text:p>
          </table:table-cell>
          <table:table-cell table:formula="of:=COM.MICROSOFT.CONCAT([.O$4]*(1+[.$G27]/100);&quot; / &quot;;[.O$5]*(1+[.$G27]/100))" office:value-type="string" office:string-value="0 / 22" calcext:value-type="string">
            <text:p>0 / 22</text:p>
          </table:table-cell>
          <table:table-cell table:formula="of:=COM.MICROSOFT.CONCAT([.P$4]*(1+[.$G27]/100);&quot; / &quot;;[.P$5]*(1+[.$G27]/100))" office:value-type="string" office:string-value="2.2 / 27.5" calcext:value-type="string">
            <text:p>2.2 / 27.5</text:p>
          </table:table-cell>
          <table:table-cell table:formula="of:=COM.MICROSOFT.CONCAT([.Q$4]*(1+[.$G27]/100);&quot; / &quot;;[.Q$5]*(1+[.$G27]/100))" office:value-type="string" office:string-value="2.2 / 33" calcext:value-type="string">
            <text:p>2.2 / 33</text:p>
          </table:table-cell>
          <table:table-cell table:formula="of:=COM.MICROSOFT.CONCAT([.R$4]*(1+[.$G27]/100);&quot; / &quot;;[.R$5]*(1+[.$G27]/100))" office:value-type="string" office:string-value="2.2 / 33" calcext:value-type="string">
            <text:p>2.2 / 33</text:p>
          </table:table-cell>
          <table:table-cell table:formula="of:=COM.MICROSOFT.CONCAT([.S$4]*(1+[.$G27]/100);&quot; / &quot;;[.S$5]*(1+[.$G27]/100))" office:value-type="string" office:string-value="4.4 / 33" calcext:value-type="string">
            <text:p>4.4 / 33</text:p>
          </table:table-cell>
          <table:table-cell table:formula="of:=COM.MICROSOFT.CONCAT([.T$4]*(1+[.$G27]/100);&quot; / &quot;;[.T$5]*(1+[.$G27]/100))" office:value-type="string" office:string-value="4.4 / 38.5" calcext:value-type="string">
            <text:p>4.4 / 38.5</text:p>
          </table:table-cell>
          <table:table-cell table:formula="of:=COM.MICROSOFT.CONCAT([.U$4]*(1+[.$G27]/100);&quot; / &quot;;[.U$5]*(1+[.$G27]/100))" office:value-type="string" office:string-value="4.4 / 38.5" calcext:value-type="string">
            <text:p>4.4 / 38.5</text:p>
          </table:table-cell>
          <table:table-cell table:formula="of:=COM.MICROSOFT.CONCAT([.V$4]*(1+[.$G27]/100);&quot; / &quot;;[.V$5]*(1+[.$G27]/100))" office:value-type="string" office:string-value="6.6 / 44" calcext:value-type="string">
            <text:p>6.6 / 44</text:p>
          </table:table-cell>
          <table:table-cell table:formula="of:=COM.MICROSOFT.CONCAT([.W$4]*(1+[.$G27]/100);&quot; / &quot;;[.W$5]*(1+[.$G27]/100))" office:value-type="string" office:string-value="6.6 / 49.5" calcext:value-type="string">
            <text:p>6.6 / 49.5</text:p>
          </table:table-cell>
          <table:table-cell table:formula="of:=COM.MICROSOFT.CONCAT([.X$4]*(1+[.$G27]/100);&quot; / &quot;;[.X$5]*(1+[.$G27]/100))" office:value-type="string" office:string-value="8.8 / 49.5" calcext:value-type="string">
            <text:p>8.8 / 49.5</text:p>
          </table:table-cell>
          <table:table-cell table:formula="of:=COM.MICROSOFT.CONCAT([.Y$4]*(1+[.$G27]/100);&quot; / &quot;;[.Y$5]*(1+[.$G27]/100))" office:value-type="string" office:string-value="11 / 55" calcext:value-type="string">
            <text:p>11 / 55</text:p>
          </table:table-cell>
          <table:table-cell table:formula="of:=COM.MICROSOFT.CONCAT([.Z$4]*(1+[.$G27]/100);&quot; / &quot;;[.Z$5]*(1+[.$G27]/100))" office:value-type="string" office:string-value="13.2 / 55" calcext:value-type="string">
            <text:p>13.2 / 55</text:p>
          </table:table-cell>
          <table:table-cell table:formula="of:=COM.MICROSOFT.CONCAT([.AA$4]*(1+[.$G27]/100);&quot; / &quot;;[.AA$5]*(1+[.$G27]/100))" office:value-type="string" office:string-value="15.4 / 71.5" calcext:value-type="string">
            <text:p>15.4 / 71.5</text:p>
          </table:table-cell>
          <table:table-cell table:formula="of:=COM.MICROSOFT.CONCAT([.AB$4]*(1+[.$G27]/100);&quot; / &quot;;[.AB$5]*(1+[.$G27]/100))" office:value-type="string" office:string-value="15.4 / 77" calcext:value-type="string">
            <text:p>15.4 / 77</text:p>
          </table:table-cell>
          <table:table-cell table:formula="of:=COM.MICROSOFT.CONCAT([.AC$4]*(1+[.$G27]/100);&quot; / &quot;;[.AC$5]*(1+[.$G27]/100))" office:value-type="string" office:string-value="22 / 77" calcext:value-type="string">
            <text:p>22 / 77</text:p>
          </table:table-cell>
        </table:table-row>
        <table:table-row table:style-name="ro1">
          <table:table-cell office:value-type="string" calcext:value-type="string">
            <text:p>BB'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8]/100);&quot; / &quot;;[.M$5]*(1+[.$G28]/100))" office:value-type="string" office:string-value="0 / 0" calcext:value-type="string">
            <text:p>0 / 0</text:p>
          </table:table-cell>
          <table:table-cell table:formula="of:=COM.MICROSOFT.CONCAT([.N$4]*(1+[.$G28]/100);&quot; / &quot;;[.N$5]*(1+[.$G28]/100))" office:value-type="string" office:string-value="0 / 10" calcext:value-type="string">
            <text:p>0 / 10</text:p>
          </table:table-cell>
          <table:table-cell table:formula="of:=COM.MICROSOFT.CONCAT([.O$4]*(1+[.$G28]/100);&quot; / &quot;;[.O$5]*(1+[.$G28]/100))" office:value-type="string" office:string-value="0 / 20" calcext:value-type="string">
            <text:p>0 / 20</text:p>
          </table:table-cell>
          <table:table-cell table:formula="of:=COM.MICROSOFT.CONCAT([.P$4]*(1+[.$G28]/100);&quot; / &quot;;[.P$5]*(1+[.$G28]/100))" office:value-type="string" office:string-value="2 / 25" calcext:value-type="string">
            <text:p>2 / 25</text:p>
          </table:table-cell>
          <table:table-cell table:formula="of:=COM.MICROSOFT.CONCAT([.Q$4]*(1+[.$G28]/100);&quot; / &quot;;[.Q$5]*(1+[.$G28]/100))" office:value-type="string" office:string-value="2 / 30" calcext:value-type="string">
            <text:p>2 / 30</text:p>
          </table:table-cell>
          <table:table-cell table:formula="of:=COM.MICROSOFT.CONCAT([.R$4]*(1+[.$G28]/100);&quot; / &quot;;[.R$5]*(1+[.$G28]/100))" office:value-type="string" office:string-value="2 / 30" calcext:value-type="string">
            <text:p>2 / 30</text:p>
          </table:table-cell>
          <table:table-cell table:formula="of:=COM.MICROSOFT.CONCAT([.S$4]*(1+[.$G28]/100);&quot; / &quot;;[.S$5]*(1+[.$G28]/100))" office:value-type="string" office:string-value="4 / 30" calcext:value-type="string">
            <text:p>4 / 30</text:p>
          </table:table-cell>
          <table:table-cell table:formula="of:=COM.MICROSOFT.CONCAT([.T$4]*(1+[.$G28]/100);&quot; / &quot;;[.T$5]*(1+[.$G28]/100))" office:value-type="string" office:string-value="4 / 35" calcext:value-type="string">
            <text:p>4 / 35</text:p>
          </table:table-cell>
          <table:table-cell table:formula="of:=COM.MICROSOFT.CONCAT([.U$4]*(1+[.$G28]/100);&quot; / &quot;;[.U$5]*(1+[.$G28]/100))" office:value-type="string" office:string-value="4 / 35" calcext:value-type="string">
            <text:p>4 / 35</text:p>
          </table:table-cell>
          <table:table-cell table:formula="of:=COM.MICROSOFT.CONCAT([.V$4]*(1+[.$G28]/100);&quot; / &quot;;[.V$5]*(1+[.$G28]/100))" office:value-type="string" office:string-value="6 / 40" calcext:value-type="string">
            <text:p>6 / 40</text:p>
          </table:table-cell>
          <table:table-cell table:formula="of:=COM.MICROSOFT.CONCAT([.W$4]*(1+[.$G28]/100);&quot; / &quot;;[.W$5]*(1+[.$G28]/100))" office:value-type="string" office:string-value="6 / 45" calcext:value-type="string">
            <text:p>6 / 45</text:p>
          </table:table-cell>
          <table:table-cell table:formula="of:=COM.MICROSOFT.CONCAT([.X$4]*(1+[.$G28]/100);&quot; / &quot;;[.X$5]*(1+[.$G28]/100))" office:value-type="string" office:string-value="8 / 45" calcext:value-type="string">
            <text:p>8 / 45</text:p>
          </table:table-cell>
          <table:table-cell table:formula="of:=COM.MICROSOFT.CONCAT([.Y$4]*(1+[.$G28]/100);&quot; / &quot;;[.Y$5]*(1+[.$G28]/100))" office:value-type="string" office:string-value="10 / 50" calcext:value-type="string">
            <text:p>10 / 50</text:p>
          </table:table-cell>
          <table:table-cell table:formula="of:=COM.MICROSOFT.CONCAT([.Z$4]*(1+[.$G28]/100);&quot; / &quot;;[.Z$5]*(1+[.$G28]/100))" office:value-type="string" office:string-value="12 / 50" calcext:value-type="string">
            <text:p>12 / 50</text:p>
          </table:table-cell>
          <table:table-cell table:formula="of:=COM.MICROSOFT.CONCAT([.AA$4]*(1+[.$G28]/100);&quot; / &quot;;[.AA$5]*(1+[.$G28]/100))" office:value-type="string" office:string-value="14 / 65" calcext:value-type="string">
            <text:p>14 / 65</text:p>
          </table:table-cell>
          <table:table-cell table:formula="of:=COM.MICROSOFT.CONCAT([.AB$4]*(1+[.$G28]/100);&quot; / &quot;;[.AB$5]*(1+[.$G28]/100))" office:value-type="string" office:string-value="14 / 70" calcext:value-type="string">
            <text:p>14 / 70</text:p>
          </table:table-cell>
          <table:table-cell table:formula="of:=COM.MICROSOFT.CONCAT([.AC$4]*(1+[.$G28]/100);&quot; / &quot;;[.AC$5]*(1+[.$G28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Explosive Rocke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29]/100);&quot; / &quot;;[.M$5]*(1+[.$G29]/100))" office:value-type="string" office:string-value="0 / 0" calcext:value-type="string">
            <text:p>0 / 0</text:p>
          </table:table-cell>
          <table:table-cell table:formula="of:=COM.MICROSOFT.CONCAT([.N$4]*(1+[.$G29]/100);&quot; / &quot;;[.N$5]*(1+[.$G29]/100))" office:value-type="string" office:string-value="0 / 7.5" calcext:value-type="string">
            <text:p>0 / 7.5</text:p>
          </table:table-cell>
          <table:table-cell table:formula="of:=COM.MICROSOFT.CONCAT([.O$4]*(1+[.$G29]/100);&quot; / &quot;;[.O$5]*(1+[.$G29]/100))" office:value-type="string" office:string-value="0 / 15" calcext:value-type="string">
            <text:p>0 / 15</text:p>
          </table:table-cell>
          <table:table-cell table:formula="of:=COM.MICROSOFT.CONCAT([.P$4]*(1+[.$G29]/100);&quot; / &quot;;[.P$5]*(1+[.$G29]/100))" office:value-type="string" office:string-value="1.5 / 18.75" calcext:value-type="string">
            <text:p>1.5 / 18.75</text:p>
          </table:table-cell>
          <table:table-cell table:formula="of:=COM.MICROSOFT.CONCAT([.Q$4]*(1+[.$G29]/100);&quot; / &quot;;[.Q$5]*(1+[.$G29]/100))" office:value-type="string" office:string-value="1.5 / 22.5" calcext:value-type="string">
            <text:p>1.5 / 22.5</text:p>
          </table:table-cell>
          <table:table-cell table:formula="of:=COM.MICROSOFT.CONCAT([.R$4]*(1+[.$G29]/100);&quot; / &quot;;[.R$5]*(1+[.$G29]/100))" office:value-type="string" office:string-value="1.5 / 22.5" calcext:value-type="string">
            <text:p>1.5 / 22.5</text:p>
          </table:table-cell>
          <table:table-cell table:formula="of:=COM.MICROSOFT.CONCAT([.S$4]*(1+[.$G29]/100);&quot; / &quot;;[.S$5]*(1+[.$G29]/100))" office:value-type="string" office:string-value="3 / 22.5" calcext:value-type="string">
            <text:p>3 / 22.5</text:p>
          </table:table-cell>
          <table:table-cell table:formula="of:=COM.MICROSOFT.CONCAT([.T$4]*(1+[.$G29]/100);&quot; / &quot;;[.T$5]*(1+[.$G29]/100))" office:value-type="string" office:string-value="3 / 26.25" calcext:value-type="string">
            <text:p>3 / 26.25</text:p>
          </table:table-cell>
          <table:table-cell table:formula="of:=COM.MICROSOFT.CONCAT([.U$4]*(1+[.$G29]/100);&quot; / &quot;;[.U$5]*(1+[.$G29]/100))" office:value-type="string" office:string-value="3 / 26.25" calcext:value-type="string">
            <text:p>3 / 26.25</text:p>
          </table:table-cell>
          <table:table-cell table:formula="of:=COM.MICROSOFT.CONCAT([.V$4]*(1+[.$G29]/100);&quot; / &quot;;[.V$5]*(1+[.$G29]/100))" office:value-type="string" office:string-value="4.5 / 30" calcext:value-type="string">
            <text:p>4.5 / 30</text:p>
          </table:table-cell>
          <table:table-cell table:formula="of:=COM.MICROSOFT.CONCAT([.W$4]*(1+[.$G29]/100);&quot; / &quot;;[.W$5]*(1+[.$G29]/100))" office:value-type="string" office:string-value="4.5 / 33.75" calcext:value-type="string">
            <text:p>4.5 / 33.75</text:p>
          </table:table-cell>
          <table:table-cell table:formula="of:=COM.MICROSOFT.CONCAT([.X$4]*(1+[.$G29]/100);&quot; / &quot;;[.X$5]*(1+[.$G29]/100))" office:value-type="string" office:string-value="6 / 33.75" calcext:value-type="string">
            <text:p>6 / 33.75</text:p>
          </table:table-cell>
          <table:table-cell table:formula="of:=COM.MICROSOFT.CONCAT([.Y$4]*(1+[.$G29]/100);&quot; / &quot;;[.Y$5]*(1+[.$G29]/100))" office:value-type="string" office:string-value="7.5 / 37.5" calcext:value-type="string">
            <text:p>7.5 / 37.5</text:p>
          </table:table-cell>
          <table:table-cell table:formula="of:=COM.MICROSOFT.CONCAT([.Z$4]*(1+[.$G29]/100);&quot; / &quot;;[.Z$5]*(1+[.$G29]/100))" office:value-type="string" office:string-value="9 / 37.5" calcext:value-type="string">
            <text:p>9 / 37.5</text:p>
          </table:table-cell>
          <table:table-cell table:formula="of:=COM.MICROSOFT.CONCAT([.AA$4]*(1+[.$G29]/100);&quot; / &quot;;[.AA$5]*(1+[.$G29]/100))" office:value-type="string" office:string-value="10.5 / 48.75" calcext:value-type="string">
            <text:p>10.5 / 48.75</text:p>
          </table:table-cell>
          <table:table-cell table:formula="of:=COM.MICROSOFT.CONCAT([.AB$4]*(1+[.$G29]/100);&quot; / &quot;;[.AB$5]*(1+[.$G29]/100))" office:value-type="string" office:string-value="10.5 / 52.5" calcext:value-type="string">
            <text:p>10.5 / 52.5</text:p>
          </table:table-cell>
          <table:table-cell table:formula="of:=COM.MICROSOFT.CONCAT([.AC$4]*(1+[.$G29]/100);&quot; / &quot;;[.AC$5]*(1+[.$G29]/100))" office:value-type="string" office:string-value="15 / 52.5" calcext:value-type="string">
            <text:p>15 / 52.5</text:p>
          </table:table-cell>
        </table:table-row>
        <table:table-row table:style-name="ro1">
          <table:table-cell office:value-type="string" calcext:value-type="string">
            <text:p>Flamethrower Fuel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amethrower Fuel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0]/100);&quot; / &quot;;[.M$5]*(1+[.$G30]/100))" office:value-type="string" office:string-value="0 / 0" calcext:value-type="string">
            <text:p>0 / 0</text:p>
          </table:table-cell>
          <table:table-cell table:formula="of:=COM.MICROSOFT.CONCAT([.N$4]*(1+[.$G30]/100);&quot; / &quot;;[.N$5]*(1+[.$G30]/100))" office:value-type="string" office:string-value="0 / 12.5" calcext:value-type="string">
            <text:p>0 / 12.5</text:p>
          </table:table-cell>
          <table:table-cell table:formula="of:=COM.MICROSOFT.CONCAT([.O$4]*(1+[.$G30]/100);&quot; / &quot;;[.O$5]*(1+[.$G30]/100))" office:value-type="string" office:string-value="0 / 25" calcext:value-type="string">
            <text:p>0 / 25</text:p>
          </table:table-cell>
          <table:table-cell table:formula="of:=COM.MICROSOFT.CONCAT([.P$4]*(1+[.$G30]/100);&quot; / &quot;;[.P$5]*(1+[.$G30]/100))" office:value-type="string" office:string-value="2.5 / 31.25" calcext:value-type="string">
            <text:p>2.5 / 31.25</text:p>
          </table:table-cell>
          <table:table-cell table:formula="of:=COM.MICROSOFT.CONCAT([.Q$4]*(1+[.$G30]/100);&quot; / &quot;;[.Q$5]*(1+[.$G30]/100))" office:value-type="string" office:string-value="2.5 / 37.5" calcext:value-type="string">
            <text:p>2.5 / 37.5</text:p>
          </table:table-cell>
          <table:table-cell table:formula="of:=COM.MICROSOFT.CONCAT([.R$4]*(1+[.$G30]/100);&quot; / &quot;;[.R$5]*(1+[.$G30]/100))" office:value-type="string" office:string-value="2.5 / 37.5" calcext:value-type="string">
            <text:p>2.5 / 37.5</text:p>
          </table:table-cell>
          <table:table-cell table:formula="of:=COM.MICROSOFT.CONCAT([.S$4]*(1+[.$G30]/100);&quot; / &quot;;[.S$5]*(1+[.$G30]/100))" office:value-type="string" office:string-value="5 / 37.5" calcext:value-type="string">
            <text:p>5 / 37.5</text:p>
          </table:table-cell>
          <table:table-cell table:formula="of:=COM.MICROSOFT.CONCAT([.T$4]*(1+[.$G30]/100);&quot; / &quot;;[.T$5]*(1+[.$G30]/100))" office:value-type="string" office:string-value="5 / 43.75" calcext:value-type="string">
            <text:p>5 / 43.75</text:p>
          </table:table-cell>
          <table:table-cell table:formula="of:=COM.MICROSOFT.CONCAT([.U$4]*(1+[.$G30]/100);&quot; / &quot;;[.U$5]*(1+[.$G30]/100))" office:value-type="string" office:string-value="5 / 43.75" calcext:value-type="string">
            <text:p>5 / 43.75</text:p>
          </table:table-cell>
          <table:table-cell table:formula="of:=COM.MICROSOFT.CONCAT([.V$4]*(1+[.$G30]/100);&quot; / &quot;;[.V$5]*(1+[.$G30]/100))" office:value-type="string" office:string-value="7.5 / 50" calcext:value-type="string">
            <text:p>7.5 / 50</text:p>
          </table:table-cell>
          <table:table-cell table:formula="of:=COM.MICROSOFT.CONCAT([.W$4]*(1+[.$G30]/100);&quot; / &quot;;[.W$5]*(1+[.$G30]/100))" office:value-type="string" office:string-value="7.5 / 56.25" calcext:value-type="string">
            <text:p>7.5 / 56.25</text:p>
          </table:table-cell>
          <table:table-cell table:formula="of:=COM.MICROSOFT.CONCAT([.X$4]*(1+[.$G30]/100);&quot; / &quot;;[.X$5]*(1+[.$G30]/100))" office:value-type="string" office:string-value="10 / 56.25" calcext:value-type="string">
            <text:p>10 / 56.25</text:p>
          </table:table-cell>
          <table:table-cell table:formula="of:=COM.MICROSOFT.CONCAT([.Y$4]*(1+[.$G30]/100);&quot; / &quot;;[.Y$5]*(1+[.$G30]/100))" office:value-type="string" office:string-value="12.5 / 62.5" calcext:value-type="string">
            <text:p>12.5 / 62.5</text:p>
          </table:table-cell>
          <table:table-cell table:formula="of:=COM.MICROSOFT.CONCAT([.Z$4]*(1+[.$G30]/100);&quot; / &quot;;[.Z$5]*(1+[.$G30]/100))" office:value-type="string" office:string-value="15 / 62.5" calcext:value-type="string">
            <text:p>15 / 62.5</text:p>
          </table:table-cell>
          <table:table-cell table:formula="of:=COM.MICROSOFT.CONCAT([.AA$4]*(1+[.$G30]/100);&quot; / &quot;;[.AA$5]*(1+[.$G30]/100))" office:value-type="string" office:string-value="17.5 / 81.25" calcext:value-type="string">
            <text:p>17.5 / 81.25</text:p>
          </table:table-cell>
          <table:table-cell table:formula="of:=COM.MICROSOFT.CONCAT([.AB$4]*(1+[.$G30]/100);&quot; / &quot;;[.AB$5]*(1+[.$G30]/100))" office:value-type="string" office:string-value="17.5 / 87.5" calcext:value-type="string">
            <text:p>17.5 / 87.5</text:p>
          </table:table-cell>
          <table:table-cell table:formula="of:=COM.MICROSOFT.CONCAT([.AC$4]*(1+[.$G30]/100);&quot; / &quot;;[.AC$5]*(1+[.$G30]/100))" office:value-type="string" office:string-value="25 / 87.5" calcext:value-type="string">
            <text:p>25 / 87.5</text:p>
          </table:table-cell>
        </table:table-row>
        <table:table-row table:style-name="ro1">
          <table:table-cell office:value-type="string" calcext:value-type="string">
            <text:p>Flamethrower Fuel MKII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40 cal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31]/100);&quot; / &quot;;[.M$5]*(1+[.$G31]/100))" office:value-type="string" office:string-value="0 / 0" calcext:value-type="string">
            <text:p>0 / 0</text:p>
          </table:table-cell>
          <table:table-cell table:formula="of:=COM.MICROSOFT.CONCAT([.N$4]*(1+[.$G31]/100);&quot; / &quot;;[.N$5]*(1+[.$G31]/100))" office:value-type="string" office:string-value="0 / 10" calcext:value-type="string">
            <text:p>0 / 10</text:p>
          </table:table-cell>
          <table:table-cell table:formula="of:=COM.MICROSOFT.CONCAT([.O$4]*(1+[.$G31]/100);&quot; / &quot;;[.O$5]*(1+[.$G31]/100))" office:value-type="string" office:string-value="0 / 20" calcext:value-type="string">
            <text:p>0 / 20</text:p>
          </table:table-cell>
          <table:table-cell table:formula="of:=COM.MICROSOFT.CONCAT([.P$4]*(1+[.$G31]/100);&quot; / &quot;;[.P$5]*(1+[.$G31]/100))" office:value-type="string" office:string-value="2 / 25" calcext:value-type="string">
            <text:p>2 / 25</text:p>
          </table:table-cell>
          <table:table-cell table:formula="of:=COM.MICROSOFT.CONCAT([.Q$4]*(1+[.$G31]/100);&quot; / &quot;;[.Q$5]*(1+[.$G31]/100))" office:value-type="string" office:string-value="2 / 30" calcext:value-type="string">
            <text:p>2 / 30</text:p>
          </table:table-cell>
          <table:table-cell table:formula="of:=COM.MICROSOFT.CONCAT([.R$4]*(1+[.$G31]/100);&quot; / &quot;;[.R$5]*(1+[.$G31]/100))" office:value-type="string" office:string-value="2 / 30" calcext:value-type="string">
            <text:p>2 / 30</text:p>
          </table:table-cell>
          <table:table-cell table:formula="of:=COM.MICROSOFT.CONCAT([.S$4]*(1+[.$G31]/100);&quot; / &quot;;[.S$5]*(1+[.$G31]/100))" office:value-type="string" office:string-value="4 / 30" calcext:value-type="string">
            <text:p>4 / 30</text:p>
          </table:table-cell>
          <table:table-cell table:formula="of:=COM.MICROSOFT.CONCAT([.T$4]*(1+[.$G31]/100);&quot; / &quot;;[.T$5]*(1+[.$G31]/100))" office:value-type="string" office:string-value="4 / 35" calcext:value-type="string">
            <text:p>4 / 35</text:p>
          </table:table-cell>
          <table:table-cell table:formula="of:=COM.MICROSOFT.CONCAT([.U$4]*(1+[.$G31]/100);&quot; / &quot;;[.U$5]*(1+[.$G31]/100))" office:value-type="string" office:string-value="4 / 35" calcext:value-type="string">
            <text:p>4 / 35</text:p>
          </table:table-cell>
          <table:table-cell table:formula="of:=COM.MICROSOFT.CONCAT([.V$4]*(1+[.$G31]/100);&quot; / &quot;;[.V$5]*(1+[.$G31]/100))" office:value-type="string" office:string-value="6 / 40" calcext:value-type="string">
            <text:p>6 / 40</text:p>
          </table:table-cell>
          <table:table-cell table:formula="of:=COM.MICROSOFT.CONCAT([.W$4]*(1+[.$G31]/100);&quot; / &quot;;[.W$5]*(1+[.$G31]/100))" office:value-type="string" office:string-value="6 / 45" calcext:value-type="string">
            <text:p>6 / 45</text:p>
          </table:table-cell>
          <table:table-cell table:formula="of:=COM.MICROSOFT.CONCAT([.X$4]*(1+[.$G31]/100);&quot; / &quot;;[.X$5]*(1+[.$G31]/100))" office:value-type="string" office:string-value="8 / 45" calcext:value-type="string">
            <text:p>8 / 45</text:p>
          </table:table-cell>
          <table:table-cell table:formula="of:=COM.MICROSOFT.CONCAT([.Y$4]*(1+[.$G31]/100);&quot; / &quot;;[.Y$5]*(1+[.$G31]/100))" office:value-type="string" office:string-value="10 / 50" calcext:value-type="string">
            <text:p>10 / 50</text:p>
          </table:table-cell>
          <table:table-cell table:formula="of:=COM.MICROSOFT.CONCAT([.Z$4]*(1+[.$G31]/100);&quot; / &quot;;[.Z$5]*(1+[.$G31]/100))" office:value-type="string" office:string-value="12 / 50" calcext:value-type="string">
            <text:p>12 / 50</text:p>
          </table:table-cell>
          <table:table-cell table:formula="of:=COM.MICROSOFT.CONCAT([.AA$4]*(1+[.$G31]/100);&quot; / &quot;;[.AA$5]*(1+[.$G31]/100))" office:value-type="string" office:string-value="14 / 65" calcext:value-type="string">
            <text:p>14 / 65</text:p>
          </table:table-cell>
          <table:table-cell table:formula="of:=COM.MICROSOFT.CONCAT([.AB$4]*(1+[.$G31]/100);&quot; / &quot;;[.AB$5]*(1+[.$G31]/100))" office:value-type="string" office:string-value="14 / 70" calcext:value-type="string">
            <text:p>14 / 70</text:p>
          </table:table-cell>
          <table:table-cell table:formula="of:=COM.MICROSOFT.CONCAT([.AC$4]*(1+[.$G31]/100);&quot; / &quot;;[.AC$5]*(1+[.$G31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HN AP Needler Cartridg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 needler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0" calcext:value-type="float">
            <text:p>-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2]/100);&quot; / &quot;;[.M$5]*(1+[.$G32]/100))" office:value-type="string" office:string-value="0 / 0" calcext:value-type="string">
            <text:p>0 / 0</text:p>
          </table:table-cell>
          <table:table-cell table:formula="of:=COM.MICROSOFT.CONCAT([.N$4]*(1+[.$G32]/100);&quot; / &quot;;[.N$5]*(1+[.$G32]/100))" office:value-type="string" office:string-value="0 / 6" calcext:value-type="string">
            <text:p>0 / 6</text:p>
          </table:table-cell>
          <table:table-cell table:formula="of:=COM.MICROSOFT.CONCAT([.O$4]*(1+[.$G32]/100);&quot; / &quot;;[.O$5]*(1+[.$G32]/100))" office:value-type="string" office:string-value="0 / 12" calcext:value-type="string">
            <text:p>0 / 12</text:p>
          </table:table-cell>
          <table:table-cell table:formula="of:=COM.MICROSOFT.CONCAT([.P$4]*(1+[.$G32]/100);&quot; / &quot;;[.P$5]*(1+[.$G32]/100))" office:value-type="string" office:string-value="1.2 / 15" calcext:value-type="string">
            <text:p>1.2 / 15</text:p>
          </table:table-cell>
          <table:table-cell table:formula="of:=COM.MICROSOFT.CONCAT([.Q$4]*(1+[.$G32]/100);&quot; / &quot;;[.Q$5]*(1+[.$G32]/100))" office:value-type="string" office:string-value="1.2 / 18" calcext:value-type="string">
            <text:p>1.2 / 18</text:p>
          </table:table-cell>
          <table:table-cell table:formula="of:=COM.MICROSOFT.CONCAT([.R$4]*(1+[.$G32]/100);&quot; / &quot;;[.R$5]*(1+[.$G32]/100))" office:value-type="string" office:string-value="1.2 / 18" calcext:value-type="string">
            <text:p>1.2 / 18</text:p>
          </table:table-cell>
          <table:table-cell table:formula="of:=COM.MICROSOFT.CONCAT([.S$4]*(1+[.$G32]/100);&quot; / &quot;;[.S$5]*(1+[.$G32]/100))" office:value-type="string" office:string-value="2.4 / 18" calcext:value-type="string">
            <text:p>2.4 / 18</text:p>
          </table:table-cell>
          <table:table-cell table:formula="of:=COM.MICROSOFT.CONCAT([.T$4]*(1+[.$G32]/100);&quot; / &quot;;[.T$5]*(1+[.$G32]/100))" office:value-type="string" office:string-value="2.4 / 21" calcext:value-type="string">
            <text:p>2.4 / 21</text:p>
          </table:table-cell>
          <table:table-cell table:formula="of:=COM.MICROSOFT.CONCAT([.U$4]*(1+[.$G32]/100);&quot; / &quot;;[.U$5]*(1+[.$G32]/100))" office:value-type="string" office:string-value="2.4 / 21" calcext:value-type="string">
            <text:p>2.4 / 21</text:p>
          </table:table-cell>
          <table:table-cell table:formula="of:=COM.MICROSOFT.CONCAT([.V$4]*(1+[.$G32]/100);&quot; / &quot;;[.V$5]*(1+[.$G32]/100))" office:value-type="string" office:string-value="3.6 / 24" calcext:value-type="string">
            <text:p>3.6 / 24</text:p>
          </table:table-cell>
          <table:table-cell table:formula="of:=COM.MICROSOFT.CONCAT([.W$4]*(1+[.$G32]/100);&quot; / &quot;;[.W$5]*(1+[.$G32]/100))" office:value-type="string" office:string-value="3.6 / 27" calcext:value-type="string">
            <text:p>3.6 / 27</text:p>
          </table:table-cell>
          <table:table-cell table:formula="of:=COM.MICROSOFT.CONCAT([.X$4]*(1+[.$G32]/100);&quot; / &quot;;[.X$5]*(1+[.$G32]/100))" office:value-type="string" office:string-value="4.8 / 27" calcext:value-type="string">
            <text:p>4.8 / 27</text:p>
          </table:table-cell>
          <table:table-cell table:formula="of:=COM.MICROSOFT.CONCAT([.Y$4]*(1+[.$G32]/100);&quot; / &quot;;[.Y$5]*(1+[.$G32]/100))" office:value-type="string" office:string-value="6 / 30" calcext:value-type="string">
            <text:p>6 / 30</text:p>
          </table:table-cell>
          <table:table-cell table:formula="of:=COM.MICROSOFT.CONCAT([.Z$4]*(1+[.$G32]/100);&quot; / &quot;;[.Z$5]*(1+[.$G32]/100))" office:value-type="string" office:string-value="7.2 / 30" calcext:value-type="string">
            <text:p>7.2 / 30</text:p>
          </table:table-cell>
          <table:table-cell table:formula="of:=COM.MICROSOFT.CONCAT([.AA$4]*(1+[.$G32]/100);&quot; / &quot;;[.AA$5]*(1+[.$G32]/100))" office:value-type="string" office:string-value="8.4 / 39" calcext:value-type="string">
            <text:p>8.4 / 39</text:p>
          </table:table-cell>
          <table:table-cell table:formula="of:=COM.MICROSOFT.CONCAT([.AB$4]*(1+[.$G32]/100);&quot; / &quot;;[.AB$5]*(1+[.$G32]/100))" office:value-type="string" office:string-value="8.4 / 42" calcext:value-type="string">
            <text:p>8.4 / 42</text:p>
          </table:table-cell>
          <table:table-cell table:formula="of:=COM.MICROSOFT.CONCAT([.AC$4]*(1+[.$G32]/100);&quot; / &quot;;[.AC$5]*(1+[.$G32]/100))" office:value-type="string" office:string-value="12 / 42" calcext:value-type="string">
            <text:p>12 / 42</text:p>
          </table:table-cell>
        </table:table-row>
        <table:table-row table:style-name="ro1">
          <table:table-cell office:value-type="string" calcext:value-type="string">
            <text:p>HN Needler Cartridg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 needler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3]/100);&quot; / &quot;;[.M$5]*(1+[.$G33]/100))" office:value-type="string" office:string-value="0 / 0" calcext:value-type="string">
            <text:p>0 / 0</text:p>
          </table:table-cell>
          <table:table-cell table:formula="of:=COM.MICROSOFT.CONCAT([.N$4]*(1+[.$G33]/100);&quot; / &quot;;[.N$5]*(1+[.$G33]/100))" office:value-type="string" office:string-value="0 / 10" calcext:value-type="string">
            <text:p>0 / 10</text:p>
          </table:table-cell>
          <table:table-cell table:formula="of:=COM.MICROSOFT.CONCAT([.O$4]*(1+[.$G33]/100);&quot; / &quot;;[.O$5]*(1+[.$G33]/100))" office:value-type="string" office:string-value="0 / 20" calcext:value-type="string">
            <text:p>0 / 20</text:p>
          </table:table-cell>
          <table:table-cell table:formula="of:=COM.MICROSOFT.CONCAT([.P$4]*(1+[.$G33]/100);&quot; / &quot;;[.P$5]*(1+[.$G33]/100))" office:value-type="string" office:string-value="2 / 25" calcext:value-type="string">
            <text:p>2 / 25</text:p>
          </table:table-cell>
          <table:table-cell table:formula="of:=COM.MICROSOFT.CONCAT([.Q$4]*(1+[.$G33]/100);&quot; / &quot;;[.Q$5]*(1+[.$G33]/100))" office:value-type="string" office:string-value="2 / 30" calcext:value-type="string">
            <text:p>2 / 30</text:p>
          </table:table-cell>
          <table:table-cell table:formula="of:=COM.MICROSOFT.CONCAT([.R$4]*(1+[.$G33]/100);&quot; / &quot;;[.R$5]*(1+[.$G33]/100))" office:value-type="string" office:string-value="2 / 30" calcext:value-type="string">
            <text:p>2 / 30</text:p>
          </table:table-cell>
          <table:table-cell table:formula="of:=COM.MICROSOFT.CONCAT([.S$4]*(1+[.$G33]/100);&quot; / &quot;;[.S$5]*(1+[.$G33]/100))" office:value-type="string" office:string-value="4 / 30" calcext:value-type="string">
            <text:p>4 / 30</text:p>
          </table:table-cell>
          <table:table-cell table:formula="of:=COM.MICROSOFT.CONCAT([.T$4]*(1+[.$G33]/100);&quot; / &quot;;[.T$5]*(1+[.$G33]/100))" office:value-type="string" office:string-value="4 / 35" calcext:value-type="string">
            <text:p>4 / 35</text:p>
          </table:table-cell>
          <table:table-cell table:formula="of:=COM.MICROSOFT.CONCAT([.U$4]*(1+[.$G33]/100);&quot; / &quot;;[.U$5]*(1+[.$G33]/100))" office:value-type="string" office:string-value="4 / 35" calcext:value-type="string">
            <text:p>4 / 35</text:p>
          </table:table-cell>
          <table:table-cell table:formula="of:=COM.MICROSOFT.CONCAT([.V$4]*(1+[.$G33]/100);&quot; / &quot;;[.V$5]*(1+[.$G33]/100))" office:value-type="string" office:string-value="6 / 40" calcext:value-type="string">
            <text:p>6 / 40</text:p>
          </table:table-cell>
          <table:table-cell table:formula="of:=COM.MICROSOFT.CONCAT([.W$4]*(1+[.$G33]/100);&quot; / &quot;;[.W$5]*(1+[.$G33]/100))" office:value-type="string" office:string-value="6 / 45" calcext:value-type="string">
            <text:p>6 / 45</text:p>
          </table:table-cell>
          <table:table-cell table:formula="of:=COM.MICROSOFT.CONCAT([.X$4]*(1+[.$G33]/100);&quot; / &quot;;[.X$5]*(1+[.$G33]/100))" office:value-type="string" office:string-value="8 / 45" calcext:value-type="string">
            <text:p>8 / 45</text:p>
          </table:table-cell>
          <table:table-cell table:formula="of:=COM.MICROSOFT.CONCAT([.Y$4]*(1+[.$G33]/100);&quot; / &quot;;[.Y$5]*(1+[.$G33]/100))" office:value-type="string" office:string-value="10 / 50" calcext:value-type="string">
            <text:p>10 / 50</text:p>
          </table:table-cell>
          <table:table-cell table:formula="of:=COM.MICROSOFT.CONCAT([.Z$4]*(1+[.$G33]/100);&quot; / &quot;;[.Z$5]*(1+[.$G33]/100))" office:value-type="string" office:string-value="12 / 50" calcext:value-type="string">
            <text:p>12 / 50</text:p>
          </table:table-cell>
          <table:table-cell table:formula="of:=COM.MICROSOFT.CONCAT([.AA$4]*(1+[.$G33]/100);&quot; / &quot;;[.AA$5]*(1+[.$G33]/100))" office:value-type="string" office:string-value="14 / 65" calcext:value-type="string">
            <text:p>14 / 65</text:p>
          </table:table-cell>
          <table:table-cell table:formula="of:=COM.MICROSOFT.CONCAT([.AB$4]*(1+[.$G33]/100);&quot; / &quot;;[.AB$5]*(1+[.$G33]/100))" office:value-type="string" office:string-value="14 / 70" calcext:value-type="string">
            <text:p>14 / 70</text:p>
          </table:table-cell>
          <table:table-cell table:formula="of:=COM.MICROSOFT.CONCAT([.AC$4]*(1+[.$G33]/100);&quot; / &quot;;[.AC$5]*(1+[.$G33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Micro Fusion Cell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4]/100);&quot; / &quot;;[.M$5]*(1+[.$G34]/100))" office:value-type="string" office:string-value="0 / 0" calcext:value-type="string">
            <text:p>0 / 0</text:p>
          </table:table-cell>
          <table:table-cell table:formula="of:=COM.MICROSOFT.CONCAT([.N$4]*(1+[.$G34]/100);&quot; / &quot;;[.N$5]*(1+[.$G34]/100))" office:value-type="string" office:string-value="0 / 10" calcext:value-type="string">
            <text:p>0 / 10</text:p>
          </table:table-cell>
          <table:table-cell table:formula="of:=COM.MICROSOFT.CONCAT([.O$4]*(1+[.$G34]/100);&quot; / &quot;;[.O$5]*(1+[.$G34]/100))" office:value-type="string" office:string-value="0 / 20" calcext:value-type="string">
            <text:p>0 / 20</text:p>
          </table:table-cell>
          <table:table-cell table:formula="of:=COM.MICROSOFT.CONCAT([.P$4]*(1+[.$G34]/100);&quot; / &quot;;[.P$5]*(1+[.$G34]/100))" office:value-type="string" office:string-value="2 / 25" calcext:value-type="string">
            <text:p>2 / 25</text:p>
          </table:table-cell>
          <table:table-cell table:formula="of:=COM.MICROSOFT.CONCAT([.Q$4]*(1+[.$G34]/100);&quot; / &quot;;[.Q$5]*(1+[.$G34]/100))" office:value-type="string" office:string-value="2 / 30" calcext:value-type="string">
            <text:p>2 / 30</text:p>
          </table:table-cell>
          <table:table-cell table:formula="of:=COM.MICROSOFT.CONCAT([.R$4]*(1+[.$G34]/100);&quot; / &quot;;[.R$5]*(1+[.$G34]/100))" office:value-type="string" office:string-value="2 / 30" calcext:value-type="string">
            <text:p>2 / 30</text:p>
          </table:table-cell>
          <table:table-cell table:formula="of:=COM.MICROSOFT.CONCAT([.S$4]*(1+[.$G34]/100);&quot; / &quot;;[.S$5]*(1+[.$G34]/100))" office:value-type="string" office:string-value="4 / 30" calcext:value-type="string">
            <text:p>4 / 30</text:p>
          </table:table-cell>
          <table:table-cell table:formula="of:=COM.MICROSOFT.CONCAT([.T$4]*(1+[.$G34]/100);&quot; / &quot;;[.T$5]*(1+[.$G34]/100))" office:value-type="string" office:string-value="4 / 35" calcext:value-type="string">
            <text:p>4 / 35</text:p>
          </table:table-cell>
          <table:table-cell table:formula="of:=COM.MICROSOFT.CONCAT([.U$4]*(1+[.$G34]/100);&quot; / &quot;;[.U$5]*(1+[.$G34]/100))" office:value-type="string" office:string-value="4 / 35" calcext:value-type="string">
            <text:p>4 / 35</text:p>
          </table:table-cell>
          <table:table-cell table:formula="of:=COM.MICROSOFT.CONCAT([.V$4]*(1+[.$G34]/100);&quot; / &quot;;[.V$5]*(1+[.$G34]/100))" office:value-type="string" office:string-value="6 / 40" calcext:value-type="string">
            <text:p>6 / 40</text:p>
          </table:table-cell>
          <table:table-cell table:formula="of:=COM.MICROSOFT.CONCAT([.W$4]*(1+[.$G34]/100);&quot; / &quot;;[.W$5]*(1+[.$G34]/100))" office:value-type="string" office:string-value="6 / 45" calcext:value-type="string">
            <text:p>6 / 45</text:p>
          </table:table-cell>
          <table:table-cell table:formula="of:=COM.MICROSOFT.CONCAT([.X$4]*(1+[.$G34]/100);&quot; / &quot;;[.X$5]*(1+[.$G34]/100))" office:value-type="string" office:string-value="8 / 45" calcext:value-type="string">
            <text:p>8 / 45</text:p>
          </table:table-cell>
          <table:table-cell table:formula="of:=COM.MICROSOFT.CONCAT([.Y$4]*(1+[.$G34]/100);&quot; / &quot;;[.Y$5]*(1+[.$G34]/100))" office:value-type="string" office:string-value="10 / 50" calcext:value-type="string">
            <text:p>10 / 50</text:p>
          </table:table-cell>
          <table:table-cell table:formula="of:=COM.MICROSOFT.CONCAT([.Z$4]*(1+[.$G34]/100);&quot; / &quot;;[.Z$5]*(1+[.$G34]/100))" office:value-type="string" office:string-value="12 / 50" calcext:value-type="string">
            <text:p>12 / 50</text:p>
          </table:table-cell>
          <table:table-cell table:formula="of:=COM.MICROSOFT.CONCAT([.AA$4]*(1+[.$G34]/100);&quot; / &quot;;[.AA$5]*(1+[.$G34]/100))" office:value-type="string" office:string-value="14 / 65" calcext:value-type="string">
            <text:p>14 / 65</text:p>
          </table:table-cell>
          <table:table-cell table:formula="of:=COM.MICROSOFT.CONCAT([.AB$4]*(1+[.$G34]/100);&quot; / &quot;;[.AB$5]*(1+[.$G34]/100))" office:value-type="string" office:string-value="14 / 70" calcext:value-type="string">
            <text:p>14 / 70</text:p>
          </table:table-cell>
          <table:table-cell table:formula="of:=COM.MICROSOFT.CONCAT([.AC$4]*(1+[.$G34]/100);&quot; / &quot;;[.AC$5]*(1+[.$G34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Robo Rocket Am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e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5]/100);&quot; / &quot;;[.M$5]*(1+[.$G35]/100))" office:value-type="string" office:string-value="0 / 0" calcext:value-type="string">
            <text:p>0 / 0</text:p>
          </table:table-cell>
          <table:table-cell table:formula="of:=COM.MICROSOFT.CONCAT([.N$4]*(1+[.$G35]/100);&quot; / &quot;;[.N$5]*(1+[.$G35]/100))" office:value-type="string" office:string-value="0 / 7.5" calcext:value-type="string">
            <text:p>0 / 7.5</text:p>
          </table:table-cell>
          <table:table-cell table:formula="of:=COM.MICROSOFT.CONCAT([.O$4]*(1+[.$G35]/100);&quot; / &quot;;[.O$5]*(1+[.$G35]/100))" office:value-type="string" office:string-value="0 / 15" calcext:value-type="string">
            <text:p>0 / 15</text:p>
          </table:table-cell>
          <table:table-cell table:formula="of:=COM.MICROSOFT.CONCAT([.P$4]*(1+[.$G35]/100);&quot; / &quot;;[.P$5]*(1+[.$G35]/100))" office:value-type="string" office:string-value="1.5 / 18.75" calcext:value-type="string">
            <text:p>1.5 / 18.75</text:p>
          </table:table-cell>
          <table:table-cell table:formula="of:=COM.MICROSOFT.CONCAT([.Q$4]*(1+[.$G35]/100);&quot; / &quot;;[.Q$5]*(1+[.$G35]/100))" office:value-type="string" office:string-value="1.5 / 22.5" calcext:value-type="string">
            <text:p>1.5 / 22.5</text:p>
          </table:table-cell>
          <table:table-cell table:formula="of:=COM.MICROSOFT.CONCAT([.R$4]*(1+[.$G35]/100);&quot; / &quot;;[.R$5]*(1+[.$G35]/100))" office:value-type="string" office:string-value="1.5 / 22.5" calcext:value-type="string">
            <text:p>1.5 / 22.5</text:p>
          </table:table-cell>
          <table:table-cell table:formula="of:=COM.MICROSOFT.CONCAT([.S$4]*(1+[.$G35]/100);&quot; / &quot;;[.S$5]*(1+[.$G35]/100))" office:value-type="string" office:string-value="3 / 22.5" calcext:value-type="string">
            <text:p>3 / 22.5</text:p>
          </table:table-cell>
          <table:table-cell table:formula="of:=COM.MICROSOFT.CONCAT([.T$4]*(1+[.$G35]/100);&quot; / &quot;;[.T$5]*(1+[.$G35]/100))" office:value-type="string" office:string-value="3 / 26.25" calcext:value-type="string">
            <text:p>3 / 26.25</text:p>
          </table:table-cell>
          <table:table-cell table:formula="of:=COM.MICROSOFT.CONCAT([.U$4]*(1+[.$G35]/100);&quot; / &quot;;[.U$5]*(1+[.$G35]/100))" office:value-type="string" office:string-value="3 / 26.25" calcext:value-type="string">
            <text:p>3 / 26.25</text:p>
          </table:table-cell>
          <table:table-cell table:formula="of:=COM.MICROSOFT.CONCAT([.V$4]*(1+[.$G35]/100);&quot; / &quot;;[.V$5]*(1+[.$G35]/100))" office:value-type="string" office:string-value="4.5 / 30" calcext:value-type="string">
            <text:p>4.5 / 30</text:p>
          </table:table-cell>
          <table:table-cell table:formula="of:=COM.MICROSOFT.CONCAT([.W$4]*(1+[.$G35]/100);&quot; / &quot;;[.W$5]*(1+[.$G35]/100))" office:value-type="string" office:string-value="4.5 / 33.75" calcext:value-type="string">
            <text:p>4.5 / 33.75</text:p>
          </table:table-cell>
          <table:table-cell table:formula="of:=COM.MICROSOFT.CONCAT([.X$4]*(1+[.$G35]/100);&quot; / &quot;;[.X$5]*(1+[.$G35]/100))" office:value-type="string" office:string-value="6 / 33.75" calcext:value-type="string">
            <text:p>6 / 33.75</text:p>
          </table:table-cell>
          <table:table-cell table:formula="of:=COM.MICROSOFT.CONCAT([.Y$4]*(1+[.$G35]/100);&quot; / &quot;;[.Y$5]*(1+[.$G35]/100))" office:value-type="string" office:string-value="7.5 / 37.5" calcext:value-type="string">
            <text:p>7.5 / 37.5</text:p>
          </table:table-cell>
          <table:table-cell table:formula="of:=COM.MICROSOFT.CONCAT([.Z$4]*(1+[.$G35]/100);&quot; / &quot;;[.Z$5]*(1+[.$G35]/100))" office:value-type="string" office:string-value="9 / 37.5" calcext:value-type="string">
            <text:p>9 / 37.5</text:p>
          </table:table-cell>
          <table:table-cell table:formula="of:=COM.MICROSOFT.CONCAT([.AA$4]*(1+[.$G35]/100);&quot; / &quot;;[.AA$5]*(1+[.$G35]/100))" office:value-type="string" office:string-value="10.5 / 48.75" calcext:value-type="string">
            <text:p>10.5 / 48.75</text:p>
          </table:table-cell>
          <table:table-cell table:formula="of:=COM.MICROSOFT.CONCAT([.AB$4]*(1+[.$G35]/100);&quot; / &quot;;[.AB$5]*(1+[.$G35]/100))" office:value-type="string" office:string-value="10.5 / 52.5" calcext:value-type="string">
            <text:p>10.5 / 52.5</text:p>
          </table:table-cell>
          <table:table-cell table:formula="of:=COM.MICROSOFT.CONCAT([.AC$4]*(1+[.$G35]/100);&quot; / &quot;;[.AC$5]*(1+[.$G35]/100))" office:value-type="string" office:string-value="15 / 52.5" calcext:value-type="string">
            <text:p>15 / 52.5</text:p>
          </table:table-cell>
        </table:table-row>
        <table:table-row table:style-name="ro1">
          <table:table-cell office:value-type="string" calcext:value-type="string">
            <text:p>Rocket AP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6]/100);&quot; / &quot;;[.M$5]*(1+[.$G36]/100))" office:value-type="string" office:string-value="0 / 0" calcext:value-type="string">
            <text:p>0 / 0</text:p>
          </table:table-cell>
          <table:table-cell table:formula="of:=COM.MICROSOFT.CONCAT([.N$4]*(1+[.$G36]/100);&quot; / &quot;;[.N$5]*(1+[.$G36]/100))" office:value-type="string" office:string-value="0 / 5" calcext:value-type="string">
            <text:p>0 / 5</text:p>
          </table:table-cell>
          <table:table-cell table:formula="of:=COM.MICROSOFT.CONCAT([.O$4]*(1+[.$G36]/100);&quot; / &quot;;[.O$5]*(1+[.$G36]/100))" office:value-type="string" office:string-value="0 / 10" calcext:value-type="string">
            <text:p>0 / 10</text:p>
          </table:table-cell>
          <table:table-cell table:formula="of:=COM.MICROSOFT.CONCAT([.P$4]*(1+[.$G36]/100);&quot; / &quot;;[.P$5]*(1+[.$G36]/100))" office:value-type="string" office:string-value="1 / 12.5" calcext:value-type="string">
            <text:p>1 / 12.5</text:p>
          </table:table-cell>
          <table:table-cell table:formula="of:=COM.MICROSOFT.CONCAT([.Q$4]*(1+[.$G36]/100);&quot; / &quot;;[.Q$5]*(1+[.$G36]/100))" office:value-type="string" office:string-value="1 / 15" calcext:value-type="string">
            <text:p>1 / 15</text:p>
          </table:table-cell>
          <table:table-cell table:formula="of:=COM.MICROSOFT.CONCAT([.R$4]*(1+[.$G36]/100);&quot; / &quot;;[.R$5]*(1+[.$G36]/100))" office:value-type="string" office:string-value="1 / 15" calcext:value-type="string">
            <text:p>1 / 15</text:p>
          </table:table-cell>
          <table:table-cell table:formula="of:=COM.MICROSOFT.CONCAT([.S$4]*(1+[.$G36]/100);&quot; / &quot;;[.S$5]*(1+[.$G36]/100))" office:value-type="string" office:string-value="2 / 15" calcext:value-type="string">
            <text:p>2 / 15</text:p>
          </table:table-cell>
          <table:table-cell table:formula="of:=COM.MICROSOFT.CONCAT([.T$4]*(1+[.$G36]/100);&quot; / &quot;;[.T$5]*(1+[.$G36]/100))" office:value-type="string" office:string-value="2 / 17.5" calcext:value-type="string">
            <text:p>2 / 17.5</text:p>
          </table:table-cell>
          <table:table-cell table:formula="of:=COM.MICROSOFT.CONCAT([.U$4]*(1+[.$G36]/100);&quot; / &quot;;[.U$5]*(1+[.$G36]/100))" office:value-type="string" office:string-value="2 / 17.5" calcext:value-type="string">
            <text:p>2 / 17.5</text:p>
          </table:table-cell>
          <table:table-cell table:formula="of:=COM.MICROSOFT.CONCAT([.V$4]*(1+[.$G36]/100);&quot; / &quot;;[.V$5]*(1+[.$G36]/100))" office:value-type="string" office:string-value="3 / 20" calcext:value-type="string">
            <text:p>3 / 20</text:p>
          </table:table-cell>
          <table:table-cell table:formula="of:=COM.MICROSOFT.CONCAT([.W$4]*(1+[.$G36]/100);&quot; / &quot;;[.W$5]*(1+[.$G36]/100))" office:value-type="string" office:string-value="3 / 22.5" calcext:value-type="string">
            <text:p>3 / 22.5</text:p>
          </table:table-cell>
          <table:table-cell table:formula="of:=COM.MICROSOFT.CONCAT([.X$4]*(1+[.$G36]/100);&quot; / &quot;;[.X$5]*(1+[.$G36]/100))" office:value-type="string" office:string-value="4 / 22.5" calcext:value-type="string">
            <text:p>4 / 22.5</text:p>
          </table:table-cell>
          <table:table-cell table:formula="of:=COM.MICROSOFT.CONCAT([.Y$4]*(1+[.$G36]/100);&quot; / &quot;;[.Y$5]*(1+[.$G36]/100))" office:value-type="string" office:string-value="5 / 25" calcext:value-type="string">
            <text:p>5 / 25</text:p>
          </table:table-cell>
          <table:table-cell table:formula="of:=COM.MICROSOFT.CONCAT([.Z$4]*(1+[.$G36]/100);&quot; / &quot;;[.Z$5]*(1+[.$G36]/100))" office:value-type="string" office:string-value="6 / 25" calcext:value-type="string">
            <text:p>6 / 25</text:p>
          </table:table-cell>
          <table:table-cell table:formula="of:=COM.MICROSOFT.CONCAT([.AA$4]*(1+[.$G36]/100);&quot; / &quot;;[.AA$5]*(1+[.$G36]/100))" office:value-type="string" office:string-value="7 / 32.5" calcext:value-type="string">
            <text:p>7 / 32.5</text:p>
          </table:table-cell>
          <table:table-cell table:formula="of:=COM.MICROSOFT.CONCAT([.AB$4]*(1+[.$G36]/100);&quot; / &quot;;[.AB$5]*(1+[.$G36]/100))" office:value-type="string" office:string-value="7 / 35" calcext:value-type="string">
            <text:p>7 / 35</text:p>
          </table:table-cell>
          <table:table-cell table:formula="of:=COM.MICROSOFT.CONCAT([.AC$4]*(1+[.$G36]/100);&quot; / &quot;;[.AC$5]*(1+[.$G36]/100))" office:value-type="string" office:string-value="10 / 35" calcext:value-type="string">
            <text:p>10 / 35</text:p>
          </table:table-cell>
        </table:table-row>
        <table:table-row table:style-name="ro1">
          <table:table-cell office:value-type="string" calcext:value-type="string">
            <text:p>Small Energy Cell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Energy Cel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7]/100);&quot; / &quot;;[.M$5]*(1+[.$G37]/100))" office:value-type="string" office:string-value="0 / 0" calcext:value-type="string">
            <text:p>0 / 0</text:p>
          </table:table-cell>
          <table:table-cell table:formula="of:=COM.MICROSOFT.CONCAT([.N$4]*(1+[.$G37]/100);&quot; / &quot;;[.N$5]*(1+[.$G37]/100))" office:value-type="string" office:string-value="0 / 10" calcext:value-type="string">
            <text:p>0 / 10</text:p>
          </table:table-cell>
          <table:table-cell table:formula="of:=COM.MICROSOFT.CONCAT([.O$4]*(1+[.$G37]/100);&quot; / &quot;;[.O$5]*(1+[.$G37]/100))" office:value-type="string" office:string-value="0 / 20" calcext:value-type="string">
            <text:p>0 / 20</text:p>
          </table:table-cell>
          <table:table-cell table:formula="of:=COM.MICROSOFT.CONCAT([.P$4]*(1+[.$G37]/100);&quot; / &quot;;[.P$5]*(1+[.$G37]/100))" office:value-type="string" office:string-value="2 / 25" calcext:value-type="string">
            <text:p>2 / 25</text:p>
          </table:table-cell>
          <table:table-cell table:formula="of:=COM.MICROSOFT.CONCAT([.Q$4]*(1+[.$G37]/100);&quot; / &quot;;[.Q$5]*(1+[.$G37]/100))" office:value-type="string" office:string-value="2 / 30" calcext:value-type="string">
            <text:p>2 / 30</text:p>
          </table:table-cell>
          <table:table-cell table:formula="of:=COM.MICROSOFT.CONCAT([.R$4]*(1+[.$G37]/100);&quot; / &quot;;[.R$5]*(1+[.$G37]/100))" office:value-type="string" office:string-value="2 / 30" calcext:value-type="string">
            <text:p>2 / 30</text:p>
          </table:table-cell>
          <table:table-cell table:formula="of:=COM.MICROSOFT.CONCAT([.S$4]*(1+[.$G37]/100);&quot; / &quot;;[.S$5]*(1+[.$G37]/100))" office:value-type="string" office:string-value="4 / 30" calcext:value-type="string">
            <text:p>4 / 30</text:p>
          </table:table-cell>
          <table:table-cell table:formula="of:=COM.MICROSOFT.CONCAT([.T$4]*(1+[.$G37]/100);&quot; / &quot;;[.T$5]*(1+[.$G37]/100))" office:value-type="string" office:string-value="4 / 35" calcext:value-type="string">
            <text:p>4 / 35</text:p>
          </table:table-cell>
          <table:table-cell table:formula="of:=COM.MICROSOFT.CONCAT([.U$4]*(1+[.$G37]/100);&quot; / &quot;;[.U$5]*(1+[.$G37]/100))" office:value-type="string" office:string-value="4 / 35" calcext:value-type="string">
            <text:p>4 / 35</text:p>
          </table:table-cell>
          <table:table-cell table:formula="of:=COM.MICROSOFT.CONCAT([.V$4]*(1+[.$G37]/100);&quot; / &quot;;[.V$5]*(1+[.$G37]/100))" office:value-type="string" office:string-value="6 / 40" calcext:value-type="string">
            <text:p>6 / 40</text:p>
          </table:table-cell>
          <table:table-cell table:formula="of:=COM.MICROSOFT.CONCAT([.W$4]*(1+[.$G37]/100);&quot; / &quot;;[.W$5]*(1+[.$G37]/100))" office:value-type="string" office:string-value="6 / 45" calcext:value-type="string">
            <text:p>6 / 45</text:p>
          </table:table-cell>
          <table:table-cell table:formula="of:=COM.MICROSOFT.CONCAT([.X$4]*(1+[.$G37]/100);&quot; / &quot;;[.X$5]*(1+[.$G37]/100))" office:value-type="string" office:string-value="8 / 45" calcext:value-type="string">
            <text:p>8 / 45</text:p>
          </table:table-cell>
          <table:table-cell table:formula="of:=COM.MICROSOFT.CONCAT([.Y$4]*(1+[.$G37]/100);&quot; / &quot;;[.Y$5]*(1+[.$G37]/100))" office:value-type="string" office:string-value="10 / 50" calcext:value-type="string">
            <text:p>10 / 50</text:p>
          </table:table-cell>
          <table:table-cell table:formula="of:=COM.MICROSOFT.CONCAT([.Z$4]*(1+[.$G37]/100);&quot; / &quot;;[.Z$5]*(1+[.$G37]/100))" office:value-type="string" office:string-value="12 / 50" calcext:value-type="string">
            <text:p>12 / 50</text:p>
          </table:table-cell>
          <table:table-cell table:formula="of:=COM.MICROSOFT.CONCAT([.AA$4]*(1+[.$G37]/100);&quot; / &quot;;[.AA$5]*(1+[.$G37]/100))" office:value-type="string" office:string-value="14 / 65" calcext:value-type="string">
            <text:p>14 / 65</text:p>
          </table:table-cell>
          <table:table-cell table:formula="of:=COM.MICROSOFT.CONCAT([.AB$4]*(1+[.$G37]/100);&quot; / &quot;;[.AB$5]*(1+[.$G37]/100))" office:value-type="string" office:string-value="14 / 70" calcext:value-type="string">
            <text:p>14 / 70</text:p>
          </table:table-cell>
          <table:table-cell table:formula="of:=COM.MICROSOFT.CONCAT([.AC$4]*(1+[.$G37]/100);&quot; / &quot;;[.AC$5]*(1+[.$G37]/100))" office:value-type="string" office:string-value="20 / 70" calcext:value-type="string">
            <text:p>20 / 70</text:p>
          </table:table-cell>
        </table:table-row>
      </table:table>
      <table:table table:name="EcCo Armor" table:style-name="ta1">
        <table:table-column table:style-name="co30" table:default-cell-style-name="Default"/>
        <table:table-column table:style-name="co1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rmor Class</text:p>
          </table:table-cell>
          <table:table-cell office:value-type="string" calcext:value-type="string">
            <text:p>Norm DT</text:p>
          </table:table-cell>
          <table:table-cell office:value-type="string" calcext:value-type="string">
            <text:p>Norm DR</text:p>
          </table:table-cell>
          <table:table-cell office:value-type="string" calcext:value-type="string">
            <text:p>Lasr DT</text:p>
          </table:table-cell>
          <table:table-cell office:value-type="string" calcext:value-type="string">
            <text:p>Lasr DR</text:p>
          </table:table-cell>
          <table:table-cell office:value-type="string" calcext:value-type="string">
            <text:p>Fire DT</text:p>
          </table:table-cell>
          <table:table-cell office:value-type="string" calcext:value-type="string">
            <text:p>Fire DR</text:p>
          </table:table-cell>
          <table:table-cell office:value-type="string" calcext:value-type="string">
            <text:p>Plas DT</text:p>
          </table:table-cell>
          <table:table-cell office:value-type="string" calcext:value-type="string">
            <text:p>Plas DR</text:p>
          </table:table-cell>
          <table:table-cell office:value-type="string" calcext:value-type="string">
            <text:p>Elec DT</text:p>
          </table:table-cell>
          <table:table-cell office:value-type="string" calcext:value-type="string">
            <text:p>Elec DR</text:p>
          </table:table-cell>
          <table:table-cell office:value-type="string" calcext:value-type="string">
            <text:p>Expl DT</text:p>
          </table:table-cell>
          <table:table-cell office:value-type="string" calcext:value-type="string">
            <text:p>Expl DR</text:p>
          </table:table-cell>
          <table:table-cell office:value-type="string" calcext:value-type="string">
            <text:p>EMP DT</text:p>
          </table:table-cell>
          <table:table-cell office:value-type="string" calcext:value-type="string">
            <text:p>EMP DR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Jacket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Armor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 Lth. Jack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MkII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Armor</text:p>
          </table:table-cell>
          <table:table-cell office:value-type="float" office:value="1100" calcext:value-type="float">
            <text:p>1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esla Armor</text:p>
          </table:table-cell>
          <table:table-cell office:value-type="float" office:value="6500" calcext:value-type="float">
            <text:p>65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MkII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Armor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MkII</text:p>
          </table:table-cell>
          <table:table-cell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rotherhood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ower Armor</text:p>
          </table:table-cell>
          <table:table-cell office:value-type="float" office:value="12500" calcext:value-type="float">
            <text:p>1250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rd. Power</text:p>
          </table:table-cell>
          <table:table-cell office:value-type="float" office:value="15000" calcext:value-type="float">
            <text:p>1500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v. Power</text:p>
          </table:table-cell>
          <table:table-cell office:value-type="float" office:value="20000" calcext:value-type="float">
            <text:p>200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v. Power MKII</text:p>
          </table:table-cell>
          <table:table-cell office:value-type="float" office:value="25000" calcext:value-type="float">
            <text:p>250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ank Horriga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 table:number-rows-repeated="9">
          <table:table-cell table:number-columns-repeated="18"/>
        </table:table-row>
        <table:table-row table:style-name="ro1">
          <table:table-cell/>
          <table:table-cell table:formula="of:=OFFSET([$'EcCo Armor'.A2];0;0)" office:value-type="string" office:string-value="None" calcext:value-type="string">
            <text:p>None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3" table:target-range-address="'EcCo ammo'.A5:'EcCo ammo'.J37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EcCo Armor'.A1:'EcCo Armor'.R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0P0" style:volatile="true">
      <number:text>$</number:text>
      <number:number number:decimal-places="0" number:min-decimal-places="0" number:min-integer-digits="1" number:grouping="true"/>
    </number:number-style>
    <number:number-style style:name="N130">
      <number:text>-$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</number:number-style>
    <number:number-style style:name="N133">
      <number:text>-$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4P0" style:volatile="true">
      <number:text>$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2:28:33.988000000</meta:creation-date>
    <meta:generator>LibreOffice/7.5.0.3$Windows_X86_64 LibreOffice_project/c21113d003cd3efa8c53188764377a8272d9d6de</meta:generator>
    <dc:date>2023-05-17T00:49:33.415000000</dc:date>
    <meta:editing-duration>PT5H51M38S</meta:editing-duration>
    <meta:editing-cycles>45</meta:editing-cycles>
    <meta:document-statistic meta:table-count="5" meta:cell-count="13808" meta:object-count="0"/>
  </office:meta>
</office:document-meta>
</file>

<file path=Basic/Standard/YAAM.xml><?xml version="1.0" encoding="utf-8"?>
<!DOCTYPE module  PUBLIC '-//OpenOffice.org//DTD OfficeDocument 1.0//EN'  'module.dtd'>
<script:module xmlns:script="http://openoffice.org/2000/script" script:name="YAAM" script:language="StarBasic">REM  *****  BASIC  *****

FUNCTION TESTWTF(itemDmg, ammoMult, ammoDiv, ammoDT, armorDT, armorDR)
    TESTWTF = itemDmg
END FUNCTION

FUNCTION DamageYAAM(itemDmg, ammoMult, ammoDiv, ammoDT, armorDT, armorDR)
    DamageYAAM = 0

    calcDT = armorDT - ammoDT
    _calcDT = calcDT

    IF calcDT &gt;= 0 THEN
        _calcDT = 0
    ELSE
        _calcDT = _calcDT * 10
        calcDT = 0
    END IF

    calcDR = armorDR + _calcDT
    IF calcDR &lt; 0 THEN
        calcDR = 0
    ELSEIF calcDR &gt;= 100 THEN
        EXIT FUNCTION
    END IF

    rawDamage = itemDmg

    rawDamage = rawDamage - calcDT
    IF rawDamage &lt; 0 THEN
        EXIT FUNCTION
    END IF

    IF ammoDiv &lt;&gt; 0 THEN
        rawDamage = rawDamage / ammoDiv
    END IF

    resistedDamage = calcDR * rawDamage
    resistedDamage = INT(resistedDamage / 100)

    rawDamage = rawDamage - resistedDamage

    IF rawDamage &gt; 0 THEN
        DamageYAAM = rawDamage
    END IF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YAA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